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Utopia1" svg:font-family="Utopia"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stroke-linejoin="round" svg:stroke-linecap="round" draw:fill="none"/>
    </style:style>
    <style:style style:name="gr2" style:family="graphic" style:parent-style-name="standard">
      <style:graphic-properties draw:stroke="none" draw:fill-color="#000000" draw:textarea-horizontal-align="justify" draw:textarea-vertical-align="middle" draw:auto-grow-height="false" fo:min-height="1.527cm" fo:min-width="1.526cm"/>
    </style:style>
    <style:style style:name="gr3" style:family="graphic" style:parent-style-name="standard">
      <style:graphic-properties draw:stroke="none" draw:fill-color="#000000" draw:textarea-horizontal-align="justify" draw:textarea-vertical-align="middle" draw:auto-grow-height="false" fo:min-height="1.526cm" fo:min-width="1.525cm"/>
    </style:style>
    <style:style style:name="gr4" style:family="graphic" style:parent-style-name="standard">
      <style:graphic-properties draw:stroke="none" draw:fill-color="#000000" draw:textarea-horizontal-align="justify" draw:textarea-vertical-align="middle" draw:auto-grow-height="false" fo:min-height="1.527cm" fo:min-width="1.525cm"/>
    </style:style>
    <style:style style:name="gr5" style:family="graphic" style:parent-style-name="measure">
      <style:graphic-properties svg:stroke-width="0.152cm" draw:marker-start-width="0.427cm" draw:marker-end-width="0.427cm" draw:textarea-horizontal-align="center" draw:textarea-vertical-align="middle"/>
    </style:style>
    <style:style style:name="gr6" style:family="graphic" style:parent-style-name="measure">
      <style:graphic-properties svg:stroke-width="0.102cm" draw:marker-start-width="0.352cm" draw:marker-end-width="0.352cm" draw:textarea-horizontal-align="center" draw:textarea-vertical-align="middle"/>
    </style:style>
    <style:style style:name="gr7" style:family="graphic" style:parent-style-name="measure">
      <style:graphic-properties draw:stroke="none" draw:fill="none" draw:fill-color="#ffffff" fo:min-height="2.414cm"/>
    </style:style>
    <style:style style:name="gr8" style:family="graphic" style:parent-style-name="measure">
      <style:graphic-properties draw:stroke="none" draw:fill="none" draw:fill-color="#ffffff" fo:min-height="4.827cm"/>
    </style:style>
    <style:style style:name="gr9" style:family="graphic" style:parent-style-name="standard">
      <style:graphic-properties draw:stroke="none" draw:fill-color="#0000cc" draw:textarea-horizontal-align="justify" draw:textarea-vertical-align="middle" draw:auto-grow-height="false" fo:min-height="0.55cm" fo:min-width="0.826cm"/>
    </style:style>
    <style:style style:name="gr10" style:family="graphic" style:parent-style-name="standard">
      <style:graphic-properties draw:stroke="none" draw:fill-color="#000000" draw:textarea-horizontal-align="justify" draw:textarea-vertical-align="middle" draw:auto-grow-height="false" fo:min-height="1.01cm" fo:min-width="1.009cm"/>
    </style:style>
    <style:style style:name="gr11" style:family="graphic" style:parent-style-name="standard">
      <style:graphic-properties draw:stroke="none" draw:fill-color="#0000cc" draw:textarea-horizontal-align="justify" draw:textarea-vertical-align="middle" draw:auto-grow-height="false" fo:min-height="0.405cm" fo:min-width="0.608cm"/>
    </style:style>
    <style:style style:name="gr12" style:family="graphic" style:parent-style-name="standard">
      <style:graphic-properties svg:stroke-width="0.102cm" svg:stroke-color="#000000" draw:marker-start-width="0.352cm" draw:marker-end-width="0.352cm" draw:fill="none" draw:textarea-horizontal-align="justify" draw:textarea-vertical-align="middle" draw:auto-grow-height="false" fo:min-height="7.012cm" fo:min-width="12.092cm"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1.614cm" fo:min-width="8.077cm"/>
    </style:style>
    <style:style style:name="gr14" style:family="graphic" style:parent-style-name="standard">
      <style:graphic-properties draw:stroke="none" svg:stroke-color="#000000" draw:fill="none" draw:fill-color="#ffffff" draw:textarea-horizontal-align="left" draw:auto-grow-height="true" draw:auto-grow-width="true" fo:min-height="1.825cm" fo:min-width="8.134cm"/>
    </style:style>
    <style:style style:name="gr15" style:family="graphic" style:parent-style-name="standard">
      <style:graphic-properties draw:stroke="none" draw:fill-color="#ff3333" draw:opacity="70%" draw:textarea-horizontal-align="justify" draw:textarea-vertical-align="middle" draw:auto-grow-height="false" fo:min-height="1.35cm" fo:min-width="1.651cm" draw:shadow-opacity="70%"/>
    </style:style>
    <style:style style:name="gr16" style:family="graphic" style:parent-style-name="standard">
      <style:graphic-properties draw:stroke="none" draw:fill-color="#ff3333" draw:opacity="70%" draw:textarea-horizontal-align="justify" draw:textarea-vertical-align="middle" draw:auto-grow-height="false" fo:min-height="2.4cm" fo:min-width="2.163cm" draw:shadow-opacity="70%"/>
    </style:style>
    <style:style style:name="gr17" style:family="graphic" style:parent-style-name="standard">
      <style:graphic-properties draw:stroke="none" draw:fill-color="#ff3333" draw:opacity="70%" draw:textarea-horizontal-align="justify" draw:textarea-vertical-align="middle" draw:auto-grow-height="false" fo:min-height="2.413cm" fo:min-width="1.778cm" draw:shadow-opacity="70%"/>
    </style:style>
    <style:style style:name="gr18" style:family="graphic" style:parent-style-name="standard">
      <style:graphic-properties draw:stroke="none" draw:fill-color="#ff3333" draw:opacity="70%" draw:textarea-horizontal-align="justify" draw:textarea-vertical-align="middle" draw:auto-grow-height="false" fo:min-height="0.683cm" fo:min-width="4.699cm" draw:shadow-opacity="70%"/>
    </style:style>
    <style:style style:name="gr19" style:family="graphic" style:parent-style-name="standard">
      <style:graphic-properties draw:stroke="none" draw:fill-color="#ff3333" draw:opacity="70%" draw:textarea-horizontal-align="justify" draw:textarea-vertical-align="middle" draw:auto-grow-height="false" fo:min-height="4.788cm" fo:min-width="2.34cm" draw:shadow-opacity="70%"/>
    </style:style>
    <style:style style:name="gr20" style:family="graphic" style:parent-style-name="standard">
      <style:graphic-properties draw:stroke="none" draw:fill-color="#ff3333" draw:opacity="70%" draw:textarea-horizontal-align="justify" draw:textarea-vertical-align="middle" draw:auto-grow-height="false" fo:min-height="0.683cm" fo:min-width="1.524cm" draw:shadow-opacity="70%"/>
    </style:style>
    <style:style style:name="gr21" style:family="graphic" style:parent-style-name="standard">
      <style:graphic-properties draw:stroke="none" draw:fill-color="#ff3333" draw:opacity="70%" draw:textarea-horizontal-align="justify" draw:textarea-vertical-align="middle" draw:auto-grow-height="false" fo:min-height="3.675cm" fo:min-width="2.032cm" draw:shadow-opacity="70%"/>
    </style:style>
    <style:style style:name="gr22" style:family="graphic" style:parent-style-name="standard">
      <style:graphic-properties draw:stroke="none" draw:fill-color="#000000" draw:textarea-horizontal-align="justify" draw:textarea-vertical-align="middle" draw:auto-grow-height="false" fo:min-height="1.527cm" fo:min-width="1.527cm"/>
    </style:style>
    <style:style style:name="gr23" style:family="graphic" style:parent-style-name="standard">
      <style:graphic-properties draw:stroke="none" draw:fill-color="#000000" draw:textarea-horizontal-align="justify" draw:textarea-vertical-align="middle" draw:auto-grow-height="false" fo:min-height="1.528cm" fo:min-width="1.525cm"/>
    </style:style>
    <style:style style:name="P1" style:family="paragraph">
      <loext:graphic-properties draw:fill="none"/>
      <style:text-properties fo:color="#ffffff" style:font-name="Utopia1" fo:font-size="28pt" fo:font-style="normal" fo:font-weight="bold"/>
    </style:style>
    <style:style style:name="P2" style:family="paragraph">
      <loext:graphic-properties draw:fill="none"/>
    </style:style>
    <style:style style:name="P3" style:family="paragraph">
      <style:paragraph-properties fo:text-align="center"/>
    </style:style>
    <style:style style:name="P4" style:family="paragraph">
      <loext:graphic-properties draw:fill-color="#000000"/>
      <style:paragraph-properties fo:text-align="center"/>
      <style:text-properties fo:color="#ffffff" style:font-name="Utopia1" fo:font-size="48pt" fo:font-style="normal" fo:font-weight="bold" style:font-size-asian="28pt" style:font-weight-asian="bold" style:font-size-complex="28pt" style:font-weight-complex="bold"/>
    </style:style>
    <style:style style:name="P5" style:family="paragraph">
      <loext:graphic-properties draw:fill-color="#000000"/>
      <style:paragraph-properties fo:text-align="center"/>
      <style:text-properties fo:color="#ffffff" style:font-name="Utopia1" fo:font-size="48pt" fo:font-style="normal" fo:font-weight="bold"/>
    </style:style>
    <style:style style:name="P6" style:family="paragraph">
      <loext:graphic-properties draw:fill-color="#000000"/>
      <style:paragraph-properties fo:text-align="center"/>
      <style:text-properties fo:color="#ffffff" style:font-name="Utopia1" fo:font-size="48pt" fo:font-style="normal" fo:font-weight="bold" style:font-size-asian="24pt" style:font-size-complex="24pt"/>
    </style:style>
    <style:style style:name="P7" style:family="paragraph">
      <style:paragraph-properties fo:text-align="center"/>
      <style:text-properties style:font-name="Utopia" fo:font-size="40pt" fo:font-weight="normal" style:font-size-asian="40pt" style:font-weight-asian="normal" style:font-size-complex="40pt" style:font-weight-complex="normal"/>
    </style:style>
    <style:style style:name="P8" style:family="paragraph">
      <style:paragraph-properties fo:text-align="center"/>
      <style:text-properties style:font-name="Utopia" fo:font-size="32pt" fo:font-weight="bold" style:font-size-asian="32pt" style:font-weight-asian="bold" style:font-size-complex="32pt" style:font-weight-complex="bold"/>
    </style:style>
    <style:style style:name="P9" style:family="paragraph">
      <loext:graphic-properties draw:fill="none" draw:fill-color="#ffffff"/>
      <style:paragraph-properties fo:text-align="center"/>
      <style:text-properties style:font-name="Utopia" fo:font-size="40pt" fo:font-weight="normal" style:font-size-asian="40pt" style:font-weight-asian="normal" style:font-size-complex="40pt" style:font-weight-complex="normal"/>
    </style:style>
    <style:style style:name="P10" style:family="paragraph">
      <style:paragraph-properties fo:text-align="center"/>
      <style:text-properties style:font-name="Utopia" fo:font-size="36pt" fo:font-weight="bold" style:font-size-asian="36pt" style:font-weight-asian="bold" style:font-size-complex="36pt" style:font-weight-complex="bold"/>
    </style:style>
    <style:style style:name="P11" style:family="paragraph">
      <loext:graphic-properties draw:fill-color="#0000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Utopia" fo:font-size="40pt" fo:font-weight="normal" style:font-size-asian="40pt" style:font-weight-asian="normal" style:font-size-complex="40pt" style:font-weight-complex="normal"/>
    </style:style>
    <style:style style:name="P14" style:family="paragraph">
      <loext:graphic-properties draw:fill-color="#ff3333" draw:opacity="70%"/>
      <style:paragraph-properties fo:text-align="center"/>
    </style:style>
    <style:style style:name="T1" style:family="text">
      <style:text-properties fo:color="#ffffff" style:font-name="Utopia1" fo:font-size="48pt" fo:font-style="normal" fo:font-weight="bold" style:font-size-asian="28pt" style:font-weight-asian="bold" style:font-size-complex="28pt" style:font-weight-complex="bold"/>
    </style:style>
    <style:style style:name="T2" style:family="text">
      <style:text-properties fo:color="#ffffff" style:font-name="Utopia1" fo:font-size="48pt" fo:font-style="normal" fo:font-weight="bold"/>
    </style:style>
    <style:style style:name="T3" style:family="text">
      <style:text-properties fo:color="#ffffff" style:font-name="Utopia1" fo:font-size="48pt" fo:font-style="normal" fo:font-weight="bold" style:font-size-asian="24pt" style:font-size-complex="24pt"/>
    </style:style>
    <style:style style:name="T4" style:family="text">
      <style:text-properties style:font-name="Utopia"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1.134cm" svg:y1="7.962cm" svg:x2="20.624cm" svg:y2="7.962cm">
          <text:p/>
        </draw:line>
        <draw:line draw:style-name="gr1" draw:text-style-name="P1" draw:layer="layout" svg:x1="9.214cm" svg:y1="6.24cm" svg:x2="10.827cm" svg:y2="6.24cm">
          <text:p/>
        </draw:line>
        <draw:line draw:style-name="gr1" draw:text-style-name="P1" draw:layer="layout" svg:x1="10.827cm" svg:y1="6.188cm" svg:x2="9.214cm" svg:y2="6.188cm">
          <text:p/>
        </draw:line>
        <draw:line draw:style-name="gr1" draw:text-style-name="P1" draw:layer="layout" svg:x1="10.004cm" svg:y1="5.028cm" svg:x2="9.472cm" svg:y2="5.028cm">
          <text:p/>
        </draw:line>
        <draw:line draw:style-name="gr1" draw:text-style-name="P1" draw:layer="layout" svg:x1="10.004cm" svg:y1="5.011cm" svg:x2="9.472cm" svg:y2="5.011cm">
          <text:p/>
        </draw:line>
        <draw:line draw:style-name="gr1" draw:text-style-name="P1" draw:layer="layout" svg:x1="10.104cm" svg:y1="5.552cm" svg:x2="10.086cm" svg:y2="5.552cm">
          <text:p/>
        </draw:line>
        <draw:line draw:style-name="gr1" draw:text-style-name="P1" draw:layer="layout" svg:x1="14.961cm" svg:y1="5.915cm" svg:x2="14.961cm" svg:y2="5.916cm">
          <text:p/>
        </draw:line>
        <draw:line draw:style-name="gr1" draw:text-style-name="P1" draw:layer="layout" svg:x1="10.958cm" svg:y1="5.916cm" svg:x2="10.958cm" svg:y2="5.915cm">
          <text:p/>
        </draw:line>
        <draw:line draw:style-name="gr1" draw:text-style-name="P1" draw:layer="layout" svg:x1="11.306cm" svg:y1="5.915cm" svg:x2="11.306cm" svg:y2="5.916cm">
          <text:p/>
        </draw:line>
        <draw:line draw:style-name="gr1" draw:text-style-name="P1" draw:layer="layout" svg:x1="11.436cm" svg:y1="5.916cm" svg:x2="11.436cm" svg:y2="5.915cm">
          <text:p/>
        </draw:line>
        <draw:line draw:style-name="gr1" draw:text-style-name="P1" draw:layer="layout" svg:x1="14.612cm" svg:y1="5.916cm" svg:x2="14.612cm" svg:y2="5.915cm">
          <text:p/>
        </draw:line>
        <draw:line draw:style-name="gr1" draw:text-style-name="P1" draw:layer="layout" svg:x1="14.5cm" svg:y1="5.915cm" svg:x2="14.5cm" svg:y2="5.916cm">
          <text:p/>
        </draw:line>
        <draw:line draw:style-name="gr1" draw:text-style-name="P1" draw:layer="layout" svg:x1="14.151cm" svg:y1="5.916cm" svg:x2="14.151cm" svg:y2="5.915cm">
          <text:p/>
        </draw:line>
        <draw:line draw:style-name="gr1" draw:text-style-name="P1" draw:layer="layout" svg:x1="11.785cm" svg:y1="5.915cm" svg:x2="11.785cm" svg:y2="5.916cm">
          <text:p/>
        </draw:line>
        <draw:line draw:style-name="gr1" draw:text-style-name="P1" draw:layer="layout" svg:x1="14.961cm" svg:y1="5.916cm" svg:x2="14.961cm" svg:y2="5.92cm">
          <text:p/>
        </draw:line>
        <draw:line draw:style-name="gr1" draw:text-style-name="P1" draw:layer="layout" svg:x1="10.958cm" svg:y1="5.92cm" svg:x2="10.958cm" svg:y2="5.916cm">
          <text:p/>
        </draw:line>
        <draw:line draw:style-name="gr1" draw:text-style-name="P1" draw:layer="layout" svg:x1="11.306cm" svg:y1="5.916cm" svg:x2="11.306cm" svg:y2="5.92cm">
          <text:p/>
        </draw:line>
        <draw:line draw:style-name="gr1" draw:text-style-name="P1" draw:layer="layout" svg:x1="11.436cm" svg:y1="5.92cm" svg:x2="11.436cm" svg:y2="5.916cm">
          <text:p/>
        </draw:line>
        <draw:line draw:style-name="gr1" draw:text-style-name="P1" draw:layer="layout" svg:x1="14.612cm" svg:y1="5.92cm" svg:x2="14.612cm" svg:y2="5.916cm">
          <text:p/>
        </draw:line>
        <draw:line draw:style-name="gr1" draw:text-style-name="P1" draw:layer="layout" svg:x1="14.5cm" svg:y1="5.916cm" svg:x2="14.5cm" svg:y2="5.92cm">
          <text:p/>
        </draw:line>
        <draw:line draw:style-name="gr1" draw:text-style-name="P1" draw:layer="layout" svg:x1="14.151cm" svg:y1="5.92cm" svg:x2="14.151cm" svg:y2="5.916cm">
          <text:p/>
        </draw:line>
        <draw:line draw:style-name="gr1" draw:text-style-name="P1" draw:layer="layout" svg:x1="11.785cm" svg:y1="5.916cm" svg:x2="11.785cm" svg:y2="5.92cm">
          <text:p/>
        </draw:line>
        <draw:line draw:style-name="gr1" draw:text-style-name="P1" draw:layer="layout" svg:x1="14.53cm" svg:y1="5.915cm" svg:x2="14.5cm" svg:y2="5.915cm">
          <text:p/>
        </draw:line>
        <draw:line draw:style-name="gr1" draw:text-style-name="P1" draw:layer="layout" svg:x1="14.612cm" svg:y1="5.915cm" svg:x2="14.582cm" svg:y2="5.915cm">
          <text:p/>
        </draw:line>
        <draw:line draw:style-name="gr1" draw:text-style-name="P1" draw:layer="layout" svg:x1="12.933cm" svg:y1="5.915cm" svg:x2="11.785cm" svg:y2="5.915cm">
          <text:p/>
        </draw:line>
        <draw:line draw:style-name="gr1" draw:text-style-name="P1" draw:layer="layout" svg:x1="14.151cm" svg:y1="5.915cm" svg:x2="12.985cm" svg:y2="5.915cm">
          <text:p/>
        </draw:line>
        <draw:line draw:style-name="gr1" draw:text-style-name="P1" draw:layer="layout" svg:x1="11.336cm" svg:y1="5.915cm" svg:x2="11.306cm" svg:y2="5.915cm">
          <text:p/>
        </draw:line>
        <draw:line draw:style-name="gr1" draw:text-style-name="P1" draw:layer="layout" svg:x1="11.436cm" svg:y1="5.915cm" svg:x2="11.389cm" svg:y2="5.915cm">
          <text:p/>
        </draw:line>
        <draw:line draw:style-name="gr1" draw:text-style-name="P1" draw:layer="layout" svg:x1="16.241cm" svg:y1="5.915cm" svg:x2="14.961cm" svg:y2="5.915cm">
          <text:p/>
        </draw:line>
        <draw:line draw:style-name="gr1" draw:text-style-name="P1" draw:layer="layout" svg:x1="15.308cm" svg:y1="4.973cm" svg:x2="14.582cm" svg:y2="4.973cm">
          <text:p/>
        </draw:line>
        <draw:line draw:style-name="gr1" draw:text-style-name="P1" draw:layer="layout" svg:x1="10.958cm" svg:y1="5.915cm" svg:x2="10.827cm" svg:y2="5.915cm">
          <text:p/>
        </draw:line>
        <draw:line draw:style-name="gr1" draw:text-style-name="P1" draw:layer="layout" svg:x1="14.961cm" svg:y1="5.962cm" svg:x2="14.961cm" svg:y2="5.966cm">
          <text:p/>
        </draw:line>
        <draw:line draw:style-name="gr1" draw:text-style-name="P1" draw:layer="layout" svg:x1="10.958cm" svg:y1="5.966cm" svg:x2="10.958cm" svg:y2="5.962cm">
          <text:p/>
        </draw:line>
        <draw:line draw:style-name="gr1" draw:text-style-name="P1" draw:layer="layout" svg:x1="11.306cm" svg:y1="5.962cm" svg:x2="11.306cm" svg:y2="5.966cm">
          <text:p/>
        </draw:line>
        <draw:line draw:style-name="gr1" draw:text-style-name="P1" draw:layer="layout" svg:x1="11.436cm" svg:y1="5.966cm" svg:x2="11.436cm" svg:y2="5.962cm">
          <text:p/>
        </draw:line>
        <draw:line draw:style-name="gr1" draw:text-style-name="P1" draw:layer="layout" svg:x1="14.612cm" svg:y1="5.966cm" svg:x2="14.612cm" svg:y2="5.962cm">
          <text:p/>
        </draw:line>
        <draw:line draw:style-name="gr1" draw:text-style-name="P1" draw:layer="layout" svg:x1="14.5cm" svg:y1="5.962cm" svg:x2="14.5cm" svg:y2="5.966cm">
          <text:p/>
        </draw:line>
        <draw:line draw:style-name="gr1" draw:text-style-name="P1" draw:layer="layout" svg:x1="14.151cm" svg:y1="5.966cm" svg:x2="14.151cm" svg:y2="5.962cm">
          <text:p/>
        </draw:line>
        <draw:line draw:style-name="gr1" draw:text-style-name="P1" draw:layer="layout" svg:x1="11.785cm" svg:y1="5.962cm" svg:x2="11.785cm" svg:y2="5.966cm">
          <text:p/>
        </draw:line>
        <draw:line draw:style-name="gr1" draw:text-style-name="P1" draw:layer="layout" svg:x1="14.961cm" svg:y1="5.966cm" svg:x2="14.961cm" svg:y2="5.967cm">
          <text:p/>
        </draw:line>
        <draw:line draw:style-name="gr1" draw:text-style-name="P1" draw:layer="layout" svg:x1="10.958cm" svg:y1="5.967cm" svg:x2="10.958cm" svg:y2="5.966cm">
          <text:p/>
        </draw:line>
        <draw:line draw:style-name="gr1" draw:text-style-name="P1" draw:layer="layout" svg:x1="11.306cm" svg:y1="5.966cm" svg:x2="11.306cm" svg:y2="5.967cm">
          <text:p/>
        </draw:line>
        <draw:line draw:style-name="gr1" draw:text-style-name="P1" draw:layer="layout" svg:x1="11.436cm" svg:y1="5.967cm" svg:x2="11.436cm" svg:y2="5.966cm">
          <text:p/>
        </draw:line>
        <draw:line draw:style-name="gr1" draw:text-style-name="P1" draw:layer="layout" svg:x1="14.612cm" svg:y1="5.967cm" svg:x2="14.612cm" svg:y2="5.966cm">
          <text:p/>
        </draw:line>
        <draw:line draw:style-name="gr1" draw:text-style-name="P1" draw:layer="layout" svg:x1="14.5cm" svg:y1="5.966cm" svg:x2="14.5cm" svg:y2="5.967cm">
          <text:p/>
        </draw:line>
        <draw:line draw:style-name="gr1" draw:text-style-name="P1" draw:layer="layout" svg:x1="14.151cm" svg:y1="5.967cm" svg:x2="14.151cm" svg:y2="5.966cm">
          <text:p/>
        </draw:line>
        <draw:line draw:style-name="gr1" draw:text-style-name="P1" draw:layer="layout" svg:x1="11.785cm" svg:y1="5.966cm" svg:x2="11.785cm" svg:y2="5.967cm">
          <text:p/>
        </draw:line>
        <draw:line draw:style-name="gr1" draw:text-style-name="P1" draw:layer="layout" svg:x1="10.88cm" svg:y1="5.967cm" svg:x2="10.958cm" svg:y2="5.967cm">
          <text:p/>
        </draw:line>
        <draw:line draw:style-name="gr1" draw:text-style-name="P1" draw:layer="layout" svg:x1="11.306cm" svg:y1="5.967cm" svg:x2="11.436cm" svg:y2="5.967cm">
          <text:p/>
        </draw:line>
        <draw:line draw:style-name="gr1" draw:text-style-name="P1" draw:layer="layout" svg:x1="11.785cm" svg:y1="5.967cm" svg:x2="14.151cm" svg:y2="5.967cm">
          <text:p/>
        </draw:line>
        <draw:line draw:style-name="gr1" draw:text-style-name="P1" draw:layer="layout" svg:x1="14.5cm" svg:y1="5.967cm" svg:x2="14.612cm" svg:y2="5.967cm">
          <text:p/>
        </draw:line>
        <draw:line draw:style-name="gr1" draw:text-style-name="P1" draw:layer="layout" svg:x1="14.961cm" svg:y1="5.967cm" svg:x2="16.258cm" svg:y2="5.967cm">
          <text:p/>
        </draw:line>
        <draw:line draw:style-name="gr1" draw:text-style-name="P1" draw:layer="layout" svg:x1="14.961cm" svg:y1="5.92cm" svg:x2="14.961cm" svg:y2="5.962cm">
          <text:p/>
        </draw:line>
        <draw:line draw:style-name="gr1" draw:text-style-name="P1" draw:layer="layout" svg:x1="14.5cm" svg:y1="5.92cm" svg:x2="14.5cm" svg:y2="5.962cm">
          <text:p/>
        </draw:line>
        <draw:line draw:style-name="gr1" draw:text-style-name="P1" draw:layer="layout" svg:x1="14.612cm" svg:y1="5.962cm" svg:x2="14.612cm" svg:y2="5.92cm">
          <text:p/>
        </draw:line>
        <draw:line draw:style-name="gr1" draw:text-style-name="P1" draw:layer="layout" svg:x1="11.785cm" svg:y1="5.92cm" svg:x2="11.785cm" svg:y2="5.962cm">
          <text:p/>
        </draw:line>
        <draw:line draw:style-name="gr1" draw:text-style-name="P1" draw:layer="layout" svg:x1="14.151cm" svg:y1="5.962cm" svg:x2="14.151cm" svg:y2="5.92cm">
          <text:p/>
        </draw:line>
        <draw:line draw:style-name="gr1" draw:text-style-name="P1" draw:layer="layout" svg:x1="11.306cm" svg:y1="5.92cm" svg:x2="11.306cm" svg:y2="5.962cm">
          <text:p/>
        </draw:line>
        <draw:line draw:style-name="gr1" draw:text-style-name="P1" draw:layer="layout" svg:x1="11.436cm" svg:y1="5.962cm" svg:x2="11.436cm" svg:y2="5.92cm">
          <text:p/>
        </draw:line>
        <draw:line draw:style-name="gr1" draw:text-style-name="P1" draw:layer="layout" svg:x1="10.958cm" svg:y1="5.962cm" svg:x2="10.958cm" svg:y2="5.92cm">
          <text:p/>
        </draw:line>
        <draw:line draw:style-name="gr1" draw:text-style-name="P1" draw:layer="layout" svg:x1="9.472cm" svg:y1="7.173cm" svg:x2="9.214cm" svg:y2="7.173cm">
          <text:p/>
        </draw:line>
        <draw:line draw:style-name="gr1" draw:text-style-name="P1" draw:layer="layout" svg:x1="9.214cm" svg:y1="7.205cm" svg:x2="9.44cm" svg:y2="7.205cm">
          <text:p/>
        </draw:line>
        <draw:line draw:style-name="gr1" draw:text-style-name="P1" draw:layer="layout" svg:x1="9.472cm" svg:y1="7.234cm" svg:x2="9.472cm" svg:y2="7.173cm">
          <text:p/>
        </draw:line>
        <draw:line draw:style-name="gr1" draw:text-style-name="P1" draw:layer="layout" svg:x1="9.472cm" svg:y1="7.348cm" svg:x2="9.472cm" svg:y2="7.287cm">
          <text:p/>
        </draw:line>
        <draw:line draw:style-name="gr1" draw:text-style-name="P1" draw:layer="layout" svg:x1="9.44cm" svg:y1="7.205cm" svg:x2="9.44cm" svg:y2="7.316cm">
          <text:p/>
        </draw:line>
        <draw:line draw:style-name="gr1" draw:text-style-name="P1" draw:layer="layout" svg:x1="9.214cm" svg:y1="7.348cm" svg:x2="9.472cm" svg:y2="7.348cm">
          <text:p/>
        </draw:line>
        <draw:line draw:style-name="gr1" draw:text-style-name="P1" draw:layer="layout" svg:x1="9.44cm" svg:y1="7.316cm" svg:x2="9.214cm" svg:y2="7.316cm">
          <text:p/>
        </draw:line>
        <draw:line draw:style-name="gr1" draw:text-style-name="P1" draw:layer="layout" svg:x1="9.472cm" svg:y1="7.287cm" svg:x2="10.704cm" svg:y2="7.287cm">
          <text:p/>
        </draw:line>
        <draw:line draw:style-name="gr1" draw:text-style-name="P1" draw:layer="layout" svg:x1="10.704cm" svg:y1="7.234cm" svg:x2="9.472cm" svg:y2="7.234cm">
          <text:p/>
        </draw:line>
        <draw:line draw:style-name="gr1" draw:text-style-name="P1" draw:layer="layout" svg:x1="9.214cm" svg:y1="8.333cm" svg:x2="10.827cm" svg:y2="8.333cm">
          <text:p/>
        </draw:line>
        <draw:line draw:style-name="gr1" draw:text-style-name="P1" draw:layer="layout" svg:x1="10.827cm" svg:y1="8.281cm" svg:x2="9.214cm" svg:y2="8.281cm">
          <text:p/>
        </draw:line>
        <draw:line draw:style-name="gr1" draw:text-style-name="P1" draw:layer="layout" svg:x1="9.214cm" svg:y1="8.286cm" svg:x2="9.214cm" svg:y2="8.328cm">
          <text:p/>
        </draw:line>
        <draw:line draw:style-name="gr1" draw:text-style-name="P1" draw:layer="layout" svg:x1="9.214cm" svg:y1="9.38cm" svg:x2="10.827cm" svg:y2="9.38cm">
          <text:p/>
        </draw:line>
        <draw:line draw:style-name="gr1" draw:text-style-name="P1" draw:layer="layout" svg:x1="10.827cm" svg:y1="9.327cm" svg:x2="9.214cm" svg:y2="9.327cm">
          <text:p/>
        </draw:line>
        <draw:line draw:style-name="gr1" draw:text-style-name="P1" draw:layer="layout" svg:x1="9.214cm" svg:y1="9.332cm" svg:x2="9.214cm" svg:y2="9.374cm">
          <text:p/>
        </draw:line>
        <draw:line draw:style-name="gr1" draw:text-style-name="P1" draw:layer="layout" svg:x1="9.214cm" svg:y1="11.425cm" svg:x2="9.214cm" svg:y2="11.467cm">
          <text:p/>
        </draw:line>
        <draw:line draw:style-name="gr1" draw:text-style-name="P1" draw:layer="layout" svg:x1="9.214cm" svg:y1="12.466cm" svg:x2="9.214cm" svg:y2="12.519cm">
          <text:p/>
        </draw:line>
        <draw:line draw:style-name="gr1" draw:text-style-name="P1" draw:layer="layout" svg:x1="9.214cm" svg:y1="14.564cm" svg:x2="9.214cm" svg:y2="14.607cm">
          <text:p/>
        </draw:line>
        <draw:line draw:style-name="gr1" draw:text-style-name="P1" draw:layer="layout" svg:x1="9.214cm" svg:y1="15.611cm" svg:x2="9.214cm" svg:y2="15.653cm">
          <text:p/>
        </draw:line>
        <draw:line draw:style-name="gr1" draw:text-style-name="P1" draw:layer="layout" svg:x1="9.214cm" svg:y1="17.703cm" svg:x2="9.214cm" svg:y2="17.746cm">
          <text:p/>
        </draw:line>
        <draw:line draw:style-name="gr1" draw:text-style-name="P1" draw:layer="layout" svg:x1="9.214cm" svg:y1="18.75cm" svg:x2="9.214cm" svg:y2="18.792cm">
          <text:p/>
        </draw:line>
        <draw:line draw:style-name="gr1" draw:text-style-name="P1" draw:layer="layout" svg:x1="9.214cm" svg:y1="20.842cm" svg:x2="9.214cm" svg:y2="20.885cm">
          <text:p/>
        </draw:line>
        <draw:line draw:style-name="gr1" draw:text-style-name="P1" draw:layer="layout" svg:x1="9.214cm" svg:y1="21.889cm" svg:x2="9.214cm" svg:y2="21.931cm">
          <text:p/>
        </draw:line>
        <draw:line draw:style-name="gr1" draw:text-style-name="P1" draw:layer="layout" svg:x1="9.214cm" svg:y1="23.981cm" svg:x2="9.214cm" svg:y2="24.024cm">
          <text:p/>
        </draw:line>
        <draw:line draw:style-name="gr1" draw:text-style-name="P1" draw:layer="layout" svg:x1="15.448cm" svg:y1="22.783cm" svg:x2="15.448cm" svg:y2="23.047cm">
          <text:p/>
        </draw:line>
        <draw:line draw:style-name="gr1" draw:text-style-name="P1" draw:layer="layout" svg:x1="14.683cm" svg:y1="23.072cm" svg:x2="14.683cm" svg:y2="23.03cm">
          <text:p/>
        </draw:line>
        <draw:line draw:style-name="gr1" draw:text-style-name="P1" draw:layer="layout" svg:x1="15.084cm" svg:y1="23.03cm" svg:x2="15.084cm" svg:y2="23.072cm">
          <text:p/>
        </draw:line>
        <draw:line draw:style-name="gr1" draw:text-style-name="P1" draw:layer="layout" svg:x1="36.041cm" svg:y1="7.856cm" svg:x2="36.041cm" svg:y2="7.857cm">
          <text:p/>
        </draw:line>
        <draw:line draw:style-name="gr1" draw:text-style-name="P1" draw:layer="layout" svg:x1="35.692cm" svg:y1="7.857cm" svg:x2="35.692cm" svg:y2="7.856cm">
          <text:p/>
        </draw:line>
        <draw:line draw:style-name="gr1" draw:text-style-name="P1" draw:layer="layout" svg:x1="36.041cm" svg:y1="7.857cm" svg:x2="36.041cm" svg:y2="7.861cm">
          <text:p/>
        </draw:line>
        <draw:line draw:style-name="gr1" draw:text-style-name="P1" draw:layer="layout" svg:x1="35.692cm" svg:y1="7.861cm" svg:x2="35.692cm" svg:y2="7.857cm">
          <text:p/>
        </draw:line>
        <draw:line draw:style-name="gr1" draw:text-style-name="P2" draw:layer="layout" svg:x1="37.724cm" svg:y1="7.856cm" svg:x2="36.041cm" svg:y2="7.856cm">
          <text:p/>
        </draw:line>
        <draw:line draw:style-name="gr1" draw:text-style-name="P1" draw:layer="layout" svg:x1="35.692cm" svg:y1="7.856cm" svg:x2="35.3cm" svg:y2="7.856cm">
          <text:p/>
        </draw:line>
        <draw:line draw:style-name="gr1" draw:text-style-name="P1" draw:layer="layout" svg:x1="36.041cm" svg:y1="7.903cm" svg:x2="36.041cm" svg:y2="7.907cm">
          <text:p/>
        </draw:line>
        <draw:line draw:style-name="gr1" draw:text-style-name="P1" draw:layer="layout" svg:x1="35.692cm" svg:y1="7.907cm" svg:x2="35.692cm" svg:y2="7.903cm">
          <text:p/>
        </draw:line>
        <draw:line draw:style-name="gr1" draw:text-style-name="P1" draw:layer="layout" svg:x1="36.041cm" svg:y1="7.907cm" svg:x2="36.041cm" svg:y2="7.908cm">
          <text:p/>
        </draw:line>
        <draw:line draw:style-name="gr1" draw:text-style-name="P1" draw:layer="layout" svg:x1="35.692cm" svg:y1="7.908cm" svg:x2="35.692cm" svg:y2="7.907cm">
          <text:p/>
        </draw:line>
        <draw:line draw:style-name="gr1" draw:text-style-name="P2" draw:layer="layout" svg:x1="37.725cm" svg:y1="7.908cm" svg:x2="37.726cm" svg:y2="7.908cm">
          <text:p/>
        </draw:line>
        <draw:line draw:style-name="gr1" draw:text-style-name="P2" draw:layer="layout" svg:x1="36.041cm" svg:y1="7.908cm" svg:x2="37.716cm" svg:y2="7.908cm">
          <text:p/>
        </draw:line>
        <draw:line draw:style-name="gr1" draw:text-style-name="P1" draw:layer="layout" svg:x1="35.353cm" svg:y1="7.908cm" svg:x2="35.692cm" svg:y2="7.908cm">
          <text:p/>
        </draw:line>
        <draw:line draw:style-name="gr1" draw:text-style-name="P1" draw:layer="layout" svg:x1="36.041cm" svg:y1="7.861cm" svg:x2="36.041cm" svg:y2="7.903cm">
          <text:p/>
        </draw:line>
        <draw:line draw:style-name="gr1" draw:text-style-name="P2" draw:layer="layout" svg:x1="37.726cm" svg:y1="7.904cm" svg:x2="37.733cm" svg:y2="7.861cm">
          <text:p/>
        </draw:line>
        <draw:line draw:style-name="gr1" draw:text-style-name="P1" draw:layer="layout" svg:x1="35.692cm" svg:y1="7.903cm" svg:x2="35.692cm" svg:y2="7.861cm">
          <text:p/>
        </draw:line>
        <draw:line draw:style-name="gr1" draw:text-style-name="P1" draw:layer="layout" svg:x1="35.723cm" svg:y1="5.984cm" svg:x2="35.723cm" svg:y2="7.163cm">
          <text:p/>
        </draw:line>
        <draw:line draw:style-name="gr1" draw:text-style-name="P1" draw:layer="layout" svg:x1="35.775cm" svg:y1="7.296cm" svg:x2="35.775cm" svg:y2="5.984cm">
          <text:p/>
        </draw:line>
        <draw:line draw:style-name="gr1" draw:text-style-name="P1" draw:layer="layout" svg:x1="34.624cm" svg:y1="5.659cm" svg:x2="34.624cm" svg:y2="7.296cm">
          <text:p/>
        </draw:line>
        <draw:line draw:style-name="gr1" draw:text-style-name="P1" draw:layer="layout" svg:x1="34.676cm" svg:y1="7.296cm" svg:x2="34.676cm" svg:y2="5.659cm">
          <text:p/>
        </draw:line>
        <draw:line draw:style-name="gr1" draw:text-style-name="P1" draw:layer="layout" svg:x1="34.671cm" svg:y1="5.659cm" svg:x2="34.659cm" svg:y2="5.659cm">
          <text:p/>
        </draw:line>
        <draw:line draw:style-name="gr1" draw:text-style-name="P1" draw:layer="layout" svg:x1="34.641cm" svg:y1="5.659cm" svg:x2="34.629cm" svg:y2="5.659cm">
          <text:p/>
        </draw:line>
        <draw:line draw:style-name="gr1" draw:text-style-name="P1" draw:layer="layout" svg:x1="33.526cm" svg:y1="5.984cm" svg:x2="33.526cm" svg:y2="7.163cm">
          <text:p/>
        </draw:line>
        <draw:line draw:style-name="gr1" draw:text-style-name="P1" draw:layer="layout" svg:x1="33.579cm" svg:y1="7.296cm" svg:x2="33.579cm" svg:y2="5.984cm">
          <text:p/>
        </draw:line>
        <draw:line draw:style-name="gr1" draw:text-style-name="P1" draw:layer="layout" svg:x1="32.426cm" svg:y1="5.659cm" svg:x2="32.426cm" svg:y2="7.296cm">
          <text:p/>
        </draw:line>
        <draw:line draw:style-name="gr1" draw:text-style-name="P1" draw:layer="layout" svg:x1="32.479cm" svg:y1="7.296cm" svg:x2="32.479cm" svg:y2="5.659cm">
          <text:p/>
        </draw:line>
        <draw:line draw:style-name="gr1" draw:text-style-name="P1" draw:layer="layout" svg:x1="31.329cm" svg:y1="5.984cm" svg:x2="31.329cm" svg:y2="7.163cm">
          <text:p/>
        </draw:line>
        <draw:line draw:style-name="gr1" draw:text-style-name="P1" draw:layer="layout" svg:x1="31.364cm" svg:y1="7.296cm" svg:x2="31.364cm" svg:y2="5.984cm">
          <text:p/>
        </draw:line>
        <draw:line draw:style-name="gr1" draw:text-style-name="P1" draw:layer="layout" svg:x1="30.229cm" svg:y1="5.659cm" svg:x2="30.229cm" svg:y2="7.296cm">
          <text:p/>
        </draw:line>
        <draw:line draw:style-name="gr1" draw:text-style-name="P1" draw:layer="layout" svg:x1="30.281cm" svg:y1="7.296cm" svg:x2="30.281cm" svg:y2="5.659cm">
          <text:p/>
        </draw:line>
        <draw:line draw:style-name="gr1" draw:text-style-name="P1" draw:layer="layout" svg:x1="30.276cm" svg:y1="5.659cm" svg:x2="30.264cm" svg:y2="5.659cm">
          <text:p/>
        </draw:line>
        <draw:line draw:style-name="gr1" draw:text-style-name="P1" draw:layer="layout" svg:x1="30.246cm" svg:y1="5.659cm" svg:x2="30.234cm" svg:y2="5.659cm">
          <text:p/>
        </draw:line>
        <draw:line draw:style-name="gr1" draw:text-style-name="P1" draw:layer="layout" svg:x1="29.132cm" svg:y1="5.984cm" svg:x2="29.132cm" svg:y2="7.163cm">
          <text:p/>
        </draw:line>
        <draw:line draw:style-name="gr1" draw:text-style-name="P1" draw:layer="layout" svg:x1="29.184cm" svg:y1="7.296cm" svg:x2="29.184cm" svg:y2="5.984cm">
          <text:p/>
        </draw:line>
        <draw:polyline draw:style-name="gr1" draw:text-style-name="P1" draw:layer="layout" svg:width="0.005cm" svg:height="1.627cm" svg:x="28.031cm" svg:y="5.669cm" svg:viewBox="0 0 6 1628" draw:points="0,1628 0,0 2,0 6,0">
          <text:p/>
        </draw:polyline>
        <draw:polyline draw:style-name="gr1" draw:text-style-name="P1" draw:layer="layout" svg:width="0.017cm" svg:height="1.627cm" svg:x="28.067cm" svg:y="5.669cm" svg:viewBox="0 0 18 1628" draw:points="0,0 13,0 17,0 18,0 18,1628">
          <text:p/>
        </draw:polyline>
        <draw:line draw:style-name="gr1" draw:text-style-name="P1" draw:layer="layout" svg:x1="28.049cm" svg:y1="5.669cm" svg:x2="28.036cm" svg:y2="5.669cm">
          <text:p/>
        </draw:line>
        <draw:line draw:style-name="gr1" draw:text-style-name="P1" draw:layer="layout" svg:x1="26.934cm" svg:y1="5.984cm" svg:x2="26.934cm" svg:y2="7.168cm">
          <text:p/>
        </draw:line>
        <draw:line draw:style-name="gr1" draw:text-style-name="P1" draw:layer="layout" svg:x1="26.969cm" svg:y1="7.296cm" svg:x2="26.969cm" svg:y2="5.984cm">
          <text:p/>
        </draw:line>
        <draw:polyline draw:style-name="gr1" draw:text-style-name="P1" draw:layer="layout" svg:width="0.005cm" svg:height="1.627cm" svg:x="25.834cm" svg:y="5.669cm" svg:viewBox="0 0 6 1628" draw:points="0,1628 0,0 1,0 6,0">
          <text:p/>
        </draw:polyline>
        <draw:polyline draw:style-name="gr1" draw:text-style-name="P1" draw:layer="layout" svg:width="0.017cm" svg:height="1.627cm" svg:x="25.869cm" svg:y="5.669cm" svg:viewBox="0 0 18 1628" draw:points="0,0 13,0 17,0 18,0 18,1628">
          <text:p/>
        </draw:polyline>
        <draw:line draw:style-name="gr1" draw:text-style-name="P1" draw:layer="layout" svg:x1="25.852cm" svg:y1="5.669cm" svg:x2="25.839cm" svg:y2="5.669cm">
          <text:p/>
        </draw:line>
        <draw:line draw:style-name="gr1" draw:text-style-name="P1" draw:layer="layout" svg:x1="24.737cm" svg:y1="5.984cm" svg:x2="24.737cm" svg:y2="7.163cm">
          <text:p/>
        </draw:line>
        <draw:line draw:style-name="gr1" draw:text-style-name="P1" draw:layer="layout" svg:x1="24.789cm" svg:y1="7.296cm" svg:x2="24.789cm" svg:y2="5.984cm">
          <text:p/>
        </draw:line>
        <draw:polyline draw:style-name="gr1" draw:text-style-name="P1" draw:layer="layout" svg:width="0.006cm" svg:height="1.627cm" svg:x="23.637cm" svg:y="5.669cm" svg:viewBox="0 0 7 1628" draw:points="0,1628 0,0 2,0 7,0">
          <text:p/>
        </draw:polyline>
        <draw:polyline draw:style-name="gr1" draw:text-style-name="P1" draw:layer="layout" svg:width="0.017cm" svg:height="1.627cm" svg:x="23.672cm" svg:y="5.669cm" svg:viewBox="0 0 18 1628" draw:points="0,0 13,0 17,0 18,0 18,1628">
          <text:p/>
        </draw:polyline>
        <draw:line draw:style-name="gr1" draw:text-style-name="P1" draw:layer="layout" svg:x1="23.654cm" svg:y1="5.669cm" svg:x2="23.642cm" svg:y2="5.669cm">
          <text:p/>
        </draw:line>
        <draw:line draw:style-name="gr1" draw:text-style-name="P1" draw:layer="layout" svg:x1="22.539cm" svg:y1="5.984cm" svg:x2="22.539cm" svg:y2="7.163cm">
          <text:p/>
        </draw:line>
        <draw:line draw:style-name="gr1" draw:text-style-name="P1" draw:layer="layout" svg:x1="22.591cm" svg:y1="7.296cm" svg:x2="22.591cm" svg:y2="5.984cm">
          <text:p/>
        </draw:line>
        <draw:polyline draw:style-name="gr1" draw:text-style-name="P1" draw:layer="layout" svg:width="0.053cm" svg:height="1.622cm" svg:x="21.439cm" svg:y="5.674cm" svg:viewBox="0 0 54 1623" draw:points="0,1623 0,0 1,0 5,0 49,0 53,0 54,0 54,1623">
          <text:p/>
        </draw:polyline>
        <draw:line draw:style-name="gr1" draw:text-style-name="P1" draw:layer="layout" svg:x1="35.3cm" svg:y1="9.284cm" svg:x2="35.3cm" svg:y2="9.602cm">
          <text:p/>
        </draw:line>
        <draw:line draw:style-name="gr1" draw:text-style-name="P1" draw:layer="layout" svg:x1="35.3cm" svg:y1="7.856cm" svg:x2="35.3cm" svg:y2="9.249cm">
          <text:p/>
        </draw:line>
        <draw:line draw:style-name="gr1" draw:text-style-name="P1" draw:layer="layout" svg:x1="35.353cm" svg:y1="9.544cm" svg:x2="35.353cm" svg:y2="7.908cm">
          <text:p/>
        </draw:line>
        <draw:line draw:style-name="gr1" draw:text-style-name="P1" draw:layer="layout" svg:x1="33.586cm" svg:y1="8.834cm" svg:x2="33.587cm" svg:y2="8.834cm">
          <text:p/>
        </draw:line>
        <draw:line draw:style-name="gr1" draw:text-style-name="P1" draw:layer="layout" svg:x1="33.587cm" svg:y1="9.183cm" svg:x2="33.586cm" svg:y2="9.183cm">
          <text:p/>
        </draw:line>
        <draw:line draw:style-name="gr1" draw:text-style-name="P1" draw:layer="layout" svg:x1="33.587cm" svg:y1="8.834cm" svg:x2="33.59cm" svg:y2="8.834cm">
          <text:p/>
        </draw:line>
        <draw:line draw:style-name="gr1" draw:text-style-name="P1" draw:layer="layout" svg:x1="33.59cm" svg:y1="9.183cm" svg:x2="33.587cm" svg:y2="9.183cm">
          <text:p/>
        </draw:line>
        <draw:line draw:style-name="gr1" draw:text-style-name="P1" draw:layer="layout" svg:x1="33.586cm" svg:y1="8.215cm" svg:x2="33.586cm" svg:y2="8.834cm">
          <text:p/>
        </draw:line>
        <draw:line draw:style-name="gr1" draw:text-style-name="P1" draw:layer="layout" svg:x1="33.586cm" svg:y1="7.908cm" svg:x2="33.586cm" svg:y2="8.163cm">
          <text:p/>
        </draw:line>
        <draw:line draw:style-name="gr1" draw:text-style-name="P1" draw:layer="layout" svg:x1="33.586cm" svg:y1="9.183cm" svg:x2="33.586cm" svg:y2="9.544cm">
          <text:p/>
        </draw:line>
        <draw:line draw:style-name="gr1" draw:text-style-name="P1" draw:layer="layout" svg:x1="33.633cm" svg:y1="8.834cm" svg:x2="33.637cm" svg:y2="8.834cm">
          <text:p/>
        </draw:line>
        <draw:line draw:style-name="gr1" draw:text-style-name="P1" draw:layer="layout" svg:x1="33.637cm" svg:y1="9.183cm" svg:x2="33.633cm" svg:y2="9.183cm">
          <text:p/>
        </draw:line>
        <draw:line draw:style-name="gr1" draw:text-style-name="P1" draw:layer="layout" svg:x1="33.637cm" svg:y1="8.834cm" svg:x2="33.638cm" svg:y2="8.834cm">
          <text:p/>
        </draw:line>
        <draw:line draw:style-name="gr1" draw:text-style-name="P1" draw:layer="layout" svg:x1="33.638cm" svg:y1="9.183cm" svg:x2="33.637cm" svg:y2="9.183cm">
          <text:p/>
        </draw:line>
        <draw:line draw:style-name="gr1" draw:text-style-name="P1" draw:layer="layout" svg:x1="33.638cm" svg:y1="8.834cm" svg:x2="33.638cm" svg:y2="7.908cm">
          <text:p/>
        </draw:line>
        <draw:line draw:style-name="gr1" draw:text-style-name="P1" draw:layer="layout" svg:x1="33.638cm" svg:y1="9.249cm" svg:x2="33.638cm" svg:y2="9.183cm">
          <text:p/>
        </draw:line>
        <draw:line draw:style-name="gr1" draw:text-style-name="P1" draw:layer="layout" svg:x1="33.638cm" svg:y1="9.603cm" svg:x2="33.638cm" svg:y2="9.284cm">
          <text:p/>
        </draw:line>
        <draw:line draw:style-name="gr1" draw:text-style-name="P1" draw:layer="layout" svg:x1="33.59cm" svg:y1="8.834cm" svg:x2="33.633cm" svg:y2="8.834cm">
          <text:p/>
        </draw:line>
        <draw:line draw:style-name="gr1" draw:text-style-name="P1" draw:layer="layout" svg:x1="33.633cm" svg:y1="9.183cm" svg:x2="33.59cm" svg:y2="9.183cm">
          <text:p/>
        </draw:line>
        <draw:line draw:style-name="gr1" draw:text-style-name="P1" draw:layer="layout" svg:x1="31.645cm" svg:y1="7.908cm" svg:x2="31.645cm" svg:y2="9.327cm">
          <text:p/>
        </draw:line>
        <draw:line draw:style-name="gr1" draw:text-style-name="P1" draw:layer="layout" svg:x1="31.698cm" svg:y1="9.544cm" svg:x2="31.698cm" svg:y2="7.908cm">
          <text:p/>
        </draw:line>
        <draw:line draw:style-name="gr1" draw:text-style-name="P1" draw:layer="layout" svg:x1="31.65cm" svg:y1="9.359cm" svg:x2="31.65cm" svg:y2="9.55cm">
          <text:p/>
        </draw:line>
        <draw:line draw:style-name="gr1" draw:text-style-name="P1" draw:layer="layout" svg:x1="25.219cm" svg:y1="7.908cm" svg:x2="25.219cm" svg:y2="9.544cm">
          <text:p/>
        </draw:line>
        <draw:line draw:style-name="gr1" draw:text-style-name="P1" draw:layer="layout" svg:x1="25.272cm" svg:y1="9.544cm" svg:x2="25.272cm" svg:y2="7.908cm">
          <text:p/>
        </draw:line>
        <draw:line draw:style-name="gr1" draw:text-style-name="P1" draw:layer="layout" svg:x1="22.476cm" svg:y1="9.281cm" svg:x2="22.476cm" svg:y2="9.602cm">
          <text:p/>
        </draw:line>
        <draw:line draw:style-name="gr1" draw:text-style-name="P1" draw:layer="layout" svg:x1="22.476cm" svg:y1="7.856cm" svg:x2="22.476cm" svg:y2="9.247cm">
          <text:p/>
        </draw:line>
        <draw:line draw:style-name="gr1" draw:text-style-name="P1" draw:layer="layout" svg:x1="22.528cm" svg:y1="9.544cm" svg:x2="22.528cm" svg:y2="7.908cm">
          <text:p/>
        </draw:line>
        <draw:polyline draw:style-name="gr1" draw:text-style-name="P1" draw:layer="layout" svg:width="0cm" svg:height="0.004cm" svg:x="21.13cm" svg:y="8.009cm" svg:viewBox="0 0 0 5" draw:points="0,5 0,4 0,0">
          <text:p/>
        </draw:polyline>
        <draw:polyline draw:style-name="gr1" draw:text-style-name="P1" draw:layer="layout" svg:width="0.027cm" svg:height="0.006cm" svg:x="20.593cm" svg:y="8.009cm" svg:viewBox="0 0 28 7" draw:points="28,0 28,5 28,7 0,7">
          <text:p/>
        </draw:polyline>
        <draw:line draw:style-name="gr1" draw:text-style-name="P1" draw:layer="layout" svg:x1="21.13cm" svg:y1="8.014cm" svg:x2="21.439cm" svg:y2="8.014cm">
          <text:p/>
        </draw:line>
        <draw:polyline draw:style-name="gr1" draw:text-style-name="P1" draw:layer="layout" svg:width="0cm" svg:height="0.004cm" svg:x="20.62cm" svg:y="7.962cm" svg:viewBox="0 0 0 5" draw:points="0,0 0,1 0,5">
          <text:p/>
        </draw:polyline>
        <draw:polyline draw:style-name="gr1" draw:text-style-name="P1" draw:layer="layout" svg:width="0cm" svg:height="0.004cm" svg:x="21.13cm" svg:y="7.962cm" svg:viewBox="0 0 0 5" draw:points="0,5 0,1 0,0">
          <text:p/>
        </draw:polyline>
        <draw:line draw:style-name="gr1" draw:text-style-name="P1" draw:layer="layout" svg:x1="20.62cm" svg:y1="7.962cm" svg:x2="20.593cm" svg:y2="7.962cm">
          <text:p/>
        </draw:line>
        <draw:line draw:style-name="gr1" draw:text-style-name="P1" draw:layer="layout" svg:x1="21.492cm" svg:y1="7.962cm" svg:x2="21.13cm" svg:y2="7.962cm">
          <text:p/>
        </draw:line>
        <draw:line draw:style-name="gr1" draw:text-style-name="P1" draw:layer="layout" svg:x1="20.62cm" svg:y1="8.009cm" svg:x2="20.62cm" svg:y2="7.967cm">
          <text:p/>
        </draw:line>
        <draw:line draw:style-name="gr1" draw:text-style-name="P1" draw:layer="layout" svg:x1="21.13cm" svg:y1="7.967cm" svg:x2="21.13cm" svg:y2="8.009cm">
          <text:p/>
        </draw:line>
        <draw:line draw:style-name="gr1" draw:text-style-name="P1" draw:layer="layout" svg:x1="21.439cm" svg:y1="9.104cm" svg:x2="21.439cm" svg:y2="9.544cm">
          <text:p/>
        </draw:line>
        <draw:line draw:style-name="gr1" draw:text-style-name="P1" draw:layer="layout" svg:x1="21.439cm" svg:y1="8.014cm" svg:x2="21.439cm" svg:y2="9.052cm">
          <text:p/>
        </draw:line>
        <draw:polyline draw:style-name="gr1" draw:text-style-name="P1" draw:layer="layout" svg:width="0.001cm" svg:height="0.003cm" svg:x="21.491cm" svg:y="9.601cm" svg:viewBox="0 0 2 4" draw:points="2,4 0,2 0,0">
          <text:p/>
        </draw:polyline>
        <draw:line draw:style-name="gr1" draw:text-style-name="P1" draw:layer="layout" svg:x1="21.492cm" svg:y1="9.247cm" svg:x2="21.492cm" svg:y2="7.962cm">
          <text:p/>
        </draw:line>
        <draw:line draw:style-name="gr1" draw:text-style-name="P1" draw:layer="layout" svg:x1="21.492cm" svg:y1="9.603cm" svg:x2="21.492cm" svg:y2="9.281cm">
          <text:p/>
        </draw:line>
        <draw:line draw:style-name="gr1" draw:text-style-name="P1" draw:layer="layout" svg:x1="20.593cm" svg:y1="9.104cm" svg:x2="21.439cm" svg:y2="9.104cm">
          <text:p/>
        </draw:line>
        <draw:line draw:style-name="gr1" draw:text-style-name="P1" draw:layer="layout" svg:x1="21.439cm" svg:y1="9.052cm" svg:x2="20.593cm" svg:y2="9.052cm">
          <text:p/>
        </draw:line>
        <draw:line draw:style-name="gr1" draw:text-style-name="P1" draw:layer="layout" svg:x1="10.827cm" svg:y1="7.168cm" svg:x2="10.704cm" svg:y2="7.168cm">
          <text:p/>
        </draw:line>
        <draw:line draw:style-name="gr1" draw:text-style-name="P1" draw:layer="layout" svg:x1="10.736cm" svg:y1="7.201cm" svg:x2="10.832cm" svg:y2="7.201cm">
          <text:p/>
        </draw:line>
        <draw:line draw:style-name="gr1" draw:text-style-name="P1" draw:layer="layout" svg:x1="10.704cm" svg:y1="7.287cm" svg:x2="10.704cm" svg:y2="7.353cm">
          <text:p/>
        </draw:line>
        <draw:line draw:style-name="gr1" draw:text-style-name="P1" draw:layer="layout" svg:x1="10.704cm" svg:y1="7.168cm" svg:x2="10.704cm" svg:y2="7.234cm">
          <text:p/>
        </draw:line>
        <draw:line draw:style-name="gr1" draw:text-style-name="P1" draw:layer="layout" svg:x1="10.736cm" svg:y1="7.32cm" svg:x2="10.736cm" svg:y2="7.201cm">
          <text:p/>
        </draw:line>
        <draw:line draw:style-name="gr1" draw:text-style-name="P1" draw:layer="layout" svg:x1="10.704cm" svg:y1="7.353cm" svg:x2="10.827cm" svg:y2="7.353cm">
          <text:p/>
        </draw:line>
        <draw:line draw:style-name="gr1" draw:text-style-name="P1" draw:layer="layout" svg:x1="10.832cm" svg:y1="7.32cm" svg:x2="10.736cm" svg:y2="7.32cm">
          <text:p/>
        </draw:line>
        <draw:polyline draw:style-name="gr1" draw:text-style-name="P1" draw:layer="layout" svg:width="0.226cm" svg:height="0.139cm" svg:x="9.214cm" svg:y="13.456cm" svg:viewBox="0 0 227 140" draw:points="0,0 0,27 227,27 227,140">
          <text:p/>
        </draw:polyline>
        <draw:line draw:style-name="gr1" draw:text-style-name="P1" draw:layer="layout" svg:x1="9.467cm" svg:y1="13.622cm" svg:x2="9.467cm" svg:y2="13.565cm">
          <text:p/>
        </draw:line>
        <draw:line draw:style-name="gr1" draw:text-style-name="P1" draw:layer="layout" svg:x1="9.467cm" svg:y1="13.513cm" svg:x2="9.467cm" svg:y2="13.456cm">
          <text:p/>
        </draw:line>
        <draw:polyline draw:style-name="gr1" draw:text-style-name="P1" draw:layer="layout" svg:width="0.226cm" svg:height="0.027cm" svg:x="9.214cm" svg:y="13.595cm" svg:viewBox="0 0 227 28" draw:points="227,0 0,0 0,28">
          <text:p/>
        </draw:polyline>
        <draw:polyline draw:style-name="gr1" draw:text-style-name="P1" draw:layer="layout" svg:width="0.096cm" svg:height="0.12cm" svg:x="10.736cm" svg:y="13.479cm" svg:viewBox="0 0 97 121" draw:points="97,121 0,121 0,0 97,0">
          <text:p/>
        </draw:polyline>
        <draw:line draw:style-name="gr1" draw:text-style-name="P1" draw:layer="layout" svg:x1="9.214cm" svg:y1="16.623cm" svg:x2="9.44cm" svg:y2="16.623cm">
          <text:p/>
        </draw:line>
        <draw:line draw:style-name="gr1" draw:text-style-name="P1" draw:layer="layout" svg:x1="9.214cm" svg:y1="16.595cm" svg:x2="9.214cm" svg:y2="16.623cm">
          <text:p/>
        </draw:line>
        <draw:polyline draw:style-name="gr1" draw:text-style-name="P1" draw:layer="layout" svg:width="0.226cm" svg:height="0.111cm" svg:x="9.214cm" svg:y="16.623cm" svg:viewBox="0 0 227 112" draw:points="227,0 227,112 0,112">
          <text:p/>
        </draw:polyline>
        <draw:line draw:style-name="gr1" draw:text-style-name="P1" draw:layer="layout" svg:x1="9.214cm" svg:y1="16.734cm" svg:x2="9.214cm" svg:y2="16.761cm">
          <text:p/>
        </draw:line>
        <draw:polyline draw:style-name="gr1" draw:text-style-name="P1" draw:layer="layout" svg:width="0.096cm" svg:height="0.12cm" svg:x="10.736cm" svg:y="16.618cm" svg:viewBox="0 0 97 121" draw:points="97,121 0,121 0,0 97,0">
          <text:p/>
        </draw:polyline>
        <draw:line draw:style-name="gr1" draw:text-style-name="P1" draw:layer="layout" svg:x1="9.214cm" svg:y1="19.762cm" svg:x2="9.44cm" svg:y2="19.762cm">
          <text:p/>
        </draw:line>
        <draw:line draw:style-name="gr1" draw:text-style-name="P1" draw:layer="layout" svg:x1="9.214cm" svg:y1="19.734cm" svg:x2="9.214cm" svg:y2="19.762cm">
          <text:p/>
        </draw:line>
        <draw:polyline draw:style-name="gr1" draw:text-style-name="P1" draw:layer="layout" svg:width="0.226cm" svg:height="0.111cm" svg:x="9.214cm" svg:y="19.762cm" svg:viewBox="0 0 227 112" draw:points="227,0 227,112 0,112">
          <text:p/>
        </draw:polyline>
        <draw:line draw:style-name="gr1" draw:text-style-name="P1" draw:layer="layout" svg:x1="9.214cm" svg:y1="19.873cm" svg:x2="9.214cm" svg:y2="19.9cm">
          <text:p/>
        </draw:line>
        <draw:polyline draw:style-name="gr1" draw:text-style-name="P1" draw:layer="layout" svg:width="0.096cm" svg:height="0.12cm" svg:x="10.736cm" svg:y="19.757cm" svg:viewBox="0 0 97 121" draw:points="97,121 0,121 0,0 97,0">
          <text:p/>
        </draw:polyline>
        <draw:line draw:style-name="gr1" draw:text-style-name="P1" draw:layer="layout" svg:x1="9.214cm" svg:y1="22.901cm" svg:x2="9.44cm" svg:y2="22.901cm">
          <text:p/>
        </draw:line>
        <draw:line draw:style-name="gr1" draw:text-style-name="P1" draw:layer="layout" svg:x1="9.214cm" svg:y1="22.874cm" svg:x2="9.214cm" svg:y2="22.901cm">
          <text:p/>
        </draw:line>
        <draw:polyline draw:style-name="gr1" draw:text-style-name="P1" draw:layer="layout" svg:width="0.226cm" svg:height="0.111cm" svg:x="9.214cm" svg:y="22.901cm" svg:viewBox="0 0 227 112" draw:points="227,0 227,112 0,112">
          <text:p/>
        </draw:polyline>
        <draw:line draw:style-name="gr1" draw:text-style-name="P1" draw:layer="layout" svg:x1="9.214cm" svg:y1="23.012cm" svg:x2="9.214cm" svg:y2="23.039cm">
          <text:p/>
        </draw:line>
        <draw:polyline draw:style-name="gr1" draw:text-style-name="P1" draw:layer="layout" svg:width="0.096cm" svg:height="0.119cm" svg:x="10.736cm" svg:y="22.897cm" svg:viewBox="0 0 97 120" draw:points="97,120 0,120 0,0 97,0">
          <text:p/>
        </draw:polyline>
        <draw:polyline draw:style-name="gr1" draw:text-style-name="P1" draw:layer="layout" svg:width="0.226cm" svg:height="0.146cm" svg:x="9.214cm" svg:y="26.005cm" svg:viewBox="0 0 227 147" draw:points="0,0 227,0 227,147">
          <text:p/>
        </draw:polyline>
        <draw:polyline draw:style-name="gr1" draw:text-style-name="P1" draw:layer="layout" svg:width="0.096cm" svg:height="0.131cm" svg:x="10.736cm" svg:y="26.03cm" svg:viewBox="0 0 97 132" draw:points="0,132 0,0 97,0">
          <text:p/>
        </draw:polyline>
        <draw:line draw:style-name="gr1" draw:text-style-name="P1" draw:layer="layout" svg:x1="15.453cm" svg:y1="7.153cm" svg:x2="15.29cm" svg:y2="7.153cm">
          <text:p/>
        </draw:line>
        <draw:line draw:style-name="gr1" draw:text-style-name="P1" draw:layer="layout" svg:x1="15.323cm" svg:y1="7.185cm" svg:x2="15.457cm" svg:y2="7.185cm">
          <text:p/>
        </draw:line>
        <draw:line draw:style-name="gr1" draw:text-style-name="P1" draw:layer="layout" svg:x1="15.29cm" svg:y1="7.153cm" svg:x2="15.29cm" svg:y2="7.359cm">
          <text:p/>
        </draw:line>
        <draw:line draw:style-name="gr1" draw:text-style-name="P1" draw:layer="layout" svg:x1="15.323cm" svg:y1="7.327cm" svg:x2="15.323cm" svg:y2="7.185cm">
          <text:p/>
        </draw:line>
        <draw:line draw:style-name="gr1" draw:text-style-name="P1" draw:layer="layout" svg:x1="15.29cm" svg:y1="7.359cm" svg:x2="15.453cm" svg:y2="7.359cm">
          <text:p/>
        </draw:line>
        <draw:line draw:style-name="gr1" draw:text-style-name="P1" draw:layer="layout" svg:x1="15.457cm" svg:y1="7.327cm" svg:x2="15.323cm" svg:y2="7.327cm">
          <text:p/>
        </draw:line>
        <draw:line draw:style-name="gr1" draw:text-style-name="P1" draw:layer="layout" svg:x1="15.448cm" svg:y1="23.047cm" svg:x2="15.166cm" svg:y2="23.047cm">
          <text:p/>
        </draw:line>
        <draw:path draw:style-name="gr1" draw:text-style-name="P1" draw:layer="layout" svg:width="0.092cm" svg:height="0.225cm" svg:x="10.975cm" svg:y="5.698cm" svg:viewBox="0 0 93 226" svg:d="M93 0c-60 59-93 141-93 226">
          <text:p/>
        </draw:path>
        <draw:polygon draw:style-name="gr1" draw:text-style-name="P1" draw:layer="layout" svg:width="0.233cm" svg:height="0.233cm" svg:x="11.056cm" svg:y="5.698cm" svg:viewBox="0 0 234 234" draw:points="11,0 0,10 223,234 234,223">
          <text:p/>
        </draw:polygon>
        <draw:polygon draw:style-name="gr1" draw:text-style-name="P1" draw:layer="layout" svg:width="0.017cm" svg:height="0.042cm" svg:x="10.958cm" svg:y="5.92cm" svg:viewBox="0 0 18 43" draw:points="0,43 18,43 18,0 0,0">
          <text:p/>
        </draw:polygon>
        <draw:polygon draw:style-name="gr1" draw:text-style-name="P1" draw:layer="layout" svg:width="0.017cm" svg:height="0.042cm" svg:x="11.289cm" svg:y="5.92cm" svg:viewBox="0 0 18 43" draw:points="0,43 18,43 18,0 0,0">
          <text:p/>
        </draw:polygon>
        <draw:line draw:style-name="gr1" draw:text-style-name="P1" draw:layer="layout" svg:x1="11.389cm" svg:y1="5.915cm" svg:x2="11.389cm" svg:y2="4.774cm">
          <text:p/>
        </draw:line>
        <draw:line draw:style-name="gr1" draw:text-style-name="P1" draw:layer="layout" svg:x1="11.336cm" svg:y1="4.774cm" svg:x2="11.336cm" svg:y2="5.915cm">
          <text:p/>
        </draw:line>
        <draw:line draw:style-name="gr1" draw:text-style-name="P1" draw:layer="layout" svg:x1="9.287cm" svg:y1="4.26cm" svg:x2="9.287cm" svg:y2="4.872cm">
          <text:p/>
        </draw:line>
        <draw:line draw:style-name="gr1" draw:text-style-name="P1" draw:layer="layout" svg:x1="9.287cm" svg:y1="5.067cm" svg:x2="9.287cm" svg:y2="6.188cm">
          <text:p/>
        </draw:line>
        <draw:line draw:style-name="gr1" draw:text-style-name="P1" draw:layer="layout" svg:x1="11.389cm" svg:y1="4.774cm" svg:x2="11.336cm" svg:y2="4.774cm">
          <text:p/>
        </draw:line>
        <draw:line draw:style-name="gr1" draw:text-style-name="P1" draw:layer="layout" svg:x1="12.985cm" svg:y1="5.915cm" svg:x2="12.985cm" svg:y2="5.157cm">
          <text:p/>
        </draw:line>
        <draw:line draw:style-name="gr1" draw:text-style-name="P1" draw:layer="layout" svg:x1="12.933cm" svg:y1="4.887cm" svg:x2="12.933cm" svg:y2="5.915cm">
          <text:p/>
        </draw:line>
        <draw:line draw:style-name="gr1" draw:text-style-name="P1" draw:layer="layout" svg:x1="12.981cm" svg:y1="5.125cm" svg:x2="12.981cm" svg:y2="4.914cm">
          <text:p/>
        </draw:line>
        <draw:line draw:style-name="gr1" draw:text-style-name="P1" draw:layer="layout" svg:x1="14.582cm" svg:y1="5.915cm" svg:x2="14.582cm" svg:y2="4.901cm">
          <text:p/>
        </draw:line>
        <draw:line draw:style-name="gr1" draw:text-style-name="P1" draw:layer="layout" svg:x1="14.53cm" svg:y1="4.901cm" svg:x2="14.53cm" svg:y2="5.915cm">
          <text:p/>
        </draw:line>
        <draw:line draw:style-name="gr1" draw:text-style-name="P2" draw:layer="layout" svg:x1="37.805cm" svg:y1="5.659cm" svg:x2="37.805cm" svg:y2="5.984cm">
          <text:p/>
        </draw:line>
        <draw:line draw:style-name="gr1" draw:text-style-name="P2" draw:layer="layout" svg:x1="37.837cm" svg:y1="5.952cm" svg:x2="37.837cm" svg:y2="5.659cm">
          <text:p/>
        </draw:line>
        <draw:line draw:style-name="gr1" draw:text-style-name="P2" draw:layer="layout" svg:x1="37.837cm" svg:y1="5.659cm" svg:x2="37.833cm" svg:y2="5.659cm">
          <text:p/>
        </draw:line>
        <draw:line draw:style-name="gr1" draw:text-style-name="P2" draw:layer="layout" svg:x1="37.815cm" svg:y1="5.659cm" svg:x2="37.81cm" svg:y2="5.659cm">
          <text:p/>
        </draw:line>
        <draw:polyline draw:style-name="gr1" draw:text-style-name="P2" draw:layer="layout" svg:width="0.196cm" svg:height="0.032cm" svg:x="37.805cm" svg:y="5.952cm" svg:viewBox="0 0 197 33" draw:points="0,33 192,33 197,0 32,0">
          <text:p/>
        </draw:polyline>
        <draw:polyline draw:style-name="gr1" draw:text-style-name="P2" draw:layer="layout" svg:width="0.227cm" svg:height="0.005cm" svg:x="37.611cm" svg:y="7.107cm" svg:viewBox="0 0 228 6" draw:points="0,0 228,0 228,1 228,6 5,6">
          <text:p/>
        </draw:polyline>
        <draw:line draw:style-name="gr1" draw:text-style-name="P2" draw:layer="layout" svg:x1="37.639cm" svg:y1="7.139cm" svg:x2="37.821cm" svg:y2="7.139cm">
          <text:p/>
        </draw:line>
        <draw:line draw:style-name="gr1" draw:text-style-name="P2" draw:layer="layout" svg:x1="37.612cm" svg:y1="7.107cm" svg:x2="37.579cm" svg:y2="7.339cm">
          <text:p/>
        </draw:line>
        <draw:line draw:style-name="gr1" draw:text-style-name="P2" draw:layer="layout" svg:x1="37.617cm" svg:y1="7.112cm" svg:x2="37.584cm" svg:y2="7.335cm">
          <text:p/>
        </draw:line>
        <draw:line draw:style-name="gr1" draw:text-style-name="P2" draw:layer="layout" svg:x1="37.615cm" svg:y1="7.312cm" svg:x2="37.64cm" svg:y2="7.139cm">
          <text:p/>
        </draw:line>
        <draw:line draw:style-name="gr1" draw:text-style-name="P2" draw:layer="layout" svg:x1="37.579cm" svg:y1="7.338cm" svg:x2="37.802cm" svg:y2="7.37cm">
          <text:p/>
        </draw:line>
        <draw:line draw:style-name="gr1" draw:text-style-name="P2" draw:layer="layout" svg:x1="37.584cm" svg:y1="7.334cm" svg:x2="37.803cm" svg:y2="7.365cm">
          <text:p/>
        </draw:line>
        <draw:line draw:style-name="gr1" draw:text-style-name="P2" draw:layer="layout" svg:x1="37.804cm" svg:y1="7.347cm" svg:x2="37.805cm" svg:y2="7.345cm">
          <text:p/>
        </draw:line>
        <draw:line draw:style-name="gr1" draw:text-style-name="P2" draw:layer="layout" svg:x1="37.795cm" svg:y1="7.338cm" svg:x2="37.615cm" svg:y2="7.311cm">
          <text:p/>
        </draw:line>
        <draw:line draw:style-name="gr1" draw:text-style-name="P1" draw:layer="layout" svg:x1="35.608cm" svg:y1="5.659cm" svg:x2="35.608cm" svg:y2="5.984cm">
          <text:p/>
        </draw:line>
        <draw:line draw:style-name="gr1" draw:text-style-name="P1" draw:layer="layout" svg:x1="35.64cm" svg:y1="5.952cm" svg:x2="35.64cm" svg:y2="5.672cm">
          <text:p/>
        </draw:line>
        <draw:polyline draw:style-name="gr1" draw:text-style-name="P1" draw:layer="layout" svg:width="0cm" svg:height="0cm" svg:x="35.635cm" svg:y="5.659cm" svg:viewBox="0 0 0 0" draw:points="0,0">
          <text:p/>
        </draw:polyline>
        <draw:line draw:style-name="gr1" draw:text-style-name="P1" draw:layer="layout" svg:x1="35.618cm" svg:y1="5.659cm" svg:x2="35.612cm" svg:y2="5.659cm">
          <text:p/>
        </draw:line>
        <draw:line draw:style-name="gr1" draw:text-style-name="P1" draw:layer="layout" svg:x1="35.775cm" svg:y1="5.984cm" svg:x2="35.884cm" svg:y2="5.984cm">
          <text:p/>
        </draw:line>
        <draw:line draw:style-name="gr1" draw:text-style-name="P1" draw:layer="layout" svg:x1="35.608cm" svg:y1="5.984cm" svg:x2="35.723cm" svg:y2="5.984cm">
          <text:p/>
        </draw:line>
        <draw:line draw:style-name="gr1" draw:text-style-name="P1" draw:layer="layout" svg:x1="35.852cm" svg:y1="5.952cm" svg:x2="35.64cm" svg:y2="5.952cm">
          <text:p/>
        </draw:line>
        <draw:line draw:style-name="gr1" draw:text-style-name="P1" draw:layer="layout" svg:x1="35.884cm" svg:y1="5.984cm" svg:x2="35.884cm" svg:y2="5.659cm">
          <text:p/>
        </draw:line>
        <draw:line draw:style-name="gr1" draw:text-style-name="P1" draw:layer="layout" svg:x1="35.852cm" svg:y1="5.672cm" svg:x2="35.852cm" svg:y2="5.952cm">
          <text:p/>
        </draw:line>
        <draw:line draw:style-name="gr1" draw:text-style-name="P1" draw:layer="layout" svg:x1="35.723cm" svg:y1="7.163cm" svg:x2="35.608cm" svg:y2="7.163cm">
          <text:p/>
        </draw:line>
        <draw:line draw:style-name="gr1" draw:text-style-name="P1" draw:layer="layout" svg:x1="35.64cm" svg:y1="7.195cm" svg:x2="35.742cm" svg:y2="7.195cm">
          <text:p/>
        </draw:line>
        <draw:line draw:style-name="gr1" draw:text-style-name="P1" draw:layer="layout" svg:x1="35.608cm" svg:y1="7.163cm" svg:x2="35.608cm" svg:y2="7.296cm">
          <text:p/>
        </draw:line>
        <draw:line draw:style-name="gr1" draw:text-style-name="P1" draw:layer="layout" svg:x1="35.64cm" svg:y1="7.296cm" svg:x2="35.64cm" svg:y2="7.195cm">
          <text:p/>
        </draw:line>
        <draw:line draw:style-name="gr1" draw:text-style-name="P1" draw:layer="layout" svg:x1="33.41cm" svg:y1="5.659cm" svg:x2="33.41cm" svg:y2="5.984cm">
          <text:p/>
        </draw:line>
        <draw:line draw:style-name="gr1" draw:text-style-name="P1" draw:layer="layout" svg:x1="33.442cm" svg:y1="5.952cm" svg:x2="33.442cm" svg:y2="5.699cm">
          <text:p/>
        </draw:line>
        <draw:line draw:style-name="gr1" draw:text-style-name="P1" draw:layer="layout" svg:x1="33.42cm" svg:y1="5.659cm" svg:x2="33.415cm" svg:y2="5.659cm">
          <text:p/>
        </draw:line>
        <draw:line draw:style-name="gr1" draw:text-style-name="P1" draw:layer="layout" svg:x1="33.579cm" svg:y1="5.984cm" svg:x2="33.687cm" svg:y2="5.984cm">
          <text:p/>
        </draw:line>
        <draw:line draw:style-name="gr1" draw:text-style-name="P1" draw:layer="layout" svg:x1="33.41cm" svg:y1="5.984cm" svg:x2="33.526cm" svg:y2="5.984cm">
          <text:p/>
        </draw:line>
        <draw:line draw:style-name="gr1" draw:text-style-name="P1" draw:layer="layout" svg:x1="33.655cm" svg:y1="5.952cm" svg:x2="33.442cm" svg:y2="5.952cm">
          <text:p/>
        </draw:line>
        <draw:line draw:style-name="gr1" draw:text-style-name="P1" draw:layer="layout" svg:x1="33.687cm" svg:y1="5.984cm" svg:x2="33.687cm" svg:y2="5.659cm">
          <text:p/>
        </draw:line>
        <draw:polyline draw:style-name="gr1" draw:text-style-name="P1" draw:layer="layout" svg:width="0cm" svg:height="0cm" svg:x="33.682cm" svg:y="5.659cm" svg:viewBox="0 0 0 0" draw:points="0,0">
          <text:p/>
        </draw:polyline>
        <draw:line draw:style-name="gr1" draw:text-style-name="P1" draw:layer="layout" svg:x1="33.655cm" svg:y1="5.699cm" svg:x2="33.655cm" svg:y2="5.952cm">
          <text:p/>
        </draw:line>
        <draw:line draw:style-name="gr1" draw:text-style-name="P1" draw:layer="layout" svg:x1="31.213cm" svg:y1="5.659cm" svg:x2="31.213cm" svg:y2="5.984cm">
          <text:p/>
        </draw:line>
        <draw:line draw:style-name="gr1" draw:text-style-name="P1" draw:layer="layout" svg:x1="31.245cm" svg:y1="5.952cm" svg:x2="31.245cm" svg:y2="5.699cm">
          <text:p/>
        </draw:line>
        <draw:line draw:style-name="gr1" draw:text-style-name="P1" draw:layer="layout" svg:x1="31.223cm" svg:y1="5.659cm" svg:x2="31.217cm" svg:y2="5.659cm">
          <text:p/>
        </draw:line>
        <draw:line draw:style-name="gr1" draw:text-style-name="P1" draw:layer="layout" svg:x1="31.364cm" svg:y1="5.984cm" svg:x2="31.489cm" svg:y2="5.984cm">
          <text:p/>
        </draw:line>
        <draw:line draw:style-name="gr1" draw:text-style-name="P1" draw:layer="layout" svg:x1="31.213cm" svg:y1="5.984cm" svg:x2="31.329cm" svg:y2="5.984cm">
          <text:p/>
        </draw:line>
        <draw:line draw:style-name="gr1" draw:text-style-name="P1" draw:layer="layout" svg:x1="31.457cm" svg:y1="5.952cm" svg:x2="31.245cm" svg:y2="5.952cm">
          <text:p/>
        </draw:line>
        <draw:line draw:style-name="gr1" draw:text-style-name="P1" draw:layer="layout" svg:x1="31.489cm" svg:y1="5.984cm" svg:x2="31.489cm" svg:y2="5.659cm">
          <text:p/>
        </draw:line>
        <draw:polyline draw:style-name="gr1" draw:text-style-name="P1" draw:layer="layout" svg:width="0cm" svg:height="0cm" svg:x="31.485cm" svg:y="5.659cm" svg:viewBox="0 0 0 0" draw:points="0,0">
          <text:p/>
        </draw:polyline>
        <draw:line draw:style-name="gr1" draw:text-style-name="P1" draw:layer="layout" svg:x1="31.457cm" svg:y1="5.699cm" svg:x2="31.457cm" svg:y2="5.952cm">
          <text:p/>
        </draw:line>
        <draw:line draw:style-name="gr1" draw:text-style-name="P1" draw:layer="layout" svg:x1="29.015cm" svg:y1="5.659cm" svg:x2="29.015cm" svg:y2="5.984cm">
          <text:p/>
        </draw:line>
        <draw:line draw:style-name="gr1" draw:text-style-name="P1" draw:layer="layout" svg:x1="29.047cm" svg:y1="5.952cm" svg:x2="29.047cm" svg:y2="5.699cm">
          <text:p/>
        </draw:line>
        <draw:line draw:style-name="gr1" draw:text-style-name="P1" draw:layer="layout" svg:x1="29.026cm" svg:y1="5.659cm" svg:x2="29.02cm" svg:y2="5.659cm">
          <text:p/>
        </draw:line>
        <draw:line draw:style-name="gr1" draw:text-style-name="P1" draw:layer="layout" svg:x1="29.184cm" svg:y1="5.984cm" svg:x2="29.292cm" svg:y2="5.984cm">
          <text:p/>
        </draw:line>
        <draw:line draw:style-name="gr1" draw:text-style-name="P1" draw:layer="layout" svg:x1="29.015cm" svg:y1="5.984cm" svg:x2="29.132cm" svg:y2="5.984cm">
          <text:p/>
        </draw:line>
        <draw:line draw:style-name="gr1" draw:text-style-name="P1" draw:layer="layout" svg:x1="29.26cm" svg:y1="5.952cm" svg:x2="29.047cm" svg:y2="5.952cm">
          <text:p/>
        </draw:line>
        <draw:line draw:style-name="gr1" draw:text-style-name="P1" draw:layer="layout" svg:x1="29.292cm" svg:y1="5.984cm" svg:x2="29.292cm" svg:y2="5.659cm">
          <text:p/>
        </draw:line>
        <draw:polyline draw:style-name="gr1" draw:text-style-name="P1" draw:layer="layout" svg:width="0cm" svg:height="0cm" svg:x="29.287cm" svg:y="5.659cm" svg:viewBox="0 0 0 0" draw:points="0,0">
          <text:p/>
        </draw:polyline>
        <draw:line draw:style-name="gr1" draw:text-style-name="P1" draw:layer="layout" svg:x1="29.26cm" svg:y1="5.699cm" svg:x2="29.26cm" svg:y2="5.952cm">
          <text:p/>
        </draw:line>
        <draw:line draw:style-name="gr1" draw:text-style-name="P1" draw:layer="layout" svg:x1="26.818cm" svg:y1="5.659cm" svg:x2="26.818cm" svg:y2="5.984cm">
          <text:p/>
        </draw:line>
        <draw:line draw:style-name="gr1" draw:text-style-name="P1" draw:layer="layout" svg:x1="26.85cm" svg:y1="5.952cm" svg:x2="26.85cm" svg:y2="5.699cm">
          <text:p/>
        </draw:line>
        <draw:line draw:style-name="gr1" draw:text-style-name="P1" draw:layer="layout" svg:x1="26.828cm" svg:y1="5.659cm" svg:x2="26.823cm" svg:y2="5.659cm">
          <text:p/>
        </draw:line>
        <draw:line draw:style-name="gr1" draw:text-style-name="P1" draw:layer="layout" svg:x1="26.969cm" svg:y1="5.984cm" svg:x2="27.095cm" svg:y2="5.984cm">
          <text:p/>
        </draw:line>
        <draw:line draw:style-name="gr1" draw:text-style-name="P1" draw:layer="layout" svg:x1="26.818cm" svg:y1="5.984cm" svg:x2="26.934cm" svg:y2="5.984cm">
          <text:p/>
        </draw:line>
        <draw:line draw:style-name="gr1" draw:text-style-name="P1" draw:layer="layout" svg:x1="27.063cm" svg:y1="5.952cm" svg:x2="26.85cm" svg:y2="5.952cm">
          <text:p/>
        </draw:line>
        <draw:line draw:style-name="gr1" draw:text-style-name="P1" draw:layer="layout" svg:x1="27.095cm" svg:y1="5.984cm" svg:x2="27.095cm" svg:y2="5.659cm">
          <text:p/>
        </draw:line>
        <draw:polyline draw:style-name="gr1" draw:text-style-name="P1" draw:layer="layout" svg:width="0cm" svg:height="0cm" svg:x="27.09cm" svg:y="5.659cm" svg:viewBox="0 0 0 0" draw:points="0,0">
          <text:p/>
        </draw:polyline>
        <draw:line draw:style-name="gr1" draw:text-style-name="P1" draw:layer="layout" svg:x1="27.063cm" svg:y1="5.699cm" svg:x2="27.063cm" svg:y2="5.952cm">
          <text:p/>
        </draw:line>
        <draw:line draw:style-name="gr1" draw:text-style-name="P1" draw:layer="layout" svg:x1="24.62cm" svg:y1="5.659cm" svg:x2="24.62cm" svg:y2="5.984cm">
          <text:p/>
        </draw:line>
        <draw:line draw:style-name="gr1" draw:text-style-name="P1" draw:layer="layout" svg:x1="24.653cm" svg:y1="5.952cm" svg:x2="24.653cm" svg:y2="5.699cm">
          <text:p/>
        </draw:line>
        <draw:line draw:style-name="gr1" draw:text-style-name="P1" draw:layer="layout" svg:x1="24.631cm" svg:y1="5.659cm" svg:x2="24.625cm" svg:y2="5.659cm">
          <text:p/>
        </draw:line>
        <draw:line draw:style-name="gr1" draw:text-style-name="P1" draw:layer="layout" svg:x1="24.789cm" svg:y1="5.984cm" svg:x2="24.897cm" svg:y2="5.984cm">
          <text:p/>
        </draw:line>
        <draw:line draw:style-name="gr1" draw:text-style-name="P1" draw:layer="layout" svg:x1="24.62cm" svg:y1="5.984cm" svg:x2="24.737cm" svg:y2="5.984cm">
          <text:p/>
        </draw:line>
        <draw:line draw:style-name="gr1" draw:text-style-name="P1" draw:layer="layout" svg:x1="24.865cm" svg:y1="5.952cm" svg:x2="24.653cm" svg:y2="5.952cm">
          <text:p/>
        </draw:line>
        <draw:line draw:style-name="gr1" draw:text-style-name="P1" draw:layer="layout" svg:x1="24.897cm" svg:y1="5.984cm" svg:x2="24.897cm" svg:y2="5.659cm">
          <text:p/>
        </draw:line>
        <draw:polyline draw:style-name="gr1" draw:text-style-name="P1" draw:layer="layout" svg:width="0cm" svg:height="0cm" svg:x="24.892cm" svg:y="5.659cm" svg:viewBox="0 0 0 0" draw:points="0,0">
          <text:p/>
        </draw:polyline>
        <draw:line draw:style-name="gr1" draw:text-style-name="P1" draw:layer="layout" svg:x1="24.865cm" svg:y1="5.699cm" svg:x2="24.865cm" svg:y2="5.952cm">
          <text:p/>
        </draw:line>
        <draw:line draw:style-name="gr1" draw:text-style-name="P1" draw:layer="layout" svg:x1="22.423cm" svg:y1="5.659cm" svg:x2="22.423cm" svg:y2="5.984cm">
          <text:p/>
        </draw:line>
        <draw:line draw:style-name="gr1" draw:text-style-name="P1" draw:layer="layout" svg:x1="22.455cm" svg:y1="5.952cm" svg:x2="22.455cm" svg:y2="5.699cm">
          <text:p/>
        </draw:line>
        <draw:line draw:style-name="gr1" draw:text-style-name="P1" draw:layer="layout" svg:x1="22.433cm" svg:y1="5.659cm" svg:x2="22.428cm" svg:y2="5.659cm">
          <text:p/>
        </draw:line>
        <draw:line draw:style-name="gr1" draw:text-style-name="P1" draw:layer="layout" svg:x1="22.591cm" svg:y1="5.984cm" svg:x2="22.7cm" svg:y2="5.984cm">
          <text:p/>
        </draw:line>
        <draw:line draw:style-name="gr1" draw:text-style-name="P1" draw:layer="layout" svg:x1="22.423cm" svg:y1="5.984cm" svg:x2="22.539cm" svg:y2="5.984cm">
          <text:p/>
        </draw:line>
        <draw:line draw:style-name="gr1" draw:text-style-name="P1" draw:layer="layout" svg:x1="22.668cm" svg:y1="5.952cm" svg:x2="22.455cm" svg:y2="5.952cm">
          <text:p/>
        </draw:line>
        <draw:line draw:style-name="gr1" draw:text-style-name="P1" draw:layer="layout" svg:x1="22.7cm" svg:y1="5.984cm" svg:x2="22.7cm" svg:y2="5.659cm">
          <text:p/>
        </draw:line>
        <draw:polyline draw:style-name="gr1" draw:text-style-name="P1" draw:layer="layout" svg:width="0cm" svg:height="0cm" svg:x="22.695cm" svg:y="5.659cm" svg:viewBox="0 0 0 0" draw:points="0,0">
          <text:p/>
        </draw:polyline>
        <draw:line draw:style-name="gr1" draw:text-style-name="P1" draw:layer="layout" svg:x1="22.668cm" svg:y1="5.699cm" svg:x2="22.668cm" svg:y2="5.952cm">
          <text:p/>
        </draw:line>
        <draw:line draw:style-name="gr1" draw:text-style-name="P1" draw:layer="layout" svg:x1="20.256cm" svg:y1="5.952cm" svg:x2="20.256cm" svg:y2="5.659cm">
          <text:p/>
        </draw:line>
        <draw:line draw:style-name="gr1" draw:text-style-name="P1" draw:layer="layout" svg:x1="20.256cm" svg:y1="5.659cm" svg:x2="20.224cm" svg:y2="5.659cm">
          <text:p/>
        </draw:line>
        <draw:line draw:style-name="gr1" draw:text-style-name="P1" draw:layer="layout" svg:x1="20.276cm" svg:y1="5.984cm" svg:x2="20.394cm" svg:y2="5.984cm">
          <text:p/>
        </draw:line>
        <draw:line draw:style-name="gr1" draw:text-style-name="P1" draw:layer="layout" svg:x1="20.362cm" svg:y1="5.952cm" svg:x2="20.256cm" svg:y2="5.952cm">
          <text:p/>
        </draw:line>
        <draw:line draw:style-name="gr1" draw:text-style-name="P1" draw:layer="layout" svg:x1="20.394cm" svg:y1="5.984cm" svg:x2="20.394cm" svg:y2="5.659cm">
          <text:p/>
        </draw:line>
        <draw:line draw:style-name="gr1" draw:text-style-name="P1" draw:layer="layout" svg:x1="20.362cm" svg:y1="5.659cm" svg:x2="20.362cm" svg:y2="5.952cm">
          <text:p/>
        </draw:line>
        <draw:line draw:style-name="gr1" draw:text-style-name="P1" draw:layer="layout" svg:x1="33.526cm" svg:y1="7.163cm" svg:x2="33.41cm" svg:y2="7.163cm">
          <text:p/>
        </draw:line>
        <draw:line draw:style-name="gr1" draw:text-style-name="P1" draw:layer="layout" svg:x1="33.442cm" svg:y1="7.195cm" svg:x2="33.546cm" svg:y2="7.195cm">
          <text:p/>
        </draw:line>
        <draw:line draw:style-name="gr1" draw:text-style-name="P1" draw:layer="layout" svg:x1="33.41cm" svg:y1="7.163cm" svg:x2="33.41cm" svg:y2="7.296cm">
          <text:p/>
        </draw:line>
        <draw:line draw:style-name="gr1" draw:text-style-name="P1" draw:layer="layout" svg:x1="33.442cm" svg:y1="7.296cm" svg:x2="33.442cm" svg:y2="7.195cm">
          <text:p/>
        </draw:line>
        <draw:line draw:style-name="gr1" draw:text-style-name="P1" draw:layer="layout" svg:x1="31.329cm" svg:y1="7.163cm" svg:x2="31.213cm" svg:y2="7.163cm">
          <text:p/>
        </draw:line>
        <draw:line draw:style-name="gr1" draw:text-style-name="P1" draw:layer="layout" svg:x1="31.245cm" svg:y1="7.195cm" svg:x2="31.332cm" svg:y2="7.195cm">
          <text:p/>
        </draw:line>
        <draw:line draw:style-name="gr1" draw:text-style-name="P1" draw:layer="layout" svg:x1="31.213cm" svg:y1="7.163cm" svg:x2="31.213cm" svg:y2="7.296cm">
          <text:p/>
        </draw:line>
        <draw:line draw:style-name="gr1" draw:text-style-name="P1" draw:layer="layout" svg:x1="31.245cm" svg:y1="7.296cm" svg:x2="31.245cm" svg:y2="7.195cm">
          <text:p/>
        </draw:line>
        <draw:line draw:style-name="gr1" draw:text-style-name="P1" draw:layer="layout" svg:x1="29.132cm" svg:y1="7.163cm" svg:x2="29.015cm" svg:y2="7.163cm">
          <text:p/>
        </draw:line>
        <draw:line draw:style-name="gr1" draw:text-style-name="P1" draw:layer="layout" svg:x1="29.047cm" svg:y1="7.195cm" svg:x2="29.151cm" svg:y2="7.195cm">
          <text:p/>
        </draw:line>
        <draw:line draw:style-name="gr1" draw:text-style-name="P1" draw:layer="layout" svg:x1="29.015cm" svg:y1="7.163cm" svg:x2="29.015cm" svg:y2="7.296cm">
          <text:p/>
        </draw:line>
        <draw:line draw:style-name="gr1" draw:text-style-name="P1" draw:layer="layout" svg:x1="29.047cm" svg:y1="7.296cm" svg:x2="29.047cm" svg:y2="7.195cm">
          <text:p/>
        </draw:line>
        <draw:line draw:style-name="gr1" draw:text-style-name="P1" draw:layer="layout" svg:x1="26.934cm" svg:y1="7.168cm" svg:x2="26.818cm" svg:y2="7.168cm">
          <text:p/>
        </draw:line>
        <draw:line draw:style-name="gr1" draw:text-style-name="P1" draw:layer="layout" svg:x1="26.85cm" svg:y1="7.201cm" svg:x2="26.928cm" svg:y2="7.201cm">
          <text:p/>
        </draw:line>
        <draw:line draw:style-name="gr1" draw:text-style-name="P1" draw:layer="layout" svg:x1="26.818cm" svg:y1="7.168cm" svg:x2="26.818cm" svg:y2="7.296cm">
          <text:p/>
        </draw:line>
        <draw:line draw:style-name="gr1" draw:text-style-name="P1" draw:layer="layout" svg:x1="26.85cm" svg:y1="7.296cm" svg:x2="26.85cm" svg:y2="7.201cm">
          <text:p/>
        </draw:line>
        <draw:line draw:style-name="gr1" draw:text-style-name="P1" draw:layer="layout" svg:x1="24.737cm" svg:y1="7.163cm" svg:x2="24.62cm" svg:y2="7.163cm">
          <text:p/>
        </draw:line>
        <draw:line draw:style-name="gr1" draw:text-style-name="P1" draw:layer="layout" svg:x1="24.653cm" svg:y1="7.195cm" svg:x2="24.757cm" svg:y2="7.195cm">
          <text:p/>
        </draw:line>
        <draw:line draw:style-name="gr1" draw:text-style-name="P1" draw:layer="layout" svg:x1="24.62cm" svg:y1="7.163cm" svg:x2="24.62cm" svg:y2="7.296cm">
          <text:p/>
        </draw:line>
        <draw:line draw:style-name="gr1" draw:text-style-name="P1" draw:layer="layout" svg:x1="24.653cm" svg:y1="7.296cm" svg:x2="24.653cm" svg:y2="7.195cm">
          <text:p/>
        </draw:line>
        <draw:line draw:style-name="gr1" draw:text-style-name="P1" draw:layer="layout" svg:x1="22.539cm" svg:y1="7.163cm" svg:x2="22.423cm" svg:y2="7.163cm">
          <text:p/>
        </draw:line>
        <draw:line draw:style-name="gr1" draw:text-style-name="P1" draw:layer="layout" svg:x1="22.455cm" svg:y1="7.195cm" svg:x2="22.559cm" svg:y2="7.195cm">
          <text:p/>
        </draw:line>
        <draw:line draw:style-name="gr1" draw:text-style-name="P1" draw:layer="layout" svg:x1="22.423cm" svg:y1="7.163cm" svg:x2="22.423cm" svg:y2="7.296cm">
          <text:p/>
        </draw:line>
        <draw:line draw:style-name="gr1" draw:text-style-name="P1" draw:layer="layout" svg:x1="22.455cm" svg:y1="7.296cm" svg:x2="22.455cm" svg:y2="7.195cm">
          <text:p/>
        </draw:line>
        <draw:line draw:style-name="gr1" draw:text-style-name="P1" draw:layer="layout" svg:x1="20.394cm" svg:y1="7.163cm" svg:x2="20.276cm" svg:y2="7.163cm">
          <text:p/>
        </draw:line>
        <draw:line draw:style-name="gr1" draw:text-style-name="P1" draw:layer="layout" svg:x1="20.256cm" svg:y1="7.195cm" svg:x2="20.362cm" svg:y2="7.195cm">
          <text:p/>
        </draw:line>
        <draw:line draw:style-name="gr1" draw:text-style-name="P1" draw:layer="layout" svg:x1="20.394cm" svg:y1="7.296cm" svg:x2="20.394cm" svg:y2="7.163cm">
          <text:p/>
        </draw:line>
        <draw:line draw:style-name="gr1" draw:text-style-name="P1" draw:layer="layout" svg:x1="20.362cm" svg:y1="7.195cm" svg:x2="20.362cm" svg:y2="7.311cm">
          <text:p/>
        </draw:line>
        <draw:polyline draw:style-name="gr1" draw:text-style-name="P1" draw:layer="layout" svg:width="0.005cm" svg:height="0.416cm" svg:x="32.426cm" svg:y="7.908cm" svg:viewBox="0 0 6 417" draw:points="6,417 2,417 0,417 0,0">
          <text:p/>
        </draw:polyline>
        <draw:polyline draw:style-name="gr1" draw:text-style-name="P1" draw:layer="layout" svg:width="0.004cm" svg:height="0cm" svg:x="32.474cm" svg:y="8.324cm" svg:viewBox="0 0 5 0" draw:points="5,0 3,0 0,0">
          <text:p/>
        </draw:polyline>
        <draw:line draw:style-name="gr1" draw:text-style-name="P1" draw:layer="layout" svg:x1="32.479cm" svg:y1="8.168cm" svg:x2="32.479cm" svg:y2="7.856cm">
          <text:p/>
        </draw:line>
        <draw:line draw:style-name="gr1" draw:text-style-name="P1" draw:layer="layout" svg:x1="32.479cm" svg:y1="8.324cm" svg:x2="32.479cm" svg:y2="8.215cm">
          <text:p/>
        </draw:line>
        <draw:line draw:style-name="gr1" draw:text-style-name="P1" draw:layer="layout" svg:x1="32.431cm" svg:y1="8.324cm" svg:x2="32.474cm" svg:y2="8.324cm">
          <text:p/>
        </draw:line>
        <draw:polyline draw:style-name="gr1" draw:text-style-name="P1" draw:layer="layout" svg:width="0.057cm" svg:height="1.74cm" svg:x="34.604cm" svg:y="14.336cm" svg:viewBox="0 0 58 1741" draw:points="0,58 0,1741 58,1741 58,0">
          <text:p/>
        </draw:polyline>
        <draw:line draw:style-name="gr1" draw:text-style-name="P1" draw:layer="layout" svg:x1="34.574cm" svg:y1="14.389cm" svg:x2="34.574cm" svg:y2="14.393cm">
          <text:p/>
        </draw:line>
        <draw:line draw:style-name="gr1" draw:text-style-name="P1" draw:layer="layout" svg:x1="28.691cm" svg:y1="14.393cm" svg:x2="28.691cm" svg:y2="14.389cm">
          <text:p/>
        </draw:line>
        <draw:line draw:style-name="gr1" draw:text-style-name="P1" draw:layer="layout" svg:x1="29.039cm" svg:y1="14.389cm" svg:x2="29.039cm" svg:y2="14.393cm">
          <text:p/>
        </draw:line>
        <draw:line draw:style-name="gr1" draw:text-style-name="P1" draw:layer="layout" svg:x1="29.789cm" svg:y1="14.393cm" svg:x2="29.789cm" svg:y2="14.389cm">
          <text:p/>
        </draw:line>
        <draw:line draw:style-name="gr1" draw:text-style-name="P1" draw:layer="layout" svg:x1="30.138cm" svg:y1="14.389cm" svg:x2="30.138cm" svg:y2="14.393cm">
          <text:p/>
        </draw:line>
        <draw:line draw:style-name="gr1" draw:text-style-name="P1" draw:layer="layout" svg:x1="30.25cm" svg:y1="14.393cm" svg:x2="30.25cm" svg:y2="14.389cm">
          <text:p/>
        </draw:line>
        <draw:line draw:style-name="gr1" draw:text-style-name="P1" draw:layer="layout" svg:x1="30.599cm" svg:y1="14.389cm" svg:x2="30.599cm" svg:y2="14.393cm">
          <text:p/>
        </draw:line>
        <draw:line draw:style-name="gr1" draw:text-style-name="P1" draw:layer="layout" svg:x1="31.987cm" svg:y1="14.393cm" svg:x2="31.987cm" svg:y2="14.389cm">
          <text:p/>
        </draw:line>
        <draw:line draw:style-name="gr1" draw:text-style-name="P1" draw:layer="layout" svg:x1="32.335cm" svg:y1="14.389cm" svg:x2="32.335cm" svg:y2="14.393cm">
          <text:p/>
        </draw:line>
        <draw:line draw:style-name="gr1" draw:text-style-name="P1" draw:layer="layout" svg:x1="32.448cm" svg:y1="14.393cm" svg:x2="32.448cm" svg:y2="14.389cm">
          <text:p/>
        </draw:line>
        <draw:line draw:style-name="gr1" draw:text-style-name="P1" draw:layer="layout" svg:x1="32.796cm" svg:y1="14.389cm" svg:x2="32.796cm" svg:y2="14.393cm">
          <text:p/>
        </draw:line>
        <draw:line draw:style-name="gr1" draw:text-style-name="P1" draw:layer="layout" svg:x1="34.225cm" svg:y1="14.393cm" svg:x2="34.225cm" svg:y2="14.389cm">
          <text:p/>
        </draw:line>
        <draw:line draw:style-name="gr1" draw:text-style-name="P1" draw:layer="layout" svg:x1="34.574cm" svg:y1="14.393cm" svg:x2="34.574cm" svg:y2="14.394cm">
          <text:p/>
        </draw:line>
        <draw:line draw:style-name="gr1" draw:text-style-name="P1" draw:layer="layout" svg:x1="28.691cm" svg:y1="14.394cm" svg:x2="28.691cm" svg:y2="14.393cm">
          <text:p/>
        </draw:line>
        <draw:line draw:style-name="gr1" draw:text-style-name="P1" draw:layer="layout" svg:x1="29.039cm" svg:y1="14.393cm" svg:x2="29.039cm" svg:y2="14.394cm">
          <text:p/>
        </draw:line>
        <draw:line draw:style-name="gr1" draw:text-style-name="P1" draw:layer="layout" svg:x1="29.789cm" svg:y1="14.394cm" svg:x2="29.789cm" svg:y2="14.393cm">
          <text:p/>
        </draw:line>
        <draw:line draw:style-name="gr1" draw:text-style-name="P1" draw:layer="layout" svg:x1="30.138cm" svg:y1="14.393cm" svg:x2="30.138cm" svg:y2="14.394cm">
          <text:p/>
        </draw:line>
        <draw:line draw:style-name="gr1" draw:text-style-name="P1" draw:layer="layout" svg:x1="30.25cm" svg:y1="14.394cm" svg:x2="30.25cm" svg:y2="14.393cm">
          <text:p/>
        </draw:line>
        <draw:line draw:style-name="gr1" draw:text-style-name="P1" draw:layer="layout" svg:x1="30.599cm" svg:y1="14.393cm" svg:x2="30.599cm" svg:y2="14.394cm">
          <text:p/>
        </draw:line>
        <draw:line draw:style-name="gr1" draw:text-style-name="P1" draw:layer="layout" svg:x1="31.987cm" svg:y1="14.394cm" svg:x2="31.987cm" svg:y2="14.393cm">
          <text:p/>
        </draw:line>
        <draw:line draw:style-name="gr1" draw:text-style-name="P1" draw:layer="layout" svg:x1="32.335cm" svg:y1="14.393cm" svg:x2="32.335cm" svg:y2="14.394cm">
          <text:p/>
        </draw:line>
        <draw:line draw:style-name="gr1" draw:text-style-name="P1" draw:layer="layout" svg:x1="32.448cm" svg:y1="14.394cm" svg:x2="32.448cm" svg:y2="14.393cm">
          <text:p/>
        </draw:line>
        <draw:line draw:style-name="gr1" draw:text-style-name="P1" draw:layer="layout" svg:x1="32.796cm" svg:y1="14.393cm" svg:x2="32.796cm" svg:y2="14.394cm">
          <text:p/>
        </draw:line>
        <draw:polyline draw:style-name="gr1" draw:text-style-name="P1" draw:layer="layout" svg:width="0.709cm" svg:height="0.001cm" svg:x="33.516cm" svg:y="14.393cm" svg:viewBox="0 0 710 2" draw:points="0,2 710,2 710,0">
          <text:p/>
        </draw:polyline>
        <draw:line draw:style-name="gr1" draw:text-style-name="P1" draw:layer="layout" svg:x1="32.796cm" svg:y1="14.394cm" svg:x2="33.464cm" svg:y2="14.394cm">
          <text:p/>
        </draw:line>
        <draw:line draw:style-name="gr1" draw:text-style-name="P1" draw:layer="layout" svg:x1="32.413cm" svg:y1="14.394cm" svg:x2="32.448cm" svg:y2="14.394cm">
          <text:p/>
        </draw:line>
        <draw:line draw:style-name="gr1" draw:text-style-name="P1" draw:layer="layout" svg:x1="32.335cm" svg:y1="14.394cm" svg:x2="32.37cm" svg:y2="14.394cm">
          <text:p/>
        </draw:line>
        <draw:line draw:style-name="gr1" draw:text-style-name="P1" draw:layer="layout" svg:x1="31.319cm" svg:y1="14.394cm" svg:x2="31.987cm" svg:y2="14.394cm">
          <text:p/>
        </draw:line>
        <draw:line draw:style-name="gr1" draw:text-style-name="P1" draw:layer="layout" svg:x1="30.599cm" svg:y1="14.394cm" svg:x2="31.267cm" svg:y2="14.394cm">
          <text:p/>
        </draw:line>
        <draw:line draw:style-name="gr1" draw:text-style-name="P1" draw:layer="layout" svg:x1="30.216cm" svg:y1="14.394cm" svg:x2="30.25cm" svg:y2="14.394cm">
          <text:p/>
        </draw:line>
        <draw:line draw:style-name="gr1" draw:text-style-name="P1" draw:layer="layout" svg:x1="30.138cm" svg:y1="14.394cm" svg:x2="30.172cm" svg:y2="14.394cm">
          <text:p/>
        </draw:line>
        <draw:line draw:style-name="gr1" draw:text-style-name="P1" draw:layer="layout" svg:x1="29.122cm" svg:y1="14.394cm" svg:x2="29.789cm" svg:y2="14.394cm">
          <text:p/>
        </draw:line>
        <draw:line draw:style-name="gr1" draw:text-style-name="P1" draw:layer="layout" svg:x1="29.039cm" svg:y1="14.394cm" svg:x2="29.069cm" svg:y2="14.394cm">
          <text:p/>
        </draw:line>
        <draw:line draw:style-name="gr1" draw:text-style-name="P1" draw:layer="layout" svg:x1="28.126cm" svg:y1="14.394cm" svg:x2="28.691cm" svg:y2="14.394cm">
          <text:p/>
        </draw:line>
        <draw:line draw:style-name="gr1" draw:text-style-name="P1" draw:layer="layout" svg:x1="34.574cm" svg:y1="14.394cm" svg:x2="34.604cm" svg:y2="14.394cm">
          <text:p/>
        </draw:line>
        <draw:line draw:style-name="gr1" draw:text-style-name="P1" draw:layer="layout" svg:x1="34.574cm" svg:y1="14.336cm" svg:x2="34.574cm" svg:y2="14.337cm">
          <text:p/>
        </draw:line>
        <draw:line draw:style-name="gr1" draw:text-style-name="P1" draw:layer="layout" svg:x1="28.691cm" svg:y1="14.337cm" svg:x2="28.691cm" svg:y2="14.336cm">
          <text:p/>
        </draw:line>
        <draw:line draw:style-name="gr1" draw:text-style-name="P1" draw:layer="layout" svg:x1="29.039cm" svg:y1="14.336cm" svg:x2="29.039cm" svg:y2="14.337cm">
          <text:p/>
        </draw:line>
        <draw:line draw:style-name="gr1" draw:text-style-name="P1" draw:layer="layout" svg:x1="29.789cm" svg:y1="14.337cm" svg:x2="29.789cm" svg:y2="14.336cm">
          <text:p/>
        </draw:line>
        <draw:line draw:style-name="gr1" draw:text-style-name="P1" draw:layer="layout" svg:x1="30.138cm" svg:y1="14.336cm" svg:x2="30.138cm" svg:y2="14.337cm">
          <text:p/>
        </draw:line>
        <draw:line draw:style-name="gr1" draw:text-style-name="P1" draw:layer="layout" svg:x1="30.25cm" svg:y1="14.337cm" svg:x2="30.25cm" svg:y2="14.336cm">
          <text:p/>
        </draw:line>
        <draw:line draw:style-name="gr1" draw:text-style-name="P1" draw:layer="layout" svg:x1="30.599cm" svg:y1="14.336cm" svg:x2="30.599cm" svg:y2="14.337cm">
          <text:p/>
        </draw:line>
        <draw:line draw:style-name="gr1" draw:text-style-name="P1" draw:layer="layout" svg:x1="31.987cm" svg:y1="14.337cm" svg:x2="31.987cm" svg:y2="14.336cm">
          <text:p/>
        </draw:line>
        <draw:line draw:style-name="gr1" draw:text-style-name="P1" draw:layer="layout" svg:x1="32.335cm" svg:y1="14.336cm" svg:x2="32.335cm" svg:y2="14.337cm">
          <text:p/>
        </draw:line>
        <draw:line draw:style-name="gr1" draw:text-style-name="P1" draw:layer="layout" svg:x1="32.448cm" svg:y1="14.337cm" svg:x2="32.448cm" svg:y2="14.336cm">
          <text:p/>
        </draw:line>
        <draw:line draw:style-name="gr1" draw:text-style-name="P1" draw:layer="layout" svg:x1="32.796cm" svg:y1="14.336cm" svg:x2="32.796cm" svg:y2="14.337cm">
          <text:p/>
        </draw:line>
        <draw:line draw:style-name="gr1" draw:text-style-name="P1" draw:layer="layout" svg:x1="34.225cm" svg:y1="14.337cm" svg:x2="34.225cm" svg:y2="14.336cm">
          <text:p/>
        </draw:line>
        <draw:line draw:style-name="gr1" draw:text-style-name="P1" draw:layer="layout" svg:x1="34.574cm" svg:y1="14.337cm" svg:x2="34.574cm" svg:y2="14.341cm">
          <text:p/>
        </draw:line>
        <draw:line draw:style-name="gr1" draw:text-style-name="P1" draw:layer="layout" svg:x1="28.691cm" svg:y1="14.341cm" svg:x2="28.691cm" svg:y2="14.337cm">
          <text:p/>
        </draw:line>
        <draw:line draw:style-name="gr1" draw:text-style-name="P1" draw:layer="layout" svg:x1="29.039cm" svg:y1="14.337cm" svg:x2="29.039cm" svg:y2="14.341cm">
          <text:p/>
        </draw:line>
        <draw:line draw:style-name="gr1" draw:text-style-name="P1" draw:layer="layout" svg:x1="29.789cm" svg:y1="14.341cm" svg:x2="29.789cm" svg:y2="14.337cm">
          <text:p/>
        </draw:line>
        <draw:line draw:style-name="gr1" draw:text-style-name="P1" draw:layer="layout" svg:x1="30.138cm" svg:y1="14.337cm" svg:x2="30.138cm" svg:y2="14.341cm">
          <text:p/>
        </draw:line>
        <draw:line draw:style-name="gr1" draw:text-style-name="P1" draw:layer="layout" svg:x1="30.25cm" svg:y1="14.341cm" svg:x2="30.25cm" svg:y2="14.337cm">
          <text:p/>
        </draw:line>
        <draw:line draw:style-name="gr1" draw:text-style-name="P1" draw:layer="layout" svg:x1="30.599cm" svg:y1="14.337cm" svg:x2="30.599cm" svg:y2="14.341cm">
          <text:p/>
        </draw:line>
        <draw:line draw:style-name="gr1" draw:text-style-name="P1" draw:layer="layout" svg:x1="31.987cm" svg:y1="14.341cm" svg:x2="31.987cm" svg:y2="14.337cm">
          <text:p/>
        </draw:line>
        <draw:line draw:style-name="gr1" draw:text-style-name="P1" draw:layer="layout" svg:x1="32.335cm" svg:y1="14.337cm" svg:x2="32.335cm" svg:y2="14.341cm">
          <text:p/>
        </draw:line>
        <draw:line draw:style-name="gr1" draw:text-style-name="P1" draw:layer="layout" svg:x1="32.448cm" svg:y1="14.341cm" svg:x2="32.448cm" svg:y2="14.337cm">
          <text:p/>
        </draw:line>
        <draw:line draw:style-name="gr1" draw:text-style-name="P1" draw:layer="layout" svg:x1="32.796cm" svg:y1="14.337cm" svg:x2="32.796cm" svg:y2="14.341cm">
          <text:p/>
        </draw:line>
        <draw:line draw:style-name="gr1" draw:text-style-name="P1" draw:layer="layout" svg:x1="34.225cm" svg:y1="14.341cm" svg:x2="34.225cm" svg:y2="14.337cm">
          <text:p/>
        </draw:line>
        <draw:line draw:style-name="gr1" draw:text-style-name="P1" draw:layer="layout" svg:x1="34.661cm" svg:y1="14.336cm" svg:x2="34.574cm" svg:y2="14.336cm">
          <text:p/>
        </draw:line>
        <draw:line draw:style-name="gr1" draw:text-style-name="P1" draw:layer="layout" svg:x1="34.225cm" svg:y1="14.336cm" svg:x2="32.796cm" svg:y2="14.336cm">
          <text:p/>
        </draw:line>
        <draw:line draw:style-name="gr1" draw:text-style-name="P1" draw:layer="layout" svg:x1="32.448cm" svg:y1="14.336cm" svg:x2="32.335cm" svg:y2="14.336cm">
          <text:p/>
        </draw:line>
        <draw:line draw:style-name="gr1" draw:text-style-name="P1" draw:layer="layout" svg:x1="31.987cm" svg:y1="14.336cm" svg:x2="30.599cm" svg:y2="14.336cm">
          <text:p/>
        </draw:line>
        <draw:line draw:style-name="gr1" draw:text-style-name="P1" draw:layer="layout" svg:x1="30.25cm" svg:y1="14.336cm" svg:x2="30.138cm" svg:y2="14.336cm">
          <text:p/>
        </draw:line>
        <draw:line draw:style-name="gr1" draw:text-style-name="P1" draw:layer="layout" svg:x1="29.789cm" svg:y1="14.336cm" svg:x2="29.039cm" svg:y2="14.336cm">
          <text:p/>
        </draw:line>
        <draw:line draw:style-name="gr1" draw:text-style-name="P1" draw:layer="layout" svg:x1="28.691cm" svg:y1="14.336cm" svg:x2="28.068cm" svg:y2="14.336cm">
          <text:p/>
        </draw:line>
        <draw:line draw:style-name="gr1" draw:text-style-name="P1" draw:layer="layout" svg:x1="34.574cm" svg:y1="14.341cm" svg:x2="34.574cm" svg:y2="14.389cm">
          <text:p/>
        </draw:line>
        <draw:line draw:style-name="gr1" draw:text-style-name="P1" draw:layer="layout" svg:x1="32.796cm" svg:y1="14.341cm" svg:x2="32.796cm" svg:y2="14.389cm">
          <text:p/>
        </draw:line>
        <draw:line draw:style-name="gr1" draw:text-style-name="P1" draw:layer="layout" svg:x1="34.225cm" svg:y1="14.389cm" svg:x2="34.225cm" svg:y2="14.341cm">
          <text:p/>
        </draw:line>
        <draw:line draw:style-name="gr1" draw:text-style-name="P1" draw:layer="layout" svg:x1="32.335cm" svg:y1="14.341cm" svg:x2="32.335cm" svg:y2="14.389cm">
          <text:p/>
        </draw:line>
        <draw:line draw:style-name="gr1" draw:text-style-name="P1" draw:layer="layout" svg:x1="32.448cm" svg:y1="14.389cm" svg:x2="32.448cm" svg:y2="14.341cm">
          <text:p/>
        </draw:line>
        <draw:line draw:style-name="gr1" draw:text-style-name="P1" draw:layer="layout" svg:x1="30.599cm" svg:y1="14.341cm" svg:x2="30.599cm" svg:y2="14.389cm">
          <text:p/>
        </draw:line>
        <draw:line draw:style-name="gr1" draw:text-style-name="P1" draw:layer="layout" svg:x1="31.987cm" svg:y1="14.389cm" svg:x2="31.987cm" svg:y2="14.341cm">
          <text:p/>
        </draw:line>
        <draw:line draw:style-name="gr1" draw:text-style-name="P1" draw:layer="layout" svg:x1="30.138cm" svg:y1="14.341cm" svg:x2="30.138cm" svg:y2="14.389cm">
          <text:p/>
        </draw:line>
        <draw:line draw:style-name="gr1" draw:text-style-name="P1" draw:layer="layout" svg:x1="30.25cm" svg:y1="14.389cm" svg:x2="30.25cm" svg:y2="14.341cm">
          <text:p/>
        </draw:line>
        <draw:line draw:style-name="gr1" draw:text-style-name="P1" draw:layer="layout" svg:x1="29.039cm" svg:y1="14.341cm" svg:x2="29.039cm" svg:y2="14.389cm">
          <text:p/>
        </draw:line>
        <draw:line draw:style-name="gr1" draw:text-style-name="P1" draw:layer="layout" svg:x1="29.789cm" svg:y1="14.389cm" svg:x2="29.789cm" svg:y2="14.341cm">
          <text:p/>
        </draw:line>
        <draw:line draw:style-name="gr1" draw:text-style-name="P1" draw:layer="layout" svg:x1="28.691cm" svg:y1="14.389cm" svg:x2="28.691cm" svg:y2="14.341cm">
          <text:p/>
        </draw:line>
        <draw:line draw:style-name="gr1" draw:text-style-name="P1" draw:layer="layout" svg:x1="28.068cm" svg:y1="14.336cm" svg:x2="28.068cm" svg:y2="14.641cm">
          <text:p/>
        </draw:line>
        <draw:line draw:style-name="gr1" draw:text-style-name="P1" draw:layer="layout" svg:x1="29.069cm" svg:y1="14.394cm" svg:x2="29.069cm" svg:y2="15.81cm">
          <text:p/>
        </draw:line>
        <draw:line draw:style-name="gr1" draw:text-style-name="P1" draw:layer="layout" svg:x1="29.122cm" svg:y1="15.81cm" svg:x2="29.122cm" svg:y2="14.394cm">
          <text:p/>
        </draw:line>
        <draw:polyline draw:style-name="gr1" draw:text-style-name="P1" draw:layer="layout" svg:width="0.044cm" svg:height="1.682cm" svg:x="30.172cm" svg:y="14.394cm" svg:viewBox="0 0 45 1683" draw:points="0,0 0,1683 45,1683 45,0">
          <text:p/>
        </draw:polyline>
        <draw:line draw:style-name="gr1" draw:text-style-name="P1" draw:layer="layout" svg:x1="31.267cm" svg:y1="14.394cm" svg:x2="31.267cm" svg:y2="15.81cm">
          <text:p/>
        </draw:line>
        <draw:line draw:style-name="gr1" draw:text-style-name="P1" draw:layer="layout" svg:x1="31.319cm" svg:y1="15.81cm" svg:x2="31.319cm" svg:y2="14.394cm">
          <text:p/>
        </draw:line>
        <draw:line draw:style-name="gr1" draw:text-style-name="P1" draw:layer="layout" svg:x1="32.37cm" svg:y1="14.394cm" svg:x2="32.37cm" svg:y2="16.076cm">
          <text:p/>
        </draw:line>
        <draw:line draw:style-name="gr1" draw:text-style-name="P1" draw:layer="layout" svg:x1="32.413cm" svg:y1="16.076cm" svg:x2="32.413cm" svg:y2="14.394cm">
          <text:p/>
        </draw:line>
        <draw:line draw:style-name="gr1" draw:text-style-name="P1" draw:layer="layout" svg:x1="33.464cm" svg:y1="14.394cm" svg:x2="33.464cm" svg:y2="15.81cm">
          <text:p/>
        </draw:line>
        <draw:line draw:style-name="gr1" draw:text-style-name="P1" draw:layer="layout" svg:x1="33.516cm" svg:y1="15.81cm" svg:x2="33.516cm" svg:y2="14.394cm">
          <text:p/>
        </draw:line>
        <draw:line draw:style-name="gr1" draw:text-style-name="P1" draw:layer="layout" svg:x1="17.683cm" svg:y1="14.477cm" svg:x2="18.678cm" svg:y2="14.477cm">
          <text:p/>
        </draw:line>
        <draw:line draw:style-name="gr1" draw:text-style-name="P1" draw:layer="layout" svg:x1="18.217cm" svg:y1="14.429cm" svg:x2="17.641cm" svg:y2="14.429cm">
          <text:p/>
        </draw:line>
        <draw:line draw:style-name="gr1" draw:text-style-name="P1" draw:layer="layout" svg:x1="27.015cm" svg:y1="14.633cm" svg:x2="27.015cm" svg:y2="14.336cm">
          <text:p/>
        </draw:line>
        <draw:line draw:style-name="gr1" draw:text-style-name="P1" draw:layer="layout" svg:x1="26.92cm" svg:y1="14.394cm" svg:x2="26.92cm" svg:y2="15.81cm">
          <text:p/>
        </draw:line>
        <draw:polyline draw:style-name="gr1" draw:text-style-name="P1" draw:layer="layout" svg:width="0.052cm" svg:height="1.682cm" svg:x="25.773cm" svg:y="14.394cm" svg:viewBox="0 0 53 1683" draw:points="0,0 0,1683 53,1683 53,0">
          <text:p/>
        </draw:polyline>
        <draw:line draw:style-name="gr1" draw:text-style-name="P1" draw:layer="layout" svg:x1="24.674cm" svg:y1="14.394cm" svg:x2="24.674cm" svg:y2="15.81cm">
          <text:p/>
        </draw:line>
        <draw:line draw:style-name="gr1" draw:text-style-name="P1" draw:layer="layout" svg:x1="24.727cm" svg:y1="15.81cm" svg:x2="24.727cm" svg:y2="14.394cm">
          <text:p/>
        </draw:line>
        <draw:polyline draw:style-name="gr1" draw:text-style-name="P1" draw:layer="layout" svg:width="0.044cm" svg:height="1.682cm" svg:x="23.58cm" svg:y="14.394cm" svg:viewBox="0 0 45 1683" draw:points="0,0 0,1683 45,1683 45,0">
          <text:p/>
        </draw:polyline>
        <draw:line draw:style-name="gr1" draw:text-style-name="P1" draw:layer="layout" svg:x1="22.477cm" svg:y1="14.394cm" svg:x2="22.477cm" svg:y2="15.81cm">
          <text:p/>
        </draw:line>
        <draw:line draw:style-name="gr1" draw:text-style-name="P1" draw:layer="layout" svg:x1="22.529cm" svg:y1="15.81cm" svg:x2="22.529cm" svg:y2="14.394cm">
          <text:p/>
        </draw:line>
        <draw:polyline draw:style-name="gr1" draw:text-style-name="P1" draw:layer="layout" svg:width="0.043cm" svg:height="1.682cm" svg:x="21.383cm" svg:y="14.394cm" svg:viewBox="0 0 44 1683" draw:points="0,0 0,1683 44,1683 44,0">
          <text:p/>
        </draw:polyline>
        <draw:line draw:style-name="gr1" draw:text-style-name="P1" draw:layer="layout" svg:x1="20.28cm" svg:y1="14.394cm" svg:x2="20.28cm" svg:y2="15.81cm">
          <text:p/>
        </draw:line>
        <draw:line draw:style-name="gr1" draw:text-style-name="P1" draw:layer="layout" svg:x1="20.332cm" svg:y1="15.81cm" svg:x2="20.332cm" svg:y2="14.394cm">
          <text:p/>
        </draw:line>
        <draw:polyline draw:style-name="gr1" draw:text-style-name="P1" draw:layer="layout" svg:width="0.049cm" svg:height="1.682cm" svg:x="19.163cm" svg:y="14.394cm" svg:viewBox="0 0 50 1683" draw:points="0,0 0,1683 50,1683 50,0">
          <text:p/>
        </draw:polyline>
        <draw:line draw:style-name="gr1" draw:text-style-name="P1" draw:layer="layout" svg:x1="35.487cm" svg:y1="12.751cm" svg:x2="35.487cm" svg:y2="13.378cm">
          <text:p/>
        </draw:line>
        <draw:line draw:style-name="gr1" draw:text-style-name="P1" draw:layer="layout" svg:x1="35.54cm" svg:y1="13.639cm" svg:x2="35.54cm" svg:y2="12.751cm">
          <text:p/>
        </draw:line>
        <draw:line draw:style-name="gr1" draw:text-style-name="P1" draw:layer="layout" svg:x1="35.493cm" svg:y1="13.41cm" svg:x2="35.493cm" svg:y2="13.607cm">
          <text:p/>
        </draw:line>
        <draw:line draw:style-name="gr1" draw:text-style-name="P1" draw:layer="layout" svg:x1="35.276cm" svg:y1="13.639cm" svg:x2="35.54cm" svg:y2="13.639cm">
          <text:p/>
        </draw:line>
        <draw:line draw:style-name="gr1" draw:text-style-name="P1" draw:layer="layout" svg:x1="35.493cm" svg:y1="13.607cm" svg:x2="35.308cm" svg:y2="13.607cm">
          <text:p/>
        </draw:line>
        <draw:line draw:style-name="gr1" draw:text-style-name="P1" draw:layer="layout" svg:x1="13.161cm" svg:y1="4.887cm" svg:x2="12.933cm" svg:y2="4.887cm">
          <text:p/>
        </draw:line>
        <draw:line draw:style-name="gr1" draw:text-style-name="P1" draw:layer="layout" svg:x1="12.981cm" svg:y1="4.914cm" svg:x2="13.134cm" svg:y2="4.914cm">
          <text:p/>
        </draw:line>
        <draw:line draw:style-name="gr1" draw:text-style-name="P1" draw:layer="layout" svg:x1="12.985cm" svg:y1="5.157cm" svg:x2="13.166cm" svg:y2="5.157cm">
          <text:p/>
        </draw:line>
        <draw:line draw:style-name="gr1" draw:text-style-name="P1" draw:layer="layout" svg:x1="13.134cm" svg:y1="5.125cm" svg:x2="12.981cm" svg:y2="5.125cm">
          <text:p/>
        </draw:line>
        <draw:polyline draw:style-name="gr1" draw:text-style-name="P1" draw:layer="layout" svg:width="0.006cm" svg:height="0.243cm" svg:x="13.161cm" svg:y="4.914cm" svg:viewBox="0 0 7 244" draw:points="0,0 5,0 7,0 7,244">
          <text:p/>
        </draw:polyline>
        <draw:line draw:style-name="gr1" draw:text-style-name="P1" draw:layer="layout" svg:x1="13.134cm" svg:y1="4.914cm" svg:x2="13.134cm" svg:y2="5.125cm">
          <text:p/>
        </draw:line>
        <draw:line draw:style-name="gr1" draw:text-style-name="P1" draw:layer="layout" svg:x1="13.161cm" svg:y1="4.914cm" svg:x2="13.161cm" svg:y2="4.887cm">
          <text:p/>
        </draw:line>
        <draw:line draw:style-name="gr1" draw:text-style-name="P1" draw:layer="layout" svg:x1="15.388cm" svg:y1="4.883cm" svg:x2="15.313cm" svg:y2="4.883cm">
          <text:p/>
        </draw:line>
        <draw:polyline draw:style-name="gr1" draw:text-style-name="P1" draw:layer="layout" svg:width="0.048cm" svg:height="0.009cm" svg:x="15.34cm" svg:y="4.901cm" svg:viewBox="0 0 49 10" draw:points="0,10 49,10 49,0">
          <text:p/>
        </draw:polyline>
        <draw:polyline draw:style-name="gr1" draw:text-style-name="P1" draw:layer="layout" svg:width="0.005cm" svg:height="0.247cm" svg:x="15.308cm" svg:y="4.91cm" svg:viewBox="0 0 6 248" draw:points="0,248 0,0 1,0 6,0">
          <text:p/>
        </draw:polyline>
        <draw:line draw:style-name="gr1" draw:text-style-name="P1" draw:layer="layout" svg:x1="15.34cm" svg:y1="5.125cm" svg:x2="15.34cm" svg:y2="4.91cm">
          <text:p/>
        </draw:line>
        <draw:line draw:style-name="gr1" draw:text-style-name="P1" draw:layer="layout" svg:x1="15.308cm" svg:y1="5.157cm" svg:x2="15.494cm" svg:y2="5.157cm">
          <text:p/>
        </draw:line>
        <draw:line draw:style-name="gr1" draw:text-style-name="P1" draw:layer="layout" svg:x1="15.462cm" svg:y1="5.125cm" svg:x2="15.34cm" svg:y2="5.125cm">
          <text:p/>
        </draw:line>
        <draw:line draw:style-name="gr1" draw:text-style-name="P1" draw:layer="layout" svg:x1="15.494cm" svg:y1="5.157cm" svg:x2="15.494cm" svg:y2="4.901cm">
          <text:p/>
        </draw:line>
        <draw:line draw:style-name="gr1" draw:text-style-name="P1" draw:layer="layout" svg:x1="15.462cm" svg:y1="4.901cm" svg:x2="15.462cm" svg:y2="5.125cm">
          <text:p/>
        </draw:line>
        <draw:line draw:style-name="gr1" draw:text-style-name="P1" draw:layer="layout" svg:x1="10.864cm" svg:y1="4.872cm" svg:x2="10.704cm" svg:y2="4.872cm">
          <text:p/>
        </draw:line>
        <draw:line draw:style-name="gr1" draw:text-style-name="P1" draw:layer="layout" svg:x1="10.736cm" svg:y1="4.904cm" svg:x2="10.832cm" svg:y2="4.904cm">
          <text:p/>
        </draw:line>
        <draw:line draw:style-name="gr1" draw:text-style-name="P1" draw:layer="layout" svg:x1="10.704cm" svg:y1="4.872cm" svg:x2="10.704cm" svg:y2="5.067cm">
          <text:p/>
        </draw:line>
        <draw:line draw:style-name="gr1" draw:text-style-name="P1" draw:layer="layout" svg:x1="10.736cm" svg:y1="5.035cm" svg:x2="10.736cm" svg:y2="4.904cm">
          <text:p/>
        </draw:line>
        <draw:line draw:style-name="gr1" draw:text-style-name="P1" draw:layer="layout" svg:x1="10.704cm" svg:y1="5.067cm" svg:x2="10.864cm" svg:y2="5.067cm">
          <text:p/>
        </draw:line>
        <draw:line draw:style-name="gr1" draw:text-style-name="P1" draw:layer="layout" svg:x1="10.832cm" svg:y1="5.035cm" svg:x2="10.736cm" svg:y2="5.035cm">
          <text:p/>
        </draw:line>
        <draw:line draw:style-name="gr1" draw:text-style-name="P1" draw:layer="layout" svg:x1="10.864cm" svg:y1="5.067cm" svg:x2="10.864cm" svg:y2="4.872cm">
          <text:p/>
        </draw:line>
        <draw:line draw:style-name="gr1" draw:text-style-name="P1" draw:layer="layout" svg:x1="10.832cm" svg:y1="4.904cm" svg:x2="10.832cm" svg:y2="5.035cm">
          <text:p/>
        </draw:line>
        <draw:line draw:style-name="gr1" draw:text-style-name="P1" draw:layer="layout" svg:x1="9.472cm" svg:y1="4.872cm" svg:x2="9.214cm" svg:y2="4.872cm">
          <text:p/>
        </draw:line>
        <draw:line draw:style-name="gr1" draw:text-style-name="P1" draw:layer="layout" svg:x1="9.214cm" svg:y1="4.904cm" svg:x2="9.44cm" svg:y2="4.904cm">
          <text:p/>
        </draw:line>
        <draw:line draw:style-name="gr1" draw:text-style-name="P1" draw:layer="layout" svg:x1="9.214cm" svg:y1="5.067cm" svg:x2="9.472cm" svg:y2="5.067cm">
          <text:p/>
        </draw:line>
        <draw:line draw:style-name="gr1" draw:text-style-name="P1" draw:layer="layout" svg:x1="9.44cm" svg:y1="5.035cm" svg:x2="9.214cm" svg:y2="5.035cm">
          <text:p/>
        </draw:line>
        <draw:line draw:style-name="gr1" draw:text-style-name="P1" draw:layer="layout" svg:x1="9.472cm" svg:y1="5.067cm" svg:x2="9.472cm" svg:y2="4.872cm">
          <text:p/>
        </draw:line>
        <draw:line draw:style-name="gr1" draw:text-style-name="P1" draw:layer="layout" svg:x1="10.004cm" svg:y1="5.028cm" svg:x2="10.004cm" svg:y2="5.011cm">
          <text:p/>
        </draw:line>
        <draw:line draw:style-name="gr1" draw:text-style-name="P1" draw:layer="layout" svg:x1="9.44cm" svg:y1="4.904cm" svg:x2="9.44cm" svg:y2="5.035cm">
          <text:p/>
        </draw:line>
        <draw:polyline draw:style-name="gr1" draw:text-style-name="P1" draw:layer="layout" svg:width="0.124cm" svg:height="0.052cm" svg:x="16.258cm" svg:y="8.752cm" svg:viewBox="0 0 125 53" draw:points="57,0 125,0 125,1 125,5 125,49 125,52 125,53 0,53 1,53 1,52">
          <text:p/>
        </draw:polyline>
        <draw:polyline draw:style-name="gr1" draw:text-style-name="P1" draw:layer="layout" svg:width="0.004cm" svg:height="0.001cm" svg:x="11.957cm" svg:y="9.679cm" svg:viewBox="0 0 5 2" draw:points="0,0 0,2 2,2 5,2">
          <text:p/>
        </draw:polyline>
        <draw:polyline draw:style-name="gr1" draw:text-style-name="P1" draw:layer="layout" svg:width="0.049cm" svg:height="0.007cm" svg:x="11.961cm" svg:y="9.674cm" svg:viewBox="0 0 50 8" draw:points="43,0 44,0 48,0 50,0 50,8 48,8 44,8 0,8">
          <text:p/>
        </draw:polyline>
        <draw:line draw:style-name="gr1" draw:text-style-name="P1" draw:layer="layout" svg:x1="15.438cm" svg:y1="13.472cm" svg:x2="15.438cm" svg:y2="15.01cm">
          <text:p/>
        </draw:line>
        <draw:line draw:style-name="gr1" draw:text-style-name="P1" draw:layer="layout" svg:x1="15.475cm" svg:y1="15.048cm" svg:x2="15.475cm" svg:y2="13.435cm">
          <text:p/>
        </draw:line>
        <draw:polyline draw:style-name="gr1" draw:text-style-name="P1" draw:layer="layout" svg:width="0.046cm" svg:height="0.258cm" svg:x="15.004cm" svg:y="11.718cm" svg:viewBox="0 0 47 259" draw:points="0,0 0,259 47,259 47,59">
          <text:p/>
        </draw:polyline>
        <draw:line draw:style-name="gr1" draw:text-style-name="P1" draw:layer="layout" svg:x1="15.05cm" svg:y1="11.74cm" svg:x2="15.05cm" svg:y2="11.718cm">
          <text:p/>
        </draw:line>
        <draw:polygon draw:style-name="gr1" draw:text-style-name="P1" draw:layer="layout" svg:width="0.046cm" svg:height="0.519cm" svg:x="15.004cm" svg:y="12.346cm" svg:viewBox="0 0 47 520" draw:points="0,0 0,520 47,520 47,0">
          <text:p/>
        </draw:polygon>
        <draw:line draw:style-name="gr1" draw:text-style-name="P1" draw:layer="layout" svg:x1="15.004cm" svg:y1="13.236cm" svg:x2="15.004cm" svg:y2="13.495cm">
          <text:p/>
        </draw:line>
        <draw:line draw:style-name="gr1" draw:text-style-name="P1" draw:layer="layout" svg:x1="15.05cm" svg:y1="13.495cm" svg:x2="15.05cm" svg:y2="13.471cm">
          <text:p/>
        </draw:line>
        <draw:polyline draw:style-name="gr1" draw:text-style-name="P1" draw:layer="layout" svg:width="0.046cm" svg:height="0.199cm" svg:x="15.004cm" svg:y="13.236cm" svg:viewBox="0 0 47 200" draw:points="47,200 47,0 0,0">
          <text:p/>
        </draw:polyline>
        <draw:line draw:style-name="gr1" draw:text-style-name="P1" draw:layer="layout" svg:x1="15.004cm" svg:y1="13.052cm" svg:x2="15.004cm" svg:y2="13.049cm">
          <text:p/>
        </draw:line>
        <draw:line draw:style-name="gr1" draw:text-style-name="P1" draw:layer="layout" svg:x1="15.004cm" svg:y1="12.162cm" svg:x2="15.004cm" svg:y2="12.16cm">
          <text:p/>
        </draw:line>
        <draw:line draw:style-name="gr1" draw:text-style-name="P1" draw:layer="layout" svg:x1="13.184cm" svg:y1="14.192cm" svg:x2="13.184cm" svg:y2="13.669cm">
          <text:p/>
        </draw:line>
        <draw:line draw:style-name="gr1" draw:text-style-name="P1" draw:layer="layout" svg:x1="13.184cm" svg:y1="13.626cm" svg:x2="13.184cm" svg:y2="13.321cm">
          <text:p/>
        </draw:line>
        <draw:line draw:style-name="gr1" draw:text-style-name="P1" draw:layer="layout" svg:x1="13.175cm" svg:y1="13.279cm" svg:x2="13.175cm" svg:y2="13.11cm">
          <text:p/>
        </draw:line>
        <draw:line draw:style-name="gr1" draw:text-style-name="P1" draw:layer="layout" svg:x1="12.988cm" svg:y1="13.128cm" svg:x2="12.988cm" svg:y2="14.149cm">
          <text:p/>
        </draw:line>
        <draw:polyline draw:style-name="gr1" draw:text-style-name="P1" draw:layer="layout" svg:width="1.763cm" svg:height="0.043cm" svg:x="11.421cm" svg:y="14.149cm" svg:viewBox="0 0 1764 44" draw:points="1568,0 0,0 0,44 1764,44">
          <text:p/>
        </draw:polyline>
        <draw:polyline draw:style-name="gr1" draw:text-style-name="P1" draw:layer="layout" svg:width="0cm" svg:height="0.005cm" svg:x="23.563cm" svg:y="9.544cm" svg:viewBox="0 0 0 6" draw:points="0,0 0,2 0,6">
          <text:p/>
        </draw:polyline>
        <draw:polyline draw:style-name="gr1" draw:text-style-name="P1" draw:layer="layout" svg:width="0cm" svg:height="0.005cm" svg:x="24.191cm" svg:y="9.544cm" svg:viewBox="0 0 0 6" draw:points="0,6 0,2 0,0">
          <text:p/>
        </draw:polyline>
        <draw:polyline draw:style-name="gr1" draw:text-style-name="P1" draw:layer="layout" svg:width="0cm" svg:height="0.005cm" svg:x="26.316cm" svg:y="9.544cm" svg:viewBox="0 0 0 6" draw:points="0,0 0,2 0,6">
          <text:p/>
        </draw:polyline>
        <draw:polyline draw:style-name="gr1" draw:text-style-name="P1" draw:layer="layout" svg:width="1.039cm" svg:height="0.006cm" svg:x="26.944cm" svg:y="9.544cm" svg:viewBox="0 0 1040 7" draw:points="0,7 0,2 0,0 1040,0">
          <text:p/>
        </draw:polyline>
        <draw:line draw:style-name="gr1" draw:text-style-name="P1" draw:layer="layout" svg:x1="29.221cm" svg:y1="9.544cm" svg:x2="28.035cm" svg:y2="9.544cm">
          <text:p/>
        </draw:line>
        <draw:line draw:style-name="gr1" draw:text-style-name="P1" draw:layer="layout" svg:x1="25.219cm" svg:y1="9.544cm" svg:x2="24.191cm" svg:y2="9.544cm">
          <text:p/>
        </draw:line>
        <draw:line draw:style-name="gr1" draw:text-style-name="P1" draw:layer="layout" svg:x1="26.316cm" svg:y1="9.544cm" svg:x2="25.272cm" svg:y2="9.544cm">
          <text:p/>
        </draw:line>
        <draw:line draw:style-name="gr1" draw:text-style-name="P1" draw:layer="layout" svg:x1="23.563cm" svg:y1="9.544cm" svg:x2="22.528cm" svg:y2="9.544cm">
          <text:p/>
        </draw:line>
        <draw:polyline draw:style-name="gr1" draw:text-style-name="P1" draw:layer="layout" svg:width="0cm" svg:height="0.004cm" svg:x="26.944cm" svg:y="9.598cm" svg:viewBox="0 0 0 5" draw:points="0,5 0,3 0,0">
          <text:p/>
        </draw:polyline>
        <draw:polyline draw:style-name="gr1" draw:text-style-name="P1" draw:layer="layout" svg:width="0cm" svg:height="0.004cm" svg:x="24.191cm" svg:y="9.598cm" svg:viewBox="0 0 0 5" draw:points="0,5 0,3 0,0">
          <text:p/>
        </draw:polyline>
        <draw:polyline draw:style-name="gr1" draw:text-style-name="P1" draw:layer="layout" svg:width="0cm" svg:height="0.003cm" svg:x="26.316cm" svg:y="9.598cm" svg:viewBox="0 0 0 4" draw:points="0,0 0,3 0,4">
          <text:p/>
        </draw:polyline>
        <draw:polyline draw:style-name="gr1" draw:text-style-name="P1" draw:layer="layout" svg:width="0cm" svg:height="0.003cm" svg:x="23.563cm" svg:y="9.598cm" svg:viewBox="0 0 0 4" draw:points="0,0 0,3 0,4">
          <text:p/>
        </draw:polyline>
        <draw:line draw:style-name="gr1" draw:text-style-name="P1" draw:layer="layout" svg:x1="26.944cm" svg:y1="9.603cm" svg:x2="29.273cm" svg:y2="9.603cm">
          <text:p/>
        </draw:line>
        <draw:line draw:style-name="gr1" draw:text-style-name="P1" draw:layer="layout" svg:x1="24.191cm" svg:y1="9.603cm" svg:x2="26.316cm" svg:y2="9.603cm">
          <text:p/>
        </draw:line>
        <draw:line draw:style-name="gr1" draw:text-style-name="P1" draw:layer="layout" svg:x1="22.476cm" svg:y1="9.603cm" svg:x2="23.563cm" svg:y2="9.603cm">
          <text:p/>
        </draw:line>
        <draw:line draw:style-name="gr1" draw:text-style-name="P1" draw:layer="layout" svg:x1="23.563cm" svg:y1="9.598cm" svg:x2="23.563cm" svg:y2="9.55cm">
          <text:p/>
        </draw:line>
        <draw:line draw:style-name="gr1" draw:text-style-name="P1" draw:layer="layout" svg:x1="26.316cm" svg:y1="9.598cm" svg:x2="26.316cm" svg:y2="9.55cm">
          <text:p/>
        </draw:line>
        <draw:line draw:style-name="gr1" draw:text-style-name="P1" draw:layer="layout" svg:x1="24.191cm" svg:y1="9.55cm" svg:x2="24.191cm" svg:y2="9.598cm">
          <text:p/>
        </draw:line>
        <draw:line draw:style-name="gr1" draw:text-style-name="P1" draw:layer="layout" svg:x1="26.944cm" svg:y1="9.55cm" svg:x2="26.944cm" svg:y2="9.598cm">
          <text:p/>
        </draw:line>
        <draw:polyline draw:style-name="gr1" draw:text-style-name="P1" draw:layer="layout" svg:width="0cm" svg:height="0.005cm" svg:x="35.692cm" svg:y="9.544cm" svg:viewBox="0 0 0 6" draw:points="0,0 0,2 0,6">
          <text:p/>
        </draw:polyline>
        <draw:polyline draw:style-name="gr1" draw:text-style-name="P2" draw:layer="layout" svg:width="0.348cm" svg:height="0.006cm" svg:x="36.041cm" svg:y="9.544cm" svg:viewBox="0 0 349 7" draw:points="0,7 0,2 0,0 349,0">
          <text:p/>
        </draw:polyline>
        <draw:line draw:style-name="gr1" draw:text-style-name="P2" draw:layer="layout" svg:x1="36.563cm" svg:y1="9.544cm" svg:x2="36.421cm" svg:y2="9.544cm">
          <text:p/>
        </draw:line>
        <draw:line draw:style-name="gr1" draw:text-style-name="P1" draw:layer="layout" svg:x1="35.692cm" svg:y1="9.544cm" svg:x2="35.353cm" svg:y2="9.544cm">
          <text:p/>
        </draw:line>
        <draw:polyline draw:style-name="gr1" draw:text-style-name="P1" draw:layer="layout" svg:width="0cm" svg:height="0.004cm" svg:x="36.041cm" svg:y="9.598cm" svg:viewBox="0 0 0 5" draw:points="0,5 0,3 0,0">
          <text:p/>
        </draw:polyline>
        <draw:polyline draw:style-name="gr1" draw:text-style-name="P1" draw:layer="layout" svg:width="0cm" svg:height="0.003cm" svg:x="35.692cm" svg:y="9.598cm" svg:viewBox="0 0 0 4" draw:points="0,0 0,3 0,4">
          <text:p/>
        </draw:polyline>
        <draw:line draw:style-name="gr1" draw:text-style-name="P2" draw:layer="layout" svg:x1="36.041cm" svg:y1="9.603cm" svg:x2="36.563cm" svg:y2="9.603cm">
          <text:p/>
        </draw:line>
        <draw:line draw:style-name="gr1" draw:text-style-name="P1" draw:layer="layout" svg:x1="35.3cm" svg:y1="9.603cm" svg:x2="35.692cm" svg:y2="9.603cm">
          <text:p/>
        </draw:line>
        <draw:line draw:style-name="gr1" draw:text-style-name="P2" draw:layer="layout" svg:x1="36.563cm" svg:y1="9.598cm" svg:x2="36.563cm" svg:y2="9.55cm">
          <text:p/>
        </draw:line>
        <draw:line draw:style-name="gr1" draw:text-style-name="P1" draw:layer="layout" svg:x1="35.692cm" svg:y1="9.598cm" svg:x2="35.692cm" svg:y2="9.55cm">
          <text:p/>
        </draw:line>
        <draw:line draw:style-name="gr1" draw:text-style-name="P1" draw:layer="layout" svg:x1="36.041cm" svg:y1="9.55cm" svg:x2="36.041cm" svg:y2="9.598cm">
          <text:p/>
        </draw:line>
        <draw:line draw:style-name="gr1" draw:text-style-name="P1" draw:layer="layout" svg:x1="11.455cm" svg:y1="23.152cm" svg:x2="12.344cm" svg:y2="23.152cm">
          <text:p/>
        </draw:line>
        <draw:line draw:style-name="gr1" draw:text-style-name="P2" draw:layer="layout" svg:x1="36.682cm" svg:y1="17.725cm" svg:x2="19.887cm" svg:y2="17.725cm">
          <text:p/>
        </draw:line>
        <draw:line draw:style-name="gr1" draw:text-style-name="P2" draw:layer="layout" svg:x1="20.035cm" svg:y1="17.576cm" svg:x2="36.533cm" svg:y2="17.576cm">
          <text:p/>
        </draw:line>
        <draw:line draw:style-name="gr1" draw:text-style-name="P2" draw:layer="layout" svg:x1="36.682cm" svg:y1="9.667cm" svg:x2="37.658cm" svg:y2="9.667cm">
          <text:p/>
        </draw:line>
        <draw:line draw:style-name="gr1" draw:text-style-name="P2" draw:layer="layout" svg:x1="37.503cm" svg:y1="9.49cm" svg:x2="36.563cm" svg:y2="9.49cm">
          <text:p/>
        </draw:line>
        <draw:line draw:style-name="gr1" draw:text-style-name="P2" draw:layer="layout" svg:x1="37.66cm" svg:y1="8.314cm" svg:x2="37.703cm" svg:y2="8.011cm">
          <text:p/>
        </draw:line>
        <draw:polyline draw:style-name="gr1" draw:text-style-name="P2" draw:layer="layout" svg:width="0cm" svg:height="0cm" svg:x="37.705cm" svg:y="7.993cm" svg:viewBox="0 0 0 0" draw:points="0,0">
          <text:p/>
        </draw:polyline>
        <draw:line draw:style-name="gr1" draw:text-style-name="P2" draw:layer="layout" svg:x1="37.717cm" svg:y1="7.907cm" svg:x2="37.748cm" svg:y2="7.691cm">
          <text:p/>
        </draw:line>
        <draw:line draw:style-name="gr1" draw:text-style-name="P2" draw:layer="layout" svg:x1="37.75cm" svg:y1="7.675cm" svg:x2="37.794cm" svg:y2="7.368cm">
          <text:p/>
        </draw:line>
        <draw:line draw:style-name="gr1" draw:text-style-name="P2" draw:layer="layout" svg:x1="37.829cm" svg:y1="7.108cm" svg:x2="37.874cm" svg:y2="6.795cm">
          <text:p/>
        </draw:line>
        <draw:line draw:style-name="gr1" draw:text-style-name="P2" draw:layer="layout" svg:x1="37.876cm" svg:y1="6.779cm" svg:x2="37.919cm" svg:y2="6.476cm">
          <text:p/>
        </draw:line>
        <draw:line draw:style-name="gr1" draw:text-style-name="P2" draw:layer="layout" svg:x1="37.921cm" svg:y1="6.459cm" svg:x2="37.964cm" svg:y2="6.156cm">
          <text:p/>
        </draw:line>
        <draw:line draw:style-name="gr1" draw:text-style-name="P2" draw:layer="layout" svg:x1="37.965cm" svg:y1="6.14cm" svg:x2="37.988cm" svg:y2="5.984cm">
          <text:p/>
        </draw:line>
        <draw:line draw:style-name="gr1" draw:text-style-name="P2" draw:layer="layout" svg:x1="37.992cm" svg:y1="5.953cm" svg:x2="38.009cm" svg:y2="5.837cm">
          <text:p/>
        </draw:line>
        <draw:line draw:style-name="gr1" draw:text-style-name="P2" draw:layer="layout" svg:x1="38.011cm" svg:y1="5.82cm" svg:x2="38.033cm" svg:y2="5.668cm">
          <text:p/>
        </draw:line>
        <draw:line draw:style-name="gr1" draw:text-style-name="P2" draw:layer="layout" svg:x1="37.622cm" svg:y1="8.644cm" svg:x2="37.667cm" svg:y2="8.332cm">
          <text:p/>
        </draw:line>
        <draw:line draw:style-name="gr1" draw:text-style-name="P2" draw:layer="layout" svg:x1="37.669cm" svg:y1="8.315cm" svg:x2="37.712cm" svg:y2="8.012cm">
          <text:p/>
        </draw:line>
        <draw:line draw:style-name="gr1" draw:text-style-name="P2" draw:layer="layout" svg:x1="37.713cm" svg:y1="7.996cm" svg:x2="37.727cm" svg:y2="7.903cm">
          <text:p/>
        </draw:line>
        <draw:line draw:style-name="gr1" draw:text-style-name="P2" draw:layer="layout" svg:x1="37.732cm" svg:y1="7.862cm" svg:x2="37.757cm" svg:y2="7.693cm">
          <text:p/>
        </draw:line>
        <draw:line draw:style-name="gr1" draw:text-style-name="P2" draw:layer="layout" svg:x1="37.758cm" svg:y1="7.676cm" svg:x2="37.803cm" svg:y2="7.364cm">
          <text:p/>
        </draw:line>
        <draw:line draw:style-name="gr1" draw:text-style-name="P2" draw:layer="layout" svg:x1="37.838cm" svg:y1="7.108cm" svg:x2="37.883cm" svg:y2="6.796cm">
          <text:p/>
        </draw:line>
        <draw:line draw:style-name="gr1" draw:text-style-name="P2" draw:layer="layout" svg:x1="37.884cm" svg:y1="6.78cm" svg:x2="37.928cm" svg:y2="6.477cm">
          <text:p/>
        </draw:line>
        <draw:line draw:style-name="gr1" draw:text-style-name="P2" draw:layer="layout" svg:x1="37.929cm" svg:y1="6.46cm" svg:x2="37.973cm" svg:y2="6.157cm">
          <text:p/>
        </draw:line>
        <draw:line draw:style-name="gr1" draw:text-style-name="P2" draw:layer="layout" svg:x1="37.974cm" svg:y1="6.141cm" svg:x2="37.997cm" svg:y2="5.984cm">
          <text:p/>
        </draw:line>
        <draw:line draw:style-name="gr1" draw:text-style-name="P2" draw:layer="layout" svg:x1="38.001cm" svg:y1="5.953cm" svg:x2="38.018cm" svg:y2="5.838cm">
          <text:p/>
        </draw:line>
        <draw:line draw:style-name="gr1" draw:text-style-name="P2" draw:layer="layout" svg:x1="38.019cm" svg:y1="5.821cm" svg:x2="38.043cm" svg:y2="5.659cm">
          <text:p/>
        </draw:line>
        <draw:line draw:style-name="gr1" draw:text-style-name="P2" draw:layer="layout" svg:x1="38.247cm" svg:y1="5.482cm" svg:x2="38.091cm" svg:y2="5.616cm">
          <text:p/>
        </draw:line>
        <draw:line draw:style-name="gr1" draw:text-style-name="P2" draw:layer="layout" svg:x1="38.092cm" svg:y1="5.615cm" svg:x2="37.88cm" svg:y2="7.114cm">
          <text:p/>
        </draw:line>
        <draw:line draw:style-name="gr1" draw:text-style-name="P2" draw:layer="layout" svg:x1="37.846cm" svg:y1="7.368cm" svg:x2="37.662cm" svg:y2="8.666cm">
          <text:p/>
        </draw:line>
        <draw:polyline draw:style-name="gr1" draw:text-style-name="P2" draw:layer="layout" svg:width="0.186cm" svg:height="1.297cm" svg:x="37.792cm" svg:y="7.387cm" svg:viewBox="0 0 187 1298" draw:points="0,1298 1,1290 5,1291 187,0">
          <text:p/>
        </draw:polyline>
        <draw:line draw:style-name="gr1" draw:text-style-name="P2" draw:layer="layout" svg:x1="37.988cm" svg:y1="7.315cm" svg:x2="38.247cm" svg:y2="5.482cm">
          <text:p/>
        </draw:line>
        <draw:line draw:style-name="gr1" draw:text-style-name="P2" draw:layer="layout" svg:x1="38.091cm" svg:y1="5.615cm" svg:x2="38.082cm" svg:y2="5.615cm">
          <text:p/>
        </draw:line>
        <draw:polyline draw:style-name="gr1" draw:text-style-name="P2" draw:layer="layout" svg:width="0.092cm" svg:height="0.56cm" svg:x="37.528cm" svg:y="8.658cm" svg:viewBox="0 0 93 561" draw:points="0,561 84,0 93,2">
          <text:p/>
        </draw:polyline>
        <draw:line draw:style-name="gr1" draw:text-style-name="P2" draw:layer="layout" svg:x1="37.537cm" svg:y1="9.223cm" svg:x2="37.532cm" svg:y2="9.251cm">
          <text:p/>
        </draw:line>
        <draw:polyline draw:style-name="gr1" draw:text-style-name="P2" draw:layer="layout" svg:width="0.151cm" svg:height="1.004cm" svg:x="37.645cm" svg:y="8.663cm" svg:viewBox="0 0 152 1005" draw:points="13,1005 152,21 0,0">
          <text:p/>
        </draw:polyline>
        <draw:line draw:style-name="gr1" draw:text-style-name="P2" draw:layer="layout" svg:x1="37.621cm" svg:y1="8.66cm" svg:x2="37.536cm" svg:y2="9.224cm">
          <text:p/>
        </draw:line>
        <draw:line draw:style-name="gr1" draw:text-style-name="P2" draw:layer="layout" svg:x1="37.533cm" svg:y1="9.25cm" svg:x2="37.503cm" svg:y2="9.491cm">
          <text:p/>
        </draw:line>
        <draw:line draw:style-name="gr1" draw:text-style-name="P2" draw:layer="layout" svg:x1="38.042cm" svg:y1="5.659cm" svg:x2="37.837cm" svg:y2="5.659cm">
          <text:p/>
        </draw:line>
        <draw:line draw:style-name="gr1" draw:text-style-name="P2" draw:layer="layout" svg:x1="37.81cm" svg:y1="5.659cm" svg:x2="37.501cm" svg:y2="5.659cm">
          <text:p/>
        </draw:line>
        <draw:line draw:style-name="gr1" draw:text-style-name="P2" draw:layer="layout" svg:x1="37.484cm" svg:y1="5.659cm" svg:x2="37.179cm" svg:y2="5.659cm">
          <text:p/>
        </draw:line>
        <draw:line draw:style-name="gr1" draw:text-style-name="P2" draw:layer="layout" svg:x1="37.161cm" svg:y1="5.659cm" svg:x2="36.856cm" svg:y2="5.659cm">
          <text:p/>
        </draw:line>
        <draw:line draw:style-name="gr1" draw:text-style-name="P2" draw:layer="layout" svg:x1="36.838cm" svg:y1="5.659cm" svg:x2="36.534cm" svg:y2="5.659cm">
          <text:p/>
        </draw:line>
        <draw:line draw:style-name="gr1" draw:text-style-name="P2" draw:layer="layout" svg:x1="36.516cm" svg:y1="5.659cm" svg:x2="36.211cm" svg:y2="5.659cm">
          <text:p/>
        </draw:line>
        <draw:line draw:style-name="gr1" draw:text-style-name="P1" draw:layer="layout" svg:x1="36.193cm" svg:y1="5.659cm" svg:x2="35.879cm" svg:y2="5.659cm">
          <text:p/>
        </draw:line>
        <draw:line draw:style-name="gr1" draw:text-style-name="P1" draw:layer="layout" svg:x1="35.612cm" svg:y1="5.659cm" svg:x2="35.304cm" svg:y2="5.659cm">
          <text:p/>
        </draw:line>
        <draw:line draw:style-name="gr1" draw:text-style-name="P1" draw:layer="layout" svg:x1="35.286cm" svg:y1="5.659cm" svg:x2="34.981cm" svg:y2="5.659cm">
          <text:p/>
        </draw:line>
        <draw:line draw:style-name="gr1" draw:text-style-name="P1" draw:layer="layout" svg:x1="34.964cm" svg:y1="5.659cm" svg:x2="34.671cm" svg:y2="5.659cm">
          <text:p/>
        </draw:line>
        <draw:line draw:style-name="gr1" draw:text-style-name="P1" draw:layer="layout" svg:x1="34.629cm" svg:y1="5.659cm" svg:x2="34.336cm" svg:y2="5.659cm">
          <text:p/>
        </draw:line>
        <draw:line draw:style-name="gr1" draw:text-style-name="P1" draw:layer="layout" svg:x1="34.319cm" svg:y1="5.659cm" svg:x2="34.013cm" svg:y2="5.659cm">
          <text:p/>
        </draw:line>
        <draw:line draw:style-name="gr1" draw:text-style-name="P1" draw:layer="layout" svg:x1="33.996cm" svg:y1="5.659cm" svg:x2="33.682cm" svg:y2="5.659cm">
          <text:p/>
        </draw:line>
        <draw:line draw:style-name="gr1" draw:text-style-name="P1" draw:layer="layout" svg:x1="33.415cm" svg:y1="5.659cm" svg:x2="33.107cm" svg:y2="5.659cm">
          <text:p/>
        </draw:line>
        <draw:line draw:style-name="gr1" draw:text-style-name="P1" draw:layer="layout" svg:x1="33.089cm" svg:y1="5.659cm" svg:x2="32.784cm" svg:y2="5.659cm">
          <text:p/>
        </draw:line>
        <draw:line draw:style-name="gr1" draw:text-style-name="P1" draw:layer="layout" svg:x1="32.767cm" svg:y1="5.659cm" svg:x2="32.461cm" svg:y2="5.659cm">
          <text:p/>
        </draw:line>
        <draw:line draw:style-name="gr1" draw:text-style-name="P1" draw:layer="layout" svg:x1="32.444cm" svg:y1="5.659cm" svg:x2="32.139cm" svg:y2="5.659cm">
          <text:p/>
        </draw:line>
        <draw:line draw:style-name="gr1" draw:text-style-name="P1" draw:layer="layout" svg:x1="32.121cm" svg:y1="5.659cm" svg:x2="31.816cm" svg:y2="5.659cm">
          <text:p/>
        </draw:line>
        <draw:line draw:style-name="gr1" draw:text-style-name="P1" draw:layer="layout" svg:x1="31.798cm" svg:y1="5.659cm" svg:x2="31.485cm" svg:y2="5.659cm">
          <text:p/>
        </draw:line>
        <draw:line draw:style-name="gr1" draw:text-style-name="P1" draw:layer="layout" svg:x1="31.217cm" svg:y1="5.659cm" svg:x2="30.909cm" svg:y2="5.659cm">
          <text:p/>
        </draw:line>
        <draw:line draw:style-name="gr1" draw:text-style-name="P1" draw:layer="layout" svg:x1="30.892cm" svg:y1="5.659cm" svg:x2="30.586cm" svg:y2="5.659cm">
          <text:p/>
        </draw:line>
        <draw:line draw:style-name="gr1" draw:text-style-name="P1" draw:layer="layout" svg:x1="30.569cm" svg:y1="5.659cm" svg:x2="30.276cm" svg:y2="5.659cm">
          <text:p/>
        </draw:line>
        <draw:line draw:style-name="gr1" draw:text-style-name="P1" draw:layer="layout" svg:x1="30.234cm" svg:y1="5.659cm" svg:x2="29.941cm" svg:y2="5.659cm">
          <text:p/>
        </draw:line>
        <draw:line draw:style-name="gr1" draw:text-style-name="P1" draw:layer="layout" svg:x1="29.924cm" svg:y1="5.659cm" svg:x2="29.619cm" svg:y2="5.659cm">
          <text:p/>
        </draw:line>
        <draw:line draw:style-name="gr1" draw:text-style-name="P1" draw:layer="layout" svg:x1="29.601cm" svg:y1="5.659cm" svg:x2="29.287cm" svg:y2="5.659cm">
          <text:p/>
        </draw:line>
        <draw:line draw:style-name="gr1" draw:text-style-name="P1" draw:layer="layout" svg:x1="29.02cm" svg:y1="5.659cm" svg:x2="28.712cm" svg:y2="5.659cm">
          <text:p/>
        </draw:line>
        <draw:line draw:style-name="gr1" draw:text-style-name="P1" draw:layer="layout" svg:x1="28.694cm" svg:y1="5.659cm" svg:x2="28.389cm" svg:y2="5.659cm">
          <text:p/>
        </draw:line>
        <draw:line draw:style-name="gr1" draw:text-style-name="P1" draw:layer="layout" svg:x1="28.372cm" svg:y1="5.659cm" svg:x2="28.067cm" svg:y2="5.659cm">
          <text:p/>
        </draw:line>
        <draw:line draw:style-name="gr1" draw:text-style-name="P1" draw:layer="layout" svg:x1="28.049cm" svg:y1="5.659cm" svg:x2="27.744cm" svg:y2="5.659cm">
          <text:p/>
        </draw:line>
        <draw:line draw:style-name="gr1" draw:text-style-name="P1" draw:layer="layout" svg:x1="27.727cm" svg:y1="5.659cm" svg:x2="27.421cm" svg:y2="5.659cm">
          <text:p/>
        </draw:line>
        <draw:line draw:style-name="gr1" draw:text-style-name="P1" draw:layer="layout" svg:x1="27.404cm" svg:y1="5.659cm" svg:x2="27.09cm" svg:y2="5.659cm">
          <text:p/>
        </draw:line>
        <draw:line draw:style-name="gr1" draw:text-style-name="P1" draw:layer="layout" svg:x1="26.823cm" svg:y1="5.659cm" svg:x2="26.514cm" svg:y2="5.659cm">
          <text:p/>
        </draw:line>
        <draw:line draw:style-name="gr1" draw:text-style-name="P1" draw:layer="layout" svg:x1="26.497cm" svg:y1="5.659cm" svg:x2="26.192cm" svg:y2="5.659cm">
          <text:p/>
        </draw:line>
        <draw:line draw:style-name="gr1" draw:text-style-name="P1" draw:layer="layout" svg:x1="26.174cm" svg:y1="5.659cm" svg:x2="25.869cm" svg:y2="5.659cm">
          <text:p/>
        </draw:line>
        <draw:line draw:style-name="gr1" draw:text-style-name="P1" draw:layer="layout" svg:x1="25.852cm" svg:y1="5.659cm" svg:x2="25.546cm" svg:y2="5.659cm">
          <text:p/>
        </draw:line>
        <draw:line draw:style-name="gr1" draw:text-style-name="P1" draw:layer="layout" svg:x1="25.529cm" svg:y1="5.659cm" svg:x2="25.224cm" svg:y2="5.659cm">
          <text:p/>
        </draw:line>
        <draw:line draw:style-name="gr1" draw:text-style-name="P1" draw:layer="layout" svg:x1="25.206cm" svg:y1="5.659cm" svg:x2="24.892cm" svg:y2="5.659cm">
          <text:p/>
        </draw:line>
        <draw:line draw:style-name="gr1" draw:text-style-name="P1" draw:layer="layout" svg:x1="24.625cm" svg:y1="5.659cm" svg:x2="24.317cm" svg:y2="5.659cm">
          <text:p/>
        </draw:line>
        <draw:line draw:style-name="gr1" draw:text-style-name="P1" draw:layer="layout" svg:x1="24.3cm" svg:y1="5.659cm" svg:x2="23.994cm" svg:y2="5.659cm">
          <text:p/>
        </draw:line>
        <draw:line draw:style-name="gr1" draw:text-style-name="P1" draw:layer="layout" svg:x1="23.977cm" svg:y1="5.659cm" svg:x2="23.672cm" svg:y2="5.659cm">
          <text:p/>
        </draw:line>
        <draw:line draw:style-name="gr1" draw:text-style-name="P1" draw:layer="layout" svg:x1="23.654cm" svg:y1="5.659cm" svg:x2="23.349cm" svg:y2="5.659cm">
          <text:p/>
        </draw:line>
        <draw:line draw:style-name="gr1" draw:text-style-name="P1" draw:layer="layout" svg:x1="23.332cm" svg:y1="5.659cm" svg:x2="23.026cm" svg:y2="5.659cm">
          <text:p/>
        </draw:line>
        <draw:line draw:style-name="gr1" draw:text-style-name="P1" draw:layer="layout" svg:x1="23.009cm" svg:y1="5.659cm" svg:x2="22.695cm" svg:y2="5.659cm">
          <text:p/>
        </draw:line>
        <draw:line draw:style-name="gr1" draw:text-style-name="P1" draw:layer="layout" svg:x1="22.428cm" svg:y1="5.659cm" svg:x2="22.119cm" svg:y2="5.659cm">
          <text:p/>
        </draw:line>
        <draw:line draw:style-name="gr1" draw:text-style-name="P1" draw:layer="layout" svg:x1="22.102cm" svg:y1="5.659cm" svg:x2="21.797cm" svg:y2="5.659cm">
          <text:p/>
        </draw:line>
        <draw:line draw:style-name="gr1" draw:text-style-name="P1" draw:layer="layout" svg:x1="21.779cm" svg:y1="5.659cm" svg:x2="21.474cm" svg:y2="5.659cm">
          <text:p/>
        </draw:line>
        <draw:line draw:style-name="gr1" draw:text-style-name="P1" draw:layer="layout" svg:x1="21.457cm" svg:y1="5.659cm" svg:x2="21.152cm" svg:y2="5.659cm">
          <text:p/>
        </draw:line>
        <draw:line draw:style-name="gr1" draw:text-style-name="P1" draw:layer="layout" svg:x1="21.134cm" svg:y1="5.659cm" svg:x2="20.829cm" svg:y2="5.659cm">
          <text:p/>
        </draw:line>
        <draw:line draw:style-name="gr1" draw:text-style-name="P1" draw:layer="layout" svg:x1="20.812cm" svg:y1="5.659cm" svg:x2="20.506cm" svg:y2="5.659cm">
          <text:p/>
        </draw:line>
        <draw:line draw:style-name="gr1" draw:text-style-name="P1" draw:layer="layout" svg:x1="20.489cm" svg:y1="5.659cm" svg:x2="20.256cm" svg:y2="5.659cm">
          <text:p/>
        </draw:line>
        <draw:line draw:style-name="gr1" draw:text-style-name="P1" draw:layer="layout" svg:x1="20.224cm" svg:y1="5.659cm" svg:x2="20.184cm" svg:y2="5.659cm">
          <text:p/>
        </draw:line>
        <draw:line draw:style-name="gr1" draw:text-style-name="P1" draw:layer="layout" svg:x1="20.166cm" svg:y1="5.659cm" svg:x2="19.852cm" svg:y2="5.659cm">
          <text:p/>
        </draw:line>
        <draw:line draw:style-name="gr1" draw:text-style-name="P1" draw:layer="layout" svg:x1="19.608cm" svg:y1="5.659cm" svg:x2="19.591cm" svg:y2="5.659cm">
          <text:p/>
        </draw:line>
        <draw:polyline draw:style-name="gr1" draw:text-style-name="P2" draw:layer="layout" svg:width="18.655cm" svg:height="0.004cm" svg:x="19.591cm" svg:y="5.482cm" svg:viewBox="0 0 18656 5" draw:points="18656,0 7316,0 9,0 9,5 0,5">
          <text:p/>
        </draw:polyline>
        <draw:line draw:style-name="gr1" draw:text-style-name="P1" draw:layer="layout" svg:x1="35.618cm" svg:y1="5.617cm" svg:x2="33.682cm" svg:y2="5.617cm">
          <text:p/>
        </draw:line>
        <draw:line draw:style-name="gr1" draw:text-style-name="P1" draw:layer="layout" svg:x1="33.42cm" svg:y1="5.617cm" svg:x2="31.485cm" svg:y2="5.617cm">
          <text:p/>
        </draw:line>
        <draw:line draw:style-name="gr1" draw:text-style-name="P1" draw:layer="layout" svg:x1="31.223cm" svg:y1="5.617cm" svg:x2="29.287cm" svg:y2="5.617cm">
          <text:p/>
        </draw:line>
        <draw:line draw:style-name="gr1" draw:text-style-name="P1" draw:layer="layout" svg:x1="29.026cm" svg:y1="5.617cm" svg:x2="27.09cm" svg:y2="5.617cm">
          <text:p/>
        </draw:line>
        <draw:line draw:style-name="gr1" draw:text-style-name="P1" draw:layer="layout" svg:x1="26.828cm" svg:y1="5.617cm" svg:x2="24.892cm" svg:y2="5.617cm">
          <text:p/>
        </draw:line>
        <draw:line draw:style-name="gr1" draw:text-style-name="P1" draw:layer="layout" svg:x1="24.631cm" svg:y1="5.617cm" svg:x2="22.695cm" svg:y2="5.617cm">
          <text:p/>
        </draw:line>
        <draw:line draw:style-name="gr1" draw:text-style-name="P1" draw:layer="layout" svg:x1="22.433cm" svg:y1="5.617cm" svg:x2="19.852cm" svg:y2="5.617cm">
          <text:p/>
        </draw:line>
        <draw:line draw:style-name="gr1" draw:text-style-name="P2" draw:layer="layout" svg:x1="37.975cm" svg:y1="5.615cm" svg:x2="37.973cm" svg:y2="5.627cm">
          <text:p/>
        </draw:line>
        <draw:line draw:style-name="gr1" draw:text-style-name="P2" draw:layer="layout" svg:x1="37.972cm" svg:y1="5.634cm" svg:x2="37.968cm" svg:y2="5.66cm">
          <text:p/>
        </draw:line>
        <draw:line draw:style-name="gr1" draw:text-style-name="P2" draw:layer="layout" svg:x1="38.073cm" svg:y1="5.615cm" svg:x2="37.974cm" svg:y2="5.615cm">
          <text:p/>
        </draw:line>
        <draw:line draw:style-name="gr1" draw:text-style-name="P1" draw:layer="layout" svg:x1="35.687cm" svg:y1="5.507cm" svg:x2="35.687cm" svg:y2="5.482cm">
          <text:p/>
        </draw:line>
        <draw:line draw:style-name="gr1" draw:text-style-name="P2" draw:layer="layout" svg:x1="35.879cm" svg:y1="5.617cm" svg:x2="37.974cm" svg:y2="5.617cm">
          <text:p/>
        </draw:line>
        <draw:polyline draw:style-name="gr1" draw:text-style-name="P1" draw:layer="layout" svg:width="0.006cm" svg:height="0.049cm" svg:x="19.585cm" svg:y="5.619cm" svg:viewBox="0 0 7 50" draw:points="7,0 7,41 7,50 0,50">
          <text:p/>
        </draw:polyline>
        <draw:line draw:style-name="gr1" draw:text-style-name="P1" draw:layer="layout" svg:x1="19.591cm" svg:y1="5.507cm" svg:x2="19.591cm" svg:y2="5.482cm">
          <text:p/>
        </draw:line>
        <draw:polyline draw:style-name="gr1" draw:text-style-name="P1" draw:layer="layout" svg:width="0.178cm" svg:height="1.04cm" svg:x="17.901cm" svg:y="5.482cm" svg:viewBox="0 0 179 1041" draw:points="0,0 0,1041 179,1041 179,177">
          <text:p/>
        </draw:polyline>
        <draw:line draw:style-name="gr1" draw:text-style-name="P1" draw:layer="layout" svg:x1="11.874cm" svg:y1="23.633cm" svg:x2="11.925cm" svg:y2="23.633cm">
          <text:p/>
        </draw:line>
        <draw:line draw:style-name="gr1" draw:text-style-name="P1" draw:layer="layout" svg:x1="11.874cm" svg:y1="24.784cm" svg:x2="11.483cm" svg:y2="24.784cm">
          <text:p/>
        </draw:line>
        <draw:line draw:style-name="gr1" draw:text-style-name="P1" draw:layer="layout" svg:x1="11.874cm" svg:y1="24.689cm" svg:x2="11.873cm" svg:y2="24.689cm">
          <text:p/>
        </draw:line>
        <draw:line draw:style-name="gr1" draw:text-style-name="P1" draw:layer="layout" svg:x1="11.874cm" svg:y1="24.592cm" svg:x2="11.873cm" svg:y2="24.592cm">
          <text:p/>
        </draw:line>
        <draw:line draw:style-name="gr1" draw:text-style-name="P1" draw:layer="layout" svg:x1="11.874cm" svg:y1="24.497cm" svg:x2="11.873cm" svg:y2="24.497cm">
          <text:p/>
        </draw:line>
        <draw:line draw:style-name="gr1" draw:text-style-name="P1" draw:layer="layout" svg:x1="11.874cm" svg:y1="24.401cm" svg:x2="11.873cm" svg:y2="24.401cm">
          <text:p/>
        </draw:line>
        <draw:line draw:style-name="gr1" draw:text-style-name="P1" draw:layer="layout" svg:x1="11.874cm" svg:y1="24.305cm" svg:x2="11.873cm" svg:y2="24.305cm">
          <text:p/>
        </draw:line>
        <draw:line draw:style-name="gr1" draw:text-style-name="P1" draw:layer="layout" svg:x1="11.524cm" svg:y1="24.209cm" svg:x2="11.484cm" svg:y2="24.209cm">
          <text:p/>
        </draw:line>
        <draw:line draw:style-name="gr1" draw:text-style-name="P1" draw:layer="layout" svg:x1="11.874cm" svg:y1="24.209cm" svg:x2="11.873cm" svg:y2="24.209cm">
          <text:p/>
        </draw:line>
        <draw:line draw:style-name="gr1" draw:text-style-name="P1" draw:layer="layout" svg:x1="11.606cm" svg:y1="24.113cm" svg:x2="11.484cm" svg:y2="24.113cm">
          <text:p/>
        </draw:line>
        <draw:line draw:style-name="gr1" draw:text-style-name="P1" draw:layer="layout" svg:x1="11.737cm" svg:y1="24.113cm" svg:x2="11.672cm" svg:y2="24.113cm">
          <text:p/>
        </draw:line>
        <draw:line draw:style-name="gr1" draw:text-style-name="P1" draw:layer="layout" svg:x1="11.874cm" svg:y1="24.113cm" svg:x2="11.873cm" svg:y2="24.113cm">
          <text:p/>
        </draw:line>
        <draw:line draw:style-name="gr1" draw:text-style-name="P1" draw:layer="layout" svg:x1="11.82cm" svg:y1="24.017cm" svg:x2="11.484cm" svg:y2="24.017cm">
          <text:p/>
        </draw:line>
        <draw:line draw:style-name="gr1" draw:text-style-name="P1" draw:layer="layout" svg:x1="11.874cm" svg:y1="24.017cm" svg:x2="11.873cm" svg:y2="24.017cm">
          <text:p/>
        </draw:line>
        <draw:line draw:style-name="gr1" draw:text-style-name="P1" draw:layer="layout" svg:x1="11.874cm" svg:y1="23.921cm" svg:x2="11.483cm" svg:y2="23.921cm">
          <text:p/>
        </draw:line>
        <draw:line draw:style-name="gr1" draw:text-style-name="P1" draw:layer="layout" svg:x1="11.874cm" svg:y1="23.825cm" svg:x2="11.483cm" svg:y2="23.825cm">
          <text:p/>
        </draw:line>
        <draw:line draw:style-name="gr1" draw:text-style-name="P1" draw:layer="layout" svg:x1="11.874cm" svg:y1="23.729cm" svg:x2="11.483cm" svg:y2="23.729cm">
          <text:p/>
        </draw:line>
        <draw:line draw:style-name="gr1" draw:text-style-name="P1" draw:layer="layout" svg:x1="11.874cm" svg:y1="23.633cm" svg:x2="11.483cm" svg:y2="23.633cm">
          <text:p/>
        </draw:line>
        <draw:line draw:style-name="gr1" draw:text-style-name="P1" draw:layer="layout" svg:x1="11.926cm" svg:y1="23.633cm" svg:x2="12.316cm" svg:y2="23.633cm">
          <text:p/>
        </draw:line>
        <draw:line draw:style-name="gr1" draw:text-style-name="P1" draw:layer="layout" svg:x1="11.926cm" svg:y1="23.729cm" svg:x2="12.316cm" svg:y2="23.729cm">
          <text:p/>
        </draw:line>
        <draw:line draw:style-name="gr1" draw:text-style-name="P1" draw:layer="layout" svg:x1="11.926cm" svg:y1="23.825cm" svg:x2="12.316cm" svg:y2="23.825cm">
          <text:p/>
        </draw:line>
        <draw:line draw:style-name="gr1" draw:text-style-name="P1" draw:layer="layout" svg:x1="11.926cm" svg:y1="23.921cm" svg:x2="12.316cm" svg:y2="23.921cm">
          <text:p/>
        </draw:line>
        <draw:line draw:style-name="gr1" draw:text-style-name="P1" draw:layer="layout" svg:x1="11.926cm" svg:y1="24.017cm" svg:x2="12.316cm" svg:y2="24.017cm">
          <text:p/>
        </draw:line>
        <draw:line draw:style-name="gr1" draw:text-style-name="P1" draw:layer="layout" svg:x1="11.926cm" svg:y1="24.113cm" svg:x2="12.316cm" svg:y2="24.113cm">
          <text:p/>
        </draw:line>
        <draw:line draw:style-name="gr1" draw:text-style-name="P1" draw:layer="layout" svg:x1="11.926cm" svg:y1="24.209cm" svg:x2="12.316cm" svg:y2="24.209cm">
          <text:p/>
        </draw:line>
        <draw:line draw:style-name="gr1" draw:text-style-name="P1" draw:layer="layout" svg:x1="11.926cm" svg:y1="24.305cm" svg:x2="12.316cm" svg:y2="24.305cm">
          <text:p/>
        </draw:line>
        <draw:line draw:style-name="gr1" draw:text-style-name="P1" draw:layer="layout" svg:x1="11.926cm" svg:y1="24.401cm" svg:x2="12.316cm" svg:y2="24.401cm">
          <text:p/>
        </draw:line>
        <draw:line draw:style-name="gr1" draw:text-style-name="P1" draw:layer="layout" svg:x1="11.926cm" svg:y1="24.497cm" svg:x2="12.316cm" svg:y2="24.497cm">
          <text:p/>
        </draw:line>
        <draw:line draw:style-name="gr1" draw:text-style-name="P1" draw:layer="layout" svg:x1="11.926cm" svg:y1="24.592cm" svg:x2="12.316cm" svg:y2="24.592cm">
          <text:p/>
        </draw:line>
        <draw:line draw:style-name="gr1" draw:text-style-name="P1" draw:layer="layout" svg:x1="11.926cm" svg:y1="24.689cm" svg:x2="12.316cm" svg:y2="24.689cm">
          <text:p/>
        </draw:line>
        <draw:line draw:style-name="gr1" draw:text-style-name="P1" draw:layer="layout" svg:x1="11.926cm" svg:y1="24.784cm" svg:x2="12.316cm" svg:y2="24.784cm">
          <text:p/>
        </draw:line>
        <draw:polyline draw:style-name="gr1" draw:text-style-name="P1" draw:layer="layout" svg:width="0.462cm" svg:height="1.452cm" svg:x="11.669cm" svg:y="23.407cm" svg:viewBox="0 0 463 1453" draw:points="32,445 0,478 0,226 0,0 463,0 463,226 463,1453">
          <text:p/>
        </draw:polyline>
        <draw:polyline draw:style-name="gr1" draw:text-style-name="P1" draw:layer="layout" svg:width="0cm" svg:height="0cm" svg:x="11.874cm" svg:y="24.784cm" svg:viewBox="0 0 0 0" draw:points="0,0">
          <text:p/>
        </draw:polyline>
        <draw:line draw:style-name="gr1" draw:text-style-name="P1" draw:layer="layout" svg:x1="11.875cm" svg:y1="23.982cm" svg:x2="11.875cm" svg:y2="23.634cm">
          <text:p/>
        </draw:line>
        <draw:polyline draw:style-name="gr1" draw:text-style-name="P1" draw:layer="layout" svg:width="0cm" svg:height="1.15cm" svg:x="11.874cm" svg:y="23.633cm" svg:viewBox="0 0 0 1151" draw:points="0,1151 0,1 0,0">
          <text:p/>
        </draw:polyline>
        <draw:line draw:style-name="gr1" draw:text-style-name="P1" draw:layer="layout" svg:x1="11.874cm" svg:y1="23.634cm" svg:x2="11.925cm" svg:y2="23.634cm">
          <text:p/>
        </draw:line>
        <draw:polyline draw:style-name="gr1" draw:text-style-name="P1" draw:layer="layout" svg:width="0.001cm" svg:height="1.151cm" svg:x="11.925cm" svg:y="23.633cm" svg:viewBox="0 0 2 1152" draw:points="2,1152 2,0 2,1152 0,1152 0,0 2,0">
          <text:p/>
        </draw:polyline>
        <draw:line draw:style-name="gr1" draw:text-style-name="P1" draw:layer="layout" svg:x1="11.874cm" svg:y1="24.784cm" svg:x2="11.874cm" svg:y2="23.633cm">
          <text:p/>
        </draw:line>
        <draw:line draw:style-name="gr1" draw:text-style-name="P1" draw:layer="layout" svg:x1="11.848cm" svg:y1="24.784cm" svg:x2="11.482cm" svg:y2="24.784cm">
          <text:p/>
        </draw:line>
        <draw:line draw:style-name="gr1" draw:text-style-name="P1" draw:layer="layout" svg:x1="11.872cm" svg:y1="24.784cm" svg:x2="11.861cm" svg:y2="24.784cm">
          <text:p/>
        </draw:line>
        <draw:line draw:style-name="gr1" draw:text-style-name="P1" draw:layer="layout" svg:x1="11.848cm" svg:y1="24.689cm" svg:x2="11.482cm" svg:y2="24.689cm">
          <text:p/>
        </draw:line>
        <draw:line draw:style-name="gr1" draw:text-style-name="P1" draw:layer="layout" svg:x1="11.872cm" svg:y1="24.689cm" svg:x2="11.861cm" svg:y2="24.689cm">
          <text:p/>
        </draw:line>
        <draw:line draw:style-name="gr1" draw:text-style-name="P1" draw:layer="layout" svg:x1="11.848cm" svg:y1="24.592cm" svg:x2="11.482cm" svg:y2="24.592cm">
          <text:p/>
        </draw:line>
        <draw:line draw:style-name="gr1" draw:text-style-name="P1" draw:layer="layout" svg:x1="11.872cm" svg:y1="24.592cm" svg:x2="11.861cm" svg:y2="24.592cm">
          <text:p/>
        </draw:line>
        <draw:line draw:style-name="gr1" draw:text-style-name="P1" draw:layer="layout" svg:x1="11.848cm" svg:y1="24.497cm" svg:x2="11.482cm" svg:y2="24.497cm">
          <text:p/>
        </draw:line>
        <draw:line draw:style-name="gr1" draw:text-style-name="P1" draw:layer="layout" svg:x1="11.872cm" svg:y1="24.497cm" svg:x2="11.861cm" svg:y2="24.497cm">
          <text:p/>
        </draw:line>
        <draw:line draw:style-name="gr1" draw:text-style-name="P1" draw:layer="layout" svg:x1="11.848cm" svg:y1="24.401cm" svg:x2="11.482cm" svg:y2="24.401cm">
          <text:p/>
        </draw:line>
        <draw:line draw:style-name="gr1" draw:text-style-name="P1" draw:layer="layout" svg:x1="11.872cm" svg:y1="24.401cm" svg:x2="11.861cm" svg:y2="24.401cm">
          <text:p/>
        </draw:line>
        <draw:line draw:style-name="gr1" draw:text-style-name="P1" draw:layer="layout" svg:x1="11.848cm" svg:y1="24.305cm" svg:x2="11.482cm" svg:y2="24.305cm">
          <text:p/>
        </draw:line>
        <draw:line draw:style-name="gr1" draw:text-style-name="P1" draw:layer="layout" svg:x1="11.872cm" svg:y1="24.305cm" svg:x2="11.861cm" svg:y2="24.305cm">
          <text:p/>
        </draw:line>
        <draw:line draw:style-name="gr1" draw:text-style-name="P1" draw:layer="layout" svg:x1="11.861cm" svg:y1="23.991cm" svg:x2="11.873cm" svg:y2="23.983cm">
          <text:p/>
        </draw:line>
        <draw:polyline draw:style-name="gr1" draw:text-style-name="P1" draw:layer="layout" svg:width="0.366cm" svg:height="0.238cm" svg:x="11.482cm" svg:y="23.998cm" svg:viewBox="0 0 367 239" draw:points="0,239 120,161 134,27 248,204 261,69 367,0">
          <text:p/>
        </draw:polyline>
        <draw:line draw:style-name="gr1" draw:text-style-name="P1" draw:layer="layout" svg:x1="11.872cm" svg:y1="23.983cm" svg:x2="11.873cm" svg:y2="23.982cm">
          <text:p/>
        </draw:line>
        <draw:polyline draw:style-name="gr1" draw:text-style-name="P1" draw:layer="layout" svg:width="0.068cm" svg:height="0.034cm" svg:x="11.633cm" svg:y="24.343cm" svg:viewBox="0 0 69 35" draw:points="69,35 35,0 0,35">
          <text:p/>
        </draw:polyline>
        <draw:line draw:style-name="gr1" draw:text-style-name="P1" draw:layer="layout" svg:x1="11.667cm" svg:y1="24.857cm" svg:x2="11.667cm" svg:y2="24.343cm">
          <text:p/>
        </draw:line>
        <draw:polyline draw:style-name="gr1" draw:text-style-name="P1" draw:layer="layout" svg:width="0.001cm" svg:height="0.802cm" svg:x="11.872cm" svg:y="23.982cm" svg:viewBox="0 0 2 803" draw:points="0,35 0,803 2,803 2,0 0,1">
          <text:p/>
        </draw:polyline>
        <draw:line draw:style-name="gr1" draw:text-style-name="P1" draw:layer="layout" svg:x1="11.924cm" svg:y1="24.784cm" svg:x2="12.326cm" svg:y2="24.784cm">
          <text:p/>
        </draw:line>
        <draw:line draw:style-name="gr1" draw:text-style-name="P1" draw:layer="layout" svg:x1="11.924cm" svg:y1="24.689cm" svg:x2="12.326cm" svg:y2="24.689cm">
          <text:p/>
        </draw:line>
        <draw:line draw:style-name="gr1" draw:text-style-name="P1" draw:layer="layout" svg:x1="11.924cm" svg:y1="24.592cm" svg:x2="12.326cm" svg:y2="24.592cm">
          <text:p/>
        </draw:line>
        <draw:line draw:style-name="gr1" draw:text-style-name="P1" draw:layer="layout" svg:x1="11.924cm" svg:y1="24.497cm" svg:x2="12.326cm" svg:y2="24.497cm">
          <text:p/>
        </draw:line>
        <draw:line draw:style-name="gr1" draw:text-style-name="P1" draw:layer="layout" svg:x1="11.924cm" svg:y1="24.401cm" svg:x2="12.326cm" svg:y2="24.401cm">
          <text:p/>
        </draw:line>
        <draw:line draw:style-name="gr1" draw:text-style-name="P1" draw:layer="layout" svg:x1="11.924cm" svg:y1="24.305cm" svg:x2="12.326cm" svg:y2="24.305cm">
          <text:p/>
        </draw:line>
        <draw:line draw:style-name="gr1" draw:text-style-name="P1" draw:layer="layout" svg:x1="11.924cm" svg:y1="24.209cm" svg:x2="12.326cm" svg:y2="24.209cm">
          <text:p/>
        </draw:line>
        <draw:line draw:style-name="gr1" draw:text-style-name="P1" draw:layer="layout" svg:x1="11.924cm" svg:y1="24.113cm" svg:x2="12.326cm" svg:y2="24.113cm">
          <text:p/>
        </draw:line>
        <draw:line draw:style-name="gr1" draw:text-style-name="P1" draw:layer="layout" svg:x1="11.924cm" svg:y1="24.017cm" svg:x2="12.326cm" svg:y2="24.017cm">
          <text:p/>
        </draw:line>
        <draw:line draw:style-name="gr1" draw:text-style-name="P1" draw:layer="layout" svg:x1="11.924cm" svg:y1="23.921cm" svg:x2="12.326cm" svg:y2="23.921cm">
          <text:p/>
        </draw:line>
        <draw:line draw:style-name="gr1" draw:text-style-name="P1" draw:layer="layout" svg:x1="11.924cm" svg:y1="23.825cm" svg:x2="12.326cm" svg:y2="23.825cm">
          <text:p/>
        </draw:line>
        <draw:line draw:style-name="gr1" draw:text-style-name="P1" draw:layer="layout" svg:x1="11.924cm" svg:y1="23.729cm" svg:x2="12.326cm" svg:y2="23.729cm">
          <text:p/>
        </draw:line>
        <draw:line draw:style-name="gr1" draw:text-style-name="P1" draw:layer="layout" svg:x1="11.924cm" svg:y1="23.633cm" svg:x2="12.326cm" svg:y2="23.633cm">
          <text:p/>
        </draw:line>
        <draw:line draw:style-name="gr1" draw:text-style-name="P1" draw:layer="layout" svg:x1="11.872cm" svg:y1="23.633cm" svg:x2="11.471cm" svg:y2="23.633cm">
          <text:p/>
        </draw:line>
        <draw:line draw:style-name="gr1" draw:text-style-name="P1" draw:layer="layout" svg:x1="11.872cm" svg:y1="23.729cm" svg:x2="11.471cm" svg:y2="23.729cm">
          <text:p/>
        </draw:line>
        <draw:line draw:style-name="gr1" draw:text-style-name="P1" draw:layer="layout" svg:x1="11.872cm" svg:y1="23.825cm" svg:x2="11.471cm" svg:y2="23.825cm">
          <text:p/>
        </draw:line>
        <draw:line draw:style-name="gr1" draw:text-style-name="P1" draw:layer="layout" svg:x1="11.872cm" svg:y1="23.921cm" svg:x2="11.471cm" svg:y2="23.921cm">
          <text:p/>
        </draw:line>
        <draw:line draw:style-name="gr1" draw:text-style-name="P1" draw:layer="layout" svg:x1="11.848cm" svg:y1="24.017cm" svg:x2="11.82cm" svg:y2="24.017cm">
          <text:p/>
        </draw:line>
        <draw:line draw:style-name="gr1" draw:text-style-name="P1" draw:layer="layout" svg:x1="11.872cm" svg:y1="24.017cm" svg:x2="11.861cm" svg:y2="24.017cm">
          <text:p/>
        </draw:line>
        <draw:line draw:style-name="gr1" draw:text-style-name="P1" draw:layer="layout" svg:x1="11.82cm" svg:y1="24.017cm" svg:x2="11.471cm" svg:y2="24.017cm">
          <text:p/>
        </draw:line>
        <draw:line draw:style-name="gr1" draw:text-style-name="P1" draw:layer="layout" svg:x1="11.848cm" svg:y1="24.113cm" svg:x2="11.737cm" svg:y2="24.113cm">
          <text:p/>
        </draw:line>
        <draw:line draw:style-name="gr1" draw:text-style-name="P1" draw:layer="layout" svg:x1="11.872cm" svg:y1="24.113cm" svg:x2="11.861cm" svg:y2="24.113cm">
          <text:p/>
        </draw:line>
        <draw:polyline draw:style-name="gr1" draw:text-style-name="P1" draw:layer="layout" svg:width="0.265cm" svg:height="0cm" svg:x="11.471cm" svg:y="24.113cm" svg:viewBox="0 0 266 0" draw:points="266,0 201,0 135,0 0,0">
          <text:p/>
        </draw:polyline>
        <draw:line draw:style-name="gr1" draw:text-style-name="P1" draw:layer="layout" svg:x1="11.848cm" svg:y1="24.209cm" svg:x2="11.524cm" svg:y2="24.209cm">
          <text:p/>
        </draw:line>
        <draw:line draw:style-name="gr1" draw:text-style-name="P1" draw:layer="layout" svg:x1="11.872cm" svg:y1="24.209cm" svg:x2="11.861cm" svg:y2="24.209cm">
          <text:p/>
        </draw:line>
        <draw:line draw:style-name="gr1" draw:text-style-name="P1" draw:layer="layout" svg:x1="11.524cm" svg:y1="24.209cm" svg:x2="11.471cm" svg:y2="24.209cm">
          <text:p/>
        </draw:line>
        <draw:line draw:style-name="gr1" draw:text-style-name="P1" draw:layer="layout" svg:x1="11.872cm" svg:y1="24.784cm" svg:x2="11.872cm" svg:y2="23.983cm">
          <text:p/>
        </draw:line>
        <draw:polyline draw:style-name="gr1" draw:text-style-name="P1" draw:layer="layout" svg:width="0.042cm" svg:height="1.173cm" svg:x="26.978cm" svg:y="14.696cm" svg:viewBox="0 0 43 1174" draw:points="0,1174 43,1174 43,0">
          <text:p/>
        </draw:polyline>
        <draw:line draw:style-name="gr1" draw:text-style-name="P1" draw:layer="layout" svg:x1="14.981cm" svg:y1="13.496cm" svg:x2="14.314cm" svg:y2="11.718cm">
          <text:p/>
        </draw:line>
        <draw:line draw:style-name="gr1" draw:text-style-name="P1" draw:layer="layout" svg:x1="14.316cm" svg:y1="13.496cm" svg:x2="14.984cm" svg:y2="11.718cm">
          <text:p/>
        </draw:line>
        <draw:line draw:style-name="gr1" draw:text-style-name="P1" draw:layer="layout" svg:x1="14.306cm" svg:y1="10.522cm" svg:x2="15.341cm" svg:y2="11.63cm">
          <text:p/>
        </draw:line>
        <draw:line draw:style-name="gr1" draw:text-style-name="P1" draw:layer="layout" svg:x1="15.341cm" svg:y1="10.522cm" svg:x2="14.306cm" svg:y2="11.63cm">
          <text:p/>
        </draw:line>
        <draw:line draw:style-name="gr1" draw:text-style-name="P1" draw:layer="layout" svg:x1="14.315cm" svg:y1="13.591cm" svg:x2="15.341cm" svg:y2="14.799cm">
          <text:p/>
        </draw:line>
        <draw:line draw:style-name="gr1" draw:text-style-name="P1" draw:layer="layout" svg:x1="15.341cm" svg:y1="13.605cm" svg:x2="14.318cm" svg:y2="14.81cm">
          <text:p/>
        </draw:line>
        <draw:line draw:style-name="gr1" draw:text-style-name="P1" draw:layer="layout" svg:x1="11.455cm" svg:y1="25.471cm" svg:x2="11.455cm" svg:y2="23.152cm">
          <text:p/>
        </draw:line>
        <draw:line draw:style-name="gr1" draw:text-style-name="P1" draw:layer="layout" svg:x1="18.212cm" svg:y1="5.987cm" svg:x2="19.835cm" svg:y2="5.987cm">
          <text:p/>
        </draw:line>
        <draw:line draw:style-name="gr1" draw:text-style-name="P1" draw:layer="layout" svg:x1="19.808cm" svg:y1="5.96cm" svg:x2="18.171cm" svg:y2="5.96cm">
          <text:p/>
        </draw:line>
        <draw:path draw:style-name="gr1" draw:text-style-name="P1" draw:layer="layout" svg:width="0.224cm" svg:height="0.092cm" svg:x="33.369cm" svg:y="8.852cm" svg:viewBox="0 0 225 93" svg:d="M225 0c-84-1-166 33-225 93">
          <text:p/>
        </draw:path>
        <draw:polygon draw:style-name="gr1" draw:text-style-name="P1" draw:layer="layout" svg:width="0.233cm" svg:height="0.233cm" svg:x="33.368cm" svg:y="8.933cm" svg:viewBox="0 0 234 234" draw:points="0,11 11,0 234,223 223,234">
          <text:p/>
        </draw:polygon>
        <draw:line draw:style-name="gr1" draw:text-style-name="P1" draw:layer="layout" svg:x1="33.633cm" svg:y1="8.834cm" svg:x2="33.59cm" svg:y2="8.834cm">
          <text:p/>
        </draw:line>
        <draw:polyline draw:style-name="gr1" draw:text-style-name="P1" draw:layer="layout" svg:width="0.043cm" svg:height="0.018cm" svg:x="33.59cm" svg:y="8.834cm" svg:viewBox="0 0 44 19" draw:points="0,0 0,19 44,19 44,0">
          <text:p/>
        </draw:polyline>
        <draw:polyline draw:style-name="gr1" draw:text-style-name="P1" draw:layer="layout" svg:width="0.043cm" svg:height="0.017cm" svg:x="33.59cm" svg:y="9.166cm" svg:viewBox="0 0 44 18" draw:points="44,0 0,0 0,18">
          <text:p/>
        </draw:polyline>
        <draw:line draw:style-name="gr1" draw:text-style-name="P1" draw:layer="layout" svg:x1="33.59cm" svg:y1="9.183cm" svg:x2="33.633cm" svg:y2="9.183cm">
          <text:p/>
        </draw:line>
        <draw:line draw:style-name="gr1" draw:text-style-name="P1" draw:layer="layout" svg:x1="33.633cm" svg:y1="9.183cm" svg:x2="33.633cm" svg:y2="9.166cm">
          <text:p/>
        </draw:line>
        <draw:polygon draw:style-name="gr1" draw:text-style-name="P1" draw:layer="layout" svg:width="0.315cm" svg:height="0.009cm" svg:x="21.792cm" svg:y="5.619cm" svg:viewBox="0 0 316 10" draw:points="0,0 0,10 316,10 316,0">
          <text:p/>
        </draw:polygon>
        <draw:polygon draw:style-name="gr1" draw:text-style-name="P1" draw:layer="layout" svg:width="0.314cm" svg:height="0.009cm" svg:x="20.179cm" svg:y="5.619cm" svg:viewBox="0 0 315 10" draw:points="315,0 0,0 0,10 315,10">
          <text:p/>
        </draw:polygon>
        <draw:polygon draw:style-name="gr1" draw:text-style-name="P1" draw:layer="layout" svg:width="0.261cm" svg:height="0.192cm" svg:x="19.591cm" svg:y="5.507cm" svg:viewBox="0 0 262 193" draw:points="0,0 0,113 17,113 17,193 245,193 245,113 262,113 262,67 70,0">
          <text:p/>
        </draw:polygon>
        <draw:polygon draw:style-name="gr1" draw:text-style-name="P1" draw:layer="layout" svg:width="0.318cm" svg:height="0.008cm" svg:x="22.115cm" svg:y="5.626cm" svg:viewBox="0 0 319 9" draw:points="0,9 319,9 319,0 0,0">
          <text:p/>
        </draw:polygon>
        <draw:polygon draw:style-name="gr1" draw:text-style-name="P1" draw:layer="layout" svg:width="0.313cm" svg:height="0.008cm" svg:x="20.825cm" svg:y="5.626cm" svg:viewBox="0 0 314 9" draw:points="0,9 314,9 314,0 0,0">
          <text:p/>
        </draw:polygon>
        <draw:polygon draw:style-name="gr1" draw:text-style-name="P1" draw:layer="layout" svg:width="0.017cm" svg:height="0.035cm" svg:x="20.812cm" svg:y="5.634cm" svg:viewBox="0 0 18 36" draw:points="18,0 0,0 0,36 18,36">
          <text:p/>
        </draw:polygon>
        <draw:polygon draw:style-name="gr1" draw:text-style-name="P1" draw:layer="layout" svg:width="0.017cm" svg:height="0.035cm" svg:x="22.102cm" svg:y="5.634cm" svg:viewBox="0 0 18 36" draw:points="0,0 0,36 18,36 18,0">
          <text:p/>
        </draw:polygon>
        <draw:polyline draw:style-name="gr1" draw:text-style-name="P1" draw:layer="layout" svg:width="0.314cm" svg:height="0.006cm" svg:x="20.179cm" svg:y="5.628cm" svg:viewBox="0 0 315 7" draw:points="0,0 0,7 315,7 315,0">
          <text:p/>
        </draw:polyline>
        <draw:polygon draw:style-name="gr1" draw:text-style-name="P1" draw:layer="layout" svg:width="0.319cm" svg:height="0.008cm" svg:x="19.852cm" svg:y="5.626cm" svg:viewBox="0 0 320 9" draw:points="0,9 320,9 320,0 0,0">
          <text:p/>
        </draw:polygon>
        <draw:polyline draw:style-name="gr1" draw:text-style-name="P1" draw:layer="layout" svg:width="0.315cm" svg:height="0.006cm" svg:x="21.792cm" svg:y="5.628cm" svg:viewBox="0 0 316 7" draw:points="0,0 0,7 316,7 316,0">
          <text:p/>
        </draw:polyline>
        <draw:polygon draw:style-name="gr1" draw:text-style-name="P1" draw:layer="layout" svg:width="0.314cm" svg:height="0.008cm" svg:x="21.47cm" svg:y="5.626cm" svg:viewBox="0 0 315 9" draw:points="0,9 315,9 315,0 0,0">
          <text:p/>
        </draw:polygon>
        <draw:polygon draw:style-name="gr1" draw:text-style-name="P1" draw:layer="layout" svg:width="0.018cm" svg:height="0.035cm" svg:x="21.779cm" svg:y="5.634cm" svg:viewBox="0 0 19 36" draw:points="0,0 0,36 19,36 19,0">
          <text:p/>
        </draw:polygon>
        <draw:line draw:style-name="gr1" draw:text-style-name="P1" draw:layer="layout" svg:x1="21.783cm" svg:y1="5.67cm" svg:x2="21.779cm" svg:y2="5.667cm">
          <text:p/>
        </draw:line>
        <draw:polygon draw:style-name="gr1" draw:text-style-name="P1" draw:layer="layout" svg:width="0.017cm" svg:height="0.025cm" svg:x="19.835cm" svg:y="5.634cm" svg:viewBox="0 0 18 26" draw:points="0,0 0,26 18,26 18,0">
          <text:p/>
        </draw:polygon>
        <draw:polygon draw:style-name="gr1" draw:text-style-name="P1" draw:layer="layout" svg:width="0.018cm" svg:height="0.035cm" svg:x="20.166cm" svg:y="5.634cm" svg:viewBox="0 0 19 36" draw:points="0,0 0,36 19,36 19,0">
          <text:p/>
        </draw:polygon>
        <draw:polygon draw:style-name="gr1" draw:text-style-name="P1" draw:layer="layout" svg:width="0.314cm" svg:height="0.008cm" svg:x="20.502cm" svg:y="5.626cm" svg:viewBox="0 0 315 9" draw:points="0,9 315,9 315,0 0,0">
          <text:p/>
        </draw:polygon>
        <draw:polygon draw:style-name="gr1" draw:text-style-name="P1" draw:layer="layout" svg:width="0.314cm" svg:height="0.008cm" svg:x="21.147cm" svg:y="5.626cm" svg:viewBox="0 0 315 9" draw:points="0,9 315,9 315,0 0,0">
          <text:p/>
        </draw:polygon>
        <draw:polygon draw:style-name="gr1" draw:text-style-name="P1" draw:layer="layout" svg:width="0.017cm" svg:height="0.035cm" svg:x="21.457cm" svg:y="5.634cm" svg:viewBox="0 0 18 36" draw:points="18,0 0,0 0,36 18,36">
          <text:p/>
        </draw:polygon>
        <draw:polygon draw:style-name="gr1" draw:text-style-name="P1" draw:layer="layout" svg:width="0.018cm" svg:height="0.035cm" svg:x="21.134cm" svg:y="5.634cm" svg:viewBox="0 0 19 36" draw:points="19,0 0,0 0,36 19,36">
          <text:p/>
        </draw:polygon>
        <draw:polygon draw:style-name="gr1" draw:text-style-name="P1" draw:layer="layout" svg:width="0.017cm" svg:height="0.035cm" svg:x="20.489cm" svg:y="5.634cm" svg:viewBox="0 0 18 36" draw:points="18,0 0,0 0,36 18,36">
          <text:p/>
        </draw:polygon>
        <draw:polygon draw:style-name="gr1" draw:text-style-name="P1" draw:layer="layout" svg:width="0.018cm" svg:height="0.025cm" svg:x="22.433cm" svg:y="5.634cm" svg:viewBox="0 0 19 26" draw:points="19,0 0,0 0,26 19,26">
          <text:p/>
        </draw:polygon>
        <draw:polygon draw:style-name="gr1" draw:text-style-name="P1" draw:layer="layout" svg:width="0.313cm" svg:height="0.009cm" svg:x="30.905cm" svg:y="5.619cm" svg:viewBox="0 0 314 10" draw:points="314,0 0,0 0,10 314,10">
          <text:p/>
        </draw:polygon>
        <draw:polygon draw:style-name="gr1" draw:text-style-name="P1" draw:layer="layout" svg:width="0.314cm" svg:height="0.009cm" svg:x="29.937cm" svg:y="5.619cm" svg:viewBox="0 0 315 10" draw:points="315,0 0,0 0,10 315,10">
          <text:p/>
        </draw:polygon>
        <draw:polygon draw:style-name="gr1" draw:text-style-name="P1" draw:layer="layout" svg:width="0.261cm" svg:height="0.192cm" svg:x="29.026cm" svg:y="5.507cm" svg:viewBox="0 0 262 193" draw:points="0,0 0,113 17,113 17,193 245,193 245,113 262,113 262,67 69,0">
          <text:p/>
        </draw:polygon>
        <draw:polygon draw:style-name="gr1" draw:text-style-name="P1" draw:layer="layout" svg:width="0.313cm" svg:height="0.008cm" svg:x="30.26cm" svg:y="5.626cm" svg:viewBox="0 0 314 9" draw:points="0,9 314,9 314,0 0,0">
          <text:p/>
        </draw:polygon>
        <draw:polygon draw:style-name="gr1" draw:text-style-name="P1" draw:layer="layout" svg:width="0.018cm" svg:height="0.035cm" svg:x="30.246cm" svg:y="5.634cm" svg:viewBox="0 0 19 36" draw:points="19,0 0,0 0,36 19,36">
          <text:p/>
        </draw:polygon>
        <draw:polygon draw:style-name="gr1" draw:text-style-name="P1" draw:layer="layout" svg:width="0.314cm" svg:height="0.008cm" svg:x="29.614cm" svg:y="5.626cm" svg:viewBox="0 0 315 9" draw:points="0,9 315,9 315,0 0,0">
          <text:p/>
        </draw:polygon>
        <draw:polygon draw:style-name="gr1" draw:text-style-name="P1" draw:layer="layout" svg:width="0.315cm" svg:height="0.008cm" svg:x="29.29cm" svg:y="5.626cm" svg:viewBox="0 0 316 9" draw:points="0,9 316,9 316,0 0,0">
          <text:p/>
        </draw:polygon>
        <draw:polyline draw:style-name="gr1" draw:text-style-name="P1" draw:layer="layout" svg:width="0.318cm" svg:height="0.008cm" svg:x="30.905cm" svg:y="5.626cm" svg:viewBox="0 0 319 9" draw:points="0,2 0,9 319,9 319,0 314,0">
          <text:p/>
        </draw:polyline>
        <draw:polygon draw:style-name="gr1" draw:text-style-name="P1" draw:layer="layout" svg:width="0.017cm" svg:height="0.025cm" svg:x="29.27cm" svg:y="5.634cm" svg:viewBox="0 0 18 26" draw:points="0,0 0,26 18,26 18,0">
          <text:p/>
        </draw:polygon>
        <draw:polygon draw:style-name="gr1" draw:text-style-name="P1" draw:layer="layout" svg:width="0.018cm" svg:height="0.035cm" svg:x="29.601cm" svg:y="5.634cm" svg:viewBox="0 0 19 36" draw:points="0,0 0,36 19,36 19,0">
          <text:p/>
        </draw:polygon>
        <draw:polyline draw:style-name="gr1" draw:text-style-name="P1" draw:layer="layout" svg:width="0.314cm" svg:height="0.006cm" svg:x="29.937cm" svg:y="5.628cm" svg:viewBox="0 0 315 7" draw:points="0,0 0,7 315,7 315,0">
          <text:p/>
        </draw:polyline>
        <draw:polygon draw:style-name="gr1" draw:text-style-name="P1" draw:layer="layout" svg:width="0.314cm" svg:height="0.008cm" svg:x="30.582cm" svg:y="5.626cm" svg:viewBox="0 0 315 9" draw:points="0,9 315,9 315,0 0,0">
          <text:p/>
        </draw:polygon>
        <draw:polygon draw:style-name="gr1" draw:text-style-name="P1" draw:layer="layout" svg:width="0.017cm" svg:height="0.035cm" svg:x="30.892cm" svg:y="5.634cm" svg:viewBox="0 0 18 36" draw:points="18,0 0,0 0,36 18,36">
          <text:p/>
        </draw:polygon>
        <draw:polygon draw:style-name="gr1" draw:text-style-name="P1" draw:layer="layout" svg:width="0.017cm" svg:height="0.035cm" svg:x="30.569cm" svg:y="5.634cm" svg:viewBox="0 0 18 36" draw:points="18,0 0,0 0,36 18,36">
          <text:p/>
        </draw:polygon>
        <draw:polygon draw:style-name="gr1" draw:text-style-name="P1" draw:layer="layout" svg:width="0.017cm" svg:height="0.035cm" svg:x="29.924cm" svg:y="5.634cm" svg:viewBox="0 0 18 36" draw:points="18,0 0,0 0,36 18,36">
          <text:p/>
        </draw:polygon>
        <draw:polygon draw:style-name="gr1" draw:text-style-name="P1" draw:layer="layout" svg:width="0.017cm" svg:height="0.025cm" svg:x="31.223cm" svg:y="5.634cm" svg:viewBox="0 0 18 26" draw:points="18,0 0,0 0,26 18,26">
          <text:p/>
        </draw:polygon>
        <draw:polygon draw:style-name="gr1" draw:text-style-name="P1" draw:layer="layout" svg:width="0.009cm" svg:height="0.006cm" svg:x="29.605cm" svg:y="5.628cm" svg:viewBox="0 0 10 7" draw:points="10,0 0,0 0,7 10,7">
          <text:p/>
        </draw:polygon>
        <draw:polygon draw:style-name="gr1" draw:text-style-name="P1" draw:layer="layout" svg:width="0.314cm" svg:height="0.009cm" svg:x="34.654cm" svg:y="5.619cm" svg:viewBox="0 0 315 10" draw:points="315,0 0,0 0,10 315,10">
          <text:p/>
        </draw:polygon>
        <draw:polygon draw:style-name="gr1" draw:text-style-name="P1" draw:layer="layout" svg:width="0.314cm" svg:height="0.009cm" svg:x="34.977cm" svg:y="5.619cm" svg:viewBox="0 0 315 10" draw:points="315,0 0,0 0,10 315,10">
          <text:p/>
        </draw:polygon>
        <draw:polygon draw:style-name="gr1" draw:text-style-name="P1" draw:layer="layout" svg:width="0.262cm" svg:height="0.192cm" svg:x="33.42cm" svg:y="5.507cm" svg:viewBox="0 0 263 193" draw:points="0,0 0,113 18,113 18,193 245,193 245,113 263,113 263,67 70,0">
          <text:p/>
        </draw:polygon>
        <draw:polyline draw:style-name="gr1" draw:text-style-name="P1" draw:layer="layout" svg:width="0.314cm" svg:height="0.006cm" svg:x="34.654cm" svg:y="5.628cm" svg:viewBox="0 0 315 7" draw:points="0,0 0,7 315,7 315,0">
          <text:p/>
        </draw:polyline>
        <draw:polygon draw:style-name="gr1" draw:text-style-name="P1" draw:layer="layout" svg:width="0.018cm" svg:height="0.035cm" svg:x="34.641cm" svg:y="5.634cm" svg:viewBox="0 0 19 36" draw:points="19,0 0,0 0,36 19,36">
          <text:p/>
        </draw:polygon>
        <draw:polygon draw:style-name="gr1" draw:text-style-name="P1" draw:layer="layout" svg:width="0.314cm" svg:height="0.008cm" svg:x="34.009cm" svg:y="5.626cm" svg:viewBox="0 0 315 9" draw:points="0,9 315,9 315,0 0,0">
          <text:p/>
        </draw:polygon>
        <draw:polygon draw:style-name="gr1" draw:text-style-name="P1" draw:layer="layout" svg:width="0.316cm" svg:height="0.008cm" svg:x="33.684cm" svg:y="5.626cm" svg:viewBox="0 0 317 9" draw:points="0,9 317,9 317,0 0,0">
          <text:p/>
        </draw:polygon>
        <draw:polygon draw:style-name="gr1" draw:text-style-name="P1" draw:layer="layout" svg:width="0.318cm" svg:height="0.008cm" svg:x="35.3cm" svg:y="5.626cm" svg:viewBox="0 0 319 9" draw:points="0,9 319,9 319,0 0,0">
          <text:p/>
        </draw:polygon>
        <draw:polygon draw:style-name="gr1" draw:text-style-name="P1" draw:layer="layout" svg:width="0.018cm" svg:height="0.025cm" svg:x="33.664cm" svg:y="5.634cm" svg:viewBox="0 0 19 26" draw:points="0,0 0,26 19,26 19,0">
          <text:p/>
        </draw:polygon>
        <draw:polygon draw:style-name="gr1" draw:text-style-name="P1" draw:layer="layout" svg:width="0.017cm" svg:height="0.035cm" svg:x="33.996cm" svg:y="5.634cm" svg:viewBox="0 0 18 36" draw:points="0,0 0,36 18,36 18,0">
          <text:p/>
        </draw:polygon>
        <draw:line draw:style-name="gr1" draw:text-style-name="P1" draw:layer="layout" svg:x1="34.012cm" svg:y1="5.67cm" svg:x2="34.014cm" svg:y2="5.668cm">
          <text:p/>
        </draw:line>
        <draw:polygon draw:style-name="gr1" draw:text-style-name="P1" draw:layer="layout" svg:width="0.313cm" svg:height="0.008cm" svg:x="34.332cm" svg:y="5.626cm" svg:viewBox="0 0 314 9" draw:points="0,9 314,9 314,0 0,0">
          <text:p/>
        </draw:polygon>
        <draw:polyline draw:style-name="gr1" draw:text-style-name="P1" draw:layer="layout" svg:width="0.314cm" svg:height="0.006cm" svg:x="34.977cm" svg:y="5.628cm" svg:viewBox="0 0 315 7" draw:points="0,0 0,7 315,7 315,0">
          <text:p/>
        </draw:polyline>
        <draw:polygon draw:style-name="gr1" draw:text-style-name="P1" draw:layer="layout" svg:width="0.018cm" svg:height="0.035cm" svg:x="35.286cm" svg:y="5.634cm" svg:viewBox="0 0 19 36" draw:points="19,0 0,0 0,36 19,36">
          <text:p/>
        </draw:polygon>
        <draw:polygon draw:style-name="gr1" draw:text-style-name="P1" draw:layer="layout" svg:width="0.017cm" svg:height="0.035cm" svg:x="34.964cm" svg:y="5.634cm" svg:viewBox="0 0 18 36" draw:points="18,0 0,0 0,36 18,36">
          <text:p/>
        </draw:polygon>
        <draw:polygon draw:style-name="gr1" draw:text-style-name="P1" draw:layer="layout" svg:width="0.017cm" svg:height="0.035cm" svg:x="34.319cm" svg:y="5.634cm" svg:viewBox="0 0 18 36" draw:points="18,0 0,0 0,36 18,36">
          <text:p/>
        </draw:polygon>
        <draw:polygon draw:style-name="gr1" draw:text-style-name="P1" draw:layer="layout" svg:width="0.017cm" svg:height="0.025cm" svg:x="35.618cm" svg:y="5.634cm" svg:viewBox="0 0 18 26" draw:points="18,0 0,0 0,26 18,26">
          <text:p/>
        </draw:polygon>
        <draw:polygon draw:style-name="gr1" draw:text-style-name="P1" draw:layer="layout" svg:width="0.009cm" svg:height="0.006cm" svg:x="34cm" svg:y="5.628cm" svg:viewBox="0 0 10 7" draw:points="10,0 0,0 0,7 10,7">
          <text:p/>
        </draw:polygon>
        <draw:line draw:style-name="gr1" draw:text-style-name="P1" draw:layer="layout" svg:x1="27.983cm" svg:y1="7.908cm" svg:x2="27.983cm" svg:y2="9.544cm">
          <text:p/>
        </draw:line>
        <draw:line draw:style-name="gr1" draw:text-style-name="P1" draw:layer="layout" svg:x1="28.035cm" svg:y1="9.544cm" svg:x2="28.035cm" svg:y2="7.908cm">
          <text:p/>
        </draw:line>
        <draw:path draw:style-name="gr1" draw:text-style-name="P1" draw:layer="layout" svg:width="0.092cm" svg:height="0.224cm" svg:x="35.931cm" svg:y="9.328cm" svg:viewBox="0 0 93 225" svg:d="M93 225c1-84-32-166-93-225">
          <text:p/>
        </draw:path>
        <draw:polygon draw:style-name="gr1" draw:text-style-name="P1" draw:layer="layout" svg:width="0.233cm" svg:height="0.233cm" svg:x="35.709cm" svg:y="9.327cm" svg:viewBox="0 0 234 234" draw:points="223,0 234,11 11,234 0,224">
          <text:p/>
        </draw:polygon>
        <draw:line draw:style-name="gr1" draw:text-style-name="P1" draw:layer="layout" svg:x1="36.041cm" svg:y1="9.598cm" svg:x2="36.041cm" svg:y2="9.55cm">
          <text:p/>
        </draw:line>
        <draw:polyline draw:style-name="gr1" draw:text-style-name="P1" draw:layer="layout" svg:width="0.018cm" svg:height="0.048cm" svg:x="36.023cm" svg:y="9.55cm" svg:viewBox="0 0 19 49" draw:points="19,0 0,0 0,49 19,49">
          <text:p/>
        </draw:polyline>
        <draw:polyline draw:style-name="gr1" draw:text-style-name="P1" draw:layer="layout" svg:width="0.017cm" svg:height="0.048cm" svg:x="35.692cm" svg:y="9.55cm" svg:viewBox="0 0 18 49" draw:points="18,49 18,0 0,0">
          <text:p/>
        </draw:polyline>
        <draw:line draw:style-name="gr1" draw:text-style-name="P1" draw:layer="layout" svg:x1="35.692cm" svg:y1="9.55cm" svg:x2="35.692cm" svg:y2="9.598cm">
          <text:p/>
        </draw:line>
        <draw:line draw:style-name="gr1" draw:text-style-name="P1" draw:layer="layout" svg:x1="35.692cm" svg:y1="9.598cm" svg:x2="35.709cm" svg:y2="9.598cm">
          <text:p/>
        </draw:line>
        <draw:line draw:style-name="gr1" draw:text-style-name="P1" draw:layer="layout" svg:x1="29.221cm" svg:y1="7.908cm" svg:x2="29.221cm" svg:y2="9.544cm">
          <text:p/>
        </draw:line>
        <draw:line draw:style-name="gr1" draw:text-style-name="P1" draw:layer="layout" svg:x1="29.273cm" svg:y1="9.225cm" svg:x2="29.273cm" svg:y2="7.856cm">
          <text:p/>
        </draw:line>
        <draw:line draw:style-name="gr1" draw:text-style-name="P1" draw:layer="layout" svg:x1="29.273cm" svg:y1="9.603cm" svg:x2="29.273cm" svg:y2="9.259cm">
          <text:p/>
        </draw:line>
        <draw:line draw:style-name="gr1" draw:text-style-name="P2" draw:layer="layout" svg:x1="36.754cm" svg:y1="10.353cm" svg:x2="36.649cm" svg:y2="10.337cm">
          <text:p/>
        </draw:line>
        <draw:line draw:style-name="gr1" draw:text-style-name="P2" draw:layer="layout" svg:x1="36.649cm" svg:y1="10.398cm" svg:x2="36.649cm" svg:y2="10.445cm">
          <text:p/>
        </draw:line>
        <draw:line draw:style-name="gr1" draw:text-style-name="P1" draw:layer="layout" svg:x1="14.281cm" svg:y1="11.718cm" svg:x2="15.004cm" svg:y2="11.718cm">
          <text:p/>
        </draw:line>
        <draw:line draw:style-name="gr1" draw:text-style-name="P1" draw:layer="layout" svg:x1="15.05cm" svg:y1="11.718cm" svg:x2="15.438cm" svg:y2="11.718cm">
          <text:p/>
        </draw:line>
        <draw:line draw:style-name="gr1" draw:text-style-name="P1" draw:layer="layout" svg:x1="15.429cm" svg:y1="11.669cm" svg:x2="14.281cm" svg:y2="11.669cm">
          <text:p/>
        </draw:line>
        <draw:polyline draw:style-name="gr1" draw:text-style-name="P1" draw:layer="layout" svg:width="1.252cm" svg:height="3.279cm" svg:x="16.333cm" svg:y="10.323cm" svg:viewBox="0 0 1253 3280" draw:points="0,3280 9,3271 1253,3271 1253,3280 0,3280 0,0 9,9 9,3271">
          <text:p/>
        </draw:polyline>
        <draw:polyline draw:style-name="gr1" draw:text-style-name="P1" draw:layer="layout" svg:width="1.252cm" svg:height="0.009cm" svg:x="16.333cm" svg:y="10.323cm" svg:viewBox="0 0 1253 10" draw:points="0,0 1253,0 1253,10 9,10">
          <text:p/>
        </draw:polyline>
        <draw:line draw:style-name="gr1" draw:text-style-name="P1" draw:layer="layout" svg:x1="17.585cm" svg:y1="13.618cm" svg:x2="17.585cm" svg:y2="13.604cm">
          <text:p/>
        </draw:line>
        <draw:line draw:style-name="gr1" draw:text-style-name="P1" draw:layer="layout" svg:x1="16.332cm" svg:y1="13.604cm" svg:x2="16.318cm" svg:y2="13.619cm">
          <text:p/>
        </draw:line>
        <draw:line draw:style-name="gr1" draw:text-style-name="P1" draw:layer="layout" svg:x1="16.332cm" svg:y1="10.322cm" svg:x2="16.318cm" svg:y2="10.308cm">
          <text:p/>
        </draw:line>
        <draw:line draw:style-name="gr1" draw:text-style-name="P1" draw:layer="layout" svg:x1="17.585cm" svg:y1="10.321cm" svg:x2="17.585cm" svg:y2="10.308cm">
          <text:p/>
        </draw:line>
        <draw:line draw:style-name="gr1" draw:text-style-name="P1" draw:layer="layout" svg:x1="16.318cm" svg:y1="13.618cm" svg:x2="17.585cm" svg:y2="13.618cm">
          <text:p/>
        </draw:line>
        <draw:line draw:style-name="gr1" draw:text-style-name="P1" draw:layer="layout" svg:x1="17.585cm" svg:y1="13.604cm" svg:x2="16.331cm" svg:y2="13.604cm">
          <text:p/>
        </draw:line>
        <draw:line draw:style-name="gr1" draw:text-style-name="P1" draw:layer="layout" svg:x1="16.318cm" svg:y1="10.308cm" svg:x2="16.318cm" svg:y2="13.618cm">
          <text:p/>
        </draw:line>
        <draw:line draw:style-name="gr1" draw:text-style-name="P1" draw:layer="layout" svg:x1="16.331cm" svg:y1="13.604cm" svg:x2="16.331cm" svg:y2="10.321cm">
          <text:p/>
        </draw:line>
        <draw:line draw:style-name="gr1" draw:text-style-name="P1" draw:layer="layout" svg:x1="17.585cm" svg:y1="10.308cm" svg:x2="16.318cm" svg:y2="10.308cm">
          <text:p/>
        </draw:line>
        <draw:line draw:style-name="gr1" draw:text-style-name="P1" draw:layer="layout" svg:x1="16.331cm" svg:y1="10.321cm" svg:x2="17.585cm" svg:y2="10.321cm">
          <text:p/>
        </draw:line>
        <draw:line draw:style-name="gr1" draw:text-style-name="P1" draw:layer="layout" svg:x1="17.819cm" svg:y1="23.032cm" svg:x2="17.625cm" svg:y2="23.032cm">
          <text:p/>
        </draw:line>
        <draw:line draw:style-name="gr1" draw:text-style-name="P1" draw:layer="layout" svg:x1="16.565cm" svg:y1="23.027cm" svg:x2="16.565cm" svg:y2="23.074cm">
          <text:p/>
        </draw:line>
        <draw:line draw:style-name="gr1" draw:text-style-name="P1" draw:layer="layout" svg:x1="17.625cm" svg:y1="23.032cm" svg:x2="17.625cm" svg:y2="22.908cm">
          <text:p/>
        </draw:line>
        <draw:line draw:style-name="gr1" draw:text-style-name="P1" draw:layer="layout" svg:x1="16.565cm" svg:y1="21.884cm" svg:x2="16.565cm" svg:y2="21.936cm">
          <text:p/>
        </draw:line>
        <draw:line draw:style-name="gr1" draw:text-style-name="P1" draw:layer="layout" svg:x1="16.565cm" svg:y1="20.838cm" svg:x2="16.565cm" svg:y2="20.89cm">
          <text:p/>
        </draw:line>
        <draw:line draw:style-name="gr1" draw:text-style-name="P1" draw:layer="layout" svg:x1="16.565cm" svg:y1="18.745cm" svg:x2="16.565cm" svg:y2="18.797cm">
          <text:p/>
        </draw:line>
        <draw:polyline draw:style-name="gr1" draw:text-style-name="P1" draw:layer="layout" svg:width="0.13cm" svg:height="0.105cm" svg:x="17.625cm" svg:y="19.765cm" svg:viewBox="0 0 131 106" draw:points="0,106 0,0 131,0">
          <text:p/>
        </draw:polyline>
        <draw:line draw:style-name="gr1" draw:text-style-name="P1" draw:layer="layout" svg:x1="16.565cm" svg:y1="17.681cm" svg:x2="17.869cm" svg:y2="17.681cm">
          <text:p/>
        </draw:line>
        <draw:polyline draw:style-name="gr1" draw:text-style-name="P1" draw:layer="layout" svg:width="1.304cm" svg:height="0.048cm" svg:x="16.565cm" svg:y="17.628cm" svg:viewBox="0 0 1305 49" draw:points="0,49 0,6 0,2 0,0 1305,0">
          <text:p/>
        </draw:polyline>
        <draw:line draw:style-name="gr1" draw:text-style-name="P1" draw:layer="layout" svg:x1="17.625cm" svg:y1="22.908cm" svg:x2="17.869cm" svg:y2="22.908cm">
          <text:p/>
        </draw:line>
        <draw:line draw:style-name="gr1" draw:text-style-name="P1" draw:layer="layout" svg:x1="16.342cm" svg:y1="13.582cm" svg:x2="17.593cm" svg:y2="13.582cm">
          <text:p/>
        </draw:line>
        <draw:line draw:style-name="gr1" draw:text-style-name="P1" draw:layer="layout" svg:x1="17.999cm" svg:y1="17.524cm" svg:x2="20.035cm" svg:y2="17.524cm">
          <text:p/>
        </draw:line>
        <draw:line draw:style-name="gr1" draw:text-style-name="P1" draw:layer="layout" svg:x1="19.887cm" svg:y1="17.655cm" svg:x2="17.999cm" svg:y2="17.655cm">
          <text:p/>
        </draw:line>
        <draw:line draw:style-name="gr1" draw:text-style-name="P1" draw:layer="layout" svg:x1="17.593cm" svg:y1="16.763cm" svg:x2="17.869cm" svg:y2="16.763cm">
          <text:p/>
        </draw:line>
        <draw:line draw:style-name="gr1" draw:text-style-name="P1" draw:layer="layout" svg:x1="17.869cm" svg:y1="16.731cm" svg:x2="17.625cm" svg:y2="16.731cm">
          <text:p/>
        </draw:line>
        <draw:line draw:style-name="gr1" draw:text-style-name="P2" draw:layer="layout" svg:x1="36.392cm" svg:y1="13.639cm" svg:x2="36.647cm" svg:y2="13.639cm">
          <text:p/>
        </draw:line>
        <draw:line draw:style-name="gr1" draw:text-style-name="P2" draw:layer="layout" svg:x1="36.647cm" svg:y1="13.607cm" svg:x2="36.424cm" svg:y2="13.607cm">
          <text:p/>
        </draw:line>
        <draw:line draw:style-name="gr1" draw:text-style-name="P2" draw:layer="layout" svg:x1="36.392cm" svg:y1="13.402cm" svg:x2="36.392cm" svg:y2="13.639cm">
          <text:p/>
        </draw:line>
        <draw:line draw:style-name="gr1" draw:text-style-name="P2" draw:layer="layout" svg:x1="36.424cm" svg:y1="13.607cm" svg:x2="36.424cm" svg:y2="13.434cm">
          <text:p/>
        </draw:line>
        <draw:line draw:style-name="gr1" draw:text-style-name="P1" draw:layer="layout" svg:x1="35.276cm" svg:y1="13.378cm" svg:x2="35.276cm" svg:y2="13.639cm">
          <text:p/>
        </draw:line>
        <draw:line draw:style-name="gr1" draw:text-style-name="P1" draw:layer="layout" svg:x1="35.308cm" svg:y1="13.607cm" svg:x2="35.308cm" svg:y2="13.41cm">
          <text:p/>
        </draw:line>
        <draw:polyline draw:style-name="gr1" draw:text-style-name="P1" draw:layer="layout" svg:width="0.049cm" svg:height="0.245cm" svg:x="35.283cm" svg:y="10.3cm" svg:viewBox="0 0 50 246" draw:points="0,0 0,246 50,246 50,198">
          <text:p/>
        </draw:polyline>
        <draw:line draw:style-name="gr1" draw:text-style-name="P1" draw:layer="layout" svg:x1="35.332cm" svg:y1="10.465cm" svg:x2="35.332cm" svg:y2="10.348cm">
          <text:p/>
        </draw:line>
        <draw:polyline draw:style-name="gr1" draw:text-style-name="P1" draw:layer="layout" svg:width="0.049cm" svg:height="0.152cm" svg:x="35.283cm" svg:y="10.894cm" svg:viewBox="0 0 50 153" draw:points="50,102 50,0 0,0 0,153">
          <text:p/>
        </draw:polyline>
        <draw:line draw:style-name="gr1" draw:text-style-name="P1" draw:layer="layout" svg:x1="35.332cm" svg:y1="10.497cm" svg:x2="35.471cm" svg:y2="10.497cm">
          <text:p/>
        </draw:line>
        <draw:line draw:style-name="gr1" draw:text-style-name="P1" draw:layer="layout" svg:x1="35.439cm" svg:y1="10.465cm" svg:x2="35.332cm" svg:y2="10.465cm">
          <text:p/>
        </draw:line>
        <draw:line draw:style-name="gr1" draw:text-style-name="P2" draw:layer="layout" svg:x1="36.389cm" svg:y1="9.218cm" svg:x2="36.389cm" svg:y2="9.544cm">
          <text:p/>
        </draw:line>
        <draw:line draw:style-name="gr1" draw:text-style-name="P2" draw:layer="layout" svg:x1="36.421cm" svg:y1="9.544cm" svg:x2="36.421cm" svg:y2="9.25cm">
          <text:p/>
        </draw:line>
        <draw:line draw:style-name="gr1" draw:text-style-name="P1" draw:layer="layout" svg:x1="35.471cm" svg:y1="10.497cm" svg:x2="35.471cm" svg:y2="10.348cm">
          <text:p/>
        </draw:line>
        <draw:line draw:style-name="gr1" draw:text-style-name="P1" draw:layer="layout" svg:x1="35.439cm" svg:y1="10.348cm" svg:x2="35.439cm" svg:y2="10.465cm">
          <text:p/>
        </draw:line>
        <draw:line draw:style-name="gr1" draw:text-style-name="P2" draw:layer="layout" svg:x1="36.485cm" svg:y1="16.783cm" svg:x2="36.397cm" svg:y2="16.783cm">
          <text:p/>
        </draw:line>
        <draw:line draw:style-name="gr1" draw:text-style-name="P2" draw:layer="layout" svg:x1="36.424cm" svg:y1="16.755cm" svg:x2="36.506cm" svg:y2="16.755cm">
          <text:p/>
        </draw:line>
        <draw:line draw:style-name="gr1" draw:text-style-name="P2" draw:layer="layout" svg:x1="36.397cm" svg:y1="16.783cm" svg:x2="36.397cm" svg:y2="16.595cm">
          <text:p/>
        </draw:line>
        <draw:line draw:style-name="gr1" draw:text-style-name="P2" draw:layer="layout" svg:x1="36.424cm" svg:y1="16.623cm" svg:x2="36.424cm" svg:y2="16.755cm">
          <text:p/>
        </draw:line>
        <draw:line draw:style-name="gr1" draw:text-style-name="P2" draw:layer="layout" svg:x1="36.534cm" svg:y1="16.623cm" svg:x2="36.517cm" svg:y2="16.623cm">
          <text:p/>
        </draw:line>
        <draw:line draw:style-name="gr1" draw:text-style-name="P2" draw:layer="layout" svg:x1="36.506cm" svg:y1="16.623cm" svg:x2="36.424cm" svg:y2="16.623cm">
          <text:p/>
        </draw:line>
        <draw:line draw:style-name="gr1" draw:text-style-name="P2" draw:layer="layout" svg:x1="36.397cm" svg:y1="16.595cm" svg:x2="36.506cm" svg:y2="16.595cm">
          <text:p/>
        </draw:line>
        <draw:line draw:style-name="gr1" draw:text-style-name="P2" draw:layer="layout" svg:x1="36.517cm" svg:y1="16.595cm" svg:x2="36.534cm" svg:y2="16.595cm">
          <text:p/>
        </draw:line>
        <draw:line draw:style-name="gr1" draw:text-style-name="P1" draw:layer="layout" svg:x1="18.597cm" svg:y1="9.598cm" svg:x2="18.958cm" svg:y2="9.598cm">
          <text:p/>
        </draw:line>
        <draw:line draw:style-name="gr1" draw:text-style-name="P1" draw:layer="layout" svg:x1="16.382cm" svg:y1="6.204cm" svg:x2="16.382cm" svg:y2="4.76cm">
          <text:p/>
        </draw:line>
        <draw:line draw:style-name="gr1" draw:text-style-name="P1" draw:layer="layout" svg:x1="16.402cm" svg:y1="25.121cm" svg:x2="16.402cm" svg:y2="26.739cm">
          <text:p/>
        </draw:line>
        <draw:polyline draw:style-name="gr1" draw:text-style-name="P1" draw:layer="layout" svg:width="0.032cm" svg:height="1.686cm" svg:x="16.402cm" svg:y="25.084cm" svg:viewBox="0 0 33 1687" draw:points="33,1687 33,0 0,0">
          <text:p/>
        </draw:polyline>
        <draw:polyline draw:style-name="gr1" draw:text-style-name="P1" draw:layer="layout" svg:width="0.033cm" svg:height="1.727cm" svg:x="16.349cm" svg:y="14.341cm" svg:viewBox="0 0 34 1728" draw:points="34,0 34,1728 0,1728 0,0">
          <text:p/>
        </draw:polyline>
        <draw:line draw:style-name="gr1" draw:text-style-name="P1" draw:layer="layout" svg:x1="16.382cm" svg:y1="14.349cm" svg:x2="16.349cm" svg:y2="14.349cm">
          <text:p/>
        </draw:line>
        <draw:line draw:style-name="gr1" draw:text-style-name="P1" draw:layer="layout" svg:x1="20.685cm" svg:y1="9.55cm" svg:x2="20.685cm" svg:y2="9.546cm">
          <text:p/>
        </draw:line>
        <draw:line draw:style-name="gr1" draw:text-style-name="P1" draw:layer="layout" svg:x1="21.348cm" svg:y1="9.546cm" svg:x2="21.348cm" svg:y2="9.55cm">
          <text:p/>
        </draw:line>
        <draw:line draw:style-name="gr1" draw:text-style-name="P1" draw:layer="layout" svg:x1="20.685cm" svg:y1="9.546cm" svg:x2="20.685cm" svg:y2="9.544cm">
          <text:p/>
        </draw:line>
        <draw:line draw:style-name="gr1" draw:text-style-name="P1" draw:layer="layout" svg:x1="21.348cm" svg:y1="9.544cm" svg:x2="21.348cm" svg:y2="9.546cm">
          <text:p/>
        </draw:line>
        <draw:line draw:style-name="gr1" draw:text-style-name="P1" draw:layer="layout" svg:x1="20.541cm" svg:y1="9.544cm" svg:x2="18.531cm" svg:y2="9.544cm">
          <text:p/>
        </draw:line>
        <draw:line draw:style-name="gr1" draw:text-style-name="P1" draw:layer="layout" svg:x1="20.685cm" svg:y1="9.544cm" svg:x2="20.593cm" svg:y2="9.544cm">
          <text:p/>
        </draw:line>
        <draw:line draw:style-name="gr1" draw:text-style-name="P1" draw:layer="layout" svg:x1="21.439cm" svg:y1="9.544cm" svg:x2="21.348cm" svg:y2="9.544cm">
          <text:p/>
        </draw:line>
        <draw:polyline draw:style-name="gr1" draw:text-style-name="P1" draw:layer="layout" svg:width="0.001cm" svg:height="0.001cm" svg:x="21.491cm" svg:y="9.601cm" svg:viewBox="0 0 2 2" draw:points="0,0 0,2 2,2">
          <text:p/>
        </draw:polyline>
        <draw:line draw:style-name="gr1" draw:text-style-name="P1" draw:layer="layout" svg:x1="20.685cm" svg:y1="9.603cm" svg:x2="20.685cm" svg:y2="9.601cm">
          <text:p/>
        </draw:line>
        <draw:line draw:style-name="gr1" draw:text-style-name="P1" draw:layer="layout" svg:x1="21.348cm" svg:y1="9.601cm" svg:x2="21.348cm" svg:y2="9.602cm">
          <text:p/>
        </draw:line>
        <draw:line draw:style-name="gr1" draw:text-style-name="P1" draw:layer="layout" svg:x1="20.685cm" svg:y1="9.601cm" svg:x2="20.685cm" svg:y2="9.598cm">
          <text:p/>
        </draw:line>
        <draw:line draw:style-name="gr1" draw:text-style-name="P1" draw:layer="layout" svg:x1="21.348cm" svg:y1="9.598cm" svg:x2="21.348cm" svg:y2="9.601cm">
          <text:p/>
        </draw:line>
        <draw:line draw:style-name="gr1" draw:text-style-name="P1" draw:layer="layout" svg:x1="19.012cm" svg:y1="9.603cm" svg:x2="19.037cm" svg:y2="9.603cm">
          <text:p/>
        </draw:line>
        <draw:line draw:style-name="gr1" draw:text-style-name="P1" draw:layer="layout" svg:x1="19.089cm" svg:y1="9.603cm" svg:x2="20.685cm" svg:y2="9.603cm">
          <text:p/>
        </draw:line>
        <draw:line draw:style-name="gr1" draw:text-style-name="P1" draw:layer="layout" svg:x1="21.348cm" svg:y1="9.603cm" svg:x2="21.492cm" svg:y2="9.603cm">
          <text:p/>
        </draw:line>
        <draw:line draw:style-name="gr1" draw:text-style-name="P1" draw:layer="layout" svg:x1="20.685cm" svg:y1="9.598cm" svg:x2="20.685cm" svg:y2="9.55cm">
          <text:p/>
        </draw:line>
        <draw:line draw:style-name="gr1" draw:text-style-name="P1" draw:layer="layout" svg:x1="21.348cm" svg:y1="9.55cm" svg:x2="21.348cm" svg:y2="9.598cm">
          <text:p/>
        </draw:line>
        <draw:line draw:style-name="gr1" draw:text-style-name="P1" draw:layer="layout" svg:x1="9.44cm" svg:y1="26.151cm" svg:x2="9.214cm" svg:y2="26.151cm">
          <text:p/>
        </draw:line>
        <draw:line draw:style-name="gr1" draw:text-style-name="P1" draw:layer="layout" svg:x1="14.235cm" svg:y1="11.082cm" svg:x2="14.235cm" svg:y2="13.279cm">
          <text:p/>
        </draw:line>
        <draw:line draw:style-name="gr1" draw:text-style-name="P1" draw:layer="layout" svg:x1="14.235cm" svg:y1="13.321cm" svg:x2="14.235cm" svg:y2="13.626cm">
          <text:p/>
        </draw:line>
        <draw:line draw:style-name="gr1" draw:text-style-name="P1" draw:layer="layout" svg:x1="14.281cm" svg:y1="13.495cm" svg:x2="14.281cm" svg:y2="11.718cm">
          <text:p/>
        </draw:line>
        <draw:line draw:style-name="gr1" draw:text-style-name="P1" draw:layer="layout" svg:x1="18.149cm" svg:y1="6.466cm" svg:x2="18.149cm" svg:y2="8.763cm">
          <text:p/>
        </draw:line>
        <draw:line draw:style-name="gr1" draw:text-style-name="P1" draw:layer="layout" svg:x1="18.212cm" svg:y1="8.804cm" svg:x2="18.212cm" svg:y2="5.987cm">
          <text:p/>
        </draw:line>
        <draw:line draw:style-name="gr1" draw:text-style-name="P1" draw:layer="layout" svg:x1="14.235cm" svg:y1="10.489cm" svg:x2="14.235cm" svg:y2="11.019cm">
          <text:p/>
        </draw:line>
        <draw:line draw:style-name="gr1" draw:text-style-name="P1" draw:layer="layout" svg:x1="14.281cm" svg:y1="11.669cm" svg:x2="14.281cm" svg:y2="10.489cm">
          <text:p/>
        </draw:line>
        <draw:line draw:style-name="gr1" draw:text-style-name="P1" draw:layer="layout" svg:x1="14.289cm" svg:y1="13.541cm" svg:x2="15.366cm" svg:y2="13.541cm">
          <text:p/>
        </draw:line>
        <draw:line draw:style-name="gr1" draw:text-style-name="P1" draw:layer="layout" svg:x1="15.412cm" svg:y1="13.495cm" svg:x2="14.281cm" svg:y2="13.495cm">
          <text:p/>
        </draw:line>
        <draw:line draw:style-name="gr1" draw:text-style-name="P1" draw:layer="layout" svg:x1="14.243cm" svg:y1="13.669cm" svg:x2="14.243cm" svg:y2="14.847cm">
          <text:p/>
        </draw:line>
        <draw:line draw:style-name="gr1" draw:text-style-name="P1" draw:layer="layout" svg:x1="14.289cm" svg:y1="14.838cm" svg:x2="14.289cm" svg:y2="13.541cm">
          <text:p/>
        </draw:line>
        <draw:line draw:style-name="gr1" draw:text-style-name="P1" draw:layer="layout" svg:x1="15.161cm" svg:y1="24.187cm" svg:x2="15.161cm" svg:y2="24.189cm">
          <text:p/>
        </draw:line>
        <draw:line draw:style-name="gr1" draw:text-style-name="P1" draw:layer="layout" svg:x1="15.146cm" svg:y1="22.783cm" svg:x2="15.448cm" svg:y2="22.783cm">
          <text:p/>
        </draw:line>
        <draw:line draw:style-name="gr1" draw:text-style-name="P1" draw:layer="layout" svg:x1="20.256cm" svg:y1="7.311cm" svg:x2="20.256cm" svg:y2="7.195cm">
          <text:p/>
        </draw:line>
        <draw:line draw:style-name="gr1" draw:text-style-name="P1" draw:layer="layout" svg:x1="20.541cm" svg:y1="7.373cm" svg:x2="20.542cm" svg:y2="7.373cm">
          <text:p/>
        </draw:line>
        <draw:line draw:style-name="gr1" draw:text-style-name="P1" draw:layer="layout" svg:x1="20.542cm" svg:y1="7.948cm" svg:x2="20.541cm" svg:y2="7.948cm">
          <text:p/>
        </draw:line>
        <draw:line draw:style-name="gr1" draw:text-style-name="P1" draw:layer="layout" svg:x1="20.542cm" svg:y1="7.373cm" svg:x2="20.546cm" svg:y2="7.373cm">
          <text:p/>
        </draw:line>
        <draw:line draw:style-name="gr1" draw:text-style-name="P1" draw:layer="layout" svg:x1="20.546cm" svg:y1="7.948cm" svg:x2="20.542cm" svg:y2="7.948cm">
          <text:p/>
        </draw:line>
        <draw:line draw:style-name="gr1" draw:text-style-name="P1" draw:layer="layout" svg:x1="20.541cm" svg:y1="7.948cm" svg:x2="20.541cm" svg:y2="9.544cm">
          <text:p/>
        </draw:line>
        <draw:line draw:style-name="gr1" draw:text-style-name="P1" draw:layer="layout" svg:x1="20.541cm" svg:y1="7.343cm" svg:x2="20.541cm" svg:y2="7.373cm">
          <text:p/>
        </draw:line>
        <draw:line draw:style-name="gr1" draw:text-style-name="P1" draw:layer="layout" svg:x1="20.588cm" svg:y1="7.373cm" svg:x2="20.592cm" svg:y2="7.373cm">
          <text:p/>
        </draw:line>
        <draw:line draw:style-name="gr1" draw:text-style-name="P1" draw:layer="layout" svg:x1="20.592cm" svg:y1="7.948cm" svg:x2="20.588cm" svg:y2="7.948cm">
          <text:p/>
        </draw:line>
        <draw:line draw:style-name="gr1" draw:text-style-name="P1" draw:layer="layout" svg:x1="20.592cm" svg:y1="7.373cm" svg:x2="20.593cm" svg:y2="7.373cm">
          <text:p/>
        </draw:line>
        <draw:line draw:style-name="gr1" draw:text-style-name="P1" draw:layer="layout" svg:x1="20.593cm" svg:y1="7.948cm" svg:x2="20.592cm" svg:y2="7.948cm">
          <text:p/>
        </draw:line>
        <draw:line draw:style-name="gr1" draw:text-style-name="P1" draw:layer="layout" svg:x1="20.593cm" svg:y1="9.544cm" svg:x2="20.593cm" svg:y2="9.104cm">
          <text:p/>
        </draw:line>
        <draw:line draw:style-name="gr1" draw:text-style-name="P1" draw:layer="layout" svg:x1="20.593cm" svg:y1="7.373cm" svg:x2="20.593cm" svg:y2="7.343cm">
          <text:p/>
        </draw:line>
        <draw:line draw:style-name="gr1" draw:text-style-name="P1" draw:layer="layout" svg:x1="20.593cm" svg:y1="7.962cm" svg:x2="20.593cm" svg:y2="7.948cm">
          <text:p/>
        </draw:line>
        <draw:line draw:style-name="gr1" draw:text-style-name="P1" draw:layer="layout" svg:x1="20.593cm" svg:y1="9.052cm" svg:x2="20.593cm" svg:y2="8.014cm">
          <text:p/>
        </draw:line>
        <draw:line draw:style-name="gr1" draw:text-style-name="P1" draw:layer="layout" svg:x1="20.546cm" svg:y1="7.373cm" svg:x2="20.588cm" svg:y2="7.373cm">
          <text:p/>
        </draw:line>
        <draw:line draw:style-name="gr1" draw:text-style-name="P1" draw:layer="layout" svg:x1="20.588cm" svg:y1="7.948cm" svg:x2="20.546cm" svg:y2="7.948cm">
          <text:p/>
        </draw:line>
        <draw:path draw:style-name="gr1" draw:text-style-name="P1" draw:layer="layout" svg:width="0.225cm" svg:height="0.092cm" svg:x="20.585cm" svg:y="7.612cm" svg:viewBox="0 0 226 93" svg:d="M0 93c84 1 166-32 226-93">
          <text:p/>
        </draw:path>
        <draw:polygon draw:style-name="gr1" draw:text-style-name="P1" draw:layer="layout" svg:width="0.233cm" svg:height="0.233cm" svg:x="20.577cm" svg:y="7.39cm" svg:viewBox="0 0 234 234" draw:points="234,223 223,234 0,11 11,0">
          <text:p/>
        </draw:polygon>
        <draw:polygon draw:style-name="gr1" draw:text-style-name="P1" draw:layer="layout" svg:width="0.004cm" svg:height="0.209cm" svg:x="20.565cm" svg:y="7.722cm" svg:viewBox="0 0 5 210" draw:points="0,210 5,210 5,0 0,0">
          <text:p/>
        </draw:polygon>
        <draw:line draw:style-name="gr1" draw:text-style-name="P1" draw:layer="layout" svg:x1="20.546cm" svg:y1="7.948cm" svg:x2="20.588cm" svg:y2="7.948cm">
          <text:p/>
        </draw:line>
        <draw:polyline draw:style-name="gr1" draw:text-style-name="P1" draw:layer="layout" svg:width="0.042cm" svg:height="0.017cm" svg:x="20.546cm" svg:y="7.931cm" svg:viewBox="0 0 43 18" draw:points="43,18 43,0 0,0 0,18">
          <text:p/>
        </draw:polyline>
        <draw:polygon draw:style-name="gr1" draw:text-style-name="P1" draw:layer="layout" svg:width="0.042cm" svg:height="0.018cm" svg:x="20.546cm" svg:y="7.704cm" svg:viewBox="0 0 43 19" draw:points="0,19 43,19 43,0 0,0">
          <text:p/>
        </draw:polygon>
        <draw:polyline draw:style-name="gr1" draw:text-style-name="P1" draw:layer="layout" svg:width="0.042cm" svg:height="0.017cm" svg:x="20.546cm" svg:y="7.373cm" svg:viewBox="0 0 43 18" draw:points="0,18 43,18 43,0">
          <text:p/>
        </draw:polyline>
        <draw:line draw:style-name="gr1" draw:text-style-name="P1" draw:layer="layout" svg:x1="20.588cm" svg:y1="7.373cm" svg:x2="20.546cm" svg:y2="7.373cm">
          <text:p/>
        </draw:line>
        <draw:line draw:style-name="gr1" draw:text-style-name="P1" draw:layer="layout" svg:x1="20.546cm" svg:y1="7.373cm" svg:x2="20.546cm" svg:y2="7.39cm">
          <text:p/>
        </draw:line>
        <draw:line draw:style-name="gr1" draw:text-style-name="P1" draw:layer="layout" svg:x1="20.546cm" svg:y1="7.931cm" svg:x2="20.546cm" svg:y2="7.722cm">
          <text:p/>
        </draw:line>
        <draw:line draw:style-name="gr1" draw:text-style-name="P1" draw:layer="layout" svg:x1="20.588cm" svg:y1="7.722cm" svg:x2="20.588cm" svg:y2="7.931cm">
          <text:p/>
        </draw:line>
        <draw:line draw:style-name="gr1" draw:text-style-name="P1" draw:layer="layout" svg:x1="20.276cm" svg:y1="7.163cm" svg:x2="20.276cm" svg:y2="5.984cm">
          <text:p/>
        </draw:line>
        <draw:polyline draw:style-name="gr1" draw:text-style-name="P1" draw:layer="layout" svg:width="0.317cm" svg:height="1.684cm" svg:x="20.224cm" svg:y="5.659cm" svg:viewBox="0 0 318 1685" draw:points="0,0 0,1685 318,1685">
          <text:p/>
        </draw:polyline>
        <draw:line draw:style-name="gr1" draw:text-style-name="P1" draw:layer="layout" svg:x1="20.362cm" svg:y1="7.311cm" svg:x2="20.256cm" svg:y2="7.311cm">
          <text:p/>
        </draw:line>
        <draw:line draw:style-name="gr1" draw:text-style-name="P1" draw:layer="layout" svg:x1="22.559cm" svg:y1="7.195cm" svg:x2="22.559cm" svg:y2="7.296cm">
          <text:p/>
        </draw:line>
        <draw:line draw:style-name="gr1" draw:text-style-name="P1" draw:layer="layout" svg:x1="24.757cm" svg:y1="7.195cm" svg:x2="24.757cm" svg:y2="7.296cm">
          <text:p/>
        </draw:line>
        <draw:line draw:style-name="gr1" draw:text-style-name="P1" draw:layer="layout" svg:x1="26.928cm" svg:y1="7.201cm" svg:x2="26.928cm" svg:y2="7.296cm">
          <text:p/>
        </draw:line>
        <draw:line draw:style-name="gr1" draw:text-style-name="P1" draw:layer="layout" svg:x1="29.151cm" svg:y1="7.195cm" svg:x2="29.151cm" svg:y2="7.296cm">
          <text:p/>
        </draw:line>
        <draw:line draw:style-name="gr1" draw:text-style-name="P1" draw:layer="layout" svg:x1="31.332cm" svg:y1="7.195cm" svg:x2="31.332cm" svg:y2="7.296cm">
          <text:p/>
        </draw:line>
        <draw:line draw:style-name="gr1" draw:text-style-name="P1" draw:layer="layout" svg:x1="33.546cm" svg:y1="7.195cm" svg:x2="33.546cm" svg:y2="7.296cm">
          <text:p/>
        </draw:line>
        <draw:line draw:style-name="gr1" draw:text-style-name="P1" draw:layer="layout" svg:x1="35.742cm" svg:y1="7.195cm" svg:x2="35.742cm" svg:y2="7.296cm">
          <text:p/>
        </draw:line>
        <draw:line draw:style-name="gr1" draw:text-style-name="P1" draw:layer="layout" svg:x1="17.635cm" svg:y1="15.868cm" svg:x2="18.028cm" svg:y2="15.868cm">
          <text:p/>
        </draw:line>
        <draw:line draw:style-name="gr1" draw:text-style-name="P1" draw:layer="layout" svg:x1="18.188cm" svg:y1="15.81cm" svg:x2="17.683cm" svg:y2="15.81cm">
          <text:p/>
        </draw:line>
        <draw:line draw:style-name="gr1" draw:text-style-name="P1" draw:layer="layout" svg:x1="18.626cm" svg:y1="14.336cm" svg:x2="18.261cm" svg:y2="14.336cm">
          <text:p/>
        </draw:line>
        <draw:line draw:style-name="gr1" draw:text-style-name="P1" draw:layer="layout" svg:x1="18.261cm" svg:y1="14.378cm" svg:x2="18.636cm" svg:y2="14.378cm">
          <text:p/>
        </draw:line>
        <draw:line draw:style-name="gr1" draw:text-style-name="P1" draw:layer="layout" svg:x1="11.421cm" svg:y1="15.048cm" svg:x2="15.114cm" svg:y2="15.048cm">
          <text:p/>
        </draw:line>
        <draw:line draw:style-name="gr1" draw:text-style-name="P1" draw:layer="layout" svg:x1="15.166cm" svg:y1="15.048cm" svg:x2="15.475cm" svg:y2="15.048cm">
          <text:p/>
        </draw:line>
        <draw:polyline draw:style-name="gr1" draw:text-style-name="P1" draw:layer="layout" svg:width="4.017cm" svg:height="0.038cm" svg:x="11.421cm" svg:y="15.01cm" svg:viewBox="0 0 4018 39" draw:points="4018,0 0,0 0,39">
          <text:p/>
        </draw:polyline>
        <draw:line draw:style-name="gr1" draw:text-style-name="P1" draw:layer="layout" svg:x1="26.978cm" svg:y1="16.076cm" svg:x2="26.978cm" svg:y2="15.869cm">
          <text:p/>
        </draw:line>
        <draw:line draw:style-name="gr1" draw:text-style-name="P1" draw:layer="layout" svg:x1="26.946cm" svg:y1="15.842cm" svg:x2="26.946cm" svg:y2="16.076cm">
          <text:p/>
        </draw:line>
        <draw:line draw:style-name="gr1" draw:text-style-name="P1" draw:layer="layout" svg:x1="17.593cm" svg:y1="16.609cm" svg:x2="17.593cm" svg:y2="16.759cm">
          <text:p/>
        </draw:line>
        <draw:line draw:style-name="gr1" draw:text-style-name="P1" draw:layer="layout" svg:x1="17.625cm" svg:y1="16.731cm" svg:x2="17.625cm" svg:y2="16.609cm">
          <text:p/>
        </draw:line>
        <draw:path draw:style-name="gr1" draw:text-style-name="P1" draw:layer="layout" svg:width="0.076cm" svg:height="0.199cm" svg:x="16.624cm" svg:y="8.561cm" svg:viewBox="0 0 77 200" svg:d="M77 200c0-73-28-144-77-200">
          <text:p/>
        </draw:path>
        <draw:polygon draw:style-name="gr1" draw:text-style-name="P1" draw:layer="layout" svg:width="0.225cm" svg:height="0.225cm" svg:x="16.399cm" svg:y="8.548cm" svg:viewBox="0 0 226 226" draw:points="0,213 213,0 226,12 13,226">
          <text:p/>
        </draw:polygon>
        <draw:line draw:style-name="gr1" draw:text-style-name="P1" draw:layer="layout" svg:x1="12.684cm" svg:y1="6.529cm" svg:x2="12.684cm" svg:y2="6.532cm">
          <text:p/>
        </draw:line>
        <draw:polyline draw:style-name="gr1" draw:text-style-name="P1" draw:layer="layout" svg:width="0.003cm" svg:height="0.003cm" svg:x="12.002cm" svg:y="6.529cm" svg:viewBox="0 0 4 4" draw:points="4,4 4,0 0,0">
          <text:p/>
        </draw:polyline>
        <draw:line draw:style-name="gr1" draw:text-style-name="P1" draw:layer="layout" svg:x1="12.684cm" svg:y1="6.532cm" svg:x2="12.684cm" svg:y2="6.533cm">
          <text:p/>
        </draw:line>
        <draw:polyline draw:style-name="gr1" draw:text-style-name="P1" draw:layer="layout" svg:width="0.537cm" svg:height="0.001cm" svg:x="11.467cm" svg:y="6.532cm" svg:viewBox="0 0 538 2" draw:points="0,2 538,2 538,0">
          <text:p/>
        </draw:polyline>
        <draw:line draw:style-name="gr1" draw:text-style-name="P1" draw:layer="layout" svg:x1="12.684cm" svg:y1="6.533cm" svg:x2="15.453cm" svg:y2="6.533cm">
          <text:p/>
        </draw:line>
        <draw:line draw:style-name="gr1" draw:text-style-name="P1" draw:layer="layout" svg:x1="12.684cm" svg:y1="6.481cm" svg:x2="12.684cm" svg:y2="6.482cm">
          <text:p/>
        </draw:line>
        <draw:line draw:style-name="gr1" draw:text-style-name="P1" draw:layer="layout" svg:x1="12.004cm" svg:y1="6.482cm" svg:x2="12.004cm" svg:y2="6.481cm">
          <text:p/>
        </draw:line>
        <draw:line draw:style-name="gr1" draw:text-style-name="P1" draw:layer="layout" svg:x1="12.684cm" svg:y1="6.482cm" svg:x2="12.684cm" svg:y2="6.486cm">
          <text:p/>
        </draw:line>
        <draw:polyline draw:style-name="gr1" draw:text-style-name="P1" draw:layer="layout" svg:width="0.003cm" svg:height="0.004cm" svg:x="12.002cm" svg:y="6.482cm" svg:viewBox="0 0 4 5" draw:points="0,5 4,5 4,0">
          <text:p/>
        </draw:polyline>
        <draw:line draw:style-name="gr1" draw:text-style-name="P1" draw:layer="layout" svg:x1="15.505cm" svg:y1="6.481cm" svg:x2="12.684cm" svg:y2="6.481cm">
          <text:p/>
        </draw:line>
        <draw:line draw:style-name="gr1" draw:text-style-name="P1" draw:layer="layout" svg:x1="12.004cm" svg:y1="6.481cm" svg:x2="11.414cm" svg:y2="6.481cm">
          <text:p/>
        </draw:line>
        <draw:line draw:style-name="gr1" draw:text-style-name="P1" draw:layer="layout" svg:x1="12.683cm" svg:y1="6.486cm" svg:x2="12.683cm" svg:y2="6.529cm">
          <text:p/>
        </draw:line>
        <draw:line draw:style-name="gr1" draw:text-style-name="P1" draw:layer="layout" svg:x1="12.002cm" svg:y1="6.529cm" svg:x2="12.002cm" svg:y2="6.486cm">
          <text:p/>
        </draw:line>
        <draw:line draw:style-name="gr1" draw:text-style-name="P1" draw:layer="layout" svg:x1="15.453cm" svg:y1="8.454cm" svg:x2="15.457cm" svg:y2="8.454cm">
          <text:p/>
        </draw:line>
        <draw:line draw:style-name="gr1" draw:text-style-name="P1" draw:layer="layout" svg:x1="15.453cm" svg:y1="6.533cm" svg:x2="15.453cm" svg:y2="7.153cm">
          <text:p/>
        </draw:line>
        <draw:line draw:style-name="gr1" draw:text-style-name="P1" draw:layer="layout" svg:x1="15.453cm" svg:y1="7.359cm" svg:x2="15.453cm" svg:y2="8.454cm">
          <text:p/>
        </draw:line>
        <draw:line draw:style-name="gr1" draw:text-style-name="P1" draw:layer="layout" svg:x1="15.505cm" svg:y1="8.406cm" svg:x2="15.505cm" svg:y2="6.481cm">
          <text:p/>
        </draw:line>
        <draw:line draw:style-name="gr1" draw:text-style-name="P1" draw:layer="layout" svg:x1="15.457cm" svg:y1="7.185cm" svg:x2="15.457cm" svg:y2="7.327cm">
          <text:p/>
        </draw:line>
        <draw:line draw:style-name="gr1" draw:text-style-name="P1" draw:layer="layout" svg:x1="15.457cm" svg:y1="8.454cm" svg:x2="15.5cm" svg:y2="8.454cm">
          <text:p/>
        </draw:line>
        <draw:polyline draw:style-name="gr1" draw:text-style-name="P1" draw:layer="layout" svg:width="0cm" svg:height="0.004cm" svg:x="15.126cm" svg:y="9.674cm" svg:viewBox="0 0 0 5" draw:points="0,0 0,4 0,5">
          <text:p/>
        </draw:polyline>
        <draw:line draw:style-name="gr1" draw:text-style-name="P1" draw:layer="layout" svg:x1="11.414cm" svg:y1="9.679cm" svg:x2="11.957cm" svg:y2="9.679cm">
          <text:p/>
        </draw:line>
        <draw:line draw:style-name="gr1" draw:text-style-name="P1" draw:layer="layout" svg:x1="12.683cm" svg:y1="9.679cm" svg:x2="15.126cm" svg:y2="9.679cm">
          <text:p/>
        </draw:line>
        <draw:polyline draw:style-name="gr1" draw:text-style-name="P1" draw:layer="layout" svg:width="0cm" svg:height="0.003cm" svg:x="15.126cm" svg:y="9.627cm" svg:viewBox="0 0 0 4" draw:points="0,0 0,1 0,4">
          <text:p/>
        </draw:polyline>
        <draw:line draw:style-name="gr1" draw:text-style-name="P1" draw:layer="layout" svg:x1="12.003cm" svg:y1="9.627cm" svg:x2="11.467cm" svg:y2="9.627cm">
          <text:p/>
        </draw:line>
        <draw:line draw:style-name="gr1" draw:text-style-name="P1" draw:layer="layout" svg:x1="15.126cm" svg:y1="9.627cm" svg:x2="12.683cm" svg:y2="9.627cm">
          <text:p/>
        </draw:line>
        <draw:line draw:style-name="gr1" draw:text-style-name="P1" draw:layer="layout" svg:x1="12.003cm" svg:y1="9.674cm" svg:x2="12.003cm" svg:y2="9.627cm">
          <text:p/>
        </draw:line>
        <draw:line draw:style-name="gr1" draw:text-style-name="P1" draw:layer="layout" svg:x1="15.126cm" svg:y1="9.674cm" svg:x2="15.126cm" svg:y2="9.631cm">
          <text:p/>
        </draw:line>
        <draw:line draw:style-name="gr1" draw:text-style-name="P1" draw:layer="layout" svg:x1="12.683cm" svg:y1="9.631cm" svg:x2="12.683cm" svg:y2="9.679cm">
          <text:p/>
        </draw:line>
        <draw:polyline draw:style-name="gr1" draw:text-style-name="P1" draw:layer="layout" svg:width="0.003cm" svg:height="0cm" svg:x="11.462cm" svg:y="6.895cm" svg:viewBox="0 0 4 0" draw:points="0,0 3,0 4,0">
          <text:p/>
        </draw:polyline>
        <draw:line draw:style-name="gr1" draw:text-style-name="P1" draw:layer="layout" svg:x1="11.467cm" svg:y1="9.627cm" svg:x2="11.467cm" svg:y2="9.265cm">
          <text:p/>
        </draw:line>
        <draw:line draw:style-name="gr1" draw:text-style-name="P1" draw:layer="layout" svg:x1="11.467cm" svg:y1="8.899cm" svg:x2="11.467cm" svg:y2="7.259cm">
          <text:p/>
        </draw:line>
        <draw:line draw:style-name="gr1" draw:text-style-name="P1" draw:layer="layout" svg:x1="11.467cm" svg:y1="6.895cm" svg:x2="11.467cm" svg:y2="6.533cm">
          <text:p/>
        </draw:line>
        <draw:line draw:style-name="gr1" draw:text-style-name="P1" draw:layer="layout" svg:x1="11.414cm" svg:y1="6.895cm" svg:x2="11.415cm" svg:y2="6.895cm">
          <text:p/>
        </draw:line>
        <draw:line draw:style-name="gr1" draw:text-style-name="P1" draw:layer="layout" svg:x1="11.467cm" svg:y1="9.265cm" svg:x2="11.414cm" svg:y2="9.265cm">
          <text:p/>
        </draw:line>
        <draw:line draw:style-name="gr1" draw:text-style-name="P1" draw:layer="layout" svg:x1="11.414cm" svg:y1="8.899cm" svg:x2="11.466cm" svg:y2="8.899cm">
          <text:p/>
        </draw:line>
        <draw:polyline draw:style-name="gr1" draw:text-style-name="P1" draw:layer="layout" svg:width="0.004cm" svg:height="0.003cm" svg:x="11.415cm" svg:y="6.893cm" svg:viewBox="0 0 5 4" draw:points="0,4 5,4 5,0">
          <text:p/>
        </draw:polyline>
        <draw:line draw:style-name="gr1" draw:text-style-name="P1" draw:layer="layout" svg:x1="11.414cm" svg:y1="6.481cm" svg:x2="11.414cm" svg:y2="6.895cm">
          <text:p/>
        </draw:line>
        <draw:line draw:style-name="gr1" draw:text-style-name="P1" draw:layer="layout" svg:x1="11.414cm" svg:y1="7.259cm" svg:x2="11.414cm" svg:y2="8.899cm">
          <text:p/>
        </draw:line>
        <draw:line draw:style-name="gr1" draw:text-style-name="P1" draw:layer="layout" svg:x1="11.414cm" svg:y1="9.265cm" svg:x2="11.414cm" svg:y2="9.679cm">
          <text:p/>
        </draw:line>
        <draw:line draw:style-name="gr1" draw:text-style-name="P1" draw:layer="layout" svg:x1="11.419cm" svg:y1="6.893cm" svg:x2="11.462cm" svg:y2="6.893cm">
          <text:p/>
        </draw:line>
        <draw:line draw:style-name="gr1" draw:text-style-name="P1" draw:layer="layout" svg:x1="11.467cm" svg:y1="7.259cm" svg:x2="11.414cm" svg:y2="7.259cm">
          <text:p/>
        </draw:line>
        <draw:polyline draw:style-name="gr1" draw:text-style-name="P1" draw:layer="layout" svg:width="0cm" svg:height="0.005cm" svg:x="32.039cm" svg:y="9.544cm" svg:viewBox="0 0 0 6" draw:points="0,0 0,2 0,6">
          <text:p/>
        </draw:polyline>
        <draw:polyline draw:style-name="gr1" draw:text-style-name="P1" draw:layer="layout" svg:width="0cm" svg:height="0.005cm" svg:x="32.388cm" svg:y="9.544cm" svg:viewBox="0 0 0 6" draw:points="0,6 0,2 0,0">
          <text:p/>
        </draw:polyline>
        <draw:line draw:style-name="gr1" draw:text-style-name="P1" draw:layer="layout" svg:x1="31.542cm" svg:y1="9.544cm" svg:x2="30.653cm" svg:y2="9.544cm">
          <text:p/>
        </draw:line>
        <draw:line draw:style-name="gr1" draw:text-style-name="P1" draw:layer="layout" svg:x1="32.435cm" svg:y1="9.544cm" svg:x2="32.388cm" svg:y2="9.544cm">
          <text:p/>
        </draw:line>
        <draw:line draw:style-name="gr1" draw:text-style-name="P1" draw:layer="layout" svg:x1="33.586cm" svg:y1="9.544cm" svg:x2="32.487cm" svg:y2="9.544cm">
          <text:p/>
        </draw:line>
        <draw:line draw:style-name="gr1" draw:text-style-name="P1" draw:layer="layout" svg:x1="32.039cm" svg:y1="9.544cm" svg:x2="31.698cm" svg:y2="9.544cm">
          <text:p/>
        </draw:line>
        <draw:polyline draw:style-name="gr1" draw:text-style-name="P1" draw:layer="layout" svg:width="0cm" svg:height="0.004cm" svg:x="32.388cm" svg:y="9.598cm" svg:viewBox="0 0 0 5" draw:points="0,5 0,3 0,0">
          <text:p/>
        </draw:polyline>
        <draw:polyline draw:style-name="gr1" draw:text-style-name="P1" draw:layer="layout" svg:width="0cm" svg:height="0.003cm" svg:x="32.039cm" svg:y="9.598cm" svg:viewBox="0 0 0 4" draw:points="0,0 0,3 0,4">
          <text:p/>
        </draw:polyline>
        <draw:line draw:style-name="gr1" draw:text-style-name="P1" draw:layer="layout" svg:x1="32.388cm" svg:y1="9.603cm" svg:x2="33.638cm" svg:y2="9.603cm">
          <text:p/>
        </draw:line>
        <draw:line draw:style-name="gr1" draw:text-style-name="P1" draw:layer="layout" svg:x1="30.6cm" svg:y1="9.603cm" svg:x2="32.039cm" svg:y2="9.603cm">
          <text:p/>
        </draw:line>
        <draw:line draw:style-name="gr1" draw:text-style-name="P1" draw:layer="layout" svg:x1="32.039cm" svg:y1="9.598cm" svg:x2="32.039cm" svg:y2="9.55cm">
          <text:p/>
        </draw:line>
        <draw:line draw:style-name="gr1" draw:text-style-name="P1" draw:layer="layout" svg:x1="31.65cm" svg:y1="9.55cm" svg:x2="31.574cm" svg:y2="9.55cm">
          <text:p/>
        </draw:line>
        <draw:line draw:style-name="gr1" draw:text-style-name="P1" draw:layer="layout" svg:x1="32.388cm" svg:y1="9.55cm" svg:x2="32.388cm" svg:y2="9.598cm">
          <text:p/>
        </draw:line>
        <draw:line draw:style-name="gr1" draw:text-style-name="P1" draw:layer="layout" svg:x1="26.204cm" svg:y1="14.389cm" svg:x2="26.204cm" svg:y2="14.393cm">
          <text:p/>
        </draw:line>
        <draw:line draw:style-name="gr1" draw:text-style-name="P1" draw:layer="layout" svg:x1="18.785cm" svg:y1="14.393cm" svg:x2="18.785cm" svg:y2="14.389cm">
          <text:p/>
        </draw:line>
        <draw:line draw:style-name="gr1" draw:text-style-name="P1" draw:layer="layout" svg:x1="25.743cm" svg:y1="14.389cm" svg:x2="25.743cm" svg:y2="14.393cm">
          <text:p/>
        </draw:line>
        <draw:line draw:style-name="gr1" draw:text-style-name="P1" draw:layer="layout" svg:x1="25.855cm" svg:y1="14.393cm" svg:x2="25.855cm" svg:y2="14.389cm">
          <text:p/>
        </draw:line>
        <draw:line draw:style-name="gr1" draw:text-style-name="P1" draw:layer="layout" svg:x1="25.394cm" svg:y1="14.393cm" svg:x2="25.394cm" svg:y2="14.389cm">
          <text:p/>
        </draw:line>
        <draw:line draw:style-name="gr1" draw:text-style-name="P1" draw:layer="layout" svg:x1="24.007cm" svg:y1="14.389cm" svg:x2="24.007cm" svg:y2="14.393cm">
          <text:p/>
        </draw:line>
        <draw:line draw:style-name="gr1" draw:text-style-name="P1" draw:layer="layout" svg:x1="23.546cm" svg:y1="14.389cm" svg:x2="23.546cm" svg:y2="14.393cm">
          <text:p/>
        </draw:line>
        <draw:line draw:style-name="gr1" draw:text-style-name="P1" draw:layer="layout" svg:x1="23.658cm" svg:y1="14.393cm" svg:x2="23.658cm" svg:y2="14.389cm">
          <text:p/>
        </draw:line>
        <draw:line draw:style-name="gr1" draw:text-style-name="P1" draw:layer="layout" svg:x1="23.197cm" svg:y1="14.393cm" svg:x2="23.197cm" svg:y2="14.389cm">
          <text:p/>
        </draw:line>
        <draw:line draw:style-name="gr1" draw:text-style-name="P1" draw:layer="layout" svg:x1="21.809cm" svg:y1="14.389cm" svg:x2="21.809cm" svg:y2="14.393cm">
          <text:p/>
        </draw:line>
        <draw:line draw:style-name="gr1" draw:text-style-name="P1" draw:layer="layout" svg:x1="21.348cm" svg:y1="14.389cm" svg:x2="21.348cm" svg:y2="14.393cm">
          <text:p/>
        </draw:line>
        <draw:line draw:style-name="gr1" draw:text-style-name="P1" draw:layer="layout" svg:x1="21.461cm" svg:y1="14.393cm" svg:x2="21.461cm" svg:y2="14.389cm">
          <text:p/>
        </draw:line>
        <draw:line draw:style-name="gr1" draw:text-style-name="P1" draw:layer="layout" svg:x1="20.999cm" svg:y1="14.393cm" svg:x2="20.999cm" svg:y2="14.389cm">
          <text:p/>
        </draw:line>
        <draw:line draw:style-name="gr1" draw:text-style-name="P1" draw:layer="layout" svg:x1="19.594cm" svg:y1="14.389cm" svg:x2="19.594cm" svg:y2="14.393cm">
          <text:p/>
        </draw:line>
        <draw:line draw:style-name="gr1" draw:text-style-name="P1" draw:layer="layout" svg:x1="19.246cm" svg:y1="14.393cm" svg:x2="19.246cm" svg:y2="14.389cm">
          <text:p/>
        </draw:line>
        <draw:line draw:style-name="gr1" draw:text-style-name="P1" draw:layer="layout" svg:x1="19.134cm" svg:y1="14.389cm" svg:x2="19.134cm" svg:y2="14.393cm">
          <text:p/>
        </draw:line>
        <draw:line draw:style-name="gr1" draw:text-style-name="P1" draw:layer="layout" svg:x1="26.204cm" svg:y1="14.393cm" svg:x2="26.204cm" svg:y2="14.394cm">
          <text:p/>
        </draw:line>
        <draw:line draw:style-name="gr1" draw:text-style-name="P1" draw:layer="layout" svg:x1="18.785cm" svg:y1="14.394cm" svg:x2="18.785cm" svg:y2="14.393cm">
          <text:p/>
        </draw:line>
        <draw:line draw:style-name="gr1" draw:text-style-name="P1" draw:layer="layout" svg:x1="25.743cm" svg:y1="14.393cm" svg:x2="25.743cm" svg:y2="14.394cm">
          <text:p/>
        </draw:line>
        <draw:line draw:style-name="gr1" draw:text-style-name="P1" draw:layer="layout" svg:x1="25.855cm" svg:y1="14.394cm" svg:x2="25.855cm" svg:y2="14.393cm">
          <text:p/>
        </draw:line>
        <draw:line draw:style-name="gr1" draw:text-style-name="P1" draw:layer="layout" svg:x1="25.394cm" svg:y1="14.394cm" svg:x2="25.394cm" svg:y2="14.393cm">
          <text:p/>
        </draw:line>
        <draw:line draw:style-name="gr1" draw:text-style-name="P1" draw:layer="layout" svg:x1="24.007cm" svg:y1="14.393cm" svg:x2="24.007cm" svg:y2="14.394cm">
          <text:p/>
        </draw:line>
        <draw:line draw:style-name="gr1" draw:text-style-name="P1" draw:layer="layout" svg:x1="23.546cm" svg:y1="14.393cm" svg:x2="23.546cm" svg:y2="14.394cm">
          <text:p/>
        </draw:line>
        <draw:line draw:style-name="gr1" draw:text-style-name="P1" draw:layer="layout" svg:x1="23.658cm" svg:y1="14.394cm" svg:x2="23.658cm" svg:y2="14.393cm">
          <text:p/>
        </draw:line>
        <draw:line draw:style-name="gr1" draw:text-style-name="P1" draw:layer="layout" svg:x1="23.197cm" svg:y1="14.394cm" svg:x2="23.197cm" svg:y2="14.393cm">
          <text:p/>
        </draw:line>
        <draw:line draw:style-name="gr1" draw:text-style-name="P1" draw:layer="layout" svg:x1="21.809cm" svg:y1="14.393cm" svg:x2="21.809cm" svg:y2="14.394cm">
          <text:p/>
        </draw:line>
        <draw:line draw:style-name="gr1" draw:text-style-name="P1" draw:layer="layout" svg:x1="21.348cm" svg:y1="14.393cm" svg:x2="21.348cm" svg:y2="14.394cm">
          <text:p/>
        </draw:line>
        <draw:line draw:style-name="gr1" draw:text-style-name="P1" draw:layer="layout" svg:x1="21.461cm" svg:y1="14.394cm" svg:x2="21.461cm" svg:y2="14.393cm">
          <text:p/>
        </draw:line>
        <draw:line draw:style-name="gr1" draw:text-style-name="P1" draw:layer="layout" svg:x1="20.999cm" svg:y1="14.394cm" svg:x2="20.999cm" svg:y2="14.393cm">
          <text:p/>
        </draw:line>
        <draw:line draw:style-name="gr1" draw:text-style-name="P1" draw:layer="layout" svg:x1="19.594cm" svg:y1="14.393cm" svg:x2="19.594cm" svg:y2="14.394cm">
          <text:p/>
        </draw:line>
        <draw:line draw:style-name="gr1" draw:text-style-name="P1" draw:layer="layout" svg:x1="19.246cm" svg:y1="14.394cm" svg:x2="19.246cm" svg:y2="14.393cm">
          <text:p/>
        </draw:line>
        <draw:line draw:style-name="gr1" draw:text-style-name="P1" draw:layer="layout" svg:x1="19.134cm" svg:y1="14.393cm" svg:x2="19.134cm" svg:y2="14.394cm">
          <text:p/>
        </draw:line>
        <draw:line draw:style-name="gr1" draw:text-style-name="P1" draw:layer="layout" svg:x1="19.212cm" svg:y1="14.394cm" svg:x2="19.246cm" svg:y2="14.394cm">
          <text:p/>
        </draw:line>
        <draw:line draw:style-name="gr1" draw:text-style-name="P1" draw:layer="layout" svg:x1="19.134cm" svg:y1="14.394cm" svg:x2="19.163cm" svg:y2="14.394cm">
          <text:p/>
        </draw:line>
        <draw:line draw:style-name="gr1" draw:text-style-name="P1" draw:layer="layout" svg:x1="20.332cm" svg:y1="14.394cm" svg:x2="20.999cm" svg:y2="14.394cm">
          <text:p/>
        </draw:line>
        <draw:line draw:style-name="gr1" draw:text-style-name="P1" draw:layer="layout" svg:x1="19.594cm" svg:y1="14.394cm" svg:x2="20.28cm" svg:y2="14.394cm">
          <text:p/>
        </draw:line>
        <draw:line draw:style-name="gr1" draw:text-style-name="P1" draw:layer="layout" svg:x1="21.426cm" svg:y1="14.394cm" svg:x2="21.461cm" svg:y2="14.394cm">
          <text:p/>
        </draw:line>
        <draw:line draw:style-name="gr1" draw:text-style-name="P1" draw:layer="layout" svg:x1="21.348cm" svg:y1="14.394cm" svg:x2="21.383cm" svg:y2="14.394cm">
          <text:p/>
        </draw:line>
        <draw:line draw:style-name="gr1" draw:text-style-name="P1" draw:layer="layout" svg:x1="22.529cm" svg:y1="14.394cm" svg:x2="23.197cm" svg:y2="14.394cm">
          <text:p/>
        </draw:line>
        <draw:line draw:style-name="gr1" draw:text-style-name="P1" draw:layer="layout" svg:x1="21.809cm" svg:y1="14.394cm" svg:x2="22.477cm" svg:y2="14.394cm">
          <text:p/>
        </draw:line>
        <draw:line draw:style-name="gr1" draw:text-style-name="P1" draw:layer="layout" svg:x1="23.624cm" svg:y1="14.394cm" svg:x2="23.658cm" svg:y2="14.394cm">
          <text:p/>
        </draw:line>
        <draw:line draw:style-name="gr1" draw:text-style-name="P1" draw:layer="layout" svg:x1="23.546cm" svg:y1="14.394cm" svg:x2="23.58cm" svg:y2="14.394cm">
          <text:p/>
        </draw:line>
        <draw:line draw:style-name="gr1" draw:text-style-name="P1" draw:layer="layout" svg:x1="24.727cm" svg:y1="14.394cm" svg:x2="25.394cm" svg:y2="14.394cm">
          <text:p/>
        </draw:line>
        <draw:line draw:style-name="gr1" draw:text-style-name="P1" draw:layer="layout" svg:x1="24.007cm" svg:y1="14.394cm" svg:x2="24.674cm" svg:y2="14.394cm">
          <text:p/>
        </draw:line>
        <draw:line draw:style-name="gr1" draw:text-style-name="P1" draw:layer="layout" svg:x1="25.825cm" svg:y1="14.394cm" svg:x2="25.855cm" svg:y2="14.394cm">
          <text:p/>
        </draw:line>
        <draw:line draw:style-name="gr1" draw:text-style-name="P1" draw:layer="layout" svg:x1="25.743cm" svg:y1="14.394cm" svg:x2="25.773cm" svg:y2="14.394cm">
          <text:p/>
        </draw:line>
        <draw:line draw:style-name="gr1" draw:text-style-name="P1" draw:layer="layout" svg:x1="18.678cm" svg:y1="14.394cm" svg:x2="18.785cm" svg:y2="14.394cm">
          <text:p/>
        </draw:line>
        <draw:line draw:style-name="gr1" draw:text-style-name="P1" draw:layer="layout" svg:x1="26.204cm" svg:y1="14.394cm" svg:x2="26.92cm" svg:y2="14.394cm">
          <text:p/>
        </draw:line>
        <draw:line draw:style-name="gr1" draw:text-style-name="P1" draw:layer="layout" svg:x1="26.204cm" svg:y1="14.336cm" svg:x2="26.204cm" svg:y2="14.337cm">
          <text:p/>
        </draw:line>
        <draw:line draw:style-name="gr1" draw:text-style-name="P1" draw:layer="layout" svg:x1="18.785cm" svg:y1="14.337cm" svg:x2="18.785cm" svg:y2="14.336cm">
          <text:p/>
        </draw:line>
        <draw:line draw:style-name="gr1" draw:text-style-name="P1" draw:layer="layout" svg:x1="25.743cm" svg:y1="14.336cm" svg:x2="25.743cm" svg:y2="14.337cm">
          <text:p/>
        </draw:line>
        <draw:line draw:style-name="gr1" draw:text-style-name="P1" draw:layer="layout" svg:x1="25.855cm" svg:y1="14.337cm" svg:x2="25.855cm" svg:y2="14.336cm">
          <text:p/>
        </draw:line>
        <draw:line draw:style-name="gr1" draw:text-style-name="P1" draw:layer="layout" svg:x1="25.394cm" svg:y1="14.337cm" svg:x2="25.394cm" svg:y2="14.336cm">
          <text:p/>
        </draw:line>
        <draw:line draw:style-name="gr1" draw:text-style-name="P1" draw:layer="layout" svg:x1="24.007cm" svg:y1="14.336cm" svg:x2="24.007cm" svg:y2="14.337cm">
          <text:p/>
        </draw:line>
        <draw:line draw:style-name="gr1" draw:text-style-name="P1" draw:layer="layout" svg:x1="23.546cm" svg:y1="14.336cm" svg:x2="23.546cm" svg:y2="14.337cm">
          <text:p/>
        </draw:line>
        <draw:line draw:style-name="gr1" draw:text-style-name="P1" draw:layer="layout" svg:x1="23.658cm" svg:y1="14.337cm" svg:x2="23.658cm" svg:y2="14.336cm">
          <text:p/>
        </draw:line>
        <draw:line draw:style-name="gr1" draw:text-style-name="P1" draw:layer="layout" svg:x1="23.197cm" svg:y1="14.337cm" svg:x2="23.197cm" svg:y2="14.336cm">
          <text:p/>
        </draw:line>
        <draw:line draw:style-name="gr1" draw:text-style-name="P1" draw:layer="layout" svg:x1="21.809cm" svg:y1="14.336cm" svg:x2="21.809cm" svg:y2="14.337cm">
          <text:p/>
        </draw:line>
        <draw:line draw:style-name="gr1" draw:text-style-name="P1" draw:layer="layout" svg:x1="21.348cm" svg:y1="14.336cm" svg:x2="21.348cm" svg:y2="14.337cm">
          <text:p/>
        </draw:line>
        <draw:line draw:style-name="gr1" draw:text-style-name="P1" draw:layer="layout" svg:x1="21.461cm" svg:y1="14.337cm" svg:x2="21.461cm" svg:y2="14.336cm">
          <text:p/>
        </draw:line>
        <draw:line draw:style-name="gr1" draw:text-style-name="P1" draw:layer="layout" svg:x1="20.999cm" svg:y1="14.337cm" svg:x2="20.999cm" svg:y2="14.336cm">
          <text:p/>
        </draw:line>
        <draw:line draw:style-name="gr1" draw:text-style-name="P1" draw:layer="layout" svg:x1="19.594cm" svg:y1="14.336cm" svg:x2="19.594cm" svg:y2="14.337cm">
          <text:p/>
        </draw:line>
        <draw:line draw:style-name="gr1" draw:text-style-name="P1" draw:layer="layout" svg:x1="19.246cm" svg:y1="14.337cm" svg:x2="19.246cm" svg:y2="14.336cm">
          <text:p/>
        </draw:line>
        <draw:line draw:style-name="gr1" draw:text-style-name="P1" draw:layer="layout" svg:x1="19.134cm" svg:y1="14.336cm" svg:x2="19.134cm" svg:y2="14.337cm">
          <text:p/>
        </draw:line>
        <draw:line draw:style-name="gr1" draw:text-style-name="P1" draw:layer="layout" svg:x1="26.204cm" svg:y1="14.337cm" svg:x2="26.204cm" svg:y2="14.341cm">
          <text:p/>
        </draw:line>
        <draw:line draw:style-name="gr1" draw:text-style-name="P1" draw:layer="layout" svg:x1="18.785cm" svg:y1="14.341cm" svg:x2="18.785cm" svg:y2="14.337cm">
          <text:p/>
        </draw:line>
        <draw:line draw:style-name="gr1" draw:text-style-name="P1" draw:layer="layout" svg:x1="25.743cm" svg:y1="14.337cm" svg:x2="25.743cm" svg:y2="14.341cm">
          <text:p/>
        </draw:line>
        <draw:line draw:style-name="gr1" draw:text-style-name="P1" draw:layer="layout" svg:x1="25.855cm" svg:y1="14.341cm" svg:x2="25.855cm" svg:y2="14.337cm">
          <text:p/>
        </draw:line>
        <draw:line draw:style-name="gr1" draw:text-style-name="P1" draw:layer="layout" svg:x1="25.394cm" svg:y1="14.341cm" svg:x2="25.394cm" svg:y2="14.337cm">
          <text:p/>
        </draw:line>
        <draw:line draw:style-name="gr1" draw:text-style-name="P1" draw:layer="layout" svg:x1="24.007cm" svg:y1="14.337cm" svg:x2="24.007cm" svg:y2="14.341cm">
          <text:p/>
        </draw:line>
        <draw:line draw:style-name="gr1" draw:text-style-name="P1" draw:layer="layout" svg:x1="23.546cm" svg:y1="14.337cm" svg:x2="23.546cm" svg:y2="14.341cm">
          <text:p/>
        </draw:line>
        <draw:line draw:style-name="gr1" draw:text-style-name="P1" draw:layer="layout" svg:x1="23.658cm" svg:y1="14.341cm" svg:x2="23.658cm" svg:y2="14.337cm">
          <text:p/>
        </draw:line>
        <draw:line draw:style-name="gr1" draw:text-style-name="P1" draw:layer="layout" svg:x1="23.197cm" svg:y1="14.341cm" svg:x2="23.197cm" svg:y2="14.337cm">
          <text:p/>
        </draw:line>
        <draw:line draw:style-name="gr1" draw:text-style-name="P1" draw:layer="layout" svg:x1="21.809cm" svg:y1="14.337cm" svg:x2="21.809cm" svg:y2="14.341cm">
          <text:p/>
        </draw:line>
        <draw:line draw:style-name="gr1" draw:text-style-name="P1" draw:layer="layout" svg:x1="21.348cm" svg:y1="14.337cm" svg:x2="21.348cm" svg:y2="14.341cm">
          <text:p/>
        </draw:line>
        <draw:line draw:style-name="gr1" draw:text-style-name="P1" draw:layer="layout" svg:x1="21.461cm" svg:y1="14.341cm" svg:x2="21.461cm" svg:y2="14.337cm">
          <text:p/>
        </draw:line>
        <draw:line draw:style-name="gr1" draw:text-style-name="P1" draw:layer="layout" svg:x1="20.999cm" svg:y1="14.341cm" svg:x2="20.999cm" svg:y2="14.337cm">
          <text:p/>
        </draw:line>
        <draw:line draw:style-name="gr1" draw:text-style-name="P1" draw:layer="layout" svg:x1="19.594cm" svg:y1="14.337cm" svg:x2="19.594cm" svg:y2="14.341cm">
          <text:p/>
        </draw:line>
        <draw:line draw:style-name="gr1" draw:text-style-name="P1" draw:layer="layout" svg:x1="19.246cm" svg:y1="14.341cm" svg:x2="19.246cm" svg:y2="14.337cm">
          <text:p/>
        </draw:line>
        <draw:line draw:style-name="gr1" draw:text-style-name="P1" draw:layer="layout" svg:x1="19.134cm" svg:y1="14.337cm" svg:x2="19.134cm" svg:y2="14.341cm">
          <text:p/>
        </draw:line>
        <draw:line draw:style-name="gr1" draw:text-style-name="P1" draw:layer="layout" svg:x1="27.015cm" svg:y1="14.336cm" svg:x2="26.204cm" svg:y2="14.336cm">
          <text:p/>
        </draw:line>
        <draw:line draw:style-name="gr1" draw:text-style-name="P1" draw:layer="layout" svg:x1="25.855cm" svg:y1="14.336cm" svg:x2="25.743cm" svg:y2="14.336cm">
          <text:p/>
        </draw:line>
        <draw:line draw:style-name="gr1" draw:text-style-name="P1" draw:layer="layout" svg:x1="25.394cm" svg:y1="14.336cm" svg:x2="24.007cm" svg:y2="14.336cm">
          <text:p/>
        </draw:line>
        <draw:line draw:style-name="gr1" draw:text-style-name="P1" draw:layer="layout" svg:x1="23.658cm" svg:y1="14.336cm" svg:x2="23.546cm" svg:y2="14.336cm">
          <text:p/>
        </draw:line>
        <draw:line draw:style-name="gr1" draw:text-style-name="P1" draw:layer="layout" svg:x1="23.197cm" svg:y1="14.336cm" svg:x2="21.809cm" svg:y2="14.336cm">
          <text:p/>
        </draw:line>
        <draw:line draw:style-name="gr1" draw:text-style-name="P1" draw:layer="layout" svg:x1="21.461cm" svg:y1="14.336cm" svg:x2="21.348cm" svg:y2="14.336cm">
          <text:p/>
        </draw:line>
        <draw:line draw:style-name="gr1" draw:text-style-name="P1" draw:layer="layout" svg:x1="20.999cm" svg:y1="14.336cm" svg:x2="19.594cm" svg:y2="14.336cm">
          <text:p/>
        </draw:line>
        <draw:line draw:style-name="gr1" draw:text-style-name="P1" draw:layer="layout" svg:x1="19.246cm" svg:y1="14.336cm" svg:x2="19.134cm" svg:y2="14.336cm">
          <text:p/>
        </draw:line>
        <draw:line draw:style-name="gr1" draw:text-style-name="P1" draw:layer="layout" svg:x1="18.785cm" svg:y1="14.336cm" svg:x2="18.678cm" svg:y2="14.336cm">
          <text:p/>
        </draw:line>
        <draw:line draw:style-name="gr1" draw:text-style-name="P1" draw:layer="layout" svg:x1="26.204cm" svg:y1="14.341cm" svg:x2="26.204cm" svg:y2="14.389cm">
          <text:p/>
        </draw:line>
        <draw:line draw:style-name="gr1" draw:text-style-name="P1" draw:layer="layout" svg:x1="25.743cm" svg:y1="14.341cm" svg:x2="25.743cm" svg:y2="14.389cm">
          <text:p/>
        </draw:line>
        <draw:line draw:style-name="gr1" draw:text-style-name="P1" draw:layer="layout" svg:x1="25.855cm" svg:y1="14.389cm" svg:x2="25.855cm" svg:y2="14.341cm">
          <text:p/>
        </draw:line>
        <draw:line draw:style-name="gr1" draw:text-style-name="P1" draw:layer="layout" svg:x1="24.007cm" svg:y1="14.341cm" svg:x2="24.007cm" svg:y2="14.389cm">
          <text:p/>
        </draw:line>
        <draw:line draw:style-name="gr1" draw:text-style-name="P1" draw:layer="layout" svg:x1="25.394cm" svg:y1="14.389cm" svg:x2="25.394cm" svg:y2="14.341cm">
          <text:p/>
        </draw:line>
        <draw:line draw:style-name="gr1" draw:text-style-name="P1" draw:layer="layout" svg:x1="23.546cm" svg:y1="14.341cm" svg:x2="23.546cm" svg:y2="14.389cm">
          <text:p/>
        </draw:line>
        <draw:line draw:style-name="gr1" draw:text-style-name="P1" draw:layer="layout" svg:x1="23.658cm" svg:y1="14.389cm" svg:x2="23.658cm" svg:y2="14.341cm">
          <text:p/>
        </draw:line>
        <draw:line draw:style-name="gr1" draw:text-style-name="P1" draw:layer="layout" svg:x1="21.809cm" svg:y1="14.341cm" svg:x2="21.809cm" svg:y2="14.389cm">
          <text:p/>
        </draw:line>
        <draw:line draw:style-name="gr1" draw:text-style-name="P1" draw:layer="layout" svg:x1="23.197cm" svg:y1="14.389cm" svg:x2="23.197cm" svg:y2="14.341cm">
          <text:p/>
        </draw:line>
        <draw:line draw:style-name="gr1" draw:text-style-name="P1" draw:layer="layout" svg:x1="21.348cm" svg:y1="14.341cm" svg:x2="21.348cm" svg:y2="14.389cm">
          <text:p/>
        </draw:line>
        <draw:line draw:style-name="gr1" draw:text-style-name="P1" draw:layer="layout" svg:x1="21.461cm" svg:y1="14.389cm" svg:x2="21.461cm" svg:y2="14.341cm">
          <text:p/>
        </draw:line>
        <draw:line draw:style-name="gr1" draw:text-style-name="P1" draw:layer="layout" svg:x1="19.594cm" svg:y1="14.341cm" svg:x2="19.594cm" svg:y2="14.389cm">
          <text:p/>
        </draw:line>
        <draw:line draw:style-name="gr1" draw:text-style-name="P1" draw:layer="layout" svg:x1="20.999cm" svg:y1="14.389cm" svg:x2="20.999cm" svg:y2="14.341cm">
          <text:p/>
        </draw:line>
        <draw:line draw:style-name="gr1" draw:text-style-name="P1" draw:layer="layout" svg:x1="19.134cm" svg:y1="14.341cm" svg:x2="19.134cm" svg:y2="14.389cm">
          <text:p/>
        </draw:line>
        <draw:line draw:style-name="gr1" draw:text-style-name="P1" draw:layer="layout" svg:x1="19.246cm" svg:y1="14.389cm" svg:x2="19.246cm" svg:y2="14.341cm">
          <text:p/>
        </draw:line>
        <draw:line draw:style-name="gr1" draw:text-style-name="P1" draw:layer="layout" svg:x1="18.785cm" svg:y1="14.389cm" svg:x2="18.785cm" svg:y2="14.341cm">
          <text:p/>
        </draw:line>
        <draw:line draw:style-name="gr1" draw:text-style-name="P1" draw:layer="layout" svg:x1="10.827cm" svg:y1="6.79cm" svg:x2="10.828cm" svg:y2="6.79cm">
          <text:p/>
        </draw:line>
        <draw:line draw:style-name="gr1" draw:text-style-name="P1" draw:layer="layout" svg:x1="10.829cm" svg:y1="25.681cm" svg:x2="10.827cm" svg:y2="25.681cm">
          <text:p/>
        </draw:line>
        <draw:line draw:style-name="gr1" draw:text-style-name="P1" draw:layer="layout" svg:x1="10.827cm" svg:y1="25.106cm" svg:x2="10.828cm" svg:y2="25.106cm">
          <text:p/>
        </draw:line>
        <draw:line draw:style-name="gr1" draw:text-style-name="P1" draw:layer="layout" svg:x1="10.829cm" svg:y1="24.993cm" svg:x2="10.827cm" svg:y2="24.993cm">
          <text:p/>
        </draw:line>
        <draw:line draw:style-name="gr1" draw:text-style-name="P1" draw:layer="layout" svg:x1="10.827cm" svg:y1="23.078cm" svg:x2="10.828cm" svg:y2="23.078cm">
          <text:p/>
        </draw:line>
        <draw:line draw:style-name="gr1" draw:text-style-name="P1" draw:layer="layout" svg:x1="10.829cm" svg:y1="22.834cm" svg:x2="10.827cm" svg:y2="22.834cm">
          <text:p/>
        </draw:line>
        <draw:line draw:style-name="gr1" draw:text-style-name="P1" draw:layer="layout" svg:x1="10.829cm" svg:y1="23.427cm" svg:x2="10.827cm" svg:y2="23.427cm">
          <text:p/>
        </draw:line>
        <draw:line draw:style-name="gr1" draw:text-style-name="P1" draw:layer="layout" svg:x1="10.827cm" svg:y1="24.644cm" svg:x2="10.828cm" svg:y2="24.644cm">
          <text:p/>
        </draw:line>
        <draw:line draw:style-name="gr1" draw:text-style-name="P1" draw:layer="layout" svg:x1="10.827cm" svg:y1="22.486cm" svg:x2="10.828cm" svg:y2="22.486cm">
          <text:p/>
        </draw:line>
        <draw:line draw:style-name="gr1" draw:text-style-name="P1" draw:layer="layout" svg:x1="10.829cm" svg:y1="21.269cm" svg:x2="10.827cm" svg:y2="21.269cm">
          <text:p/>
        </draw:line>
        <draw:line draw:style-name="gr1" draw:text-style-name="P1" draw:layer="layout" svg:x1="10.827cm" svg:y1="20.92cm" svg:x2="10.828cm" svg:y2="20.92cm">
          <text:p/>
        </draw:line>
        <draw:line draw:style-name="gr1" draw:text-style-name="P1" draw:layer="layout" svg:x1="10.829cm" svg:y1="20.807cm" svg:x2="10.827cm" svg:y2="20.807cm">
          <text:p/>
        </draw:line>
        <draw:line draw:style-name="gr1" draw:text-style-name="P1" draw:layer="layout" svg:x1="10.827cm" svg:y1="20.459cm" svg:x2="10.828cm" svg:y2="20.459cm">
          <text:p/>
        </draw:line>
        <draw:line draw:style-name="gr1" draw:text-style-name="P1" draw:layer="layout" svg:x1="10.829cm" svg:y1="19.176cm" svg:x2="10.827cm" svg:y2="19.176cm">
          <text:p/>
        </draw:line>
        <draw:line draw:style-name="gr1" draw:text-style-name="P1" draw:layer="layout" svg:x1="10.827cm" svg:y1="18.827cm" svg:x2="10.828cm" svg:y2="18.827cm">
          <text:p/>
        </draw:line>
        <draw:line draw:style-name="gr1" draw:text-style-name="P1" draw:layer="layout" svg:x1="10.829cm" svg:y1="18.715cm" svg:x2="10.827cm" svg:y2="18.715cm">
          <text:p/>
        </draw:line>
        <draw:line draw:style-name="gr1" draw:text-style-name="P1" draw:layer="layout" svg:x1="10.827cm" svg:y1="18.366cm" svg:x2="10.828cm" svg:y2="18.366cm">
          <text:p/>
        </draw:line>
        <draw:line draw:style-name="gr1" draw:text-style-name="P1" draw:layer="layout" svg:x1="10.829cm" svg:y1="17.149cm" svg:x2="10.827cm" svg:y2="17.149cm">
          <text:p/>
        </draw:line>
        <draw:line draw:style-name="gr1" draw:text-style-name="P1" draw:layer="layout" svg:x1="10.827cm" svg:y1="16.8cm" svg:x2="10.828cm" svg:y2="16.8cm">
          <text:p/>
        </draw:line>
        <draw:line draw:style-name="gr1" draw:text-style-name="P1" draw:layer="layout" svg:x1="10.829cm" svg:y1="16.556cm" svg:x2="10.827cm" svg:y2="16.556cm">
          <text:p/>
        </draw:line>
        <draw:line draw:style-name="gr1" draw:text-style-name="P1" draw:layer="layout" svg:x1="10.827cm" svg:y1="16.207cm" svg:x2="10.828cm" svg:y2="16.207cm">
          <text:p/>
        </draw:line>
        <draw:line draw:style-name="gr1" draw:text-style-name="P1" draw:layer="layout" svg:x1="10.829cm" svg:y1="15.575cm" svg:x2="10.827cm" svg:y2="15.575cm">
          <text:p/>
        </draw:line>
        <draw:line draw:style-name="gr1" draw:text-style-name="P1" draw:layer="layout" svg:x1="10.827cm" svg:y1="15.227cm" svg:x2="10.828cm" svg:y2="15.227cm">
          <text:p/>
        </draw:line>
        <draw:line draw:style-name="gr1" draw:text-style-name="P1" draw:layer="layout" svg:x1="10.829cm" svg:y1="14.01cm" svg:x2="10.827cm" svg:y2="14.01cm">
          <text:p/>
        </draw:line>
        <draw:line draw:style-name="gr1" draw:text-style-name="P1" draw:layer="layout" svg:x1="10.829cm" svg:y1="10.278cm" svg:x2="10.827cm" svg:y2="10.278cm">
          <text:p/>
        </draw:line>
        <draw:line draw:style-name="gr1" draw:text-style-name="P1" draw:layer="layout" svg:x1="10.827cm" svg:y1="11.041cm" svg:x2="10.828cm" svg:y2="11.041cm">
          <text:p/>
        </draw:line>
        <draw:line draw:style-name="gr1" draw:text-style-name="P1" draw:layer="layout" svg:x1="10.827cm" svg:y1="9.929cm" svg:x2="10.828cm" svg:y2="9.929cm">
          <text:p/>
        </draw:line>
        <draw:line draw:style-name="gr1" draw:text-style-name="P1" draw:layer="layout" svg:x1="10.829cm" svg:y1="8.712cm" svg:x2="10.827cm" svg:y2="8.712cm">
          <text:p/>
        </draw:line>
        <draw:line draw:style-name="gr1" draw:text-style-name="P1" draw:layer="layout" svg:x1="10.827cm" svg:y1="8.363cm" svg:x2="10.828cm" svg:y2="8.363cm">
          <text:p/>
        </draw:line>
        <draw:line draw:style-name="gr1" draw:text-style-name="P1" draw:layer="layout" svg:x1="10.829cm" svg:y1="8.251cm" svg:x2="10.827cm" svg:y2="8.251cm">
          <text:p/>
        </draw:line>
        <draw:line draw:style-name="gr1" draw:text-style-name="P1" draw:layer="layout" svg:x1="10.827cm" svg:y1="7.902cm" svg:x2="10.828cm" svg:y2="7.902cm">
          <text:p/>
        </draw:line>
        <draw:line draw:style-name="gr1" draw:text-style-name="P1" draw:layer="layout" svg:x1="10.827cm" svg:y1="11.502cm" svg:x2="10.828cm" svg:y2="11.502cm">
          <text:p/>
        </draw:line>
        <draw:line draw:style-name="gr1" draw:text-style-name="P1" draw:layer="layout" svg:x1="10.829cm" svg:y1="11.39cm" svg:x2="10.827cm" svg:y2="11.39cm">
          <text:p/>
        </draw:line>
        <draw:line draw:style-name="gr1" draw:text-style-name="P1" draw:layer="layout" svg:x1="10.829cm" svg:y1="11.851cm" svg:x2="10.827cm" svg:y2="11.851cm">
          <text:p/>
        </draw:line>
        <draw:line draw:style-name="gr1" draw:text-style-name="P1" draw:layer="layout" svg:x1="10.827cm" svg:y1="13.068cm" svg:x2="10.828cm" svg:y2="13.068cm">
          <text:p/>
        </draw:line>
        <draw:line draw:style-name="gr1" draw:text-style-name="P1" draw:layer="layout" svg:x1="10.827cm" svg:y1="13.661cm" svg:x2="10.828cm" svg:y2="13.661cm">
          <text:p/>
        </draw:line>
        <draw:line draw:style-name="gr1" draw:text-style-name="P1" draw:layer="layout" svg:x1="10.829cm" svg:y1="13.417cm" svg:x2="10.827cm" svg:y2="13.417cm">
          <text:p/>
        </draw:line>
        <draw:line draw:style-name="gr1" draw:text-style-name="P1" draw:layer="layout" svg:x1="10.829cm" svg:y1="6.79cm" svg:x2="10.832cm" svg:y2="6.79cm">
          <text:p/>
        </draw:line>
        <draw:line draw:style-name="gr1" draw:text-style-name="P1" draw:layer="layout" svg:x1="10.832cm" svg:y1="25.681cm" svg:x2="10.829cm" svg:y2="25.681cm">
          <text:p/>
        </draw:line>
        <draw:line draw:style-name="gr1" draw:text-style-name="P1" draw:layer="layout" svg:x1="10.829cm" svg:y1="25.106cm" svg:x2="10.832cm" svg:y2="25.106cm">
          <text:p/>
        </draw:line>
        <draw:line draw:style-name="gr1" draw:text-style-name="P1" draw:layer="layout" svg:x1="10.832cm" svg:y1="24.993cm" svg:x2="10.829cm" svg:y2="24.993cm">
          <text:p/>
        </draw:line>
        <draw:line draw:style-name="gr1" draw:text-style-name="P1" draw:layer="layout" svg:x1="10.829cm" svg:y1="23.078cm" svg:x2="10.832cm" svg:y2="23.078cm">
          <text:p/>
        </draw:line>
        <draw:line draw:style-name="gr1" draw:text-style-name="P1" draw:layer="layout" svg:x1="10.832cm" svg:y1="22.834cm" svg:x2="10.829cm" svg:y2="22.834cm">
          <text:p/>
        </draw:line>
        <draw:line draw:style-name="gr1" draw:text-style-name="P1" draw:layer="layout" svg:x1="10.832cm" svg:y1="23.427cm" svg:x2="10.829cm" svg:y2="23.427cm">
          <text:p/>
        </draw:line>
        <draw:line draw:style-name="gr1" draw:text-style-name="P1" draw:layer="layout" svg:x1="10.829cm" svg:y1="24.644cm" svg:x2="10.832cm" svg:y2="24.644cm">
          <text:p/>
        </draw:line>
        <draw:line draw:style-name="gr1" draw:text-style-name="P1" draw:layer="layout" svg:x1="10.829cm" svg:y1="22.486cm" svg:x2="10.832cm" svg:y2="22.486cm">
          <text:p/>
        </draw:line>
        <draw:line draw:style-name="gr1" draw:text-style-name="P1" draw:layer="layout" svg:x1="10.832cm" svg:y1="21.269cm" svg:x2="10.829cm" svg:y2="21.269cm">
          <text:p/>
        </draw:line>
        <draw:line draw:style-name="gr1" draw:text-style-name="P1" draw:layer="layout" svg:x1="10.829cm" svg:y1="20.92cm" svg:x2="10.832cm" svg:y2="20.92cm">
          <text:p/>
        </draw:line>
        <draw:line draw:style-name="gr1" draw:text-style-name="P1" draw:layer="layout" svg:x1="10.832cm" svg:y1="20.807cm" svg:x2="10.829cm" svg:y2="20.807cm">
          <text:p/>
        </draw:line>
        <draw:line draw:style-name="gr1" draw:text-style-name="P1" draw:layer="layout" svg:x1="10.829cm" svg:y1="20.459cm" svg:x2="10.832cm" svg:y2="20.459cm">
          <text:p/>
        </draw:line>
        <draw:line draw:style-name="gr1" draw:text-style-name="P1" draw:layer="layout" svg:x1="10.832cm" svg:y1="19.176cm" svg:x2="10.829cm" svg:y2="19.176cm">
          <text:p/>
        </draw:line>
        <draw:line draw:style-name="gr1" draw:text-style-name="P1" draw:layer="layout" svg:x1="10.829cm" svg:y1="18.827cm" svg:x2="10.832cm" svg:y2="18.827cm">
          <text:p/>
        </draw:line>
        <draw:line draw:style-name="gr1" draw:text-style-name="P1" draw:layer="layout" svg:x1="10.832cm" svg:y1="18.715cm" svg:x2="10.829cm" svg:y2="18.715cm">
          <text:p/>
        </draw:line>
        <draw:line draw:style-name="gr1" draw:text-style-name="P1" draw:layer="layout" svg:x1="10.829cm" svg:y1="18.366cm" svg:x2="10.832cm" svg:y2="18.366cm">
          <text:p/>
        </draw:line>
        <draw:line draw:style-name="gr1" draw:text-style-name="P1" draw:layer="layout" svg:x1="10.832cm" svg:y1="17.149cm" svg:x2="10.829cm" svg:y2="17.149cm">
          <text:p/>
        </draw:line>
        <draw:line draw:style-name="gr1" draw:text-style-name="P1" draw:layer="layout" svg:x1="10.829cm" svg:y1="16.8cm" svg:x2="10.832cm" svg:y2="16.8cm">
          <text:p/>
        </draw:line>
        <draw:line draw:style-name="gr1" draw:text-style-name="P1" draw:layer="layout" svg:x1="10.832cm" svg:y1="16.556cm" svg:x2="10.829cm" svg:y2="16.556cm">
          <text:p/>
        </draw:line>
        <draw:line draw:style-name="gr1" draw:text-style-name="P1" draw:layer="layout" svg:x1="10.829cm" svg:y1="16.207cm" svg:x2="10.832cm" svg:y2="16.207cm">
          <text:p/>
        </draw:line>
        <draw:line draw:style-name="gr1" draw:text-style-name="P1" draw:layer="layout" svg:x1="10.832cm" svg:y1="15.575cm" svg:x2="10.829cm" svg:y2="15.575cm">
          <text:p/>
        </draw:line>
        <draw:line draw:style-name="gr1" draw:text-style-name="P1" draw:layer="layout" svg:x1="10.829cm" svg:y1="15.227cm" svg:x2="10.832cm" svg:y2="15.227cm">
          <text:p/>
        </draw:line>
        <draw:line draw:style-name="gr1" draw:text-style-name="P1" draw:layer="layout" svg:x1="10.832cm" svg:y1="14.01cm" svg:x2="10.829cm" svg:y2="14.01cm">
          <text:p/>
        </draw:line>
        <draw:line draw:style-name="gr1" draw:text-style-name="P1" draw:layer="layout" svg:x1="10.832cm" svg:y1="10.278cm" svg:x2="10.829cm" svg:y2="10.278cm">
          <text:p/>
        </draw:line>
        <draw:line draw:style-name="gr1" draw:text-style-name="P1" draw:layer="layout" svg:x1="10.829cm" svg:y1="11.041cm" svg:x2="10.832cm" svg:y2="11.041cm">
          <text:p/>
        </draw:line>
        <draw:line draw:style-name="gr1" draw:text-style-name="P1" draw:layer="layout" svg:x1="10.829cm" svg:y1="9.929cm" svg:x2="10.832cm" svg:y2="9.929cm">
          <text:p/>
        </draw:line>
        <draw:line draw:style-name="gr1" draw:text-style-name="P1" draw:layer="layout" svg:x1="10.832cm" svg:y1="8.712cm" svg:x2="10.829cm" svg:y2="8.712cm">
          <text:p/>
        </draw:line>
        <draw:line draw:style-name="gr1" draw:text-style-name="P1" draw:layer="layout" svg:x1="10.829cm" svg:y1="8.363cm" svg:x2="10.832cm" svg:y2="8.363cm">
          <text:p/>
        </draw:line>
        <draw:line draw:style-name="gr1" draw:text-style-name="P1" draw:layer="layout" svg:x1="10.832cm" svg:y1="8.251cm" svg:x2="10.829cm" svg:y2="8.251cm">
          <text:p/>
        </draw:line>
        <draw:line draw:style-name="gr1" draw:text-style-name="P1" draw:layer="layout" svg:x1="10.829cm" svg:y1="7.902cm" svg:x2="10.832cm" svg:y2="7.902cm">
          <text:p/>
        </draw:line>
        <draw:line draw:style-name="gr1" draw:text-style-name="P1" draw:layer="layout" svg:x1="10.829cm" svg:y1="11.502cm" svg:x2="10.832cm" svg:y2="11.502cm">
          <text:p/>
        </draw:line>
        <draw:line draw:style-name="gr1" draw:text-style-name="P1" draw:layer="layout" svg:x1="10.832cm" svg:y1="11.39cm" svg:x2="10.829cm" svg:y2="11.39cm">
          <text:p/>
        </draw:line>
        <draw:line draw:style-name="gr1" draw:text-style-name="P1" draw:layer="layout" svg:x1="10.832cm" svg:y1="11.851cm" svg:x2="10.829cm" svg:y2="11.851cm">
          <text:p/>
        </draw:line>
        <draw:line draw:style-name="gr1" draw:text-style-name="P1" draw:layer="layout" svg:x1="10.829cm" svg:y1="13.068cm" svg:x2="10.832cm" svg:y2="13.068cm">
          <text:p/>
        </draw:line>
        <draw:line draw:style-name="gr1" draw:text-style-name="P1" draw:layer="layout" svg:x1="10.829cm" svg:y1="13.661cm" svg:x2="10.832cm" svg:y2="13.661cm">
          <text:p/>
        </draw:line>
        <draw:line draw:style-name="gr1" draw:text-style-name="P1" draw:layer="layout" svg:x1="10.832cm" svg:y1="13.417cm" svg:x2="10.829cm" svg:y2="13.417cm">
          <text:p/>
        </draw:line>
        <draw:line draw:style-name="gr1" draw:text-style-name="P2" draw:layer="layout" svg:x1="10.827cm" svg:y1="26.894cm" svg:x2="10.827cm" svg:y2="26.929cm">
          <text:p/>
        </draw:line>
        <draw:line draw:style-name="gr1" draw:text-style-name="P1" draw:layer="layout" svg:x1="10.827cm" svg:y1="6.24cm" svg:x2="10.827cm" svg:y2="6.79cm">
          <text:p/>
        </draw:line>
        <draw:line draw:style-name="gr1" draw:text-style-name="P1" draw:layer="layout" svg:x1="10.827cm" svg:y1="5.915cm" svg:x2="10.827cm" svg:y2="6.188cm">
          <text:p/>
        </draw:line>
        <draw:line draw:style-name="gr1" draw:text-style-name="P1" draw:layer="layout" svg:x1="10.104cm" svg:y1="5.552cm" svg:x2="10.104cm" svg:y2="6.188cm">
          <text:p/>
        </draw:line>
        <draw:line draw:style-name="gr1" draw:text-style-name="P1" draw:layer="layout" svg:x1="10.086cm" svg:y1="5.552cm" svg:x2="10.086cm" svg:y2="6.188cm">
          <text:p/>
        </draw:line>
        <draw:line draw:style-name="gr1" draw:text-style-name="P1" draw:layer="layout" svg:x1="10.827cm" svg:y1="8.333cm" svg:x2="10.827cm" svg:y2="8.363cm">
          <text:p/>
        </draw:line>
        <draw:line draw:style-name="gr1" draw:text-style-name="P1" draw:layer="layout" svg:x1="10.827cm" svg:y1="8.251cm" svg:x2="10.827cm" svg:y2="8.281cm">
          <text:p/>
        </draw:line>
        <draw:line draw:style-name="gr1" draw:text-style-name="P1" draw:layer="layout" svg:x1="10.827cm" svg:y1="9.38cm" svg:x2="10.827cm" svg:y2="9.929cm">
          <text:p/>
        </draw:line>
        <draw:line draw:style-name="gr1" draw:text-style-name="P1" draw:layer="layout" svg:x1="10.827cm" svg:y1="8.712cm" svg:x2="10.827cm" svg:y2="9.327cm">
          <text:p/>
        </draw:line>
        <draw:line draw:style-name="gr1" draw:text-style-name="P1" draw:layer="layout" svg:x1="10.827cm" svg:y1="11.472cm" svg:x2="10.827cm" svg:y2="11.502cm">
          <text:p/>
        </draw:line>
        <draw:line draw:style-name="gr1" draw:text-style-name="P1" draw:layer="layout" svg:x1="10.827cm" svg:y1="11.39cm" svg:x2="10.827cm" svg:y2="11.42cm">
          <text:p/>
        </draw:line>
        <draw:line draw:style-name="gr1" draw:text-style-name="P1" draw:layer="layout" svg:x1="10.827cm" svg:y1="12.519cm" svg:x2="10.827cm" svg:y2="13.068cm">
          <text:p/>
        </draw:line>
        <draw:line draw:style-name="gr1" draw:text-style-name="P1" draw:layer="layout" svg:x1="10.827cm" svg:y1="11.851cm" svg:x2="10.827cm" svg:y2="12.466cm">
          <text:p/>
        </draw:line>
        <draw:line draw:style-name="gr1" draw:text-style-name="P1" draw:layer="layout" svg:x1="10.827cm" svg:y1="25.681cm" svg:x2="10.827cm" svg:y2="25.998cm">
          <text:p/>
        </draw:line>
        <draw:line draw:style-name="gr1" draw:text-style-name="P1" draw:layer="layout" svg:x1="10.827cm" svg:y1="22.834cm" svg:x2="10.827cm" svg:y2="22.864cm">
          <text:p/>
        </draw:line>
        <draw:line draw:style-name="gr1" draw:text-style-name="P1" draw:layer="layout" svg:x1="10.827cm" svg:y1="14.611cm" svg:x2="10.827cm" svg:y2="14.86cm">
          <text:p/>
        </draw:line>
        <draw:line draw:style-name="gr1" draw:text-style-name="P1" draw:layer="layout" svg:x1="10.827cm" svg:y1="15.027cm" svg:x2="10.827cm" svg:y2="15.227cm">
          <text:p/>
        </draw:line>
        <draw:line draw:style-name="gr1" draw:text-style-name="P2" draw:layer="layout" svg:x1="10.827cm" svg:y1="26.193cm" svg:x2="10.827cm" svg:y2="26.821cm">
          <text:p/>
        </draw:line>
        <draw:line draw:style-name="gr1" draw:text-style-name="P1" draw:layer="layout" svg:x1="10.827cm" svg:y1="14.01cm" svg:x2="10.827cm" svg:y2="14.559cm">
          <text:p/>
        </draw:line>
        <draw:line draw:style-name="gr1" draw:text-style-name="P1" draw:layer="layout" svg:x1="10.827cm" svg:y1="15.658cm" svg:x2="10.827cm" svg:y2="16.207cm">
          <text:p/>
        </draw:line>
        <draw:line draw:style-name="gr1" draw:text-style-name="P1" draw:layer="layout" svg:x1="10.827cm" svg:y1="15.575cm" svg:x2="10.827cm" svg:y2="15.605cm">
          <text:p/>
        </draw:line>
        <draw:line draw:style-name="gr1" draw:text-style-name="P1" draw:layer="layout" svg:x1="10.827cm" svg:y1="17.751cm" svg:x2="10.827cm" svg:y2="18.366cm">
          <text:p/>
        </draw:line>
        <draw:line draw:style-name="gr1" draw:text-style-name="P1" draw:layer="layout" svg:x1="10.827cm" svg:y1="17.149cm" svg:x2="10.827cm" svg:y2="17.698cm">
          <text:p/>
        </draw:line>
        <draw:line draw:style-name="gr1" draw:text-style-name="P1" draw:layer="layout" svg:x1="10.827cm" svg:y1="18.797cm" svg:x2="10.827cm" svg:y2="18.827cm">
          <text:p/>
        </draw:line>
        <draw:line draw:style-name="gr1" draw:text-style-name="P1" draw:layer="layout" svg:x1="10.827cm" svg:y1="18.715cm" svg:x2="10.827cm" svg:y2="18.745cm">
          <text:p/>
        </draw:line>
        <draw:line draw:style-name="gr1" draw:text-style-name="P1" draw:layer="layout" svg:x1="10.827cm" svg:y1="20.89cm" svg:x2="10.827cm" svg:y2="20.92cm">
          <text:p/>
        </draw:line>
        <draw:line draw:style-name="gr1" draw:text-style-name="P1" draw:layer="layout" svg:x1="10.827cm" svg:y1="20.807cm" svg:x2="10.827cm" svg:y2="20.838cm">
          <text:p/>
        </draw:line>
        <draw:line draw:style-name="gr1" draw:text-style-name="P1" draw:layer="layout" svg:x1="10.827cm" svg:y1="21.936cm" svg:x2="10.827cm" svg:y2="22.486cm">
          <text:p/>
        </draw:line>
        <draw:line draw:style-name="gr1" draw:text-style-name="P1" draw:layer="layout" svg:x1="10.827cm" svg:y1="21.269cm" svg:x2="10.827cm" svg:y2="21.884cm">
          <text:p/>
        </draw:line>
        <draw:line draw:style-name="gr1" draw:text-style-name="P1" draw:layer="layout" svg:x1="10.827cm" svg:y1="24.029cm" svg:x2="10.827cm" svg:y2="24.644cm">
          <text:p/>
        </draw:line>
        <draw:line draw:style-name="gr1" draw:text-style-name="P1" draw:layer="layout" svg:x1="10.827cm" svg:y1="23.427cm" svg:x2="10.827cm" svg:y2="23.977cm">
          <text:p/>
        </draw:line>
        <draw:line draw:style-name="gr1" draw:text-style-name="P1" draw:layer="layout" svg:x1="10.827cm" svg:y1="25.076cm" svg:x2="10.827cm" svg:y2="25.106cm">
          <text:p/>
        </draw:line>
        <draw:line draw:style-name="gr1" draw:text-style-name="P1" draw:layer="layout" svg:x1="10.827cm" svg:y1="24.993cm" svg:x2="10.827cm" svg:y2="25.023cm">
          <text:p/>
        </draw:line>
        <draw:line draw:style-name="gr1" draw:text-style-name="P1" draw:layer="layout" svg:x1="10.827cm" svg:y1="7.138cm" svg:x2="10.827cm" svg:y2="7.168cm">
          <text:p/>
        </draw:line>
        <draw:line draw:style-name="gr1" draw:text-style-name="P1" draw:layer="layout" svg:x1="10.827cm" svg:y1="23.048cm" svg:x2="10.827cm" svg:y2="23.078cm">
          <text:p/>
        </draw:line>
        <draw:line draw:style-name="gr1" draw:text-style-name="P1" draw:layer="layout" svg:x1="10.827cm" svg:y1="7.353cm" svg:x2="10.827cm" svg:y2="7.902cm">
          <text:p/>
        </draw:line>
        <draw:line draw:style-name="gr1" draw:text-style-name="P1" draw:layer="layout" svg:x1="10.827cm" svg:y1="13.417cm" svg:x2="10.827cm" svg:y2="13.447cm">
          <text:p/>
        </draw:line>
        <draw:line draw:style-name="gr1" draw:text-style-name="P1" draw:layer="layout" svg:x1="10.827cm" svg:y1="13.631cm" svg:x2="10.827cm" svg:y2="13.661cm">
          <text:p/>
        </draw:line>
        <draw:line draw:style-name="gr1" draw:text-style-name="P1" draw:layer="layout" svg:x1="10.827cm" svg:y1="16.556cm" svg:x2="10.827cm" svg:y2="16.586cm">
          <text:p/>
        </draw:line>
        <draw:line draw:style-name="gr1" draw:text-style-name="P1" draw:layer="layout" svg:x1="10.827cm" svg:y1="16.77cm" svg:x2="10.827cm" svg:y2="16.8cm">
          <text:p/>
        </draw:line>
        <draw:line draw:style-name="gr1" draw:text-style-name="P1" draw:layer="layout" svg:x1="10.827cm" svg:y1="19.176cm" svg:x2="10.827cm" svg:y2="19.725cm">
          <text:p/>
        </draw:line>
        <draw:line draw:style-name="gr1" draw:text-style-name="P1" draw:layer="layout" svg:x1="10.827cm" svg:y1="19.91cm" svg:x2="10.827cm" svg:y2="20.459cm">
          <text:p/>
        </draw:line>
        <draw:line draw:style-name="gr1" draw:text-style-name="P1" draw:layer="layout" svg:x1="10.827cm" svg:y1="10.278cm" svg:x2="10.827cm" svg:y2="10.308cm">
          <text:p/>
        </draw:line>
        <draw:line draw:style-name="gr1" draw:text-style-name="P1" draw:layer="layout" svg:x1="10.827cm" svg:y1="10.492cm" svg:x2="10.827cm" svg:y2="11.041cm">
          <text:p/>
        </draw:line>
        <draw:polyline draw:style-name="gr1" draw:text-style-name="P2" draw:layer="layout" svg:width="0.004cm" svg:height="0cm" svg:x="10.875cm" svg:y="26.931cm" svg:viewBox="0 0 5 0" draw:points="5,0 3,0 0,0">
          <text:p/>
        </draw:polyline>
        <draw:line draw:style-name="gr1" draw:text-style-name="P1" draw:layer="layout" svg:x1="10.875cm" svg:y1="6.79cm" svg:x2="10.878cm" svg:y2="6.79cm">
          <text:p/>
        </draw:line>
        <draw:line draw:style-name="gr1" draw:text-style-name="P1" draw:layer="layout" svg:x1="10.878cm" svg:y1="25.681cm" svg:x2="10.875cm" svg:y2="25.681cm">
          <text:p/>
        </draw:line>
        <draw:line draw:style-name="gr1" draw:text-style-name="P1" draw:layer="layout" svg:x1="10.875cm" svg:y1="25.106cm" svg:x2="10.878cm" svg:y2="25.106cm">
          <text:p/>
        </draw:line>
        <draw:line draw:style-name="gr1" draw:text-style-name="P1" draw:layer="layout" svg:x1="10.878cm" svg:y1="24.993cm" svg:x2="10.875cm" svg:y2="24.993cm">
          <text:p/>
        </draw:line>
        <draw:line draw:style-name="gr1" draw:text-style-name="P1" draw:layer="layout" svg:x1="10.875cm" svg:y1="23.078cm" svg:x2="10.878cm" svg:y2="23.078cm">
          <text:p/>
        </draw:line>
        <draw:line draw:style-name="gr1" draw:text-style-name="P1" draw:layer="layout" svg:x1="10.878cm" svg:y1="22.834cm" svg:x2="10.875cm" svg:y2="22.834cm">
          <text:p/>
        </draw:line>
        <draw:line draw:style-name="gr1" draw:text-style-name="P1" draw:layer="layout" svg:x1="10.878cm" svg:y1="23.427cm" svg:x2="10.875cm" svg:y2="23.427cm">
          <text:p/>
        </draw:line>
        <draw:line draw:style-name="gr1" draw:text-style-name="P1" draw:layer="layout" svg:x1="10.875cm" svg:y1="24.644cm" svg:x2="10.878cm" svg:y2="24.644cm">
          <text:p/>
        </draw:line>
        <draw:line draw:style-name="gr1" draw:text-style-name="P1" draw:layer="layout" svg:x1="10.875cm" svg:y1="22.486cm" svg:x2="10.878cm" svg:y2="22.486cm">
          <text:p/>
        </draw:line>
        <draw:line draw:style-name="gr1" draw:text-style-name="P1" draw:layer="layout" svg:x1="10.878cm" svg:y1="21.269cm" svg:x2="10.875cm" svg:y2="21.269cm">
          <text:p/>
        </draw:line>
        <draw:line draw:style-name="gr1" draw:text-style-name="P1" draw:layer="layout" svg:x1="10.875cm" svg:y1="20.92cm" svg:x2="10.878cm" svg:y2="20.92cm">
          <text:p/>
        </draw:line>
        <draw:line draw:style-name="gr1" draw:text-style-name="P1" draw:layer="layout" svg:x1="10.878cm" svg:y1="20.807cm" svg:x2="10.875cm" svg:y2="20.807cm">
          <text:p/>
        </draw:line>
        <draw:line draw:style-name="gr1" draw:text-style-name="P1" draw:layer="layout" svg:x1="10.875cm" svg:y1="20.459cm" svg:x2="10.878cm" svg:y2="20.459cm">
          <text:p/>
        </draw:line>
        <draw:line draw:style-name="gr1" draw:text-style-name="P1" draw:layer="layout" svg:x1="10.878cm" svg:y1="19.176cm" svg:x2="10.875cm" svg:y2="19.176cm">
          <text:p/>
        </draw:line>
        <draw:line draw:style-name="gr1" draw:text-style-name="P1" draw:layer="layout" svg:x1="10.875cm" svg:y1="18.827cm" svg:x2="10.878cm" svg:y2="18.827cm">
          <text:p/>
        </draw:line>
        <draw:line draw:style-name="gr1" draw:text-style-name="P1" draw:layer="layout" svg:x1="10.878cm" svg:y1="18.715cm" svg:x2="10.875cm" svg:y2="18.715cm">
          <text:p/>
        </draw:line>
        <draw:line draw:style-name="gr1" draw:text-style-name="P1" draw:layer="layout" svg:x1="10.875cm" svg:y1="18.366cm" svg:x2="10.878cm" svg:y2="18.366cm">
          <text:p/>
        </draw:line>
        <draw:line draw:style-name="gr1" draw:text-style-name="P1" draw:layer="layout" svg:x1="10.878cm" svg:y1="17.149cm" svg:x2="10.875cm" svg:y2="17.149cm">
          <text:p/>
        </draw:line>
        <draw:line draw:style-name="gr1" draw:text-style-name="P1" draw:layer="layout" svg:x1="10.875cm" svg:y1="16.8cm" svg:x2="10.878cm" svg:y2="16.8cm">
          <text:p/>
        </draw:line>
        <draw:line draw:style-name="gr1" draw:text-style-name="P1" draw:layer="layout" svg:x1="10.878cm" svg:y1="16.556cm" svg:x2="10.875cm" svg:y2="16.556cm">
          <text:p/>
        </draw:line>
        <draw:line draw:style-name="gr1" draw:text-style-name="P1" draw:layer="layout" svg:x1="10.875cm" svg:y1="16.207cm" svg:x2="10.878cm" svg:y2="16.207cm">
          <text:p/>
        </draw:line>
        <draw:line draw:style-name="gr1" draw:text-style-name="P1" draw:layer="layout" svg:x1="10.878cm" svg:y1="15.575cm" svg:x2="10.875cm" svg:y2="15.575cm">
          <text:p/>
        </draw:line>
        <draw:line draw:style-name="gr1" draw:text-style-name="P1" draw:layer="layout" svg:x1="10.875cm" svg:y1="15.227cm" svg:x2="10.878cm" svg:y2="15.227cm">
          <text:p/>
        </draw:line>
        <draw:line draw:style-name="gr1" draw:text-style-name="P1" draw:layer="layout" svg:x1="10.878cm" svg:y1="14.01cm" svg:x2="10.875cm" svg:y2="14.01cm">
          <text:p/>
        </draw:line>
        <draw:line draw:style-name="gr1" draw:text-style-name="P1" draw:layer="layout" svg:x1="10.878cm" svg:y1="10.278cm" svg:x2="10.875cm" svg:y2="10.278cm">
          <text:p/>
        </draw:line>
        <draw:line draw:style-name="gr1" draw:text-style-name="P1" draw:layer="layout" svg:x1="10.875cm" svg:y1="11.041cm" svg:x2="10.878cm" svg:y2="11.041cm">
          <text:p/>
        </draw:line>
        <draw:line draw:style-name="gr1" draw:text-style-name="P1" draw:layer="layout" svg:x1="10.875cm" svg:y1="9.929cm" svg:x2="10.878cm" svg:y2="9.929cm">
          <text:p/>
        </draw:line>
        <draw:line draw:style-name="gr1" draw:text-style-name="P1" draw:layer="layout" svg:x1="10.878cm" svg:y1="8.712cm" svg:x2="10.875cm" svg:y2="8.712cm">
          <text:p/>
        </draw:line>
        <draw:line draw:style-name="gr1" draw:text-style-name="P1" draw:layer="layout" svg:x1="10.875cm" svg:y1="8.363cm" svg:x2="10.878cm" svg:y2="8.363cm">
          <text:p/>
        </draw:line>
        <draw:line draw:style-name="gr1" draw:text-style-name="P1" draw:layer="layout" svg:x1="10.878cm" svg:y1="8.251cm" svg:x2="10.875cm" svg:y2="8.251cm">
          <text:p/>
        </draw:line>
        <draw:line draw:style-name="gr1" draw:text-style-name="P1" draw:layer="layout" svg:x1="10.875cm" svg:y1="7.902cm" svg:x2="10.878cm" svg:y2="7.902cm">
          <text:p/>
        </draw:line>
        <draw:line draw:style-name="gr1" draw:text-style-name="P1" draw:layer="layout" svg:x1="10.875cm" svg:y1="11.502cm" svg:x2="10.878cm" svg:y2="11.502cm">
          <text:p/>
        </draw:line>
        <draw:line draw:style-name="gr1" draw:text-style-name="P1" draw:layer="layout" svg:x1="10.878cm" svg:y1="11.39cm" svg:x2="10.875cm" svg:y2="11.39cm">
          <text:p/>
        </draw:line>
        <draw:line draw:style-name="gr1" draw:text-style-name="P1" draw:layer="layout" svg:x1="10.878cm" svg:y1="11.851cm" svg:x2="10.875cm" svg:y2="11.851cm">
          <text:p/>
        </draw:line>
        <draw:line draw:style-name="gr1" draw:text-style-name="P1" draw:layer="layout" svg:x1="10.875cm" svg:y1="13.068cm" svg:x2="10.878cm" svg:y2="13.068cm">
          <text:p/>
        </draw:line>
        <draw:line draw:style-name="gr1" draw:text-style-name="P1" draw:layer="layout" svg:x1="10.875cm" svg:y1="13.661cm" svg:x2="10.878cm" svg:y2="13.661cm">
          <text:p/>
        </draw:line>
        <draw:line draw:style-name="gr1" draw:text-style-name="P1" draw:layer="layout" svg:x1="10.878cm" svg:y1="13.417cm" svg:x2="10.875cm" svg:y2="13.417cm">
          <text:p/>
        </draw:line>
        <draw:line draw:style-name="gr1" draw:text-style-name="P1" draw:layer="layout" svg:x1="10.878cm" svg:y1="6.79cm" svg:x2="10.88cm" svg:y2="6.79cm">
          <text:p/>
        </draw:line>
        <draw:line draw:style-name="gr1" draw:text-style-name="P1" draw:layer="layout" svg:x1="10.88cm" svg:y1="25.681cm" svg:x2="10.878cm" svg:y2="25.681cm">
          <text:p/>
        </draw:line>
        <draw:line draw:style-name="gr1" draw:text-style-name="P1" draw:layer="layout" svg:x1="10.878cm" svg:y1="25.106cm" svg:x2="10.88cm" svg:y2="25.106cm">
          <text:p/>
        </draw:line>
        <draw:line draw:style-name="gr1" draw:text-style-name="P1" draw:layer="layout" svg:x1="10.88cm" svg:y1="24.993cm" svg:x2="10.878cm" svg:y2="24.993cm">
          <text:p/>
        </draw:line>
        <draw:line draw:style-name="gr1" draw:text-style-name="P1" draw:layer="layout" svg:x1="10.878cm" svg:y1="23.078cm" svg:x2="10.88cm" svg:y2="23.078cm">
          <text:p/>
        </draw:line>
        <draw:line draw:style-name="gr1" draw:text-style-name="P1" draw:layer="layout" svg:x1="10.88cm" svg:y1="22.834cm" svg:x2="10.878cm" svg:y2="22.834cm">
          <text:p/>
        </draw:line>
        <draw:line draw:style-name="gr1" draw:text-style-name="P1" draw:layer="layout" svg:x1="10.88cm" svg:y1="23.427cm" svg:x2="10.878cm" svg:y2="23.427cm">
          <text:p/>
        </draw:line>
        <draw:line draw:style-name="gr1" draw:text-style-name="P1" draw:layer="layout" svg:x1="10.878cm" svg:y1="24.644cm" svg:x2="10.88cm" svg:y2="24.644cm">
          <text:p/>
        </draw:line>
        <draw:line draw:style-name="gr1" draw:text-style-name="P1" draw:layer="layout" svg:x1="10.878cm" svg:y1="22.486cm" svg:x2="10.88cm" svg:y2="22.486cm">
          <text:p/>
        </draw:line>
        <draw:line draw:style-name="gr1" draw:text-style-name="P1" draw:layer="layout" svg:x1="10.88cm" svg:y1="21.269cm" svg:x2="10.878cm" svg:y2="21.269cm">
          <text:p/>
        </draw:line>
        <draw:line draw:style-name="gr1" draw:text-style-name="P1" draw:layer="layout" svg:x1="10.878cm" svg:y1="20.92cm" svg:x2="10.88cm" svg:y2="20.92cm">
          <text:p/>
        </draw:line>
        <draw:line draw:style-name="gr1" draw:text-style-name="P1" draw:layer="layout" svg:x1="10.88cm" svg:y1="20.807cm" svg:x2="10.878cm" svg:y2="20.807cm">
          <text:p/>
        </draw:line>
        <draw:line draw:style-name="gr1" draw:text-style-name="P1" draw:layer="layout" svg:x1="10.878cm" svg:y1="20.459cm" svg:x2="10.88cm" svg:y2="20.459cm">
          <text:p/>
        </draw:line>
        <draw:line draw:style-name="gr1" draw:text-style-name="P1" draw:layer="layout" svg:x1="10.88cm" svg:y1="19.176cm" svg:x2="10.878cm" svg:y2="19.176cm">
          <text:p/>
        </draw:line>
        <draw:line draw:style-name="gr1" draw:text-style-name="P1" draw:layer="layout" svg:x1="10.878cm" svg:y1="18.827cm" svg:x2="10.88cm" svg:y2="18.827cm">
          <text:p/>
        </draw:line>
        <draw:line draw:style-name="gr1" draw:text-style-name="P1" draw:layer="layout" svg:x1="10.88cm" svg:y1="18.715cm" svg:x2="10.878cm" svg:y2="18.715cm">
          <text:p/>
        </draw:line>
        <draw:line draw:style-name="gr1" draw:text-style-name="P1" draw:layer="layout" svg:x1="10.878cm" svg:y1="18.366cm" svg:x2="10.88cm" svg:y2="18.366cm">
          <text:p/>
        </draw:line>
        <draw:line draw:style-name="gr1" draw:text-style-name="P1" draw:layer="layout" svg:x1="10.88cm" svg:y1="17.149cm" svg:x2="10.878cm" svg:y2="17.149cm">
          <text:p/>
        </draw:line>
        <draw:line draw:style-name="gr1" draw:text-style-name="P1" draw:layer="layout" svg:x1="10.878cm" svg:y1="16.8cm" svg:x2="10.88cm" svg:y2="16.8cm">
          <text:p/>
        </draw:line>
        <draw:line draw:style-name="gr1" draw:text-style-name="P1" draw:layer="layout" svg:x1="10.88cm" svg:y1="16.556cm" svg:x2="10.878cm" svg:y2="16.556cm">
          <text:p/>
        </draw:line>
        <draw:line draw:style-name="gr1" draw:text-style-name="P1" draw:layer="layout" svg:x1="10.878cm" svg:y1="16.207cm" svg:x2="10.88cm" svg:y2="16.207cm">
          <text:p/>
        </draw:line>
        <draw:line draw:style-name="gr1" draw:text-style-name="P1" draw:layer="layout" svg:x1="10.88cm" svg:y1="15.575cm" svg:x2="10.878cm" svg:y2="15.575cm">
          <text:p/>
        </draw:line>
        <draw:line draw:style-name="gr1" draw:text-style-name="P1" draw:layer="layout" svg:x1="10.878cm" svg:y1="15.227cm" svg:x2="10.88cm" svg:y2="15.227cm">
          <text:p/>
        </draw:line>
        <draw:line draw:style-name="gr1" draw:text-style-name="P1" draw:layer="layout" svg:x1="10.88cm" svg:y1="14.01cm" svg:x2="10.878cm" svg:y2="14.01cm">
          <text:p/>
        </draw:line>
        <draw:line draw:style-name="gr1" draw:text-style-name="P1" draw:layer="layout" svg:x1="10.88cm" svg:y1="10.278cm" svg:x2="10.878cm" svg:y2="10.278cm">
          <text:p/>
        </draw:line>
        <draw:line draw:style-name="gr1" draw:text-style-name="P1" draw:layer="layout" svg:x1="10.878cm" svg:y1="11.041cm" svg:x2="10.88cm" svg:y2="11.041cm">
          <text:p/>
        </draw:line>
        <draw:line draw:style-name="gr1" draw:text-style-name="P1" draw:layer="layout" svg:x1="10.878cm" svg:y1="9.929cm" svg:x2="10.88cm" svg:y2="9.929cm">
          <text:p/>
        </draw:line>
        <draw:line draw:style-name="gr1" draw:text-style-name="P1" draw:layer="layout" svg:x1="10.88cm" svg:y1="8.712cm" svg:x2="10.878cm" svg:y2="8.712cm">
          <text:p/>
        </draw:line>
        <draw:line draw:style-name="gr1" draw:text-style-name="P1" draw:layer="layout" svg:x1="10.878cm" svg:y1="8.363cm" svg:x2="10.88cm" svg:y2="8.363cm">
          <text:p/>
        </draw:line>
        <draw:line draw:style-name="gr1" draw:text-style-name="P1" draw:layer="layout" svg:x1="10.88cm" svg:y1="8.251cm" svg:x2="10.878cm" svg:y2="8.251cm">
          <text:p/>
        </draw:line>
        <draw:line draw:style-name="gr1" draw:text-style-name="P1" draw:layer="layout" svg:x1="10.878cm" svg:y1="7.902cm" svg:x2="10.88cm" svg:y2="7.902cm">
          <text:p/>
        </draw:line>
        <draw:line draw:style-name="gr1" draw:text-style-name="P1" draw:layer="layout" svg:x1="10.878cm" svg:y1="11.502cm" svg:x2="10.88cm" svg:y2="11.502cm">
          <text:p/>
        </draw:line>
        <draw:line draw:style-name="gr1" draw:text-style-name="P1" draw:layer="layout" svg:x1="10.88cm" svg:y1="11.39cm" svg:x2="10.878cm" svg:y2="11.39cm">
          <text:p/>
        </draw:line>
        <draw:line draw:style-name="gr1" draw:text-style-name="P1" draw:layer="layout" svg:x1="10.88cm" svg:y1="11.851cm" svg:x2="10.878cm" svg:y2="11.851cm">
          <text:p/>
        </draw:line>
        <draw:line draw:style-name="gr1" draw:text-style-name="P1" draw:layer="layout" svg:x1="10.878cm" svg:y1="13.068cm" svg:x2="10.88cm" svg:y2="13.068cm">
          <text:p/>
        </draw:line>
        <draw:line draw:style-name="gr1" draw:text-style-name="P1" draw:layer="layout" svg:x1="10.878cm" svg:y1="13.661cm" svg:x2="10.88cm" svg:y2="13.661cm">
          <text:p/>
        </draw:line>
        <draw:line draw:style-name="gr1" draw:text-style-name="P1" draw:layer="layout" svg:x1="10.88cm" svg:y1="13.417cm" svg:x2="10.878cm" svg:y2="13.417cm">
          <text:p/>
        </draw:line>
        <draw:line draw:style-name="gr1" draw:text-style-name="P1" draw:layer="layout" svg:x1="10.88cm" svg:y1="26.043cm" svg:x2="10.88cm" svg:y2="25.681cm">
          <text:p/>
        </draw:line>
        <draw:line draw:style-name="gr1" draw:text-style-name="P2" draw:layer="layout" svg:x1="10.88cm" svg:y1="26.931cm" svg:x2="10.88cm" svg:y2="26.928cm">
          <text:p/>
        </draw:line>
        <draw:line draw:style-name="gr1" draw:text-style-name="P1" draw:layer="layout" svg:x1="10.88cm" svg:y1="25.106cm" svg:x2="10.88cm" svg:y2="24.993cm">
          <text:p/>
        </draw:line>
        <draw:line draw:style-name="gr1" draw:text-style-name="P1" draw:layer="layout" svg:x1="10.88cm" svg:y1="24.644cm" svg:x2="10.88cm" svg:y2="23.427cm">
          <text:p/>
        </draw:line>
        <draw:line draw:style-name="gr1" draw:text-style-name="P1" draw:layer="layout" svg:x1="10.88cm" svg:y1="23.078cm" svg:x2="10.88cm" svg:y2="22.834cm">
          <text:p/>
        </draw:line>
        <draw:line draw:style-name="gr1" draw:text-style-name="P1" draw:layer="layout" svg:x1="10.88cm" svg:y1="22.486cm" svg:x2="10.88cm" svg:y2="21.269cm">
          <text:p/>
        </draw:line>
        <draw:line draw:style-name="gr1" draw:text-style-name="P1" draw:layer="layout" svg:x1="10.88cm" svg:y1="20.92cm" svg:x2="10.88cm" svg:y2="20.807cm">
          <text:p/>
        </draw:line>
        <draw:line draw:style-name="gr1" draw:text-style-name="P1" draw:layer="layout" svg:x1="10.88cm" svg:y1="20.459cm" svg:x2="10.88cm" svg:y2="19.176cm">
          <text:p/>
        </draw:line>
        <draw:line draw:style-name="gr1" draw:text-style-name="P1" draw:layer="layout" svg:x1="10.88cm" svg:y1="18.827cm" svg:x2="10.88cm" svg:y2="18.715cm">
          <text:p/>
        </draw:line>
        <draw:line draw:style-name="gr1" draw:text-style-name="P1" draw:layer="layout" svg:x1="10.88cm" svg:y1="18.366cm" svg:x2="10.88cm" svg:y2="17.149cm">
          <text:p/>
        </draw:line>
        <draw:line draw:style-name="gr1" draw:text-style-name="P1" draw:layer="layout" svg:x1="10.88cm" svg:y1="16.8cm" svg:x2="10.88cm" svg:y2="16.556cm">
          <text:p/>
        </draw:line>
        <draw:line draw:style-name="gr1" draw:text-style-name="P1" draw:layer="layout" svg:x1="10.88cm" svg:y1="16.207cm" svg:x2="10.88cm" svg:y2="15.575cm">
          <text:p/>
        </draw:line>
        <draw:line draw:style-name="gr1" draw:text-style-name="P1" draw:layer="layout" svg:x1="10.88cm" svg:y1="15.227cm" svg:x2="10.88cm" svg:y2="14.01cm">
          <text:p/>
        </draw:line>
        <draw:line draw:style-name="gr1" draw:text-style-name="P1" draw:layer="layout" svg:x1="10.88cm" svg:y1="13.661cm" svg:x2="10.88cm" svg:y2="13.417cm">
          <text:p/>
        </draw:line>
        <draw:line draw:style-name="gr1" draw:text-style-name="P1" draw:layer="layout" svg:x1="10.88cm" svg:y1="13.068cm" svg:x2="10.88cm" svg:y2="11.851cm">
          <text:p/>
        </draw:line>
        <draw:line draw:style-name="gr1" draw:text-style-name="P1" draw:layer="layout" svg:x1="10.88cm" svg:y1="11.502cm" svg:x2="10.88cm" svg:y2="11.39cm">
          <text:p/>
        </draw:line>
        <draw:line draw:style-name="gr1" draw:text-style-name="P1" draw:layer="layout" svg:x1="10.88cm" svg:y1="11.041cm" svg:x2="10.88cm" svg:y2="10.278cm">
          <text:p/>
        </draw:line>
        <draw:line draw:style-name="gr1" draw:text-style-name="P1" draw:layer="layout" svg:x1="10.88cm" svg:y1="9.929cm" svg:x2="10.88cm" svg:y2="8.712cm">
          <text:p/>
        </draw:line>
        <draw:line draw:style-name="gr1" draw:text-style-name="P1" draw:layer="layout" svg:x1="10.88cm" svg:y1="8.363cm" svg:x2="10.88cm" svg:y2="8.251cm">
          <text:p/>
        </draw:line>
        <draw:line draw:style-name="gr1" draw:text-style-name="P1" draw:layer="layout" svg:x1="10.88cm" svg:y1="7.902cm" svg:x2="10.88cm" svg:y2="7.139cm">
          <text:p/>
        </draw:line>
        <draw:line draw:style-name="gr1" draw:text-style-name="P1" draw:layer="layout" svg:x1="10.88cm" svg:y1="6.79cm" svg:x2="10.88cm" svg:y2="5.967cm">
          <text:p/>
        </draw:line>
        <draw:line draw:style-name="gr1" draw:text-style-name="P1" draw:layer="layout" svg:x1="10.832cm" svg:y1="6.79cm" svg:x2="10.875cm" svg:y2="6.79cm">
          <text:p/>
        </draw:line>
        <draw:line draw:style-name="gr1" draw:text-style-name="P1" draw:layer="layout" svg:x1="10.832cm" svg:y1="7.201cm" svg:x2="10.832cm" svg:y2="7.32cm">
          <text:p/>
        </draw:line>
        <draw:line draw:style-name="gr1" draw:text-style-name="P1" draw:layer="layout" svg:x1="10.832cm" svg:y1="7.902cm" svg:x2="10.875cm" svg:y2="7.902cm">
          <text:p/>
        </draw:line>
        <draw:line draw:style-name="gr1" draw:text-style-name="P1" draw:layer="layout" svg:x1="10.875cm" svg:y1="7.138cm" svg:x2="10.832cm" svg:y2="7.138cm">
          <text:p/>
        </draw:line>
        <draw:line draw:style-name="gr1" draw:text-style-name="P1" draw:layer="layout" svg:x1="10.832cm" svg:y1="8.363cm" svg:x2="10.875cm" svg:y2="8.363cm">
          <text:p/>
        </draw:line>
        <draw:line draw:style-name="gr1" draw:text-style-name="P1" draw:layer="layout" svg:x1="10.875cm" svg:y1="8.251cm" svg:x2="10.832cm" svg:y2="8.251cm">
          <text:p/>
        </draw:line>
        <draw:line draw:style-name="gr1" draw:text-style-name="P1" draw:layer="layout" svg:x1="10.832cm" svg:y1="9.929cm" svg:x2="10.875cm" svg:y2="9.929cm">
          <text:p/>
        </draw:line>
        <draw:line draw:style-name="gr1" draw:text-style-name="P1" draw:layer="layout" svg:x1="10.875cm" svg:y1="8.712cm" svg:x2="10.832cm" svg:y2="8.712cm">
          <text:p/>
        </draw:line>
        <draw:line draw:style-name="gr1" draw:text-style-name="P1" draw:layer="layout" svg:x1="10.832cm" svg:y1="11.041cm" svg:x2="10.875cm" svg:y2="11.041cm">
          <text:p/>
        </draw:line>
        <draw:line draw:style-name="gr1" draw:text-style-name="P1" draw:layer="layout" svg:x1="10.875cm" svg:y1="10.278cm" svg:x2="10.832cm" svg:y2="10.278cm">
          <text:p/>
        </draw:line>
        <draw:line draw:style-name="gr1" draw:text-style-name="P1" draw:layer="layout" svg:x1="10.832cm" svg:y1="11.502cm" svg:x2="10.875cm" svg:y2="11.502cm">
          <text:p/>
        </draw:line>
        <draw:line draw:style-name="gr1" draw:text-style-name="P1" draw:layer="layout" svg:x1="10.875cm" svg:y1="11.39cm" svg:x2="10.832cm" svg:y2="11.39cm">
          <text:p/>
        </draw:line>
        <draw:line draw:style-name="gr1" draw:text-style-name="P1" draw:layer="layout" svg:x1="10.832cm" svg:y1="13.068cm" svg:x2="10.875cm" svg:y2="13.068cm">
          <text:p/>
        </draw:line>
        <draw:line draw:style-name="gr1" draw:text-style-name="P1" draw:layer="layout" svg:x1="10.875cm" svg:y1="11.851cm" svg:x2="10.832cm" svg:y2="11.851cm">
          <text:p/>
        </draw:line>
        <draw:line draw:style-name="gr1" draw:text-style-name="P1" draw:layer="layout" svg:x1="10.832cm" svg:y1="13.479cm" svg:x2="10.832cm" svg:y2="13.599cm">
          <text:p/>
        </draw:line>
        <draw:line draw:style-name="gr1" draw:text-style-name="P1" draw:layer="layout" svg:x1="10.832cm" svg:y1="13.661cm" svg:x2="10.875cm" svg:y2="13.661cm">
          <text:p/>
        </draw:line>
        <draw:line draw:style-name="gr1" draw:text-style-name="P1" draw:layer="layout" svg:x1="10.875cm" svg:y1="13.417cm" svg:x2="10.832cm" svg:y2="13.417cm">
          <text:p/>
        </draw:line>
        <draw:line draw:style-name="gr1" draw:text-style-name="P1" draw:layer="layout" svg:x1="10.832cm" svg:y1="14.892cm" svg:x2="10.832cm" svg:y2="14.994cm">
          <text:p/>
        </draw:line>
        <draw:line draw:style-name="gr1" draw:text-style-name="P1" draw:layer="layout" svg:x1="10.832cm" svg:y1="15.227cm" svg:x2="10.875cm" svg:y2="15.227cm">
          <text:p/>
        </draw:line>
        <draw:line draw:style-name="gr1" draw:text-style-name="P1" draw:layer="layout" svg:x1="10.875cm" svg:y1="14.01cm" svg:x2="10.832cm" svg:y2="14.01cm">
          <text:p/>
        </draw:line>
        <draw:line draw:style-name="gr1" draw:text-style-name="P1" draw:layer="layout" svg:x1="10.832cm" svg:y1="16.207cm" svg:x2="10.875cm" svg:y2="16.207cm">
          <text:p/>
        </draw:line>
        <draw:line draw:style-name="gr1" draw:text-style-name="P1" draw:layer="layout" svg:x1="10.875cm" svg:y1="15.575cm" svg:x2="10.832cm" svg:y2="15.575cm">
          <text:p/>
        </draw:line>
        <draw:line draw:style-name="gr1" draw:text-style-name="P1" draw:layer="layout" svg:x1="10.832cm" svg:y1="16.618cm" svg:x2="10.832cm" svg:y2="16.738cm">
          <text:p/>
        </draw:line>
        <draw:line draw:style-name="gr1" draw:text-style-name="P1" draw:layer="layout" svg:x1="10.832cm" svg:y1="16.8cm" svg:x2="10.875cm" svg:y2="16.8cm">
          <text:p/>
        </draw:line>
        <draw:line draw:style-name="gr1" draw:text-style-name="P1" draw:layer="layout" svg:x1="10.875cm" svg:y1="16.556cm" svg:x2="10.832cm" svg:y2="16.556cm">
          <text:p/>
        </draw:line>
        <draw:line draw:style-name="gr1" draw:text-style-name="P1" draw:layer="layout" svg:x1="10.832cm" svg:y1="18.366cm" svg:x2="10.875cm" svg:y2="18.366cm">
          <text:p/>
        </draw:line>
        <draw:line draw:style-name="gr1" draw:text-style-name="P1" draw:layer="layout" svg:x1="10.875cm" svg:y1="17.149cm" svg:x2="10.832cm" svg:y2="17.149cm">
          <text:p/>
        </draw:line>
        <draw:line draw:style-name="gr1" draw:text-style-name="P1" draw:layer="layout" svg:x1="10.832cm" svg:y1="18.827cm" svg:x2="10.875cm" svg:y2="18.827cm">
          <text:p/>
        </draw:line>
        <draw:line draw:style-name="gr1" draw:text-style-name="P1" draw:layer="layout" svg:x1="10.875cm" svg:y1="18.715cm" svg:x2="10.832cm" svg:y2="18.715cm">
          <text:p/>
        </draw:line>
        <draw:line draw:style-name="gr1" draw:text-style-name="P1" draw:layer="layout" svg:x1="10.832cm" svg:y1="19.757cm" svg:x2="10.832cm" svg:y2="19.877cm">
          <text:p/>
        </draw:line>
        <draw:line draw:style-name="gr1" draw:text-style-name="P1" draw:layer="layout" svg:x1="10.832cm" svg:y1="20.459cm" svg:x2="10.875cm" svg:y2="20.459cm">
          <text:p/>
        </draw:line>
        <draw:line draw:style-name="gr1" draw:text-style-name="P1" draw:layer="layout" svg:x1="10.875cm" svg:y1="19.176cm" svg:x2="10.832cm" svg:y2="19.176cm">
          <text:p/>
        </draw:line>
        <draw:line draw:style-name="gr1" draw:text-style-name="P1" draw:layer="layout" svg:x1="10.832cm" svg:y1="20.92cm" svg:x2="10.875cm" svg:y2="20.92cm">
          <text:p/>
        </draw:line>
        <draw:line draw:style-name="gr1" draw:text-style-name="P1" draw:layer="layout" svg:x1="10.875cm" svg:y1="20.807cm" svg:x2="10.832cm" svg:y2="20.807cm">
          <text:p/>
        </draw:line>
        <draw:line draw:style-name="gr1" draw:text-style-name="P1" draw:layer="layout" svg:x1="10.832cm" svg:y1="22.486cm" svg:x2="10.875cm" svg:y2="22.486cm">
          <text:p/>
        </draw:line>
        <draw:line draw:style-name="gr1" draw:text-style-name="P1" draw:layer="layout" svg:x1="10.875cm" svg:y1="21.269cm" svg:x2="10.832cm" svg:y2="21.269cm">
          <text:p/>
        </draw:line>
        <draw:line draw:style-name="gr1" draw:text-style-name="P1" draw:layer="layout" svg:x1="10.832cm" svg:y1="22.897cm" svg:x2="10.832cm" svg:y2="23.016cm">
          <text:p/>
        </draw:line>
        <draw:line draw:style-name="gr1" draw:text-style-name="P1" draw:layer="layout" svg:x1="10.832cm" svg:y1="23.078cm" svg:x2="10.875cm" svg:y2="23.078cm">
          <text:p/>
        </draw:line>
        <draw:line draw:style-name="gr1" draw:text-style-name="P1" draw:layer="layout" svg:x1="10.875cm" svg:y1="22.834cm" svg:x2="10.832cm" svg:y2="22.834cm">
          <text:p/>
        </draw:line>
        <draw:line draw:style-name="gr1" draw:text-style-name="P1" draw:layer="layout" svg:x1="10.832cm" svg:y1="24.644cm" svg:x2="10.875cm" svg:y2="24.644cm">
          <text:p/>
        </draw:line>
        <draw:line draw:style-name="gr1" draw:text-style-name="P1" draw:layer="layout" svg:x1="10.875cm" svg:y1="23.427cm" svg:x2="10.832cm" svg:y2="23.427cm">
          <text:p/>
        </draw:line>
        <draw:line draw:style-name="gr1" draw:text-style-name="P1" draw:layer="layout" svg:x1="10.832cm" svg:y1="25.106cm" svg:x2="10.875cm" svg:y2="25.106cm">
          <text:p/>
        </draw:line>
        <draw:line draw:style-name="gr1" draw:text-style-name="P1" draw:layer="layout" svg:x1="10.875cm" svg:y1="24.993cm" svg:x2="10.832cm" svg:y2="24.993cm">
          <text:p/>
        </draw:line>
        <draw:line draw:style-name="gr1" draw:text-style-name="P1" draw:layer="layout" svg:x1="10.832cm" svg:y1="26.03cm" svg:x2="10.832cm" svg:y2="26.161cm">
          <text:p/>
        </draw:line>
        <draw:line draw:style-name="gr1" draw:text-style-name="P1" draw:layer="layout" svg:x1="10.875cm" svg:y1="26.193cm" svg:x2="10.875cm" svg:y2="26.148cm">
          <text:p/>
        </draw:line>
        <draw:line draw:style-name="gr1" draw:text-style-name="P1" draw:layer="layout" svg:x1="10.875cm" svg:y1="25.681cm" svg:x2="10.832cm" svg:y2="25.681cm">
          <text:p/>
        </draw:line>
        <draw:line draw:style-name="gr1" draw:text-style-name="P2" draw:layer="layout" svg:x1="10.832cm" svg:y1="26.82cm" svg:x2="10.832cm" svg:y2="26.826cm">
          <text:p/>
        </draw:line>
        <draw:line draw:style-name="gr1" draw:text-style-name="P2" draw:layer="layout" svg:x1="10.832cm" svg:y1="26.889cm" svg:x2="10.832cm" svg:y2="26.929cm">
          <text:p/>
        </draw:line>
        <draw:polyline draw:style-name="gr1" draw:text-style-name="P2" draw:layer="layout" svg:width="0.043cm" svg:height="0.738cm" svg:x="10.832cm" svg:y="26.193cm" svg:viewBox="0 0 44 739" draw:points="44,739 44,628 0,628 0,0">
          <text:p/>
        </draw:polyline>
        <draw:line draw:style-name="gr1" draw:text-style-name="P2" draw:layer="layout" svg:x1="10.875cm" svg:y1="26.193cm" svg:x2="10.875cm" svg:y2="26.82cm">
          <text:p/>
        </draw:line>
        <draw:line draw:style-name="gr1" draw:text-style-name="P2" draw:layer="layout" svg:x1="37.447cm" svg:y1="7.338cm" svg:x2="37.447cm" svg:y2="7.342cm">
          <text:p/>
        </draw:line>
        <draw:line draw:style-name="gr1" draw:text-style-name="P1" draw:layer="layout" svg:x1="21.06cm" svg:y1="7.342cm" svg:x2="21.06cm" svg:y2="7.338cm">
          <text:p/>
        </draw:line>
        <draw:line draw:style-name="gr1" draw:text-style-name="P1" draw:layer="layout" svg:x1="21.522cm" svg:y1="7.342cm" svg:x2="21.522cm" svg:y2="7.338cm">
          <text:p/>
        </draw:line>
        <draw:line draw:style-name="gr1" draw:text-style-name="P1" draw:layer="layout" svg:x1="21.409cm" svg:y1="7.338cm" svg:x2="21.409cm" svg:y2="7.342cm">
          <text:p/>
        </draw:line>
        <draw:line draw:style-name="gr1" draw:text-style-name="P1" draw:layer="layout" svg:x1="21.87cm" svg:y1="7.338cm" svg:x2="21.87cm" svg:y2="7.342cm">
          <text:p/>
        </draw:line>
        <draw:line draw:style-name="gr1" draw:text-style-name="P1" draw:layer="layout" svg:x1="23.258cm" svg:y1="7.342cm" svg:x2="23.258cm" svg:y2="7.338cm">
          <text:p/>
        </draw:line>
        <draw:line draw:style-name="gr1" draw:text-style-name="P1" draw:layer="layout" svg:x1="23.607cm" svg:y1="7.338cm" svg:x2="23.607cm" svg:y2="7.342cm">
          <text:p/>
        </draw:line>
        <draw:line draw:style-name="gr1" draw:text-style-name="P1" draw:layer="layout" svg:x1="23.719cm" svg:y1="7.342cm" svg:x2="23.719cm" svg:y2="7.338cm">
          <text:p/>
        </draw:line>
        <draw:line draw:style-name="gr1" draw:text-style-name="P1" draw:layer="layout" svg:x1="25.916cm" svg:y1="7.342cm" svg:x2="25.916cm" svg:y2="7.338cm">
          <text:p/>
        </draw:line>
        <draw:line draw:style-name="gr1" draw:text-style-name="P1" draw:layer="layout" svg:x1="25.804cm" svg:y1="7.338cm" svg:x2="25.804cm" svg:y2="7.342cm">
          <text:p/>
        </draw:line>
        <draw:line draw:style-name="gr1" draw:text-style-name="P1" draw:layer="layout" svg:x1="26.265cm" svg:y1="7.338cm" svg:x2="26.265cm" svg:y2="7.342cm">
          <text:p/>
        </draw:line>
        <draw:line draw:style-name="gr1" draw:text-style-name="P1" draw:layer="layout" svg:x1="27.653cm" svg:y1="7.342cm" svg:x2="27.653cm" svg:y2="7.338cm">
          <text:p/>
        </draw:line>
        <draw:line draw:style-name="gr1" draw:text-style-name="P1" draw:layer="layout" svg:x1="28.002cm" svg:y1="7.338cm" svg:x2="28.002cm" svg:y2="7.342cm">
          <text:p/>
        </draw:line>
        <draw:line draw:style-name="gr1" draw:text-style-name="P1" draw:layer="layout" svg:x1="28.114cm" svg:y1="7.342cm" svg:x2="28.114cm" svg:y2="7.338cm">
          <text:p/>
        </draw:line>
        <draw:line draw:style-name="gr1" draw:text-style-name="P1" draw:layer="layout" svg:x1="28.462cm" svg:y1="7.338cm" svg:x2="28.462cm" svg:y2="7.342cm">
          <text:p/>
        </draw:line>
        <draw:line draw:style-name="gr1" draw:text-style-name="P1" draw:layer="layout" svg:x1="29.85cm" svg:y1="7.342cm" svg:x2="29.85cm" svg:y2="7.338cm">
          <text:p/>
        </draw:line>
        <draw:line draw:style-name="gr1" draw:text-style-name="P1" draw:layer="layout" svg:x1="30.199cm" svg:y1="7.338cm" svg:x2="30.199cm" svg:y2="7.342cm">
          <text:p/>
        </draw:line>
        <draw:line draw:style-name="gr1" draw:text-style-name="P1" draw:layer="layout" svg:x1="30.311cm" svg:y1="7.342cm" svg:x2="30.311cm" svg:y2="7.338cm">
          <text:p/>
        </draw:line>
        <draw:line draw:style-name="gr1" draw:text-style-name="P1" draw:layer="layout" svg:x1="30.66cm" svg:y1="7.338cm" svg:x2="30.66cm" svg:y2="7.342cm">
          <text:p/>
        </draw:line>
        <draw:line draw:style-name="gr1" draw:text-style-name="P1" draw:layer="layout" svg:x1="32.048cm" svg:y1="7.342cm" svg:x2="32.048cm" svg:y2="7.338cm">
          <text:p/>
        </draw:line>
        <draw:line draw:style-name="gr1" draw:text-style-name="P1" draw:layer="layout" svg:x1="32.397cm" svg:y1="7.338cm" svg:x2="32.397cm" svg:y2="7.342cm">
          <text:p/>
        </draw:line>
        <draw:line draw:style-name="gr1" draw:text-style-name="P1" draw:layer="layout" svg:x1="32.509cm" svg:y1="7.342cm" svg:x2="32.509cm" svg:y2="7.338cm">
          <text:p/>
        </draw:line>
        <draw:line draw:style-name="gr1" draw:text-style-name="P1" draw:layer="layout" svg:x1="32.857cm" svg:y1="7.338cm" svg:x2="32.857cm" svg:y2="7.342cm">
          <text:p/>
        </draw:line>
        <draw:line draw:style-name="gr1" draw:text-style-name="P1" draw:layer="layout" svg:x1="34.245cm" svg:y1="7.342cm" svg:x2="34.245cm" svg:y2="7.338cm">
          <text:p/>
        </draw:line>
        <draw:line draw:style-name="gr1" draw:text-style-name="P1" draw:layer="layout" svg:x1="34.594cm" svg:y1="7.338cm" svg:x2="34.594cm" svg:y2="7.342cm">
          <text:p/>
        </draw:line>
        <draw:line draw:style-name="gr1" draw:text-style-name="P1" draw:layer="layout" svg:x1="34.706cm" svg:y1="7.342cm" svg:x2="34.706cm" svg:y2="7.338cm">
          <text:p/>
        </draw:line>
        <draw:line draw:style-name="gr1" draw:text-style-name="P1" draw:layer="layout" svg:x1="35.055cm" svg:y1="7.338cm" svg:x2="35.055cm" svg:y2="7.342cm">
          <text:p/>
        </draw:line>
        <draw:line draw:style-name="gr1" draw:text-style-name="P2" draw:layer="layout" svg:x1="37.099cm" svg:y1="7.342cm" svg:x2="37.099cm" svg:y2="7.338cm">
          <text:p/>
        </draw:line>
        <draw:line draw:style-name="gr1" draw:text-style-name="P1" draw:layer="layout" svg:x1="24.068cm" svg:y1="7.338cm" svg:x2="24.068cm" svg:y2="7.342cm">
          <text:p/>
        </draw:line>
        <draw:line draw:style-name="gr1" draw:text-style-name="P1" draw:layer="layout" svg:x1="25.455cm" svg:y1="7.342cm" svg:x2="25.455cm" svg:y2="7.338cm">
          <text:p/>
        </draw:line>
        <draw:line draw:style-name="gr1" draw:text-style-name="P2" draw:layer="layout" svg:x1="37.447cm" svg:y1="7.342cm" svg:x2="37.447cm" svg:y2="7.343cm">
          <text:p/>
        </draw:line>
        <draw:line draw:style-name="gr1" draw:text-style-name="P1" draw:layer="layout" svg:x1="21.06cm" svg:y1="7.343cm" svg:x2="21.06cm" svg:y2="7.342cm">
          <text:p/>
        </draw:line>
        <draw:line draw:style-name="gr1" draw:text-style-name="P1" draw:layer="layout" svg:x1="21.522cm" svg:y1="7.343cm" svg:x2="21.522cm" svg:y2="7.342cm">
          <text:p/>
        </draw:line>
        <draw:line draw:style-name="gr1" draw:text-style-name="P1" draw:layer="layout" svg:x1="21.409cm" svg:y1="7.342cm" svg:x2="21.409cm" svg:y2="7.343cm">
          <text:p/>
        </draw:line>
        <draw:line draw:style-name="gr1" draw:text-style-name="P1" draw:layer="layout" svg:x1="21.87cm" svg:y1="7.342cm" svg:x2="21.87cm" svg:y2="7.343cm">
          <text:p/>
        </draw:line>
        <draw:line draw:style-name="gr1" draw:text-style-name="P1" draw:layer="layout" svg:x1="23.258cm" svg:y1="7.343cm" svg:x2="23.258cm" svg:y2="7.342cm">
          <text:p/>
        </draw:line>
        <draw:line draw:style-name="gr1" draw:text-style-name="P1" draw:layer="layout" svg:x1="23.607cm" svg:y1="7.342cm" svg:x2="23.607cm" svg:y2="7.343cm">
          <text:p/>
        </draw:line>
        <draw:line draw:style-name="gr1" draw:text-style-name="P1" draw:layer="layout" svg:x1="23.719cm" svg:y1="7.343cm" svg:x2="23.719cm" svg:y2="7.342cm">
          <text:p/>
        </draw:line>
        <draw:line draw:style-name="gr1" draw:text-style-name="P1" draw:layer="layout" svg:x1="25.916cm" svg:y1="7.343cm" svg:x2="25.916cm" svg:y2="7.342cm">
          <text:p/>
        </draw:line>
        <draw:line draw:style-name="gr1" draw:text-style-name="P1" draw:layer="layout" svg:x1="25.804cm" svg:y1="7.342cm" svg:x2="25.804cm" svg:y2="7.343cm">
          <text:p/>
        </draw:line>
        <draw:line draw:style-name="gr1" draw:text-style-name="P1" draw:layer="layout" svg:x1="26.265cm" svg:y1="7.342cm" svg:x2="26.265cm" svg:y2="7.343cm">
          <text:p/>
        </draw:line>
        <draw:line draw:style-name="gr1" draw:text-style-name="P1" draw:layer="layout" svg:x1="27.653cm" svg:y1="7.343cm" svg:x2="27.653cm" svg:y2="7.342cm">
          <text:p/>
        </draw:line>
        <draw:line draw:style-name="gr1" draw:text-style-name="P1" draw:layer="layout" svg:x1="28.002cm" svg:y1="7.342cm" svg:x2="28.002cm" svg:y2="7.343cm">
          <text:p/>
        </draw:line>
        <draw:line draw:style-name="gr1" draw:text-style-name="P1" draw:layer="layout" svg:x1="28.114cm" svg:y1="7.343cm" svg:x2="28.114cm" svg:y2="7.342cm">
          <text:p/>
        </draw:line>
        <draw:line draw:style-name="gr1" draw:text-style-name="P1" draw:layer="layout" svg:x1="28.462cm" svg:y1="7.342cm" svg:x2="28.462cm" svg:y2="7.343cm">
          <text:p/>
        </draw:line>
        <draw:line draw:style-name="gr1" draw:text-style-name="P1" draw:layer="layout" svg:x1="29.85cm" svg:y1="7.343cm" svg:x2="29.85cm" svg:y2="7.342cm">
          <text:p/>
        </draw:line>
        <draw:line draw:style-name="gr1" draw:text-style-name="P1" draw:layer="layout" svg:x1="30.199cm" svg:y1="7.342cm" svg:x2="30.199cm" svg:y2="7.343cm">
          <text:p/>
        </draw:line>
        <draw:line draw:style-name="gr1" draw:text-style-name="P1" draw:layer="layout" svg:x1="30.311cm" svg:y1="7.343cm" svg:x2="30.311cm" svg:y2="7.342cm">
          <text:p/>
        </draw:line>
        <draw:line draw:style-name="gr1" draw:text-style-name="P1" draw:layer="layout" svg:x1="30.66cm" svg:y1="7.342cm" svg:x2="30.66cm" svg:y2="7.343cm">
          <text:p/>
        </draw:line>
        <draw:line draw:style-name="gr1" draw:text-style-name="P1" draw:layer="layout" svg:x1="32.048cm" svg:y1="7.343cm" svg:x2="32.048cm" svg:y2="7.342cm">
          <text:p/>
        </draw:line>
        <draw:line draw:style-name="gr1" draw:text-style-name="P1" draw:layer="layout" svg:x1="32.397cm" svg:y1="7.342cm" svg:x2="32.397cm" svg:y2="7.343cm">
          <text:p/>
        </draw:line>
        <draw:line draw:style-name="gr1" draw:text-style-name="P1" draw:layer="layout" svg:x1="32.509cm" svg:y1="7.343cm" svg:x2="32.509cm" svg:y2="7.342cm">
          <text:p/>
        </draw:line>
        <draw:line draw:style-name="gr1" draw:text-style-name="P1" draw:layer="layout" svg:x1="32.857cm" svg:y1="7.342cm" svg:x2="32.857cm" svg:y2="7.343cm">
          <text:p/>
        </draw:line>
        <draw:line draw:style-name="gr1" draw:text-style-name="P1" draw:layer="layout" svg:x1="34.245cm" svg:y1="7.343cm" svg:x2="34.245cm" svg:y2="7.342cm">
          <text:p/>
        </draw:line>
        <draw:line draw:style-name="gr1" draw:text-style-name="P1" draw:layer="layout" svg:x1="34.594cm" svg:y1="7.342cm" svg:x2="34.594cm" svg:y2="7.343cm">
          <text:p/>
        </draw:line>
        <draw:line draw:style-name="gr1" draw:text-style-name="P1" draw:layer="layout" svg:x1="34.706cm" svg:y1="7.343cm" svg:x2="34.706cm" svg:y2="7.342cm">
          <text:p/>
        </draw:line>
        <draw:line draw:style-name="gr1" draw:text-style-name="P1" draw:layer="layout" svg:x1="35.055cm" svg:y1="7.342cm" svg:x2="35.055cm" svg:y2="7.343cm">
          <text:p/>
        </draw:line>
        <draw:line draw:style-name="gr1" draw:text-style-name="P2" draw:layer="layout" svg:x1="37.099cm" svg:y1="7.343cm" svg:x2="37.099cm" svg:y2="7.342cm">
          <text:p/>
        </draw:line>
        <draw:line draw:style-name="gr1" draw:text-style-name="P1" draw:layer="layout" svg:x1="24.068cm" svg:y1="7.342cm" svg:x2="24.068cm" svg:y2="7.343cm">
          <text:p/>
        </draw:line>
        <draw:line draw:style-name="gr1" draw:text-style-name="P1" draw:layer="layout" svg:x1="25.455cm" svg:y1="7.343cm" svg:x2="25.455cm" svg:y2="7.342cm">
          <text:p/>
        </draw:line>
        <draw:line draw:style-name="gr1" draw:text-style-name="P1" draw:layer="layout" svg:x1="20.593cm" svg:y1="7.343cm" svg:x2="21.06cm" svg:y2="7.343cm">
          <text:p/>
        </draw:line>
        <draw:line draw:style-name="gr1" draw:text-style-name="P2" draw:layer="layout" svg:x1="37.447cm" svg:y1="7.343cm" svg:x2="37.614cm" svg:y2="7.343cm">
          <text:p/>
        </draw:line>
        <draw:line draw:style-name="gr1" draw:text-style-name="P1" draw:layer="layout" svg:x1="21.409cm" svg:y1="7.343cm" svg:x2="21.522cm" svg:y2="7.343cm">
          <text:p/>
        </draw:line>
        <draw:line draw:style-name="gr1" draw:text-style-name="P1" draw:layer="layout" svg:x1="21.87cm" svg:y1="7.343cm" svg:x2="23.258cm" svg:y2="7.343cm">
          <text:p/>
        </draw:line>
        <draw:line draw:style-name="gr1" draw:text-style-name="P1" draw:layer="layout" svg:x1="23.607cm" svg:y1="7.343cm" svg:x2="23.719cm" svg:y2="7.343cm">
          <text:p/>
        </draw:line>
        <draw:line draw:style-name="gr1" draw:text-style-name="P1" draw:layer="layout" svg:x1="24.068cm" svg:y1="7.343cm" svg:x2="25.455cm" svg:y2="7.343cm">
          <text:p/>
        </draw:line>
        <draw:line draw:style-name="gr1" draw:text-style-name="P1" draw:layer="layout" svg:x1="25.804cm" svg:y1="7.343cm" svg:x2="25.916cm" svg:y2="7.343cm">
          <text:p/>
        </draw:line>
        <draw:line draw:style-name="gr1" draw:text-style-name="P1" draw:layer="layout" svg:x1="26.265cm" svg:y1="7.343cm" svg:x2="27.653cm" svg:y2="7.343cm">
          <text:p/>
        </draw:line>
        <draw:line draw:style-name="gr1" draw:text-style-name="P1" draw:layer="layout" svg:x1="28.002cm" svg:y1="7.343cm" svg:x2="28.114cm" svg:y2="7.343cm">
          <text:p/>
        </draw:line>
        <draw:line draw:style-name="gr1" draw:text-style-name="P1" draw:layer="layout" svg:x1="28.462cm" svg:y1="7.343cm" svg:x2="29.85cm" svg:y2="7.343cm">
          <text:p/>
        </draw:line>
        <draw:line draw:style-name="gr1" draw:text-style-name="P1" draw:layer="layout" svg:x1="30.199cm" svg:y1="7.343cm" svg:x2="30.311cm" svg:y2="7.343cm">
          <text:p/>
        </draw:line>
        <draw:line draw:style-name="gr1" draw:text-style-name="P1" draw:layer="layout" svg:x1="30.66cm" svg:y1="7.343cm" svg:x2="32.048cm" svg:y2="7.343cm">
          <text:p/>
        </draw:line>
        <draw:line draw:style-name="gr1" draw:text-style-name="P1" draw:layer="layout" svg:x1="32.397cm" svg:y1="7.343cm" svg:x2="32.509cm" svg:y2="7.343cm">
          <text:p/>
        </draw:line>
        <draw:line draw:style-name="gr1" draw:text-style-name="P1" draw:layer="layout" svg:x1="32.857cm" svg:y1="7.343cm" svg:x2="34.245cm" svg:y2="7.343cm">
          <text:p/>
        </draw:line>
        <draw:line draw:style-name="gr1" draw:text-style-name="P1" draw:layer="layout" svg:x1="34.594cm" svg:y1="7.343cm" svg:x2="34.706cm" svg:y2="7.343cm">
          <text:p/>
        </draw:line>
        <draw:line draw:style-name="gr1" draw:text-style-name="P2" draw:layer="layout" svg:x1="35.055cm" svg:y1="7.343cm" svg:x2="37.099cm" svg:y2="7.343cm">
          <text:p/>
        </draw:line>
        <draw:polyline draw:style-name="gr1" draw:text-style-name="P2" draw:layer="layout" svg:width="0.138cm" svg:height="0.042cm" svg:x="37.447cm" svg:y="7.296cm" svg:viewBox="0 0 139 43" draw:points="139,0 0,0 0,43">
          <text:p/>
        </draw:polyline>
        <draw:line draw:style-name="gr1" draw:text-style-name="P2" draw:layer="layout" svg:x1="37.099cm" svg:y1="7.296cm" svg:x2="35.775cm" svg:y2="7.296cm">
          <text:p/>
        </draw:line>
        <draw:line draw:style-name="gr1" draw:text-style-name="P1" draw:layer="layout" svg:x1="35.742cm" svg:y1="7.296cm" svg:x2="35.64cm" svg:y2="7.296cm">
          <text:p/>
        </draw:line>
        <draw:polyline draw:style-name="gr1" draw:text-style-name="P1" draw:layer="layout" svg:width="0.553cm" svg:height="0.042cm" svg:x="35.055cm" svg:y="7.296cm" svg:viewBox="0 0 554 43" draw:points="554,0 0,0 0,43">
          <text:p/>
        </draw:polyline>
        <draw:line draw:style-name="gr1" draw:text-style-name="P2" draw:layer="layout" svg:x1="37.099cm" svg:y1="7.338cm" svg:x2="37.099cm" svg:y2="7.296cm">
          <text:p/>
        </draw:line>
        <draw:line draw:style-name="gr1" draw:text-style-name="P1" draw:layer="layout" svg:x1="34.706cm" svg:y1="7.296cm" svg:x2="34.676cm" svg:y2="7.296cm">
          <text:p/>
        </draw:line>
        <draw:polyline draw:style-name="gr1" draw:text-style-name="P1" draw:layer="layout" svg:width="0.03cm" svg:height="0.042cm" svg:x="34.594cm" svg:y="7.296cm" svg:viewBox="0 0 31 43" draw:points="31,0 0,0 0,43">
          <text:p/>
        </draw:polyline>
        <draw:line draw:style-name="gr1" draw:text-style-name="P1" draw:layer="layout" svg:x1="34.706cm" svg:y1="7.338cm" svg:x2="34.706cm" svg:y2="7.296cm">
          <text:p/>
        </draw:line>
        <draw:line draw:style-name="gr1" draw:text-style-name="P1" draw:layer="layout" svg:x1="34.245cm" svg:y1="7.296cm" svg:x2="33.579cm" svg:y2="7.296cm">
          <text:p/>
        </draw:line>
        <draw:line draw:style-name="gr1" draw:text-style-name="P1" draw:layer="layout" svg:x1="33.546cm" svg:y1="7.296cm" svg:x2="33.442cm" svg:y2="7.296cm">
          <text:p/>
        </draw:line>
        <draw:polyline draw:style-name="gr1" draw:text-style-name="P1" draw:layer="layout" svg:width="0.553cm" svg:height="0.042cm" svg:x="32.857cm" svg:y="7.296cm" svg:viewBox="0 0 554 43" draw:points="554,0 0,0 0,43">
          <text:p/>
        </draw:polyline>
        <draw:line draw:style-name="gr1" draw:text-style-name="P1" draw:layer="layout" svg:x1="34.245cm" svg:y1="7.338cm" svg:x2="34.245cm" svg:y2="7.296cm">
          <text:p/>
        </draw:line>
        <draw:line draw:style-name="gr1" draw:text-style-name="P1" draw:layer="layout" svg:x1="32.509cm" svg:y1="7.296cm" svg:x2="32.479cm" svg:y2="7.296cm">
          <text:p/>
        </draw:line>
        <draw:polyline draw:style-name="gr1" draw:text-style-name="P1" draw:layer="layout" svg:width="0.029cm" svg:height="0.042cm" svg:x="32.397cm" svg:y="7.296cm" svg:viewBox="0 0 30 43" draw:points="30,0 0,0 0,43">
          <text:p/>
        </draw:polyline>
        <draw:line draw:style-name="gr1" draw:text-style-name="P1" draw:layer="layout" svg:x1="32.509cm" svg:y1="7.338cm" svg:x2="32.509cm" svg:y2="7.296cm">
          <text:p/>
        </draw:line>
        <draw:line draw:style-name="gr1" draw:text-style-name="P1" draw:layer="layout" svg:x1="32.048cm" svg:y1="7.296cm" svg:x2="31.364cm" svg:y2="7.296cm">
          <text:p/>
        </draw:line>
        <draw:line draw:style-name="gr1" draw:text-style-name="P1" draw:layer="layout" svg:x1="31.332cm" svg:y1="7.296cm" svg:x2="31.245cm" svg:y2="7.296cm">
          <text:p/>
        </draw:line>
        <draw:polyline draw:style-name="gr1" draw:text-style-name="P1" draw:layer="layout" svg:width="0.553cm" svg:height="0.042cm" svg:x="30.66cm" svg:y="7.296cm" svg:viewBox="0 0 554 43" draw:points="554,0 0,0 0,43">
          <text:p/>
        </draw:polyline>
        <draw:line draw:style-name="gr1" draw:text-style-name="P1" draw:layer="layout" svg:x1="32.048cm" svg:y1="7.338cm" svg:x2="32.048cm" svg:y2="7.296cm">
          <text:p/>
        </draw:line>
        <draw:line draw:style-name="gr1" draw:text-style-name="P1" draw:layer="layout" svg:x1="30.311cm" svg:y1="7.296cm" svg:x2="30.281cm" svg:y2="7.296cm">
          <text:p/>
        </draw:line>
        <draw:polyline draw:style-name="gr1" draw:text-style-name="P1" draw:layer="layout" svg:width="0.03cm" svg:height="0.042cm" svg:x="30.199cm" svg:y="7.296cm" svg:viewBox="0 0 31 43" draw:points="31,0 0,0 0,43">
          <text:p/>
        </draw:polyline>
        <draw:line draw:style-name="gr1" draw:text-style-name="P1" draw:layer="layout" svg:x1="30.311cm" svg:y1="7.338cm" svg:x2="30.311cm" svg:y2="7.296cm">
          <text:p/>
        </draw:line>
        <draw:line draw:style-name="gr1" draw:text-style-name="P1" draw:layer="layout" svg:x1="29.85cm" svg:y1="7.296cm" svg:x2="29.184cm" svg:y2="7.296cm">
          <text:p/>
        </draw:line>
        <draw:line draw:style-name="gr1" draw:text-style-name="P1" draw:layer="layout" svg:x1="29.151cm" svg:y1="7.296cm" svg:x2="29.047cm" svg:y2="7.296cm">
          <text:p/>
        </draw:line>
        <draw:polyline draw:style-name="gr1" draw:text-style-name="P1" draw:layer="layout" svg:width="0.553cm" svg:height="0.042cm" svg:x="28.462cm" svg:y="7.296cm" svg:viewBox="0 0 554 43" draw:points="554,0 0,0 0,43">
          <text:p/>
        </draw:polyline>
        <draw:line draw:style-name="gr1" draw:text-style-name="P1" draw:layer="layout" svg:x1="29.85cm" svg:y1="7.338cm" svg:x2="29.85cm" svg:y2="7.296cm">
          <text:p/>
        </draw:line>
        <draw:line draw:style-name="gr1" draw:text-style-name="P1" draw:layer="layout" svg:x1="28.114cm" svg:y1="7.296cm" svg:x2="28.084cm" svg:y2="7.296cm">
          <text:p/>
        </draw:line>
        <draw:polyline draw:style-name="gr1" draw:text-style-name="P1" draw:layer="layout" svg:width="0.029cm" svg:height="0.042cm" svg:x="28.002cm" svg:y="7.296cm" svg:viewBox="0 0 30 43" draw:points="30,0 0,0 0,43">
          <text:p/>
        </draw:polyline>
        <draw:line draw:style-name="gr1" draw:text-style-name="P1" draw:layer="layout" svg:x1="28.114cm" svg:y1="7.338cm" svg:x2="28.114cm" svg:y2="7.296cm">
          <text:p/>
        </draw:line>
        <draw:line draw:style-name="gr1" draw:text-style-name="P1" draw:layer="layout" svg:x1="27.653cm" svg:y1="7.296cm" svg:x2="26.969cm" svg:y2="7.296cm">
          <text:p/>
        </draw:line>
        <draw:line draw:style-name="gr1" draw:text-style-name="P1" draw:layer="layout" svg:x1="26.928cm" svg:y1="7.296cm" svg:x2="26.85cm" svg:y2="7.296cm">
          <text:p/>
        </draw:line>
        <draw:polyline draw:style-name="gr1" draw:text-style-name="P1" draw:layer="layout" svg:width="0.553cm" svg:height="0.042cm" svg:x="26.265cm" svg:y="7.296cm" svg:viewBox="0 0 554 43" draw:points="554,0 0,0 0,43">
          <text:p/>
        </draw:polyline>
        <draw:line draw:style-name="gr1" draw:text-style-name="P1" draw:layer="layout" svg:x1="27.653cm" svg:y1="7.338cm" svg:x2="27.653cm" svg:y2="7.296cm">
          <text:p/>
        </draw:line>
        <draw:line draw:style-name="gr1" draw:text-style-name="P1" draw:layer="layout" svg:x1="25.916cm" svg:y1="7.296cm" svg:x2="25.886cm" svg:y2="7.296cm">
          <text:p/>
        </draw:line>
        <draw:polyline draw:style-name="gr1" draw:text-style-name="P1" draw:layer="layout" svg:width="0.03cm" svg:height="0.042cm" svg:x="25.804cm" svg:y="7.296cm" svg:viewBox="0 0 31 43" draw:points="31,0 0,0 0,43">
          <text:p/>
        </draw:polyline>
        <draw:line draw:style-name="gr1" draw:text-style-name="P1" draw:layer="layout" svg:x1="25.916cm" svg:y1="7.338cm" svg:x2="25.916cm" svg:y2="7.296cm">
          <text:p/>
        </draw:line>
        <draw:line draw:style-name="gr1" draw:text-style-name="P1" draw:layer="layout" svg:x1="24.757cm" svg:y1="7.296cm" svg:x2="24.653cm" svg:y2="7.296cm">
          <text:p/>
        </draw:line>
        <draw:polyline draw:style-name="gr1" draw:text-style-name="P1" draw:layer="layout" svg:width="0.552cm" svg:height="0.042cm" svg:x="24.068cm" svg:y="7.296cm" svg:viewBox="0 0 553 43" draw:points="553,0 0,0 0,43">
          <text:p/>
        </draw:polyline>
        <draw:line draw:style-name="gr1" draw:text-style-name="P1" draw:layer="layout" svg:x1="25.455cm" svg:y1="7.338cm" svg:x2="25.455cm" svg:y2="7.296cm">
          <text:p/>
        </draw:line>
        <draw:line draw:style-name="gr1" draw:text-style-name="P1" draw:layer="layout" svg:x1="23.719cm" svg:y1="7.296cm" svg:x2="23.689cm" svg:y2="7.296cm">
          <text:p/>
        </draw:line>
        <draw:polyline draw:style-name="gr1" draw:text-style-name="P1" draw:layer="layout" svg:width="0.03cm" svg:height="0.042cm" svg:x="23.607cm" svg:y="7.296cm" svg:viewBox="0 0 31 43" draw:points="31,0 0,0 0,43">
          <text:p/>
        </draw:polyline>
        <draw:line draw:style-name="gr1" draw:text-style-name="P1" draw:layer="layout" svg:x1="23.719cm" svg:y1="7.338cm" svg:x2="23.719cm" svg:y2="7.296cm">
          <text:p/>
        </draw:line>
        <draw:line draw:style-name="gr1" draw:text-style-name="P1" draw:layer="layout" svg:x1="23.258cm" svg:y1="7.296cm" svg:x2="22.591cm" svg:y2="7.296cm">
          <text:p/>
        </draw:line>
        <draw:line draw:style-name="gr1" draw:text-style-name="P1" draw:layer="layout" svg:x1="22.559cm" svg:y1="7.296cm" svg:x2="22.455cm" svg:y2="7.296cm">
          <text:p/>
        </draw:line>
        <draw:line draw:style-name="gr1" draw:text-style-name="P1" draw:layer="layout" svg:x1="22.423cm" svg:y1="7.296cm" svg:x2="21.87cm" svg:y2="7.296cm">
          <text:p/>
        </draw:line>
        <draw:line draw:style-name="gr1" draw:text-style-name="P1" draw:layer="layout" svg:x1="22.423cm" svg:y1="5.769cm" svg:x2="21.492cm" svg:y2="5.769cm">
          <text:p/>
        </draw:line>
        <draw:line draw:style-name="gr1" draw:text-style-name="P1" draw:layer="layout" svg:x1="21.87cm" svg:y1="7.296cm" svg:x2="21.87cm" svg:y2="7.338cm">
          <text:p/>
        </draw:line>
        <draw:line draw:style-name="gr1" draw:text-style-name="P1" draw:layer="layout" svg:x1="23.258cm" svg:y1="7.338cm" svg:x2="23.258cm" svg:y2="7.296cm">
          <text:p/>
        </draw:line>
        <draw:line draw:style-name="gr1" draw:text-style-name="P1" draw:layer="layout" svg:x1="21.522cm" svg:y1="7.296cm" svg:x2="21.492cm" svg:y2="7.296cm">
          <text:p/>
        </draw:line>
        <draw:polyline draw:style-name="gr1" draw:text-style-name="P1" draw:layer="layout" svg:width="0.03cm" svg:height="0.042cm" svg:x="21.409cm" svg:y="7.296cm" svg:viewBox="0 0 31 43" draw:points="31,0 0,0 0,43">
          <text:p/>
        </draw:polyline>
        <draw:line draw:style-name="gr1" draw:text-style-name="P1" draw:layer="layout" svg:x1="21.522cm" svg:y1="7.338cm" svg:x2="21.522cm" svg:y2="7.296cm">
          <text:p/>
        </draw:line>
        <draw:polyline draw:style-name="gr1" draw:text-style-name="P1" draw:layer="layout" svg:width="0.666cm" svg:height="0.042cm" svg:x="20.394cm" svg:y="7.296cm" svg:viewBox="0 0 667 43" draw:points="667,43 667,0 0,0">
          <text:p/>
        </draw:polyline>
        <draw:line draw:style-name="gr1" draw:text-style-name="P1" draw:layer="layout" svg:x1="35.283cm" svg:y1="11.049cm" svg:x2="35.283cm" svg:y2="11.046cm">
          <text:p/>
        </draw:line>
        <draw:line draw:style-name="gr1" draw:text-style-name="P2" draw:layer="layout" svg:x1="36.59cm" svg:y1="10.3cm" svg:x2="36.59cm" svg:y2="10.297cm">
          <text:p/>
        </draw:line>
        <draw:line draw:style-name="gr1" draw:text-style-name="P2" draw:layer="layout" svg:x1="36.59cm" svg:y1="9.667cm" svg:x2="36.59cm" svg:y2="9.615cm">
          <text:p/>
        </draw:line>
        <draw:line draw:style-name="gr1" draw:text-style-name="P1" draw:layer="layout" svg:x1="18.004cm" svg:y1="17.498cm" svg:x2="18.034cm" svg:y2="17.498cm">
          <text:p/>
        </draw:line>
        <draw:line draw:style-name="gr1" draw:text-style-name="P1" draw:layer="layout" svg:x1="17.593cm" svg:y1="16.068cm" svg:x2="17.593cm" svg:y2="16.609cm">
          <text:p/>
        </draw:line>
        <draw:polyline draw:style-name="gr1" draw:text-style-name="P1" draw:layer="layout" svg:width="0.01cm" svg:height="0.741cm" svg:x="17.625cm" svg:y="15.868cm" svg:viewBox="0 0 11 742" draw:points="0,742 11,742 11,0">
          <text:p/>
        </draw:polyline>
        <draw:path draw:style-name="gr1" draw:text-style-name="P1" draw:layer="layout" svg:width="0.092cm" svg:height="0.224cm" svg:x="21.078cm" svg:y="7.074cm" svg:viewBox="0 0 93 225" svg:d="M93 0c-60 59-94 141-93 225">
          <text:p/>
        </draw:path>
        <draw:polygon draw:style-name="gr1" draw:text-style-name="P1" draw:layer="layout" svg:width="0.233cm" svg:height="0.233cm" svg:x="21.159cm" svg:y="7.073cm" svg:viewBox="0 0 234 234" draw:points="11,0 0,11 223,234 234,224">
          <text:p/>
        </draw:polygon>
        <draw:polyline draw:style-name="gr1" draw:text-style-name="P1" draw:layer="layout" svg:width="0.018cm" svg:height="0.042cm" svg:x="21.06cm" svg:y="7.296cm" svg:viewBox="0 0 19 43" draw:points="0,43 19,43 19,0 0,0">
          <text:p/>
        </draw:polyline>
        <draw:line draw:style-name="gr1" draw:text-style-name="P1" draw:layer="layout" svg:x1="21.06cm" svg:y1="7.296cm" svg:x2="21.06cm" svg:y2="7.338cm">
          <text:p/>
        </draw:line>
        <draw:line draw:style-name="gr1" draw:text-style-name="P1" draw:layer="layout" svg:x1="21.392cm" svg:y1="7.338cm" svg:x2="21.409cm" svg:y2="7.338cm">
          <text:p/>
        </draw:line>
        <draw:line draw:style-name="gr1" draw:text-style-name="P1" draw:layer="layout" svg:x1="21.409cm" svg:y1="7.338cm" svg:x2="21.409cm" svg:y2="7.296cm">
          <text:p/>
        </draw:line>
        <draw:polyline draw:style-name="gr1" draw:text-style-name="P1" draw:layer="layout" svg:width="0.017cm" svg:height="0.042cm" svg:x="21.392cm" svg:y="7.296cm" svg:viewBox="0 0 18 43" draw:points="18,0 0,0 0,43">
          <text:p/>
        </draw:polyline>
        <draw:path draw:style-name="gr1" draw:text-style-name="P1" draw:layer="layout" svg:width="0.092cm" svg:height="0.224cm" svg:x="21.761cm" svg:y="7.074cm" svg:viewBox="0 0 93 225" svg:d="M93 225c1-84-32-166-93-225">
          <text:p/>
        </draw:path>
        <draw:polygon draw:style-name="gr1" draw:text-style-name="P1" draw:layer="layout" svg:width="0.233cm" svg:height="0.233cm" svg:x="21.539cm" svg:y="7.073cm" svg:viewBox="0 0 234 234" draw:points="223,0 234,11 11,234 0,224">
          <text:p/>
        </draw:polygon>
        <draw:line draw:style-name="gr1" draw:text-style-name="P1" draw:layer="layout" svg:x1="21.87cm" svg:y1="7.338cm" svg:x2="21.87cm" svg:y2="7.296cm">
          <text:p/>
        </draw:line>
        <draw:polyline draw:style-name="gr1" draw:text-style-name="P1" draw:layer="layout" svg:width="0.017cm" svg:height="0.042cm" svg:x="21.853cm" svg:y="7.296cm" svg:viewBox="0 0 18 43" draw:points="18,0 0,0 0,43 18,43">
          <text:p/>
        </draw:polyline>
        <draw:polyline draw:style-name="gr1" draw:text-style-name="P1" draw:layer="layout" svg:width="0.017cm" svg:height="0.042cm" svg:x="21.522cm" svg:y="7.296cm" svg:viewBox="0 0 18 43" draw:points="18,43 18,0 0,0">
          <text:p/>
        </draw:polyline>
        <draw:line draw:style-name="gr1" draw:text-style-name="P1" draw:layer="layout" svg:x1="21.522cm" svg:y1="7.296cm" svg:x2="21.522cm" svg:y2="7.338cm">
          <text:p/>
        </draw:line>
        <draw:line draw:style-name="gr1" draw:text-style-name="P1" draw:layer="layout" svg:x1="21.522cm" svg:y1="7.338cm" svg:x2="21.539cm" svg:y2="7.338cm">
          <text:p/>
        </draw:line>
        <draw:path draw:style-name="gr1" draw:text-style-name="P1" draw:layer="layout" svg:width="0.092cm" svg:height="0.224cm" svg:x="23.89cm" svg:y="7.901cm" svg:viewBox="0 0 93 225" svg:d="M0 225c59-60 93-141 93-225">
          <text:p/>
        </draw:path>
        <draw:polygon draw:style-name="gr1" draw:text-style-name="P1" draw:layer="layout" svg:width="0.233cm" svg:height="0.233cm" svg:x="23.668cm" svg:y="7.892cm" svg:viewBox="0 0 234 234" draw:points="223,234 234,223 11,0 0,11">
          <text:p/>
        </draw:polygon>
        <draw:polygon draw:style-name="gr1" draw:text-style-name="P1" draw:layer="layout" svg:width="0.017cm" svg:height="0.042cm" svg:x="23.982cm" svg:y="7.861cm" svg:viewBox="0 0 18 43" draw:points="18,0 0,0 0,43 18,43">
          <text:p/>
        </draw:polygon>
        <draw:line draw:style-name="gr1" draw:text-style-name="P1" draw:layer="layout" svg:x1="23.668cm" svg:y1="7.861cm" svg:x2="23.651cm" svg:y2="7.861cm">
          <text:p/>
        </draw:line>
        <draw:line draw:style-name="gr1" draw:text-style-name="P1" draw:layer="layout" svg:x1="23.651cm" svg:y1="7.861cm" svg:x2="23.651cm" svg:y2="7.903cm">
          <text:p/>
        </draw:line>
        <draw:polyline draw:style-name="gr1" draw:text-style-name="P1" draw:layer="layout" svg:width="0.017cm" svg:height="0.042cm" svg:x="23.651cm" svg:y="7.861cm" svg:viewBox="0 0 18 43" draw:points="0,43 18,43 18,0">
          <text:p/>
        </draw:polyline>
        <draw:path draw:style-name="gr1" draw:text-style-name="P1" draw:layer="layout" svg:width="0.092cm" svg:height="0.224cm" svg:x="26.642cm" svg:y="7.901cm" svg:viewBox="0 0 93 225" svg:d="M0 225c60-60 94-141 93-225">
          <text:p/>
        </draw:path>
        <draw:polygon draw:style-name="gr1" draw:text-style-name="P1" draw:layer="layout" svg:width="0.232cm" svg:height="0.233cm" svg:x="26.421cm" svg:y="7.892cm" svg:viewBox="0 0 233 234" draw:points="222,234 233,223 10,0 0,11">
          <text:p/>
        </draw:polygon>
        <draw:polyline draw:style-name="gr1" draw:text-style-name="P1" draw:layer="layout" svg:width="0.018cm" svg:height="0.042cm" svg:x="26.734cm" svg:y="7.861cm" svg:viewBox="0 0 19 43" draw:points="19,0 0,0 0,43 19,43">
          <text:p/>
        </draw:polyline>
        <draw:line draw:style-name="gr1" draw:text-style-name="P1" draw:layer="layout" svg:x1="26.752cm" svg:y1="7.903cm" svg:x2="26.752cm" svg:y2="7.861cm">
          <text:p/>
        </draw:line>
        <draw:line draw:style-name="gr1" draw:text-style-name="P1" draw:layer="layout" svg:x1="26.421cm" svg:y1="7.861cm" svg:x2="26.403cm" svg:y2="7.861cm">
          <text:p/>
        </draw:line>
        <draw:line draw:style-name="gr1" draw:text-style-name="P1" draw:layer="layout" svg:x1="26.403cm" svg:y1="7.861cm" svg:x2="26.403cm" svg:y2="7.903cm">
          <text:p/>
        </draw:line>
        <draw:polyline draw:style-name="gr1" draw:text-style-name="P1" draw:layer="layout" svg:width="0.018cm" svg:height="0.042cm" svg:x="26.403cm" svg:y="7.861cm" svg:viewBox="0 0 19 43" draw:points="0,43 19,43 19,0">
          <text:p/>
        </draw:polyline>
        <draw:path draw:style-name="gr1" draw:text-style-name="P1" draw:layer="layout" svg:width="0.092cm" svg:height="0.224cm" svg:x="28.583cm" svg:y="7.901cm" svg:viewBox="0 0 93 225" svg:d="M0 225c61-60 94-141 93-225">
          <text:p/>
        </draw:path>
        <draw:polygon draw:style-name="gr1" draw:text-style-name="P1" draw:layer="layout" svg:width="0.232cm" svg:height="0.233cm" svg:x="28.362cm" svg:y="7.892cm" svg:viewBox="0 0 233 234" draw:points="223,234 233,223 11,0 0,11">
          <text:p/>
        </draw:polygon>
        <draw:polygon draw:style-name="gr1" draw:text-style-name="P1" draw:layer="layout" svg:width="0.017cm" svg:height="0.042cm" svg:x="28.676cm" svg:y="7.861cm" svg:viewBox="0 0 18 43" draw:points="18,0 0,0 0,43 18,43">
          <text:p/>
        </draw:polygon>
        <draw:line draw:style-name="gr1" draw:text-style-name="P1" draw:layer="layout" svg:x1="28.362cm" svg:y1="7.861cm" svg:x2="28.344cm" svg:y2="7.861cm">
          <text:p/>
        </draw:line>
        <draw:line draw:style-name="gr1" draw:text-style-name="P1" draw:layer="layout" svg:x1="28.344cm" svg:y1="7.861cm" svg:x2="28.344cm" svg:y2="7.903cm">
          <text:p/>
        </draw:line>
        <draw:polyline draw:style-name="gr1" draw:text-style-name="P1" draw:layer="layout" svg:width="0.018cm" svg:height="0.042cm" svg:x="28.344cm" svg:y="7.861cm" svg:viewBox="0 0 19 43" draw:points="0,43 19,43 19,0">
          <text:p/>
        </draw:polyline>
        <draw:path draw:style-name="gr1" draw:text-style-name="P1" draw:layer="layout" svg:width="0.092cm" svg:height="0.224cm" svg:x="31.101cm" svg:y="7.901cm" svg:viewBox="0 0 93 225" svg:d="M0 0c-1 84 32 165 93 225">
          <text:p/>
        </draw:path>
        <draw:polygon draw:style-name="gr1" draw:text-style-name="P1" draw:layer="layout" svg:width="0.233cm" svg:height="0.233cm" svg:x="31.182cm" svg:y="7.892cm" svg:viewBox="0 0 234 234" draw:points="11,234 0,223 223,0 234,11">
          <text:p/>
        </draw:polygon>
        <draw:line draw:style-name="gr1" draw:text-style-name="P1" draw:layer="layout" svg:x1="31.084cm" svg:y1="7.861cm" svg:x2="31.084cm" svg:y2="7.903cm">
          <text:p/>
        </draw:line>
        <draw:polyline draw:style-name="gr1" draw:text-style-name="P1" draw:layer="layout" svg:width="0.017cm" svg:height="0.042cm" svg:x="31.084cm" svg:y="7.861cm" svg:viewBox="0 0 18 43" draw:points="0,43 18,43 18,0 0,0">
          <text:p/>
        </draw:polyline>
        <draw:polyline draw:style-name="gr1" draw:text-style-name="P1" draw:layer="layout" svg:width="0.017cm" svg:height="0.042cm" svg:x="31.415cm" svg:y="7.861cm" svg:viewBox="0 0 18 43" draw:points="0,0 0,43 18,43">
          <text:p/>
        </draw:polyline>
        <draw:line draw:style-name="gr1" draw:text-style-name="P1" draw:layer="layout" svg:x1="31.432cm" svg:y1="7.903cm" svg:x2="31.432cm" svg:y2="7.861cm">
          <text:p/>
        </draw:line>
        <draw:line draw:style-name="gr1" draw:text-style-name="P1" draw:layer="layout" svg:x1="31.432cm" svg:y1="7.861cm" svg:x2="31.415cm" svg:y2="7.861cm">
          <text:p/>
        </draw:line>
        <draw:path draw:style-name="gr1" draw:text-style-name="P1" draw:layer="layout" svg:width="0.092cm" svg:height="0.224cm" svg:x="32.056cm" svg:y="7.901cm" svg:viewBox="0 0 93 225" svg:d="M0 0c0 84 34 165 93 225">
          <text:p/>
        </draw:path>
        <draw:polygon draw:style-name="gr1" draw:text-style-name="P1" draw:layer="layout" svg:width="0.233cm" svg:height="0.233cm" svg:x="32.137cm" svg:y="7.892cm" svg:viewBox="0 0 234 234" draw:points="11,234 0,223 223,0 234,11">
          <text:p/>
        </draw:polygon>
        <draw:line draw:style-name="gr1" draw:text-style-name="P1" draw:layer="layout" svg:x1="32.039cm" svg:y1="7.861cm" svg:x2="32.039cm" svg:y2="7.903cm">
          <text:p/>
        </draw:line>
        <draw:polyline draw:style-name="gr1" draw:text-style-name="P1" draw:layer="layout" svg:width="0.017cm" svg:height="0.042cm" svg:x="32.039cm" svg:y="7.861cm" svg:viewBox="0 0 18 43" draw:points="0,43 18,43 18,0 0,0">
          <text:p/>
        </draw:polyline>
        <draw:polyline draw:style-name="gr1" draw:text-style-name="P1" draw:layer="layout" svg:width="0.018cm" svg:height="0.042cm" svg:x="32.37cm" svg:y="7.861cm" svg:viewBox="0 0 19 43" draw:points="0,0 0,43 19,43">
          <text:p/>
        </draw:polyline>
        <draw:line draw:style-name="gr1" draw:text-style-name="P1" draw:layer="layout" svg:x1="32.388cm" svg:y1="7.903cm" svg:x2="32.388cm" svg:y2="7.861cm">
          <text:p/>
        </draw:line>
        <draw:line draw:style-name="gr1" draw:text-style-name="P1" draw:layer="layout" svg:x1="32.388cm" svg:y1="7.861cm" svg:x2="32.37cm" svg:y2="7.861cm">
          <text:p/>
        </draw:line>
        <draw:line draw:style-name="gr1" draw:text-style-name="P1" draw:layer="layout" svg:x1="28.693cm" svg:y1="7.856cm" svg:x2="28.693cm" svg:y2="7.857cm">
          <text:p/>
        </draw:line>
        <draw:line draw:style-name="gr1" draw:text-style-name="P1" draw:layer="layout" svg:x1="23.651cm" svg:y1="7.857cm" svg:x2="23.651cm" svg:y2="7.856cm">
          <text:p/>
        </draw:line>
        <draw:line draw:style-name="gr1" draw:text-style-name="P1" draw:layer="layout" svg:x1="28.344cm" svg:y1="7.857cm" svg:x2="28.344cm" svg:y2="7.856cm">
          <text:p/>
        </draw:line>
        <draw:line draw:style-name="gr1" draw:text-style-name="P1" draw:layer="layout" svg:x1="26.752cm" svg:y1="7.856cm" svg:x2="26.752cm" svg:y2="7.857cm">
          <text:p/>
        </draw:line>
        <draw:line draw:style-name="gr1" draw:text-style-name="P1" draw:layer="layout" svg:x1="26.403cm" svg:y1="7.857cm" svg:x2="26.403cm" svg:y2="7.856cm">
          <text:p/>
        </draw:line>
        <draw:line draw:style-name="gr1" draw:text-style-name="P1" draw:layer="layout" svg:x1="23.999cm" svg:y1="7.856cm" svg:x2="23.999cm" svg:y2="7.857cm">
          <text:p/>
        </draw:line>
        <draw:line draw:style-name="gr1" draw:text-style-name="P1" draw:layer="layout" svg:x1="28.693cm" svg:y1="7.857cm" svg:x2="28.693cm" svg:y2="7.861cm">
          <text:p/>
        </draw:line>
        <draw:line draw:style-name="gr1" draw:text-style-name="P1" draw:layer="layout" svg:x1="23.651cm" svg:y1="7.861cm" svg:x2="23.651cm" svg:y2="7.857cm">
          <text:p/>
        </draw:line>
        <draw:line draw:style-name="gr1" draw:text-style-name="P1" draw:layer="layout" svg:x1="28.344cm" svg:y1="7.861cm" svg:x2="28.344cm" svg:y2="7.857cm">
          <text:p/>
        </draw:line>
        <draw:line draw:style-name="gr1" draw:text-style-name="P1" draw:layer="layout" svg:x1="26.752cm" svg:y1="7.857cm" svg:x2="26.752cm" svg:y2="7.861cm">
          <text:p/>
        </draw:line>
        <draw:line draw:style-name="gr1" draw:text-style-name="P1" draw:layer="layout" svg:x1="26.403cm" svg:y1="7.861cm" svg:x2="26.403cm" svg:y2="7.857cm">
          <text:p/>
        </draw:line>
        <draw:line draw:style-name="gr1" draw:text-style-name="P1" draw:layer="layout" svg:x1="23.999cm" svg:y1="7.857cm" svg:x2="23.999cm" svg:y2="7.861cm">
          <text:p/>
        </draw:line>
        <draw:line draw:style-name="gr1" draw:text-style-name="P1" draw:layer="layout" svg:x1="29.273cm" svg:y1="7.856cm" svg:x2="28.693cm" svg:y2="7.856cm">
          <text:p/>
        </draw:line>
        <draw:line draw:style-name="gr1" draw:text-style-name="P1" draw:layer="layout" svg:x1="28.344cm" svg:y1="7.856cm" svg:x2="26.752cm" svg:y2="7.856cm">
          <text:p/>
        </draw:line>
        <draw:line draw:style-name="gr1" draw:text-style-name="P1" draw:layer="layout" svg:x1="26.403cm" svg:y1="7.856cm" svg:x2="23.999cm" svg:y2="7.856cm">
          <text:p/>
        </draw:line>
        <draw:line draw:style-name="gr1" draw:text-style-name="P1" draw:layer="layout" svg:x1="23.651cm" svg:y1="7.856cm" svg:x2="22.476cm" svg:y2="7.856cm">
          <text:p/>
        </draw:line>
        <draw:line draw:style-name="gr1" draw:text-style-name="P1" draw:layer="layout" svg:x1="28.693cm" svg:y1="7.903cm" svg:x2="28.693cm" svg:y2="7.907cm">
          <text:p/>
        </draw:line>
        <draw:line draw:style-name="gr1" draw:text-style-name="P1" draw:layer="layout" svg:x1="23.651cm" svg:y1="7.907cm" svg:x2="23.651cm" svg:y2="7.903cm">
          <text:p/>
        </draw:line>
        <draw:line draw:style-name="gr1" draw:text-style-name="P1" draw:layer="layout" svg:x1="28.344cm" svg:y1="7.907cm" svg:x2="28.344cm" svg:y2="7.903cm">
          <text:p/>
        </draw:line>
        <draw:line draw:style-name="gr1" draw:text-style-name="P1" draw:layer="layout" svg:x1="26.752cm" svg:y1="7.903cm" svg:x2="26.752cm" svg:y2="7.907cm">
          <text:p/>
        </draw:line>
        <draw:line draw:style-name="gr1" draw:text-style-name="P1" draw:layer="layout" svg:x1="26.403cm" svg:y1="7.907cm" svg:x2="26.403cm" svg:y2="7.903cm">
          <text:p/>
        </draw:line>
        <draw:line draw:style-name="gr1" draw:text-style-name="P1" draw:layer="layout" svg:x1="23.999cm" svg:y1="7.903cm" svg:x2="23.999cm" svg:y2="7.907cm">
          <text:p/>
        </draw:line>
        <draw:line draw:style-name="gr1" draw:text-style-name="P1" draw:layer="layout" svg:x1="28.693cm" svg:y1="7.907cm" svg:x2="28.693cm" svg:y2="7.908cm">
          <text:p/>
        </draw:line>
        <draw:line draw:style-name="gr1" draw:text-style-name="P1" draw:layer="layout" svg:x1="23.651cm" svg:y1="7.908cm" svg:x2="23.651cm" svg:y2="7.907cm">
          <text:p/>
        </draw:line>
        <draw:line draw:style-name="gr1" draw:text-style-name="P1" draw:layer="layout" svg:x1="28.344cm" svg:y1="7.908cm" svg:x2="28.344cm" svg:y2="7.907cm">
          <text:p/>
        </draw:line>
        <draw:line draw:style-name="gr1" draw:text-style-name="P1" draw:layer="layout" svg:x1="26.752cm" svg:y1="7.907cm" svg:x2="26.752cm" svg:y2="7.908cm">
          <text:p/>
        </draw:line>
        <draw:line draw:style-name="gr1" draw:text-style-name="P1" draw:layer="layout" svg:x1="26.403cm" svg:y1="7.908cm" svg:x2="26.403cm" svg:y2="7.907cm">
          <text:p/>
        </draw:line>
        <draw:line draw:style-name="gr1" draw:text-style-name="P1" draw:layer="layout" svg:x1="23.999cm" svg:y1="7.907cm" svg:x2="23.999cm" svg:y2="7.908cm">
          <text:p/>
        </draw:line>
        <draw:line draw:style-name="gr1" draw:text-style-name="P1" draw:layer="layout" svg:x1="28.035cm" svg:y1="7.908cm" svg:x2="28.344cm" svg:y2="7.908cm">
          <text:p/>
        </draw:line>
        <draw:line draw:style-name="gr1" draw:text-style-name="P1" draw:layer="layout" svg:x1="26.752cm" svg:y1="7.908cm" svg:x2="27.983cm" svg:y2="7.908cm">
          <text:p/>
        </draw:line>
        <draw:line draw:style-name="gr1" draw:text-style-name="P1" draw:layer="layout" svg:x1="25.272cm" svg:y1="7.908cm" svg:x2="26.403cm" svg:y2="7.908cm">
          <text:p/>
        </draw:line>
        <draw:line draw:style-name="gr1" draw:text-style-name="P1" draw:layer="layout" svg:x1="23.999cm" svg:y1="7.908cm" svg:x2="25.219cm" svg:y2="7.908cm">
          <text:p/>
        </draw:line>
        <draw:line draw:style-name="gr1" draw:text-style-name="P1" draw:layer="layout" svg:x1="22.528cm" svg:y1="7.908cm" svg:x2="23.651cm" svg:y2="7.908cm">
          <text:p/>
        </draw:line>
        <draw:line draw:style-name="gr1" draw:text-style-name="P1" draw:layer="layout" svg:x1="28.693cm" svg:y1="7.908cm" svg:x2="29.221cm" svg:y2="7.908cm">
          <text:p/>
        </draw:line>
        <draw:line draw:style-name="gr1" draw:text-style-name="P1" draw:layer="layout" svg:x1="28.693cm" svg:y1="7.861cm" svg:x2="28.693cm" svg:y2="7.903cm">
          <text:p/>
        </draw:line>
        <draw:line draw:style-name="gr1" draw:text-style-name="P1" draw:layer="layout" svg:x1="26.752cm" svg:y1="7.861cm" svg:x2="26.752cm" svg:y2="7.903cm">
          <text:p/>
        </draw:line>
        <draw:line draw:style-name="gr1" draw:text-style-name="P1" draw:layer="layout" svg:x1="28.344cm" svg:y1="7.903cm" svg:x2="28.344cm" svg:y2="7.861cm">
          <text:p/>
        </draw:line>
        <draw:line draw:style-name="gr1" draw:text-style-name="P1" draw:layer="layout" svg:x1="23.999cm" svg:y1="7.861cm" svg:x2="23.999cm" svg:y2="7.903cm">
          <text:p/>
        </draw:line>
        <draw:line draw:style-name="gr1" draw:text-style-name="P1" draw:layer="layout" svg:x1="26.403cm" svg:y1="7.903cm" svg:x2="26.403cm" svg:y2="7.861cm">
          <text:p/>
        </draw:line>
        <draw:line draw:style-name="gr1" draw:text-style-name="P1" draw:layer="layout" svg:x1="23.651cm" svg:y1="7.903cm" svg:x2="23.651cm" svg:y2="7.861cm">
          <text:p/>
        </draw:line>
        <draw:path draw:style-name="gr1" draw:text-style-name="P1" draw:layer="layout" svg:width="0.092cm" svg:height="0.224cm" svg:x="35.931cm" svg:y="7.901cm" svg:viewBox="0 0 93 225" svg:d="M0 225c61-60 94-141 93-225">
          <text:p/>
        </draw:path>
        <draw:polygon draw:style-name="gr1" draw:text-style-name="P1" draw:layer="layout" svg:width="0.233cm" svg:height="0.233cm" svg:x="35.709cm" svg:y="7.892cm" svg:viewBox="0 0 234 234" draw:points="223,234 234,223 11,0 0,11">
          <text:p/>
        </draw:polygon>
        <draw:polyline draw:style-name="gr1" draw:text-style-name="P1" draw:layer="layout" svg:width="0.018cm" svg:height="0.042cm" svg:x="36.023cm" svg:y="7.861cm" svg:viewBox="0 0 19 43" draw:points="19,0 0,0 0,43 19,43">
          <text:p/>
        </draw:polyline>
        <draw:line draw:style-name="gr1" draw:text-style-name="P1" draw:layer="layout" svg:x1="36.041cm" svg:y1="7.903cm" svg:x2="36.041cm" svg:y2="7.861cm">
          <text:p/>
        </draw:line>
        <draw:line draw:style-name="gr1" draw:text-style-name="P1" draw:layer="layout" svg:x1="35.709cm" svg:y1="7.861cm" svg:x2="35.692cm" svg:y2="7.861cm">
          <text:p/>
        </draw:line>
        <draw:line draw:style-name="gr1" draw:text-style-name="P1" draw:layer="layout" svg:x1="35.692cm" svg:y1="7.861cm" svg:x2="35.692cm" svg:y2="7.903cm">
          <text:p/>
        </draw:line>
        <draw:polyline draw:style-name="gr1" draw:text-style-name="P1" draw:layer="layout" svg:width="0.017cm" svg:height="0.042cm" svg:x="35.692cm" svg:y="7.861cm" svg:viewBox="0 0 18 43" draw:points="0,43 18,43 18,0">
          <text:p/>
        </draw:polyline>
        <draw:polyline draw:style-name="gr1" draw:text-style-name="P1" draw:layer="layout" svg:width="0.184cm" svg:height="0.065cm" svg:x="17.635cm" svg:y="26.063cm" svg:viewBox="0 0 185 66" draw:points="185,66 0,66 0,0 185,0">
          <text:p/>
        </draw:polyline>
        <draw:path draw:style-name="gr1" draw:text-style-name="P1" draw:layer="layout" svg:width="0.092cm" svg:height="0.224cm" svg:x="32.056cm" svg:y="9.328cm" svg:viewBox="0 0 93 225" svg:d="M93 0c-59 59-93 141-93 225">
          <text:p/>
        </draw:path>
        <draw:polygon draw:style-name="gr1" draw:text-style-name="P1" draw:layer="layout" svg:width="0.233cm" svg:height="0.233cm" svg:x="32.137cm" svg:y="9.327cm" svg:viewBox="0 0 234 234" draw:points="11,0 0,11 223,234 234,224">
          <text:p/>
        </draw:polygon>
        <draw:polyline draw:style-name="gr1" draw:text-style-name="P1" draw:layer="layout" svg:width="0.017cm" svg:height="0.048cm" svg:x="32.039cm" svg:y="9.55cm" svg:viewBox="0 0 18 49" draw:points="0,49 18,49 18,0 0,0">
          <text:p/>
        </draw:polyline>
        <draw:line draw:style-name="gr1" draw:text-style-name="P1" draw:layer="layout" svg:x1="32.039cm" svg:y1="9.55cm" svg:x2="32.039cm" svg:y2="9.598cm">
          <text:p/>
        </draw:line>
        <draw:line draw:style-name="gr1" draw:text-style-name="P1" draw:layer="layout" svg:x1="32.37cm" svg:y1="9.598cm" svg:x2="32.388cm" svg:y2="9.598cm">
          <text:p/>
        </draw:line>
        <draw:line draw:style-name="gr1" draw:text-style-name="P1" draw:layer="layout" svg:x1="32.388cm" svg:y1="9.598cm" svg:x2="32.388cm" svg:y2="9.55cm">
          <text:p/>
        </draw:line>
        <draw:polyline draw:style-name="gr1" draw:text-style-name="P1" draw:layer="layout" svg:width="0.018cm" svg:height="0.048cm" svg:x="32.37cm" svg:y="9.55cm" svg:viewBox="0 0 19 49" draw:points="19,0 0,0 0,49">
          <text:p/>
        </draw:polyline>
        <draw:line draw:style-name="gr1" draw:text-style-name="P1" draw:layer="layout" svg:x1="23.58cm" svg:y1="15.998cm" svg:x2="22.583cm" svg:y2="15.998cm">
          <text:p/>
        </draw:line>
        <draw:polyline draw:style-name="gr1" draw:text-style-name="P1" draw:layer="layout" svg:width="0.052cm" svg:height="0.61cm" svg:x="35.888cm" svg:y="11.621cm" svg:viewBox="0 0 53 611" draw:points="0,0 0,611 53,611">
          <text:p/>
        </draw:polyline>
        <draw:line draw:style-name="gr1" draw:text-style-name="P1" draw:layer="layout" svg:x1="35.852cm" svg:y1="11.847cm" svg:x2="35.888cm" svg:y2="11.847cm">
          <text:p/>
        </draw:line>
        <draw:line draw:style-name="gr1" draw:text-style-name="P1" draw:layer="layout" svg:x1="35.601cm" svg:y1="11.943cm" svg:x2="35.658cm" svg:y2="11.943cm">
          <text:p/>
        </draw:line>
        <draw:line draw:style-name="gr1" draw:text-style-name="P1" draw:layer="layout" svg:x1="35.734cm" svg:y1="11.943cm" svg:x2="35.888cm" svg:y2="11.943cm">
          <text:p/>
        </draw:line>
        <draw:line draw:style-name="gr1" draw:text-style-name="P1" draw:layer="layout" svg:x1="35.525cm" svg:y1="12.039cm" svg:x2="35.888cm" svg:y2="12.039cm">
          <text:p/>
        </draw:line>
        <draw:line draw:style-name="gr1" draw:text-style-name="P1" draw:layer="layout" svg:x1="35.454cm" svg:y1="12.135cm" svg:x2="35.888cm" svg:y2="12.135cm">
          <text:p/>
        </draw:line>
        <draw:line draw:style-name="gr1" draw:text-style-name="P1" draw:layer="layout" svg:x1="35.454cm" svg:y1="12.231cm" svg:x2="35.888cm" svg:y2="12.231cm">
          <text:p/>
        </draw:line>
        <draw:line draw:style-name="gr1" draw:text-style-name="P1" draw:layer="layout" svg:x1="36.193cm" svg:y1="12.231cm" svg:x2="35.941cm" svg:y2="12.231cm">
          <text:p/>
        </draw:line>
        <draw:line draw:style-name="gr1" draw:text-style-name="P1" draw:layer="layout" svg:x1="36.193cm" svg:y1="12.135cm" svg:x2="35.941cm" svg:y2="12.135cm">
          <text:p/>
        </draw:line>
        <draw:line draw:style-name="gr1" draw:text-style-name="P1" draw:layer="layout" svg:x1="36.193cm" svg:y1="12.039cm" svg:x2="35.941cm" svg:y2="12.039cm">
          <text:p/>
        </draw:line>
        <draw:line draw:style-name="gr1" draw:text-style-name="P1" draw:layer="layout" svg:x1="36.193cm" svg:y1="11.943cm" svg:x2="35.941cm" svg:y2="11.943cm">
          <text:p/>
        </draw:line>
        <draw:line draw:style-name="gr1" draw:text-style-name="P1" draw:layer="layout" svg:x1="36.193cm" svg:y1="11.847cm" svg:x2="35.941cm" svg:y2="11.847cm">
          <text:p/>
        </draw:line>
        <draw:line draw:style-name="gr1" draw:text-style-name="P1" draw:layer="layout" svg:x1="36.193cm" svg:y1="11.751cm" svg:x2="35.941cm" svg:y2="11.751cm">
          <text:p/>
        </draw:line>
        <draw:line draw:style-name="gr1" draw:text-style-name="P1" draw:layer="layout" svg:x1="36.193cm" svg:y1="11.655cm" svg:x2="35.941cm" svg:y2="11.655cm">
          <text:p/>
        </draw:line>
        <draw:line draw:style-name="gr1" draw:text-style-name="P1" draw:layer="layout" svg:x1="36.193cm" svg:y1="11.559cm" svg:x2="35.941cm" svg:y2="11.559cm">
          <text:p/>
        </draw:line>
        <draw:line draw:style-name="gr1" draw:text-style-name="P1" draw:layer="layout" svg:x1="36.193cm" svg:y1="11.464cm" svg:x2="35.941cm" svg:y2="11.464cm">
          <text:p/>
        </draw:line>
        <draw:line draw:style-name="gr1" draw:text-style-name="P1" draw:layer="layout" svg:x1="36.193cm" svg:y1="11.368cm" svg:x2="35.941cm" svg:y2="11.368cm">
          <text:p/>
        </draw:line>
        <draw:line draw:style-name="gr1" draw:text-style-name="P1" draw:layer="layout" svg:x1="36.193cm" svg:y1="11.272cm" svg:x2="35.941cm" svg:y2="11.272cm">
          <text:p/>
        </draw:line>
        <draw:line draw:style-name="gr1" draw:text-style-name="P1" draw:layer="layout" svg:x1="36.193cm" svg:y1="11.176cm" svg:x2="35.941cm" svg:y2="11.176cm">
          <text:p/>
        </draw:line>
        <draw:line draw:style-name="gr1" draw:text-style-name="P1" draw:layer="layout" svg:x1="36.193cm" svg:y1="11.08cm" svg:x2="35.941cm" svg:y2="11.08cm">
          <text:p/>
        </draw:line>
        <draw:polyline draw:style-name="gr1" draw:text-style-name="P1" draw:layer="layout" svg:width="0.531cm" svg:height="1.373cm" svg:x="35.632cm" svg:y="11.08cm" svg:viewBox="0 0 532 1374" draw:points="0,1109 34,1075 34,1152 34,1374 532,1374 532,1152 532,0">
          <text:p/>
        </draw:polyline>
        <draw:line draw:style-name="gr1" draw:text-style-name="P1" draw:layer="layout" svg:x1="35.888cm" svg:y1="11.621cm" svg:x2="35.888cm" svg:y2="12.23cm">
          <text:p/>
        </draw:line>
        <draw:line draw:style-name="gr1" draw:text-style-name="P1" draw:layer="layout" svg:x1="35.889cm" svg:y1="11.62cm" svg:x2="35.889cm" svg:y2="12.23cm">
          <text:p/>
        </draw:line>
        <draw:polyline draw:style-name="gr1" draw:text-style-name="P1" draw:layer="layout" svg:width="0.052cm" svg:height="0.001cm" svg:x="35.888cm" svg:y="12.23cm" svg:viewBox="0 0 53 2" draw:points="0,2 0,0 53,0">
          <text:p/>
        </draw:polyline>
        <draw:polyline draw:style-name="gr1" draw:text-style-name="P1" draw:layer="layout" svg:width="0.001cm" svg:height="1.151cm" svg:x="35.94cm" svg:y="11.08cm" svg:viewBox="0 0 2 1152" draw:points="2,1152 0,1152 0,0 2,0 2,1152 2,0">
          <text:p/>
        </draw:polyline>
        <draw:polygon draw:style-name="gr1" draw:text-style-name="P1" draw:layer="layout" svg:width="0.075cm" svg:height="0.113cm" svg:x="36.091cm" svg:y="10.907cm" svg:viewBox="0 0 76 114" draw:points="0,114 0,0 39,0 55,5 66,16 71,27 76,43 76,70 71,87 66,98 55,109 39,114">
          <text:p/>
        </draw:polygon>
        <draw:polyline draw:style-name="gr1" draw:text-style-name="P2" draw:layer="layout" svg:width="0.076cm" svg:height="0.113cm" svg:x="36.204cm" svg:y="10.907cm" svg:viewBox="0 0 77 114" draw:points="0,114 0,0 77,114 77,0">
          <text:p/>
        </draw:polyline>
        <draw:line draw:style-name="gr1" draw:text-style-name="P2" draw:layer="layout" svg:x1="35.442cm" svg:y1="12.691cm" svg:x2="36.385cm" svg:y2="12.691cm">
          <text:p/>
        </draw:line>
        <draw:line draw:style-name="gr1" draw:text-style-name="P1" draw:layer="layout" svg:x1="35.454cm" svg:y1="11.875cm" svg:x2="35.454cm" svg:y2="12.231cm">
          <text:p/>
        </draw:line>
        <draw:line draw:style-name="gr1" draw:text-style-name="P2" draw:layer="layout" svg:x1="35.454cm" svg:y1="12.673cm" svg:x2="36.385cm" svg:y2="12.673cm">
          <text:p/>
        </draw:line>
        <draw:polyline draw:style-name="gr1" draw:text-style-name="P2" draw:layer="layout" svg:width="0.011cm" svg:height="0.51cm" svg:x="36.374cm" svg:y="11.08cm" svg:viewBox="0 0 12 511" draw:points="0,511 0,0 12,0">
          <text:p/>
        </draw:polyline>
        <draw:line draw:style-name="gr1" draw:text-style-name="P1" draw:layer="layout" svg:x1="35.454cm" svg:y1="12.231cm" svg:x2="35.454cm" svg:y2="12.673cm">
          <text:p/>
        </draw:line>
        <draw:line draw:style-name="gr1" draw:text-style-name="P2" draw:layer="layout" svg:x1="36.384cm" svg:y1="11.084cm" svg:x2="36.382cm" svg:y2="11.084cm">
          <text:p/>
        </draw:line>
        <draw:polyline draw:style-name="gr1" draw:text-style-name="P2" draw:layer="layout" svg:width="0.004cm" svg:height="0.004cm" svg:x="36.382cm" svg:y="10.976cm" svg:viewBox="0 0 5 5" draw:points="5,0 3,2 3,3 2,3 0,5">
          <text:p/>
        </draw:polyline>
        <draw:polyline draw:style-name="gr1" draw:text-style-name="P2" draw:layer="layout" svg:width="0.003cm" svg:height="0.095cm" svg:x="36.376cm" svg:y="10.985cm" svg:viewBox="0 0 4 96" draw:points="4,0 4,1 2,2 2,3 2,4 0,5 0,6 0,7 0,8 0,96">
          <text:p/>
        </draw:polyline>
        <draw:polyline draw:style-name="gr1" draw:text-style-name="P2" draw:layer="layout" svg:width="0cm" svg:height="0cm" svg:x="36.378cm" svg:y="10.985cm" svg:viewBox="0 0 0 0" draw:points="0,0">
          <text:p/>
        </draw:polyline>
        <draw:polyline draw:style-name="gr1" draw:text-style-name="P2" draw:layer="layout" svg:width="0.004cm" svg:height="0.006cm" svg:x="36.378cm" svg:y="10.979cm" svg:viewBox="0 0 5 7" draw:points="5,0 5,1 3,1 2,3 2,4 1,4 1,5 0,6 0,7">
          <text:p/>
        </draw:polyline>
        <draw:polyline draw:style-name="gr1" draw:text-style-name="P2" draw:layer="layout" svg:width="0cm" svg:height="0cm" svg:x="36.382cm" svg:y="10.979cm" svg:viewBox="0 0 0 0" draw:points="0,0">
          <text:p/>
        </draw:polyline>
        <draw:polyline draw:style-name="gr1" draw:text-style-name="P1" draw:layer="layout" svg:width="0.096cm" svg:height="0.102cm" svg:x="10.736cm" svg:y="14.892cm" svg:viewBox="0 0 97 103" draw:points="97,103 0,103 0,0 97,0">
          <text:p/>
        </draw:polyline>
        <draw:line draw:style-name="gr1" draw:text-style-name="P2" draw:layer="layout" svg:x1="10.833cm" svg:y1="26.93cm" svg:x2="10.675cm" svg:y2="26.921cm">
          <text:p/>
        </draw:line>
        <draw:polyline draw:style-name="gr1" draw:text-style-name="P2" draw:layer="layout" svg:width="0.202cm" svg:height="0.039cm" svg:x="10.673cm" svg:y="26.925cm" svg:viewBox="0 0 203 40" draw:points="1,0 0,28 203,40 203,6">
          <text:p/>
        </draw:polyline>
        <draw:polyline draw:style-name="gr1" draw:text-style-name="P2" draw:layer="layout" svg:width="1.368cm" svg:height="0.103cm" svg:x="9.075cm" svg:y="26.839cm" svg:viewBox="0 0 1369 104" draw:points="0,31 1367,104 1369,71 32,0">
          <text:p/>
        </draw:polyline>
        <draw:line draw:style-name="gr1" draw:text-style-name="P2" draw:layer="layout" svg:x1="10.875cm" svg:y1="26.931cm" svg:x2="10.899cm" svg:y2="26.935cm">
          <text:p/>
        </draw:line>
        <draw:line draw:style-name="gr1" draw:text-style-name="P2" draw:layer="layout" svg:x1="11.779cm" svg:y1="27.012cm" svg:x2="10.875cm" svg:y2="26.964cm">
          <text:p/>
        </draw:line>
        <draw:line draw:style-name="gr1" draw:text-style-name="P1" draw:layer="layout" svg:x1="16.403cm" svg:y1="26.739cm" svg:x2="16.297cm" svg:y2="26.743cm">
          <text:p/>
        </draw:line>
        <draw:polyline draw:style-name="gr1" draw:text-style-name="P2" draw:layer="layout" svg:width="0.174cm" svg:height="0.033cm" svg:x="16.26cm" svg:y="26.744cm" svg:viewBox="0 0 175 34" draw:points="0,0 0,34 175,27">
          <text:p/>
        </draw:polyline>
        <draw:line draw:style-name="gr1" draw:text-style-name="P1" draw:layer="layout" svg:x1="16.219cm" svg:y1="26.747cm" svg:x2="16.261cm" svg:y2="26.744cm">
          <text:p/>
        </draw:line>
        <draw:line draw:style-name="gr1" draw:text-style-name="P2" draw:layer="layout" svg:x1="16.261cm" svg:y1="26.777cm" svg:x2="11.778cm" svg:y2="27.012cm">
          <text:p/>
        </draw:line>
        <draw:line draw:style-name="gr1" draw:text-style-name="P1" draw:layer="layout" svg:x1="16.402cm" svg:y1="25.084cm" svg:x2="16.26cm" svg:y2="25.084cm">
          <text:p/>
        </draw:line>
        <draw:line draw:style-name="gr1" draw:text-style-name="P1" draw:layer="layout" svg:x1="16.297cm" svg:y1="25.121cm" svg:x2="16.402cm" svg:y2="25.121cm">
          <text:p/>
        </draw:line>
        <draw:line draw:style-name="gr1" draw:text-style-name="P1" draw:layer="layout" svg:x1="10.832cm" svg:y1="26.161cm" svg:x2="10.736cm" svg:y2="26.161cm">
          <text:p/>
        </draw:line>
        <draw:polygon draw:style-name="gr1" draw:text-style-name="P1" draw:layer="layout" svg:width="0.31cm" svg:height="0.008cm" svg:x="18.208cm" svg:y="9.624cm" svg:viewBox="0 0 311 9" draw:points="311,0 0,0 0,9 311,9">
          <text:p/>
        </draw:polygon>
        <draw:line draw:style-name="gr1" draw:text-style-name="P1" draw:layer="layout" svg:x1="18.518cm" svg:y1="9.606cm" svg:x2="18.208cm" svg:y2="9.606cm">
          <text:p/>
        </draw:line>
        <draw:line draw:style-name="gr1" draw:text-style-name="P1" draw:layer="layout" svg:x1="18.518cm" svg:y1="9.641cm" svg:x2="18.208cm" svg:y2="9.641cm">
          <text:p/>
        </draw:line>
        <draw:polygon draw:style-name="gr1" draw:text-style-name="P1" draw:layer="layout" svg:width="0.036cm" svg:height="0.035cm" svg:x="18.173cm" svg:y="9.606cm" svg:viewBox="0 0 37 36" draw:points="37,0 0,0 0,36 37,36">
          <text:p/>
        </draw:polygon>
        <draw:path draw:style-name="gr1" draw:text-style-name="P1" draw:layer="layout" svg:width="0.225cm" svg:height="0.093cm" svg:x="17.943cm" svg:y="9.173cm" svg:viewBox="0 0 226 94" svg:d="M0 0c60 60 141 94 226 94">
          <text:p/>
        </draw:path>
        <draw:polygon draw:style-name="gr1" draw:text-style-name="P1" draw:layer="layout" svg:width="0.238cm" svg:height="0.237cm" svg:x="17.943cm" svg:y="8.948cm" svg:viewBox="0 0 239 238" draw:points="226,0 0,226 13,238 239,12">
          <text:p/>
        </draw:polygon>
        <draw:polygon draw:style-name="gr1" draw:text-style-name="P1" draw:layer="layout" svg:width="0.009cm" svg:height="0.113cm" svg:x="18.181cm" svg:y="8.817cm" svg:viewBox="0 0 10 114" draw:points="10,114 10,0 0,0 0,114">
          <text:p/>
        </draw:polygon>
        <draw:line draw:style-name="gr1" draw:text-style-name="P1" draw:layer="layout" svg:x1="18.208cm" svg:y1="8.93cm" svg:x2="18.208cm" svg:y2="8.817cm">
          <text:p/>
        </draw:line>
        <draw:line draw:style-name="gr1" draw:text-style-name="P1" draw:layer="layout" svg:x1="18.173cm" svg:y1="8.93cm" svg:x2="18.173cm" svg:y2="8.817cm">
          <text:p/>
        </draw:line>
        <draw:path draw:style-name="gr1" draw:text-style-name="P1" draw:layer="layout" svg:width="0.092cm" svg:height="0.225cm" svg:x="14.852cm" svg:y="5.698cm" svg:viewBox="0 0 93 226" svg:d="M93 226c0-85-33-167-93-226">
          <text:p/>
        </draw:path>
        <draw:polygon draw:style-name="gr1" draw:text-style-name="P1" draw:layer="layout" svg:width="0.232cm" svg:height="0.233cm" svg:x="14.63cm" svg:y="5.698cm" svg:viewBox="0 0 233 234" draw:points="223,0 233,10 11,234 0,223">
          <text:p/>
        </draw:polygon>
        <draw:polygon draw:style-name="gr1" draw:text-style-name="P1" draw:layer="layout" svg:width="0.017cm" svg:height="0.042cm" svg:x="14.944cm" svg:y="5.92cm" svg:viewBox="0 0 18 43" draw:points="18,43 18,0 0,0 0,43">
          <text:p/>
        </draw:polygon>
        <draw:polygon draw:style-name="gr1" draw:text-style-name="P1" draw:layer="layout" svg:width="0.018cm" svg:height="0.042cm" svg:x="14.612cm" svg:y="5.92cm" svg:viewBox="0 0 19 43" draw:points="19,43 19,0 0,0 0,43">
          <text:p/>
        </draw:polygon>
        <draw:polyline draw:style-name="gr1" draw:text-style-name="P1" draw:layer="layout" svg:width="0.017cm" svg:height="0.035cm" svg:x="16.382cm" svg:y="8.765cm" svg:viewBox="0 0 18 36" draw:points="0,36 18,36 18,0 0,0">
          <text:p/>
        </draw:polyline>
        <draw:line draw:style-name="gr1" draw:text-style-name="P1" draw:layer="layout" svg:x1="16.382cm" svg:y1="8.765cm" svg:x2="16.382cm" svg:y2="8.8cm">
          <text:p/>
        </draw:line>
        <draw:polygon draw:style-name="gr1" draw:text-style-name="P1" draw:layer="layout" svg:width="0.018cm" svg:height="0.035cm" svg:x="18.518cm" svg:y="9.606cm" svg:viewBox="0 0 19 36" draw:points="19,0 0,0 0,36 19,36">
          <text:p/>
        </draw:polygon>
        <draw:line draw:style-name="gr1" draw:text-style-name="P1" draw:layer="layout" svg:x1="15.119cm" svg:y1="23.112cm" svg:x2="15.161cm" svg:y2="23.112cm">
          <text:p/>
        </draw:line>
        <draw:line draw:style-name="gr1" draw:text-style-name="P1" draw:layer="layout" svg:x1="15.161cm" svg:y1="23.03cm" svg:x2="15.146cm" svg:y2="23.03cm">
          <text:p/>
        </draw:line>
        <draw:line draw:style-name="gr1" draw:text-style-name="P1" draw:layer="layout" svg:x1="15.119cm" svg:y1="23.798cm" svg:x2="15.161cm" svg:y2="23.798cm">
          <text:p/>
        </draw:line>
        <draw:line draw:style-name="gr1" draw:text-style-name="P1" draw:layer="layout" svg:x1="15.161cm" svg:y1="23.513cm" svg:x2="15.119cm" svg:y2="23.513cm">
          <text:p/>
        </draw:line>
        <draw:line draw:style-name="gr1" draw:text-style-name="P1" draw:layer="layout" svg:x1="15.119cm" svg:y1="24.187cm" svg:x2="15.161cm" svg:y2="24.187cm">
          <text:p/>
        </draw:line>
        <draw:line draw:style-name="gr1" draw:text-style-name="P1" draw:layer="layout" svg:x1="15.161cm" svg:y1="24.095cm" svg:x2="15.119cm" svg:y2="24.095cm">
          <text:p/>
        </draw:line>
        <draw:line draw:style-name="gr1" draw:text-style-name="P1" draw:layer="layout" svg:x1="15.432cm" svg:y1="19.74cm" svg:x2="15.432cm" svg:y2="19.86cm">
          <text:p/>
        </draw:line>
        <draw:line draw:style-name="gr1" draw:text-style-name="P1" draw:layer="layout" svg:x1="15.161cm" svg:y1="21.578cm" svg:x2="15.119cm" svg:y2="21.578cm">
          <text:p/>
        </draw:line>
        <draw:line draw:style-name="gr1" draw:text-style-name="P1" draw:layer="layout" svg:x1="15.161cm" svg:y1="20.998cm" svg:x2="15.119cm" svg:y2="20.998cm">
          <text:p/>
        </draw:line>
        <draw:line draw:style-name="gr1" draw:text-style-name="P1" draw:layer="layout" svg:x1="15.119cm" svg:y1="21.282cm" svg:x2="15.161cm" svg:y2="21.282cm">
          <text:p/>
        </draw:line>
        <draw:line draw:style-name="gr1" draw:text-style-name="P1" draw:layer="layout" svg:x1="15.119cm" svg:y1="20.597cm" svg:x2="15.161cm" svg:y2="20.597cm">
          <text:p/>
        </draw:line>
        <draw:line draw:style-name="gr1" draw:text-style-name="P1" draw:layer="layout" svg:x1="15.119cm" svg:y1="17.732cm" svg:x2="15.161cm" svg:y2="17.732cm">
          <text:p/>
        </draw:line>
        <draw:line draw:style-name="gr1" draw:text-style-name="P1" draw:layer="layout" svg:x1="15.119cm" svg:y1="18.398cm" svg:x2="15.161cm" svg:y2="18.398cm">
          <text:p/>
        </draw:line>
        <draw:line draw:style-name="gr1" draw:text-style-name="P1" draw:layer="layout" svg:x1="15.161cm" svg:y1="18.133cm" svg:x2="15.119cm" svg:y2="18.133cm">
          <text:p/>
        </draw:line>
        <draw:line draw:style-name="gr1" draw:text-style-name="P1" draw:layer="layout" svg:x1="15.161cm" svg:y1="18.695cm" svg:x2="15.119cm" svg:y2="18.695cm">
          <text:p/>
        </draw:line>
        <draw:line draw:style-name="gr1" draw:text-style-name="P1" draw:layer="layout" svg:x1="15.432cm" svg:y1="16.647cm" svg:x2="15.432cm" svg:y2="16.823cm">
          <text:p/>
        </draw:line>
        <draw:line draw:style-name="gr1" draw:text-style-name="P1" draw:layer="layout" svg:x1="15.161cm" svg:y1="16.764cm" svg:x2="15.119cm" svg:y2="16.764cm">
          <text:p/>
        </draw:line>
        <draw:line draw:style-name="gr1" draw:text-style-name="P1" draw:layer="layout" svg:x1="15.119cm" svg:y1="16.467cm" svg:x2="15.161cm" svg:y2="16.467cm">
          <text:p/>
        </draw:line>
        <draw:polyline draw:style-name="gr1" draw:text-style-name="P1" draw:layer="layout" svg:width="0.129cm" svg:height="0.176cm" svg:x="15.303cm" svg:y="16.647cm" svg:viewBox="0 0 130 177" draw:points="130,177 0,177 0,0 130,0">
          <text:p/>
        </draw:polyline>
        <draw:line draw:style-name="gr1" draw:text-style-name="P1" draw:layer="layout" svg:x1="15.161cm" svg:y1="15.487cm" svg:x2="15.119cm" svg:y2="15.487cm">
          <text:p/>
        </draw:line>
        <draw:line draw:style-name="gr1" draw:text-style-name="P1" draw:layer="layout" svg:x1="15.119cm" svg:y1="15.086cm" svg:x2="15.161cm" svg:y2="15.086cm">
          <text:p/>
        </draw:line>
        <draw:polyline draw:style-name="gr1" draw:text-style-name="P1" draw:layer="layout" svg:width="0.005cm" svg:height="0.021cm" svg:x="18.261cm" svg:y="13.583cm" svg:viewBox="0 0 6 22" draw:points="0,22 5,22 6,22 6,0">
          <text:p/>
        </draw:polyline>
        <draw:line draw:style-name="gr1" draw:text-style-name="P1" draw:layer="layout" svg:x1="18.217cm" svg:y1="13.46cm" svg:x2="18.217cm" svg:y2="13.563cm">
          <text:p/>
        </draw:line>
        <draw:line draw:style-name="gr1" draw:text-style-name="P1" draw:layer="layout" svg:x1="18.217cm" svg:y1="13.604cm" svg:x2="18.261cm" svg:y2="13.604cm">
          <text:p/>
        </draw:line>
        <draw:line draw:style-name="gr1" draw:text-style-name="P1" draw:layer="layout" svg:x1="18.261cm" svg:y1="13.541cm" svg:x2="18.261cm" svg:y2="13.459cm">
          <text:p/>
        </draw:line>
        <draw:line draw:style-name="gr1" draw:text-style-name="P1" draw:layer="layout" svg:x1="18.217cm" svg:y1="14.378cm" svg:x2="18.217cm" svg:y2="14.429cm">
          <text:p/>
        </draw:line>
        <draw:line draw:style-name="gr1" draw:text-style-name="P1" draw:layer="layout" svg:x1="18.261cm" svg:y1="14.435cm" svg:x2="18.261cm" svg:y2="14.378cm">
          <text:p/>
        </draw:line>
        <draw:line draw:style-name="gr1" draw:text-style-name="P1" draw:layer="layout" svg:x1="31.372cm" svg:y1="13.64cm" svg:x2="31.372cm" svg:y2="13.395cm">
          <text:p/>
        </draw:line>
        <draw:line draw:style-name="gr1" draw:text-style-name="P1" draw:layer="layout" svg:x1="31.34cm" svg:y1="13.39cm" svg:x2="31.34cm" svg:y2="13.592cm">
          <text:p/>
        </draw:line>
        <draw:line draw:style-name="gr1" draw:text-style-name="P1" draw:layer="layout" svg:x1="31.217cm" svg:y1="13.273cm" svg:x2="31.217cm" svg:y2="13.588cm">
          <text:p/>
        </draw:line>
        <draw:line draw:style-name="gr1" draw:text-style-name="P1" draw:layer="layout" svg:x1="31.249cm" svg:y1="13.592cm" svg:x2="31.249cm" svg:y2="13.39cm">
          <text:p/>
        </draw:line>
        <draw:line draw:style-name="gr1" draw:text-style-name="P1" draw:layer="layout" svg:x1="33.573cm" svg:y1="13.588cm" svg:x2="33.573cm" svg:y2="13.265cm">
          <text:p/>
        </draw:line>
        <draw:line draw:style-name="gr1" draw:text-style-name="P1" draw:layer="layout" svg:x1="33.541cm" svg:y1="13.297cm" svg:x2="33.541cm" svg:y2="13.592cm">
          <text:p/>
        </draw:line>
        <draw:line draw:style-name="gr1" draw:text-style-name="P1" draw:layer="layout" svg:x1="34.618cm" svg:y1="13.273cm" svg:x2="34.505cm" svg:y2="13.273cm">
          <text:p/>
        </draw:line>
        <draw:line draw:style-name="gr1" draw:text-style-name="P1" draw:layer="layout" svg:x1="33.573cm" svg:y1="13.265cm" svg:x2="33.311cm" svg:y2="13.265cm">
          <text:p/>
        </draw:line>
        <draw:line draw:style-name="gr1" draw:text-style-name="P1" draw:layer="layout" svg:x1="34.537cm" svg:y1="13.306cm" svg:x2="34.623cm" svg:y2="13.306cm">
          <text:p/>
        </draw:line>
        <draw:line draw:style-name="gr1" draw:text-style-name="P1" draw:layer="layout" svg:x1="33.343cm" svg:y1="13.297cm" svg:x2="33.541cm" svg:y2="13.297cm">
          <text:p/>
        </draw:line>
        <draw:line draw:style-name="gr1" draw:text-style-name="P1" draw:layer="layout" svg:x1="28.077cm" svg:y1="13.608cm" svg:x2="28.077cm" svg:y2="13.321cm">
          <text:p/>
        </draw:line>
        <draw:line draw:style-name="gr1" draw:text-style-name="P1" draw:layer="layout" svg:x1="28.077cm" svg:y1="13.279cm" svg:x2="28.077cm" svg:y2="10.66cm">
          <text:p/>
        </draw:line>
        <draw:line draw:style-name="gr1" draw:text-style-name="P1" draw:layer="layout" svg:x1="28.077cm" svg:y1="10.618cm" svg:x2="28.077cm" svg:y2="10.344cm">
          <text:p/>
        </draw:line>
        <draw:line draw:style-name="gr1" draw:text-style-name="P1" draw:layer="layout" svg:x1="28.031cm" svg:y1="10.344cm" svg:x2="28.031cm" svg:y2="13.595cm">
          <text:p/>
        </draw:line>
        <draw:line draw:style-name="gr1" draw:text-style-name="P1" draw:layer="layout" svg:x1="26.815cm" svg:y1="10.346cm" svg:x2="26.815cm" svg:y2="13.592cm">
          <text:p/>
        </draw:line>
        <draw:polyline draw:style-name="gr1" draw:text-style-name="P1" draw:layer="layout" svg:width="1.011cm" svg:height="3.251cm" svg:x="27.02cm" svg:y="10.344cm" svg:viewBox="0 0 1012 3252" draw:points="0,3252 0,0 1012,0">
          <text:p/>
        </draw:polyline>
        <draw:line draw:style-name="gr1" draw:text-style-name="P1" draw:layer="layout" svg:x1="19.012cm" svg:y1="10.339cm" svg:x2="19.01cm" svg:y2="10.339cm">
          <text:p/>
        </draw:line>
        <draw:line draw:style-name="gr1" draw:text-style-name="P1" draw:layer="layout" svg:x1="19.01cm" svg:y1="9.606cm" svg:x2="19.012cm" svg:y2="9.606cm">
          <text:p/>
        </draw:line>
        <draw:line draw:style-name="gr1" draw:text-style-name="P1" draw:layer="layout" svg:x1="19.01cm" svg:y1="10.339cm" svg:x2="19.006cm" svg:y2="10.339cm">
          <text:p/>
        </draw:line>
        <draw:line draw:style-name="gr1" draw:text-style-name="P1" draw:layer="layout" svg:x1="19.006cm" svg:y1="9.606cm" svg:x2="19.01cm" svg:y2="9.606cm">
          <text:p/>
        </draw:line>
        <draw:line draw:style-name="gr1" draw:text-style-name="P1" draw:layer="layout" svg:x1="19.012cm" svg:y1="9.606cm" svg:x2="19.012cm" svg:y2="9.602cm">
          <text:p/>
        </draw:line>
        <draw:line draw:style-name="gr1" draw:text-style-name="P1" draw:layer="layout" svg:x1="19.012cm" svg:y1="10.344cm" svg:x2="19.012cm" svg:y2="10.339cm">
          <text:p/>
        </draw:line>
        <draw:line draw:style-name="gr1" draw:text-style-name="P1" draw:layer="layout" svg:x1="18.963cm" svg:y1="10.339cm" svg:x2="18.959cm" svg:y2="10.339cm">
          <text:p/>
        </draw:line>
        <draw:line draw:style-name="gr1" draw:text-style-name="P1" draw:layer="layout" svg:x1="18.959cm" svg:y1="9.606cm" svg:x2="18.963cm" svg:y2="9.606cm">
          <text:p/>
        </draw:line>
        <draw:line draw:style-name="gr1" draw:text-style-name="P1" draw:layer="layout" svg:x1="18.959cm" svg:y1="10.339cm" svg:x2="18.958cm" svg:y2="10.339cm">
          <text:p/>
        </draw:line>
        <draw:polyline draw:style-name="gr1" draw:text-style-name="P1" draw:layer="layout" svg:width="0.001cm" svg:height="0.008cm" svg:x="18.958cm" svg:y="9.598cm" svg:viewBox="0 0 2 9" draw:points="0,0 0,9 2,9">
          <text:p/>
        </draw:polyline>
        <draw:line draw:style-name="gr1" draw:text-style-name="P1" draw:layer="layout" svg:x1="18.958cm" svg:y1="10.339cm" svg:x2="18.958cm" svg:y2="10.343cm">
          <text:p/>
        </draw:line>
        <draw:line draw:style-name="gr1" draw:text-style-name="P1" draw:layer="layout" svg:x1="19.006cm" svg:y1="10.339cm" svg:x2="18.963cm" svg:y2="10.339cm">
          <text:p/>
        </draw:line>
        <draw:line draw:style-name="gr1" draw:text-style-name="P1" draw:layer="layout" svg:x1="18.963cm" svg:y1="9.606cm" svg:x2="19.006cm" svg:y2="9.606cm">
          <text:p/>
        </draw:line>
        <draw:line draw:style-name="gr1" draw:text-style-name="P1" draw:layer="layout" svg:x1="28.031cm" svg:y1="13.595cm" svg:x2="27.02cm" svg:y2="13.595cm">
          <text:p/>
        </draw:line>
        <draw:line draw:style-name="gr1" draw:text-style-name="P1" draw:layer="layout" svg:x1="18.286cm" svg:y1="13.64cm" svg:x2="28.141cm" svg:y2="13.64cm">
          <text:p/>
        </draw:line>
        <draw:line draw:style-name="gr1" draw:text-style-name="P1" draw:layer="layout" svg:x1="26.815cm" svg:y1="13.592cm" svg:x2="24.776cm" svg:y2="13.592cm">
          <text:p/>
        </draw:line>
        <draw:line draw:style-name="gr1" draw:text-style-name="P1" draw:layer="layout" svg:x1="24.749cm" svg:y1="13.592cm" svg:x2="24.674cm" svg:y2="13.592cm">
          <text:p/>
        </draw:line>
        <draw:line draw:style-name="gr1" draw:text-style-name="P1" draw:layer="layout" svg:x1="24.632cm" svg:y1="13.592cm" svg:x2="23.906cm" svg:y2="13.592cm">
          <text:p/>
        </draw:line>
        <draw:line draw:style-name="gr1" draw:text-style-name="P1" draw:layer="layout" svg:x1="23.863cm" svg:y1="13.592cm" svg:x2="22.579cm" svg:y2="13.592cm">
          <text:p/>
        </draw:line>
        <draw:line draw:style-name="gr1" draw:text-style-name="P1" draw:layer="layout" svg:x1="22.551cm" svg:y1="13.592cm" svg:x2="22.455cm" svg:y2="13.592cm">
          <text:p/>
        </draw:line>
        <draw:line draw:style-name="gr1" draw:text-style-name="P1" draw:layer="layout" svg:x1="22.428cm" svg:y1="13.592cm" svg:x2="20.738cm" svg:y2="13.592cm">
          <text:p/>
        </draw:line>
        <draw:line draw:style-name="gr1" draw:text-style-name="P1" draw:layer="layout" svg:x1="20.69cm" svg:y1="13.592cm" svg:x2="19.835cm" svg:y2="13.592cm">
          <text:p/>
        </draw:line>
        <draw:line draw:style-name="gr1" draw:text-style-name="P1" draw:layer="layout" svg:x1="19.787cm" svg:y1="13.592cm" svg:x2="18.605cm" svg:y2="13.592cm">
          <text:p/>
        </draw:line>
        <draw:line draw:style-name="gr1" draw:text-style-name="P1" draw:layer="layout" svg:x1="18.933cm" svg:y1="10.299cm" svg:x2="17.593cm" svg:y2="10.299cm">
          <text:p/>
        </draw:line>
        <draw:line draw:style-name="gr1" draw:text-style-name="P1" draw:layer="layout" svg:x1="17.631cm" svg:y1="10.341cm" svg:x2="18.891cm" svg:y2="10.341cm">
          <text:p/>
        </draw:line>
        <draw:line draw:style-name="gr1" draw:text-style-name="P1" draw:layer="layout" svg:x1="20.791cm" svg:y1="10.299cm" svg:x2="19.371cm" svg:y2="10.299cm">
          <text:p/>
        </draw:line>
        <draw:line draw:style-name="gr1" draw:text-style-name="P1" draw:layer="layout" svg:x1="19.419cm" svg:y1="10.346cm" svg:x2="19.792cm" svg:y2="10.346cm">
          <text:p/>
        </draw:line>
        <draw:line draw:style-name="gr1" draw:text-style-name="P1" draw:layer="layout" svg:x1="19.835cm" svg:y1="10.346cm" svg:x2="20.759cm" svg:y2="10.346cm">
          <text:p/>
        </draw:line>
        <draw:line draw:style-name="gr1" draw:text-style-name="P1" draw:layer="layout" svg:x1="18.992cm" svg:y1="10.322cm" svg:x2="19.24cm" svg:y2="10.075cm">
          <text:p/>
        </draw:line>
        <draw:path draw:style-name="gr1" draw:text-style-name="P1" draw:layer="layout" svg:width="0.259cm" svg:height="0.102cm" svg:x="18.98cm" svg:y="9.973cm" svg:viewBox="0 0 260 103" svg:d="M260 103c-69-69-163-107-260-103">
          <text:p/>
        </draw:path>
        <draw:polyline draw:style-name="gr1" draw:text-style-name="P1" draw:layer="layout" svg:width="0.257cm" svg:height="0.257cm" svg:x="18.982cm" svg:y="10.064cm" svg:viewBox="0 0 258 258" draw:points="258,11 247,0 0,248 10,258">
          <text:p/>
        </draw:polyline>
        <draw:line draw:style-name="gr1" draw:text-style-name="P1" draw:layer="layout" svg:x1="18.978cm" svg:y1="9.624cm" svg:x2="18.731cm" svg:y2="9.871cm">
          <text:p/>
        </draw:line>
        <draw:path draw:style-name="gr1" draw:text-style-name="P1" draw:layer="layout" svg:width="0.249cm" svg:height="0.102cm" svg:x="18.731cm" svg:y="9.87cm" svg:viewBox="0 0 250 103" svg:d="M0 0c66 67 157 105 250 103">
          <text:p/>
        </draw:path>
        <draw:polyline draw:style-name="gr1" draw:text-style-name="P1" draw:layer="layout" svg:width="0.257cm" svg:height="0.257cm" svg:x="18.731cm" svg:y="9.624cm" svg:viewBox="0 0 258 258" draw:points="0,247 10,258 258,10 247,0">
          <text:p/>
        </draw:polyline>
        <draw:polyline draw:style-name="gr1" draw:text-style-name="P1" draw:layer="layout" svg:width="0.043cm" svg:height="0.019cm" svg:x="18.963cm" svg:y="10.321cm" svg:viewBox="0 0 44 20" draw:points="44,20 44,0 0,0 0,20">
          <text:p/>
        </draw:polyline>
        <draw:line draw:style-name="gr1" draw:text-style-name="P1" draw:layer="layout" svg:x1="18.963cm" svg:y1="10.339cm" svg:x2="19.006cm" svg:y2="10.339cm">
          <text:p/>
        </draw:line>
        <draw:line draw:style-name="gr1" draw:text-style-name="P1" draw:layer="layout" svg:x1="19.006cm" svg:y1="9.624cm" svg:x2="19.006cm" svg:y2="9.606cm">
          <text:p/>
        </draw:line>
        <draw:line draw:style-name="gr1" draw:text-style-name="P1" draw:layer="layout" svg:x1="19.006cm" svg:y1="9.606cm" svg:x2="18.963cm" svg:y2="9.606cm">
          <text:p/>
        </draw:line>
        <draw:polyline draw:style-name="gr1" draw:text-style-name="P1" draw:layer="layout" svg:width="0.043cm" svg:height="0.018cm" svg:x="18.963cm" svg:y="9.606cm" svg:viewBox="0 0 44 19" draw:points="0,0 0,19 44,19">
          <text:p/>
        </draw:polyline>
        <draw:line draw:style-name="gr1" draw:text-style-name="P1" draw:layer="layout" svg:x1="34.671cm" svg:y1="10.299cm" svg:x2="31.99cm" svg:y2="10.299cm">
          <text:p/>
        </draw:line>
        <draw:line draw:style-name="gr1" draw:text-style-name="P1" draw:layer="layout" svg:x1="32.042cm" svg:y1="10.506cm" svg:x2="34.618cm" svg:y2="10.506cm">
          <text:p/>
        </draw:line>
        <draw:line draw:style-name="gr1" draw:text-style-name="P1" draw:layer="layout" svg:x1="17.625cm" svg:y1="13.46cm" svg:x2="18.217cm" svg:y2="13.46cm">
          <text:p/>
        </draw:line>
        <draw:line draw:style-name="gr1" draw:text-style-name="P1" draw:layer="layout" svg:x1="18.605cm" svg:y1="13.417cm" svg:x2="17.647cm" svg:y2="13.417cm">
          <text:p/>
        </draw:line>
        <draw:line draw:style-name="gr1" draw:text-style-name="P1" draw:layer="layout" svg:x1="17.593cm" svg:y1="10.299cm" svg:x2="17.593cm" svg:y2="13.64cm">
          <text:p/>
        </draw:line>
        <draw:line draw:style-name="gr1" draw:text-style-name="P1" draw:layer="layout" svg:x1="17.647cm" svg:y1="13.417cm" svg:x2="17.647cm" svg:y2="10.513cm">
          <text:p/>
        </draw:line>
        <draw:line draw:style-name="gr1" draw:text-style-name="P1" draw:layer="layout" svg:x1="17.593cm" svg:y1="13.64cm" svg:x2="17.847cm" svg:y2="13.64cm">
          <text:p/>
        </draw:line>
        <draw:line draw:style-name="gr1" draw:text-style-name="P1" draw:layer="layout" svg:x1="17.81cm" svg:y1="13.598cm" svg:x2="17.625cm" svg:y2="13.598cm">
          <text:p/>
        </draw:line>
        <draw:line draw:style-name="gr1" draw:text-style-name="P1" draw:layer="layout" svg:x1="17.847cm" svg:y1="13.64cm" svg:x2="17.847cm" svg:y2="13.605cm">
          <text:p/>
        </draw:line>
        <draw:line draw:style-name="gr1" draw:text-style-name="P1" draw:layer="layout" svg:x1="29.17cm" svg:y1="13.588cm" svg:x2="29.17cm" svg:y2="13.273cm">
          <text:p/>
        </draw:line>
        <draw:line draw:style-name="gr1" draw:text-style-name="P1" draw:layer="layout" svg:x1="29.138cm" svg:y1="13.321cm" svg:x2="29.138cm" svg:y2="13.592cm">
          <text:p/>
        </draw:line>
        <draw:line draw:style-name="gr1" draw:text-style-name="P1" draw:layer="layout" svg:x1="31.267cm" svg:y1="10.665cm" svg:x2="31.267cm" svg:y2="13.273cm">
          <text:p/>
        </draw:line>
        <draw:line draw:style-name="gr1" draw:text-style-name="P1" draw:layer="layout" svg:x1="31.319cm" svg:y1="13.343cm" svg:x2="31.319cm" svg:y2="10.596cm">
          <text:p/>
        </draw:line>
        <draw:line draw:style-name="gr1" draw:text-style-name="P1" draw:layer="layout" svg:x1="31.405cm" svg:y1="13.395cm" svg:x2="31.405cm" svg:y2="13.394cm">
          <text:p/>
        </draw:line>
        <draw:line draw:style-name="gr1" draw:text-style-name="P1" draw:layer="layout" svg:x1="31.806cm" svg:y1="13.394cm" svg:x2="31.806cm" svg:y2="13.395cm">
          <text:p/>
        </draw:line>
        <draw:line draw:style-name="gr1" draw:text-style-name="P1" draw:layer="layout" svg:x1="31.405cm" svg:y1="13.394cm" svg:x2="31.405cm" svg:y2="13.39cm">
          <text:p/>
        </draw:line>
        <draw:line draw:style-name="gr1" draw:text-style-name="P1" draw:layer="layout" svg:x1="31.806cm" svg:y1="13.39cm" svg:x2="31.806cm" svg:y2="13.394cm">
          <text:p/>
        </draw:line>
        <draw:line draw:style-name="gr1" draw:text-style-name="P1" draw:layer="layout" svg:x1="31.372cm" svg:y1="13.395cm" svg:x2="31.405cm" svg:y2="13.395cm">
          <text:p/>
        </draw:line>
        <draw:line draw:style-name="gr1" draw:text-style-name="P1" draw:layer="layout" svg:x1="31.806cm" svg:y1="13.395cm" svg:x2="31.99cm" svg:y2="13.395cm">
          <text:p/>
        </draw:line>
        <draw:line draw:style-name="gr1" draw:text-style-name="P1" draw:layer="layout" svg:x1="31.405cm" svg:y1="13.348cm" svg:x2="31.405cm" svg:y2="13.344cm">
          <text:p/>
        </draw:line>
        <draw:line draw:style-name="gr1" draw:text-style-name="P1" draw:layer="layout" svg:x1="31.806cm" svg:y1="13.344cm" svg:x2="31.806cm" svg:y2="13.348cm">
          <text:p/>
        </draw:line>
        <draw:line draw:style-name="gr1" draw:text-style-name="P1" draw:layer="layout" svg:x1="31.405cm" svg:y1="13.344cm" svg:x2="31.405cm" svg:y2="13.343cm">
          <text:p/>
        </draw:line>
        <draw:line draw:style-name="gr1" draw:text-style-name="P1" draw:layer="layout" svg:x1="31.806cm" svg:y1="13.343cm" svg:x2="31.806cm" svg:y2="13.344cm">
          <text:p/>
        </draw:line>
        <draw:line draw:style-name="gr1" draw:text-style-name="P1" draw:layer="layout" svg:x1="31.267cm" svg:y1="13.273cm" svg:x2="31.217cm" svg:y2="13.273cm">
          <text:p/>
        </draw:line>
        <draw:line draw:style-name="gr1" draw:text-style-name="P1" draw:layer="layout" svg:x1="31.405cm" svg:y1="13.343cm" svg:x2="31.319cm" svg:y2="13.343cm">
          <text:p/>
        </draw:line>
        <draw:line draw:style-name="gr1" draw:text-style-name="P1" draw:layer="layout" svg:x1="32.042cm" svg:y1="13.343cm" svg:x2="31.806cm" svg:y2="13.343cm">
          <text:p/>
        </draw:line>
        <draw:line draw:style-name="gr1" draw:text-style-name="P1" draw:layer="layout" svg:x1="31.249cm" svg:y1="13.39cm" svg:x2="31.34cm" svg:y2="13.39cm">
          <text:p/>
        </draw:line>
        <draw:line draw:style-name="gr1" draw:text-style-name="P1" draw:layer="layout" svg:x1="31.405cm" svg:y1="13.39cm" svg:x2="31.405cm" svg:y2="13.348cm">
          <text:p/>
        </draw:line>
        <draw:line draw:style-name="gr1" draw:text-style-name="P1" draw:layer="layout" svg:x1="31.806cm" svg:y1="13.348cm" svg:x2="31.806cm" svg:y2="13.39cm">
          <text:p/>
        </draw:line>
        <draw:path draw:style-name="gr1" draw:text-style-name="P1" draw:layer="layout" svg:width="0.107cm" svg:height="0.262cm" svg:x="31.681cm" svg:y="13.387cm" svg:viewBox="0 0 108 263" svg:d="M0 263c71-69 109-165 108-263">
          <text:p/>
        </draw:path>
        <draw:polygon draw:style-name="gr1" draw:text-style-name="P1" draw:layer="layout" svg:width="0.269cm" svg:height="0.27cm" svg:x="31.423cm" svg:y="13.379cm" svg:viewBox="0 0 270 271" draw:points="259,271 270,260 10,0 0,11">
          <text:p/>
        </draw:polygon>
        <draw:polyline draw:style-name="gr1" draw:text-style-name="P1" draw:layer="layout" svg:width="0.017cm" svg:height="0.042cm" svg:x="31.789cm" svg:y="13.348cm" svg:viewBox="0 0 18 43" draw:points="18,0 0,0 0,43 18,43">
          <text:p/>
        </draw:polyline>
        <draw:line draw:style-name="gr1" draw:text-style-name="P1" draw:layer="layout" svg:x1="31.806cm" svg:y1="13.39cm" svg:x2="31.806cm" svg:y2="13.348cm">
          <text:p/>
        </draw:line>
        <draw:line draw:style-name="gr1" draw:text-style-name="P1" draw:layer="layout" svg:x1="31.423cm" svg:y1="13.348cm" svg:x2="31.405cm" svg:y2="13.348cm">
          <text:p/>
        </draw:line>
        <draw:line draw:style-name="gr1" draw:text-style-name="P1" draw:layer="layout" svg:x1="31.405cm" svg:y1="13.348cm" svg:x2="31.405cm" svg:y2="13.39cm">
          <text:p/>
        </draw:line>
        <draw:polyline draw:style-name="gr1" draw:text-style-name="P1" draw:layer="layout" svg:width="0.018cm" svg:height="0.042cm" svg:x="31.405cm" svg:y="13.348cm" svg:viewBox="0 0 19 43" draw:points="0,43 19,43 19,0">
          <text:p/>
        </draw:polyline>
        <draw:line draw:style-name="gr1" draw:text-style-name="P1" draw:layer="layout" svg:x1="31.99cm" svg:y1="13.395cm" svg:x2="31.99cm" svg:y2="13.64cm">
          <text:p/>
        </draw:line>
        <draw:line draw:style-name="gr1" draw:text-style-name="P1" draw:layer="layout" svg:x1="32.042cm" svg:y1="13.588cm" svg:x2="32.042cm" svg:y2="13.343cm">
          <text:p/>
        </draw:line>
        <draw:line draw:style-name="gr1" draw:text-style-name="P1" draw:layer="layout" svg:x1="28.777cm" svg:y1="13.64cm" svg:x2="31.372cm" svg:y2="13.64cm">
          <text:p/>
        </draw:line>
        <draw:line draw:style-name="gr1" draw:text-style-name="P1" draw:layer="layout" svg:x1="31.217cm" svg:y1="13.588cm" svg:x2="29.17cm" svg:y2="13.588cm">
          <text:p/>
        </draw:line>
        <draw:line draw:style-name="gr1" draw:text-style-name="P1" draw:layer="layout" svg:x1="31.34cm" svg:y1="13.592cm" svg:x2="31.249cm" svg:y2="13.592cm">
          <text:p/>
        </draw:line>
        <draw:line draw:style-name="gr1" draw:text-style-name="P1" draw:layer="layout" svg:x1="29.138cm" svg:y1="13.592cm" svg:x2="28.824cm" svg:y2="13.592cm">
          <text:p/>
        </draw:line>
        <draw:line draw:style-name="gr1" draw:text-style-name="P1" draw:layer="layout" svg:x1="31.42cm" svg:y1="10.548cm" svg:x2="31.42cm" svg:y2="10.545cm">
          <text:p/>
        </draw:line>
        <draw:line draw:style-name="gr1" draw:text-style-name="P1" draw:layer="layout" svg:x1="31.821cm" svg:y1="10.545cm" svg:x2="31.821cm" svg:y2="10.548cm">
          <text:p/>
        </draw:line>
        <draw:line draw:style-name="gr1" draw:text-style-name="P1" draw:layer="layout" svg:x1="31.42cm" svg:y1="10.545cm" svg:x2="31.42cm" svg:y2="10.544cm">
          <text:p/>
        </draw:line>
        <draw:line draw:style-name="gr1" draw:text-style-name="P1" draw:layer="layout" svg:x1="31.821cm" svg:y1="10.544cm" svg:x2="31.821cm" svg:y2="10.545cm">
          <text:p/>
        </draw:line>
        <draw:line draw:style-name="gr1" draw:text-style-name="P1" draw:layer="layout" svg:x1="31.42cm" svg:y1="10.544cm" svg:x2="31.372cm" svg:y2="10.544cm">
          <text:p/>
        </draw:line>
        <draw:line draw:style-name="gr1" draw:text-style-name="P1" draw:layer="layout" svg:x1="31.99cm" svg:y1="10.544cm" svg:x2="31.821cm" svg:y2="10.544cm">
          <text:p/>
        </draw:line>
        <draw:line draw:style-name="gr1" draw:text-style-name="P1" draw:layer="layout" svg:x1="31.42cm" svg:y1="10.596cm" svg:x2="31.42cm" svg:y2="10.595cm">
          <text:p/>
        </draw:line>
        <draw:line draw:style-name="gr1" draw:text-style-name="P1" draw:layer="layout" svg:x1="31.821cm" svg:y1="10.595cm" svg:x2="31.821cm" svg:y2="10.596cm">
          <text:p/>
        </draw:line>
        <draw:line draw:style-name="gr1" draw:text-style-name="P1" draw:layer="layout" svg:x1="31.42cm" svg:y1="10.595cm" svg:x2="31.42cm" svg:y2="10.591cm">
          <text:p/>
        </draw:line>
        <draw:line draw:style-name="gr1" draw:text-style-name="P1" draw:layer="layout" svg:x1="31.821cm" svg:y1="10.591cm" svg:x2="31.821cm" svg:y2="10.595cm">
          <text:p/>
        </draw:line>
        <draw:line draw:style-name="gr1" draw:text-style-name="P1" draw:layer="layout" svg:x1="31.319cm" svg:y1="10.596cm" svg:x2="31.42cm" svg:y2="10.596cm">
          <text:p/>
        </draw:line>
        <draw:line draw:style-name="gr1" draw:text-style-name="P1" draw:layer="layout" svg:x1="31.218cm" svg:y1="10.665cm" svg:x2="31.267cm" svg:y2="10.665cm">
          <text:p/>
        </draw:line>
        <draw:line draw:style-name="gr1" draw:text-style-name="P1" draw:layer="layout" svg:x1="31.821cm" svg:y1="10.596cm" svg:x2="32.042cm" svg:y2="10.596cm">
          <text:p/>
        </draw:line>
        <draw:line draw:style-name="gr1" draw:text-style-name="P1" draw:layer="layout" svg:x1="31.42cm" svg:y1="10.591cm" svg:x2="31.42cm" svg:y2="10.548cm">
          <text:p/>
        </draw:line>
        <draw:line draw:style-name="gr1" draw:text-style-name="P1" draw:layer="layout" svg:x1="31.34cm" svg:y1="10.548cm" svg:x2="31.25cm" svg:y2="10.548cm">
          <text:p/>
        </draw:line>
        <draw:line draw:style-name="gr1" draw:text-style-name="P1" draw:layer="layout" svg:x1="31.821cm" svg:y1="10.548cm" svg:x2="31.821cm" svg:y2="10.591cm">
          <text:p/>
        </draw:line>
        <draw:path draw:style-name="gr1" draw:text-style-name="P1" draw:layer="layout" svg:width="0.108cm" svg:height="0.262cm" svg:x="31.696cm" svg:y="10.29cm" svg:viewBox="0 0 109 263" svg:d="M109 263c0-99-38-193-109-263">
          <text:p/>
        </draw:path>
        <draw:polygon draw:style-name="gr1" draw:text-style-name="P1" draw:layer="layout" svg:width="0.27cm" svg:height="0.271cm" svg:x="31.438cm" svg:y="10.29cm" svg:viewBox="0 0 271 272" draw:points="260,0 271,11 10,272 0,259">
          <text:p/>
        </draw:polygon>
        <draw:line draw:style-name="gr1" draw:text-style-name="P1" draw:layer="layout" svg:x1="31.821cm" svg:y1="10.591cm" svg:x2="31.821cm" svg:y2="10.548cm">
          <text:p/>
        </draw:line>
        <draw:polyline draw:style-name="gr1" draw:text-style-name="P1" draw:layer="layout" svg:width="0.017cm" svg:height="0.043cm" svg:x="31.804cm" svg:y="10.548cm" svg:viewBox="0 0 18 44" draw:points="18,0 0,0 0,44 18,44">
          <text:p/>
        </draw:polyline>
        <draw:polyline draw:style-name="gr1" draw:text-style-name="P1" draw:layer="layout" svg:width="0.018cm" svg:height="0.043cm" svg:x="31.42cm" svg:y="10.548cm" svg:viewBox="0 0 19 44" draw:points="19,44 19,0 0,0">
          <text:p/>
        </draw:polyline>
        <draw:line draw:style-name="gr1" draw:text-style-name="P1" draw:layer="layout" svg:x1="31.42cm" svg:y1="10.548cm" svg:x2="31.42cm" svg:y2="10.591cm">
          <text:p/>
        </draw:line>
        <draw:line draw:style-name="gr1" draw:text-style-name="P1" draw:layer="layout" svg:x1="31.42cm" svg:y1="10.591cm" svg:x2="31.438cm" svg:y2="10.591cm">
          <text:p/>
        </draw:line>
        <draw:line draw:style-name="gr1" draw:text-style-name="P1" draw:layer="layout" svg:x1="31.99cm" svg:y1="10.299cm" svg:x2="31.99cm" svg:y2="10.544cm">
          <text:p/>
        </draw:line>
        <draw:line draw:style-name="gr1" draw:text-style-name="P1" draw:layer="layout" svg:x1="32.042cm" svg:y1="10.596cm" svg:x2="32.042cm" svg:y2="10.506cm">
          <text:p/>
        </draw:line>
        <draw:polyline draw:style-name="gr1" draw:text-style-name="P1" draw:layer="layout" svg:width="2.595cm" svg:height="0.001cm" svg:x="28.777cm" svg:y="10.299cm" svg:viewBox="0 0 2596 2" draw:points="1,2 0,2 0,0 2596,0">
          <text:p/>
        </draw:polyline>
        <draw:line draw:style-name="gr1" draw:text-style-name="P1" draw:layer="layout" svg:x1="28.829cm" svg:y1="10.506cm" svg:x2="31.218cm" svg:y2="10.506cm">
          <text:p/>
        </draw:line>
        <draw:line draw:style-name="gr1" draw:text-style-name="P1" draw:layer="layout" svg:x1="31.25cm" svg:y1="10.501cm" svg:x2="31.34cm" svg:y2="10.501cm">
          <text:p/>
        </draw:line>
        <draw:line draw:style-name="gr1" draw:text-style-name="P1" draw:layer="layout" svg:x1="31.372cm" svg:y1="10.544cm" svg:x2="31.372cm" svg:y2="10.299cm">
          <text:p/>
        </draw:line>
        <draw:line draw:style-name="gr1" draw:text-style-name="P1" draw:layer="layout" svg:x1="31.34cm" svg:y1="10.501cm" svg:x2="31.34cm" svg:y2="10.548cm">
          <text:p/>
        </draw:line>
        <draw:line draw:style-name="gr1" draw:text-style-name="P1" draw:layer="layout" svg:x1="31.218cm" svg:y1="10.506cm" svg:x2="31.218cm" svg:y2="10.665cm">
          <text:p/>
        </draw:line>
        <draw:line draw:style-name="gr1" draw:text-style-name="P1" draw:layer="layout" svg:x1="31.25cm" svg:y1="10.548cm" svg:x2="31.25cm" svg:y2="10.501cm">
          <text:p/>
        </draw:line>
        <draw:line draw:style-name="gr1" draw:text-style-name="P1" draw:layer="layout" svg:x1="31.99cm" svg:y1="13.64cm" svg:x2="34.671cm" svg:y2="13.64cm">
          <text:p/>
        </draw:line>
        <draw:line draw:style-name="gr1" draw:text-style-name="P1" draw:layer="layout" svg:x1="34.505cm" svg:y1="13.588cm" svg:x2="33.573cm" svg:y2="13.588cm">
          <text:p/>
        </draw:line>
        <draw:line draw:style-name="gr1" draw:text-style-name="P1" draw:layer="layout" svg:x1="33.311cm" svg:y1="13.588cm" svg:x2="32.042cm" svg:y2="13.588cm">
          <text:p/>
        </draw:line>
        <draw:line draw:style-name="gr1" draw:text-style-name="P1" draw:layer="layout" svg:x1="34.623cm" svg:y1="13.592cm" svg:x2="34.537cm" svg:y2="13.592cm">
          <text:p/>
        </draw:line>
        <draw:line draw:style-name="gr1" draw:text-style-name="P1" draw:layer="layout" svg:x1="33.541cm" svg:y1="13.592cm" svg:x2="33.343cm" svg:y2="13.592cm">
          <text:p/>
        </draw:line>
        <draw:line draw:style-name="gr1" draw:text-style-name="P1" draw:layer="layout" svg:x1="33.311cm" svg:y1="13.265cm" svg:x2="33.311cm" svg:y2="13.588cm">
          <text:p/>
        </draw:line>
        <draw:line draw:style-name="gr1" draw:text-style-name="P1" draw:layer="layout" svg:x1="33.343cm" svg:y1="13.592cm" svg:x2="33.343cm" svg:y2="13.297cm">
          <text:p/>
        </draw:line>
        <draw:line draw:style-name="gr1" draw:text-style-name="P1" draw:layer="layout" svg:x1="18.178cm" svg:y1="10.347cm" svg:x2="18.178cm" svg:y2="10.47cm">
          <text:p/>
        </draw:line>
        <draw:line draw:style-name="gr1" draw:text-style-name="P1" draw:layer="layout" svg:x1="18.222cm" svg:y1="10.513cm" svg:x2="18.222cm" svg:y2="10.391cm">
          <text:p/>
        </draw:line>
        <draw:line draw:style-name="gr1" draw:text-style-name="P1" draw:layer="layout" svg:x1="18.178cm" svg:y1="10.47cm" svg:x2="17.631cm" svg:y2="10.47cm">
          <text:p/>
        </draw:line>
        <draw:line draw:style-name="gr1" draw:text-style-name="P1" draw:layer="layout" svg:x1="17.647cm" svg:y1="10.513cm" svg:x2="18.222cm" svg:y2="10.513cm">
          <text:p/>
        </draw:line>
        <draw:polyline draw:style-name="gr1" draw:text-style-name="P1" draw:layer="layout" svg:width="0.005cm" svg:height="2.162cm" svg:x="19.787cm" svg:y="11.43cm" svg:viewBox="0 0 6 2163" draw:points="6,0 2,0 0,0 0,2163">
          <text:p/>
        </draw:polyline>
        <draw:polyline draw:style-name="gr1" draw:text-style-name="P1" draw:layer="layout" svg:width="0.005cm" svg:height="0.051cm" svg:x="19.835cm" svg:y="11.43cm" svg:viewBox="0 0 6 52" draw:points="6,52 6,0 5,0 0,0">
          <text:p/>
        </draw:polyline>
        <draw:line draw:style-name="gr1" draw:text-style-name="P1" draw:layer="layout" svg:x1="19.84cm" svg:y1="13.406cm" svg:x2="19.84cm" svg:y2="11.523cm">
          <text:p/>
        </draw:line>
        <draw:line draw:style-name="gr1" draw:text-style-name="P1" draw:layer="layout" svg:x1="19.835cm" svg:y1="13.592cm" svg:x2="19.835cm" svg:y2="13.434cm">
          <text:p/>
        </draw:line>
        <draw:line draw:style-name="gr1" draw:text-style-name="P1" draw:layer="layout" svg:x1="19.835cm" svg:y1="11.029cm" svg:x2="19.835cm" svg:y2="10.6cm">
          <text:p/>
        </draw:line>
        <draw:line draw:style-name="gr1" draw:text-style-name="P1" draw:layer="layout" svg:x1="19.835cm" svg:y1="10.573cm" svg:x2="19.835cm" svg:y2="10.346cm">
          <text:p/>
        </draw:line>
        <draw:line draw:style-name="gr1" draw:text-style-name="P1" draw:layer="layout" svg:x1="19.792cm" svg:y1="10.346cm" svg:x2="19.792cm" svg:y2="10.354cm">
          <text:p/>
        </draw:line>
        <draw:line draw:style-name="gr1" draw:text-style-name="P1" draw:layer="layout" svg:x1="19.792cm" svg:y1="10.391cm" svg:x2="19.792cm" svg:y2="11.029cm">
          <text:p/>
        </draw:line>
        <draw:polyline draw:style-name="gr1" draw:text-style-name="P1" draw:layer="layout" svg:width="0.001cm" svg:height="0.001cm" svg:x="20.79cm" svg:y="10.604cm" svg:viewBox="0 0 2 2" draw:points="2,2 2,0 0,0">
          <text:p/>
        </draw:polyline>
        <draw:line draw:style-name="gr1" draw:text-style-name="P1" draw:layer="layout" svg:x1="20.791cm" svg:y1="10.565cm" svg:x2="20.791cm" svg:y2="10.299cm">
          <text:p/>
        </draw:line>
        <draw:line draw:style-name="gr1" draw:text-style-name="P1" draw:layer="layout" svg:x1="20.791cm" svg:y1="10.605cm" svg:x2="20.791cm" svg:y2="10.6cm">
          <text:p/>
        </draw:line>
        <draw:line draw:style-name="gr1" draw:text-style-name="P1" draw:layer="layout" svg:x1="20.759cm" svg:y1="10.346cm" svg:x2="20.759cm" svg:y2="10.573cm">
          <text:p/>
        </draw:line>
        <draw:polyline draw:style-name="gr1" draw:text-style-name="P1" draw:layer="layout" svg:width="0.004cm" svg:height="0.001cm" svg:x="20.787cm" svg:y="10.604cm" svg:viewBox="0 0 5 2" draw:points="4,0 5,0 5,2 0,2">
          <text:p/>
        </draw:polyline>
        <draw:line draw:style-name="gr1" draw:text-style-name="P1" draw:layer="layout" svg:x1="20.759cm" svg:y1="10.573cm" svg:x2="19.835cm" svg:y2="10.573cm">
          <text:p/>
        </draw:line>
        <draw:line draw:style-name="gr1" draw:text-style-name="P1" draw:layer="layout" svg:x1="19.835cm" svg:y1="10.6cm" svg:x2="20.577cm" svg:y2="10.6cm">
          <text:p/>
        </draw:line>
        <draw:line draw:style-name="gr1" draw:text-style-name="P1" draw:layer="layout" svg:x1="20.682cm" svg:y1="10.6cm" svg:x2="20.787cm" svg:y2="10.6cm">
          <text:p/>
        </draw:line>
        <draw:line draw:style-name="gr1" draw:text-style-name="P1" draw:layer="layout" svg:x1="22.455cm" svg:y1="13.592cm" svg:x2="22.455cm" svg:y2="13.483cm">
          <text:p/>
        </draw:line>
        <draw:line draw:style-name="gr1" draw:text-style-name="P1" draw:layer="layout" svg:x1="22.428cm" svg:y1="13.456cm" svg:x2="22.428cm" svg:y2="13.592cm">
          <text:p/>
        </draw:line>
        <draw:line draw:style-name="gr1" draw:text-style-name="P1" draw:layer="layout" svg:x1="22.579cm" svg:y1="13.592cm" svg:x2="22.579cm" svg:y2="13.456cm">
          <text:p/>
        </draw:line>
        <draw:polyline draw:style-name="gr1" draw:text-style-name="P1" draw:layer="layout" svg:width="0.096cm" svg:height="0.109cm" svg:x="22.455cm" svg:y="13.483cm" svg:viewBox="0 0 97 110" draw:points="0,0 97,0 97,110">
          <text:p/>
        </draw:polyline>
        <draw:line draw:style-name="gr1" draw:text-style-name="P1" draw:layer="layout" svg:x1="22.579cm" svg:y1="13.456cm" svg:x2="22.428cm" svg:y2="13.456cm">
          <text:p/>
        </draw:line>
        <draw:polyline draw:style-name="gr1" draw:text-style-name="P1" draw:layer="layout" svg:width="0.001cm" svg:height="0.266cm" svg:x="24.627cm" svg:y="10.299cm" svg:viewBox="0 0 2 267" draw:points="0,267 0,0 0,1 2,1">
          <text:p/>
        </draw:polyline>
        <draw:line draw:style-name="gr1" draw:text-style-name="P1" draw:layer="layout" svg:x1="24.674cm" svg:y1="13.592cm" svg:x2="24.674cm" svg:y2="13.483cm">
          <text:p/>
        </draw:line>
        <draw:line draw:style-name="gr1" draw:text-style-name="P1" draw:layer="layout" svg:x1="24.674cm" svg:y1="13.456cm" svg:x2="24.674cm" svg:y2="11.43cm">
          <text:p/>
        </draw:line>
        <draw:line draw:style-name="gr1" draw:text-style-name="P1" draw:layer="layout" svg:x1="24.632cm" svg:y1="11.43cm" svg:x2="24.632cm" svg:y2="11.481cm">
          <text:p/>
        </draw:line>
        <draw:line draw:style-name="gr1" draw:text-style-name="P1" draw:layer="layout" svg:x1="24.632cm" svg:y1="11.523cm" svg:x2="24.632cm" svg:y2="13.592cm">
          <text:p/>
        </draw:line>
        <draw:line draw:style-name="gr1" draw:text-style-name="P1" draw:layer="layout" svg:x1="24.674cm" svg:y1="11.029cm" svg:x2="24.674cm" svg:y2="10.492cm">
          <text:p/>
        </draw:line>
        <draw:line draw:style-name="gr1" draw:text-style-name="P1" draw:layer="layout" svg:x1="24.674cm" svg:y1="10.464cm" svg:x2="24.674cm" svg:y2="10.346cm">
          <text:p/>
        </draw:line>
        <draw:line draw:style-name="gr1" draw:text-style-name="P1" draw:layer="layout" svg:x1="24.632cm" svg:y1="11.029cm" svg:x2="24.632cm" svg:y2="10.6cm">
          <text:p/>
        </draw:line>
        <draw:line draw:style-name="gr1" draw:text-style-name="P1" draw:layer="layout" svg:x1="19.84cm" svg:y1="11.523cm" svg:x2="20.255cm" svg:y2="11.523cm">
          <text:p/>
        </draw:line>
        <draw:line draw:style-name="gr1" draw:text-style-name="P1" draw:layer="layout" svg:x1="20.255cm" svg:y1="11.481cm" svg:x2="19.84cm" svg:y2="11.481cm">
          <text:p/>
        </draw:line>
        <draw:line draw:style-name="gr1" draw:text-style-name="P1" draw:layer="layout" svg:x1="20.656cm" svg:y1="11.523cm" svg:x2="20.686cm" svg:y2="11.523cm">
          <text:p/>
        </draw:line>
        <draw:polyline draw:style-name="gr1" draw:text-style-name="P1" draw:layer="layout" svg:width="0.111cm" svg:height="0.051cm" svg:x="20.656cm" svg:y="11.481cm" svg:viewBox="0 0 112 52" draw:points="83,52 112,52 112,0 0,0">
          <text:p/>
        </draw:polyline>
        <draw:polyline draw:style-name="gr1" draw:text-style-name="P1" draw:layer="layout" svg:width="3.514cm" svg:height="0.001cm" svg:x="24.627cm" svg:y="10.299cm" svg:viewBox="0 0 3515 2" draw:points="1,2 0,2 0,0 3515,0">
          <text:p/>
        </draw:polyline>
        <draw:line draw:style-name="gr1" draw:text-style-name="P1" draw:layer="layout" svg:x1="24.674cm" svg:y1="10.346cm" svg:x2="24.749cm" svg:y2="10.346cm">
          <text:p/>
        </draw:line>
        <draw:line draw:style-name="gr1" draw:text-style-name="P1" draw:layer="layout" svg:x1="24.776cm" svg:y1="10.346cm" svg:x2="26.815cm" svg:y2="10.346cm">
          <text:p/>
        </draw:line>
        <draw:line draw:style-name="gr1" draw:text-style-name="P1" draw:layer="layout" svg:x1="20.686cm" svg:y1="11.523cm" svg:x2="20.686cm" svg:y2="13.406cm">
          <text:p/>
        </draw:line>
        <draw:line draw:style-name="gr1" draw:text-style-name="P1" draw:layer="layout" svg:x1="20.738cm" svg:y1="13.592cm" svg:x2="20.738cm" svg:y2="11.532cm">
          <text:p/>
        </draw:line>
        <draw:line draw:style-name="gr1" draw:text-style-name="P1" draw:layer="layout" svg:x1="20.69cm" svg:y1="13.434cm" svg:x2="20.69cm" svg:y2="13.592cm">
          <text:p/>
        </draw:line>
        <draw:line draw:style-name="gr1" draw:text-style-name="P1" draw:layer="layout" svg:x1="23.906cm" svg:y1="13.592cm" svg:x2="23.906cm" svg:y2="11.523cm">
          <text:p/>
        </draw:line>
        <draw:polyline draw:style-name="gr1" draw:text-style-name="P1" draw:layer="layout" svg:width="0.081cm" svg:height="2.111cm" svg:x="23.863cm" svg:y="11.481cm" svg:viewBox="0 0 82 2112" draw:points="82,0 0,0 0,2112">
          <text:p/>
        </draw:polyline>
        <draw:path draw:style-name="gr1" draw:text-style-name="P1" draw:layer="layout" svg:width="0.261cm" svg:height="0.107cm" svg:x="19.832cm" svg:y="11.047cm" svg:viewBox="0 0 262 108" svg:d="M262 108c-69-70-164-109-262-108">
          <text:p/>
        </draw:path>
        <draw:polygon draw:style-name="gr1" draw:text-style-name="P1" draw:layer="layout" svg:width="0.27cm" svg:height="0.27cm" svg:x="19.824cm" svg:y="11.143cm" svg:viewBox="0 0 271 271" draw:points="271,11 260,0 0,260 11,271">
          <text:p/>
        </draw:polygon>
        <draw:polygon draw:style-name="gr1" draw:text-style-name="P1" draw:layer="layout" svg:width="0.043cm" svg:height="0.018cm" svg:x="19.792cm" svg:y="11.029cm" svg:viewBox="0 0 44 19" draw:points="0,0 0,19 44,19 44,0">
          <text:p/>
        </draw:polygon>
        <draw:line draw:style-name="gr1" draw:text-style-name="P1" draw:layer="layout" svg:x1="19.792cm" svg:y1="11.413cm" svg:x2="19.792cm" svg:y2="11.43cm">
          <text:p/>
        </draw:line>
        <draw:line draw:style-name="gr1" draw:text-style-name="P1" draw:layer="layout" svg:x1="19.792cm" svg:y1="11.43cm" svg:x2="19.835cm" svg:y2="11.43cm">
          <text:p/>
        </draw:line>
        <draw:polyline draw:style-name="gr1" draw:text-style-name="P1" draw:layer="layout" svg:width="0.043cm" svg:height="0.017cm" svg:x="19.792cm" svg:y="11.413cm" svg:viewBox="0 0 44 18" draw:points="44,18 44,0 0,0">
          <text:p/>
        </draw:polyline>
        <draw:path draw:style-name="gr1" draw:text-style-name="P1" draw:layer="layout" svg:width="0.108cm" svg:height="0.262cm" svg:x="20.272cm" svg:y="11.52cm" svg:viewBox="0 0 109 263" svg:d="M0 0c0 98 39 193 109 263">
          <text:p/>
        </draw:path>
        <draw:polygon draw:style-name="gr1" draw:text-style-name="P1" draw:layer="layout" svg:width="0.27cm" svg:height="0.27cm" svg:x="20.368cm" svg:y="11.512cm" svg:viewBox="0 0 271 271" draw:points="11,271 0,260 261,0 271,11">
          <text:p/>
        </draw:polygon>
        <draw:line draw:style-name="gr1" draw:text-style-name="P1" draw:layer="layout" svg:x1="20.255cm" svg:y1="11.481cm" svg:x2="20.255cm" svg:y2="11.523cm">
          <text:p/>
        </draw:line>
        <draw:polyline draw:style-name="gr1" draw:text-style-name="P1" draw:layer="layout" svg:width="0.017cm" svg:height="0.042cm" svg:x="20.255cm" svg:y="11.481cm" svg:viewBox="0 0 18 43" draw:points="0,43 18,43 18,0 0,0">
          <text:p/>
        </draw:polyline>
        <draw:polyline draw:style-name="gr1" draw:text-style-name="P1" draw:layer="layout" svg:width="0.018cm" svg:height="0.042cm" svg:x="20.638cm" svg:y="11.481cm" svg:viewBox="0 0 19 43" draw:points="0,0 0,43 19,43">
          <text:p/>
        </draw:polyline>
        <draw:line draw:style-name="gr1" draw:text-style-name="P1" draw:layer="layout" svg:x1="20.656cm" svg:y1="11.523cm" svg:x2="20.656cm" svg:y2="11.481cm">
          <text:p/>
        </draw:line>
        <draw:line draw:style-name="gr1" draw:text-style-name="P1" draw:layer="layout" svg:x1="20.656cm" svg:y1="11.481cm" svg:x2="20.638cm" svg:y2="11.481cm">
          <text:p/>
        </draw:line>
        <draw:path draw:style-name="gr1" draw:text-style-name="P1" draw:layer="layout" svg:width="0.107cm" svg:height="0.262cm" svg:x="24.221cm" svg:y="11.52cm" svg:viewBox="0 0 108 263" svg:d="M0 263c70-70 109-165 108-263">
          <text:p/>
        </draw:path>
        <draw:polygon draw:style-name="gr1" draw:text-style-name="P1" draw:layer="layout" svg:width="0.269cm" svg:height="0.27cm" svg:x="23.962cm" svg:y="11.512cm" svg:viewBox="0 0 270 271" draw:points="259,271 270,260 10,0 0,11">
          <text:p/>
        </draw:polygon>
        <draw:polyline draw:style-name="gr1" draw:text-style-name="P1" draw:layer="layout" svg:width="0.017cm" svg:height="0.042cm" svg:x="24.328cm" svg:y="11.481cm" svg:viewBox="0 0 18 43" draw:points="18,0 0,0 0,43 18,43">
          <text:p/>
        </draw:polyline>
        <draw:line draw:style-name="gr1" draw:text-style-name="P1" draw:layer="layout" svg:x1="24.345cm" svg:y1="11.523cm" svg:x2="24.345cm" svg:y2="11.481cm">
          <text:p/>
        </draw:line>
        <draw:line draw:style-name="gr1" draw:text-style-name="P1" draw:layer="layout" svg:x1="23.962cm" svg:y1="11.481cm" svg:x2="23.944cm" svg:y2="11.481cm">
          <text:p/>
        </draw:line>
        <draw:line draw:style-name="gr1" draw:text-style-name="P1" draw:layer="layout" svg:x1="23.944cm" svg:y1="11.481cm" svg:x2="23.944cm" svg:y2="11.523cm">
          <text:p/>
        </draw:line>
        <draw:polyline draw:style-name="gr1" draw:text-style-name="P1" draw:layer="layout" svg:width="0.019cm" svg:height="0.042cm" svg:x="23.944cm" svg:y="11.481cm" svg:viewBox="0 0 20 43" draw:points="0,43 20,43 20,0">
          <text:p/>
        </draw:polyline>
        <draw:path draw:style-name="gr1" draw:text-style-name="P1" draw:layer="layout" svg:width="0.262cm" svg:height="0.107cm" svg:x="24.373cm" svg:y="11.047cm" svg:viewBox="0 0 263 108" svg:d="M263 0c-98-1-192 38-263 108">
          <text:p/>
        </draw:path>
        <draw:polygon draw:style-name="gr1" draw:text-style-name="P1" draw:layer="layout" svg:width="0.27cm" svg:height="0.27cm" svg:x="24.373cm" svg:y="11.143cm" svg:viewBox="0 0 271 271" draw:points="0,11 11,0 271,260 260,271">
          <text:p/>
        </draw:polygon>
        <draw:line draw:style-name="gr1" draw:text-style-name="P1" draw:layer="layout" svg:x1="24.674cm" svg:y1="11.029cm" svg:x2="24.632cm" svg:y2="11.029cm">
          <text:p/>
        </draw:line>
        <draw:polyline draw:style-name="gr1" draw:text-style-name="P1" draw:layer="layout" svg:width="0.042cm" svg:height="0.018cm" svg:x="24.632cm" svg:y="11.029cm" svg:viewBox="0 0 43 19" draw:points="0,0 0,19 43,19 43,0">
          <text:p/>
        </draw:polyline>
        <draw:polyline draw:style-name="gr1" draw:text-style-name="P1" draw:layer="layout" svg:width="0.042cm" svg:height="0.017cm" svg:x="24.632cm" svg:y="11.413cm" svg:viewBox="0 0 43 18" draw:points="43,0 0,0 0,18">
          <text:p/>
        </draw:polyline>
        <draw:line draw:style-name="gr1" draw:text-style-name="P1" draw:layer="layout" svg:x1="24.632cm" svg:y1="11.43cm" svg:x2="24.674cm" svg:y2="11.43cm">
          <text:p/>
        </draw:line>
        <draw:line draw:style-name="gr1" draw:text-style-name="P1" draw:layer="layout" svg:x1="24.674cm" svg:y1="11.43cm" svg:x2="24.674cm" svg:y2="11.413cm">
          <text:p/>
        </draw:line>
        <draw:line draw:style-name="gr1" draw:text-style-name="P1" draw:layer="layout" svg:x1="22.423cm" svg:y1="10.6cm" svg:x2="22.423cm" svg:y2="10.603cm">
          <text:p/>
        </draw:line>
        <draw:line draw:style-name="gr1" draw:text-style-name="P1" draw:layer="layout" svg:x1="22.423cm" svg:y1="10.299cm" svg:x2="22.423cm" svg:y2="10.565cm">
          <text:p/>
        </draw:line>
        <draw:line draw:style-name="gr1" draw:text-style-name="P1" draw:layer="layout" svg:x1="22.455cm" svg:y1="10.573cm" svg:x2="22.455cm" svg:y2="10.331cm">
          <text:p/>
        </draw:line>
        <draw:line draw:style-name="gr1" draw:text-style-name="P1" draw:layer="layout" svg:x1="22.616cm" svg:y1="10.565cm" svg:x2="22.616cm" svg:y2="10.299cm">
          <text:p/>
        </draw:line>
        <draw:line draw:style-name="gr1" draw:text-style-name="P1" draw:layer="layout" svg:x1="22.616cm" svg:y1="10.603cm" svg:x2="22.616cm" svg:y2="10.6cm">
          <text:p/>
        </draw:line>
        <draw:line draw:style-name="gr1" draw:text-style-name="P1" draw:layer="layout" svg:x1="22.584cm" svg:y1="10.331cm" svg:x2="22.584cm" svg:y2="10.573cm">
          <text:p/>
        </draw:line>
        <draw:line draw:style-name="gr1" draw:text-style-name="P1" draw:layer="layout" svg:x1="22.428cm" svg:y1="10.6cm" svg:x2="22.611cm" svg:y2="10.6cm">
          <text:p/>
        </draw:line>
        <draw:line draw:style-name="gr1" draw:text-style-name="P1" draw:layer="layout" svg:x1="22.584cm" svg:y1="10.573cm" svg:x2="22.455cm" svg:y2="10.573cm">
          <text:p/>
        </draw:line>
        <draw:line draw:style-name="gr1" draw:text-style-name="P1" draw:layer="layout" svg:x1="24.674cm" svg:y1="10.492cm" svg:x2="24.776cm" svg:y2="10.492cm">
          <text:p/>
        </draw:line>
        <draw:line draw:style-name="gr1" draw:text-style-name="P1" draw:layer="layout" svg:x1="24.749cm" svg:y1="10.464cm" svg:x2="24.674cm" svg:y2="10.464cm">
          <text:p/>
        </draw:line>
        <draw:line draw:style-name="gr1" draw:text-style-name="P1" draw:layer="layout" svg:x1="22.616cm" svg:y1="10.299cm" svg:x2="22.423cm" svg:y2="10.299cm">
          <text:p/>
        </draw:line>
        <draw:line draw:style-name="gr1" draw:text-style-name="P1" draw:layer="layout" svg:x1="22.455cm" svg:y1="10.331cm" svg:x2="22.584cm" svg:y2="10.331cm">
          <text:p/>
        </draw:line>
        <draw:path draw:style-name="gr1" draw:text-style-name="P1" draw:layer="layout" svg:width="0.107cm" svg:height="0.258cm" svg:x="21.34cm" svg:y="10.32cm" svg:viewBox="0 0 108 259" svg:d="M108 259c0-98-39-191-108-259">
          <text:p/>
        </draw:path>
        <draw:polygon draw:style-name="gr1" draw:text-style-name="P1" draw:layer="layout" svg:width="0.271cm" svg:height="0.271cm" svg:x="21.081cm" svg:y="10.32cm" svg:viewBox="0 0 272 272" draw:points="272,12 260,0 0,259 12,272">
          <text:p/>
        </draw:polygon>
        <draw:line draw:style-name="gr1" draw:text-style-name="P1" draw:layer="layout" svg:x1="19.835cm" svg:y1="13.434cm" svg:x2="20.69cm" svg:y2="13.434cm">
          <text:p/>
        </draw:line>
        <draw:line draw:style-name="gr1" draw:text-style-name="P1" draw:layer="layout" svg:x1="20.686cm" svg:y1="13.406cm" svg:x2="19.84cm" svg:y2="13.406cm">
          <text:p/>
        </draw:line>
        <draw:line draw:style-name="gr1" draw:text-style-name="P1" draw:layer="layout" svg:x1="24.749cm" svg:y1="10.346cm" svg:x2="24.749cm" svg:y2="10.465cm">
          <text:p/>
        </draw:line>
        <draw:line draw:style-name="gr1" draw:text-style-name="P1" draw:layer="layout" svg:x1="24.776cm" svg:y1="10.492cm" svg:x2="24.776cm" svg:y2="10.346cm">
          <text:p/>
        </draw:line>
        <draw:line draw:style-name="gr1" draw:text-style-name="P1" draw:layer="layout" svg:x1="23.906cm" svg:y1="11.523cm" svg:x2="23.944cm" svg:y2="11.523cm">
          <text:p/>
        </draw:line>
        <draw:line draw:style-name="gr1" draw:text-style-name="P1" draw:layer="layout" svg:x1="24.345cm" svg:y1="11.523cm" svg:x2="24.632cm" svg:y2="11.523cm">
          <text:p/>
        </draw:line>
        <draw:line draw:style-name="gr1" draw:text-style-name="P1" draw:layer="layout" svg:x1="24.632cm" svg:y1="11.481cm" svg:x2="24.345cm" svg:y2="11.481cm">
          <text:p/>
        </draw:line>
        <draw:path draw:style-name="gr1" draw:text-style-name="P1" draw:layer="layout" svg:width="0.108cm" svg:height="0.259cm" svg:x="21.043cm" svg:y="11.52cm" svg:viewBox="0 0 109 260" svg:d="M0 260c69-69 109-162 109-260">
          <text:p/>
        </draw:path>
        <draw:polygon draw:style-name="gr1" draw:text-style-name="P1" draw:layer="layout" svg:width="0.271cm" svg:height="0.272cm" svg:x="20.785cm" svg:y="11.507cm" svg:viewBox="0 0 272 273" draw:points="0,13 260,273 272,260 12,0">
          <text:p/>
        </draw:polygon>
        <draw:line draw:style-name="gr1" draw:text-style-name="P1" draw:layer="layout" svg:x1="28.189cm" svg:y1="13.326cm" svg:x2="28.189cm" svg:y2="13.325cm">
          <text:p/>
        </draw:line>
        <draw:line draw:style-name="gr1" draw:text-style-name="P1" draw:layer="layout" svg:x1="28.59cm" svg:y1="13.325cm" svg:x2="28.59cm" svg:y2="13.326cm">
          <text:p/>
        </draw:line>
        <draw:line draw:style-name="gr1" draw:text-style-name="P1" draw:layer="layout" svg:x1="28.189cm" svg:y1="13.325cm" svg:x2="28.189cm" svg:y2="13.321cm">
          <text:p/>
        </draw:line>
        <draw:line draw:style-name="gr1" draw:text-style-name="P1" draw:layer="layout" svg:x1="28.59cm" svg:y1="13.321cm" svg:x2="28.59cm" svg:y2="13.325cm">
          <text:p/>
        </draw:line>
        <draw:line draw:style-name="gr1" draw:text-style-name="P1" draw:layer="layout" svg:x1="28.141cm" svg:y1="13.326cm" svg:x2="28.189cm" svg:y2="13.326cm">
          <text:p/>
        </draw:line>
        <draw:line draw:style-name="gr1" draw:text-style-name="P1" draw:layer="layout" svg:x1="28.59cm" svg:y1="13.326cm" svg:x2="28.777cm" svg:y2="13.326cm">
          <text:p/>
        </draw:line>
        <draw:line draw:style-name="gr1" draw:text-style-name="P1" draw:layer="layout" svg:x1="28.189cm" svg:y1="13.279cm" svg:x2="28.189cm" svg:y2="13.275cm">
          <text:p/>
        </draw:line>
        <draw:line draw:style-name="gr1" draw:text-style-name="P1" draw:layer="layout" svg:x1="28.59cm" svg:y1="13.274cm" svg:x2="28.59cm" svg:y2="13.279cm">
          <text:p/>
        </draw:line>
        <draw:line draw:style-name="gr1" draw:text-style-name="P1" draw:layer="layout" svg:x1="28.189cm" svg:y1="13.274cm" svg:x2="28.189cm" svg:y2="13.273cm">
          <text:p/>
        </draw:line>
        <draw:line draw:style-name="gr1" draw:text-style-name="P1" draw:layer="layout" svg:x1="28.59cm" svg:y1="13.273cm" svg:x2="28.59cm" svg:y2="13.274cm">
          <text:p/>
        </draw:line>
        <draw:line draw:style-name="gr1" draw:text-style-name="P1" draw:layer="layout" svg:x1="28.189cm" svg:y1="13.273cm" svg:x2="28.141cm" svg:y2="13.273cm">
          <text:p/>
        </draw:line>
        <draw:line draw:style-name="gr1" draw:text-style-name="P1" draw:layer="layout" svg:x1="29.17cm" svg:y1="13.273cm" svg:x2="28.59cm" svg:y2="13.273cm">
          <text:p/>
        </draw:line>
        <draw:line draw:style-name="gr1" draw:text-style-name="P1" draw:layer="layout" svg:x1="28.077cm" svg:y1="13.321cm" svg:x2="28.109cm" svg:y2="13.321cm">
          <text:p/>
        </draw:line>
        <draw:line draw:style-name="gr1" draw:text-style-name="P1" draw:layer="layout" svg:x1="28.189cm" svg:y1="13.321cm" svg:x2="28.189cm" svg:y2="13.279cm">
          <text:p/>
        </draw:line>
        <draw:line draw:style-name="gr1" draw:text-style-name="P1" draw:layer="layout" svg:x1="28.109cm" svg:y1="13.279cm" svg:x2="28.077cm" svg:y2="13.279cm">
          <text:p/>
        </draw:line>
        <draw:line draw:style-name="gr1" draw:text-style-name="P1" draw:layer="layout" svg:x1="28.824cm" svg:y1="13.321cm" svg:x2="29.138cm" svg:y2="13.321cm">
          <text:p/>
        </draw:line>
        <draw:line draw:style-name="gr1" draw:text-style-name="P1" draw:layer="layout" svg:x1="28.59cm" svg:y1="13.279cm" svg:x2="28.59cm" svg:y2="13.321cm">
          <text:p/>
        </draw:line>
        <draw:path draw:style-name="gr1" draw:text-style-name="P1" draw:layer="layout" svg:width="0.107cm" svg:height="0.262cm" svg:x="28.465cm" svg:y="13.318cm" svg:viewBox="0 0 108 263" svg:d="M0 263c70-70 109-165 108-263">
          <text:p/>
        </draw:path>
        <draw:polygon draw:style-name="gr1" draw:text-style-name="P1" draw:layer="layout" svg:width="0.27cm" svg:height="0.27cm" svg:x="28.206cm" svg:y="13.31cm" svg:viewBox="0 0 271 271" draw:points="260,271 271,260 11,0 0,11">
          <text:p/>
        </draw:polygon>
        <draw:polygon draw:style-name="gr1" draw:text-style-name="P1" draw:layer="layout" svg:width="0.018cm" svg:height="0.042cm" svg:x="28.572cm" svg:y="13.279cm" svg:viewBox="0 0 19 43" draw:points="19,0 0,0 0,43 19,43">
          <text:p/>
        </draw:polygon>
        <draw:line draw:style-name="gr1" draw:text-style-name="P1" draw:layer="layout" svg:x1="28.206cm" svg:y1="13.279cm" svg:x2="28.189cm" svg:y2="13.279cm">
          <text:p/>
        </draw:line>
        <draw:line draw:style-name="gr1" draw:text-style-name="P1" draw:layer="layout" svg:x1="28.189cm" svg:y1="13.279cm" svg:x2="28.189cm" svg:y2="13.321cm">
          <text:p/>
        </draw:line>
        <draw:polyline draw:style-name="gr1" draw:text-style-name="P1" draw:layer="layout" svg:width="0.017cm" svg:height="0.042cm" svg:x="28.189cm" svg:y="13.279cm" svg:viewBox="0 0 18 43" draw:points="0,43 18,43 18,0">
          <text:p/>
        </draw:polyline>
        <draw:line draw:style-name="gr1" draw:text-style-name="P1" draw:layer="layout" svg:x1="28.777cm" svg:y1="13.326cm" svg:x2="28.777cm" svg:y2="13.64cm">
          <text:p/>
        </draw:line>
        <draw:line draw:style-name="gr1" draw:text-style-name="P1" draw:layer="layout" svg:x1="28.824cm" svg:y1="13.592cm" svg:x2="28.824cm" svg:y2="13.321cm">
          <text:p/>
        </draw:line>
        <draw:polyline draw:style-name="gr1" draw:text-style-name="P2" draw:layer="layout" svg:width="0.022cm" svg:height="0.032cm" svg:x="10.805cm" svg:y="26.893cm" svg:viewBox="0 0 23 33" draw:points="23,33 0,32 2,0">
          <text:p/>
        </draw:polyline>
        <draw:line draw:style-name="gr1" draw:text-style-name="P2" draw:layer="layout" svg:x1="10.9cm" svg:y1="26.931cm" svg:x2="10.875cm" svg:y2="26.927cm">
          <text:p/>
        </draw:line>
        <draw:line draw:style-name="gr1" draw:text-style-name="P2" draw:layer="layout" svg:x1="10.875cm" svg:y1="26.891cm" svg:x2="11.779cm" svg:y2="26.939cm">
          <text:p/>
        </draw:line>
        <draw:line draw:style-name="gr1" draw:text-style-name="P1" draw:layer="layout" svg:x1="16.261cm" svg:y1="26.74cm" svg:x2="16.219cm" svg:y2="26.743cm">
          <text:p/>
        </draw:line>
        <draw:line draw:style-name="gr1" draw:text-style-name="P2" draw:layer="layout" svg:x1="11.778cm" svg:y1="26.939cm" svg:x2="16.261cm" svg:y2="26.703cm">
          <text:p/>
        </draw:line>
        <draw:polyline draw:style-name="gr1" draw:text-style-name="P1" draw:layer="layout" svg:width="0.005cm" svg:height="1.702cm" svg:x="16.298cm" svg:y="14.335cm" svg:viewBox="0 0 6 1703" draw:points="6,1703 2,1703 0,1703 0,0 2,0 6,0">
          <text:p/>
        </draw:polyline>
        <draw:line draw:style-name="gr1" draw:text-style-name="P1" draw:layer="layout" svg:x1="16.341cm" svg:y1="15.948cm" svg:x2="16.341cm" svg:y2="16.037cm">
          <text:p/>
        </draw:line>
        <draw:line draw:style-name="gr1" draw:text-style-name="P1" draw:layer="layout" svg:x1="16.318cm" svg:y1="14.335cm" svg:x2="16.303cm" svg:y2="14.335cm">
          <text:p/>
        </draw:line>
        <draw:line draw:style-name="gr1" draw:text-style-name="P1" draw:layer="layout" svg:x1="16.341cm" svg:y1="16.037cm" svg:x2="16.303cm" svg:y2="16.037cm">
          <text:p/>
        </draw:line>
        <draw:polyline draw:style-name="gr1" draw:text-style-name="P1" draw:layer="layout" svg:width="0.005cm" svg:height="3.218cm" svg:x="16.298cm" svg:y="10.408cm" svg:viewBox="0 0 6 3219" draw:points="6,3219 2,3219 0,3219 0,0 2,0 6,0">
          <text:p/>
        </draw:polyline>
        <draw:polyline draw:style-name="gr1" draw:text-style-name="P1" draw:layer="layout" svg:width="0.038cm" svg:height="3.218cm" svg:x="16.303cm" svg:y="10.408cm" svg:viewBox="0 0 39 3219" draw:points="39,3211 39,3219 0,3219 0,0 15,0">
          <text:p/>
        </draw:polyline>
        <draw:line draw:style-name="gr1" draw:text-style-name="P1" draw:layer="layout" svg:x1="19.591cm" svg:y1="5.482cm" svg:x2="17.901cm" svg:y2="5.482cm">
          <text:p/>
        </draw:line>
        <draw:line draw:style-name="gr1" draw:text-style-name="P1" draw:layer="layout" svg:x1="18.079cm" svg:y1="5.659cm" svg:x2="19.591cm" svg:y2="5.659cm">
          <text:p/>
        </draw:line>
        <draw:polygon draw:style-name="gr1" draw:text-style-name="P1" draw:layer="layout" svg:width="0.314cm" svg:height="0.009cm" svg:x="28.062cm" svg:y="5.619cm" svg:viewBox="0 0 315 10" draw:points="315,0 0,0 0,10 315,10">
          <text:p/>
        </draw:polygon>
        <draw:polygon draw:style-name="gr1" draw:text-style-name="P1" draw:layer="layout" svg:width="0.262cm" svg:height="0.192cm" svg:x="26.828cm" svg:y="5.507cm" svg:viewBox="0 0 263 193" draw:points="0,0 0,113 18,113 18,193 245,193 245,113 263,113 263,67 70,0">
          <text:p/>
        </draw:polygon>
        <draw:polyline draw:style-name="gr1" draw:text-style-name="P1" draw:layer="layout" svg:width="0.314cm" svg:height="0.006cm" svg:x="28.062cm" svg:y="5.628cm" svg:viewBox="0 0 315 7" draw:points="0,0 0,7 315,7 315,0">
          <text:p/>
        </draw:polyline>
        <draw:polygon draw:style-name="gr1" draw:text-style-name="P1" draw:layer="layout" svg:width="0.018cm" svg:height="0.035cm" svg:x="28.049cm" svg:y="5.634cm" svg:viewBox="0 0 19 36" draw:points="19,0 0,0 0,36 19,36">
          <text:p/>
        </draw:polygon>
        <draw:polygon draw:style-name="gr1" draw:text-style-name="P1" draw:layer="layout" svg:width="0.314cm" svg:height="0.008cm" svg:x="27.417cm" svg:y="5.626cm" svg:viewBox="0 0 315 9" draw:points="0,9 315,9 315,0 0,0">
          <text:p/>
        </draw:polygon>
        <draw:polygon draw:style-name="gr1" draw:text-style-name="P1" draw:layer="layout" svg:width="0.316cm" svg:height="0.008cm" svg:x="27.092cm" svg:y="5.626cm" svg:viewBox="0 0 317 9" draw:points="0,9 317,9 317,0 0,0">
          <text:p/>
        </draw:polygon>
        <draw:polygon draw:style-name="gr1" draw:text-style-name="P1" draw:layer="layout" svg:width="0.319cm" svg:height="0.008cm" svg:x="28.707cm" svg:y="5.626cm" svg:viewBox="0 0 320 9" draw:points="0,9 320,9 320,0 0,0">
          <text:p/>
        </draw:polygon>
        <draw:polygon draw:style-name="gr1" draw:text-style-name="P1" draw:layer="layout" svg:width="0.019cm" svg:height="0.025cm" svg:x="27.072cm" svg:y="5.634cm" svg:viewBox="0 0 20 26" draw:points="0,0 0,26 20,26 20,0">
          <text:p/>
        </draw:polygon>
        <draw:polygon draw:style-name="gr1" draw:text-style-name="P1" draw:layer="layout" svg:width="0.017cm" svg:height="0.035cm" svg:x="27.404cm" svg:y="5.634cm" svg:viewBox="0 0 18 36" draw:points="0,0 0,36 18,36 18,0">
          <text:p/>
        </draw:polygon>
        <draw:polygon draw:style-name="gr1" draw:text-style-name="P1" draw:layer="layout" svg:width="0.314cm" svg:height="0.008cm" svg:x="27.739cm" svg:y="5.626cm" svg:viewBox="0 0 315 9" draw:points="0,9 315,9 315,0 0,0">
          <text:p/>
        </draw:polygon>
        <draw:polygon draw:style-name="gr1" draw:text-style-name="P1" draw:layer="layout" svg:width="0.314cm" svg:height="0.008cm" svg:x="28.385cm" svg:y="5.626cm" svg:viewBox="0 0 315 9" draw:points="0,9 315,9 315,0 0,0">
          <text:p/>
        </draw:polygon>
        <draw:polygon draw:style-name="gr1" draw:text-style-name="P1" draw:layer="layout" svg:width="0.018cm" svg:height="0.035cm" svg:x="28.694cm" svg:y="5.634cm" svg:viewBox="0 0 19 36" draw:points="19,0 0,0 0,36 19,36">
          <text:p/>
        </draw:polygon>
        <draw:polygon draw:style-name="gr1" draw:text-style-name="P1" draw:layer="layout" svg:width="0.017cm" svg:height="0.035cm" svg:x="28.372cm" svg:y="5.634cm" svg:viewBox="0 0 18 36" draw:points="18,0 0,0 0,36 18,36">
          <text:p/>
        </draw:polygon>
        <draw:polygon draw:style-name="gr1" draw:text-style-name="P1" draw:layer="layout" svg:width="0.017cm" svg:height="0.035cm" svg:x="27.727cm" svg:y="5.634cm" svg:viewBox="0 0 18 36" draw:points="18,0 0,0 0,36 18,36">
          <text:p/>
        </draw:polygon>
        <draw:polygon draw:style-name="gr1" draw:text-style-name="P1" draw:layer="layout" svg:width="0.017cm" svg:height="0.025cm" svg:x="29.026cm" svg:y="5.634cm" svg:viewBox="0 0 18 26" draw:points="18,0 0,0 0,26 18,26">
          <text:p/>
        </draw:polygon>
        <draw:polygon draw:style-name="gr1" draw:text-style-name="P1" draw:layer="layout" svg:width="0.009cm" svg:height="0.006cm" svg:x="27.408cm" svg:y="5.628cm" svg:viewBox="0 0 10 7" draw:points="10,0 0,0 0,7 10,7">
          <text:p/>
        </draw:polygon>
        <draw:polygon draw:style-name="gr1" draw:text-style-name="P1" draw:layer="layout" svg:width="0.314cm" svg:height="0.009cm" svg:x="26.187cm" svg:y="5.619cm" svg:viewBox="0 0 315 10" draw:points="315,0 0,0 0,10 315,10">
          <text:p/>
        </draw:polygon>
        <draw:polygon draw:style-name="gr1" draw:text-style-name="P1" draw:layer="layout" svg:width="0.314cm" svg:height="0.009cm" svg:x="26.51cm" svg:y="5.619cm" svg:viewBox="0 0 315 10" draw:points="315,0 0,0 0,10 315,10">
          <text:p/>
        </draw:polygon>
        <draw:polygon draw:style-name="gr1" draw:text-style-name="P1" draw:layer="layout" svg:width="0.261cm" svg:height="0.192cm" svg:x="24.631cm" svg:y="5.507cm" svg:viewBox="0 0 262 193" draw:points="0,0 0,113 17,113 17,193 245,193 245,113 262,113 262,67 71,0">
          <text:p/>
        </draw:polygon>
        <draw:polygon draw:style-name="gr1" draw:text-style-name="P1" draw:layer="layout" svg:width="0.313cm" svg:height="0.008cm" svg:x="25.865cm" svg:y="5.626cm" svg:viewBox="0 0 314 9" draw:points="0,9 314,9 314,0 0,0">
          <text:p/>
        </draw:polygon>
        <draw:polyline draw:style-name="gr1" draw:text-style-name="P1" draw:layer="layout" svg:width="0.017cm" svg:height="0.035cm" svg:x="25.852cm" svg:y="5.634cm" svg:viewBox="0 0 18 36" draw:points="18,0 0,0 0,36">
          <text:p/>
        </draw:polyline>
        <draw:line draw:style-name="gr1" draw:text-style-name="P1" draw:layer="layout" svg:x1="25.852cm" svg:y1="5.669cm" svg:x2="25.869cm" svg:y2="5.669cm">
          <text:p/>
        </draw:line>
        <draw:line draw:style-name="gr1" draw:text-style-name="P1" draw:layer="layout" svg:x1="25.869cm" svg:y1="5.669cm" svg:x2="25.869cm" svg:y2="5.634cm">
          <text:p/>
        </draw:line>
        <draw:polygon draw:style-name="gr1" draw:text-style-name="P1" draw:layer="layout" svg:width="0.314cm" svg:height="0.008cm" svg:x="25.219cm" svg:y="5.626cm" svg:viewBox="0 0 315 9" draw:points="0,9 315,9 315,0 0,0">
          <text:p/>
        </draw:polygon>
        <draw:polygon draw:style-name="gr1" draw:text-style-name="P1" draw:layer="layout" svg:width="0.316cm" svg:height="0.008cm" svg:x="24.895cm" svg:y="5.626cm" svg:viewBox="0 0 317 9" draw:points="0,9 317,9 317,0 0,0">
          <text:p/>
        </draw:polygon>
        <draw:polyline draw:style-name="gr1" draw:text-style-name="P1" draw:layer="layout" svg:width="0.318cm" svg:height="0.008cm" svg:x="26.51cm" svg:y="5.626cm" svg:viewBox="0 0 319 9" draw:points="0,2 0,9 319,9 319,0 315,0">
          <text:p/>
        </draw:polyline>
        <draw:polygon draw:style-name="gr1" draw:text-style-name="P1" draw:layer="layout" svg:width="0.017cm" svg:height="0.025cm" svg:x="24.875cm" svg:y="5.634cm" svg:viewBox="0 0 18 26" draw:points="0,0 0,26 18,26 18,0">
          <text:p/>
        </draw:polygon>
        <draw:polygon draw:style-name="gr1" draw:text-style-name="P1" draw:layer="layout" svg:width="0.018cm" svg:height="0.035cm" svg:x="25.206cm" svg:y="5.634cm" svg:viewBox="0 0 19 36" draw:points="0,0 0,36 19,36 19,0">
          <text:p/>
        </draw:polygon>
        <draw:polygon draw:style-name="gr1" draw:text-style-name="P1" draw:layer="layout" svg:width="0.314cm" svg:height="0.008cm" svg:x="25.542cm" svg:y="5.626cm" svg:viewBox="0 0 315 9" draw:points="0,9 315,9 315,0 0,0">
          <text:p/>
        </draw:polygon>
        <draw:polyline draw:style-name="gr1" draw:text-style-name="P1" draw:layer="layout" svg:width="0.314cm" svg:height="0.006cm" svg:x="26.187cm" svg:y="5.628cm" svg:viewBox="0 0 315 7" draw:points="0,0 0,7 315,7 315,0">
          <text:p/>
        </draw:polyline>
        <draw:polygon draw:style-name="gr1" draw:text-style-name="P1" draw:layer="layout" svg:width="0.017cm" svg:height="0.035cm" svg:x="26.497cm" svg:y="5.634cm" svg:viewBox="0 0 18 36" draw:points="18,0 0,0 0,36 18,36">
          <text:p/>
        </draw:polygon>
        <draw:polygon draw:style-name="gr1" draw:text-style-name="P1" draw:layer="layout" svg:width="0.018cm" svg:height="0.035cm" svg:x="26.174cm" svg:y="5.634cm" svg:viewBox="0 0 19 36" draw:points="19,0 0,0 0,36 19,36">
          <text:p/>
        </draw:polygon>
        <draw:polygon draw:style-name="gr1" draw:text-style-name="P1" draw:layer="layout" svg:width="0.017cm" svg:height="0.035cm" svg:x="25.529cm" svg:y="5.634cm" svg:viewBox="0 0 18 36" draw:points="18,0 0,0 0,36 18,36">
          <text:p/>
        </draw:polygon>
        <draw:polygon draw:style-name="gr1" draw:text-style-name="P1" draw:layer="layout" svg:width="0.018cm" svg:height="0.025cm" svg:x="26.828cm" svg:y="5.634cm" svg:viewBox="0 0 19 26" draw:points="19,0 0,0 0,26 19,26">
          <text:p/>
        </draw:polygon>
        <draw:polygon draw:style-name="gr1" draw:text-style-name="P1" draw:layer="layout" svg:width="0.008cm" svg:height="0.006cm" svg:x="25.211cm" svg:y="5.628cm" svg:viewBox="0 0 9 7" draw:points="9,0 0,0 0,7 9,7">
          <text:p/>
        </draw:polygon>
        <draw:polygon draw:style-name="gr1" draw:text-style-name="P1" draw:layer="layout" svg:width="0.314cm" svg:height="0.009cm" svg:x="23.345cm" svg:y="5.619cm" svg:viewBox="0 0 315 10" draw:points="315,0 0,0 0,10 315,10">
          <text:p/>
        </draw:polygon>
        <draw:polygon draw:style-name="gr1" draw:text-style-name="P1" draw:layer="layout" svg:width="0.262cm" svg:height="0.192cm" svg:x="22.433cm" svg:y="5.507cm" svg:viewBox="0 0 263 193" draw:points="0,0 0,113 18,113 18,193 246,193 246,113 263,113 263,67 70,0">
          <text:p/>
        </draw:polygon>
        <draw:polygon draw:style-name="gr1" draw:text-style-name="P1" draw:layer="layout" svg:width="0.314cm" svg:height="0.008cm" svg:x="23.667cm" svg:y="5.626cm" svg:viewBox="0 0 315 9" draw:points="0,9 315,9 315,0 0,0">
          <text:p/>
        </draw:polygon>
        <draw:polygon draw:style-name="gr1" draw:text-style-name="P1" draw:layer="layout" svg:width="0.018cm" svg:height="0.035cm" svg:x="23.654cm" svg:y="5.634cm" svg:viewBox="0 0 19 36" draw:points="19,0 0,0 0,36 19,36">
          <text:p/>
        </draw:polygon>
        <draw:polygon draw:style-name="gr1" draw:text-style-name="P1" draw:layer="layout" svg:width="0.314cm" svg:height="0.008cm" svg:x="23.022cm" svg:y="5.626cm" svg:viewBox="0 0 315 9" draw:points="0,9 315,9 315,0 0,0">
          <text:p/>
        </draw:polygon>
        <draw:polygon draw:style-name="gr1" draw:text-style-name="P1" draw:layer="layout" svg:width="0.315cm" svg:height="0.008cm" svg:x="22.698cm" svg:y="5.626cm" svg:viewBox="0 0 316 9" draw:points="0,9 316,9 316,0 0,0">
          <text:p/>
        </draw:polygon>
        <draw:polygon draw:style-name="gr1" draw:text-style-name="P1" draw:layer="layout" svg:width="0.318cm" svg:height="0.008cm" svg:x="24.313cm" svg:y="5.626cm" svg:viewBox="0 0 319 9" draw:points="0,9 319,9 319,0 0,0">
          <text:p/>
        </draw:polygon>
        <draw:polygon draw:style-name="gr1" draw:text-style-name="P1" draw:layer="layout" svg:width="0.017cm" svg:height="0.025cm" svg:x="22.678cm" svg:y="5.634cm" svg:viewBox="0 0 18 26" draw:points="0,0 0,26 18,26 18,0">
          <text:p/>
        </draw:polygon>
        <draw:polygon draw:style-name="gr1" draw:text-style-name="P1" draw:layer="layout" svg:width="0.017cm" svg:height="0.035cm" svg:x="23.009cm" svg:y="5.634cm" svg:viewBox="0 0 18 36" draw:points="0,0 0,36 18,36 18,0">
          <text:p/>
        </draw:polygon>
        <draw:polyline draw:style-name="gr1" draw:text-style-name="P1" draw:layer="layout" svg:width="0.314cm" svg:height="0.006cm" svg:x="23.345cm" svg:y="5.628cm" svg:viewBox="0 0 315 7" draw:points="0,0 0,7 315,7 315,0">
          <text:p/>
        </draw:polyline>
        <draw:polygon draw:style-name="gr1" draw:text-style-name="P1" draw:layer="layout" svg:width="0.314cm" svg:height="0.008cm" svg:x="23.99cm" svg:y="5.626cm" svg:viewBox="0 0 315 9" draw:points="0,9 315,9 315,0 0,0">
          <text:p/>
        </draw:polygon>
        <draw:polygon draw:style-name="gr1" draw:text-style-name="P1" draw:layer="layout" svg:width="0.017cm" svg:height="0.035cm" svg:x="24.3cm" svg:y="5.634cm" svg:viewBox="0 0 18 36" draw:points="18,0 0,0 0,36 18,36">
          <text:p/>
        </draw:polygon>
        <draw:polygon draw:style-name="gr1" draw:text-style-name="P1" draw:layer="layout" svg:width="0.017cm" svg:height="0.035cm" svg:x="23.977cm" svg:y="5.634cm" svg:viewBox="0 0 18 36" draw:points="18,0 0,0 0,36 18,36">
          <text:p/>
        </draw:polygon>
        <draw:polygon draw:style-name="gr1" draw:text-style-name="P1" draw:layer="layout" svg:width="0.017cm" svg:height="0.035cm" svg:x="23.332cm" svg:y="5.634cm" svg:viewBox="0 0 18 36" draw:points="18,0 0,0 0,36 18,36">
          <text:p/>
        </draw:polygon>
        <draw:polygon draw:style-name="gr1" draw:text-style-name="P1" draw:layer="layout" svg:width="0.017cm" svg:height="0.025cm" svg:x="24.631cm" svg:y="5.634cm" svg:viewBox="0 0 18 26" draw:points="18,0 0,0 0,26 18,26">
          <text:p/>
        </draw:polygon>
        <draw:polygon draw:style-name="gr1" draw:text-style-name="P1" draw:layer="layout" svg:width="0.009cm" svg:height="0.006cm" svg:x="23.013cm" svg:y="5.628cm" svg:viewBox="0 0 10 7" draw:points="10,0 0,0 0,7 10,7">
          <text:p/>
        </draw:polygon>
        <draw:polygon draw:style-name="gr1" draw:text-style-name="P1" draw:layer="layout" svg:width="0.314cm" svg:height="0.009cm" svg:x="33.102cm" svg:y="5.619cm" svg:viewBox="0 0 315 10" draw:points="315,0 0,0 0,10 315,10">
          <text:p/>
        </draw:polygon>
        <draw:polygon draw:style-name="gr1" draw:text-style-name="P1" draw:layer="layout" svg:width="0.314cm" svg:height="0.009cm" svg:x="32.134cm" svg:y="5.619cm" svg:viewBox="0 0 315 10" draw:points="315,0 0,0 0,10 315,10">
          <text:p/>
        </draw:polygon>
        <draw:polygon draw:style-name="gr1" draw:text-style-name="P1" draw:layer="layout" svg:width="0.262cm" svg:height="0.192cm" svg:x="31.223cm" svg:y="5.507cm" svg:viewBox="0 0 263 193" draw:points="0,0 0,113 17,113 17,193 245,193 245,113 263,113 263,67 70,0">
          <text:p/>
        </draw:polygon>
        <draw:polygon draw:style-name="gr1" draw:text-style-name="P1" draw:layer="layout" svg:width="0.314cm" svg:height="0.008cm" svg:x="32.457cm" svg:y="5.626cm" svg:viewBox="0 0 315 9" draw:points="0,9 315,9 315,0 0,0">
          <text:p/>
        </draw:polygon>
        <draw:polygon draw:style-name="gr1" draw:text-style-name="P1" draw:layer="layout" svg:width="0.017cm" svg:height="0.035cm" svg:x="32.444cm" svg:y="5.634cm" svg:viewBox="0 0 18 36" draw:points="18,0 0,0 0,36 18,36">
          <text:p/>
        </draw:polygon>
        <draw:polygon draw:style-name="gr1" draw:text-style-name="P1" draw:layer="layout" svg:width="0.314cm" svg:height="0.008cm" svg:x="31.812cm" svg:y="5.626cm" svg:viewBox="0 0 315 9" draw:points="0,9 315,9 315,0 0,0">
          <text:p/>
        </draw:polygon>
        <draw:polygon draw:style-name="gr1" draw:text-style-name="P1" draw:layer="layout" svg:width="0.316cm" svg:height="0.008cm" svg:x="31.487cm" svg:y="5.626cm" svg:viewBox="0 0 317 9" draw:points="0,9 317,9 317,0 0,0">
          <text:p/>
        </draw:polygon>
        <draw:polyline draw:style-name="gr1" draw:text-style-name="P1" draw:layer="layout" svg:width="0.318cm" svg:height="0.008cm" svg:x="33.102cm" svg:y="5.626cm" svg:viewBox="0 0 319 9" draw:points="0,2 0,9 319,9 319,0 315,0">
          <text:p/>
        </draw:polyline>
        <draw:polygon draw:style-name="gr1" draw:text-style-name="P1" draw:layer="layout" svg:width="0.018cm" svg:height="0.025cm" svg:x="31.467cm" svg:y="5.634cm" svg:viewBox="0 0 19 26" draw:points="0,0 0,26 19,26 19,0">
          <text:p/>
        </draw:polygon>
        <draw:polygon draw:style-name="gr1" draw:text-style-name="P1" draw:layer="layout" svg:width="0.019cm" svg:height="0.035cm" svg:x="31.798cm" svg:y="5.634cm" svg:viewBox="0 0 20 36" draw:points="0,0 0,36 20,36 20,0">
          <text:p/>
        </draw:polygon>
        <draw:polyline draw:style-name="gr1" draw:text-style-name="P1" draw:layer="layout" svg:width="0.314cm" svg:height="0.006cm" svg:x="32.134cm" svg:y="5.628cm" svg:viewBox="0 0 315 7" draw:points="0,0 0,7 315,7 315,0">
          <text:p/>
        </draw:polyline>
        <draw:polygon draw:style-name="gr1" draw:text-style-name="P1" draw:layer="layout" svg:width="0.314cm" svg:height="0.008cm" svg:x="32.779cm" svg:y="5.626cm" svg:viewBox="0 0 315 9" draw:points="0,9 315,9 315,0 0,0">
          <text:p/>
        </draw:polygon>
        <draw:polygon draw:style-name="gr1" draw:text-style-name="P1" draw:layer="layout" svg:width="0.018cm" svg:height="0.035cm" svg:x="33.089cm" svg:y="5.634cm" svg:viewBox="0 0 19 36" draw:points="19,0 0,0 0,36 19,36">
          <text:p/>
        </draw:polygon>
        <draw:polygon draw:style-name="gr1" draw:text-style-name="P1" draw:layer="layout" svg:width="0.017cm" svg:height="0.035cm" svg:x="32.767cm" svg:y="5.634cm" svg:viewBox="0 0 18 36" draw:points="18,0 0,0 0,36 18,36">
          <text:p/>
        </draw:polygon>
        <draw:polygon draw:style-name="gr1" draw:text-style-name="P1" draw:layer="layout" svg:width="0.019cm" svg:height="0.035cm" svg:x="32.121cm" svg:y="5.634cm" svg:viewBox="0 0 20 36" draw:points="20,0 0,0 0,36 20,36">
          <text:p/>
        </draw:polygon>
        <draw:polygon draw:style-name="gr1" draw:text-style-name="P1" draw:layer="layout" svg:width="0.018cm" svg:height="0.025cm" svg:x="33.42cm" svg:y="5.634cm" svg:viewBox="0 0 19 26" draw:points="19,0 0,0 0,26 19,26">
          <text:p/>
        </draw:polygon>
        <draw:polygon draw:style-name="gr1" draw:text-style-name="P1" draw:layer="layout" svg:width="0.01cm" svg:height="0.006cm" svg:x="31.803cm" svg:y="5.628cm" svg:viewBox="0 0 11 7" draw:points="11,0 0,0 0,7 11,7">
          <text:p/>
        </draw:polygon>
        <draw:polygon draw:style-name="gr1" draw:text-style-name="P2" draw:layer="layout" svg:width="0.053cm" svg:height="0.312cm" svg:x="37.744cm" svg:y="7.693cm" svg:viewBox="0 0 54 313" draw:points="9,313 54,1 45,0 0,311">
          <text:p/>
        </draw:polygon>
        <draw:polygon draw:style-name="gr1" draw:text-style-name="P2" draw:layer="layout" svg:width="0.053cm" svg:height="0.316cm" svg:x="37.647cm" svg:y="8.331cm" svg:viewBox="0 0 54 317" draw:points="46,0 0,316 9,317 54,1">
          <text:p/>
        </draw:polygon>
        <draw:polygon draw:style-name="gr1" draw:text-style-name="P2" draw:layer="layout" svg:width="0.037cm" svg:height="0.022cm" svg:x="37.656cm" svg:y="8.313cm" svg:viewBox="0 0 38 23" draw:points="36,23 38,5 3,0 0,17">
          <text:p/>
        </draw:polygon>
        <draw:polyline draw:style-name="gr1" draw:text-style-name="P2" draw:layer="layout" svg:width="0.05cm" svg:height="0.311cm" svg:x="37.738cm" svg:y="7.692cm" svg:viewBox="0 0 51 312" draw:points="51,1 44,0 0,312 6,312">
          <text:p/>
        </draw:polyline>
        <draw:polygon draw:style-name="gr1" draw:text-style-name="P2" draw:layer="layout" svg:width="0.052cm" svg:height="0.316cm" svg:x="37.783cm" svg:y="7.368cm" svg:viewBox="0 0 53 317" draw:points="44,0 0,316 8,317 53,1">
          <text:p/>
        </draw:polygon>
        <draw:polygon draw:style-name="gr1" draw:text-style-name="P2" draw:layer="layout" svg:width="0.027cm" svg:height="0.021cm" svg:x="37.802cm" svg:y="7.347cm" svg:viewBox="0 0 28 22" draw:points="28,4 2,0 0,17 26,22">
          <text:p/>
        </draw:polygon>
        <draw:polygon draw:style-name="gr1" draw:text-style-name="P2" draw:layer="layout" svg:width="0.038cm" svg:height="0.022cm" svg:x="37.746cm" svg:y="7.674cm" svg:viewBox="0 0 39 23" draw:points="39,5 4,0 0,17 36,23">
          <text:p/>
        </draw:polygon>
        <draw:polygon draw:style-name="gr1" draw:text-style-name="P2" draw:layer="layout" svg:width="0.052cm" svg:height="0.312cm" svg:x="37.693cm" svg:y="8.011cm" svg:viewBox="0 0 53 313" draw:points="44,0 0,312 9,313 53,1">
          <text:p/>
        </draw:polygon>
        <draw:polygon draw:style-name="gr1" draw:text-style-name="P2" draw:layer="layout" svg:width="0.037cm" svg:height="0.023cm" svg:x="37.701cm" svg:y="7.993cm" svg:viewBox="0 0 38 24" draw:points="36,24 38,5 3,0 0,18">
          <text:p/>
        </draw:polygon>
        <draw:polyline draw:style-name="gr1" draw:text-style-name="P2" draw:layer="layout" svg:width="0.027cm" svg:height="0.02cm" svg:x="37.62cm" svg:y="8.643cm" svg:viewBox="0 0 28 21" draw:points="26,21 28,3 2,0 0,18">
          <text:p/>
        </draw:polyline>
        <draw:line draw:style-name="gr1" draw:text-style-name="P2" draw:layer="layout" svg:x1="37.62cm" svg:y1="8.66cm" svg:x2="37.646cm" svg:y2="8.664cm">
          <text:p/>
        </draw:line>
        <draw:polygon draw:style-name="gr1" draw:text-style-name="P2" draw:layer="layout" svg:width="0.053cm" svg:height="0.312cm" svg:x="38.005cm" svg:y="5.834cm" svg:viewBox="0 0 54 313" draw:points="9,313 54,1 45,0 0,312">
          <text:p/>
        </draw:polygon>
        <draw:polygon draw:style-name="gr1" draw:text-style-name="P2" draw:layer="layout" svg:width="0.197cm" svg:height="0.274cm" svg:x="37.793cm" svg:y="7.113cm" svg:viewBox="0 0 198 275" draw:points="85,0 82,18 31,10 0,231 51,239 49,256 188,275 198,206 131,6">
          <text:p/>
        </draw:polygon>
        <draw:polyline draw:style-name="gr1" draw:text-style-name="P2" draw:layer="layout" svg:width="0.051cm" svg:height="0.312cm" svg:x="37.998cm" svg:y="5.837cm" svg:viewBox="0 0 52 313" draw:points="52,1 45,0 0,312 9,313 10,309">
          <text:p/>
        </draw:polyline>
        <draw:polygon draw:style-name="gr1" draw:text-style-name="P2" draw:layer="layout" svg:width="0.037cm" svg:height="0.022cm" svg:x="38.007cm" svg:y="5.819cm" svg:viewBox="0 0 38 23" draw:points="35,23 38,6 2,0 0,18">
          <text:p/>
        </draw:polygon>
        <draw:polygon draw:style-name="gr1" draw:text-style-name="P2" draw:layer="layout" svg:width="0.052cm" svg:height="0.312cm" svg:x="37.909cm" svg:y="6.476cm" svg:viewBox="0 0 53 313" draw:points="44,0 0,312 8,313 53,2">
          <text:p/>
        </draw:polygon>
        <draw:polygon draw:style-name="gr1" draw:text-style-name="P2" draw:layer="layout" svg:width="0.037cm" svg:height="0.022cm" svg:x="37.917cm" svg:y="6.458cm" svg:viewBox="0 0 38 23" draw:points="36,23 38,6 3,0 0,18">
          <text:p/>
        </draw:polygon>
        <draw:polygon draw:style-name="gr1" draw:text-style-name="P2" draw:layer="layout" svg:width="0.052cm" svg:height="0.312cm" svg:x="37.954cm" svg:y="6.156cm" svg:viewBox="0 0 53 313" draw:points="44,0 0,312 8,313 53,1">
          <text:p/>
        </draw:polygon>
        <draw:polygon draw:style-name="gr1" draw:text-style-name="P2" draw:layer="layout" svg:width="0.054cm" svg:height="0.323cm" svg:x="37.862cm" svg:y="6.795cm" svg:viewBox="0 0 55 324" draw:points="46,0 0,323 10,324 55,2">
          <text:p/>
        </draw:polygon>
        <draw:polygon draw:style-name="gr1" draw:text-style-name="P2" draw:layer="layout" svg:width="0.038cm" svg:height="0.022cm" svg:x="37.962cm" svg:y="6.139cm" svg:viewBox="0 0 39 23" draw:points="36,23 39,4 3,0 0,18">
          <text:p/>
        </draw:polygon>
        <draw:polygon draw:style-name="gr1" draw:text-style-name="P2" draw:layer="layout" svg:width="0.037cm" svg:height="0.022cm" svg:x="37.872cm" svg:y="6.778cm" svg:viewBox="0 0 38 23" draw:points="36,23 38,5 3,0 0,18">
          <text:p/>
        </draw:polygon>
        <draw:polygon draw:style-name="gr1" draw:text-style-name="P2" draw:layer="layout" svg:width="0.027cm" svg:height="0.021cm" svg:x="37.836cm" svg:y="7.107cm" svg:viewBox="0 0 28 22" draw:points="26,22 28,5 2,0 0,18">
          <text:p/>
        </draw:polygon>
        <draw:polygon draw:style-name="gr1" draw:text-style-name="P2" draw:layer="layout" svg:width="0.04cm" svg:height="0.227cm" svg:x="38.043cm" svg:y="5.603cm" svg:viewBox="0 0 41 228" draw:points="33,0 0,227 9,228 41,1">
          <text:p/>
        </draw:polygon>
        <draw:line draw:style-name="gr1" draw:text-style-name="P1" draw:layer="layout" svg:x1="20.035cm" svg:y1="17.524cm" svg:x2="20.035cm" svg:y2="17.576cm">
          <text:p/>
        </draw:line>
        <draw:line draw:style-name="gr1" draw:text-style-name="P1" draw:layer="layout" svg:x1="19.887cm" svg:y1="17.725cm" svg:x2="19.887cm" svg:y2="17.655cm">
          <text:p/>
        </draw:line>
        <draw:polygon draw:style-name="gr1" draw:text-style-name="P2" draw:layer="layout" svg:width="0.314cm" svg:height="0.009cm" svg:x="37.174cm" svg:y="5.619cm" svg:viewBox="0 0 315 10" draw:points="0,0 0,10 315,10 315,0">
          <text:p/>
        </draw:polygon>
        <draw:polygon draw:style-name="gr1" draw:text-style-name="P2" draw:layer="layout" svg:width="0.314cm" svg:height="0.009cm" svg:x="36.529cm" svg:y="5.619cm" svg:viewBox="0 0 315 10" draw:points="0,0 0,10 315,10 315,0">
          <text:p/>
        </draw:polygon>
        <draw:polygon draw:style-name="gr1" draw:text-style-name="P1" draw:layer="layout" svg:width="0.261cm" svg:height="0.165cm" svg:x="35.618cm" svg:y="5.507cm" svg:viewBox="0 0 262 166" draw:points="0,0 0,113 18,113 18,166 245,166 245,113 262,113 262,66 70,0">
          <text:p/>
        </draw:polygon>
        <draw:polyline draw:style-name="gr1" draw:text-style-name="P2" draw:layer="layout" svg:width="0.314cm" svg:height="0.006cm" svg:x="36.529cm" svg:y="5.628cm" svg:viewBox="0 0 315 7" draw:points="0,0 0,7 315,7 315,0">
          <text:p/>
        </draw:polyline>
        <draw:polygon draw:style-name="gr1" draw:text-style-name="P2" draw:layer="layout" svg:width="0.325cm" svg:height="0.008cm" svg:x="37.497cm" svg:y="5.626cm" svg:viewBox="0 0 326 9" draw:points="0,9 326,9 326,0 0,0">
          <text:p/>
        </draw:polygon>
        <draw:polygon draw:style-name="gr1" draw:text-style-name="P2" draw:layer="layout" svg:width="0.018cm" svg:height="0.035cm" svg:x="37.161cm" svg:y="5.634cm" svg:viewBox="0 0 19 36" draw:points="0,0 0,36 19,36 19,0">
          <text:p/>
        </draw:polygon>
        <draw:polygon draw:style-name="gr1" draw:text-style-name="P2" draw:layer="layout" svg:width="0.018cm" svg:height="0.035cm" svg:x="36.516cm" svg:y="5.634cm" svg:viewBox="0 0 19 36" draw:points="19,0 0,0 0,36 19,36">
          <text:p/>
        </draw:polygon>
        <draw:line draw:style-name="gr1" draw:text-style-name="P2" draw:layer="layout" svg:x1="36.518cm" svg:y1="5.67cm" svg:x2="36.516cm" svg:y2="5.668cm">
          <text:p/>
        </draw:line>
        <draw:polygon draw:style-name="gr1" draw:text-style-name="P1" draw:layer="layout" svg:width="0.017cm" svg:height="0.025cm" svg:x="35.862cm" svg:y="5.634cm" svg:viewBox="0 0 18 26" draw:points="18,0 0,0 0,26 18,26">
          <text:p/>
        </draw:polygon>
        <draw:polygon draw:style-name="gr1" draw:text-style-name="P2" draw:layer="layout" svg:width="0.213cm" svg:height="0.008cm" svg:x="37.826cm" svg:y="5.626cm" svg:viewBox="0 0 214 9" draw:points="0,9 214,9 214,0 0,0">
          <text:p/>
        </draw:polygon>
        <draw:polygon draw:style-name="gr1" draw:text-style-name="P2" draw:layer="layout" svg:width="0.314cm" svg:height="0.008cm" svg:x="36.206cm" svg:y="5.626cm" svg:viewBox="0 0 315 9" draw:points="0,9 315,9 315,0 0,0">
          <text:p/>
        </draw:polygon>
        <draw:polygon draw:style-name="gr1" draw:text-style-name="P2" draw:layer="layout" svg:width="0.314cm" svg:height="0.008cm" svg:x="36.852cm" svg:y="5.626cm" svg:viewBox="0 0 315 9" draw:points="0,9 315,9 315,0 0,0">
          <text:p/>
        </draw:polygon>
        <draw:polygon draw:style-name="gr1" draw:text-style-name="P2" draw:layer="layout" svg:width="0.017cm" svg:height="0.035cm" svg:x="37.484cm" svg:y="5.634cm" svg:viewBox="0 0 18 36" draw:points="18,0 0,0 0,36 18,36">
          <text:p/>
        </draw:polygon>
        <draw:polyline draw:style-name="gr1" draw:text-style-name="P2" draw:layer="layout" svg:width="0.314cm" svg:height="0.006cm" svg:x="37.174cm" svg:y="5.628cm" svg:viewBox="0 0 315 7" draw:points="0,0 0,7 315,7 315,0">
          <text:p/>
        </draw:polyline>
        <draw:polygon draw:style-name="gr1" draw:text-style-name="P2" draw:layer="layout" svg:width="0.018cm" svg:height="0.035cm" svg:x="36.838cm" svg:y="5.634cm" svg:viewBox="0 0 19 36" draw:points="19,0 0,0 0,36 19,36">
          <text:p/>
        </draw:polygon>
        <draw:polygon draw:style-name="gr1" draw:text-style-name="P2" draw:layer="layout" svg:width="0.018cm" svg:height="0.035cm" svg:x="36.193cm" svg:y="5.634cm" svg:viewBox="0 0 19 36" draw:points="19,0 0,0 0,36 19,36">
          <text:p/>
        </draw:polygon>
        <draw:polygon draw:style-name="gr1" draw:text-style-name="P2" draw:layer="layout" svg:width="0.018cm" svg:height="0.035cm" svg:x="37.815cm" svg:y="5.634cm" svg:viewBox="0 0 19 36" draw:points="19,0 0,0 0,36 19,36">
          <text:p/>
        </draw:polygon>
        <draw:polygon draw:style-name="gr1" draw:text-style-name="P2" draw:layer="layout" svg:width="0.325cm" svg:height="0.008cm" svg:x="35.873cm" svg:y="5.626cm" svg:viewBox="0 0 326 9" draw:points="0,9 326,9 326,0 0,0">
          <text:p/>
        </draw:polygon>
        <draw:line draw:style-name="gr1" draw:text-style-name="P1" draw:layer="layout" svg:x1="34.671cm" svg:y1="13.64cm" svg:x2="34.671cm" svg:y2="10.299cm">
          <text:p/>
        </draw:line>
        <draw:line draw:style-name="gr1" draw:text-style-name="P1" draw:layer="layout" svg:x1="34.618cm" svg:y1="10.506cm" svg:x2="34.618cm" svg:y2="13.273cm">
          <text:p/>
        </draw:line>
        <draw:line draw:style-name="gr1" draw:text-style-name="P1" draw:layer="layout" svg:x1="34.623cm" svg:y1="13.306cm" svg:x2="34.623cm" svg:y2="13.592cm">
          <text:p/>
        </draw:line>
        <draw:line draw:style-name="gr1" draw:text-style-name="P1" draw:layer="layout" svg:x1="24.776cm" svg:y1="13.592cm" svg:x2="24.776cm" svg:y2="13.456cm">
          <text:p/>
        </draw:line>
        <draw:line draw:style-name="gr1" draw:text-style-name="P1" draw:layer="layout" svg:x1="24.749cm" svg:y1="13.483cm" svg:x2="24.749cm" svg:y2="13.592cm">
          <text:p/>
        </draw:line>
        <draw:line draw:style-name="gr1" draw:text-style-name="P1" draw:layer="layout" svg:x1="24.776cm" svg:y1="13.456cm" svg:x2="24.674cm" svg:y2="13.456cm">
          <text:p/>
        </draw:line>
        <draw:line draw:style-name="gr1" draw:text-style-name="P1" draw:layer="layout" svg:x1="24.674cm" svg:y1="13.483cm" svg:x2="24.749cm" svg:y2="13.483cm">
          <text:p/>
        </draw:line>
        <draw:polygon draw:style-name="gr1" draw:text-style-name="P1" draw:layer="layout" svg:width="0.13cm" svg:height="3.897cm" svg:x="17.869cm" svg:y="22.48cm" svg:viewBox="0 0 131 3898" draw:points="131,3898 131,0 0,0 0,428 0,3898">
          <text:p/>
        </draw:polygon>
        <draw:polyline draw:style-name="gr1" draw:text-style-name="P1" draw:layer="layout" svg:width="0.13cm" svg:height="0.639cm" svg:x="17.869cm" svg:y="17.515cm" svg:viewBox="0 0 131 640" draw:points="0,166 0,640 131,640 131,0">
          <text:p/>
        </draw:polyline>
        <draw:line draw:style-name="gr1" draw:text-style-name="P1" draw:layer="layout" svg:x1="17.553cm" svg:y1="16.046cm" svg:x2="17.051cm" svg:y2="16.046cm">
          <text:p/>
        </draw:line>
        <draw:line draw:style-name="gr1" draw:text-style-name="P1" draw:layer="layout" svg:x1="17.038cm" svg:y1="15.854cm" svg:x2="17.036cm" svg:y2="15.854cm">
          <text:p/>
        </draw:line>
        <draw:line draw:style-name="gr1" draw:text-style-name="P1" draw:layer="layout" svg:x1="17.106cm" svg:y1="15.854cm" svg:x2="17.051cm" svg:y2="15.854cm">
          <text:p/>
        </draw:line>
        <draw:line draw:style-name="gr1" draw:text-style-name="P1" draw:layer="layout" svg:x1="17.038cm" svg:y1="15.758cm" svg:x2="17.036cm" svg:y2="15.758cm">
          <text:p/>
        </draw:line>
        <draw:line draw:style-name="gr1" draw:text-style-name="P1" draw:layer="layout" svg:x1="17.355cm" svg:y1="15.758cm" svg:x2="17.298cm" svg:y2="15.758cm">
          <text:p/>
        </draw:line>
        <draw:line draw:style-name="gr1" draw:text-style-name="P1" draw:layer="layout" svg:x1="17.223cm" svg:y1="15.758cm" svg:x2="17.051cm" svg:y2="15.758cm">
          <text:p/>
        </draw:line>
        <draw:line draw:style-name="gr1" draw:text-style-name="P1" draw:layer="layout" svg:x1="17.038cm" svg:y1="15.662cm" svg:x2="17.036cm" svg:y2="15.662cm">
          <text:p/>
        </draw:line>
        <draw:line draw:style-name="gr1" draw:text-style-name="P1" draw:layer="layout" svg:x1="17.434cm" svg:y1="15.662cm" svg:x2="17.051cm" svg:y2="15.662cm">
          <text:p/>
        </draw:line>
        <draw:line draw:style-name="gr1" draw:text-style-name="P1" draw:layer="layout" svg:x1="17.038cm" svg:y1="15.566cm" svg:x2="17.036cm" svg:y2="15.566cm">
          <text:p/>
        </draw:line>
        <draw:line draw:style-name="gr1" draw:text-style-name="P1" draw:layer="layout" svg:x1="17.553cm" svg:y1="15.566cm" svg:x2="17.051cm" svg:y2="15.566cm">
          <text:p/>
        </draw:line>
        <draw:line draw:style-name="gr1" draw:text-style-name="P1" draw:layer="layout" svg:x1="17.568cm" svg:y1="15.566cm" svg:x2="17.566cm" svg:y2="15.566cm">
          <text:p/>
        </draw:line>
        <draw:line draw:style-name="gr1" draw:text-style-name="P1" draw:layer="layout" svg:x1="17.038cm" svg:y1="15.471cm" svg:x2="17.036cm" svg:y2="15.471cm">
          <text:p/>
        </draw:line>
        <draw:line draw:style-name="gr1" draw:text-style-name="P1" draw:layer="layout" svg:x1="17.553cm" svg:y1="15.471cm" svg:x2="17.051cm" svg:y2="15.471cm">
          <text:p/>
        </draw:line>
        <draw:line draw:style-name="gr1" draw:text-style-name="P1" draw:layer="layout" svg:x1="17.568cm" svg:y1="15.471cm" svg:x2="17.566cm" svg:y2="15.471cm">
          <text:p/>
        </draw:line>
        <draw:line draw:style-name="gr1" draw:text-style-name="P1" draw:layer="layout" svg:x1="17.038cm" svg:y1="15.374cm" svg:x2="17.036cm" svg:y2="15.374cm">
          <text:p/>
        </draw:line>
        <draw:line draw:style-name="gr1" draw:text-style-name="P1" draw:layer="layout" svg:x1="17.553cm" svg:y1="15.374cm" svg:x2="17.051cm" svg:y2="15.374cm">
          <text:p/>
        </draw:line>
        <draw:line draw:style-name="gr1" draw:text-style-name="P1" draw:layer="layout" svg:x1="17.568cm" svg:y1="15.374cm" svg:x2="17.566cm" svg:y2="15.374cm">
          <text:p/>
        </draw:line>
        <draw:line draw:style-name="gr1" draw:text-style-name="P1" draw:layer="layout" svg:x1="17.038cm" svg:y1="15.279cm" svg:x2="17.036cm" svg:y2="15.279cm">
          <text:p/>
        </draw:line>
        <draw:line draw:style-name="gr1" draw:text-style-name="P1" draw:layer="layout" svg:x1="17.553cm" svg:y1="15.279cm" svg:x2="17.051cm" svg:y2="15.279cm">
          <text:p/>
        </draw:line>
        <draw:line draw:style-name="gr1" draw:text-style-name="P1" draw:layer="layout" svg:x1="17.568cm" svg:y1="15.279cm" svg:x2="17.566cm" svg:y2="15.279cm">
          <text:p/>
        </draw:line>
        <draw:line draw:style-name="gr1" draw:text-style-name="P1" draw:layer="layout" svg:x1="17.038cm" svg:y1="15.183cm" svg:x2="17.036cm" svg:y2="15.183cm">
          <text:p/>
        </draw:line>
        <draw:line draw:style-name="gr1" draw:text-style-name="P1" draw:layer="layout" svg:x1="17.553cm" svg:y1="15.183cm" svg:x2="17.051cm" svg:y2="15.183cm">
          <text:p/>
        </draw:line>
        <draw:line draw:style-name="gr1" draw:text-style-name="P1" draw:layer="layout" svg:x1="17.568cm" svg:y1="15.183cm" svg:x2="17.566cm" svg:y2="15.183cm">
          <text:p/>
        </draw:line>
        <draw:line draw:style-name="gr1" draw:text-style-name="P1" draw:layer="layout" svg:x1="17.038cm" svg:y1="15.087cm" svg:x2="17.036cm" svg:y2="15.087cm">
          <text:p/>
        </draw:line>
        <draw:line draw:style-name="gr1" draw:text-style-name="P1" draw:layer="layout" svg:x1="17.553cm" svg:y1="15.087cm" svg:x2="17.051cm" svg:y2="15.087cm">
          <text:p/>
        </draw:line>
        <draw:line draw:style-name="gr1" draw:text-style-name="P1" draw:layer="layout" svg:x1="17.568cm" svg:y1="15.087cm" svg:x2="17.566cm" svg:y2="15.087cm">
          <text:p/>
        </draw:line>
        <draw:line draw:style-name="gr1" draw:text-style-name="P1" draw:layer="layout" svg:x1="16.946cm" svg:y1="15.087cm" svg:x2="16.949cm" svg:y2="15.087cm">
          <text:p/>
        </draw:line>
        <draw:line draw:style-name="gr1" draw:text-style-name="P1" draw:layer="layout" svg:x1="16.432cm" svg:y1="15.087cm" svg:x2="16.933cm" svg:y2="15.087cm">
          <text:p/>
        </draw:line>
        <draw:line draw:style-name="gr1" draw:text-style-name="P1" draw:layer="layout" svg:x1="16.417cm" svg:y1="15.087cm" svg:x2="16.419cm" svg:y2="15.087cm">
          <text:p/>
        </draw:line>
        <draw:line draw:style-name="gr1" draw:text-style-name="P1" draw:layer="layout" svg:x1="16.946cm" svg:y1="15.183cm" svg:x2="16.949cm" svg:y2="15.183cm">
          <text:p/>
        </draw:line>
        <draw:line draw:style-name="gr1" draw:text-style-name="P1" draw:layer="layout" svg:x1="16.432cm" svg:y1="15.183cm" svg:x2="16.933cm" svg:y2="15.183cm">
          <text:p/>
        </draw:line>
        <draw:line draw:style-name="gr1" draw:text-style-name="P1" draw:layer="layout" svg:x1="16.417cm" svg:y1="15.183cm" svg:x2="16.419cm" svg:y2="15.183cm">
          <text:p/>
        </draw:line>
        <draw:line draw:style-name="gr1" draw:text-style-name="P1" draw:layer="layout" svg:x1="16.946cm" svg:y1="15.279cm" svg:x2="16.949cm" svg:y2="15.279cm">
          <text:p/>
        </draw:line>
        <draw:line draw:style-name="gr1" draw:text-style-name="P1" draw:layer="layout" svg:x1="16.432cm" svg:y1="15.279cm" svg:x2="16.933cm" svg:y2="15.279cm">
          <text:p/>
        </draw:line>
        <draw:line draw:style-name="gr1" draw:text-style-name="P1" draw:layer="layout" svg:x1="16.417cm" svg:y1="15.279cm" svg:x2="16.419cm" svg:y2="15.279cm">
          <text:p/>
        </draw:line>
        <draw:line draw:style-name="gr1" draw:text-style-name="P1" draw:layer="layout" svg:x1="16.946cm" svg:y1="15.374cm" svg:x2="16.949cm" svg:y2="15.374cm">
          <text:p/>
        </draw:line>
        <draw:line draw:style-name="gr1" draw:text-style-name="P1" draw:layer="layout" svg:x1="16.432cm" svg:y1="15.374cm" svg:x2="16.933cm" svg:y2="15.374cm">
          <text:p/>
        </draw:line>
        <draw:line draw:style-name="gr1" draw:text-style-name="P1" draw:layer="layout" svg:x1="16.417cm" svg:y1="15.374cm" svg:x2="16.419cm" svg:y2="15.374cm">
          <text:p/>
        </draw:line>
        <draw:line draw:style-name="gr1" draw:text-style-name="P1" draw:layer="layout" svg:x1="16.946cm" svg:y1="15.471cm" svg:x2="16.949cm" svg:y2="15.471cm">
          <text:p/>
        </draw:line>
        <draw:line draw:style-name="gr1" draw:text-style-name="P1" draw:layer="layout" svg:x1="16.432cm" svg:y1="15.471cm" svg:x2="16.933cm" svg:y2="15.471cm">
          <text:p/>
        </draw:line>
        <draw:line draw:style-name="gr1" draw:text-style-name="P1" draw:layer="layout" svg:x1="16.417cm" svg:y1="15.471cm" svg:x2="16.419cm" svg:y2="15.471cm">
          <text:p/>
        </draw:line>
        <draw:line draw:style-name="gr1" draw:text-style-name="P1" draw:layer="layout" svg:x1="16.946cm" svg:y1="15.566cm" svg:x2="16.949cm" svg:y2="15.566cm">
          <text:p/>
        </draw:line>
        <draw:line draw:style-name="gr1" draw:text-style-name="P1" draw:layer="layout" svg:x1="16.432cm" svg:y1="15.566cm" svg:x2="16.933cm" svg:y2="15.566cm">
          <text:p/>
        </draw:line>
        <draw:line draw:style-name="gr1" draw:text-style-name="P1" draw:layer="layout" svg:x1="16.417cm" svg:y1="15.566cm" svg:x2="16.419cm" svg:y2="15.566cm">
          <text:p/>
        </draw:line>
        <draw:line draw:style-name="gr1" draw:text-style-name="P1" draw:layer="layout" svg:x1="16.946cm" svg:y1="15.662cm" svg:x2="16.949cm" svg:y2="15.662cm">
          <text:p/>
        </draw:line>
        <draw:line draw:style-name="gr1" draw:text-style-name="P1" draw:layer="layout" svg:x1="16.432cm" svg:y1="15.662cm" svg:x2="16.933cm" svg:y2="15.662cm">
          <text:p/>
        </draw:line>
        <draw:line draw:style-name="gr1" draw:text-style-name="P1" draw:layer="layout" svg:x1="16.417cm" svg:y1="15.662cm" svg:x2="16.419cm" svg:y2="15.662cm">
          <text:p/>
        </draw:line>
        <draw:line draw:style-name="gr1" draw:text-style-name="P1" draw:layer="layout" svg:x1="16.946cm" svg:y1="15.758cm" svg:x2="16.949cm" svg:y2="15.758cm">
          <text:p/>
        </draw:line>
        <draw:line draw:style-name="gr1" draw:text-style-name="P1" draw:layer="layout" svg:x1="16.432cm" svg:y1="15.758cm" svg:x2="16.933cm" svg:y2="15.758cm">
          <text:p/>
        </draw:line>
        <draw:line draw:style-name="gr1" draw:text-style-name="P1" draw:layer="layout" svg:x1="16.417cm" svg:y1="15.758cm" svg:x2="16.419cm" svg:y2="15.758cm">
          <text:p/>
        </draw:line>
        <draw:line draw:style-name="gr1" draw:text-style-name="P1" draw:layer="layout" svg:x1="16.946cm" svg:y1="15.854cm" svg:x2="16.949cm" svg:y2="15.854cm">
          <text:p/>
        </draw:line>
        <draw:line draw:style-name="gr1" draw:text-style-name="P1" draw:layer="layout" svg:x1="16.432cm" svg:y1="15.854cm" svg:x2="16.933cm" svg:y2="15.854cm">
          <text:p/>
        </draw:line>
        <draw:line draw:style-name="gr1" draw:text-style-name="P1" draw:layer="layout" svg:x1="16.417cm" svg:y1="15.854cm" svg:x2="16.419cm" svg:y2="15.854cm">
          <text:p/>
        </draw:line>
        <draw:line draw:style-name="gr1" draw:text-style-name="P1" draw:layer="layout" svg:x1="16.946cm" svg:y1="15.95cm" svg:x2="16.949cm" svg:y2="15.95cm">
          <text:p/>
        </draw:line>
        <draw:line draw:style-name="gr1" draw:text-style-name="P1" draw:layer="layout" svg:x1="16.432cm" svg:y1="15.95cm" svg:x2="16.933cm" svg:y2="15.95cm">
          <text:p/>
        </draw:line>
        <draw:line draw:style-name="gr1" draw:text-style-name="P1" draw:layer="layout" svg:x1="16.417cm" svg:y1="15.95cm" svg:x2="16.419cm" svg:y2="15.95cm">
          <text:p/>
        </draw:line>
        <draw:line draw:style-name="gr1" draw:text-style-name="P1" draw:layer="layout" svg:x1="16.946cm" svg:y1="16.046cm" svg:x2="16.949cm" svg:y2="16.046cm">
          <text:p/>
        </draw:line>
        <draw:line draw:style-name="gr1" draw:text-style-name="P1" draw:layer="layout" svg:x1="16.432cm" svg:y1="16.046cm" svg:x2="16.933cm" svg:y2="16.046cm">
          <text:p/>
        </draw:line>
        <draw:line draw:style-name="gr1" draw:text-style-name="P1" draw:layer="layout" svg:x1="16.417cm" svg:y1="16.046cm" svg:x2="16.419cm" svg:y2="16.046cm">
          <text:p/>
        </draw:line>
        <draw:polyline draw:style-name="gr1" draw:text-style-name="P1" draw:layer="layout" svg:width="0.068cm" svg:height="0.034cm" svg:x="17.269cm" svg:y="15.628cm" svg:viewBox="0 0 69 35" draw:points="0,0 34,35 69,0">
          <text:p/>
        </draw:polyline>
        <draw:polyline draw:style-name="gr1" draw:text-style-name="P1" draw:layer="layout" svg:width="0.601cm" svg:height="1.225cm" svg:x="16.702cm" svg:y="14.851cm" svg:viewBox="0 0 602 1226" draw:points="602,812 602,236 602,0 0,0 0,236 0,1226">
          <text:p/>
        </draw:polyline>
        <draw:polygon draw:style-name="gr1" draw:text-style-name="P1" draw:layer="layout" svg:width="0.076cm" svg:height="0.114cm" svg:x="16.704cm" svg:y="16.094cm" svg:viewBox="0 0 77 115" draw:points="0,115 0,0 38,0 54,6 66,17 72,27 77,44 77,71 72,87 66,99 54,109 38,115">
          <text:p/>
        </draw:polygon>
        <draw:polyline draw:style-name="gr1" draw:text-style-name="P1" draw:layer="layout" svg:width="0.076cm" svg:height="0.114cm" svg:x="16.817cm" svg:y="16.094cm" svg:viewBox="0 0 77 115" draw:points="0,115 0,0 77,115 77,0">
          <text:p/>
        </draw:polyline>
        <draw:line draw:style-name="gr1" draw:text-style-name="P1" draw:layer="layout" svg:x1="17.577cm" svg:y1="15.579cm" svg:x2="17.577cm" svg:y2="15.087cm">
          <text:p/>
        </draw:line>
        <draw:line draw:style-name="gr1" draw:text-style-name="P1" draw:layer="layout" svg:x1="17.568cm" svg:y1="15.584cm" svg:x2="17.568cm" svg:y2="15.087cm">
          <text:p/>
        </draw:line>
        <draw:line draw:style-name="gr1" draw:text-style-name="P1" draw:layer="layout" svg:x1="17.566cm" svg:y1="15.585cm" svg:x2="17.566cm" svg:y2="15.087cm">
          <text:p/>
        </draw:line>
        <draw:polyline draw:style-name="gr1" draw:text-style-name="P1" draw:layer="layout" svg:width="1.147cm" svg:height="1.629cm" svg:x="16.419cm" svg:y="14.417cm" svg:viewBox="0 0 1148 1630" draw:points="1135,1176 1135,670 1135,13 13,13 13,574 13,1630 0,1630 0,574 0,0 1148,0 1148,670">
          <text:p/>
        </draw:polyline>
        <draw:polyline draw:style-name="gr1" draw:text-style-name="P1" draw:layer="layout" svg:width="1.169cm" svg:height="1.639cm" svg:x="16.408cm" svg:y="14.407cm" svg:viewBox="0 0 1170 1640" draw:points="1161,680 1161,8 9,8 9,584 9,1640 0,1640 0,584 0,0 1170,0 1170,680">
          <text:p/>
        </draw:polyline>
        <draw:line draw:style-name="gr1" draw:text-style-name="P1" draw:layer="layout" svg:x1="17.036cm" svg:y1="15.895cm" svg:x2="17.036cm" svg:y2="15.082cm">
          <text:p/>
        </draw:line>
        <draw:line draw:style-name="gr1" draw:text-style-name="P1" draw:layer="layout" svg:x1="17.027cm" svg:y1="15.9cm" svg:x2="17.027cm" svg:y2="15.091cm">
          <text:p/>
        </draw:line>
        <draw:line draw:style-name="gr1" draw:text-style-name="P1" draw:layer="layout" svg:x1="17.051cm" svg:y1="15.886cm" svg:x2="17.051cm" svg:y2="15.087cm">
          <text:p/>
        </draw:line>
        <draw:polyline draw:style-name="gr1" draw:text-style-name="P1" draw:layer="layout" svg:width="0.118cm" svg:height="0.979cm" svg:x="16.933cm" svg:y="15.067cm" svg:viewBox="0 0 119 980" draw:points="106,827 106,13 13,13 13,980 0,980 0,0 119,0 119,20">
          <text:p/>
        </draw:polyline>
        <draw:polyline draw:style-name="gr1" draw:text-style-name="P1" draw:layer="layout" svg:width="0.087cm" svg:height="0.964cm" svg:x="16.949cm" svg:y="15.082cm" svg:viewBox="0 0 88 965" draw:points="79,9 8,9 8,965 0,965 0,0 88,0">
          <text:p/>
        </draw:polyline>
        <draw:line draw:style-name="gr1" draw:text-style-name="P1" draw:layer="layout" svg:x1="17.755cm" svg:y1="19.87cm" svg:x2="17.625cm" svg:y2="19.87cm">
          <text:p/>
        </draw:line>
        <draw:line draw:style-name="gr1" draw:text-style-name="P1" draw:layer="layout" svg:x1="21.694cm" svg:y1="10.952cm" svg:x2="21.694cm" svg:y2="10.615cm">
          <text:p/>
        </draw:line>
        <draw:line draw:style-name="gr1" draw:text-style-name="P1" draw:layer="layout" svg:x1="23.892cm" svg:y1="10.94cm" svg:x2="23.892cm" svg:y2="10.615cm">
          <text:p/>
        </draw:line>
        <draw:polyline draw:style-name="gr1" draw:text-style-name="P1" draw:layer="layout" svg:width="0cm" svg:height="0.011cm" svg:x="23.892cm" svg:y="10.951cm" svg:viewBox="0 0 0 12" draw:points="0,12 0,1 0,0">
          <text:p/>
        </draw:polyline>
        <draw:polyline draw:style-name="gr1" draw:text-style-name="P1" draw:layer="layout" svg:width="2.198cm" svg:height="0.011cm" svg:x="21.694cm" svg:y="10.952cm" svg:viewBox="0 0 2199 12" draw:points="2199,12 1256,12 942,12 0,12 0,0 942,0 1256,0 2199,0">
          <text:p/>
        </draw:polyline>
        <draw:polygon draw:style-name="gr1" draw:text-style-name="P1" draw:layer="layout" svg:width="2.198cm" svg:height="0.012cm" svg:x="21.694cm" svg:y="10.603cm" svg:viewBox="0 0 2199 13" draw:points="942,13 0,13 0,0 942,0 1256,0 2199,0 2199,13 1256,13">
          <text:p/>
        </draw:polygon>
        <draw:line draw:style-name="gr1" draw:text-style-name="P1" draw:layer="layout" svg:x1="20.787cm" svg:y1="10.954cm" svg:x2="20.787cm" svg:y2="10.966cm">
          <text:p/>
        </draw:line>
        <draw:line draw:style-name="gr1" draw:text-style-name="P1" draw:layer="layout" svg:x1="20.787cm" svg:y1="10.606cm" svg:x2="20.787cm" svg:y2="10.942cm">
          <text:p/>
        </draw:line>
        <draw:line draw:style-name="gr1" draw:text-style-name="P1" draw:layer="layout" svg:x1="20.682cm" svg:y1="10.954cm" svg:x2="20.682cm" svg:y2="10.966cm">
          <text:p/>
        </draw:line>
        <draw:line draw:style-name="gr1" draw:text-style-name="P1" draw:layer="layout" svg:x1="20.682cm" svg:y1="10.606cm" svg:x2="20.682cm" svg:y2="10.942cm">
          <text:p/>
        </draw:line>
        <draw:polyline draw:style-name="gr1" draw:text-style-name="P1" draw:layer="layout" svg:width="0.037cm" svg:height="0.074cm" svg:x="20.577cm" svg:y="10.74cm" svg:viewBox="0 0 38 75" draw:points="38,0 0,38 38,75">
          <text:p/>
        </draw:polyline>
        <draw:line draw:style-name="gr1" draw:text-style-name="P1" draw:layer="layout" svg:x1="20.787cm" svg:y1="10.777cm" svg:x2="20.577cm" svg:y2="10.777cm">
          <text:p/>
        </draw:line>
        <draw:polyline draw:style-name="gr1" draw:text-style-name="P1" draw:layer="layout" svg:width="0.075cm" svg:height="0.113cm" svg:x="20.828cm" svg:y="10.723cm" svg:viewBox="0 0 76 114" draw:points="0,0 0,81 5,98 16,108 32,114 43,114 59,108 71,98 76,81 76,0">
          <text:p/>
        </draw:polyline>
        <draw:polyline draw:style-name="gr1" draw:text-style-name="P1" draw:layer="layout" svg:width="0.076cm" svg:height="0.114cm" svg:x="20.946cm" svg:y="10.722cm" svg:viewBox="0 0 77 115" draw:points="0,115 0,0 50,0 66,6 71,11 77,22 77,38 71,50 66,55 50,61 0,61">
          <text:p/>
        </draw:polyline>
        <draw:line draw:style-name="gr1" draw:text-style-name="P1" draw:layer="layout" svg:x1="20.682cm" svg:y1="10.595cm" svg:x2="20.577cm" svg:y2="10.595cm">
          <text:p/>
        </draw:line>
        <draw:polyline draw:style-name="gr1" draw:text-style-name="P1" draw:layer="layout" svg:width="0.21cm" svg:height="0.011cm" svg:x="20.577cm" svg:y="10.595cm" svg:viewBox="0 0 211 12" draw:points="211,5 211,12 0,12 0,0">
          <text:p/>
        </draw:polyline>
        <draw:polygon draw:style-name="gr1" draw:text-style-name="P1" draw:layer="layout" svg:width="0.21cm" svg:height="0.012cm" svg:x="20.577cm" svg:y="10.942cm" svg:viewBox="0 0 211 13" draw:points="0,0 211,0 211,13 0,13">
          <text:p/>
        </draw:polygon>
        <draw:polyline draw:style-name="gr1" draw:text-style-name="P1" draw:layer="layout" svg:width="0.005cm" svg:height="0.043cm" svg:x="18.592cm" svg:y="9.598cm" svg:viewBox="0 0 6 44" draw:points="6,0 6,44 5,44 0,44">
          <text:p/>
        </draw:polyline>
        <draw:line draw:style-name="gr1" draw:text-style-name="P1" draw:layer="layout" svg:x1="18.531cm" svg:y1="9.544cm" svg:x2="18.531cm" svg:y2="9.606cm">
          <text:p/>
        </draw:line>
        <draw:polyline draw:style-name="gr1" draw:text-style-name="P1" draw:layer="layout" svg:width="0.056cm" svg:height="0.035cm" svg:x="18.536cm" svg:y="9.606cm" svg:viewBox="0 0 57 36" draw:points="0,0 0,36 57,36">
          <text:p/>
        </draw:polyline>
        <draw:polyline draw:style-name="gr1" draw:text-style-name="P1" draw:layer="layout" svg:width="0.385cm" svg:height="1.974cm" svg:x="11.421cm" svg:y="10.358cm" svg:viewBox="0 0 386 1975" draw:points="386,0 386,950 0,950 0,1001 386,1001 386,1975">
          <text:p/>
        </draw:polyline>
        <draw:line draw:style-name="gr1" draw:text-style-name="P1" draw:layer="layout" svg:x1="11.797cm" svg:y1="13.043cm" svg:x2="11.797cm" svg:y2="13.083cm">
          <text:p/>
        </draw:line>
        <draw:polyline draw:style-name="gr1" draw:text-style-name="P1" draw:layer="layout" svg:width="1.046cm" svg:height="2.579cm" svg:x="11.849cm" svg:y="10.489cm" svg:viewBox="0 0 1047 2580" draw:points="1047,2580 0,2580 0,0">
          <text:p/>
        </draw:polyline>
        <draw:line draw:style-name="gr1" draw:text-style-name="P1" draw:layer="layout" svg:x1="11.454cm" svg:y1="13.128cm" svg:x2="12.988cm" svg:y2="13.128cm">
          <text:p/>
        </draw:line>
        <draw:line draw:style-name="gr1" draw:text-style-name="P1" draw:layer="layout" svg:x1="13.175cm" svg:y1="13.11cm" svg:x2="13.178cm" svg:y2="13.11cm">
          <text:p/>
        </draw:line>
        <draw:line draw:style-name="gr1" draw:text-style-name="P1" draw:layer="layout" svg:x1="11.449cm" svg:y1="14.576cm" svg:x2="11.406cm" svg:y2="14.576cm">
          <text:p/>
        </draw:line>
        <draw:line draw:style-name="gr1" draw:text-style-name="P1" draw:layer="layout" svg:x1="11.449cm" svg:y1="13.747cm" svg:x2="11.406cm" svg:y2="13.747cm">
          <text:p/>
        </draw:line>
        <draw:line draw:style-name="gr1" draw:text-style-name="P1" draw:layer="layout" svg:x1="11.406cm" svg:y1="14.227cm" svg:x2="11.449cm" svg:y2="14.227cm">
          <text:p/>
        </draw:line>
        <draw:line draw:style-name="gr1" draw:text-style-name="P1" draw:layer="layout" svg:x1="11.449cm" svg:y1="13.083cm" svg:x2="11.449cm" svg:y2="13.043cm">
          <text:p/>
        </draw:line>
        <draw:line draw:style-name="gr1" draw:text-style-name="P1" draw:layer="layout" svg:x1="11.406cm" svg:y1="13.398cm" svg:x2="11.449cm" svg:y2="13.398cm">
          <text:p/>
        </draw:line>
        <draw:line draw:style-name="gr1" draw:text-style-name="P1" draw:layer="layout" svg:x1="11.449cm" svg:y1="12.149cm" svg:x2="11.406cm" svg:y2="12.149cm">
          <text:p/>
        </draw:line>
        <draw:line draw:style-name="gr1" draw:text-style-name="P1" draw:layer="layout" svg:x1="11.449cm" svg:y1="10.923cm" svg:x2="11.406cm" svg:y2="10.923cm">
          <text:p/>
        </draw:line>
        <draw:line draw:style-name="gr1" draw:text-style-name="P1" draw:layer="layout" svg:x1="11.406cm" svg:y1="11.591cm" svg:x2="11.449cm" svg:y2="11.591cm">
          <text:p/>
        </draw:line>
        <draw:line draw:style-name="gr1" draw:text-style-name="P1" draw:layer="layout" svg:x1="11.406cm" svg:y1="10.574cm" svg:x2="11.449cm" svg:y2="10.574cm">
          <text:p/>
        </draw:line>
        <draw:line draw:style-name="gr1" draw:text-style-name="P2" draw:layer="layout" svg:x1="36.647cm" svg:y1="13.402cm" svg:x2="36.392cm" svg:y2="13.402cm">
          <text:p/>
        </draw:line>
        <draw:line draw:style-name="gr1" draw:text-style-name="P2" draw:layer="layout" svg:x1="36.647cm" svg:y1="12.922cm" svg:x2="36.324cm" svg:y2="12.922cm">
          <text:p/>
        </draw:line>
        <draw:line draw:style-name="gr1" draw:text-style-name="P2" draw:layer="layout" svg:x1="36.424cm" svg:y1="13.434cm" svg:x2="36.647cm" svg:y2="13.434cm">
          <text:p/>
        </draw:line>
        <draw:line draw:style-name="gr1" draw:text-style-name="P1" draw:layer="layout" svg:x1="16.241cm" svg:y1="4.901cm" svg:x2="16.241cm" svg:y2="5.915cm">
          <text:p/>
        </draw:line>
        <draw:path draw:style-name="gr1" draw:text-style-name="P1" draw:layer="layout" svg:width="0.225cm" svg:height="0.092cm" svg:x="16.306cm" svg:y="6.899cm" svg:viewBox="0 0 226 93" svg:d="M0 93c84 0 166-33 226-93">
          <text:p/>
        </draw:path>
        <draw:polygon draw:style-name="gr1" draw:text-style-name="P1" draw:layer="layout" svg:width="0.233cm" svg:height="0.233cm" svg:x="16.298cm" svg:y="6.677cm" svg:viewBox="0 0 234 234" draw:points="234,223 223,234 0,11 11,0">
          <text:p/>
        </draw:polygon>
        <draw:polygon draw:style-name="gr1" draw:text-style-name="P1" draw:layer="layout" svg:width="0.046cm" svg:height="0.017cm" svg:x="16.263cm" svg:y="6.991cm" svg:viewBox="0 0 47 18" draw:points="0,18 47,18 47,0 0,0">
          <text:p/>
        </draw:polygon>
        <draw:polygon draw:style-name="gr1" draw:text-style-name="P1" draw:layer="layout" svg:width="0.046cm" svg:height="0.018cm" svg:x="16.263cm" svg:y="6.659cm" svg:viewBox="0 0 47 19" draw:points="0,19 47,19 47,0 0,0">
          <text:p/>
        </draw:polygon>
        <draw:polygon draw:style-name="gr1" draw:text-style-name="P1" draw:layer="layout" svg:width="0.396cm" svg:height="0.078cm" svg:x="17.449cm" svg:y="6.401cm" svg:viewBox="0 0 397 79" draw:points="397,71 2,0 0,9 395,79">
          <text:p/>
        </draw:polygon>
        <draw:polygon draw:style-name="gr1" draw:text-style-name="P1" draw:layer="layout" svg:width="0.641cm" svg:height="0.121cm" svg:x="16.805cm" svg:y="6.288cm" svg:viewBox="0 0 642 122" draw:points="642,114 2,0 0,8 641,122">
          <text:p/>
        </draw:polygon>
        <draw:polygon draw:style-name="gr1" draw:text-style-name="P1" draw:layer="layout" svg:width="0.434cm" svg:height="0.085cm" svg:x="16.368cm" svg:y="6.211cm" svg:viewBox="0 0 435 86" draw:points="435,76 1,0 0,8 434,86">
          <text:p/>
        </draw:polygon>
        <draw:polygon draw:style-name="gr1" draw:text-style-name="P1" draw:layer="layout" svg:width="0.035cm" svg:height="0.084cm" svg:x="17.423cm" svg:y="6.401cm" svg:viewBox="0 0 36 85" draw:points="14,7 0,81 23,85 36,10 27,9 29,0 24,0 23,8">
          <text:p/>
        </draw:polygon>
        <draw:polygon draw:style-name="gr1" draw:text-style-name="P1" draw:layer="layout" svg:width="0.035cm" svg:height="0.084cm" svg:x="16.779cm" svg:y="6.287cm" svg:viewBox="0 0 36 85" draw:points="13,7 0,81 22,85 36,11 26,9 28,1 23,0 22,9">
          <text:p/>
        </draw:polygon>
        <draw:polygon draw:style-name="gr1" draw:text-style-name="P1" draw:layer="layout" svg:width="0.037cm" svg:height="0.094cm" svg:x="16.334cm" svg:y="6.198cm" svg:viewBox="0 0 38 95" draw:points="36,13 38,4 16,0 0,92 22,95 35,21 31,20 32,12">
          <text:p/>
        </draw:polygon>
        <draw:polygon draw:style-name="gr1" draw:text-style-name="P1" draw:layer="layout" svg:width="0.037cm" svg:height="0.094cm" svg:x="17.831cm" svg:y="6.462cm" svg:viewBox="0 0 38 95" draw:points="15,0 14,9 18,10 17,18 12,17 0,92 21,95 38,4">
          <text:p/>
        </draw:polygon>
        <draw:line draw:style-name="gr1" draw:text-style-name="P1" draw:layer="layout" svg:x1="16.78cm" svg:y1="6.368cm" svg:x2="16.355cm" svg:y2="6.292cm">
          <text:p/>
        </draw:line>
        <draw:line draw:style-name="gr1" draw:text-style-name="P1" draw:layer="layout" svg:x1="17.424cm" svg:y1="6.482cm" svg:x2="16.801cm" svg:y2="6.371cm">
          <text:p/>
        </draw:line>
        <draw:line draw:style-name="gr1" draw:text-style-name="P1" draw:layer="layout" svg:x1="16.362cm" svg:y1="6.254cm" svg:x2="16.787cm" svg:y2="6.33cm">
          <text:p/>
        </draw:line>
        <draw:line draw:style-name="gr1" draw:text-style-name="P1" draw:layer="layout" svg:x1="16.371cm" svg:y1="6.202cm" svg:x2="16.807cm" svg:y2="6.28cm">
          <text:p/>
        </draw:line>
        <draw:line draw:style-name="gr1" draw:text-style-name="P1" draw:layer="layout" svg:x1="16.807cm" svg:y1="6.332cm" svg:x2="17.431cm" svg:y2="6.443cm">
          <text:p/>
        </draw:line>
        <draw:line draw:style-name="gr1" draw:text-style-name="P1" draw:layer="layout" svg:x1="16.806cm" svg:y1="6.279cm" svg:x2="17.451cm" svg:y2="6.394cm">
          <text:p/>
        </draw:line>
        <draw:line draw:style-name="gr1" draw:text-style-name="P1" draw:layer="layout" svg:x1="17.452cm" svg:y1="6.446cm" svg:x2="17.838cm" svg:y2="6.515cm">
          <text:p/>
        </draw:line>
        <draw:line draw:style-name="gr1" draw:text-style-name="P1" draw:layer="layout" svg:x1="17.45cm" svg:y1="6.393cm" svg:x2="17.847cm" svg:y2="6.463cm">
          <text:p/>
        </draw:line>
        <draw:line draw:style-name="gr1" draw:text-style-name="P1" draw:layer="layout" svg:x1="17.832cm" svg:y1="6.554cm" svg:x2="17.445cm" svg:y2="6.485cm">
          <text:p/>
        </draw:line>
        <draw:line draw:style-name="gr1" draw:text-style-name="P1" draw:layer="layout" svg:x1="16.26cm" svg:y1="25.084cm" svg:x2="16.26cm" svg:y2="26.744cm">
          <text:p/>
        </draw:line>
        <draw:line draw:style-name="gr1" draw:text-style-name="P1" draw:layer="layout" svg:x1="16.297cm" svg:y1="26.742cm" svg:x2="16.297cm" svg:y2="25.121cm">
          <text:p/>
        </draw:line>
        <draw:polygon draw:style-name="gr1" draw:text-style-name="P1" draw:layer="layout" svg:width="0.334cm" svg:height="0.009cm" svg:x="33.65cm" svg:y="9.266cm" svg:viewBox="0 0 335 10" draw:points="0,10 335,10 335,0 0,0">
          <text:p/>
        </draw:polygon>
        <draw:polygon draw:style-name="gr1" draw:text-style-name="P1" draw:layer="layout" svg:width="0.326cm" svg:height="0.009cm" svg:x="34.961cm" svg:y="9.266cm" svg:viewBox="0 0 327 10" draw:points="0,10 327,10 327,0 0,0">
          <text:p/>
        </draw:polygon>
        <draw:polygon draw:style-name="gr1" draw:text-style-name="P1" draw:layer="layout" svg:width="0.018cm" svg:height="0.035cm" svg:x="35.287cm" svg:y="9.249cm" svg:viewBox="0 0 19 36" draw:points="0,36 19,36 19,0 0,0">
          <text:p/>
        </draw:polygon>
        <draw:polygon draw:style-name="gr1" draw:text-style-name="P1" draw:layer="layout" svg:width="0.019cm" svg:height="0.035cm" svg:x="34.943cm" svg:y="9.249cm" svg:viewBox="0 0 20 36" draw:points="0,36 20,36 20,0 0,0">
          <text:p/>
        </draw:polygon>
        <draw:polygon draw:style-name="gr1" draw:text-style-name="P1" draw:layer="layout" svg:width="0.017cm" svg:height="0.035cm" svg:x="34.621cm" svg:y="9.249cm" svg:viewBox="0 0 18 36" draw:points="0,36 18,36 18,0 0,0">
          <text:p/>
        </draw:polygon>
        <draw:polygon draw:style-name="gr1" draw:text-style-name="P1" draw:layer="layout" svg:width="0.017cm" svg:height="0.035cm" svg:x="33.633cm" svg:y="9.249cm" svg:viewBox="0 0 18 36" draw:points="0,36 18,36 18,0 0,0">
          <text:p/>
        </draw:polygon>
        <draw:line draw:style-name="gr1" draw:text-style-name="P1" draw:layer="layout" svg:x1="33.984cm" svg:y1="9.284cm" svg:x2="33.65cm" svg:y2="9.284cm">
          <text:p/>
        </draw:line>
        <draw:line draw:style-name="gr1" draw:text-style-name="P1" draw:layer="layout" svg:x1="33.984cm" svg:y1="9.249cm" svg:x2="33.638cm" svg:y2="9.249cm">
          <text:p/>
        </draw:line>
        <draw:line draw:style-name="gr1" draw:text-style-name="P1" draw:layer="layout" svg:x1="34.621cm" svg:y1="9.284cm" svg:x2="34.001cm" svg:y2="9.284cm">
          <text:p/>
        </draw:line>
        <draw:line draw:style-name="gr1" draw:text-style-name="P1" draw:layer="layout" svg:x1="34.621cm" svg:y1="9.249cm" svg:x2="34.001cm" svg:y2="9.249cm">
          <text:p/>
        </draw:line>
        <draw:polygon draw:style-name="gr1" draw:text-style-name="P1" draw:layer="layout" svg:width="0.62cm" svg:height="0.009cm" svg:x="34.001cm" svg:y="9.266cm" svg:viewBox="0 0 621 10" draw:points="0,10 621,10 621,0 0,0">
          <text:p/>
        </draw:polygon>
        <draw:polygon draw:style-name="gr1" draw:text-style-name="P1" draw:layer="layout" svg:width="0.017cm" svg:height="0.035cm" svg:x="33.984cm" svg:y="9.249cm" svg:viewBox="0 0 18 36" draw:points="0,36 18,36 18,0 0,0">
          <text:p/>
        </draw:polygon>
        <draw:path draw:style-name="gr1" draw:text-style-name="P1" draw:layer="layout" svg:width="0.097cm" svg:height="0.235cm" svg:x="22.132cm" svg:y="9.268cm" svg:viewBox="0 0 98 236" svg:d="M0 0c0 88 36 173 98 236">
          <text:p/>
        </draw:path>
        <draw:polygon draw:style-name="gr1" draw:text-style-name="P1" draw:layer="layout" svg:width="0.246cm" svg:height="0.247cm" svg:x="22.217cm" svg:y="9.256cm" svg:viewBox="0 0 247 248" draw:points="235,0 0,235 12,248 247,12">
          <text:p/>
        </draw:polygon>
        <draw:polygon draw:style-name="gr1" draw:text-style-name="P1" draw:layer="layout" svg:width="0.611cm" svg:height="0.01cm" svg:x="21.504cm" svg:y="9.255cm" svg:viewBox="0 0 612 11" draw:points="0,11 612,11 612,0 0,0">
          <text:p/>
        </draw:polygon>
        <draw:polygon draw:style-name="gr1" draw:text-style-name="P1" draw:layer="layout" svg:width="0.018cm" svg:height="0.034cm" svg:x="22.463cm" svg:y="9.247cm" svg:viewBox="0 0 19 35" draw:points="0,35 19,35 19,0 0,0">
          <text:p/>
        </draw:polygon>
        <draw:polyline draw:style-name="gr1" draw:text-style-name="P1" draw:layer="layout" svg:width="0.628cm" svg:height="0.034cm" svg:x="21.504cm" svg:y="9.247cm" svg:viewBox="0 0 629 35" draw:points="0,35 612,35 629,35 629,0 612,0 612,35">
          <text:p/>
        </draw:polyline>
        <draw:line draw:style-name="gr1" draw:text-style-name="P1" draw:layer="layout" svg:x1="22.115cm" svg:y1="9.247cm" svg:x2="21.504cm" svg:y2="9.247cm">
          <text:p/>
        </draw:line>
        <draw:polygon draw:style-name="gr1" draw:text-style-name="P1" draw:layer="layout" svg:width="0.017cm" svg:height="0.034cm" svg:x="21.487cm" svg:y="9.247cm" svg:viewBox="0 0 18 35" draw:points="0,35 18,35 18,0 0,0">
          <text:p/>
        </draw:polygon>
        <draw:polyline draw:style-name="gr1" draw:text-style-name="P1" draw:layer="layout" svg:width="0.052cm" svg:height="0.256cm" svg:x="32.435cm" svg:y="9.288cm" svg:viewBox="0 0 53 257" draw:points="0,257 0,0 1,0 5,0 49,0 52,0 53,0 53,257">
          <text:p/>
        </draw:polyline>
        <draw:line draw:style-name="gr1" draw:text-style-name="P1" draw:layer="layout" svg:x1="33.105cm" svg:y1="7.856cm" svg:x2="33.105cm" svg:y2="8.168cm">
          <text:p/>
        </draw:line>
        <draw:line draw:style-name="gr1" draw:text-style-name="P1" draw:layer="layout" svg:x1="33.158cm" svg:y1="8.163cm" svg:x2="33.158cm" svg:y2="7.908cm">
          <text:p/>
        </draw:line>
        <draw:line draw:style-name="gr1" draw:text-style-name="P1" draw:layer="layout" svg:x1="32.479cm" svg:y1="8.215cm" svg:x2="33.586cm" svg:y2="8.215cm">
          <text:p/>
        </draw:line>
        <draw:line draw:style-name="gr1" draw:text-style-name="P1" draw:layer="layout" svg:x1="33.586cm" svg:y1="8.163cm" svg:x2="33.158cm" svg:y2="8.163cm">
          <text:p/>
        </draw:line>
        <draw:line draw:style-name="gr1" draw:text-style-name="P1" draw:layer="layout" svg:x1="32.388cm" svg:y1="7.856cm" svg:x2="32.388cm" svg:y2="7.857cm">
          <text:p/>
        </draw:line>
        <draw:line draw:style-name="gr1" draw:text-style-name="P1" draw:layer="layout" svg:x1="31.084cm" svg:y1="7.857cm" svg:x2="31.084cm" svg:y2="7.856cm">
          <text:p/>
        </draw:line>
        <draw:line draw:style-name="gr1" draw:text-style-name="P1" draw:layer="layout" svg:x1="31.432cm" svg:y1="7.856cm" svg:x2="31.432cm" svg:y2="7.857cm">
          <text:p/>
        </draw:line>
        <draw:line draw:style-name="gr1" draw:text-style-name="P1" draw:layer="layout" svg:x1="32.039cm" svg:y1="7.857cm" svg:x2="32.039cm" svg:y2="7.856cm">
          <text:p/>
        </draw:line>
        <draw:line draw:style-name="gr1" draw:text-style-name="P1" draw:layer="layout" svg:x1="32.388cm" svg:y1="7.857cm" svg:x2="32.388cm" svg:y2="7.861cm">
          <text:p/>
        </draw:line>
        <draw:line draw:style-name="gr1" draw:text-style-name="P1" draw:layer="layout" svg:x1="31.084cm" svg:y1="7.861cm" svg:x2="31.084cm" svg:y2="7.857cm">
          <text:p/>
        </draw:line>
        <draw:line draw:style-name="gr1" draw:text-style-name="P1" draw:layer="layout" svg:x1="31.432cm" svg:y1="7.857cm" svg:x2="31.432cm" svg:y2="7.861cm">
          <text:p/>
        </draw:line>
        <draw:line draw:style-name="gr1" draw:text-style-name="P1" draw:layer="layout" svg:x1="32.039cm" svg:y1="7.861cm" svg:x2="32.039cm" svg:y2="7.857cm">
          <text:p/>
        </draw:line>
        <draw:line draw:style-name="gr1" draw:text-style-name="P1" draw:layer="layout" svg:x1="33.564cm" svg:y1="7.856cm" svg:x2="33.564cm" svg:y2="7.857cm">
          <text:p/>
        </draw:line>
        <draw:line draw:style-name="gr1" draw:text-style-name="P1" draw:layer="layout" svg:x1="33.215cm" svg:y1="7.857cm" svg:x2="33.215cm" svg:y2="7.856cm">
          <text:p/>
        </draw:line>
        <draw:line draw:style-name="gr1" draw:text-style-name="P1" draw:layer="layout" svg:x1="33.564cm" svg:y1="7.857cm" svg:x2="33.564cm" svg:y2="7.861cm">
          <text:p/>
        </draw:line>
        <draw:line draw:style-name="gr1" draw:text-style-name="P1" draw:layer="layout" svg:x1="33.215cm" svg:y1="7.861cm" svg:x2="33.215cm" svg:y2="7.857cm">
          <text:p/>
        </draw:line>
        <draw:line draw:style-name="gr1" draw:text-style-name="P1" draw:layer="layout" svg:x1="32.479cm" svg:y1="7.856cm" svg:x2="32.388cm" svg:y2="7.856cm">
          <text:p/>
        </draw:line>
        <draw:line draw:style-name="gr1" draw:text-style-name="P1" draw:layer="layout" svg:x1="32.039cm" svg:y1="7.856cm" svg:x2="31.432cm" svg:y2="7.856cm">
          <text:p/>
        </draw:line>
        <draw:line draw:style-name="gr1" draw:text-style-name="P1" draw:layer="layout" svg:x1="31.084cm" svg:y1="7.856cm" svg:x2="30.605cm" svg:y2="7.856cm">
          <text:p/>
        </draw:line>
        <draw:line draw:style-name="gr1" draw:text-style-name="P1" draw:layer="layout" svg:x1="34.375cm" svg:y1="7.856cm" svg:x2="33.564cm" svg:y2="7.856cm">
          <text:p/>
        </draw:line>
        <draw:line draw:style-name="gr1" draw:text-style-name="P1" draw:layer="layout" svg:x1="33.215cm" svg:y1="7.856cm" svg:x2="33.106cm" svg:y2="7.856cm">
          <text:p/>
        </draw:line>
        <draw:line draw:style-name="gr1" draw:text-style-name="P1" draw:layer="layout" svg:x1="33.564cm" svg:y1="7.903cm" svg:x2="33.564cm" svg:y2="7.907cm">
          <text:p/>
        </draw:line>
        <draw:line draw:style-name="gr1" draw:text-style-name="P1" draw:layer="layout" svg:x1="33.215cm" svg:y1="7.907cm" svg:x2="33.215cm" svg:y2="7.903cm">
          <text:p/>
        </draw:line>
        <draw:line draw:style-name="gr1" draw:text-style-name="P1" draw:layer="layout" svg:x1="33.564cm" svg:y1="7.907cm" svg:x2="33.564cm" svg:y2="7.908cm">
          <text:p/>
        </draw:line>
        <draw:line draw:style-name="gr1" draw:text-style-name="P1" draw:layer="layout" svg:x1="33.215cm" svg:y1="7.908cm" svg:x2="33.215cm" svg:y2="7.907cm">
          <text:p/>
        </draw:line>
        <draw:line draw:style-name="gr1" draw:text-style-name="P1" draw:layer="layout" svg:x1="32.388cm" svg:y1="7.903cm" svg:x2="32.388cm" svg:y2="7.907cm">
          <text:p/>
        </draw:line>
        <draw:line draw:style-name="gr1" draw:text-style-name="P1" draw:layer="layout" svg:x1="31.084cm" svg:y1="7.907cm" svg:x2="31.084cm" svg:y2="7.903cm">
          <text:p/>
        </draw:line>
        <draw:line draw:style-name="gr1" draw:text-style-name="P1" draw:layer="layout" svg:x1="31.432cm" svg:y1="7.903cm" svg:x2="31.432cm" svg:y2="7.907cm">
          <text:p/>
        </draw:line>
        <draw:line draw:style-name="gr1" draw:text-style-name="P1" draw:layer="layout" svg:x1="32.039cm" svg:y1="7.907cm" svg:x2="32.039cm" svg:y2="7.903cm">
          <text:p/>
        </draw:line>
        <draw:line draw:style-name="gr1" draw:text-style-name="P1" draw:layer="layout" svg:x1="32.388cm" svg:y1="7.907cm" svg:x2="32.388cm" svg:y2="7.908cm">
          <text:p/>
        </draw:line>
        <draw:line draw:style-name="gr1" draw:text-style-name="P1" draw:layer="layout" svg:x1="31.084cm" svg:y1="7.908cm" svg:x2="31.084cm" svg:y2="7.907cm">
          <text:p/>
        </draw:line>
        <draw:line draw:style-name="gr1" draw:text-style-name="P1" draw:layer="layout" svg:x1="31.432cm" svg:y1="7.907cm" svg:x2="31.432cm" svg:y2="7.908cm">
          <text:p/>
        </draw:line>
        <draw:line draw:style-name="gr1" draw:text-style-name="P1" draw:layer="layout" svg:x1="32.039cm" svg:y1="7.908cm" svg:x2="32.039cm" svg:y2="7.907cm">
          <text:p/>
        </draw:line>
        <draw:line draw:style-name="gr1" draw:text-style-name="P1" draw:layer="layout" svg:x1="30.876cm" svg:y1="7.908cm" svg:x2="31.084cm" svg:y2="7.908cm">
          <text:p/>
        </draw:line>
        <draw:line draw:style-name="gr1" draw:text-style-name="P1" draw:layer="layout" svg:x1="33.638cm" svg:y1="7.908cm" svg:x2="34.375cm" svg:y2="7.908cm">
          <text:p/>
        </draw:line>
        <draw:line draw:style-name="gr1" draw:text-style-name="P1" draw:layer="layout" svg:x1="33.564cm" svg:y1="7.908cm" svg:x2="33.586cm" svg:y2="7.908cm">
          <text:p/>
        </draw:line>
        <draw:line draw:style-name="gr1" draw:text-style-name="P1" draw:layer="layout" svg:x1="31.698cm" svg:y1="7.908cm" svg:x2="32.039cm" svg:y2="7.908cm">
          <text:p/>
        </draw:line>
        <draw:line draw:style-name="gr1" draw:text-style-name="P1" draw:layer="layout" svg:x1="31.432cm" svg:y1="7.908cm" svg:x2="31.645cm" svg:y2="7.908cm">
          <text:p/>
        </draw:line>
        <draw:line draw:style-name="gr1" draw:text-style-name="P1" draw:layer="layout" svg:x1="33.158cm" svg:y1="7.908cm" svg:x2="33.215cm" svg:y2="7.908cm">
          <text:p/>
        </draw:line>
        <draw:line draw:style-name="gr1" draw:text-style-name="P1" draw:layer="layout" svg:x1="32.388cm" svg:y1="7.908cm" svg:x2="32.426cm" svg:y2="7.908cm">
          <text:p/>
        </draw:line>
        <draw:line draw:style-name="gr1" draw:text-style-name="P1" draw:layer="layout" svg:x1="33.564cm" svg:y1="7.861cm" svg:x2="33.564cm" svg:y2="7.903cm">
          <text:p/>
        </draw:line>
        <draw:line draw:style-name="gr1" draw:text-style-name="P1" draw:layer="layout" svg:x1="34.375cm" svg:y1="7.908cm" svg:x2="34.375cm" svg:y2="7.856cm">
          <text:p/>
        </draw:line>
        <draw:line draw:style-name="gr1" draw:text-style-name="P1" draw:layer="layout" svg:x1="33.215cm" svg:y1="7.903cm" svg:x2="33.215cm" svg:y2="7.861cm">
          <text:p/>
        </draw:line>
        <draw:line draw:style-name="gr1" draw:text-style-name="P1" draw:layer="layout" svg:x1="32.388cm" svg:y1="7.861cm" svg:x2="32.388cm" svg:y2="7.903cm">
          <text:p/>
        </draw:line>
        <draw:line draw:style-name="gr1" draw:text-style-name="P1" draw:layer="layout" svg:x1="31.432cm" svg:y1="7.861cm" svg:x2="31.432cm" svg:y2="7.903cm">
          <text:p/>
        </draw:line>
        <draw:line draw:style-name="gr1" draw:text-style-name="P1" draw:layer="layout" svg:x1="32.039cm" svg:y1="7.903cm" svg:x2="32.039cm" svg:y2="7.861cm">
          <text:p/>
        </draw:line>
        <draw:line draw:style-name="gr1" draw:text-style-name="P1" draw:layer="layout" svg:x1="30.637cm" svg:y1="7.903cm" svg:x2="30.844cm" svg:y2="7.903cm">
          <text:p/>
        </draw:line>
        <draw:line draw:style-name="gr1" draw:text-style-name="P1" draw:layer="layout" svg:x1="31.084cm" svg:y1="7.903cm" svg:x2="31.084cm" svg:y2="7.861cm">
          <text:p/>
        </draw:line>
        <draw:line draw:style-name="gr1" draw:text-style-name="P2" draw:layer="layout" svg:x1="9.107cm" svg:y1="26.842cm" svg:x2="10.675cm" svg:y2="26.926cm">
          <text:p/>
        </draw:line>
        <draw:polyline draw:style-name="gr1" draw:text-style-name="P2" draw:layer="layout" svg:width="1.466cm" svg:height="0.18cm" svg:x="9.214cm" svg:y="26.741cm" svg:viewBox="0 0 1467 181" draw:points="1462,181 1467,77 0,0">
          <text:p/>
        </draw:polyline>
        <draw:line draw:style-name="gr1" draw:text-style-name="P2" draw:layer="layout" svg:x1="9.107cm" svg:y1="25.028cm" svg:x2="9.107cm" svg:y2="26.842cm">
          <text:p/>
        </draw:line>
        <draw:line draw:style-name="gr1" draw:text-style-name="P1" draw:layer="layout" svg:x1="9.214cm" svg:y1="26.741cm" svg:x2="9.214cm" svg:y2="25.076cm">
          <text:p/>
        </draw:line>
        <draw:line draw:style-name="gr1" draw:text-style-name="P1" draw:layer="layout" svg:x1="9.214cm" svg:y1="25.028cm" svg:x2="9.107cm" svg:y2="25.028cm">
          <text:p/>
        </draw:line>
        <draw:line draw:style-name="gr1" draw:text-style-name="P2" draw:layer="layout" svg:x1="9.214cm" svg:y1="4.164cm" svg:x2="9.214cm" svg:y2="4.877cm">
          <text:p/>
        </draw:line>
        <draw:line draw:style-name="gr1" draw:text-style-name="P1" draw:layer="layout" svg:x1="9.214cm" svg:y1="4.904cm" svg:x2="9.214cm" svg:y2="5.035cm">
          <text:p/>
        </draw:line>
        <draw:line draw:style-name="gr1" draw:text-style-name="P1" draw:layer="layout" svg:x1="9.214cm" svg:y1="5.062cm" svg:x2="9.214cm" svg:y2="6.193cm">
          <text:p/>
        </draw:line>
        <draw:line draw:style-name="gr1" draw:text-style-name="P1" draw:layer="layout" svg:x1="9.214cm" svg:y1="6.235cm" svg:x2="9.214cm" svg:y2="7.178cm">
          <text:p/>
        </draw:line>
        <draw:line draw:style-name="gr1" draw:text-style-name="P1" draw:layer="layout" svg:x1="9.214cm" svg:y1="7.343cm" svg:x2="9.214cm" svg:y2="8.286cm">
          <text:p/>
        </draw:line>
        <draw:line draw:style-name="gr1" draw:text-style-name="P1" draw:layer="layout" svg:x1="9.214cm" svg:y1="8.328cm" svg:x2="9.214cm" svg:y2="9.332cm">
          <text:p/>
        </draw:line>
        <draw:line draw:style-name="gr1" draw:text-style-name="P1" draw:layer="layout" svg:x1="9.214cm" svg:y1="9.374cm" svg:x2="9.214cm" svg:y2="10.317cm">
          <text:p/>
        </draw:line>
        <draw:line draw:style-name="gr1" draw:text-style-name="P1" draw:layer="layout" svg:x1="9.214cm" svg:y1="10.344cm" svg:x2="9.214cm" svg:y2="10.455cm">
          <text:p/>
        </draw:line>
        <draw:line draw:style-name="gr1" draw:text-style-name="P1" draw:layer="layout" svg:x1="9.214cm" svg:y1="10.487cm" svg:x2="9.214cm" svg:y2="11.425cm">
          <text:p/>
        </draw:line>
        <draw:line draw:style-name="gr1" draw:text-style-name="P1" draw:layer="layout" svg:x1="9.214cm" svg:y1="11.467cm" svg:x2="9.214cm" svg:y2="12.466cm">
          <text:p/>
        </draw:line>
        <draw:line draw:style-name="gr1" draw:text-style-name="P1" draw:layer="layout" svg:x1="9.214cm" svg:y1="12.519cm" svg:x2="9.214cm" svg:y2="13.456cm">
          <text:p/>
        </draw:line>
        <draw:line draw:style-name="gr1" draw:text-style-name="P1" draw:layer="layout" svg:x1="9.214cm" svg:y1="13.483cm" svg:x2="9.214cm" svg:y2="13.595cm">
          <text:p/>
        </draw:line>
        <draw:line draw:style-name="gr1" draw:text-style-name="P1" draw:layer="layout" svg:x1="9.214cm" svg:y1="13.622cm" svg:x2="9.214cm" svg:y2="14.564cm">
          <text:p/>
        </draw:line>
        <draw:line draw:style-name="gr1" draw:text-style-name="P1" draw:layer="layout" svg:x1="9.214cm" svg:y1="14.607cm" svg:x2="9.214cm" svg:y2="15.611cm">
          <text:p/>
        </draw:line>
        <draw:line draw:style-name="gr1" draw:text-style-name="P1" draw:layer="layout" svg:x1="9.214cm" svg:y1="15.653cm" svg:x2="9.214cm" svg:y2="16.595cm">
          <text:p/>
        </draw:line>
        <draw:line draw:style-name="gr1" draw:text-style-name="P1" draw:layer="layout" svg:x1="9.214cm" svg:y1="16.623cm" svg:x2="9.214cm" svg:y2="16.734cm">
          <text:p/>
        </draw:line>
        <draw:line draw:style-name="gr1" draw:text-style-name="P1" draw:layer="layout" svg:x1="9.214cm" svg:y1="16.761cm" svg:x2="9.214cm" svg:y2="17.703cm">
          <text:p/>
        </draw:line>
        <draw:line draw:style-name="gr1" draw:text-style-name="P1" draw:layer="layout" svg:x1="9.214cm" svg:y1="17.746cm" svg:x2="9.214cm" svg:y2="18.75cm">
          <text:p/>
        </draw:line>
        <draw:line draw:style-name="gr1" draw:text-style-name="P1" draw:layer="layout" svg:x1="9.214cm" svg:y1="18.792cm" svg:x2="9.214cm" svg:y2="19.734cm">
          <text:p/>
        </draw:line>
        <draw:line draw:style-name="gr1" draw:text-style-name="P1" draw:layer="layout" svg:x1="9.214cm" svg:y1="19.762cm" svg:x2="9.214cm" svg:y2="19.873cm">
          <text:p/>
        </draw:line>
        <draw:line draw:style-name="gr1" draw:text-style-name="P1" draw:layer="layout" svg:x1="9.214cm" svg:y1="19.9cm" svg:x2="9.214cm" svg:y2="20.842cm">
          <text:p/>
        </draw:line>
        <draw:line draw:style-name="gr1" draw:text-style-name="P1" draw:layer="layout" svg:x1="9.214cm" svg:y1="20.885cm" svg:x2="9.214cm" svg:y2="21.889cm">
          <text:p/>
        </draw:line>
        <draw:line draw:style-name="gr1" draw:text-style-name="P1" draw:layer="layout" svg:x1="9.214cm" svg:y1="21.931cm" svg:x2="9.214cm" svg:y2="22.874cm">
          <text:p/>
        </draw:line>
        <draw:line draw:style-name="gr1" draw:text-style-name="P1" draw:layer="layout" svg:x1="9.214cm" svg:y1="22.901cm" svg:x2="9.214cm" svg:y2="23.012cm">
          <text:p/>
        </draw:line>
        <draw:line draw:style-name="gr1" draw:text-style-name="P1" draw:layer="layout" svg:x1="9.214cm" svg:y1="23.039cm" svg:x2="9.214cm" svg:y2="23.981cm">
          <text:p/>
        </draw:line>
        <draw:line draw:style-name="gr1" draw:text-style-name="P1" draw:layer="layout" svg:x1="9.214cm" svg:y1="24.024cm" svg:x2="9.214cm" svg:y2="25.028cm">
          <text:p/>
        </draw:line>
        <draw:polyline draw:style-name="gr1" draw:text-style-name="P1" draw:layer="layout" svg:width="0.33cm" svg:height="0.097cm" svg:x="11.389cm" svg:y="4.804cm" svg:viewBox="0 0 331 98" draw:points="0,0 330,98 331,93">
          <text:p/>
        </draw:polyline>
        <draw:line draw:style-name="gr1" draw:text-style-name="P1" draw:layer="layout" svg:x1="11.718cm" svg:y1="4.974cm" svg:x2="11.389cm" svg:y2="4.877cm">
          <text:p/>
        </draw:line>
        <draw:line draw:style-name="gr1" draw:text-style-name="P1" draw:layer="layout" svg:x1="11.337cm" svg:y1="4.863cm" svg:x2="9.287cm" svg:y2="4.26cm">
          <text:p/>
        </draw:line>
        <draw:line draw:style-name="gr1" draw:text-style-name="P2" draw:layer="layout" svg:x1="11.337cm" svg:y1="4.79cm" svg:x2="9.214cm" svg:y2="4.166cm">
          <text:p/>
        </draw:line>
        <draw:polyline draw:style-name="gr1" draw:text-style-name="P1" draw:layer="layout" svg:width="0.875cm" svg:height="0.107cm" svg:x="15.366cm" svg:y="4.794cm" svg:viewBox="0 0 876 108" draw:points="0,0 22,0 22,108 876,108">
          <text:p/>
        </draw:polyline>
        <draw:line draw:style-name="gr1" draw:text-style-name="P1" draw:layer="layout" svg:x1="15.313cm" svg:y1="4.901cm" svg:x2="14.582cm" svg:y2="4.901cm">
          <text:p/>
        </draw:line>
        <draw:line draw:style-name="gr1" draw:text-style-name="P1" draw:layer="layout" svg:x1="14.535cm" svg:y1="4.901cm" svg:x2="13.161cm" svg:y2="4.901cm">
          <text:p/>
        </draw:line>
        <draw:line draw:style-name="gr1" draw:text-style-name="P1" draw:layer="layout" svg:x1="11.725cm" svg:y1="4.899cm" svg:x2="11.725cm" svg:y2="4.901cm">
          <text:p/>
        </draw:line>
        <draw:polyline draw:style-name="gr1" draw:text-style-name="P1" draw:layer="layout" svg:width="0.994cm" svg:height="0.033cm" svg:x="15.388cm" svg:y="4.76cm" svg:viewBox="0 0 995 34" draw:points="995,0 0,0 0,34">
          <text:p/>
        </draw:polyline>
        <draw:line draw:style-name="gr1" draw:text-style-name="P1" draw:layer="layout" svg:x1="11.739cm" svg:y1="4.76cm" svg:x2="15.388cm" svg:y2="4.76cm">
          <text:p/>
        </draw:line>
        <draw:line draw:style-name="gr1" draw:text-style-name="P1" draw:layer="layout" svg:x1="15.388cm" svg:y1="4.793cm" svg:x2="15.366cm" svg:y2="4.793cm">
          <text:p/>
        </draw:line>
        <draw:line draw:style-name="gr1" draw:text-style-name="P1" draw:layer="layout" svg:x1="11.74cm" svg:y1="4.76cm" svg:x2="11.736cm" svg:y2="4.779cm">
          <text:p/>
        </draw:line>
        <draw:polyline draw:style-name="gr1" draw:text-style-name="P2" draw:layer="layout" svg:width="2.664cm" svg:height="0.8cm" svg:x="9.075cm" svg:y="3.978cm" svg:viewBox="0 0 2665 801" draw:points="2662,801 2665,783 0,0 20,29">
          <text:p/>
        </draw:polyline>
        <draw:line draw:style-name="gr1" draw:text-style-name="P2" draw:layer="layout" svg:x1="9.075cm" svg:y1="25.049cm" svg:x2="9.075cm" svg:y2="26.87cm">
          <text:p/>
        </draw:line>
        <draw:polyline draw:style-name="gr1" draw:text-style-name="P2" draw:layer="layout" svg:width="0.032cm" svg:height="22.861cm" svg:x="9.075cm" svg:y="3.978cm" svg:viewBox="0 0 33 22862" draw:points="33,22862 33,21072 0,21072 0,0 20,29">
          <text:p/>
        </draw:polyline>
        <draw:line draw:style-name="gr1" draw:text-style-name="P2" draw:layer="layout" svg:x1="36.753cm" svg:y1="10.352cm" svg:x2="36.753cm" svg:y2="16.384cm">
          <text:p/>
        </draw:line>
        <draw:line draw:style-name="gr1" draw:text-style-name="P2" draw:layer="layout" svg:x1="36.786cm" svg:y1="16.416cm" svg:x2="36.786cm" svg:y2="10.323cm">
          <text:p/>
        </draw:line>
        <draw:line draw:style-name="gr1" draw:text-style-name="P2" draw:layer="layout" svg:x1="36.534cm" svg:y1="17.576cm" svg:x2="36.534cm" svg:y2="16.416cm">
          <text:p/>
        </draw:line>
        <draw:line draw:style-name="gr1" draw:text-style-name="P2" draw:layer="layout" svg:x1="36.682cm" svg:y1="16.416cm" svg:x2="36.682cm" svg:y2="17.725cm">
          <text:p/>
        </draw:line>
        <draw:polyline draw:style-name="gr1" draw:text-style-name="P2" draw:layer="layout" svg:width="0cm" svg:height="2.96cm" svg:x="36.647cm" svg:y="10.445cm" svg:viewBox="0 0 0 2961" draw:points="0,0 0,2306 0,2961">
          <text:p/>
        </draw:polyline>
        <draw:line draw:style-name="gr1" draw:text-style-name="P2" draw:layer="layout" svg:x1="36.324cm" svg:y1="12.751cm" svg:x2="36.324cm" svg:y2="12.922cm">
          <text:p/>
        </draw:line>
        <draw:line draw:style-name="gr1" draw:text-style-name="P2" draw:layer="layout" svg:x1="36.647cm" svg:y1="13.402cm" svg:x2="36.647cm" svg:y2="16.277cm">
          <text:p/>
        </draw:line>
        <draw:line draw:style-name="gr1" draw:text-style-name="P2" draw:layer="layout" svg:x1="36.649cm" svg:y1="10.445cm" svg:x2="36.647cm" svg:y2="10.445cm">
          <text:p/>
        </draw:line>
        <draw:polygon draw:style-name="gr1" draw:text-style-name="P2" draw:layer="layout" svg:width="0.092cm" svg:height="0.022cm" svg:x="36.59cm" svg:y="9.667cm" svg:viewBox="0 0 93 23" draw:points="93,0 84,0 84,5 75,5 75,0 0,0 0,23 93,23">
          <text:p/>
        </draw:polygon>
        <draw:path draw:style-name="gr1" draw:text-style-name="P1" draw:layer="layout" svg:width="0.224cm" svg:height="0.091cm" svg:x="17.997cm" svg:y="16.975cm" svg:viewBox="0 0 225 92" svg:d="M225 92c-59-60-140-93-225-92">
          <text:p/>
        </draw:path>
        <draw:polygon draw:style-name="gr1" draw:text-style-name="P1" draw:layer="layout" svg:width="0.232cm" svg:height="0.232cm" svg:x="17.989cm" svg:y="17.056cm" svg:viewBox="0 0 233 233" draw:points="233,11 222,0 0,223 10,233">
          <text:p/>
        </draw:polygon>
        <draw:polygon draw:style-name="gr1" draw:text-style-name="P1" draw:layer="layout" svg:width="0.13cm" svg:height="0.018cm" svg:x="17.869cm" svg:y="16.957cm" svg:viewBox="0 0 131 19" draw:points="0,0 0,19 131,19 131,0">
          <text:p/>
        </draw:polygon>
        <draw:polygon draw:style-name="gr1" draw:text-style-name="P1" draw:layer="layout" svg:width="0.13cm" svg:height="0.018cm" svg:x="17.869cm" svg:y="17.288cm" svg:viewBox="0 0 131 19" draw:points="0,0 0,19 131,19 131,0">
          <text:p/>
        </draw:polygon>
        <draw:polyline draw:style-name="gr1" draw:text-style-name="P2" draw:layer="layout" svg:width="0.107cm" svg:height="0.098cm" svg:x="36.542cm" svg:y="10.3cm" svg:viewBox="0 0 108 99" draw:points="108,4 108,0 0,0 0,99 108,99">
          <text:p/>
        </draw:polyline>
        <draw:polyline draw:style-name="gr1" draw:text-style-name="P2" draw:layer="layout" svg:width="1.093cm" svg:height="0.032cm" svg:x="35.693cm" svg:y="16.384cm" svg:viewBox="0 0 1094 33" draw:points="0,0 0,33 1094,33">
          <text:p/>
        </draw:polyline>
        <draw:line draw:style-name="gr1" draw:text-style-name="P2" draw:layer="layout" svg:x1="36.647cm" svg:y1="16.277cm" svg:x2="35.823cm" svg:y2="16.277cm">
          <text:p/>
        </draw:line>
        <draw:polyline draw:style-name="gr1" draw:text-style-name="P2" draw:layer="layout" svg:width="1.061cm" svg:height="0.177cm" svg:x="35.692cm" svg:y="16.207cm" svg:viewBox="0 0 1062 178" draw:points="0,0 0,178 1062,178">
          <text:p/>
        </draw:polyline>
        <draw:polygon draw:style-name="gr1" draw:text-style-name="P1" draw:layer="layout" svg:width="0.279cm" svg:height="0.009cm" svg:x="18.178cm" svg:y="16.131cm" svg:viewBox="0 0 280 10" draw:points="0,10 280,10 280,0 0,0">
          <text:p/>
        </draw:polygon>
        <draw:polygon draw:style-name="gr1" draw:text-style-name="P1" draw:layer="layout" svg:width="0.28cm" svg:height="0.009cm" svg:x="18.474cm" svg:y="16.131cm" svg:viewBox="0 0 281 10" draw:points="281,10 281,0 0,0 0,10">
          <text:p/>
        </draw:polygon>
        <draw:polyline draw:style-name="gr1" draw:text-style-name="P1" draw:layer="layout" svg:width="0.017cm" svg:height="0.057cm" svg:x="18.161cm" svg:y="16.085cm" svg:viewBox="0 0 18 58" draw:points="18,47 18,0 0,0 0,58 18,58 18,56">
          <text:p/>
        </draw:polyline>
        <draw:polygon draw:style-name="gr1" draw:text-style-name="P1" draw:layer="layout" svg:width="0.018cm" svg:height="0.057cm" svg:x="20.236cm" svg:y="16.085cm" svg:viewBox="0 0 19 58" draw:points="19,58 19,0 0,0 0,58">
          <text:p/>
        </draw:polygon>
        <draw:polyline draw:style-name="gr1" draw:text-style-name="P1" draw:layer="layout" svg:width="2.197cm" svg:height="0.136cm" svg:x="18.109cm" svg:y="16.076cm" svg:viewBox="0 0 2198 137" draw:points="2198,66 2146,66 2146,0 2198,0 2198,66 2198,137 0,137 0,132">
          <text:p/>
        </draw:polyline>
        <draw:polygon draw:style-name="gr1" draw:text-style-name="P1" draw:layer="layout" svg:width="0.052cm" svg:height="0.066cm" svg:x="18.109cm" svg:y="16.076cm" svg:viewBox="0 0 53 67" draw:points="53,67 53,0 0,0 0,67">
          <text:p/>
        </draw:polygon>
        <draw:line draw:style-name="gr1" draw:text-style-name="P1" draw:layer="layout" svg:x1="20.231cm" svg:y1="16.076cm" svg:x2="19.212cm" svg:y2="16.076cm">
          <text:p/>
        </draw:line>
        <draw:line draw:style-name="gr1" draw:text-style-name="P1" draw:layer="layout" svg:x1="19.163cm" svg:y1="16.076cm" svg:x2="18.188cm" svg:y2="16.076cm">
          <text:p/>
        </draw:line>
        <draw:line draw:style-name="gr1" draw:text-style-name="P1" draw:layer="layout" svg:x1="20.236cm" svg:y1="16.142cm" svg:x2="19.957cm" svg:y2="16.142cm">
          <text:p/>
        </draw:line>
        <draw:line draw:style-name="gr1" draw:text-style-name="P1" draw:layer="layout" svg:x1="19.94cm" svg:y1="16.142cm" svg:x2="19.661cm" svg:y2="16.142cm">
          <text:p/>
        </draw:line>
        <draw:line draw:style-name="gr1" draw:text-style-name="P1" draw:layer="layout" svg:x1="19.643cm" svg:y1="16.142cm" svg:x2="19.364cm" svg:y2="16.142cm">
          <text:p/>
        </draw:line>
        <draw:line draw:style-name="gr1" draw:text-style-name="P1" draw:layer="layout" svg:x1="19.346cm" svg:y1="16.142cm" svg:x2="19.068cm" svg:y2="16.142cm">
          <text:p/>
        </draw:line>
        <draw:line draw:style-name="gr1" draw:text-style-name="P1" draw:layer="layout" svg:x1="19.05cm" svg:y1="16.142cm" svg:x2="18.771cm" svg:y2="16.142cm">
          <text:p/>
        </draw:line>
        <draw:line draw:style-name="gr1" draw:text-style-name="P1" draw:layer="layout" svg:x1="18.754cm" svg:y1="16.142cm" svg:x2="18.474cm" svg:y2="16.142cm">
          <text:p/>
        </draw:line>
        <draw:line draw:style-name="gr1" draw:text-style-name="P1" draw:layer="layout" svg:x1="18.457cm" svg:y1="16.142cm" svg:x2="18.178cm" svg:y2="16.142cm">
          <text:p/>
        </draw:line>
        <draw:polygon draw:style-name="gr1" draw:text-style-name="P1" draw:layer="layout" svg:width="0.279cm" svg:height="0.008cm" svg:x="19.957cm" svg:y="16.129cm" svg:viewBox="0 0 280 9" draw:points="280,0 0,0 0,9 280,9">
          <text:p/>
        </draw:polygon>
        <draw:polygon draw:style-name="gr1" draw:text-style-name="P1" draw:layer="layout" svg:width="0.279cm" svg:height="0.008cm" svg:x="19.661cm" svg:y="16.129cm" svg:viewBox="0 0 280 9" draw:points="280,0 0,0 0,9 280,9">
          <text:p/>
        </draw:polygon>
        <draw:polygon draw:style-name="gr1" draw:text-style-name="P1" draw:layer="layout" svg:width="0.279cm" svg:height="0.008cm" svg:x="19.364cm" svg:y="16.129cm" svg:viewBox="0 0 280 9" draw:points="280,0 0,0 0,9 280,9">
          <text:p/>
        </draw:polygon>
        <draw:polygon draw:style-name="gr1" draw:text-style-name="P1" draw:layer="layout" svg:width="0.278cm" svg:height="0.008cm" svg:x="19.068cm" svg:y="16.129cm" svg:viewBox="0 0 279 9" draw:points="279,0 0,0 0,9 279,9">
          <text:p/>
        </draw:polygon>
        <draw:polygon draw:style-name="gr1" draw:text-style-name="P1" draw:layer="layout" svg:width="0.279cm" svg:height="0.008cm" svg:x="18.771cm" svg:y="16.129cm" svg:viewBox="0 0 280 9" draw:points="280,0 0,0 0,9 280,9">
          <text:p/>
        </draw:polygon>
        <draw:polyline draw:style-name="gr1" draw:text-style-name="P1" draw:layer="layout" svg:width="0.28cm" svg:height="0.002cm" svg:x="18.474cm" svg:y="16.129cm" svg:viewBox="0 0 281 3" draw:points="281,3 281,0 0,0 0,3">
          <text:p/>
        </draw:polyline>
        <draw:polyline draw:style-name="gr1" draw:text-style-name="P1" draw:layer="layout" svg:width="0.279cm" svg:height="0.002cm" svg:x="18.178cm" svg:y="16.129cm" svg:viewBox="0 0 280 3" draw:points="280,3 280,0 0,0 0,3">
          <text:p/>
        </draw:polyline>
        <draw:line draw:style-name="gr1" draw:text-style-name="P1" draw:layer="layout" svg:x1="18.474cm" svg:y1="16.142cm" svg:x2="18.474cm" svg:y2="16.14cm">
          <text:p/>
        </draw:line>
        <draw:polyline draw:style-name="gr1" draw:text-style-name="P1" draw:layer="layout" svg:width="0.017cm" svg:height="0.046cm" svg:x="18.457cm" svg:y="16.085cm" svg:viewBox="0 0 18 47" draw:points="18,47 18,0 0,0 0,47">
          <text:p/>
        </draw:polyline>
        <draw:polyline draw:style-name="gr1" draw:text-style-name="P1" draw:layer="layout" svg:width="0.017cm" svg:height="0.002cm" svg:x="18.457cm" svg:y="16.14cm" svg:viewBox="0 0 18 3" draw:points="0,0 0,3 18,3">
          <text:p/>
        </draw:polyline>
        <draw:polyline draw:style-name="gr1" draw:text-style-name="P1" draw:layer="layout" svg:width="0.017cm" svg:height="0.057cm" svg:x="18.754cm" svg:y="16.085cm" svg:viewBox="0 0 18 58" draw:points="0,56 0,58 18,58 18,0 0,0 0,47">
          <text:p/>
        </draw:polyline>
        <draw:polygon draw:style-name="gr1" draw:text-style-name="P1" draw:layer="layout" svg:width="0.018cm" svg:height="0.057cm" svg:x="19.05cm" svg:y="16.085cm" svg:viewBox="0 0 19 58" draw:points="19,58 19,0 0,0 0,58">
          <text:p/>
        </draw:polygon>
        <draw:polygon draw:style-name="gr1" draw:text-style-name="P1" draw:layer="layout" svg:width="0.018cm" svg:height="0.057cm" svg:x="19.346cm" svg:y="16.085cm" svg:viewBox="0 0 19 58" draw:points="19,58 19,0 0,0 0,58">
          <text:p/>
        </draw:polygon>
        <draw:polygon draw:style-name="gr1" draw:text-style-name="P1" draw:layer="layout" svg:width="0.019cm" svg:height="0.057cm" svg:x="19.643cm" svg:y="16.085cm" svg:viewBox="0 0 20 58" draw:points="20,58 20,0 0,0 0,58">
          <text:p/>
        </draw:polygon>
        <draw:polygon draw:style-name="gr1" draw:text-style-name="P1" draw:layer="layout" svg:width="0.017cm" svg:height="0.057cm" svg:x="19.94cm" svg:y="16.085cm" svg:viewBox="0 0 18 58" draw:points="18,58 18,0 0,0 0,58">
          <text:p/>
        </draw:polygon>
        <draw:polyline draw:style-name="gr1" draw:text-style-name="P1" draw:layer="layout" svg:width="0.24cm" svg:height="0.131cm" svg:x="17.869cm" svg:y="16.076cm" svg:viewBox="0 0 241 132" draw:points="130,132 241,132 241,0 0,0">
          <text:p/>
        </draw:polyline>
        <draw:polygon draw:style-name="gr1" draw:text-style-name="P1" draw:layer="layout" svg:width="0.279cm" svg:height="0.009cm" svg:x="20.672cm" svg:y="16.131cm" svg:viewBox="0 0 280 10" draw:points="0,10 280,10 280,0 0,0">
          <text:p/>
        </draw:polygon>
        <draw:polygon draw:style-name="gr1" draw:text-style-name="P1" draw:layer="layout" svg:width="0.279cm" svg:height="0.009cm" svg:x="21.265cm" svg:y="16.131cm" svg:viewBox="0 0 280 10" draw:points="0,10 280,10 280,0 0,0">
          <text:p/>
        </draw:polygon>
        <draw:polyline draw:style-name="gr1" draw:text-style-name="P1" draw:layer="layout" svg:width="0.297cm" svg:height="0.057cm" svg:x="22.154cm" svg:y="16.085cm" svg:viewBox="0 0 298 58" draw:points="280,47 280,0 298,0 298,58 280,58 280,56 280,47 0,47 0,56 280,56">
          <text:p/>
        </draw:polyline>
        <draw:polygon draw:style-name="gr1" draw:text-style-name="P1" draw:layer="layout" svg:width="0.018cm" svg:height="0.057cm" svg:x="20.358cm" svg:y="16.085cm" svg:viewBox="0 0 19 58" draw:points="0,58 19,58 19,0 0,0">
          <text:p/>
        </draw:polygon>
        <draw:polyline draw:style-name="gr1" draw:text-style-name="P1" draw:layer="layout" svg:width="2.197cm" svg:height="0.136cm" svg:x="20.306cm" svg:y="16.076cm" svg:viewBox="0 0 2198 137" draw:points="2198,66 2198,0 2146,0 2146,66 2198,66 2198,137 0,137 0,66 52,66 52,0 0,0 0,66">
          <text:p/>
        </draw:polyline>
        <draw:line draw:style-name="gr1" draw:text-style-name="P1" draw:layer="layout" svg:x1="22.428cm" svg:y1="16.076cm" svg:x2="21.426cm" svg:y2="16.076cm">
          <text:p/>
        </draw:line>
        <draw:line draw:style-name="gr1" draw:text-style-name="P1" draw:layer="layout" svg:x1="21.383cm" svg:y1="16.076cm" svg:x2="20.381cm" svg:y2="16.076cm">
          <text:p/>
        </draw:line>
        <draw:line draw:style-name="gr1" draw:text-style-name="P1" draw:layer="layout" svg:x1="22.433cm" svg:y1="16.142cm" svg:x2="22.154cm" svg:y2="16.142cm">
          <text:p/>
        </draw:line>
        <draw:line draw:style-name="gr1" draw:text-style-name="P1" draw:layer="layout" svg:x1="22.137cm" svg:y1="16.142cm" svg:x2="21.858cm" svg:y2="16.142cm">
          <text:p/>
        </draw:line>
        <draw:line draw:style-name="gr1" draw:text-style-name="P1" draw:layer="layout" svg:x1="21.84cm" svg:y1="16.142cm" svg:x2="21.561cm" svg:y2="16.142cm">
          <text:p/>
        </draw:line>
        <draw:line draw:style-name="gr1" draw:text-style-name="P1" draw:layer="layout" svg:x1="21.544cm" svg:y1="16.142cm" svg:x2="21.265cm" svg:y2="16.142cm">
          <text:p/>
        </draw:line>
        <draw:line draw:style-name="gr1" draw:text-style-name="P1" draw:layer="layout" svg:x1="21.247cm" svg:y1="16.142cm" svg:x2="20.968cm" svg:y2="16.142cm">
          <text:p/>
        </draw:line>
        <draw:line draw:style-name="gr1" draw:text-style-name="P1" draw:layer="layout" svg:x1="20.951cm" svg:y1="16.142cm" svg:x2="20.672cm" svg:y2="16.142cm">
          <text:p/>
        </draw:line>
        <draw:line draw:style-name="gr1" draw:text-style-name="P1" draw:layer="layout" svg:x1="20.655cm" svg:y1="16.142cm" svg:x2="20.376cm" svg:y2="16.142cm">
          <text:p/>
        </draw:line>
        <draw:polygon draw:style-name="gr1" draw:text-style-name="P1" draw:layer="layout" svg:width="0.279cm" svg:height="0.008cm" svg:x="20.376cm" svg:y="16.129cm" svg:viewBox="0 0 280 9" draw:points="0,0 0,9 280,9 280,0">
          <text:p/>
        </draw:polygon>
        <draw:polyline draw:style-name="gr1" draw:text-style-name="P1" draw:layer="layout" svg:width="0.279cm" svg:height="0.002cm" svg:x="20.672cm" svg:y="16.129cm" svg:viewBox="0 0 280 3" draw:points="280,3 280,0 0,0 0,3">
          <text:p/>
        </draw:polyline>
        <draw:polygon draw:style-name="gr1" draw:text-style-name="P1" draw:layer="layout" svg:width="0.28cm" svg:height="0.008cm" svg:x="20.968cm" svg:y="16.129cm" svg:viewBox="0 0 281 9" draw:points="0,0 0,9 281,9 281,0">
          <text:p/>
        </draw:polygon>
        <draw:polyline draw:style-name="gr1" draw:text-style-name="P1" draw:layer="layout" svg:width="0.279cm" svg:height="0.002cm" svg:x="21.265cm" svg:y="16.129cm" svg:viewBox="0 0 280 3" draw:points="280,3 280,0 0,0 0,3">
          <text:p/>
        </draw:polyline>
        <draw:polygon draw:style-name="gr1" draw:text-style-name="P1" draw:layer="layout" svg:width="0.279cm" svg:height="0.008cm" svg:x="21.561cm" svg:y="16.129cm" svg:viewBox="0 0 280 9" draw:points="0,0 0,9 280,9 280,0">
          <text:p/>
        </draw:polygon>
        <draw:polygon draw:style-name="gr1" draw:text-style-name="P1" draw:layer="layout" svg:width="0.279cm" svg:height="0.008cm" svg:x="21.858cm" svg:y="16.129cm" svg:viewBox="0 0 280 9" draw:points="0,0 0,9 280,9 280,0">
          <text:p/>
        </draw:polygon>
        <draw:polyline draw:style-name="gr1" draw:text-style-name="P1" draw:layer="layout" svg:width="0.279cm" svg:height="0.002cm" svg:x="22.154cm" svg:y="16.129cm" svg:viewBox="0 0 280 3" draw:points="280,3 280,0 0,0 0,3">
          <text:p/>
        </draw:polyline>
        <draw:polyline draw:style-name="gr1" draw:text-style-name="P1" draw:layer="layout" svg:width="0.017cm" svg:height="0.057cm" svg:x="22.137cm" svg:y="16.085cm" svg:viewBox="0 0 18 58" draw:points="18,47 18,0 0,0 0,58 18,58 18,56">
          <text:p/>
        </draw:polyline>
        <draw:polygon draw:style-name="gr1" draw:text-style-name="P1" draw:layer="layout" svg:width="0.018cm" svg:height="0.057cm" svg:x="21.84cm" svg:y="16.085cm" svg:viewBox="0 0 19 58" draw:points="0,58 19,58 19,0 0,0">
          <text:p/>
        </draw:polygon>
        <draw:polyline draw:style-name="gr1" draw:text-style-name="P1" draw:layer="layout" svg:width="0.017cm" svg:height="0.057cm" svg:x="21.544cm" svg:y="16.085cm" svg:viewBox="0 0 18 58" draw:points="0,56 0,58 18,58 18,0 0,0 0,47">
          <text:p/>
        </draw:polyline>
        <draw:polyline draw:style-name="gr1" draw:text-style-name="P1" draw:layer="layout" svg:width="0.017cm" svg:height="0.057cm" svg:x="21.248cm" svg:y="16.085cm" svg:viewBox="0 0 18 58" draw:points="18,47 18,0 0,0 0,58 18,58 18,56">
          <text:p/>
        </draw:polyline>
        <draw:polyline draw:style-name="gr1" draw:text-style-name="P1" draw:layer="layout" svg:width="0.017cm" svg:height="0.057cm" svg:x="20.951cm" svg:y="16.085cm" svg:viewBox="0 0 18 58" draw:points="0,56 0,58 18,58 18,0 0,0 0,47">
          <text:p/>
        </draw:polyline>
        <draw:polyline draw:style-name="gr1" draw:text-style-name="P1" draw:layer="layout" svg:width="0.017cm" svg:height="0.057cm" svg:x="20.655cm" svg:y="16.085cm" svg:viewBox="0 0 18 58" draw:points="18,47 18,0 0,0 0,58 18,58 18,56">
          <text:p/>
        </draw:polyline>
        <draw:polyline draw:style-name="gr1" draw:text-style-name="P1" draw:layer="layout" svg:width="0.005cm" svg:height="0.131cm" svg:x="35.687cm" svg:y="16.076cm" svg:viewBox="0 0 6 132" draw:points="0,0 0,132 6,132">
          <text:p/>
        </draw:polyline>
        <draw:polygon draw:style-name="gr1" draw:text-style-name="P1" draw:layer="layout" svg:width="0.279cm" svg:height="0.008cm" svg:x="24.352cm" svg:y="16.129cm" svg:viewBox="0 0 280 9" draw:points="0,9 280,9 280,0 0,0">
          <text:p/>
        </draw:polygon>
        <draw:polygon draw:style-name="gr1" draw:text-style-name="P1" draw:layer="layout" svg:width="0.279cm" svg:height="0.008cm" svg:x="23.462cm" svg:y="16.129cm" svg:viewBox="0 0 280 9" draw:points="280,9 280,0 0,0 0,9">
          <text:p/>
        </draw:polygon>
        <draw:polyline draw:style-name="gr1" draw:text-style-name="P1" draw:layer="layout" svg:width="0.296cm" svg:height="0.055cm" svg:x="22.556cm" svg:y="16.085cm" svg:viewBox="0 0 297 56" draw:points="17,53 297,53 297,45 17,45 17,53 17,56 0,56 0,0 17,0 17,45">
          <text:p/>
        </draw:polyline>
        <draw:polyline draw:style-name="gr1" draw:text-style-name="P1" draw:layer="layout" svg:width="0.017cm" svg:height="0.055cm" svg:x="24.631cm" svg:y="16.085cm" svg:viewBox="0 0 18 56" draw:points="0,53 0,56 18,56 18,0 0,0 0,45">
          <text:p/>
        </draw:polyline>
        <draw:polyline draw:style-name="gr1" draw:text-style-name="P1" draw:layer="layout" svg:width="2.198cm" svg:height="0.131cm" svg:x="22.503cm" svg:y="16.076cm" svg:viewBox="0 0 2199 132" draw:points="2199,65 2146,65 2146,0 2199,0 2199,65 2199,132 0,132">
          <text:p/>
        </draw:polyline>
        <draw:polygon draw:style-name="gr1" draw:text-style-name="P1" draw:layer="layout" svg:width="0.053cm" svg:height="0.064cm" svg:x="22.503cm" svg:y="16.076cm" svg:viewBox="0 0 54 65" draw:points="54,65 54,0 0,0 0,65">
          <text:p/>
        </draw:polygon>
        <draw:line draw:style-name="gr1" draw:text-style-name="P1" draw:layer="layout" svg:x1="24.62cm" svg:y1="16.076cm" svg:x2="23.624cm" svg:y2="16.076cm">
          <text:p/>
        </draw:line>
        <draw:line draw:style-name="gr1" draw:text-style-name="P1" draw:layer="layout" svg:x1="23.58cm" svg:y1="16.076cm" svg:x2="22.583cm" svg:y2="16.076cm">
          <text:p/>
        </draw:line>
        <draw:line draw:style-name="gr1" draw:text-style-name="P1" draw:layer="layout" svg:x1="24.631cm" svg:y1="16.14cm" svg:x2="24.352cm" svg:y2="16.14cm">
          <text:p/>
        </draw:line>
        <draw:line draw:style-name="gr1" draw:text-style-name="P1" draw:layer="layout" svg:x1="24.334cm" svg:y1="16.14cm" svg:x2="24.055cm" svg:y2="16.14cm">
          <text:p/>
        </draw:line>
        <draw:line draw:style-name="gr1" draw:text-style-name="P1" draw:layer="layout" svg:x1="24.038cm" svg:y1="16.14cm" svg:x2="23.759cm" svg:y2="16.14cm">
          <text:p/>
        </draw:line>
        <draw:line draw:style-name="gr1" draw:text-style-name="P1" draw:layer="layout" svg:x1="23.741cm" svg:y1="16.14cm" svg:x2="23.462cm" svg:y2="16.14cm">
          <text:p/>
        </draw:line>
        <draw:line draw:style-name="gr1" draw:text-style-name="P1" draw:layer="layout" svg:x1="23.445cm" svg:y1="16.14cm" svg:x2="23.166cm" svg:y2="16.14cm">
          <text:p/>
        </draw:line>
        <draw:line draw:style-name="gr1" draw:text-style-name="P1" draw:layer="layout" svg:x1="23.149cm" svg:y1="16.14cm" svg:x2="22.869cm" svg:y2="16.14cm">
          <text:p/>
        </draw:line>
        <draw:line draw:style-name="gr1" draw:text-style-name="P1" draw:layer="layout" svg:x1="22.852cm" svg:y1="16.14cm" svg:x2="22.573cm" svg:y2="16.14cm">
          <text:p/>
        </draw:line>
        <draw:polyline draw:style-name="gr1" draw:text-style-name="P1" draw:layer="layout" svg:width="0.279cm" svg:height="0.002cm" svg:x="24.352cm" svg:y="16.127cm" svg:viewBox="0 0 280 3" draw:points="280,3 280,0 0,0 0,3">
          <text:p/>
        </draw:polyline>
        <draw:polygon draw:style-name="gr1" draw:text-style-name="P1" draw:layer="layout" svg:width="0.279cm" svg:height="0.008cm" svg:x="24.055cm" svg:y="16.127cm" svg:viewBox="0 0 280 9" draw:points="280,0 0,0 0,9 280,9">
          <text:p/>
        </draw:polygon>
        <draw:polygon draw:style-name="gr1" draw:text-style-name="P1" draw:layer="layout" svg:width="0.279cm" svg:height="0.008cm" svg:x="23.759cm" svg:y="16.127cm" svg:viewBox="0 0 280 9" draw:points="280,0 0,0 0,9 280,9">
          <text:p/>
        </draw:polygon>
        <draw:polyline draw:style-name="gr1" draw:text-style-name="P1" draw:layer="layout" svg:width="0.279cm" svg:height="0.002cm" svg:x="23.462cm" svg:y="16.127cm" svg:viewBox="0 0 280 3" draw:points="280,3 280,0 0,0 0,3">
          <text:p/>
        </draw:polyline>
        <draw:polygon draw:style-name="gr1" draw:text-style-name="P1" draw:layer="layout" svg:width="0.279cm" svg:height="0.008cm" svg:x="23.166cm" svg:y="16.127cm" svg:viewBox="0 0 280 9" draw:points="280,0 0,0 0,9 280,9">
          <text:p/>
        </draw:polygon>
        <draw:polygon draw:style-name="gr1" draw:text-style-name="P1" draw:layer="layout" svg:width="0.28cm" svg:height="0.008cm" svg:x="22.869cm" svg:y="16.127cm" svg:viewBox="0 0 281 9" draw:points="281,0 0,0 0,9 281,9">
          <text:p/>
        </draw:polygon>
        <draw:polyline draw:style-name="gr1" draw:text-style-name="P1" draw:layer="layout" svg:width="0.296cm" svg:height="0.055cm" svg:x="22.573cm" svg:y="16.085cm" svg:viewBox="0 0 297 56" draw:points="280,53 280,56 297,56 297,0 280,0 280,45 280,43 0,43 0,45">
          <text:p/>
        </draw:polyline>
        <draw:polygon draw:style-name="gr1" draw:text-style-name="P1" draw:layer="layout" svg:width="0.017cm" svg:height="0.055cm" svg:x="23.149cm" svg:y="16.085cm" svg:viewBox="0 0 18 56" draw:points="18,56 18,0 0,0 0,56">
          <text:p/>
        </draw:polygon>
        <draw:polyline draw:style-name="gr1" draw:text-style-name="P1" draw:layer="layout" svg:width="0.017cm" svg:height="0.055cm" svg:x="23.445cm" svg:y="16.085cm" svg:viewBox="0 0 18 56" draw:points="18,45 18,0 0,0 0,56 18,56 18,53">
          <text:p/>
        </draw:polyline>
        <draw:polyline draw:style-name="gr1" draw:text-style-name="P1" draw:layer="layout" svg:width="0.018cm" svg:height="0.055cm" svg:x="23.741cm" svg:y="16.085cm" svg:viewBox="0 0 19 56" draw:points="0,53 0,56 19,56 19,0 0,0 0,45">
          <text:p/>
        </draw:polyline>
        <draw:polygon draw:style-name="gr1" draw:text-style-name="P1" draw:layer="layout" svg:width="0.017cm" svg:height="0.055cm" svg:x="24.038cm" svg:y="16.085cm" svg:viewBox="0 0 18 56" draw:points="18,56 18,0 0,0 0,56">
          <text:p/>
        </draw:polygon>
        <draw:polyline draw:style-name="gr1" draw:text-style-name="P1" draw:layer="layout" svg:width="0.018cm" svg:height="0.055cm" svg:x="24.334cm" svg:y="16.085cm" svg:viewBox="0 0 19 56" draw:points="19,45 19,0 0,0 0,56 19,56 19,53">
          <text:p/>
        </draw:polyline>
        <draw:polygon draw:style-name="gr1" draw:text-style-name="P1" draw:layer="layout" svg:width="0.278cm" svg:height="0.008cm" svg:x="24.771cm" svg:y="16.129cm" svg:viewBox="0 0 279 9" draw:points="279,9 279,0 0,0 0,9">
          <text:p/>
        </draw:polygon>
        <draw:polygon draw:style-name="gr1" draw:text-style-name="P1" draw:layer="layout" svg:width="0.279cm" svg:height="0.008cm" svg:x="25.66cm" svg:y="16.129cm" svg:viewBox="0 0 280 9" draw:points="0,9 280,9 280,0 0,0">
          <text:p/>
        </draw:polygon>
        <draw:polygon draw:style-name="gr1" draw:text-style-name="P1" draw:layer="layout" svg:width="0.018cm" svg:height="0.055cm" svg:x="26.828cm" svg:y="16.085cm" svg:viewBox="0 0 19 56" draw:points="0,56 19,56 19,0 0,0">
          <text:p/>
        </draw:polygon>
        <draw:polyline draw:style-name="gr1" draw:text-style-name="P1" draw:layer="layout" svg:width="0.018cm" svg:height="0.055cm" svg:x="24.753cm" svg:y="16.085cm" svg:viewBox="0 0 19 56" draw:points="19,45 19,0 0,0 0,56 19,56 19,53">
          <text:p/>
        </draw:polyline>
        <draw:polyline draw:style-name="gr1" draw:text-style-name="P1" draw:layer="layout" svg:width="2.197cm" svg:height="0.131cm" svg:x="24.701cm" svg:y="16.076cm" svg:viewBox="0 0 2198 132" draw:points="2198,65 2198,0 2146,0 2146,65 2198,65 2198,132 0,132 0,65 52,65 52,0 0,0 0,65">
          <text:p/>
        </draw:polyline>
        <draw:line draw:style-name="gr1" draw:text-style-name="P1" draw:layer="layout" svg:x1="26.818cm" svg:y1="16.076cm" svg:x2="25.825cm" svg:y2="16.076cm">
          <text:p/>
        </draw:line>
        <draw:line draw:style-name="gr1" draw:text-style-name="P1" draw:layer="layout" svg:x1="25.773cm" svg:y1="16.076cm" svg:x2="24.781cm" svg:y2="16.076cm">
          <text:p/>
        </draw:line>
        <draw:line draw:style-name="gr1" draw:text-style-name="P1" draw:layer="layout" svg:x1="26.828cm" svg:y1="16.14cm" svg:x2="26.549cm" svg:y2="16.14cm">
          <text:p/>
        </draw:line>
        <draw:line draw:style-name="gr1" draw:text-style-name="P1" draw:layer="layout" svg:x1="26.532cm" svg:y1="16.14cm" svg:x2="26.253cm" svg:y2="16.14cm">
          <text:p/>
        </draw:line>
        <draw:line draw:style-name="gr1" draw:text-style-name="P1" draw:layer="layout" svg:x1="26.235cm" svg:y1="16.14cm" svg:x2="25.956cm" svg:y2="16.14cm">
          <text:p/>
        </draw:line>
        <draw:line draw:style-name="gr1" draw:text-style-name="P1" draw:layer="layout" svg:x1="25.939cm" svg:y1="16.14cm" svg:x2="25.66cm" svg:y2="16.14cm">
          <text:p/>
        </draw:line>
        <draw:line draw:style-name="gr1" draw:text-style-name="P1" draw:layer="layout" svg:x1="25.642cm" svg:y1="16.14cm" svg:x2="25.363cm" svg:y2="16.14cm">
          <text:p/>
        </draw:line>
        <draw:line draw:style-name="gr1" draw:text-style-name="P1" draw:layer="layout" svg:x1="25.346cm" svg:y1="16.14cm" svg:x2="25.067cm" svg:y2="16.14cm">
          <text:p/>
        </draw:line>
        <draw:line draw:style-name="gr1" draw:text-style-name="P1" draw:layer="layout" svg:x1="25.049cm" svg:y1="16.14cm" svg:x2="24.771cm" svg:y2="16.14cm">
          <text:p/>
        </draw:line>
        <draw:polyline draw:style-name="gr1" draw:text-style-name="P1" draw:layer="layout" svg:width="0.278cm" svg:height="0.002cm" svg:x="24.771cm" svg:y="16.127cm" svg:viewBox="0 0 279 3" draw:points="279,3 279,0 0,0 0,3">
          <text:p/>
        </draw:polyline>
        <draw:polygon draw:style-name="gr1" draw:text-style-name="P1" draw:layer="layout" svg:width="0.279cm" svg:height="0.008cm" svg:x="25.067cm" svg:y="16.127cm" svg:viewBox="0 0 280 9" draw:points="0,0 0,9 280,9 280,0">
          <text:p/>
        </draw:polygon>
        <draw:polygon draw:style-name="gr1" draw:text-style-name="P1" draw:layer="layout" svg:width="0.279cm" svg:height="0.008cm" svg:x="25.363cm" svg:y="16.127cm" svg:viewBox="0 0 280 9" draw:points="0,0 0,9 280,9 280,0">
          <text:p/>
        </draw:polygon>
        <draw:polyline draw:style-name="gr1" draw:text-style-name="P1" draw:layer="layout" svg:width="0.279cm" svg:height="0.002cm" svg:x="25.66cm" svg:y="16.127cm" svg:viewBox="0 0 280 3" draw:points="280,3 280,0 0,0 0,3">
          <text:p/>
        </draw:polyline>
        <draw:polygon draw:style-name="gr1" draw:text-style-name="P1" draw:layer="layout" svg:width="0.279cm" svg:height="0.008cm" svg:x="25.956cm" svg:y="16.127cm" svg:viewBox="0 0 280 9" draw:points="0,0 0,9 280,9 280,0">
          <text:p/>
        </draw:polygon>
        <draw:polygon draw:style-name="gr1" draw:text-style-name="P1" draw:layer="layout" svg:width="0.279cm" svg:height="0.008cm" svg:x="26.253cm" svg:y="16.127cm" svg:viewBox="0 0 280 9" draw:points="0,0 0,9 280,9 280,0">
          <text:p/>
        </draw:polygon>
        <draw:polygon draw:style-name="gr1" draw:text-style-name="P1" draw:layer="layout" svg:width="0.279cm" svg:height="0.008cm" svg:x="26.549cm" svg:y="16.127cm" svg:viewBox="0 0 280 9" draw:points="0,0 0,9 280,9 280,0">
          <text:p/>
        </draw:polygon>
        <draw:polygon draw:style-name="gr1" draw:text-style-name="P1" draw:layer="layout" svg:width="0.017cm" svg:height="0.055cm" svg:x="26.532cm" svg:y="16.085cm" svg:viewBox="0 0 18 56" draw:points="0,56 18,56 18,0 0,0">
          <text:p/>
        </draw:polygon>
        <draw:polygon draw:style-name="gr1" draw:text-style-name="P1" draw:layer="layout" svg:width="0.018cm" svg:height="0.055cm" svg:x="26.235cm" svg:y="16.085cm" svg:viewBox="0 0 19 56" draw:points="0,56 19,56 19,0 0,0">
          <text:p/>
        </draw:polygon>
        <draw:polyline draw:style-name="gr1" draw:text-style-name="P1" draw:layer="layout" svg:width="0.017cm" svg:height="0.055cm" svg:x="25.939cm" svg:y="16.085cm" svg:viewBox="0 0 18 56" draw:points="0,53 0,56 18,56 18,0 0,0 0,45">
          <text:p/>
        </draw:polyline>
        <draw:polyline draw:style-name="gr1" draw:text-style-name="P1" draw:layer="layout" svg:width="0.017cm" svg:height="0.055cm" svg:x="25.643cm" svg:y="16.085cm" svg:viewBox="0 0 18 56" draw:points="18,45 18,0 0,0 0,56 18,56 18,53">
          <text:p/>
        </draw:polyline>
        <draw:polygon draw:style-name="gr1" draw:text-style-name="P1" draw:layer="layout" svg:width="0.017cm" svg:height="0.055cm" svg:x="25.346cm" svg:y="16.085cm" svg:viewBox="0 0 18 56" draw:points="0,56 18,56 18,0 0,0">
          <text:p/>
        </draw:polygon>
        <draw:polyline draw:style-name="gr1" draw:text-style-name="P1" draw:layer="layout" svg:width="0.019cm" svg:height="0.055cm" svg:x="25.049cm" svg:y="16.085cm" svg:viewBox="0 0 20 56" draw:points="0,53 0,56 20,56 20,0 0,0 0,45">
          <text:p/>
        </draw:polyline>
        <draw:polygon draw:style-name="gr1" draw:text-style-name="P1" draw:layer="layout" svg:width="0.28cm" svg:height="0.008cm" svg:x="28.153cm" svg:y="16.129cm" svg:viewBox="0 0 281 9" draw:points="0,9 281,9 281,0 0,0">
          <text:p/>
        </draw:polygon>
        <draw:polygon draw:style-name="gr1" draw:text-style-name="P1" draw:layer="layout" svg:width="0.279cm" svg:height="0.008cm" svg:x="27.857cm" svg:y="16.129cm" svg:viewBox="0 0 280 9" draw:points="280,9 280,0 0,0 0,9">
          <text:p/>
        </draw:polygon>
        <draw:polygon draw:style-name="gr1" draw:text-style-name="P1" draw:layer="layout" svg:width="0.279cm" svg:height="0.008cm" svg:x="27.561cm" svg:y="16.129cm" svg:viewBox="0 0 280 9" draw:points="0,9 280,9 280,0 0,0">
          <text:p/>
        </draw:polygon>
        <draw:polygon draw:style-name="gr1" draw:text-style-name="P1" draw:layer="layout" svg:width="0.279cm" svg:height="0.008cm" svg:x="26.968cm" svg:y="16.129cm" svg:viewBox="0 0 280 9" draw:points="0,9 280,9 280,0 0,0">
          <text:p/>
        </draw:polygon>
        <draw:polygon draw:style-name="gr1" draw:text-style-name="P1" draw:layer="layout" svg:width="0.279cm" svg:height="0.008cm" svg:x="27.264cm" svg:y="16.129cm" svg:viewBox="0 0 280 9" draw:points="280,9 280,0 0,0 0,9">
          <text:p/>
        </draw:polygon>
        <draw:polyline draw:style-name="gr1" draw:text-style-name="P1" draw:layer="layout" svg:width="0.018cm" svg:height="0.055cm" svg:x="26.95cm" svg:y="16.085cm" svg:viewBox="0 0 19 56" draw:points="19,45 19,0 0,0 0,56 19,56 19,53">
          <text:p/>
        </draw:polyline>
        <draw:polygon draw:style-name="gr1" draw:text-style-name="P1" draw:layer="layout" svg:width="0.017cm" svg:height="0.055cm" svg:x="29.026cm" svg:y="16.085cm" svg:viewBox="0 0 18 56" draw:points="18,56 18,0 0,0 0,56">
          <text:p/>
        </draw:polygon>
        <draw:polyline draw:style-name="gr1" draw:text-style-name="P1" draw:layer="layout" svg:width="2.197cm" svg:height="0.131cm" svg:x="26.898cm" svg:y="16.076cm" svg:viewBox="0 0 2198 132" draw:points="2198,65 2146,65 2146,0 2198,0 2198,65 2198,132 0,132 0,65">
          <text:p/>
        </draw:polyline>
        <draw:polygon draw:style-name="gr1" draw:text-style-name="P1" draw:layer="layout" svg:width="0.052cm" svg:height="0.064cm" svg:x="26.898cm" svg:y="16.076cm" svg:viewBox="0 0 53 65" draw:points="53,65 53,0 0,0 0,65">
          <text:p/>
        </draw:polygon>
        <draw:line draw:style-name="gr1" draw:text-style-name="P1" draw:layer="layout" svg:x1="29.02cm" svg:y1="16.076cm" svg:x2="28.156cm" svg:y2="16.076cm">
          <text:p/>
        </draw:line>
        <draw:line draw:style-name="gr1" draw:text-style-name="P1" draw:layer="layout" svg:x1="28.161cm" svg:y1="16.076cm" svg:x2="26.95cm" svg:y2="16.076cm">
          <text:p/>
        </draw:line>
        <draw:line draw:style-name="gr1" draw:text-style-name="P1" draw:layer="layout" svg:x1="29.026cm" svg:y1="16.14cm" svg:x2="28.747cm" svg:y2="16.14cm">
          <text:p/>
        </draw:line>
        <draw:line draw:style-name="gr1" draw:text-style-name="P1" draw:layer="layout" svg:x1="28.729cm" svg:y1="16.14cm" svg:x2="28.45cm" svg:y2="16.14cm">
          <text:p/>
        </draw:line>
        <draw:line draw:style-name="gr1" draw:text-style-name="P1" draw:layer="layout" svg:x1="28.433cm" svg:y1="16.14cm" svg:x2="28.153cm" svg:y2="16.14cm">
          <text:p/>
        </draw:line>
        <draw:line draw:style-name="gr1" draw:text-style-name="P1" draw:layer="layout" svg:x1="28.136cm" svg:y1="16.14cm" svg:x2="27.857cm" svg:y2="16.14cm">
          <text:p/>
        </draw:line>
        <draw:line draw:style-name="gr1" draw:text-style-name="P1" draw:layer="layout" svg:x1="27.84cm" svg:y1="16.14cm" svg:x2="27.561cm" svg:y2="16.14cm">
          <text:p/>
        </draw:line>
        <draw:line draw:style-name="gr1" draw:text-style-name="P1" draw:layer="layout" svg:x1="27.543cm" svg:y1="16.14cm" svg:x2="27.264cm" svg:y2="16.14cm">
          <text:p/>
        </draw:line>
        <draw:line draw:style-name="gr1" draw:text-style-name="P1" draw:layer="layout" svg:x1="27.247cm" svg:y1="16.14cm" svg:x2="26.968cm" svg:y2="16.14cm">
          <text:p/>
        </draw:line>
        <draw:polygon draw:style-name="gr1" draw:text-style-name="P1" draw:layer="layout" svg:width="0.279cm" svg:height="0.008cm" svg:x="28.747cm" svg:y="16.127cm" svg:viewBox="0 0 280 9" draw:points="280,0 0,0 0,9 280,9">
          <text:p/>
        </draw:polygon>
        <draw:polygon draw:style-name="gr1" draw:text-style-name="P1" draw:layer="layout" svg:width="0.279cm" svg:height="0.008cm" svg:x="28.45cm" svg:y="16.127cm" svg:viewBox="0 0 280 9" draw:points="280,0 0,0 0,9 280,9">
          <text:p/>
        </draw:polygon>
        <draw:polyline draw:style-name="gr1" draw:text-style-name="P1" draw:layer="layout" svg:width="0.28cm" svg:height="0.002cm" svg:x="28.153cm" svg:y="16.127cm" svg:viewBox="0 0 281 3" draw:points="281,3 281,0 0,0 0,3">
          <text:p/>
        </draw:polyline>
        <draw:polyline draw:style-name="gr1" draw:text-style-name="P1" draw:layer="layout" svg:width="0.279cm" svg:height="0.002cm" svg:x="27.857cm" svg:y="16.127cm" svg:viewBox="0 0 280 3" draw:points="280,3 280,0 0,0 0,3">
          <text:p/>
        </draw:polyline>
        <draw:polyline draw:style-name="gr1" draw:text-style-name="P1" draw:layer="layout" svg:width="0.279cm" svg:height="0.002cm" svg:x="27.561cm" svg:y="16.127cm" svg:viewBox="0 0 280 3" draw:points="280,3 280,0 0,0 0,3">
          <text:p/>
        </draw:polyline>
        <draw:polyline draw:style-name="gr1" draw:text-style-name="P1" draw:layer="layout" svg:width="0.279cm" svg:height="0.002cm" svg:x="27.264cm" svg:y="16.127cm" svg:viewBox="0 0 280 3" draw:points="280,3 280,0 0,0 0,3">
          <text:p/>
        </draw:polyline>
        <draw:polyline draw:style-name="gr1" draw:text-style-name="P1" draw:layer="layout" svg:width="0.279cm" svg:height="0.002cm" svg:x="26.968cm" svg:y="16.127cm" svg:viewBox="0 0 280 3" draw:points="280,3 280,0 0,0 0,3">
          <text:p/>
        </draw:polyline>
        <draw:line draw:style-name="gr1" draw:text-style-name="P1" draw:layer="layout" svg:x1="27.264cm" svg:y1="16.14cm" svg:x2="27.264cm" svg:y2="16.137cm">
          <text:p/>
        </draw:line>
        <draw:polyline draw:style-name="gr1" draw:text-style-name="P1" draw:layer="layout" svg:width="0.017cm" svg:height="0.044cm" svg:x="27.247cm" svg:y="16.085cm" svg:viewBox="0 0 18 45" draw:points="18,45 18,0 0,0 0,45">
          <text:p/>
        </draw:polyline>
        <draw:polyline draw:style-name="gr1" draw:text-style-name="P1" draw:layer="layout" svg:width="0.017cm" svg:height="0.003cm" svg:x="27.247cm" svg:y="16.137cm" svg:viewBox="0 0 18 4" draw:points="0,0 0,4 18,4">
          <text:p/>
        </draw:polyline>
        <draw:line draw:style-name="gr1" draw:text-style-name="P1" draw:layer="layout" svg:x1="27.561cm" svg:y1="16.14cm" svg:x2="27.561cm" svg:y2="16.137cm">
          <text:p/>
        </draw:line>
        <draw:polyline draw:style-name="gr1" draw:text-style-name="P1" draw:layer="layout" svg:width="0.018cm" svg:height="0.044cm" svg:x="27.543cm" svg:y="16.085cm" svg:viewBox="0 0 19 45" draw:points="19,45 19,0 0,0 0,45">
          <text:p/>
        </draw:polyline>
        <draw:polyline draw:style-name="gr1" draw:text-style-name="P1" draw:layer="layout" svg:width="0.018cm" svg:height="0.003cm" svg:x="27.543cm" svg:y="16.137cm" svg:viewBox="0 0 19 4" draw:points="0,0 0,4 19,4">
          <text:p/>
        </draw:polyline>
        <draw:line draw:style-name="gr1" draw:text-style-name="P1" draw:layer="layout" svg:x1="27.857cm" svg:y1="16.14cm" svg:x2="27.857cm" svg:y2="16.137cm">
          <text:p/>
        </draw:line>
        <draw:polyline draw:style-name="gr1" draw:text-style-name="P1" draw:layer="layout" svg:width="0.017cm" svg:height="0.044cm" svg:x="27.84cm" svg:y="16.085cm" svg:viewBox="0 0 18 45" draw:points="18,45 18,0 0,0 0,45">
          <text:p/>
        </draw:polyline>
        <draw:polyline draw:style-name="gr1" draw:text-style-name="P1" draw:layer="layout" svg:width="0.017cm" svg:height="0.003cm" svg:x="27.84cm" svg:y="16.137cm" svg:viewBox="0 0 18 4" draw:points="0,0 0,4 18,4">
          <text:p/>
        </draw:polyline>
        <draw:line draw:style-name="gr1" draw:text-style-name="P1" draw:layer="layout" svg:x1="28.153cm" svg:y1="16.14cm" svg:x2="28.153cm" svg:y2="16.137cm">
          <text:p/>
        </draw:line>
        <draw:polyline draw:style-name="gr1" draw:text-style-name="P1" draw:layer="layout" svg:width="0.017cm" svg:height="0.044cm" svg:x="28.136cm" svg:y="16.085cm" svg:viewBox="0 0 18 45" draw:points="18,45 18,0 0,0 0,45">
          <text:p/>
        </draw:polyline>
        <draw:polyline draw:style-name="gr1" draw:text-style-name="P1" draw:layer="layout" svg:width="0.017cm" svg:height="0.003cm" svg:x="28.136cm" svg:y="16.137cm" svg:viewBox="0 0 18 4" draw:points="0,0 0,4 18,4">
          <text:p/>
        </draw:polyline>
        <draw:polyline draw:style-name="gr1" draw:text-style-name="P1" draw:layer="layout" svg:width="0.017cm" svg:height="0.055cm" svg:x="28.433cm" svg:y="16.085cm" svg:viewBox="0 0 18 56" draw:points="0,53 0,56 18,56 18,0 0,0 0,45">
          <text:p/>
        </draw:polyline>
        <draw:polygon draw:style-name="gr1" draw:text-style-name="P1" draw:layer="layout" svg:width="0.018cm" svg:height="0.055cm" svg:x="28.729cm" svg:y="16.085cm" svg:viewBox="0 0 19 56" draw:points="19,56 19,0 0,0 0,56">
          <text:p/>
        </draw:polygon>
        <draw:polygon draw:style-name="gr1" draw:text-style-name="P1" draw:layer="layout" svg:width="0.279cm" svg:height="0.008cm" svg:x="29.165cm" svg:y="16.129cm" svg:viewBox="0 0 280 9" draw:points="280,9 280,0 0,0 0,9">
          <text:p/>
        </draw:polygon>
        <draw:polygon draw:style-name="gr1" draw:text-style-name="P1" draw:layer="layout" svg:width="0.28cm" svg:height="0.008cm" svg:x="30.054cm" svg:y="16.129cm" svg:viewBox="0 0 281 9" draw:points="0,9 281,9 281,0 0,0">
          <text:p/>
        </draw:polygon>
        <draw:polyline draw:style-name="gr1" draw:text-style-name="P1" draw:layer="layout" svg:width="0.296cm" svg:height="0.055cm" svg:x="30.944cm" svg:y="16.085cm" svg:viewBox="0 0 297 56" draw:points="279,45 279,0 297,0 297,56 279,56 279,53 279,45 0,45 0,53 279,53">
          <text:p/>
        </draw:polyline>
        <draw:polyline draw:style-name="gr1" draw:text-style-name="P1" draw:layer="layout" svg:width="0.017cm" svg:height="0.055cm" svg:x="29.148cm" svg:y="16.085cm" svg:viewBox="0 0 18 56" draw:points="18,45 18,0 0,0 0,56 18,56 18,53">
          <text:p/>
        </draw:polyline>
        <draw:polyline draw:style-name="gr1" draw:text-style-name="P1" draw:layer="layout" svg:width="2.198cm" svg:height="0.131cm" svg:x="29.095cm" svg:y="16.076cm" svg:viewBox="0 0 2199 132" draw:points="2199,65 2199,0 2146,0 2146,65 2199,65 2199,132 0,132 0,65 53,65 53,0 0,0 0,65">
          <text:p/>
        </draw:polyline>
        <draw:line draw:style-name="gr1" draw:text-style-name="P1" draw:layer="layout" svg:x1="31.217cm" svg:y1="16.076cm" svg:x2="30.216cm" svg:y2="16.076cm">
          <text:p/>
        </draw:line>
        <draw:line draw:style-name="gr1" draw:text-style-name="P1" draw:layer="layout" svg:x1="30.172cm" svg:y1="16.076cm" svg:x2="29.171cm" svg:y2="16.076cm">
          <text:p/>
        </draw:line>
        <draw:line draw:style-name="gr1" draw:text-style-name="P1" draw:layer="layout" svg:x1="31.223cm" svg:y1="16.14cm" svg:x2="30.944cm" svg:y2="16.14cm">
          <text:p/>
        </draw:line>
        <draw:line draw:style-name="gr1" draw:text-style-name="P1" draw:layer="layout" svg:x1="30.926cm" svg:y1="16.14cm" svg:x2="30.647cm" svg:y2="16.14cm">
          <text:p/>
        </draw:line>
        <draw:line draw:style-name="gr1" draw:text-style-name="P1" draw:layer="layout" svg:x1="30.63cm" svg:y1="16.14cm" svg:x2="30.351cm" svg:y2="16.14cm">
          <text:p/>
        </draw:line>
        <draw:line draw:style-name="gr1" draw:text-style-name="P1" draw:layer="layout" svg:x1="30.334cm" svg:y1="16.14cm" svg:x2="30.054cm" svg:y2="16.14cm">
          <text:p/>
        </draw:line>
        <draw:line draw:style-name="gr1" draw:text-style-name="P1" draw:layer="layout" svg:x1="30.037cm" svg:y1="16.14cm" svg:x2="29.758cm" svg:y2="16.14cm">
          <text:p/>
        </draw:line>
        <draw:line draw:style-name="gr1" draw:text-style-name="P1" draw:layer="layout" svg:x1="29.741cm" svg:y1="16.14cm" svg:x2="29.462cm" svg:y2="16.14cm">
          <text:p/>
        </draw:line>
        <draw:line draw:style-name="gr1" draw:text-style-name="P1" draw:layer="layout" svg:x1="29.444cm" svg:y1="16.14cm" svg:x2="29.165cm" svg:y2="16.14cm">
          <text:p/>
        </draw:line>
        <draw:polyline draw:style-name="gr1" draw:text-style-name="P1" draw:layer="layout" svg:width="0.279cm" svg:height="0.002cm" svg:x="29.165cm" svg:y="16.127cm" svg:viewBox="0 0 280 3" draw:points="280,3 280,0 0,0 0,3">
          <text:p/>
        </draw:polyline>
        <draw:polygon draw:style-name="gr1" draw:text-style-name="P1" draw:layer="layout" svg:width="0.279cm" svg:height="0.008cm" svg:x="29.462cm" svg:y="16.127cm" svg:viewBox="0 0 280 9" draw:points="0,0 0,9 280,9 280,0">
          <text:p/>
        </draw:polygon>
        <draw:polygon draw:style-name="gr1" draw:text-style-name="P1" draw:layer="layout" svg:width="0.279cm" svg:height="0.008cm" svg:x="29.758cm" svg:y="16.127cm" svg:viewBox="0 0 280 9" draw:points="0,0 0,9 280,9 280,0">
          <text:p/>
        </draw:polygon>
        <draw:polyline draw:style-name="gr1" draw:text-style-name="P1" draw:layer="layout" svg:width="0.28cm" svg:height="0.002cm" svg:x="30.054cm" svg:y="16.127cm" svg:viewBox="0 0 281 3" draw:points="281,3 281,0 0,0 0,3">
          <text:p/>
        </draw:polyline>
        <draw:polygon draw:style-name="gr1" draw:text-style-name="P1" draw:layer="layout" svg:width="0.279cm" svg:height="0.008cm" svg:x="30.351cm" svg:y="16.127cm" svg:viewBox="0 0 280 9" draw:points="0,0 0,9 280,9 280,0">
          <text:p/>
        </draw:polygon>
        <draw:polygon draw:style-name="gr1" draw:text-style-name="P1" draw:layer="layout" svg:width="0.279cm" svg:height="0.008cm" svg:x="30.647cm" svg:y="16.127cm" svg:viewBox="0 0 280 9" draw:points="0,0 0,9 280,9 280,0">
          <text:p/>
        </draw:polygon>
        <draw:polyline draw:style-name="gr1" draw:text-style-name="P1" draw:layer="layout" svg:width="0.279cm" svg:height="0.002cm" svg:x="30.944cm" svg:y="16.127cm" svg:viewBox="0 0 280 3" draw:points="280,3 280,0 0,0 0,3">
          <text:p/>
        </draw:polyline>
        <draw:polyline draw:style-name="gr1" draw:text-style-name="P1" draw:layer="layout" svg:width="0.018cm" svg:height="0.055cm" svg:x="30.926cm" svg:y="16.085cm" svg:viewBox="0 0 19 56" draw:points="19,45 19,0 0,0 0,56 19,56 19,53">
          <text:p/>
        </draw:polyline>
        <draw:polygon draw:style-name="gr1" draw:text-style-name="P1" draw:layer="layout" svg:width="0.017cm" svg:height="0.055cm" svg:x="30.63cm" svg:y="16.085cm" svg:viewBox="0 0 18 56" draw:points="0,56 18,56 18,0 0,0">
          <text:p/>
        </draw:polygon>
        <draw:polyline draw:style-name="gr1" draw:text-style-name="P1" draw:layer="layout" svg:width="0.017cm" svg:height="0.055cm" svg:x="30.334cm" svg:y="16.085cm" svg:viewBox="0 0 18 56" draw:points="0,53 0,56 18,56 18,0 0,0 0,45">
          <text:p/>
        </draw:polyline>
        <draw:polyline draw:style-name="gr1" draw:text-style-name="P1" draw:layer="layout" svg:width="0.017cm" svg:height="0.055cm" svg:x="30.037cm" svg:y="16.085cm" svg:viewBox="0 0 18 56" draw:points="18,45 18,0 0,0 0,56 18,56 18,53">
          <text:p/>
        </draw:polyline>
        <draw:polygon draw:style-name="gr1" draw:text-style-name="P1" draw:layer="layout" svg:width="0.017cm" svg:height="0.055cm" svg:x="29.741cm" svg:y="16.085cm" svg:viewBox="0 0 18 56" draw:points="0,56 18,56 18,0 0,0">
          <text:p/>
        </draw:polygon>
        <draw:polyline draw:style-name="gr1" draw:text-style-name="P1" draw:layer="layout" svg:width="0.018cm" svg:height="0.055cm" svg:x="29.444cm" svg:y="16.085cm" svg:viewBox="0 0 19 56" draw:points="0,53 0,56 19,56 19,0 0,0 0,45">
          <text:p/>
        </draw:polyline>
        <draw:polygon draw:style-name="gr1" draw:text-style-name="P1" draw:layer="layout" svg:width="0.279cm" svg:height="0.008cm" svg:x="33.141cm" svg:y="16.129cm" svg:viewBox="0 0 280 9" draw:points="0,9 280,9 280,0 0,0">
          <text:p/>
        </draw:polygon>
        <draw:polygon draw:style-name="gr1" draw:text-style-name="P1" draw:layer="layout" svg:width="0.279cm" svg:height="0.008cm" svg:x="32.252cm" svg:y="16.129cm" svg:viewBox="0 0 280 9" draw:points="280,9 280,0 0,0 0,9">
          <text:p/>
        </draw:polygon>
        <draw:polyline draw:style-name="gr1" draw:text-style-name="P1" draw:layer="layout" svg:width="0.297cm" svg:height="0.055cm" svg:x="31.345cm" svg:y="16.085cm" svg:viewBox="0 0 298 56" draw:points="18,53 298,53 298,45 18,45 18,53 18,56 0,56 0,0 18,0 18,45">
          <text:p/>
        </draw:polyline>
        <draw:polyline draw:style-name="gr1" draw:text-style-name="P1" draw:layer="layout" svg:width="0.018cm" svg:height="0.055cm" svg:x="33.42cm" svg:y="16.085cm" svg:viewBox="0 0 19 56" draw:points="0,53 0,56 19,56 19,0 0,0 0,45">
          <text:p/>
        </draw:polyline>
        <draw:polyline draw:style-name="gr1" draw:text-style-name="P1" draw:layer="layout" svg:width="2.197cm" svg:height="0.131cm" svg:x="31.293cm" svg:y="16.076cm" svg:viewBox="0 0 2198 132" draw:points="2198,65 2146,65 2146,0 2198,0 2198,65 2198,132 0,132 0,65">
          <text:p/>
        </draw:polyline>
        <draw:polygon draw:style-name="gr1" draw:text-style-name="P1" draw:layer="layout" svg:width="0.052cm" svg:height="0.064cm" svg:x="31.293cm" svg:y="16.076cm" svg:viewBox="0 0 53 65" draw:points="53,65 53,0 0,0 0,65">
          <text:p/>
        </draw:polygon>
        <draw:polyline draw:style-name="gr1" draw:text-style-name="P1" draw:layer="layout" svg:width="2.069cm" svg:height="0cm" svg:x="31.368cm" svg:y="16.076cm" svg:viewBox="0 0 2070 0" draw:points="2070,0 1007,0 0,0">
          <text:p/>
        </draw:polyline>
        <draw:line draw:style-name="gr1" draw:text-style-name="P1" draw:layer="layout" svg:x1="33.42cm" svg:y1="16.14cm" svg:x2="33.141cm" svg:y2="16.14cm">
          <text:p/>
        </draw:line>
        <draw:line draw:style-name="gr1" draw:text-style-name="P1" draw:layer="layout" svg:x1="33.124cm" svg:y1="16.14cm" svg:x2="32.845cm" svg:y2="16.14cm">
          <text:p/>
        </draw:line>
        <draw:line draw:style-name="gr1" draw:text-style-name="P1" draw:layer="layout" svg:x1="32.828cm" svg:y1="16.14cm" svg:x2="32.548cm" svg:y2="16.14cm">
          <text:p/>
        </draw:line>
        <draw:line draw:style-name="gr1" draw:text-style-name="P1" draw:layer="layout" svg:x1="32.531cm" svg:y1="16.14cm" svg:x2="32.252cm" svg:y2="16.14cm">
          <text:p/>
        </draw:line>
        <draw:line draw:style-name="gr1" draw:text-style-name="P1" draw:layer="layout" svg:x1="32.235cm" svg:y1="16.14cm" svg:x2="31.956cm" svg:y2="16.14cm">
          <text:p/>
        </draw:line>
        <draw:line draw:style-name="gr1" draw:text-style-name="P1" draw:layer="layout" svg:x1="31.938cm" svg:y1="16.14cm" svg:x2="31.659cm" svg:y2="16.14cm">
          <text:p/>
        </draw:line>
        <draw:line draw:style-name="gr1" draw:text-style-name="P1" draw:layer="layout" svg:x1="31.642cm" svg:y1="16.14cm" svg:x2="31.363cm" svg:y2="16.14cm">
          <text:p/>
        </draw:line>
        <draw:polyline draw:style-name="gr1" draw:text-style-name="P1" draw:layer="layout" svg:width="0.279cm" svg:height="0.002cm" svg:x="33.141cm" svg:y="16.127cm" svg:viewBox="0 0 280 3" draw:points="280,3 280,0 0,0 0,3">
          <text:p/>
        </draw:polyline>
        <draw:polygon draw:style-name="gr1" draw:text-style-name="P1" draw:layer="layout" svg:width="0.279cm" svg:height="0.008cm" svg:x="32.845cm" svg:y="16.127cm" svg:viewBox="0 0 280 9" draw:points="280,0 0,0 0,9 280,9">
          <text:p/>
        </draw:polygon>
        <draw:polygon draw:style-name="gr1" draw:text-style-name="P1" draw:layer="layout" svg:width="0.28cm" svg:height="0.008cm" svg:x="32.548cm" svg:y="16.127cm" svg:viewBox="0 0 281 9" draw:points="281,0 0,0 0,9 281,9">
          <text:p/>
        </draw:polygon>
        <draw:polyline draw:style-name="gr1" draw:text-style-name="P1" draw:layer="layout" svg:width="0.279cm" svg:height="0.002cm" svg:x="32.252cm" svg:y="16.127cm" svg:viewBox="0 0 280 3" draw:points="280,3 280,0 0,0 0,3">
          <text:p/>
        </draw:polyline>
        <draw:polygon draw:style-name="gr1" draw:text-style-name="P1" draw:layer="layout" svg:width="0.279cm" svg:height="0.008cm" svg:x="31.956cm" svg:y="16.127cm" svg:viewBox="0 0 280 9" draw:points="280,0 0,0 0,9 280,9">
          <text:p/>
        </draw:polygon>
        <draw:polygon draw:style-name="gr1" draw:text-style-name="P1" draw:layer="layout" svg:width="0.279cm" svg:height="0.008cm" svg:x="31.659cm" svg:y="16.127cm" svg:viewBox="0 0 280 9" draw:points="280,0 0,0 0,9 280,9">
          <text:p/>
        </draw:polygon>
        <draw:polyline draw:style-name="gr1" draw:text-style-name="P1" draw:layer="layout" svg:width="0.296cm" svg:height="0.055cm" svg:x="31.363cm" svg:y="16.085cm" svg:viewBox="0 0 297 56" draw:points="280,53 280,56 297,56 297,0 280,0 280,45 280,43 0,43 0,45">
          <text:p/>
        </draw:polyline>
        <draw:polygon draw:style-name="gr1" draw:text-style-name="P1" draw:layer="layout" svg:width="0.018cm" svg:height="0.055cm" svg:x="31.938cm" svg:y="16.085cm" svg:viewBox="0 0 19 56" draw:points="19,56 19,0 0,0 0,56">
          <text:p/>
        </draw:polygon>
        <draw:polyline draw:style-name="gr1" draw:text-style-name="P1" draw:layer="layout" svg:width="0.017cm" svg:height="0.055cm" svg:x="32.235cm" svg:y="16.085cm" svg:viewBox="0 0 18 56" draw:points="18,45 18,0 0,0 0,56 18,56 18,53">
          <text:p/>
        </draw:polyline>
        <draw:polyline draw:style-name="gr1" draw:text-style-name="P1" draw:layer="layout" svg:width="0.017cm" svg:height="0.055cm" svg:x="32.531cm" svg:y="16.085cm" svg:viewBox="0 0 18 56" draw:points="0,53 0,56 18,56 18,0 0,0 0,45">
          <text:p/>
        </draw:polyline>
        <draw:polygon draw:style-name="gr1" draw:text-style-name="P1" draw:layer="layout" svg:width="0.017cm" svg:height="0.055cm" svg:x="32.828cm" svg:y="16.085cm" svg:viewBox="0 0 18 56" draw:points="18,56 18,0 0,0 0,56">
          <text:p/>
        </draw:polygon>
        <draw:polyline draw:style-name="gr1" draw:text-style-name="P1" draw:layer="layout" svg:width="0.017cm" svg:height="0.055cm" svg:x="33.124cm" svg:y="16.085cm" svg:viewBox="0 0 18 56" draw:points="18,45 18,0 0,0 0,56 18,56 18,53">
          <text:p/>
        </draw:polyline>
        <draw:polygon draw:style-name="gr1" draw:text-style-name="P1" draw:layer="layout" svg:width="0.279cm" svg:height="0.008cm" svg:x="33.56cm" svg:y="16.129cm" svg:viewBox="0 0 280 9" draw:points="280,9 280,0 0,0 0,9">
          <text:p/>
        </draw:polygon>
        <draw:polygon draw:style-name="gr1" draw:text-style-name="P1" draw:layer="layout" svg:width="0.279cm" svg:height="0.008cm" svg:x="34.449cm" svg:y="16.129cm" svg:viewBox="0 0 280 9" draw:points="0,9 280,9 280,0 0,0">
          <text:p/>
        </draw:polygon>
        <draw:polyline draw:style-name="gr1" draw:text-style-name="P1" draw:layer="layout" svg:width="0.296cm" svg:height="0.055cm" svg:x="35.339cm" svg:y="16.085cm" svg:viewBox="0 0 297 56" draw:points="280,45 280,0 297,0 297,56 280,56 280,53 280,45 0,45 0,53 280,53">
          <text:p/>
        </draw:polyline>
        <draw:polyline draw:style-name="gr1" draw:text-style-name="P1" draw:layer="layout" svg:width="0.018cm" svg:height="0.055cm" svg:x="33.542cm" svg:y="16.085cm" svg:viewBox="0 0 19 56" draw:points="19,45 19,0 0,0 0,56 19,56 19,53">
          <text:p/>
        </draw:polyline>
        <draw:polyline draw:style-name="gr1" draw:text-style-name="P1" draw:layer="layout" svg:width="2.197cm" svg:height="0.131cm" svg:x="33.49cm" svg:y="16.076cm" svg:viewBox="0 0 2198 132" draw:points="2198,132 0,132 0,65 52,65 52,0 0,0 0,65">
          <text:p/>
        </draw:polyline>
        <draw:polygon draw:style-name="gr1" draw:text-style-name="P1" draw:layer="layout" svg:width="0.052cm" svg:height="0.064cm" svg:x="35.635cm" svg:y="16.076cm" svg:viewBox="0 0 53 65" draw:points="0,65 53,65 53,0 0,0">
          <text:p/>
        </draw:polygon>
        <draw:line draw:style-name="gr1" draw:text-style-name="P1" draw:layer="layout" svg:x1="35.612cm" svg:y1="16.076cm" svg:x2="34.661cm" svg:y2="16.076cm">
          <text:p/>
        </draw:line>
        <draw:line draw:style-name="gr1" draw:text-style-name="P1" draw:layer="layout" svg:x1="34.604cm" svg:y1="16.076cm" svg:x2="33.542cm" svg:y2="16.076cm">
          <text:p/>
        </draw:line>
        <draw:line draw:style-name="gr1" draw:text-style-name="P1" draw:layer="layout" svg:x1="35.618cm" svg:y1="16.14cm" svg:x2="35.339cm" svg:y2="16.14cm">
          <text:p/>
        </draw:line>
        <draw:line draw:style-name="gr1" draw:text-style-name="P1" draw:layer="layout" svg:x1="35.321cm" svg:y1="16.14cm" svg:x2="35.042cm" svg:y2="16.14cm">
          <text:p/>
        </draw:line>
        <draw:line draw:style-name="gr1" draw:text-style-name="P1" draw:layer="layout" svg:x1="35.025cm" svg:y1="16.14cm" svg:x2="34.746cm" svg:y2="16.14cm">
          <text:p/>
        </draw:line>
        <draw:line draw:style-name="gr1" draw:text-style-name="P1" draw:layer="layout" svg:x1="34.728cm" svg:y1="16.14cm" svg:x2="34.449cm" svg:y2="16.14cm">
          <text:p/>
        </draw:line>
        <draw:line draw:style-name="gr1" draw:text-style-name="P1" draw:layer="layout" svg:x1="34.432cm" svg:y1="16.14cm" svg:x2="34.153cm" svg:y2="16.14cm">
          <text:p/>
        </draw:line>
        <draw:line draw:style-name="gr1" draw:text-style-name="P1" draw:layer="layout" svg:x1="34.135cm" svg:y1="16.14cm" svg:x2="33.856cm" svg:y2="16.14cm">
          <text:p/>
        </draw:line>
        <draw:line draw:style-name="gr1" draw:text-style-name="P1" draw:layer="layout" svg:x1="33.839cm" svg:y1="16.14cm" svg:x2="33.56cm" svg:y2="16.14cm">
          <text:p/>
        </draw:line>
        <draw:polyline draw:style-name="gr1" draw:text-style-name="P1" draw:layer="layout" svg:width="0.279cm" svg:height="0.002cm" svg:x="33.56cm" svg:y="16.127cm" svg:viewBox="0 0 280 3" draw:points="280,3 280,0 0,0 0,3">
          <text:p/>
        </draw:polyline>
        <draw:polygon draw:style-name="gr1" draw:text-style-name="P1" draw:layer="layout" svg:width="0.279cm" svg:height="0.008cm" svg:x="33.856cm" svg:y="16.127cm" svg:viewBox="0 0 280 9" draw:points="0,0 0,9 280,9 280,0">
          <text:p/>
        </draw:polygon>
        <draw:polygon draw:style-name="gr1" draw:text-style-name="P1" draw:layer="layout" svg:width="0.279cm" svg:height="0.008cm" svg:x="34.153cm" svg:y="16.127cm" svg:viewBox="0 0 280 9" draw:points="0,0 0,9 280,9 280,0">
          <text:p/>
        </draw:polygon>
        <draw:polyline draw:style-name="gr1" draw:text-style-name="P1" draw:layer="layout" svg:width="0.279cm" svg:height="0.002cm" svg:x="34.449cm" svg:y="16.127cm" svg:viewBox="0 0 280 3" draw:points="280,3 280,0 0,0 0,3">
          <text:p/>
        </draw:polyline>
        <draw:polygon draw:style-name="gr1" draw:text-style-name="P1" draw:layer="layout" svg:width="0.279cm" svg:height="0.008cm" svg:x="34.746cm" svg:y="16.127cm" svg:viewBox="0 0 280 9" draw:points="0,0 0,9 280,9 280,0">
          <text:p/>
        </draw:polygon>
        <draw:polygon draw:style-name="gr1" draw:text-style-name="P1" draw:layer="layout" svg:width="0.279cm" svg:height="0.008cm" svg:x="35.042cm" svg:y="16.127cm" svg:viewBox="0 0 280 9" draw:points="0,0 0,9 280,9 280,0">
          <text:p/>
        </draw:polygon>
        <draw:polyline draw:style-name="gr1" draw:text-style-name="P1" draw:layer="layout" svg:width="0.279cm" svg:height="0.002cm" svg:x="35.339cm" svg:y="16.127cm" svg:viewBox="0 0 280 3" draw:points="280,3 280,0 0,0 0,3">
          <text:p/>
        </draw:polyline>
        <draw:polyline draw:style-name="gr1" draw:text-style-name="P1" draw:layer="layout" svg:width="0.018cm" svg:height="0.055cm" svg:x="35.321cm" svg:y="16.085cm" svg:viewBox="0 0 19 56" draw:points="19,45 19,0 0,0 0,56 19,56 19,53">
          <text:p/>
        </draw:polyline>
        <draw:polygon draw:style-name="gr1" draw:text-style-name="P1" draw:layer="layout" svg:width="0.017cm" svg:height="0.055cm" svg:x="35.025cm" svg:y="16.085cm" svg:viewBox="0 0 18 56" draw:points="0,56 18,56 18,0 0,0">
          <text:p/>
        </draw:polygon>
        <draw:polyline draw:style-name="gr1" draw:text-style-name="P1" draw:layer="layout" svg:width="0.018cm" svg:height="0.055cm" svg:x="34.728cm" svg:y="16.085cm" svg:viewBox="0 0 19 56" draw:points="0,53 0,56 19,56 19,0 0,0 0,45">
          <text:p/>
        </draw:polyline>
        <draw:polyline draw:style-name="gr1" draw:text-style-name="P1" draw:layer="layout" svg:width="0.017cm" svg:height="0.055cm" svg:x="34.432cm" svg:y="16.085cm" svg:viewBox="0 0 18 56" draw:points="18,45 18,0 0,0 0,56 18,56 18,53">
          <text:p/>
        </draw:polyline>
        <draw:polygon draw:style-name="gr1" draw:text-style-name="P1" draw:layer="layout" svg:width="0.018cm" svg:height="0.055cm" svg:x="34.135cm" svg:y="16.085cm" svg:viewBox="0 0 19 56" draw:points="0,56 19,56 19,0 0,0">
          <text:p/>
        </draw:polygon>
        <draw:polyline draw:style-name="gr1" draw:text-style-name="P1" draw:layer="layout" svg:width="0.017cm" svg:height="0.055cm" svg:x="33.839cm" svg:y="16.085cm" svg:viewBox="0 0 18 56" draw:points="0,53 0,56 18,56 18,0 0,0 0,45">
          <text:p/>
        </draw:polyline>
        <draw:polyline draw:style-name="gr1" draw:text-style-name="P1" draw:layer="layout" svg:width="0.136cm" svg:height="0.201cm" svg:x="35.687cm" svg:y="16.076cm" svg:viewBox="0 0 137 202" draw:points="137,202 137,0 0,0">
          <text:p/>
        </draw:polyline>
        <draw:polyline draw:style-name="gr1" draw:text-style-name="P1" draw:layer="layout" svg:width="0.219cm" svg:height="0.174cm" svg:x="35.608cm" svg:y="15.901cm" svg:viewBox="0 0 220 175" draw:points="220,175 220,0 0,0 0,98">
          <text:p/>
        </draw:polyline>
        <draw:line draw:style-name="gr1" draw:text-style-name="P1" draw:layer="layout" svg:x1="35.612cm" svg:y1="16.076cm" svg:x2="35.64cm" svg:y2="16.076cm">
          <text:p/>
        </draw:line>
        <draw:line draw:style-name="gr1" draw:text-style-name="P1" draw:layer="layout" svg:x1="33.464cm" svg:y1="15.81cm" svg:x2="33.41cm" svg:y2="15.81cm">
          <text:p/>
        </draw:line>
        <draw:line draw:style-name="gr1" draw:text-style-name="P1" draw:layer="layout" svg:x1="33.57cm" svg:y1="15.81cm" svg:x2="33.516cm" svg:y2="15.81cm">
          <text:p/>
        </draw:line>
        <draw:line draw:style-name="gr1" draw:text-style-name="P1" draw:layer="layout" svg:x1="33.442cm" svg:y1="15.842cm" svg:x2="33.538cm" svg:y2="15.842cm">
          <text:p/>
        </draw:line>
        <draw:line draw:style-name="gr1" draw:text-style-name="P1" draw:layer="layout" svg:x1="33.41cm" svg:y1="15.81cm" svg:x2="33.41cm" svg:y2="15.998cm">
          <text:p/>
        </draw:line>
        <draw:line draw:style-name="gr1" draw:text-style-name="P1" draw:layer="layout" svg:x1="33.442cm" svg:y1="16.076cm" svg:x2="33.442cm" svg:y2="15.842cm">
          <text:p/>
        </draw:line>
        <draw:line draw:style-name="gr1" draw:text-style-name="P1" draw:layer="layout" svg:x1="33.57cm" svg:y1="15.998cm" svg:x2="33.57cm" svg:y2="15.81cm">
          <text:p/>
        </draw:line>
        <draw:line draw:style-name="gr1" draw:text-style-name="P1" draw:layer="layout" svg:x1="33.538cm" svg:y1="15.842cm" svg:x2="33.538cm" svg:y2="16.076cm">
          <text:p/>
        </draw:line>
        <draw:line draw:style-name="gr1" draw:text-style-name="P1" draw:layer="layout" svg:x1="31.267cm" svg:y1="15.81cm" svg:x2="31.213cm" svg:y2="15.81cm">
          <text:p/>
        </draw:line>
        <draw:line draw:style-name="gr1" draw:text-style-name="P1" draw:layer="layout" svg:x1="31.373cm" svg:y1="15.81cm" svg:x2="31.319cm" svg:y2="15.81cm">
          <text:p/>
        </draw:line>
        <draw:polyline draw:style-name="gr1" draw:text-style-name="P1" draw:layer="layout" svg:width="0.128cm" svg:height="0.266cm" svg:x="31.213cm" svg:y="15.81cm" svg:viewBox="0 0 129 267" draw:points="0,0 0,267 32,267 32,32 129,32">
          <text:p/>
        </draw:polyline>
        <draw:polyline draw:style-name="gr1" draw:text-style-name="P1" draw:layer="layout" svg:width="0.032cm" svg:height="0.266cm" svg:x="31.341cm" svg:y="15.81cm" svg:viewBox="0 0 33 267" draw:points="0,32 0,267 33,267 33,0">
          <text:p/>
        </draw:polyline>
        <draw:line draw:style-name="gr1" draw:text-style-name="P1" draw:layer="layout" svg:x1="29.069cm" svg:y1="15.81cm" svg:x2="29.015cm" svg:y2="15.81cm">
          <text:p/>
        </draw:line>
        <draw:line draw:style-name="gr1" draw:text-style-name="P1" draw:layer="layout" svg:x1="29.175cm" svg:y1="15.81cm" svg:x2="29.122cm" svg:y2="15.81cm">
          <text:p/>
        </draw:line>
        <draw:polyline draw:style-name="gr1" draw:text-style-name="P1" draw:layer="layout" svg:width="0.128cm" svg:height="0.266cm" svg:x="29.015cm" svg:y="15.81cm" svg:viewBox="0 0 129 267" draw:points="0,0 0,267 32,267 32,32 129,32">
          <text:p/>
        </draw:polyline>
        <draw:polyline draw:style-name="gr1" draw:text-style-name="P1" draw:layer="layout" svg:width="0.033cm" svg:height="0.266cm" svg:x="29.143cm" svg:y="15.81cm" svg:viewBox="0 0 34 267" draw:points="0,32 0,267 34,267 34,0">
          <text:p/>
        </draw:polyline>
        <draw:line draw:style-name="gr1" draw:text-style-name="P1" draw:layer="layout" svg:x1="24.674cm" svg:y1="15.81cm" svg:x2="24.62cm" svg:y2="15.81cm">
          <text:p/>
        </draw:line>
        <draw:line draw:style-name="gr1" draw:text-style-name="P1" draw:layer="layout" svg:x1="24.781cm" svg:y1="15.81cm" svg:x2="24.727cm" svg:y2="15.81cm">
          <text:p/>
        </draw:line>
        <draw:polyline draw:style-name="gr1" draw:text-style-name="P1" draw:layer="layout" svg:width="0.129cm" svg:height="0.266cm" svg:x="24.62cm" svg:y="15.81cm" svg:viewBox="0 0 130 267" draw:points="0,0 0,267 34,267 34,32 130,32">
          <text:p/>
        </draw:polyline>
        <draw:polyline draw:style-name="gr1" draw:text-style-name="P1" draw:layer="layout" svg:width="0.032cm" svg:height="0.266cm" svg:x="24.749cm" svg:y="15.81cm" svg:viewBox="0 0 33 267" draw:points="0,32 0,267 33,267 33,0">
          <text:p/>
        </draw:polyline>
        <draw:line draw:style-name="gr1" draw:text-style-name="P1" draw:layer="layout" svg:x1="22.477cm" svg:y1="15.81cm" svg:x2="22.423cm" svg:y2="15.81cm">
          <text:p/>
        </draw:line>
        <draw:line draw:style-name="gr1" draw:text-style-name="P1" draw:layer="layout" svg:x1="22.583cm" svg:y1="15.81cm" svg:x2="22.529cm" svg:y2="15.81cm">
          <text:p/>
        </draw:line>
        <draw:polyline draw:style-name="gr1" draw:text-style-name="P1" draw:layer="layout" svg:width="0.128cm" svg:height="0.266cm" svg:x="22.423cm" svg:y="15.81cm" svg:viewBox="0 0 129 267" draw:points="0,0 0,267 32,267 32,32 129,32">
          <text:p/>
        </draw:polyline>
        <draw:polyline draw:style-name="gr1" draw:text-style-name="P1" draw:layer="layout" svg:width="0.032cm" svg:height="0.266cm" svg:x="22.551cm" svg:y="15.81cm" svg:viewBox="0 0 33 267" draw:points="0,32 0,267 33,267 33,0">
          <text:p/>
        </draw:polyline>
        <draw:line draw:style-name="gr1" draw:text-style-name="P1" draw:layer="layout" svg:x1="20.28cm" svg:y1="15.81cm" svg:x2="20.226cm" svg:y2="15.81cm">
          <text:p/>
        </draw:line>
        <draw:line draw:style-name="gr1" draw:text-style-name="P1" draw:layer="layout" svg:x1="20.386cm" svg:y1="15.81cm" svg:x2="20.332cm" svg:y2="15.81cm">
          <text:p/>
        </draw:line>
        <draw:polyline draw:style-name="gr1" draw:text-style-name="P1" draw:layer="layout" svg:width="0.128cm" svg:height="0.266cm" svg:x="20.226cm" svg:y="15.81cm" svg:viewBox="0 0 129 267" draw:points="0,0 0,267 33,267 33,32 129,32">
          <text:p/>
        </draw:polyline>
        <draw:polyline draw:style-name="gr1" draw:text-style-name="P1" draw:layer="layout" svg:width="0.032cm" svg:height="0.266cm" svg:x="20.354cm" svg:y="15.81cm" svg:viewBox="0 0 33 267" draw:points="0,32 0,267 33,267 33,0">
          <text:p/>
        </draw:polyline>
        <draw:line draw:style-name="gr1" draw:text-style-name="P1" draw:layer="layout" svg:x1="18.06cm" svg:y1="15.842cm" svg:x2="18.156cm" svg:y2="15.842cm">
          <text:p/>
        </draw:line>
        <draw:line draw:style-name="gr1" draw:text-style-name="P1" draw:layer="layout" svg:x1="18.028cm" svg:y1="15.868cm" svg:x2="18.028cm" svg:y2="16.076cm">
          <text:p/>
        </draw:line>
        <draw:line draw:style-name="gr1" draw:text-style-name="P1" draw:layer="layout" svg:x1="18.06cm" svg:y1="16.076cm" svg:x2="18.06cm" svg:y2="15.842cm">
          <text:p/>
        </draw:line>
        <draw:polyline draw:style-name="gr1" draw:text-style-name="P1" draw:layer="layout" svg:width="0.032cm" svg:height="0.266cm" svg:x="18.156cm" svg:y="15.81cm" svg:viewBox="0 0 33 267" draw:points="0,32 0,267 33,267 33,0">
          <text:p/>
        </draw:polyline>
        <draw:polyline draw:style-name="gr1" draw:text-style-name="P1" draw:layer="layout" svg:width="0.001cm" svg:height="0.001cm" svg:x="16.258cm" svg:y="8.803cm" svg:viewBox="0 0 2 2" draw:points="2,0 2,2 0,2">
          <text:p/>
        </draw:polyline>
        <draw:line draw:style-name="gr1" draw:text-style-name="P1" draw:layer="layout" svg:x1="16.258cm" svg:y1="6.659cm" svg:x2="16.259cm" svg:y2="6.659cm">
          <text:p/>
        </draw:line>
        <draw:line draw:style-name="gr1" draw:text-style-name="P1" draw:layer="layout" svg:x1="16.259cm" svg:y1="7.008cm" svg:x2="16.258cm" svg:y2="7.008cm">
          <text:p/>
        </draw:line>
        <draw:line draw:style-name="gr1" draw:text-style-name="P1" draw:layer="layout" svg:x1="16.259cm" svg:y1="6.659cm" svg:x2="16.263cm" svg:y2="6.659cm">
          <text:p/>
        </draw:line>
        <draw:line draw:style-name="gr1" draw:text-style-name="P1" draw:layer="layout" svg:x1="16.263cm" svg:y1="7.008cm" svg:x2="16.259cm" svg:y2="7.008cm">
          <text:p/>
        </draw:line>
        <draw:line draw:style-name="gr1" draw:text-style-name="P1" draw:layer="layout" svg:x1="16.258cm" svg:y1="8.459cm" svg:x2="16.258cm" svg:y2="8.804cm">
          <text:p/>
        </draw:line>
        <draw:line draw:style-name="gr1" draw:text-style-name="P1" draw:layer="layout" svg:x1="16.258cm" svg:y1="7.008cm" svg:x2="16.258cm" svg:y2="8.406cm">
          <text:p/>
        </draw:line>
        <draw:line draw:style-name="gr1" draw:text-style-name="P1" draw:layer="layout" svg:x1="16.258cm" svg:y1="5.967cm" svg:x2="16.258cm" svg:y2="6.659cm">
          <text:p/>
        </draw:line>
        <draw:line draw:style-name="gr1" draw:text-style-name="P1" draw:layer="layout" svg:x1="16.309cm" svg:y1="6.659cm" svg:x2="16.313cm" svg:y2="6.659cm">
          <text:p/>
        </draw:line>
        <draw:line draw:style-name="gr1" draw:text-style-name="P1" draw:layer="layout" svg:x1="16.313cm" svg:y1="7.008cm" svg:x2="16.309cm" svg:y2="7.008cm">
          <text:p/>
        </draw:line>
        <draw:line draw:style-name="gr1" draw:text-style-name="P1" draw:layer="layout" svg:x1="16.313cm" svg:y1="6.659cm" svg:x2="16.314cm" svg:y2="6.659cm">
          <text:p/>
        </draw:line>
        <draw:polyline draw:style-name="gr1" draw:text-style-name="P1" draw:layer="layout" svg:width="0cm" svg:height="1.743cm" svg:x="16.313cm" svg:y="7.008cm" svg:viewBox="0 0 1 1744" draw:points="1,1744 1,0 0,0">
          <text:p/>
        </draw:polyline>
        <draw:line draw:style-name="gr1" draw:text-style-name="P1" draw:layer="layout" svg:x1="16.314cm" svg:y1="6.659cm" svg:x2="16.314cm" svg:y2="6.291cm">
          <text:p/>
        </draw:line>
        <draw:line draw:style-name="gr1" draw:text-style-name="P1" draw:layer="layout" svg:x1="16.401cm" svg:y1="6.563cm" svg:x2="16.401cm" svg:y2="6.335cm">
          <text:p/>
        </draw:line>
        <draw:line draw:style-name="gr1" draw:text-style-name="P1" draw:layer="layout" svg:x1="16.263cm" svg:y1="6.659cm" svg:x2="16.309cm" svg:y2="6.659cm">
          <text:p/>
        </draw:line>
        <draw:line draw:style-name="gr1" draw:text-style-name="P1" draw:layer="layout" svg:x1="16.309cm" svg:y1="7.008cm" svg:x2="16.263cm" svg:y2="7.008cm">
          <text:p/>
        </draw:line>
        <draw:polyline draw:style-name="gr1" draw:text-style-name="P1" draw:layer="layout" svg:width="1.252cm" svg:height="1.618cm" svg:x="16.333cm" svg:y="14.33cm" svg:viewBox="0 0 1253 1619" draw:points="0,0 0,1619 9,1619 9,9 0,0 1253,0 1253,9 9,9">
          <text:p/>
        </draw:polyline>
        <draw:line draw:style-name="gr1" draw:text-style-name="P1" draw:layer="layout" svg:x1="17.585cm" svg:y1="14.328cm" svg:x2="17.585cm" svg:y2="14.315cm">
          <text:p/>
        </draw:line>
        <draw:line draw:style-name="gr1" draw:text-style-name="P1" draw:layer="layout" svg:x1="16.318cm" svg:y1="14.315cm" svg:x2="16.332cm" svg:y2="14.329cm">
          <text:p/>
        </draw:line>
        <draw:line draw:style-name="gr1" draw:text-style-name="P1" draw:layer="layout" svg:x1="16.318cm" svg:y1="15.948cm" svg:x2="16.331cm" svg:y2="15.948cm">
          <text:p/>
        </draw:line>
        <draw:line draw:style-name="gr1" draw:text-style-name="P1" draw:layer="layout" svg:x1="16.331cm" svg:y1="14.328cm" svg:x2="17.585cm" svg:y2="14.328cm">
          <text:p/>
        </draw:line>
        <draw:line draw:style-name="gr1" draw:text-style-name="P1" draw:layer="layout" svg:x1="17.585cm" svg:y1="14.315cm" svg:x2="16.318cm" svg:y2="14.315cm">
          <text:p/>
        </draw:line>
        <draw:line draw:style-name="gr1" draw:text-style-name="P1" draw:layer="layout" svg:x1="16.331cm" svg:y1="15.948cm" svg:x2="16.331cm" svg:y2="14.328cm">
          <text:p/>
        </draw:line>
        <draw:line draw:style-name="gr1" draw:text-style-name="P1" draw:layer="layout" svg:x1="16.318cm" svg:y1="14.315cm" svg:x2="16.318cm" svg:y2="15.948cm">
          <text:p/>
        </draw:line>
        <draw:line draw:style-name="gr1" draw:text-style-name="P1" draw:layer="layout" svg:x1="16.314cm" svg:y1="6.291cm" svg:x2="16.35cm" svg:y2="6.291cm">
          <text:p/>
        </draw:line>
        <draw:line draw:style-name="gr1" draw:text-style-name="P1" draw:layer="layout" svg:x1="16.37cm" svg:y1="6.329cm" svg:x2="16.37cm" svg:y2="6.295cm">
          <text:p/>
        </draw:line>
        <draw:polyline draw:style-name="gr1" draw:text-style-name="P2" draw:layer="layout" svg:width="0.155cm" svg:height="0.071cm" svg:x="10.677cm" svg:y="26.818cm" svg:viewBox="0 0 156 72" draw:points="156,8 3,0 0,63 156,72">
          <text:p/>
        </draw:polyline>
        <draw:polyline draw:style-name="gr1" draw:text-style-name="P1" draw:layer="layout" svg:width="0.136cm" svg:height="0.009cm" svg:x="11.797cm" svg:y="4.834cm" svg:viewBox="0 0 137 10" draw:points="0,10 11,10 137,10 137,0 11,0 11,10">
          <text:p/>
        </draw:polyline>
        <draw:polygon draw:style-name="gr1" draw:text-style-name="P2" draw:layer="layout" svg:width="2.663cm" svg:height="0.789cm" svg:x="9.145cm" svg:y="4.054cm" svg:viewBox="0 0 2664 790" draw:points="2664,781 3,0 0,8 2661,790">
          <text:p/>
        </draw:polygon>
        <draw:line draw:style-name="gr1" draw:text-style-name="P1" draw:layer="layout" svg:x1="11.797cm" svg:y1="4.843cm" svg:x2="11.805cm" svg:y2="4.843cm">
          <text:p/>
        </draw:line>
        <draw:polyline draw:style-name="gr1" draw:text-style-name="P2" draw:layer="layout" svg:width="0.003cm" svg:height="0.017cm" svg:x="9.145cm" svg:y="4.062cm" svg:viewBox="0 0 4 18" draw:points="0,0 0,17 4,18">
          <text:p/>
        </draw:polyline>
        <draw:line draw:style-name="gr1" draw:text-style-name="P2" draw:layer="layout" svg:x1="9.156cm" svg:y1="4.082cm" svg:x2="9.621cm" svg:y2="4.219cm">
          <text:p/>
        </draw:line>
        <draw:line draw:style-name="gr1" draw:text-style-name="P2" draw:layer="layout" svg:x1="9.642cm" svg:y1="4.224cm" svg:x2="10.197cm" svg:y2="4.388cm">
          <text:p/>
        </draw:line>
        <draw:line draw:style-name="gr1" draw:text-style-name="P1" draw:layer="layout" svg:x1="10.218cm" svg:y1="4.393cm" svg:x2="10.773cm" svg:y2="4.556cm">
          <text:p/>
        </draw:line>
        <draw:line draw:style-name="gr1" draw:text-style-name="P1" draw:layer="layout" svg:x1="10.794cm" svg:y1="4.562cm" svg:x2="11.349cm" svg:y2="4.725cm">
          <text:p/>
        </draw:line>
        <draw:line draw:style-name="gr1" draw:text-style-name="P1" draw:layer="layout" svg:x1="11.37cm" svg:y1="4.731cm" svg:x2="11.73cm" svg:y2="4.837cm">
          <text:p/>
        </draw:line>
        <draw:line draw:style-name="gr1" draw:text-style-name="P1" draw:layer="layout" svg:x1="15.366cm" svg:y1="4.834cm" svg:x2="15.366cm" svg:y2="4.782cm">
          <text:p/>
        </draw:line>
        <draw:line draw:style-name="gr1" draw:text-style-name="P1" draw:layer="layout" svg:x1="15.366cm" svg:y1="4.782cm" svg:x2="14.812cm" svg:y2="4.782cm">
          <text:p/>
        </draw:line>
        <draw:polyline draw:style-name="gr1" draw:text-style-name="P1" draw:layer="layout" svg:width="0cm" svg:height="0cm" svg:x="15.366cm" svg:y="4.843cm" svg:viewBox="0 0 0 0" draw:points="0,0">
          <text:p/>
        </draw:polyline>
        <draw:line draw:style-name="gr1" draw:text-style-name="P1" draw:layer="layout" svg:x1="15.366cm" svg:y1="4.883cm" svg:x2="15.366cm" svg:y2="4.88cm">
          <text:p/>
        </draw:line>
        <draw:line draw:style-name="gr1" draw:text-style-name="P1" draw:layer="layout" svg:x1="15.366cm" svg:y1="4.852cm" svg:x2="14.824cm" svg:y2="4.852cm">
          <text:p/>
        </draw:line>
        <draw:line draw:style-name="gr1" draw:text-style-name="P1" draw:layer="layout" svg:x1="15.313cm" svg:y1="4.883cm" svg:x2="14.812cm" svg:y2="4.883cm">
          <text:p/>
        </draw:line>
        <draw:line draw:style-name="gr1" draw:text-style-name="P1" draw:layer="layout" svg:x1="15.313cm" svg:y1="4.901cm" svg:x2="14.812cm" svg:y2="4.901cm">
          <text:p/>
        </draw:line>
        <draw:line draw:style-name="gr1" draw:text-style-name="P2" draw:layer="layout" svg:x1="9.095cm" svg:y1="4.005cm" svg:x2="9.095cm" svg:y2="4.645cm">
          <text:p/>
        </draw:line>
        <draw:line draw:style-name="gr1" draw:text-style-name="P2" draw:layer="layout" svg:x1="9.197cm" svg:y1="4.14cm" svg:x2="9.196cm" svg:y2="4.139cm">
          <text:p/>
        </draw:line>
        <draw:line draw:style-name="gr1" draw:text-style-name="P2" draw:layer="layout" svg:x1="9.165cm" svg:y1="4.098cm" svg:x2="9.165cm" svg:y2="4.633cm">
          <text:p/>
        </draw:line>
        <draw:line draw:style-name="gr1" draw:text-style-name="P2" draw:layer="layout" svg:x1="9.197cm" svg:y1="4.14cm" svg:x2="9.197cm" svg:y2="4.645cm">
          <text:p/>
        </draw:line>
        <draw:polyline draw:style-name="gr1" draw:text-style-name="P2" draw:layer="layout" svg:width="0.001cm" svg:height="0.483cm" svg:x="9.213cm" svg:y="4.162cm" svg:viewBox="0 0 2 484" draw:points="2,484 2,1 0,0">
          <text:p/>
        </draw:polyline>
        <draw:line draw:style-name="gr1" draw:text-style-name="P1" draw:layer="layout" svg:x1="11.742cm" svg:y1="4.81cm" svg:x2="11.747cm" svg:y2="4.781cm">
          <text:p/>
        </draw:line>
        <draw:line draw:style-name="gr1" draw:text-style-name="P2" draw:layer="layout" svg:x1="11.747cm" svg:y1="4.782cm" svg:x2="9.095cm" svg:y2="4.004cm">
          <text:p/>
        </draw:line>
        <draw:line draw:style-name="gr1" draw:text-style-name="P2" draw:layer="layout" svg:x1="9.095cm" svg:y1="4.004cm" svg:x2="9.146cm" svg:y2="4.072cm">
          <text:p/>
        </draw:line>
        <draw:line draw:style-name="gr1" draw:text-style-name="P2" draw:layer="layout" svg:x1="9.156cm" svg:y1="4.086cm" svg:x2="9.165cm" svg:y2="4.098cm">
          <text:p/>
        </draw:line>
        <draw:line draw:style-name="gr1" draw:text-style-name="P1" draw:layer="layout" svg:x1="11.732cm" svg:y1="4.883cm" svg:x2="11.732cm" svg:y2="4.877cm">
          <text:p/>
        </draw:line>
        <draw:line draw:style-name="gr1" draw:text-style-name="P1" draw:layer="layout" svg:x1="11.719cm" svg:y1="4.847cm" svg:x2="11.37cm" svg:y2="4.744cm">
          <text:p/>
        </draw:line>
        <draw:line draw:style-name="gr1" draw:text-style-name="P1" draw:layer="layout" svg:x1="11.349cm" svg:y1="4.738cm" svg:x2="10.794cm" svg:y2="4.575cm">
          <text:p/>
        </draw:line>
        <draw:line draw:style-name="gr1" draw:text-style-name="P1" draw:layer="layout" svg:x1="10.773cm" svg:y1="4.569cm" svg:x2="10.218cm" svg:y2="4.406cm">
          <text:p/>
        </draw:line>
        <draw:line draw:style-name="gr1" draw:text-style-name="P1" draw:layer="layout" svg:x1="10.197cm" svg:y1="4.4cm" svg:x2="9.642cm" svg:y2="4.237cm">
          <text:p/>
        </draw:line>
        <draw:polyline draw:style-name="gr1" draw:text-style-name="P2" draw:layer="layout" svg:width="0.456cm" svg:height="0.134cm" svg:x="9.164cm" svg:y="4.097cm" svg:viewBox="0 0 457 135" draw:points="457,135 0,0 32,42">
          <text:p/>
        </draw:polyline>
        <draw:line draw:style-name="gr1" draw:text-style-name="P1" draw:layer="layout" svg:x1="11.733cm" svg:y1="4.884cm" svg:x2="11.388cm" svg:y2="4.782cm">
          <text:p/>
        </draw:line>
        <draw:line draw:style-name="gr1" draw:text-style-name="P2" draw:layer="layout" svg:x1="11.363cm" svg:y1="4.775cm" svg:x2="9.196cm" svg:y2="4.139cm">
          <text:p/>
        </draw:line>
        <draw:line draw:style-name="gr1" draw:text-style-name="P1" draw:layer="layout" svg:x1="11.729cm" svg:y1="4.901cm" svg:x2="11.732cm" svg:y2="4.883cm">
          <text:p/>
        </draw:line>
        <draw:line draw:style-name="gr1" draw:text-style-name="P2" draw:layer="layout" svg:x1="9.197cm" svg:y1="4.14cm" svg:x2="9.214cm" svg:y2="4.163cm">
          <text:p/>
        </draw:line>
        <draw:line draw:style-name="gr1" draw:text-style-name="P1" draw:layer="layout" svg:x1="11.73cm" svg:y1="4.901cm" svg:x2="11.389cm" svg:y2="4.8cm">
          <text:p/>
        </draw:line>
        <draw:line draw:style-name="gr1" draw:text-style-name="P2" draw:layer="layout" svg:x1="11.337cm" svg:y1="4.786cm" svg:x2="9.213cm" svg:y2="4.162cm">
          <text:p/>
        </draw:line>
        <draw:polyline draw:style-name="gr1" draw:text-style-name="P2" draw:layer="layout" svg:width="0.484cm" svg:height="0.149cm" svg:x="9.148cm" svg:y="4.049cm" svg:viewBox="0 0 485 150" draw:points="485,148 485,142 2,0 0,8 482,150 485,142">
          <text:p/>
        </draw:polyline>
        <draw:polyline draw:style-name="gr1" draw:text-style-name="P2" draw:layer="layout" svg:width="0.575cm" svg:height="0.176cm" svg:x="9.633cm" svg:y="4.191cm" svg:viewBox="0 0 576 177" draw:points="576,175 576,169 3,0 0,8 573,177 576,169">
          <text:p/>
        </draw:polyline>
        <draw:polyline draw:style-name="gr1" draw:text-style-name="P1" draw:layer="layout" svg:width="0.574cm" svg:height="0.176cm" svg:x="10.209cm" svg:y="4.36cm" svg:viewBox="0 0 575 177" draw:points="575,175 575,169 3,0 0,8 573,177 575,169">
          <text:p/>
        </draw:polyline>
        <draw:line draw:style-name="gr1" draw:text-style-name="P1" draw:layer="layout" svg:x1="11.359cm" svg:y1="4.702cm" svg:x2="11.359cm" svg:y2="4.701cm">
          <text:p/>
        </draw:line>
        <draw:polyline draw:style-name="gr1" draw:text-style-name="P1" draw:layer="layout" svg:width="0.574cm" svg:height="0.176cm" svg:x="10.785cm" svg:y="4.529cm" svg:viewBox="0 0 575 177" draw:points="575,175 575,169 2,0 0,8 573,177 575,169">
          <text:p/>
        </draw:polyline>
        <draw:polygon draw:style-name="gr1" draw:text-style-name="P1" draw:layer="layout" svg:width="0.425cm" svg:height="0.132cm" svg:x="11.361cm" svg:y="4.698cm" svg:viewBox="0 0 426 133" draw:points="426,125 2,0 0,8 423,133">
          <text:p/>
        </draw:polygon>
        <draw:polygon draw:style-name="gr1" draw:text-style-name="P1" draw:layer="layout" svg:width="0.022cm" svg:height="0.046cm" svg:x="11.348cm" svg:y="4.706cm" svg:viewBox="0 0 23 47" draw:points="23,9 14,9 14,0 10,0 10,9 0,9 0,47 23,47">
          <text:p/>
        </draw:polygon>
        <draw:line draw:style-name="gr1" draw:text-style-name="P1" draw:layer="layout" svg:x1="11.37cm" svg:y1="4.752cm" svg:x2="11.37cm" svg:y2="4.768cm">
          <text:p/>
        </draw:line>
        <draw:line draw:style-name="gr1" draw:text-style-name="P1" draw:layer="layout" svg:x1="11.348cm" svg:y1="4.752cm" svg:x2="11.348cm" svg:y2="4.768cm">
          <text:p/>
        </draw:line>
        <draw:line draw:style-name="gr1" draw:text-style-name="P1" draw:layer="layout" svg:x1="11.348cm" svg:y1="4.715cm" svg:x2="11.348cm" svg:y2="4.732cm">
          <text:p/>
        </draw:line>
        <draw:polygon draw:style-name="gr1" draw:text-style-name="P1" draw:layer="layout" svg:width="0.56cm" svg:height="0.009cm" svg:x="14.815cm" svg:y="4.834cm" svg:viewBox="0 0 561 10" draw:points="0,10 561,10 561,0 0,0">
          <text:p/>
        </draw:polygon>
        <draw:line draw:style-name="gr1" draw:text-style-name="P1" draw:layer="layout" svg:x1="14.812cm" svg:y1="4.782cm" svg:x2="14.237cm" svg:y2="4.782cm">
          <text:p/>
        </draw:line>
        <draw:line draw:style-name="gr1" draw:text-style-name="P1" draw:layer="layout" svg:x1="14.802cm" svg:y1="4.852cm" svg:x2="14.248cm" svg:y2="4.852cm">
          <text:p/>
        </draw:line>
        <draw:line draw:style-name="gr1" draw:text-style-name="P1" draw:layer="layout" svg:x1="14.812cm" svg:y1="4.883cm" svg:x2="14.237cm" svg:y2="4.883cm">
          <text:p/>
        </draw:line>
        <draw:polyline draw:style-name="gr1" draw:text-style-name="P1" draw:layer="layout" svg:width="0.574cm" svg:height="0cm" svg:x="14.237cm" svg:y="4.901cm" svg:viewBox="0 0 575 0" draw:points="575,0 345,0 0,0">
          <text:p/>
        </draw:polyline>
        <draw:polygon draw:style-name="gr1" draw:text-style-name="P1" draw:layer="layout" svg:width="0.571cm" svg:height="0.009cm" svg:x="14.239cm" svg:y="4.834cm" svg:viewBox="0 0 572 10" draw:points="0,10 572,10 572,0 0,0">
          <text:p/>
        </draw:polygon>
        <draw:line draw:style-name="gr1" draw:text-style-name="P1" draw:layer="layout" svg:x1="14.237cm" svg:y1="4.782cm" svg:x2="13.661cm" svg:y2="4.782cm">
          <text:p/>
        </draw:line>
        <draw:line draw:style-name="gr1" draw:text-style-name="P1" draw:layer="layout" svg:x1="14.226cm" svg:y1="4.852cm" svg:x2="13.673cm" svg:y2="4.852cm">
          <text:p/>
        </draw:line>
        <draw:line draw:style-name="gr1" draw:text-style-name="P1" draw:layer="layout" svg:x1="14.237cm" svg:y1="4.883cm" svg:x2="13.661cm" svg:y2="4.883cm">
          <text:p/>
        </draw:line>
        <draw:line draw:style-name="gr1" draw:text-style-name="P1" draw:layer="layout" svg:x1="14.237cm" svg:y1="4.901cm" svg:x2="13.661cm" svg:y2="4.901cm">
          <text:p/>
        </draw:line>
        <draw:polygon draw:style-name="gr1" draw:text-style-name="P1" draw:layer="layout" svg:width="0.571cm" svg:height="0.009cm" svg:x="13.664cm" svg:y="4.834cm" svg:viewBox="0 0 572 10" draw:points="0,10 572,10 572,0 0,0">
          <text:p/>
        </draw:polygon>
        <draw:line draw:style-name="gr1" draw:text-style-name="P1" draw:layer="layout" svg:x1="13.661cm" svg:y1="4.782cm" svg:x2="13.086cm" svg:y2="4.782cm">
          <text:p/>
        </draw:line>
        <draw:line draw:style-name="gr1" draw:text-style-name="P1" draw:layer="layout" svg:x1="13.651cm" svg:y1="4.852cm" svg:x2="13.097cm" svg:y2="4.852cm">
          <text:p/>
        </draw:line>
        <draw:line draw:style-name="gr1" draw:text-style-name="P1" draw:layer="layout" svg:x1="13.661cm" svg:y1="4.883cm" svg:x2="13.086cm" svg:y2="4.883cm">
          <text:p/>
        </draw:line>
        <draw:line draw:style-name="gr1" draw:text-style-name="P1" draw:layer="layout" svg:x1="13.661cm" svg:y1="4.901cm" svg:x2="13.161cm" svg:y2="4.901cm">
          <text:p/>
        </draw:line>
        <draw:polygon draw:style-name="gr1" draw:text-style-name="P1" draw:layer="layout" svg:width="0.572cm" svg:height="0.009cm" svg:x="13.088cm" svg:y="4.834cm" svg:viewBox="0 0 573 10" draw:points="0,10 573,10 573,0 0,0">
          <text:p/>
        </draw:polygon>
        <draw:line draw:style-name="gr1" draw:text-style-name="P1" draw:layer="layout" svg:x1="13.086cm" svg:y1="4.782cm" svg:x2="12.51cm" svg:y2="4.782cm">
          <text:p/>
        </draw:line>
        <draw:line draw:style-name="gr1" draw:text-style-name="P1" draw:layer="layout" svg:x1="13.075cm" svg:y1="4.852cm" svg:x2="12.521cm" svg:y2="4.852cm">
          <text:p/>
        </draw:line>
        <draw:line draw:style-name="gr1" draw:text-style-name="P1" draw:layer="layout" svg:x1="13.086cm" svg:y1="4.883cm" svg:x2="12.51cm" svg:y2="4.883cm">
          <text:p/>
        </draw:line>
        <draw:line draw:style-name="gr1" draw:text-style-name="P1" draw:layer="layout" svg:x1="12.933cm" svg:y1="4.901cm" svg:x2="12.51cm" svg:y2="4.901cm">
          <text:p/>
        </draw:line>
        <draw:polygon draw:style-name="gr1" draw:text-style-name="P1" draw:layer="layout" svg:width="0.571cm" svg:height="0.009cm" svg:x="12.513cm" svg:y="4.834cm" svg:viewBox="0 0 572 10" draw:points="0,10 572,10 572,0 0,0">
          <text:p/>
        </draw:polygon>
        <draw:line draw:style-name="gr1" draw:text-style-name="P1" draw:layer="layout" svg:x1="12.51cm" svg:y1="4.782cm" svg:x2="11.935cm" svg:y2="4.782cm">
          <text:p/>
        </draw:line>
        <draw:line draw:style-name="gr1" draw:text-style-name="P1" draw:layer="layout" svg:x1="12.5cm" svg:y1="4.852cm" svg:x2="11.946cm" svg:y2="4.852cm">
          <text:p/>
        </draw:line>
        <draw:line draw:style-name="gr1" draw:text-style-name="P1" draw:layer="layout" svg:x1="12.51cm" svg:y1="4.883cm" svg:x2="11.935cm" svg:y2="4.883cm">
          <text:p/>
        </draw:line>
        <draw:line draw:style-name="gr1" draw:text-style-name="P1" draw:layer="layout" svg:x1="12.51cm" svg:y1="4.901cm" svg:x2="11.935cm" svg:y2="4.901cm">
          <text:p/>
        </draw:line>
        <draw:polygon draw:style-name="gr1" draw:text-style-name="P1" draw:layer="layout" svg:width="0.572cm" svg:height="0.009cm" svg:x="11.937cm" svg:y="4.834cm" svg:viewBox="0 0 573 10" draw:points="0,10 573,10 573,0 0,0">
          <text:p/>
        </draw:polygon>
        <draw:line draw:style-name="gr1" draw:text-style-name="P1" draw:layer="layout" svg:x1="11.935cm" svg:y1="4.782cm" svg:x2="11.746cm" svg:y2="4.782cm">
          <text:p/>
        </draw:line>
        <draw:line draw:style-name="gr1" draw:text-style-name="P1" draw:layer="layout" svg:x1="11.924cm" svg:y1="4.852cm" svg:x2="11.796cm" svg:y2="4.852cm">
          <text:p/>
        </draw:line>
        <draw:polyline draw:style-name="gr1" draw:text-style-name="P1" draw:layer="layout" svg:width="0.203cm" svg:height="0cm" svg:x="11.731cm" svg:y="4.883cm" svg:viewBox="0 0 204 0" draw:points="1,0 0,0 204,0">
          <text:p/>
        </draw:polyline>
        <draw:polyline draw:style-name="gr1" draw:text-style-name="P1" draw:layer="layout" svg:width="0.205cm" svg:height="0cm" svg:x="11.729cm" svg:y="4.9cm" svg:viewBox="0 0 206 1" draw:points="0,0 0,1 206,1">
          <text:p/>
        </draw:polyline>
        <draw:polygon draw:style-name="gr1" draw:text-style-name="P1" draw:layer="layout" svg:width="0.022cm" svg:height="0.046cm" svg:x="11.924cm" svg:y="4.834cm" svg:viewBox="0 0 23 47" draw:points="0,9 0,47 23,47 23,9 13,9 13,0 9,0 9,9">
          <text:p/>
        </draw:polygon>
        <draw:polygon draw:style-name="gr1" draw:text-style-name="P1" draw:layer="layout" svg:width="0.021cm" svg:height="0.046cm" svg:x="12.5cm" svg:y="4.834cm" svg:viewBox="0 0 22 47" draw:points="0,9 0,47 22,47 22,9 14,9 14,0 9,0 9,9">
          <text:p/>
        </draw:polygon>
        <draw:polygon draw:style-name="gr1" draw:text-style-name="P1" draw:layer="layout" svg:width="0.022cm" svg:height="0.046cm" svg:x="13.075cm" svg:y="4.834cm" svg:viewBox="0 0 23 47" draw:points="0,9 0,47 23,47 23,9 13,9 13,0 9,0 9,9">
          <text:p/>
        </draw:polygon>
        <draw:polygon draw:style-name="gr1" draw:text-style-name="P1" draw:layer="layout" svg:width="0.021cm" svg:height="0.046cm" svg:x="13.651cm" svg:y="4.834cm" svg:viewBox="0 0 22 47" draw:points="0,9 0,47 22,47 22,9 14,9 14,0 9,0 9,9">
          <text:p/>
        </draw:polygon>
        <draw:polygon draw:style-name="gr1" draw:text-style-name="P1" draw:layer="layout" svg:width="0.022cm" svg:height="0.046cm" svg:x="14.226cm" svg:y="4.834cm" svg:viewBox="0 0 23 47" draw:points="0,9 0,47 23,47 23,9 14,9 14,0 10,0 10,9">
          <text:p/>
        </draw:polygon>
        <draw:polygon draw:style-name="gr1" draw:text-style-name="P1" draw:layer="layout" svg:width="0.022cm" svg:height="0.046cm" svg:x="14.802cm" svg:y="4.834cm" svg:viewBox="0 0 23 47" draw:points="0,9 0,47 23,47 23,9 13,9 13,0 8,0 8,9">
          <text:p/>
        </draw:polygon>
        <draw:polygon draw:style-name="gr1" draw:text-style-name="P1" draw:layer="layout" svg:width="0.022cm" svg:height="0.046cm" svg:x="15.366cm" svg:y="4.834cm" svg:viewBox="0 0 23 47" draw:points="0,9 0,47 23,47 23,9 13,9 13,0 9,0 9,9">
          <text:p/>
        </draw:polygon>
        <draw:polygon draw:style-name="gr1" draw:text-style-name="P1" draw:layer="layout" svg:width="0.008cm" svg:height="0.519cm" svg:x="9.148cm" svg:y="9.355cm" svg:viewBox="0 0 9 520" draw:points="9,520 9,0 0,0 0,520">
          <text:p/>
        </draw:polygon>
        <draw:polygon draw:style-name="gr1" draw:text-style-name="P1" draw:layer="layout" svg:width="0.008cm" svg:height="0.519cm" svg:x="9.148cm" svg:y="8.832cm" svg:viewBox="0 0 9 520" draw:points="9,520 9,0 0,0 0,520">
          <text:p/>
        </draw:polygon>
        <draw:line draw:style-name="gr1" draw:text-style-name="P1" draw:layer="layout" svg:x1="9.095cm" svg:y1="9.353cm" svg:x2="9.095cm" svg:y2="9.876cm">
          <text:p/>
        </draw:line>
        <draw:line draw:style-name="gr1" draw:text-style-name="P1" draw:layer="layout" svg:x1="9.165cm" svg:y1="9.364cm" svg:x2="9.165cm" svg:y2="9.865cm">
          <text:p/>
        </draw:line>
        <draw:line draw:style-name="gr1" draw:text-style-name="P1" draw:layer="layout" svg:x1="9.197cm" svg:y1="9.353cm" svg:x2="9.197cm" svg:y2="9.876cm">
          <text:p/>
        </draw:line>
        <draw:line draw:style-name="gr1" draw:text-style-name="P1" draw:layer="layout" svg:x1="9.214cm" svg:y1="9.374cm" svg:x2="9.214cm" svg:y2="9.876cm">
          <text:p/>
        </draw:line>
        <draw:polygon draw:style-name="gr1" draw:text-style-name="P1" draw:layer="layout" svg:width="0.008cm" svg:height="0.519cm" svg:x="9.148cm" svg:y="8.309cm" svg:viewBox="0 0 9 520" draw:points="9,520 9,0 0,0 0,520">
          <text:p/>
        </draw:polygon>
        <draw:line draw:style-name="gr1" draw:text-style-name="P1" draw:layer="layout" svg:x1="9.095cm" svg:y1="8.83cm" svg:x2="9.095cm" svg:y2="9.353cm">
          <text:p/>
        </draw:line>
        <draw:line draw:style-name="gr1" draw:text-style-name="P1" draw:layer="layout" svg:x1="9.165cm" svg:y1="8.841cm" svg:x2="9.165cm" svg:y2="9.342cm">
          <text:p/>
        </draw:line>
        <draw:line draw:style-name="gr1" draw:text-style-name="P1" draw:layer="layout" svg:x1="9.197cm" svg:y1="8.83cm" svg:x2="9.197cm" svg:y2="9.353cm">
          <text:p/>
        </draw:line>
        <draw:line draw:style-name="gr1" draw:text-style-name="P1" draw:layer="layout" svg:x1="9.214cm" svg:y1="8.83cm" svg:x2="9.214cm" svg:y2="9.332cm">
          <text:p/>
        </draw:line>
        <draw:polygon draw:style-name="gr1" draw:text-style-name="P1" draw:layer="layout" svg:width="0.008cm" svg:height="0.518cm" svg:x="9.148cm" svg:y="7.786cm" svg:viewBox="0 0 9 519" draw:points="9,519 9,0 0,0 0,519">
          <text:p/>
        </draw:polygon>
        <draw:line draw:style-name="gr1" draw:text-style-name="P1" draw:layer="layout" svg:x1="9.095cm" svg:y1="8.307cm" svg:x2="9.095cm" svg:y2="8.83cm">
          <text:p/>
        </draw:line>
        <draw:line draw:style-name="gr1" draw:text-style-name="P1" draw:layer="layout" svg:x1="9.165cm" svg:y1="8.318cm" svg:x2="9.165cm" svg:y2="8.819cm">
          <text:p/>
        </draw:line>
        <draw:line draw:style-name="gr1" draw:text-style-name="P1" draw:layer="layout" svg:x1="9.197cm" svg:y1="8.307cm" svg:x2="9.197cm" svg:y2="8.83cm">
          <text:p/>
        </draw:line>
        <draw:line draw:style-name="gr1" draw:text-style-name="P1" draw:layer="layout" svg:x1="9.214cm" svg:y1="8.328cm" svg:x2="9.214cm" svg:y2="8.83cm">
          <text:p/>
        </draw:line>
        <draw:polygon draw:style-name="gr1" draw:text-style-name="P1" draw:layer="layout" svg:width="0.008cm" svg:height="0.519cm" svg:x="9.148cm" svg:y="7.262cm" svg:viewBox="0 0 9 520" draw:points="9,520 9,0 0,0 0,520">
          <text:p/>
        </draw:polygon>
        <draw:line draw:style-name="gr1" draw:text-style-name="P1" draw:layer="layout" svg:x1="9.095cm" svg:y1="7.784cm" svg:x2="9.095cm" svg:y2="8.307cm">
          <text:p/>
        </draw:line>
        <draw:line draw:style-name="gr1" draw:text-style-name="P1" draw:layer="layout" svg:x1="9.165cm" svg:y1="7.794cm" svg:x2="9.165cm" svg:y2="8.296cm">
          <text:p/>
        </draw:line>
        <draw:line draw:style-name="gr1" draw:text-style-name="P1" draw:layer="layout" svg:x1="9.197cm" svg:y1="7.784cm" svg:x2="9.197cm" svg:y2="8.307cm">
          <text:p/>
        </draw:line>
        <draw:line draw:style-name="gr1" draw:text-style-name="P1" draw:layer="layout" svg:x1="9.214cm" svg:y1="7.784cm" svg:x2="9.214cm" svg:y2="8.286cm">
          <text:p/>
        </draw:line>
        <draw:polygon draw:style-name="gr1" draw:text-style-name="P1" draw:layer="layout" svg:width="0.008cm" svg:height="0.519cm" svg:x="9.148cm" svg:y="6.739cm" svg:viewBox="0 0 9 520" draw:points="9,520 9,0 0,0 0,520">
          <text:p/>
        </draw:polygon>
        <draw:line draw:style-name="gr1" draw:text-style-name="P1" draw:layer="layout" svg:x1="9.095cm" svg:y1="7.26cm" svg:x2="9.095cm" svg:y2="7.784cm">
          <text:p/>
        </draw:line>
        <draw:line draw:style-name="gr1" draw:text-style-name="P1" draw:layer="layout" svg:x1="9.165cm" svg:y1="7.271cm" svg:x2="9.165cm" svg:y2="7.772cm">
          <text:p/>
        </draw:line>
        <draw:line draw:style-name="gr1" draw:text-style-name="P1" draw:layer="layout" svg:x1="9.197cm" svg:y1="7.26cm" svg:x2="9.197cm" svg:y2="7.784cm">
          <text:p/>
        </draw:line>
        <draw:line draw:style-name="gr1" draw:text-style-name="P1" draw:layer="layout" svg:x1="9.214cm" svg:y1="7.343cm" svg:x2="9.214cm" svg:y2="7.784cm">
          <text:p/>
        </draw:line>
        <draw:polygon draw:style-name="gr1" draw:text-style-name="P1" draw:layer="layout" svg:width="0.008cm" svg:height="0.519cm" svg:x="9.148cm" svg:y="6.216cm" svg:viewBox="0 0 9 520" draw:points="9,520 9,0 0,0 0,520">
          <text:p/>
        </draw:polygon>
        <draw:line draw:style-name="gr1" draw:text-style-name="P1" draw:layer="layout" svg:x1="9.095cm" svg:y1="6.737cm" svg:x2="9.095cm" svg:y2="7.26cm">
          <text:p/>
        </draw:line>
        <draw:line draw:style-name="gr1" draw:text-style-name="P1" draw:layer="layout" svg:x1="9.165cm" svg:y1="6.748cm" svg:x2="9.165cm" svg:y2="7.249cm">
          <text:p/>
        </draw:line>
        <draw:line draw:style-name="gr1" draw:text-style-name="P1" draw:layer="layout" svg:x1="9.197cm" svg:y1="6.737cm" svg:x2="9.197cm" svg:y2="7.26cm">
          <text:p/>
        </draw:line>
        <draw:line draw:style-name="gr1" draw:text-style-name="P1" draw:layer="layout" svg:x1="9.214cm" svg:y1="6.737cm" svg:x2="9.214cm" svg:y2="7.343cm">
          <text:p/>
        </draw:line>
        <draw:polygon draw:style-name="gr1" draw:text-style-name="P1" draw:layer="layout" svg:width="0.008cm" svg:height="0.519cm" svg:x="9.148cm" svg:y="5.693cm" svg:viewBox="0 0 9 520" draw:points="9,520 9,0 0,0 0,520">
          <text:p/>
        </draw:polygon>
        <draw:line draw:style-name="gr1" draw:text-style-name="P1" draw:layer="layout" svg:x1="9.095cm" svg:y1="6.214cm" svg:x2="9.095cm" svg:y2="6.737cm">
          <text:p/>
        </draw:line>
        <draw:line draw:style-name="gr1" draw:text-style-name="P1" draw:layer="layout" svg:x1="9.165cm" svg:y1="6.225cm" svg:x2="9.165cm" svg:y2="6.726cm">
          <text:p/>
        </draw:line>
        <draw:line draw:style-name="gr1" draw:text-style-name="P1" draw:layer="layout" svg:x1="9.197cm" svg:y1="6.214cm" svg:x2="9.197cm" svg:y2="6.737cm">
          <text:p/>
        </draw:line>
        <draw:line draw:style-name="gr1" draw:text-style-name="P1" draw:layer="layout" svg:x1="9.214cm" svg:y1="6.235cm" svg:x2="9.214cm" svg:y2="6.737cm">
          <text:p/>
        </draw:line>
        <draw:polygon draw:style-name="gr1" draw:text-style-name="P1" draw:layer="layout" svg:width="0.008cm" svg:height="0.518cm" svg:x="9.148cm" svg:y="5.17cm" svg:viewBox="0 0 9 519" draw:points="9,519 9,0 0,0 0,519">
          <text:p/>
        </draw:polygon>
        <draw:line draw:style-name="gr1" draw:text-style-name="P1" draw:layer="layout" svg:x1="9.095cm" svg:y1="5.691cm" svg:x2="9.095cm" svg:y2="6.214cm">
          <text:p/>
        </draw:line>
        <draw:line draw:style-name="gr1" draw:text-style-name="P1" draw:layer="layout" svg:x1="9.165cm" svg:y1="5.702cm" svg:x2="9.165cm" svg:y2="6.203cm">
          <text:p/>
        </draw:line>
        <draw:line draw:style-name="gr1" draw:text-style-name="P1" draw:layer="layout" svg:x1="9.197cm" svg:y1="5.691cm" svg:x2="9.197cm" svg:y2="6.214cm">
          <text:p/>
        </draw:line>
        <draw:line draw:style-name="gr1" draw:text-style-name="P1" draw:layer="layout" svg:x1="9.214cm" svg:y1="5.691cm" svg:x2="9.214cm" svg:y2="6.235cm">
          <text:p/>
        </draw:line>
        <draw:polygon draw:style-name="gr1" draw:text-style-name="P1" draw:layer="layout" svg:width="0.008cm" svg:height="0.519cm" svg:x="9.148cm" svg:y="4.646cm" svg:viewBox="0 0 9 520" draw:points="9,520 9,0 0,0 0,520">
          <text:p/>
        </draw:polygon>
        <draw:line draw:style-name="gr1" draw:text-style-name="P1" draw:layer="layout" svg:x1="9.095cm" svg:y1="5.168cm" svg:x2="9.095cm" svg:y2="5.691cm">
          <text:p/>
        </draw:line>
        <draw:line draw:style-name="gr1" draw:text-style-name="P1" draw:layer="layout" svg:x1="9.165cm" svg:y1="5.178cm" svg:x2="9.165cm" svg:y2="5.68cm">
          <text:p/>
        </draw:line>
        <draw:line draw:style-name="gr1" draw:text-style-name="P1" draw:layer="layout" svg:x1="9.197cm" svg:y1="5.168cm" svg:x2="9.197cm" svg:y2="5.691cm">
          <text:p/>
        </draw:line>
        <draw:line draw:style-name="gr1" draw:text-style-name="P1" draw:layer="layout" svg:x1="9.214cm" svg:y1="5.168cm" svg:x2="9.214cm" svg:y2="5.691cm">
          <text:p/>
        </draw:line>
        <draw:polygon draw:style-name="gr1" draw:text-style-name="P2" draw:layer="layout" svg:width="0.008cm" svg:height="0.588cm" svg:x="9.148cm" svg:y="4.054cm" svg:viewBox="0 0 9 589" draw:points="9,589 9,0 0,0 0,589">
          <text:p/>
        </draw:polygon>
        <draw:line draw:style-name="gr1" draw:text-style-name="P1" draw:layer="layout" svg:x1="9.095cm" svg:y1="4.645cm" svg:x2="9.095cm" svg:y2="5.168cm">
          <text:p/>
        </draw:line>
        <draw:line draw:style-name="gr1" draw:text-style-name="P1" draw:layer="layout" svg:x1="9.165cm" svg:y1="4.655cm" svg:x2="9.165cm" svg:y2="5.156cm">
          <text:p/>
        </draw:line>
        <draw:line draw:style-name="gr1" draw:text-style-name="P1" draw:layer="layout" svg:x1="9.197cm" svg:y1="4.645cm" svg:x2="9.197cm" svg:y2="5.168cm">
          <text:p/>
        </draw:line>
        <draw:polyline draw:style-name="gr1" draw:text-style-name="P1" draw:layer="layout" svg:width="0cm" svg:height="0.522cm" svg:x="9.214cm" svg:y="4.645cm" svg:viewBox="0 0 0 523" draw:points="0,0 0,259 0,389 0,523">
          <text:p/>
        </draw:polyline>
        <draw:polygon draw:style-name="gr1" draw:text-style-name="P1" draw:layer="layout" svg:width="0.046cm" svg:height="0.022cm" svg:x="9.148cm" svg:y="7.249cm" svg:viewBox="0 0 47 23" draw:points="9,23 47,23 47,0 9,0 9,9 0,9 0,14 9,14">
          <text:p/>
        </draw:polygon>
        <draw:polygon draw:style-name="gr1" draw:text-style-name="P1" draw:layer="layout" svg:width="0.046cm" svg:height="0.022cm" svg:x="9.148cm" svg:y="6.726cm" svg:viewBox="0 0 47 23" draw:points="9,23 47,23 47,0 9,0 9,10 0,10 0,14 9,14">
          <text:p/>
        </draw:polygon>
        <draw:polyline draw:style-name="gr1" draw:text-style-name="P1" draw:layer="layout" svg:width="0.046cm" svg:height="0.022cm" svg:x="9.148cm" svg:y="6.203cm" svg:viewBox="0 0 47 23" draw:points="38,0 9,0 9,10 0,10 0,14 9,14 9,23 47,23 47,0">
          <text:p/>
        </draw:polyline>
        <draw:polyline draw:style-name="gr1" draw:text-style-name="P1" draw:layer="layout" svg:width="0.046cm" svg:height="0.022cm" svg:x="9.148cm" svg:y="5.68cm" svg:viewBox="0 0 47 23" draw:points="47,23 47,0 9,0 9,9 0,9 0,14 9,14 9,23 38,23">
          <text:p/>
        </draw:polyline>
        <draw:polyline draw:style-name="gr1" draw:text-style-name="P1" draw:layer="layout" svg:width="0.046cm" svg:height="0.022cm" svg:x="9.148cm" svg:y="5.156cm" svg:viewBox="0 0 47 23" draw:points="38,0 9,0 9,10 0,10 0,15 9,15 9,23 47,23 47,0">
          <text:p/>
        </draw:polyline>
        <draw:polyline draw:style-name="gr1" draw:text-style-name="P1" draw:layer="layout" svg:width="0.046cm" svg:height="0.022cm" svg:x="9.148cm" svg:y="4.633cm" svg:viewBox="0 0 47 23" draw:points="47,23 47,0 9,0 9,10 0,10 0,14 9,14 9,23 38,23">
          <text:p/>
        </draw:polyline>
        <draw:polygon draw:style-name="gr1" draw:text-style-name="P1" draw:layer="layout" svg:width="0.046cm" svg:height="0.022cm" svg:x="9.148cm" svg:y="9.342cm" svg:viewBox="0 0 47 23" draw:points="9,23 47,23 47,0 9,0 9,9 0,9 0,13 9,13">
          <text:p/>
        </draw:polygon>
        <draw:polygon draw:style-name="gr1" draw:text-style-name="P1" draw:layer="layout" svg:width="0.046cm" svg:height="0.022cm" svg:x="9.148cm" svg:y="8.819cm" svg:viewBox="0 0 47 23" draw:points="9,23 47,23 47,0 9,0 9,9 0,9 0,13 9,13">
          <text:p/>
        </draw:polygon>
        <draw:polygon draw:style-name="gr1" draw:text-style-name="P1" draw:layer="layout" svg:width="0.046cm" svg:height="0.022cm" svg:x="9.148cm" svg:y="8.296cm" svg:viewBox="0 0 47 23" draw:points="9,23 47,23 47,0 9,0 9,8 0,8 0,13 9,13">
          <text:p/>
        </draw:polygon>
        <draw:polygon draw:style-name="gr1" draw:text-style-name="P1" draw:layer="layout" svg:width="0.046cm" svg:height="0.022cm" svg:x="9.148cm" svg:y="7.772cm" svg:viewBox="0 0 47 23" draw:points="9,23 47,23 47,0 9,0 9,9 0,9 0,15 9,15">
          <text:p/>
        </draw:polygon>
        <draw:line draw:style-name="gr1" draw:text-style-name="P1" draw:layer="layout" svg:x1="17.94cm" svg:y1="26.434cm" svg:x2="17.94cm" svg:y2="26.423cm">
          <text:p/>
        </draw:line>
        <draw:line draw:style-name="gr1" draw:text-style-name="P1" draw:layer="layout" svg:x1="17.931cm" svg:y1="22.48cm" svg:x2="17.931cm" svg:y2="20.89cm">
          <text:p/>
        </draw:line>
        <draw:line draw:style-name="gr1" draw:text-style-name="P1" draw:layer="layout" svg:x1="18.017cm" svg:y1="17.655cm" svg:x2="18.017cm" svg:y2="18.132cm">
          <text:p/>
        </draw:line>
        <draw:polygon draw:style-name="gr1" draw:text-style-name="P1" draw:layer="layout" svg:width="0.171cm" svg:height="0.106cm" svg:x="17.938cm" svg:y="22.442cm" svg:viewBox="0 0 172 107" draw:points="172,107 172,20 92,4 61,4 61,0 0,0 0,107">
          <text:p/>
        </draw:polygon>
        <draw:polyline draw:style-name="gr1" draw:text-style-name="P1" draw:layer="layout" svg:width="0.171cm" svg:height="0.107cm" svg:x="17.938cm" svg:y="18.132cm" svg:viewBox="0 0 172 108" draw:points="172,88 172,0 0,0 0,108">
          <text:p/>
        </draw:polyline>
        <draw:polyline draw:style-name="gr1" draw:text-style-name="P1" draw:layer="layout" svg:width="0.11cm" svg:height="4.243cm" svg:x="17.999cm" svg:y="18.219cm" svg:viewBox="0 0 111 4244" draw:points="0,20 0,16 31,16 111,0 111,4244">
          <text:p/>
        </draw:polyline>
        <draw:line draw:style-name="gr1" draw:text-style-name="P1" draw:layer="layout" svg:x1="18.028cm" svg:y1="18.235cm" svg:x2="18.028cm" svg:y2="22.446cm">
          <text:p/>
        </draw:line>
        <draw:line draw:style-name="gr1" draw:text-style-name="P1" draw:layer="layout" svg:x1="17.938cm" svg:y1="18.154cm" svg:x2="17.938cm" svg:y2="22.48cm">
          <text:p/>
        </draw:line>
        <draw:line draw:style-name="gr1" draw:text-style-name="P1" draw:layer="layout" svg:x1="17.994cm" svg:y1="18.256cm" svg:x2="17.994cm" svg:y2="18.261cm">
          <text:p/>
        </draw:line>
        <draw:line draw:style-name="gr1" draw:text-style-name="P1" draw:layer="layout" svg:x1="17.994cm" svg:y1="22.42cm" svg:x2="17.994cm" svg:y2="22.425cm">
          <text:p/>
        </draw:line>
        <draw:polyline draw:style-name="gr1" draw:text-style-name="P1" draw:layer="layout" svg:width="1.057cm" svg:height="0.045cm" svg:x="27.027cm" svg:y="15.824cm" svg:viewBox="0 0 1058 46" draw:points="0,0 0,46 1058,46">
          <text:p/>
        </draw:polyline>
        <draw:polyline draw:style-name="gr1" draw:text-style-name="P1" draw:layer="layout" svg:width="0.285cm" svg:height="0.082cm" svg:x="27.02cm" svg:y="14.614cm" svg:viewBox="0 0 286 83" draw:points="0,83 286,83 286,0">
          <text:p/>
        </draw:polyline>
        <draw:line draw:style-name="gr1" draw:text-style-name="P1" draw:layer="layout" svg:x1="27.305cm" svg:y1="14.633cm" svg:x2="27.015cm" svg:y2="14.633cm">
          <text:p/>
        </draw:line>
        <draw:line draw:style-name="gr1" draw:text-style-name="P1" draw:layer="layout" svg:x1="27.781cm" svg:y1="14.696cm" svg:x2="27.875cm" svg:y2="14.696cm">
          <text:p/>
        </draw:line>
        <draw:polyline draw:style-name="gr1" draw:text-style-name="P1" draw:layer="layout" svg:width="0.139cm" svg:height="0.008cm" svg:x="27.781cm" svg:y="14.633cm" svg:viewBox="0 0 140 9" draw:points="140,9 140,0 0,0">
          <text:p/>
        </draw:polyline>
        <draw:line draw:style-name="gr1" draw:text-style-name="P1" draw:layer="layout" svg:x1="27.781cm" svg:y1="14.614cm" svg:x2="27.781cm" svg:y2="14.697cm">
          <text:p/>
        </draw:line>
        <draw:polyline draw:style-name="gr1" draw:text-style-name="P1" draw:layer="layout" svg:width="0.476cm" svg:height="0.018cm" svg:x="27.305cm" svg:y="14.696cm" svg:viewBox="0 0 477 19" draw:points="240,0 240,19 477,19 477,0 240,0 238,0 0,0 0,19 238,19 238,0">
          <text:p/>
        </draw:polyline>
        <draw:line draw:style-name="gr1" draw:text-style-name="P1" draw:layer="layout" svg:x1="27.92cm" svg:y1="15.832cm" svg:x2="27.92cm" svg:y2="14.696cm">
          <text:p/>
        </draw:line>
        <draw:line draw:style-name="gr1" draw:text-style-name="P1" draw:layer="layout" svg:x1="27.875cm" svg:y1="14.696cm" svg:x2="27.875cm" svg:y2="15.824cm">
          <text:p/>
        </draw:line>
        <draw:polyline draw:style-name="gr1" draw:text-style-name="P1" draw:layer="layout" svg:width="0.237cm" svg:height="0.018cm" svg:x="27.305cm" svg:y="15.806cm" svg:viewBox="0 0 238 19" draw:points="0,19 0,0 238,0 238,19">
          <text:p/>
        </draw:polyline>
        <draw:polyline draw:style-name="gr1" draw:text-style-name="P1" draw:layer="layout" svg:width="0.237cm" svg:height="0.018cm" svg:x="27.544cm" svg:y="15.806cm" svg:viewBox="0 0 238 19" draw:points="0,19 0,0 238,0 238,19">
          <text:p/>
        </draw:polyline>
        <draw:line draw:style-name="gr1" draw:text-style-name="P1" draw:layer="layout" svg:x1="28.084cm" svg:y1="15.832cm" svg:x2="27.92cm" svg:y2="15.832cm">
          <text:p/>
        </draw:line>
        <draw:line draw:style-name="gr1" draw:text-style-name="P1" draw:layer="layout" svg:x1="11.849cm" svg:y1="10.489cm" svg:x2="12.378cm" svg:y2="10.489cm">
          <text:p/>
        </draw:line>
        <draw:polyline draw:style-name="gr1" draw:text-style-name="P1" draw:layer="layout" svg:width="1.186cm" svg:height="0.179cm" svg:x="12.004cm" svg:y="10.31cm" svg:viewBox="0 0 1187 180" draw:points="437,180 1187,180 1187,0 0,0">
          <text:p/>
        </draw:polyline>
        <draw:line draw:style-name="gr1" draw:text-style-name="P1" draw:layer="layout" svg:x1="11.961cm" svg:y1="10.31cm" svg:x2="11.401cm" svg:y2="10.31cm">
          <text:p/>
        </draw:line>
        <draw:line draw:style-name="gr1" draw:text-style-name="P1" draw:layer="layout" svg:x1="13.714cm" svg:y1="10.489cm" svg:x2="14.235cm" svg:y2="10.489cm">
          <text:p/>
        </draw:line>
        <draw:line draw:style-name="gr1" draw:text-style-name="P1" draw:layer="layout" svg:x1="14.281cm" svg:y1="10.489cm" svg:x2="15.429cm" svg:y2="10.489cm">
          <text:p/>
        </draw:line>
        <draw:polyline draw:style-name="gr1" draw:text-style-name="P1" draw:layer="layout" svg:width="1.761cm" svg:height="0.179cm" svg:x="13.714cm" svg:y="10.31cm" svg:viewBox="0 0 1762 180" draw:points="1762,0 0,0 0,180">
          <text:p/>
        </draw:polyline>
        <draw:polyline draw:style-name="gr1" draw:text-style-name="P1" draw:layer="layout" svg:width="0.063cm" svg:height="0.192cm" svg:x="12.378cm" svg:y="10.89cm" svg:viewBox="0 0 64 193" draw:points="64,130 64,0 0,0 0,193">
          <text:p/>
        </draw:polyline>
        <draw:polyline draw:style-name="gr1" draw:text-style-name="P1" draw:layer="layout" svg:width="0.063cm" svg:height="0.052cm" svg:x="12.378cm" svg:y="10.489cm" svg:viewBox="0 0 64 53" draw:points="0,0 0,53 64,53 64,0">
          <text:p/>
        </draw:polyline>
        <draw:line draw:style-name="gr1" draw:text-style-name="P1" draw:layer="layout" svg:x1="15.475cm" svg:y1="11.777cm" svg:x2="15.475cm" svg:y2="10.31cm">
          <text:p/>
        </draw:line>
        <draw:line draw:style-name="gr1" draw:text-style-name="P1" draw:layer="layout" svg:x1="15.429cm" svg:y1="10.489cm" svg:x2="15.429cm" svg:y2="11.669cm">
          <text:p/>
        </draw:line>
        <draw:line draw:style-name="gr1" draw:text-style-name="P1" draw:layer="layout" svg:x1="14.235cm" svg:y1="13.279cm" svg:x2="13.269cm" svg:y2="13.279cm">
          <text:p/>
        </draw:line>
        <draw:line draw:style-name="gr1" draw:text-style-name="P1" draw:layer="layout" svg:x1="13.242cm" svg:y1="13.279cm" svg:x2="13.175cm" svg:y2="13.279cm">
          <text:p/>
        </draw:line>
        <draw:line draw:style-name="gr1" draw:text-style-name="P1" draw:layer="layout" svg:x1="13.184cm" svg:y1="13.321cm" svg:x2="14.235cm" svg:y2="13.321cm">
          <text:p/>
        </draw:line>
        <draw:line draw:style-name="gr1" draw:text-style-name="P1" draw:layer="layout" svg:x1="12.895cm" svg:y1="11.334cm" svg:x2="12.895cm" svg:y2="13.068cm">
          <text:p/>
        </draw:line>
        <draw:line draw:style-name="gr1" draw:text-style-name="P1" draw:layer="layout" svg:x1="13.178cm" svg:y1="13.11cm" svg:x2="13.178cm" svg:y2="12.716cm">
          <text:p/>
        </draw:line>
        <draw:line draw:style-name="gr1" draw:text-style-name="P1" draw:layer="layout" svg:x1="13.178cm" svg:y1="12.689cm" svg:x2="13.178cm" svg:y2="12.645cm">
          <text:p/>
        </draw:line>
        <draw:line draw:style-name="gr1" draw:text-style-name="P1" draw:layer="layout" svg:x1="13.178cm" svg:y1="12.523cm" svg:x2="13.178cm" svg:y2="12.366cm">
          <text:p/>
        </draw:line>
        <draw:line draw:style-name="gr1" draw:text-style-name="P1" draw:layer="layout" svg:x1="13.178cm" svg:y1="12.244cm" svg:x2="13.178cm" svg:y2="11.334cm">
          <text:p/>
        </draw:line>
        <draw:line draw:style-name="gr1" draw:text-style-name="P1" draw:layer="layout" svg:x1="13.503cm" svg:y1="11.334cm" svg:x2="12.895cm" svg:y2="11.334cm">
          <text:p/>
        </draw:line>
        <draw:polyline draw:style-name="gr1" draw:text-style-name="P1" draw:layer="layout" svg:width="0.213cm" svg:height="0.043cm" svg:x="14.03cm" svg:y="13.626cm" svg:viewBox="0 0 214 44" draw:points="206,0 0,0 0,44 214,44">
          <text:p/>
        </draw:polyline>
        <draw:polyline draw:style-name="gr1" draw:text-style-name="P1" draw:layer="layout" svg:width="0.183cm" svg:height="0.043cm" svg:x="13.184cm" svg:y="13.626cm" svg:viewBox="0 0 184 44" draw:points="0,44 184,44 184,0 0,0">
          <text:p/>
        </draw:polyline>
        <draw:line draw:style-name="gr1" draw:text-style-name="P1" draw:layer="layout" svg:x1="12.938cm" svg:y1="11.256cm" svg:x2="12.981cm" svg:y2="11.256cm">
          <text:p/>
        </draw:line>
        <draw:line draw:style-name="gr1" draw:text-style-name="P1" draw:layer="layout" svg:x1="13.4cm" svg:y1="11.256cm" svg:x2="13.503cm" svg:y2="11.256cm">
          <text:p/>
        </draw:line>
        <draw:line draw:style-name="gr1" draw:text-style-name="P1" draw:layer="layout" svg:x1="13.461cm" svg:y1="11.229cm" svg:x2="13.4cm" svg:y2="11.229cm">
          <text:p/>
        </draw:line>
        <draw:line draw:style-name="gr1" draw:text-style-name="P1" draw:layer="layout" svg:x1="12.981cm" svg:y1="11.229cm" svg:x2="12.938cm" svg:y2="11.229cm">
          <text:p/>
        </draw:line>
        <draw:line draw:style-name="gr1" draw:text-style-name="P1" draw:layer="layout" svg:x1="12.895cm" svg:y1="11.082cm" svg:x2="12.895cm" svg:y2="11.11cm">
          <text:p/>
        </draw:line>
        <draw:line draw:style-name="gr1" draw:text-style-name="P1" draw:layer="layout" svg:x1="12.895cm" svg:y1="11.138cm" svg:x2="12.895cm" svg:y2="11.334cm">
          <text:p/>
        </draw:line>
        <draw:line draw:style-name="gr1" draw:text-style-name="P1" draw:layer="layout" svg:x1="12.938cm" svg:y1="11.334cm" svg:x2="12.938cm" svg:y2="11.256cm">
          <text:p/>
        </draw:line>
        <draw:line draw:style-name="gr1" draw:text-style-name="P1" draw:layer="layout" svg:x1="12.938cm" svg:y1="11.229cm" svg:x2="12.938cm" svg:y2="11.019cm">
          <text:p/>
        </draw:line>
        <draw:line draw:style-name="gr1" draw:text-style-name="P1" draw:layer="layout" svg:x1="13.269cm" svg:y1="12.689cm" svg:x2="13.178cm" svg:y2="12.689cm">
          <text:p/>
        </draw:line>
        <draw:line draw:style-name="gr1" draw:text-style-name="P1" draw:layer="layout" svg:x1="13.178cm" svg:y1="12.716cm" svg:x2="13.242cm" svg:y2="12.716cm">
          <text:p/>
        </draw:line>
        <draw:line draw:style-name="gr1" draw:text-style-name="P1" draw:layer="layout" svg:x1="13.269cm" svg:y1="13.279cm" svg:x2="13.269cm" svg:y2="12.689cm">
          <text:p/>
        </draw:line>
        <draw:line draw:style-name="gr1" draw:text-style-name="P1" draw:layer="layout" svg:x1="13.242cm" svg:y1="12.716cm" svg:x2="13.242cm" svg:y2="13.279cm">
          <text:p/>
        </draw:line>
        <draw:line draw:style-name="gr1" draw:text-style-name="P1" draw:layer="layout" svg:x1="12.378cm" svg:y1="11.082cm" svg:x2="12.617cm" svg:y2="11.082cm">
          <text:p/>
        </draw:line>
        <draw:line draw:style-name="gr1" draw:text-style-name="P1" draw:layer="layout" svg:x1="12.644cm" svg:y1="11.082cm" svg:x2="12.895cm" svg:y2="11.082cm">
          <text:p/>
        </draw:line>
        <draw:line draw:style-name="gr1" draw:text-style-name="P1" draw:layer="layout" svg:x1="12.938cm" svg:y1="11.019cm" svg:x2="12.441cm" svg:y2="11.019cm">
          <text:p/>
        </draw:line>
        <draw:polyline draw:style-name="gr1" draw:text-style-name="P1" draw:layer="layout" svg:width="0.359cm" svg:height="0.063cm" svg:x="13.461cm" svg:y="11.019cm" svg:viewBox="0 0 360 64" draw:points="43,64 360,64 360,0 0,0">
          <text:p/>
        </draw:polyline>
        <draw:polyline draw:style-name="gr1" draw:text-style-name="P1" draw:layer="layout" svg:width="0.066cm" svg:height="0.063cm" svg:x="14.169cm" svg:y="11.019cm" svg:viewBox="0 0 67 64" draw:points="67,0 0,0 0,64 67,64">
          <text:p/>
        </draw:polyline>
        <draw:polyline draw:style-name="gr1" draw:text-style-name="P1" draw:layer="layout" svg:width="0.515cm" svg:height="0.049cm" svg:x="11.454cm" svg:y="25.471cm" svg:viewBox="0 0 516 50" draw:points="0,50 516,50 516,0 1,0">
          <text:p/>
        </draw:polyline>
        <draw:polyline draw:style-name="gr1" draw:text-style-name="P1" draw:layer="layout" svg:width="0.027cm" svg:height="0.049cm" svg:x="12.318cm" svg:y="25.471cm" svg:viewBox="0 0 28 50" draw:points="27,0 0,0 0,50 28,50">
          <text:p/>
        </draw:polyline>
        <draw:polyline draw:style-name="gr1" draw:text-style-name="P1" draw:layer="layout" svg:width="0cm" svg:height="0.004cm" svg:x="15.5cm" svg:y="8.454cm" svg:viewBox="0 0 0 5" draw:points="0,5 0,4 0,0">
          <text:p/>
        </draw:polyline>
        <draw:line draw:style-name="gr1" draw:text-style-name="P1" draw:layer="layout" svg:x1="15.526cm" svg:y1="8.459cm" svg:x2="15.526cm" svg:y2="8.458cm">
          <text:p/>
        </draw:line>
        <draw:line draw:style-name="gr1" draw:text-style-name="P1" draw:layer="layout" svg:x1="16.206cm" svg:y1="8.458cm" svg:x2="16.206cm" svg:y2="8.459cm">
          <text:p/>
        </draw:line>
        <draw:line draw:style-name="gr1" draw:text-style-name="P1" draw:layer="layout" svg:x1="15.526cm" svg:y1="8.458cm" svg:x2="15.526cm" svg:y2="8.454cm">
          <text:p/>
        </draw:line>
        <draw:line draw:style-name="gr1" draw:text-style-name="P1" draw:layer="layout" svg:x1="16.206cm" svg:y1="8.454cm" svg:x2="16.206cm" svg:y2="8.458cm">
          <text:p/>
        </draw:line>
        <draw:line draw:style-name="gr1" draw:text-style-name="P1" draw:layer="layout" svg:x1="16.206cm" svg:y1="8.459cm" svg:x2="16.258cm" svg:y2="8.459cm">
          <text:p/>
        </draw:line>
        <draw:line draw:style-name="gr1" draw:text-style-name="P1" draw:layer="layout" svg:x1="15.5cm" svg:y1="8.459cm" svg:x2="15.526cm" svg:y2="8.459cm">
          <text:p/>
        </draw:line>
        <draw:line draw:style-name="gr1" draw:text-style-name="P1" draw:layer="layout" svg:x1="15.526cm" svg:y1="8.412cm" svg:x2="15.526cm" svg:y2="8.407cm">
          <text:p/>
        </draw:line>
        <draw:line draw:style-name="gr1" draw:text-style-name="P1" draw:layer="layout" svg:x1="16.206cm" svg:y1="8.407cm" svg:x2="16.206cm" svg:y2="8.412cm">
          <text:p/>
        </draw:line>
        <draw:line draw:style-name="gr1" draw:text-style-name="P1" draw:layer="layout" svg:x1="15.526cm" svg:y1="8.407cm" svg:x2="15.526cm" svg:y2="8.406cm">
          <text:p/>
        </draw:line>
        <draw:line draw:style-name="gr1" draw:text-style-name="P1" draw:layer="layout" svg:x1="16.206cm" svg:y1="8.406cm" svg:x2="16.206cm" svg:y2="8.407cm">
          <text:p/>
        </draw:line>
        <draw:line draw:style-name="gr1" draw:text-style-name="P1" draw:layer="layout" svg:x1="15.526cm" svg:y1="8.406cm" svg:x2="15.505cm" svg:y2="8.406cm">
          <text:p/>
        </draw:line>
        <draw:line draw:style-name="gr1" draw:text-style-name="P1" draw:layer="layout" svg:x1="16.258cm" svg:y1="8.406cm" svg:x2="16.206cm" svg:y2="8.406cm">
          <text:p/>
        </draw:line>
        <draw:line draw:style-name="gr1" draw:text-style-name="P1" draw:layer="layout" svg:x1="15.526cm" svg:y1="8.454cm" svg:x2="15.526cm" svg:y2="8.412cm">
          <text:p/>
        </draw:line>
        <draw:line draw:style-name="gr1" draw:text-style-name="P1" draw:layer="layout" svg:x1="16.206cm" svg:y1="8.412cm" svg:x2="16.206cm" svg:y2="8.454cm">
          <text:p/>
        </draw:line>
        <draw:path draw:style-name="gr1" draw:text-style-name="P1" draw:layer="layout" svg:width="0.092cm" svg:height="0.225cm" svg:x="15.875cm" svg:y="8.451cm" svg:viewBox="0 0 93 226" svg:d="M0 0c-1 85 34 166 93 226">
          <text:p/>
        </draw:path>
        <draw:polygon draw:style-name="gr1" draw:text-style-name="P1" draw:layer="layout" svg:width="0.233cm" svg:height="0.233cm" svg:x="15.956cm" svg:y="8.443cm" svg:viewBox="0 0 234 234" draw:points="11,234 0,223 223,0 234,11">
          <text:p/>
        </draw:polygon>
        <draw:polygon draw:style-name="gr1" draw:text-style-name="P1" draw:layer="layout" svg:width="0.313cm" svg:height="0.005cm" svg:x="15.544cm" svg:y="8.43cm" svg:viewBox="0 0 314 6" draw:points="0,0 0,6 314,6 314,0">
          <text:p/>
        </draw:polygon>
        <draw:polygon draw:style-name="gr1" draw:text-style-name="P1" draw:layer="layout" svg:width="0.018cm" svg:height="0.042cm" svg:x="15.526cm" svg:y="8.412cm" svg:viewBox="0 0 19 43" draw:points="0,0 0,43 19,43 19,0">
          <text:p/>
        </draw:polygon>
        <draw:polygon draw:style-name="gr1" draw:text-style-name="P1" draw:layer="layout" svg:width="0.018cm" svg:height="0.042cm" svg:x="15.857cm" svg:y="8.412cm" svg:viewBox="0 0 19 43" draw:points="0,0 0,43 19,43 19,0">
          <text:p/>
        </draw:polygon>
        <draw:polyline draw:style-name="gr1" draw:text-style-name="P1" draw:layer="layout" svg:width="0.017cm" svg:height="0.042cm" svg:x="16.189cm" svg:y="8.412cm" svg:viewBox="0 0 18 43" draw:points="0,0 0,43 18,43">
          <text:p/>
        </draw:polyline>
        <draw:line draw:style-name="gr1" draw:text-style-name="P1" draw:layer="layout" svg:x1="16.206cm" svg:y1="8.454cm" svg:x2="16.206cm" svg:y2="8.412cm">
          <text:p/>
        </draw:line>
        <draw:line draw:style-name="gr1" draw:text-style-name="P1" draw:layer="layout" svg:x1="16.206cm" svg:y1="8.412cm" svg:x2="16.189cm" svg:y2="8.412cm">
          <text:p/>
        </draw:line>
        <draw:line draw:style-name="gr1" draw:text-style-name="P1" draw:layer="layout" svg:x1="15.544cm" svg:y1="8.412cm" svg:x2="15.857cm" svg:y2="8.412cm">
          <text:p/>
        </draw:line>
        <draw:line draw:style-name="gr1" draw:text-style-name="P1" draw:layer="layout" svg:x1="15.857cm" svg:y1="8.454cm" svg:x2="15.544cm" svg:y2="8.454cm">
          <text:p/>
        </draw:line>
        <draw:polygon draw:style-name="gr1" draw:text-style-name="P1" draw:layer="layout" svg:width="0.026cm" svg:height="0.047cm" svg:x="11.771cm" svg:y="4.83cm" svg:viewBox="0 0 27 48" draw:points="1,9 0,47 25,48 27,10 16,9 16,0 12,0 11,9">
          <text:p/>
        </draw:polygon>
        <draw:line draw:style-name="gr1" draw:text-style-name="P1" draw:layer="layout" svg:x1="11.795cm" svg:y1="4.877cm" svg:x2="11.741cm" svg:y2="4.877cm">
          <text:p/>
        </draw:line>
        <draw:line draw:style-name="gr1" draw:text-style-name="P1" draw:layer="layout" svg:x1="11.771cm" svg:y1="4.876cm" svg:x2="11.717cm" svg:y2="4.876cm">
          <text:p/>
        </draw:line>
        <draw:line draw:style-name="gr1" draw:text-style-name="P1" draw:layer="layout" svg:x1="11.71cm" svg:y1="4.876cm" svg:x2="11.708cm" svg:y2="4.876cm">
          <text:p/>
        </draw:line>
        <draw:line draw:style-name="gr1" draw:text-style-name="P1" draw:layer="layout" svg:x1="11.772cm" svg:y1="4.839cm" svg:x2="11.714cm" svg:y2="4.839cm">
          <text:p/>
        </draw:line>
        <draw:path draw:style-name="gr1" draw:text-style-name="P1" draw:layer="layout" svg:width="0.092cm" svg:height="0.225cm" svg:x="28.708cm" svg:y="14.386cm" svg:viewBox="0 0 93 226" svg:d="M0 0c-1 84 33 165 93 226">
          <text:p/>
        </draw:path>
        <draw:polygon draw:style-name="gr1" draw:text-style-name="P1" draw:layer="layout" svg:width="0.233cm" svg:height="0.233cm" svg:x="28.789cm" svg:y="14.378cm" svg:viewBox="0 0 234 234" draw:points="11,234 0,223 223,0 234,11">
          <text:p/>
        </draw:polygon>
        <draw:line draw:style-name="gr1" draw:text-style-name="P1" draw:layer="layout" svg:x1="28.691cm" svg:y1="14.341cm" svg:x2="28.691cm" svg:y2="14.389cm">
          <text:p/>
        </draw:line>
        <draw:polyline draw:style-name="gr1" draw:text-style-name="P1" draw:layer="layout" svg:width="0.017cm" svg:height="0.048cm" svg:x="28.691cm" svg:y="14.341cm" svg:viewBox="0 0 18 49" draw:points="0,49 18,49 18,0 0,0">
          <text:p/>
        </draw:polyline>
        <draw:polyline draw:style-name="gr1" draw:text-style-name="P1" draw:layer="layout" svg:width="0.017cm" svg:height="0.048cm" svg:x="29.022cm" svg:y="14.341cm" svg:viewBox="0 0 18 49" draw:points="0,0 0,49 18,49">
          <text:p/>
        </draw:polyline>
        <draw:line draw:style-name="gr1" draw:text-style-name="P1" draw:layer="layout" svg:x1="29.039cm" svg:y1="14.389cm" svg:x2="29.039cm" svg:y2="14.341cm">
          <text:p/>
        </draw:line>
        <draw:line draw:style-name="gr1" draw:text-style-name="P1" draw:layer="layout" svg:x1="29.039cm" svg:y1="14.341cm" svg:x2="29.022cm" svg:y2="14.341cm">
          <text:p/>
        </draw:line>
        <draw:path draw:style-name="gr1" draw:text-style-name="P1" draw:layer="layout" svg:width="0.092cm" svg:height="0.225cm" svg:x="29.807cm" svg:y="14.386cm" svg:viewBox="0 0 93 226" svg:d="M0 0c-1 84 32 165 93 226">
          <text:p/>
        </draw:path>
        <draw:polygon draw:style-name="gr1" draw:text-style-name="P1" draw:layer="layout" svg:width="0.233cm" svg:height="0.233cm" svg:x="29.888cm" svg:y="14.378cm" svg:viewBox="0 0 234 234" draw:points="11,234 0,223 223,0 234,11">
          <text:p/>
        </draw:polygon>
        <draw:line draw:style-name="gr1" draw:text-style-name="P1" draw:layer="layout" svg:x1="29.789cm" svg:y1="14.341cm" svg:x2="29.789cm" svg:y2="14.389cm">
          <text:p/>
        </draw:line>
        <draw:polyline draw:style-name="gr1" draw:text-style-name="P1" draw:layer="layout" svg:width="0.017cm" svg:height="0.048cm" svg:x="29.789cm" svg:y="14.341cm" svg:viewBox="0 0 18 49" draw:points="0,49 18,49 18,0 0,0">
          <text:p/>
        </draw:polyline>
        <draw:polyline draw:style-name="gr1" draw:text-style-name="P1" draw:layer="layout" svg:width="0.017cm" svg:height="0.048cm" svg:x="30.121cm" svg:y="14.341cm" svg:viewBox="0 0 18 49" draw:points="0,0 0,49 18,49">
          <text:p/>
        </draw:polyline>
        <draw:line draw:style-name="gr1" draw:text-style-name="P1" draw:layer="layout" svg:x1="30.138cm" svg:y1="14.389cm" svg:x2="30.138cm" svg:y2="14.341cm">
          <text:p/>
        </draw:line>
        <draw:line draw:style-name="gr1" draw:text-style-name="P1" draw:layer="layout" svg:x1="30.138cm" svg:y1="14.341cm" svg:x2="30.121cm" svg:y2="14.341cm">
          <text:p/>
        </draw:line>
        <draw:path draw:style-name="gr1" draw:text-style-name="P1" draw:layer="layout" svg:width="0.092cm" svg:height="0.225cm" svg:x="30.49cm" svg:y="14.386cm" svg:viewBox="0 0 93 226" svg:d="M0 226c60-61 93-142 93-226">
          <text:p/>
        </draw:path>
        <draw:polygon draw:style-name="gr1" draw:text-style-name="P1" draw:layer="layout" svg:width="0.232cm" svg:height="0.233cm" svg:x="30.268cm" svg:y="14.378cm" svg:viewBox="0 0 233 234" draw:points="223,234 233,223 11,0 0,11">
          <text:p/>
        </draw:polygon>
        <draw:polyline draw:style-name="gr1" draw:text-style-name="P1" draw:layer="layout" svg:width="0.017cm" svg:height="0.048cm" svg:x="30.582cm" svg:y="14.341cm" svg:viewBox="0 0 18 49" draw:points="18,0 0,0 0,49 18,49">
          <text:p/>
        </draw:polyline>
        <draw:line draw:style-name="gr1" draw:text-style-name="P1" draw:layer="layout" svg:x1="30.599cm" svg:y1="14.389cm" svg:x2="30.599cm" svg:y2="14.341cm">
          <text:p/>
        </draw:line>
        <draw:line draw:style-name="gr1" draw:text-style-name="P1" draw:layer="layout" svg:x1="30.268cm" svg:y1="14.341cm" svg:x2="30.25cm" svg:y2="14.341cm">
          <text:p/>
        </draw:line>
        <draw:line draw:style-name="gr1" draw:text-style-name="P1" draw:layer="layout" svg:x1="30.25cm" svg:y1="14.341cm" svg:x2="30.25cm" svg:y2="14.389cm">
          <text:p/>
        </draw:line>
        <draw:polyline draw:style-name="gr1" draw:text-style-name="P1" draw:layer="layout" svg:width="0.018cm" svg:height="0.048cm" svg:x="30.25cm" svg:y="14.341cm" svg:viewBox="0 0 19 49" draw:points="0,49 19,49 19,0">
          <text:p/>
        </draw:polyline>
        <draw:path draw:style-name="gr1" draw:text-style-name="P1" draw:layer="layout" svg:width="0.092cm" svg:height="0.225cm" svg:x="32.004cm" svg:y="14.386cm" svg:viewBox="0 0 93 226" svg:d="M0 0c-1 84 32 165 93 226">
          <text:p/>
        </draw:path>
        <draw:polygon draw:style-name="gr1" draw:text-style-name="P1" draw:layer="layout" svg:width="0.233cm" svg:height="0.233cm" svg:x="32.085cm" svg:y="14.378cm" svg:viewBox="0 0 234 234" draw:points="11,234 0,223 223,0 234,11">
          <text:p/>
        </draw:polygon>
        <draw:line draw:style-name="gr1" draw:text-style-name="P1" draw:layer="layout" svg:x1="31.987cm" svg:y1="14.341cm" svg:x2="31.987cm" svg:y2="14.389cm">
          <text:p/>
        </draw:line>
        <draw:polyline draw:style-name="gr1" draw:text-style-name="P1" draw:layer="layout" svg:width="0.017cm" svg:height="0.048cm" svg:x="31.987cm" svg:y="14.341cm" svg:viewBox="0 0 18 49" draw:points="0,49 18,49 18,0 0,0">
          <text:p/>
        </draw:polyline>
        <draw:polyline draw:style-name="gr1" draw:text-style-name="P1" draw:layer="layout" svg:width="0.017cm" svg:height="0.048cm" svg:x="32.318cm" svg:y="14.341cm" svg:viewBox="0 0 18 49" draw:points="0,0 0,49 18,49">
          <text:p/>
        </draw:polyline>
        <draw:line draw:style-name="gr1" draw:text-style-name="P1" draw:layer="layout" svg:x1="32.335cm" svg:y1="14.389cm" svg:x2="32.335cm" svg:y2="14.341cm">
          <text:p/>
        </draw:line>
        <draw:line draw:style-name="gr1" draw:text-style-name="P1" draw:layer="layout" svg:x1="32.335cm" svg:y1="14.341cm" svg:x2="32.318cm" svg:y2="14.341cm">
          <text:p/>
        </draw:line>
        <draw:path draw:style-name="gr1" draw:text-style-name="P1" draw:layer="layout" svg:width="0.092cm" svg:height="0.225cm" svg:x="32.687cm" svg:y="14.386cm" svg:viewBox="0 0 93 226" svg:d="M0 226c60-61 93-142 93-226">
          <text:p/>
        </draw:path>
        <draw:polygon draw:style-name="gr1" draw:text-style-name="P1" draw:layer="layout" svg:width="0.233cm" svg:height="0.233cm" svg:x="32.465cm" svg:y="14.378cm" svg:viewBox="0 0 234 234" draw:points="223,234 234,223 11,0 0,11">
          <text:p/>
        </draw:polygon>
        <draw:polyline draw:style-name="gr1" draw:text-style-name="P1" draw:layer="layout" svg:width="0.017cm" svg:height="0.048cm" svg:x="32.779cm" svg:y="14.341cm" svg:viewBox="0 0 18 49" draw:points="18,0 0,0 0,49 18,49">
          <text:p/>
        </draw:polyline>
        <draw:line draw:style-name="gr1" draw:text-style-name="P1" draw:layer="layout" svg:x1="32.796cm" svg:y1="14.389cm" svg:x2="32.796cm" svg:y2="14.341cm">
          <text:p/>
        </draw:line>
        <draw:line draw:style-name="gr1" draw:text-style-name="P1" draw:layer="layout" svg:x1="32.465cm" svg:y1="14.341cm" svg:x2="32.448cm" svg:y2="14.341cm">
          <text:p/>
        </draw:line>
        <draw:line draw:style-name="gr1" draw:text-style-name="P1" draw:layer="layout" svg:x1="32.448cm" svg:y1="14.341cm" svg:x2="32.448cm" svg:y2="14.389cm">
          <text:p/>
        </draw:line>
        <draw:polyline draw:style-name="gr1" draw:text-style-name="P1" draw:layer="layout" svg:width="0.017cm" svg:height="0.048cm" svg:x="32.448cm" svg:y="14.341cm" svg:viewBox="0 0 18 49" draw:points="0,49 18,49 18,0">
          <text:p/>
        </draw:polyline>
        <draw:path draw:style-name="gr1" draw:text-style-name="P1" draw:layer="layout" svg:width="0.091cm" svg:height="0.225cm" svg:x="34.243cm" svg:y="14.386cm" svg:viewBox="0 0 92 226" svg:d="M0 0c-1 84 33 165 92 226">
          <text:p/>
        </draw:path>
        <draw:polygon draw:style-name="gr1" draw:text-style-name="P1" draw:layer="layout" svg:width="0.233cm" svg:height="0.233cm" svg:x="34.323cm" svg:y="14.378cm" svg:viewBox="0 0 234 234" draw:points="11,234 0,223 223,0 234,11">
          <text:p/>
        </draw:polygon>
        <draw:line draw:style-name="gr1" draw:text-style-name="P1" draw:layer="layout" svg:x1="34.225cm" svg:y1="14.341cm" svg:x2="34.225cm" svg:y2="14.389cm">
          <text:p/>
        </draw:line>
        <draw:polyline draw:style-name="gr1" draw:text-style-name="P1" draw:layer="layout" svg:width="0.017cm" svg:height="0.048cm" svg:x="34.225cm" svg:y="14.341cm" svg:viewBox="0 0 18 49" draw:points="0,49 18,49 18,0 0,0">
          <text:p/>
        </draw:polyline>
        <draw:polyline draw:style-name="gr1" draw:text-style-name="P1" draw:layer="layout" svg:width="0.018cm" svg:height="0.048cm" svg:x="34.556cm" svg:y="14.341cm" svg:viewBox="0 0 19 49" draw:points="0,0 0,49 19,49">
          <text:p/>
        </draw:polyline>
        <draw:line draw:style-name="gr1" draw:text-style-name="P1" draw:layer="layout" svg:x1="34.574cm" svg:y1="14.389cm" svg:x2="34.574cm" svg:y2="14.341cm">
          <text:p/>
        </draw:line>
        <draw:line draw:style-name="gr1" draw:text-style-name="P1" draw:layer="layout" svg:x1="34.574cm" svg:y1="14.341cm" svg:x2="34.556cm" svg:y2="14.341cm">
          <text:p/>
        </draw:line>
        <draw:path draw:style-name="gr1" draw:text-style-name="P1" draw:layer="layout" svg:width="0.092cm" svg:height="0.225cm" svg:x="25.411cm" svg:y="14.386cm" svg:viewBox="0 0 93 226" svg:d="M0 0c0 84 34 165 93 226">
          <text:p/>
        </draw:path>
        <draw:polygon draw:style-name="gr1" draw:text-style-name="P1" draw:layer="layout" svg:width="0.233cm" svg:height="0.233cm" svg:x="25.492cm" svg:y="14.378cm" svg:viewBox="0 0 234 234" draw:points="11,234 0,223 223,0 234,11">
          <text:p/>
        </draw:polygon>
        <draw:line draw:style-name="gr1" draw:text-style-name="P1" draw:layer="layout" svg:x1="25.394cm" svg:y1="14.341cm" svg:x2="25.394cm" svg:y2="14.389cm">
          <text:p/>
        </draw:line>
        <draw:polyline draw:style-name="gr1" draw:text-style-name="P1" draw:layer="layout" svg:width="0.017cm" svg:height="0.048cm" svg:x="25.394cm" svg:y="14.341cm" svg:viewBox="0 0 18 49" draw:points="0,49 18,49 18,0 0,0">
          <text:p/>
        </draw:polyline>
        <draw:polyline draw:style-name="gr1" draw:text-style-name="P1" draw:layer="layout" svg:width="0.018cm" svg:height="0.048cm" svg:x="25.725cm" svg:y="14.341cm" svg:viewBox="0 0 19 49" draw:points="0,0 0,49 19,49">
          <text:p/>
        </draw:polyline>
        <draw:line draw:style-name="gr1" draw:text-style-name="P1" draw:layer="layout" svg:x1="25.743cm" svg:y1="14.389cm" svg:x2="25.743cm" svg:y2="14.341cm">
          <text:p/>
        </draw:line>
        <draw:line draw:style-name="gr1" draw:text-style-name="P1" draw:layer="layout" svg:x1="25.743cm" svg:y1="14.341cm" svg:x2="25.725cm" svg:y2="14.341cm">
          <text:p/>
        </draw:line>
        <draw:path draw:style-name="gr1" draw:text-style-name="P1" draw:layer="layout" svg:width="0.092cm" svg:height="0.225cm" svg:x="26.094cm" svg:y="14.386cm" svg:viewBox="0 0 93 226" svg:d="M0 226c60-61 94-142 93-226">
          <text:p/>
        </draw:path>
        <draw:polygon draw:style-name="gr1" draw:text-style-name="P1" draw:layer="layout" svg:width="0.233cm" svg:height="0.233cm" svg:x="25.872cm" svg:y="14.378cm" svg:viewBox="0 0 234 234" draw:points="222,234 234,223 11,0 0,11">
          <text:p/>
        </draw:polygon>
        <draw:polyline draw:style-name="gr1" draw:text-style-name="P1" draw:layer="layout" svg:width="0.018cm" svg:height="0.048cm" svg:x="26.186cm" svg:y="14.341cm" svg:viewBox="0 0 19 49" draw:points="19,0 0,0 0,49 19,49">
          <text:p/>
        </draw:polyline>
        <draw:line draw:style-name="gr1" draw:text-style-name="P1" draw:layer="layout" svg:x1="26.204cm" svg:y1="14.389cm" svg:x2="26.204cm" svg:y2="14.341cm">
          <text:p/>
        </draw:line>
        <draw:line draw:style-name="gr1" draw:text-style-name="P1" draw:layer="layout" svg:x1="25.872cm" svg:y1="14.341cm" svg:x2="25.855cm" svg:y2="14.341cm">
          <text:p/>
        </draw:line>
        <draw:line draw:style-name="gr1" draw:text-style-name="P1" draw:layer="layout" svg:x1="25.855cm" svg:y1="14.341cm" svg:x2="25.855cm" svg:y2="14.389cm">
          <text:p/>
        </draw:line>
        <draw:polyline draw:style-name="gr1" draw:text-style-name="P1" draw:layer="layout" svg:width="0.017cm" svg:height="0.048cm" svg:x="25.855cm" svg:y="14.341cm" svg:viewBox="0 0 18 49" draw:points="0,49 18,49 18,0">
          <text:p/>
        </draw:polyline>
        <draw:path draw:style-name="gr1" draw:text-style-name="P1" draw:layer="layout" svg:width="0.092cm" svg:height="0.225cm" svg:x="23.214cm" svg:y="14.386cm" svg:viewBox="0 0 93 226" svg:d="M0 0c0 84 33 165 93 226">
          <text:p/>
        </draw:path>
        <draw:polygon draw:style-name="gr1" draw:text-style-name="P1" draw:layer="layout" svg:width="0.232cm" svg:height="0.233cm" svg:x="23.296cm" svg:y="14.378cm" svg:viewBox="0 0 233 234" draw:points="10,234 0,223 222,0 233,11">
          <text:p/>
        </draw:polygon>
        <draw:line draw:style-name="gr1" draw:text-style-name="P1" draw:layer="layout" svg:x1="23.197cm" svg:y1="14.341cm" svg:x2="23.197cm" svg:y2="14.389cm">
          <text:p/>
        </draw:line>
        <draw:polyline draw:style-name="gr1" draw:text-style-name="P1" draw:layer="layout" svg:width="0.017cm" svg:height="0.048cm" svg:x="23.197cm" svg:y="14.341cm" svg:viewBox="0 0 18 49" draw:points="0,49 18,49 18,0 0,0">
          <text:p/>
        </draw:polyline>
        <draw:polyline draw:style-name="gr1" draw:text-style-name="P1" draw:layer="layout" svg:width="0.018cm" svg:height="0.048cm" svg:x="23.528cm" svg:y="14.341cm" svg:viewBox="0 0 19 49" draw:points="0,0 0,49 19,49">
          <text:p/>
        </draw:polyline>
        <draw:line draw:style-name="gr1" draw:text-style-name="P1" draw:layer="layout" svg:x1="23.546cm" svg:y1="14.389cm" svg:x2="23.546cm" svg:y2="14.341cm">
          <text:p/>
        </draw:line>
        <draw:line draw:style-name="gr1" draw:text-style-name="P1" draw:layer="layout" svg:x1="23.546cm" svg:y1="14.341cm" svg:x2="23.528cm" svg:y2="14.341cm">
          <text:p/>
        </draw:line>
        <draw:path draw:style-name="gr1" draw:text-style-name="P1" draw:layer="layout" svg:width="0.092cm" svg:height="0.225cm" svg:x="23.897cm" svg:y="14.386cm" svg:viewBox="0 0 93 226" svg:d="M0 226c60-61 94-142 93-226">
          <text:p/>
        </draw:path>
        <draw:polygon draw:style-name="gr1" draw:text-style-name="P1" draw:layer="layout" svg:width="0.233cm" svg:height="0.233cm" svg:x="23.675cm" svg:y="14.378cm" svg:viewBox="0 0 234 234" draw:points="223,234 234,223 11,0 0,11">
          <text:p/>
        </draw:polygon>
        <draw:polyline draw:style-name="gr1" draw:text-style-name="P1" draw:layer="layout" svg:width="0.018cm" svg:height="0.048cm" svg:x="23.989cm" svg:y="14.341cm" svg:viewBox="0 0 19 49" draw:points="19,0 0,0 0,49 19,49">
          <text:p/>
        </draw:polyline>
        <draw:line draw:style-name="gr1" draw:text-style-name="P1" draw:layer="layout" svg:x1="24.007cm" svg:y1="14.389cm" svg:x2="24.007cm" svg:y2="14.341cm">
          <text:p/>
        </draw:line>
        <draw:line draw:style-name="gr1" draw:text-style-name="P1" draw:layer="layout" svg:x1="23.675cm" svg:y1="14.341cm" svg:x2="23.658cm" svg:y2="14.341cm">
          <text:p/>
        </draw:line>
        <draw:line draw:style-name="gr1" draw:text-style-name="P1" draw:layer="layout" svg:x1="23.658cm" svg:y1="14.341cm" svg:x2="23.658cm" svg:y2="14.389cm">
          <text:p/>
        </draw:line>
        <draw:polyline draw:style-name="gr1" draw:text-style-name="P1" draw:layer="layout" svg:width="0.017cm" svg:height="0.048cm" svg:x="23.658cm" svg:y="14.341cm" svg:viewBox="0 0 18 49" draw:points="0,49 18,49 18,0">
          <text:p/>
        </draw:polyline>
        <draw:path draw:style-name="gr1" draw:text-style-name="P1" draw:layer="layout" svg:width="0.092cm" svg:height="0.225cm" svg:x="21.017cm" svg:y="14.386cm" svg:viewBox="0 0 93 226" svg:d="M0 0c-1 84 33 165 93 226">
          <text:p/>
        </draw:path>
        <draw:polygon draw:style-name="gr1" draw:text-style-name="P1" draw:layer="layout" svg:width="0.233cm" svg:height="0.233cm" svg:x="21.098cm" svg:y="14.378cm" svg:viewBox="0 0 234 234" draw:points="11,234 0,223 223,0 234,11">
          <text:p/>
        </draw:polygon>
        <draw:line draw:style-name="gr1" draw:text-style-name="P1" draw:layer="layout" svg:x1="20.999cm" svg:y1="14.341cm" svg:x2="20.999cm" svg:y2="14.389cm">
          <text:p/>
        </draw:line>
        <draw:polyline draw:style-name="gr1" draw:text-style-name="P1" draw:layer="layout" svg:width="0.018cm" svg:height="0.048cm" svg:x="20.999cm" svg:y="14.341cm" svg:viewBox="0 0 19 49" draw:points="0,49 19,49 19,0 0,0">
          <text:p/>
        </draw:polyline>
        <draw:polyline draw:style-name="gr1" draw:text-style-name="P1" draw:layer="layout" svg:width="0.017cm" svg:height="0.048cm" svg:x="21.331cm" svg:y="14.341cm" svg:viewBox="0 0 18 49" draw:points="0,0 0,49 18,49">
          <text:p/>
        </draw:polyline>
        <draw:line draw:style-name="gr1" draw:text-style-name="P1" draw:layer="layout" svg:x1="21.348cm" svg:y1="14.389cm" svg:x2="21.348cm" svg:y2="14.341cm">
          <text:p/>
        </draw:line>
        <draw:line draw:style-name="gr1" draw:text-style-name="P1" draw:layer="layout" svg:x1="21.348cm" svg:y1="14.341cm" svg:x2="21.331cm" svg:y2="14.341cm">
          <text:p/>
        </draw:line>
        <draw:path draw:style-name="gr1" draw:text-style-name="P1" draw:layer="layout" svg:width="0.092cm" svg:height="0.225cm" svg:x="21.7cm" svg:y="14.386cm" svg:viewBox="0 0 93 226" svg:d="M0 226c61-61 94-142 93-226">
          <text:p/>
        </draw:path>
        <draw:polygon draw:style-name="gr1" draw:text-style-name="P1" draw:layer="layout" svg:width="0.233cm" svg:height="0.233cm" svg:x="21.478cm" svg:y="14.378cm" svg:viewBox="0 0 234 234" draw:points="223,234 234,223 11,0 0,11">
          <text:p/>
        </draw:polygon>
        <draw:polyline draw:style-name="gr1" draw:text-style-name="P1" draw:layer="layout" svg:width="0.017cm" svg:height="0.048cm" svg:x="21.792cm" svg:y="14.341cm" svg:viewBox="0 0 18 49" draw:points="18,0 0,0 0,49 18,49">
          <text:p/>
        </draw:polyline>
        <draw:line draw:style-name="gr1" draw:text-style-name="P1" draw:layer="layout" svg:x1="21.809cm" svg:y1="14.389cm" svg:x2="21.809cm" svg:y2="14.341cm">
          <text:p/>
        </draw:line>
        <draw:line draw:style-name="gr1" draw:text-style-name="P1" draw:layer="layout" svg:x1="21.478cm" svg:y1="14.341cm" svg:x2="21.461cm" svg:y2="14.341cm">
          <text:p/>
        </draw:line>
        <draw:line draw:style-name="gr1" draw:text-style-name="P1" draw:layer="layout" svg:x1="21.461cm" svg:y1="14.341cm" svg:x2="21.461cm" svg:y2="14.389cm">
          <text:p/>
        </draw:line>
        <draw:polyline draw:style-name="gr1" draw:text-style-name="P1" draw:layer="layout" svg:width="0.017cm" svg:height="0.048cm" svg:x="21.461cm" svg:y="14.341cm" svg:viewBox="0 0 18 49" draw:points="0,49 18,49 18,0">
          <text:p/>
        </draw:polyline>
        <draw:path draw:style-name="gr1" draw:text-style-name="P1" draw:layer="layout" svg:width="0.092cm" svg:height="0.225cm" svg:x="19.485cm" svg:y="14.386cm" svg:viewBox="0 0 93 226" svg:d="M0 226c61-61 94-142 93-226">
          <text:p/>
        </draw:path>
        <draw:polygon draw:style-name="gr1" draw:text-style-name="P1" draw:layer="layout" svg:width="0.233cm" svg:height="0.233cm" svg:x="19.263cm" svg:y="14.378cm" svg:viewBox="0 0 234 234" draw:points="223,234 234,223 11,0 0,11">
          <text:p/>
        </draw:polygon>
        <draw:polyline draw:style-name="gr1" draw:text-style-name="P1" draw:layer="layout" svg:width="0.017cm" svg:height="0.048cm" svg:x="19.577cm" svg:y="14.341cm" svg:viewBox="0 0 18 49" draw:points="18,0 0,0 0,49 18,49">
          <text:p/>
        </draw:polyline>
        <draw:line draw:style-name="gr1" draw:text-style-name="P1" draw:layer="layout" svg:x1="19.594cm" svg:y1="14.389cm" svg:x2="19.594cm" svg:y2="14.341cm">
          <text:p/>
        </draw:line>
        <draw:line draw:style-name="gr1" draw:text-style-name="P1" draw:layer="layout" svg:x1="19.263cm" svg:y1="14.341cm" svg:x2="19.246cm" svg:y2="14.341cm">
          <text:p/>
        </draw:line>
        <draw:line draw:style-name="gr1" draw:text-style-name="P1" draw:layer="layout" svg:x1="19.246cm" svg:y1="14.341cm" svg:x2="19.246cm" svg:y2="14.389cm">
          <text:p/>
        </draw:line>
        <draw:polyline draw:style-name="gr1" draw:text-style-name="P1" draw:layer="layout" svg:width="0.017cm" svg:height="0.048cm" svg:x="19.246cm" svg:y="14.341cm" svg:viewBox="0 0 18 49" draw:points="0,49 18,49 18,0">
          <text:p/>
        </draw:polyline>
        <draw:line draw:style-name="gr1" draw:text-style-name="P2" draw:layer="layout" svg:x1="36.563cm" svg:y1="9.49cm" svg:x2="36.563cm" svg:y2="9.55cm">
          <text:p/>
        </draw:line>
        <draw:polyline draw:style-name="gr1" draw:text-style-name="P2" draw:layer="layout" svg:width="0.258cm" svg:height="0.017cm" svg:x="36.563cm" svg:y="9.598cm" svg:viewBox="0 0 259 18" draw:points="0,0 0,18 259,18">
          <text:p/>
        </draw:polyline>
        <draw:polyline draw:style-name="gr1" draw:text-style-name="P2" draw:layer="layout" svg:width="0.139cm" svg:height="0.032cm" svg:x="36.682cm" svg:y="9.635cm" svg:viewBox="0 0 140 33" draw:points="140,0 0,0 0,33">
          <text:p/>
        </draw:polyline>
        <draw:line draw:style-name="gr1" draw:text-style-name="P2" draw:layer="layout" svg:x1="36.821cm" svg:y1="9.667cm" svg:x2="36.821cm" svg:y2="9.615cm">
          <text:p/>
        </draw:line>
        <draw:line draw:style-name="gr1" draw:text-style-name="P1" draw:layer="layout" svg:x1="17.956cm" svg:y1="6.564cm" svg:x2="17.956cm" svg:y2="8.763cm">
          <text:p/>
        </draw:line>
        <draw:polyline draw:style-name="gr1" draw:text-style-name="P1" draw:layer="layout" svg:width="0.083cm" svg:height="2.199cm" svg:x="17.901cm" svg:y="6.564cm" svg:viewBox="0 0 84 2200" draw:points="84,2200 84,0 0,0">
          <text:p/>
        </draw:polyline>
        <draw:line draw:style-name="gr1" draw:text-style-name="P2" draw:layer="layout" svg:x1="37.528cm" svg:y1="9.218cm" svg:x2="36.389cm" svg:y2="9.218cm">
          <text:p/>
        </draw:line>
        <draw:line draw:style-name="gr1" draw:text-style-name="P2" draw:layer="layout" svg:x1="36.421cm" svg:y1="9.25cm" svg:x2="37.532cm" svg:y2="9.25cm">
          <text:p/>
        </draw:line>
        <draw:polygon draw:style-name="gr1" draw:text-style-name="P2" draw:layer="layout" svg:width="0.009cm" svg:height="0.586cm" svg:x="36.664cm" svg:y="9.689cm" svg:viewBox="0 0 10 587" draw:points="0,0 0,587 10,587 10,0">
          <text:p/>
        </draw:polygon>
        <draw:polygon draw:style-name="gr1" draw:text-style-name="P2" draw:layer="layout" svg:width="0.092cm" svg:height="0.022cm" svg:x="36.59cm" svg:y="10.275cm" svg:viewBox="0 0 93 23" draw:points="93,23 93,0 84,0 84,5 75,5 75,0 0,0 0,23">
          <text:p/>
        </draw:polygon>
        <draw:line draw:style-name="gr1" draw:text-style-name="P2" draw:layer="layout" svg:x1="36.682cm" svg:y1="10.275cm" svg:x2="36.682cm" svg:y2="9.689cm">
          <text:p/>
        </draw:line>
        <draw:line draw:style-name="gr1" draw:text-style-name="P2" draw:layer="layout" svg:x1="36.59cm" svg:y1="10.275cm" svg:x2="36.59cm" svg:y2="9.689cm">
          <text:p/>
        </draw:line>
        <draw:line draw:style-name="gr1" draw:text-style-name="P1" draw:layer="layout" svg:x1="17.869cm" svg:y1="16.076cm" svg:x2="17.869cm" svg:y2="16.731cm">
          <text:p/>
        </draw:line>
        <draw:line draw:style-name="gr1" draw:text-style-name="P1" draw:layer="layout" svg:x1="17.869cm" svg:y1="16.763cm" svg:x2="17.869cm" svg:y2="16.957cm">
          <text:p/>
        </draw:line>
        <draw:line draw:style-name="gr1" draw:text-style-name="P1" draw:layer="layout" svg:x1="17.999cm" svg:y1="16.957cm" svg:x2="17.999cm" svg:y2="16.207cm">
          <text:p/>
        </draw:line>
        <draw:line draw:style-name="gr1" draw:text-style-name="P1" draw:layer="layout" svg:x1="17.869cm" svg:y1="17.306cm" svg:x2="17.869cm" svg:y2="17.628cm">
          <text:p/>
        </draw:line>
        <draw:line draw:style-name="gr1" draw:text-style-name="P1" draw:layer="layout" svg:x1="17.999cm" svg:y1="17.515cm" svg:x2="17.999cm" svg:y2="17.306cm">
          <text:p/>
        </draw:line>
        <draw:path draw:style-name="gr1" draw:text-style-name="P1" draw:layer="layout" svg:width="0.225cm" svg:height="0.092cm" svg:x="10.61cm" svg:y="8.602cm" svg:viewBox="0 0 226 93" svg:d="M0 0c61 61 142 94 226 93">
          <text:p/>
        </draw:path>
        <draw:polygon draw:style-name="gr1" draw:text-style-name="P1" draw:layer="layout" svg:width="0.233cm" svg:height="0.233cm" svg:x="10.61cm" svg:y="8.38cm" svg:viewBox="0 0 234 234" draw:points="0,224 11,234 234,11 223,0">
          <text:p/>
        </draw:polygon>
        <draw:polygon draw:style-name="gr1" draw:text-style-name="P1" draw:layer="layout" svg:width="0.043cm" svg:height="0.018cm" svg:x="10.832cm" svg:y="8.694cm" svg:viewBox="0 0 44 19" draw:points="44,19 44,0 0,0 0,19">
          <text:p/>
        </draw:polygon>
        <draw:line draw:style-name="gr1" draw:text-style-name="P1" draw:layer="layout" svg:x1="10.875cm" svg:y1="8.38cm" svg:x2="10.875cm" svg:y2="8.363cm">
          <text:p/>
        </draw:line>
        <draw:line draw:style-name="gr1" draw:text-style-name="P1" draw:layer="layout" svg:x1="10.875cm" svg:y1="8.363cm" svg:x2="10.832cm" svg:y2="8.363cm">
          <text:p/>
        </draw:line>
        <draw:polyline draw:style-name="gr1" draw:text-style-name="P1" draw:layer="layout" svg:width="0.043cm" svg:height="0.017cm" svg:x="10.832cm" svg:y="8.363cm" svg:viewBox="0 0 44 18" draw:points="0,0 0,18 44,18">
          <text:p/>
        </draw:polyline>
        <draw:path draw:style-name="gr1" draw:text-style-name="P1" draw:layer="layout" svg:width="0.225cm" svg:height="0.091cm" svg:x="10.61cm" svg:y="7.92cm" svg:viewBox="0 0 226 92" svg:d="M226 0c-84-1-165 33-226 92">
          <text:p/>
        </draw:path>
        <draw:polygon draw:style-name="gr1" draw:text-style-name="P1" draw:layer="layout" svg:width="0.233cm" svg:height="0.233cm" svg:x="10.61cm" svg:y="8cm" svg:viewBox="0 0 234 234" draw:points="0,12 11,0 234,223 223,234">
          <text:p/>
        </draw:polygon>
        <draw:line draw:style-name="gr1" draw:text-style-name="P1" draw:layer="layout" svg:x1="10.875cm" svg:y1="7.902cm" svg:x2="10.832cm" svg:y2="7.902cm">
          <text:p/>
        </draw:line>
        <draw:polyline draw:style-name="gr1" draw:text-style-name="P1" draw:layer="layout" svg:width="0.043cm" svg:height="0.018cm" svg:x="10.832cm" svg:y="7.902cm" svg:viewBox="0 0 44 19" draw:points="0,0 0,19 44,19 44,0">
          <text:p/>
        </draw:polyline>
        <draw:polyline draw:style-name="gr1" draw:text-style-name="P1" draw:layer="layout" svg:width="0.043cm" svg:height="0.018cm" svg:x="10.832cm" svg:y="8.233cm" svg:viewBox="0 0 44 19" draw:points="44,0 0,0 0,19">
          <text:p/>
        </draw:polyline>
        <draw:line draw:style-name="gr1" draw:text-style-name="P1" draw:layer="layout" svg:x1="10.832cm" svg:y1="8.251cm" svg:x2="10.875cm" svg:y2="8.251cm">
          <text:p/>
        </draw:line>
        <draw:line draw:style-name="gr1" draw:text-style-name="P1" draw:layer="layout" svg:x1="10.875cm" svg:y1="8.251cm" svg:x2="10.875cm" svg:y2="8.233cm">
          <text:p/>
        </draw:line>
        <draw:line draw:style-name="gr1" draw:text-style-name="P1" draw:layer="layout" svg:x1="26.92cm" svg:y1="15.81cm" svg:x2="26.818cm" svg:y2="15.81cm">
          <text:p/>
        </draw:line>
        <draw:polyline draw:style-name="gr1" draw:text-style-name="P1" draw:layer="layout" svg:width="0.128cm" svg:height="0.266cm" svg:x="26.818cm" svg:y="15.81cm" svg:viewBox="0 0 129 267" draw:points="0,0 0,267 32,267 32,32 129,32">
          <text:p/>
        </draw:polyline>
        <draw:line draw:style-name="gr1" draw:text-style-name="P1" draw:layer="layout" svg:x1="35.877cm" svg:y1="11.08cm" svg:x2="35.888cm" svg:y2="11.08cm">
          <text:p/>
        </draw:line>
        <draw:line draw:style-name="gr1" draw:text-style-name="P1" draw:layer="layout" svg:x1="35.454cm" svg:y1="11.08cm" svg:x2="35.864cm" svg:y2="11.08cm">
          <text:p/>
        </draw:line>
        <draw:line draw:style-name="gr1" draw:text-style-name="P1" draw:layer="layout" svg:x1="35.877cm" svg:y1="11.176cm" svg:x2="35.888cm" svg:y2="11.176cm">
          <text:p/>
        </draw:line>
        <draw:line draw:style-name="gr1" draw:text-style-name="P1" draw:layer="layout" svg:x1="35.454cm" svg:y1="11.176cm" svg:x2="35.864cm" svg:y2="11.176cm">
          <text:p/>
        </draw:line>
        <draw:line draw:style-name="gr1" draw:text-style-name="P1" draw:layer="layout" svg:x1="35.877cm" svg:y1="11.272cm" svg:x2="35.888cm" svg:y2="11.272cm">
          <text:p/>
        </draw:line>
        <draw:line draw:style-name="gr1" draw:text-style-name="P1" draw:layer="layout" svg:x1="35.454cm" svg:y1="11.272cm" svg:x2="35.864cm" svg:y2="11.272cm">
          <text:p/>
        </draw:line>
        <draw:line draw:style-name="gr1" draw:text-style-name="P1" draw:layer="layout" svg:x1="35.877cm" svg:y1="11.368cm" svg:x2="35.888cm" svg:y2="11.368cm">
          <text:p/>
        </draw:line>
        <draw:line draw:style-name="gr1" draw:text-style-name="P1" draw:layer="layout" svg:x1="35.454cm" svg:y1="11.368cm" svg:x2="35.864cm" svg:y2="11.368cm">
          <text:p/>
        </draw:line>
        <draw:line draw:style-name="gr1" draw:text-style-name="P1" draw:layer="layout" svg:x1="35.877cm" svg:y1="11.464cm" svg:x2="35.888cm" svg:y2="11.464cm">
          <text:p/>
        </draw:line>
        <draw:line draw:style-name="gr1" draw:text-style-name="P1" draw:layer="layout" svg:x1="35.454cm" svg:y1="11.464cm" svg:x2="35.864cm" svg:y2="11.464cm">
          <text:p/>
        </draw:line>
        <draw:line draw:style-name="gr1" draw:text-style-name="P1" draw:layer="layout" svg:x1="35.877cm" svg:y1="11.559cm" svg:x2="35.888cm" svg:y2="11.559cm">
          <text:p/>
        </draw:line>
        <draw:line draw:style-name="gr1" draw:text-style-name="P1" draw:layer="layout" svg:x1="35.454cm" svg:y1="11.559cm" svg:x2="35.864cm" svg:y2="11.559cm">
          <text:p/>
        </draw:line>
        <draw:line draw:style-name="gr1" draw:text-style-name="P1" draw:layer="layout" svg:x1="35.865cm" svg:y1="11.635cm" svg:x2="35.738cm" svg:y2="11.71cm">
          <text:p/>
        </draw:line>
        <draw:line draw:style-name="gr1" draw:text-style-name="P1" draw:layer="layout" svg:x1="35.889cm" svg:y1="11.621cm" svg:x2="35.877cm" svg:y2="11.628cm">
          <text:p/>
        </draw:line>
        <draw:polyline draw:style-name="gr1" draw:text-style-name="P1" draw:layer="layout" svg:width="0.295cm" svg:height="0.22cm" svg:x="35.443cm" svg:y="11.661cm" svg:viewBox="0 0 296 221" draw:points="296,48 275,182 170,0 150,134 0,221">
          <text:p/>
        </draw:polyline>
        <draw:line draw:style-name="gr1" draw:text-style-name="P1" draw:layer="layout" svg:x1="35.443cm" svg:y1="11.881cm" svg:x2="35.442cm" svg:y2="11.882cm">
          <text:p/>
        </draw:line>
        <draw:line draw:style-name="gr1" draw:text-style-name="P1" draw:layer="layout" svg:x1="35.889cm" svg:y1="11.62cm" svg:x2="35.888cm" svg:y2="11.621cm">
          <text:p/>
        </draw:line>
        <draw:polyline draw:style-name="gr1" draw:text-style-name="P1" draw:layer="layout" svg:width="0.068cm" svg:height="0.034cm" svg:x="35.632cm" svg:y="11.392cm" svg:viewBox="0 0 69 35" draw:points="0,0 35,35 69,0">
          <text:p/>
        </draw:polyline>
        <draw:line draw:style-name="gr1" draw:text-style-name="P1" draw:layer="layout" svg:x1="35.666cm" svg:y1="11.08cm" svg:x2="35.666cm" svg:y2="11.426cm">
          <text:p/>
        </draw:line>
        <draw:line draw:style-name="gr1" draw:text-style-name="P1" draw:layer="layout" svg:x1="35.442cm" svg:y1="11.882cm" svg:x2="35.443cm" svg:y2="11.881cm">
          <text:p/>
        </draw:line>
        <draw:polyline draw:style-name="gr1" draw:text-style-name="P1" draw:layer="layout" svg:width="0.001cm" svg:height="0.541cm" svg:x="35.888cm" svg:y="11.08cm" svg:viewBox="0 0 2 542" draw:points="0,542 2,541 2,0 0,0 0,480">
          <text:p/>
        </draw:polyline>
        <draw:line draw:style-name="gr1" draw:text-style-name="P2" draw:layer="layout" svg:x1="36.385cm" svg:y1="11.08cm" svg:x2="35.941cm" svg:y2="11.08cm">
          <text:p/>
        </draw:line>
        <draw:line draw:style-name="gr1" draw:text-style-name="P2" draw:layer="layout" svg:x1="36.385cm" svg:y1="11.176cm" svg:x2="35.941cm" svg:y2="11.176cm">
          <text:p/>
        </draw:line>
        <draw:line draw:style-name="gr1" draw:text-style-name="P2" draw:layer="layout" svg:x1="36.385cm" svg:y1="11.272cm" svg:x2="35.941cm" svg:y2="11.272cm">
          <text:p/>
        </draw:line>
        <draw:line draw:style-name="gr1" draw:text-style-name="P2" draw:layer="layout" svg:x1="36.385cm" svg:y1="11.368cm" svg:x2="35.941cm" svg:y2="11.368cm">
          <text:p/>
        </draw:line>
        <draw:line draw:style-name="gr1" draw:text-style-name="P2" draw:layer="layout" svg:x1="36.385cm" svg:y1="11.464cm" svg:x2="35.941cm" svg:y2="11.464cm">
          <text:p/>
        </draw:line>
        <draw:line draw:style-name="gr1" draw:text-style-name="P2" draw:layer="layout" svg:x1="36.385cm" svg:y1="11.559cm" svg:x2="35.941cm" svg:y2="11.559cm">
          <text:p/>
        </draw:line>
        <draw:line draw:style-name="gr1" draw:text-style-name="P2" draw:layer="layout" svg:x1="36.385cm" svg:y1="11.655cm" svg:x2="35.941cm" svg:y2="11.655cm">
          <text:p/>
        </draw:line>
        <draw:line draw:style-name="gr1" draw:text-style-name="P2" draw:layer="layout" svg:x1="36.385cm" svg:y1="11.751cm" svg:x2="35.941cm" svg:y2="11.751cm">
          <text:p/>
        </draw:line>
        <draw:line draw:style-name="gr1" draw:text-style-name="P2" draw:layer="layout" svg:x1="36.385cm" svg:y1="11.847cm" svg:x2="35.941cm" svg:y2="11.847cm">
          <text:p/>
        </draw:line>
        <draw:line draw:style-name="gr1" draw:text-style-name="P2" draw:layer="layout" svg:x1="36.385cm" svg:y1="11.943cm" svg:x2="35.941cm" svg:y2="11.943cm">
          <text:p/>
        </draw:line>
        <draw:line draw:style-name="gr1" draw:text-style-name="P2" draw:layer="layout" svg:x1="36.385cm" svg:y1="12.039cm" svg:x2="35.941cm" svg:y2="12.039cm">
          <text:p/>
        </draw:line>
        <draw:line draw:style-name="gr1" draw:text-style-name="P2" draw:layer="layout" svg:x1="36.385cm" svg:y1="12.135cm" svg:x2="35.941cm" svg:y2="12.135cm">
          <text:p/>
        </draw:line>
        <draw:line draw:style-name="gr1" draw:text-style-name="P2" draw:layer="layout" svg:x1="36.385cm" svg:y1="12.231cm" svg:x2="35.941cm" svg:y2="12.231cm">
          <text:p/>
        </draw:line>
        <draw:line draw:style-name="gr1" draw:text-style-name="P1" draw:layer="layout" svg:x1="35.443cm" svg:y1="12.231cm" svg:x2="35.888cm" svg:y2="12.231cm">
          <text:p/>
        </draw:line>
        <draw:line draw:style-name="gr1" draw:text-style-name="P1" draw:layer="layout" svg:x1="35.443cm" svg:y1="12.135cm" svg:x2="35.888cm" svg:y2="12.135cm">
          <text:p/>
        </draw:line>
        <draw:line draw:style-name="gr1" draw:text-style-name="P1" draw:layer="layout" svg:x1="35.525cm" svg:y1="12.039cm" svg:x2="35.888cm" svg:y2="12.039cm">
          <text:p/>
        </draw:line>
        <draw:line draw:style-name="gr1" draw:text-style-name="P1" draw:layer="layout" svg:x1="35.601cm" svg:y1="11.943cm" svg:x2="35.658cm" svg:y2="11.943cm">
          <text:p/>
        </draw:line>
        <draw:line draw:style-name="gr1" draw:text-style-name="P1" draw:layer="layout" svg:x1="35.734cm" svg:y1="11.943cm" svg:x2="35.888cm" svg:y2="11.943cm">
          <text:p/>
        </draw:line>
        <draw:line draw:style-name="gr1" draw:text-style-name="P1" draw:layer="layout" svg:x1="35.454cm" svg:y1="11.847cm" svg:x2="35.502cm" svg:y2="11.847cm">
          <text:p/>
        </draw:line>
        <draw:line draw:style-name="gr1" draw:text-style-name="P1" draw:layer="layout" svg:x1="35.852cm" svg:y1="11.847cm" svg:x2="35.888cm" svg:y2="11.847cm">
          <text:p/>
        </draw:line>
        <draw:line draw:style-name="gr1" draw:text-style-name="P1" draw:layer="layout" svg:x1="35.454cm" svg:y1="11.751cm" svg:x2="35.599cm" svg:y2="11.751cm">
          <text:p/>
        </draw:line>
        <draw:line draw:style-name="gr1" draw:text-style-name="P1" draw:layer="layout" svg:x1="35.666cm" svg:y1="11.751cm" svg:x2="35.732cm" svg:y2="11.751cm">
          <text:p/>
        </draw:line>
        <draw:line draw:style-name="gr1" draw:text-style-name="P1" draw:layer="layout" svg:x1="35.454cm" svg:y1="11.655cm" svg:x2="35.829cm" svg:y2="11.655cm">
          <text:p/>
        </draw:line>
        <draw:polyline draw:style-name="gr1" draw:text-style-name="P1" draw:layer="layout" svg:width="0.053cm" svg:height="1.151cm" svg:x="35.888cm" svg:y="11.08cm" svg:viewBox="0 0 54 1152" draw:points="0,542 0,1152 54,1152 54,0 53,0 53,1151 1,1151 1,541">
          <text:p/>
        </draw:polyline>
        <draw:polyline draw:style-name="gr1" draw:text-style-name="P1" draw:layer="layout" svg:width="0.053cm" svg:height="1.151cm" svg:x="35.888cm" svg:y="11.08cm" svg:viewBox="0 0 54 1152" draw:points="0,748 0,1152 54,1152 54,0">
          <text:p/>
        </draw:polyline>
        <draw:line draw:style-name="gr1" draw:text-style-name="P1" draw:layer="layout" svg:x1="35.888cm" svg:y1="11.08cm" svg:x2="35.888cm" svg:y2="11.621cm">
          <text:p/>
        </draw:line>
        <draw:polyline draw:style-name="gr1" draw:text-style-name="P1" draw:layer="layout" svg:width="0.075cm" svg:height="0.113cm" svg:x="35.597cm" svg:y="10.907cm" svg:viewBox="0 0 76 114" draw:points="0,0 0,81 5,98 16,109 32,114 43,114 59,109 71,98 76,81 76,0">
          <text:p/>
        </draw:polyline>
        <draw:polyline draw:style-name="gr1" draw:text-style-name="P1" draw:layer="layout" svg:width="0.076cm" svg:height="0.113cm" svg:x="35.715cm" svg:y="10.907cm" svg:viewBox="0 0 77 114" draw:points="0,114 0,0 50,0 66,5 72,11 77,21 77,38 72,48 66,54 50,59 0,59">
          <text:p/>
        </draw:polyline>
        <draw:polyline draw:style-name="gr1" draw:text-style-name="P1" draw:layer="layout" svg:width="0.017cm" svg:height="0.802cm" svg:x="35.437cm" svg:y="11.08cm" svg:viewBox="0 0 18 803" draw:points="6,0 18,0 18,796 6,802 5,803 0,803 0,74">
          <text:p/>
        </draw:polyline>
        <draw:line draw:style-name="gr1" draw:text-style-name="P1" draw:layer="layout" svg:x1="35.864cm" svg:y1="11.637cm" svg:x2="35.878cm" svg:y2="11.627cm">
          <text:p/>
        </draw:line>
        <draw:line draw:style-name="gr1" draw:text-style-name="P1" draw:layer="layout" svg:x1="35.89cm" svg:y1="11.62cm" svg:x2="35.903cm" svg:y2="11.62cm">
          <text:p/>
        </draw:line>
        <draw:polyline draw:style-name="gr1" draw:text-style-name="P1" draw:layer="layout" svg:width="0.013cm" svg:height="0.555cm" svg:x="35.864cm" svg:y="11.08cm" svg:viewBox="0 0 14 556" draw:points="0,556 0,0 14,0 14,548">
          <text:p/>
        </draw:polyline>
        <draw:polyline draw:style-name="gr1" draw:text-style-name="P1" draw:layer="layout" svg:width="0.013cm" svg:height="0.54cm" svg:x="35.89cm" svg:y="11.08cm" svg:viewBox="0 0 14 541" draw:points="0,541 0,0 14,0 14,541">
          <text:p/>
        </draw:polyline>
        <draw:polygon draw:style-name="gr1" draw:text-style-name="P2" draw:layer="layout" svg:width="0.046cm" svg:height="2.345cm" svg:x="36.385cm" svg:y="10.352cm" svg:viewBox="0 0 47 2346" draw:points="47,2346 47,0 0,0 0,2346">
          <text:p/>
        </draw:polygon>
        <draw:line draw:style-name="gr1" draw:text-style-name="P1" draw:layer="layout" svg:x1="35.443cm" svg:y1="12.702cm" svg:x2="35.443cm" svg:y2="11.881cm">
          <text:p/>
        </draw:line>
        <draw:line draw:style-name="gr1" draw:text-style-name="P1" draw:layer="layout" svg:x1="35.443cm" svg:y1="11.154cm" svg:x2="35.443cm" svg:y2="10.996cm">
          <text:p/>
        </draw:line>
        <draw:line draw:style-name="gr1" draw:text-style-name="P1" draw:layer="layout" svg:x1="35.394cm" svg:y1="11.046cm" svg:x2="35.394cm" svg:y2="12.751cm">
          <text:p/>
        </draw:line>
        <draw:line draw:style-name="gr1" draw:text-style-name="P1" draw:layer="layout" svg:x1="17.593cm" svg:y1="7.18cm" svg:x2="17.593cm" svg:y2="7.341cm">
          <text:p/>
        </draw:line>
        <draw:line draw:style-name="gr1" draw:text-style-name="P1" draw:layer="layout" svg:x1="17.625cm" svg:y1="7.309cm" svg:x2="17.625cm" svg:y2="7.212cm">
          <text:p/>
        </draw:line>
        <draw:line draw:style-name="gr1" draw:text-style-name="P1" draw:layer="layout" svg:x1="17.593cm" svg:y1="7.341cm" svg:x2="17.787cm" svg:y2="7.341cm">
          <text:p/>
        </draw:line>
        <draw:line draw:style-name="gr1" draw:text-style-name="P1" draw:layer="layout" svg:x1="17.755cm" svg:y1="7.309cm" svg:x2="17.625cm" svg:y2="7.309cm">
          <text:p/>
        </draw:line>
        <draw:line draw:style-name="gr1" draw:text-style-name="P1" draw:layer="layout" svg:x1="17.787cm" svg:y1="7.18cm" svg:x2="17.593cm" svg:y2="7.18cm">
          <text:p/>
        </draw:line>
        <draw:line draw:style-name="gr1" draw:text-style-name="P1" draw:layer="layout" svg:x1="17.625cm" svg:y1="7.212cm" svg:x2="17.755cm" svg:y2="7.212cm">
          <text:p/>
        </draw:line>
        <draw:line draw:style-name="gr1" draw:text-style-name="P1" draw:layer="layout" svg:x1="17.787cm" svg:y1="7.341cm" svg:x2="17.787cm" svg:y2="7.18cm">
          <text:p/>
        </draw:line>
        <draw:line draw:style-name="gr1" draw:text-style-name="P1" draw:layer="layout" svg:x1="17.755cm" svg:y1="7.212cm" svg:x2="17.755cm" svg:y2="7.309cm">
          <text:p/>
        </draw:line>
        <draw:line draw:style-name="gr1" draw:text-style-name="P1" draw:layer="layout" svg:x1="12.346cm" svg:y1="25.52cm" svg:x2="12.346cm" svg:y2="26.043cm">
          <text:p/>
        </draw:line>
        <draw:polyline draw:style-name="gr1" draw:text-style-name="P1" draw:layer="layout" svg:width="0.048cm" svg:height="0.14cm" svg:x="11.406cm" svg:y="25.52cm" svg:viewBox="0 0 49 141" draw:points="0,141 49,141 49,0">
          <text:p/>
        </draw:polyline>
        <draw:polyline draw:style-name="gr1" draw:text-style-name="P1" draw:layer="layout" svg:width="0.048cm" svg:height="0.034cm" svg:x="11.406cm" svg:y="26.009cm" svg:viewBox="0 0 49 35" draw:points="49,35 49,0 0,0 0,35">
          <text:p/>
        </draw:polyline>
        <draw:line draw:style-name="gr1" draw:text-style-name="P1" draw:layer="layout" svg:x1="12.344cm" svg:y1="23.152cm" svg:x2="12.344cm" svg:y2="25.471cm">
          <text:p/>
        </draw:line>
        <draw:line draw:style-name="gr1" draw:text-style-name="P1" draw:layer="layout" svg:x1="12.394cm" svg:y1="26.026cm" svg:x2="12.394cm" svg:y2="23.077cm">
          <text:p/>
        </draw:line>
        <draw:line draw:style-name="gr1" draw:text-style-name="P1" draw:layer="layout" svg:x1="35.283cm" svg:y1="11.046cm" svg:x2="35.394cm" svg:y2="11.046cm">
          <text:p/>
        </draw:line>
        <draw:line draw:style-name="gr1" draw:text-style-name="P1" draw:layer="layout" svg:x1="35.443cm" svg:y1="10.996cm" svg:x2="35.332cm" svg:y2="10.996cm">
          <text:p/>
        </draw:line>
        <draw:polyline draw:style-name="gr1" draw:text-style-name="P1" draw:layer="layout" svg:width="0.058cm" svg:height="1.678cm" svg:x="35.278cm" svg:y="11.049cm" svg:viewBox="0 0 59 1679" draw:points="54,1679 0,1679 0,0 1,0 5,0 54,0 57,0 59,0 59,1650">
          <text:p/>
        </draw:polyline>
        <draw:path draw:style-name="gr1" draw:text-style-name="P1" draw:layer="layout" svg:width="0.225cm" svg:height="0.092cm" svg:x="35.329cm" svg:y="10.784cm" svg:viewBox="0 0 226 93" svg:d="M0 93c84 1 165-32 226-93">
          <text:p/>
        </draw:path>
        <draw:polygon draw:style-name="gr1" draw:text-style-name="P1" draw:layer="layout" svg:width="0.233cm" svg:height="0.233cm" svg:x="35.321cm" svg:y="10.562cm" svg:viewBox="0 0 234 234" draw:points="234,223 223,234 0,11 11,0">
          <text:p/>
        </draw:polygon>
        <draw:line draw:style-name="gr1" draw:text-style-name="P1" draw:layer="layout" svg:x1="35.283cm" svg:y1="10.894cm" svg:x2="35.332cm" svg:y2="10.894cm">
          <text:p/>
        </draw:line>
        <draw:polyline draw:style-name="gr1" draw:text-style-name="P1" draw:layer="layout" svg:width="0.049cm" svg:height="0.018cm" svg:x="35.283cm" svg:y="10.876cm" svg:viewBox="0 0 50 19" draw:points="50,19 50,0 0,0 0,19">
          <text:p/>
        </draw:polyline>
        <draw:polyline draw:style-name="gr1" draw:text-style-name="P1" draw:layer="layout" svg:width="0.049cm" svg:height="0.017cm" svg:x="35.283cm" svg:y="10.545cm" svg:viewBox="0 0 50 18" draw:points="0,18 50,18 50,0">
          <text:p/>
        </draw:polyline>
        <draw:line draw:style-name="gr1" draw:text-style-name="P1" draw:layer="layout" svg:x1="35.332cm" svg:y1="10.545cm" svg:x2="35.283cm" svg:y2="10.545cm">
          <text:p/>
        </draw:line>
        <draw:line draw:style-name="gr1" draw:text-style-name="P1" draw:layer="layout" svg:x1="35.283cm" svg:y1="10.545cm" svg:x2="35.283cm" svg:y2="10.562cm">
          <text:p/>
        </draw:line>
        <draw:line draw:style-name="gr1" draw:text-style-name="P1" draw:layer="layout" svg:x1="15.427cm" svg:y1="22.751cm" svg:x2="15.427cm" svg:y2="21.661cm">
          <text:p/>
        </draw:line>
        <draw:line draw:style-name="gr1" draw:text-style-name="P1" draw:layer="layout" svg:x1="15.427cm" svg:y1="21.608cm" svg:x2="15.427cm" svg:y2="21.234cm">
          <text:p/>
        </draw:line>
        <draw:polyline draw:style-name="gr1" draw:text-style-name="P1" draw:layer="layout" svg:width="4.064cm" svg:height="0.037cm" svg:x="11.384cm" svg:y="26.111cm" svg:viewBox="0 0 4065 38" draw:points="4065,0 0,0 0,38">
          <text:p/>
        </draw:polyline>
        <draw:line draw:style-name="gr1" draw:text-style-name="P1" draw:layer="layout" svg:x1="11.406cm" svg:y1="26.08cm" svg:x2="15.448cm" svg:y2="26.08cm">
          <text:p/>
        </draw:line>
        <draw:line draw:style-name="gr1" draw:text-style-name="P1" draw:layer="layout" svg:x1="15.428cm" svg:y1="26.026cm" svg:x2="12.394cm" svg:y2="26.026cm">
          <text:p/>
        </draw:line>
        <draw:line draw:style-name="gr1" draw:text-style-name="P1" draw:layer="layout" svg:x1="12.346cm" svg:y1="26.043cm" svg:x2="11.454cm" svg:y2="26.043cm">
          <text:p/>
        </draw:line>
        <draw:polyline draw:style-name="gr1" draw:text-style-name="P1" draw:layer="layout" svg:width="4.115cm" svg:height="0.105cm" svg:x="11.36cm" svg:y="26.043cm" svg:viewBox="0 0 4116 106" draw:points="46,0 0,0 0,106 4116,106">
          <text:p/>
        </draw:polyline>
        <draw:line draw:style-name="gr1" draw:text-style-name="P1" draw:layer="layout" svg:x1="11.406cm" svg:y1="26.148cm" svg:x2="11.406cm" svg:y2="26.08cm">
          <text:p/>
        </draw:line>
        <draw:polyline draw:style-name="gr1" draw:text-style-name="P1" draw:layer="layout" svg:width="0.049cm" svg:height="0.105cm" svg:x="10.875cm" svg:y="26.043cm" svg:viewBox="0 0 50 106" draw:points="0,106 50,106 50,0 5,0">
          <text:p/>
        </draw:polyline>
        <draw:line draw:style-name="gr1" draw:text-style-name="P1" draw:layer="layout" svg:x1="15.448cm" svg:y1="26.08cm" svg:x2="15.448cm" svg:y2="26.111cm">
          <text:p/>
        </draw:line>
        <draw:line draw:style-name="gr1" draw:text-style-name="P1" draw:layer="layout" svg:x1="15.475cm" svg:y1="26.148cm" svg:x2="15.475cm" svg:y2="26.043cm">
          <text:p/>
        </draw:line>
        <draw:line draw:style-name="gr1" draw:text-style-name="P1" draw:layer="layout" svg:x1="14.243cm" svg:y1="14.847cm" svg:x2="11.454cm" svg:y2="14.847cm">
          <text:p/>
        </draw:line>
        <draw:line draw:style-name="gr1" draw:text-style-name="P1" draw:layer="layout" svg:x1="11.454cm" svg:y1="14.884cm" svg:x2="15.412cm" svg:y2="14.884cm">
          <text:p/>
        </draw:line>
        <draw:line draw:style-name="gr1" draw:text-style-name="P1" draw:layer="layout" svg:x1="34.505cm" svg:y1="13.273cm" svg:x2="34.505cm" svg:y2="13.588cm">
          <text:p/>
        </draw:line>
        <draw:line draw:style-name="gr1" draw:text-style-name="P1" draw:layer="layout" svg:x1="34.537cm" svg:y1="13.592cm" svg:x2="34.537cm" svg:y2="13.306cm">
          <text:p/>
        </draw:line>
        <draw:polyline draw:style-name="gr1" draw:text-style-name="P1" draw:layer="layout" svg:width="0.286cm" svg:height="0.12cm" svg:x="15.146cm" svg:y="19.74cm" svg:viewBox="0 0 287 121" draw:points="287,121 0,121 0,0 287,0">
          <text:p/>
        </draw:polyline>
        <draw:line draw:style-name="gr1" draw:text-style-name="P1" draw:layer="layout" svg:x1="15.084cm" svg:y1="20.289cm" svg:x2="15.084cm" svg:y2="20.331cm">
          <text:p/>
        </draw:line>
        <draw:line draw:style-name="gr1" draw:text-style-name="P1" draw:layer="layout" svg:x1="14.683cm" svg:y1="20.331cm" svg:x2="14.683cm" svg:y2="20.289cm">
          <text:p/>
        </draw:line>
        <draw:line draw:style-name="gr1" draw:text-style-name="P1" draw:layer="layout" svg:x1="27.02cm" svg:y1="13.496cm" svg:x2="28.006cm" svg:y2="10.443cm">
          <text:p/>
        </draw:line>
        <draw:line draw:style-name="gr1" draw:text-style-name="P1" draw:layer="layout" svg:x1="27.02cm" svg:y1="10.443cm" svg:x2="28.006cm" svg:y2="13.496cm">
          <text:p/>
        </draw:line>
        <draw:line draw:style-name="gr1" draw:text-style-name="P1" draw:layer="layout" svg:x1="27.02cm" svg:y1="15.825cm" svg:x2="27.876cm" svg:y2="14.697cm">
          <text:p/>
        </draw:line>
        <draw:line draw:style-name="gr1" draw:text-style-name="P1" draw:layer="layout" svg:x1="27.02cm" svg:y1="14.702cm" svg:x2="27.876cm" svg:y2="15.825cm">
          <text:p/>
        </draw:line>
        <draw:line draw:style-name="gr1" draw:text-style-name="P1" draw:layer="layout" svg:x1="18.034cm" svg:y1="17.497cm" svg:x2="18.034cm" svg:y2="17.508cm">
          <text:p/>
        </draw:line>
        <draw:line draw:style-name="gr1" draw:text-style-name="P1" draw:layer="layout" svg:x1="20.052cm" svg:y1="17.509cm" svg:x2="20.064cm" svg:y2="17.497cm">
          <text:p/>
        </draw:line>
        <draw:line draw:style-name="gr1" draw:text-style-name="P1" draw:layer="layout" svg:x1="20.052cm" svg:y1="17.561cm" svg:x2="20.064cm" svg:y2="17.549cm">
          <text:p/>
        </draw:line>
        <draw:line draw:style-name="gr1" draw:text-style-name="P2" draw:layer="layout" svg:x1="36.518cm" svg:y1="17.561cm" svg:x2="36.506cm" svg:y2="17.549cm">
          <text:p/>
        </draw:line>
        <draw:line draw:style-name="gr1" draw:text-style-name="P2" draw:layer="layout" svg:x1="36.517cm" svg:y1="16.452cm" svg:x2="36.506cm" svg:y2="16.452cm">
          <text:p/>
        </draw:line>
        <draw:line draw:style-name="gr1" draw:text-style-name="P1" draw:layer="layout" svg:x1="20.063cm" svg:y1="17.497cm" svg:x2="18.034cm" svg:y2="17.497cm">
          <text:p/>
        </draw:line>
        <draw:line draw:style-name="gr1" draw:text-style-name="P1" draw:layer="layout" svg:x1="18.034cm" svg:y1="17.508cm" svg:x2="20.052cm" svg:y2="17.508cm">
          <text:p/>
        </draw:line>
        <draw:line draw:style-name="gr1" draw:text-style-name="P1" draw:layer="layout" svg:x1="20.063cm" svg:y1="17.549cm" svg:x2="20.063cm" svg:y2="17.497cm">
          <text:p/>
        </draw:line>
        <draw:line draw:style-name="gr1" draw:text-style-name="P1" draw:layer="layout" svg:x1="20.052cm" svg:y1="17.508cm" svg:x2="20.052cm" svg:y2="17.56cm">
          <text:p/>
        </draw:line>
        <draw:line draw:style-name="gr1" draw:text-style-name="P2" draw:layer="layout" svg:x1="36.506cm" svg:y1="17.549cm" svg:x2="20.063cm" svg:y2="17.549cm">
          <text:p/>
        </draw:line>
        <draw:line draw:style-name="gr1" draw:text-style-name="P2" draw:layer="layout" svg:x1="20.052cm" svg:y1="17.56cm" svg:x2="36.517cm" svg:y2="17.56cm">
          <text:p/>
        </draw:line>
        <draw:line draw:style-name="gr1" draw:text-style-name="P2" draw:layer="layout" svg:x1="36.506cm" svg:y1="16.452cm" svg:x2="36.506cm" svg:y2="17.549cm">
          <text:p/>
        </draw:line>
        <draw:line draw:style-name="gr1" draw:text-style-name="P2" draw:layer="layout" svg:x1="36.517cm" svg:y1="17.56cm" svg:x2="36.517cm" svg:y2="16.452cm">
          <text:p/>
        </draw:line>
        <draw:path draw:style-name="gr1" draw:text-style-name="P1" draw:layer="layout" svg:width="0.092cm" svg:height="0.224cm" svg:x="23.276cm" svg:y="7.074cm" svg:viewBox="0 0 93 225" svg:d="M93 0c-61 59-94 141-93 225">
          <text:p/>
        </draw:path>
        <draw:polygon draw:style-name="gr1" draw:text-style-name="P1" draw:layer="layout" svg:width="0.233cm" svg:height="0.233cm" svg:x="23.357cm" svg:y="7.073cm" svg:viewBox="0 0 234 234" draw:points="10,0 0,11 222,234 234,224">
          <text:p/>
        </draw:polygon>
        <draw:polygon draw:style-name="gr1" draw:text-style-name="P1" draw:layer="layout" svg:width="0.017cm" svg:height="0.042cm" svg:x="23.258cm" svg:y="7.296cm" svg:viewBox="0 0 18 43" draw:points="0,43 18,43 18,0 0,0">
          <text:p/>
        </draw:polygon>
        <draw:line draw:style-name="gr1" draw:text-style-name="P1" draw:layer="layout" svg:x1="23.59cm" svg:y1="7.338cm" svg:x2="23.607cm" svg:y2="7.338cm">
          <text:p/>
        </draw:line>
        <draw:line draw:style-name="gr1" draw:text-style-name="P1" draw:layer="layout" svg:x1="23.607cm" svg:y1="7.338cm" svg:x2="23.607cm" svg:y2="7.296cm">
          <text:p/>
        </draw:line>
        <draw:polyline draw:style-name="gr1" draw:text-style-name="P1" draw:layer="layout" svg:width="0.017cm" svg:height="0.042cm" svg:x="23.59cm" svg:y="7.296cm" svg:viewBox="0 0 18 43" draw:points="18,0 0,0 0,43">
          <text:p/>
        </draw:polyline>
        <draw:path draw:style-name="gr1" draw:text-style-name="P1" draw:layer="layout" svg:width="0.092cm" svg:height="0.224cm" svg:x="26.156cm" svg:y="7.074cm" svg:viewBox="0 0 93 225" svg:d="M93 225c0-84-33-166-93-225">
          <text:p/>
        </draw:path>
        <draw:polygon draw:style-name="gr1" draw:text-style-name="P1" draw:layer="layout" svg:width="0.233cm" svg:height="0.233cm" svg:x="25.934cm" svg:y="7.073cm" svg:viewBox="0 0 234 234" draw:points="223,0 234,11 11,234 0,224">
          <text:p/>
        </draw:polygon>
        <draw:line draw:style-name="gr1" draw:text-style-name="P1" draw:layer="layout" svg:x1="26.265cm" svg:y1="7.338cm" svg:x2="26.265cm" svg:y2="7.296cm">
          <text:p/>
        </draw:line>
        <draw:polyline draw:style-name="gr1" draw:text-style-name="P1" draw:layer="layout" svg:width="0.017cm" svg:height="0.042cm" svg:x="26.248cm" svg:y="7.296cm" svg:viewBox="0 0 18 43" draw:points="18,0 0,0 0,43 18,43">
          <text:p/>
        </draw:polyline>
        <draw:polyline draw:style-name="gr1" draw:text-style-name="P1" draw:layer="layout" svg:width="0.019cm" svg:height="0.042cm" svg:x="25.916cm" svg:y="7.296cm" svg:viewBox="0 0 20 43" draw:points="20,43 20,0 0,0">
          <text:p/>
        </draw:polyline>
        <draw:line draw:style-name="gr1" draw:text-style-name="P1" draw:layer="layout" svg:x1="25.916cm" svg:y1="7.296cm" svg:x2="25.916cm" svg:y2="7.338cm">
          <text:p/>
        </draw:line>
        <draw:line draw:style-name="gr1" draw:text-style-name="P1" draw:layer="layout" svg:x1="25.916cm" svg:y1="7.338cm" svg:x2="25.934cm" svg:y2="7.338cm">
          <text:p/>
        </draw:line>
        <draw:path draw:style-name="gr1" draw:text-style-name="P1" draw:layer="layout" svg:width="0.092cm" svg:height="0.224cm" svg:x="27.67cm" svg:y="7.074cm" svg:viewBox="0 0 93 225" svg:d="M93 0c-60 59-93 141-93 225">
          <text:p/>
        </draw:path>
        <draw:polygon draw:style-name="gr1" draw:text-style-name="P1" draw:layer="layout" svg:width="0.233cm" svg:height="0.233cm" svg:x="27.751cm" svg:y="7.073cm" svg:viewBox="0 0 234 234" draw:points="11,0 0,11 223,234 234,224">
          <text:p/>
        </draw:polygon>
        <draw:polyline draw:style-name="gr1" draw:text-style-name="P1" draw:layer="layout" svg:width="0.017cm" svg:height="0.042cm" svg:x="27.653cm" svg:y="7.296cm" svg:viewBox="0 0 18 43" draw:points="0,43 18,43 18,0 0,0">
          <text:p/>
        </draw:polyline>
        <draw:line draw:style-name="gr1" draw:text-style-name="P1" draw:layer="layout" svg:x1="27.653cm" svg:y1="7.296cm" svg:x2="27.653cm" svg:y2="7.338cm">
          <text:p/>
        </draw:line>
        <draw:line draw:style-name="gr1" draw:text-style-name="P1" draw:layer="layout" svg:x1="27.984cm" svg:y1="7.338cm" svg:x2="28.002cm" svg:y2="7.338cm">
          <text:p/>
        </draw:line>
        <draw:line draw:style-name="gr1" draw:text-style-name="P1" draw:layer="layout" svg:x1="28.002cm" svg:y1="7.338cm" svg:x2="28.002cm" svg:y2="7.296cm">
          <text:p/>
        </draw:line>
        <draw:polyline draw:style-name="gr1" draw:text-style-name="P1" draw:layer="layout" svg:width="0.018cm" svg:height="0.042cm" svg:x="27.984cm" svg:y="7.296cm" svg:viewBox="0 0 19 43" draw:points="19,0 0,0 0,43">
          <text:p/>
        </draw:polyline>
        <draw:path draw:style-name="gr1" draw:text-style-name="P1" draw:layer="layout" svg:width="0.092cm" svg:height="0.224cm" svg:x="28.353cm" svg:y="7.074cm" svg:viewBox="0 0 93 225" svg:d="M93 225c1-84-33-165-93-225">
          <text:p/>
        </draw:path>
        <draw:polyline draw:style-name="gr1" draw:text-style-name="P1" draw:layer="layout" svg:width="0.233cm" svg:height="0.233cm" svg:x="28.131cm" svg:y="7.074cm" svg:viewBox="0 0 234 234" draw:points="223,1 234,12 11,234 0,224 223,0">
          <text:p/>
        </draw:polyline>
        <draw:line draw:style-name="gr1" draw:text-style-name="P1" draw:layer="layout" svg:x1="28.462cm" svg:y1="7.338cm" svg:x2="28.462cm" svg:y2="7.296cm">
          <text:p/>
        </draw:line>
        <draw:polyline draw:style-name="gr1" draw:text-style-name="P1" draw:layer="layout" svg:width="0.017cm" svg:height="0.042cm" svg:x="28.445cm" svg:y="7.296cm" svg:viewBox="0 0 18 43" draw:points="18,0 0,0 0,43 18,43">
          <text:p/>
        </draw:polyline>
        <draw:polyline draw:style-name="gr1" draw:text-style-name="P1" draw:layer="layout" svg:width="0.017cm" svg:height="0.042cm" svg:x="28.114cm" svg:y="7.296cm" svg:viewBox="0 0 18 43" draw:points="18,43 18,0 0,0">
          <text:p/>
        </draw:polyline>
        <draw:line draw:style-name="gr1" draw:text-style-name="P1" draw:layer="layout" svg:x1="28.114cm" svg:y1="7.296cm" svg:x2="28.114cm" svg:y2="7.338cm">
          <text:p/>
        </draw:line>
        <draw:line draw:style-name="gr1" draw:text-style-name="P1" draw:layer="layout" svg:x1="28.114cm" svg:y1="7.338cm" svg:x2="28.131cm" svg:y2="7.338cm">
          <text:p/>
        </draw:line>
        <draw:path draw:style-name="gr1" draw:text-style-name="P1" draw:layer="layout" svg:width="0.092cm" svg:height="0.224cm" svg:x="29.868cm" svg:y="7.074cm" svg:viewBox="0 0 93 225" svg:d="M93 0c-60 59-94 141-93 225">
          <text:p/>
        </draw:path>
        <draw:polygon draw:style-name="gr1" draw:text-style-name="P1" draw:layer="layout" svg:width="0.233cm" svg:height="0.233cm" svg:x="29.949cm" svg:y="7.073cm" svg:viewBox="0 0 234 234" draw:points="10,0 0,11 223,234 234,224">
          <text:p/>
        </draw:polygon>
        <draw:polyline draw:style-name="gr1" draw:text-style-name="P1" draw:layer="layout" svg:width="0.017cm" svg:height="0.042cm" svg:x="29.85cm" svg:y="7.296cm" svg:viewBox="0 0 18 43" draw:points="0,43 18,43 18,0 0,0">
          <text:p/>
        </draw:polyline>
        <draw:line draw:style-name="gr1" draw:text-style-name="P1" draw:layer="layout" svg:x1="29.85cm" svg:y1="7.296cm" svg:x2="29.85cm" svg:y2="7.338cm">
          <text:p/>
        </draw:line>
        <draw:line draw:style-name="gr1" draw:text-style-name="P1" draw:layer="layout" svg:x1="30.182cm" svg:y1="7.338cm" svg:x2="30.199cm" svg:y2="7.338cm">
          <text:p/>
        </draw:line>
        <draw:line draw:style-name="gr1" draw:text-style-name="P1" draw:layer="layout" svg:x1="30.199cm" svg:y1="7.338cm" svg:x2="30.199cm" svg:y2="7.296cm">
          <text:p/>
        </draw:line>
        <draw:polyline draw:style-name="gr1" draw:text-style-name="P1" draw:layer="layout" svg:width="0.017cm" svg:height="0.042cm" svg:x="30.182cm" svg:y="7.296cm" svg:viewBox="0 0 18 43" draw:points="18,0 0,0 0,43">
          <text:p/>
        </draw:polyline>
        <draw:path draw:style-name="gr1" draw:text-style-name="P1" draw:layer="layout" svg:width="0.092cm" svg:height="0.224cm" svg:x="30.551cm" svg:y="7.074cm" svg:viewBox="0 0 93 225" svg:d="M93 225c0-84-34-166-93-225">
          <text:p/>
        </draw:path>
        <draw:polygon draw:style-name="gr1" draw:text-style-name="P1" draw:layer="layout" svg:width="0.232cm" svg:height="0.233cm" svg:x="30.329cm" svg:y="7.073cm" svg:viewBox="0 0 233 234" draw:points="223,0 233,11 10,234 0,224">
          <text:p/>
        </draw:polygon>
        <draw:line draw:style-name="gr1" draw:text-style-name="P1" draw:layer="layout" svg:x1="30.66cm" svg:y1="7.338cm" svg:x2="30.66cm" svg:y2="7.296cm">
          <text:p/>
        </draw:line>
        <draw:polyline draw:style-name="gr1" draw:text-style-name="P1" draw:layer="layout" svg:width="0.017cm" svg:height="0.042cm" svg:x="30.643cm" svg:y="7.296cm" svg:viewBox="0 0 18 43" draw:points="18,0 0,0 0,43 18,43">
          <text:p/>
        </draw:polyline>
        <draw:polyline draw:style-name="gr1" draw:text-style-name="P1" draw:layer="layout" svg:width="0.018cm" svg:height="0.042cm" svg:x="30.311cm" svg:y="7.296cm" svg:viewBox="0 0 19 43" draw:points="19,43 19,0 0,0">
          <text:p/>
        </draw:polyline>
        <draw:line draw:style-name="gr1" draw:text-style-name="P1" draw:layer="layout" svg:x1="30.311cm" svg:y1="7.296cm" svg:x2="30.311cm" svg:y2="7.338cm">
          <text:p/>
        </draw:line>
        <draw:line draw:style-name="gr1" draw:text-style-name="P1" draw:layer="layout" svg:x1="30.311cm" svg:y1="7.338cm" svg:x2="30.329cm" svg:y2="7.338cm">
          <text:p/>
        </draw:line>
        <draw:path draw:style-name="gr1" draw:text-style-name="P1" draw:layer="layout" svg:width="0.092cm" svg:height="0.224cm" svg:x="32.065cm" svg:y="7.074cm" svg:viewBox="0 0 93 225" svg:d="M93 0c-60 59-94 141-93 225">
          <text:p/>
        </draw:path>
        <draw:polygon draw:style-name="gr1" draw:text-style-name="P1" draw:layer="layout" svg:width="0.233cm" svg:height="0.233cm" svg:x="32.146cm" svg:y="7.073cm" svg:viewBox="0 0 234 234" draw:points="11,0 0,11 223,234 234,224">
          <text:p/>
        </draw:polygon>
        <draw:polygon draw:style-name="gr1" draw:text-style-name="P1" draw:layer="layout" svg:width="0.017cm" svg:height="0.042cm" svg:x="32.048cm" svg:y="7.296cm" svg:viewBox="0 0 18 43" draw:points="0,43 18,43 18,0 0,0">
          <text:p/>
        </draw:polygon>
        <draw:line draw:style-name="gr1" draw:text-style-name="P1" draw:layer="layout" svg:x1="32.379cm" svg:y1="7.338cm" svg:x2="32.397cm" svg:y2="7.338cm">
          <text:p/>
        </draw:line>
        <draw:line draw:style-name="gr1" draw:text-style-name="P1" draw:layer="layout" svg:x1="32.397cm" svg:y1="7.338cm" svg:x2="32.397cm" svg:y2="7.296cm">
          <text:p/>
        </draw:line>
        <draw:polyline draw:style-name="gr1" draw:text-style-name="P1" draw:layer="layout" svg:width="0.018cm" svg:height="0.042cm" svg:x="32.379cm" svg:y="7.296cm" svg:viewBox="0 0 19 43" draw:points="19,0 0,0 0,43">
          <text:p/>
        </draw:polyline>
        <draw:path draw:style-name="gr1" draw:text-style-name="P1" draw:layer="layout" svg:width="0.092cm" svg:height="0.224cm" svg:x="32.748cm" svg:y="7.074cm" svg:viewBox="0 0 93 225" svg:d="M93 225c0-84-33-166-93-225">
          <text:p/>
        </draw:path>
        <draw:polygon draw:style-name="gr1" draw:text-style-name="P1" draw:layer="layout" svg:width="0.233cm" svg:height="0.233cm" svg:x="32.526cm" svg:y="7.073cm" svg:viewBox="0 0 234 234" draw:points="223,0 234,11 11,234 0,224">
          <text:p/>
        </draw:polygon>
        <draw:line draw:style-name="gr1" draw:text-style-name="P1" draw:layer="layout" svg:x1="32.857cm" svg:y1="7.338cm" svg:x2="32.857cm" svg:y2="7.296cm">
          <text:p/>
        </draw:line>
        <draw:polyline draw:style-name="gr1" draw:text-style-name="P1" draw:layer="layout" svg:width="0.017cm" svg:height="0.042cm" svg:x="32.84cm" svg:y="7.296cm" svg:viewBox="0 0 18 43" draw:points="18,0 0,0 0,43 18,43">
          <text:p/>
        </draw:polyline>
        <draw:polyline draw:style-name="gr1" draw:text-style-name="P1" draw:layer="layout" svg:width="0.017cm" svg:height="0.042cm" svg:x="32.509cm" svg:y="7.296cm" svg:viewBox="0 0 18 43" draw:points="18,43 18,0 0,0">
          <text:p/>
        </draw:polyline>
        <draw:line draw:style-name="gr1" draw:text-style-name="P1" draw:layer="layout" svg:x1="32.509cm" svg:y1="7.296cm" svg:x2="32.509cm" svg:y2="7.338cm">
          <text:p/>
        </draw:line>
        <draw:line draw:style-name="gr1" draw:text-style-name="P1" draw:layer="layout" svg:x1="32.509cm" svg:y1="7.338cm" svg:x2="32.526cm" svg:y2="7.338cm">
          <text:p/>
        </draw:line>
        <draw:path draw:style-name="gr1" draw:text-style-name="P1" draw:layer="layout" svg:width="0.092cm" svg:height="0.224cm" svg:x="34.262cm" svg:y="7.074cm" svg:viewBox="0 0 93 225" svg:d="M93 0c-60 59-93 141-93 225">
          <text:p/>
        </draw:path>
        <draw:polygon draw:style-name="gr1" draw:text-style-name="P1" draw:layer="layout" svg:width="0.233cm" svg:height="0.233cm" svg:x="34.343cm" svg:y="7.073cm" svg:viewBox="0 0 234 234" draw:points="11,0 0,11 224,234 234,224">
          <text:p/>
        </draw:polygon>
        <draw:polyline draw:style-name="gr1" draw:text-style-name="P1" draw:layer="layout" svg:width="0.017cm" svg:height="0.042cm" svg:x="34.245cm" svg:y="7.296cm" svg:viewBox="0 0 18 43" draw:points="0,43 18,43 18,0 0,0">
          <text:p/>
        </draw:polyline>
        <draw:line draw:style-name="gr1" draw:text-style-name="P1" draw:layer="layout" svg:x1="34.245cm" svg:y1="7.296cm" svg:x2="34.245cm" svg:y2="7.338cm">
          <text:p/>
        </draw:line>
        <draw:line draw:style-name="gr1" draw:text-style-name="P1" draw:layer="layout" svg:x1="34.576cm" svg:y1="7.338cm" svg:x2="34.594cm" svg:y2="7.338cm">
          <text:p/>
        </draw:line>
        <draw:line draw:style-name="gr1" draw:text-style-name="P1" draw:layer="layout" svg:x1="34.594cm" svg:y1="7.338cm" svg:x2="34.594cm" svg:y2="7.296cm">
          <text:p/>
        </draw:line>
        <draw:polyline draw:style-name="gr1" draw:text-style-name="P1" draw:layer="layout" svg:width="0.018cm" svg:height="0.042cm" svg:x="34.576cm" svg:y="7.296cm" svg:viewBox="0 0 19 43" draw:points="19,0 0,0 0,43">
          <text:p/>
        </draw:polyline>
        <draw:path draw:style-name="gr1" draw:text-style-name="P1" draw:layer="layout" svg:width="0.092cm" svg:height="0.224cm" svg:x="34.945cm" svg:y="7.074cm" svg:viewBox="0 0 93 225" svg:d="M93 225c1-84-32-166-93-225">
          <text:p/>
        </draw:path>
        <draw:polygon draw:style-name="gr1" draw:text-style-name="P1" draw:layer="layout" svg:width="0.233cm" svg:height="0.233cm" svg:x="34.723cm" svg:y="7.073cm" svg:viewBox="0 0 234 234" draw:points="224,0 234,11 11,234 0,224">
          <text:p/>
        </draw:polygon>
        <draw:line draw:style-name="gr1" draw:text-style-name="P1" draw:layer="layout" svg:x1="35.055cm" svg:y1="7.338cm" svg:x2="35.055cm" svg:y2="7.296cm">
          <text:p/>
        </draw:line>
        <draw:polyline draw:style-name="gr1" draw:text-style-name="P1" draw:layer="layout" svg:width="0.018cm" svg:height="0.042cm" svg:x="35.037cm" svg:y="7.296cm" svg:viewBox="0 0 19 43" draw:points="19,0 0,0 0,43 19,43">
          <text:p/>
        </draw:polyline>
        <draw:polyline draw:style-name="gr1" draw:text-style-name="P1" draw:layer="layout" svg:width="0.017cm" svg:height="0.042cm" svg:x="34.706cm" svg:y="7.296cm" svg:viewBox="0 0 18 43" draw:points="18,43 18,0 0,0">
          <text:p/>
        </draw:polyline>
        <draw:line draw:style-name="gr1" draw:text-style-name="P1" draw:layer="layout" svg:x1="34.706cm" svg:y1="7.296cm" svg:x2="34.706cm" svg:y2="7.338cm">
          <text:p/>
        </draw:line>
        <draw:line draw:style-name="gr1" draw:text-style-name="P1" draw:layer="layout" svg:x1="34.706cm" svg:y1="7.338cm" svg:x2="34.723cm" svg:y2="7.338cm">
          <text:p/>
        </draw:line>
        <draw:path draw:style-name="gr1" draw:text-style-name="P2" draw:layer="layout" svg:width="0.092cm" svg:height="0.224cm" svg:x="37.116cm" svg:y="7.074cm" svg:viewBox="0 0 93 225" svg:d="M93 0c-61 59-94 141-93 225">
          <text:p/>
        </draw:path>
        <draw:polygon draw:style-name="gr1" draw:text-style-name="P2" draw:layer="layout" svg:width="0.233cm" svg:height="0.233cm" svg:x="37.197cm" svg:y="7.073cm" svg:viewBox="0 0 234 234" draw:points="11,0 0,11 223,234 234,224">
          <text:p/>
        </draw:polygon>
        <draw:polyline draw:style-name="gr1" draw:text-style-name="P2" draw:layer="layout" svg:width="0.017cm" svg:height="0.042cm" svg:x="37.099cm" svg:y="7.296cm" svg:viewBox="0 0 18 43" draw:points="0,43 18,43 18,0 0,0">
          <text:p/>
        </draw:polyline>
        <draw:line draw:style-name="gr1" draw:text-style-name="P2" draw:layer="layout" svg:x1="37.099cm" svg:y1="7.296cm" svg:x2="37.099cm" svg:y2="7.338cm">
          <text:p/>
        </draw:line>
        <draw:line draw:style-name="gr1" draw:text-style-name="P2" draw:layer="layout" svg:x1="37.43cm" svg:y1="7.338cm" svg:x2="37.447cm" svg:y2="7.338cm">
          <text:p/>
        </draw:line>
        <draw:line draw:style-name="gr1" draw:text-style-name="P2" draw:layer="layout" svg:x1="37.447cm" svg:y1="7.338cm" svg:x2="37.447cm" svg:y2="7.296cm">
          <text:p/>
        </draw:line>
        <draw:polyline draw:style-name="gr1" draw:text-style-name="P2" draw:layer="layout" svg:width="0.017cm" svg:height="0.042cm" svg:x="37.43cm" svg:y="7.296cm" svg:viewBox="0 0 18 43" draw:points="18,0 0,0 0,43">
          <text:p/>
        </draw:polyline>
        <draw:path draw:style-name="gr1" draw:text-style-name="P1" draw:layer="layout" svg:width="0.091cm" svg:height="0.224cm" svg:x="23.959cm" svg:y="7.074cm" svg:viewBox="0 0 92 225" svg:d="M92 225c1-84-32-166-92-225">
          <text:p/>
        </draw:path>
        <draw:polygon draw:style-name="gr1" draw:text-style-name="P1" draw:layer="layout" svg:width="0.232cm" svg:height="0.233cm" svg:x="23.737cm" svg:y="7.073cm" svg:viewBox="0 0 233 234" draw:points="222,0 233,11 10,234 0,224">
          <text:p/>
        </draw:polygon>
        <draw:line draw:style-name="gr1" draw:text-style-name="P1" draw:layer="layout" svg:x1="24.068cm" svg:y1="7.338cm" svg:x2="24.068cm" svg:y2="7.296cm">
          <text:p/>
        </draw:line>
        <draw:polyline draw:style-name="gr1" draw:text-style-name="P1" draw:layer="layout" svg:width="0.018cm" svg:height="0.042cm" svg:x="24.05cm" svg:y="7.296cm" svg:viewBox="0 0 19 43" draw:points="19,0 0,0 0,43 19,43">
          <text:p/>
        </draw:polyline>
        <draw:polyline draw:style-name="gr1" draw:text-style-name="P1" draw:layer="layout" svg:width="0.018cm" svg:height="0.042cm" svg:x="23.719cm" svg:y="7.296cm" svg:viewBox="0 0 19 43" draw:points="19,43 19,0 0,0">
          <text:p/>
        </draw:polyline>
        <draw:line draw:style-name="gr1" draw:text-style-name="P1" draw:layer="layout" svg:x1="23.719cm" svg:y1="7.296cm" svg:x2="23.719cm" svg:y2="7.338cm">
          <text:p/>
        </draw:line>
        <draw:line draw:style-name="gr1" draw:text-style-name="P1" draw:layer="layout" svg:x1="23.719cm" svg:y1="7.338cm" svg:x2="23.737cm" svg:y2="7.338cm">
          <text:p/>
        </draw:line>
        <draw:path draw:style-name="gr1" draw:text-style-name="P1" draw:layer="layout" svg:width="0.092cm" svg:height="0.224cm" svg:x="25.473cm" svg:y="7.074cm" svg:viewBox="0 0 93 225" svg:d="M93 0c-61 59-94 141-93 225">
          <text:p/>
        </draw:path>
        <draw:polygon draw:style-name="gr1" draw:text-style-name="P1" draw:layer="layout" svg:width="0.233cm" svg:height="0.233cm" svg:x="25.554cm" svg:y="7.073cm" svg:viewBox="0 0 234 234" draw:points="11,0 0,11 223,234 234,224">
          <text:p/>
        </draw:polygon>
        <draw:polyline draw:style-name="gr1" draw:text-style-name="P1" draw:layer="layout" svg:width="0.018cm" svg:height="0.042cm" svg:x="25.455cm" svg:y="7.296cm" svg:viewBox="0 0 19 43" draw:points="0,43 19,43 19,0 0,0">
          <text:p/>
        </draw:polyline>
        <draw:line draw:style-name="gr1" draw:text-style-name="P1" draw:layer="layout" svg:x1="25.455cm" svg:y1="7.296cm" svg:x2="25.455cm" svg:y2="7.338cm">
          <text:p/>
        </draw:line>
        <draw:line draw:style-name="gr1" draw:text-style-name="P1" draw:layer="layout" svg:x1="25.787cm" svg:y1="7.338cm" svg:x2="25.804cm" svg:y2="7.338cm">
          <text:p/>
        </draw:line>
        <draw:line draw:style-name="gr1" draw:text-style-name="P1" draw:layer="layout" svg:x1="25.804cm" svg:y1="7.338cm" svg:x2="25.804cm" svg:y2="7.296cm">
          <text:p/>
        </draw:line>
        <draw:polyline draw:style-name="gr1" draw:text-style-name="P1" draw:layer="layout" svg:width="0.017cm" svg:height="0.042cm" svg:x="25.787cm" svg:y="7.296cm" svg:viewBox="0 0 18 43" draw:points="18,0 0,0 0,43">
          <text:p/>
        </draw:polyline>
        <draw:line draw:style-name="gr1" draw:text-style-name="P1" draw:layer="layout" svg:x1="15.05cm" svg:y1="13.472cm" svg:x2="15.438cm" svg:y2="13.472cm">
          <text:p/>
        </draw:line>
        <draw:line draw:style-name="gr1" draw:text-style-name="P1" draw:layer="layout" svg:x1="15.475cm" svg:y1="13.435cm" svg:x2="15.05cm" svg:y2="13.435cm">
          <text:p/>
        </draw:line>
        <draw:line draw:style-name="gr1" draw:text-style-name="P1" draw:layer="layout" svg:x1="15.438cm" svg:y1="11.74cm" svg:x2="15.05cm" svg:y2="11.74cm">
          <text:p/>
        </draw:line>
        <draw:line draw:style-name="gr1" draw:text-style-name="P1" draw:layer="layout" svg:x1="15.05cm" svg:y1="11.777cm" svg:x2="15.475cm" svg:y2="11.777cm">
          <text:p/>
        </draw:line>
        <draw:line draw:style-name="gr1" draw:text-style-name="P1" draw:layer="layout" svg:x1="15.366cm" svg:y1="14.838cm" svg:x2="14.289cm" svg:y2="14.838cm">
          <text:p/>
        </draw:line>
        <draw:line draw:style-name="gr1" draw:text-style-name="P1" draw:layer="layout" svg:x1="15.412cm" svg:y1="14.884cm" svg:x2="15.412cm" svg:y2="13.495cm">
          <text:p/>
        </draw:line>
        <draw:line draw:style-name="gr1" draw:text-style-name="P1" draw:layer="layout" svg:x1="15.366cm" svg:y1="13.541cm" svg:x2="15.366cm" svg:y2="14.838cm">
          <text:p/>
        </draw:line>
        <draw:line draw:style-name="gr1" draw:text-style-name="P1" draw:layer="layout" svg:x1="15.438cm" svg:y1="11.718cm" svg:x2="15.438cm" svg:y2="11.74cm">
          <text:p/>
        </draw:line>
        <draw:line draw:style-name="gr1" draw:text-style-name="P1" draw:layer="layout" svg:x1="19.835cm" svg:y1="5.987cm" svg:x2="19.835cm" svg:y2="5.699cm">
          <text:p/>
        </draw:line>
        <draw:line draw:style-name="gr1" draw:text-style-name="P1" draw:layer="layout" svg:x1="19.808cm" svg:y1="5.699cm" svg:x2="19.808cm" svg:y2="5.96cm">
          <text:p/>
        </draw:line>
        <draw:line draw:style-name="gr1" draw:text-style-name="P1" draw:layer="layout" svg:x1="15.146cm" svg:y1="23.03cm" svg:x2="15.146cm" svg:y2="22.783cm">
          <text:p/>
        </draw:line>
        <draw:line draw:style-name="gr1" draw:text-style-name="P1" draw:layer="layout" svg:x1="35.487cm" svg:y1="13.378cm" svg:x2="35.276cm" svg:y2="13.378cm">
          <text:p/>
        </draw:line>
        <draw:line draw:style-name="gr1" draw:text-style-name="P1" draw:layer="layout" svg:x1="35.308cm" svg:y1="13.41cm" svg:x2="35.493cm" svg:y2="13.41cm">
          <text:p/>
        </draw:line>
        <draw:line draw:style-name="gr1" draw:text-style-name="P1" draw:layer="layout" svg:x1="12.895cm" svg:y1="11.11cm" svg:x2="12.644cm" svg:y2="11.11cm">
          <text:p/>
        </draw:line>
        <draw:line draw:style-name="gr1" draw:text-style-name="P1" draw:layer="layout" svg:x1="12.617cm" svg:y1="11.138cm" svg:x2="12.895cm" svg:y2="11.138cm">
          <text:p/>
        </draw:line>
        <draw:line draw:style-name="gr1" draw:text-style-name="P1" draw:layer="layout" svg:x1="12.644cm" svg:y1="11.11cm" svg:x2="12.644cm" svg:y2="11.082cm">
          <text:p/>
        </draw:line>
        <draw:line draw:style-name="gr1" draw:text-style-name="P1" draw:layer="layout" svg:x1="12.617cm" svg:y1="11.082cm" svg:x2="12.617cm" svg:y2="11.138cm">
          <text:p/>
        </draw:line>
        <draw:line draw:style-name="gr1" draw:text-style-name="P1" draw:layer="layout" svg:x1="28.189cm" svg:y1="10.618cm" svg:x2="28.189cm" svg:y2="10.614cm">
          <text:p/>
        </draw:line>
        <draw:line draw:style-name="gr1" draw:text-style-name="P1" draw:layer="layout" svg:x1="28.59cm" svg:y1="10.614cm" svg:x2="28.59cm" svg:y2="10.618cm">
          <text:p/>
        </draw:line>
        <draw:line draw:style-name="gr1" draw:text-style-name="P1" draw:layer="layout" svg:x1="28.189cm" svg:y1="10.614cm" svg:x2="28.189cm" svg:y2="10.613cm">
          <text:p/>
        </draw:line>
        <draw:line draw:style-name="gr1" draw:text-style-name="P1" draw:layer="layout" svg:x1="28.59cm" svg:y1="10.613cm" svg:x2="28.59cm" svg:y2="10.614cm">
          <text:p/>
        </draw:line>
        <draw:line draw:style-name="gr1" draw:text-style-name="P1" draw:layer="layout" svg:x1="28.189cm" svg:y1="10.613cm" svg:x2="28.141cm" svg:y2="10.613cm">
          <text:p/>
        </draw:line>
        <draw:line draw:style-name="gr1" draw:text-style-name="P1" draw:layer="layout" svg:x1="28.777cm" svg:y1="10.613cm" svg:x2="28.59cm" svg:y2="10.613cm">
          <text:p/>
        </draw:line>
        <draw:line draw:style-name="gr1" draw:text-style-name="P1" draw:layer="layout" svg:x1="28.189cm" svg:y1="10.665cm" svg:x2="28.189cm" svg:y2="10.664cm">
          <text:p/>
        </draw:line>
        <draw:line draw:style-name="gr1" draw:text-style-name="P1" draw:layer="layout" svg:x1="28.59cm" svg:y1="10.664cm" svg:x2="28.59cm" svg:y2="10.665cm">
          <text:p/>
        </draw:line>
        <draw:line draw:style-name="gr1" draw:text-style-name="P1" draw:layer="layout" svg:x1="28.189cm" svg:y1="10.664cm" svg:x2="28.189cm" svg:y2="10.66cm">
          <text:p/>
        </draw:line>
        <draw:line draw:style-name="gr1" draw:text-style-name="P1" draw:layer="layout" svg:x1="28.59cm" svg:y1="10.66cm" svg:x2="28.59cm" svg:y2="10.664cm">
          <text:p/>
        </draw:line>
        <draw:line draw:style-name="gr1" draw:text-style-name="P1" draw:layer="layout" svg:x1="28.141cm" svg:y1="10.665cm" svg:x2="28.189cm" svg:y2="10.665cm">
          <text:p/>
        </draw:line>
        <draw:line draw:style-name="gr1" draw:text-style-name="P1" draw:layer="layout" svg:x1="28.59cm" svg:y1="10.665cm" svg:x2="28.829cm" svg:y2="10.665cm">
          <text:p/>
        </draw:line>
        <draw:line draw:style-name="gr1" draw:text-style-name="P1" draw:layer="layout" svg:x1="28.077cm" svg:y1="10.66cm" svg:x2="28.109cm" svg:y2="10.66cm">
          <text:p/>
        </draw:line>
        <draw:line draw:style-name="gr1" draw:text-style-name="P1" draw:layer="layout" svg:x1="28.189cm" svg:y1="10.66cm" svg:x2="28.189cm" svg:y2="10.618cm">
          <text:p/>
        </draw:line>
        <draw:line draw:style-name="gr1" draw:text-style-name="P1" draw:layer="layout" svg:x1="28.109cm" svg:y1="10.618cm" svg:x2="28.077cm" svg:y2="10.618cm">
          <text:p/>
        </draw:line>
        <draw:line draw:style-name="gr1" draw:text-style-name="P1" draw:layer="layout" svg:x1="28.59cm" svg:y1="10.618cm" svg:x2="28.59cm" svg:y2="10.66cm">
          <text:p/>
        </draw:line>
        <draw:path draw:style-name="gr1" draw:text-style-name="P1" draw:layer="layout" svg:width="0.107cm" svg:height="0.262cm" svg:x="28.465cm" svg:y="10.359cm" svg:viewBox="0 0 108 263" svg:d="M108 263c1-99-38-193-108-263">
          <text:p/>
        </draw:path>
        <draw:polygon draw:style-name="gr1" draw:text-style-name="P1" draw:layer="layout" svg:width="0.27cm" svg:height="0.27cm" svg:x="28.206cm" svg:y="10.359cm" svg:viewBox="0 0 271 271" draw:points="260,0 271,11 11,271 0,260">
          <text:p/>
        </draw:polygon>
        <draw:line draw:style-name="gr1" draw:text-style-name="P1" draw:layer="layout" svg:x1="28.59cm" svg:y1="10.66cm" svg:x2="28.59cm" svg:y2="10.618cm">
          <text:p/>
        </draw:line>
        <draw:polyline draw:style-name="gr1" draw:text-style-name="P1" draw:layer="layout" svg:width="0.018cm" svg:height="0.042cm" svg:x="28.572cm" svg:y="10.618cm" svg:viewBox="0 0 19 43" draw:points="19,0 0,0 0,43 19,43">
          <text:p/>
        </draw:polyline>
        <draw:polyline draw:style-name="gr1" draw:text-style-name="P1" draw:layer="layout" svg:width="0.017cm" svg:height="0.042cm" svg:x="28.189cm" svg:y="10.618cm" svg:viewBox="0 0 18 43" draw:points="18,43 18,0 0,0">
          <text:p/>
        </draw:polyline>
        <draw:line draw:style-name="gr1" draw:text-style-name="P1" draw:layer="layout" svg:x1="28.189cm" svg:y1="10.618cm" svg:x2="28.189cm" svg:y2="10.66cm">
          <text:p/>
        </draw:line>
        <draw:line draw:style-name="gr1" draw:text-style-name="P1" draw:layer="layout" svg:x1="28.189cm" svg:y1="10.66cm" svg:x2="28.206cm" svg:y2="10.66cm">
          <text:p/>
        </draw:line>
        <draw:polyline draw:style-name="gr1" draw:text-style-name="P1" draw:layer="layout" svg:width="0.001cm" svg:height="0.314cm" svg:x="28.777cm" svg:y="10.299cm" svg:viewBox="0 0 2 315" draw:points="0,315 0,0 0,1 2,1">
          <text:p/>
        </draw:polyline>
        <draw:line draw:style-name="gr1" draw:text-style-name="P1" draw:layer="layout" svg:x1="28.829cm" svg:y1="10.665cm" svg:x2="28.829cm" svg:y2="10.506cm">
          <text:p/>
        </draw:line>
        <draw:line draw:style-name="gr1" draw:text-style-name="P1" draw:layer="layout" svg:x1="11.976cm" svg:y1="9.698cm" svg:x2="11.766cm" svg:y2="9.908cm">
          <text:p/>
        </draw:line>
        <draw:path draw:style-name="gr1" draw:text-style-name="P1" draw:layer="layout" svg:width="0.212cm" svg:height="0.087cm" svg:x="11.766cm" svg:y="9.907cm" svg:viewBox="0 0 213 88" svg:d="M0 0c56 58 132 89 213 88">
          <text:p/>
        </draw:path>
        <draw:polyline draw:style-name="gr1" draw:text-style-name="P1" draw:layer="layout" svg:width="0.22cm" svg:height="0.22cm" svg:x="11.766cm" svg:y="9.698cm" svg:viewBox="0 0 221 221" draw:points="0,210 11,221 221,11 210,0">
          <text:p/>
        </draw:polyline>
        <draw:line draw:style-name="gr1" draw:text-style-name="P1" draw:layer="layout" svg:x1="11.99cm" svg:y1="10.292cm" svg:x2="12.201cm" svg:y2="10.081cm">
          <text:p/>
        </draw:line>
        <draw:path draw:style-name="gr1" draw:text-style-name="P1" draw:layer="layout" svg:width="0.212cm" svg:height="0.087cm" svg:x="11.988cm" svg:y="9.994cm" svg:viewBox="0 0 213 88" svg:d="M213 88c-57-56-134-88-213-88">
          <text:p/>
        </draw:path>
        <draw:polyline draw:style-name="gr1" draw:text-style-name="P1" draw:layer="layout" svg:width="0.22cm" svg:height="0.221cm" svg:x="11.98cm" svg:y="10.07cm" svg:viewBox="0 0 221 222" draw:points="221,11 210,0 0,211 11,222">
          <text:p/>
        </draw:polyline>
        <draw:polygon draw:style-name="gr1" draw:text-style-name="P1" draw:layer="layout" svg:width="0.043cm" svg:height="0.018cm" svg:x="11.961cm" svg:y="9.68cm" svg:viewBox="0 0 44 19" draw:points="0,0 0,19 44,19 44,0">
          <text:p/>
        </draw:polygon>
        <draw:polyline draw:style-name="gr1" draw:text-style-name="P1" draw:layer="layout" svg:width="0.043cm" svg:height="0.017cm" svg:x="11.961cm" svg:y="10.291cm" svg:viewBox="0 0 44 18" draw:points="44,18 44,0 0,0 0,18">
          <text:p/>
        </draw:polyline>
        <draw:line draw:style-name="gr1" draw:text-style-name="P1" draw:layer="layout" svg:x1="35.332cm" svg:y1="10.348cm" svg:x2="35.439cm" svg:y2="10.348cm">
          <text:p/>
        </draw:line>
        <draw:line draw:style-name="gr1" draw:text-style-name="P2" draw:layer="layout" svg:x1="35.471cm" svg:y1="10.348cm" svg:x2="36.542cm" svg:y2="10.348cm">
          <text:p/>
        </draw:line>
        <draw:line draw:style-name="gr1" draw:text-style-name="P2" draw:layer="layout" svg:x1="36.542cm" svg:y1="10.3cm" svg:x2="35.283cm" svg:y2="10.3cm">
          <text:p/>
        </draw:line>
        <draw:polygon draw:style-name="gr1" draw:text-style-name="P1" draw:layer="layout" svg:width="0.017cm" svg:height="0.034cm" svg:x="12.003cm" svg:y="9.627cm" svg:viewBox="0 0 18 35" draw:points="0,35 18,35 18,0 0,0">
          <text:p/>
        </draw:polygon>
        <draw:polygon draw:style-name="gr1" draw:text-style-name="P1" draw:layer="layout" svg:width="0.018cm" svg:height="0.035cm" svg:x="15.126cm" svg:y="9.639cm" svg:viewBox="0 0 19 36" draw:points="0,36 19,36 19,0 0,0">
          <text:p/>
        </draw:polygon>
        <draw:polygon draw:style-name="gr1" draw:text-style-name="P1" draw:layer="layout" svg:width="0.305cm" svg:height="0.009cm" svg:x="12.02cm" svg:y="6.509cm" svg:viewBox="0 0 306 10" draw:points="0,10 306,10 306,0 0,0">
          <text:p/>
        </draw:polygon>
        <draw:line draw:style-name="gr1" draw:text-style-name="P1" draw:layer="layout" svg:x1="12.002cm" svg:y1="6.527cm" svg:x2="12.325cm" svg:y2="6.527cm">
          <text:p/>
        </draw:line>
        <draw:line draw:style-name="gr1" draw:text-style-name="P1" draw:layer="layout" svg:x1="12.002cm" svg:y1="6.492cm" svg:x2="12.325cm" svg:y2="6.492cm">
          <text:p/>
        </draw:line>
        <draw:polygon draw:style-name="gr1" draw:text-style-name="P1" draw:layer="layout" svg:width="0.018cm" svg:height="0.035cm" svg:x="12.665cm" svg:y="6.492cm" svg:viewBox="0 0 19 36" draw:points="0,36 19,36 19,0 0,0">
          <text:p/>
        </draw:polygon>
        <draw:polygon draw:style-name="gr1" draw:text-style-name="P1" draw:layer="layout" svg:width="0.322cm" svg:height="0.009cm" svg:x="12.343cm" svg:y="6.509cm" svg:viewBox="0 0 323 10" draw:points="0,10 323,10 323,0 0,0">
          <text:p/>
        </draw:polygon>
        <draw:line draw:style-name="gr1" draw:text-style-name="P1" draw:layer="layout" svg:x1="12.343cm" svg:y1="6.527cm" svg:x2="12.665cm" svg:y2="6.527cm">
          <text:p/>
        </draw:line>
        <draw:line draw:style-name="gr1" draw:text-style-name="P1" draw:layer="layout" svg:x1="12.343cm" svg:y1="6.492cm" svg:x2="12.665cm" svg:y2="6.492cm">
          <text:p/>
        </draw:line>
        <draw:polygon draw:style-name="gr1" draw:text-style-name="P1" draw:layer="layout" svg:width="0.018cm" svg:height="0.035cm" svg:x="12.325cm" svg:y="6.492cm" svg:viewBox="0 0 19 36" draw:points="0,36 19,36 19,0 0,0">
          <text:p/>
        </draw:polygon>
        <draw:polygon draw:style-name="gr1" draw:text-style-name="P1" draw:layer="layout" svg:width="0.035cm" svg:height="0.017cm" svg:x="11.427cm" svg:y="9.248cm" svg:viewBox="0 0 36 18" draw:points="36,18 36,0 0,0 0,18">
          <text:p/>
        </draw:polygon>
        <draw:polygon draw:style-name="gr1" draw:text-style-name="P1" draw:layer="layout" svg:width="0.035cm" svg:height="0.017cm" svg:x="11.427cm" svg:y="6.893cm" svg:viewBox="0 0 36 18" draw:points="0,0 0,18 36,18 36,0">
          <text:p/>
        </draw:polygon>
        <draw:line draw:style-name="gr1" draw:text-style-name="P1" draw:layer="layout" svg:x1="17.625cm" svg:y1="13.598cm" svg:x2="17.625cm" svg:y2="13.46cm">
          <text:p/>
        </draw:line>
        <draw:polyline draw:style-name="gr1" draw:text-style-name="P1" draw:layer="layout" svg:width="0.042cm" svg:height="0.043cm" svg:x="17.81cm" svg:y="13.555cm" svg:viewBox="0 0 43 44" draw:points="0,44 0,0 38,0 42,0 43,0 43,8">
          <text:p/>
        </draw:polyline>
        <draw:line draw:style-name="gr1" draw:text-style-name="P1" draw:layer="layout" svg:x1="17.847cm" svg:y1="13.605cm" svg:x2="18.217cm" svg:y2="13.605cm">
          <text:p/>
        </draw:line>
        <draw:line draw:style-name="gr1" draw:text-style-name="P1" draw:layer="layout" svg:x1="18.217cm" svg:y1="13.563cm" svg:x2="17.852cm" svg:y2="13.563cm">
          <text:p/>
        </draw:line>
        <draw:line draw:style-name="gr1" draw:text-style-name="P1" draw:layer="layout" svg:x1="17.641cm" svg:y1="14.429cm" svg:x2="17.641cm" svg:y2="14.335cm">
          <text:p/>
        </draw:line>
        <draw:polyline draw:style-name="gr1" draw:text-style-name="P1" draw:layer="layout" svg:width="0cm" svg:height="2.47cm" svg:x="17.593cm" svg:y="14.292cm" svg:viewBox="0 0 0 2471" draw:points="0,0 0,2317 0,2471">
          <text:p/>
        </draw:polyline>
        <draw:line draw:style-name="gr1" draw:text-style-name="P1" draw:layer="layout" svg:x1="17.683cm" svg:y1="15.81cm" svg:x2="17.683cm" svg:y2="14.477cm">
          <text:p/>
        </draw:line>
        <draw:line draw:style-name="gr1" draw:text-style-name="P1" draw:layer="layout" svg:x1="18.187cm" svg:y1="14.292cm" svg:x2="17.593cm" svg:y2="14.292cm">
          <text:p/>
        </draw:line>
        <draw:line draw:style-name="gr1" draw:text-style-name="P1" draw:layer="layout" svg:x1="17.641cm" svg:y1="14.335cm" svg:x2="18.145cm" svg:y2="14.335cm">
          <text:p/>
        </draw:line>
        <draw:line draw:style-name="gr1" draw:text-style-name="P1" draw:layer="layout" svg:x1="18.187cm" svg:y1="14.336cm" svg:x2="18.187cm" svg:y2="14.292cm">
          <text:p/>
        </draw:line>
        <draw:polyline draw:style-name="gr1" draw:text-style-name="P1" draw:layer="layout" svg:width="0.072cm" svg:height="0.043cm" svg:x="18.145cm" svg:y="14.335cm" svg:viewBox="0 0 73 44" draw:points="0,0 0,44 73,44">
          <text:p/>
        </draw:polyline>
        <draw:line draw:style-name="gr1" draw:text-style-name="P1" draw:layer="layout" svg:x1="18.217cm" svg:y1="14.336cm" svg:x2="18.187cm" svg:y2="14.336cm">
          <text:p/>
        </draw:line>
        <draw:line draw:style-name="gr1" draw:text-style-name="P1" draw:layer="layout" svg:x1="18.247cm" svg:y1="14.32cm" svg:x2="18.494cm" svg:y2="14.073cm">
          <text:p/>
        </draw:line>
        <draw:path draw:style-name="gr1" draw:text-style-name="P1" draw:layer="layout" svg:width="0.249cm" svg:height="0.102cm" svg:x="18.244cm" svg:y="13.971cm" svg:viewBox="0 0 250 103" svg:d="M250 103c-66-67-156-104-250-103">
          <text:p/>
        </draw:path>
        <draw:polyline draw:style-name="gr1" draw:text-style-name="P1" draw:layer="layout" svg:width="0.257cm" svg:height="0.257cm" svg:x="18.236cm" svg:y="14.062cm" svg:viewBox="0 0 258 258" draw:points="258,11 248,0 0,247 11,258">
          <text:p/>
        </draw:polyline>
        <draw:line draw:style-name="gr1" draw:text-style-name="P1" draw:layer="layout" svg:x1="18.233cm" svg:y1="13.622cm" svg:x2="17.985cm" svg:y2="13.869cm">
          <text:p/>
        </draw:line>
        <draw:path draw:style-name="gr1" draw:text-style-name="P1" draw:layer="layout" svg:width="0.25cm" svg:height="0.102cm" svg:x="17.985cm" svg:y="13.868cm" svg:viewBox="0 0 251 103" svg:d="M0 0c66 66 157 104 251 103">
          <text:p/>
        </draw:path>
        <draw:polyline draw:style-name="gr1" draw:text-style-name="P1" draw:layer="layout" svg:width="0.257cm" svg:height="0.257cm" svg:x="17.985cm" svg:y="13.622cm" svg:viewBox="0 0 258 258" draw:points="0,248 11,258 258,10 248,0">
          <text:p/>
        </draw:polyline>
        <draw:polyline draw:style-name="gr1" draw:text-style-name="P1" draw:layer="layout" svg:width="0.044cm" svg:height="0.017cm" svg:x="18.217cm" svg:y="14.319cm" svg:viewBox="0 0 45 18" draw:points="45,18 45,0 0,0 0,18">
          <text:p/>
        </draw:polyline>
        <draw:polygon draw:style-name="gr1" draw:text-style-name="P1" draw:layer="layout" svg:width="0.044cm" svg:height="0.018cm" svg:x="18.217cm" svg:y="13.604cm" svg:viewBox="0 0 45 19" draw:points="45,19 45,0 0,0 0,19">
          <text:p/>
        </draw:polygon>
        <draw:path draw:style-name="gr1" draw:text-style-name="P1" draw:layer="layout" svg:width="0.092cm" svg:height="0.225cm" svg:x="18.802cm" svg:y="14.386cm" svg:viewBox="0 0 93 226" svg:d="M0 0c0 84 33 165 93 226">
          <text:p/>
        </draw:path>
        <draw:polygon draw:style-name="gr1" draw:text-style-name="P1" draw:layer="layout" svg:width="0.233cm" svg:height="0.233cm" svg:x="18.883cm" svg:y="14.378cm" svg:viewBox="0 0 234 234" draw:points="11,234 0,223 223,0 234,11">
          <text:p/>
        </draw:polygon>
        <draw:line draw:style-name="gr1" draw:text-style-name="P1" draw:layer="layout" svg:x1="18.785cm" svg:y1="14.341cm" svg:x2="18.785cm" svg:y2="14.389cm">
          <text:p/>
        </draw:line>
        <draw:polyline draw:style-name="gr1" draw:text-style-name="P1" draw:layer="layout" svg:width="0.017cm" svg:height="0.048cm" svg:x="18.785cm" svg:y="14.341cm" svg:viewBox="0 0 18 49" draw:points="0,49 18,49 18,0 0,0">
          <text:p/>
        </draw:polyline>
        <draw:polyline draw:style-name="gr1" draw:text-style-name="P1" draw:layer="layout" svg:width="0.019cm" svg:height="0.048cm" svg:x="19.116cm" svg:y="14.341cm" svg:viewBox="0 0 20 49" draw:points="0,0 0,49 20,49">
          <text:p/>
        </draw:polyline>
        <draw:line draw:style-name="gr1" draw:text-style-name="P1" draw:layer="layout" svg:x1="19.134cm" svg:y1="14.389cm" svg:x2="19.134cm" svg:y2="14.341cm">
          <text:p/>
        </draw:line>
        <draw:line draw:style-name="gr1" draw:text-style-name="P1" draw:layer="layout" svg:x1="19.134cm" svg:y1="14.341cm" svg:x2="19.116cm" svg:y2="14.341cm">
          <text:p/>
        </draw:line>
        <draw:line draw:style-name="gr1" draw:text-style-name="P1" draw:layer="layout" svg:x1="18.266cm" svg:y1="13.583cm" svg:x2="18.286cm" svg:y2="13.583cm">
          <text:p/>
        </draw:line>
        <draw:polyline draw:style-name="gr1" draw:text-style-name="P1" draw:layer="layout" svg:width="0.066cm" svg:height="0.057cm" svg:x="18.261cm" svg:y="13.541cm" svg:viewBox="0 0 67 58" draw:points="67,58 67,0 0,0">
          <text:p/>
        </draw:polyline>
        <draw:line draw:style-name="gr1" draw:text-style-name="P1" draw:layer="layout" svg:x1="18.286cm" svg:y1="13.583cm" svg:x2="18.286cm" svg:y2="13.64cm">
          <text:p/>
        </draw:line>
        <draw:polyline draw:style-name="gr1" draw:text-style-name="P1" draw:layer="layout" svg:width="0.302cm" svg:height="0.139cm" svg:x="18.261cm" svg:y="13.459cm" svg:viewBox="0 0 303 140" draw:points="0,0 303,0 303,140">
          <text:p/>
        </draw:polyline>
        <draw:line draw:style-name="gr1" draw:text-style-name="P1" draw:layer="layout" svg:x1="18.605cm" svg:y1="13.592cm" svg:x2="18.605cm" svg:y2="13.417cm">
          <text:p/>
        </draw:line>
        <draw:line draw:style-name="gr1" draw:text-style-name="P1" draw:layer="layout" svg:x1="18.563cm" svg:y1="13.598cm" svg:x2="18.327cm" svg:y2="13.598cm">
          <text:p/>
        </draw:line>
        <draw:line draw:style-name="gr1" draw:text-style-name="P1" draw:layer="layout" svg:x1="18.958cm" svg:y1="10.343cm" svg:x2="18.933cm" svg:y2="10.343cm">
          <text:p/>
        </draw:line>
        <draw:line draw:style-name="gr1" draw:text-style-name="P1" draw:layer="layout" svg:x1="18.222cm" svg:y1="10.391cm" svg:x2="19.792cm" svg:y2="10.391cm">
          <text:p/>
        </draw:line>
        <draw:line draw:style-name="gr1" draw:text-style-name="P1" draw:layer="layout" svg:x1="18.891cm" svg:y1="10.347cm" svg:x2="18.178cm" svg:y2="10.347cm">
          <text:p/>
        </draw:line>
        <draw:line draw:style-name="gr1" draw:text-style-name="P1" draw:layer="layout" svg:x1="17.631cm" svg:y1="10.47cm" svg:x2="17.631cm" svg:y2="10.341cm">
          <text:p/>
        </draw:line>
        <draw:line draw:style-name="gr1" draw:text-style-name="P1" draw:layer="layout" svg:x1="18.933cm" svg:y1="10.343cm" svg:x2="18.933cm" svg:y2="10.299cm">
          <text:p/>
        </draw:line>
        <draw:line draw:style-name="gr1" draw:text-style-name="P1" draw:layer="layout" svg:x1="18.891cm" svg:y1="10.341cm" svg:x2="18.891cm" svg:y2="10.347cm">
          <text:p/>
        </draw:line>
        <draw:polyline draw:style-name="gr1" draw:text-style-name="P1" draw:layer="layout" svg:width="0.359cm" svg:height="0.045cm" svg:x="19.012cm" svg:y="10.299cm" svg:viewBox="0 0 360 46" draw:points="360,0 360,46 0,46">
          <text:p/>
        </draw:polyline>
        <draw:polyline draw:style-name="gr1" draw:text-style-name="P1" draw:layer="layout" svg:width="0.373cm" svg:height="0.009cm" svg:x="19.419cm" svg:y="10.346cm" svg:viewBox="0 0 374 10" draw:points="374,10 0,10 0,0">
          <text:p/>
        </draw:polyline>
        <draw:polygon draw:style-name="gr1" draw:text-style-name="P1" draw:layer="layout" svg:width="0.593cm" svg:height="0.009cm" svg:x="26.333cm" svg:y="9.58cm" svg:viewBox="0 0 594 10" draw:points="0,10 594,10 594,0 0,0">
          <text:p/>
        </draw:polygon>
        <draw:polyline draw:style-name="gr1" draw:text-style-name="P1" draw:layer="layout" svg:width="0.611cm" svg:height="0.035cm" svg:x="26.333cm" svg:y="9.563cm" svg:viewBox="0 0 612 36" draw:points="0,36 594,36 612,36 612,0 594,0 594,36">
          <text:p/>
        </draw:polyline>
        <draw:line draw:style-name="gr1" draw:text-style-name="P1" draw:layer="layout" svg:x1="26.926cm" svg:y1="9.563cm" svg:x2="26.333cm" svg:y2="9.563cm">
          <text:p/>
        </draw:line>
        <draw:polygon draw:style-name="gr1" draw:text-style-name="P1" draw:layer="layout" svg:width="0.017cm" svg:height="0.035cm" svg:x="26.316cm" svg:y="9.563cm" svg:viewBox="0 0 18 36" draw:points="0,36 18,36 18,0 0,0">
          <text:p/>
        </draw:polygon>
        <draw:polygon draw:style-name="gr1" draw:text-style-name="P1" draw:layer="layout" svg:width="0.018cm" svg:height="0.035cm" svg:x="23.563cm" svg:y="9.563cm" svg:viewBox="0 0 19 36" draw:points="0,36 19,36 19,0 0,0">
          <text:p/>
        </draw:polygon>
        <draw:polyline draw:style-name="gr1" draw:text-style-name="P1" draw:layer="layout" svg:width="0.052cm" svg:height="0.038cm" svg:x="19.037cm" svg:y="9.603cm" svg:viewBox="0 0 53 39" draw:points="53,0 53,39 52,39 48,39 5,39 0,39 0,0">
          <text:p/>
        </draw:polyline>
        <draw:line draw:style-name="gr1" draw:text-style-name="P1" draw:layer="layout" svg:x1="18.636cm" svg:y1="14.435cm" svg:x2="18.261cm" svg:y2="14.435cm">
          <text:p/>
        </draw:line>
        <draw:polyline draw:style-name="gr1" draw:text-style-name="P1" draw:layer="layout" svg:width="0.052cm" svg:height="0.038cm" svg:x="18.626cm" svg:y="14.298cm" svg:viewBox="0 0 53 39" draw:points="0,39 0,0 1,0 4,0 48,0 52,0 53,0 53,39">
          <text:p/>
        </draw:polyline>
        <draw:line draw:style-name="gr1" draw:text-style-name="P1" draw:layer="layout" svg:x1="18.678cm" svg:y1="14.477cm" svg:x2="18.678cm" svg:y2="14.394cm">
          <text:p/>
        </draw:line>
        <draw:line draw:style-name="gr1" draw:text-style-name="P1" draw:layer="layout" svg:x1="18.636cm" svg:y1="14.378cm" svg:x2="18.636cm" svg:y2="14.435cm">
          <text:p/>
        </draw:line>
        <draw:polygon draw:style-name="gr1" draw:text-style-name="P1" draw:layer="layout" svg:width="0.593cm" svg:height="0.009cm" svg:x="23.581cm" svg:y="9.571cm" svg:viewBox="0 0 594 10" draw:points="0,10 594,10 594,0 0,0">
          <text:p/>
        </draw:polygon>
        <draw:polyline draw:style-name="gr1" draw:text-style-name="P1" draw:layer="layout" svg:width="0.61cm" svg:height="0.035cm" svg:x="23.581cm" svg:y="9.563cm" svg:viewBox="0 0 611 36" draw:points="0,36 594,36 611,36 611,0 594,0 594,36">
          <text:p/>
        </draw:polyline>
        <draw:line draw:style-name="gr1" draw:text-style-name="P1" draw:layer="layout" svg:x1="24.174cm" svg:y1="9.563cm" svg:x2="23.581cm" svg:y2="9.563cm">
          <text:p/>
        </draw:line>
        <draw:line draw:style-name="gr1" draw:text-style-name="P1" draw:layer="layout" svg:x1="28.126cm" svg:y1="16.076cm" svg:x2="28.126cm" svg:y2="14.394cm">
          <text:p/>
        </draw:line>
        <draw:polyline draw:style-name="gr1" draw:text-style-name="P1" draw:layer="layout" svg:width="0.164cm" svg:height="1.38cm" svg:x="27.92cm" svg:y="14.696cm" svg:viewBox="0 0 165 1381" draw:points="0,0 165,0 165,1381">
          <text:p/>
        </draw:polyline>
        <draw:line draw:style-name="gr1" draw:text-style-name="P1" draw:layer="layout" svg:x1="28.068cm" svg:y1="14.641cm" svg:x2="27.92cm" svg:y2="14.641cm">
          <text:p/>
        </draw:line>
        <draw:line draw:style-name="gr1" draw:text-style-name="P1" draw:layer="layout" svg:x1="28.141cm" svg:y1="13.273cm" svg:x2="28.141cm" svg:y2="10.665cm">
          <text:p/>
        </draw:line>
        <draw:line draw:style-name="gr1" draw:text-style-name="P1" draw:layer="layout" svg:x1="28.109cm" svg:y1="10.66cm" svg:x2="28.109cm" svg:y2="13.279cm">
          <text:p/>
        </draw:line>
        <draw:line draw:style-name="gr1" draw:text-style-name="P1" draw:layer="layout" svg:x1="28.141cm" svg:y1="13.64cm" svg:x2="28.141cm" svg:y2="13.326cm">
          <text:p/>
        </draw:line>
        <draw:polyline draw:style-name="gr1" draw:text-style-name="P1" draw:layer="layout" svg:width="0.032cm" svg:height="0.287cm" svg:x="28.077cm" svg:y="13.321cm" svg:viewBox="0 0 33 288" draw:points="33,0 33,288 0,288">
          <text:p/>
        </draw:polyline>
        <draw:line draw:style-name="gr1" draw:text-style-name="P1" draw:layer="layout" svg:x1="28.141cm" svg:y1="10.613cm" svg:x2="28.141cm" svg:y2="10.299cm">
          <text:p/>
        </draw:line>
        <draw:line draw:style-name="gr1" draw:text-style-name="P1" draw:layer="layout" svg:x1="28.109cm" svg:y1="10.344cm" svg:x2="28.109cm" svg:y2="10.618cm">
          <text:p/>
        </draw:line>
        <draw:path draw:style-name="gr1" draw:text-style-name="P1" draw:layer="layout" svg:width="0.077cm" svg:height="0.203cm" svg:x="34.638cm" svg:y="9.288cm" svg:viewBox="0 0 78 204" svg:d="M0 0c0 75 28 147 78 204">
          <text:p/>
        </draw:path>
        <draw:polygon draw:style-name="gr1" draw:text-style-name="P1" draw:layer="layout" svg:width="0.228cm" svg:height="0.228cm" svg:x="34.715cm" svg:y="9.275cm" svg:viewBox="0 0 229 229" draw:points="229,14 13,229 0,217 217,0">
          <text:p/>
        </draw:polygon>
        <draw:line draw:style-name="gr1" draw:text-style-name="P1" draw:layer="layout" svg:x1="35.287cm" svg:y1="9.284cm" svg:x2="34.961cm" svg:y2="9.284cm">
          <text:p/>
        </draw:line>
        <draw:line draw:style-name="gr1" draw:text-style-name="P1" draw:layer="layout" svg:x1="35.287cm" svg:y1="9.249cm" svg:x2="34.961cm" svg:y2="9.249cm">
          <text:p/>
        </draw:line>
        <draw:polygon draw:style-name="gr1" draw:text-style-name="P1" draw:layer="layout" svg:width="0.3cm" svg:height="0.01cm" svg:x="22.11cm" svg:y="10.583cm" svg:viewBox="0 0 301 11" draw:points="301,0 0,0 0,11 301,11">
          <text:p/>
        </draw:polygon>
        <draw:polygon draw:style-name="gr1" draw:text-style-name="P1" draw:layer="layout" svg:width="0.309cm" svg:height="0.01cm" svg:x="21.783cm" svg:y="10.583cm" svg:viewBox="0 0 310 11" draw:points="310,0 0,0 0,11 310,11">
          <text:p/>
        </draw:polygon>
        <draw:polygon draw:style-name="gr1" draw:text-style-name="P1" draw:layer="layout" svg:width="0.301cm" svg:height="0.01cm" svg:x="21.464cm" svg:y="10.583cm" svg:viewBox="0 0 302 11" draw:points="302,0 0,0 0,11 302,11">
          <text:p/>
        </draw:polygon>
        <draw:polygon draw:style-name="gr1" draw:text-style-name="P1" draw:layer="layout" svg:width="0.259cm" svg:height="0.01cm" svg:x="20.804cm" svg:y="10.583cm" svg:viewBox="0 0 260 11" draw:points="260,0 0,0 0,11 260,11">
          <text:p/>
        </draw:polygon>
        <draw:polygon draw:style-name="gr1" draw:text-style-name="P1" draw:layer="layout" svg:width="0.017cm" svg:height="0.035cm" svg:x="20.787cm" svg:y="10.565cm" svg:viewBox="0 0 18 36" draw:points="18,0 0,0 0,36 18,36">
          <text:p/>
        </draw:polygon>
        <draw:line draw:style-name="gr1" draw:text-style-name="P1" draw:layer="layout" svg:x1="22.11cm" svg:y1="10.565cm" svg:x2="22.41cm" svg:y2="10.565cm">
          <text:p/>
        </draw:line>
        <draw:line draw:style-name="gr1" draw:text-style-name="P1" draw:layer="layout" svg:x1="22.11cm" svg:y1="10.6cm" svg:x2="22.41cm" svg:y2="10.6cm">
          <text:p/>
        </draw:line>
        <draw:line draw:style-name="gr1" draw:text-style-name="P1" draw:layer="layout" svg:x1="21.783cm" svg:y1="10.565cm" svg:x2="22.092cm" svg:y2="10.565cm">
          <text:p/>
        </draw:line>
        <draw:line draw:style-name="gr1" draw:text-style-name="P1" draw:layer="layout" svg:x1="21.783cm" svg:y1="10.6cm" svg:x2="22.092cm" svg:y2="10.6cm">
          <text:p/>
        </draw:line>
        <draw:line draw:style-name="gr1" draw:text-style-name="P1" draw:layer="layout" svg:x1="21.464cm" svg:y1="10.565cm" svg:x2="21.765cm" svg:y2="10.565cm">
          <text:p/>
        </draw:line>
        <draw:line draw:style-name="gr1" draw:text-style-name="P1" draw:layer="layout" svg:x1="21.464cm" svg:y1="10.6cm" svg:x2="21.765cm" svg:y2="10.6cm">
          <text:p/>
        </draw:line>
        <draw:line draw:style-name="gr1" draw:text-style-name="P1" draw:layer="layout" svg:x1="20.804cm" svg:y1="10.565cm" svg:x2="21.063cm" svg:y2="10.565cm">
          <text:p/>
        </draw:line>
        <draw:line draw:style-name="gr1" draw:text-style-name="P1" draw:layer="layout" svg:x1="20.804cm" svg:y1="10.6cm" svg:x2="21.063cm" svg:y2="10.6cm">
          <text:p/>
        </draw:line>
        <draw:polygon draw:style-name="gr1" draw:text-style-name="P1" draw:layer="layout" svg:width="0.018cm" svg:height="0.035cm" svg:x="22.092cm" svg:y="10.565cm" svg:viewBox="0 0 19 36" draw:points="19,0 0,0 0,36 19,36">
          <text:p/>
        </draw:polygon>
        <draw:polygon draw:style-name="gr1" draw:text-style-name="P1" draw:layer="layout" svg:width="0.018cm" svg:height="0.035cm" svg:x="21.765cm" svg:y="10.565cm" svg:viewBox="0 0 19 36" draw:points="19,0 0,0 0,36 19,36">
          <text:p/>
        </draw:polygon>
        <draw:polygon draw:style-name="gr1" draw:text-style-name="P1" draw:layer="layout" svg:width="0.017cm" svg:height="0.035cm" svg:x="21.447cm" svg:y="10.565cm" svg:viewBox="0 0 18 36" draw:points="18,0 0,0 0,36 18,36">
          <text:p/>
        </draw:polygon>
        <draw:polygon draw:style-name="gr1" draw:text-style-name="P1" draw:layer="layout" svg:width="0.018cm" svg:height="0.035cm" svg:x="21.063cm" svg:y="10.565cm" svg:viewBox="0 0 19 36" draw:points="19,0 0,0 0,36 19,36">
          <text:p/>
        </draw:polygon>
        <draw:polygon draw:style-name="gr1" draw:text-style-name="P1" draw:layer="layout" svg:width="0.301cm" svg:height="0.01cm" svg:x="24.314cm" svg:y="10.583cm" svg:viewBox="0 0 302 11" draw:points="302,0 0,0 0,11 302,11">
          <text:p/>
        </draw:polygon>
        <draw:polygon draw:style-name="gr1" draw:text-style-name="P1" draw:layer="layout" svg:width="0.318cm" svg:height="0.01cm" svg:x="23.978cm" svg:y="10.583cm" svg:viewBox="0 0 319 11" draw:points="319,0 0,0 0,11 319,11">
          <text:p/>
        </draw:polygon>
        <draw:polygon draw:style-name="gr1" draw:text-style-name="P1" draw:layer="layout" svg:width="0.319cm" svg:height="0.01cm" svg:x="23.642cm" svg:y="10.583cm" svg:viewBox="0 0 320 11" draw:points="320,0 0,0 0,11 320,11">
          <text:p/>
        </draw:polygon>
        <draw:polygon draw:style-name="gr1" draw:text-style-name="P1" draw:layer="layout" svg:width="0.319cm" svg:height="0.01cm" svg:x="23.306cm" svg:y="10.583cm" svg:viewBox="0 0 320 11" draw:points="320,0 0,0 0,11 320,11">
          <text:p/>
        </draw:polygon>
        <draw:polygon draw:style-name="gr1" draw:text-style-name="P1" draw:layer="layout" svg:width="0.318cm" svg:height="0.01cm" svg:x="22.971cm" svg:y="10.583cm" svg:viewBox="0 0 319 11" draw:points="319,0 0,0 0,11 319,11">
          <text:p/>
        </draw:polygon>
        <draw:polygon draw:style-name="gr1" draw:text-style-name="P1" draw:layer="layout" svg:width="0.325cm" svg:height="0.01cm" svg:x="22.628cm" svg:y="10.583cm" svg:viewBox="0 0 326 11" draw:points="326,0 0,0 0,11 326,11">
          <text:p/>
        </draw:polygon>
        <draw:polygon draw:style-name="gr1" draw:text-style-name="P1" draw:layer="layout" svg:width="0.017cm" svg:height="0.035cm" svg:x="22.611cm" svg:y="10.565cm" svg:viewBox="0 0 18 36" draw:points="18,0 0,0 0,36 18,36">
          <text:p/>
        </draw:polygon>
        <draw:line draw:style-name="gr1" draw:text-style-name="P1" draw:layer="layout" svg:x1="24.314cm" svg:y1="10.565cm" svg:x2="24.615cm" svg:y2="10.565cm">
          <text:p/>
        </draw:line>
        <draw:line draw:style-name="gr1" draw:text-style-name="P1" draw:layer="layout" svg:x1="24.314cm" svg:y1="10.6cm" svg:x2="24.615cm" svg:y2="10.6cm">
          <text:p/>
        </draw:line>
        <draw:line draw:style-name="gr1" draw:text-style-name="P1" draw:layer="layout" svg:x1="23.978cm" svg:y1="10.565cm" svg:x2="24.296cm" svg:y2="10.565cm">
          <text:p/>
        </draw:line>
        <draw:line draw:style-name="gr1" draw:text-style-name="P1" draw:layer="layout" svg:x1="23.978cm" svg:y1="10.6cm" svg:x2="24.296cm" svg:y2="10.6cm">
          <text:p/>
        </draw:line>
        <draw:line draw:style-name="gr1" draw:text-style-name="P1" draw:layer="layout" svg:x1="23.642cm" svg:y1="10.565cm" svg:x2="23.961cm" svg:y2="10.565cm">
          <text:p/>
        </draw:line>
        <draw:line draw:style-name="gr1" draw:text-style-name="P1" draw:layer="layout" svg:x1="23.642cm" svg:y1="10.6cm" svg:x2="23.961cm" svg:y2="10.6cm">
          <text:p/>
        </draw:line>
        <draw:line draw:style-name="gr1" draw:text-style-name="P1" draw:layer="layout" svg:x1="23.306cm" svg:y1="10.565cm" svg:x2="23.625cm" svg:y2="10.565cm">
          <text:p/>
        </draw:line>
        <draw:line draw:style-name="gr1" draw:text-style-name="P1" draw:layer="layout" svg:x1="23.306cm" svg:y1="10.6cm" svg:x2="23.625cm" svg:y2="10.6cm">
          <text:p/>
        </draw:line>
        <draw:line draw:style-name="gr1" draw:text-style-name="P1" draw:layer="layout" svg:x1="22.971cm" svg:y1="10.565cm" svg:x2="23.289cm" svg:y2="10.565cm">
          <text:p/>
        </draw:line>
        <draw:line draw:style-name="gr1" draw:text-style-name="P1" draw:layer="layout" svg:x1="22.971cm" svg:y1="10.6cm" svg:x2="23.289cm" svg:y2="10.6cm">
          <text:p/>
        </draw:line>
        <draw:line draw:style-name="gr1" draw:text-style-name="P1" draw:layer="layout" svg:x1="22.628cm" svg:y1="10.565cm" svg:x2="22.953cm" svg:y2="10.565cm">
          <text:p/>
        </draw:line>
        <draw:line draw:style-name="gr1" draw:text-style-name="P1" draw:layer="layout" svg:x1="22.628cm" svg:y1="10.6cm" svg:x2="22.953cm" svg:y2="10.6cm">
          <text:p/>
        </draw:line>
        <draw:polygon draw:style-name="gr1" draw:text-style-name="P1" draw:layer="layout" svg:width="0.018cm" svg:height="0.035cm" svg:x="24.296cm" svg:y="10.565cm" svg:viewBox="0 0 19 36" draw:points="19,0 0,0 0,36 19,36">
          <text:p/>
        </draw:polygon>
        <draw:polygon draw:style-name="gr1" draw:text-style-name="P1" draw:layer="layout" svg:width="0.017cm" svg:height="0.035cm" svg:x="23.961cm" svg:y="10.565cm" svg:viewBox="0 0 18 36" draw:points="18,0 0,0 0,36 18,36">
          <text:p/>
        </draw:polygon>
        <draw:polygon draw:style-name="gr1" draw:text-style-name="P1" draw:layer="layout" svg:width="0.017cm" svg:height="0.035cm" svg:x="23.625cm" svg:y="10.565cm" svg:viewBox="0 0 18 36" draw:points="18,0 0,0 0,36 18,36">
          <text:p/>
        </draw:polygon>
        <draw:polygon draw:style-name="gr1" draw:text-style-name="P1" draw:layer="layout" svg:width="0.017cm" svg:height="0.035cm" svg:x="23.289cm" svg:y="10.565cm" svg:viewBox="0 0 18 36" draw:points="18,0 0,0 0,36 18,36">
          <text:p/>
        </draw:polygon>
        <draw:polygon draw:style-name="gr1" draw:text-style-name="P1" draw:layer="layout" svg:width="0.018cm" svg:height="0.035cm" svg:x="22.953cm" svg:y="10.565cm" svg:viewBox="0 0 19 36" draw:points="19,0 0,0 0,36 19,36">
          <text:p/>
        </draw:polygon>
        <draw:polyline draw:style-name="gr1" draw:text-style-name="P1" draw:layer="layout" svg:width="0cm" svg:height="0.003cm" svg:x="17.866cm" svg:y="8.8cm" svg:viewBox="0 0 0 4" draw:points="0,4 0,3 0,0">
          <text:p/>
        </draw:polyline>
        <draw:line draw:style-name="gr1" draw:text-style-name="P1" draw:layer="layout" svg:x1="18.208cm" svg:y1="8.804cm" svg:x2="18.212cm" svg:y2="8.804cm">
          <text:p/>
        </draw:line>
        <draw:line draw:style-name="gr1" draw:text-style-name="P1" draw:layer="layout" svg:x1="17.866cm" svg:y1="8.804cm" svg:x2="18.173cm" svg:y2="8.804cm">
          <text:p/>
        </draw:line>
        <draw:polyline draw:style-name="gr1" draw:text-style-name="P1" draw:layer="layout" svg:width="0.283cm" svg:height="0.037cm" svg:x="17.866cm" svg:y="8.763cm" svg:viewBox="0 0 284 38" draw:points="284,0 0,0 0,38">
          <text:p/>
        </draw:polyline>
        <draw:polyline draw:style-name="gr1" draw:text-style-name="P1" draw:layer="layout" svg:width="0.068cm" svg:height="0.506cm" svg:x="18.103cm" svg:y="5.96cm" svg:viewBox="0 0 69 507" draw:points="47,507 0,507 0,506 0,502 0,448 0,445 0,444 69,444 69,0">
          <text:p/>
        </draw:polyline>
        <draw:path draw:style-name="gr1" draw:text-style-name="P1" draw:layer="layout" svg:width="0.092cm" svg:height="0.224cm" svg:x="33.454cm" svg:y="7.639cm" svg:viewBox="0 0 93 225" svg:d="M93 225c1-85-33-166-93-225">
          <text:p/>
        </draw:path>
        <draw:polygon draw:style-name="gr1" draw:text-style-name="P1" draw:layer="layout" svg:width="0.233cm" svg:height="0.232cm" svg:x="33.232cm" svg:y="7.639cm" svg:viewBox="0 0 234 233" draw:points="223,0 234,10 11,233 0,223">
          <text:p/>
        </draw:polygon>
        <draw:line draw:style-name="gr1" draw:text-style-name="P1" draw:layer="layout" svg:x1="33.564cm" svg:y1="7.903cm" svg:x2="33.564cm" svg:y2="7.861cm">
          <text:p/>
        </draw:line>
        <draw:polyline draw:style-name="gr1" draw:text-style-name="P1" draw:layer="layout" svg:width="0.018cm" svg:height="0.042cm" svg:x="33.546cm" svg:y="7.861cm" svg:viewBox="0 0 19 43" draw:points="19,0 0,0 0,43 19,43">
          <text:p/>
        </draw:polyline>
        <draw:polyline draw:style-name="gr1" draw:text-style-name="P1" draw:layer="layout" svg:width="0.017cm" svg:height="0.042cm" svg:x="33.215cm" svg:y="7.861cm" svg:viewBox="0 0 18 43" draw:points="18,43 18,0 0,0">
          <text:p/>
        </draw:polyline>
        <draw:line draw:style-name="gr1" draw:text-style-name="P1" draw:layer="layout" svg:x1="33.215cm" svg:y1="7.861cm" svg:x2="33.215cm" svg:y2="7.903cm">
          <text:p/>
        </draw:line>
        <draw:line draw:style-name="gr1" draw:text-style-name="P1" draw:layer="layout" svg:x1="33.215cm" svg:y1="7.903cm" svg:x2="33.232cm" svg:y2="7.903cm">
          <text:p/>
        </draw:line>
        <draw:line draw:style-name="gr1" draw:text-style-name="P1" draw:layer="layout" svg:x1="19.163cm" svg:y1="15.998cm" svg:x2="18.188cm" svg:y2="15.998cm">
          <text:p/>
        </draw:line>
        <draw:line draw:style-name="gr1" draw:text-style-name="P1" draw:layer="layout" svg:x1="20.226cm" svg:y1="15.998cm" svg:x2="19.212cm" svg:y2="15.998cm">
          <text:p/>
        </draw:line>
        <draw:line draw:style-name="gr1" draw:text-style-name="P1" draw:layer="layout" svg:x1="21.383cm" svg:y1="15.998cm" svg:x2="20.386cm" svg:y2="15.998cm">
          <text:p/>
        </draw:line>
        <draw:line draw:style-name="gr1" draw:text-style-name="P1" draw:layer="layout" svg:x1="22.423cm" svg:y1="15.998cm" svg:x2="21.426cm" svg:y2="15.998cm">
          <text:p/>
        </draw:line>
        <draw:line draw:style-name="gr1" draw:text-style-name="P1" draw:layer="layout" svg:x1="24.62cm" svg:y1="15.998cm" svg:x2="23.624cm" svg:y2="15.998cm">
          <text:p/>
        </draw:line>
        <draw:line draw:style-name="gr1" draw:text-style-name="P1" draw:layer="layout" svg:x1="25.773cm" svg:y1="15.998cm" svg:x2="24.781cm" svg:y2="15.998cm">
          <text:p/>
        </draw:line>
        <draw:line draw:style-name="gr1" draw:text-style-name="P1" draw:layer="layout" svg:x1="26.818cm" svg:y1="15.998cm" svg:x2="25.825cm" svg:y2="15.998cm">
          <text:p/>
        </draw:line>
        <draw:line draw:style-name="gr1" draw:text-style-name="P1" draw:layer="layout" svg:x1="30.172cm" svg:y1="15.998cm" svg:x2="29.175cm" svg:y2="15.998cm">
          <text:p/>
        </draw:line>
        <draw:line draw:style-name="gr1" draw:text-style-name="P1" draw:layer="layout" svg:x1="31.213cm" svg:y1="15.998cm" svg:x2="30.216cm" svg:y2="15.998cm">
          <text:p/>
        </draw:line>
        <draw:line draw:style-name="gr1" draw:text-style-name="P1" draw:layer="layout" svg:x1="32.37cm" svg:y1="15.998cm" svg:x2="31.373cm" svg:y2="15.998cm">
          <text:p/>
        </draw:line>
        <draw:line draw:style-name="gr1" draw:text-style-name="P1" draw:layer="layout" svg:x1="33.41cm" svg:y1="15.998cm" svg:x2="32.413cm" svg:y2="15.998cm">
          <text:p/>
        </draw:line>
        <draw:line draw:style-name="gr1" draw:text-style-name="P1" draw:layer="layout" svg:x1="34.604cm" svg:y1="15.998cm" svg:x2="33.57cm" svg:y2="15.998cm">
          <text:p/>
        </draw:line>
        <draw:line draw:style-name="gr1" draw:text-style-name="P1" draw:layer="layout" svg:x1="35.608cm" svg:y1="15.998cm" svg:x2="34.661cm" svg:y2="15.998cm">
          <text:p/>
        </draw:line>
        <draw:line draw:style-name="gr1" draw:text-style-name="P1" draw:layer="layout" svg:x1="29.015cm" svg:y1="15.998cm" svg:x2="28.126cm" svg:y2="15.998cm">
          <text:p/>
        </draw:line>
        <draw:line draw:style-name="gr1" draw:text-style-name="P2" draw:layer="layout" svg:x1="36.787cm" svg:y1="10.324cm" svg:x2="36.649cm" svg:y2="10.304cm">
          <text:p/>
        </draw:line>
        <draw:polyline draw:style-name="gr1" draw:text-style-name="P1" draw:layer="layout" svg:width="1.549cm" svg:height="2.434cm" svg:x="16.37cm" svg:y="6.329cm" svg:viewBox="0 0 1550 2435" draw:points="1550,2435 1550,273 0,0">
          <text:p/>
        </draw:polyline>
        <draw:polyline draw:style-name="gr1" draw:text-style-name="P2" draw:layer="layout" svg:width="0.165cm" svg:height="0.745cm" svg:x="36.32cm" svg:y="16.783cm" svg:viewBox="0 0 166 746" draw:points="0,746 166,746 166,0">
          <text:p/>
        </draw:polyline>
        <draw:path draw:style-name="gr1" draw:text-style-name="P1" draw:layer="layout" svg:width="0.027cm" svg:height="0.016cm" svg:x="27.137cm" svg:y="15.26cm" svg:viewBox="0 0 28 17" svg:d="M0 10c2 5 6 7 11 7s9-2 12-6c3-3 5-7 5-11">
          <text:p/>
        </draw:path>
        <draw:path draw:style-name="gr1" draw:text-style-name="P1" draw:layer="layout" svg:width="0.027cm" svg:height="0.015cm" svg:x="27.137cm" svg:y="15.245cm" svg:viewBox="0 0 28 16" svg:d="M28 16c0-5-2-9-5-12s-7-5-12-4c-5 0-9 2-11 5">
          <text:p/>
        </draw:path>
        <draw:path draw:style-name="gr1" draw:text-style-name="P1" draw:layer="layout" svg:width="0.027cm" svg:height="0.016cm" svg:x="27.818cm" svg:y="15.244cm" svg:viewBox="0 0 28 17" svg:d="M28 6c-3-4-7-5-11-6-4 0-8 2-12 5-3 3-5 7-5 12">
          <text:p/>
        </draw:path>
        <draw:path draw:style-name="gr1" draw:text-style-name="P1" draw:layer="layout" svg:width="0.027cm" svg:height="0.016cm" svg:x="27.818cm" svg:y="15.26cm" svg:viewBox="0 0 28 17" svg:d="M0 0c0 4 2 8 5 11 4 4 8 6 12 6s8-2 11-7">
          <text:p/>
        </draw:path>
        <draw:line draw:style-name="gr1" draw:text-style-name="P1" draw:layer="layout" svg:x1="27.816cm" svg:y1="15.234cm" svg:x2="27.816cm" svg:y2="15.217cm">
          <text:p/>
        </draw:line>
        <draw:line draw:style-name="gr1" draw:text-style-name="P1" draw:layer="layout" svg:x1="27.807cm" svg:y1="15.236cm" svg:x2="27.807cm" svg:y2="15.284cm">
          <text:p/>
        </draw:line>
        <draw:line draw:style-name="gr1" draw:text-style-name="P1" draw:layer="layout" svg:x1="27.818cm" svg:y1="15.284cm" svg:x2="27.818cm" svg:y2="15.303cm">
          <text:p/>
        </draw:line>
        <draw:line draw:style-name="gr1" draw:text-style-name="P1" draw:layer="layout" svg:x1="27.816cm" svg:y1="15.303cm" svg:x2="27.816cm" svg:y2="15.286cm">
          <text:p/>
        </draw:line>
        <draw:polygon draw:style-name="gr1" draw:text-style-name="P1" draw:layer="layout" svg:width="0.724cm" svg:height="0.992cm" svg:x="27.081cm" svg:y="14.764cm" svg:viewBox="0 0 725 993" draw:points="0,947 97,947 97,46 0,46 0,0 725,0 725,993 0,993">
          <text:p/>
        </draw:polygon>
        <draw:line draw:style-name="gr1" draw:text-style-name="P1" draw:layer="layout" svg:x1="27.164cm" svg:y1="15.217cm" svg:x2="27.164cm" svg:y2="15.236cm">
          <text:p/>
        </draw:line>
        <draw:line draw:style-name="gr1" draw:text-style-name="P1" draw:layer="layout" svg:x1="27.164cm" svg:y1="15.284cm" svg:x2="27.164cm" svg:y2="15.303cm">
          <text:p/>
        </draw:line>
        <draw:polyline draw:style-name="gr1" draw:text-style-name="P1" draw:layer="layout" svg:width="0.788cm" svg:height="0.057cm" svg:x="27.038cm" svg:y="14.696cm" svg:viewBox="0 0 789 58" draw:points="789,0 789,58 0,58 0,0">
          <text:p/>
        </draw:polyline>
        <draw:line draw:style-name="gr1" draw:text-style-name="P1" draw:layer="layout" svg:x1="27.785cm" svg:y1="14.736cm" svg:x2="27.54cm" svg:y2="14.736cm">
          <text:p/>
        </draw:line>
        <draw:line draw:style-name="gr1" draw:text-style-name="P1" draw:layer="layout" svg:x1="27.785cm" svg:y1="14.784cm" svg:x2="27.54cm" svg:y2="14.784cm">
          <text:p/>
        </draw:line>
        <draw:line draw:style-name="gr1" draw:text-style-name="P1" draw:layer="layout" svg:x1="27.54cm" svg:y1="14.794cm" svg:x2="27.785cm" svg:y2="14.794cm">
          <text:p/>
        </draw:line>
        <draw:line draw:style-name="gr1" draw:text-style-name="P1" draw:layer="layout" svg:x1="27.546cm" svg:y1="14.797cm" svg:x2="27.301cm" svg:y2="14.797cm">
          <text:p/>
        </draw:line>
        <draw:polyline draw:style-name="gr1" draw:text-style-name="P1" draw:layer="layout" svg:width="0.113cm" svg:height="0.9cm" svg:x="27.195cm" svg:y="14.81cm" svg:viewBox="0 0 114 901" draw:points="96,901 114,901 114,861 0,861 0,40 114,40 114,0 96,0">
          <text:p/>
        </draw:polyline>
        <draw:polyline draw:style-name="gr1" draw:text-style-name="P1" draw:layer="layout" svg:width="0.788cm" svg:height="0.058cm" svg:x="27.038cm" svg:y="15.767cm" svg:viewBox="0 0 789 59" draw:points="789,59 789,0 0,0 0,59">
          <text:p/>
        </draw:polyline>
        <draw:line draw:style-name="gr1" draw:text-style-name="P1" draw:layer="layout" svg:x1="27.54cm" svg:y1="15.726cm" svg:x2="27.785cm" svg:y2="15.726cm">
          <text:p/>
        </draw:line>
        <draw:line draw:style-name="gr1" draw:text-style-name="P1" draw:layer="layout" svg:x1="27.785cm" svg:y1="15.736cm" svg:x2="27.54cm" svg:y2="15.736cm">
          <text:p/>
        </draw:line>
        <draw:line draw:style-name="gr1" draw:text-style-name="P1" draw:layer="layout" svg:x1="27.788cm" svg:y1="14.85cm" svg:x2="27.788cm" svg:y2="15.67cm">
          <text:p/>
        </draw:line>
        <draw:line draw:style-name="gr1" draw:text-style-name="P1" draw:layer="layout" svg:x1="27.779cm" svg:y1="15.67cm" svg:x2="27.779cm" svg:y2="15.723cm">
          <text:p/>
        </draw:line>
        <draw:line draw:style-name="gr1" draw:text-style-name="P1" draw:layer="layout" svg:x1="27.788cm" svg:y1="15.723cm" svg:x2="27.788cm" svg:y2="15.756cm">
          <text:p/>
        </draw:line>
        <draw:line draw:style-name="gr1" draw:text-style-name="P1" draw:layer="layout" svg:x1="27.546cm" svg:y1="15.723cm" svg:x2="27.301cm" svg:y2="15.723cm">
          <text:p/>
        </draw:line>
        <draw:line draw:style-name="gr1" draw:text-style-name="P1" draw:layer="layout" svg:x1="27.301cm" svg:y1="15.712cm" svg:x2="27.547cm" svg:y2="15.712cm">
          <text:p/>
        </draw:line>
        <draw:line draw:style-name="gr1" draw:text-style-name="P1" draw:layer="layout" svg:x1="27.29cm" svg:y1="14.709cm" svg:x2="27.306cm" svg:y2="14.709cm">
          <text:p/>
        </draw:line>
        <draw:polyline draw:style-name="gr1" draw:text-style-name="P1" draw:layer="layout" svg:width="0.015cm" svg:height="0.018cm" svg:x="27.29cm" svg:y="14.614cm" svg:viewBox="0 0 16 19" draw:points="16,0 0,0 0,19">
          <text:p/>
        </draw:polyline>
        <draw:line draw:style-name="gr1" draw:text-style-name="P1" draw:layer="layout" svg:x1="27.788cm" svg:y1="14.753cm" svg:x2="27.788cm" svg:y2="14.723cm">
          <text:p/>
        </draw:line>
        <draw:polyline draw:style-name="gr1" draw:text-style-name="P1" draw:layer="layout" svg:width="0.015cm" svg:height="0.018cm" svg:x="27.781cm" svg:y="14.614cm" svg:viewBox="0 0 16 19" draw:points="0,0 16,0 16,19">
          <text:p/>
        </draw:polyline>
        <draw:path draw:style-name="gr1" draw:text-style-name="P1" draw:layer="layout" svg:width="0.113cm" svg:height="0.046cm" svg:x="15.503cm" svg:y="9.186cm" svg:viewBox="0 0 114 47" svg:d="M114 47c-30-31-71-47-114-47">
          <text:p/>
        </draw:path>
        <draw:polygon draw:style-name="gr1" draw:text-style-name="P1" draw:layer="layout" svg:width="0.122cm" svg:height="0.122cm" svg:x="15.494cm" svg:y="9.221cm" svg:viewBox="0 0 123 123" draw:points="123,11 112,0 0,112 11,123">
          <text:p/>
        </draw:polygon>
        <draw:path draw:style-name="gr1" draw:text-style-name="P1" draw:layer="layout" svg:width="0.225cm" svg:height="0.092cm" svg:x="15.502cm" svg:y="9.094cm" svg:viewBox="0 0 226 93" svg:d="M0 93c85 1 166-32 226-93">
          <text:p/>
        </draw:path>
        <draw:polygon draw:style-name="gr1" draw:text-style-name="P1" draw:layer="layout" svg:width="0.233cm" svg:height="0.233cm" svg:x="15.494cm" svg:y="8.872cm" svg:viewBox="0 0 234 234" draw:points="234,223 223,234 0,11 11,0">
          <text:p/>
        </draw:polygon>
        <draw:polygon draw:style-name="gr1" draw:text-style-name="P1" draw:layer="layout" svg:width="0.043cm" svg:height="0.017cm" svg:x="15.457cm" svg:y="9.343cm" svg:viewBox="0 0 44 18" draw:points="0,18 44,18 44,0 0,0">
          <text:p/>
        </draw:polygon>
        <draw:polygon draw:style-name="gr1" draw:text-style-name="P1" draw:layer="layout" svg:width="0.043cm" svg:height="0.017cm" svg:x="15.457cm" svg:y="8.855cm" svg:viewBox="0 0 44 18" draw:points="0,18 44,18 44,0 0,0">
          <text:p/>
        </draw:polygon>
        <draw:path draw:style-name="gr1" draw:text-style-name="P1" draw:layer="layout" svg:width="0.015cm" svg:height="0.027cm" svg:x="14.623cm" svg:y="12.644cm" svg:viewBox="0 0 16 28" svg:d="M0 28c4 0 8-1 12-5 3-3 5-7 4-11 0-4-2-9-5-12">
          <text:p/>
        </draw:path>
        <draw:path draw:style-name="gr1" draw:text-style-name="P1" draw:layer="layout" svg:width="0.015cm" svg:height="0.027cm" svg:x="14.607cm" svg:y="13.43cm" svg:viewBox="0 0 16 28" svg:d="M16 0c-4 0-9 2-12 6-3 3-4 7-4 11 0 5 2 9 5 11">
          <text:p/>
        </draw:path>
        <draw:path draw:style-name="gr1" draw:text-style-name="P1" draw:layer="layout" svg:width="0.016cm" svg:height="0.027cm" svg:x="14.622cm" svg:y="13.43cm" svg:viewBox="0 0 17 28" svg:d="M12 28c3-2 5-6 5-11 0-4-1-8-4-11-4-4-8-6-13-6">
          <text:p/>
        </draw:path>
        <draw:line draw:style-name="gr1" draw:text-style-name="P1" draw:layer="layout" svg:x1="15.08cm" svg:y1="13.256cm" svg:x2="15.05cm" svg:y2="13.256cm">
          <text:p/>
        </draw:line>
        <draw:line draw:style-name="gr1" draw:text-style-name="P1" draw:layer="layout" svg:x1="14.649cm" svg:y1="13.417cm" svg:x2="14.597cm" svg:y2="13.417cm">
          <text:p/>
        </draw:line>
        <draw:line draw:style-name="gr1" draw:text-style-name="P1" draw:layer="layout" svg:x1="14.597cm" svg:y1="13.428cm" svg:x2="14.579cm" svg:y2="13.428cm">
          <text:p/>
        </draw:line>
        <draw:line draw:style-name="gr1" draw:text-style-name="P1" draw:layer="layout" svg:x1="14.599cm" svg:y1="13.419cm" svg:x2="14.647cm" svg:y2="13.419cm">
          <text:p/>
        </draw:line>
        <draw:line draw:style-name="gr1" draw:text-style-name="P1" draw:layer="layout" svg:x1="14.647cm" svg:y1="13.43cm" svg:x2="14.666cm" svg:y2="13.43cm">
          <text:p/>
        </draw:line>
        <draw:line draw:style-name="gr1" draw:text-style-name="P1" draw:layer="layout" svg:x1="14.666cm" svg:y1="13.428cm" svg:x2="14.649cm" svg:y2="13.428cm">
          <text:p/>
        </draw:line>
        <draw:line draw:style-name="gr1" draw:text-style-name="P1" draw:layer="layout" svg:x1="14.649cm" svg:y1="12.685cm" svg:x2="14.597cm" svg:y2="12.685cm">
          <text:p/>
        </draw:line>
        <draw:line draw:style-name="gr1" draw:text-style-name="P1" draw:layer="layout" svg:x1="14.597cm" svg:y1="12.674cm" svg:x2="14.579cm" svg:y2="12.674cm">
          <text:p/>
        </draw:line>
        <draw:line draw:style-name="gr1" draw:text-style-name="P1" draw:layer="layout" svg:x1="14.647cm" svg:y1="12.672cm" svg:x2="14.666cm" svg:y2="12.672cm">
          <text:p/>
        </draw:line>
        <draw:line draw:style-name="gr1" draw:text-style-name="P1" draw:layer="layout" svg:x1="15.08cm" svg:y1="12.846cm" svg:x2="15.05cm" svg:y2="12.846cm">
          <text:p/>
        </draw:line>
        <draw:polyline draw:style-name="gr1" draw:text-style-name="P1" draw:layer="layout" svg:width="0.621cm" svg:height="0.732cm" svg:x="14.296cm" svg:y="12.685cm" svg:viewBox="0 0 622 733" draw:points="622,733 0,733 0,0 622,0">
          <text:p/>
        </draw:polyline>
        <draw:polyline draw:style-name="gr1" draw:text-style-name="P1" draw:layer="layout" svg:width="0.033cm" svg:height="0.75cm" svg:x="14.917cm" svg:y="12.676cm" svg:viewBox="0 0 34 751" draw:points="0,0 34,0 34,751 0,751">
          <text:p/>
        </draw:polyline>
        <draw:polyline draw:style-name="gr1" draw:text-style-name="P1" draw:layer="layout" svg:width="0.043cm" svg:height="0.819cm" svg:x="14.961cm" svg:y="12.641cm" svg:viewBox="0 0 44 820" draw:points="44,0 0,0 0,820 44,820">
          <text:p/>
        </draw:polyline>
        <draw:line draw:style-name="gr1" draw:text-style-name="P1" draw:layer="layout" svg:x1="14.921cm" svg:y1="13.24cm" svg:x2="14.921cm" svg:y2="12.861cm">
          <text:p/>
        </draw:line>
        <draw:line draw:style-name="gr1" draw:text-style-name="P1" draw:layer="layout" svg:x1="14.932cm" svg:y1="12.861cm" svg:x2="14.932cm" svg:y2="13.24cm">
          <text:p/>
        </draw:line>
        <draw:line draw:style-name="gr1" draw:text-style-name="P1" draw:layer="layout" svg:x1="14.991cm" svg:y1="13.251cm" svg:x2="14.991cm" svg:y2="13.236cm">
          <text:p/>
        </draw:line>
        <draw:line draw:style-name="gr1" draw:text-style-name="P1" draw:layer="layout" svg:x1="15.004cm" svg:y1="13.234cm" svg:x2="15.08cm" svg:y2="13.234cm">
          <text:p/>
        </draw:line>
        <draw:line draw:style-name="gr1" draw:text-style-name="P1" draw:layer="layout" svg:x1="14.962cm" svg:y1="13.05cm" svg:x2="14.987cm" svg:y2="13.05cm">
          <text:p/>
        </draw:line>
        <draw:line draw:style-name="gr1" draw:text-style-name="P1" draw:layer="layout" svg:x1="14.991cm" svg:y1="12.85cm" svg:x2="14.991cm" svg:y2="12.865cm">
          <text:p/>
        </draw:line>
        <draw:polyline draw:style-name="gr1" draw:text-style-name="P1" draw:layer="layout" svg:width="0.076cm" svg:height="0.022cm" svg:x="15.004cm" svg:y="12.846cm" svg:viewBox="0 0 77 23" draw:points="0,23 77,23 77,0">
          <text:p/>
        </draw:polyline>
        <draw:polyline draw:style-name="gr1" draw:text-style-name="P1" draw:layer="layout" svg:width="0.607cm" svg:height="0.165cm" svg:x="14.31cm" svg:y="13.234cm" svg:viewBox="0 0 608 166" draw:points="608,0 568,0 568,166 0,166">
          <text:p/>
        </draw:polyline>
        <draw:polyline draw:style-name="gr1" draw:text-style-name="P1" draw:layer="layout" svg:width="0.607cm" svg:height="0.166cm" svg:x="14.31cm" svg:y="12.702cm" svg:viewBox="0 0 608 167" draw:points="0,0 568,0 568,167 608,167 608,148">
          <text:p/>
        </draw:polyline>
        <draw:line draw:style-name="gr1" draw:text-style-name="P1" draw:layer="layout" svg:x1="14.976cm" svg:y1="13.24cm" svg:x2="14.976cm" svg:y2="12.861cm">
          <text:p/>
        </draw:line>
        <draw:path draw:style-name="gr1" draw:text-style-name="P1" draw:layer="layout" svg:width="0.016cm" svg:height="0.027cm" svg:x="14.607cm" svg:y="11.755cm" svg:viewBox="0 0 17 28" svg:d="M5 0c-3 2-5 7-5 12 0 4 1 8 4 11s8 5 13 5">
          <text:p/>
        </draw:path>
        <draw:line draw:style-name="gr1" draw:text-style-name="P1" draw:layer="layout" svg:x1="15.08cm" svg:y1="11.956cm" svg:x2="15.05cm" svg:y2="11.956cm">
          <text:p/>
        </draw:line>
        <draw:line draw:style-name="gr1" draw:text-style-name="P1" draw:layer="layout" svg:x1="14.649cm" svg:y1="11.795cm" svg:x2="14.597cm" svg:y2="11.795cm">
          <text:p/>
        </draw:line>
        <draw:line draw:style-name="gr1" draw:text-style-name="P1" draw:layer="layout" svg:x1="14.597cm" svg:y1="11.784cm" svg:x2="14.579cm" svg:y2="11.784cm">
          <text:p/>
        </draw:line>
        <draw:line draw:style-name="gr1" draw:text-style-name="P1" draw:layer="layout" svg:x1="14.647cm" svg:y1="11.782cm" svg:x2="14.666cm" svg:y2="11.782cm">
          <text:p/>
        </draw:line>
        <draw:line draw:style-name="gr1" draw:text-style-name="P1" draw:layer="layout" svg:x1="14.666cm" svg:y1="11.784cm" svg:x2="14.649cm" svg:y2="11.784cm">
          <text:p/>
        </draw:line>
        <draw:line draw:style-name="gr1" draw:text-style-name="P1" draw:layer="layout" svg:x1="14.649cm" svg:y1="12.527cm" svg:x2="14.597cm" svg:y2="12.527cm">
          <text:p/>
        </draw:line>
        <draw:line draw:style-name="gr1" draw:text-style-name="P1" draw:layer="layout" svg:x1="14.597cm" svg:y1="12.538cm" svg:x2="14.579cm" svg:y2="12.538cm">
          <text:p/>
        </draw:line>
        <draw:line draw:style-name="gr1" draw:text-style-name="P1" draw:layer="layout" svg:x1="14.599cm" svg:y1="12.529cm" svg:x2="14.647cm" svg:y2="12.529cm">
          <text:p/>
        </draw:line>
        <draw:line draw:style-name="gr1" draw:text-style-name="P1" draw:layer="layout" svg:x1="14.647cm" svg:y1="12.54cm" svg:x2="14.666cm" svg:y2="12.54cm">
          <text:p/>
        </draw:line>
        <draw:line draw:style-name="gr1" draw:text-style-name="P1" draw:layer="layout" svg:x1="15.08cm" svg:y1="12.366cm" svg:x2="15.05cm" svg:y2="12.366cm">
          <text:p/>
        </draw:line>
        <draw:polyline draw:style-name="gr1" draw:text-style-name="P1" draw:layer="layout" svg:width="0.621cm" svg:height="0.732cm" svg:x="14.296cm" svg:y="11.795cm" svg:viewBox="0 0 622 733" draw:points="622,0 0,0 0,733 622,733">
          <text:p/>
        </draw:polyline>
        <draw:polyline draw:style-name="gr1" draw:text-style-name="P1" draw:layer="layout" svg:width="0.033cm" svg:height="0.75cm" svg:x="14.917cm" svg:y="11.786cm" svg:viewBox="0 0 34 751" draw:points="0,751 34,751 34,0 0,0">
          <text:p/>
        </draw:polyline>
        <draw:polyline draw:style-name="gr1" draw:text-style-name="P1" draw:layer="layout" svg:width="0.043cm" svg:height="0.82cm" svg:x="14.961cm" svg:y="11.751cm" svg:viewBox="0 0 44 821" draw:points="44,821 0,821 0,0 44,0">
          <text:p/>
        </draw:polyline>
        <draw:line draw:style-name="gr1" draw:text-style-name="P1" draw:layer="layout" svg:x1="14.921cm" svg:y1="11.972cm" svg:x2="14.921cm" svg:y2="12.351cm">
          <text:p/>
        </draw:line>
        <draw:line draw:style-name="gr1" draw:text-style-name="P1" draw:layer="layout" svg:x1="14.932cm" svg:y1="12.351cm" svg:x2="14.932cm" svg:y2="11.972cm">
          <text:p/>
        </draw:line>
        <draw:line draw:style-name="gr1" draw:text-style-name="P1" draw:layer="layout" svg:x1="14.991cm" svg:y1="11.961cm" svg:x2="14.991cm" svg:y2="11.976cm">
          <text:p/>
        </draw:line>
        <draw:polyline draw:style-name="gr1" draw:text-style-name="P1" draw:layer="layout" svg:width="0.076cm" svg:height="0.022cm" svg:x="15.004cm" svg:y="11.956cm" svg:viewBox="0 0 77 23" draw:points="0,23 77,23 77,0">
          <text:p/>
        </draw:polyline>
        <draw:line draw:style-name="gr1" draw:text-style-name="P1" draw:layer="layout" svg:x1="14.962cm" svg:y1="12.161cm" svg:x2="14.987cm" svg:y2="12.161cm">
          <text:p/>
        </draw:line>
        <draw:polyline draw:style-name="gr1" draw:text-style-name="P1" draw:layer="layout" svg:width="0.076cm" svg:height="0.022cm" svg:x="15.004cm" svg:y="12.344cm" svg:viewBox="0 0 77 23" draw:points="0,0 77,0 77,23">
          <text:p/>
        </draw:polyline>
        <draw:polyline draw:style-name="gr1" draw:text-style-name="P1" draw:layer="layout" svg:width="0.607cm" svg:height="0.166cm" svg:x="14.31cm" svg:y="11.812cm" svg:viewBox="0 0 608 167" draw:points="608,167 568,167 568,0 0,0">
          <text:p/>
        </draw:polyline>
        <draw:polyline draw:style-name="gr1" draw:text-style-name="P1" draw:layer="layout" svg:width="0.607cm" svg:height="0.166cm" svg:x="14.31cm" svg:y="12.344cm" svg:viewBox="0 0 608 167" draw:points="0,167 568,167 568,0 608,0 608,18">
          <text:p/>
        </draw:polyline>
        <draw:line draw:style-name="gr1" draw:text-style-name="P1" draw:layer="layout" svg:x1="14.976cm" svg:y1="11.972cm" svg:x2="14.976cm" svg:y2="12.351cm">
          <text:p/>
        </draw:line>
        <draw:polygon draw:style-name="gr1" draw:text-style-name="P1" draw:layer="layout" svg:width="0.009cm" svg:height="0.501cm" svg:x="9.185cm" svg:y="4.655cm" svg:viewBox="0 0 10 502" draw:points="10,502 10,0 0,0 0,502">
          <text:p/>
        </draw:polygon>
        <draw:polygon draw:style-name="gr1" draw:text-style-name="P1" draw:layer="layout" svg:width="0.009cm" svg:height="0.501cm" svg:x="9.185cm" svg:y="5.702cm" svg:viewBox="0 0 10 502" draw:points="10,502 10,0 0,0 0,502">
          <text:p/>
        </draw:polygon>
        <draw:polygon draw:style-name="gr1" draw:text-style-name="P1" draw:layer="layout" svg:width="0.009cm" svg:height="0.279cm" svg:x="15.466cm" svg:y="9.36cm" svg:viewBox="0 0 10 280" draw:points="0,0 0,280 10,280 10,0">
          <text:p/>
        </draw:polygon>
        <draw:polyline draw:style-name="gr1" draw:text-style-name="P1" draw:layer="layout" svg:width="0.036cm" svg:height="0.314cm" svg:x="15.457cm" svg:y="9.36cm" svg:viewBox="0 0 37 315" draw:points="0,0 0,280 0,315 37,315 37,280 0,280">
          <text:p/>
        </draw:polyline>
        <draw:line draw:style-name="gr1" draw:text-style-name="P1" draw:layer="layout" svg:x1="15.493cm" svg:y1="9.639cm" svg:x2="15.493cm" svg:y2="9.36cm">
          <text:p/>
        </draw:line>
        <draw:polyline draw:style-name="gr1" draw:text-style-name="P1" draw:layer="layout" svg:width="0.035cm" svg:height="0.401cm" svg:x="15.458cm" svg:y="8.454cm" svg:viewBox="0 0 36 402" draw:points="36,402 36,17 36,0 0,0 0,17 36,17">
          <text:p/>
        </draw:polyline>
        <draw:line draw:style-name="gr1" draw:text-style-name="P1" draw:layer="layout" svg:x1="15.457cm" svg:y1="8.471cm" svg:x2="15.457cm" svg:y2="8.855cm">
          <text:p/>
        </draw:line>
        <draw:polygon draw:style-name="gr1" draw:text-style-name="P1" draw:layer="layout" svg:width="0.009cm" svg:height="0.384cm" svg:x="15.466cm" svg:y="8.471cm" svg:viewBox="0 0 10 385" draw:points="10,385 10,0 0,0 0,385">
          <text:p/>
        </draw:polygon>
        <draw:polygon draw:style-name="gr1" draw:text-style-name="P1" draw:layer="layout" svg:width="0.026cm" svg:height="0.017cm" svg:x="16.539cm" svg:y="18.054cm" svg:viewBox="0 0 27 18" draw:points="0,0 0,18 27,18 27,0">
          <text:p/>
        </draw:polygon>
        <draw:polygon draw:style-name="gr1" draw:text-style-name="P1" draw:layer="layout" svg:width="0.009cm" svg:height="0.341cm" svg:x="16.53cm" svg:y="17.721cm" svg:viewBox="0 0 10 342" draw:points="0,0 0,342 10,342 10,0">
          <text:p/>
        </draw:polygon>
        <draw:line draw:style-name="gr1" draw:text-style-name="P1" draw:layer="layout" svg:x1="16.565cm" svg:y1="17.721cm" svg:x2="16.565cm" svg:y2="18.054cm">
          <text:p/>
        </draw:line>
        <draw:polygon draw:style-name="gr1" draw:text-style-name="P1" draw:layer="layout" svg:width="0.035cm" svg:height="0.086cm" svg:x="16.53cm" svg:y="17.634cm" svg:viewBox="0 0 36 87" draw:points="0,0 36,0 36,53 0,53 0,87 36,87 36,53 0,53">
          <text:p/>
        </draw:polygon>
        <draw:line draw:style-name="gr1" draw:text-style-name="P1" draw:layer="layout" svg:x1="30.6cm" svg:y1="9.259cm" svg:x2="30.6cm" svg:y2="9.603cm">
          <text:p/>
        </draw:line>
        <draw:polyline draw:style-name="gr1" draw:text-style-name="P1" draw:layer="layout" svg:width="0.048cm" svg:height="0.319cm" svg:x="30.605cm" svg:y="9.225cm" svg:viewBox="0 0 49 320" draw:points="0,0 43,0 47,0 49,0 49,320">
          <text:p/>
        </draw:polyline>
        <draw:line draw:style-name="gr1" draw:text-style-name="P1" draw:layer="layout" svg:x1="30.605cm" svg:y1="7.856cm" svg:x2="30.605cm" svg:y2="8.022cm">
          <text:p/>
        </draw:line>
        <draw:line draw:style-name="gr1" draw:text-style-name="P1" draw:layer="layout" svg:x1="30.637cm" svg:y1="7.99cm" svg:x2="30.637cm" svg:y2="7.903cm">
          <text:p/>
        </draw:line>
        <draw:line draw:style-name="gr1" draw:text-style-name="P1" draw:layer="layout" svg:x1="30.876cm" svg:y1="8.022cm" svg:x2="30.876cm" svg:y2="7.908cm">
          <text:p/>
        </draw:line>
        <draw:line draw:style-name="gr1" draw:text-style-name="P1" draw:layer="layout" svg:x1="30.844cm" svg:y1="7.903cm" svg:x2="30.844cm" svg:y2="7.99cm">
          <text:p/>
        </draw:line>
        <draw:line draw:style-name="gr1" draw:text-style-name="P1" draw:layer="layout" svg:x1="30.605cm" svg:y1="8.022cm" svg:x2="30.876cm" svg:y2="8.022cm">
          <text:p/>
        </draw:line>
        <draw:line draw:style-name="gr1" draw:text-style-name="P1" draw:layer="layout" svg:x1="30.844cm" svg:y1="7.99cm" svg:x2="30.637cm" svg:y2="7.99cm">
          <text:p/>
        </draw:line>
        <draw:line draw:style-name="gr1" draw:text-style-name="P1" draw:layer="layout" svg:x1="31.645cm" svg:y1="9.327cm" svg:x2="31.542cm" svg:y2="9.327cm">
          <text:p/>
        </draw:line>
        <draw:line draw:style-name="gr1" draw:text-style-name="P1" draw:layer="layout" svg:x1="31.574cm" svg:y1="9.359cm" svg:x2="31.65cm" svg:y2="9.359cm">
          <text:p/>
        </draw:line>
        <draw:line draw:style-name="gr1" draw:text-style-name="P1" draw:layer="layout" svg:x1="31.542cm" svg:y1="9.327cm" svg:x2="31.542cm" svg:y2="9.544cm">
          <text:p/>
        </draw:line>
        <draw:line draw:style-name="gr1" draw:text-style-name="P1" draw:layer="layout" svg:x1="31.574cm" svg:y1="9.55cm" svg:x2="31.574cm" svg:y2="9.359cm">
          <text:p/>
        </draw:line>
        <draw:path draw:style-name="gr1" draw:text-style-name="P1" draw:layer="layout" svg:width="0.225cm" svg:height="0.092cm" svg:x="10.61cm" svg:y="6.807cm" svg:viewBox="0 0 226 93" svg:d="M226 0c-84 0-165 34-226 93">
          <text:p/>
        </draw:path>
        <draw:polygon draw:style-name="gr1" draw:text-style-name="P1" draw:layer="layout" svg:width="0.233cm" svg:height="0.233cm" svg:x="10.61cm" svg:y="6.888cm" svg:viewBox="0 0 234 234" draw:points="0,11 11,0 234,223 223,234">
          <text:p/>
        </draw:polygon>
        <draw:polygon draw:style-name="gr1" draw:text-style-name="P1" draw:layer="layout" svg:width="0.043cm" svg:height="0.017cm" svg:x="10.832cm" svg:y="6.79cm" svg:viewBox="0 0 44 18" draw:points="44,0 0,0 0,18 44,18">
          <text:p/>
        </draw:polygon>
        <draw:polyline draw:style-name="gr1" draw:text-style-name="P1" draw:layer="layout" svg:width="0.043cm" svg:height="0.017cm" svg:x="10.832cm" svg:y="7.121cm" svg:viewBox="0 0 44 18" draw:points="44,0 0,0 0,18">
          <text:p/>
        </draw:polyline>
        <draw:line draw:style-name="gr1" draw:text-style-name="P1" draw:layer="layout" svg:x1="10.827cm" svg:y1="7.138cm" svg:x2="10.88cm" svg:y2="7.138cm">
          <text:p/>
        </draw:line>
        <draw:line draw:style-name="gr1" draw:text-style-name="P1" draw:layer="layout" svg:x1="10.875cm" svg:y1="7.138cm" svg:x2="10.875cm" svg:y2="7.121cm">
          <text:p/>
        </draw:line>
        <draw:line draw:style-name="gr1" draw:text-style-name="P1" draw:layer="layout" svg:x1="11.797cm" svg:y1="13.083cm" svg:x2="11.449cm" svg:y2="13.083cm">
          <text:p/>
        </draw:line>
        <draw:path draw:style-name="gr1" draw:text-style-name="P1" draw:layer="layout" svg:width="0.092cm" svg:height="0.225cm" svg:x="14.169cm" svg:y="5.698cm" svg:viewBox="0 0 93 226" svg:d="M93 0c-61 59-94 141-93 226">
          <text:p/>
        </draw:path>
        <draw:polygon draw:style-name="gr1" draw:text-style-name="P1" draw:layer="layout" svg:width="0.233cm" svg:height="0.233cm" svg:x="14.25cm" svg:y="5.698cm" svg:viewBox="0 0 234 234" draw:points="11,0 0,10 223,234 234,223">
          <text:p/>
        </draw:polygon>
        <draw:polygon draw:style-name="gr1" draw:text-style-name="P1" draw:layer="layout" svg:width="0.018cm" svg:height="0.042cm" svg:x="14.151cm" svg:y="5.92cm" svg:viewBox="0 0 19 43" draw:points="0,43 19,43 19,0 0,0">
          <text:p/>
        </draw:polygon>
        <draw:polygon draw:style-name="gr1" draw:text-style-name="P1" draw:layer="layout" svg:width="0.017cm" svg:height="0.042cm" svg:x="14.483cm" svg:y="5.92cm" svg:viewBox="0 0 18 43" draw:points="0,43 18,43 18,0 0,0">
          <text:p/>
        </draw:polygon>
        <draw:path draw:style-name="gr1" draw:text-style-name="P1" draw:layer="layout" svg:width="0.092cm" svg:height="0.225cm" svg:x="11.675cm" svg:y="5.698cm" svg:viewBox="0 0 93 226" svg:d="M93 226c1-85-32-167-93-226">
          <text:p/>
        </draw:path>
        <draw:polygon draw:style-name="gr1" draw:text-style-name="P1" draw:layer="layout" svg:width="0.232cm" svg:height="0.233cm" svg:x="11.454cm" svg:y="5.698cm" svg:viewBox="0 0 233 234" draw:points="222,0 233,10 10,234 0,223">
          <text:p/>
        </draw:polygon>
        <draw:polygon draw:style-name="gr1" draw:text-style-name="P1" draw:layer="layout" svg:width="0.018cm" svg:height="0.042cm" svg:x="11.767cm" svg:y="5.92cm" svg:viewBox="0 0 19 43" draw:points="19,43 19,0 0,0 0,43">
          <text:p/>
        </draw:polygon>
        <draw:polygon draw:style-name="gr1" draw:text-style-name="P1" draw:layer="layout" svg:width="0.018cm" svg:height="0.042cm" svg:x="11.436cm" svg:y="5.92cm" svg:viewBox="0 0 19 43" draw:points="19,43 19,0 0,0 0,43">
          <text:p/>
        </draw:polygon>
        <draw:line draw:style-name="gr1" draw:text-style-name="P1" draw:layer="layout" svg:x1="32.479cm" svg:y1="8.168cm" svg:x2="33.105cm" svg:y2="8.168cm">
          <text:p/>
        </draw:line>
        <draw:polygon draw:style-name="gr1" draw:text-style-name="P1" draw:layer="layout" svg:width="0.009cm" svg:height="0.332cm" svg:x="11.444cm" svg:y="8.916cm" svg:viewBox="0 0 10 333" draw:points="10,333 10,0 0,0 0,333">
          <text:p/>
        </draw:polygon>
        <draw:polyline draw:style-name="gr1" draw:text-style-name="P1" draw:layer="layout" svg:width="0.035cm" svg:height="0.349cm" svg:x="11.427cm" svg:y="8.899cm" svg:viewBox="0 0 36 350" draw:points="36,350 36,17 36,0 0,0 0,17 36,17">
          <text:p/>
        </draw:polyline>
        <draw:line draw:style-name="gr1" draw:text-style-name="P1" draw:layer="layout" svg:x1="11.427cm" svg:y1="8.916cm" svg:x2="11.427cm" svg:y2="9.248cm">
          <text:p/>
        </draw:line>
        <draw:polygon draw:style-name="gr1" draw:text-style-name="P1" draw:layer="layout" svg:width="0.009cm" svg:height="0.332cm" svg:x="11.444cm" svg:y="6.91cm" svg:viewBox="0 0 10 333" draw:points="0,0 0,333 10,333 10,0">
          <text:p/>
        </draw:polygon>
        <draw:polyline draw:style-name="gr1" draw:text-style-name="P1" draw:layer="layout" svg:width="0.035cm" svg:height="0.349cm" svg:x="11.427cm" svg:y="6.91cm" svg:viewBox="0 0 36 350" draw:points="0,0 0,333 0,350 36,350 36,333 0,333">
          <text:p/>
        </draw:polyline>
        <draw:line draw:style-name="gr1" draw:text-style-name="P1" draw:layer="layout" svg:x1="11.462cm" svg:y1="7.242cm" svg:x2="11.462cm" svg:y2="6.91cm">
          <text:p/>
        </draw:line>
        <draw:polygon draw:style-name="gr1" draw:text-style-name="P1" draw:layer="layout" svg:width="0.306cm" svg:height="0.008cm" svg:x="12.02cm" svg:y="9.644cm" svg:viewBox="0 0 307 9" draw:points="0,9 307,9 307,0 0,0">
          <text:p/>
        </draw:polygon>
        <draw:polygon draw:style-name="gr1" draw:text-style-name="P1" draw:layer="layout" svg:width="0.323cm" svg:height="0.008cm" svg:x="12.343cm" svg:y="9.644cm" svg:viewBox="0 0 324 9" draw:points="0,9 324,9 324,0 0,0">
          <text:p/>
        </draw:polygon>
        <draw:polygon draw:style-name="gr1" draw:text-style-name="P1" draw:layer="layout" svg:width="0.017cm" svg:height="0.034cm" svg:x="12.666cm" svg:y="9.627cm" svg:viewBox="0 0 18 35" draw:points="0,35 18,35 18,0 0,0">
          <text:p/>
        </draw:polygon>
        <draw:line draw:style-name="gr1" draw:text-style-name="P1" draw:layer="layout" svg:x1="12.326cm" svg:y1="9.661cm" svg:x2="12.02cm" svg:y2="9.661cm">
          <text:p/>
        </draw:line>
        <draw:line draw:style-name="gr1" draw:text-style-name="P1" draw:layer="layout" svg:x1="12.326cm" svg:y1="9.627cm" svg:x2="12.02cm" svg:y2="9.627cm">
          <text:p/>
        </draw:line>
        <draw:line draw:style-name="gr1" draw:text-style-name="P1" draw:layer="layout" svg:x1="12.666cm" svg:y1="9.661cm" svg:x2="12.343cm" svg:y2="9.661cm">
          <text:p/>
        </draw:line>
        <draw:line draw:style-name="gr1" draw:text-style-name="P1" draw:layer="layout" svg:x1="12.666cm" svg:y1="9.627cm" svg:x2="12.343cm" svg:y2="9.627cm">
          <text:p/>
        </draw:line>
        <draw:polygon draw:style-name="gr1" draw:text-style-name="P1" draw:layer="layout" svg:width="0.017cm" svg:height="0.034cm" svg:x="12.326cm" svg:y="9.627cm" svg:viewBox="0 0 18 35" draw:points="0,35 18,35 18,0 0,0">
          <text:p/>
        </draw:polygon>
        <draw:polygon draw:style-name="gr1" draw:text-style-name="P1" draw:layer="layout" svg:width="0.313cm" svg:height="0.009cm" svg:x="15.144cm" svg:y="9.648cm" svg:viewBox="0 0 314 10" draw:points="0,10 314,10 314,0 0,0">
          <text:p/>
        </draw:polygon>
        <draw:line draw:style-name="gr1" draw:text-style-name="P1" draw:layer="layout" svg:x1="15.457cm" svg:y1="9.674cm" svg:x2="15.144cm" svg:y2="9.674cm">
          <text:p/>
        </draw:line>
        <draw:line draw:style-name="gr1" draw:text-style-name="P1" draw:layer="layout" svg:x1="15.457cm" svg:y1="9.639cm" svg:x2="15.144cm" svg:y2="9.639cm">
          <text:p/>
        </draw:line>
        <draw:polygon draw:style-name="gr1" draw:text-style-name="P1" draw:layer="layout" svg:width="0.358cm" svg:height="0.009cm" svg:x="30.23cm" svg:y="9.242cm" svg:viewBox="0 0 359 10" draw:points="0,10 359,10 359,0 0,0">
          <text:p/>
        </draw:polygon>
        <draw:polygon draw:style-name="gr1" draw:text-style-name="P1" draw:layer="layout" svg:width="0.017cm" svg:height="0.034cm" svg:x="30.588cm" svg:y="9.225cm" svg:viewBox="0 0 18 35" draw:points="0,35 18,35 18,0 0,0">
          <text:p/>
        </draw:polygon>
        <draw:polygon draw:style-name="gr1" draw:text-style-name="P1" draw:layer="layout" svg:width="0.017cm" svg:height="0.034cm" svg:x="30.213cm" svg:y="9.225cm" svg:viewBox="0 0 18 35" draw:points="0,35 18,35 18,0 0,0">
          <text:p/>
        </draw:polygon>
        <draw:polygon draw:style-name="gr1" draw:text-style-name="P1" draw:layer="layout" svg:width="0.018cm" svg:height="0.034cm" svg:x="29.881cm" svg:y="9.225cm" svg:viewBox="0 0 19 35" draw:points="0,35 19,35 19,0 0,0">
          <text:p/>
        </draw:polygon>
        <draw:polygon draw:style-name="gr1" draw:text-style-name="P1" draw:layer="layout" svg:width="0.017cm" svg:height="0.034cm" svg:x="29.269cm" svg:y="9.225cm" svg:viewBox="0 0 18 35" draw:points="0,35 18,35 18,0 0,0">
          <text:p/>
        </draw:polygon>
        <draw:line draw:style-name="gr1" draw:text-style-name="P1" draw:layer="layout" svg:x1="29.881cm" svg:y1="9.259cm" svg:x2="29.286cm" svg:y2="9.259cm">
          <text:p/>
        </draw:line>
        <draw:line draw:style-name="gr1" draw:text-style-name="P1" draw:layer="layout" svg:x1="29.881cm" svg:y1="9.225cm" svg:x2="29.286cm" svg:y2="9.225cm">
          <text:p/>
        </draw:line>
        <draw:polygon draw:style-name="gr1" draw:text-style-name="P1" draw:layer="layout" svg:width="0.601cm" svg:height="0.009cm" svg:x="29.28cm" svg:y="9.242cm" svg:viewBox="0 0 602 10" draw:points="0,10 602,10 602,0 0,0">
          <text:p/>
        </draw:polygon>
        <draw:path draw:style-name="gr1" draw:text-style-name="P1" draw:layer="layout" svg:width="0.092cm" svg:height="0.222cm" svg:x="29.899cm" svg:y="9.264cm" svg:viewBox="0 0 93 223" svg:d="M0 0c0 84 33 164 93 223">
          <text:p/>
        </draw:path>
        <draw:polygon draw:style-name="gr1" draw:text-style-name="P1" draw:layer="layout" svg:width="0.235cm" svg:height="0.234cm" svg:x="29.978cm" svg:y="9.252cm" svg:viewBox="0 0 236 235" draw:points="236,12 13,235 0,222 223,0">
          <text:p/>
        </draw:polygon>
        <draw:line draw:style-name="gr1" draw:text-style-name="P1" draw:layer="layout" svg:x1="30.588cm" svg:y1="9.259cm" svg:x2="30.23cm" svg:y2="9.259cm">
          <text:p/>
        </draw:line>
        <draw:line draw:style-name="gr1" draw:text-style-name="P1" draw:layer="layout" svg:x1="30.588cm" svg:y1="9.225cm" svg:x2="30.23cm" svg:y2="9.225cm">
          <text:p/>
        </draw:line>
        <draw:polygon draw:style-name="gr1" draw:text-style-name="P1" draw:layer="layout" svg:width="0.009cm" svg:height="0.322cm" svg:x="18.181cm" svg:y="9.284cm" svg:viewBox="0 0 10 323" draw:points="10,323 10,0 0,0 0,323">
          <text:p/>
        </draw:polygon>
        <draw:polygon draw:style-name="gr1" draw:text-style-name="P1" draw:layer="layout" svg:width="0.036cm" svg:height="0.017cm" svg:x="18.173cm" svg:y="8.8cm" svg:viewBox="0 0 37 18" draw:points="37,18 37,0 0,0 0,18">
          <text:p/>
        </draw:polygon>
        <draw:line draw:style-name="gr1" draw:text-style-name="P1" draw:layer="layout" svg:x1="18.208cm" svg:y1="9.284cm" svg:x2="18.208cm" svg:y2="9.606cm">
          <text:p/>
        </draw:line>
        <draw:line draw:style-name="gr1" draw:text-style-name="P1" draw:layer="layout" svg:x1="18.173cm" svg:y1="9.284cm" svg:x2="18.173cm" svg:y2="9.606cm">
          <text:p/>
        </draw:line>
        <draw:polygon draw:style-name="gr1" draw:text-style-name="P1" draw:layer="layout" svg:width="0.036cm" svg:height="0.018cm" svg:x="18.173cm" svg:y="9.266cm" svg:viewBox="0 0 37 19" draw:points="37,19 37,0 0,0 0,19">
          <text:p/>
        </draw:polygon>
        <draw:polygon draw:style-name="gr1" draw:text-style-name="P1" draw:layer="layout" svg:width="0.036cm" svg:height="0.017cm" svg:x="18.173cm" svg:y="8.931cm" svg:viewBox="0 0 37 18" draw:points="37,18 37,0 0,0 0,18">
          <text:p/>
        </draw:polygon>
        <draw:line draw:style-name="gr1" draw:text-style-name="P1" draw:layer="layout" svg:x1="11.406cm" svg:y1="12.388cm" svg:x2="11.789cm" svg:y2="12.388cm">
          <text:p/>
        </draw:line>
        <draw:line draw:style-name="gr1" draw:text-style-name="P1" draw:layer="layout" svg:x1="11.449cm" svg:y1="13.043cm" svg:x2="11.797cm" svg:y2="13.043cm">
          <text:p/>
        </draw:line>
        <draw:line draw:style-name="gr1" draw:text-style-name="P1" draw:layer="layout" svg:x1="11.797cm" svg:y1="13.015cm" svg:x2="11.401cm" svg:y2="13.015cm">
          <text:p/>
        </draw:line>
        <draw:polygon draw:style-name="gr1" draw:text-style-name="P1" draw:layer="layout" svg:width="0.318cm" svg:height="0.009cm" svg:x="16.718cm" svg:y="8.773cm" svg:viewBox="0 0 319 10" draw:points="0,10 319,10 319,0 0,0">
          <text:p/>
        </draw:polygon>
        <draw:polygon draw:style-name="gr1" draw:text-style-name="P1" draw:layer="layout" svg:width="0.318cm" svg:height="0.009cm" svg:x="17.053cm" svg:y="8.773cm" svg:viewBox="0 0 319 10" draw:points="0,10 319,10 319,0 0,0">
          <text:p/>
        </draw:polygon>
        <draw:polygon draw:style-name="gr1" draw:text-style-name="P1" draw:layer="layout" svg:width="0.318cm" svg:height="0.009cm" svg:x="17.389cm" svg:y="8.773cm" svg:viewBox="0 0 319 10" draw:points="0,10 319,10 319,0 0,0">
          <text:p/>
        </draw:polygon>
        <draw:polygon draw:style-name="gr1" draw:text-style-name="P1" draw:layer="layout" svg:width="0.124cm" svg:height="0.009cm" svg:x="17.725cm" svg:y="8.773cm" svg:viewBox="0 0 125 10" draw:points="0,10 125,10 125,0 0,0">
          <text:p/>
        </draw:polygon>
        <draw:line draw:style-name="gr1" draw:text-style-name="P1" draw:layer="layout" svg:x1="17.849cm" svg:y1="8.8cm" svg:x2="17.866cm" svg:y2="8.8cm">
          <text:p/>
        </draw:line>
        <draw:line draw:style-name="gr1" draw:text-style-name="P1" draw:layer="layout" svg:x1="17.866cm" svg:y1="8.8cm" svg:x2="17.866cm" svg:y2="8.765cm">
          <text:p/>
        </draw:line>
        <draw:polyline draw:style-name="gr1" draw:text-style-name="P1" draw:layer="layout" svg:width="0.017cm" svg:height="0.035cm" svg:x="17.849cm" svg:y="8.765cm" svg:viewBox="0 0 18 36" draw:points="18,0 0,0 0,36">
          <text:p/>
        </draw:polyline>
        <draw:line draw:style-name="gr1" draw:text-style-name="P1" draw:layer="layout" svg:x1="17.371cm" svg:y1="8.8cm" svg:x2="17.053cm" svg:y2="8.8cm">
          <text:p/>
        </draw:line>
        <draw:line draw:style-name="gr1" draw:text-style-name="P1" draw:layer="layout" svg:x1="17.371cm" svg:y1="8.765cm" svg:x2="17.053cm" svg:y2="8.765cm">
          <text:p/>
        </draw:line>
        <draw:line draw:style-name="gr1" draw:text-style-name="P1" draw:layer="layout" svg:x1="17.707cm" svg:y1="8.8cm" svg:x2="17.389cm" svg:y2="8.8cm">
          <text:p/>
        </draw:line>
        <draw:line draw:style-name="gr1" draw:text-style-name="P1" draw:layer="layout" svg:x1="17.707cm" svg:y1="8.765cm" svg:x2="17.389cm" svg:y2="8.765cm">
          <text:p/>
        </draw:line>
        <draw:line draw:style-name="gr1" draw:text-style-name="P1" draw:layer="layout" svg:x1="17.849cm" svg:y1="8.8cm" svg:x2="17.725cm" svg:y2="8.8cm">
          <text:p/>
        </draw:line>
        <draw:line draw:style-name="gr1" draw:text-style-name="P1" draw:layer="layout" svg:x1="17.849cm" svg:y1="8.765cm" svg:x2="17.725cm" svg:y2="8.765cm">
          <text:p/>
        </draw:line>
        <draw:polygon draw:style-name="gr1" draw:text-style-name="P1" draw:layer="layout" svg:width="0.018cm" svg:height="0.035cm" svg:x="16.7cm" svg:y="8.765cm" svg:viewBox="0 0 19 36" draw:points="0,36 19,36 19,0 0,0">
          <text:p/>
        </draw:polygon>
        <draw:polygon draw:style-name="gr1" draw:text-style-name="P1" draw:layer="layout" svg:width="0.017cm" svg:height="0.035cm" svg:x="17.036cm" svg:y="8.765cm" svg:viewBox="0 0 18 36" draw:points="0,36 18,36 18,0 0,0">
          <text:p/>
        </draw:polygon>
        <draw:polygon draw:style-name="gr1" draw:text-style-name="P1" draw:layer="layout" svg:width="0.018cm" svg:height="0.035cm" svg:x="17.371cm" svg:y="8.765cm" svg:viewBox="0 0 19 36" draw:points="0,36 19,36 19,0 0,0">
          <text:p/>
        </draw:polygon>
        <draw:polygon draw:style-name="gr1" draw:text-style-name="P1" draw:layer="layout" svg:width="0.018cm" svg:height="0.035cm" svg:x="17.707cm" svg:y="8.765cm" svg:viewBox="0 0 19 36" draw:points="0,36 19,36 19,0 0,0">
          <text:p/>
        </draw:polygon>
        <draw:line draw:style-name="gr1" draw:text-style-name="P1" draw:layer="layout" svg:x1="17.036cm" svg:y1="8.8cm" svg:x2="16.718cm" svg:y2="8.8cm">
          <text:p/>
        </draw:line>
        <draw:line draw:style-name="gr1" draw:text-style-name="P1" draw:layer="layout" svg:x1="17.036cm" svg:y1="8.765cm" svg:x2="16.718cm" svg:y2="8.765cm">
          <text:p/>
        </draw:line>
        <draw:polygon draw:style-name="gr1" draw:text-style-name="P2" draw:layer="layout" svg:width="0.021cm" svg:height="0.088cm" svg:x="37.704cm" svg:y="7.906cm" svg:viewBox="0 0 22 89" draw:points="13,0 0,88 10,89 22,1">
          <text:p/>
        </draw:polygon>
        <draw:polygon draw:style-name="gr1" draw:text-style-name="P1" draw:layer="layout" svg:width="0.017cm" svg:height="0.035cm" svg:x="24.615cm" svg:y="10.565cm" svg:viewBox="0 0 18 36" draw:points="18,0 0,0 0,36 18,36">
          <text:p/>
        </draw:polygon>
        <draw:polygon draw:style-name="gr1" draw:text-style-name="P1" draw:layer="layout" svg:width="0.018cm" svg:height="0.035cm" svg:x="22.41cm" svg:y="10.565cm" svg:viewBox="0 0 19 36" draw:points="19,0 0,0 0,36 19,36">
          <text:p/>
        </draw:polygon>
        <draw:polyline draw:style-name="gr1" draw:text-style-name="P1" draw:layer="layout" svg:width="3.531cm" svg:height="0.049cm" svg:x="20.469cm" svg:y="10.941cm" svg:viewBox="0 0 3532 50" draw:points="108,3 0,3 0,50 3532,50 3532,0 3424,0 3424,9 3523,9 3523,41 9,41 9,11 108,11">
          <text:p/>
        </draw:polyline>
        <draw:line draw:style-name="gr1" draw:text-style-name="P1" draw:layer="layout" svg:x1="23.892cm" svg:y1="10.951cm" svg:x2="23.892cm" svg:y2="10.95cm">
          <text:p/>
        </draw:line>
        <draw:line draw:style-name="gr1" draw:text-style-name="P1" draw:layer="layout" svg:x1="23.892cm" svg:y1="10.941cm" svg:x2="23.892cm" svg:y2="10.94cm">
          <text:p/>
        </draw:line>
        <draw:line draw:style-name="gr1" draw:text-style-name="P1" draw:layer="layout" svg:x1="23.99cm" svg:y1="10.952cm" svg:x2="23.992cm" svg:y2="10.95cm">
          <text:p/>
        </draw:line>
        <draw:line draw:style-name="gr1" draw:text-style-name="P1" draw:layer="layout" svg:x1="24cm" svg:y1="10.942cm" svg:x2="24.002cm" svg:y2="10.94cm">
          <text:p/>
        </draw:line>
        <draw:line draw:style-name="gr1" draw:text-style-name="P1" draw:layer="layout" svg:x1="23.99cm" svg:y1="10.98cm" svg:x2="23.992cm" svg:y2="10.982cm">
          <text:p/>
        </draw:line>
        <draw:line draw:style-name="gr1" draw:text-style-name="P1" draw:layer="layout" svg:x1="24cm" svg:y1="10.99cm" svg:x2="24.002cm" svg:y2="10.992cm">
          <text:p/>
        </draw:line>
        <draw:line draw:style-name="gr1" draw:text-style-name="P1" draw:layer="layout" svg:x1="20.48cm" svg:y1="10.98cm" svg:x2="20.478cm" svg:y2="10.982cm">
          <text:p/>
        </draw:line>
        <draw:line draw:style-name="gr1" draw:text-style-name="P1" draw:layer="layout" svg:x1="20.47cm" svg:y1="10.99cm" svg:x2="20.468cm" svg:y2="10.992cm">
          <text:p/>
        </draw:line>
        <draw:line draw:style-name="gr1" draw:text-style-name="P1" draw:layer="layout" svg:x1="20.48cm" svg:y1="10.956cm" svg:x2="20.478cm" svg:y2="10.952cm">
          <text:p/>
        </draw:line>
        <draw:line draw:style-name="gr1" draw:text-style-name="P1" draw:layer="layout" svg:x1="20.47cm" svg:y1="10.946cm" svg:x2="20.468cm" svg:y2="10.942cm">
          <text:p/>
        </draw:line>
        <draw:line draw:style-name="gr1" draw:text-style-name="P1" draw:layer="layout" svg:x1="24cm" svg:y1="10.942cm" svg:x2="24.002cm" svg:y2="10.94cm">
          <text:p/>
        </draw:line>
        <draw:line draw:style-name="gr1" draw:text-style-name="P1" draw:layer="layout" svg:x1="24cm" svg:y1="10.99cm" svg:x2="24.002cm" svg:y2="10.992cm">
          <text:p/>
        </draw:line>
        <draw:line draw:style-name="gr1" draw:text-style-name="P1" draw:layer="layout" svg:x1="20.47cm" svg:y1="10.99cm" svg:x2="20.468cm" svg:y2="10.992cm">
          <text:p/>
        </draw:line>
        <draw:line draw:style-name="gr1" draw:text-style-name="P1" draw:layer="layout" svg:x1="20.47cm" svg:y1="10.946cm" svg:x2="20.468cm" svg:y2="10.942cm">
          <text:p/>
        </draw:line>
        <draw:line draw:style-name="gr1" draw:text-style-name="P1" draw:layer="layout" svg:x1="24cm" svg:y1="10.942cm" svg:x2="24.002cm" svg:y2="10.94cm">
          <text:p/>
        </draw:line>
        <draw:line draw:style-name="gr1" draw:text-style-name="P1" draw:layer="layout" svg:x1="24cm" svg:y1="10.99cm" svg:x2="24.002cm" svg:y2="10.992cm">
          <text:p/>
        </draw:line>
        <draw:line draw:style-name="gr1" draw:text-style-name="P1" draw:layer="layout" svg:x1="20.47cm" svg:y1="10.99cm" svg:x2="20.468cm" svg:y2="10.992cm">
          <text:p/>
        </draw:line>
        <draw:line draw:style-name="gr1" draw:text-style-name="P1" draw:layer="layout" svg:x1="20.47cm" svg:y1="10.946cm" svg:x2="20.468cm" svg:y2="10.942cm">
          <text:p/>
        </draw:line>
        <draw:line draw:style-name="gr1" draw:text-style-name="P1" draw:layer="layout" svg:x1="24cm" svg:y1="10.942cm" svg:x2="24.002cm" svg:y2="10.94cm">
          <text:p/>
        </draw:line>
        <draw:line draw:style-name="gr1" draw:text-style-name="P1" draw:layer="layout" svg:x1="24cm" svg:y1="10.99cm" svg:x2="24.002cm" svg:y2="10.992cm">
          <text:p/>
        </draw:line>
        <draw:line draw:style-name="gr1" draw:text-style-name="P1" draw:layer="layout" svg:x1="20.47cm" svg:y1="10.99cm" svg:x2="20.468cm" svg:y2="10.992cm">
          <text:p/>
        </draw:line>
        <draw:line draw:style-name="gr1" draw:text-style-name="P1" draw:layer="layout" svg:x1="20.47cm" svg:y1="10.946cm" svg:x2="20.468cm" svg:y2="10.942cm">
          <text:p/>
        </draw:line>
        <draw:line draw:style-name="gr1" draw:text-style-name="P1" draw:layer="layout" svg:x1="24cm" svg:y1="10.942cm" svg:x2="24.002cm" svg:y2="10.94cm">
          <text:p/>
        </draw:line>
        <draw:line draw:style-name="gr1" draw:text-style-name="P1" draw:layer="layout" svg:x1="24cm" svg:y1="10.99cm" svg:x2="24.002cm" svg:y2="10.992cm">
          <text:p/>
        </draw:line>
        <draw:line draw:style-name="gr1" draw:text-style-name="P1" draw:layer="layout" svg:x1="20.47cm" svg:y1="10.99cm" svg:x2="20.468cm" svg:y2="10.992cm">
          <text:p/>
        </draw:line>
        <draw:line draw:style-name="gr1" draw:text-style-name="P1" draw:layer="layout" svg:x1="20.47cm" svg:y1="10.946cm" svg:x2="20.468cm" svg:y2="10.942cm">
          <text:p/>
        </draw:line>
        <draw:line draw:style-name="gr1" draw:text-style-name="P1" draw:layer="layout" svg:x1="24.001cm" svg:y1="10.94cm" svg:x2="23.892cm" svg:y2="10.94cm">
          <text:p/>
        </draw:line>
        <draw:line draw:style-name="gr1" draw:text-style-name="P1" draw:layer="layout" svg:x1="23.892cm" svg:y1="10.951cm" svg:x2="23.99cm" svg:y2="10.951cm">
          <text:p/>
        </draw:line>
        <draw:line draw:style-name="gr1" draw:text-style-name="P1" draw:layer="layout" svg:x1="24.001cm" svg:y1="10.991cm" svg:x2="24.001cm" svg:y2="10.94cm">
          <text:p/>
        </draw:line>
        <draw:line draw:style-name="gr1" draw:text-style-name="P1" draw:layer="layout" svg:x1="23.99cm" svg:y1="10.951cm" svg:x2="23.99cm" svg:y2="10.98cm">
          <text:p/>
        </draw:line>
        <draw:line draw:style-name="gr1" draw:text-style-name="P1" draw:layer="layout" svg:x1="20.468cm" svg:y1="10.991cm" svg:x2="24.001cm" svg:y2="10.991cm">
          <text:p/>
        </draw:line>
        <draw:line draw:style-name="gr1" draw:text-style-name="P1" draw:layer="layout" svg:x1="23.99cm" svg:y1="10.98cm" svg:x2="20.479cm" svg:y2="10.98cm">
          <text:p/>
        </draw:line>
        <draw:line draw:style-name="gr1" draw:text-style-name="P1" draw:layer="layout" svg:x1="20.468cm" svg:y1="10.942cm" svg:x2="20.468cm" svg:y2="10.991cm">
          <text:p/>
        </draw:line>
        <draw:line draw:style-name="gr1" draw:text-style-name="P1" draw:layer="layout" svg:x1="20.479cm" svg:y1="10.98cm" svg:x2="20.479cm" svg:y2="10.954cm">
          <text:p/>
        </draw:line>
        <draw:line draw:style-name="gr1" draw:text-style-name="P1" draw:layer="layout" svg:x1="20.577cm" svg:y1="10.942cm" svg:x2="20.468cm" svg:y2="10.942cm">
          <text:p/>
        </draw:line>
        <draw:line draw:style-name="gr1" draw:text-style-name="P1" draw:layer="layout" svg:x1="20.479cm" svg:y1="10.954cm" svg:x2="20.577cm" svg:y2="10.954cm">
          <text:p/>
        </draw:line>
        <draw:polygon draw:style-name="gr1" draw:text-style-name="P1" draw:layer="layout" svg:width="0.32cm" svg:height="0.009cm" svg:x="21.168cm" svg:y="11.498cm" svg:viewBox="0 0 321 10" draw:points="0,10 321,10 321,0 0,0">
          <text:p/>
        </draw:polygon>
        <draw:polygon draw:style-name="gr1" draw:text-style-name="P1" draw:layer="layout" svg:width="0.319cm" svg:height="0.009cm" svg:x="21.506cm" svg:y="11.498cm" svg:viewBox="0 0 320 10" draw:points="0,10 320,10 320,0 0,0">
          <text:p/>
        </draw:polygon>
        <draw:polygon draw:style-name="gr1" draw:text-style-name="P1" draw:layer="layout" svg:width="0.32cm" svg:height="0.009cm" svg:x="21.842cm" svg:y="11.498cm" svg:viewBox="0 0 321 10" draw:points="0,10 321,10 321,0 0,0">
          <text:p/>
        </draw:polygon>
        <draw:polygon draw:style-name="gr1" draw:text-style-name="P1" draw:layer="layout" svg:width="0.32cm" svg:height="0.009cm" svg:x="22.179cm" svg:y="11.498cm" svg:viewBox="0 0 321 10" draw:points="0,10 321,10 321,0 0,0">
          <text:p/>
        </draw:polygon>
        <draw:polygon draw:style-name="gr1" draw:text-style-name="P1" draw:layer="layout" svg:width="0.319cm" svg:height="0.009cm" svg:x="22.516cm" svg:y="11.498cm" svg:viewBox="0 0 320 10" draw:points="0,10 320,10 320,0 0,0">
          <text:p/>
        </draw:polygon>
        <draw:polygon draw:style-name="gr1" draw:text-style-name="P1" draw:layer="layout" svg:width="0.319cm" svg:height="0.009cm" svg:x="22.853cm" svg:y="11.498cm" svg:viewBox="0 0 320 10" draw:points="0,10 320,10 320,0 0,0">
          <text:p/>
        </draw:polygon>
        <draw:polygon draw:style-name="gr1" draw:text-style-name="P1" draw:layer="layout" svg:width="0.319cm" svg:height="0.009cm" svg:x="23.19cm" svg:y="11.498cm" svg:viewBox="0 0 320 10" draw:points="0,10 320,10 320,0 0,0">
          <text:p/>
        </draw:polygon>
        <draw:polygon draw:style-name="gr1" draw:text-style-name="P1" draw:layer="layout" svg:width="0.319cm" svg:height="0.009cm" svg:x="23.527cm" svg:y="11.498cm" svg:viewBox="0 0 320 10" draw:points="0,10 320,10 320,0 0,0">
          <text:p/>
        </draw:polygon>
        <draw:polygon draw:style-name="gr1" draw:text-style-name="P1" draw:layer="layout" svg:width="0.017cm" svg:height="0.034cm" svg:x="23.846cm" svg:y="11.481cm" svg:viewBox="0 0 18 35" draw:points="0,35 18,35 18,0 0,0">
          <text:p/>
        </draw:polygon>
        <draw:line draw:style-name="gr1" draw:text-style-name="P1" draw:layer="layout" svg:x1="21.488cm" svg:y1="11.515cm" svg:x2="21.168cm" svg:y2="11.515cm">
          <text:p/>
        </draw:line>
        <draw:line draw:style-name="gr1" draw:text-style-name="P1" draw:layer="layout" svg:x1="21.488cm" svg:y1="11.481cm" svg:x2="21.168cm" svg:y2="11.481cm">
          <text:p/>
        </draw:line>
        <draw:line draw:style-name="gr1" draw:text-style-name="P1" draw:layer="layout" svg:x1="21.825cm" svg:y1="11.515cm" svg:x2="21.506cm" svg:y2="11.515cm">
          <text:p/>
        </draw:line>
        <draw:line draw:style-name="gr1" draw:text-style-name="P1" draw:layer="layout" svg:x1="21.825cm" svg:y1="11.481cm" svg:x2="21.506cm" svg:y2="11.481cm">
          <text:p/>
        </draw:line>
        <draw:line draw:style-name="gr1" draw:text-style-name="P1" draw:layer="layout" svg:x1="22.162cm" svg:y1="11.515cm" svg:x2="21.842cm" svg:y2="11.515cm">
          <text:p/>
        </draw:line>
        <draw:line draw:style-name="gr1" draw:text-style-name="P1" draw:layer="layout" svg:x1="22.162cm" svg:y1="11.481cm" svg:x2="21.842cm" svg:y2="11.481cm">
          <text:p/>
        </draw:line>
        <draw:line draw:style-name="gr1" draw:text-style-name="P1" draw:layer="layout" svg:x1="22.499cm" svg:y1="11.515cm" svg:x2="22.179cm" svg:y2="11.515cm">
          <text:p/>
        </draw:line>
        <draw:line draw:style-name="gr1" draw:text-style-name="P1" draw:layer="layout" svg:x1="22.499cm" svg:y1="11.481cm" svg:x2="22.179cm" svg:y2="11.481cm">
          <text:p/>
        </draw:line>
        <draw:line draw:style-name="gr1" draw:text-style-name="P1" draw:layer="layout" svg:x1="22.835cm" svg:y1="11.515cm" svg:x2="22.516cm" svg:y2="11.515cm">
          <text:p/>
        </draw:line>
        <draw:line draw:style-name="gr1" draw:text-style-name="P1" draw:layer="layout" svg:x1="22.835cm" svg:y1="11.481cm" svg:x2="22.516cm" svg:y2="11.481cm">
          <text:p/>
        </draw:line>
        <draw:line draw:style-name="gr1" draw:text-style-name="P1" draw:layer="layout" svg:x1="23.172cm" svg:y1="11.515cm" svg:x2="22.853cm" svg:y2="11.515cm">
          <text:p/>
        </draw:line>
        <draw:line draw:style-name="gr1" draw:text-style-name="P1" draw:layer="layout" svg:x1="23.172cm" svg:y1="11.481cm" svg:x2="22.853cm" svg:y2="11.481cm">
          <text:p/>
        </draw:line>
        <draw:line draw:style-name="gr1" draw:text-style-name="P1" draw:layer="layout" svg:x1="23.509cm" svg:y1="11.515cm" svg:x2="23.19cm" svg:y2="11.515cm">
          <text:p/>
        </draw:line>
        <draw:line draw:style-name="gr1" draw:text-style-name="P1" draw:layer="layout" svg:x1="23.509cm" svg:y1="11.481cm" svg:x2="23.19cm" svg:y2="11.481cm">
          <text:p/>
        </draw:line>
        <draw:line draw:style-name="gr1" draw:text-style-name="P1" draw:layer="layout" svg:x1="23.846cm" svg:y1="11.515cm" svg:x2="23.527cm" svg:y2="11.515cm">
          <text:p/>
        </draw:line>
        <draw:line draw:style-name="gr1" draw:text-style-name="P1" draw:layer="layout" svg:x1="23.846cm" svg:y1="11.481cm" svg:x2="23.527cm" svg:y2="11.481cm">
          <text:p/>
        </draw:line>
        <draw:polygon draw:style-name="gr1" draw:text-style-name="P1" draw:layer="layout" svg:width="0.017cm" svg:height="0.034cm" svg:x="21.151cm" svg:y="11.481cm" svg:viewBox="0 0 18 35" draw:points="0,35 18,35 18,0 0,0">
          <text:p/>
        </draw:polygon>
        <draw:polygon draw:style-name="gr1" draw:text-style-name="P1" draw:layer="layout" svg:width="0.018cm" svg:height="0.034cm" svg:x="21.488cm" svg:y="11.481cm" svg:viewBox="0 0 19 35" draw:points="0,35 19,35 19,0 0,0">
          <text:p/>
        </draw:polygon>
        <draw:polygon draw:style-name="gr1" draw:text-style-name="P1" draw:layer="layout" svg:width="0.017cm" svg:height="0.034cm" svg:x="21.825cm" svg:y="11.481cm" svg:viewBox="0 0 18 35" draw:points="0,35 18,35 18,0 0,0">
          <text:p/>
        </draw:polygon>
        <draw:polygon draw:style-name="gr1" draw:text-style-name="P1" draw:layer="layout" svg:width="0.017cm" svg:height="0.034cm" svg:x="22.162cm" svg:y="11.481cm" svg:viewBox="0 0 18 35" draw:points="0,35 18,35 18,0 0,0">
          <text:p/>
        </draw:polygon>
        <draw:polygon draw:style-name="gr1" draw:text-style-name="P1" draw:layer="layout" svg:width="0.017cm" svg:height="0.034cm" svg:x="22.499cm" svg:y="11.481cm" svg:viewBox="0 0 18 35" draw:points="0,35 18,35 18,0 0,0">
          <text:p/>
        </draw:polygon>
        <draw:polygon draw:style-name="gr1" draw:text-style-name="P1" draw:layer="layout" svg:width="0.018cm" svg:height="0.034cm" svg:x="22.835cm" svg:y="11.481cm" svg:viewBox="0 0 19 35" draw:points="0,35 19,35 19,0 0,0">
          <text:p/>
        </draw:polygon>
        <draw:polygon draw:style-name="gr1" draw:text-style-name="P1" draw:layer="layout" svg:width="0.018cm" svg:height="0.034cm" svg:x="23.172cm" svg:y="11.481cm" svg:viewBox="0 0 19 35" draw:points="0,35 19,35 19,0 0,0">
          <text:p/>
        </draw:polygon>
        <draw:polygon draw:style-name="gr1" draw:text-style-name="P1" draw:layer="layout" svg:width="0.018cm" svg:height="0.034cm" svg:x="23.509cm" svg:y="11.481cm" svg:viewBox="0 0 19 35" draw:points="0,35 19,35 19,0 0,0">
          <text:p/>
        </draw:polygon>
        <draw:polyline draw:style-name="gr1" draw:text-style-name="P1" draw:layer="layout" svg:width="0.226cm" svg:height="0.143cm" svg:x="9.214cm" svg:y="10.312cm" svg:viewBox="0 0 227 144" draw:points="0,0 0,32 227,32 227,144">
          <text:p/>
        </draw:polyline>
        <draw:line draw:style-name="gr1" draw:text-style-name="P1" draw:layer="layout" svg:x1="9.467cm" svg:y1="10.487cm" svg:x2="9.467cm" svg:y2="10.426cm">
          <text:p/>
        </draw:line>
        <draw:line draw:style-name="gr1" draw:text-style-name="P1" draw:layer="layout" svg:x1="9.467cm" svg:y1="10.374cm" svg:x2="9.467cm" svg:y2="10.317cm">
          <text:p/>
        </draw:line>
        <draw:polyline draw:style-name="gr1" draw:text-style-name="P1" draw:layer="layout" svg:width="0.226cm" svg:height="0.032cm" svg:x="9.214cm" svg:y="10.455cm" svg:viewBox="0 0 227 33" draw:points="227,0 0,0 0,33">
          <text:p/>
        </draw:polyline>
        <draw:line draw:style-name="gr1" draw:text-style-name="P1" draw:layer="layout" svg:x1="17.755cm" svg:y1="19.765cm" svg:x2="17.755cm" svg:y2="19.87cm">
          <text:p/>
        </draw:line>
        <draw:line draw:style-name="gr1" draw:text-style-name="P1" draw:layer="layout" svg:x1="16.565cm" svg:y1="19.791cm" svg:x2="16.565cm" svg:y2="19.843cm">
          <text:p/>
        </draw:line>
        <draw:polyline draw:style-name="gr1" draw:text-style-name="P1" draw:layer="layout" svg:width="0.018cm" svg:height="0.034cm" svg:x="20.767cm" svg:y="11.481cm" svg:viewBox="0 0 19 35" draw:points="0,35 19,35 19,0 0,0">
          <text:p/>
        </draw:polyline>
        <draw:line draw:style-name="gr1" draw:text-style-name="P1" draw:layer="layout" svg:x1="20.767cm" svg:y1="11.481cm" svg:x2="20.767cm" svg:y2="11.515cm">
          <text:p/>
        </draw:line>
        <draw:polyline draw:style-name="gr1" draw:text-style-name="P1" draw:layer="layout" svg:width="0.175cm" svg:height="0.079cm" svg:x="17.842cm" svg:y="26.344cm" svg:viewBox="0 0 176 80" draw:points="0,80 176,80 176,0 0,0 0,63">
          <text:p/>
        </draw:polyline>
        <draw:polyline draw:style-name="gr1" draw:text-style-name="P1" draw:layer="layout" svg:width="0.022cm" svg:height="0.062cm" svg:x="10.772cm" svg:y="4.537cm" svg:viewBox="0 0 23 63" draw:points="23,63 23,9 13,9 13,0 9,0 9,9 0,9 0,46 23,46">
          <text:p/>
        </draw:polyline>
        <draw:line draw:style-name="gr1" draw:text-style-name="P1" draw:layer="layout" svg:x1="10.772cm" svg:y1="4.583cm" svg:x2="10.772cm" svg:y2="4.599cm">
          <text:p/>
        </draw:line>
        <draw:line draw:style-name="gr1" draw:text-style-name="P1" draw:layer="layout" svg:x1="10.772cm" svg:y1="4.546cm" svg:x2="10.772cm" svg:y2="4.563cm">
          <text:p/>
        </draw:line>
        <draw:polygon draw:style-name="gr1" draw:text-style-name="P1" draw:layer="layout" svg:width="0.022cm" svg:height="0.047cm" svg:x="10.196cm" svg:y="4.368cm" svg:viewBox="0 0 23 48" draw:points="23,9 13,9 13,0 9,0 9,9 0,9 0,48 23,48">
          <text:p/>
        </draw:polygon>
        <draw:line draw:style-name="gr1" draw:text-style-name="P1" draw:layer="layout" svg:x1="10.218cm" svg:y1="4.415cm" svg:x2="10.218cm" svg:y2="4.43cm">
          <text:p/>
        </draw:line>
        <draw:line draw:style-name="gr1" draw:text-style-name="P1" draw:layer="layout" svg:x1="10.196cm" svg:y1="4.415cm" svg:x2="10.196cm" svg:y2="4.43cm">
          <text:p/>
        </draw:line>
        <draw:line draw:style-name="gr1" draw:text-style-name="P1" draw:layer="layout" svg:x1="10.196cm" svg:y1="4.377cm" svg:x2="10.196cm" svg:y2="4.394cm">
          <text:p/>
        </draw:line>
        <draw:polygon draw:style-name="gr1" draw:text-style-name="P2" draw:layer="layout" svg:width="0.022cm" svg:height="0.047cm" svg:x="9.62cm" svg:y="4.199cm" svg:viewBox="0 0 23 48" draw:points="23,9 14,9 14,0 10,0 10,9 0,9 1,48 23,47">
          <text:p/>
        </draw:polygon>
        <draw:line draw:style-name="gr1" draw:text-style-name="P1" draw:layer="layout" svg:x1="9.642cm" svg:y1="4.245cm" svg:x2="9.642cm" svg:y2="4.261cm">
          <text:p/>
        </draw:line>
        <draw:line draw:style-name="gr1" draw:text-style-name="P1" draw:layer="layout" svg:x1="9.621cm" svg:y1="4.246cm" svg:x2="9.621cm" svg:y2="4.261cm">
          <text:p/>
        </draw:line>
        <draw:line draw:style-name="gr1" draw:text-style-name="P2" draw:layer="layout" svg:x1="9.62cm" svg:y1="4.208cm" svg:x2="9.62cm" svg:y2="4.225cm">
          <text:p/>
        </draw:line>
        <draw:line draw:style-name="gr1" draw:text-style-name="P1" draw:layer="layout" svg:x1="17.819cm" svg:y1="26.063cm" svg:x2="17.819cm" svg:y2="23.032cm">
          <text:p/>
        </draw:line>
        <draw:line draw:style-name="gr1" draw:text-style-name="P1" draw:layer="layout" svg:x1="17.782cm" svg:y1="26.17cm" svg:x2="17.782cm" svg:y2="26.443cm">
          <text:p/>
        </draw:line>
        <draw:polyline draw:style-name="gr1" draw:text-style-name="P1" draw:layer="layout" svg:width="0.06cm" svg:height="0.315cm" svg:x="17.782cm" svg:y="26.128cm" svg:viewBox="0 0 61 316" draw:points="0,316 61,316 61,279 38,279 38,0">
          <text:p/>
        </draw:polyline>
        <draw:line draw:style-name="gr1" draw:text-style-name="P2" draw:layer="layout" svg:x1="35.394cm" svg:y1="12.751cm" svg:x2="36.324cm" svg:y2="12.751cm">
          <text:p/>
        </draw:line>
        <draw:line draw:style-name="gr1" draw:text-style-name="P2" draw:layer="layout" svg:x1="36.647cm" svg:y1="12.702cm" svg:x2="35.443cm" svg:y2="12.702cm">
          <text:p/>
        </draw:line>
        <draw:polyline draw:style-name="gr1" draw:text-style-name="P1" draw:layer="layout" svg:width="0.061cm" svg:height="0.053cm" svg:x="35.331cm" svg:y="12.698cm" svg:viewBox="0 0 62 54" draw:points="5,0 62,0 62,1 62,5 62,54 0,54 0,30">
          <text:p/>
        </draw:polyline>
        <draw:path draw:style-name="gr1" draw:text-style-name="P1" draw:layer="layout" svg:width="0.092cm" svg:height="0.225cm" svg:x="21.016cm" svg:y="9.595cm" svg:viewBox="0 0 93 226" svg:d="M0 0c-1 85 33 166 93 226">
          <text:p/>
        </draw:path>
        <draw:polygon draw:style-name="gr1" draw:text-style-name="P1" draw:layer="layout" svg:width="0.233cm" svg:height="0.232cm" svg:x="21.097cm" svg:y="9.587cm" svg:viewBox="0 0 234 233" draw:points="11,233 0,223 223,0 234,11">
          <text:p/>
        </draw:polygon>
        <draw:path draw:style-name="gr1" draw:text-style-name="P1" draw:layer="layout" svg:width="0.092cm" svg:height="0.225cm" svg:x="20.924cm" svg:y="9.595cm" svg:viewBox="0 0 93 226" svg:d="M0 226c61-60 94-141 93-226">
          <text:p/>
        </draw:path>
        <draw:polygon draw:style-name="gr1" draw:text-style-name="P1" draw:layer="layout" svg:width="0.233cm" svg:height="0.232cm" svg:x="20.702cm" svg:y="9.587cm" svg:viewBox="0 0 234 233" draw:points="223,233 234,223 11,0 0,11">
          <text:p/>
        </draw:polygon>
        <draw:line draw:style-name="gr1" draw:text-style-name="P1" draw:layer="layout" svg:x1="20.685cm" svg:y1="9.55cm" svg:x2="20.685cm" svg:y2="9.598cm">
          <text:p/>
        </draw:line>
        <draw:polyline draw:style-name="gr1" draw:text-style-name="P1" draw:layer="layout" svg:width="0.017cm" svg:height="0.048cm" svg:x="20.685cm" svg:y="9.55cm" svg:viewBox="0 0 18 49" draw:points="0,49 18,49 18,0 0,0">
          <text:p/>
        </draw:polyline>
        <draw:polyline draw:style-name="gr1" draw:text-style-name="P1" draw:layer="layout" svg:width="0.018cm" svg:height="0.048cm" svg:x="21.33cm" svg:y="9.55cm" svg:viewBox="0 0 19 49" draw:points="0,0 0,49 19,49">
          <text:p/>
        </draw:polyline>
        <draw:line draw:style-name="gr1" draw:text-style-name="P1" draw:layer="layout" svg:x1="21.348cm" svg:y1="9.598cm" svg:x2="21.348cm" svg:y2="9.55cm">
          <text:p/>
        </draw:line>
        <draw:line draw:style-name="gr1" draw:text-style-name="P1" draw:layer="layout" svg:x1="21.348cm" svg:y1="9.55cm" svg:x2="21.33cm" svg:y2="9.55cm">
          <text:p/>
        </draw:line>
        <draw:line draw:style-name="gr1" draw:text-style-name="P2" draw:layer="layout" svg:x1="10.618cm" svg:y1="27.541cm" svg:x2="17.888cm" svg:y2="26.656cm">
          <text:p/>
        </draw:line>
        <draw:line draw:style-name="gr1" draw:text-style-name="P1" draw:layer="layout" svg:x1="16.349cm" svg:y1="10.524cm" svg:x2="17.586cm" svg:y2="13.442cm">
          <text:p/>
        </draw:line>
        <draw:line draw:style-name="gr1" draw:text-style-name="P1" draw:layer="layout" svg:x1="16.349cm" svg:y1="13.442cm" svg:x2="17.586cm" svg:y2="10.524cm">
          <text:p/>
        </draw:line>
        <draw:line draw:style-name="gr1" draw:text-style-name="P2" draw:layer="layout" svg:x1="10.673cm" svg:y1="26.757cm" svg:x2="17.837cm" svg:y2="29.275cm">
          <text:p/>
        </draw:line>
        <draw:polygon draw:style-name="gr1" draw:text-style-name="P1" draw:layer="layout" svg:width="0.018cm" svg:height="0.035cm" svg:x="12.002cm" svg:y="6.492cm" svg:viewBox="0 0 19 36" draw:points="19,36 0,36 0,0 19,0">
          <text:p/>
        </draw:polygon>
        <draw:line draw:style-name="gr1" draw:text-style-name="P1" draw:layer="layout" svg:x1="12.684cm" svg:y1="6.529cm" svg:x2="12.683cm" svg:y2="6.529cm">
          <text:p/>
        </draw:line>
        <draw:line draw:style-name="gr1" draw:text-style-name="P1" draw:layer="layout" svg:x1="12.683cm" svg:y1="6.486cm" svg:x2="12.684cm" svg:y2="6.486cm">
          <text:p/>
        </draw:line>
        <draw:line draw:style-name="gr1" draw:text-style-name="P1" draw:layer="layout" svg:x1="15.313cm" svg:y1="4.91cm" svg:x2="15.313cm" svg:y2="4.883cm">
          <text:p/>
        </draw:line>
        <draw:polyline draw:style-name="gr1" draw:text-style-name="P1" draw:layer="layout" svg:width="0.056cm" svg:height="0.109cm" svg:x="13.319cm" svg:y="13.069cm" svg:viewBox="0 0 57 110" draw:points="57,85 34,69 34,25 16,0 8,9 0,32 0,62 8,86 16,94 34,69 16,94 40,110">
          <text:p/>
        </draw:polyline>
        <draw:path draw:style-name="gr1" draw:text-style-name="P1" draw:layer="layout" svg:width="0.022cm" svg:height="0.012cm" svg:x="13.358cm" svg:y="13.178cm" svg:viewBox="0 0 23 13" svg:d="M0 0c8 5 15 9 23 13">
          <text:p/>
        </draw:path>
        <draw:path draw:style-name="gr1" draw:text-style-name="P1" draw:layer="layout" svg:width="0.015cm" svg:height="0.009cm" svg:x="13.375cm" svg:y="13.153cm" svg:viewBox="0 0 16 10" svg:d="M0 0c5 4 10 7 16 10">
          <text:p/>
        </draw:path>
        <draw:line draw:style-name="gr1" draw:text-style-name="P1" draw:layer="layout" svg:x1="13.38cm" svg:y1="13.189cm" svg:x2="13.412cm" svg:y2="13.202cm">
          <text:p/>
        </draw:line>
        <draw:line draw:style-name="gr1" draw:text-style-name="P1" draw:layer="layout" svg:x1="13.39cm" svg:y1="13.161cm" svg:x2="13.423cm" svg:y2="13.173cm">
          <text:p/>
        </draw:line>
        <draw:path draw:style-name="gr1" draw:text-style-name="P1" draw:layer="layout" svg:width="0.012cm" svg:height="0.002cm" svg:x="13.411cm" svg:y="13.201cm" svg:viewBox="0 0 13 3" svg:d="M0 0c5 1 9 3 13 3">
          <text:p/>
        </draw:path>
        <draw:line draw:style-name="gr1" draw:text-style-name="P1" draw:layer="layout" svg:x1="13.422cm" svg:y1="13.172cm" svg:x2="13.423cm" svg:y2="13.172cm">
          <text:p/>
        </draw:line>
        <draw:line draw:style-name="gr1" draw:text-style-name="P1" draw:layer="layout" svg:x1="13.423cm" svg:y1="13.203cm" svg:x2="13.434cm" svg:y2="13.203cm">
          <text:p/>
        </draw:line>
        <draw:line draw:style-name="gr1" draw:text-style-name="P1" draw:layer="layout" svg:x1="13.423cm" svg:y1="13.173cm" svg:x2="13.434cm" svg:y2="13.173cm">
          <text:p/>
        </draw:line>
        <draw:path draw:style-name="gr1" draw:text-style-name="P1" draw:layer="layout" svg:width="0.087cm" svg:height="0.088cm" svg:x="13.434cm" svg:y="13.116cm" svg:viewBox="0 0 88 89" svg:d="M0 89c23 0 47-10 63-27 16-16 25-38 25-62">
          <text:p/>
        </draw:path>
        <draw:path draw:style-name="gr1" draw:text-style-name="P1" draw:layer="layout" svg:width="0.057cm" svg:height="0.056cm" svg:x="13.434cm" svg:y="13.116cm" svg:viewBox="0 0 58 57" svg:d="M0 57c15 0 30-5 41-16s17-26 17-41">
          <text:p/>
        </draw:path>
        <draw:path draw:style-name="gr1" draw:text-style-name="P1" draw:layer="layout" svg:width="0.087cm" svg:height="0.087cm" svg:x="13.434cm" svg:y="13.029cm" svg:viewBox="0 0 88 88" svg:d="M88 88c0-23-9-45-25-62-16-16-39-26-63-26">
          <text:p/>
        </draw:path>
        <draw:path draw:style-name="gr1" draw:text-style-name="P1" draw:layer="layout" svg:width="0.057cm" svg:height="0.057cm" svg:x="13.434cm" svg:y="13.059cm" svg:viewBox="0 0 58 58" svg:d="M58 58c0-15-6-29-17-41-11-11-26-17-41-17">
          <text:p/>
        </draw:path>
        <draw:line draw:style-name="gr1" draw:text-style-name="P1" draw:layer="layout" svg:x1="13.434cm" svg:y1="13.029cm" svg:x2="13.423cm" svg:y2="13.029cm">
          <text:p/>
        </draw:line>
        <draw:line draw:style-name="gr1" draw:text-style-name="P1" draw:layer="layout" svg:x1="13.434cm" svg:y1="13.059cm" svg:x2="13.423cm" svg:y2="13.059cm">
          <text:p/>
        </draw:line>
        <draw:path draw:style-name="gr1" draw:text-style-name="P1" draw:layer="layout" svg:width="0.012cm" svg:height="0.002cm" svg:x="13.411cm" svg:y="13.029cm" svg:viewBox="0 0 13 3" svg:d="M13 0c-4 0-8 1-13 3">
          <text:p/>
        </draw:path>
        <draw:line draw:style-name="gr1" draw:text-style-name="P1" draw:layer="layout" svg:x1="13.423cm" svg:y1="13.06cm" svg:x2="13.422cm" svg:y2="13.06cm">
          <text:p/>
        </draw:line>
        <draw:line draw:style-name="gr1" draw:text-style-name="P1" draw:layer="layout" svg:x1="13.412cm" svg:y1="13.031cm" svg:x2="13.38cm" svg:y2="13.043cm">
          <text:p/>
        </draw:line>
        <draw:line draw:style-name="gr1" draw:text-style-name="P1" draw:layer="layout" svg:x1="13.423cm" svg:y1="13.06cm" svg:x2="13.39cm" svg:y2="13.072cm">
          <text:p/>
        </draw:line>
        <draw:path draw:style-name="gr1" draw:text-style-name="P1" draw:layer="layout" svg:width="0.022cm" svg:height="0.011cm" svg:x="13.358cm" svg:y="13.043cm" svg:viewBox="0 0 23 12" svg:d="M23 0c-8 3-15 7-23 12">
          <text:p/>
        </draw:path>
        <draw:path draw:style-name="gr1" draw:text-style-name="P1" draw:layer="layout" svg:width="0.015cm" svg:height="0.008cm" svg:x="13.375cm" svg:y="13.071cm" svg:viewBox="0 0 16 9" svg:d="M16 0c-6 2-11 5-16 9">
          <text:p/>
        </draw:path>
        <draw:polyline draw:style-name="gr1" draw:text-style-name="P1" draw:layer="layout" svg:width="0.04cm" svg:height="0.04cm" svg:x="13.335cm" svg:y="13.054cm" svg:viewBox="0 0 41 41" draw:points="41,25 18,41 0,15 24,0">
          <text:p/>
        </draw:polyline>
        <draw:path draw:style-name="gr1" draw:text-style-name="P1" draw:layer="layout" svg:width="0.005cm" svg:height="0.03cm" svg:x="13.516cm" svg:y="13.116cm" svg:viewBox="0 0 6 31" svg:d="M0 31c5-11 6-21 6-31">
          <text:p/>
        </draw:path>
        <draw:line draw:style-name="gr1" draw:text-style-name="P1" draw:layer="layout" svg:x1="13.315cm" svg:y1="13.116cm" svg:x2="13.323cm" svg:y2="13.144cm">
          <text:p/>
        </draw:line>
        <draw:path draw:style-name="gr1" draw:text-style-name="P1" draw:layer="layout" svg:width="0.013cm" svg:height="0.019cm" svg:x="13.322cm" svg:y="13.143cm" svg:viewBox="0 0 14 20" svg:d="M0 0c2 8 7 16 14 20">
          <text:p/>
        </draw:path>
        <draw:path draw:style-name="gr1" draw:text-style-name="P1" draw:layer="layout" svg:width="0.022cm" svg:height="0.012cm" svg:x="13.358cm" svg:y="13.178cm" svg:viewBox="0 0 23 13" svg:d="M0 0c8 5 15 9 23 13">
          <text:p/>
        </draw:path>
        <draw:path draw:style-name="gr1" draw:text-style-name="P1" draw:layer="layout" svg:width="0.012cm" svg:height="0.002cm" svg:x="13.411cm" svg:y="13.201cm" svg:viewBox="0 0 13 3" svg:d="M0 0c5 1 9 3 13 3">
          <text:p/>
        </draw:path>
        <draw:path draw:style-name="gr1" draw:text-style-name="P1" draw:layer="layout" svg:width="0.03cm" svg:height="0.005cm" svg:x="13.434cm" svg:y="13.198cm" svg:viewBox="0 0 31 6" svg:d="M0 6c12 0 22-3 31-6">
          <text:p/>
        </draw:path>
        <draw:path draw:style-name="gr1" draw:text-style-name="P1" draw:layer="layout" svg:width="0.032cm" svg:height="0.021cm" svg:x="13.464cm" svg:y="13.177cm" svg:viewBox="0 0 33 22" svg:d="M0 22c13-5 24-13 33-22">
          <text:p/>
        </draw:path>
        <draw:path draw:style-name="gr1" draw:text-style-name="P1" draw:layer="layout" svg:width="0.02cm" svg:height="0.031cm" svg:x="13.496cm" svg:y="13.146cm" svg:viewBox="0 0 21 32" svg:d="M0 32c9-10 17-20 21-32">
          <text:p/>
        </draw:path>
        <draw:path draw:style-name="gr1" draw:text-style-name="P1" draw:layer="layout" svg:width="0.02cm" svg:height="0.032cm" svg:x="13.496cm" svg:y="13.054cm" svg:viewBox="0 0 21 33" svg:d="M21 33c-4-13-12-24-21-33">
          <text:p/>
        </draw:path>
        <draw:path draw:style-name="gr1" draw:text-style-name="P1" draw:layer="layout" svg:width="0.032cm" svg:height="0.02cm" svg:x="13.464cm" svg:y="13.034cm" svg:viewBox="0 0 33 21" svg:d="M33 21c-9-9-20-16-33-21">
          <text:p/>
        </draw:path>
        <draw:path draw:style-name="gr1" draw:text-style-name="P1" draw:layer="layout" svg:width="0.03cm" svg:height="0.005cm" svg:x="13.434cm" svg:y="13.029cm" svg:viewBox="0 0 31 6" svg:d="M31 6c-9-4-19-6-31-6">
          <text:p/>
        </draw:path>
        <draw:path draw:style-name="gr1" draw:text-style-name="P1" draw:layer="layout" svg:width="0.012cm" svg:height="0.002cm" svg:x="13.411cm" svg:y="13.029cm" svg:viewBox="0 0 13 3" svg:d="M13 0c-4 0-8 1-13 3">
          <text:p/>
        </draw:path>
        <draw:path draw:style-name="gr1" draw:text-style-name="P1" draw:layer="layout" svg:width="0.022cm" svg:height="0.011cm" svg:x="13.358cm" svg:y="13.043cm" svg:viewBox="0 0 23 12" svg:d="M23 0c-8 3-15 7-23 12">
          <text:p/>
        </draw:path>
        <draw:path draw:style-name="gr1" draw:text-style-name="P1" draw:layer="layout" svg:width="0.013cm" svg:height="0.019cm" svg:x="13.322cm" svg:y="13.07cm" svg:viewBox="0 0 14 20" svg:d="M14 0c-7 4-12 12-14 20">
          <text:p/>
        </draw:path>
        <draw:line draw:style-name="gr1" draw:text-style-name="P1" draw:layer="layout" svg:x1="13.323cm" svg:y1="13.089cm" svg:x2="13.315cm" svg:y2="13.117cm">
          <text:p/>
        </draw:line>
        <draw:path draw:style-name="gr1" draw:text-style-name="P1" draw:layer="layout" svg:width="0.005cm" svg:height="0.03cm" svg:x="13.516cm" svg:y="13.086cm" svg:viewBox="0 0 6 31" svg:d="M6 31c0-11-1-21-6-31">
          <text:p/>
        </draw:path>
        <draw:path draw:style-name="gr1" draw:text-style-name="P1" draw:layer="layout" svg:width="0.006cm" svg:height="0.008cm" svg:x="13.296cm" svg:y="13.116cm" svg:viewBox="0 0 7 9" svg:d="M0 9c3-1 4-2 5-3 1-2 2-4 2-6">
          <text:p/>
        </draw:path>
        <draw:path draw:style-name="gr1" draw:text-style-name="P1" draw:layer="layout" svg:width="0cm" svg:height="0.002cm" svg:x="13.285cm" svg:y="13.116cm" svg:viewBox="0 0 0 3" svg:d="M0 0c0 1 0 2 0 3">
          <text:p/>
        </draw:path>
        <draw:path draw:style-name="gr1" draw:text-style-name="P1" draw:layer="layout" svg:width="0.001cm" svg:height="0.005cm" svg:x="13.285cm" svg:y="13.111cm" svg:viewBox="0 0 2 6" svg:d="M2 0c-2 1-2 4-2 6">
          <text:p/>
        </draw:path>
        <draw:path draw:style-name="gr1" draw:text-style-name="P1" draw:layer="layout" svg:width="0.006cm" svg:height="0.008cm" svg:x="13.296cm" svg:y="13.108cm" svg:viewBox="0 0 7 9" svg:d="M7 9c0-2-1-4-2-6-1-1-2-2-5-3">
          <text:p/>
        </draw:path>
        <draw:path draw:style-name="gr1" draw:text-style-name="P1" draw:layer="layout" svg:width="0.005cm" svg:height="0.02cm" svg:x="13.28cm" svg:y="13.106cm" svg:viewBox="0 0 6 21" svg:d="M6 0c-3 2-6 7-6 11s3 8 6 10">
          <text:p/>
        </draw:path>
        <draw:path draw:style-name="gr1" draw:text-style-name="P1" draw:layer="layout" svg:width="0.011cm" svg:height="0.025cm" svg:x="13.296cm" svg:y="13.103cm" svg:viewBox="0 0 12 26" svg:d="M0 26c5 0 8-3 10-7 3-3 3-7 0-12-2-3-5-6-10-7">
          <text:p/>
        </draw:path>
        <draw:line draw:style-name="gr1" draw:text-style-name="P1" draw:layer="layout" svg:x1="13.269cm" svg:y1="13.094cm" svg:x2="13.285cm" svg:y2="13.094cm">
          <text:p/>
        </draw:line>
        <draw:line draw:style-name="gr1" draw:text-style-name="P1" draw:layer="layout" svg:x1="13.296cm" svg:y1="13.094cm" svg:x2="13.321cm" svg:y2="13.094cm">
          <text:p/>
        </draw:line>
        <draw:line draw:style-name="gr1" draw:text-style-name="P1" draw:layer="layout" svg:x1="13.321cm" svg:y1="13.138cm" svg:x2="13.296cm" svg:y2="13.138cm">
          <text:p/>
        </draw:line>
        <draw:line draw:style-name="gr1" draw:text-style-name="P1" draw:layer="layout" svg:x1="13.285cm" svg:y1="13.138cm" svg:x2="13.269cm" svg:y2="13.138cm">
          <text:p/>
        </draw:line>
        <draw:polyline draw:style-name="gr1" draw:text-style-name="P1" draw:layer="layout" svg:width="0.004cm" svg:height="0.004cm" svg:x="13.296cm" svg:y="13.108cm" svg:viewBox="0 0 5 5" draw:points="5,5 5,3 4,3 4,2 3,2 1,0 0,0">
          <text:p/>
        </draw:polyline>
        <draw:polyline draw:style-name="gr1" draw:text-style-name="P1" draw:layer="layout" svg:width="0cm" svg:height="0.007cm" svg:x="13.284cm" svg:y="13.112cm" svg:viewBox="0 0 1 8" draw:points="1,0 1,1 1,2 0,2 0,3 0,4 0,5 0,6 1,7 1,8">
          <text:p/>
        </draw:polyline>
        <draw:polyline draw:style-name="gr1" draw:text-style-name="P1" draw:layer="layout" svg:width="0.004cm" svg:height="0.003cm" svg:x="13.296cm" svg:y="13.121cm" svg:viewBox="0 0 5 4" draw:points="0,4 1,4 3,4 3,3 4,3 4,2 5,2 5,0">
          <text:p/>
        </draw:polyline>
        <draw:polyline draw:style-name="gr1" draw:text-style-name="P1" draw:layer="layout" svg:width="0.003cm" svg:height="0.017cm" svg:x="13.52cm" svg:y="13.099cm" svg:viewBox="0 0 4 18" draw:points="0,0 0,1 0,2 2,2 2,4 2,8 4,12 4,15 4,18">
          <text:p/>
        </draw:polyline>
        <draw:polyline draw:style-name="gr1" draw:text-style-name="P1" draw:layer="layout" svg:width="0cm" svg:height="0cm" svg:x="13.52cm" svg:y="13.099cm" svg:viewBox="0 0 0 0" draw:points="0,0">
          <text:p/>
        </draw:polyline>
        <draw:polyline draw:style-name="gr1" draw:text-style-name="P1" draw:layer="layout" svg:width="0.003cm" svg:height="0.013cm" svg:x="13.517cm" svg:y="13.086cm" svg:viewBox="0 0 4 14" draw:points="0,0 1,3 2,8 2,11 4,14">
          <text:p/>
        </draw:polyline>
        <draw:polyline draw:style-name="gr1" draw:text-style-name="P1" draw:layer="layout" svg:width="0.003cm" svg:height="0.013cm" svg:x="13.517cm" svg:y="13.133cm" svg:viewBox="0 0 4 14" draw:points="4,0 2,4 1,8 0,11 0,14">
          <text:p/>
        </draw:polyline>
        <draw:polyline draw:style-name="gr1" draw:text-style-name="P1" draw:layer="layout" svg:width="0cm" svg:height="0cm" svg:x="13.52cm" svg:y="13.133cm" svg:viewBox="0 0 0 0" draw:points="0,0">
          <text:p/>
        </draw:polyline>
        <draw:polyline draw:style-name="gr1" draw:text-style-name="P1" draw:layer="layout" svg:width="0.003cm" svg:height="0.017cm" svg:x="13.52cm" svg:y="13.116cm" svg:viewBox="0 0 4 18" draw:points="4,0 4,4 2,7 2,10 2,15 2,16 0,16 0,18">
          <text:p/>
        </draw:polyline>
        <draw:polyline draw:style-name="gr1" draw:text-style-name="P1" draw:layer="layout" svg:width="0.008cm" svg:height="0.009cm" svg:x="13.327cm" svg:y="13.069cm" svg:viewBox="0 0 9 10" draw:points="0,10 1,9 2,8 3,7 4,5 6,4 7,4 8,2 9,1 9,0">
          <text:p/>
        </draw:polyline>
        <draw:polyline draw:style-name="gr1" draw:text-style-name="P1" draw:layer="layout" svg:width="0cm" svg:height="0cm" svg:x="13.327cm" svg:y="13.078cm" svg:viewBox="0 0 0 0" draw:points="0,0">
          <text:p/>
        </draw:polyline>
        <draw:polyline draw:style-name="gr1" draw:text-style-name="P1" draw:layer="layout" svg:width="0cm" svg:height="0cm" svg:x="13.327cm" svg:y="13.078cm" svg:viewBox="0 0 0 0" draw:points="0,0">
          <text:p/>
        </draw:polyline>
        <draw:polyline draw:style-name="gr1" draw:text-style-name="P1" draw:layer="layout" svg:width="0.005cm" svg:height="0.011cm" svg:x="13.322cm" svg:y="13.078cm" svg:viewBox="0 0 6 12" draw:points="0,12 0,9 2,8 2,7 3,6 3,4 4,3 5,2 6,1 6,0">
          <text:p/>
        </draw:polyline>
        <draw:polyline draw:style-name="gr1" draw:text-style-name="P1" draw:layer="layout" svg:width="0.005cm" svg:height="0.011cm" svg:x="13.322cm" svg:y="13.143cm" svg:viewBox="0 0 6 12" draw:points="6,12 5,11 4,9 4,8 3,7 3,6 2,4 0,3 0,2 0,0">
          <text:p/>
        </draw:polyline>
        <draw:polyline draw:style-name="gr1" draw:text-style-name="P1" draw:layer="layout" svg:width="0cm" svg:height="0cm" svg:x="13.327cm" svg:y="13.154cm" svg:viewBox="0 0 0 0" draw:points="0,0">
          <text:p/>
        </draw:polyline>
        <draw:polyline draw:style-name="gr1" draw:text-style-name="P1" draw:layer="layout" svg:width="0cm" svg:height="0cm" svg:x="13.327cm" svg:y="13.154cm" svg:viewBox="0 0 0 0" draw:points="0,0">
          <text:p/>
        </draw:polyline>
        <draw:polyline draw:style-name="gr1" draw:text-style-name="P1" draw:layer="layout" svg:width="0.008cm" svg:height="0.008cm" svg:x="13.327cm" svg:y="13.154cm" svg:viewBox="0 0 9 9" draw:points="9,9 8,9 7,8 6,7 4,5 3,4 2,3 1,2 1,1 0,0">
          <text:p/>
        </draw:polyline>
        <draw:polyline draw:style-name="gr1" draw:text-style-name="P1" draw:layer="layout" svg:width="0.022cm" svg:height="0.012cm" svg:x="13.358cm" svg:y="13.042cm" svg:viewBox="0 0 23 13" draw:points="0,13 3,11 6,9 11,7 12,6 14,5 17,4 21,1 23,0">
          <text:p/>
        </draw:polyline>
        <draw:polyline draw:style-name="gr1" draw:text-style-name="P1" draw:layer="layout" svg:width="0.022cm" svg:height="0.011cm" svg:x="13.358cm" svg:y="13.178cm" svg:viewBox="0 0 23 12" draw:points="23,12 19,11 16,9 12,7 11,6 9,5 5,3 1,1 0,0">
          <text:p/>
        </draw:polyline>
        <draw:polyline draw:style-name="gr1" draw:text-style-name="P1" draw:layer="layout" svg:width="0.012cm" svg:height="0.002cm" svg:x="13.411cm" svg:y="13.029cm" svg:viewBox="0 0 13 3" draw:points="0,3 2,3 3,1 4,1 6,0 7,0 8,0 10,0 11,0 13,0">
          <text:p/>
        </draw:polyline>
        <draw:polyline draw:style-name="gr1" draw:text-style-name="P1" draw:layer="layout" svg:width="0.012cm" svg:height="0.002cm" svg:x="13.411cm" svg:y="13.201cm" svg:viewBox="0 0 13 3" draw:points="13,3 11,3 9,3 8,3 7,3 6,3 5,1 4,1 3,1 1,0 0,0">
          <text:p/>
        </draw:polyline>
        <draw:polyline draw:style-name="gr1" draw:text-style-name="P1" draw:layer="layout" svg:width="0.013cm" svg:height="0.003cm" svg:x="13.451cm" svg:y="13.031cm" svg:viewBox="0 0 14 4" draw:points="0,0 1,0 4,0 7,2 12,3 14,4">
          <text:p/>
        </draw:polyline>
        <draw:polyline draw:style-name="gr1" draw:text-style-name="P1" draw:layer="layout" svg:width="0cm" svg:height="0cm" svg:x="13.451cm" svg:y="13.031cm" svg:viewBox="0 0 0 0" draw:points="0,0">
          <text:p/>
        </draw:polyline>
        <draw:polyline draw:style-name="gr1" draw:text-style-name="P1" draw:layer="layout" svg:width="0.017cm" svg:height="0.003cm" svg:x="13.434cm" svg:y="13.029cm" svg:viewBox="0 0 18 4" draw:points="0,0 4,0 8,0 12,0 16,2 17,2 18,4">
          <text:p/>
        </draw:polyline>
        <draw:polyline draw:style-name="gr1" draw:text-style-name="P1" draw:layer="layout" svg:width="0.03cm" svg:height="0.005cm" svg:x="13.434cm" svg:y="13.198cm" svg:viewBox="0 0 31 6" draw:points="31,0 28,1 25,2 21,3 19,4 18,4 17,4 14,4 11,6 7,6 3,6 0,6">
          <text:p/>
        </draw:polyline>
        <draw:polyline draw:style-name="gr1" draw:text-style-name="P1" draw:layer="layout" svg:width="0.013cm" svg:height="0.011cm" svg:x="13.483cm" svg:y="13.043cm" svg:viewBox="0 0 14 12" draw:points="0,0 3,3 7,6 9,8 12,10 14,12">
          <text:p/>
        </draw:polyline>
        <draw:polyline draw:style-name="gr1" draw:text-style-name="P1" draw:layer="layout" svg:width="0cm" svg:height="0cm" svg:x="13.483cm" svg:y="13.043cm" svg:viewBox="0 0 0 0" draw:points="0,0">
          <text:p/>
        </draw:polyline>
        <draw:polyline draw:style-name="gr1" draw:text-style-name="P1" draw:layer="layout" svg:width="0.019cm" svg:height="0.009cm" svg:x="13.464cm" svg:y="13.034cm" svg:viewBox="0 0 20 10" draw:points="0,0 4,1 7,3 11,5 14,7 17,9 18,9 18,10 20,10">
          <text:p/>
        </draw:polyline>
        <draw:polyline draw:style-name="gr1" draw:text-style-name="P1" draw:layer="layout" svg:width="0.017cm" svg:height="0.009cm" svg:x="13.464cm" svg:y="13.189cm" svg:viewBox="0 0 18 10" draw:points="18,0 17,2 14,4 11,6 7,7 4,8 3,9 0,10">
          <text:p/>
        </draw:polyline>
        <draw:polyline draw:style-name="gr1" draw:text-style-name="P1" draw:layer="layout" svg:width="0cm" svg:height="0cm" svg:x="13.481cm" svg:y="13.189cm" svg:viewBox="0 0 0 0" draw:points="0,0">
          <text:p/>
        </draw:polyline>
        <draw:polyline draw:style-name="gr1" draw:text-style-name="P1" draw:layer="layout" svg:width="0.015cm" svg:height="0.011cm" svg:x="13.481cm" svg:y="13.178cm" svg:viewBox="0 0 16 12" draw:points="16,0 14,2 11,4 7,7 4,9 2,11 2,12 0,12">
          <text:p/>
        </draw:polyline>
        <draw:line draw:style-name="gr1" draw:text-style-name="P1" draw:layer="layout" svg:x1="13.515cm" svg:y1="13.083cm" svg:x2="13.519cm" svg:y2="13.087cm">
          <text:p/>
        </draw:line>
        <draw:polyline draw:style-name="gr1" draw:text-style-name="P1" draw:layer="layout" svg:width="0cm" svg:height="0cm" svg:x="13.515cm" svg:y="13.083cm" svg:viewBox="0 0 0 0" draw:points="0,0">
          <text:p/>
        </draw:polyline>
        <draw:polyline draw:style-name="gr1" draw:text-style-name="P1" draw:layer="layout" svg:width="0.019cm" svg:height="0.029cm" svg:x="13.496cm" svg:y="13.054cm" svg:viewBox="0 0 20 30" draw:points="0,0 3,3 5,5 7,8 9,11 11,14 11,15 12,16 14,18 16,21 17,24 19,27 20,30">
          <text:p/>
        </draw:polyline>
        <draw:polyline draw:style-name="gr1" draw:text-style-name="P1" draw:layer="layout" svg:width="0.011cm" svg:height="0.014cm" svg:x="13.496cm" svg:y="13.164cm" svg:viewBox="0 0 12 15" draw:points="12,0 10,3 7,6 5,10 2,12 0,15">
          <text:p/>
        </draw:polyline>
        <draw:polyline draw:style-name="gr1" draw:text-style-name="P1" draw:layer="layout" svg:width="0cm" svg:height="0cm" svg:x="13.507cm" svg:y="13.164cm" svg:viewBox="0 0 0 0" draw:points="0,0">
          <text:p/>
        </draw:polyline>
        <draw:line draw:style-name="gr1" draw:text-style-name="P1" draw:layer="layout" svg:x1="13.509cm" svg:y1="13.163cm" svg:x2="13.507cm" svg:y2="13.165cm">
          <text:p/>
        </draw:line>
        <draw:polyline draw:style-name="gr1" draw:text-style-name="P1" draw:layer="layout" svg:width="0cm" svg:height="0cm" svg:x="13.508cm" svg:y="13.163cm" svg:viewBox="0 0 0 0" draw:points="0,0">
          <text:p/>
        </draw:polyline>
        <draw:polyline draw:style-name="gr1" draw:text-style-name="P1" draw:layer="layout" svg:width="0.009cm" svg:height="0.017cm" svg:x="13.508cm" svg:y="13.146cm" svg:viewBox="0 0 10 18" draw:points="10,0 7,3 7,4 6,6 4,9 3,12 1,16 0,18">
          <text:p/>
        </draw:polyline>
        <draw:polyline draw:style-name="gr1" draw:text-style-name="P1" draw:layer="layout" svg:width="0.003cm" svg:height="0.005cm" svg:x="13.3cm" svg:y="13.116cm" svg:viewBox="0 0 4 6" draw:points="0,6 2,6 2,5 2,4 4,3 4,1 4,0">
          <text:p/>
        </draw:polyline>
        <draw:polyline draw:style-name="gr1" draw:text-style-name="P1" draw:layer="layout" svg:width="0cm" svg:height="0cm" svg:x="13.3cm" svg:y="13.121cm" svg:viewBox="0 0 0 0" draw:points="0,0">
          <text:p/>
        </draw:polyline>
        <draw:polyline draw:style-name="gr1" draw:text-style-name="P1" draw:layer="layout" svg:width="0cm" svg:height="0cm" svg:x="13.3cm" svg:y="13.111cm" svg:viewBox="0 0 0 0" draw:points="0,0">
          <text:p/>
        </draw:polyline>
        <draw:polyline draw:style-name="gr1" draw:text-style-name="P1" draw:layer="layout" svg:width="0.003cm" svg:height="0.005cm" svg:x="13.3cm" svg:y="13.111cm" svg:viewBox="0 0 4 6" draw:points="4,6 4,5 4,4 2,4 2,3 2,1 2,0 0,0">
          <text:p/>
        </draw:polyline>
        <draw:line draw:style-name="gr1" draw:text-style-name="P1" draw:layer="layout" svg:x1="13.284cm" svg:y1="13.107cm" svg:x2="13.269cm" svg:y2="13.107cm">
          <text:p/>
        </draw:line>
        <draw:line draw:style-name="gr1" draw:text-style-name="P1" draw:layer="layout" svg:x1="13.269cm" svg:y1="13.125cm" svg:x2="13.284cm" svg:y2="13.125cm">
          <text:p/>
        </draw:line>
        <draw:line draw:style-name="gr1" draw:text-style-name="P1" draw:layer="layout" svg:x1="12.537cm" svg:y1="13.058cm" svg:x2="12.537cm" svg:y2="13.048cm">
          <text:p/>
        </draw:line>
        <draw:polyline draw:style-name="gr1" draw:text-style-name="P1" draw:layer="layout" svg:width="0cm" svg:height="0.012cm" svg:x="12.537cm" svg:y="13.025cm" svg:viewBox="0 0 0 13" draw:points="0,13 0,3 0,0">
          <text:p/>
        </draw:polyline>
        <draw:polyline draw:style-name="gr1" draw:text-style-name="P1" draw:layer="layout" svg:width="0cm" svg:height="0.012cm" svg:x="12.633cm" svg:y="13.025cm" svg:viewBox="0 0 0 13" draw:points="0,0 0,3 0,13">
          <text:p/>
        </draw:polyline>
        <draw:polyline draw:style-name="gr1" draw:text-style-name="P1" draw:layer="layout" svg:width="0.096cm" svg:height="0.017cm" svg:x="12.537cm" svg:y="13.048cm" svg:viewBox="0 0 97 18" draw:points="97,0 97,18 0,18">
          <text:p/>
        </draw:polyline>
        <draw:line draw:style-name="gr1" draw:text-style-name="P1" draw:layer="layout" svg:x1="12.633cm" svg:y1="13.025cm" svg:x2="12.537cm" svg:y2="13.025cm">
          <text:p/>
        </draw:line>
        <draw:polyline draw:style-name="gr1" draw:text-style-name="P1" draw:layer="layout" svg:width="0.056cm" svg:height="0.109cm" svg:x="12.789cm" svg:y="12.861cm" svg:viewBox="0 0 57 110" draw:points="18,110 40,94 23,68 40,94 49,86 57,62 57,32 49,9 40,0 23,25 23,68 0,85">
          <text:p/>
        </draw:polyline>
        <draw:path draw:style-name="gr1" draw:text-style-name="P1" draw:layer="layout" svg:width="0.022cm" svg:height="0.011cm" svg:x="12.784cm" svg:y="12.97cm" svg:viewBox="0 0 23 12" svg:d="M0 12c8-4 16-8 23-12">
          <text:p/>
        </draw:path>
        <draw:path draw:style-name="gr1" draw:text-style-name="P1" draw:layer="layout" svg:width="0.015cm" svg:height="0.008cm" svg:x="12.774cm" svg:y="12.944cm" svg:viewBox="0 0 16 9" svg:d="M0 9c5-3 10-5 16-9">
          <text:p/>
        </draw:path>
        <draw:line draw:style-name="gr1" draw:text-style-name="P1" draw:layer="layout" svg:x1="12.752cm" svg:y1="12.994cm" svg:x2="12.785cm" svg:y2="12.981cm">
          <text:p/>
        </draw:line>
        <draw:line draw:style-name="gr1" draw:text-style-name="P1" draw:layer="layout" svg:x1="12.742cm" svg:y1="12.965cm" svg:x2="12.775cm" svg:y2="12.953cm">
          <text:p/>
        </draw:line>
        <draw:path draw:style-name="gr1" draw:text-style-name="P1" draw:layer="layout" svg:width="0.012cm" svg:height="0.002cm" svg:x="12.741cm" svg:y="12.993cm" svg:viewBox="0 0 13 3" svg:d="M0 3c5 0 9-2 13-3">
          <text:p/>
        </draw:path>
        <draw:line draw:style-name="gr1" draw:text-style-name="P1" draw:layer="layout" svg:x1="12.741cm" svg:y1="12.964cm" svg:x2="12.742cm" svg:y2="12.964cm">
          <text:p/>
        </draw:line>
        <draw:line draw:style-name="gr1" draw:text-style-name="P1" draw:layer="layout" svg:x1="12.729cm" svg:y1="12.995cm" svg:x2="12.741cm" svg:y2="12.995cm">
          <text:p/>
        </draw:line>
        <draw:line draw:style-name="gr1" draw:text-style-name="P1" draw:layer="layout" svg:x1="12.729cm" svg:y1="12.964cm" svg:x2="12.741cm" svg:y2="12.964cm">
          <text:p/>
        </draw:line>
        <draw:path draw:style-name="gr1" draw:text-style-name="P1" draw:layer="layout" svg:width="0.087cm" svg:height="0.087cm" svg:x="12.642cm" svg:y="12.908cm" svg:viewBox="0 0 88 88" svg:d="M0 0c0 23 9 46 26 62 16 17 39 26 62 26">
          <text:p/>
        </draw:path>
        <draw:path draw:style-name="gr1" draw:text-style-name="P1" draw:layer="layout" svg:width="0.056cm" svg:height="0.056cm" svg:x="12.673cm" svg:y="12.908cm" svg:viewBox="0 0 57 57" svg:d="M0 0c0 16 6 30 17 41 11 10 25 16 40 16">
          <text:p/>
        </draw:path>
        <draw:path draw:style-name="gr1" draw:text-style-name="P1" draw:layer="layout" svg:width="0.087cm" svg:height="0.087cm" svg:x="12.642cm" svg:y="12.821cm" svg:viewBox="0 0 88 88" svg:d="M88 0c-23 0-46 9-62 25-17 18-26 40-26 63">
          <text:p/>
        </draw:path>
        <draw:path draw:style-name="gr1" draw:text-style-name="P1" draw:layer="layout" svg:width="0.056cm" svg:height="0.057cm" svg:x="12.673cm" svg:y="12.851cm" svg:viewBox="0 0 57 58" svg:d="M57 0c-15 0-29 7-40 18-11 10-17 25-17 40">
          <text:p/>
        </draw:path>
        <draw:line draw:style-name="gr1" draw:text-style-name="P1" draw:layer="layout" svg:x1="12.741cm" svg:y1="12.821cm" svg:x2="12.729cm" svg:y2="12.821cm">
          <text:p/>
        </draw:line>
        <draw:line draw:style-name="gr1" draw:text-style-name="P1" draw:layer="layout" svg:x1="12.741cm" svg:y1="12.851cm" svg:x2="12.729cm" svg:y2="12.851cm">
          <text:p/>
        </draw:line>
        <draw:path draw:style-name="gr1" draw:text-style-name="P1" draw:layer="layout" svg:width="0.012cm" svg:height="0.002cm" svg:x="12.741cm" svg:y="12.821cm" svg:viewBox="0 0 13 3" svg:d="M13 3c-4-3-8-3-13-3">
          <text:p/>
        </draw:path>
        <draw:path draw:style-name="gr1" draw:text-style-name="P1" draw:layer="layout" svg:width="0cm" svg:height="0cm" svg:x="12.741cm" svg:y="12.851cm" svg:viewBox="0 0 1 1" svg:d="M1 1c0-1-1-1-1-1">
          <text:p/>
        </draw:path>
        <draw:line draw:style-name="gr1" draw:text-style-name="P1" draw:layer="layout" svg:x1="12.785cm" svg:y1="12.835cm" svg:x2="12.752cm" svg:y2="12.823cm">
          <text:p/>
        </draw:line>
        <draw:line draw:style-name="gr1" draw:text-style-name="P1" draw:layer="layout" svg:x1="12.775cm" svg:y1="12.864cm" svg:x2="12.742cm" svg:y2="12.851cm">
          <text:p/>
        </draw:line>
        <draw:path draw:style-name="gr1" draw:text-style-name="P1" draw:layer="layout" svg:width="0.022cm" svg:height="0.012cm" svg:x="12.784cm" svg:y="12.834cm" svg:viewBox="0 0 23 13" svg:d="M23 13c-7-5-15-9-23-13">
          <text:p/>
        </draw:path>
        <draw:path draw:style-name="gr1" draw:text-style-name="P1" draw:layer="layout" svg:width="0.015cm" svg:height="0.008cm" svg:x="12.774cm" svg:y="12.863cm" svg:viewBox="0 0 16 9" svg:d="M16 9c-6-3-11-7-16-9">
          <text:p/>
        </draw:path>
        <draw:polyline draw:style-name="gr1" draw:text-style-name="P1" draw:layer="layout" svg:width="0.039cm" svg:height="0.04cm" svg:x="12.789cm" svg:y="12.846cm" svg:viewBox="0 0 40 41" draw:points="17,0 40,15 22,41 0,25">
          <text:p/>
        </draw:polyline>
        <draw:path draw:style-name="gr1" draw:text-style-name="P1" draw:layer="layout" svg:width="0.02cm" svg:height="0.031cm" svg:x="12.648cm" svg:y="12.938cm" svg:viewBox="0 0 21 32" svg:d="M0 0c5 11 12 23 21 32">
          <text:p/>
        </draw:path>
        <draw:path draw:style-name="gr1" draw:text-style-name="P1" draw:layer="layout" svg:width="0.031cm" svg:height="0.02cm" svg:x="12.668cm" svg:y="12.969cm" svg:viewBox="0 0 32 21" svg:d="M0 0c9 10 20 17 32 21">
          <text:p/>
        </draw:path>
        <draw:path draw:style-name="gr1" draw:text-style-name="P1" draw:layer="layout" svg:width="0.03cm" svg:height="0.006cm" svg:x="12.699cm" svg:y="12.989cm" svg:viewBox="0 0 31 7" svg:d="M0 0c10 5 21 7 31 7">
          <text:p/>
        </draw:path>
        <draw:path draw:style-name="gr1" draw:text-style-name="P1" draw:layer="layout" svg:width="0.012cm" svg:height="0.002cm" svg:x="12.741cm" svg:y="12.993cm" svg:viewBox="0 0 13 3" svg:d="M0 3c5 0 9-2 13-3">
          <text:p/>
        </draw:path>
        <draw:path draw:style-name="gr1" draw:text-style-name="P1" draw:layer="layout" svg:width="0.022cm" svg:height="0.011cm" svg:x="12.784cm" svg:y="12.97cm" svg:viewBox="0 0 23 12" svg:d="M0 12c8-4 16-8 23-12">
          <text:p/>
        </draw:path>
        <draw:path draw:style-name="gr1" draw:text-style-name="P1" draw:layer="layout" svg:width="0.014cm" svg:height="0.019cm" svg:x="12.828cm" svg:y="12.935cm" svg:viewBox="0 0 15 20" svg:d="M0 20c7-4 13-12 15-20">
          <text:p/>
        </draw:path>
        <draw:line draw:style-name="gr1" draw:text-style-name="P1" draw:layer="layout" svg:x1="12.842cm" svg:y1="12.936cm" svg:x2="12.85cm" svg:y2="12.908cm">
          <text:p/>
        </draw:line>
        <draw:path draw:style-name="gr1" draw:text-style-name="P1" draw:layer="layout" svg:width="0.007cm" svg:height="0.03cm" svg:x="12.642cm" svg:y="12.908cm" svg:viewBox="0 0 8 31" svg:d="M0 0c0 10 3 20 8 31">
          <text:p/>
        </draw:path>
        <draw:path draw:style-name="gr1" draw:text-style-name="P1" draw:layer="layout" svg:width="0.007cm" svg:height="0.031cm" svg:x="12.642cm" svg:y="12.878cm" svg:viewBox="0 0 8 32" svg:d="M8 0c-5 11-8 21-8 32">
          <text:p/>
        </draw:path>
        <draw:line draw:style-name="gr1" draw:text-style-name="P1" draw:layer="layout" svg:x1="12.85cm" svg:y1="12.909cm" svg:x2="12.842cm" svg:y2="12.881cm">
          <text:p/>
        </draw:line>
        <draw:path draw:style-name="gr1" draw:text-style-name="P1" draw:layer="layout" svg:width="0.014cm" svg:height="0.02cm" svg:x="12.828cm" svg:y="12.861cm" svg:viewBox="0 0 15 21" svg:d="M15 21c-2-8-8-16-15-21">
          <text:p/>
        </draw:path>
        <draw:path draw:style-name="gr1" draw:text-style-name="P1" draw:layer="layout" svg:width="0.022cm" svg:height="0.012cm" svg:x="12.784cm" svg:y="12.834cm" svg:viewBox="0 0 23 13" svg:d="M23 13c-7-5-15-9-23-13">
          <text:p/>
        </draw:path>
        <draw:path draw:style-name="gr1" draw:text-style-name="P1" draw:layer="layout" svg:width="0.012cm" svg:height="0.002cm" svg:x="12.741cm" svg:y="12.821cm" svg:viewBox="0 0 13 3" svg:d="M13 3c-4-3-8-3-13-3">
          <text:p/>
        </draw:path>
        <draw:path draw:style-name="gr1" draw:text-style-name="P1" draw:layer="layout" svg:width="0.03cm" svg:height="0.005cm" svg:x="12.699cm" svg:y="12.821cm" svg:viewBox="0 0 31 6" svg:d="M31 0c-10 0-21 3-31 6">
          <text:p/>
        </draw:path>
        <draw:path draw:style-name="gr1" draw:text-style-name="P1" draw:layer="layout" svg:width="0.031cm" svg:height="0.02cm" svg:x="12.668cm" svg:y="12.826cm" svg:viewBox="0 0 32 21" svg:d="M32 0c-12 6-23 12-32 21">
          <text:p/>
        </draw:path>
        <draw:path draw:style-name="gr1" draw:text-style-name="P1" draw:layer="layout" svg:width="0.02cm" svg:height="0.032cm" svg:x="12.648cm" svg:y="12.846cm" svg:viewBox="0 0 21 33" svg:d="M21 0c-9 9-16 21-21 33">
          <text:p/>
        </draw:path>
        <draw:path draw:style-name="gr1" draw:text-style-name="P1" draw:layer="layout" svg:width="0.001cm" svg:height="0.005cm" svg:x="12.878cm" svg:y="12.908cm" svg:viewBox="0 0 2 6" svg:d="M0 6c2-3 2-4 2-6">
          <text:p/>
        </draw:path>
        <draw:path draw:style-name="gr1" draw:text-style-name="P1" draw:layer="layout" svg:width="0.007cm" svg:height="0.009cm" svg:x="12.862cm" svg:y="12.908cm" svg:viewBox="0 0 8 10" svg:d="M0 0c0 3 2 4 3 6 1 1 2 2 5 4">
          <text:p/>
        </draw:path>
        <draw:path draw:style-name="gr1" draw:text-style-name="P1" draw:layer="layout" svg:width="0.007cm" svg:height="0.008cm" svg:x="12.862cm" svg:y="12.9cm" svg:viewBox="0 0 8 9" svg:d="M8 0c-3 0-4 3-5 4s-3 3-3 5">
          <text:p/>
        </draw:path>
        <draw:path draw:style-name="gr1" draw:text-style-name="P1" draw:layer="layout" svg:width="0cm" svg:height="0.002cm" svg:x="12.879cm" svg:y="12.905cm" svg:viewBox="0 0 0 3" svg:d="M0 3c0-1 0-2 0-3">
          <text:p/>
        </draw:path>
        <draw:path draw:style-name="gr1" draw:text-style-name="P1" draw:layer="layout" svg:width="0.011cm" svg:height="0.025cm" svg:x="12.858cm" svg:y="12.895cm" svg:viewBox="0 0 12 26" svg:d="M12 0c-5 1-8 4-10 7-3 4-3 8 0 12 2 4 5 6 10 7">
          <text:p/>
        </draw:path>
        <draw:path draw:style-name="gr1" draw:text-style-name="P1" draw:layer="layout" svg:width="0.005cm" svg:height="0.02cm" svg:x="12.879cm" svg:y="12.898cm" svg:viewBox="0 0 6 21" svg:d="M0 21c4-2 6-6 6-11 0-4-2-8-6-10">
          <text:p/>
        </draw:path>
        <draw:line draw:style-name="gr1" draw:text-style-name="P1" draw:layer="layout" svg:x1="12.843cm" svg:y1="12.886cm" svg:x2="12.868cm" svg:y2="12.886cm">
          <text:p/>
        </draw:line>
        <draw:line draw:style-name="gr1" draw:text-style-name="P1" draw:layer="layout" svg:x1="12.879cm" svg:y1="12.886cm" svg:x2="12.895cm" svg:y2="12.886cm">
          <text:p/>
        </draw:line>
        <draw:line draw:style-name="gr1" draw:text-style-name="P1" draw:layer="layout" svg:x1="12.895cm" svg:y1="12.93cm" svg:x2="12.879cm" svg:y2="12.93cm">
          <text:p/>
        </draw:line>
        <draw:line draw:style-name="gr1" draw:text-style-name="P1" draw:layer="layout" svg:x1="12.868cm" svg:y1="12.93cm" svg:x2="12.843cm" svg:y2="12.93cm">
          <text:p/>
        </draw:line>
        <draw:polyline draw:style-name="gr1" draw:text-style-name="P1" draw:layer="layout" svg:width="0.001cm" svg:height="0.004cm" svg:x="12.879cm" svg:y="12.904cm" svg:viewBox="0 0 2 5" draw:points="2,5 2,4 2,3 0,3 0,1 0,0">
          <text:p/>
        </draw:polyline>
        <draw:polyline draw:style-name="gr1" draw:text-style-name="P1" draw:layer="layout" svg:width="0.004cm" svg:height="0.004cm" svg:x="12.864cm" svg:y="12.9cm" svg:viewBox="0 0 5 5" draw:points="5,0 4,0 3,0 3,2 1,2 1,3 0,3 0,5">
          <text:p/>
        </draw:polyline>
        <draw:polyline draw:style-name="gr1" draw:text-style-name="P1" draw:layer="layout" svg:width="0.004cm" svg:height="0.003cm" svg:x="12.864cm" svg:y="12.913cm" svg:viewBox="0 0 5 4" draw:points="0,0 0,1 1,1 3,3 3,4 4,4 5,4">
          <text:p/>
        </draw:polyline>
        <draw:polyline draw:style-name="gr1" draw:text-style-name="P1" draw:layer="layout" svg:width="0.001cm" svg:height="0.004cm" svg:x="12.879cm" svg:y="12.908cm" svg:viewBox="0 0 2 5" draw:points="0,5 0,4 0,3 2,1 2,0">
          <text:p/>
        </draw:polyline>
        <draw:polyline draw:style-name="gr1" draw:text-style-name="P1" draw:layer="layout" svg:width="0.004cm" svg:height="0.013cm" svg:x="12.644cm" svg:y="12.878cm" svg:viewBox="0 0 5 14" draw:points="0,14 0,13 1,10 2,6 4,2 5,0">
          <text:p/>
        </draw:polyline>
        <draw:polyline draw:style-name="gr1" draw:text-style-name="P1" draw:layer="layout" svg:width="0cm" svg:height="0cm" svg:x="12.644cm" svg:y="12.891cm" svg:viewBox="0 0 0 0" draw:points="0,0">
          <text:p/>
        </draw:polyline>
        <draw:polyline draw:style-name="gr1" draw:text-style-name="P1" draw:layer="layout" svg:width="0.003cm" svg:height="0.034cm" svg:x="12.642cm" svg:y="12.891cm" svg:viewBox="0 0 4 35" draw:points="4,35 4,34 2,33 2,31 2,27 0,24 0,20 0,18 0,14 0,11 2,6 2,3 2,2 4,0">
          <text:p/>
        </draw:polyline>
        <draw:polyline draw:style-name="gr1" draw:text-style-name="P1" draw:layer="layout" svg:width="0cm" svg:height="0cm" svg:x="12.644cm" svg:y="12.925cm" svg:viewBox="0 0 0 0" draw:points="0,0">
          <text:p/>
        </draw:polyline>
        <draw:polyline draw:style-name="gr1" draw:text-style-name="P1" draw:layer="layout" svg:width="0.003cm" svg:height="0.013cm" svg:x="12.644cm" svg:y="12.925cm" svg:viewBox="0 0 4 14" draw:points="4,14 2,10 1,6 1,3 0,0">
          <text:p/>
        </draw:polyline>
        <draw:polyline draw:style-name="gr1" draw:text-style-name="P1" draw:layer="layout" svg:width="0.006cm" svg:height="0.011cm" svg:x="12.837cm" svg:y="12.87cm" svg:viewBox="0 0 7 12" draw:points="0,0 2,1 3,2 3,4 4,5 4,6 5,8 7,9 7,11 7,12">
          <text:p/>
        </draw:polyline>
        <draw:polyline draw:style-name="gr1" draw:text-style-name="P1" draw:layer="layout" svg:width="0cm" svg:height="0cm" svg:x="12.837cm" svg:y="12.87cm" svg:viewBox="0 0 0 0" draw:points="0,0">
          <text:p/>
        </draw:polyline>
        <draw:polyline draw:style-name="gr1" draw:text-style-name="P1" draw:layer="layout" svg:width="0cm" svg:height="0cm" svg:x="12.837cm" svg:y="12.87cm" svg:viewBox="0 0 0 0" draw:points="0,0">
          <text:p/>
        </draw:polyline>
        <draw:polyline draw:style-name="gr1" draw:text-style-name="P1" draw:layer="layout" svg:width="0.009cm" svg:height="0.009cm" svg:x="12.828cm" svg:y="12.861cm" svg:viewBox="0 0 10 10" draw:points="0,0 1,1 2,2 4,4 5,5 6,6 7,7 9,8 9,9 10,10">
          <text:p/>
        </draw:polyline>
        <draw:polyline draw:style-name="gr1" draw:text-style-name="P1" draw:layer="layout" svg:width="0.009cm" svg:height="0.008cm" svg:x="12.828cm" svg:y="12.946cm" svg:viewBox="0 0 10 9" draw:points="10,0 9,1 7,2 6,3 5,4 4,5 3,7 2,8 1,9 0,9">
          <text:p/>
        </draw:polyline>
        <draw:polyline draw:style-name="gr1" draw:text-style-name="P1" draw:layer="layout" svg:width="0cm" svg:height="0cm" svg:x="12.837cm" svg:y="12.946cm" svg:viewBox="0 0 0 0" draw:points="0,0">
          <text:p/>
        </draw:polyline>
        <draw:polyline draw:style-name="gr1" draw:text-style-name="P1" draw:layer="layout" svg:width="0cm" svg:height="0cm" svg:x="12.837cm" svg:y="12.946cm" svg:viewBox="0 0 0 0" draw:points="0,0">
          <text:p/>
        </draw:polyline>
        <draw:polyline draw:style-name="gr1" draw:text-style-name="P1" draw:layer="layout" svg:width="0.006cm" svg:height="0.011cm" svg:x="12.837cm" svg:y="12.935cm" svg:viewBox="0 0 7 12" draw:points="7,0 7,1 5,2 5,4 4,5 4,6 3,8 2,9 0,10 0,12">
          <text:p/>
        </draw:polyline>
        <draw:polyline draw:style-name="gr1" draw:text-style-name="P1" draw:layer="layout" svg:width="0.022cm" svg:height="0.012cm" svg:x="12.784cm" svg:y="12.834cm" svg:viewBox="0 0 23 13" draw:points="0,0 4,3 7,4 12,6 13,6 15,8 18,9 22,12 23,13">
          <text:p/>
        </draw:polyline>
        <draw:polyline draw:style-name="gr1" draw:text-style-name="P1" draw:layer="layout" svg:width="0.022cm" svg:height="0.011cm" svg:x="12.784cm" svg:y="12.97cm" svg:viewBox="0 0 23 12" draw:points="23,0 20,2 17,4 13,6 12,7 10,8 5,10 2,12 0,12">
          <text:p/>
        </draw:polyline>
        <draw:polyline draw:style-name="gr1" draw:text-style-name="P1" draw:layer="layout" svg:width="0.011cm" svg:height="0.002cm" svg:x="12.741cm" svg:y="12.821cm" svg:viewBox="0 0 12 3" draw:points="0,0 1,0 4,0 5,0 6,0 7,0 8,0 9,1 10,1 12,1 12,3">
          <text:p/>
        </draw:polyline>
        <draw:polyline draw:style-name="gr1" draw:text-style-name="P1" draw:layer="layout" svg:width="0.011cm" svg:height="0.002cm" svg:x="12.741cm" svg:y="12.993cm" svg:viewBox="0 0 12 3" draw:points="12,0 11,0 10,1 8,1 7,1 7,3 6,3 4,3 2,3 1,3 0,3">
          <text:p/>
        </draw:polyline>
        <draw:polyline draw:style-name="gr1" draw:text-style-name="P1" draw:layer="layout" svg:width="0.029cm" svg:height="0.005cm" svg:x="12.7cm" svg:y="12.821cm" svg:viewBox="0 0 30 6" draw:points="0,6 3,5 6,4 10,3 12,1 13,1 14,1 16,1 21,0 24,0 28,0 30,0">
          <text:p/>
        </draw:polyline>
        <draw:polyline draw:style-name="gr1" draw:text-style-name="P1" draw:layer="layout" svg:width="0.029cm" svg:height="0.005cm" svg:x="12.7cm" svg:y="12.99cm" svg:viewBox="0 0 30 6" draw:points="30,6 27,6 24,6 20,5 16,5 14,5 13,4 12,4 8,2 5,2 2,1 0,0">
          <text:p/>
        </draw:polyline>
        <draw:polyline draw:style-name="gr1" draw:text-style-name="P1" draw:layer="layout" svg:width="0.004cm" svg:height="0.001cm" svg:x="12.696cm" svg:y="12.826cm" svg:viewBox="0 0 5 2" draw:points="0,2 1,2 5,0">
          <text:p/>
        </draw:polyline>
        <draw:polyline draw:style-name="gr1" draw:text-style-name="P1" draw:layer="layout" svg:width="0cm" svg:height="0cm" svg:x="12.696cm" svg:y="12.827cm" svg:viewBox="0 0 0 0" draw:points="0,0">
          <text:p/>
        </draw:polyline>
        <draw:polyline draw:style-name="gr1" draw:text-style-name="P1" draw:layer="layout" svg:width="0.028cm" svg:height="0.019cm" svg:x="12.668cm" svg:y="12.827cm" svg:viewBox="0 0 29 20" draw:points="0,20 3,18 6,15 9,13 11,11 14,9 15,7 16,7 17,6 20,5 23,3 26,1 29,0">
          <text:p/>
        </draw:polyline>
        <draw:polyline draw:style-name="gr1" draw:text-style-name="P1" draw:layer="layout" svg:width="0.013cm" svg:height="0.01cm" svg:x="12.668cm" svg:y="12.97cm" svg:viewBox="0 0 14 11" draw:points="14,11 10,9 7,7 5,4 2,2 0,0">
          <text:p/>
        </draw:polyline>
        <draw:polyline draw:style-name="gr1" draw:text-style-name="P1" draw:layer="layout" svg:width="0cm" svg:height="0cm" svg:x="12.681cm" svg:y="12.98cm" svg:viewBox="0 0 0 0" draw:points="0,0">
          <text:p/>
        </draw:polyline>
        <draw:polyline draw:style-name="gr1" draw:text-style-name="P1" draw:layer="layout" svg:width="0.015cm" svg:height="0.008cm" svg:x="12.681cm" svg:y="12.98cm" svg:viewBox="0 0 16 9" draw:points="16,9 13,8 10,6 7,5 4,2 3,1 1,1 0,0">
          <text:p/>
        </draw:polyline>
        <draw:polyline draw:style-name="gr1" draw:text-style-name="P1" draw:layer="layout" svg:width="0cm" svg:height="0cm" svg:x="12.696cm" svg:y="12.988cm" svg:viewBox="0 0 0 0" draw:points="0,0">
          <text:p/>
        </draw:polyline>
        <draw:line draw:style-name="gr1" draw:text-style-name="P1" draw:layer="layout" svg:x1="12.701cm" svg:y1="12.992cm" svg:x2="12.696cm" svg:y2="12.988cm">
          <text:p/>
        </draw:line>
        <draw:polyline draw:style-name="gr1" draw:text-style-name="P1" draw:layer="layout" svg:width="0.011cm" svg:height="0.013cm" svg:x="12.657cm" svg:y="12.846cm" svg:viewBox="0 0 12 14" draw:points="0,14 2,10 4,8 6,5 9,2 12,0">
          <text:p/>
        </draw:polyline>
        <draw:polyline draw:style-name="gr1" draw:text-style-name="P1" draw:layer="layout" svg:width="0cm" svg:height="0cm" svg:x="12.657cm" svg:y="12.859cm" svg:viewBox="0 0 0 0" draw:points="0,0">
          <text:p/>
        </draw:polyline>
        <draw:polyline draw:style-name="gr1" draw:text-style-name="P1" draw:layer="layout" svg:width="0.01cm" svg:height="0.019cm" svg:x="12.647cm" svg:y="12.859cm" svg:viewBox="0 0 11 20" draw:points="0,20 2,17 4,14 6,9 7,6 9,3 10,2 11,0">
          <text:p/>
        </draw:polyline>
        <draw:polyline draw:style-name="gr1" draw:text-style-name="P1" draw:layer="layout" svg:width="0.01cm" svg:height="0.018cm" svg:x="12.647cm" svg:y="12.938cm" svg:viewBox="0 0 11 19" draw:points="11,19 10,18 10,17 9,16 7,13 6,10 4,7 2,3 0,0">
          <text:p/>
        </draw:polyline>
        <draw:polyline draw:style-name="gr1" draw:text-style-name="P1" draw:layer="layout" svg:width="0cm" svg:height="0cm" svg:x="12.657cm" svg:y="12.956cm" svg:viewBox="0 0 0 0" draw:points="0,0">
          <text:p/>
        </draw:polyline>
        <draw:polyline draw:style-name="gr1" draw:text-style-name="P1" draw:layer="layout" svg:width="0.011cm" svg:height="0.014cm" svg:x="12.657cm" svg:y="12.956cm" svg:viewBox="0 0 12 15" draw:points="12,15 8,12 6,9 4,6 2,3 0,0">
          <text:p/>
        </draw:polyline>
        <draw:polyline draw:style-name="gr1" draw:text-style-name="P1" draw:layer="layout" svg:width="0cm" svg:height="0cm" svg:x="12.864cm" svg:y="12.913cm" svg:viewBox="0 0 0 0" draw:points="0,0">
          <text:p/>
        </draw:polyline>
        <draw:polyline draw:style-name="gr1" draw:text-style-name="P1" draw:layer="layout" svg:width="0.003cm" svg:height="0.01cm" svg:x="12.862cm" svg:y="12.903cm" svg:viewBox="0 0 4 11" draw:points="4,0 2,0 2,1 2,3 0,3 0,4 0,5 0,6 0,7 0,8 2,8 2,9 2,10 2,11 4,11">
          <text:p/>
        </draw:polyline>
        <draw:polyline draw:style-name="gr1" draw:text-style-name="P1" draw:layer="layout" svg:width="0cm" svg:height="0cm" svg:x="12.864cm" svg:y="12.903cm" svg:viewBox="0 0 0 0" draw:points="0,0">
          <text:p/>
        </draw:polyline>
        <draw:line draw:style-name="gr1" draw:text-style-name="P1" draw:layer="layout" svg:x1="12.895cm" svg:y1="12.899cm" svg:x2="12.88cm" svg:y2="12.899cm">
          <text:p/>
        </draw:line>
        <draw:line draw:style-name="gr1" draw:text-style-name="P1" draw:layer="layout" svg:x1="12.88cm" svg:y1="12.917cm" svg:x2="12.895cm" svg:y2="12.917cm">
          <text:p/>
        </draw:line>
        <draw:line draw:style-name="gr1" draw:text-style-name="P1" draw:layer="layout" svg:x1="17.724cm" svg:y1="23.079cm" svg:x2="17.724cm" svg:y2="26.02cm">
          <text:p/>
        </draw:line>
        <draw:polygon draw:style-name="gr1" draw:text-style-name="P2" draw:layer="layout" svg:width="0.022cm" svg:height="0.094cm" svg:x="10.877cm" svg:y="27.856cm" svg:viewBox="0 0 23 95" draw:points="0,82 10,84 10,93 14,95 14,85 23,87 22,6 0,0">
          <text:p/>
        </draw:polygon>
        <draw:line draw:style-name="gr1" draw:text-style-name="P2" draw:layer="layout" svg:x1="10.877cm" svg:y1="27.856cm" svg:x2="10.877cm" svg:y2="27.843cm">
          <text:p/>
        </draw:line>
        <draw:line draw:style-name="gr1" draw:text-style-name="P2" draw:layer="layout" svg:x1="10.898cm" svg:y1="27.862cm" svg:x2="10.898cm" svg:y2="27.849cm">
          <text:p/>
        </draw:line>
        <draw:line draw:style-name="gr1" draw:text-style-name="P2" draw:layer="layout" svg:x1="10.899cm" svg:y1="27.943cm" svg:x2="10.899cm" svg:y2="27.929cm">
          <text:p/>
        </draw:line>
        <draw:line draw:style-name="gr1" draw:text-style-name="P2" draw:layer="layout" svg:x1="10.899cm" svg:y1="27.889cm" svg:x2="10.899cm" svg:y2="27.862cm">
          <text:p/>
        </draw:line>
        <draw:line draw:style-name="gr1" draw:text-style-name="P2" draw:layer="layout" svg:x1="10.898cm" svg:y1="27.849cm" svg:x2="10.898cm" svg:y2="27.781cm">
          <text:p/>
        </draw:line>
        <draw:line draw:style-name="gr1" draw:text-style-name="P2" draw:layer="layout" svg:x1="10.877cm" svg:y1="27.843cm" svg:x2="10.877cm" svg:y2="27.775cm">
          <text:p/>
        </draw:line>
        <draw:line draw:style-name="gr1" draw:text-style-name="P2" draw:layer="layout" svg:x1="10.899cm" svg:y1="27.821cm" svg:x2="10.899cm" svg:y2="27.794cm">
          <text:p/>
        </draw:line>
        <draw:line draw:style-name="gr1" draw:text-style-name="P2" draw:layer="layout" svg:x1="10.898cm" svg:y1="27.781cm" svg:x2="10.898cm" svg:y2="27.713cm">
          <text:p/>
        </draw:line>
        <draw:line draw:style-name="gr1" draw:text-style-name="P2" draw:layer="layout" svg:x1="10.877cm" svg:y1="27.775cm" svg:x2="10.877cm" svg:y2="27.708cm">
          <text:p/>
        </draw:line>
        <draw:line draw:style-name="gr1" draw:text-style-name="P2" draw:layer="layout" svg:x1="10.899cm" svg:y1="27.753cm" svg:x2="10.899cm" svg:y2="27.726cm">
          <text:p/>
        </draw:line>
        <draw:line draw:style-name="gr1" draw:text-style-name="P2" draw:layer="layout" svg:x1="10.898cm" svg:y1="27.713cm" svg:x2="10.898cm" svg:y2="27.646cm">
          <text:p/>
        </draw:line>
        <draw:line draw:style-name="gr1" draw:text-style-name="P2" draw:layer="layout" svg:x1="10.877cm" svg:y1="27.708cm" svg:x2="10.877cm" svg:y2="27.64cm">
          <text:p/>
        </draw:line>
        <draw:line draw:style-name="gr1" draw:text-style-name="P2" draw:layer="layout" svg:x1="10.899cm" svg:y1="27.686cm" svg:x2="10.899cm" svg:y2="27.656cm">
          <text:p/>
        </draw:line>
        <draw:line draw:style-name="gr1" draw:text-style-name="P2" draw:layer="layout" svg:x1="10.898cm" svg:y1="27.646cm" svg:x2="10.898cm" svg:y2="27.578cm">
          <text:p/>
        </draw:line>
        <draw:line draw:style-name="gr1" draw:text-style-name="P2" draw:layer="layout" svg:x1="10.877cm" svg:y1="27.64cm" svg:x2="10.877cm" svg:y2="27.572cm">
          <text:p/>
        </draw:line>
        <draw:polygon draw:style-name="gr1" draw:text-style-name="P2" draw:layer="layout" svg:width="0.022cm" svg:height="0.094cm" svg:x="17.554cm" svg:y="29.445cm" svg:viewBox="0 0 23 95" draw:points="0,82 9,85 9,93 15,95 15,86 23,88 23,6 0,0">
          <text:p/>
        </draw:polygon>
        <draw:line draw:style-name="gr1" draw:text-style-name="P2" draw:layer="layout" svg:x1="17.554cm" svg:y1="29.445cm" svg:x2="17.554cm" svg:y2="29.433cm">
          <text:p/>
        </draw:line>
        <draw:line draw:style-name="gr1" draw:text-style-name="P2" draw:layer="layout" svg:x1="17.576cm" svg:y1="29.451cm" svg:x2="17.576cm" svg:y2="29.438cm">
          <text:p/>
        </draw:line>
        <draw:line draw:style-name="gr1" draw:text-style-name="P2" draw:layer="layout" svg:x1="17.576cm" svg:y1="29.532cm" svg:x2="17.576cm" svg:y2="29.519cm">
          <text:p/>
        </draw:line>
        <draw:polyline draw:style-name="gr1" draw:text-style-name="P2" draw:layer="layout" svg:width="0cm" svg:height="0cm" svg:x="17.576cm" svg:y="29.482cm" svg:viewBox="0 0 0 0" draw:points="0,0">
          <text:p/>
        </draw:polyline>
        <draw:line draw:style-name="gr1" draw:text-style-name="P2" draw:layer="layout" svg:x1="17.576cm" svg:y1="29.478cm" svg:x2="17.576cm" svg:y2="29.451cm">
          <text:p/>
        </draw:line>
        <draw:line draw:style-name="gr1" draw:text-style-name="P2" draw:layer="layout" svg:x1="17.576cm" svg:y1="29.438cm" svg:x2="17.576cm" svg:y2="29.37cm">
          <text:p/>
        </draw:line>
        <draw:line draw:style-name="gr1" draw:text-style-name="P2" draw:layer="layout" svg:x1="17.554cm" svg:y1="29.432cm" svg:x2="17.554cm" svg:y2="29.365cm">
          <text:p/>
        </draw:line>
        <draw:polyline draw:style-name="gr1" draw:text-style-name="P2" draw:layer="layout" svg:width="0cm" svg:height="0cm" svg:x="17.576cm" svg:y="29.414cm" svg:viewBox="0 0 0 0" draw:points="0,0">
          <text:p/>
        </draw:polyline>
        <draw:line draw:style-name="gr1" draw:text-style-name="P2" draw:layer="layout" svg:x1="17.576cm" svg:y1="29.41cm" svg:x2="17.576cm" svg:y2="29.383cm">
          <text:p/>
        </draw:line>
        <draw:line draw:style-name="gr1" draw:text-style-name="P2" draw:layer="layout" svg:x1="17.576cm" svg:y1="29.37cm" svg:x2="17.576cm" svg:y2="29.303cm">
          <text:p/>
        </draw:line>
        <draw:line draw:style-name="gr1" draw:text-style-name="P2" draw:layer="layout" svg:x1="17.554cm" svg:y1="29.365cm" svg:x2="17.554cm" svg:y2="29.297cm">
          <text:p/>
        </draw:line>
        <draw:line draw:style-name="gr1" draw:text-style-name="P2" draw:layer="layout" svg:x1="17.576cm" svg:y1="29.343cm" svg:x2="17.576cm" svg:y2="29.315cm">
          <text:p/>
        </draw:line>
        <draw:line draw:style-name="gr1" draw:text-style-name="P2" draw:layer="layout" svg:x1="17.576cm" svg:y1="29.303cm" svg:x2="17.576cm" svg:y2="29.235cm">
          <text:p/>
        </draw:line>
        <draw:line draw:style-name="gr1" draw:text-style-name="P2" draw:layer="layout" svg:x1="17.554cm" svg:y1="29.297cm" svg:x2="17.554cm" svg:y2="29.229cm">
          <text:p/>
        </draw:line>
        <draw:polyline draw:style-name="gr1" draw:text-style-name="P2" draw:layer="layout" svg:width="0cm" svg:height="0cm" svg:x="17.576cm" svg:y="29.279cm" svg:viewBox="0 0 0 0" draw:points="0,0">
          <text:p/>
        </draw:polyline>
        <draw:line draw:style-name="gr1" draw:text-style-name="P2" draw:layer="layout" svg:x1="17.576cm" svg:y1="29.275cm" svg:x2="17.576cm" svg:y2="29.246cm">
          <text:p/>
        </draw:line>
        <draw:line draw:style-name="gr1" draw:text-style-name="P2" draw:layer="layout" svg:x1="17.576cm" svg:y1="29.435cm" svg:x2="17.576cm" svg:y2="29.367cm">
          <text:p/>
        </draw:line>
        <draw:line draw:style-name="gr1" draw:text-style-name="P2" draw:layer="layout" svg:x1="17.554cm" svg:y1="29.429cm" svg:x2="17.554cm" svg:y2="29.362cm">
          <text:p/>
        </draw:line>
        <draw:polygon draw:style-name="gr1" draw:text-style-name="P2" draw:layer="layout" svg:width="0.022cm" svg:height="0.094cm" svg:x="16.998cm" svg:y="29.296cm" svg:viewBox="0 0 23 95" draw:points="0,82 9,84 9,94 13,95 13,85 23,88 23,6 0,0">
          <text:p/>
        </draw:polygon>
        <draw:line draw:style-name="gr1" draw:text-style-name="P2" draw:layer="layout" svg:x1="16.998cm" svg:y1="29.296cm" svg:x2="16.998cm" svg:y2="29.284cm">
          <text:p/>
        </draw:line>
        <draw:line draw:style-name="gr1" draw:text-style-name="P2" draw:layer="layout" svg:x1="17.02cm" svg:y1="29.302cm" svg:x2="17.02cm" svg:y2="29.289cm">
          <text:p/>
        </draw:line>
        <draw:line draw:style-name="gr1" draw:text-style-name="P2" draw:layer="layout" svg:x1="17.02cm" svg:y1="29.383cm" svg:x2="17.02cm" svg:y2="29.369cm">
          <text:p/>
        </draw:line>
        <draw:line draw:style-name="gr1" draw:text-style-name="P2" draw:layer="layout" svg:x1="17.02cm" svg:y1="29.329cm" svg:x2="17.02cm" svg:y2="29.302cm">
          <text:p/>
        </draw:line>
        <draw:line draw:style-name="gr1" draw:text-style-name="P2" draw:layer="layout" svg:x1="17.02cm" svg:y1="29.289cm" svg:x2="17.02cm" svg:y2="29.221cm">
          <text:p/>
        </draw:line>
        <draw:line draw:style-name="gr1" draw:text-style-name="P2" draw:layer="layout" svg:x1="16.998cm" svg:y1="29.284cm" svg:x2="16.998cm" svg:y2="29.216cm">
          <text:p/>
        </draw:line>
        <draw:line draw:style-name="gr1" draw:text-style-name="P2" draw:layer="layout" svg:x1="17.02cm" svg:y1="29.261cm" svg:x2="17.02cm" svg:y2="29.234cm">
          <text:p/>
        </draw:line>
        <draw:line draw:style-name="gr1" draw:text-style-name="P2" draw:layer="layout" svg:x1="17.02cm" svg:y1="29.421cm" svg:x2="17.02cm" svg:y2="29.353cm">
          <text:p/>
        </draw:line>
        <draw:line draw:style-name="gr1" draw:text-style-name="P2" draw:layer="layout" svg:x1="16.998cm" svg:y1="29.416cm" svg:x2="16.998cm" svg:y2="29.348cm">
          <text:p/>
        </draw:line>
        <draw:line draw:style-name="gr1" draw:text-style-name="P2" draw:layer="layout" svg:x1="17.02cm" svg:y1="29.394cm" svg:x2="17.02cm" svg:y2="29.366cm">
          <text:p/>
        </draw:line>
        <draw:line draw:style-name="gr1" draw:text-style-name="P2" draw:layer="layout" svg:x1="17.02cm" svg:y1="29.353cm" svg:x2="17.02cm" svg:y2="29.286cm">
          <text:p/>
        </draw:line>
        <draw:line draw:style-name="gr1" draw:text-style-name="P2" draw:layer="layout" svg:x1="16.998cm" svg:y1="29.348cm" svg:x2="16.998cm" svg:y2="29.28cm">
          <text:p/>
        </draw:line>
        <draw:line draw:style-name="gr1" draw:text-style-name="P2" draw:layer="layout" svg:x1="17.02cm" svg:y1="29.326cm" svg:x2="17.02cm" svg:y2="29.296cm">
          <text:p/>
        </draw:line>
        <draw:line draw:style-name="gr1" draw:text-style-name="P2" draw:layer="layout" svg:x1="17.02cm" svg:y1="29.286cm" svg:x2="17.02cm" svg:y2="29.218cm">
          <text:p/>
        </draw:line>
        <draw:line draw:style-name="gr1" draw:text-style-name="P2" draw:layer="layout" svg:x1="16.998cm" svg:y1="29.28cm" svg:x2="16.998cm" svg:y2="29.212cm">
          <text:p/>
        </draw:line>
        <draw:polygon draw:style-name="gr1" draw:text-style-name="P2" draw:layer="layout" svg:width="0.022cm" svg:height="0.094cm" svg:x="16.441cm" svg:y="29.347cm" svg:viewBox="0 0 23 95" draw:points="0,82 10,84 10,94 15,95 15,85 23,88 23,6 0,0">
          <text:p/>
        </draw:polygon>
        <draw:line draw:style-name="gr1" draw:text-style-name="P2" draw:layer="layout" svg:x1="16.441cm" svg:y1="29.347cm" svg:x2="16.441cm" svg:y2="29.334cm">
          <text:p/>
        </draw:line>
        <draw:line draw:style-name="gr1" draw:text-style-name="P2" draw:layer="layout" svg:x1="16.463cm" svg:y1="29.353cm" svg:x2="16.463cm" svg:y2="29.34cm">
          <text:p/>
        </draw:line>
        <draw:line draw:style-name="gr1" draw:text-style-name="P2" draw:layer="layout" svg:x1="16.463cm" svg:y1="29.434cm" svg:x2="16.463cm" svg:y2="29.42cm">
          <text:p/>
        </draw:line>
        <draw:line draw:style-name="gr1" draw:text-style-name="P2" draw:layer="layout" svg:x1="16.463cm" svg:y1="29.38cm" svg:x2="16.463cm" svg:y2="29.353cm">
          <text:p/>
        </draw:line>
        <draw:line draw:style-name="gr1" draw:text-style-name="P2" draw:layer="layout" svg:x1="16.463cm" svg:y1="29.34cm" svg:x2="16.463cm" svg:y2="29.272cm">
          <text:p/>
        </draw:line>
        <draw:line draw:style-name="gr1" draw:text-style-name="P2" draw:layer="layout" svg:x1="16.441cm" svg:y1="29.334cm" svg:x2="16.441cm" svg:y2="29.267cm">
          <text:p/>
        </draw:line>
        <draw:line draw:style-name="gr1" draw:text-style-name="P2" draw:layer="layout" svg:x1="16.463cm" svg:y1="29.312cm" svg:x2="16.463cm" svg:y2="29.285cm">
          <text:p/>
        </draw:line>
        <draw:line draw:style-name="gr1" draw:text-style-name="P2" draw:layer="layout" svg:x1="16.463cm" svg:y1="29.272cm" svg:x2="16.463cm" svg:y2="29.204cm">
          <text:p/>
        </draw:line>
        <draw:line draw:style-name="gr1" draw:text-style-name="P2" draw:layer="layout" svg:x1="16.441cm" svg:y1="29.267cm" svg:x2="16.441cm" svg:y2="29.199cm">
          <text:p/>
        </draw:line>
        <draw:line draw:style-name="gr1" draw:text-style-name="P2" draw:layer="layout" svg:x1="16.463cm" svg:y1="29.244cm" svg:x2="16.463cm" svg:y2="29.217cm">
          <text:p/>
        </draw:line>
        <draw:line draw:style-name="gr1" draw:text-style-name="P2" draw:layer="layout" svg:x1="16.463cm" svg:y1="29.204cm" svg:x2="16.463cm" svg:y2="29.137cm">
          <text:p/>
        </draw:line>
        <draw:line draw:style-name="gr1" draw:text-style-name="P2" draw:layer="layout" svg:x1="16.441cm" svg:y1="29.199cm" svg:x2="16.441cm" svg:y2="29.131cm">
          <text:p/>
        </draw:line>
        <draw:line draw:style-name="gr1" draw:text-style-name="P2" draw:layer="layout" svg:x1="16.463cm" svg:y1="29.177cm" svg:x2="16.463cm" svg:y2="29.148cm">
          <text:p/>
        </draw:line>
        <draw:line draw:style-name="gr1" draw:text-style-name="P2" draw:layer="layout" svg:x1="16.463cm" svg:y1="29.137cm" svg:x2="16.463cm" svg:y2="29.069cm">
          <text:p/>
        </draw:line>
        <draw:line draw:style-name="gr1" draw:text-style-name="P2" draw:layer="layout" svg:x1="16.441cm" svg:y1="29.131cm" svg:x2="16.441cm" svg:y2="29.063cm">
          <text:p/>
        </draw:line>
        <draw:polygon draw:style-name="gr1" draw:text-style-name="P2" draw:layer="layout" svg:width="0.022cm" svg:height="0.093cm" svg:x="11.433cm" svg:y="28.005cm" svg:viewBox="0 0 23 94" draw:points="0,82 10,84 10,93 15,94 15,86 23,88 23,6 0,0">
          <text:p/>
        </draw:polygon>
        <draw:line draw:style-name="gr1" draw:text-style-name="P2" draw:layer="layout" svg:x1="11.433cm" svg:y1="28.005cm" svg:x2="11.433cm" svg:y2="27.992cm">
          <text:p/>
        </draw:line>
        <draw:line draw:style-name="gr1" draw:text-style-name="P2" draw:layer="layout" svg:x1="11.455cm" svg:y1="28.011cm" svg:x2="11.455cm" svg:y2="27.998cm">
          <text:p/>
        </draw:line>
        <draw:line draw:style-name="gr1" draw:text-style-name="P2" draw:layer="layout" svg:x1="11.455cm" svg:y1="28.092cm" svg:x2="11.455cm" svg:y2="28.079cm">
          <text:p/>
        </draw:line>
        <draw:line draw:style-name="gr1" draw:text-style-name="P2" draw:layer="layout" svg:x1="11.455cm" svg:y1="28.038cm" svg:x2="11.455cm" svg:y2="28.011cm">
          <text:p/>
        </draw:line>
        <draw:line draw:style-name="gr1" draw:text-style-name="P2" draw:layer="layout" svg:x1="11.455cm" svg:y1="27.998cm" svg:x2="11.455cm" svg:y2="27.93cm">
          <text:p/>
        </draw:line>
        <draw:line draw:style-name="gr1" draw:text-style-name="P2" draw:layer="layout" svg:x1="11.433cm" svg:y1="27.992cm" svg:x2="11.433cm" svg:y2="27.924cm">
          <text:p/>
        </draw:line>
        <draw:line draw:style-name="gr1" draw:text-style-name="P2" draw:layer="layout" svg:x1="11.455cm" svg:y1="27.97cm" svg:x2="11.455cm" svg:y2="27.943cm">
          <text:p/>
        </draw:line>
        <draw:line draw:style-name="gr1" draw:text-style-name="P2" draw:layer="layout" svg:x1="11.455cm" svg:y1="27.93cm" svg:x2="11.455cm" svg:y2="27.863cm">
          <text:p/>
        </draw:line>
        <draw:line draw:style-name="gr1" draw:text-style-name="P2" draw:layer="layout" svg:x1="11.433cm" svg:y1="27.924cm" svg:x2="11.433cm" svg:y2="27.857cm">
          <text:p/>
        </draw:line>
        <draw:line draw:style-name="gr1" draw:text-style-name="P2" draw:layer="layout" svg:x1="11.455cm" svg:y1="27.903cm" svg:x2="11.455cm" svg:y2="27.875cm">
          <text:p/>
        </draw:line>
        <draw:line draw:style-name="gr1" draw:text-style-name="P2" draw:layer="layout" svg:x1="11.455cm" svg:y1="27.863cm" svg:x2="11.455cm" svg:y2="27.795cm">
          <text:p/>
        </draw:line>
        <draw:line draw:style-name="gr1" draw:text-style-name="P2" draw:layer="layout" svg:x1="11.433cm" svg:y1="27.857cm" svg:x2="11.433cm" svg:y2="27.789cm">
          <text:p/>
        </draw:line>
        <draw:line draw:style-name="gr1" draw:text-style-name="P2" draw:layer="layout" svg:x1="11.455cm" svg:y1="27.835cm" svg:x2="11.455cm" svg:y2="27.805cm">
          <text:p/>
        </draw:line>
        <draw:line draw:style-name="gr1" draw:text-style-name="P2" draw:layer="layout" svg:x1="11.455cm" svg:y1="27.795cm" svg:x2="11.455cm" svg:y2="27.727cm">
          <text:p/>
        </draw:line>
        <draw:line draw:style-name="gr1" draw:text-style-name="P2" draw:layer="layout" svg:x1="11.433cm" svg:y1="27.789cm" svg:x2="11.433cm" svg:y2="27.721cm">
          <text:p/>
        </draw:line>
        <draw:polygon draw:style-name="gr1" draw:text-style-name="P2" draw:layer="layout" svg:width="0.022cm" svg:height="0.094cm" svg:x="11.99cm" svg:y="28.154cm" svg:viewBox="0 0 23 95" draw:points="0,82 8,84 9,94 14,95 14,86 23,88 22,6 0,0">
          <text:p/>
        </draw:polygon>
        <draw:line draw:style-name="gr1" draw:text-style-name="P2" draw:layer="layout" svg:x1="11.99cm" svg:y1="28.154cm" svg:x2="11.99cm" svg:y2="28.141cm">
          <text:p/>
        </draw:line>
        <draw:line draw:style-name="gr1" draw:text-style-name="P2" draw:layer="layout" svg:x1="12.011cm" svg:y1="28.16cm" svg:x2="12.011cm" svg:y2="28.147cm">
          <text:p/>
        </draw:line>
        <draw:line draw:style-name="gr1" draw:text-style-name="P2" draw:layer="layout" svg:x1="12.012cm" svg:y1="28.241cm" svg:x2="12.012cm" svg:y2="28.228cm">
          <text:p/>
        </draw:line>
        <draw:line draw:style-name="gr1" draw:text-style-name="P2" draw:layer="layout" svg:x1="12.012cm" svg:y1="28.187cm" svg:x2="12.012cm" svg:y2="28.16cm">
          <text:p/>
        </draw:line>
        <draw:line draw:style-name="gr1" draw:text-style-name="P2" draw:layer="layout" svg:x1="12.011cm" svg:y1="28.147cm" svg:x2="12.011cm" svg:y2="28.079cm">
          <text:p/>
        </draw:line>
        <draw:line draw:style-name="gr1" draw:text-style-name="P2" draw:layer="layout" svg:x1="11.99cm" svg:y1="28.141cm" svg:x2="11.99cm" svg:y2="28.074cm">
          <text:p/>
        </draw:line>
        <draw:line draw:style-name="gr1" draw:text-style-name="P2" draw:layer="layout" svg:x1="12.012cm" svg:y1="28.119cm" svg:x2="12.012cm" svg:y2="28.092cm">
          <text:p/>
        </draw:line>
        <draw:line draw:style-name="gr1" draw:text-style-name="P2" draw:layer="layout" svg:x1="12.011cm" svg:y1="28.079cm" svg:x2="12.011cm" svg:y2="28.012cm">
          <text:p/>
        </draw:line>
        <draw:line draw:style-name="gr1" draw:text-style-name="P2" draw:layer="layout" svg:x1="11.99cm" svg:y1="28.074cm" svg:x2="11.99cm" svg:y2="28.006cm">
          <text:p/>
        </draw:line>
        <draw:line draw:style-name="gr1" draw:text-style-name="P2" draw:layer="layout" svg:x1="12.012cm" svg:y1="28.052cm" svg:x2="12.012cm" svg:y2="28.024cm">
          <text:p/>
        </draw:line>
        <draw:line draw:style-name="gr1" draw:text-style-name="P2" draw:layer="layout" svg:x1="12.011cm" svg:y1="28.012cm" svg:x2="12.011cm" svg:y2="27.944cm">
          <text:p/>
        </draw:line>
        <draw:line draw:style-name="gr1" draw:text-style-name="P2" draw:layer="layout" svg:x1="11.99cm" svg:y1="28.006cm" svg:x2="11.99cm" svg:y2="27.938cm">
          <text:p/>
        </draw:line>
        <draw:line draw:style-name="gr1" draw:text-style-name="P2" draw:layer="layout" svg:x1="12.012cm" svg:y1="27.984cm" svg:x2="12.012cm" svg:y2="27.955cm">
          <text:p/>
        </draw:line>
        <draw:line draw:style-name="gr1" draw:text-style-name="P2" draw:layer="layout" svg:x1="12.011cm" svg:y1="27.944cm" svg:x2="12.011cm" svg:y2="27.876cm">
          <text:p/>
        </draw:line>
        <draw:line draw:style-name="gr1" draw:text-style-name="P2" draw:layer="layout" svg:x1="11.99cm" svg:y1="27.938cm" svg:x2="11.99cm" svg:y2="27.87cm">
          <text:p/>
        </draw:line>
        <draw:line draw:style-name="gr1" draw:text-style-name="P2" draw:layer="layout" svg:x1="12.568cm" svg:y1="28.133cm" svg:x2="12.568cm" svg:y2="28.104cm">
          <text:p/>
        </draw:line>
        <draw:line draw:style-name="gr1" draw:text-style-name="P2" draw:layer="layout" svg:x1="12.568cm" svg:y1="28.093cm" svg:x2="12.568cm" svg:y2="28.025cm">
          <text:p/>
        </draw:line>
        <draw:line draw:style-name="gr1" draw:text-style-name="P2" draw:layer="layout" svg:x1="12.546cm" svg:y1="28.087cm" svg:x2="12.546cm" svg:y2="28.019cm">
          <text:p/>
        </draw:line>
        <draw:polygon draw:style-name="gr1" draw:text-style-name="P2" draw:layer="layout" svg:width="0.022cm" svg:height="0.094cm" svg:x="12.546cm" svg:y="28.303cm" svg:viewBox="0 0 23 95" draw:points="0,81 10,83 10,94 15,95 15,85 23,87 23,6 0,0">
          <text:p/>
        </draw:polygon>
        <draw:line draw:style-name="gr1" draw:text-style-name="P2" draw:layer="layout" svg:x1="12.546cm" svg:y1="28.303cm" svg:x2="12.546cm" svg:y2="28.291cm">
          <text:p/>
        </draw:line>
        <draw:line draw:style-name="gr1" draw:text-style-name="P2" draw:layer="layout" svg:x1="12.568cm" svg:y1="28.309cm" svg:x2="12.568cm" svg:y2="28.296cm">
          <text:p/>
        </draw:line>
        <draw:line draw:style-name="gr1" draw:text-style-name="P2" draw:layer="layout" svg:x1="12.568cm" svg:y1="28.39cm" svg:x2="12.568cm" svg:y2="28.376cm">
          <text:p/>
        </draw:line>
        <draw:line draw:style-name="gr1" draw:text-style-name="P2" draw:layer="layout" svg:x1="12.568cm" svg:y1="28.336cm" svg:x2="12.568cm" svg:y2="28.309cm">
          <text:p/>
        </draw:line>
        <draw:line draw:style-name="gr1" draw:text-style-name="P2" draw:layer="layout" svg:x1="12.568cm" svg:y1="28.296cm" svg:x2="12.568cm" svg:y2="28.229cm">
          <text:p/>
        </draw:line>
        <draw:line draw:style-name="gr1" draw:text-style-name="P2" draw:layer="layout" svg:x1="12.546cm" svg:y1="28.291cm" svg:x2="12.546cm" svg:y2="28.223cm">
          <text:p/>
        </draw:line>
        <draw:line draw:style-name="gr1" draw:text-style-name="P2" draw:layer="layout" svg:x1="12.568cm" svg:y1="28.269cm" svg:x2="12.568cm" svg:y2="28.241cm">
          <text:p/>
        </draw:line>
        <draw:line draw:style-name="gr1" draw:text-style-name="P2" draw:layer="layout" svg:x1="12.568cm" svg:y1="28.229cm" svg:x2="12.568cm" svg:y2="28.161cm">
          <text:p/>
        </draw:line>
        <draw:line draw:style-name="gr1" draw:text-style-name="P2" draw:layer="layout" svg:x1="12.546cm" svg:y1="28.223cm" svg:x2="12.546cm" svg:y2="28.155cm">
          <text:p/>
        </draw:line>
        <draw:line draw:style-name="gr1" draw:text-style-name="P2" draw:layer="layout" svg:x1="12.568cm" svg:y1="28.201cm" svg:x2="12.568cm" svg:y2="28.173cm">
          <text:p/>
        </draw:line>
        <draw:line draw:style-name="gr1" draw:text-style-name="P2" draw:layer="layout" svg:x1="12.568cm" svg:y1="28.161cm" svg:x2="12.568cm" svg:y2="28.093cm">
          <text:p/>
        </draw:line>
        <draw:line draw:style-name="gr1" draw:text-style-name="P2" draw:layer="layout" svg:x1="12.546cm" svg:y1="28.155cm" svg:x2="12.546cm" svg:y2="28.087cm">
          <text:p/>
        </draw:line>
        <draw:polygon draw:style-name="gr1" draw:text-style-name="P2" draw:layer="layout" svg:width="0.022cm" svg:height="0.094cm" svg:x="13.103cm" svg:y="28.452cm" svg:viewBox="0 0 23 95" draw:points="0,82 8,85 8,94 13,95 13,86 23,88 22,6 0,0">
          <text:p/>
        </draw:polygon>
        <draw:line draw:style-name="gr1" draw:text-style-name="P2" draw:layer="layout" svg:x1="13.103cm" svg:y1="28.452cm" svg:x2="13.103cm" svg:y2="28.44cm">
          <text:p/>
        </draw:line>
        <draw:line draw:style-name="gr1" draw:text-style-name="P2" draw:layer="layout" svg:x1="13.124cm" svg:y1="28.458cm" svg:x2="13.124cm" svg:y2="28.445cm">
          <text:p/>
        </draw:line>
        <draw:line draw:style-name="gr1" draw:text-style-name="P2" draw:layer="layout" svg:x1="13.125cm" svg:y1="28.539cm" svg:x2="13.125cm" svg:y2="28.526cm">
          <text:p/>
        </draw:line>
        <draw:line draw:style-name="gr1" draw:text-style-name="P2" draw:layer="layout" svg:x1="13.125cm" svg:y1="28.486cm" svg:x2="13.125cm" svg:y2="28.458cm">
          <text:p/>
        </draw:line>
        <draw:line draw:style-name="gr1" draw:text-style-name="P2" draw:layer="layout" svg:x1="13.124cm" svg:y1="28.445cm" svg:x2="13.124cm" svg:y2="28.378cm">
          <text:p/>
        </draw:line>
        <draw:line draw:style-name="gr1" draw:text-style-name="P2" draw:layer="layout" svg:x1="13.103cm" svg:y1="28.44cm" svg:x2="13.103cm" svg:y2="28.372cm">
          <text:p/>
        </draw:line>
        <draw:line draw:style-name="gr1" draw:text-style-name="P2" draw:layer="layout" svg:x1="13.125cm" svg:y1="28.417cm" svg:x2="13.125cm" svg:y2="28.39cm">
          <text:p/>
        </draw:line>
        <draw:line draw:style-name="gr1" draw:text-style-name="P2" draw:layer="layout" svg:x1="13.124cm" svg:y1="28.378cm" svg:x2="13.124cm" svg:y2="28.359cm">
          <text:p/>
        </draw:line>
        <draw:line draw:style-name="gr1" draw:text-style-name="P2" draw:layer="layout" svg:x1="13.103cm" svg:y1="28.372cm" svg:x2="13.103cm" svg:y2="28.354cm">
          <text:p/>
        </draw:line>
        <draw:polygon draw:style-name="gr1" draw:text-style-name="P2" draw:layer="layout" svg:width="0.022cm" svg:height="0.093cm" svg:x="15.885cm" svg:y="29.198cm" svg:viewBox="0 0 23 94" draw:points="0,82 9,84 9,93 14,94 14,85 23,88 23,6 0,0">
          <text:p/>
        </draw:polygon>
        <draw:line draw:style-name="gr1" draw:text-style-name="P2" draw:layer="layout" svg:x1="15.885cm" svg:y1="29.198cm" svg:x2="15.885cm" svg:y2="29.185cm">
          <text:p/>
        </draw:line>
        <draw:line draw:style-name="gr1" draw:text-style-name="P2" draw:layer="layout" svg:x1="15.907cm" svg:y1="29.204cm" svg:x2="15.907cm" svg:y2="29.191cm">
          <text:p/>
        </draw:line>
        <draw:line draw:style-name="gr1" draw:text-style-name="P2" draw:layer="layout" svg:x1="15.907cm" svg:y1="29.285cm" svg:x2="15.907cm" svg:y2="29.271cm">
          <text:p/>
        </draw:line>
        <draw:line draw:style-name="gr1" draw:text-style-name="P2" draw:layer="layout" svg:x1="15.907cm" svg:y1="29.231cm" svg:x2="15.907cm" svg:y2="29.203cm">
          <text:p/>
        </draw:line>
        <draw:line draw:style-name="gr1" draw:text-style-name="P2" draw:layer="layout" svg:x1="15.907cm" svg:y1="29.191cm" svg:x2="15.907cm" svg:y2="29.123cm">
          <text:p/>
        </draw:line>
        <draw:line draw:style-name="gr1" draw:text-style-name="P2" draw:layer="layout" svg:x1="15.885cm" svg:y1="29.185cm" svg:x2="15.885cm" svg:y2="29.117cm">
          <text:p/>
        </draw:line>
        <draw:line draw:style-name="gr1" draw:text-style-name="P2" draw:layer="layout" svg:x1="15.907cm" svg:y1="29.163cm" svg:x2="15.907cm" svg:y2="29.136cm">
          <text:p/>
        </draw:line>
        <draw:line draw:style-name="gr1" draw:text-style-name="P2" draw:layer="layout" svg:x1="15.907cm" svg:y1="29.123cm" svg:x2="15.907cm" svg:y2="29.056cm">
          <text:p/>
        </draw:line>
        <draw:line draw:style-name="gr1" draw:text-style-name="P2" draw:layer="layout" svg:x1="15.885cm" svg:y1="29.117cm" svg:x2="15.885cm" svg:y2="29.05cm">
          <text:p/>
        </draw:line>
        <draw:line draw:style-name="gr1" draw:text-style-name="P2" draw:layer="layout" svg:x1="15.907cm" svg:y1="29.095cm" svg:x2="15.907cm" svg:y2="29.068cm">
          <text:p/>
        </draw:line>
        <draw:line draw:style-name="gr1" draw:text-style-name="P2" draw:layer="layout" svg:x1="15.907cm" svg:y1="29.055cm" svg:x2="15.907cm" svg:y2="28.987cm">
          <text:p/>
        </draw:line>
        <draw:line draw:style-name="gr1" draw:text-style-name="P2" draw:layer="layout" svg:x1="15.885cm" svg:y1="29.05cm" svg:x2="15.885cm" svg:y2="28.982cm">
          <text:p/>
        </draw:line>
        <draw:line draw:style-name="gr1" draw:text-style-name="P2" draw:layer="layout" svg:x1="15.907cm" svg:y1="29.028cm" svg:x2="15.907cm" svg:y2="28.998cm">
          <text:p/>
        </draw:line>
        <draw:line draw:style-name="gr1" draw:text-style-name="P2" draw:layer="layout" svg:x1="15.907cm" svg:y1="28.987cm" svg:x2="15.907cm" svg:y2="28.92cm">
          <text:p/>
        </draw:line>
        <draw:line draw:style-name="gr1" draw:text-style-name="P2" draw:layer="layout" svg:x1="15.885cm" svg:y1="28.982cm" svg:x2="15.885cm" svg:y2="28.914cm">
          <text:p/>
        </draw:line>
        <draw:line draw:style-name="gr1" draw:text-style-name="P2" draw:layer="layout" svg:x1="15.35cm" svg:y1="29.082cm" svg:x2="15.35cm" svg:y2="29.054cm">
          <text:p/>
        </draw:line>
        <draw:line draw:style-name="gr1" draw:text-style-name="P2" draw:layer="layout" svg:x1="15.35cm" svg:y1="29.042cm" svg:x2="15.35cm" svg:y2="28.974cm">
          <text:p/>
        </draw:line>
        <draw:line draw:style-name="gr1" draw:text-style-name="P2" draw:layer="layout" svg:x1="15.328cm" svg:y1="29.036cm" svg:x2="15.328cm" svg:y2="28.968cm">
          <text:p/>
        </draw:line>
        <draw:line draw:style-name="gr1" draw:text-style-name="P2" draw:layer="layout" svg:x1="15.35cm" svg:y1="29.014cm" svg:x2="15.35cm" svg:y2="28.987cm">
          <text:p/>
        </draw:line>
        <draw:line draw:style-name="gr1" draw:text-style-name="P2" draw:layer="layout" svg:x1="15.35cm" svg:y1="28.974cm" svg:x2="15.35cm" svg:y2="28.956cm">
          <text:p/>
        </draw:line>
        <draw:polyline draw:style-name="gr1" draw:text-style-name="P2" draw:layer="layout" svg:width="0cm" svg:height="0.202cm" svg:x="15.328cm" svg:y="28.765cm" svg:viewBox="0 0 0 203" draw:points="0,203 0,136 0,68 0,0">
          <text:p/>
        </draw:polyline>
        <draw:polygon draw:style-name="gr1" draw:text-style-name="P2" draw:layer="layout" svg:width="0.022cm" svg:height="0.094cm" svg:x="15.328cm" svg:y="29.048cm" svg:viewBox="0 0 23 95" draw:points="0,82 9,84 9,94 15,95 15,85 23,89 23,6 0,0">
          <text:p/>
        </draw:polygon>
        <draw:line draw:style-name="gr1" draw:text-style-name="P2" draw:layer="layout" svg:x1="15.328cm" svg:y1="29.048cm" svg:x2="15.328cm" svg:y2="29.036cm">
          <text:p/>
        </draw:line>
        <draw:line draw:style-name="gr1" draw:text-style-name="P2" draw:layer="layout" svg:x1="15.35cm" svg:y1="29.054cm" svg:x2="15.35cm" svg:y2="29.042cm">
          <text:p/>
        </draw:line>
        <draw:line draw:style-name="gr1" draw:text-style-name="P2" draw:layer="layout" svg:x1="15.35cm" svg:y1="29.136cm" svg:x2="15.35cm" svg:y2="29.122cm">
          <text:p/>
        </draw:line>
        <draw:polygon draw:style-name="gr1" draw:text-style-name="P2" draw:layer="layout" svg:width="0.022cm" svg:height="0.094cm" svg:x="13.659cm" svg:y="28.601cm" svg:viewBox="0 0 23 95" draw:points="0,83 9,85 9,94 13,95 13,86 23,88 23,6 0,0">
          <text:p/>
        </draw:polygon>
        <draw:line draw:style-name="gr1" draw:text-style-name="P2" draw:layer="layout" svg:x1="13.659cm" svg:y1="28.601cm" svg:x2="13.659cm" svg:y2="28.589cm">
          <text:p/>
        </draw:line>
        <draw:line draw:style-name="gr1" draw:text-style-name="P2" draw:layer="layout" svg:x1="13.681cm" svg:y1="28.607cm" svg:x2="13.681cm" svg:y2="28.595cm">
          <text:p/>
        </draw:line>
        <draw:line draw:style-name="gr1" draw:text-style-name="P2" draw:layer="layout" svg:x1="13.681cm" svg:y1="28.688cm" svg:x2="13.681cm" svg:y2="28.675cm">
          <text:p/>
        </draw:line>
        <draw:line draw:style-name="gr1" draw:text-style-name="P2" draw:layer="layout" svg:x1="13.681cm" svg:y1="28.634cm" svg:x2="13.681cm" svg:y2="28.607cm">
          <text:p/>
        </draw:line>
        <draw:line draw:style-name="gr1" draw:text-style-name="P2" draw:layer="layout" svg:x1="13.681cm" svg:y1="28.595cm" svg:x2="13.681cm" svg:y2="28.527cm">
          <text:p/>
        </draw:line>
        <draw:line draw:style-name="gr1" draw:text-style-name="P2" draw:layer="layout" svg:x1="13.659cm" svg:y1="28.589cm" svg:x2="13.659cm" svg:y2="28.521cm">
          <text:p/>
        </draw:line>
        <draw:line draw:style-name="gr1" draw:text-style-name="P2" draw:layer="layout" svg:x1="13.681cm" svg:y1="28.567cm" svg:x2="13.681cm" svg:y2="28.539cm">
          <text:p/>
        </draw:line>
        <draw:line draw:style-name="gr1" draw:text-style-name="P2" draw:layer="layout" svg:x1="13.681cm" svg:y1="28.527cm" svg:x2="13.681cm" svg:y2="28.459cm">
          <text:p/>
        </draw:line>
        <draw:line draw:style-name="gr1" draw:text-style-name="P2" draw:layer="layout" svg:x1="13.659cm" svg:y1="28.521cm" svg:x2="13.659cm" svg:y2="28.453cm">
          <text:p/>
        </draw:line>
        <draw:line draw:style-name="gr1" draw:text-style-name="P2" draw:layer="layout" svg:x1="13.681cm" svg:y1="28.499cm" svg:x2="13.681cm" svg:y2="28.471cm">
          <text:p/>
        </draw:line>
        <draw:line draw:style-name="gr1" draw:text-style-name="P2" draw:layer="layout" svg:x1="13.681cm" svg:y1="28.459cm" svg:x2="13.681cm" svg:y2="28.391cm">
          <text:p/>
        </draw:line>
        <draw:line draw:style-name="gr1" draw:text-style-name="P2" draw:layer="layout" svg:x1="13.659cm" svg:y1="28.453cm" svg:x2="13.659cm" svg:y2="28.385cm">
          <text:p/>
        </draw:line>
        <draw:line draw:style-name="gr1" draw:text-style-name="P2" draw:layer="layout" svg:x1="13.681cm" svg:y1="28.431cm" svg:x2="13.681cm" svg:y2="28.402cm">
          <text:p/>
        </draw:line>
        <draw:line draw:style-name="gr1" draw:text-style-name="P2" draw:layer="layout" svg:x1="13.681cm" svg:y1="28.391cm" svg:x2="13.681cm" svg:y2="28.323cm">
          <text:p/>
        </draw:line>
        <draw:line draw:style-name="gr1" draw:text-style-name="P2" draw:layer="layout" svg:x1="13.659cm" svg:y1="28.385cm" svg:x2="13.659cm" svg:y2="28.318cm">
          <text:p/>
        </draw:line>
        <draw:line draw:style-name="gr1" draw:text-style-name="P2" draw:layer="layout" svg:x1="14.794cm" svg:y1="28.933cm" svg:x2="14.794cm" svg:y2="28.905cm">
          <text:p/>
        </draw:line>
        <draw:line draw:style-name="gr1" draw:text-style-name="P2" draw:layer="layout" svg:x1="14.794cm" svg:y1="28.893cm" svg:x2="14.794cm" svg:y2="28.825cm">
          <text:p/>
        </draw:line>
        <draw:line draw:style-name="gr1" draw:text-style-name="P2" draw:layer="layout" svg:x1="14.772cm" svg:y1="28.887cm" svg:x2="14.772cm" svg:y2="28.819cm">
          <text:p/>
        </draw:line>
        <draw:line draw:style-name="gr1" draw:text-style-name="P2" draw:layer="layout" svg:x1="14.794cm" svg:y1="28.865cm" svg:x2="14.794cm" svg:y2="28.837cm">
          <text:p/>
        </draw:line>
        <draw:line draw:style-name="gr1" draw:text-style-name="P2" draw:layer="layout" svg:x1="14.794cm" svg:y1="28.825cm" svg:x2="14.794cm" svg:y2="28.757cm">
          <text:p/>
        </draw:line>
        <draw:line draw:style-name="gr1" draw:text-style-name="P2" draw:layer="layout" svg:x1="14.772cm" svg:y1="28.819cm" svg:x2="14.772cm" svg:y2="28.752cm">
          <text:p/>
        </draw:line>
        <draw:line draw:style-name="gr1" draw:text-style-name="P2" draw:layer="layout" svg:x1="14.794cm" svg:y1="28.797cm" svg:x2="14.794cm" svg:y2="28.77cm">
          <text:p/>
        </draw:line>
        <draw:line draw:style-name="gr1" draw:text-style-name="P2" draw:layer="layout" svg:x1="14.794cm" svg:y1="28.757cm" svg:x2="14.794cm" svg:y2="28.69cm">
          <text:p/>
        </draw:line>
        <draw:line draw:style-name="gr1" draw:text-style-name="P2" draw:layer="layout" svg:x1="14.772cm" svg:y1="28.752cm" svg:x2="14.772cm" svg:y2="28.684cm">
          <text:p/>
        </draw:line>
        <draw:line draw:style-name="gr1" draw:text-style-name="P2" draw:layer="layout" svg:x1="14.794cm" svg:y1="28.729cm" svg:x2="14.794cm" svg:y2="28.7cm">
          <text:p/>
        </draw:line>
        <draw:line draw:style-name="gr1" draw:text-style-name="P2" draw:layer="layout" svg:x1="14.794cm" svg:y1="28.69cm" svg:x2="14.794cm" svg:y2="28.622cm">
          <text:p/>
        </draw:line>
        <draw:line draw:style-name="gr1" draw:text-style-name="P2" draw:layer="layout" svg:x1="14.772cm" svg:y1="28.684cm" svg:x2="14.772cm" svg:y2="28.616cm">
          <text:p/>
        </draw:line>
        <draw:polygon draw:style-name="gr1" draw:text-style-name="P2" draw:layer="layout" svg:width="0.022cm" svg:height="0.094cm" svg:x="14.772cm" svg:y="28.899cm" svg:viewBox="0 0 23 95" draw:points="0,82 10,85 10,94 14,95 14,86 23,88 23,6 0,0">
          <text:p/>
        </draw:polygon>
        <draw:line draw:style-name="gr1" draw:text-style-name="P2" draw:layer="layout" svg:x1="14.772cm" svg:y1="28.899cm" svg:x2="14.772cm" svg:y2="28.887cm">
          <text:p/>
        </draw:line>
        <draw:line draw:style-name="gr1" draw:text-style-name="P2" draw:layer="layout" svg:x1="14.794cm" svg:y1="28.905cm" svg:x2="14.794cm" svg:y2="28.893cm">
          <text:p/>
        </draw:line>
        <draw:line draw:style-name="gr1" draw:text-style-name="P2" draw:layer="layout" svg:x1="14.794cm" svg:y1="28.986cm" svg:x2="14.794cm" svg:y2="28.973cm">
          <text:p/>
        </draw:line>
        <draw:polygon draw:style-name="gr1" draw:text-style-name="P2" draw:layer="layout" svg:width="0.022cm" svg:height="0.093cm" svg:x="14.216cm" svg:y="28.751cm" svg:viewBox="0 0 23 94" draw:points="0,81 9,84 9,93 14,94 14,85 23,87 22,5 0,0">
          <text:p/>
        </draw:polygon>
        <draw:line draw:style-name="gr1" draw:text-style-name="P2" draw:layer="layout" svg:x1="14.216cm" svg:y1="28.751cm" svg:x2="14.216cm" svg:y2="28.738cm">
          <text:p/>
        </draw:line>
        <draw:line draw:style-name="gr1" draw:text-style-name="P2" draw:layer="layout" svg:x1="14.237cm" svg:y1="28.756cm" svg:x2="14.237cm" svg:y2="28.744cm">
          <text:p/>
        </draw:line>
        <draw:line draw:style-name="gr1" draw:text-style-name="P2" draw:layer="layout" svg:x1="14.238cm" svg:y1="28.837cm" svg:x2="14.238cm" svg:y2="28.824cm">
          <text:p/>
        </draw:line>
        <draw:line draw:style-name="gr1" draw:text-style-name="P2" draw:layer="layout" svg:x1="14.238cm" svg:y1="28.783cm" svg:x2="14.238cm" svg:y2="28.756cm">
          <text:p/>
        </draw:line>
        <draw:line draw:style-name="gr1" draw:text-style-name="P2" draw:layer="layout" svg:x1="14.237cm" svg:y1="28.744cm" svg:x2="14.237cm" svg:y2="28.676cm">
          <text:p/>
        </draw:line>
        <draw:line draw:style-name="gr1" draw:text-style-name="P2" draw:layer="layout" svg:x1="14.216cm" svg:y1="28.738cm" svg:x2="14.216cm" svg:y2="28.67cm">
          <text:p/>
        </draw:line>
        <draw:line draw:style-name="gr1" draw:text-style-name="P2" draw:layer="layout" svg:x1="14.238cm" svg:y1="28.716cm" svg:x2="14.238cm" svg:y2="28.688cm">
          <text:p/>
        </draw:line>
        <draw:line draw:style-name="gr1" draw:text-style-name="P2" draw:layer="layout" svg:x1="14.237cm" svg:y1="28.676cm" svg:x2="14.237cm" svg:y2="28.608cm">
          <text:p/>
        </draw:line>
        <draw:line draw:style-name="gr1" draw:text-style-name="P2" draw:layer="layout" svg:x1="14.216cm" svg:y1="28.67cm" svg:x2="14.216cm" svg:y2="28.602cm">
          <text:p/>
        </draw:line>
        <draw:line draw:style-name="gr1" draw:text-style-name="P2" draw:layer="layout" svg:x1="14.238cm" svg:y1="28.648cm" svg:x2="14.238cm" svg:y2="28.621cm">
          <text:p/>
        </draw:line>
        <draw:line draw:style-name="gr1" draw:text-style-name="P2" draw:layer="layout" svg:x1="14.237cm" svg:y1="28.608cm" svg:x2="14.237cm" svg:y2="28.54cm">
          <text:p/>
        </draw:line>
        <draw:line draw:style-name="gr1" draw:text-style-name="P2" draw:layer="layout" svg:x1="14.216cm" svg:y1="28.602cm" svg:x2="14.216cm" svg:y2="28.535cm">
          <text:p/>
        </draw:line>
        <draw:line draw:style-name="gr1" draw:text-style-name="P2" draw:layer="layout" svg:x1="14.238cm" svg:y1="28.58cm" svg:x2="14.238cm" svg:y2="28.551cm">
          <text:p/>
        </draw:line>
        <draw:line draw:style-name="gr1" draw:text-style-name="P2" draw:layer="layout" svg:x1="14.237cm" svg:y1="28.54cm" svg:x2="14.237cm" svg:y2="28.473cm">
          <text:p/>
        </draw:line>
        <draw:line draw:style-name="gr1" draw:text-style-name="P2" draw:layer="layout" svg:x1="14.216cm" svg:y1="28.535cm" svg:x2="14.216cm" svg:y2="28.467cm">
          <text:p/>
        </draw:line>
        <draw:line draw:style-name="gr1" draw:text-style-name="P2" draw:layer="layout" svg:x1="17.892cm" svg:y1="29.281cm" svg:x2="17.733cm" svg:y2="29.238cm">
          <text:p/>
        </draw:line>
        <draw:line draw:style-name="gr1" draw:text-style-name="P2" draw:layer="layout" svg:x1="17.647cm" svg:y1="29.416cm" svg:x2="17.576cm" svg:y2="29.396cm">
          <text:p/>
        </draw:line>
        <draw:line draw:style-name="gr1" draw:text-style-name="P2" draw:layer="layout" svg:x1="17.555cm" svg:y1="29.391cm" svg:x2="17.02cm" svg:y2="29.247cm">
          <text:p/>
        </draw:line>
        <draw:line draw:style-name="gr1" draw:text-style-name="P2" draw:layer="layout" svg:x1="16.999cm" svg:y1="29.242cm" svg:x2="16.463cm" svg:y2="29.098cm">
          <text:p/>
        </draw:line>
        <draw:line draw:style-name="gr1" draw:text-style-name="P2" draw:layer="layout" svg:x1="16.442cm" svg:y1="29.093cm" svg:x2="15.907cm" svg:y2="28.949cm">
          <text:p/>
        </draw:line>
        <draw:line draw:style-name="gr1" draw:text-style-name="P2" draw:layer="layout" svg:x1="15.886cm" svg:y1="28.944cm" svg:x2="15.431cm" svg:y2="28.821cm">
          <text:p/>
        </draw:line>
        <draw:line draw:style-name="gr1" draw:text-style-name="P2" draw:layer="layout" svg:x1="15.329cm" svg:y1="28.795cm" svg:x2="14.794cm" svg:y2="28.65cm">
          <text:p/>
        </draw:line>
        <draw:line draw:style-name="gr1" draw:text-style-name="P2" draw:layer="layout" svg:x1="14.773cm" svg:y1="28.645cm" svg:x2="14.237cm" svg:y2="28.501cm">
          <text:p/>
        </draw:line>
        <draw:line draw:style-name="gr1" draw:text-style-name="P2" draw:layer="layout" svg:x1="14.217cm" svg:y1="28.496cm" svg:x2="13.681cm" svg:y2="28.352cm">
          <text:p/>
        </draw:line>
        <draw:line draw:style-name="gr1" draw:text-style-name="P2" draw:layer="layout" svg:x1="13.66cm" svg:y1="28.348cm" svg:x2="13.13cm" svg:y2="28.205cm">
          <text:p/>
        </draw:line>
        <draw:line draw:style-name="gr1" draw:text-style-name="P2" draw:layer="layout" svg:x1="13.043cm" svg:y1="28.182cm" svg:x2="12.568cm" svg:y2="28.054cm">
          <text:p/>
        </draw:line>
        <draw:line draw:style-name="gr1" draw:text-style-name="P2" draw:layer="layout" svg:x1="12.547cm" svg:y1="28.049cm" svg:x2="12.011cm" svg:y2="27.905cm">
          <text:p/>
        </draw:line>
        <draw:line draw:style-name="gr1" draw:text-style-name="P2" draw:layer="layout" svg:x1="11.991cm" svg:y1="27.9cm" svg:x2="11.455cm" svg:y2="27.756cm">
          <text:p/>
        </draw:line>
        <draw:line draw:style-name="gr1" draw:text-style-name="P2" draw:layer="layout" svg:x1="11.434cm" svg:y1="27.751cm" svg:x2="10.899cm" svg:y2="27.607cm">
          <text:p/>
        </draw:line>
        <draw:line draw:style-name="gr1" draw:text-style-name="P2" draw:layer="layout" svg:x1="10.878cm" svg:y1="27.602cm" svg:x2="10.827cm" svg:y2="27.588cm">
          <text:p/>
        </draw:line>
        <draw:line draw:style-name="gr1" draw:text-style-name="P2" draw:layer="layout" svg:x1="10.741cm" svg:y1="27.565cm" svg:x2="10.61cm" svg:y2="27.53cm">
          <text:p/>
        </draw:line>
        <draw:line draw:style-name="gr1" draw:text-style-name="P2" draw:layer="layout" svg:x1="17.892cm" svg:y1="29.414cm" svg:x2="17.733cm" svg:y2="29.37cm">
          <text:p/>
        </draw:line>
        <draw:line draw:style-name="gr1" draw:text-style-name="P2" draw:layer="layout" svg:x1="17.647cm" svg:y1="29.348cm" svg:x2="15.431cm" svg:y2="28.753cm">
          <text:p/>
        </draw:line>
        <draw:line draw:style-name="gr1" draw:text-style-name="P2" draw:layer="layout" svg:x1="15.345cm" svg:y1="28.731cm" svg:x2="13.129cm" svg:y2="28.137cm">
          <text:p/>
        </draw:line>
        <draw:line draw:style-name="gr1" draw:text-style-name="P2" draw:layer="layout" svg:x1="13.043cm" svg:y1="28.114cm" svg:x2="10.827cm" svg:y2="27.52cm">
          <text:p/>
        </draw:line>
        <draw:line draw:style-name="gr1" draw:text-style-name="P2" draw:layer="layout" svg:x1="10.741cm" svg:y1="27.497cm" svg:x2="10.583cm" svg:y2="27.454cm">
          <text:p/>
        </draw:line>
        <draw:line draw:style-name="gr1" draw:text-style-name="P2" draw:layer="layout" svg:x1="17.934cm" svg:y1="29.631cm" svg:x2="17.934cm" svg:y2="29.628cm">
          <text:p/>
        </draw:line>
        <draw:line draw:style-name="gr1" draw:text-style-name="P2" draw:layer="layout" svg:x1="10.539cm" svg:y1="27.848cm" svg:x2="10.539cm" svg:y2="27.849cm">
          <text:p/>
        </draw:line>
        <draw:polyline draw:style-name="gr1" draw:text-style-name="P2" draw:layer="layout" svg:width="7.395cm" svg:height="1.982cm" svg:x="10.539cm" svg:y="27.735cm" svg:viewBox="0 0 7396 1983" draw:points="7396,1897 7396,1983 0,0">
          <text:p/>
        </draw:polyline>
        <draw:line draw:style-name="gr1" draw:text-style-name="P2" draw:layer="layout" svg:x1="17.935cm" svg:y1="29.632cm" svg:x2="17.923cm" svg:y2="29.628cm">
          <text:p/>
        </draw:line>
        <draw:line draw:style-name="gr1" draw:text-style-name="P2" draw:layer="layout" svg:x1="17.918cm" svg:y1="29.627cm" svg:x2="17.891cm" svg:y2="29.619cm">
          <text:p/>
        </draw:line>
        <draw:line draw:style-name="gr1" draw:text-style-name="P2" draw:layer="layout" svg:x1="10.563cm" svg:y1="27.857cm" svg:x2="10.539cm" svg:y2="27.849cm">
          <text:p/>
        </draw:line>
        <draw:line draw:style-name="gr1" draw:text-style-name="P2" draw:layer="layout" svg:x1="10.539cm" svg:y1="27.849cm" svg:x2="10.539cm" svg:y2="27.935cm">
          <text:p/>
        </draw:line>
        <draw:line draw:style-name="gr1" draw:text-style-name="P1" draw:layer="layout" svg:x1="17.593cm" svg:y1="19.791cm" svg:x2="16.565cm" svg:y2="19.791cm">
          <text:p/>
        </draw:line>
        <draw:line draw:style-name="gr1" draw:text-style-name="P1" draw:layer="layout" svg:x1="16.565cm" svg:y1="19.843cm" svg:x2="17.593cm" svg:y2="19.843cm">
          <text:p/>
        </draw:line>
        <draw:line draw:style-name="gr1" draw:text-style-name="P1" draw:layer="layout" svg:x1="17.787cm" svg:y1="19.791cm" svg:x2="17.787cm" svg:y2="19.732cm">
          <text:p/>
        </draw:line>
        <draw:line draw:style-name="gr1" draw:text-style-name="P1" draw:layer="layout" svg:x1="17.787cm" svg:y1="19.902cm" svg:x2="17.787cm" svg:y2="19.843cm">
          <text:p/>
        </draw:line>
        <draw:polyline draw:style-name="gr1" draw:text-style-name="P2" draw:layer="layout" svg:width="0.072cm" svg:height="0.078cm" svg:x="17.864cm" svg:y="29.552cm" svg:viewBox="0 0 73 79" draw:points="14,0 14,13 0,30 58,79 63,73 70,78 73,75 66,69 72,62 14,13">
          <text:p/>
        </draw:polyline>
        <draw:line draw:style-name="gr1" draw:text-style-name="P2" draw:layer="layout" svg:x1="17.935cm" svg:y1="29.613cm" svg:x2="17.935cm" svg:y2="29.6cm">
          <text:p/>
        </draw:line>
        <draw:line draw:style-name="gr1" draw:text-style-name="P2" draw:layer="layout" svg:x1="17.864cm" svg:y1="29.582cm" svg:x2="17.864cm" svg:y2="29.569cm">
          <text:p/>
        </draw:line>
        <draw:line draw:style-name="gr1" draw:text-style-name="P2" draw:layer="layout" svg:x1="17.936cm" svg:y1="29.626cm" svg:x2="17.936cm" svg:y2="29.611cm">
          <text:p/>
        </draw:line>
        <draw:line draw:style-name="gr1" draw:text-style-name="P2" draw:layer="layout" svg:x1="17.878cm" svg:y1="29.552cm" svg:x2="17.878cm" svg:y2="29.484cm">
          <text:p/>
        </draw:line>
        <draw:line draw:style-name="gr1" draw:text-style-name="P2" draw:layer="layout" svg:x1="17.864cm" svg:y1="29.555cm" svg:x2="17.864cm" svg:y2="29.501cm">
          <text:p/>
        </draw:line>
        <draw:line draw:style-name="gr1" draw:text-style-name="P2" draw:layer="layout" svg:x1="17.936cm" svg:y1="29.611cm" svg:x2="17.936cm" svg:y2="29.601cm">
          <text:p/>
        </draw:line>
        <draw:line draw:style-name="gr1" draw:text-style-name="P2" draw:layer="layout" svg:x1="17.878cm" svg:y1="29.416cm" svg:x2="17.878cm" svg:y2="29.349cm">
          <text:p/>
        </draw:line>
        <draw:line draw:style-name="gr1" draw:text-style-name="P2" draw:layer="layout" svg:x1="17.864cm" svg:y1="29.42cm" svg:x2="17.864cm" svg:y2="29.365cm">
          <text:p/>
        </draw:line>
        <draw:line draw:style-name="gr1" draw:text-style-name="P2" draw:layer="layout" svg:x1="17.878cm" svg:y1="29.349cm" svg:x2="17.878cm" svg:y2="29.281cm">
          <text:p/>
        </draw:line>
        <draw:line draw:style-name="gr1" draw:text-style-name="P2" draw:layer="layout" svg:x1="17.864cm" svg:y1="29.352cm" svg:x2="17.864cm" svg:y2="29.297cm">
          <text:p/>
        </draw:line>
        <draw:line draw:style-name="gr1" draw:text-style-name="P2" draw:layer="layout" svg:x1="17.878cm" svg:y1="29.484cm" svg:x2="17.878cm" svg:y2="29.416cm">
          <text:p/>
        </draw:line>
        <draw:line draw:style-name="gr1" draw:text-style-name="P2" draw:layer="layout" svg:x1="17.864cm" svg:y1="29.488cm" svg:x2="17.864cm" svg:y2="29.433cm">
          <text:p/>
        </draw:line>
        <draw:line draw:style-name="gr1" draw:text-style-name="P1" draw:layer="layout" svg:x1="9.214cm" svg:y1="10.487cm" svg:x2="9.467cm" svg:y2="10.487cm">
          <text:p/>
        </draw:line>
        <draw:polyline draw:style-name="gr1" draw:text-style-name="P1" draw:layer="layout" svg:width="0.253cm" svg:height="0.005cm" svg:x="9.214cm" svg:y="10.312cm" svg:viewBox="0 0 254 6" draw:points="0,0 254,0 254,2 254,6">
          <text:p/>
        </draw:polyline>
        <draw:line draw:style-name="gr1" draw:text-style-name="P2" draw:layer="layout" svg:x1="10.596cm" svg:y1="27.569cm" svg:x2="10.596cm" svg:y2="27.501cm">
          <text:p/>
        </draw:line>
        <draw:line draw:style-name="gr1" draw:text-style-name="P2" draw:layer="layout" svg:x1="10.61cm" svg:y1="27.585cm" svg:x2="10.61cm" svg:y2="27.517cm">
          <text:p/>
        </draw:line>
        <draw:line draw:style-name="gr1" draw:text-style-name="P2" draw:layer="layout" svg:x1="10.596cm" svg:y1="27.636cm" svg:x2="10.596cm" svg:y2="27.569cm">
          <text:p/>
        </draw:line>
        <draw:line draw:style-name="gr1" draw:text-style-name="P2" draw:layer="layout" svg:x1="10.61cm" svg:y1="27.653cm" svg:x2="10.61cm" svg:y2="27.585cm">
          <text:p/>
        </draw:line>
        <draw:line draw:style-name="gr1" draw:text-style-name="P2" draw:layer="layout" svg:x1="10.596cm" svg:y1="27.704cm" svg:x2="10.596cm" svg:y2="27.636cm">
          <text:p/>
        </draw:line>
        <draw:line draw:style-name="gr1" draw:text-style-name="P2" draw:layer="layout" svg:x1="10.61cm" svg:y1="27.721cm" svg:x2="10.61cm" svg:y2="27.653cm">
          <text:p/>
        </draw:line>
        <draw:line draw:style-name="gr1" draw:text-style-name="P2" draw:layer="layout" svg:x1="10.596cm" svg:y1="27.772cm" svg:x2="10.596cm" svg:y2="27.704cm">
          <text:p/>
        </draw:line>
        <draw:line draw:style-name="gr1" draw:text-style-name="P2" draw:layer="layout" svg:x1="10.538cm" svg:y1="27.831cm" svg:x2="10.538cm" svg:y2="27.821cm">
          <text:p/>
        </draw:line>
        <draw:line draw:style-name="gr1" draw:text-style-name="P2" draw:layer="layout" svg:x1="10.61cm" svg:y1="27.788cm" svg:x2="10.61cm" svg:y2="27.721cm">
          <text:p/>
        </draw:line>
        <draw:polyline draw:style-name="gr1" draw:text-style-name="P2" draw:layer="layout" svg:width="0.072cm" svg:height="0.078cm" svg:x="10.538cm" svg:y="27.772cm" svg:viewBox="0 0 73 79" draw:points="59,0 59,13 1,61 8,68 0,75 3,78 11,72 16,79 73,30 59,13">
          <text:p/>
        </draw:polyline>
        <draw:line draw:style-name="gr1" draw:text-style-name="P2" draw:layer="layout" svg:x1="10.61cm" svg:y1="27.802cm" svg:x2="10.61cm" svg:y2="27.788cm">
          <text:p/>
        </draw:line>
        <draw:line draw:style-name="gr1" draw:text-style-name="P2" draw:layer="layout" svg:x1="10.539cm" svg:y1="27.833cm" svg:x2="10.539cm" svg:y2="27.82cm">
          <text:p/>
        </draw:line>
        <draw:line draw:style-name="gr1" draw:text-style-name="P2" draw:layer="layout" svg:x1="10.538cm" svg:y1="27.846cm" svg:x2="10.538cm" svg:y2="27.831cm">
          <text:p/>
        </draw:line>
        <draw:line draw:style-name="gr1" draw:text-style-name="P1" draw:layer="layout" svg:x1="11.806cm" svg:y1="12.332cm" svg:x2="11.454cm" svg:y2="12.332cm">
          <text:p/>
        </draw:line>
        <draw:polyline draw:style-name="gr1" draw:text-style-name="P1" draw:layer="layout" svg:width="0.008cm" svg:height="0.627cm" svg:x="11.789cm" svg:y="12.388cm" svg:viewBox="0 0 9 628" draw:points="9,628 9,0 0,0">
          <text:p/>
        </draw:polyline>
        <draw:path draw:style-name="gr1" draw:text-style-name="P1" draw:layer="layout" svg:width="0.225cm" svg:height="0.092cm" svg:x="10.61cm" svg:y="13.086cm" svg:viewBox="0 0 226 93" svg:d="M226 0c-84-1-165 32-226 93">
          <text:p/>
        </draw:path>
        <draw:polygon draw:style-name="gr1" draw:text-style-name="P1" draw:layer="layout" svg:width="0.233cm" svg:height="0.232cm" svg:x="10.61cm" svg:y="13.167cm" svg:viewBox="0 0 234 233" draw:points="0,10 11,0 234,223 223,233">
          <text:p/>
        </draw:polygon>
        <draw:line draw:style-name="gr1" draw:text-style-name="P1" draw:layer="layout" svg:x1="10.875cm" svg:y1="13.068cm" svg:x2="10.832cm" svg:y2="13.068cm">
          <text:p/>
        </draw:line>
        <draw:polyline draw:style-name="gr1" draw:text-style-name="P1" draw:layer="layout" svg:width="0.043cm" svg:height="0.018cm" svg:x="10.832cm" svg:y="13.068cm" svg:viewBox="0 0 44 19" draw:points="0,0 0,19 44,19 44,0">
          <text:p/>
        </draw:polyline>
        <draw:polyline draw:style-name="gr1" draw:text-style-name="P1" draw:layer="layout" svg:width="0.043cm" svg:height="0.018cm" svg:x="10.832cm" svg:y="13.399cm" svg:viewBox="0 0 44 19" draw:points="44,0 0,0 0,19">
          <text:p/>
        </draw:polyline>
        <draw:line draw:style-name="gr1" draw:text-style-name="P1" draw:layer="layout" svg:x1="10.832cm" svg:y1="13.417cm" svg:x2="10.875cm" svg:y2="13.417cm">
          <text:p/>
        </draw:line>
        <draw:line draw:style-name="gr1" draw:text-style-name="P1" draw:layer="layout" svg:x1="10.875cm" svg:y1="13.417cm" svg:x2="10.875cm" svg:y2="13.399cm">
          <text:p/>
        </draw:line>
        <draw:path draw:style-name="gr1" draw:text-style-name="P1" draw:layer="layout" svg:width="0.225cm" svg:height="0.092cm" svg:x="10.61cm" svg:y="13.9cm" svg:viewBox="0 0 226 93" svg:d="M0 0c61 61 142 94 226 93">
          <text:p/>
        </draw:path>
        <draw:polygon draw:style-name="gr1" draw:text-style-name="P1" draw:layer="layout" svg:width="0.233cm" svg:height="0.232cm" svg:x="10.61cm" svg:y="13.679cm" svg:viewBox="0 0 234 233" draw:points="0,222 11,233 234,10 223,0">
          <text:p/>
        </draw:polygon>
        <draw:polyline draw:style-name="gr1" draw:text-style-name="P1" draw:layer="layout" svg:width="0.043cm" svg:height="0.018cm" svg:x="10.832cm" svg:y="13.992cm" svg:viewBox="0 0 44 19" draw:points="44,19 44,0 0,0 0,19">
          <text:p/>
        </draw:polyline>
        <draw:line draw:style-name="gr1" draw:text-style-name="P1" draw:layer="layout" svg:x1="10.832cm" svg:y1="14.01cm" svg:x2="10.875cm" svg:y2="14.01cm">
          <text:p/>
        </draw:line>
        <draw:line draw:style-name="gr1" draw:text-style-name="P1" draw:layer="layout" svg:x1="10.875cm" svg:y1="13.679cm" svg:x2="10.875cm" svg:y2="13.661cm">
          <text:p/>
        </draw:line>
        <draw:line draw:style-name="gr1" draw:text-style-name="P1" draw:layer="layout" svg:x1="10.875cm" svg:y1="13.661cm" svg:x2="10.832cm" svg:y2="13.661cm">
          <text:p/>
        </draw:line>
        <draw:polyline draw:style-name="gr1" draw:text-style-name="P1" draw:layer="layout" svg:width="0.043cm" svg:height="0.017cm" svg:x="10.832cm" svg:y="13.661cm" svg:viewBox="0 0 44 18" draw:points="0,0 0,18 44,18">
          <text:p/>
        </draw:polyline>
        <draw:path draw:style-name="gr1" draw:text-style-name="P1" draw:layer="layout" svg:width="0.225cm" svg:height="0.092cm" svg:x="10.61cm" svg:y="11.059cm" svg:viewBox="0 0 226 93" svg:d="M226 0c-84-1-165 32-226 93">
          <text:p/>
        </draw:path>
        <draw:polygon draw:style-name="gr1" draw:text-style-name="P1" draw:layer="layout" svg:width="0.233cm" svg:height="0.233cm" svg:x="10.61cm" svg:y="11.14cm" svg:viewBox="0 0 234 234" draw:points="0,11 11,0 234,223 223,234">
          <text:p/>
        </draw:polygon>
        <draw:line draw:style-name="gr1" draw:text-style-name="P1" draw:layer="layout" svg:x1="10.875cm" svg:y1="11.041cm" svg:x2="10.832cm" svg:y2="11.041cm">
          <text:p/>
        </draw:line>
        <draw:polyline draw:style-name="gr1" draw:text-style-name="P1" draw:layer="layout" svg:width="0.043cm" svg:height="0.017cm" svg:x="10.832cm" svg:y="11.041cm" svg:viewBox="0 0 44 18" draw:points="0,0 0,18 44,18 44,0">
          <text:p/>
        </draw:polyline>
        <draw:polyline draw:style-name="gr1" draw:text-style-name="P1" draw:layer="layout" svg:width="0.043cm" svg:height="0.017cm" svg:x="10.832cm" svg:y="11.373cm" svg:viewBox="0 0 44 18" draw:points="44,0 0,0 0,18">
          <text:p/>
        </draw:polyline>
        <draw:line draw:style-name="gr1" draw:text-style-name="P1" draw:layer="layout" svg:x1="10.832cm" svg:y1="11.39cm" svg:x2="10.875cm" svg:y2="11.39cm">
          <text:p/>
        </draw:line>
        <draw:line draw:style-name="gr1" draw:text-style-name="P1" draw:layer="layout" svg:x1="10.875cm" svg:y1="11.39cm" svg:x2="10.875cm" svg:y2="11.373cm">
          <text:p/>
        </draw:line>
        <draw:path draw:style-name="gr1" draw:text-style-name="P1" draw:layer="layout" svg:width="0.225cm" svg:height="0.092cm" svg:x="10.61cm" svg:y="11.742cm" svg:viewBox="0 0 226 93" svg:d="M0 0c61 60 142 93 226 93">
          <text:p/>
        </draw:path>
        <draw:polygon draw:style-name="gr1" draw:text-style-name="P1" draw:layer="layout" svg:width="0.233cm" svg:height="0.232cm" svg:x="10.61cm" svg:y="11.52cm" svg:viewBox="0 0 234 233" draw:points="0,223 11,233 234,11 223,0">
          <text:p/>
        </draw:polygon>
        <draw:polyline draw:style-name="gr1" draw:text-style-name="P1" draw:layer="layout" svg:width="0.043cm" svg:height="0.017cm" svg:x="10.832cm" svg:y="11.834cm" svg:viewBox="0 0 44 18" draw:points="44,18 44,0 0,0 0,18">
          <text:p/>
        </draw:polyline>
        <draw:line draw:style-name="gr1" draw:text-style-name="P1" draw:layer="layout" svg:x1="10.832cm" svg:y1="11.851cm" svg:x2="10.875cm" svg:y2="11.851cm">
          <text:p/>
        </draw:line>
        <draw:line draw:style-name="gr1" draw:text-style-name="P1" draw:layer="layout" svg:x1="10.875cm" svg:y1="11.52cm" svg:x2="10.875cm" svg:y2="11.502cm">
          <text:p/>
        </draw:line>
        <draw:line draw:style-name="gr1" draw:text-style-name="P1" draw:layer="layout" svg:x1="10.875cm" svg:y1="11.502cm" svg:x2="10.832cm" svg:y2="11.502cm">
          <text:p/>
        </draw:line>
        <draw:polyline draw:style-name="gr1" draw:text-style-name="P1" draw:layer="layout" svg:width="0.043cm" svg:height="0.018cm" svg:x="10.832cm" svg:y="11.502cm" svg:viewBox="0 0 44 19" draw:points="0,0 0,19 44,19">
          <text:p/>
        </draw:polyline>
        <draw:polygon draw:style-name="gr1" draw:text-style-name="P1" draw:layer="layout" svg:width="0.035cm" svg:height="0.018cm" svg:x="16.53cm" svg:y="22.651cm" svg:viewBox="0 0 36 19" draw:points="0,0 0,19 36,19 36,0">
          <text:p/>
        </draw:polygon>
        <draw:path draw:style-name="gr1" draw:text-style-name="P1" draw:layer="layout" svg:width="0.222cm" svg:height="0.092cm" svg:x="16.543cm" svg:y="22.669cm" svg:viewBox="0 0 223 93" svg:d="M223 93c-59-59-140-93-223-93">
          <text:p/>
        </draw:path>
        <draw:polygon draw:style-name="gr1" draw:text-style-name="P1" draw:layer="layout" svg:width="0.234cm" svg:height="0.235cm" svg:x="16.531cm" svg:y="22.748cm" svg:viewBox="0 0 235 236" draw:points="0,223 223,0 235,13 12,236">
          <text:p/>
        </draw:polygon>
        <draw:polygon draw:style-name="gr1" draw:text-style-name="P1" draw:layer="layout" svg:width="0.026cm" svg:height="0.018cm" svg:x="16.539cm" svg:y="22.285cm" svg:viewBox="0 0 27 19" draw:points="0,0 0,19 27,19 27,0">
          <text:p/>
        </draw:polygon>
        <draw:line draw:style-name="gr1" draw:text-style-name="P1" draw:layer="layout" svg:x1="16.565cm" svg:y1="22.303cm" svg:x2="16.565cm" svg:y2="22.651cm">
          <text:p/>
        </draw:line>
        <draw:polygon draw:style-name="gr1" draw:text-style-name="P1" draw:layer="layout" svg:width="0.009cm" svg:height="0.357cm" svg:x="16.53cm" svg:y="22.294cm" svg:viewBox="0 0 10 358" draw:points="0,0 0,358 10,358 10,0">
          <text:p/>
        </draw:polygon>
        <draw:polygon draw:style-name="gr1" draw:text-style-name="P1" draw:layer="layout" svg:width="0.035cm" svg:height="0.035cm" svg:x="16.53cm" svg:y="21.849cm" svg:viewBox="0 0 36 36" draw:points="0,0 0,36 36,36 36,0">
          <text:p/>
        </draw:polygon>
        <draw:polygon draw:style-name="gr1" draw:text-style-name="P1" draw:layer="layout" svg:width="0.035cm" svg:height="0.017cm" svg:x="16.53cm" svg:y="21.518cm" svg:viewBox="0 0 36 18" draw:points="0,0 0,18 36,18 36,0">
          <text:p/>
        </draw:polygon>
        <draw:path draw:style-name="gr1" draw:text-style-name="P1" draw:layer="layout" svg:width="0.222cm" svg:height="0.092cm" svg:x="16.543cm" svg:y="21.535cm" svg:viewBox="0 0 223 93" svg:d="M223 93c-59-60-140-93-223-93">
          <text:p/>
        </draw:path>
        <draw:polygon draw:style-name="gr1" draw:text-style-name="P1" draw:layer="layout" svg:width="0.234cm" svg:height="0.235cm" svg:x="16.531cm" svg:y="21.614cm" svg:viewBox="0 0 235 236" draw:points="0,223 223,0 235,13 12,236">
          <text:p/>
        </draw:polygon>
        <draw:polygon draw:style-name="gr1" draw:text-style-name="P1" draw:layer="layout" svg:width="0.026cm" svg:height="0.017cm" svg:x="16.539cm" svg:y="21.195cm" svg:viewBox="0 0 27 18" draw:points="0,0 0,18 27,18 27,0">
          <text:p/>
        </draw:polygon>
        <draw:line draw:style-name="gr1" draw:text-style-name="P1" draw:layer="layout" svg:x1="16.565cm" svg:y1="21.212cm" svg:x2="16.565cm" svg:y2="21.518cm">
          <text:p/>
        </draw:line>
        <draw:polygon draw:style-name="gr1" draw:text-style-name="P1" draw:layer="layout" svg:width="0.009cm" svg:height="0.314cm" svg:x="16.53cm" svg:y="21.204cm" svg:viewBox="0 0 10 315" draw:points="0,0 0,315 10,315 10,0">
          <text:p/>
        </draw:polygon>
        <draw:polygon draw:style-name="gr1" draw:text-style-name="P1" draw:layer="layout" svg:width="0.035cm" svg:height="0.035cm" svg:x="16.53cm" svg:y="20.802cm" svg:viewBox="0 0 36 36" draw:points="0,0 0,36 36,36 36,0">
          <text:p/>
        </draw:polygon>
        <draw:polygon draw:style-name="gr1" draw:text-style-name="P1" draw:layer="layout" svg:width="0.035cm" svg:height="0.018cm" svg:x="16.53cm" svg:y="20.462cm" svg:viewBox="0 0 36 19" draw:points="0,0 0,19 36,19 36,0">
          <text:p/>
        </draw:polygon>
        <draw:path draw:style-name="gr1" draw:text-style-name="P1" draw:layer="layout" svg:width="0.222cm" svg:height="0.1cm" svg:x="16.543cm" svg:y="20.48cm" svg:viewBox="0 0 223 101" svg:d="M223 101c-54-67-137-104-223-101">
          <text:p/>
        </draw:path>
        <draw:polygon draw:style-name="gr1" draw:text-style-name="P1" draw:layer="layout" svg:width="0.234cm" svg:height="0.234cm" svg:x="16.531cm" svg:y="20.568cm" svg:viewBox="0 0 235 235" draw:points="235,12 12,235 0,223 223,0">
          <text:p/>
        </draw:polygon>
        <draw:polygon draw:style-name="gr1" draw:text-style-name="P1" draw:layer="layout" svg:width="0.026cm" svg:height="0.017cm" svg:x="16.539cm" svg:y="20.149cm" svg:viewBox="0 0 27 18" draw:points="0,0 0,18 27,18 27,0">
          <text:p/>
        </draw:polygon>
        <draw:line draw:style-name="gr1" draw:text-style-name="P1" draw:layer="layout" svg:x1="16.565cm" svg:y1="20.166cm" svg:x2="16.565cm" svg:y2="20.462cm">
          <text:p/>
        </draw:line>
        <draw:polygon draw:style-name="gr1" draw:text-style-name="P1" draw:layer="layout" svg:width="0.009cm" svg:height="0.304cm" svg:x="16.53cm" svg:y="20.158cm" svg:viewBox="0 0 10 305" draw:points="0,0 0,305 10,305 10,0">
          <text:p/>
        </draw:polygon>
        <draw:polygon draw:style-name="gr1" draw:text-style-name="P1" draw:layer="layout" svg:width="0.035cm" svg:height="0.035cm" svg:x="16.53cm" svg:y="19.756cm" svg:viewBox="0 0 36 36" draw:points="0,0 0,36 36,36 36,0">
          <text:p/>
        </draw:polygon>
        <draw:polygon draw:style-name="gr1" draw:text-style-name="P1" draw:layer="layout" svg:width="0.035cm" svg:height="0.017cm" svg:x="16.53cm" svg:y="19.425cm" svg:viewBox="0 0 36 18" draw:points="0,0 0,18 36,18 36,0">
          <text:p/>
        </draw:polygon>
        <draw:path draw:style-name="gr1" draw:text-style-name="P1" draw:layer="layout" svg:width="0.222cm" svg:height="0.091cm" svg:x="16.543cm" svg:y="19.443cm" svg:viewBox="0 0 223 92" svg:d="M223 92c-59-59-140-92-223-92">
          <text:p/>
        </draw:path>
        <draw:polygon draw:style-name="gr1" draw:text-style-name="P1" draw:layer="layout" svg:width="0.234cm" svg:height="0.234cm" svg:x="16.531cm" svg:y="19.522cm" svg:viewBox="0 0 235 235" draw:points="0,223 223,0 235,12 12,235">
          <text:p/>
        </draw:polygon>
        <draw:polygon draw:style-name="gr1" draw:text-style-name="P1" draw:layer="layout" svg:width="0.026cm" svg:height="0.017cm" svg:x="16.539cm" svg:y="19.107cm" svg:viewBox="0 0 27 18" draw:points="0,0 0,18 27,18 27,0">
          <text:p/>
        </draw:polygon>
        <draw:line draw:style-name="gr1" draw:text-style-name="P1" draw:layer="layout" svg:x1="16.565cm" svg:y1="19.124cm" svg:x2="16.565cm" svg:y2="19.425cm">
          <text:p/>
        </draw:line>
        <draw:polygon draw:style-name="gr1" draw:text-style-name="P1" draw:layer="layout" svg:width="0.009cm" svg:height="0.31cm" svg:x="16.53cm" svg:y="19.115cm" svg:viewBox="0 0 10 311" draw:points="0,0 0,311 10,311 10,0">
          <text:p/>
        </draw:polygon>
        <draw:polygon draw:style-name="gr1" draw:text-style-name="P1" draw:layer="layout" svg:width="0.035cm" svg:height="0.017cm" svg:x="16.53cm" svg:y="18.378cm" svg:viewBox="0 0 36 18" draw:points="0,0 0,18 36,18 36,0">
          <text:p/>
        </draw:polygon>
        <draw:path draw:style-name="gr1" draw:text-style-name="P1" draw:layer="layout" svg:width="0.222cm" svg:height="0.093cm" svg:x="16.543cm" svg:y="18.396cm" svg:viewBox="0 0 223 94" svg:d="M223 94c-59-60-140-94-223-94">
          <text:p/>
        </draw:path>
        <draw:polygon draw:style-name="gr1" draw:text-style-name="P1" draw:layer="layout" svg:width="0.234cm" svg:height="0.235cm" svg:x="16.531cm" svg:y="18.475cm" svg:viewBox="0 0 235 236" draw:points="0,223 223,0 235,13 12,236">
          <text:p/>
        </draw:polygon>
        <draw:polyline draw:style-name="gr1" draw:text-style-name="P1" draw:layer="layout" svg:width="0.035cm" svg:height="0.044cm" svg:x="16.53cm" svg:y="22.983cm" svg:viewBox="0 0 36 45" draw:points="36,45 36,0 0,0 0,35 36,35">
          <text:p/>
        </draw:polyline>
        <draw:polyline draw:style-name="gr1" draw:text-style-name="P1" draw:layer="layout" svg:width="0.035cm" svg:height="0.057cm" svg:x="16.53cm" svg:y="23.017cm" svg:viewBox="0 0 36 58" draw:points="36,58 0,58 0,54 0,0">
          <text:p/>
        </draw:polyline>
        <draw:line draw:style-name="gr1" draw:text-style-name="P1" draw:layer="layout" svg:x1="16.53cm" svg:y1="23.07cm" svg:x2="16.565cm" svg:y2="23.07cm">
          <text:p/>
        </draw:line>
        <draw:line draw:style-name="gr1" draw:text-style-name="P1" draw:layer="layout" svg:x1="16.565cm" svg:y1="23.079cm" svg:x2="16.565cm" svg:y2="23.027cm">
          <text:p/>
        </draw:line>
        <draw:line draw:style-name="gr1" draw:text-style-name="P1" draw:layer="layout" svg:x1="16.565cm" svg:y1="23.017cm" svg:x2="16.53cm" svg:y2="23.017cm">
          <text:p/>
        </draw:line>
        <draw:polyline draw:style-name="gr1" draw:text-style-name="P1" draw:layer="layout" svg:width="0.035cm" svg:height="0.401cm" svg:x="16.53cm" svg:y="21.884cm" svg:viewBox="0 0 36 402" draw:points="36,0 0,0 0,52 36,52 36,402">
          <text:p/>
        </draw:polyline>
        <draw:polygon draw:style-name="gr1" draw:text-style-name="P1" draw:layer="layout" svg:width="0.009cm" svg:height="0.358cm" svg:x="16.53cm" svg:y="21.936cm" svg:viewBox="0 0 10 359" draw:points="0,0 0,359 10,359 10,0">
          <text:p/>
        </draw:polygon>
        <draw:polyline draw:style-name="gr1" draw:text-style-name="P1" draw:layer="layout" svg:width="0.035cm" svg:height="0.357cm" svg:x="16.53cm" svg:y="20.838cm" svg:viewBox="0 0 36 358" draw:points="36,0 0,0 0,52 36,52 36,358">
          <text:p/>
        </draw:polyline>
        <draw:polygon draw:style-name="gr1" draw:text-style-name="P1" draw:layer="layout" svg:width="0.009cm" svg:height="0.314cm" svg:x="16.53cm" svg:y="20.89cm" svg:viewBox="0 0 10 315" draw:points="0,0 0,315 10,315 10,0">
          <text:p/>
        </draw:polygon>
        <draw:polyline draw:style-name="gr1" draw:text-style-name="P1" draw:layer="layout" svg:width="0.035cm" svg:height="0.358cm" svg:x="16.53cm" svg:y="19.791cm" svg:viewBox="0 0 36 359" draw:points="36,0 0,0 0,52 36,52 36,359">
          <text:p/>
        </draw:polyline>
        <draw:polygon draw:style-name="gr1" draw:text-style-name="P1" draw:layer="layout" svg:width="0.009cm" svg:height="0.315cm" svg:x="16.53cm" svg:y="19.843cm" svg:viewBox="0 0 10 316" draw:points="0,0 0,316 10,316 10,0">
          <text:p/>
        </draw:polygon>
        <draw:polyline draw:style-name="gr1" draw:text-style-name="P1" draw:layer="layout" svg:width="0.035cm" svg:height="0.362cm" svg:x="16.53cm" svg:y="18.745cm" svg:viewBox="0 0 36 363" draw:points="36,0 0,0 0,52 36,52 36,363">
          <text:p/>
        </draw:polyline>
        <draw:polygon draw:style-name="gr1" draw:text-style-name="P1" draw:layer="layout" svg:width="0.009cm" svg:height="0.318cm" svg:x="16.53cm" svg:y="18.797cm" svg:viewBox="0 0 10 319" draw:points="0,0 0,319 10,319 10,0">
          <text:p/>
        </draw:polygon>
        <draw:polygon draw:style-name="gr1" draw:text-style-name="P1" draw:layer="layout" svg:width="0.035cm" svg:height="0.034cm" svg:x="16.53cm" svg:y="18.71cm" svg:viewBox="0 0 36 35" draw:points="0,0 0,35 36,35 36,0">
          <text:p/>
        </draw:polygon>
        <draw:polygon draw:style-name="gr1" draw:text-style-name="P1" draw:layer="layout" svg:width="0.065cm" svg:height="0.022cm" svg:x="17.943cm" svg:y="18.76cm" svg:viewBox="0 0 66 23" draw:points="0,23 49,23 49,16 58,16 58,23 66,23 66,0 58,0 58,7 49,7 49,0 0,0">
          <text:p/>
        </draw:polygon>
        <draw:polygon draw:style-name="gr1" draw:text-style-name="P1" draw:layer="layout" svg:width="0.065cm" svg:height="0.022cm" svg:x="17.943cm" svg:y="19.283cm" svg:viewBox="0 0 66 23" draw:points="0,23 49,23 49,16 58,16 58,23 66,23 66,0 58,0 58,7 49,7 49,0 0,0">
          <text:p/>
        </draw:polygon>
        <draw:polygon draw:style-name="gr1" draw:text-style-name="P1" draw:layer="layout" svg:width="0.065cm" svg:height="0.022cm" svg:x="17.943cm" svg:y="19.806cm" svg:viewBox="0 0 66 23" draw:points="0,23 49,23 49,17 58,17 58,23 66,23 66,0 58,0 58,7 49,7 49,0 0,0">
          <text:p/>
        </draw:polygon>
        <draw:polygon draw:style-name="gr1" draw:text-style-name="P1" draw:layer="layout" svg:width="0.065cm" svg:height="0.022cm" svg:x="17.943cm" svg:y="20.329cm" svg:viewBox="0 0 66 23" draw:points="0,23 49,23 49,17 58,17 58,23 66,23 66,0 58,0 58,7 49,7 49,0 0,0">
          <text:p/>
        </draw:polygon>
        <draw:polygon draw:style-name="gr1" draw:text-style-name="P1" draw:layer="layout" svg:width="0.065cm" svg:height="0.022cm" svg:x="17.943cm" svg:y="20.853cm" svg:viewBox="0 0 66 23" draw:points="0,23 49,23 49,16 58,16 58,23 66,23 66,0 58,0 58,6 49,6 49,0 0,0">
          <text:p/>
        </draw:polygon>
        <draw:polygon draw:style-name="gr1" draw:text-style-name="P1" draw:layer="layout" svg:width="0.065cm" svg:height="0.022cm" svg:x="17.943cm" svg:y="21.376cm" svg:viewBox="0 0 66 23" draw:points="0,23 49,23 49,15 58,15 58,23 66,23 66,0 58,0 58,7 49,7 49,0 0,0">
          <text:p/>
        </draw:polygon>
        <draw:polygon draw:style-name="gr1" draw:text-style-name="P1" draw:layer="layout" svg:width="0.065cm" svg:height="0.022cm" svg:x="17.943cm" svg:y="21.899cm" svg:viewBox="0 0 66 23" draw:points="0,23 49,23 49,15 58,15 58,23 66,23 66,0 58,0 58,7 49,7 49,0 0,0">
          <text:p/>
        </draw:polygon>
        <draw:polyline draw:style-name="gr1" draw:text-style-name="P2" draw:layer="layout" svg:width="5.321cm" svg:height="0.242cm" svg:x="10.898cm" svg:y="26.739cm" svg:viewBox="0 0 5322 243" draw:points="880,234 1,187 0,196 880,243 880,234 5322,0 5322,9 880,243">
          <text:p/>
        </draw:polyline>
        <draw:line draw:style-name="gr1" draw:text-style-name="P1" draw:layer="layout" svg:x1="16.218cm" svg:y1="26.737cm" svg:x2="16.217cm" svg:y2="26.724cm">
          <text:p/>
        </draw:line>
        <draw:line draw:style-name="gr1" draw:text-style-name="P2" draw:layer="layout" svg:x1="11.778cm" svg:y1="26.957cm" svg:x2="11.778cm" svg:y2="26.97cm">
          <text:p/>
        </draw:line>
        <draw:line draw:style-name="gr1" draw:text-style-name="P2" draw:layer="layout" svg:x1="10.9cm" svg:y1="26.911cm" svg:x2="10.899cm" svg:y2="26.924cm">
          <text:p/>
        </draw:line>
        <draw:line draw:style-name="gr1" draw:text-style-name="P2" draw:layer="layout" svg:x1="11.778cm" svg:y1="26.971cm" svg:x2="16.219cm" svg:y2="26.737cm">
          <text:p/>
        </draw:line>
        <draw:line draw:style-name="gr1" draw:text-style-name="P2" draw:layer="layout" svg:x1="16.218cm" svg:y1="26.724cm" svg:x2="11.778cm" svg:y2="26.958cm">
          <text:p/>
        </draw:line>
        <draw:line draw:style-name="gr1" draw:text-style-name="P2" draw:layer="layout" svg:x1="10.899cm" svg:y1="26.924cm" svg:x2="11.779cm" svg:y2="26.971cm">
          <text:p/>
        </draw:line>
        <draw:line draw:style-name="gr1" draw:text-style-name="P2" draw:layer="layout" svg:x1="11.779cm" svg:y1="26.958cm" svg:x2="10.9cm" svg:y2="26.911cm">
          <text:p/>
        </draw:line>
        <draw:path draw:style-name="gr1" draw:text-style-name="P1" draw:layer="layout" svg:width="0.225cm" svg:height="0.092cm" svg:x="11.184cm" svg:y="10.813cm" svg:viewBox="0 0 226 93" svg:d="M0 0c60 61 142 94 226 93">
          <text:p/>
        </draw:path>
        <draw:polygon draw:style-name="gr1" draw:text-style-name="P1" draw:layer="layout" svg:width="0.233cm" svg:height="0.233cm" svg:x="11.184cm" svg:y="10.591cm" svg:viewBox="0 0 234 234" draw:points="0,223 11,234 234,11 223,0">
          <text:p/>
        </draw:polygon>
        <draw:polyline draw:style-name="gr1" draw:text-style-name="P1" draw:layer="layout" svg:width="0.043cm" svg:height="0.018cm" svg:x="11.406cm" svg:y="10.905cm" svg:viewBox="0 0 44 19" draw:points="44,19 44,0 0,0 0,19">
          <text:p/>
        </draw:polyline>
        <draw:line draw:style-name="gr1" draw:text-style-name="P1" draw:layer="layout" svg:x1="11.406cm" svg:y1="10.923cm" svg:x2="11.449cm" svg:y2="10.923cm">
          <text:p/>
        </draw:line>
        <draw:line draw:style-name="gr1" draw:text-style-name="P1" draw:layer="layout" svg:x1="11.449cm" svg:y1="10.591cm" svg:x2="11.449cm" svg:y2="10.574cm">
          <text:p/>
        </draw:line>
        <draw:line draw:style-name="gr1" draw:text-style-name="P1" draw:layer="layout" svg:x1="11.449cm" svg:y1="10.574cm" svg:x2="11.406cm" svg:y2="10.574cm">
          <text:p/>
        </draw:line>
        <draw:polyline draw:style-name="gr1" draw:text-style-name="P1" draw:layer="layout" svg:width="0.043cm" svg:height="0.017cm" svg:x="11.406cm" svg:y="10.574cm" svg:viewBox="0 0 44 18" draw:points="0,0 0,18 44,18">
          <text:p/>
        </draw:polyline>
        <draw:path draw:style-name="gr1" draw:text-style-name="P1" draw:layer="layout" svg:width="0.188cm" svg:height="0.078cm" svg:x="11.221cm" svg:y="11.793cm" svg:viewBox="0 0 189 79" svg:d="M0 0c50 51 118 79 189 79">
          <text:p/>
        </draw:path>
        <draw:polygon draw:style-name="gr1" draw:text-style-name="P1" draw:layer="layout" svg:width="0.196cm" svg:height="0.195cm" svg:x="11.221cm" svg:y="11.609cm" svg:viewBox="0 0 197 196" draw:points="0,185 11,196 197,10 185,0">
          <text:p/>
        </draw:polygon>
        <draw:path draw:style-name="gr1" draw:text-style-name="P1" draw:layer="layout" svg:width="0.188cm" svg:height="0.077cm" svg:x="11.221cm" svg:y="11.87cm" svg:viewBox="0 0 189 78" svg:d="M189 0c-71 0-139 27-189 78">
          <text:p/>
        </draw:path>
        <draw:polygon draw:style-name="gr1" draw:text-style-name="P1" draw:layer="layout" svg:width="0.196cm" svg:height="0.196cm" svg:x="11.221cm" svg:y="11.936cm" svg:viewBox="0 0 197 197" draw:points="0,11 11,0 197,186 185,197">
          <text:p/>
        </draw:polygon>
        <draw:polyline draw:style-name="gr1" draw:text-style-name="P1" draw:layer="layout" svg:width="0.043cm" svg:height="0.017cm" svg:x="11.406cm" svg:y="12.132cm" svg:viewBox="0 0 44 18" draw:points="44,18 44,0 0,0 0,18">
          <text:p/>
        </draw:polyline>
        <draw:line draw:style-name="gr1" draw:text-style-name="P1" draw:layer="layout" svg:x1="11.406cm" svg:y1="12.149cm" svg:x2="11.449cm" svg:y2="12.149cm">
          <text:p/>
        </draw:line>
        <draw:line draw:style-name="gr1" draw:text-style-name="P1" draw:layer="layout" svg:x1="11.449cm" svg:y1="11.609cm" svg:x2="11.449cm" svg:y2="11.591cm">
          <text:p/>
        </draw:line>
        <draw:line draw:style-name="gr1" draw:text-style-name="P1" draw:layer="layout" svg:x1="11.449cm" svg:y1="11.591cm" svg:x2="11.406cm" svg:y2="11.591cm">
          <text:p/>
        </draw:line>
        <draw:polyline draw:style-name="gr1" draw:text-style-name="P1" draw:layer="layout" svg:width="0.043cm" svg:height="0.018cm" svg:x="11.406cm" svg:y="11.591cm" svg:viewBox="0 0 44 19" draw:points="0,0 0,19 44,19">
          <text:p/>
        </draw:polyline>
        <draw:line draw:style-name="gr1" draw:text-style-name="P1" draw:layer="layout" svg:x1="16.565cm" svg:y1="18.071cm" svg:x2="16.565cm" svg:y2="18.378cm">
          <text:p/>
        </draw:line>
        <draw:polygon draw:style-name="gr1" draw:text-style-name="P1" draw:layer="layout" svg:width="0.009cm" svg:height="0.316cm" svg:x="16.53cm" svg:y="18.062cm" svg:viewBox="0 0 10 317" draw:points="0,0 0,317 10,317 10,0">
          <text:p/>
        </draw:polygon>
        <draw:line draw:style-name="gr1" draw:text-style-name="P2" draw:layer="layout" svg:x1="10.875cm" svg:y1="26.808cm" svg:x2="10.875cm" svg:y2="26.82cm">
          <text:p/>
        </draw:line>
        <draw:line draw:style-name="gr1" draw:text-style-name="P2" draw:layer="layout" svg:x1="10.846cm" svg:y1="26.798cm" svg:x2="10.846cm" svg:y2="26.213cm">
          <text:p/>
        </draw:line>
        <draw:polygon draw:style-name="gr1" draw:text-style-name="P1" draw:layer="layout" svg:width="0.015cm" svg:height="0.015cm" svg:x="10.839cm" svg:y="26.198cm" svg:viewBox="0 0 16 16" draw:points="0,16 16,16 16,0 0,0">
          <text:p/>
        </draw:polygon>
        <draw:polygon draw:style-name="gr1" draw:text-style-name="P2" draw:layer="layout" svg:width="0.015cm" svg:height="0.015cm" svg:x="10.839cm" svg:y="26.798cm" svg:viewBox="0 0 16 16" draw:points="0,0 16,0 16,16 0,16">
          <text:p/>
        </draw:polygon>
        <draw:polyline draw:style-name="gr1" draw:text-style-name="P1" draw:layer="layout" svg:width="0.043cm" svg:height="0.005cm" svg:x="10.832cm" svg:y="26.198cm" svg:viewBox="0 0 44 6" draw:points="44,6 22,6 22,0 0,0">
          <text:p/>
        </draw:polyline>
        <draw:polyline draw:style-name="gr1" draw:text-style-name="P2" draw:layer="layout" svg:width="0.043cm" svg:height="0.005cm" svg:x="10.832cm" svg:y="26.808cm" svg:viewBox="0 0 44 6" draw:points="44,0 22,0 22,6 0,6">
          <text:p/>
        </draw:polyline>
        <draw:line draw:style-name="gr1" draw:text-style-name="P2" draw:layer="layout" svg:x1="10.832cm" svg:y1="26.82cm" svg:x2="10.832cm" svg:y2="26.813cm">
          <text:p/>
        </draw:line>
        <draw:polyline draw:style-name="gr1" draw:text-style-name="P1" draw:layer="layout" svg:width="0cm" svg:height="0cm" svg:x="18.187cm" svg:y="14.336cm" svg:viewBox="0 0 0 0" draw:points="0,0">
          <text:p/>
        </draw:polyline>
        <draw:polyline draw:style-name="gr1" draw:text-style-name="P1" draw:layer="layout" svg:width="0cm" svg:height="0cm" svg:x="18.187cm" svg:y="14.336cm" svg:viewBox="0 0 0 0" draw:points="0,0">
          <text:p/>
        </draw:polyline>
        <draw:path draw:style-name="gr1" draw:text-style-name="P1" draw:layer="layout" svg:width="0.108cm" svg:height="0.262cm" svg:x="14.7cm" svg:y="20.03cm" svg:viewBox="0 0 109 263" svg:d="M109 0c-70 69-109 164-109 263">
          <text:p/>
        </draw:path>
        <draw:polygon draw:style-name="gr1" draw:text-style-name="P1" draw:layer="layout" svg:width="0.269cm" svg:height="0.269cm" svg:x="14.797cm" svg:y="20.03cm" svg:viewBox="0 0 270 270" draw:points="10,0 0,10 259,270 270,260">
          <text:p/>
        </draw:polygon>
        <draw:polyline draw:style-name="gr1" draw:text-style-name="P1" draw:layer="layout" svg:width="0.017cm" svg:height="0.042cm" svg:x="14.683cm" svg:y="20.289cm" svg:viewBox="0 0 18 43" draw:points="0,43 18,43 18,0 0,0">
          <text:p/>
        </draw:polyline>
        <draw:line draw:style-name="gr1" draw:text-style-name="P1" draw:layer="layout" svg:x1="14.683cm" svg:y1="20.289cm" svg:x2="14.683cm" svg:y2="20.331cm">
          <text:p/>
        </draw:line>
        <draw:line draw:style-name="gr1" draw:text-style-name="P1" draw:layer="layout" svg:x1="15.066cm" svg:y1="20.331cm" svg:x2="15.084cm" svg:y2="20.331cm">
          <text:p/>
        </draw:line>
        <draw:line draw:style-name="gr1" draw:text-style-name="P1" draw:layer="layout" svg:x1="15.084cm" svg:y1="20.331cm" svg:x2="15.084cm" svg:y2="20.289cm">
          <text:p/>
        </draw:line>
        <draw:polyline draw:style-name="gr1" draw:text-style-name="P1" draw:layer="layout" svg:width="0.018cm" svg:height="0.042cm" svg:x="15.066cm" svg:y="20.289cm" svg:viewBox="0 0 19 43" draw:points="19,0 0,0 0,43">
          <text:p/>
        </draw:polyline>
        <draw:path draw:style-name="gr1" draw:text-style-name="P1" draw:layer="layout" svg:width="0.166cm" svg:height="0.084cm" svg:x="12.703cm" svg:y="11.53cm" svg:viewBox="0 0 167 85" svg:d="M0 0c0 31 16 58 42 73 25 16 58 16 84 0 25-15 41-42 41-73">
          <text:p/>
        </draw:path>
        <draw:path draw:style-name="gr1" draw:text-style-name="P1" draw:layer="layout" svg:width="0.166cm" svg:height="0.082cm" svg:x="12.703cm" svg:y="11.447cm" svg:viewBox="0 0 167 83" svg:d="M167 83c0-29-16-57-42-72-25-15-58-15-83 0-26 15-42 43-42 72">
          <text:p/>
        </draw:path>
        <draw:path draw:style-name="gr1" draw:text-style-name="P1" draw:layer="layout" svg:width="0.009cm" svg:height="0.048cm" svg:x="12.823cm" svg:y="11.533cm" svg:viewBox="0 0 10 49" svg:d="M0 49c7-16 10-32 10-49">
          <text:p/>
        </draw:path>
        <draw:path draw:style-name="gr1" draw:text-style-name="P1" draw:layer="layout" svg:width="0.004cm" svg:height="0.007cm" svg:x="12.801cm" svg:y="11.527cm" svg:viewBox="0 0 5 8" svg:d="M5 0c-2 0-3 2-3 3-3 1-3 2 0 3 0 2 1 2 3 2">
          <text:p/>
        </draw:path>
        <draw:line draw:style-name="gr1" draw:text-style-name="P1" draw:layer="layout" svg:x1="12.842cm" svg:y1="11.533cm" svg:x2="12.803cm" svg:y2="11.533cm">
          <text:p/>
        </draw:line>
        <draw:line draw:style-name="gr1" draw:text-style-name="P1" draw:layer="layout" svg:x1="12.842cm" svg:y1="11.527cm" svg:x2="12.803cm" svg:y2="11.527cm">
          <text:p/>
        </draw:line>
        <draw:path draw:style-name="gr1" draw:text-style-name="P1" draw:layer="layout" svg:width="0.009cm" svg:height="0.048cm" svg:x="12.823cm" svg:y="11.479cm" svg:viewBox="0 0 10 49" svg:d="M10 49c0-17-3-34-10-49">
          <text:p/>
        </draw:path>
        <draw:path draw:style-name="gr1" draw:text-style-name="P1" draw:layer="layout" svg:width="0.02cm" svg:height="0.016cm" svg:x="12.804cm" svg:y="11.581cm" svg:viewBox="0 0 21 17" svg:d="M0 17c8-3 16-8 21-17">
          <text:p/>
        </draw:path>
        <draw:path draw:style-name="gr1" draw:text-style-name="P1" draw:layer="layout" svg:width="0.02cm" svg:height="0.016cm" svg:x="12.804cm" svg:y="11.463cm" svg:viewBox="0 0 21 17" svg:d="M21 17c-5-9-13-14-21-17">
          <text:p/>
        </draw:path>
        <draw:path draw:style-name="gr1" draw:text-style-name="P1" draw:layer="layout" svg:width="0.087cm" svg:height="0.138cm" svg:x="12.717cm" svg:y="11.461cm" svg:viewBox="0 0 88 139" svg:d="M88 2c-21-5-44-1-61 12-17 14-27 35-27 56 0 22 10 42 27 55s40 17 61 12">
          <text:p/>
        </draw:path>
        <draw:path draw:style-name="gr1" draw:text-style-name="P1" draw:layer="layout" svg:width="0.006cm" svg:height="0.008cm" svg:x="12.838cm" svg:y="11.509cm" svg:viewBox="0 0 7 9" svg:d="M7 0c-3 0-4 1-5 2-3 2-3 4 0 5 1 1 2 2 5 2">
          <text:p/>
        </draw:path>
        <draw:path draw:style-name="gr1" draw:text-style-name="P1" draw:layer="layout" svg:width="0.004cm" svg:height="0.008cm" svg:x="12.842cm" svg:y="11.509cm" svg:viewBox="0 0 5 9" svg:d="M0 9c1 0 2-1 3-2 2-1 2-3 0-5-1-2-2-2-3-2">
          <text:p/>
        </draw:path>
        <draw:path draw:style-name="gr1" draw:text-style-name="P1" draw:layer="layout" svg:width="0.004cm" svg:height="0.007cm" svg:x="12.842cm" svg:y="11.527cm" svg:viewBox="0 0 5 8" svg:d="M0 8c2 0 3 0 3-2 2-1 2-2 0-3 0-1-1-3-3-3">
          <text:p/>
        </draw:path>
        <draw:path draw:style-name="gr1" draw:text-style-name="P1" draw:layer="layout" svg:width="0.006cm" svg:height="0.01cm" svg:x="12.838cm" svg:y="11.543cm" svg:viewBox="0 0 7 11" svg:d="M7 0c-3 0-4 2-5 4-3 1-3 2 0 4 1 1 2 3 5 3">
          <text:p/>
        </draw:path>
        <draw:path draw:style-name="gr1" draw:text-style-name="P1" draw:layer="layout" svg:width="0.004cm" svg:height="0.01cm" svg:x="12.842cm" svg:y="11.543cm" svg:viewBox="0 0 5 11" svg:d="M0 11c1 0 2-2 3-3 2-2 2-3 0-4-1-2-2-4-3-4">
          <text:p/>
        </draw:path>
        <draw:path draw:style-name="gr1" draw:text-style-name="P1" draw:layer="layout" svg:width="0.007cm" svg:height="0.014cm" svg:x="12.779cm" svg:y="11.523cm" svg:viewBox="0 0 8 15" svg:d="M8 0c-3 0-6 1-7 4-1 2-1 5 0 8 1 2 4 3 7 3">
          <text:p/>
        </draw:path>
        <draw:path draw:style-name="gr1" draw:text-style-name="P1" draw:layer="layout" svg:width="0.007cm" svg:height="0.014cm" svg:x="12.786cm" svg:y="11.523cm" svg:viewBox="0 0 8 15" svg:d="M0 15c3 0 5-1 6-3 2-3 2-6 0-8-1-3-3-4-6-4">
          <text:p/>
        </draw:path>
        <draw:path draw:style-name="gr1" draw:text-style-name="P1" draw:layer="layout" svg:width="0.166cm" svg:height="0.083cm" svg:x="12.703cm" svg:y="11.268cm" svg:viewBox="0 0 167 84" svg:d="M0 0c0 31 16 58 42 73 25 15 58 15 84 0 25-15 41-42 41-73">
          <text:p/>
        </draw:path>
        <draw:path draw:style-name="gr1" draw:text-style-name="P1" draw:layer="layout" svg:width="0.166cm" svg:height="0.082cm" svg:x="12.703cm" svg:y="11.186cm" svg:viewBox="0 0 167 83" svg:d="M167 83c0-29-16-56-42-72-25-15-58-15-83 0-26 16-42 43-42 72">
          <text:p/>
        </draw:path>
        <draw:path draw:style-name="gr1" draw:text-style-name="P1" draw:layer="layout" svg:width="0.009cm" svg:height="0.048cm" svg:x="12.823cm" svg:y="11.272cm" svg:viewBox="0 0 10 49" svg:d="M0 49c7-16 10-33 10-49">
          <text:p/>
        </draw:path>
        <draw:path draw:style-name="gr1" draw:text-style-name="P1" draw:layer="layout" svg:width="0.004cm" svg:height="0.005cm" svg:x="12.801cm" svg:y="11.266cm" svg:viewBox="0 0 5 6" svg:d="M5 0c-2 0-3 0-3 1-3 2-3 3 0 4 0 1 1 1 3 1">
          <text:p/>
        </draw:path>
        <draw:line draw:style-name="gr1" draw:text-style-name="P1" draw:layer="layout" svg:x1="12.842cm" svg:y1="11.272cm" svg:x2="12.803cm" svg:y2="11.272cm">
          <text:p/>
        </draw:line>
        <draw:line draw:style-name="gr1" draw:text-style-name="P1" draw:layer="layout" svg:x1="12.842cm" svg:y1="11.265cm" svg:x2="12.803cm" svg:y2="11.265cm">
          <text:p/>
        </draw:line>
        <draw:path draw:style-name="gr1" draw:text-style-name="P1" draw:layer="layout" svg:width="0.009cm" svg:height="0.048cm" svg:x="12.823cm" svg:y="11.217cm" svg:viewBox="0 0 10 49" svg:d="M10 49c0-16-3-33-10-49">
          <text:p/>
        </draw:path>
        <draw:path draw:style-name="gr1" draw:text-style-name="P1" draw:layer="layout" svg:width="0.02cm" svg:height="0.015cm" svg:x="12.804cm" svg:y="11.32cm" svg:viewBox="0 0 21 16" svg:d="M0 16c8-2 16-9 21-16">
          <text:p/>
        </draw:path>
        <draw:path draw:style-name="gr1" draw:text-style-name="P1" draw:layer="layout" svg:width="0.02cm" svg:height="0.016cm" svg:x="12.804cm" svg:y="11.202cm" svg:viewBox="0 0 21 17" svg:d="M21 17c-5-8-13-15-21-17">
          <text:p/>
        </draw:path>
        <draw:path draw:style-name="gr1" draw:text-style-name="P1" draw:layer="layout" svg:width="0.087cm" svg:height="0.138cm" svg:x="12.717cm" svg:y="11.199cm" svg:viewBox="0 0 88 139" svg:d="M88 3c-21-6-44-1-61 12-17 14-27 34-27 55 0 22 10 42 27 55s40 18 61 12">
          <text:p/>
        </draw:path>
        <draw:path draw:style-name="gr1" draw:text-style-name="P1" draw:layer="layout" svg:width="0.006cm" svg:height="0.008cm" svg:x="12.838cm" svg:y="11.247cm" svg:viewBox="0 0 7 9" svg:d="M7 0c-3 0-4 2-5 3-3 1-3 3 0 4 1 1 2 2 5 2">
          <text:p/>
        </draw:path>
        <draw:path draw:style-name="gr1" draw:text-style-name="P1" draw:layer="layout" svg:width="0.004cm" svg:height="0.008cm" svg:x="12.842cm" svg:y="11.247cm" svg:viewBox="0 0 5 9" svg:d="M0 9c1 0 2-1 3-2 2-1 2-3 0-4-1-1-2-3-3-3">
          <text:p/>
        </draw:path>
        <draw:path draw:style-name="gr1" draw:text-style-name="P1" draw:layer="layout" svg:width="0.004cm" svg:height="0.006cm" svg:x="12.842cm" svg:y="11.265cm" svg:viewBox="0 0 5 7" svg:d="M0 7c2 0 3 0 3-1 2-1 2-2 0-4 0-1-1-2-3-2">
          <text:p/>
        </draw:path>
        <draw:path draw:style-name="gr1" draw:text-style-name="P1" draw:layer="layout" svg:width="0.006cm" svg:height="0.008cm" svg:x="12.838cm" svg:y="11.282cm" svg:viewBox="0 0 7 9" svg:d="M7 0c-3 0-4 1-5 2-3 1-3 3 0 5 1 1 2 2 5 2">
          <text:p/>
        </draw:path>
        <draw:path draw:style-name="gr1" draw:text-style-name="P1" draw:layer="layout" svg:width="0.004cm" svg:height="0.008cm" svg:x="12.842cm" svg:y="11.282cm" svg:viewBox="0 0 5 9" svg:d="M0 9c1 0 2-1 3-2 2-2 2-4 0-5-1-1-2-2-3-2">
          <text:p/>
        </draw:path>
        <draw:path draw:style-name="gr1" draw:text-style-name="P1" draw:layer="layout" svg:width="0.007cm" svg:height="0.014cm" svg:x="12.779cm" svg:y="11.261cm" svg:viewBox="0 0 8 15" svg:d="M8 0c-3 0-6 2-7 4s-1 6 0 8 4 3 7 3">
          <text:p/>
        </draw:path>
        <draw:path draw:style-name="gr1" draw:text-style-name="P1" draw:layer="layout" svg:width="0.007cm" svg:height="0.014cm" svg:x="12.786cm" svg:y="11.261cm" svg:viewBox="0 0 8 15" svg:d="M0 15c3 0 5-1 6-3 2-2 2-6 0-8-1-2-3-4-6-4">
          <text:p/>
        </draw:path>
        <draw:path draw:style-name="gr1" draw:text-style-name="P1" draw:layer="layout" svg:width="0.166cm" svg:height="0.082cm" svg:x="12.703cm" svg:y="11.792cm" svg:viewBox="0 0 167 83" svg:d="M0 0c0 29 16 56 42 72 25 15 58 15 84 0 25-16 41-43 41-72">
          <text:p/>
        </draw:path>
        <draw:path draw:style-name="gr1" draw:text-style-name="P1" draw:layer="layout" svg:width="0.166cm" svg:height="0.082cm" svg:x="12.703cm" svg:y="11.709cm" svg:viewBox="0 0 167 83" svg:d="M167 83c0-30-16-57-42-72-25-15-58-15-83 0-26 15-42 42-42 72">
          <text:p/>
        </draw:path>
        <draw:path draw:style-name="gr1" draw:text-style-name="P1" draw:layer="layout" svg:width="0.009cm" svg:height="0.048cm" svg:x="12.823cm" svg:y="11.795cm" svg:viewBox="0 0 10 49" svg:d="M0 49c7-16 10-32 10-49">
          <text:p/>
        </draw:path>
        <draw:path draw:style-name="gr1" draw:text-style-name="P1" draw:layer="layout" svg:width="0.004cm" svg:height="0.005cm" svg:x="12.801cm" svg:y="11.789cm" svg:viewBox="0 0 5 6" svg:d="M5 0c-2 0-3 0-3 1-3 1-3 2 0 4 0 1 1 1 3 1">
          <text:p/>
        </draw:path>
        <draw:line draw:style-name="gr1" draw:text-style-name="P1" draw:layer="layout" svg:x1="12.842cm" svg:y1="11.795cm" svg:x2="12.803cm" svg:y2="11.795cm">
          <text:p/>
        </draw:line>
        <draw:line draw:style-name="gr1" draw:text-style-name="P1" draw:layer="layout" svg:x1="12.842cm" svg:y1="11.789cm" svg:x2="12.803cm" svg:y2="11.789cm">
          <text:p/>
        </draw:line>
        <draw:path draw:style-name="gr1" draw:text-style-name="P1" draw:layer="layout" svg:width="0.009cm" svg:height="0.048cm" svg:x="12.823cm" svg:y="11.74cm" svg:viewBox="0 0 10 49" svg:d="M10 49c0-16-3-33-10-49">
          <text:p/>
        </draw:path>
        <draw:path draw:style-name="gr1" draw:text-style-name="P1" draw:layer="layout" svg:width="0.02cm" svg:height="0.016cm" svg:x="12.804cm" svg:y="11.843cm" svg:viewBox="0 0 21 17" svg:d="M0 17c8-3 16-10 21-17">
          <text:p/>
        </draw:path>
        <draw:path draw:style-name="gr1" draw:text-style-name="P1" draw:layer="layout" svg:width="0.02cm" svg:height="0.016cm" svg:x="12.804cm" svg:y="11.725cm" svg:viewBox="0 0 21 17" svg:d="M21 17c-5-8-13-15-21-17">
          <text:p/>
        </draw:path>
        <draw:path draw:style-name="gr1" draw:text-style-name="P1" draw:layer="layout" svg:width="0.087cm" svg:height="0.138cm" svg:x="12.717cm" svg:y="11.722cm" svg:viewBox="0 0 88 139" svg:d="M88 3c-21-6-44-1-61 12s-27 33-27 55 10 42 27 55 40 18 61 12">
          <text:p/>
        </draw:path>
        <draw:path draw:style-name="gr1" draw:text-style-name="P1" draw:layer="layout" svg:width="0.006cm" svg:height="0.008cm" svg:x="12.838cm" svg:y="11.77cm" svg:viewBox="0 0 7 9" svg:d="M7 0c-3 0-4 1-5 2-3 1-3 3 0 5 1 1 2 2 5 2">
          <text:p/>
        </draw:path>
        <draw:path draw:style-name="gr1" draw:text-style-name="P1" draw:layer="layout" svg:width="0.004cm" svg:height="0.008cm" svg:x="12.842cm" svg:y="11.77cm" svg:viewBox="0 0 5 9" svg:d="M0 9c1 0 2-1 3-2 2-2 2-4 0-5-1-1-2-2-3-2">
          <text:p/>
        </draw:path>
        <draw:path draw:style-name="gr1" draw:text-style-name="P1" draw:layer="layout" svg:width="0.004cm" svg:height="0.005cm" svg:x="12.842cm" svg:y="11.789cm" svg:viewBox="0 0 5 6" svg:d="M0 6c2 0 3 0 3-1 2-2 2-3 0-4 0-1-1-1-3-1">
          <text:p/>
        </draw:path>
        <draw:path draw:style-name="gr1" draw:text-style-name="P1" draw:layer="layout" svg:width="0.006cm" svg:height="0.008cm" svg:x="12.838cm" svg:y="11.805cm" svg:viewBox="0 0 7 9" svg:d="M7 0c-3 0-4 1-5 2-3 2-3 4 0 5 1 2 2 2 5 2">
          <text:p/>
        </draw:path>
        <draw:path draw:style-name="gr1" draw:text-style-name="P1" draw:layer="layout" svg:width="0.004cm" svg:height="0.008cm" svg:x="12.842cm" svg:y="11.805cm" svg:viewBox="0 0 5 9" svg:d="M0 9c1 0 2 0 3-2 2-1 2-3 0-5-1-1-2-2-3-2">
          <text:p/>
        </draw:path>
        <draw:path draw:style-name="gr1" draw:text-style-name="P1" draw:layer="layout" svg:width="0.007cm" svg:height="0.016cm" svg:x="12.779cm" svg:y="11.784cm" svg:viewBox="0 0 8 17" svg:d="M8 0c-3 0-6 3-7 5s-1 5 0 7 4 5 7 5">
          <text:p/>
        </draw:path>
        <draw:path draw:style-name="gr1" draw:text-style-name="P1" draw:layer="layout" svg:width="0.007cm" svg:height="0.016cm" svg:x="12.786cm" svg:y="11.784cm" svg:viewBox="0 0 8 17" svg:d="M0 17c3 0 5-3 6-5 2-2 2-5 0-7-1-2-3-5-6-5">
          <text:p/>
        </draw:path>
        <draw:polyline draw:style-name="gr1" draw:text-style-name="P1" draw:layer="layout" svg:width="0.218cm" svg:height="0.784cm" svg:x="12.677cm" svg:y="11.138cm" svg:viewBox="0 0 219 785" draw:points="0,0 0,785 219,785">
          <text:p/>
        </draw:polyline>
        <draw:line draw:style-name="gr1" draw:text-style-name="P1" draw:layer="layout" svg:x1="12.889cm" svg:y1="11.138cm" svg:x2="12.889cm" svg:y2="11.922cm">
          <text:p/>
        </draw:line>
        <draw:path draw:style-name="gr1" draw:text-style-name="P1" draw:layer="layout" svg:width="0.165cm" svg:height="0.082cm" svg:x="13.205cm" svg:y="11.668cm" svg:viewBox="0 0 166 83" svg:d="M166 83c0-29-16-58-41-72-26-15-58-15-84 0-26 14-41 43-41 72">
          <text:p/>
        </draw:path>
        <draw:path draw:style-name="gr1" draw:text-style-name="P1" draw:layer="layout" svg:width="0.165cm" svg:height="0.083cm" svg:x="13.205cm" svg:y="11.751cm" svg:viewBox="0 0 166 84" svg:d="M0 0c0 31 15 58 41 73s58 15 84 0c25-15 41-42 41-73">
          <text:p/>
        </draw:path>
        <draw:path draw:style-name="gr1" draw:text-style-name="P1" draw:layer="layout" svg:width="0.008cm" svg:height="0.048cm" svg:x="13.242cm" svg:y="11.7cm" svg:viewBox="0 0 9 49" svg:d="M9 0c-5 17-9 33-9 49">
          <text:p/>
        </draw:path>
        <draw:path draw:style-name="gr1" draw:text-style-name="P1" draw:layer="layout" svg:width="0.004cm" svg:height="0.006cm" svg:x="13.27cm" svg:y="11.748cm" svg:viewBox="0 0 5 7" svg:d="M0 7c2 0 3 0 5-1 0-2 0-3 0-4-2-1-3-2-5-2">
          <text:p/>
        </draw:path>
        <draw:line draw:style-name="gr1" draw:text-style-name="P1" draw:layer="layout" svg:x1="13.232cm" svg:y1="11.748cm" svg:x2="13.27cm" svg:y2="11.748cm">
          <text:p/>
        </draw:line>
        <draw:line draw:style-name="gr1" draw:text-style-name="P1" draw:layer="layout" svg:x1="13.232cm" svg:y1="11.755cm" svg:x2="13.27cm" svg:y2="11.755cm">
          <text:p/>
        </draw:line>
        <draw:path draw:style-name="gr1" draw:text-style-name="P1" draw:layer="layout" svg:width="0.008cm" svg:height="0.048cm" svg:x="13.242cm" svg:y="11.754cm" svg:viewBox="0 0 9 49" svg:d="M0 0c0 18 4 34 9 49">
          <text:p/>
        </draw:path>
        <draw:path draw:style-name="gr1" draw:text-style-name="P1" draw:layer="layout" svg:width="0.02cm" svg:height="0.015cm" svg:x="13.25cm" svg:y="11.685cm" svg:viewBox="0 0 21 16" svg:d="M21 0c-9 2-16 9-21 16">
          <text:p/>
        </draw:path>
        <draw:path draw:style-name="gr1" draw:text-style-name="P1" draw:layer="layout" svg:width="0.02cm" svg:height="0.016cm" svg:x="13.25cm" svg:y="11.802cm" svg:viewBox="0 0 21 17" svg:d="M0 0c5 9 12 15 21 17">
          <text:p/>
        </draw:path>
        <draw:path draw:style-name="gr1" draw:text-style-name="P1" draw:layer="layout" svg:width="0.086cm" svg:height="0.139cm" svg:x="13.27cm" svg:y="11.682cm" svg:viewBox="0 0 87 140" svg:d="M0 137c22 6 44 1 61-12s26-33 26-56c0-21-9-41-26-55-17-13-39-17-61-12">
          <text:p/>
        </draw:path>
        <draw:path draw:style-name="gr1" draw:text-style-name="P1" draw:layer="layout" svg:width="0.004cm" svg:height="0.008cm" svg:x="13.232cm" svg:y="11.765cm" svg:viewBox="0 0 5 9" svg:d="M0 9c1 0 4-1 4-2 1-1 1-3 0-5 0-1-3-2-4-2">
          <text:p/>
        </draw:path>
        <draw:path draw:style-name="gr1" draw:text-style-name="P1" draw:layer="layout" svg:width="0.004cm" svg:height="0.008cm" svg:x="13.228cm" svg:y="11.765cm" svg:viewBox="0 0 5 9" svg:d="M5 0c-2 0-4 1-5 2 0 2 0 4 0 5 1 1 3 2 5 2">
          <text:p/>
        </draw:path>
        <draw:path draw:style-name="gr1" draw:text-style-name="P1" draw:layer="layout" svg:width="0.003cm" svg:height="0.006cm" svg:x="13.229cm" svg:y="11.748cm" svg:viewBox="0 0 4 7" svg:d="M4 0c-1 0-3 1-4 2 0 1 0 2 0 4 1 1 3 1 4 1">
          <text:p/>
        </draw:path>
        <draw:path draw:style-name="gr1" draw:text-style-name="P1" draw:layer="layout" svg:width="0.004cm" svg:height="0.008cm" svg:x="13.232cm" svg:y="11.73cm" svg:viewBox="0 0 5 9" svg:d="M0 9c1 0 4-1 4-2 1-2 1-4 0-5 0-1-3-2-4-2">
          <text:p/>
        </draw:path>
        <draw:path draw:style-name="gr1" draw:text-style-name="P1" draw:layer="layout" svg:width="0.004cm" svg:height="0.008cm" svg:x="13.228cm" svg:y="11.73cm" svg:viewBox="0 0 5 9" svg:d="M5 0c-2 0-4 1-5 2 0 1 0 3 0 5 1 1 3 2 5 2">
          <text:p/>
        </draw:path>
        <draw:path draw:style-name="gr1" draw:text-style-name="P1" draw:layer="layout" svg:width="0.008cm" svg:height="0.014cm" svg:x="13.287cm" svg:y="11.744cm" svg:viewBox="0 0 9 15" svg:d="M0 15c4 0 6-1 7-4 2-2 2-5 0-7-1-2-3-4-7-4">
          <text:p/>
        </draw:path>
        <draw:path draw:style-name="gr1" draw:text-style-name="P1" draw:layer="layout" svg:width="0.007cm" svg:height="0.014cm" svg:x="13.28cm" svg:y="11.744cm" svg:viewBox="0 0 8 15" svg:d="M8 0c-2 0-4 2-7 4-1 2-1 5 0 7 3 3 5 4 7 4">
          <text:p/>
        </draw:path>
        <draw:path draw:style-name="gr1" draw:text-style-name="P1" draw:layer="layout" svg:width="0.165cm" svg:height="0.083cm" svg:x="13.205cm" svg:y="11.93cm" svg:viewBox="0 0 166 84" svg:d="M166 84c0-30-16-57-41-72-26-16-58-16-84 0-26 15-41 42-41 72">
          <text:p/>
        </draw:path>
        <draw:path draw:style-name="gr1" draw:text-style-name="P1" draw:layer="layout" svg:width="0.165cm" svg:height="0.083cm" svg:x="13.205cm" svg:y="12.013cm" svg:viewBox="0 0 166 84" svg:d="M0 0c0 31 15 58 41 73 26 14 58 14 84 0 25-15 41-42 41-73">
          <text:p/>
        </draw:path>
        <draw:path draw:style-name="gr1" draw:text-style-name="P1" draw:layer="layout" svg:width="0.008cm" svg:height="0.048cm" svg:x="13.242cm" svg:y="11.962cm" svg:viewBox="0 0 9 49" svg:d="M9 0c-5 15-9 31-9 49">
          <text:p/>
        </draw:path>
        <draw:path draw:style-name="gr1" draw:text-style-name="P1" draw:layer="layout" svg:width="0.004cm" svg:height="0.006cm" svg:x="13.27cm" svg:y="12.01cm" svg:viewBox="0 0 5 7" svg:d="M0 7c2 0 3-1 5-2 0-1 0-3 0-4-2 0-3-1-5-1">
          <text:p/>
        </draw:path>
        <draw:line draw:style-name="gr1" draw:text-style-name="P1" draw:layer="layout" svg:x1="13.232cm" svg:y1="12.01cm" svg:x2="13.27cm" svg:y2="12.01cm">
          <text:p/>
        </draw:line>
        <draw:line draw:style-name="gr1" draw:text-style-name="P1" draw:layer="layout" svg:x1="13.232cm" svg:y1="12.016cm" svg:x2="13.27cm" svg:y2="12.016cm">
          <text:p/>
        </draw:line>
        <draw:path draw:style-name="gr1" draw:text-style-name="P1" draw:layer="layout" svg:width="0.008cm" svg:height="0.048cm" svg:x="13.242cm" svg:y="12.016cm" svg:viewBox="0 0 9 49" svg:d="M0 0c0 16 4 34 9 49">
          <text:p/>
        </draw:path>
        <draw:path draw:style-name="gr1" draw:text-style-name="P1" draw:layer="layout" svg:width="0.02cm" svg:height="0.016cm" svg:x="13.25cm" svg:y="11.946cm" svg:viewBox="0 0 21 17" svg:d="M21 0c-9 3-16 9-21 17">
          <text:p/>
        </draw:path>
        <draw:path draw:style-name="gr1" draw:text-style-name="P1" draw:layer="layout" svg:width="0.02cm" svg:height="0.016cm" svg:x="13.25cm" svg:y="12.064cm" svg:viewBox="0 0 21 17" svg:d="M0 0c5 8 12 13 21 17">
          <text:p/>
        </draw:path>
        <draw:path draw:style-name="gr1" draw:text-style-name="P1" draw:layer="layout" svg:width="0.086cm" svg:height="0.138cm" svg:x="13.27cm" svg:y="11.944cm" svg:viewBox="0 0 87 139" svg:d="M0 137c22 5 44 1 61-12s26-35 26-56c0-22-9-42-26-55s-39-17-61-12">
          <text:p/>
        </draw:path>
        <draw:path draw:style-name="gr1" draw:text-style-name="P1" draw:layer="layout" svg:width="0.004cm" svg:height="0.008cm" svg:x="13.232cm" svg:y="12.026cm" svg:viewBox="0 0 5 9" svg:d="M0 9c1 0 4 0 4-2 1-2 1-3 0-5 0-1-3-2-4-2">
          <text:p/>
        </draw:path>
        <draw:path draw:style-name="gr1" draw:text-style-name="P1" draw:layer="layout" svg:width="0.004cm" svg:height="0.008cm" svg:x="13.228cm" svg:y="12.026cm" svg:viewBox="0 0 5 9" svg:d="M5 0c-2 0-4 1-5 2 0 2 0 3 0 5 1 2 3 2 5 2">
          <text:p/>
        </draw:path>
        <draw:path draw:style-name="gr1" draw:text-style-name="P1" draw:layer="layout" svg:width="0.003cm" svg:height="0.006cm" svg:x="13.229cm" svg:y="12.01cm" svg:viewBox="0 0 4 7" svg:d="M4 0c-1 0-3 1-4 1 0 1 0 3 0 4 1 1 3 2 4 2">
          <text:p/>
        </draw:path>
        <draw:path draw:style-name="gr1" draw:text-style-name="P1" draw:layer="layout" svg:width="0.004cm" svg:height="0.01cm" svg:x="13.232cm" svg:y="11.991cm" svg:viewBox="0 0 5 11" svg:d="M0 11c1 0 4-2 4-3 1-2 1-3 0-4 0-2-3-4-4-4">
          <text:p/>
        </draw:path>
        <draw:path draw:style-name="gr1" draw:text-style-name="P1" draw:layer="layout" svg:width="0.004cm" svg:height="0.01cm" svg:x="13.228cm" svg:y="11.991cm" svg:viewBox="0 0 5 11" svg:d="M5 0c-2 0-4 2-5 4 0 1 0 2 0 4 1 1 3 3 5 3">
          <text:p/>
        </draw:path>
        <draw:path draw:style-name="gr1" draw:text-style-name="P1" draw:layer="layout" svg:width="0.008cm" svg:height="0.014cm" svg:x="13.287cm" svg:y="12.006cm" svg:viewBox="0 0 9 15" svg:d="M0 15c4 0 6-1 7-4 2-2 2-4 0-7-1-3-3-4-7-4">
          <text:p/>
        </draw:path>
        <draw:path draw:style-name="gr1" draw:text-style-name="P1" draw:layer="layout" svg:width="0.007cm" svg:height="0.014cm" svg:x="13.28cm" svg:y="12.006cm" svg:viewBox="0 0 8 15" svg:d="M8 0c-2 0-4 1-7 4-1 3-1 5 0 7 3 3 5 4 7 4">
          <text:p/>
        </draw:path>
        <draw:path draw:style-name="gr1" draw:text-style-name="P1" draw:layer="layout" svg:width="0.165cm" svg:height="0.083cm" svg:x="13.205cm" svg:y="11.407cm" svg:viewBox="0 0 166 84" svg:d="M166 84c0-30-16-58-41-73-26-15-58-15-84 0s-41 43-41 73">
          <text:p/>
        </draw:path>
        <draw:path draw:style-name="gr1" draw:text-style-name="P1" draw:layer="layout" svg:width="0.165cm" svg:height="0.083cm" svg:x="13.205cm" svg:y="11.49cm" svg:viewBox="0 0 166 84" svg:d="M0 0c0 29 15 58 41 73 26 14 58 14 84 0 25-15 41-44 41-73">
          <text:p/>
        </draw:path>
        <draw:path draw:style-name="gr1" draw:text-style-name="P1" draw:layer="layout" svg:width="0.008cm" svg:height="0.048cm" svg:x="13.242cm" svg:y="11.439cm" svg:viewBox="0 0 9 49" svg:d="M9 0c-5 15-9 31-9 49">
          <text:p/>
        </draw:path>
        <draw:path draw:style-name="gr1" draw:text-style-name="P1" draw:layer="layout" svg:width="0.004cm" svg:height="0.007cm" svg:x="13.27cm" svg:y="11.487cm" svg:viewBox="0 0 5 8" svg:d="M0 8c2 0 3-2 5-3 0-1 0-2 0-3-2-2-3-2-5-2">
          <text:p/>
        </draw:path>
        <draw:line draw:style-name="gr1" draw:text-style-name="P1" draw:layer="layout" svg:x1="13.232cm" svg:y1="11.487cm" svg:x2="13.27cm" svg:y2="11.487cm">
          <text:p/>
        </draw:line>
        <draw:line draw:style-name="gr1" draw:text-style-name="P1" draw:layer="layout" svg:x1="13.232cm" svg:y1="11.493cm" svg:x2="13.27cm" svg:y2="11.493cm">
          <text:p/>
        </draw:line>
        <draw:path draw:style-name="gr1" draw:text-style-name="P1" draw:layer="layout" svg:width="0.008cm" svg:height="0.048cm" svg:x="13.242cm" svg:y="11.493cm" svg:viewBox="0 0 9 49" svg:d="M0 0c0 16 4 34 9 49">
          <text:p/>
        </draw:path>
        <draw:path draw:style-name="gr1" draw:text-style-name="P1" draw:layer="layout" svg:width="0.02cm" svg:height="0.016cm" svg:x="13.25cm" svg:y="11.423cm" svg:viewBox="0 0 21 17" svg:d="M21 0c-9 3-16 8-21 17">
          <text:p/>
        </draw:path>
        <draw:path draw:style-name="gr1" draw:text-style-name="P1" draw:layer="layout" svg:width="0.02cm" svg:height="0.016cm" svg:x="13.25cm" svg:y="11.541cm" svg:viewBox="0 0 21 17" svg:d="M0 0c5 7 12 14 21 17">
          <text:p/>
        </draw:path>
        <draw:path draw:style-name="gr1" draw:text-style-name="P1" draw:layer="layout" svg:width="0.086cm" svg:height="0.138cm" svg:x="13.27cm" svg:y="11.421cm" svg:viewBox="0 0 87 139" svg:d="M0 137c22 5 44 1 61-12s26-34 26-56-9-42-26-55-39-17-61-12">
          <text:p/>
        </draw:path>
        <draw:path draw:style-name="gr1" draw:text-style-name="P1" draw:layer="layout" svg:width="0.004cm" svg:height="0.008cm" svg:x="13.232cm" svg:y="11.503cm" svg:viewBox="0 0 5 9" svg:d="M0 9c1 0 4 0 4-2 1-1 1-3 0-4 0-1-3-3-4-3">
          <text:p/>
        </draw:path>
        <draw:path draw:style-name="gr1" draw:text-style-name="P1" draw:layer="layout" svg:width="0.004cm" svg:height="0.008cm" svg:x="13.228cm" svg:y="11.503cm" svg:viewBox="0 0 5 9" svg:d="M5 0c-2 0-4 2-5 3 0 1 0 3 0 4 1 2 3 2 5 2">
          <text:p/>
        </draw:path>
        <draw:path draw:style-name="gr1" draw:text-style-name="P1" draw:layer="layout" svg:width="0.003cm" svg:height="0.007cm" svg:x="13.229cm" svg:y="11.487cm" svg:viewBox="0 0 4 8" svg:d="M4 0c-1 0-3 0-4 2 0 1 0 2 0 3 1 1 3 3 4 3">
          <text:p/>
        </draw:path>
        <draw:path draw:style-name="gr1" draw:text-style-name="P1" draw:layer="layout" svg:width="0.004cm" svg:height="0.008cm" svg:x="13.232cm" svg:y="11.468cm" svg:viewBox="0 0 5 9" svg:d="M0 9c1 0 4-1 4-2 1-1 1-4 0-5 0-1-3-2-4-2">
          <text:p/>
        </draw:path>
        <draw:path draw:style-name="gr1" draw:text-style-name="P1" draw:layer="layout" svg:width="0.004cm" svg:height="0.008cm" svg:x="13.228cm" svg:y="11.468cm" svg:viewBox="0 0 5 9" svg:d="M5 0c-2 0-4 1-5 2 0 1 0 4 0 5 1 1 3 2 5 2">
          <text:p/>
        </draw:path>
        <draw:path draw:style-name="gr1" draw:text-style-name="P1" draw:layer="layout" svg:width="0.008cm" svg:height="0.014cm" svg:x="13.287cm" svg:y="11.483cm" svg:viewBox="0 0 9 15" svg:d="M0 15c4 0 6-1 7-4 2-2 2-5 0-8-1-2-3-3-7-3">
          <text:p/>
        </draw:path>
        <draw:path draw:style-name="gr1" draw:text-style-name="P1" draw:layer="layout" svg:width="0.007cm" svg:height="0.014cm" svg:x="13.28cm" svg:y="11.483cm" svg:viewBox="0 0 8 15" svg:d="M8 0c-2 0-4 1-7 3-1 3-1 6 0 8 3 3 5 4 7 4">
          <text:p/>
        </draw:path>
        <draw:polyline draw:style-name="gr1" draw:text-style-name="P1" draw:layer="layout" svg:width="0.218cm" svg:height="0.785cm" svg:x="13.178cm" svg:y="11.359cm" svg:viewBox="0 0 219 786" draw:points="0,786 219,786 219,0 0,0">
          <text:p/>
        </draw:polyline>
        <draw:line draw:style-name="gr1" draw:text-style-name="P1" draw:layer="layout" svg:x1="13.185cm" svg:y1="12.144cm" svg:x2="13.185cm" svg:y2="11.359cm">
          <text:p/>
        </draw:line>
        <draw:polygon draw:style-name="gr1" draw:text-style-name="P1" draw:layer="layout" svg:width="0.21cm" svg:height="0.008cm" svg:x="13.178cm" svg:y="12.423cm" svg:viewBox="0 0 211 9" draw:points="0,0 211,0 211,9 0,9">
          <text:p/>
        </draw:polygon>
        <draw:polyline draw:style-name="gr1" draw:text-style-name="P1" draw:layer="layout" svg:width="0cm" svg:height="0.121cm" svg:x="13.205cm" svg:y="12.523cm" svg:viewBox="0 0 0 122" draw:points="0,0 0,17 0,105 0,122">
          <text:p/>
        </draw:polyline>
        <draw:polyline draw:style-name="gr1" draw:text-style-name="P1" draw:layer="layout" svg:width="0cm" svg:height="0.121cm" svg:x="13.178cm" svg:y="12.523cm" svg:viewBox="0 0 0 122" draw:points="0,122 0,105 0,17 0,0">
          <text:p/>
        </draw:polyline>
        <draw:path draw:style-name="gr1" draw:text-style-name="P1" draw:layer="layout" svg:width="0.028cm" svg:height="0.048cm" svg:x="13.205cm" svg:y="12.584cm" svg:viewBox="0 0 29 49" svg:d="M0 49c8-5 15-12 20-20 6-10 9-19 9-29">
          <text:p/>
        </draw:path>
        <draw:polyline draw:style-name="gr1" draw:text-style-name="P1" draw:layer="layout" svg:width="0.008cm" svg:height="0.009cm" svg:x="13.205cm" svg:y="12.636cm" svg:viewBox="0 0 9 10" draw:points="0,10 9,10 9,0">
          <text:p/>
        </draw:polyline>
        <draw:path draw:style-name="gr1" draw:text-style-name="P1" draw:layer="layout" svg:width="0.028cm" svg:height="0.052cm" svg:x="13.213cm" svg:y="12.584cm" svg:viewBox="0 0 29 53" svg:d="M0 53c19-11 29-32 29-53">
          <text:p/>
        </draw:path>
        <draw:path draw:style-name="gr1" draw:text-style-name="P1" draw:layer="layout" svg:width="0.028cm" svg:height="0.052cm" svg:x="13.213cm" svg:y="12.532cm" svg:viewBox="0 0 29 53" svg:d="M29 53c0-22-10-42-29-53">
          <text:p/>
        </draw:path>
        <draw:polyline draw:style-name="gr1" draw:text-style-name="P1" draw:layer="layout" svg:width="0.008cm" svg:height="0.009cm" svg:x="13.205cm" svg:y="12.523cm" svg:viewBox="0 0 9 10" draw:points="9,10 9,0 0,0">
          <text:p/>
        </draw:polyline>
        <draw:path draw:style-name="gr1" draw:text-style-name="P1" draw:layer="layout" svg:width="0.028cm" svg:height="0.048cm" svg:x="13.205cm" svg:y="12.536cm" svg:viewBox="0 0 29 49" svg:d="M29 49c0-10-3-19-9-29-5-8-12-15-20-20">
          <text:p/>
        </draw:path>
        <draw:polyline draw:style-name="gr1" draw:text-style-name="P1" draw:layer="layout" svg:width="0.003cm" svg:height="0.015cm" svg:x="13.239cm" svg:y="12.569cm" svg:viewBox="0 0 4 16" draw:points="0,0 2,1 2,5 4,7 4,10 4,12 4,15 4,16">
          <text:p/>
        </draw:polyline>
        <draw:polyline draw:style-name="gr1" draw:text-style-name="P1" draw:layer="layout" svg:width="0cm" svg:height="0cm" svg:x="13.239cm" svg:y="12.569cm" svg:viewBox="0 0 0 0" draw:points="0,0">
          <text:p/>
        </draw:polyline>
        <draw:polyline draw:style-name="gr1" draw:text-style-name="P1" draw:layer="layout" svg:width="0.005cm" svg:height="0.016cm" svg:x="13.234cm" svg:y="12.554cm" svg:viewBox="0 0 6 17" draw:points="0,0 1,3 2,5 3,8 5,10 6,12 6,15 6,17">
          <text:p/>
        </draw:polyline>
        <draw:polyline draw:style-name="gr1" draw:text-style-name="P1" draw:layer="layout" svg:width="0cm" svg:height="0cm" svg:x="13.234cm" svg:y="12.554cm" svg:viewBox="0 0 0 0" draw:points="0,0">
          <text:p/>
        </draw:polyline>
        <draw:polyline draw:style-name="gr1" draw:text-style-name="P1" draw:layer="layout" svg:width="0.009cm" svg:height="0.012cm" svg:x="13.225cm" svg:y="12.542cm" svg:viewBox="0 0 10 13" draw:points="0,0 1,1 4,4 6,5 7,9 8,10 9,13 10,13">
          <text:p/>
        </draw:polyline>
        <draw:polyline draw:style-name="gr1" draw:text-style-name="P1" draw:layer="layout" svg:width="0cm" svg:height="0cm" svg:x="13.225cm" svg:y="12.542cm" svg:viewBox="0 0 0 0" draw:points="0,0">
          <text:p/>
        </draw:polyline>
        <draw:polyline draw:style-name="gr1" draw:text-style-name="P1" draw:layer="layout" svg:width="0.012cm" svg:height="0.01cm" svg:x="13.213cm" svg:y="12.532cm" svg:viewBox="0 0 13 11" draw:points="0,0 2,1 5,4 7,5 9,7 11,9 13,10 13,11">
          <text:p/>
        </draw:polyline>
        <draw:polyline draw:style-name="gr1" draw:text-style-name="P1" draw:layer="layout" svg:width="0.028cm" svg:height="0.053cm" svg:x="13.213cm" svg:y="12.584cm" svg:viewBox="0 0 29 54" draw:points="29,0 29,3 29,5 29,8 28,10 28,13 28,15 27,15 27,16 27,17 26,20 25,22 24,24 23,27 22,29 22,30 21,31 20,35 18,36 17,39 15,41 14,42 13,43 13,44 12,44 10,46 8,48 7,49 3,51 2,53 0,54">
          <text:p/>
        </draw:polyline>
        <draw:line draw:style-name="gr1" draw:text-style-name="P1" draw:layer="layout" svg:x1="13.205cm" svg:y1="12.523cm" svg:x2="13.178cm" svg:y2="12.523cm">
          <text:p/>
        </draw:line>
        <draw:line draw:style-name="gr1" draw:text-style-name="P1" draw:layer="layout" svg:x1="13.178cm" svg:y1="12.645cm" svg:x2="13.205cm" svg:y2="12.645cm">
          <text:p/>
        </draw:line>
        <draw:line draw:style-name="gr1" draw:text-style-name="P1" draw:layer="layout" svg:x1="13.626cm" svg:y1="13.273cm" svg:x2="13.644cm" svg:y2="13.273cm">
          <text:p/>
        </draw:line>
        <draw:line draw:style-name="gr1" draw:text-style-name="P1" draw:layer="layout" svg:x1="13.644cm" svg:y1="13.266cm" svg:x2="13.626cm" svg:y2="13.266cm">
          <text:p/>
        </draw:line>
        <draw:line draw:style-name="gr1" draw:text-style-name="P1" draw:layer="layout" svg:x1="13.365cm" svg:y1="13.273cm" svg:x2="13.382cm" svg:y2="13.273cm">
          <text:p/>
        </draw:line>
        <draw:line draw:style-name="gr1" draw:text-style-name="P1" draw:layer="layout" svg:x1="13.731cm" svg:y1="13.273cm" svg:x2="13.749cm" svg:y2="13.273cm">
          <text:p/>
        </draw:line>
        <draw:line draw:style-name="gr1" draw:text-style-name="P1" draw:layer="layout" svg:x1="13.382cm" svg:y1="13.266cm" svg:x2="13.365cm" svg:y2="13.266cm">
          <text:p/>
        </draw:line>
        <draw:line draw:style-name="gr1" draw:text-style-name="P1" draw:layer="layout" svg:x1="13.749cm" svg:y1="13.266cm" svg:x2="13.731cm" svg:y2="13.266cm">
          <text:p/>
        </draw:line>
        <draw:line draw:style-name="gr1" draw:text-style-name="P1" draw:layer="layout" svg:x1="13.276cm" svg:y1="13.229cm" svg:x2="13.276cm" svg:y2="13.212cm">
          <text:p/>
        </draw:line>
        <draw:line draw:style-name="gr1" draw:text-style-name="P1" draw:layer="layout" svg:x1="13.276cm" svg:y1="12.916cm" svg:x2="13.276cm" svg:y2="12.898cm">
          <text:p/>
        </draw:line>
        <draw:polyline draw:style-name="gr1" draw:text-style-name="P1" draw:layer="layout" svg:width="0cm" svg:height="0cm" svg:x="13.641cm" svg:y="13.252cm" svg:viewBox="0 0 0 0" draw:points="0,0">
          <text:p/>
        </draw:polyline>
        <draw:polyline draw:style-name="gr1" draw:text-style-name="P1" draw:layer="layout" svg:width="0cm" svg:height="0cm" svg:x="13.641cm" svg:y="13.252cm" svg:viewBox="0 0 0 0" draw:points="0,0">
          <text:p/>
        </draw:polyline>
        <draw:polyline draw:style-name="gr1" draw:text-style-name="P1" draw:layer="layout" svg:width="0cm" svg:height="0cm" svg:x="13.641cm" svg:y="13.251cm" svg:viewBox="0 0 0 0" draw:points="0,0">
          <text:p/>
        </draw:polyline>
        <draw:polyline draw:style-name="gr1" draw:text-style-name="P1" draw:layer="layout" svg:width="0.002cm" svg:height="0.007cm" svg:x="13.368cm" svg:y="13.253cm" svg:viewBox="0 0 3 8" draw:points="3,0 2,1 2,2 2,3 0,4 0,5 0,7 0,8">
          <text:p/>
        </draw:polyline>
        <draw:polyline draw:style-name="gr1" draw:text-style-name="P1" draw:layer="layout" svg:width="0cm" svg:height="0cm" svg:x="13.37cm" svg:y="13.253cm" svg:viewBox="0 0 0 0" draw:points="0,0">
          <text:p/>
        </draw:polyline>
        <draw:polyline draw:style-name="gr1" draw:text-style-name="P1" draw:layer="layout" svg:width="0.005cm" svg:height="0.005cm" svg:x="13.37cm" svg:y="13.248cm" svg:viewBox="0 0 6 6" draw:points="6,0 5,0 5,1 4,1 2,2 1,3 1,4 0,4 0,6">
          <text:p/>
        </draw:polyline>
        <draw:polyline draw:style-name="gr1" draw:text-style-name="P1" draw:layer="layout" svg:width="0cm" svg:height="0cm" svg:x="13.375cm" svg:y="13.248cm" svg:viewBox="0 0 0 0" draw:points="0,0">
          <text:p/>
        </draw:polyline>
        <draw:polyline draw:style-name="gr1" draw:text-style-name="P1" draw:layer="layout" svg:width="0.007cm" svg:height="0.001cm" svg:x="13.375cm" svg:y="13.246cm" svg:viewBox="0 0 8 2" draw:points="8,0 7,0 5,0 4,0 3,0 2,2 1,2 0,2">
          <text:p/>
        </draw:polyline>
        <draw:polyline draw:style-name="gr1" draw:text-style-name="P1" draw:layer="layout" svg:width="0.003cm" svg:height="0.003cm" svg:x="13.379cm" svg:y="13.257cm" svg:viewBox="0 0 4 4" draw:points="0,4 0,3 0,1 1,1 1,0 2,0 4,0">
          <text:p/>
        </draw:polyline>
        <draw:polyline draw:style-name="gr1" draw:text-style-name="P1" draw:layer="layout" svg:width="0.348cm" svg:height="0cm" svg:x="13.382cm" svg:y="13.246cm" svg:viewBox="0 0 349 0" draw:points="349,0 253,0 0,0">
          <text:p/>
        </draw:polyline>
        <draw:line draw:style-name="gr1" draw:text-style-name="P1" draw:layer="layout" svg:x1="13.641cm" svg:y1="13.257cm" svg:x2="13.731cm" svg:y2="13.257cm">
          <text:p/>
        </draw:line>
        <draw:line draw:style-name="gr1" draw:text-style-name="P1" draw:layer="layout" svg:x1="13.382cm" svg:y1="13.257cm" svg:x2="13.63cm" svg:y2="13.257cm">
          <text:p/>
        </draw:line>
        <draw:polyline draw:style-name="gr1" draw:text-style-name="P1" draw:layer="layout" svg:width="0.007cm" svg:height="0.003cm" svg:x="13.731cm" svg:y="13.246cm" svg:viewBox="0 0 8 4" draw:points="8,4 6,2 5,2 5,0 4,0 3,0 2,0 1,0 0,0">
          <text:p/>
        </draw:polyline>
        <draw:polyline draw:style-name="gr1" draw:text-style-name="P1" draw:layer="layout" svg:width="0cm" svg:height="0cm" svg:x="13.738cm" svg:y="13.248cm" svg:viewBox="0 0 0 0" draw:points="0,0">
          <text:p/>
        </draw:polyline>
        <draw:polyline draw:style-name="gr1" draw:text-style-name="P1" draw:layer="layout" svg:width="0.005cm" svg:height="0.005cm" svg:x="13.738cm" svg:y="13.248cm" svg:viewBox="0 0 6 6" draw:points="6,6 6,4 4,4 4,3 4,2 3,2 3,1 2,1 1,0 0,0">
          <text:p/>
        </draw:polyline>
        <draw:polyline draw:style-name="gr1" draw:text-style-name="P1" draw:layer="layout" svg:width="0cm" svg:height="0cm" svg:x="13.743cm" svg:y="13.253cm" svg:viewBox="0 0 0 0" draw:points="0,0">
          <text:p/>
        </draw:polyline>
        <draw:polyline draw:style-name="gr1" draw:text-style-name="P1" draw:layer="layout" svg:width="0.003cm" svg:height="0.007cm" svg:x="13.743cm" svg:y="13.253cm" svg:viewBox="0 0 4 8" draw:points="4,8 4,7 4,5 4,4 4,3 4,2 2,2 2,1 0,0">
          <text:p/>
        </draw:polyline>
        <draw:polyline draw:style-name="gr1" draw:text-style-name="P1" draw:layer="layout" svg:width="0cm" svg:height="0.002cm" svg:x="13.733cm" svg:y="13.257cm" svg:viewBox="0 0 1 3" draw:points="0,0 0,1 1,1 1,2 1,3">
          <text:p/>
        </draw:polyline>
        <draw:polyline draw:style-name="gr1" draw:text-style-name="P1" draw:layer="layout" svg:width="0cm" svg:height="0cm" svg:x="13.733cm" svg:y="13.257cm" svg:viewBox="0 0 0 0" draw:points="0,0">
          <text:p/>
        </draw:polyline>
        <draw:polyline draw:style-name="gr1" draw:text-style-name="P1" draw:layer="layout" svg:width="0.001cm" svg:height="0cm" svg:x="13.731cm" svg:y="13.257cm" svg:viewBox="0 0 2 0" draw:points="0,0 1,0 2,0">
          <text:p/>
        </draw:polyline>
        <draw:polyline draw:style-name="gr1" draw:text-style-name="P1" draw:layer="layout" svg:width="0.007cm" svg:height="0.003cm" svg:x="13.282cm" svg:y="12.901cm" svg:viewBox="0 0 8 4" draw:points="8,4 7,4 6,2 5,2 4,2 3,2 2,0 0,0">
          <text:p/>
        </draw:polyline>
        <draw:polyline draw:style-name="gr1" draw:text-style-name="P1" draw:layer="layout" svg:width="0cm" svg:height="0cm" svg:x="13.289cm" svg:y="12.903cm" svg:viewBox="0 0 0 0" draw:points="0,0">
          <text:p/>
        </draw:polyline>
        <draw:polyline draw:style-name="gr1" draw:text-style-name="P1" draw:layer="layout" svg:width="0.005cm" svg:height="0.005cm" svg:x="13.289cm" svg:y="12.903cm" svg:viewBox="0 0 6 6" draw:points="6,6 6,4 5,4 5,3 3,3 3,2 2,2 2,1 1,1 1,0 0,0">
          <text:p/>
        </draw:polyline>
        <draw:polyline draw:style-name="gr1" draw:text-style-name="P1" draw:layer="layout" svg:width="0cm" svg:height="0cm" svg:x="13.294cm" svg:y="12.908cm" svg:viewBox="0 0 0 0" draw:points="0,0">
          <text:p/>
        </draw:polyline>
        <draw:polyline draw:style-name="gr1" draw:text-style-name="P1" draw:layer="layout" svg:width="0.003cm" svg:height="0.009cm" svg:x="13.294cm" svg:y="12.908cm" svg:viewBox="0 0 4 10" draw:points="4,10 4,8 4,7 4,6 4,5 2,5 2,4 2,3 2,2 0,2 0,0">
          <text:p/>
        </draw:polyline>
        <draw:polyline draw:style-name="gr1" draw:text-style-name="P1" draw:layer="layout" svg:width="0cm" svg:height="0.002cm" svg:x="13.284cm" svg:y="12.913cm" svg:viewBox="0 0 1 3" draw:points="0,0 1,0 1,1 1,2 1,3">
          <text:p/>
        </draw:polyline>
        <draw:polyline draw:style-name="gr1" draw:text-style-name="P1" draw:layer="layout" svg:width="0cm" svg:height="0cm" svg:x="13.284cm" svg:y="12.913cm" svg:viewBox="0 0 0 0" draw:points="0,0">
          <text:p/>
        </draw:polyline>
        <draw:polyline draw:style-name="gr1" draw:text-style-name="P1" draw:layer="layout" svg:width="0.001cm" svg:height="0cm" svg:x="13.282cm" svg:y="12.912cm" svg:viewBox="0 0 2 1" draw:points="0,0 1,0 1,1 2,1">
          <text:p/>
        </draw:polyline>
        <draw:polyline draw:style-name="gr1" draw:text-style-name="P1" draw:layer="layout" svg:width="0.003cm" svg:height="0.007cm" svg:x="13.294cm" svg:y="13.212cm" svg:viewBox="0 0 4 8" draw:points="0,8 2,7 2,6 2,4 4,3 4,2 4,1 4,0">
          <text:p/>
        </draw:polyline>
        <draw:polyline draw:style-name="gr1" draw:text-style-name="P1" draw:layer="layout" svg:width="0cm" svg:height="0cm" svg:x="13.294cm" svg:y="13.219cm" svg:viewBox="0 0 0 0" draw:points="0,0">
          <text:p/>
        </draw:polyline>
        <draw:polyline draw:style-name="gr1" draw:text-style-name="P1" draw:layer="layout" svg:width="0.005cm" svg:height="0.005cm" svg:x="13.289cm" svg:y="13.219cm" svg:viewBox="0 0 6 6" draw:points="0,6 1,6 1,5 2,5 3,3 5,2 6,1 6,0">
          <text:p/>
        </draw:polyline>
        <draw:polyline draw:style-name="gr1" draw:text-style-name="P1" draw:layer="layout" svg:width="0cm" svg:height="0cm" svg:x="13.289cm" svg:y="13.224cm" svg:viewBox="0 0 0 0" draw:points="0,0">
          <text:p/>
        </draw:polyline>
        <draw:polyline draw:style-name="gr1" draw:text-style-name="P1" draw:layer="layout" svg:width="0.007cm" svg:height="0.003cm" svg:x="13.282cm" svg:y="13.224cm" svg:viewBox="0 0 8 4" draw:points="0,4 2,4 3,4 4,4 5,4 6,2 7,2 8,0">
          <text:p/>
        </draw:polyline>
        <draw:polyline draw:style-name="gr1" draw:text-style-name="P1" draw:layer="layout" svg:width="0.002cm" svg:height="0.001cm" svg:x="13.282cm" svg:y="13.214cm" svg:viewBox="0 0 3 2" draw:points="3,0 3,2 2,2 0,2">
          <text:p/>
        </draw:polyline>
        <draw:polyline draw:style-name="gr1" draw:text-style-name="P1" draw:layer="layout" svg:width="0cm" svg:height="0cm" svg:x="13.284cm" svg:y="13.214cm" svg:viewBox="0 0 0 0" draw:points="0,0">
          <text:p/>
        </draw:polyline>
        <draw:polyline draw:style-name="gr1" draw:text-style-name="P1" draw:layer="layout" svg:width="0cm" svg:height="0.001cm" svg:x="13.284cm" svg:y="13.212cm" svg:viewBox="0 0 1 2" draw:points="1,0 1,1 1,2 0,2">
          <text:p/>
        </draw:polyline>
        <draw:line draw:style-name="gr1" draw:text-style-name="P1" draw:layer="layout" svg:x1="13.641cm" svg:y1="13.266cm" svg:x2="13.641cm" svg:y2="13.26cm">
          <text:p/>
        </draw:line>
        <draw:line draw:style-name="gr1" draw:text-style-name="P1" draw:layer="layout" svg:x1="13.63cm" svg:y1="13.26cm" svg:x2="13.63cm" svg:y2="13.266cm">
          <text:p/>
        </draw:line>
        <draw:polyline draw:style-name="gr1" draw:text-style-name="P1" draw:layer="layout" svg:width="0cm" svg:height="0.008cm" svg:x="13.641cm" svg:y="13.251cm" svg:viewBox="0 0 0 9" draw:points="0,9 0,8 0,7 0,6 0,5 0,4 0,3 0,2 0,1 0,0">
          <text:p/>
        </draw:polyline>
        <draw:polyline draw:style-name="gr1" draw:text-style-name="P1" draw:layer="layout" svg:width="0cm" svg:height="0.008cm" svg:x="13.63cm" svg:y="13.251cm" svg:viewBox="0 0 0 9" draw:points="0,0 0,1 0,2 0,3 0,4 0,5 0,6 0,7 0,8 0,9">
          <text:p/>
        </draw:polyline>
        <draw:line draw:style-name="gr1" draw:text-style-name="P1" draw:layer="layout" svg:x1="13.641cm" svg:y1="13.266cm" svg:x2="13.641cm" svg:y2="13.26cm">
          <text:p/>
        </draw:line>
        <draw:line draw:style-name="gr1" draw:text-style-name="P1" draw:layer="layout" svg:x1="13.63cm" svg:y1="13.26cm" svg:x2="13.63cm" svg:y2="13.266cm">
          <text:p/>
        </draw:line>
        <draw:line draw:style-name="gr1" draw:text-style-name="P1" draw:layer="layout" svg:x1="13.626cm" svg:y1="13.266cm" svg:x2="13.626cm" svg:y2="13.273cm">
          <text:p/>
        </draw:line>
        <draw:line draw:style-name="gr1" draw:text-style-name="P1" draw:layer="layout" svg:x1="13.644cm" svg:y1="13.266cm" svg:x2="13.644cm" svg:y2="13.273cm">
          <text:p/>
        </draw:line>
        <draw:line draw:style-name="gr1" draw:text-style-name="P1" draw:layer="layout" svg:x1="13.365cm" svg:y1="13.266cm" svg:x2="13.365cm" svg:y2="13.273cm">
          <text:p/>
        </draw:line>
        <draw:line draw:style-name="gr1" draw:text-style-name="P1" draw:layer="layout" svg:x1="13.382cm" svg:y1="13.273cm" svg:x2="13.382cm" svg:y2="13.266cm">
          <text:p/>
        </draw:line>
        <draw:line draw:style-name="gr1" draw:text-style-name="P1" draw:layer="layout" svg:x1="13.731cm" svg:y1="13.266cm" svg:x2="13.731cm" svg:y2="13.273cm">
          <text:p/>
        </draw:line>
        <draw:line draw:style-name="gr1" draw:text-style-name="P1" draw:layer="layout" svg:x1="13.749cm" svg:y1="13.273cm" svg:x2="13.749cm" svg:y2="13.266cm">
          <text:p/>
        </draw:line>
        <draw:line draw:style-name="gr1" draw:text-style-name="P1" draw:layer="layout" svg:x1="13.276cm" svg:y1="13.212cm" svg:x2="13.269cm" svg:y2="13.212cm">
          <text:p/>
        </draw:line>
        <draw:line draw:style-name="gr1" draw:text-style-name="P1" draw:layer="layout" svg:x1="13.269cm" svg:y1="13.229cm" svg:x2="13.276cm" svg:y2="13.229cm">
          <text:p/>
        </draw:line>
        <draw:line draw:style-name="gr1" draw:text-style-name="P1" draw:layer="layout" svg:x1="13.276cm" svg:y1="12.898cm" svg:x2="13.269cm" svg:y2="12.898cm">
          <text:p/>
        </draw:line>
        <draw:line draw:style-name="gr1" draw:text-style-name="P1" draw:layer="layout" svg:x1="13.269cm" svg:y1="12.916cm" svg:x2="13.276cm" svg:y2="12.916cm">
          <text:p/>
        </draw:line>
        <draw:line draw:style-name="gr1" draw:text-style-name="P1" draw:layer="layout" svg:x1="13.368cm" svg:y1="13.26cm" svg:x2="13.368cm" svg:y2="13.266cm">
          <text:p/>
        </draw:line>
        <draw:line draw:style-name="gr1" draw:text-style-name="P1" draw:layer="layout" svg:x1="13.379cm" svg:y1="13.266cm" svg:x2="13.379cm" svg:y2="13.26cm">
          <text:p/>
        </draw:line>
        <draw:line draw:style-name="gr1" draw:text-style-name="P1" draw:layer="layout" svg:x1="13.745cm" svg:y1="13.266cm" svg:x2="13.745cm" svg:y2="13.26cm">
          <text:p/>
        </draw:line>
        <draw:line draw:style-name="gr1" draw:text-style-name="P1" draw:layer="layout" svg:x1="13.734cm" svg:y1="13.26cm" svg:x2="13.734cm" svg:y2="13.266cm">
          <text:p/>
        </draw:line>
        <draw:line draw:style-name="gr1" draw:text-style-name="P1" draw:layer="layout" svg:x1="13.282cm" svg:y1="12.901cm" svg:x2="13.276cm" svg:y2="12.901cm">
          <text:p/>
        </draw:line>
        <draw:line draw:style-name="gr1" draw:text-style-name="P1" draw:layer="layout" svg:x1="13.276cm" svg:y1="12.912cm" svg:x2="13.282cm" svg:y2="12.912cm">
          <text:p/>
        </draw:line>
        <draw:line draw:style-name="gr1" draw:text-style-name="P1" draw:layer="layout" svg:x1="13.296cm" svg:y1="13.212cm" svg:x2="13.296cm" svg:y2="12.916cm">
          <text:p/>
        </draw:line>
        <draw:line draw:style-name="gr1" draw:text-style-name="P1" draw:layer="layout" svg:x1="13.285cm" svg:y1="12.916cm" svg:x2="13.285cm" svg:y2="13.212cm">
          <text:p/>
        </draw:line>
        <draw:line draw:style-name="gr1" draw:text-style-name="P1" draw:layer="layout" svg:x1="13.276cm" svg:y1="13.226cm" svg:x2="13.282cm" svg:y2="13.226cm">
          <text:p/>
        </draw:line>
        <draw:line draw:style-name="gr1" draw:text-style-name="P1" draw:layer="layout" svg:x1="13.282cm" svg:y1="13.215cm" svg:x2="13.276cm" svg:y2="13.215cm">
          <text:p/>
        </draw:line>
        <draw:polyline draw:style-name="gr1" draw:text-style-name="P1" draw:layer="layout" svg:width="0.21cm" svg:height="0.008cm" svg:x="13.178cm" svg:y="12.144cm" svg:viewBox="0 0 211 9" draw:points="0,0 211,0 211,9 0,9">
          <text:p/>
        </draw:polyline>
        <draw:line draw:style-name="gr1" draw:text-style-name="P1" draw:layer="layout" svg:x1="13.178cm" svg:y1="12.152cm" svg:x2="13.178cm" svg:y2="12.144cm">
          <text:p/>
        </draw:line>
        <draw:polyline draw:style-name="gr1" draw:text-style-name="P1" draw:layer="layout" svg:width="0cm" svg:height="0.121cm" svg:x="13.205cm" svg:y="12.244cm" svg:viewBox="0 0 0 122" draw:points="0,0 0,17 0,105 0,122">
          <text:p/>
        </draw:polyline>
        <draw:polyline draw:style-name="gr1" draw:text-style-name="P1" draw:layer="layout" svg:width="0cm" svg:height="0.121cm" svg:x="13.178cm" svg:y="12.244cm" svg:viewBox="0 0 0 122" draw:points="0,122 0,105 0,17 0,0">
          <text:p/>
        </draw:polyline>
        <draw:path draw:style-name="gr1" draw:text-style-name="P1" draw:layer="layout" svg:width="0.028cm" svg:height="0.048cm" svg:x="13.205cm" svg:y="12.305cm" svg:viewBox="0 0 29 49" svg:d="M0 49c8-5 15-12 20-20 6-10 9-19 9-29">
          <text:p/>
        </draw:path>
        <draw:polyline draw:style-name="gr1" draw:text-style-name="P1" draw:layer="layout" svg:width="0.008cm" svg:height="0.009cm" svg:x="13.205cm" svg:y="12.357cm" svg:viewBox="0 0 9 10" draw:points="0,10 9,10 9,0">
          <text:p/>
        </draw:polyline>
        <draw:path draw:style-name="gr1" draw:text-style-name="P1" draw:layer="layout" svg:width="0.028cm" svg:height="0.052cm" svg:x="13.213cm" svg:y="12.305cm" svg:viewBox="0 0 29 53" svg:d="M0 53c19-11 29-31 29-53">
          <text:p/>
        </draw:path>
        <draw:path draw:style-name="gr1" draw:text-style-name="P1" draw:layer="layout" svg:width="0.028cm" svg:height="0.052cm" svg:x="13.213cm" svg:y="12.253cm" svg:viewBox="0 0 29 53" svg:d="M29 53c0-21-10-41-29-53">
          <text:p/>
        </draw:path>
        <draw:polyline draw:style-name="gr1" draw:text-style-name="P1" draw:layer="layout" svg:width="0.008cm" svg:height="0.009cm" svg:x="13.205cm" svg:y="12.244cm" svg:viewBox="0 0 9 10" draw:points="9,10 9,0 0,0">
          <text:p/>
        </draw:polyline>
        <draw:path draw:style-name="gr1" draw:text-style-name="P1" draw:layer="layout" svg:width="0.028cm" svg:height="0.048cm" svg:x="13.205cm" svg:y="12.257cm" svg:viewBox="0 0 29 49" svg:d="M29 49c0-10-3-20-9-29-5-8-12-15-20-20">
          <text:p/>
        </draw:path>
        <draw:polyline draw:style-name="gr1" draw:text-style-name="P1" draw:layer="layout" svg:width="0.003cm" svg:height="0.015cm" svg:x="13.239cm" svg:y="12.29cm" svg:viewBox="0 0 4 16" draw:points="0,0 2,1 2,3 4,6 4,9 4,11 4,14 4,16">
          <text:p/>
        </draw:polyline>
        <draw:polyline draw:style-name="gr1" draw:text-style-name="P1" draw:layer="layout" svg:width="0cm" svg:height="0cm" svg:x="13.239cm" svg:y="12.29cm" svg:viewBox="0 0 0 0" draw:points="0,0">
          <text:p/>
        </draw:polyline>
        <draw:polyline draw:style-name="gr1" draw:text-style-name="P1" draw:layer="layout" svg:width="0.005cm" svg:height="0.015cm" svg:x="13.234cm" svg:y="12.275cm" svg:viewBox="0 0 6 16" draw:points="0,0 1,2 2,4 3,7 5,9 6,11 6,15 6,16">
          <text:p/>
        </draw:polyline>
        <draw:polyline draw:style-name="gr1" draw:text-style-name="P1" draw:layer="layout" svg:width="0cm" svg:height="0cm" svg:x="13.234cm" svg:y="12.275cm" svg:viewBox="0 0 0 0" draw:points="0,0">
          <text:p/>
        </draw:polyline>
        <draw:polyline draw:style-name="gr1" draw:text-style-name="P1" draw:layer="layout" svg:width="0.009cm" svg:height="0.012cm" svg:x="13.225cm" svg:y="12.263cm" svg:viewBox="0 0 10 13" draw:points="0,0 1,1 4,3 6,5 7,8 8,9 9,13 10,13">
          <text:p/>
        </draw:polyline>
        <draw:polyline draw:style-name="gr1" draw:text-style-name="P1" draw:layer="layout" svg:width="0cm" svg:height="0cm" svg:x="13.225cm" svg:y="12.263cm" svg:viewBox="0 0 0 0" draw:points="0,0">
          <text:p/>
        </draw:polyline>
        <draw:polyline draw:style-name="gr1" draw:text-style-name="P1" draw:layer="layout" svg:width="0.012cm" svg:height="0.01cm" svg:x="13.213cm" svg:y="12.253cm" svg:viewBox="0 0 13 11" draw:points="0,0 2,1 5,4 7,5 9,7 11,9 13,10 13,11">
          <text:p/>
        </draw:polyline>
        <draw:polyline draw:style-name="gr1" draw:text-style-name="P1" draw:layer="layout" svg:width="0.026cm" svg:height="0.037cm" svg:x="13.213cm" svg:y="12.32cm" svg:viewBox="0 0 27 38" draw:points="27,0 27,3 26,6 24,8 23,11 22,13 21,15 21,16 20,17 19,20 17,21 16,24 14,25 13,27 12,28 11,30 9,31 7,33 6,34 3,36 2,38 0,38">
          <text:p/>
        </draw:polyline>
        <draw:polyline draw:style-name="gr1" draw:text-style-name="P1" draw:layer="layout" svg:width="0cm" svg:height="0cm" svg:x="13.239cm" svg:y="12.32cm" svg:viewBox="0 0 0 0" draw:points="0,0">
          <text:p/>
        </draw:polyline>
        <draw:polyline draw:style-name="gr1" draw:text-style-name="P1" draw:layer="layout" svg:width="0.003cm" svg:height="0.015cm" svg:x="13.239cm" svg:y="12.305cm" svg:viewBox="0 0 4 16" draw:points="4,0 4,3 4,5 4,8 2,10 2,12 2,16 0,16">
          <text:p/>
        </draw:polyline>
        <draw:line draw:style-name="gr1" draw:text-style-name="P1" draw:layer="layout" svg:x1="13.205cm" svg:y1="12.244cm" svg:x2="13.178cm" svg:y2="12.244cm">
          <text:p/>
        </draw:line>
        <draw:line draw:style-name="gr1" draw:text-style-name="P1" draw:layer="layout" svg:x1="13.178cm" svg:y1="12.366cm" svg:x2="13.205cm" svg:y2="12.366cm">
          <text:p/>
        </draw:line>
        <draw:line draw:style-name="gr1" draw:text-style-name="P1" draw:layer="layout" svg:x1="14.233cm" svg:y1="13.273cm" svg:x2="14.224cm" svg:y2="13.273cm">
          <text:p/>
        </draw:line>
        <draw:path draw:style-name="gr1" draw:text-style-name="P1" draw:layer="layout" svg:width="0.279cm" svg:height="0.278cm" svg:x="13.928cm" svg:y="12.75cm" svg:viewBox="0 0 280 279" svg:d="M0 0c0 74 30 144 82 197 53 52 124 82 198 82">
          <text:p/>
        </draw:path>
        <draw:polygon draw:style-name="gr1" draw:text-style-name="P1" draw:layer="layout" svg:width="0.009cm" svg:height="0.279cm" svg:x="14.198cm" svg:y="12.75cm" svg:viewBox="0 0 10 280" draw:points="10,280 0,280 0,0 10,0">
          <text:p/>
        </draw:polygon>
        <draw:polyline draw:style-name="gr1" draw:text-style-name="P1" draw:layer="layout" svg:width="0.026cm" svg:height="0.532cm" svg:x="14.207cm" svg:y="12.741cm" svg:viewBox="0 0 27 533" draw:points="27,533 27,0 0,0 0,9 18,9 18,533">
          <text:p/>
        </draw:polyline>
        <draw:polygon draw:style-name="gr1" draw:text-style-name="P1" draw:layer="layout" svg:width="0.659cm" svg:height="0.009cm" svg:x="13.269cm" svg:y="12.741cm" svg:viewBox="0 0 660 10" draw:points="660,0 660,10 0,10 0,0">
          <text:p/>
        </draw:polygon>
        <draw:line draw:style-name="gr1" draw:text-style-name="P1" draw:layer="layout" svg:x1="13.269cm" svg:y1="12.741cm" svg:x2="13.269cm" svg:y2="12.75cm">
          <text:p/>
        </draw:line>
        <draw:line draw:style-name="gr1" draw:text-style-name="P1" draw:layer="layout" svg:x1="12.52cm" svg:y1="13.065cm" svg:x2="12.537cm" svg:y2="13.065cm">
          <text:p/>
        </draw:line>
        <draw:line draw:style-name="gr1" draw:text-style-name="P1" draw:layer="layout" svg:x1="12.537cm" svg:y1="13.058cm" svg:x2="12.52cm" svg:y2="13.058cm">
          <text:p/>
        </draw:line>
        <draw:line draw:style-name="gr1" draw:text-style-name="P1" draw:layer="layout" svg:x1="12.782cm" svg:y1="13.065cm" svg:x2="12.799cm" svg:y2="13.065cm">
          <text:p/>
        </draw:line>
        <draw:line draw:style-name="gr1" draw:text-style-name="P1" draw:layer="layout" svg:x1="12.415cm" svg:y1="13.065cm" svg:x2="12.433cm" svg:y2="13.065cm">
          <text:p/>
        </draw:line>
        <draw:line draw:style-name="gr1" draw:text-style-name="P1" draw:layer="layout" svg:x1="12.799cm" svg:y1="13.058cm" svg:x2="12.782cm" svg:y2="13.058cm">
          <text:p/>
        </draw:line>
        <draw:line draw:style-name="gr1" draw:text-style-name="P1" draw:layer="layout" svg:x1="12.433cm" svg:y1="13.058cm" svg:x2="12.415cm" svg:y2="13.058cm">
          <text:p/>
        </draw:line>
        <draw:line draw:style-name="gr1" draw:text-style-name="P1" draw:layer="layout" svg:x1="12.889cm" svg:y1="13.004cm" svg:x2="12.889cm" svg:y2="13.021cm">
          <text:p/>
        </draw:line>
        <draw:line draw:style-name="gr1" draw:text-style-name="P1" draw:layer="layout" svg:x1="12.889cm" svg:y1="12.69cm" svg:x2="12.889cm" svg:y2="12.707cm">
          <text:p/>
        </draw:line>
        <draw:line draw:style-name="gr1" draw:text-style-name="P1" draw:layer="layout" svg:x1="12.523cm" svg:y1="13.044cm" svg:x2="12.523cm" svg:y2="13.043cm">
          <text:p/>
        </draw:line>
        <draw:polyline draw:style-name="gr1" draw:text-style-name="P1" draw:layer="layout" svg:width="0cm" svg:height="0cm" svg:x="12.523cm" svg:y="13.044cm" svg:viewBox="0 0 0 0" draw:points="0,0">
          <text:p/>
        </draw:polyline>
        <draw:polyline draw:style-name="gr1" draw:text-style-name="P1" draw:layer="layout" svg:width="0.007cm" svg:height="0.001cm" svg:x="12.782cm" svg:y="13.038cm" svg:viewBox="0 0 8 2" draw:points="8,2 7,2 6,2 5,0 3,0 2,0 1,0 0,0">
          <text:p/>
        </draw:polyline>
        <draw:polyline draw:style-name="gr1" draw:text-style-name="P1" draw:layer="layout" svg:width="0cm" svg:height="0cm" svg:x="12.789cm" svg:y="13.039cm" svg:viewBox="0 0 0 0" draw:points="0,0">
          <text:p/>
        </draw:polyline>
        <draw:polyline draw:style-name="gr1" draw:text-style-name="P1" draw:layer="layout" svg:width="0.005cm" svg:height="0.006cm" svg:x="12.789cm" svg:y="13.039cm" svg:viewBox="0 0 6 7" draw:points="6,7 6,6 5,5 3,3 2,2 1,2 1,1 0,1 0,0">
          <text:p/>
        </draw:polyline>
        <draw:polyline draw:style-name="gr1" draw:text-style-name="P1" draw:layer="layout" svg:width="0cm" svg:height="0cm" svg:x="12.794cm" svg:y="13.045cm" svg:viewBox="0 0 0 0" draw:points="0,0">
          <text:p/>
        </draw:polyline>
        <draw:polyline draw:style-name="gr1" draw:text-style-name="P1" draw:layer="layout" svg:width="0.003cm" svg:height="0.007cm" svg:x="12.794cm" svg:y="13.045cm" svg:viewBox="0 0 4 8" draw:points="4,8 4,7 4,6 4,5 2,3 2,2 2,1 0,0">
          <text:p/>
        </draw:polyline>
        <draw:polyline draw:style-name="gr1" draw:text-style-name="P1" draw:layer="layout" svg:width="0.001cm" svg:height="0.003cm" svg:x="12.784cm" svg:y="13.049cm" svg:viewBox="0 0 2 4" draw:points="0,0 0,1 2,1 2,3 2,4">
          <text:p/>
        </draw:polyline>
        <draw:polyline draw:style-name="gr1" draw:text-style-name="P1" draw:layer="layout" svg:width="0cm" svg:height="0cm" svg:x="12.784cm" svg:y="13.049cm" svg:viewBox="0 0 0 0" draw:points="0,0">
          <text:p/>
        </draw:polyline>
        <draw:polyline draw:style-name="gr1" draw:text-style-name="P1" draw:layer="layout" svg:width="0.002cm" svg:height="0.001cm" svg:x="12.782cm" svg:y="13.048cm" svg:viewBox="0 0 3 2" draw:points="0,0 0,2 2,2 3,2">
          <text:p/>
        </draw:polyline>
        <draw:polyline draw:style-name="gr1" draw:text-style-name="P1" draw:layer="layout" svg:width="0.348cm" svg:height="0cm" svg:x="12.433cm" svg:y="13.038cm" svg:viewBox="0 0 349 0" draw:points="349,0 96,0 0,0">
          <text:p/>
        </draw:polyline>
        <draw:line draw:style-name="gr1" draw:text-style-name="P1" draw:layer="layout" svg:x1="12.534cm" svg:y1="13.048cm" svg:x2="12.782cm" svg:y2="13.048cm">
          <text:p/>
        </draw:line>
        <draw:line draw:style-name="gr1" draw:text-style-name="P1" draw:layer="layout" svg:x1="12.433cm" svg:y1="13.048cm" svg:x2="12.523cm" svg:y2="13.048cm">
          <text:p/>
        </draw:line>
        <draw:polyline draw:style-name="gr1" draw:text-style-name="P1" draw:layer="layout" svg:width="0.003cm" svg:height="0.007cm" svg:x="12.419cm" svg:y="13.045cm" svg:viewBox="0 0 4 8" draw:points="4,0 2,1 0,2 0,3 0,5 0,6 0,7 0,8">
          <text:p/>
        </draw:polyline>
        <draw:polyline draw:style-name="gr1" draw:text-style-name="P1" draw:layer="layout" svg:width="0cm" svg:height="0cm" svg:x="12.421cm" svg:y="13.045cm" svg:viewBox="0 0 0 0" draw:points="0,0">
          <text:p/>
        </draw:polyline>
        <draw:polyline draw:style-name="gr1" draw:text-style-name="P1" draw:layer="layout" svg:width="0.005cm" svg:height="0.006cm" svg:x="12.421cm" svg:y="13.039cm" svg:viewBox="0 0 6 7" draw:points="6,0 5,1 4,1 3,2 3,3 1,3 1,5 0,5 0,6 0,7">
          <text:p/>
        </draw:polyline>
        <draw:polyline draw:style-name="gr1" draw:text-style-name="P1" draw:layer="layout" svg:width="0cm" svg:height="0cm" svg:x="12.426cm" svg:y="13.039cm" svg:viewBox="0 0 0 0" draw:points="0,0">
          <text:p/>
        </draw:polyline>
        <draw:polyline draw:style-name="gr1" draw:text-style-name="P1" draw:layer="layout" svg:width="0.007cm" svg:height="0.001cm" svg:x="12.426cm" svg:y="13.038cm" svg:viewBox="0 0 8 2" draw:points="8,0 7,0 6,0 5,0 4,0 2,0 1,2 0,2">
          <text:p/>
        </draw:polyline>
        <draw:polyline draw:style-name="gr1" draw:text-style-name="P1" draw:layer="layout" svg:width="0.002cm" svg:height="0.001cm" svg:x="12.431cm" svg:y="13.048cm" svg:viewBox="0 0 3 2" draw:points="0,2 1,2 1,0 3,0">
          <text:p/>
        </draw:polyline>
        <draw:polyline draw:style-name="gr1" draw:text-style-name="P1" draw:layer="layout" svg:width="0cm" svg:height="0cm" svg:x="12.431cm" svg:y="13.049cm" svg:viewBox="0 0 0 0" draw:points="0,0">
          <text:p/>
        </draw:polyline>
        <draw:polyline draw:style-name="gr1" draw:text-style-name="P1" draw:layer="layout" svg:width="0cm" svg:height="0.002cm" svg:x="12.43cm" svg:y="13.049cm" svg:viewBox="0 0 1 3" draw:points="0,3 0,2 0,1 1,0">
          <text:p/>
        </draw:polyline>
        <draw:polyline draw:style-name="gr1" draw:text-style-name="P1" draw:layer="layout" svg:width="0.003cm" svg:height="0.007cm" svg:x="12.868cm" svg:y="12.7cm" svg:viewBox="0 0 4 8" draw:points="4,0 2,0 2,1 2,2 2,3 0,4 0,5 0,7 0,8">
          <text:p/>
        </draw:polyline>
        <draw:polyline draw:style-name="gr1" draw:text-style-name="P1" draw:layer="layout" svg:width="0cm" svg:height="0cm" svg:x="12.87cm" svg:y="12.7cm" svg:viewBox="0 0 0 0" draw:points="0,0">
          <text:p/>
        </draw:polyline>
        <draw:polyline draw:style-name="gr1" draw:text-style-name="P1" draw:layer="layout" svg:width="0.005cm" svg:height="0.005cm" svg:x="12.87cm" svg:y="12.695cm" svg:viewBox="0 0 6 6" draw:points="6,0 5,0 5,1 4,1 4,2 2,2 2,4 1,4 1,5 0,5 0,6">
          <text:p/>
        </draw:polyline>
        <draw:polyline draw:style-name="gr1" draw:text-style-name="P1" draw:layer="layout" svg:width="0cm" svg:height="0cm" svg:x="12.875cm" svg:y="12.695cm" svg:viewBox="0 0 0 0" draw:points="0,0">
          <text:p/>
        </draw:polyline>
        <draw:polyline draw:style-name="gr1" draw:text-style-name="P1" draw:layer="layout" svg:width="0.007cm" svg:height="0.003cm" svg:x="12.875cm" svg:y="12.693cm" svg:viewBox="0 0 8 4" draw:points="8,0 7,0 6,0 5,0 4,2 3,2 1,2 1,4 0,4">
          <text:p/>
        </draw:polyline>
        <draw:polyline draw:style-name="gr1" draw:text-style-name="P1" draw:layer="layout" svg:width="0.001cm" svg:height="0cm" svg:x="12.88cm" svg:y="12.704cm" svg:viewBox="0 0 2 1" draw:points="0,1 0,0 1,0 2,0">
          <text:p/>
        </draw:polyline>
        <draw:polyline draw:style-name="gr1" draw:text-style-name="P1" draw:layer="layout" svg:width="0cm" svg:height="0cm" svg:x="12.88cm" svg:y="12.705cm" svg:viewBox="0 0 0 0" draw:points="0,0">
          <text:p/>
        </draw:polyline>
        <draw:polyline draw:style-name="gr1" draw:text-style-name="P1" draw:layer="layout" svg:width="0.001cm" svg:height="0.002cm" svg:x="12.879cm" svg:y="12.705cm" svg:viewBox="0 0 2 3" draw:points="0,3 0,1 0,0 2,0">
          <text:p/>
        </draw:polyline>
        <draw:polyline draw:style-name="gr1" draw:text-style-name="P1" draw:layer="layout" svg:width="0.007cm" svg:height="0.003cm" svg:x="12.875cm" svg:y="13.016cm" svg:viewBox="0 0 8 4" draw:points="0,0 1,0 1,2 3,2 4,2 5,4 6,4 7,4 8,4">
          <text:p/>
        </draw:polyline>
        <draw:polyline draw:style-name="gr1" draw:text-style-name="P1" draw:layer="layout" svg:width="0cm" svg:height="0cm" svg:x="12.875cm" svg:y="13.016cm" svg:viewBox="0 0 0 0" draw:points="0,0">
          <text:p/>
        </draw:polyline>
        <draw:polyline draw:style-name="gr1" draw:text-style-name="P1" draw:layer="layout" svg:width="0.005cm" svg:height="0.005cm" svg:x="12.87cm" svg:y="13.011cm" svg:viewBox="0 0 6 6" draw:points="0,0 0,1 1,1 1,3 1,4 2,4 4,4 4,5 5,5 5,6 6,6">
          <text:p/>
        </draw:polyline>
        <draw:polyline draw:style-name="gr1" draw:text-style-name="P1" draw:layer="layout" svg:width="0cm" svg:height="0cm" svg:x="12.87cm" svg:y="13.011cm" svg:viewBox="0 0 0 0" draw:points="0,0">
          <text:p/>
        </draw:polyline>
        <draw:polyline draw:style-name="gr1" draw:text-style-name="P1" draw:layer="layout" svg:width="0.003cm" svg:height="0.007cm" svg:x="12.868cm" svg:y="13.004cm" svg:viewBox="0 0 4 8" draw:points="0,0 0,1 0,2 0,4 0,5 2,5 2,6 2,7 4,8">
          <text:p/>
        </draw:polyline>
        <draw:polyline draw:style-name="gr1" draw:text-style-name="P1" draw:layer="layout" svg:width="0.001cm" svg:height="0.002cm" svg:x="12.879cm" svg:y="13.004cm" svg:viewBox="0 0 2 3" draw:points="2,3 0,3 0,2 0,0">
          <text:p/>
        </draw:polyline>
        <draw:polyline draw:style-name="gr1" draw:text-style-name="P1" draw:layer="layout" svg:width="0cm" svg:height="0cm" svg:x="12.88cm" svg:y="13.006cm" svg:viewBox="0 0 0 0" draw:points="0,0">
          <text:p/>
        </draw:polyline>
        <draw:polyline draw:style-name="gr1" draw:text-style-name="P1" draw:layer="layout" svg:width="0.001cm" svg:height="0cm" svg:x="12.88cm" svg:y="13.006cm" svg:viewBox="0 0 2 1" draw:points="2,1 1,1 0,1 0,0">
          <text:p/>
        </draw:polyline>
        <draw:line draw:style-name="gr1" draw:text-style-name="P1" draw:layer="layout" svg:x1="12.523cm" svg:y1="13.052cm" svg:x2="12.523cm" svg:y2="13.058cm">
          <text:p/>
        </draw:line>
        <draw:line draw:style-name="gr1" draw:text-style-name="P1" draw:layer="layout" svg:x1="12.534cm" svg:y1="13.058cm" svg:x2="12.534cm" svg:y2="13.052cm">
          <text:p/>
        </draw:line>
        <draw:polyline draw:style-name="gr1" draw:text-style-name="P1" draw:layer="layout" svg:width="0cm" svg:height="0.008cm" svg:x="12.523cm" svg:y="13.043cm" svg:viewBox="0 0 0 9" draw:points="0,0 0,1 0,2 0,3 0,4 0,5 0,6 0,7 0,8 0,9">
          <text:p/>
        </draw:polyline>
        <draw:polyline draw:style-name="gr1" draw:text-style-name="P1" draw:layer="layout" svg:width="0cm" svg:height="0.008cm" svg:x="12.534cm" svg:y="13.043cm" svg:viewBox="0 0 0 9" draw:points="0,9 0,8 0,7 0,6 0,5 0,4 0,3 0,2 0,1 0,0">
          <text:p/>
        </draw:polyline>
        <draw:line draw:style-name="gr1" draw:text-style-name="P1" draw:layer="layout" svg:x1="12.523cm" svg:y1="13.052cm" svg:x2="12.523cm" svg:y2="13.058cm">
          <text:p/>
        </draw:line>
        <draw:line draw:style-name="gr1" draw:text-style-name="P1" draw:layer="layout" svg:x1="12.534cm" svg:y1="13.058cm" svg:x2="12.534cm" svg:y2="13.052cm">
          <text:p/>
        </draw:line>
        <draw:line draw:style-name="gr1" draw:text-style-name="P1" draw:layer="layout" svg:x1="12.537cm" svg:y1="13.065cm" svg:x2="12.537cm" svg:y2="13.058cm">
          <text:p/>
        </draw:line>
        <draw:line draw:style-name="gr1" draw:text-style-name="P1" draw:layer="layout" svg:x1="12.52cm" svg:y1="13.065cm" svg:x2="12.52cm" svg:y2="13.058cm">
          <text:p/>
        </draw:line>
        <draw:line draw:style-name="gr1" draw:text-style-name="P1" draw:layer="layout" svg:x1="12.799cm" svg:y1="13.065cm" svg:x2="12.799cm" svg:y2="13.058cm">
          <text:p/>
        </draw:line>
        <draw:line draw:style-name="gr1" draw:text-style-name="P1" draw:layer="layout" svg:x1="12.782cm" svg:y1="13.058cm" svg:x2="12.782cm" svg:y2="13.065cm">
          <text:p/>
        </draw:line>
        <draw:line draw:style-name="gr1" draw:text-style-name="P1" draw:layer="layout" svg:x1="12.433cm" svg:y1="13.065cm" svg:x2="12.433cm" svg:y2="13.058cm">
          <text:p/>
        </draw:line>
        <draw:line draw:style-name="gr1" draw:text-style-name="P1" draw:layer="layout" svg:x1="12.415cm" svg:y1="13.058cm" svg:x2="12.415cm" svg:y2="13.065cm">
          <text:p/>
        </draw:line>
        <draw:line draw:style-name="gr1" draw:text-style-name="P1" draw:layer="layout" svg:x1="12.895cm" svg:y1="13.004cm" svg:x2="12.888cm" svg:y2="13.004cm">
          <text:p/>
        </draw:line>
        <draw:line draw:style-name="gr1" draw:text-style-name="P1" draw:layer="layout" svg:x1="12.889cm" svg:y1="13.021cm" svg:x2="12.895cm" svg:y2="13.021cm">
          <text:p/>
        </draw:line>
        <draw:line draw:style-name="gr1" draw:text-style-name="P1" draw:layer="layout" svg:x1="12.895cm" svg:y1="12.69cm" svg:x2="12.888cm" svg:y2="12.69cm">
          <text:p/>
        </draw:line>
        <draw:line draw:style-name="gr1" draw:text-style-name="P1" draw:layer="layout" svg:x1="12.889cm" svg:y1="12.707cm" svg:x2="12.895cm" svg:y2="12.707cm">
          <text:p/>
        </draw:line>
        <draw:line draw:style-name="gr1" draw:text-style-name="P1" draw:layer="layout" svg:x1="12.796cm" svg:y1="13.058cm" svg:x2="12.796cm" svg:y2="13.052cm">
          <text:p/>
        </draw:line>
        <draw:line draw:style-name="gr1" draw:text-style-name="P1" draw:layer="layout" svg:x1="12.785cm" svg:y1="13.052cm" svg:x2="12.785cm" svg:y2="13.058cm">
          <text:p/>
        </draw:line>
        <draw:line draw:style-name="gr1" draw:text-style-name="P1" draw:layer="layout" svg:x1="12.419cm" svg:y1="13.052cm" svg:x2="12.419cm" svg:y2="13.058cm">
          <text:p/>
        </draw:line>
        <draw:line draw:style-name="gr1" draw:text-style-name="P1" draw:layer="layout" svg:x1="12.43cm" svg:y1="13.058cm" svg:x2="12.43cm" svg:y2="13.052cm">
          <text:p/>
        </draw:line>
        <draw:line draw:style-name="gr1" draw:text-style-name="P1" draw:layer="layout" svg:x1="12.889cm" svg:y1="12.693cm" svg:x2="12.882cm" svg:y2="12.693cm">
          <text:p/>
        </draw:line>
        <draw:line draw:style-name="gr1" draw:text-style-name="P1" draw:layer="layout" svg:x1="12.882cm" svg:y1="12.704cm" svg:x2="12.889cm" svg:y2="12.704cm">
          <text:p/>
        </draw:line>
        <draw:line draw:style-name="gr1" draw:text-style-name="P1" draw:layer="layout" svg:x1="12.868cm" svg:y1="12.707cm" svg:x2="12.868cm" svg:y2="13.004cm">
          <text:p/>
        </draw:line>
        <draw:line draw:style-name="gr1" draw:text-style-name="P1" draw:layer="layout" svg:x1="12.879cm" svg:y1="13.004cm" svg:x2="12.879cm" svg:y2="12.707cm">
          <text:p/>
        </draw:line>
        <draw:line draw:style-name="gr1" draw:text-style-name="P1" draw:layer="layout" svg:x1="12.882cm" svg:y1="13.018cm" svg:x2="12.889cm" svg:y2="13.018cm">
          <text:p/>
        </draw:line>
        <draw:line draw:style-name="gr1" draw:text-style-name="P1" draw:layer="layout" svg:x1="12.889cm" svg:y1="13.007cm" svg:x2="12.882cm" svg:y2="13.007cm">
          <text:p/>
        </draw:line>
        <draw:line draw:style-name="gr1" draw:text-style-name="P1" draw:layer="layout" svg:x1="12.372cm" svg:y1="12.228cm" svg:x2="12.381cm" svg:y2="12.228cm">
          <text:p/>
        </draw:line>
        <draw:path draw:style-name="gr1" draw:text-style-name="P1" draw:layer="layout" svg:width="0.226cm" svg:height="0.227cm" svg:x="12.381cm" svg:y="11.957cm" svg:viewBox="0 0 227 228" svg:d="M0 228c60 0 117-25 160-67 43-43 67-100 67-161">
          <text:p/>
        </draw:path>
        <draw:polygon draw:style-name="gr1" draw:text-style-name="P1" draw:layer="layout" svg:width="0.226cm" svg:height="0.009cm" svg:x="12.381cm" svg:y="11.957cm" svg:viewBox="0 0 227 10" draw:points="227,0 227,10 0,10 0,0">
          <text:p/>
        </draw:polygon>
        <draw:polyline draw:style-name="gr1" draw:text-style-name="P1" draw:layer="layout" svg:width="0.009cm" svg:height="0.044cm" svg:x="12.372cm" svg:y="12.184cm" svg:viewBox="0 0 10 45" draw:points="0,45 0,0 10,0 10,45">
          <text:p/>
        </draw:polyline>
        <draw:line draw:style-name="gr1" draw:text-style-name="P1" draw:layer="layout" svg:x1="12.895cm" svg:y1="11.931cm" svg:x2="12.895cm" svg:y2="11.922cm">
          <text:p/>
        </draw:line>
        <draw:polyline draw:style-name="gr1" draw:text-style-name="P1" draw:layer="layout" svg:width="0.523cm" svg:height="0.035cm" svg:x="12.372cm" svg:y="11.922cm" svg:viewBox="0 0 524 36" draw:points="524,0 0,0 0,36 9,36 9,9 524,9">
          <text:p/>
        </draw:polyline>
        <draw:line draw:style-name="gr1" draw:text-style-name="P1" draw:layer="layout" svg:x1="12.633cm" svg:y1="12.228cm" svg:x2="12.537cm" svg:y2="12.228cm">
          <text:p/>
        </draw:line>
        <draw:polyline draw:style-name="gr1" draw:text-style-name="P1" draw:layer="layout" svg:width="0.056cm" svg:height="0.109cm" svg:x="12.789cm" svg:y="12.054cm" svg:viewBox="0 0 57 110" draw:points="18,110 40,94 23,70 40,94 49,86 57,63 57,33 49,9 40,0 23,26 23,70 0,85">
          <text:p/>
        </draw:polyline>
        <draw:path draw:style-name="gr1" draw:text-style-name="P1" draw:layer="layout" svg:width="0.022cm" svg:height="0.012cm" svg:x="12.784cm" svg:y="12.163cm" svg:viewBox="0 0 23 13" svg:d="M0 13c8-3 16-7 23-13">
          <text:p/>
        </draw:path>
        <draw:path draw:style-name="gr1" draw:text-style-name="P1" draw:layer="layout" svg:width="0.015cm" svg:height="0.009cm" svg:x="12.774cm" svg:y="12.138cm" svg:viewBox="0 0 16 10" svg:d="M0 10c5-3 10-6 16-10">
          <text:p/>
        </draw:path>
        <draw:line draw:style-name="gr1" draw:text-style-name="P1" draw:layer="layout" svg:x1="12.752cm" svg:y1="12.187cm" svg:x2="12.785cm" svg:y2="12.174cm">
          <text:p/>
        </draw:line>
        <draw:line draw:style-name="gr1" draw:text-style-name="P1" draw:layer="layout" svg:x1="12.742cm" svg:y1="12.158cm" svg:x2="12.775cm" svg:y2="12.146cm">
          <text:p/>
        </draw:line>
        <draw:path draw:style-name="gr1" draw:text-style-name="P1" draw:layer="layout" svg:width="0.012cm" svg:height="0.002cm" svg:x="12.741cm" svg:y="12.186cm" svg:viewBox="0 0 13 3" svg:d="M0 3c5 0 9-1 13-3">
          <text:p/>
        </draw:path>
        <draw:line draw:style-name="gr1" draw:text-style-name="P1" draw:layer="layout" svg:x1="12.741cm" svg:y1="12.157cm" svg:x2="12.742cm" svg:y2="12.157cm">
          <text:p/>
        </draw:line>
        <draw:line draw:style-name="gr1" draw:text-style-name="P1" draw:layer="layout" svg:x1="12.729cm" svg:y1="12.188cm" svg:x2="12.741cm" svg:y2="12.188cm">
          <text:p/>
        </draw:line>
        <draw:line draw:style-name="gr1" draw:text-style-name="P1" draw:layer="layout" svg:x1="12.729cm" svg:y1="12.158cm" svg:x2="12.741cm" svg:y2="12.158cm">
          <text:p/>
        </draw:line>
        <draw:path draw:style-name="gr1" draw:text-style-name="P1" draw:layer="layout" svg:width="0.087cm" svg:height="0.087cm" svg:x="12.642cm" svg:y="12.101cm" svg:viewBox="0 0 88 88" svg:d="M0 0c0 23 9 45 26 61 16 18 39 27 62 27">
          <text:p/>
        </draw:path>
        <draw:path draw:style-name="gr1" draw:text-style-name="P1" draw:layer="layout" svg:width="0.056cm" svg:height="0.056cm" svg:x="12.673cm" svg:y="12.101cm" svg:viewBox="0 0 57 57" svg:d="M0 0c0 15 6 30 17 41 11 10 25 16 40 16">
          <text:p/>
        </draw:path>
        <draw:path draw:style-name="gr1" draw:text-style-name="P1" draw:layer="layout" svg:width="0.087cm" svg:height="0.087cm" svg:x="12.642cm" svg:y="12.014cm" svg:viewBox="0 0 88 88" svg:d="M88 0c-23 0-46 9-62 25-17 17-26 39-26 63">
          <text:p/>
        </draw:path>
        <draw:path draw:style-name="gr1" draw:text-style-name="P1" draw:layer="layout" svg:width="0.056cm" svg:height="0.057cm" svg:x="12.673cm" svg:y="12.044cm" svg:viewBox="0 0 57 58" svg:d="M57 0c-15 0-29 6-40 17-11 10-17 26-17 41">
          <text:p/>
        </draw:path>
        <draw:line draw:style-name="gr1" draw:text-style-name="P1" draw:layer="layout" svg:x1="12.741cm" svg:y1="12.014cm" svg:x2="12.729cm" svg:y2="12.014cm">
          <text:p/>
        </draw:line>
        <draw:line draw:style-name="gr1" draw:text-style-name="P1" draw:layer="layout" svg:x1="12.741cm" svg:y1="12.044cm" svg:x2="12.729cm" svg:y2="12.044cm">
          <text:p/>
        </draw:line>
        <draw:path draw:style-name="gr1" draw:text-style-name="P1" draw:layer="layout" svg:width="0.012cm" svg:height="0.002cm" svg:x="12.741cm" svg:y="12.014cm" svg:viewBox="0 0 13 3" svg:d="M13 3c-4-1-8-3-13-3">
          <text:p/>
        </draw:path>
        <draw:line draw:style-name="gr1" draw:text-style-name="P1" draw:layer="layout" svg:x1="12.742cm" svg:y1="12.045cm" svg:x2="12.741cm" svg:y2="12.045cm">
          <text:p/>
        </draw:line>
        <draw:line draw:style-name="gr1" draw:text-style-name="P1" draw:layer="layout" svg:x1="12.785cm" svg:y1="12.028cm" svg:x2="12.752cm" svg:y2="12.016cm">
          <text:p/>
        </draw:line>
        <draw:line draw:style-name="gr1" draw:text-style-name="P1" draw:layer="layout" svg:x1="12.775cm" svg:y1="12.057cm" svg:x2="12.742cm" svg:y2="12.045cm">
          <text:p/>
        </draw:line>
        <draw:path draw:style-name="gr1" draw:text-style-name="P1" draw:layer="layout" svg:width="0.022cm" svg:height="0.011cm" svg:x="12.784cm" svg:y="12.028cm" svg:viewBox="0 0 23 12" svg:d="M23 12c-7-5-15-10-23-12">
          <text:p/>
        </draw:path>
        <draw:path draw:style-name="gr1" draw:text-style-name="P1" draw:layer="layout" svg:width="0.015cm" svg:height="0.008cm" svg:x="12.774cm" svg:y="12.056cm" svg:viewBox="0 0 16 9" svg:d="M16 9c-6-4-11-7-16-9">
          <text:p/>
        </draw:path>
        <draw:polyline draw:style-name="gr1" draw:text-style-name="P1" draw:layer="layout" svg:width="0.039cm" svg:height="0.04cm" svg:x="12.789cm" svg:y="12.039cm" svg:viewBox="0 0 40 41" draw:points="17,0 40,16 22,41 0,26">
          <text:p/>
        </draw:polyline>
        <draw:path draw:style-name="gr1" draw:text-style-name="P1" draw:layer="layout" svg:width="0.02cm" svg:height="0.031cm" svg:x="12.648cm" svg:y="12.131cm" svg:viewBox="0 0 21 32" svg:d="M0 0c5 12 12 23 21 32">
          <text:p/>
        </draw:path>
        <draw:path draw:style-name="gr1" draw:text-style-name="P1" draw:layer="layout" svg:width="0.031cm" svg:height="0.021cm" svg:x="12.668cm" svg:y="12.162cm" svg:viewBox="0 0 32 22" svg:d="M0 0c9 10 20 17 32 22">
          <text:p/>
        </draw:path>
        <draw:path draw:style-name="gr1" draw:text-style-name="P1" draw:layer="layout" svg:width="0.03cm" svg:height="0.005cm" svg:x="12.699cm" svg:y="12.183cm" svg:viewBox="0 0 31 6" svg:d="M0 0c10 3 21 6 31 6">
          <text:p/>
        </draw:path>
        <draw:path draw:style-name="gr1" draw:text-style-name="P1" draw:layer="layout" svg:width="0.012cm" svg:height="0.002cm" svg:x="12.741cm" svg:y="12.186cm" svg:viewBox="0 0 13 3" svg:d="M0 3c5 0 9-1 13-3">
          <text:p/>
        </draw:path>
        <draw:path draw:style-name="gr1" draw:text-style-name="P1" draw:layer="layout" svg:width="0.022cm" svg:height="0.012cm" svg:x="12.784cm" svg:y="12.163cm" svg:viewBox="0 0 23 13" svg:d="M0 13c8-3 16-7 23-13">
          <text:p/>
        </draw:path>
        <draw:path draw:style-name="gr1" draw:text-style-name="P1" draw:layer="layout" svg:width="0.014cm" svg:height="0.019cm" svg:x="12.828cm" svg:y="12.128cm" svg:viewBox="0 0 15 20" svg:d="M0 20c7-5 13-12 15-20">
          <text:p/>
        </draw:path>
        <draw:line draw:style-name="gr1" draw:text-style-name="P1" draw:layer="layout" svg:x1="12.842cm" svg:y1="12.129cm" svg:x2="12.85cm" svg:y2="12.101cm">
          <text:p/>
        </draw:line>
        <draw:path draw:style-name="gr1" draw:text-style-name="P1" draw:layer="layout" svg:width="0.007cm" svg:height="0.03cm" svg:x="12.642cm" svg:y="12.101cm" svg:viewBox="0 0 8 31" svg:d="M0 0c0 10 3 20 8 31">
          <text:p/>
        </draw:path>
        <draw:path draw:style-name="gr1" draw:text-style-name="P1" draw:layer="layout" svg:width="0.007cm" svg:height="0.03cm" svg:x="12.642cm" svg:y="12.071cm" svg:viewBox="0 0 8 31" svg:d="M8 0c-5 10-8 20-8 31">
          <text:p/>
        </draw:path>
        <draw:line draw:style-name="gr1" draw:text-style-name="P1" draw:layer="layout" svg:x1="12.85cm" svg:y1="12.102cm" svg:x2="12.842cm" svg:y2="12.074cm">
          <text:p/>
        </draw:line>
        <draw:path draw:style-name="gr1" draw:text-style-name="P1" draw:layer="layout" svg:width="0.014cm" svg:height="0.019cm" svg:x="12.828cm" svg:y="12.055cm" svg:viewBox="0 0 15 20" svg:d="M15 20c-2-9-8-16-15-20">
          <text:p/>
        </draw:path>
        <draw:path draw:style-name="gr1" draw:text-style-name="P1" draw:layer="layout" svg:width="0.022cm" svg:height="0.011cm" svg:x="12.784cm" svg:y="12.028cm" svg:viewBox="0 0 23 12" svg:d="M23 12c-7-5-15-10-23-12">
          <text:p/>
        </draw:path>
        <draw:path draw:style-name="gr1" draw:text-style-name="P1" draw:layer="layout" svg:width="0.012cm" svg:height="0.002cm" svg:x="12.741cm" svg:y="12.014cm" svg:viewBox="0 0 13 3" svg:d="M13 3c-4-1-8-3-13-3">
          <text:p/>
        </draw:path>
        <draw:path draw:style-name="gr1" draw:text-style-name="P1" draw:layer="layout" svg:width="0.03cm" svg:height="0.005cm" svg:x="12.699cm" svg:y="12.014cm" svg:viewBox="0 0 31 6" svg:d="M31 0c-10 0-21 2-31 6">
          <text:p/>
        </draw:path>
        <draw:path draw:style-name="gr1" draw:text-style-name="P1" draw:layer="layout" svg:width="0.031cm" svg:height="0.02cm" svg:x="12.668cm" svg:y="12.019cm" svg:viewBox="0 0 32 21" svg:d="M32 0c-12 5-23 12-32 21">
          <text:p/>
        </draw:path>
        <draw:path draw:style-name="gr1" draw:text-style-name="P1" draw:layer="layout" svg:width="0.02cm" svg:height="0.032cm" svg:x="12.648cm" svg:y="12.039cm" svg:viewBox="0 0 21 33" svg:d="M21 0c-9 9-16 21-21 33">
          <text:p/>
        </draw:path>
        <draw:path draw:style-name="gr1" draw:text-style-name="P1" draw:layer="layout" svg:width="0.017cm" svg:height="0.009cm" svg:x="12.862cm" svg:y="12.101cm" svg:viewBox="0 0 18 10" svg:d="M0 0c0 4 2 7 5 8 2 2 5 2 8 0 4-1 5-4 5-8">
          <text:p/>
        </draw:path>
        <draw:path draw:style-name="gr1" draw:text-style-name="P1" draw:layer="layout" svg:width="0.017cm" svg:height="0.009cm" svg:x="12.862cm" svg:y="12.092cm" svg:viewBox="0 0 18 10" svg:d="M18 10c0-3-1-7-5-8-3-3-6-3-9 0-2 1-4 5-4 8">
          <text:p/>
        </draw:path>
        <draw:path draw:style-name="gr1" draw:text-style-name="P1" draw:layer="layout" svg:width="0.014cm" svg:height="0.026cm" svg:x="12.858cm" svg:y="12.088cm" svg:viewBox="0 0 15 27" svg:d="M15 0c-6 0-10 2-12 6-4 4-4 9 0 13 2 4 6 8 12 8">
          <text:p/>
        </draw:path>
        <draw:path draw:style-name="gr1" draw:text-style-name="P1" draw:layer="layout" svg:width="0.012cm" svg:height="0.026cm" svg:x="12.871cm" svg:y="12.088cm" svg:viewBox="0 0 13 27" svg:d="M0 27c4 0 9-4 11-8 3-4 3-9 0-13-2-4-7-6-11-6">
          <text:p/>
        </draw:path>
        <draw:line draw:style-name="gr1" draw:text-style-name="P1" draw:layer="layout" svg:x1="12.843cm" svg:y1="12.079cm" svg:x2="12.895cm" svg:y2="12.079cm">
          <text:p/>
        </draw:line>
        <draw:line draw:style-name="gr1" draw:text-style-name="P1" draw:layer="layout" svg:x1="12.895cm" svg:y1="12.123cm" svg:x2="12.843cm" svg:y2="12.123cm">
          <text:p/>
        </draw:line>
        <draw:line draw:style-name="gr1" draw:text-style-name="P1" draw:layer="layout" svg:x1="12.895cm" svg:y1="11.922cm" svg:x2="12.895cm" svg:y2="11.931cm">
          <text:p/>
        </draw:line>
        <draw:polyline draw:style-name="gr1" draw:text-style-name="P1" draw:layer="layout" svg:width="0.004cm" svg:height="0.013cm" svg:x="12.644cm" svg:y="12.071cm" svg:viewBox="0 0 5 14" draw:points="0,14 1,9 2,6 4,3 5,0">
          <text:p/>
        </draw:polyline>
        <draw:polyline draw:style-name="gr1" draw:text-style-name="P1" draw:layer="layout" svg:width="0cm" svg:height="0cm" svg:x="12.644cm" svg:y="12.084cm" svg:viewBox="0 0 0 0" draw:points="0,0">
          <text:p/>
        </draw:polyline>
        <draw:polyline draw:style-name="gr1" draw:text-style-name="P1" draw:layer="layout" svg:width="0.005cm" svg:height="0.047cm" svg:x="12.642cm" svg:y="12.084cm" svg:viewBox="0 0 6 48" draw:points="6,48 5,45 4,41 4,38 3,35 2,33 2,31 2,28 0,24 0,20 0,18 0,15 0,10 2,7 2,3 2,2 3,0">
          <text:p/>
        </draw:polyline>
        <draw:polyline draw:style-name="gr1" draw:text-style-name="P1" draw:layer="layout" svg:width="0.006cm" svg:height="0.011cm" svg:x="12.837cm" svg:y="12.063cm" svg:viewBox="0 0 7 12" draw:points="0,0 2,1 3,4 3,5 4,6 4,7 5,9 7,10 7,12">
          <text:p/>
        </draw:polyline>
        <draw:polyline draw:style-name="gr1" draw:text-style-name="P1" draw:layer="layout" svg:width="0cm" svg:height="0cm" svg:x="12.837cm" svg:y="12.063cm" svg:viewBox="0 0 0 0" draw:points="0,0">
          <text:p/>
        </draw:polyline>
        <draw:polyline draw:style-name="gr1" draw:text-style-name="P1" draw:layer="layout" svg:width="0.009cm" svg:height="0.009cm" svg:x="12.828cm" svg:y="12.054cm" svg:viewBox="0 0 10 10" draw:points="0,0 1,1 2,3 4,4 5,5 6,6 7,7 9,8 9,9 10,10">
          <text:p/>
        </draw:polyline>
        <draw:polyline draw:style-name="gr1" draw:text-style-name="P1" draw:layer="layout" svg:width="0.009cm" svg:height="0.008cm" svg:x="12.828cm" svg:y="12.139cm" svg:viewBox="0 0 10 9" draw:points="10,0 9,1 7,3 6,4 5,4 4,7 3,8 2,8 1,9 0,9">
          <text:p/>
        </draw:polyline>
        <draw:polyline draw:style-name="gr1" draw:text-style-name="P1" draw:layer="layout" svg:width="0cm" svg:height="0cm" svg:x="12.837cm" svg:y="12.139cm" svg:viewBox="0 0 0 0" draw:points="0,0">
          <text:p/>
        </draw:polyline>
        <draw:polyline draw:style-name="gr1" draw:text-style-name="P1" draw:layer="layout" svg:width="0cm" svg:height="0cm" svg:x="12.837cm" svg:y="12.139cm" svg:viewBox="0 0 0 0" draw:points="0,0">
          <text:p/>
        </draw:polyline>
        <draw:polyline draw:style-name="gr1" draw:text-style-name="P1" draw:layer="layout" svg:width="0.006cm" svg:height="0.011cm" svg:x="12.837cm" svg:y="12.128cm" svg:viewBox="0 0 7 12" draw:points="7,0 7,1 5,3 5,5 4,6 4,8 3,9 2,10 0,11 0,12">
          <text:p/>
        </draw:polyline>
        <draw:polyline draw:style-name="gr1" draw:text-style-name="P1" draw:layer="layout" svg:width="0.022cm" svg:height="0.012cm" svg:x="12.784cm" svg:y="12.027cm" svg:viewBox="0 0 23 13" draw:points="0,0 4,2 7,3 12,5 12,7 13,7 15,8 18,10 22,12 23,13">
          <text:p/>
        </draw:polyline>
        <draw:polyline draw:style-name="gr1" draw:text-style-name="P1" draw:layer="layout" svg:width="0.022cm" svg:height="0.011cm" svg:x="12.784cm" svg:y="12.163cm" svg:viewBox="0 0 23 12" draw:points="23,0 20,3 17,5 13,7 13,8 12,8 10,9 5,11 2,12 0,12">
          <text:p/>
        </draw:polyline>
        <draw:polyline draw:style-name="gr1" draw:text-style-name="P1" draw:layer="layout" svg:width="0.011cm" svg:height="0.002cm" svg:x="12.741cm" svg:y="12.014cm" svg:viewBox="0 0 12 3" draw:points="0,0 1,0 4,0 5,0 6,0 7,0 8,0 9,2 10,2 12,2 12,3">
          <text:p/>
        </draw:polyline>
        <draw:polyline draw:style-name="gr1" draw:text-style-name="P1" draw:layer="layout" svg:width="0.011cm" svg:height="0.003cm" svg:x="12.741cm" svg:y="12.186cm" svg:viewBox="0 0 12 4" draw:points="12,0 11,2 10,2 8,2 7,4 6,4 4,4 2,4 1,4 0,4">
          <text:p/>
        </draw:polyline>
        <draw:polyline draw:style-name="gr1" draw:text-style-name="P1" draw:layer="layout" svg:width="0.029cm" svg:height="0.005cm" svg:x="12.7cm" svg:y="12.014cm" svg:viewBox="0 0 30 6" draw:points="0,6 3,5 6,3 10,2 12,1 13,1 14,1 16,1 21,0 24,0 28,0 30,0">
          <text:p/>
        </draw:polyline>
        <draw:polyline draw:style-name="gr1" draw:text-style-name="P1" draw:layer="layout" svg:width="0.029cm" svg:height="0.005cm" svg:x="12.7cm" svg:y="12.183cm" svg:viewBox="0 0 30 6" draw:points="30,6 27,6 24,6 20,6 16,4 14,4 13,4 12,4 8,3 5,2 2,1 0,0">
          <text:p/>
        </draw:polyline>
        <draw:polyline draw:style-name="gr1" draw:text-style-name="P1" draw:layer="layout" svg:width="0.032cm" svg:height="0.02cm" svg:x="12.668cm" svg:y="12.019cm" svg:viewBox="0 0 33 21" draw:points="0,21 2,19 5,17 8,14 10,11 13,9 14,9 15,8 16,8 19,6 22,4 25,2 29,2 29,1 30,1 33,0">
          <text:p/>
        </draw:polyline>
        <draw:polyline draw:style-name="gr1" draw:text-style-name="P1" draw:layer="layout" svg:width="0.013cm" svg:height="0.01cm" svg:x="12.668cm" svg:y="12.163cm" svg:viewBox="0 0 14 11" draw:points="14,11 10,10 7,7 5,5 2,3 0,0">
          <text:p/>
        </draw:polyline>
        <draw:polyline draw:style-name="gr1" draw:text-style-name="P1" draw:layer="layout" svg:width="0cm" svg:height="0cm" svg:x="12.681cm" svg:y="12.173cm" svg:viewBox="0 0 0 0" draw:points="0,0">
          <text:p/>
        </draw:polyline>
        <draw:polyline draw:style-name="gr1" draw:text-style-name="P1" draw:layer="layout" svg:width="0.015cm" svg:height="0.008cm" svg:x="12.681cm" svg:y="12.173cm" svg:viewBox="0 0 16 9" draw:points="16,9 13,8 10,7 7,5 4,4 3,1 1,1 0,0">
          <text:p/>
        </draw:polyline>
        <draw:polyline draw:style-name="gr1" draw:text-style-name="P1" draw:layer="layout" svg:width="0cm" svg:height="0cm" svg:x="12.696cm" svg:y="12.181cm" svg:viewBox="0 0 0 0" draw:points="0,0">
          <text:p/>
        </draw:polyline>
        <draw:polyline draw:style-name="gr1" draw:text-style-name="P1" draw:layer="layout" svg:width="0.004cm" svg:height="0.003cm" svg:x="12.696cm" svg:y="12.181cm" svg:viewBox="0 0 5 4" draw:points="5,4 0,2 0,0">
          <text:p/>
        </draw:polyline>
        <draw:polyline draw:style-name="gr1" draw:text-style-name="P1" draw:layer="layout" svg:width="0.011cm" svg:height="0.013cm" svg:x="12.657cm" svg:y="12.039cm" svg:viewBox="0 0 12 14" draw:points="0,14 2,12 4,9 6,6 9,4 12,0">
          <text:p/>
        </draw:polyline>
        <draw:polyline draw:style-name="gr1" draw:text-style-name="P1" draw:layer="layout" svg:width="0cm" svg:height="0cm" svg:x="12.657cm" svg:y="12.052cm" svg:viewBox="0 0 0 0" draw:points="0,0">
          <text:p/>
        </draw:polyline>
        <draw:polyline draw:style-name="gr1" draw:text-style-name="P1" draw:layer="layout" svg:width="0.01cm" svg:height="0.019cm" svg:x="12.647cm" svg:y="12.052cm" svg:viewBox="0 0 11 20" draw:points="0,20 2,17 4,14 6,11 7,6 9,3 10,2 11,0">
          <text:p/>
        </draw:polyline>
        <draw:polyline draw:style-name="gr1" draw:text-style-name="P1" draw:layer="layout" svg:width="0.02cm" svg:height="0.032cm" svg:x="12.648cm" svg:y="12.131cm" svg:viewBox="0 0 21 33" draw:points="21,33 18,30 16,27 14,25 12,22 10,20 10,19 9,18 8,15 6,12 5,9 3,6 1,4 1,3 0,0">
          <text:p/>
        </draw:polyline>
        <draw:polyline draw:style-name="gr1" draw:text-style-name="P1" draw:layer="layout" svg:width="0.003cm" svg:height="0.005cm" svg:x="12.878cm" svg:y="12.101cm" svg:viewBox="0 0 4 6" draw:points="0,6 2,6 2,5 2,4 2,3 4,3 4,1 4,0">
          <text:p/>
        </draw:polyline>
        <draw:polyline draw:style-name="gr1" draw:text-style-name="P1" draw:layer="layout" svg:width="0cm" svg:height="0cm" svg:x="12.878cm" svg:y="12.106cm" svg:viewBox="0 0 0 0" draw:points="0,0">
          <text:p/>
        </draw:polyline>
        <draw:polyline draw:style-name="gr1" draw:text-style-name="P1" draw:layer="layout" svg:width="0.01cm" svg:height="0.004cm" svg:x="12.868cm" svg:y="12.106cm" svg:viewBox="0 0 11 5" draw:points="0,4 1,4 1,5 2,5 3,5 4,5 5,5 5,4 6,4 8,4 9,4 9,3 10,3 10,1 11,0">
          <text:p/>
        </draw:polyline>
        <draw:polyline draw:style-name="gr1" draw:text-style-name="P1" draw:layer="layout" svg:width="0cm" svg:height="0cm" svg:x="12.868cm" svg:y="12.109cm" svg:viewBox="0 0 0 0" draw:points="0,0">
          <text:p/>
        </draw:polyline>
        <draw:polyline draw:style-name="gr1" draw:text-style-name="P1" draw:layer="layout" svg:width="0.004cm" svg:height="0.003cm" svg:x="12.864cm" svg:y="12.106cm" svg:viewBox="0 0 5 4" draw:points="0,0 0,1 1,1 1,3 3,3 3,4 4,4 5,4">
          <text:p/>
        </draw:polyline>
        <draw:polyline draw:style-name="gr1" draw:text-style-name="P1" draw:layer="layout" svg:width="0cm" svg:height="0cm" svg:x="12.864cm" svg:y="12.106cm" svg:viewBox="0 0 0 0" draw:points="0,0">
          <text:p/>
        </draw:polyline>
        <draw:polyline draw:style-name="gr1" draw:text-style-name="P1" draw:layer="layout" svg:width="0.003cm" svg:height="0.01cm" svg:x="12.862cm" svg:y="12.096cm" svg:viewBox="0 0 4 11" draw:points="4,0 2,0 2,1 2,2 0,2 0,3 0,4 0,5 0,6 0,7 2,8 2,10 2,11 4,11">
          <text:p/>
        </draw:polyline>
        <draw:polyline draw:style-name="gr1" draw:text-style-name="P1" draw:layer="layout" svg:width="0cm" svg:height="0cm" svg:x="12.864cm" svg:y="12.096cm" svg:viewBox="0 0 0 0" draw:points="0,0">
          <text:p/>
        </draw:polyline>
        <draw:polyline draw:style-name="gr1" draw:text-style-name="P1" draw:layer="layout" svg:width="0.004cm" svg:height="0.003cm" svg:x="12.864cm" svg:y="12.093cm" svg:viewBox="0 0 5 4" draw:points="5,0 4,0 3,0 3,1 1,1 1,3 0,3 0,4">
          <text:p/>
        </draw:polyline>
        <draw:polyline draw:style-name="gr1" draw:text-style-name="P1" draw:layer="layout" svg:width="0cm" svg:height="0cm" svg:x="12.868cm" svg:y="12.093cm" svg:viewBox="0 0 0 0" draw:points="0,0">
          <text:p/>
        </draw:polyline>
        <draw:polyline draw:style-name="gr1" draw:text-style-name="P1" draw:layer="layout" svg:width="0.01cm" svg:height="0.005cm" svg:x="12.868cm" svg:y="12.092cm" svg:viewBox="0 0 11 6" draw:points="11,6 11,4 10,4 9,3 9,2 8,2 6,2 5,2 5,0 4,0 3,0 2,0 1,0 0,2">
          <text:p/>
        </draw:polyline>
        <draw:polyline draw:style-name="gr1" draw:text-style-name="P1" draw:layer="layout" svg:width="0cm" svg:height="0cm" svg:x="12.878cm" svg:y="12.096cm" svg:viewBox="0 0 0 0" draw:points="0,0">
          <text:p/>
        </draw:polyline>
        <draw:polyline draw:style-name="gr1" draw:text-style-name="P1" draw:layer="layout" svg:width="0.003cm" svg:height="0.005cm" svg:x="12.878cm" svg:y="12.096cm" svg:viewBox="0 0 4 6" draw:points="4,6 4,5 2,4 2,3 2,1 2,0 0,0">
          <text:p/>
        </draw:polyline>
        <draw:line draw:style-name="gr1" draw:text-style-name="P1" draw:layer="layout" svg:x1="12.895cm" svg:y1="12.092cm" svg:x2="12.88cm" svg:y2="12.092cm">
          <text:p/>
        </draw:line>
        <draw:line draw:style-name="gr1" draw:text-style-name="P1" draw:layer="layout" svg:x1="12.88cm" svg:y1="12.11cm" svg:x2="12.895cm" svg:y2="12.11cm">
          <text:p/>
        </draw:line>
        <draw:line draw:style-name="gr1" draw:text-style-name="P1" draw:layer="layout" svg:x1="12.372cm" svg:y1="12.533cm" svg:x2="12.381cm" svg:y2="12.533cm">
          <text:p/>
        </draw:line>
        <draw:path draw:style-name="gr1" draw:text-style-name="P1" draw:layer="layout" svg:width="0.226cm" svg:height="0.227cm" svg:x="12.381cm" svg:y="12.262cm" svg:viewBox="0 0 227 228" svg:d="M0 228c60 0 117-24 160-66 43-44 67-101 67-162">
          <text:p/>
        </draw:path>
        <draw:polygon draw:style-name="gr1" draw:text-style-name="P1" draw:layer="layout" svg:width="0.226cm" svg:height="0.009cm" svg:x="12.381cm" svg:y="12.262cm" svg:viewBox="0 0 227 10" draw:points="227,0 227,10 0,10 0,0">
          <text:p/>
        </draw:polygon>
        <draw:polyline draw:style-name="gr1" draw:text-style-name="P1" draw:layer="layout" svg:width="0.009cm" svg:height="0.044cm" svg:x="12.372cm" svg:y="12.489cm" svg:viewBox="0 0 10 45" draw:points="0,45 0,0 10,0 10,45">
          <text:p/>
        </draw:polyline>
        <draw:line draw:style-name="gr1" draw:text-style-name="P1" draw:layer="layout" svg:x1="12.895cm" svg:y1="12.237cm" svg:x2="12.895cm" svg:y2="12.228cm">
          <text:p/>
        </draw:line>
        <draw:polyline draw:style-name="gr1" draw:text-style-name="P1" draw:layer="layout" svg:width="0.523cm" svg:height="0.034cm" svg:x="12.372cm" svg:y="12.228cm" svg:viewBox="0 0 524 35" draw:points="524,0 0,0 0,35 9,35 9,9 524,9">
          <text:p/>
        </draw:polyline>
        <draw:line draw:style-name="gr1" draw:text-style-name="P1" draw:layer="layout" svg:x1="12.633cm" svg:y1="12.533cm" svg:x2="12.537cm" svg:y2="12.533cm">
          <text:p/>
        </draw:line>
        <draw:polyline draw:style-name="gr1" draw:text-style-name="P1" draw:layer="layout" svg:width="0.056cm" svg:height="0.108cm" svg:x="12.789cm" svg:y="12.36cm" svg:viewBox="0 0 57 109" draw:points="18,109 40,94 23,69 40,94 49,85 57,62 57,31 49,8 40,0 23,25 23,69 0,84">
          <text:p/>
        </draw:polyline>
        <draw:path draw:style-name="gr1" draw:text-style-name="P1" draw:layer="layout" svg:width="0.022cm" svg:height="0.012cm" svg:x="12.784cm" svg:y="12.468cm" svg:viewBox="0 0 23 13" svg:d="M0 13c8-3 16-7 23-13">
          <text:p/>
        </draw:path>
        <draw:path draw:style-name="gr1" draw:text-style-name="P1" draw:layer="layout" svg:width="0.015cm" svg:height="0.008cm" svg:x="12.774cm" svg:y="12.443cm" svg:viewBox="0 0 16 9" svg:d="M0 9c5-2 10-6 16-9">
          <text:p/>
        </draw:path>
        <draw:line draw:style-name="gr1" draw:text-style-name="P1" draw:layer="layout" svg:x1="12.752cm" svg:y1="12.492cm" svg:x2="12.785cm" svg:y2="12.48cm">
          <text:p/>
        </draw:line>
        <draw:line draw:style-name="gr1" draw:text-style-name="P1" draw:layer="layout" svg:x1="12.742cm" svg:y1="12.464cm" svg:x2="12.775cm" svg:y2="12.451cm">
          <text:p/>
        </draw:line>
        <draw:path draw:style-name="gr1" draw:text-style-name="P1" draw:layer="layout" svg:width="0.012cm" svg:height="0.002cm" svg:x="12.741cm" svg:y="12.491cm" svg:viewBox="0 0 13 3" svg:d="M0 3c5 0 9 0 13-3">
          <text:p/>
        </draw:path>
        <draw:line draw:style-name="gr1" draw:text-style-name="P1" draw:layer="layout" svg:x1="12.741cm" svg:y1="12.463cm" svg:x2="12.742cm" svg:y2="12.463cm">
          <text:p/>
        </draw:line>
        <draw:line draw:style-name="gr1" draw:text-style-name="P1" draw:layer="layout" svg:x1="12.729cm" svg:y1="12.493cm" svg:x2="12.741cm" svg:y2="12.493cm">
          <text:p/>
        </draw:line>
        <draw:line draw:style-name="gr1" draw:text-style-name="P1" draw:layer="layout" svg:x1="12.729cm" svg:y1="12.463cm" svg:x2="12.741cm" svg:y2="12.463cm">
          <text:p/>
        </draw:line>
        <draw:path draw:style-name="gr1" draw:text-style-name="P1" draw:layer="layout" svg:width="0.087cm" svg:height="0.087cm" svg:x="12.642cm" svg:y="12.406cm" svg:viewBox="0 0 88 88" svg:d="M0 0c0 24 9 46 26 63 16 16 39 25 62 25">
          <text:p/>
        </draw:path>
        <draw:path draw:style-name="gr1" draw:text-style-name="P1" draw:layer="layout" svg:width="0.056cm" svg:height="0.057cm" svg:x="12.673cm" svg:y="12.406cm" svg:viewBox="0 0 57 58" svg:d="M0 0c0 16 6 31 17 41 11 11 25 17 40 17">
          <text:p/>
        </draw:path>
        <draw:path draw:style-name="gr1" draw:text-style-name="P1" draw:layer="layout" svg:width="0.087cm" svg:height="0.087cm" svg:x="12.642cm" svg:y="12.319cm" svg:viewBox="0 0 88 88" svg:d="M88 0c-23 0-46 9-62 27-17 16-26 38-26 61">
          <text:p/>
        </draw:path>
        <draw:path draw:style-name="gr1" draw:text-style-name="P1" draw:layer="layout" svg:width="0.056cm" svg:height="0.056cm" svg:x="12.673cm" svg:y="12.35cm" svg:viewBox="0 0 57 57" svg:d="M57 0c-15 0-29 7-40 17-11 11-17 25-17 40">
          <text:p/>
        </draw:path>
        <draw:line draw:style-name="gr1" draw:text-style-name="P1" draw:layer="layout" svg:x1="12.741cm" svg:y1="12.319cm" svg:x2="12.729cm" svg:y2="12.319cm">
          <text:p/>
        </draw:line>
        <draw:line draw:style-name="gr1" draw:text-style-name="P1" draw:layer="layout" svg:x1="12.741cm" svg:y1="12.35cm" svg:x2="12.729cm" svg:y2="12.35cm">
          <text:p/>
        </draw:line>
        <draw:path draw:style-name="gr1" draw:text-style-name="P1" draw:layer="layout" svg:width="0.012cm" svg:height="0.002cm" svg:x="12.741cm" svg:y="12.319cm" svg:viewBox="0 0 13 3" svg:d="M13 3c-4-2-8-3-13-3">
          <text:p/>
        </draw:path>
        <draw:line draw:style-name="gr1" draw:text-style-name="P1" draw:layer="layout" svg:x1="12.742cm" svg:y1="12.35cm" svg:x2="12.741cm" svg:y2="12.35cm">
          <text:p/>
        </draw:line>
        <draw:line draw:style-name="gr1" draw:text-style-name="P1" draw:layer="layout" svg:x1="12.785cm" svg:y1="12.334cm" svg:x2="12.752cm" svg:y2="12.321cm">
          <text:p/>
        </draw:line>
        <draw:line draw:style-name="gr1" draw:text-style-name="P1" draw:layer="layout" svg:x1="12.775cm" svg:y1="12.362cm" svg:x2="12.742cm" svg:y2="12.35cm">
          <text:p/>
        </draw:line>
        <draw:path draw:style-name="gr1" draw:text-style-name="P1" draw:layer="layout" svg:width="0.022cm" svg:height="0.011cm" svg:x="12.784cm" svg:y="12.333cm" svg:viewBox="0 0 23 12" svg:d="M23 12c-7-5-15-9-23-12">
          <text:p/>
        </draw:path>
        <draw:path draw:style-name="gr1" draw:text-style-name="P1" draw:layer="layout" svg:width="0.015cm" svg:height="0.009cm" svg:x="12.774cm" svg:y="12.362cm" svg:viewBox="0 0 16 10" svg:d="M16 10c-6-5-11-7-16-10">
          <text:p/>
        </draw:path>
        <draw:polyline draw:style-name="gr1" draw:text-style-name="P1" draw:layer="layout" svg:width="0.039cm" svg:height="0.041cm" svg:x="12.789cm" svg:y="12.344cm" svg:viewBox="0 0 40 42" draw:points="17,0 40,17 22,42 0,26">
          <text:p/>
        </draw:polyline>
        <draw:path draw:style-name="gr1" draw:text-style-name="P1" draw:layer="layout" svg:width="0.02cm" svg:height="0.032cm" svg:x="12.648cm" svg:y="12.436cm" svg:viewBox="0 0 21 33" svg:d="M0 0c5 12 12 24 21 33">
          <text:p/>
        </draw:path>
        <draw:path draw:style-name="gr1" draw:text-style-name="P1" draw:layer="layout" svg:width="0.031cm" svg:height="0.02cm" svg:x="12.668cm" svg:y="12.468cm" svg:viewBox="0 0 32 21" svg:d="M0 0c9 10 20 17 32 21">
          <text:p/>
        </draw:path>
        <draw:path draw:style-name="gr1" draw:text-style-name="P1" draw:layer="layout" svg:width="0.03cm" svg:height="0.005cm" svg:x="12.699cm" svg:y="12.488cm" svg:viewBox="0 0 31 6" svg:d="M0 0c10 3 21 6 31 6">
          <text:p/>
        </draw:path>
        <draw:path draw:style-name="gr1" draw:text-style-name="P1" draw:layer="layout" svg:width="0.012cm" svg:height="0.002cm" svg:x="12.741cm" svg:y="12.491cm" svg:viewBox="0 0 13 3" svg:d="M0 3c5 0 9 0 13-3">
          <text:p/>
        </draw:path>
        <draw:path draw:style-name="gr1" draw:text-style-name="P1" draw:layer="layout" svg:width="0.022cm" svg:height="0.012cm" svg:x="12.784cm" svg:y="12.468cm" svg:viewBox="0 0 23 13" svg:d="M0 13c8-3 16-7 23-13">
          <text:p/>
        </draw:path>
        <draw:path draw:style-name="gr1" draw:text-style-name="P1" draw:layer="layout" svg:width="0.014cm" svg:height="0.02cm" svg:x="12.828cm" svg:y="12.433cm" svg:viewBox="0 0 15 21" svg:d="M0 21c7-6 13-13 15-21">
          <text:p/>
        </draw:path>
        <draw:line draw:style-name="gr1" draw:text-style-name="P1" draw:layer="layout" svg:x1="12.842cm" svg:y1="12.434cm" svg:x2="12.85cm" svg:y2="12.406cm">
          <text:p/>
        </draw:line>
        <draw:path draw:style-name="gr1" draw:text-style-name="P1" draw:layer="layout" svg:width="0.007cm" svg:height="0.03cm" svg:x="12.642cm" svg:y="12.406cm" svg:viewBox="0 0 8 31" svg:d="M0 0c0 11 3 21 8 31">
          <text:p/>
        </draw:path>
        <draw:path draw:style-name="gr1" draw:text-style-name="P1" draw:layer="layout" svg:width="0.007cm" svg:height="0.03cm" svg:x="12.642cm" svg:y="12.376cm" svg:viewBox="0 0 8 31" svg:d="M8 0c-5 11-8 21-8 31">
          <text:p/>
        </draw:path>
        <draw:line draw:style-name="gr1" draw:text-style-name="P1" draw:layer="layout" svg:x1="12.85cm" svg:y1="12.407cm" svg:x2="12.842cm" svg:y2="12.379cm">
          <text:p/>
        </draw:line>
        <draw:path draw:style-name="gr1" draw:text-style-name="P1" draw:layer="layout" svg:width="0.014cm" svg:height="0.019cm" svg:x="12.828cm" svg:y="12.36cm" svg:viewBox="0 0 15 20" svg:d="M15 20c-2-9-8-16-15-20">
          <text:p/>
        </draw:path>
        <draw:path draw:style-name="gr1" draw:text-style-name="P1" draw:layer="layout" svg:width="0.022cm" svg:height="0.011cm" svg:x="12.784cm" svg:y="12.333cm" svg:viewBox="0 0 23 12" svg:d="M23 12c-7-5-15-9-23-12">
          <text:p/>
        </draw:path>
        <draw:path draw:style-name="gr1" draw:text-style-name="P1" draw:layer="layout" svg:width="0.012cm" svg:height="0.002cm" svg:x="12.741cm" svg:y="12.319cm" svg:viewBox="0 0 13 3" svg:d="M13 3c-4-2-8-3-13-3">
          <text:p/>
        </draw:path>
        <draw:path draw:style-name="gr1" draw:text-style-name="P1" draw:layer="layout" svg:width="0.03cm" svg:height="0.006cm" svg:x="12.699cm" svg:y="12.319cm" svg:viewBox="0 0 31 7" svg:d="M31 0c-10 0-21 2-31 7">
          <text:p/>
        </draw:path>
        <draw:path draw:style-name="gr1" draw:text-style-name="P1" draw:layer="layout" svg:width="0.031cm" svg:height="0.02cm" svg:x="12.668cm" svg:y="12.325cm" svg:viewBox="0 0 32 21" svg:d="M32 0c-12 4-23 12-32 21">
          <text:p/>
        </draw:path>
        <draw:path draw:style-name="gr1" draw:text-style-name="P1" draw:layer="layout" svg:width="0.02cm" svg:height="0.032cm" svg:x="12.648cm" svg:y="12.345cm" svg:viewBox="0 0 21 33" svg:d="M21 0c-9 9-16 21-21 33">
          <text:p/>
        </draw:path>
        <draw:path draw:style-name="gr1" draw:text-style-name="P1" draw:layer="layout" svg:width="0.017cm" svg:height="0.009cm" svg:x="12.862cm" svg:y="12.406cm" svg:viewBox="0 0 18 10" svg:d="M0 0c0 4 2 7 5 9 2 1 5 1 8 0 4-2 5-5 5-9">
          <text:p/>
        </draw:path>
        <draw:path draw:style-name="gr1" draw:text-style-name="P1" draw:layer="layout" svg:width="0.017cm" svg:height="0.009cm" svg:x="12.862cm" svg:y="12.398cm" svg:viewBox="0 0 18 10" svg:d="M18 10c0-3-1-6-5-8-3-3-6-3-9 0-2 2-4 5-4 8">
          <text:p/>
        </draw:path>
        <draw:path draw:style-name="gr1" draw:text-style-name="P1" draw:layer="layout" svg:width="0.014cm" svg:height="0.026cm" svg:x="12.858cm" svg:y="12.393cm" svg:viewBox="0 0 15 27" svg:d="M15 0c-6 0-10 3-12 7-4 4-4 9 0 14 2 4 6 6 12 6">
          <text:p/>
        </draw:path>
        <draw:path draw:style-name="gr1" draw:text-style-name="P1" draw:layer="layout" svg:width="0.012cm" svg:height="0.026cm" svg:x="12.871cm" svg:y="12.393cm" svg:viewBox="0 0 13 27" svg:d="M0 27c4 0 9-2 11-6 3-5 3-10 0-14-2-4-7-7-11-7">
          <text:p/>
        </draw:path>
        <draw:line draw:style-name="gr1" draw:text-style-name="P1" draw:layer="layout" svg:x1="12.843cm" svg:y1="12.384cm" svg:x2="12.895cm" svg:y2="12.384cm">
          <text:p/>
        </draw:line>
        <draw:line draw:style-name="gr1" draw:text-style-name="P1" draw:layer="layout" svg:x1="12.895cm" svg:y1="12.428cm" svg:x2="12.843cm" svg:y2="12.428cm">
          <text:p/>
        </draw:line>
        <draw:line draw:style-name="gr1" draw:text-style-name="P1" draw:layer="layout" svg:x1="12.895cm" svg:y1="12.228cm" svg:x2="12.895cm" svg:y2="12.237cm">
          <text:p/>
        </draw:line>
        <draw:polyline draw:style-name="gr1" draw:text-style-name="P1" draw:layer="layout" svg:width="0.004cm" svg:height="0.013cm" svg:x="12.644cm" svg:y="12.376cm" svg:viewBox="0 0 5 14" draw:points="0,14 1,11 2,7 4,3 5,0">
          <text:p/>
        </draw:polyline>
        <draw:polyline draw:style-name="gr1" draw:text-style-name="P1" draw:layer="layout" svg:width="0cm" svg:height="0cm" svg:x="12.644cm" svg:y="12.389cm" svg:viewBox="0 0 0 0" draw:points="0,0">
          <text:p/>
        </draw:polyline>
        <draw:polyline draw:style-name="gr1" draw:text-style-name="P1" draw:layer="layout" svg:width="0.003cm" svg:height="0.034cm" svg:x="12.642cm" svg:y="12.389cm" svg:viewBox="0 0 4 35" draw:points="4,35 4,34 2,32 2,30 2,27 0,23 0,20 0,17 0,14 0,10 2,7 2,3 2,2 4,0">
          <text:p/>
        </draw:polyline>
        <draw:polyline draw:style-name="gr1" draw:text-style-name="P1" draw:layer="layout" svg:width="0cm" svg:height="0cm" svg:x="12.644cm" svg:y="12.423cm" svg:viewBox="0 0 0 0" draw:points="0,0">
          <text:p/>
        </draw:polyline>
        <draw:polyline draw:style-name="gr1" draw:text-style-name="P1" draw:layer="layout" svg:width="0.003cm" svg:height="0.013cm" svg:x="12.644cm" svg:y="12.423cm" svg:viewBox="0 0 4 14" draw:points="4,14 2,11 1,6 1,3 0,0">
          <text:p/>
        </draw:polyline>
        <draw:polyline draw:style-name="gr1" draw:text-style-name="P1" draw:layer="layout" svg:width="0.006cm" svg:height="0.011cm" svg:x="12.837cm" svg:y="12.368cm" svg:viewBox="0 0 7 12" draw:points="0,0 2,2 3,3 3,4 4,5 4,8 5,9 7,10 7,11 7,12">
          <text:p/>
        </draw:polyline>
        <draw:polyline draw:style-name="gr1" draw:text-style-name="P1" draw:layer="layout" svg:width="0cm" svg:height="0cm" svg:x="12.837cm" svg:y="12.368cm" svg:viewBox="0 0 0 0" draw:points="0,0">
          <text:p/>
        </draw:polyline>
        <draw:polyline draw:style-name="gr1" draw:text-style-name="P1" draw:layer="layout" svg:width="0cm" svg:height="0cm" svg:x="12.837cm" svg:y="12.368cm" svg:viewBox="0 0 0 0" draw:points="0,0">
          <text:p/>
        </draw:polyline>
        <draw:polyline draw:style-name="gr1" draw:text-style-name="P1" draw:layer="layout" svg:width="0.009cm" svg:height="0.008cm" svg:x="12.828cm" svg:y="12.36cm" svg:viewBox="0 0 10 9" draw:points="0,0 1,0 2,1 4,2 5,3 6,4 7,5 9,6 9,7 10,9">
          <text:p/>
        </draw:polyline>
        <draw:polyline draw:style-name="gr1" draw:text-style-name="P1" draw:layer="layout" svg:width="0.009cm" svg:height="0.009cm" svg:x="12.828cm" svg:y="12.444cm" svg:viewBox="0 0 10 10" draw:points="10,0 10,1 9,2 7,3 6,5 5,6 4,7 3,8 2,9 1,9 0,10">
          <text:p/>
        </draw:polyline>
        <draw:polyline draw:style-name="gr1" draw:text-style-name="P1" draw:layer="layout" svg:width="0cm" svg:height="0cm" svg:x="12.837cm" svg:y="12.444cm" svg:viewBox="0 0 0 0" draw:points="0,0">
          <text:p/>
        </draw:polyline>
        <draw:polyline draw:style-name="gr1" draw:text-style-name="P1" draw:layer="layout" svg:width="0cm" svg:height="0cm" svg:x="12.837cm" svg:y="12.444cm" svg:viewBox="0 0 0 0" draw:points="0,0">
          <text:p/>
        </draw:polyline>
        <draw:polyline draw:style-name="gr1" draw:text-style-name="P1" draw:layer="layout" svg:width="0.006cm" svg:height="0.011cm" svg:x="12.837cm" svg:y="12.433cm" svg:viewBox="0 0 7 12" draw:points="7,0 7,2 5,3 5,4 4,5 4,8 3,9 2,10 0,12">
          <text:p/>
        </draw:polyline>
        <draw:polyline draw:style-name="gr1" draw:text-style-name="P1" draw:layer="layout" svg:width="0.022cm" svg:height="0.011cm" svg:x="12.784cm" svg:y="12.333cm" svg:viewBox="0 0 23 12" draw:points="0,0 4,1 7,3 12,4 13,5 15,6 18,9 22,11 23,12">
          <text:p/>
        </draw:polyline>
        <draw:polyline draw:style-name="gr1" draw:text-style-name="P1" draw:layer="layout" svg:width="0.022cm" svg:height="0.012cm" svg:x="12.784cm" svg:y="12.468cm" svg:viewBox="0 0 23 13" draw:points="23,0 20,3 17,4 13,7 13,8 12,8 10,9 5,11 2,12 0,13">
          <text:p/>
        </draw:polyline>
        <draw:polyline draw:style-name="gr1" draw:text-style-name="P1" draw:layer="layout" svg:width="0.011cm" svg:height="0.002cm" svg:x="12.741cm" svg:y="12.319cm" svg:viewBox="0 0 12 3" draw:points="0,0 1,0 4,0 5,0 6,0 7,0 7,1 8,1 9,1 10,1 12,3">
          <text:p/>
        </draw:polyline>
        <draw:polyline draw:style-name="gr1" draw:text-style-name="P1" draw:layer="layout" svg:width="0.011cm" svg:height="0.002cm" svg:x="12.741cm" svg:y="12.491cm" svg:viewBox="0 0 12 3" draw:points="12,0 11,1 10,1 8,1 7,3 6,3 4,3 2,3 1,3 0,3">
          <text:p/>
        </draw:polyline>
        <draw:polyline draw:style-name="gr1" draw:text-style-name="P1" draw:layer="layout" svg:width="0.029cm" svg:height="0.005cm" svg:x="12.7cm" svg:y="12.319cm" svg:viewBox="0 0 30 6" draw:points="0,6 3,5 6,3 10,2 12,2 13,2 13,1 14,1 16,1 21,0 24,0 28,0 30,0">
          <text:p/>
        </draw:polyline>
        <draw:polyline draw:style-name="gr1" draw:text-style-name="P1" draw:layer="layout" svg:width="0.029cm" svg:height="0.005cm" svg:x="12.7cm" svg:y="12.488cm" svg:viewBox="0 0 30 6" draw:points="30,6 27,6 24,6 20,6 16,4 14,4 13,4 12,4 8,3 5,2 2,1 0,0">
          <text:p/>
        </draw:polyline>
        <draw:polyline draw:style-name="gr1" draw:text-style-name="P1" draw:layer="layout" svg:width="0.004cm" svg:height="0.003cm" svg:x="12.696cm" svg:y="12.324cm" svg:viewBox="0 0 5 4" draw:points="0,4 1,2 5,0">
          <text:p/>
        </draw:polyline>
        <draw:polyline draw:style-name="gr1" draw:text-style-name="P1" draw:layer="layout" svg:width="0cm" svg:height="0cm" svg:x="12.696cm" svg:y="12.326cm" svg:viewBox="0 0 0 0" draw:points="0,0">
          <text:p/>
        </draw:polyline>
        <draw:polyline draw:style-name="gr1" draw:text-style-name="P1" draw:layer="layout" svg:width="0.028cm" svg:height="0.018cm" svg:x="12.668cm" svg:y="12.326cm" svg:viewBox="0 0 29 19" draw:points="0,19 3,17 6,15 9,12 11,11 14,9 14,8 15,8 16,8 17,7 20,4 23,2 26,1 29,0">
          <text:p/>
        </draw:polyline>
        <draw:polyline draw:style-name="gr1" draw:text-style-name="P1" draw:layer="layout" svg:width="0.013cm" svg:height="0.011cm" svg:x="12.668cm" svg:y="12.468cm" svg:viewBox="0 0 14 12" draw:points="14,12 10,10 7,8 5,4 2,2 0,0">
          <text:p/>
        </draw:polyline>
        <draw:polyline draw:style-name="gr1" draw:text-style-name="P1" draw:layer="layout" svg:width="0cm" svg:height="0cm" svg:x="12.681cm" svg:y="12.479cm" svg:viewBox="0 0 0 0" draw:points="0,0">
          <text:p/>
        </draw:polyline>
        <draw:polyline draw:style-name="gr1" draw:text-style-name="P1" draw:layer="layout" svg:width="0.015cm" svg:height="0.008cm" svg:x="12.681cm" svg:y="12.479cm" svg:viewBox="0 0 16 9" draw:points="16,9 13,7 10,6 7,4 4,3 3,2 1,2 0,0">
          <text:p/>
        </draw:polyline>
        <draw:polyline draw:style-name="gr1" draw:text-style-name="P1" draw:layer="layout" svg:width="0cm" svg:height="0cm" svg:x="12.696cm" svg:y="12.487cm" svg:viewBox="0 0 0 0" draw:points="0,0">
          <text:p/>
        </draw:polyline>
        <draw:line draw:style-name="gr1" draw:text-style-name="P1" draw:layer="layout" svg:x1="12.701cm" svg:y1="12.489cm" svg:x2="12.696cm" svg:y2="12.487cm">
          <text:p/>
        </draw:line>
        <draw:polyline draw:style-name="gr1" draw:text-style-name="P1" draw:layer="layout" svg:width="0.011cm" svg:height="0.014cm" svg:x="12.657cm" svg:y="12.344cm" svg:viewBox="0 0 12 15" draw:points="0,15 2,12 4,9 6,5 9,3 12,0">
          <text:p/>
        </draw:polyline>
        <draw:polyline draw:style-name="gr1" draw:text-style-name="P1" draw:layer="layout" svg:width="0cm" svg:height="0cm" svg:x="12.657cm" svg:y="12.358cm" svg:viewBox="0 0 0 0" draw:points="0,0">
          <text:p/>
        </draw:polyline>
        <draw:polyline draw:style-name="gr1" draw:text-style-name="P1" draw:layer="layout" svg:width="0.01cm" svg:height="0.018cm" svg:x="12.647cm" svg:y="12.358cm" svg:viewBox="0 0 11 19" draw:points="0,19 2,16 4,13 6,10 7,6 9,3 10,2 10,1 11,0">
          <text:p/>
        </draw:polyline>
        <draw:polyline draw:style-name="gr1" draw:text-style-name="P1" draw:layer="layout" svg:width="0.01cm" svg:height="0.019cm" svg:x="12.647cm" svg:y="12.436cm" svg:viewBox="0 0 11 20" draw:points="11,20 11,19 10,18 9,16 7,13 6,10 4,7 2,5 2,4 0,0">
          <text:p/>
        </draw:polyline>
        <draw:polyline draw:style-name="gr1" draw:text-style-name="P1" draw:layer="layout" svg:width="0cm" svg:height="0cm" svg:x="12.657cm" svg:y="12.455cm" svg:viewBox="0 0 0 0" draw:points="0,0">
          <text:p/>
        </draw:polyline>
        <draw:polyline draw:style-name="gr1" draw:text-style-name="P1" draw:layer="layout" svg:width="0.011cm" svg:height="0.013cm" svg:x="12.657cm" svg:y="12.455cm" svg:viewBox="0 0 12 14" draw:points="12,14 8,11 6,9 4,6 2,3 0,0">
          <text:p/>
        </draw:polyline>
        <draw:polyline draw:style-name="gr1" draw:text-style-name="P1" draw:layer="layout" svg:width="0.003cm" svg:height="0.005cm" svg:x="12.878cm" svg:y="12.406cm" svg:viewBox="0 0 4 6" draw:points="0,6 2,6 2,5 2,4 2,3 4,3 4,1 4,0">
          <text:p/>
        </draw:polyline>
        <draw:polyline draw:style-name="gr1" draw:text-style-name="P1" draw:layer="layout" svg:width="0cm" svg:height="0cm" svg:x="12.878cm" svg:y="12.411cm" svg:viewBox="0 0 0 0" draw:points="0,0">
          <text:p/>
        </draw:polyline>
        <draw:polyline draw:style-name="gr1" draw:text-style-name="P1" draw:layer="layout" svg:width="0.01cm" svg:height="0.004cm" svg:x="12.868cm" svg:y="12.411cm" svg:viewBox="0 0 11 5" draw:points="0,5 1,5 2,5 3,5 4,5 5,5 6,5 6,4 8,4 9,4 9,2 10,2 10,1 11,1 11,0">
          <text:p/>
        </draw:polyline>
        <draw:polyline draw:style-name="gr1" draw:text-style-name="P1" draw:layer="layout" svg:width="0cm" svg:height="0cm" svg:x="12.868cm" svg:y="12.415cm" svg:viewBox="0 0 0 0" draw:points="0,0">
          <text:p/>
        </draw:polyline>
        <draw:polyline draw:style-name="gr1" draw:text-style-name="P1" draw:layer="layout" svg:width="0.004cm" svg:height="0.004cm" svg:x="12.864cm" svg:y="12.411cm" svg:viewBox="0 0 5 5" draw:points="0,0 0,1 1,1 1,2 3,2 3,4 4,4 5,4 5,5">
          <text:p/>
        </draw:polyline>
        <draw:polyline draw:style-name="gr1" draw:text-style-name="P1" draw:layer="layout" svg:width="0cm" svg:height="0cm" svg:x="12.864cm" svg:y="12.411cm" svg:viewBox="0 0 0 0" draw:points="0,0">
          <text:p/>
        </draw:polyline>
        <draw:polyline draw:style-name="gr1" draw:text-style-name="P1" draw:layer="layout" svg:width="0.003cm" svg:height="0.01cm" svg:x="12.862cm" svg:y="12.401cm" svg:viewBox="0 0 4 11" draw:points="4,0 2,0 2,1 2,2 0,3 0,5 0,6 0,7 0,8 0,9 2,9 2,10 2,11 4,11">
          <text:p/>
        </draw:polyline>
        <draw:polyline draw:style-name="gr1" draw:text-style-name="P1" draw:layer="layout" svg:width="0cm" svg:height="0cm" svg:x="12.864cm" svg:y="12.401cm" svg:viewBox="0 0 0 0" draw:points="0,0">
          <text:p/>
        </draw:polyline>
        <draw:polyline draw:style-name="gr1" draw:text-style-name="P1" draw:layer="layout" svg:width="0.004cm" svg:height="0.003cm" svg:x="12.864cm" svg:y="12.398cm" svg:viewBox="0 0 5 4" draw:points="5,0 4,0 3,2 1,2 1,3 0,3 0,4">
          <text:p/>
        </draw:polyline>
        <draw:polyline draw:style-name="gr1" draw:text-style-name="P1" draw:layer="layout" svg:width="0cm" svg:height="0cm" svg:x="12.868cm" svg:y="12.398cm" svg:viewBox="0 0 0 0" draw:points="0,0">
          <text:p/>
        </draw:polyline>
        <draw:polyline draw:style-name="gr1" draw:text-style-name="P1" draw:layer="layout" svg:width="0.01cm" svg:height="0.004cm" svg:x="12.868cm" svg:y="12.397cm" svg:viewBox="0 0 11 5" draw:points="11,5 10,4 9,4 9,3 8,1 6,1 5,1 4,1 4,0 3,0 2,0 1,1 0,1">
          <text:p/>
        </draw:polyline>
        <draw:polyline draw:style-name="gr1" draw:text-style-name="P1" draw:layer="layout" svg:width="0cm" svg:height="0cm" svg:x="12.878cm" svg:y="12.401cm" svg:viewBox="0 0 0 0" draw:points="0,0">
          <text:p/>
        </draw:polyline>
        <draw:polyline draw:style-name="gr1" draw:text-style-name="P1" draw:layer="layout" svg:width="0.003cm" svg:height="0.005cm" svg:x="12.878cm" svg:y="12.401cm" svg:viewBox="0 0 4 6" draw:points="4,6 4,5 2,4 2,3 2,1 0,0">
          <text:p/>
        </draw:polyline>
        <draw:line draw:style-name="gr1" draw:text-style-name="P1" draw:layer="layout" svg:x1="12.895cm" svg:y1="12.397cm" svg:x2="12.88cm" svg:y2="12.397cm">
          <text:p/>
        </draw:line>
        <draw:line draw:style-name="gr1" draw:text-style-name="P1" draw:layer="layout" svg:x1="12.88cm" svg:y1="12.415cm" svg:x2="12.895cm" svg:y2="12.415cm">
          <text:p/>
        </draw:line>
        <draw:line draw:style-name="gr1" draw:text-style-name="P1" draw:layer="layout" svg:x1="11.854cm" svg:y1="13.065cm" svg:x2="11.862cm" svg:y2="13.065cm">
          <text:p/>
        </draw:line>
        <draw:path draw:style-name="gr1" draw:text-style-name="P1" draw:layer="layout" svg:width="0.278cm" svg:height="0.278cm" svg:x="11.889cm" svg:y="12.542cm" svg:viewBox="0 0 279 279" svg:d="M0 279c74 0 144-29 197-81 53-54 82-125 82-198">
          <text:p/>
        </draw:path>
        <draw:polygon draw:style-name="gr1" draw:text-style-name="P1" draw:layer="layout" svg:width="0.008cm" svg:height="0.28cm" svg:x="11.889cm" svg:y="12.541cm" svg:viewBox="0 0 9 281" draw:points="0,281 9,281 9,0 0,0">
          <text:p/>
        </draw:polygon>
        <draw:polyline draw:style-name="gr1" draw:text-style-name="P1" draw:layer="layout" svg:width="0.035cm" svg:height="0.532cm" svg:x="11.854cm" svg:y="12.533cm" svg:viewBox="0 0 36 533" draw:points="0,533 0,0 36,0 36,8 8,8 8,533">
          <text:p/>
        </draw:polyline>
        <draw:line draw:style-name="gr1" draw:text-style-name="P1" draw:layer="layout" svg:x1="12.895cm" svg:y1="12.541cm" svg:x2="12.895cm" svg:y2="12.533cm">
          <text:p/>
        </draw:line>
        <draw:polyline draw:style-name="gr1" draw:text-style-name="P1" draw:layer="layout" svg:width="0.727cm" svg:height="0.009cm" svg:x="12.168cm" svg:y="12.533cm" svg:viewBox="0 0 728 10" draw:points="728,0 0,0 0,10 728,10">
          <text:p/>
        </draw:polyline>
        <draw:line draw:style-name="gr1" draw:text-style-name="P1" draw:layer="layout" svg:x1="12.895cm" svg:y1="12.533cm" svg:x2="12.895cm" svg:y2="12.542cm">
          <text:p/>
        </draw:line>
        <draw:line draw:style-name="gr1" draw:text-style-name="P1" draw:layer="layout" svg:x1="15.114cm" svg:y1="22.751cm" svg:x2="15.114cm" svg:y2="23.024cm">
          <text:p/>
        </draw:line>
        <draw:line draw:style-name="gr1" draw:text-style-name="P1" draw:layer="layout" svg:x1="15.084cm" svg:y1="20.331cm" svg:x2="15.084cm" svg:y2="20.335cm">
          <text:p/>
        </draw:line>
        <draw:line draw:style-name="gr1" draw:text-style-name="P1" draw:layer="layout" svg:x1="14.683cm" svg:y1="20.335cm" svg:x2="14.683cm" svg:y2="20.331cm">
          <text:p/>
        </draw:line>
        <draw:line draw:style-name="gr1" draw:text-style-name="P1" draw:layer="layout" svg:x1="15.084cm" svg:y1="20.335cm" svg:x2="15.084cm" svg:y2="20.336cm">
          <text:p/>
        </draw:line>
        <draw:line draw:style-name="gr1" draw:text-style-name="P1" draw:layer="layout" svg:x1="14.683cm" svg:y1="20.336cm" svg:x2="14.683cm" svg:y2="20.335cm">
          <text:p/>
        </draw:line>
        <draw:line draw:style-name="gr1" draw:text-style-name="P1" draw:layer="layout" svg:x1="15.166cm" svg:y1="20.336cm" svg:x2="15.428cm" svg:y2="20.336cm">
          <text:p/>
        </draw:line>
        <draw:line draw:style-name="gr1" draw:text-style-name="P1" draw:layer="layout" svg:x1="15.084cm" svg:y1="20.336cm" svg:x2="15.114cm" svg:y2="20.336cm">
          <text:p/>
        </draw:line>
        <draw:line draw:style-name="gr1" draw:text-style-name="P1" draw:layer="layout" svg:x1="11.454cm" svg:y1="20.336cm" svg:x2="14.683cm" svg:y2="20.336cm">
          <text:p/>
        </draw:line>
        <draw:line draw:style-name="gr1" draw:text-style-name="P1" draw:layer="layout" svg:x1="15.084cm" svg:y1="20.284cm" svg:x2="15.084cm" svg:y2="20.285cm">
          <text:p/>
        </draw:line>
        <draw:line draw:style-name="gr1" draw:text-style-name="P1" draw:layer="layout" svg:x1="14.683cm" svg:y1="20.285cm" svg:x2="14.683cm" svg:y2="20.284cm">
          <text:p/>
        </draw:line>
        <draw:line draw:style-name="gr1" draw:text-style-name="P1" draw:layer="layout" svg:x1="15.084cm" svg:y1="20.285cm" svg:x2="15.084cm" svg:y2="20.289cm">
          <text:p/>
        </draw:line>
        <draw:line draw:style-name="gr1" draw:text-style-name="P1" draw:layer="layout" svg:x1="14.683cm" svg:y1="20.289cm" svg:x2="14.683cm" svg:y2="20.285cm">
          <text:p/>
        </draw:line>
        <draw:line draw:style-name="gr1" draw:text-style-name="P1" draw:layer="layout" svg:x1="15.428cm" svg:y1="20.284cm" svg:x2="15.084cm" svg:y2="20.284cm">
          <text:p/>
        </draw:line>
        <draw:line draw:style-name="gr1" draw:text-style-name="P1" draw:layer="layout" svg:x1="14.683cm" svg:y1="20.284cm" svg:x2="11.454cm" svg:y2="20.284cm">
          <text:p/>
        </draw:line>
        <draw:polyline draw:style-name="gr1" draw:text-style-name="P1" draw:layer="layout" svg:width="0.314cm" svg:height="0.185cm" svg:x="15.114cm" svg:y="19.708cm" svg:viewBox="0 0 315 186" draw:points="315,0 0,0 0,186 315,186">
          <text:p/>
        </draw:polyline>
        <draw:path draw:style-name="gr1" draw:text-style-name="P1" draw:layer="layout" svg:width="0.092cm" svg:height="0.225cm" svg:x="11.128cm" svg:y="25.821cm" svg:viewBox="0 0 93 226" svg:d="M93 226c1-85-32-166-93-226">
          <text:p/>
        </draw:path>
        <draw:polygon draw:style-name="gr1" draw:text-style-name="P1" draw:layer="layout" svg:width="0.198cm" svg:height="0.232cm" svg:x="10.941cm" svg:y="25.822cm" svg:viewBox="0 0 199 233" draw:points="187,0 199,10 11,233 0,222">
          <text:p/>
        </draw:polygon>
        <draw:polyline draw:style-name="gr1" draw:text-style-name="P1" draw:layer="layout" svg:width="0.104cm" svg:height="0.004cm" svg:x="11.238cm" svg:y="26.094cm" svg:viewBox="0 0 105 5" draw:points="105,5 105,0 0,0">
          <text:p/>
        </draw:polyline>
        <draw:line draw:style-name="gr1" draw:text-style-name="P1" draw:layer="layout" svg:x1="11.238cm" svg:y1="26.094cm" svg:x2="11.238cm" svg:y2="26.098cm">
          <text:p/>
        </draw:line>
        <draw:line draw:style-name="gr1" draw:text-style-name="P1" draw:layer="layout" svg:x1="11.238cm" svg:y1="26.098cm" svg:x2="11.342cm" svg:y2="26.098cm">
          <text:p/>
        </draw:line>
        <draw:line draw:style-name="gr1" draw:text-style-name="P1" draw:layer="layout" svg:x1="11.36cm" svg:y1="26.148cm" svg:x2="11.36cm" svg:y2="26.043cm">
          <text:p/>
        </draw:line>
        <draw:polyline draw:style-name="gr1" draw:text-style-name="P1" draw:layer="layout" svg:width="0.018cm" svg:height="0.105cm" svg:x="11.342cm" svg:y="26.043cm" svg:viewBox="0 0 19 106" draw:points="19,0 0,0 0,106 19,106">
          <text:p/>
        </draw:polyline>
        <draw:polygon draw:style-name="gr1" draw:text-style-name="P1" draw:layer="layout" svg:width="0.018cm" svg:height="0.105cm" svg:x="11.22cm" svg:y="26.043cm" svg:viewBox="0 0 19 106" draw:points="19,106 19,0 0,0 0,106">
          <text:p/>
        </draw:polygon>
        <draw:polygon draw:style-name="gr1" draw:text-style-name="P1" draw:layer="layout" svg:width="0.017cm" svg:height="0.105cm" svg:x="10.924cm" svg:y="26.043cm" svg:viewBox="0 0 18 106" draw:points="18,106 18,0 0,0 0,106">
          <text:p/>
        </draw:polygon>
        <draw:line draw:style-name="gr1" draw:text-style-name="P1" draw:layer="layout" svg:x1="11.342cm" svg:y1="26.148cm" svg:x2="11.238cm" svg:y2="26.148cm">
          <text:p/>
        </draw:line>
        <draw:line draw:style-name="gr1" draw:text-style-name="P1" draw:layer="layout" svg:x1="11.238cm" svg:y1="26.043cm" svg:x2="11.342cm" svg:y2="26.043cm">
          <text:p/>
        </draw:line>
        <draw:polygon draw:style-name="gr1" draw:text-style-name="P2" draw:layer="layout" svg:width="0.083cm" svg:height="0.021cm" svg:x="10.539cm" svg:y="27.125cm" svg:viewBox="0 0 84 22" draw:points="84,22 84,0 9,0 9,9 0,9 0,14 9,14 9,22">
          <text:p/>
        </draw:polygon>
        <draw:path draw:style-name="gr1" draw:text-style-name="P1" draw:layer="layout" svg:width="0.225cm" svg:height="0.092cm" svg:x="10.61cm" svg:y="9.946cm" svg:viewBox="0 0 226 93" svg:d="M226 0c-84 0-165 33-226 93">
          <text:p/>
        </draw:path>
        <draw:polygon draw:style-name="gr1" draw:text-style-name="P1" draw:layer="layout" svg:width="0.233cm" svg:height="0.232cm" svg:x="10.61cm" svg:y="10.028cm" svg:viewBox="0 0 234 233" draw:points="0,10 11,0 234,222 223,233">
          <text:p/>
        </draw:polygon>
        <draw:line draw:style-name="gr1" draw:text-style-name="P1" draw:layer="layout" svg:x1="10.875cm" svg:y1="9.929cm" svg:x2="10.832cm" svg:y2="9.929cm">
          <text:p/>
        </draw:line>
        <draw:polyline draw:style-name="gr1" draw:text-style-name="P1" draw:layer="layout" svg:width="0.043cm" svg:height="0.017cm" svg:x="10.832cm" svg:y="9.929cm" svg:viewBox="0 0 44 18" draw:points="0,0 0,18 44,18 44,0">
          <text:p/>
        </draw:polyline>
        <draw:polyline draw:style-name="gr1" draw:text-style-name="P1" draw:layer="layout" svg:width="0.043cm" svg:height="0.018cm" svg:x="10.832cm" svg:y="10.26cm" svg:viewBox="0 0 44 19" draw:points="44,0 0,0 0,19">
          <text:p/>
        </draw:polyline>
        <draw:line draw:style-name="gr1" draw:text-style-name="P1" draw:layer="layout" svg:x1="10.832cm" svg:y1="10.278cm" svg:x2="10.875cm" svg:y2="10.278cm">
          <text:p/>
        </draw:line>
        <draw:line draw:style-name="gr1" draw:text-style-name="P1" draw:layer="layout" svg:x1="10.875cm" svg:y1="10.278cm" svg:x2="10.875cm" svg:y2="10.26cm">
          <text:p/>
        </draw:line>
        <draw:path draw:style-name="gr1" draw:text-style-name="P1" draw:layer="layout" svg:width="0.225cm" svg:height="0.092cm" svg:x="10.61cm" svg:y="15.244cm" svg:viewBox="0 0 226 93" svg:d="M226 0c-84 0-165 33-226 93">
          <text:p/>
        </draw:path>
        <draw:polygon draw:style-name="gr1" draw:text-style-name="P1" draw:layer="layout" svg:width="0.233cm" svg:height="0.233cm" svg:x="10.61cm" svg:y="15.325cm" svg:viewBox="0 0 234 234" draw:points="0,11 11,0 234,223 223,234">
          <text:p/>
        </draw:polygon>
        <draw:line draw:style-name="gr1" draw:text-style-name="P1" draw:layer="layout" svg:x1="10.875cm" svg:y1="15.227cm" svg:x2="10.832cm" svg:y2="15.227cm">
          <text:p/>
        </draw:line>
        <draw:polyline draw:style-name="gr1" draw:text-style-name="P1" draw:layer="layout" svg:width="0.043cm" svg:height="0.017cm" svg:x="10.832cm" svg:y="15.227cm" svg:viewBox="0 0 44 18" draw:points="0,0 0,18 44,18 44,0">
          <text:p/>
        </draw:polyline>
        <draw:polyline draw:style-name="gr1" draw:text-style-name="P1" draw:layer="layout" svg:width="0.043cm" svg:height="0.017cm" svg:x="10.832cm" svg:y="15.558cm" svg:viewBox="0 0 44 18" draw:points="44,0 0,0 0,18">
          <text:p/>
        </draw:polyline>
        <draw:line draw:style-name="gr1" draw:text-style-name="P1" draw:layer="layout" svg:x1="10.832cm" svg:y1="15.575cm" svg:x2="10.875cm" svg:y2="15.575cm">
          <text:p/>
        </draw:line>
        <draw:line draw:style-name="gr1" draw:text-style-name="P1" draw:layer="layout" svg:x1="10.875cm" svg:y1="15.575cm" svg:x2="10.875cm" svg:y2="15.558cm">
          <text:p/>
        </draw:line>
        <draw:path draw:style-name="gr1" draw:text-style-name="P1" draw:layer="layout" svg:width="0.225cm" svg:height="0.091cm" svg:x="10.61cm" svg:y="16.225cm" svg:viewBox="0 0 226 92" svg:d="M226 0c-84-1-165 32-226 92">
          <text:p/>
        </draw:path>
        <draw:polygon draw:style-name="gr1" draw:text-style-name="P1" draw:layer="layout" svg:width="0.233cm" svg:height="0.232cm" svg:x="10.61cm" svg:y="16.306cm" svg:viewBox="0 0 234 233" draw:points="0,11 11,0 234,223 223,233">
          <text:p/>
        </draw:polygon>
        <draw:line draw:style-name="gr1" draw:text-style-name="P1" draw:layer="layout" svg:x1="10.875cm" svg:y1="16.207cm" svg:x2="10.832cm" svg:y2="16.207cm">
          <text:p/>
        </draw:line>
        <draw:polyline draw:style-name="gr1" draw:text-style-name="P1" draw:layer="layout" svg:width="0.043cm" svg:height="0.018cm" svg:x="10.832cm" svg:y="16.207cm" svg:viewBox="0 0 44 19" draw:points="0,0 0,19 44,19 44,0">
          <text:p/>
        </draw:polyline>
        <draw:polyline draw:style-name="gr1" draw:text-style-name="P1" draw:layer="layout" svg:width="0.043cm" svg:height="0.018cm" svg:x="10.832cm" svg:y="16.538cm" svg:viewBox="0 0 44 19" draw:points="44,0 0,0 0,19">
          <text:p/>
        </draw:polyline>
        <draw:line draw:style-name="gr1" draw:text-style-name="P1" draw:layer="layout" svg:x1="10.832cm" svg:y1="16.556cm" svg:x2="10.875cm" svg:y2="16.556cm">
          <text:p/>
        </draw:line>
        <draw:line draw:style-name="gr1" draw:text-style-name="P1" draw:layer="layout" svg:x1="10.875cm" svg:y1="16.556cm" svg:x2="10.875cm" svg:y2="16.538cm">
          <text:p/>
        </draw:line>
        <draw:path draw:style-name="gr1" draw:text-style-name="P1" draw:layer="layout" svg:width="0.225cm" svg:height="0.092cm" svg:x="10.61cm" svg:y="17.039cm" svg:viewBox="0 0 226 93" svg:d="M0 0c61 60 142 94 226 93">
          <text:p/>
        </draw:path>
        <draw:polygon draw:style-name="gr1" draw:text-style-name="P1" draw:layer="layout" svg:width="0.233cm" svg:height="0.233cm" svg:x="10.61cm" svg:y="16.817cm" svg:viewBox="0 0 234 234" draw:points="0,224 11,234 234,12 223,0">
          <text:p/>
        </draw:polygon>
        <draw:polyline draw:style-name="gr1" draw:text-style-name="P1" draw:layer="layout" svg:width="0.043cm" svg:height="0.017cm" svg:x="10.832cm" svg:y="17.132cm" svg:viewBox="0 0 44 18" draw:points="44,18 44,0 0,0 0,18">
          <text:p/>
        </draw:polyline>
        <draw:line draw:style-name="gr1" draw:text-style-name="P1" draw:layer="layout" svg:x1="10.832cm" svg:y1="17.149cm" svg:x2="10.875cm" svg:y2="17.149cm">
          <text:p/>
        </draw:line>
        <draw:line draw:style-name="gr1" draw:text-style-name="P1" draw:layer="layout" svg:x1="10.875cm" svg:y1="16.817cm" svg:x2="10.875cm" svg:y2="16.8cm">
          <text:p/>
        </draw:line>
        <draw:line draw:style-name="gr1" draw:text-style-name="P1" draw:layer="layout" svg:x1="10.875cm" svg:y1="16.8cm" svg:x2="10.832cm" svg:y2="16.8cm">
          <text:p/>
        </draw:line>
        <draw:polyline draw:style-name="gr1" draw:text-style-name="P1" draw:layer="layout" svg:width="0.043cm" svg:height="0.017cm" svg:x="10.832cm" svg:y="16.8cm" svg:viewBox="0 0 44 18" draw:points="0,0 0,18 44,18">
          <text:p/>
        </draw:polyline>
        <draw:path draw:style-name="gr1" draw:text-style-name="P1" draw:layer="layout" svg:width="0.225cm" svg:height="0.092cm" svg:x="10.61cm" svg:y="18.384cm" svg:viewBox="0 0 226 93" svg:d="M226 0c-84-1-165 33-226 93">
          <text:p/>
        </draw:path>
        <draw:polygon draw:style-name="gr1" draw:text-style-name="P1" draw:layer="layout" svg:width="0.233cm" svg:height="0.232cm" svg:x="10.61cm" svg:y="18.465cm" svg:viewBox="0 0 234 233" draw:points="0,10 11,0 234,222 223,233">
          <text:p/>
        </draw:polygon>
        <draw:line draw:style-name="gr1" draw:text-style-name="P1" draw:layer="layout" svg:x1="10.875cm" svg:y1="18.366cm" svg:x2="10.832cm" svg:y2="18.366cm">
          <text:p/>
        </draw:line>
        <draw:polyline draw:style-name="gr1" draw:text-style-name="P1" draw:layer="layout" svg:width="0.043cm" svg:height="0.017cm" svg:x="10.832cm" svg:y="18.366cm" svg:viewBox="0 0 44 18" draw:points="0,0 0,18 44,18 44,0">
          <text:p/>
        </draw:polyline>
        <draw:polyline draw:style-name="gr1" draw:text-style-name="P1" draw:layer="layout" svg:width="0.043cm" svg:height="0.018cm" svg:x="10.832cm" svg:y="18.697cm" svg:viewBox="0 0 44 19" draw:points="44,0 0,0 0,19">
          <text:p/>
        </draw:polyline>
        <draw:line draw:style-name="gr1" draw:text-style-name="P1" draw:layer="layout" svg:x1="10.832cm" svg:y1="18.715cm" svg:x2="10.875cm" svg:y2="18.715cm">
          <text:p/>
        </draw:line>
        <draw:line draw:style-name="gr1" draw:text-style-name="P1" draw:layer="layout" svg:x1="10.875cm" svg:y1="18.715cm" svg:x2="10.875cm" svg:y2="18.697cm">
          <text:p/>
        </draw:line>
        <draw:path draw:style-name="gr1" draw:text-style-name="P1" draw:layer="layout" svg:width="0.225cm" svg:height="0.092cm" svg:x="10.61cm" svg:y="19.066cm" svg:viewBox="0 0 226 93" svg:d="M0 0c61 61 142 94 226 93">
          <text:p/>
        </draw:path>
        <draw:polygon draw:style-name="gr1" draw:text-style-name="P1" draw:layer="layout" svg:width="0.233cm" svg:height="0.232cm" svg:x="10.61cm" svg:y="18.845cm" svg:viewBox="0 0 234 233" draw:points="0,222 11,233 234,10 223,0">
          <text:p/>
        </draw:polygon>
        <draw:polyline draw:style-name="gr1" draw:text-style-name="P1" draw:layer="layout" svg:width="0.043cm" svg:height="0.018cm" svg:x="10.832cm" svg:y="19.158cm" svg:viewBox="0 0 44 19" draw:points="44,19 44,0 0,0 0,19">
          <text:p/>
        </draw:polyline>
        <draw:line draw:style-name="gr1" draw:text-style-name="P1" draw:layer="layout" svg:x1="10.832cm" svg:y1="19.176cm" svg:x2="10.875cm" svg:y2="19.176cm">
          <text:p/>
        </draw:line>
        <draw:line draw:style-name="gr1" draw:text-style-name="P1" draw:layer="layout" svg:x1="10.875cm" svg:y1="18.845cm" svg:x2="10.875cm" svg:y2="18.827cm">
          <text:p/>
        </draw:line>
        <draw:line draw:style-name="gr1" draw:text-style-name="P1" draw:layer="layout" svg:x1="10.875cm" svg:y1="18.827cm" svg:x2="10.832cm" svg:y2="18.827cm">
          <text:p/>
        </draw:line>
        <draw:polyline draw:style-name="gr1" draw:text-style-name="P1" draw:layer="layout" svg:width="0.043cm" svg:height="0.018cm" svg:x="10.832cm" svg:y="18.827cm" svg:viewBox="0 0 44 19" draw:points="0,0 0,19 44,19">
          <text:p/>
        </draw:polyline>
        <draw:path draw:style-name="gr1" draw:text-style-name="P1" draw:layer="layout" svg:width="0.225cm" svg:height="0.092cm" svg:x="10.61cm" svg:y="24.662cm" svg:viewBox="0 0 226 93" svg:d="M226 0c-84-1-165 33-226 93">
          <text:p/>
        </draw:path>
        <draw:polygon draw:style-name="gr1" draw:text-style-name="P1" draw:layer="layout" svg:width="0.233cm" svg:height="0.233cm" svg:x="10.61cm" svg:y="24.743cm" svg:viewBox="0 0 234 234" draw:points="0,11 11,0 234,223 223,234">
          <text:p/>
        </draw:polygon>
        <draw:line draw:style-name="gr1" draw:text-style-name="P1" draw:layer="layout" svg:x1="10.875cm" svg:y1="24.644cm" svg:x2="10.832cm" svg:y2="24.644cm">
          <text:p/>
        </draw:line>
        <draw:polyline draw:style-name="gr1" draw:text-style-name="P1" draw:layer="layout" svg:width="0.043cm" svg:height="0.018cm" svg:x="10.832cm" svg:y="24.644cm" svg:viewBox="0 0 44 19" draw:points="0,0 0,19 44,19 44,0">
          <text:p/>
        </draw:polyline>
        <draw:polyline draw:style-name="gr1" draw:text-style-name="P1" draw:layer="layout" svg:width="0.043cm" svg:height="0.017cm" svg:x="10.832cm" svg:y="24.976cm" svg:viewBox="0 0 44 18" draw:points="44,0 0,0 0,18">
          <text:p/>
        </draw:polyline>
        <draw:line draw:style-name="gr1" draw:text-style-name="P1" draw:layer="layout" svg:x1="10.832cm" svg:y1="24.993cm" svg:x2="10.875cm" svg:y2="24.993cm">
          <text:p/>
        </draw:line>
        <draw:line draw:style-name="gr1" draw:text-style-name="P1" draw:layer="layout" svg:x1="10.875cm" svg:y1="24.993cm" svg:x2="10.875cm" svg:y2="24.976cm">
          <text:p/>
        </draw:line>
        <draw:path draw:style-name="gr1" draw:text-style-name="P1" draw:layer="layout" svg:width="0.225cm" svg:height="0.092cm" svg:x="10.61cm" svg:y="20.476cm" svg:viewBox="0 0 226 93" svg:d="M226 0c-84-1-165 34-226 93">
          <text:p/>
        </draw:path>
        <draw:polygon draw:style-name="gr1" draw:text-style-name="P1" draw:layer="layout" svg:width="0.233cm" svg:height="0.233cm" svg:x="10.61cm" svg:y="20.557cm" svg:viewBox="0 0 234 234" draw:points="0,11 11,0 234,223 223,234">
          <text:p/>
        </draw:polygon>
        <draw:line draw:style-name="gr1" draw:text-style-name="P1" draw:layer="layout" svg:x1="10.875cm" svg:y1="20.459cm" svg:x2="10.832cm" svg:y2="20.459cm">
          <text:p/>
        </draw:line>
        <draw:polyline draw:style-name="gr1" draw:text-style-name="P1" draw:layer="layout" svg:width="0.043cm" svg:height="0.017cm" svg:x="10.832cm" svg:y="20.459cm" svg:viewBox="0 0 44 18" draw:points="0,0 0,18 44,18 44,0">
          <text:p/>
        </draw:polyline>
        <draw:polyline draw:style-name="gr1" draw:text-style-name="P1" draw:layer="layout" svg:width="0.043cm" svg:height="0.017cm" svg:x="10.832cm" svg:y="20.79cm" svg:viewBox="0 0 44 18" draw:points="44,0 0,0 0,18">
          <text:p/>
        </draw:polyline>
        <draw:line draw:style-name="gr1" draw:text-style-name="P1" draw:layer="layout" svg:x1="10.832cm" svg:y1="20.807cm" svg:x2="10.875cm" svg:y2="20.807cm">
          <text:p/>
        </draw:line>
        <draw:line draw:style-name="gr1" draw:text-style-name="P1" draw:layer="layout" svg:x1="10.875cm" svg:y1="20.807cm" svg:x2="10.875cm" svg:y2="20.79cm">
          <text:p/>
        </draw:line>
        <draw:path draw:style-name="gr1" draw:text-style-name="P1" draw:layer="layout" svg:width="0.225cm" svg:height="0.092cm" svg:x="10.61cm" svg:y="21.159cm" svg:viewBox="0 0 226 93" svg:d="M0 0c61 61 142 94 226 93">
          <text:p/>
        </draw:path>
        <draw:polygon draw:style-name="gr1" draw:text-style-name="P1" draw:layer="layout" svg:width="0.233cm" svg:height="0.233cm" svg:x="10.61cm" svg:y="20.937cm" svg:viewBox="0 0 234 234" draw:points="0,223 11,234 234,11 223,0">
          <text:p/>
        </draw:polygon>
        <draw:polyline draw:style-name="gr1" draw:text-style-name="P1" draw:layer="layout" svg:width="0.043cm" svg:height="0.018cm" svg:x="10.832cm" svg:y="21.251cm" svg:viewBox="0 0 44 19" draw:points="44,19 44,0 0,0 0,19">
          <text:p/>
        </draw:polyline>
        <draw:line draw:style-name="gr1" draw:text-style-name="P1" draw:layer="layout" svg:x1="10.832cm" svg:y1="21.269cm" svg:x2="10.875cm" svg:y2="21.269cm">
          <text:p/>
        </draw:line>
        <draw:line draw:style-name="gr1" draw:text-style-name="P1" draw:layer="layout" svg:x1="10.875cm" svg:y1="20.937cm" svg:x2="10.875cm" svg:y2="20.92cm">
          <text:p/>
        </draw:line>
        <draw:line draw:style-name="gr1" draw:text-style-name="P1" draw:layer="layout" svg:x1="10.875cm" svg:y1="20.92cm" svg:x2="10.832cm" svg:y2="20.92cm">
          <text:p/>
        </draw:line>
        <draw:polyline draw:style-name="gr1" draw:text-style-name="P1" draw:layer="layout" svg:width="0.043cm" svg:height="0.017cm" svg:x="10.832cm" svg:y="20.92cm" svg:viewBox="0 0 44 18" draw:points="0,0 0,18 44,18">
          <text:p/>
        </draw:polyline>
        <draw:path draw:style-name="gr1" draw:text-style-name="P1" draw:layer="layout" svg:width="0.225cm" svg:height="0.092cm" svg:x="10.61cm" svg:y="22.503cm" svg:viewBox="0 0 226 93" svg:d="M226 0c-84 0-165 33-226 93">
          <text:p/>
        </draw:path>
        <draw:polygon draw:style-name="gr1" draw:text-style-name="P1" draw:layer="layout" svg:width="0.233cm" svg:height="0.233cm" svg:x="10.61cm" svg:y="22.584cm" svg:viewBox="0 0 234 234" draw:points="0,11 11,0 234,223 223,234">
          <text:p/>
        </draw:polygon>
        <draw:line draw:style-name="gr1" draw:text-style-name="P1" draw:layer="layout" svg:x1="10.875cm" svg:y1="22.486cm" svg:x2="10.832cm" svg:y2="22.486cm">
          <text:p/>
        </draw:line>
        <draw:polyline draw:style-name="gr1" draw:text-style-name="P1" draw:layer="layout" svg:width="0.043cm" svg:height="0.017cm" svg:x="10.832cm" svg:y="22.486cm" svg:viewBox="0 0 44 18" draw:points="0,0 0,18 44,18 44,0">
          <text:p/>
        </draw:polyline>
        <draw:polyline draw:style-name="gr1" draw:text-style-name="P1" draw:layer="layout" svg:width="0.043cm" svg:height="0.017cm" svg:x="10.832cm" svg:y="22.817cm" svg:viewBox="0 0 44 18" draw:points="44,0 0,0 0,18">
          <text:p/>
        </draw:polyline>
        <draw:line draw:style-name="gr1" draw:text-style-name="P1" draw:layer="layout" svg:x1="10.832cm" svg:y1="22.834cm" svg:x2="10.875cm" svg:y2="22.834cm">
          <text:p/>
        </draw:line>
        <draw:line draw:style-name="gr1" draw:text-style-name="P1" draw:layer="layout" svg:x1="10.875cm" svg:y1="22.834cm" svg:x2="10.875cm" svg:y2="22.817cm">
          <text:p/>
        </draw:line>
        <draw:path draw:style-name="gr1" draw:text-style-name="P1" draw:layer="layout" svg:width="0.226cm" svg:height="0.094cm" svg:x="10.609cm" svg:y="23.316cm" svg:viewBox="0 0 227 95" svg:d="M0 0c59 62 142 95 227 95">
          <text:p/>
        </draw:path>
        <draw:polygon draw:style-name="gr1" draw:text-style-name="P1" draw:layer="layout" svg:width="0.229cm" svg:height="0.229cm" svg:x="10.609cm" svg:y="23.098cm" svg:viewBox="0 0 230 230" draw:points="0,219 11,230 230,11 219,0">
          <text:p/>
        </draw:polygon>
        <draw:polyline draw:style-name="gr1" draw:text-style-name="P1" draw:layer="layout" svg:width="0.043cm" svg:height="0.017cm" svg:x="10.832cm" svg:y="23.41cm" svg:viewBox="0 0 44 18" draw:points="44,18 44,0 0,0 0,18">
          <text:p/>
        </draw:polyline>
        <draw:line draw:style-name="gr1" draw:text-style-name="P1" draw:layer="layout" svg:x1="10.832cm" svg:y1="23.427cm" svg:x2="10.875cm" svg:y2="23.427cm">
          <text:p/>
        </draw:line>
        <draw:line draw:style-name="gr1" draw:text-style-name="P1" draw:layer="layout" svg:x1="10.875cm" svg:y1="23.096cm" svg:x2="10.875cm" svg:y2="23.078cm">
          <text:p/>
        </draw:line>
        <draw:line draw:style-name="gr1" draw:text-style-name="P1" draw:layer="layout" svg:x1="10.875cm" svg:y1="23.078cm" svg:x2="10.832cm" svg:y2="23.078cm">
          <text:p/>
        </draw:line>
        <draw:polyline draw:style-name="gr1" draw:text-style-name="P1" draw:layer="layout" svg:width="0.043cm" svg:height="0.018cm" svg:x="10.832cm" svg:y="23.078cm" svg:viewBox="0 0 44 19" draw:points="0,0 0,19 44,19">
          <text:p/>
        </draw:polyline>
        <draw:polygon draw:style-name="gr1" draw:text-style-name="P1" draw:layer="layout" svg:width="0.082cm" svg:height="0.022cm" svg:x="17.852cm" svg:y="26.423cm" svg:viewBox="0 0 83 23" draw:points="83,0 0,0 0,23 75,23 75,14 83,14">
          <text:p/>
        </draw:polygon>
        <draw:polygon draw:style-name="gr1" draw:text-style-name="P2" draw:layer="layout" svg:width="0.082cm" svg:height="0.022cm" svg:x="17.852cm" svg:y="26.946cm" svg:viewBox="0 0 83 23" draw:points="75,0 0,0 0,23 75,23 75,14 83,14 83,9 75,9">
          <text:p/>
        </draw:polygon>
        <draw:polygon draw:style-name="gr1" draw:text-style-name="P2" draw:layer="layout" svg:width="0.082cm" svg:height="0.022cm" svg:x="17.852cm" svg:y="27.469cm" svg:viewBox="0 0 83 23" draw:points="75,0 0,0 0,23 75,23 75,13 83,13 83,9 75,9">
          <text:p/>
        </draw:polygon>
        <draw:polygon draw:style-name="gr1" draw:text-style-name="P2" draw:layer="layout" svg:width="0.082cm" svg:height="0.022cm" svg:x="17.852cm" svg:y="27.992cm" svg:viewBox="0 0 83 23" draw:points="75,0 0,0 0,23 75,23 75,13 83,13 83,9 75,9">
          <text:p/>
        </draw:polygon>
        <draw:polygon draw:style-name="gr1" draw:text-style-name="P2" draw:layer="layout" svg:width="0.082cm" svg:height="0.022cm" svg:x="17.852cm" svg:y="28.515cm" svg:viewBox="0 0 83 23" draw:points="75,0 0,0 0,23 75,23 75,14 83,14 83,9 75,9">
          <text:p/>
        </draw:polygon>
        <draw:polygon draw:style-name="gr1" draw:text-style-name="P2" draw:layer="layout" svg:width="0.082cm" svg:height="0.022cm" svg:x="17.852cm" svg:y="29.039cm" svg:viewBox="0 0 83 23" draw:points="75,0 0,0 0,23 75,23 75,13 83,13 83,8 75,8">
          <text:p/>
        </draw:polygon>
        <draw:line draw:style-name="gr1" draw:text-style-name="P1" draw:layer="layout" svg:x1="17.934cm" svg:y1="26.434cm" svg:x2="17.943cm" svg:y2="26.434cm">
          <text:p/>
        </draw:line>
        <draw:line draw:style-name="gr1" draw:text-style-name="P2" draw:layer="layout" svg:x1="17.891cm" svg:y1="26.445cm" svg:x2="17.891cm" svg:y2="26.946cm">
          <text:p/>
        </draw:line>
        <draw:line draw:style-name="gr1" draw:text-style-name="P2" draw:layer="layout" svg:x1="17.943cm" svg:y1="26.434cm" svg:x2="17.943cm" svg:y2="26.957cm">
          <text:p/>
        </draw:line>
        <draw:polygon draw:style-name="gr1" draw:text-style-name="P2" draw:layer="layout" svg:width="0.008cm" svg:height="0.521cm" svg:x="17.926cm" svg:y="26.434cm" svg:viewBox="0 0 9 522" draw:points="9,522 9,0 0,0 0,522">
          <text:p/>
        </draw:polygon>
        <draw:line draw:style-name="gr1" draw:text-style-name="P2" draw:layer="layout" svg:x1="17.891cm" svg:y1="26.968cm" svg:x2="17.891cm" svg:y2="27.469cm">
          <text:p/>
        </draw:line>
        <draw:line draw:style-name="gr1" draw:text-style-name="P2" draw:layer="layout" svg:x1="17.943cm" svg:y1="26.957cm" svg:x2="17.943cm" svg:y2="27.48cm">
          <text:p/>
        </draw:line>
        <draw:polygon draw:style-name="gr1" draw:text-style-name="P2" draw:layer="layout" svg:width="0.008cm" svg:height="0.519cm" svg:x="17.926cm" svg:y="26.959cm" svg:viewBox="0 0 9 520" draw:points="9,520 9,0 0,0 0,520">
          <text:p/>
        </draw:polygon>
        <draw:line draw:style-name="gr1" draw:text-style-name="P2" draw:layer="layout" svg:x1="17.891cm" svg:y1="27.491cm" svg:x2="17.891cm" svg:y2="27.992cm">
          <text:p/>
        </draw:line>
        <draw:line draw:style-name="gr1" draw:text-style-name="P2" draw:layer="layout" svg:x1="17.943cm" svg:y1="27.48cm" svg:x2="17.943cm" svg:y2="28.004cm">
          <text:p/>
        </draw:line>
        <draw:polygon draw:style-name="gr1" draw:text-style-name="P2" draw:layer="layout" svg:width="0.008cm" svg:height="0.519cm" svg:x="17.926cm" svg:y="27.482cm" svg:viewBox="0 0 9 520" draw:points="9,520 9,0 0,0 0,520">
          <text:p/>
        </draw:polygon>
        <draw:line draw:style-name="gr1" draw:text-style-name="P2" draw:layer="layout" svg:x1="17.891cm" svg:y1="28.014cm" svg:x2="17.891cm" svg:y2="28.515cm">
          <text:p/>
        </draw:line>
        <draw:line draw:style-name="gr1" draw:text-style-name="P2" draw:layer="layout" svg:x1="17.943cm" svg:y1="28.003cm" svg:x2="17.943cm" svg:y2="28.527cm">
          <text:p/>
        </draw:line>
        <draw:polygon draw:style-name="gr1" draw:text-style-name="P2" draw:layer="layout" svg:width="0.008cm" svg:height="0.519cm" svg:x="17.926cm" svg:y="28.005cm" svg:viewBox="0 0 9 520" draw:points="9,520 9,0 0,0 0,520">
          <text:p/>
        </draw:polygon>
        <draw:line draw:style-name="gr1" draw:text-style-name="P2" draw:layer="layout" svg:x1="17.891cm" svg:y1="28.537cm" svg:x2="17.891cm" svg:y2="29.039cm">
          <text:p/>
        </draw:line>
        <draw:line draw:style-name="gr1" draw:text-style-name="P2" draw:layer="layout" svg:x1="17.943cm" svg:y1="28.527cm" svg:x2="17.943cm" svg:y2="29.05cm">
          <text:p/>
        </draw:line>
        <draw:polygon draw:style-name="gr1" draw:text-style-name="P2" draw:layer="layout" svg:width="0.008cm" svg:height="0.518cm" svg:x="17.926cm" svg:y="28.529cm" svg:viewBox="0 0 9 519" draw:points="9,519 9,0 0,0 0,519">
          <text:p/>
        </draw:polygon>
        <draw:polyline draw:style-name="gr1" draw:text-style-name="P2" draw:layer="layout" svg:width="0.006cm" svg:height="0.707cm" svg:x="17.891cm" svg:y="28.861cm" svg:viewBox="0 0 7 708" draw:points="0,0 0,703 3,705 7,708">
          <text:p/>
        </draw:polyline>
        <draw:line draw:style-name="gr1" draw:text-style-name="P2" draw:layer="layout" svg:x1="17.9cm" svg:y1="29.57cm" svg:x2="17.927cm" svg:y2="29.593cm">
          <text:p/>
        </draw:line>
        <draw:polyline draw:style-name="gr1" draw:text-style-name="P2" draw:layer="layout" svg:width="0.009cm" svg:height="0.757cm" svg:x="17.934cm" svg:y="28.85cm" svg:viewBox="0 0 10 758" draw:points="0,751 10,758 10,0">
          <text:p/>
        </draw:polyline>
        <draw:line draw:style-name="gr1" draw:text-style-name="P1" draw:layer="layout" svg:x1="12.985cm" svg:y1="11.229cm" svg:x2="13.247cm" svg:y2="11.229cm">
          <text:p/>
        </draw:line>
        <draw:polyline draw:style-name="gr1" draw:text-style-name="P1" draw:layer="layout" svg:width="0.328cm" svg:height="0.004cm" svg:x="13.033cm" svg:y="11.226cm" svg:viewBox="0 0 329 5" draw:points="329,5 329,0 0,0 0,5">
          <text:p/>
        </draw:polyline>
        <draw:path draw:style-name="gr1" draw:text-style-name="P1" draw:layer="layout" svg:width="0.017cm" svg:height="0.018cm" svg:x="13.287cm" svg:y="11.131cm" svg:viewBox="0 0 18 19" svg:d="M18 10c0-4-3-7-6-8-2-3-6-3-8 0-3 1-4 4-4 8 0 3 1 6 4 7 2 2 6 2 8 0 3-1 6-4 6-7z">
          <text:p/>
        </draw:path>
        <draw:polyline draw:style-name="gr1" draw:text-style-name="P1" draw:layer="layout" svg:width="0.026cm" svg:height="0.023cm" svg:x="13.282cm" svg:y="11.203cm" svg:viewBox="0 0 27 24" draw:points="27,0 27,24 0,24 0,0">
          <text:p/>
        </draw:polyline>
        <draw:path draw:style-name="gr1" draw:text-style-name="P1" draw:layer="layout" svg:width="0.066cm" svg:height="0.13cm" svg:x="13.23cm" svg:y="11.074cm" svg:viewBox="0 0 67 131" svg:d="M67 0c-24 0-46 12-57 33-13 20-13 45 0 65 11 21 33 33 57 33">
          <text:p/>
        </draw:path>
        <draw:path draw:style-name="gr1" draw:text-style-name="P1" draw:layer="layout" svg:width="0.065cm" svg:height="0.13cm" svg:x="13.295cm" svg:y="11.074cm" svg:viewBox="0 0 66 131" svg:d="M0 131c23 0 45-12 56-33 13-21 13-45 0-65-11-21-33-33-56-33">
          <text:p/>
        </draw:path>
        <draw:path draw:style-name="gr1" draw:text-style-name="P1" draw:layer="layout" svg:width="0.059cm" svg:height="0.119cm" svg:x="13.236cm" svg:y="11.08cm" svg:viewBox="0 0 60 120" svg:d="M60 0c-21 0-41 11-52 29-11 19-11 42 0 61 11 18 31 30 52 30">
          <text:p/>
        </draw:path>
        <draw:path draw:style-name="gr1" draw:text-style-name="P1" draw:layer="layout" svg:width="0.06cm" svg:height="0.119cm" svg:x="13.295cm" svg:y="11.08cm" svg:viewBox="0 0 61 120" svg:d="M0 120c22 0 42-12 53-30 10-19 10-42 0-61-11-18-31-29-53-29">
          <text:p/>
        </draw:path>
        <draw:path draw:style-name="gr1" draw:text-style-name="P1" draw:layer="layout" svg:width="0.017cm" svg:height="0.018cm" svg:x="13.077cm" svg:y="11.131cm" svg:viewBox="0 0 18 19" svg:d="M18 10c0-4-1-7-4-8-2-3-6-3-8 0-4 1-6 4-6 8 0 3 2 6 6 7 2 2 6 2 8 0 3-1 4-4 4-7z">
          <text:p/>
        </draw:path>
        <draw:polyline draw:style-name="gr1" draw:text-style-name="P1" draw:layer="layout" svg:width="0.026cm" svg:height="0.023cm" svg:x="13.073cm" svg:y="11.203cm" svg:viewBox="0 0 27 24" draw:points="27,0 27,24 0,24 0,0">
          <text:p/>
        </draw:polyline>
        <draw:path draw:style-name="gr1" draw:text-style-name="P1" draw:layer="layout" svg:width="0.065cm" svg:height="0.13cm" svg:x="13.021cm" svg:y="11.074cm" svg:viewBox="0 0 66 131" svg:d="M66 0c-23 0-45 12-57 33-12 20-12 45 0 65 12 21 34 33 57 33">
          <text:p/>
        </draw:path>
        <draw:path draw:style-name="gr1" draw:text-style-name="P1" draw:layer="layout" svg:width="0.065cm" svg:height="0.13cm" svg:x="13.086cm" svg:y="11.074cm" svg:viewBox="0 0 66 131" svg:d="M0 131c24 0 46-12 57-33 12-21 12-45 0-65-11-21-33-33-57-33">
          <text:p/>
        </draw:path>
        <draw:path draw:style-name="gr1" draw:text-style-name="P1" draw:layer="layout" svg:width="0.06cm" svg:height="0.119cm" svg:x="13.026cm" svg:y="11.08cm" svg:viewBox="0 0 61 120" svg:d="M61 0c-22 0-42 11-53 29-11 19-11 42 0 61 11 18 31 30 53 30">
          <text:p/>
        </draw:path>
        <draw:path draw:style-name="gr1" draw:text-style-name="P1" draw:layer="layout" svg:width="0.059cm" svg:height="0.119cm" svg:x="13.086cm" svg:y="11.08cm" svg:viewBox="0 0 60 120" svg:d="M0 120c21 0 41-12 52-30 11-19 11-42 0-61-11-18-31-29-52-29">
          <text:p/>
        </draw:path>
        <draw:polygon draw:style-name="gr1" draw:text-style-name="P1" draw:layer="layout" svg:width="0.419cm" svg:height="0.079cm" svg:x="12.981cm" svg:y="11.229cm" svg:viewBox="0 0 420 80" draw:points="0,0 0,80 420,80 420,0">
          <text:p/>
        </draw:polygon>
        <draw:path draw:style-name="gr1" draw:text-style-name="P1" draw:layer="layout" svg:width="0.092cm" svg:height="0.187cm" svg:x="11.987cm" svg:y="25.287cm" svg:viewBox="0 0 93 188" svg:d="M93 0c-59 45-93 114-93 188">
          <text:p/>
        </draw:path>
        <draw:polygon draw:style-name="gr1" draw:text-style-name="P1" draw:layer="layout" svg:width="0.234cm" svg:height="0.196cm" svg:x="12.066cm" svg:y="25.286cm" svg:viewBox="0 0 235 197" draw:points="13,0 0,11 225,197 235,186">
          <text:p/>
        </draw:polygon>
        <draw:polyline draw:style-name="gr1" draw:text-style-name="P1" draw:layer="layout" svg:width="0.018cm" svg:height="0.049cm" svg:x="11.969cm" svg:y="25.471cm" svg:viewBox="0 0 19 50" draw:points="0,50 19,50 19,0 0,0">
          <text:p/>
        </draw:polyline>
        <draw:line draw:style-name="gr1" draw:text-style-name="P1" draw:layer="layout" svg:x1="11.969cm" svg:y1="25.471cm" svg:x2="11.969cm" svg:y2="25.52cm">
          <text:p/>
        </draw:line>
        <draw:line draw:style-name="gr1" draw:text-style-name="P1" draw:layer="layout" svg:x1="12.3cm" svg:y1="25.52cm" svg:x2="12.318cm" svg:y2="25.52cm">
          <text:p/>
        </draw:line>
        <draw:line draw:style-name="gr1" draw:text-style-name="P1" draw:layer="layout" svg:x1="12.318cm" svg:y1="25.52cm" svg:x2="12.318cm" svg:y2="25.471cm">
          <text:p/>
        </draw:line>
        <draw:polyline draw:style-name="gr1" draw:text-style-name="P1" draw:layer="layout" svg:width="0.018cm" svg:height="0.049cm" svg:x="12.3cm" svg:y="25.471cm" svg:viewBox="0 0 19 50" draw:points="19,0 0,0 0,50">
          <text:p/>
        </draw:polyline>
        <draw:path draw:style-name="gr1" draw:text-style-name="P1" draw:layer="layout" svg:width="0.225cm" svg:height="0.092cm" svg:x="11.451cm" svg:y="25.677cm" svg:viewBox="0 0 226 93" svg:d="M226 93c-60-60-142-93-226-93">
          <text:p/>
        </draw:path>
        <draw:polygon draw:style-name="gr1" draw:text-style-name="P1" draw:layer="layout" svg:width="0.233cm" svg:height="0.233cm" svg:x="11.443cm" svg:y="25.758cm" svg:viewBox="0 0 234 234" draw:points="234,11 223,0 0,223 11,234">
          <text:p/>
        </draw:polygon>
        <draw:polygon draw:style-name="gr1" draw:text-style-name="P1" draw:layer="layout" svg:width="0.048cm" svg:height="0.017cm" svg:x="11.406cm" svg:y="25.66cm" svg:viewBox="0 0 49 18" draw:points="0,0 0,18 49,18 49,0">
          <text:p/>
        </draw:polygon>
        <draw:line draw:style-name="gr1" draw:text-style-name="P1" draw:layer="layout" svg:x1="11.406cm" svg:y1="25.991cm" svg:x2="11.406cm" svg:y2="26.009cm">
          <text:p/>
        </draw:line>
        <draw:line draw:style-name="gr1" draw:text-style-name="P1" draw:layer="layout" svg:x1="11.406cm" svg:y1="26.009cm" svg:x2="11.454cm" svg:y2="26.009cm">
          <text:p/>
        </draw:line>
        <draw:polyline draw:style-name="gr1" draw:text-style-name="P1" draw:layer="layout" svg:width="0.048cm" svg:height="0.018cm" svg:x="11.406cm" svg:y="25.991cm" svg:viewBox="0 0 49 19" draw:points="49,19 49,0 0,0">
          <text:p/>
        </draw:polyline>
        <draw:path draw:style-name="gr1" draw:text-style-name="P1" draw:layer="layout" svg:width="0.092cm" svg:height="0.225cm" svg:x="13.838cm" svg:y="10.797cm" svg:viewBox="0 0 93 226" svg:d="M93 0c-60 60-94 141-93 226">
          <text:p/>
        </draw:path>
        <draw:polygon draw:style-name="gr1" draw:text-style-name="P1" draw:layer="layout" svg:width="0.233cm" svg:height="0.233cm" svg:x="13.919cm" svg:y="10.797cm" svg:viewBox="0 0 234 234" draw:points="11,0 0,11 223,234 234,223">
          <text:p/>
        </draw:polygon>
        <draw:polygon draw:style-name="gr1" draw:text-style-name="P1" draw:layer="layout" svg:width="0.018cm" svg:height="0.063cm" svg:x="13.82cm" svg:y="11.019cm" svg:viewBox="0 0 19 64" draw:points="0,64 19,64 19,0 0,0">
          <text:p/>
        </draw:polygon>
        <draw:line draw:style-name="gr1" draw:text-style-name="P1" draw:layer="layout" svg:x1="14.152cm" svg:y1="11.082cm" svg:x2="14.169cm" svg:y2="11.082cm">
          <text:p/>
        </draw:line>
        <draw:line draw:style-name="gr1" draw:text-style-name="P1" draw:layer="layout" svg:x1="14.169cm" svg:y1="11.082cm" svg:x2="14.169cm" svg:y2="11.019cm">
          <text:p/>
        </draw:line>
        <draw:polyline draw:style-name="gr1" draw:text-style-name="P1" draw:layer="layout" svg:width="0.017cm" svg:height="0.063cm" svg:x="14.152cm" svg:y="11.019cm" svg:viewBox="0 0 18 64" draw:points="18,0 0,0 0,64">
          <text:p/>
        </draw:polyline>
        <draw:path draw:style-name="gr1" draw:text-style-name="P1" draw:layer="layout" svg:width="0.092cm" svg:height="0.224cm" svg:x="13.606cm" svg:y="13.666cm" svg:viewBox="0 0 93 225" svg:d="M0 225c60-59 94-140 93-225">
          <text:p/>
        </draw:path>
        <draw:polygon draw:style-name="gr1" draw:text-style-name="P1" draw:layer="layout" svg:width="0.232cm" svg:height="0.233cm" svg:x="13.385cm" svg:y="13.658cm" svg:viewBox="0 0 233 234" draw:points="222,234 233,223 10,0 0,11">
          <text:p/>
        </draw:polygon>
        <draw:path draw:style-name="gr1" draw:text-style-name="P1" draw:layer="layout" svg:width="0.092cm" svg:height="0.224cm" svg:x="13.698cm" svg:y="13.666cm" svg:viewBox="0 0 93 225" svg:d="M0 0c0 85 33 166 93 225">
          <text:p/>
        </draw:path>
        <draw:polygon draw:style-name="gr1" draw:text-style-name="P1" draw:layer="layout" svg:width="0.233cm" svg:height="0.233cm" svg:x="13.779cm" svg:y="13.658cm" svg:viewBox="0 0 234 234" draw:points="11,234 0,223 223,0 234,11">
          <text:p/>
        </draw:polygon>
        <draw:polyline draw:style-name="gr1" draw:text-style-name="P1" draw:layer="layout" svg:width="0.018cm" svg:height="0.043cm" svg:x="14.012cm" svg:y="13.626cm" svg:viewBox="0 0 19 44" draw:points="19,0 0,0 0,44 19,44">
          <text:p/>
        </draw:polyline>
        <draw:line draw:style-name="gr1" draw:text-style-name="P1" draw:layer="layout" svg:x1="14.03cm" svg:y1="13.669cm" svg:x2="14.03cm" svg:y2="13.626cm">
          <text:p/>
        </draw:line>
        <draw:line draw:style-name="gr1" draw:text-style-name="P1" draw:layer="layout" svg:x1="13.385cm" svg:y1="13.626cm" svg:x2="13.367cm" svg:y2="13.626cm">
          <text:p/>
        </draw:line>
        <draw:line draw:style-name="gr1" draw:text-style-name="P1" draw:layer="layout" svg:x1="13.367cm" svg:y1="13.626cm" svg:x2="13.367cm" svg:y2="13.669cm">
          <text:p/>
        </draw:line>
        <draw:polyline draw:style-name="gr1" draw:text-style-name="P1" draw:layer="layout" svg:width="0.018cm" svg:height="0.043cm" svg:x="13.367cm" svg:y="13.626cm" svg:viewBox="0 0 19 44" draw:points="0,44 19,44 19,0">
          <text:p/>
        </draw:polyline>
        <draw:path draw:style-name="gr1" draw:text-style-name="P1" draw:layer="layout" svg:width="0.224cm" svg:height="0.092cm" svg:x="12.156cm" svg:y="10.78cm" svg:viewBox="0 0 225 93" svg:d="M0 0c60 60 141 94 225 93">
          <text:p/>
        </draw:path>
        <draw:polygon draw:style-name="gr1" draw:text-style-name="P1" draw:layer="layout" svg:width="0.232cm" svg:height="0.233cm" svg:x="12.156cm" svg:y="10.558cm" svg:viewBox="0 0 233 234" draw:points="0,223 11,234 233,11 223,0">
          <text:p/>
        </draw:polygon>
        <draw:polygon draw:style-name="gr1" draw:text-style-name="P1" draw:layer="layout" svg:width="0.063cm" svg:height="0.018cm" svg:x="12.378cm" svg:y="10.872cm" svg:viewBox="0 0 64 19" draw:points="64,19 64,0 0,0 0,19">
          <text:p/>
        </draw:polygon>
        <draw:polygon draw:style-name="gr1" draw:text-style-name="P1" draw:layer="layout" svg:width="0.063cm" svg:height="0.017cm" svg:x="12.378cm" svg:y="10.541cm" svg:viewBox="0 0 64 18" draw:points="64,18 64,0 0,0 0,18">
          <text:p/>
        </draw:polygon>
        <draw:polygon draw:style-name="gr1" draw:text-style-name="P1" draw:layer="layout" svg:width="0.046cm" svg:height="0.021cm" svg:x="9.148cm" svg:y="18.237cm" svg:viewBox="0 0 47 22" draw:points="9,22 47,22 47,0 9,0 9,9 0,9 0,13 9,13">
          <text:p/>
        </draw:polygon>
        <draw:polygon draw:style-name="gr1" draw:text-style-name="P1" draw:layer="layout" svg:width="0.046cm" svg:height="0.022cm" svg:x="9.148cm" svg:y="19.806cm" svg:viewBox="0 0 47 23" draw:points="9,23 47,23 47,0 9,0 9,9 0,9 0,14 9,14">
          <text:p/>
        </draw:polygon>
        <draw:polygon draw:style-name="gr1" draw:text-style-name="P1" draw:layer="layout" svg:width="0.046cm" svg:height="0.022cm" svg:x="9.148cm" svg:y="19.283cm" svg:viewBox="0 0 47 23" draw:points="9,23 47,23 47,0 9,0 9,8 0,8 0,14 9,14">
          <text:p/>
        </draw:polygon>
        <draw:polygon draw:style-name="gr1" draw:text-style-name="P1" draw:layer="layout" svg:width="0.046cm" svg:height="0.021cm" svg:x="9.148cm" svg:y="18.76cm" svg:viewBox="0 0 47 22" draw:points="9,22 47,22 47,0 9,0 9,9 0,9 0,14 9,14">
          <text:p/>
        </draw:polygon>
        <draw:polygon draw:style-name="gr1" draw:text-style-name="P1" draw:layer="layout" svg:width="0.046cm" svg:height="0.022cm" svg:x="9.148cm" svg:y="20.852cm" svg:viewBox="0 0 47 23" draw:points="9,23 47,23 47,0 9,0 9,9 0,9 0,13 9,13">
          <text:p/>
        </draw:polygon>
        <draw:polygon draw:style-name="gr1" draw:text-style-name="P1" draw:layer="layout" svg:width="0.046cm" svg:height="0.022cm" svg:x="9.148cm" svg:y="20.329cm" svg:viewBox="0 0 47 23" draw:points="9,23 47,23 47,0 9,0 9,9 0,9 0,13 9,13">
          <text:p/>
        </draw:polygon>
        <draw:polygon draw:style-name="gr1" draw:text-style-name="P1" draw:layer="layout" svg:width="0.046cm" svg:height="0.021cm" svg:x="9.148cm" svg:y="21.376cm" svg:viewBox="0 0 47 22" draw:points="9,22 47,22 47,0 9,0 9,8 0,8 0,13 9,13">
          <text:p/>
        </draw:polygon>
        <draw:polygon draw:style-name="gr1" draw:text-style-name="P1" draw:layer="layout" svg:width="0.046cm" svg:height="0.022cm" svg:x="9.148cm" svg:y="21.899cm" svg:viewBox="0 0 47 23" draw:points="9,23 47,23 47,0 9,0 9,9 0,9 0,13 9,13">
          <text:p/>
        </draw:polygon>
        <draw:polygon draw:style-name="gr1" draw:text-style-name="P1" draw:layer="layout" svg:width="0.046cm" svg:height="0.022cm" svg:x="9.148cm" svg:y="22.422cm" svg:viewBox="0 0 47 23" draw:points="9,23 47,23 47,0 9,0 9,9 0,9 0,13 9,13">
          <text:p/>
        </draw:polygon>
        <draw:polygon draw:style-name="gr1" draw:text-style-name="P1" draw:layer="layout" svg:width="0.046cm" svg:height="0.022cm" svg:x="9.148cm" svg:y="22.945cm" svg:viewBox="0 0 47 23" draw:points="9,23 47,23 47,0 9,0 9,10 0,10 0,14 9,14">
          <text:p/>
        </draw:polygon>
        <draw:polygon draw:style-name="gr1" draw:text-style-name="P1" draw:layer="layout" svg:width="0.046cm" svg:height="0.022cm" svg:x="9.148cm" svg:y="23.468cm" svg:viewBox="0 0 47 23" draw:points="9,23 47,23 47,0 9,0 9,10 0,10 0,15 9,15">
          <text:p/>
        </draw:polygon>
        <draw:polygon draw:style-name="gr1" draw:text-style-name="P1" draw:layer="layout" svg:width="0.046cm" svg:height="0.022cm" svg:x="9.148cm" svg:y="23.992cm" svg:viewBox="0 0 47 23" draw:points="9,23 47,23 47,0 9,0 9,9 0,9 0,14 9,14">
          <text:p/>
        </draw:polygon>
        <draw:polygon draw:style-name="gr1" draw:text-style-name="P1" draw:layer="layout" svg:width="0.046cm" svg:height="0.022cm" svg:x="9.148cm" svg:y="24.515cm" svg:viewBox="0 0 47 23" draw:points="9,23 47,23 47,0 9,0 9,10 0,10 0,14 9,14">
          <text:p/>
        </draw:polygon>
        <draw:polygon draw:style-name="gr1" draw:text-style-name="P1" draw:layer="layout" svg:width="0.046cm" svg:height="0.021cm" svg:x="9.148cm" svg:y="25.028cm" svg:viewBox="0 0 47 22" draw:points="9,12 9,22 47,22 47,0 9,0 9,8 0,8 0,12">
          <text:p/>
        </draw:polygon>
        <draw:polygon draw:style-name="gr1" draw:text-style-name="P1" draw:layer="layout" svg:width="0.046cm" svg:height="0.021cm" svg:x="9.148cm" svg:y="13.005cm" svg:viewBox="0 0 47 22" draw:points="9,22 47,22 47,0 9,0 9,8 0,8 0,14 9,14">
          <text:p/>
        </draw:polygon>
        <draw:polygon draw:style-name="gr1" draw:text-style-name="P1" draw:layer="layout" svg:width="0.046cm" svg:height="0.022cm" svg:x="9.148cm" svg:y="13.528cm" svg:viewBox="0 0 47 23" draw:points="9,23 47,23 47,0 9,0 9,9 0,9 0,14 9,14">
          <text:p/>
        </draw:polygon>
        <draw:polygon draw:style-name="gr1" draw:text-style-name="P1" draw:layer="layout" svg:width="0.046cm" svg:height="0.022cm" svg:x="9.148cm" svg:y="14.051cm" svg:viewBox="0 0 47 23" draw:points="9,23 47,23 47,0 9,0 9,9 0,9 0,14 9,14">
          <text:p/>
        </draw:polygon>
        <draw:polygon draw:style-name="gr1" draw:text-style-name="P1" draw:layer="layout" svg:width="0.046cm" svg:height="0.022cm" svg:x="9.148cm" svg:y="14.574cm" svg:viewBox="0 0 47 23" draw:points="9,23 47,23 47,0 9,0 9,9 0,9 0,13 9,13">
          <text:p/>
        </draw:polygon>
        <draw:polygon draw:style-name="gr1" draw:text-style-name="P1" draw:layer="layout" svg:width="0.046cm" svg:height="0.022cm" svg:x="9.148cm" svg:y="15.097cm" svg:viewBox="0 0 47 23" draw:points="9,23 47,23 47,0 9,0 9,9 0,9 0,13 9,13">
          <text:p/>
        </draw:polygon>
        <draw:polygon draw:style-name="gr1" draw:text-style-name="P1" draw:layer="layout" svg:width="0.046cm" svg:height="0.021cm" svg:x="9.148cm" svg:y="15.621cm" svg:viewBox="0 0 47 22" draw:points="9,22 47,22 47,0 9,0 9,8 0,8 0,13 9,13">
          <text:p/>
        </draw:polygon>
        <draw:polygon draw:style-name="gr1" draw:text-style-name="P1" draw:layer="layout" svg:width="0.046cm" svg:height="0.021cm" svg:x="9.148cm" svg:y="16.144cm" svg:viewBox="0 0 47 22" draw:points="9,22 47,22 47,0 9,0 9,8 0,8 0,13 9,13">
          <text:p/>
        </draw:polygon>
        <draw:polygon draw:style-name="gr1" draw:text-style-name="P1" draw:layer="layout" svg:width="0.046cm" svg:height="0.023cm" svg:x="9.148cm" svg:y="16.667cm" svg:viewBox="0 0 47 24" draw:points="9,24 47,24 47,0 9,0 9,10 0,10 0,14 9,14">
          <text:p/>
        </draw:polygon>
        <draw:polygon draw:style-name="gr1" draw:text-style-name="P1" draw:layer="layout" svg:width="0.046cm" svg:height="0.022cm" svg:x="9.148cm" svg:y="17.19cm" svg:viewBox="0 0 47 23" draw:points="9,23 47,23 47,0 9,0 9,10 0,10 0,14 9,14">
          <text:p/>
        </draw:polygon>
        <draw:polygon draw:style-name="gr1" draw:text-style-name="P1" draw:layer="layout" svg:width="0.046cm" svg:height="0.022cm" svg:x="9.148cm" svg:y="17.713cm" svg:viewBox="0 0 47 23" draw:points="9,23 47,23 47,0 9,0 9,10 0,10 0,14 9,14">
          <text:p/>
        </draw:polygon>
        <draw:polygon draw:style-name="gr1" draw:text-style-name="P1" draw:layer="layout" svg:width="0.046cm" svg:height="0.022cm" svg:x="9.148cm" svg:y="9.865cm" svg:viewBox="0 0 47 23" draw:points="9,23 47,23 47,0 9,0 9,9 0,9 0,14 9,14">
          <text:p/>
        </draw:polygon>
        <draw:polygon draw:style-name="gr1" draw:text-style-name="P1" draw:layer="layout" svg:width="0.046cm" svg:height="0.022cm" svg:x="9.148cm" svg:y="10.389cm" svg:viewBox="0 0 47 23" draw:points="9,23 47,23 47,0 9,0 9,8 0,8 0,13 9,13">
          <text:p/>
        </draw:polygon>
        <draw:polygon draw:style-name="gr1" draw:text-style-name="P1" draw:layer="layout" svg:width="0.046cm" svg:height="0.022cm" svg:x="9.148cm" svg:y="10.912cm" svg:viewBox="0 0 47 23" draw:points="9,23 47,23 47,0 9,0 9,10 0,10 0,14 9,14">
          <text:p/>
        </draw:polygon>
        <draw:polygon draw:style-name="gr1" draw:text-style-name="P1" draw:layer="layout" svg:width="0.046cm" svg:height="0.022cm" svg:x="9.148cm" svg:y="11.435cm" svg:viewBox="0 0 47 23" draw:points="9,23 47,23 47,0 9,0 9,10 0,10 0,14 9,14">
          <text:p/>
        </draw:polygon>
        <draw:polygon draw:style-name="gr1" draw:text-style-name="P1" draw:layer="layout" svg:width="0.046cm" svg:height="0.022cm" svg:x="9.148cm" svg:y="11.958cm" svg:viewBox="0 0 47 23" draw:points="9,23 47,23 47,0 9,0 9,10 0,10 0,14 9,14">
          <text:p/>
        </draw:polygon>
        <draw:polygon draw:style-name="gr1" draw:text-style-name="P1" draw:layer="layout" svg:width="0.046cm" svg:height="0.022cm" svg:x="9.148cm" svg:y="12.481cm" svg:viewBox="0 0 47 23" draw:points="9,23 47,23 47,0 9,0 9,10 0,10 0,15 9,15">
          <text:p/>
        </draw:polygon>
        <draw:line draw:style-name="gr1" draw:text-style-name="P1" draw:layer="layout" svg:x1="9.095cm" svg:y1="9.876cm" svg:x2="9.095cm" svg:y2="10.4cm">
          <text:p/>
        </draw:line>
        <draw:line draw:style-name="gr1" draw:text-style-name="P1" draw:layer="layout" svg:x1="9.165cm" svg:y1="9.887cm" svg:x2="9.165cm" svg:y2="10.389cm">
          <text:p/>
        </draw:line>
        <draw:line draw:style-name="gr1" draw:text-style-name="P1" draw:layer="layout" svg:x1="9.197cm" svg:y1="9.876cm" svg:x2="9.197cm" svg:y2="10.4cm">
          <text:p/>
        </draw:line>
        <draw:line draw:style-name="gr1" draw:text-style-name="P1" draw:layer="layout" svg:x1="9.214cm" svg:y1="9.876cm" svg:x2="9.214cm" svg:y2="10.312cm">
          <text:p/>
        </draw:line>
        <draw:line draw:style-name="gr1" draw:text-style-name="P1" draw:layer="layout" svg:x1="9.214cm" svg:y1="10.344cm" svg:x2="9.214cm" svg:y2="10.4cm">
          <text:p/>
        </draw:line>
        <draw:line draw:style-name="gr1" draw:text-style-name="P1" draw:layer="layout" svg:x1="9.095cm" svg:y1="10.4cm" svg:x2="9.095cm" svg:y2="10.923cm">
          <text:p/>
        </draw:line>
        <draw:line draw:style-name="gr1" draw:text-style-name="P1" draw:layer="layout" svg:x1="9.165cm" svg:y1="10.411cm" svg:x2="9.165cm" svg:y2="10.912cm">
          <text:p/>
        </draw:line>
        <draw:line draw:style-name="gr1" draw:text-style-name="P1" draw:layer="layout" svg:x1="9.197cm" svg:y1="10.4cm" svg:x2="9.197cm" svg:y2="10.923cm">
          <text:p/>
        </draw:line>
        <draw:line draw:style-name="gr1" draw:text-style-name="P1" draw:layer="layout" svg:x1="9.214cm" svg:y1="10.4cm" svg:x2="9.214cm" svg:y2="10.455cm">
          <text:p/>
        </draw:line>
        <draw:line draw:style-name="gr1" draw:text-style-name="P1" draw:layer="layout" svg:x1="9.214cm" svg:y1="10.487cm" svg:x2="9.214cm" svg:y2="10.923cm">
          <text:p/>
        </draw:line>
        <draw:polygon draw:style-name="gr1" draw:text-style-name="P1" draw:layer="layout" svg:width="0.008cm" svg:height="0.518cm" svg:x="9.148cm" svg:y="9.879cm" svg:viewBox="0 0 9 519" draw:points="9,519 9,0 0,0 0,519">
          <text:p/>
        </draw:polygon>
        <draw:line draw:style-name="gr1" draw:text-style-name="P1" draw:layer="layout" svg:x1="9.095cm" svg:y1="10.923cm" svg:x2="9.095cm" svg:y2="11.446cm">
          <text:p/>
        </draw:line>
        <draw:line draw:style-name="gr1" draw:text-style-name="P1" draw:layer="layout" svg:x1="9.165cm" svg:y1="10.934cm" svg:x2="9.165cm" svg:y2="11.435cm">
          <text:p/>
        </draw:line>
        <draw:line draw:style-name="gr1" draw:text-style-name="P1" draw:layer="layout" svg:x1="9.197cm" svg:y1="10.923cm" svg:x2="9.197cm" svg:y2="11.446cm">
          <text:p/>
        </draw:line>
        <draw:line draw:style-name="gr1" draw:text-style-name="P1" draw:layer="layout" svg:x1="9.214cm" svg:y1="10.923cm" svg:x2="9.214cm" svg:y2="11.425cm">
          <text:p/>
        </draw:line>
        <draw:polygon draw:style-name="gr1" draw:text-style-name="P1" draw:layer="layout" svg:width="0.008cm" svg:height="0.519cm" svg:x="9.148cm" svg:y="10.402cm" svg:viewBox="0 0 9 520" draw:points="9,520 9,0 0,0 0,520">
          <text:p/>
        </draw:polygon>
        <draw:line draw:style-name="gr1" draw:text-style-name="P1" draw:layer="layout" svg:x1="9.095cm" svg:y1="11.446cm" svg:x2="9.095cm" svg:y2="11.969cm">
          <text:p/>
        </draw:line>
        <draw:line draw:style-name="gr1" draw:text-style-name="P1" draw:layer="layout" svg:x1="9.165cm" svg:y1="11.457cm" svg:x2="9.165cm" svg:y2="11.958cm">
          <text:p/>
        </draw:line>
        <draw:line draw:style-name="gr1" draw:text-style-name="P1" draw:layer="layout" svg:x1="9.197cm" svg:y1="11.446cm" svg:x2="9.197cm" svg:y2="11.969cm">
          <text:p/>
        </draw:line>
        <draw:line draw:style-name="gr1" draw:text-style-name="P1" draw:layer="layout" svg:x1="9.214cm" svg:y1="11.467cm" svg:x2="9.214cm" svg:y2="11.969cm">
          <text:p/>
        </draw:line>
        <draw:polygon draw:style-name="gr1" draw:text-style-name="P1" draw:layer="layout" svg:width="0.008cm" svg:height="0.519cm" svg:x="9.148cm" svg:y="10.925cm" svg:viewBox="0 0 9 520" draw:points="9,520 9,0 0,0 0,520">
          <text:p/>
        </draw:polygon>
        <draw:line draw:style-name="gr1" draw:text-style-name="P1" draw:layer="layout" svg:x1="9.095cm" svg:y1="11.969cm" svg:x2="9.095cm" svg:y2="12.493cm">
          <text:p/>
        </draw:line>
        <draw:line draw:style-name="gr1" draw:text-style-name="P1" draw:layer="layout" svg:x1="9.165cm" svg:y1="11.98cm" svg:x2="9.165cm" svg:y2="12.481cm">
          <text:p/>
        </draw:line>
        <draw:line draw:style-name="gr1" draw:text-style-name="P1" draw:layer="layout" svg:x1="9.197cm" svg:y1="11.969cm" svg:x2="9.197cm" svg:y2="12.493cm">
          <text:p/>
        </draw:line>
        <draw:line draw:style-name="gr1" draw:text-style-name="P1" draw:layer="layout" svg:x1="9.214cm" svg:y1="11.969cm" svg:x2="9.214cm" svg:y2="12.466cm">
          <text:p/>
        </draw:line>
        <draw:polygon draw:style-name="gr1" draw:text-style-name="P1" draw:layer="layout" svg:width="0.008cm" svg:height="0.519cm" svg:x="9.148cm" svg:y="11.448cm" svg:viewBox="0 0 9 520" draw:points="9,520 9,0 0,0 0,520">
          <text:p/>
        </draw:polygon>
        <draw:line draw:style-name="gr1" draw:text-style-name="P1" draw:layer="layout" svg:x1="9.095cm" svg:y1="12.493cm" svg:x2="9.095cm" svg:y2="13.016cm">
          <text:p/>
        </draw:line>
        <draw:line draw:style-name="gr1" draw:text-style-name="P1" draw:layer="layout" svg:x1="9.165cm" svg:y1="12.503cm" svg:x2="9.165cm" svg:y2="13.005cm">
          <text:p/>
        </draw:line>
        <draw:line draw:style-name="gr1" draw:text-style-name="P1" draw:layer="layout" svg:x1="9.197cm" svg:y1="12.493cm" svg:x2="9.197cm" svg:y2="13.016cm">
          <text:p/>
        </draw:line>
        <draw:line draw:style-name="gr1" draw:text-style-name="P1" draw:layer="layout" svg:x1="9.214cm" svg:y1="12.519cm" svg:x2="9.214cm" svg:y2="13.016cm">
          <text:p/>
        </draw:line>
        <draw:polygon draw:style-name="gr1" draw:text-style-name="P1" draw:layer="layout" svg:width="0.008cm" svg:height="0.519cm" svg:x="9.148cm" svg:y="11.971cm" svg:viewBox="0 0 9 520" draw:points="9,520 9,0 0,0 0,520">
          <text:p/>
        </draw:polygon>
        <draw:line draw:style-name="gr1" draw:text-style-name="P1" draw:layer="layout" svg:x1="9.095cm" svg:y1="13.016cm" svg:x2="9.095cm" svg:y2="13.539cm">
          <text:p/>
        </draw:line>
        <draw:line draw:style-name="gr1" draw:text-style-name="P1" draw:layer="layout" svg:x1="9.165cm" svg:y1="13.026cm" svg:x2="9.165cm" svg:y2="13.528cm">
          <text:p/>
        </draw:line>
        <draw:line draw:style-name="gr1" draw:text-style-name="P1" draw:layer="layout" svg:x1="9.197cm" svg:y1="13.016cm" svg:x2="9.197cm" svg:y2="13.539cm">
          <text:p/>
        </draw:line>
        <draw:line draw:style-name="gr1" draw:text-style-name="P1" draw:layer="layout" svg:x1="9.214cm" svg:y1="13.016cm" svg:x2="9.214cm" svg:y2="13.456cm">
          <text:p/>
        </draw:line>
        <draw:line draw:style-name="gr1" draw:text-style-name="P1" draw:layer="layout" svg:x1="9.214cm" svg:y1="13.483cm" svg:x2="9.214cm" svg:y2="13.539cm">
          <text:p/>
        </draw:line>
        <draw:polygon draw:style-name="gr1" draw:text-style-name="P1" draw:layer="layout" svg:width="0.008cm" svg:height="0.518cm" svg:x="9.148cm" svg:y="12.495cm" svg:viewBox="0 0 9 519" draw:points="9,519 9,0 0,0 0,519">
          <text:p/>
        </draw:polygon>
        <draw:line draw:style-name="gr1" draw:text-style-name="P1" draw:layer="layout" svg:x1="9.095cm" svg:y1="13.539cm" svg:x2="9.095cm" svg:y2="14.062cm">
          <text:p/>
        </draw:line>
        <draw:line draw:style-name="gr1" draw:text-style-name="P1" draw:layer="layout" svg:x1="9.165cm" svg:y1="13.55cm" svg:x2="9.165cm" svg:y2="14.051cm">
          <text:p/>
        </draw:line>
        <draw:line draw:style-name="gr1" draw:text-style-name="P1" draw:layer="layout" svg:x1="9.197cm" svg:y1="13.539cm" svg:x2="9.197cm" svg:y2="14.062cm">
          <text:p/>
        </draw:line>
        <draw:line draw:style-name="gr1" draw:text-style-name="P1" draw:layer="layout" svg:x1="9.214cm" svg:y1="13.539cm" svg:x2="9.214cm" svg:y2="13.595cm">
          <text:p/>
        </draw:line>
        <draw:line draw:style-name="gr1" draw:text-style-name="P1" draw:layer="layout" svg:x1="9.214cm" svg:y1="13.622cm" svg:x2="9.214cm" svg:y2="14.062cm">
          <text:p/>
        </draw:line>
        <draw:polygon draw:style-name="gr1" draw:text-style-name="P1" draw:layer="layout" svg:width="0.008cm" svg:height="0.519cm" svg:x="9.148cm" svg:y="13.018cm" svg:viewBox="0 0 9 520" draw:points="9,520 9,0 0,0 0,520">
          <text:p/>
        </draw:polygon>
        <draw:line draw:style-name="gr1" draw:text-style-name="P1" draw:layer="layout" svg:x1="9.095cm" svg:y1="14.062cm" svg:x2="9.095cm" svg:y2="14.585cm">
          <text:p/>
        </draw:line>
        <draw:line draw:style-name="gr1" draw:text-style-name="P1" draw:layer="layout" svg:x1="9.165cm" svg:y1="14.073cm" svg:x2="9.165cm" svg:y2="14.574cm">
          <text:p/>
        </draw:line>
        <draw:line draw:style-name="gr1" draw:text-style-name="P1" draw:layer="layout" svg:x1="9.197cm" svg:y1="14.062cm" svg:x2="9.197cm" svg:y2="14.585cm">
          <text:p/>
        </draw:line>
        <draw:line draw:style-name="gr1" draw:text-style-name="P1" draw:layer="layout" svg:x1="9.214cm" svg:y1="14.062cm" svg:x2="9.214cm" svg:y2="14.564cm">
          <text:p/>
        </draw:line>
        <draw:polygon draw:style-name="gr1" draw:text-style-name="P1" draw:layer="layout" svg:width="0.008cm" svg:height="0.519cm" svg:x="9.148cm" svg:y="13.541cm" svg:viewBox="0 0 9 520" draw:points="9,520 9,0 0,0 0,520">
          <text:p/>
        </draw:polygon>
        <draw:line draw:style-name="gr1" draw:text-style-name="P1" draw:layer="layout" svg:x1="9.095cm" svg:y1="14.585cm" svg:x2="9.095cm" svg:y2="15.109cm">
          <text:p/>
        </draw:line>
        <draw:line draw:style-name="gr1" draw:text-style-name="P1" draw:layer="layout" svg:x1="9.165cm" svg:y1="14.596cm" svg:x2="9.165cm" svg:y2="15.097cm">
          <text:p/>
        </draw:line>
        <draw:line draw:style-name="gr1" draw:text-style-name="P1" draw:layer="layout" svg:x1="9.197cm" svg:y1="14.585cm" svg:x2="9.197cm" svg:y2="15.109cm">
          <text:p/>
        </draw:line>
        <draw:line draw:style-name="gr1" draw:text-style-name="P1" draw:layer="layout" svg:x1="9.214cm" svg:y1="14.607cm" svg:x2="9.214cm" svg:y2="15.109cm">
          <text:p/>
        </draw:line>
        <draw:polygon draw:style-name="gr1" draw:text-style-name="P1" draw:layer="layout" svg:width="0.008cm" svg:height="0.519cm" svg:x="9.148cm" svg:y="14.064cm" svg:viewBox="0 0 9 520" draw:points="9,520 9,0 0,0 0,520">
          <text:p/>
        </draw:polygon>
        <draw:line draw:style-name="gr1" draw:text-style-name="P1" draw:layer="layout" svg:x1="9.095cm" svg:y1="15.109cm" svg:x2="9.095cm" svg:y2="15.632cm">
          <text:p/>
        </draw:line>
        <draw:line draw:style-name="gr1" draw:text-style-name="P1" draw:layer="layout" svg:x1="9.165cm" svg:y1="15.119cm" svg:x2="9.165cm" svg:y2="15.621cm">
          <text:p/>
        </draw:line>
        <draw:line draw:style-name="gr1" draw:text-style-name="P1" draw:layer="layout" svg:x1="9.197cm" svg:y1="15.109cm" svg:x2="9.197cm" svg:y2="15.632cm">
          <text:p/>
        </draw:line>
        <draw:line draw:style-name="gr1" draw:text-style-name="P1" draw:layer="layout" svg:x1="9.214cm" svg:y1="15.109cm" svg:x2="9.214cm" svg:y2="15.611cm">
          <text:p/>
        </draw:line>
        <draw:polygon draw:style-name="gr1" draw:text-style-name="P1" draw:layer="layout" svg:width="0.008cm" svg:height="0.519cm" svg:x="9.148cm" svg:y="14.587cm" svg:viewBox="0 0 9 520" draw:points="9,520 9,0 0,0 0,520">
          <text:p/>
        </draw:polygon>
        <draw:line draw:style-name="gr1" draw:text-style-name="P1" draw:layer="layout" svg:x1="9.095cm" svg:y1="15.632cm" svg:x2="9.095cm" svg:y2="16.155cm">
          <text:p/>
        </draw:line>
        <draw:line draw:style-name="gr1" draw:text-style-name="P1" draw:layer="layout" svg:x1="9.165cm" svg:y1="15.642cm" svg:x2="9.165cm" svg:y2="16.144cm">
          <text:p/>
        </draw:line>
        <draw:line draw:style-name="gr1" draw:text-style-name="P1" draw:layer="layout" svg:x1="9.197cm" svg:y1="15.632cm" svg:x2="9.197cm" svg:y2="16.155cm">
          <text:p/>
        </draw:line>
        <draw:line draw:style-name="gr1" draw:text-style-name="P1" draw:layer="layout" svg:x1="9.214cm" svg:y1="15.653cm" svg:x2="9.214cm" svg:y2="16.155cm">
          <text:p/>
        </draw:line>
        <draw:polygon draw:style-name="gr1" draw:text-style-name="P1" draw:layer="layout" svg:width="0.008cm" svg:height="0.519cm" svg:x="9.148cm" svg:y="15.11cm" svg:viewBox="0 0 9 520" draw:points="9,520 9,0 0,0 0,520">
          <text:p/>
        </draw:polygon>
        <draw:line draw:style-name="gr1" draw:text-style-name="P1" draw:layer="layout" svg:x1="9.095cm" svg:y1="16.155cm" svg:x2="9.095cm" svg:y2="16.678cm">
          <text:p/>
        </draw:line>
        <draw:line draw:style-name="gr1" draw:text-style-name="P1" draw:layer="layout" svg:x1="9.165cm" svg:y1="16.165cm" svg:x2="9.165cm" svg:y2="16.667cm">
          <text:p/>
        </draw:line>
        <draw:line draw:style-name="gr1" draw:text-style-name="P1" draw:layer="layout" svg:x1="9.197cm" svg:y1="16.155cm" svg:x2="9.197cm" svg:y2="16.678cm">
          <text:p/>
        </draw:line>
        <draw:line draw:style-name="gr1" draw:text-style-name="P1" draw:layer="layout" svg:x1="9.214cm" svg:y1="16.155cm" svg:x2="9.214cm" svg:y2="16.595cm">
          <text:p/>
        </draw:line>
        <draw:line draw:style-name="gr1" draw:text-style-name="P1" draw:layer="layout" svg:x1="9.214cm" svg:y1="16.623cm" svg:x2="9.214cm" svg:y2="16.678cm">
          <text:p/>
        </draw:line>
        <draw:polygon draw:style-name="gr1" draw:text-style-name="P1" draw:layer="layout" svg:width="0.008cm" svg:height="0.519cm" svg:x="9.148cm" svg:y="15.634cm" svg:viewBox="0 0 9 520" draw:points="9,520 9,0 0,0 0,520">
          <text:p/>
        </draw:polygon>
        <draw:line draw:style-name="gr1" draw:text-style-name="P1" draw:layer="layout" svg:x1="9.095cm" svg:y1="16.678cm" svg:x2="9.095cm" svg:y2="17.201cm">
          <text:p/>
        </draw:line>
        <draw:line draw:style-name="gr1" draw:text-style-name="P1" draw:layer="layout" svg:x1="9.165cm" svg:y1="16.689cm" svg:x2="9.165cm" svg:y2="17.19cm">
          <text:p/>
        </draw:line>
        <draw:line draw:style-name="gr1" draw:text-style-name="P1" draw:layer="layout" svg:x1="9.197cm" svg:y1="16.678cm" svg:x2="9.197cm" svg:y2="17.201cm">
          <text:p/>
        </draw:line>
        <draw:line draw:style-name="gr1" draw:text-style-name="P1" draw:layer="layout" svg:x1="9.214cm" svg:y1="16.678cm" svg:x2="9.214cm" svg:y2="16.734cm">
          <text:p/>
        </draw:line>
        <draw:line draw:style-name="gr1" draw:text-style-name="P1" draw:layer="layout" svg:x1="9.214cm" svg:y1="16.761cm" svg:x2="9.214cm" svg:y2="17.201cm">
          <text:p/>
        </draw:line>
        <draw:polygon draw:style-name="gr1" draw:text-style-name="P1" draw:layer="layout" svg:width="0.008cm" svg:height="0.519cm" svg:x="9.148cm" svg:y="16.157cm" svg:viewBox="0 0 9 520" draw:points="9,520 9,0 0,0 0,520">
          <text:p/>
        </draw:polygon>
        <draw:line draw:style-name="gr1" draw:text-style-name="P1" draw:layer="layout" svg:x1="9.095cm" svg:y1="17.201cm" svg:x2="9.095cm" svg:y2="17.725cm">
          <text:p/>
        </draw:line>
        <draw:line draw:style-name="gr1" draw:text-style-name="P1" draw:layer="layout" svg:x1="9.165cm" svg:y1="17.212cm" svg:x2="9.165cm" svg:y2="17.714cm">
          <text:p/>
        </draw:line>
        <draw:line draw:style-name="gr1" draw:text-style-name="P1" draw:layer="layout" svg:x1="9.197cm" svg:y1="17.201cm" svg:x2="9.197cm" svg:y2="17.725cm">
          <text:p/>
        </draw:line>
        <draw:line draw:style-name="gr1" draw:text-style-name="P1" draw:layer="layout" svg:x1="9.214cm" svg:y1="17.201cm" svg:x2="9.214cm" svg:y2="17.703cm">
          <text:p/>
        </draw:line>
        <draw:polygon draw:style-name="gr1" draw:text-style-name="P1" draw:layer="layout" svg:width="0.008cm" svg:height="0.519cm" svg:x="9.148cm" svg:y="16.68cm" svg:viewBox="0 0 9 520" draw:points="9,520 9,0 0,0 0,520">
          <text:p/>
        </draw:polygon>
        <draw:line draw:style-name="gr1" draw:text-style-name="P1" draw:layer="layout" svg:x1="9.095cm" svg:y1="17.725cm" svg:x2="9.095cm" svg:y2="18.248cm">
          <text:p/>
        </draw:line>
        <draw:line draw:style-name="gr1" draw:text-style-name="P1" draw:layer="layout" svg:x1="9.165cm" svg:y1="17.735cm" svg:x2="9.165cm" svg:y2="18.237cm">
          <text:p/>
        </draw:line>
        <draw:line draw:style-name="gr1" draw:text-style-name="P1" draw:layer="layout" svg:x1="9.197cm" svg:y1="17.725cm" svg:x2="9.197cm" svg:y2="18.248cm">
          <text:p/>
        </draw:line>
        <draw:line draw:style-name="gr1" draw:text-style-name="P1" draw:layer="layout" svg:x1="9.214cm" svg:y1="17.746cm" svg:x2="9.214cm" svg:y2="18.248cm">
          <text:p/>
        </draw:line>
        <draw:polygon draw:style-name="gr1" draw:text-style-name="P1" draw:layer="layout" svg:width="0.008cm" svg:height="0.519cm" svg:x="9.148cm" svg:y="17.203cm" svg:viewBox="0 0 9 520" draw:points="9,520 9,0 0,0 0,520">
          <text:p/>
        </draw:polygon>
        <draw:line draw:style-name="gr1" draw:text-style-name="P1" draw:layer="layout" svg:x1="9.095cm" svg:y1="18.248cm" svg:x2="9.095cm" svg:y2="18.771cm">
          <text:p/>
        </draw:line>
        <draw:line draw:style-name="gr1" draw:text-style-name="P1" draw:layer="layout" svg:x1="9.165cm" svg:y1="18.258cm" svg:x2="9.165cm" svg:y2="18.76cm">
          <text:p/>
        </draw:line>
        <draw:line draw:style-name="gr1" draw:text-style-name="P1" draw:layer="layout" svg:x1="9.197cm" svg:y1="18.248cm" svg:x2="9.197cm" svg:y2="18.771cm">
          <text:p/>
        </draw:line>
        <draw:line draw:style-name="gr1" draw:text-style-name="P1" draw:layer="layout" svg:x1="9.214cm" svg:y1="18.248cm" svg:x2="9.214cm" svg:y2="18.75cm">
          <text:p/>
        </draw:line>
        <draw:polygon draw:style-name="gr1" draw:text-style-name="P1" draw:layer="layout" svg:width="0.008cm" svg:height="0.519cm" svg:x="9.148cm" svg:y="17.726cm" svg:viewBox="0 0 9 520" draw:points="9,520 9,0 0,0 0,520">
          <text:p/>
        </draw:polygon>
        <draw:line draw:style-name="gr1" draw:text-style-name="P1" draw:layer="layout" svg:x1="9.095cm" svg:y1="18.771cm" svg:x2="9.095cm" svg:y2="19.294cm">
          <text:p/>
        </draw:line>
        <draw:line draw:style-name="gr1" draw:text-style-name="P1" draw:layer="layout" svg:x1="9.165cm" svg:y1="18.781cm" svg:x2="9.165cm" svg:y2="19.283cm">
          <text:p/>
        </draw:line>
        <draw:line draw:style-name="gr1" draw:text-style-name="P1" draw:layer="layout" svg:x1="9.197cm" svg:y1="18.771cm" svg:x2="9.197cm" svg:y2="19.294cm">
          <text:p/>
        </draw:line>
        <draw:line draw:style-name="gr1" draw:text-style-name="P1" draw:layer="layout" svg:x1="9.214cm" svg:y1="18.792cm" svg:x2="9.214cm" svg:y2="19.294cm">
          <text:p/>
        </draw:line>
        <draw:polygon draw:style-name="gr1" draw:text-style-name="P1" draw:layer="layout" svg:width="0.008cm" svg:height="0.519cm" svg:x="9.148cm" svg:y="18.249cm" svg:viewBox="0 0 9 520" draw:points="9,520 9,0 0,0 0,520">
          <text:p/>
        </draw:polygon>
        <draw:line draw:style-name="gr1" draw:text-style-name="P1" draw:layer="layout" svg:x1="9.095cm" svg:y1="19.294cm" svg:x2="9.095cm" svg:y2="19.817cm">
          <text:p/>
        </draw:line>
        <draw:line draw:style-name="gr1" draw:text-style-name="P1" draw:layer="layout" svg:x1="9.165cm" svg:y1="19.305cm" svg:x2="9.165cm" svg:y2="19.806cm">
          <text:p/>
        </draw:line>
        <draw:line draw:style-name="gr1" draw:text-style-name="P1" draw:layer="layout" svg:x1="9.197cm" svg:y1="19.294cm" svg:x2="9.197cm" svg:y2="19.817cm">
          <text:p/>
        </draw:line>
        <draw:line draw:style-name="gr1" draw:text-style-name="P1" draw:layer="layout" svg:x1="9.214cm" svg:y1="19.294cm" svg:x2="9.214cm" svg:y2="19.734cm">
          <text:p/>
        </draw:line>
        <draw:line draw:style-name="gr1" draw:text-style-name="P1" draw:layer="layout" svg:x1="9.214cm" svg:y1="19.762cm" svg:x2="9.214cm" svg:y2="19.817cm">
          <text:p/>
        </draw:line>
        <draw:polygon draw:style-name="gr1" draw:text-style-name="P1" draw:layer="layout" svg:width="0.008cm" svg:height="0.518cm" svg:x="9.148cm" svg:y="18.773cm" svg:viewBox="0 0 9 519" draw:points="9,519 9,0 0,0 0,519">
          <text:p/>
        </draw:polygon>
        <draw:line draw:style-name="gr1" draw:text-style-name="P1" draw:layer="layout" svg:x1="9.095cm" svg:y1="19.817cm" svg:x2="9.095cm" svg:y2="20.341cm">
          <text:p/>
        </draw:line>
        <draw:line draw:style-name="gr1" draw:text-style-name="P1" draw:layer="layout" svg:x1="9.165cm" svg:y1="19.828cm" svg:x2="9.165cm" svg:y2="20.329cm">
          <text:p/>
        </draw:line>
        <draw:line draw:style-name="gr1" draw:text-style-name="P1" draw:layer="layout" svg:x1="9.197cm" svg:y1="19.817cm" svg:x2="9.197cm" svg:y2="20.341cm">
          <text:p/>
        </draw:line>
        <draw:line draw:style-name="gr1" draw:text-style-name="P1" draw:layer="layout" svg:x1="9.214cm" svg:y1="19.817cm" svg:x2="9.214cm" svg:y2="19.873cm">
          <text:p/>
        </draw:line>
        <draw:line draw:style-name="gr1" draw:text-style-name="P1" draw:layer="layout" svg:x1="9.214cm" svg:y1="19.9cm" svg:x2="9.214cm" svg:y2="20.341cm">
          <text:p/>
        </draw:line>
        <draw:polygon draw:style-name="gr1" draw:text-style-name="P1" draw:layer="layout" svg:width="0.008cm" svg:height="0.519cm" svg:x="9.148cm" svg:y="19.296cm" svg:viewBox="0 0 9 520" draw:points="9,520 9,0 0,0 0,520">
          <text:p/>
        </draw:polygon>
        <draw:line draw:style-name="gr1" draw:text-style-name="P1" draw:layer="layout" svg:x1="9.095cm" svg:y1="20.341cm" svg:x2="9.095cm" svg:y2="20.864cm">
          <text:p/>
        </draw:line>
        <draw:line draw:style-name="gr1" draw:text-style-name="P1" draw:layer="layout" svg:x1="9.165cm" svg:y1="20.351cm" svg:x2="9.165cm" svg:y2="20.852cm">
          <text:p/>
        </draw:line>
        <draw:line draw:style-name="gr1" draw:text-style-name="P1" draw:layer="layout" svg:x1="9.197cm" svg:y1="20.341cm" svg:x2="9.197cm" svg:y2="20.864cm">
          <text:p/>
        </draw:line>
        <draw:line draw:style-name="gr1" draw:text-style-name="P1" draw:layer="layout" svg:x1="9.214cm" svg:y1="20.341cm" svg:x2="9.214cm" svg:y2="20.842cm">
          <text:p/>
        </draw:line>
        <draw:polygon draw:style-name="gr1" draw:text-style-name="P1" draw:layer="layout" svg:width="0.008cm" svg:height="0.519cm" svg:x="9.148cm" svg:y="19.819cm" svg:viewBox="0 0 9 520" draw:points="9,520 9,0 0,0 0,520">
          <text:p/>
        </draw:polygon>
        <draw:line draw:style-name="gr1" draw:text-style-name="P1" draw:layer="layout" svg:x1="9.095cm" svg:y1="20.864cm" svg:x2="9.095cm" svg:y2="21.387cm">
          <text:p/>
        </draw:line>
        <draw:line draw:style-name="gr1" draw:text-style-name="P1" draw:layer="layout" svg:x1="9.165cm" svg:y1="20.874cm" svg:x2="9.165cm" svg:y2="21.375cm">
          <text:p/>
        </draw:line>
        <draw:line draw:style-name="gr1" draw:text-style-name="P1" draw:layer="layout" svg:x1="9.197cm" svg:y1="20.864cm" svg:x2="9.197cm" svg:y2="21.387cm">
          <text:p/>
        </draw:line>
        <draw:line draw:style-name="gr1" draw:text-style-name="P1" draw:layer="layout" svg:x1="9.214cm" svg:y1="20.885cm" svg:x2="9.214cm" svg:y2="21.387cm">
          <text:p/>
        </draw:line>
        <draw:polygon draw:style-name="gr1" draw:text-style-name="P1" draw:layer="layout" svg:width="0.008cm" svg:height="0.519cm" svg:x="9.148cm" svg:y="20.342cm" svg:viewBox="0 0 9 520" draw:points="9,520 9,0 0,0 0,520">
          <text:p/>
        </draw:polygon>
        <draw:line draw:style-name="gr1" draw:text-style-name="P1" draw:layer="layout" svg:x1="9.095cm" svg:y1="21.387cm" svg:x2="9.095cm" svg:y2="21.91cm">
          <text:p/>
        </draw:line>
        <draw:line draw:style-name="gr1" draw:text-style-name="P1" draw:layer="layout" svg:x1="9.165cm" svg:y1="21.397cm" svg:x2="9.165cm" svg:y2="21.899cm">
          <text:p/>
        </draw:line>
        <draw:line draw:style-name="gr1" draw:text-style-name="P1" draw:layer="layout" svg:x1="9.197cm" svg:y1="21.387cm" svg:x2="9.197cm" svg:y2="21.91cm">
          <text:p/>
        </draw:line>
        <draw:line draw:style-name="gr1" draw:text-style-name="P1" draw:layer="layout" svg:x1="9.214cm" svg:y1="21.387cm" svg:x2="9.214cm" svg:y2="21.889cm">
          <text:p/>
        </draw:line>
        <draw:polygon draw:style-name="gr1" draw:text-style-name="P1" draw:layer="layout" svg:width="0.008cm" svg:height="0.519cm" svg:x="9.148cm" svg:y="20.865cm" svg:viewBox="0 0 9 520" draw:points="9,520 9,0 0,0 0,520">
          <text:p/>
        </draw:polygon>
        <draw:line draw:style-name="gr1" draw:text-style-name="P1" draw:layer="layout" svg:x1="9.095cm" svg:y1="21.91cm" svg:x2="9.095cm" svg:y2="22.433cm">
          <text:p/>
        </draw:line>
        <draw:line draw:style-name="gr1" draw:text-style-name="P1" draw:layer="layout" svg:x1="9.165cm" svg:y1="21.921cm" svg:x2="9.165cm" svg:y2="22.422cm">
          <text:p/>
        </draw:line>
        <draw:line draw:style-name="gr1" draw:text-style-name="P1" draw:layer="layout" svg:x1="9.197cm" svg:y1="21.91cm" svg:x2="9.197cm" svg:y2="22.433cm">
          <text:p/>
        </draw:line>
        <draw:line draw:style-name="gr1" draw:text-style-name="P1" draw:layer="layout" svg:x1="9.214cm" svg:y1="21.931cm" svg:x2="9.214cm" svg:y2="22.433cm">
          <text:p/>
        </draw:line>
        <draw:polygon draw:style-name="gr1" draw:text-style-name="P1" draw:layer="layout" svg:width="0.008cm" svg:height="0.519cm" svg:x="9.148cm" svg:y="21.389cm" svg:viewBox="0 0 9 520" draw:points="9,520 9,0 0,0 0,520">
          <text:p/>
        </draw:polygon>
        <draw:line draw:style-name="gr1" draw:text-style-name="P1" draw:layer="layout" svg:x1="9.095cm" svg:y1="22.433cm" svg:x2="9.095cm" svg:y2="22.956cm">
          <text:p/>
        </draw:line>
        <draw:line draw:style-name="gr1" draw:text-style-name="P1" draw:layer="layout" svg:x1="9.165cm" svg:y1="22.444cm" svg:x2="9.165cm" svg:y2="22.945cm">
          <text:p/>
        </draw:line>
        <draw:line draw:style-name="gr1" draw:text-style-name="P1" draw:layer="layout" svg:x1="9.197cm" svg:y1="22.433cm" svg:x2="9.197cm" svg:y2="22.956cm">
          <text:p/>
        </draw:line>
        <draw:line draw:style-name="gr1" draw:text-style-name="P1" draw:layer="layout" svg:x1="9.214cm" svg:y1="22.433cm" svg:x2="9.214cm" svg:y2="22.874cm">
          <text:p/>
        </draw:line>
        <draw:line draw:style-name="gr1" draw:text-style-name="P1" draw:layer="layout" svg:x1="9.214cm" svg:y1="22.901cm" svg:x2="9.214cm" svg:y2="22.956cm">
          <text:p/>
        </draw:line>
        <draw:polygon draw:style-name="gr1" draw:text-style-name="P1" draw:layer="layout" svg:width="0.008cm" svg:height="0.519cm" svg:x="9.148cm" svg:y="21.912cm" svg:viewBox="0 0 9 520" draw:points="9,520 9,0 0,0 0,520">
          <text:p/>
        </draw:polygon>
        <draw:line draw:style-name="gr1" draw:text-style-name="P1" draw:layer="layout" svg:x1="9.095cm" svg:y1="22.956cm" svg:x2="9.095cm" svg:y2="23.479cm">
          <text:p/>
        </draw:line>
        <draw:line draw:style-name="gr1" draw:text-style-name="P1" draw:layer="layout" svg:x1="9.165cm" svg:y1="22.967cm" svg:x2="9.165cm" svg:y2="23.468cm">
          <text:p/>
        </draw:line>
        <draw:line draw:style-name="gr1" draw:text-style-name="P1" draw:layer="layout" svg:x1="9.197cm" svg:y1="22.956cm" svg:x2="9.197cm" svg:y2="23.479cm">
          <text:p/>
        </draw:line>
        <draw:line draw:style-name="gr1" draw:text-style-name="P1" draw:layer="layout" svg:x1="9.214cm" svg:y1="22.956cm" svg:x2="9.214cm" svg:y2="23.012cm">
          <text:p/>
        </draw:line>
        <draw:line draw:style-name="gr1" draw:text-style-name="P1" draw:layer="layout" svg:x1="9.214cm" svg:y1="23.039cm" svg:x2="9.214cm" svg:y2="23.479cm">
          <text:p/>
        </draw:line>
        <draw:polygon draw:style-name="gr1" draw:text-style-name="P1" draw:layer="layout" svg:width="0.008cm" svg:height="0.519cm" svg:x="9.148cm" svg:y="22.435cm" svg:viewBox="0 0 9 520" draw:points="9,520 9,0 0,0 0,520">
          <text:p/>
        </draw:polygon>
        <draw:line draw:style-name="gr1" draw:text-style-name="P1" draw:layer="layout" svg:x1="9.095cm" svg:y1="23.479cm" svg:x2="9.095cm" svg:y2="24.003cm">
          <text:p/>
        </draw:line>
        <draw:line draw:style-name="gr1" draw:text-style-name="P1" draw:layer="layout" svg:x1="9.165cm" svg:y1="23.49cm" svg:x2="9.165cm" svg:y2="23.992cm">
          <text:p/>
        </draw:line>
        <draw:line draw:style-name="gr1" draw:text-style-name="P1" draw:layer="layout" svg:x1="9.197cm" svg:y1="23.479cm" svg:x2="9.197cm" svg:y2="24.003cm">
          <text:p/>
        </draw:line>
        <draw:line draw:style-name="gr1" draw:text-style-name="P1" draw:layer="layout" svg:x1="9.214cm" svg:y1="23.479cm" svg:x2="9.214cm" svg:y2="23.981cm">
          <text:p/>
        </draw:line>
        <draw:polygon draw:style-name="gr1" draw:text-style-name="P1" draw:layer="layout" svg:width="0.008cm" svg:height="0.519cm" svg:x="9.148cm" svg:y="22.958cm" svg:viewBox="0 0 9 520" draw:points="9,520 9,0 0,0 0,520">
          <text:p/>
        </draw:polygon>
        <draw:line draw:style-name="gr1" draw:text-style-name="P1" draw:layer="layout" svg:x1="9.095cm" svg:y1="24.003cm" svg:x2="9.095cm" svg:y2="24.526cm">
          <text:p/>
        </draw:line>
        <draw:line draw:style-name="gr1" draw:text-style-name="P1" draw:layer="layout" svg:x1="9.165cm" svg:y1="24.014cm" svg:x2="9.165cm" svg:y2="24.515cm">
          <text:p/>
        </draw:line>
        <draw:line draw:style-name="gr1" draw:text-style-name="P1" draw:layer="layout" svg:x1="9.197cm" svg:y1="24.003cm" svg:x2="9.197cm" svg:y2="24.526cm">
          <text:p/>
        </draw:line>
        <draw:line draw:style-name="gr1" draw:text-style-name="P1" draw:layer="layout" svg:x1="9.214cm" svg:y1="24.024cm" svg:x2="9.214cm" svg:y2="24.526cm">
          <text:p/>
        </draw:line>
        <draw:polygon draw:style-name="gr1" draw:text-style-name="P1" draw:layer="layout" svg:width="0.008cm" svg:height="0.518cm" svg:x="9.148cm" svg:y="23.482cm" svg:viewBox="0 0 9 519" draw:points="9,519 9,0 0,0 0,519">
          <text:p/>
        </draw:polygon>
        <draw:polyline draw:style-name="gr1" draw:text-style-name="P1" draw:layer="layout" svg:width="0.053cm" svg:height="0.502cm" svg:x="9.095cm" svg:y="24.526cm" svg:viewBox="0 0 54 503" draw:points="0,0 0,503 54,503">
          <text:p/>
        </draw:polyline>
        <draw:line draw:style-name="gr1" draw:text-style-name="P1" draw:layer="layout" svg:x1="9.156cm" svg:y1="25.028cm" svg:x2="9.157cm" svg:y2="25.028cm">
          <text:p/>
        </draw:line>
        <draw:line draw:style-name="gr1" draw:text-style-name="P1" draw:layer="layout" svg:x1="9.165cm" svg:y1="24.537cm" svg:x2="9.165cm" svg:y2="25.028cm">
          <text:p/>
        </draw:line>
        <draw:polyline draw:style-name="gr1" draw:text-style-name="P1" draw:layer="layout" svg:width="0.004cm" svg:height="0.502cm" svg:x="9.194cm" svg:y="24.526cm" svg:viewBox="0 0 5 503" draw:points="0,503 5,503 5,0">
          <text:p/>
        </draw:polyline>
        <draw:polyline draw:style-name="gr1" draw:text-style-name="P1" draw:layer="layout" svg:width="0.017cm" svg:height="0.502cm" svg:x="9.197cm" svg:y="24.526cm" svg:viewBox="0 0 18 503" draw:points="0,503 18,503 18,0">
          <text:p/>
        </draw:polyline>
        <draw:polygon draw:style-name="gr1" draw:text-style-name="P1" draw:layer="layout" svg:width="0.008cm" svg:height="0.519cm" svg:x="9.148cm" svg:y="24.005cm" svg:viewBox="0 0 9 520" draw:points="9,520 9,0 0,0 0,520">
          <text:p/>
        </draw:polygon>
        <draw:polygon draw:style-name="gr1" draw:text-style-name="P1" draw:layer="layout" svg:width="0.008cm" svg:height="0.508cm" svg:x="9.148cm" svg:y="24.528cm" svg:viewBox="0 0 9 509" draw:points="9,509 9,0 0,0 0,509">
          <text:p/>
        </draw:polygon>
        <draw:polyline draw:style-name="gr1" draw:text-style-name="P2" draw:layer="layout" svg:width="0.147cm" svg:height="0.008cm" svg:x="10.68cm" svg:y="26.813cm" svg:viewBox="0 0 148 9" draw:points="0,6 0,1 0,0 148,9">
          <text:p/>
        </draw:polyline>
        <draw:line draw:style-name="gr1" draw:text-style-name="P2" draw:layer="layout" svg:x1="10.832cm" svg:y1="26.889cm" svg:x2="10.832cm" svg:y2="26.893cm">
          <text:p/>
        </draw:line>
        <draw:line draw:style-name="gr1" draw:text-style-name="P2" draw:layer="layout" svg:x1="10.677cm" svg:y1="26.886cm" svg:x2="10.828cm" svg:y2="26.895cm">
          <text:p/>
        </draw:line>
        <draw:polyline draw:style-name="gr1" draw:text-style-name="P1" draw:layer="layout" svg:width="0.004cm" svg:height="0.004cm" svg:x="16.256cm" svg:y="26.74cm" svg:viewBox="0 0 5 5" draw:points="5,5 0,5 0,0">
          <text:p/>
        </draw:polyline>
        <draw:path draw:style-name="gr1" draw:text-style-name="P1" draw:layer="layout" svg:width="0.225cm" svg:height="0.092cm" svg:x="11.184cm" svg:y="14.244cm" svg:viewBox="0 0 226 93" svg:d="M226 0c-84 0-166 33-226 93">
          <text:p/>
        </draw:path>
        <draw:polygon draw:style-name="gr1" draw:text-style-name="P1" draw:layer="layout" svg:width="0.233cm" svg:height="0.233cm" svg:x="11.184cm" svg:y="14.325cm" svg:viewBox="0 0 234 234" draw:points="0,11 11,0 234,223 223,234">
          <text:p/>
        </draw:polygon>
        <draw:line draw:style-name="gr1" draw:text-style-name="P1" draw:layer="layout" svg:x1="11.449cm" svg:y1="14.227cm" svg:x2="11.406cm" svg:y2="14.227cm">
          <text:p/>
        </draw:line>
        <draw:polyline draw:style-name="gr1" draw:text-style-name="P1" draw:layer="layout" svg:width="0.043cm" svg:height="0.017cm" svg:x="11.406cm" svg:y="14.227cm" svg:viewBox="0 0 44 18" draw:points="0,0 0,18 44,18 44,0">
          <text:p/>
        </draw:polyline>
        <draw:polyline draw:style-name="gr1" draw:text-style-name="P1" draw:layer="layout" svg:width="0.043cm" svg:height="0.018cm" svg:x="11.406cm" svg:y="14.558cm" svg:viewBox="0 0 44 19" draw:points="44,0 0,0 0,19">
          <text:p/>
        </draw:polyline>
        <draw:line draw:style-name="gr1" draw:text-style-name="P1" draw:layer="layout" svg:x1="11.406cm" svg:y1="14.576cm" svg:x2="11.449cm" svg:y2="14.576cm">
          <text:p/>
        </draw:line>
        <draw:line draw:style-name="gr1" draw:text-style-name="P1" draw:layer="layout" svg:x1="11.449cm" svg:y1="14.576cm" svg:x2="11.449cm" svg:y2="14.558cm">
          <text:p/>
        </draw:line>
        <draw:path draw:style-name="gr1" draw:text-style-name="P1" draw:layer="layout" svg:width="0.316cm" svg:height="0.527cm" svg:x="11.093cm" svg:y="13.202cm" svg:viewBox="0 0 317 528" svg:d="M84 0c-56 60-87 140-84 222 2 83 36 161 95 218 60 58 140 89 222 88">
          <text:p/>
        </draw:path>
        <draw:polyline draw:style-name="gr1" draw:text-style-name="P1" draw:layer="layout" svg:width="0.229cm" svg:height="0.214cm" svg:x="11.177cm" svg:y="13.202cm" svg:viewBox="0 0 230 215" draw:points="0,0 215,215 230,215">
          <text:p/>
        </draw:polyline>
        <draw:polyline draw:style-name="gr1" draw:text-style-name="P1" draw:layer="layout" svg:width="0.043cm" svg:height="0.017cm" svg:x="11.406cm" svg:y="13.73cm" svg:viewBox="0 0 44 18" draw:points="44,18 44,0 0,0 0,18">
          <text:p/>
        </draw:polyline>
        <draw:line draw:style-name="gr1" draw:text-style-name="P1" draw:layer="layout" svg:x1="11.406cm" svg:y1="13.747cm" svg:x2="11.449cm" svg:y2="13.747cm">
          <text:p/>
        </draw:line>
        <draw:polygon draw:style-name="gr1" draw:text-style-name="P1" draw:layer="layout" svg:width="0.043cm" svg:height="0.019cm" svg:x="11.406cm" svg:y="13.398cm" svg:viewBox="0 0 44 20" draw:points="44,20 44,0 0,0 0,20">
          <text:p/>
        </draw:polygon>
        <draw:line draw:style-name="gr1" draw:text-style-name="P1" draw:layer="layout" svg:x1="11.406cm" svg:y1="14.576cm" svg:x2="11.402cm" svg:y2="14.576cm">
          <text:p/>
        </draw:line>
        <draw:line draw:style-name="gr1" draw:text-style-name="P1" draw:layer="layout" svg:x1="11.401cm" svg:y1="13.398cm" svg:x2="11.406cm" svg:y2="13.398cm">
          <text:p/>
        </draw:line>
        <draw:line draw:style-name="gr1" draw:text-style-name="P1" draw:layer="layout" svg:x1="11.406cm" svg:y1="13.747cm" svg:x2="11.402cm" svg:y2="13.747cm">
          <text:p/>
        </draw:line>
        <draw:line draw:style-name="gr1" draw:text-style-name="P1" draw:layer="layout" svg:x1="11.402cm" svg:y1="14.227cm" svg:x2="11.406cm" svg:y2="14.227cm">
          <text:p/>
        </draw:line>
        <draw:line draw:style-name="gr1" draw:text-style-name="P1" draw:layer="layout" svg:x1="11.402cm" svg:y1="14.576cm" svg:x2="11.401cm" svg:y2="14.576cm">
          <text:p/>
        </draw:line>
        <draw:line draw:style-name="gr1" draw:text-style-name="P1" draw:layer="layout" svg:x1="11.402cm" svg:y1="13.747cm" svg:x2="11.401cm" svg:y2="13.747cm">
          <text:p/>
        </draw:line>
        <draw:line draw:style-name="gr1" draw:text-style-name="P1" draw:layer="layout" svg:x1="11.401cm" svg:y1="14.227cm" svg:x2="11.402cm" svg:y2="14.227cm">
          <text:p/>
        </draw:line>
        <draw:polyline draw:style-name="gr1" draw:text-style-name="P1" draw:layer="layout" svg:width="0.004cm" svg:height="0cm" svg:x="11.401cm" svg:y="12.388cm" svg:viewBox="0 0 5 0" draw:points="5,0 1,0 0,0">
          <text:p/>
        </draw:polyline>
        <draw:line draw:style-name="gr1" draw:text-style-name="P1" draw:layer="layout" svg:x1="11.406cm" svg:y1="12.149cm" svg:x2="11.402cm" svg:y2="12.149cm">
          <text:p/>
        </draw:line>
        <draw:line draw:style-name="gr1" draw:text-style-name="P1" draw:layer="layout" svg:x1="11.402cm" svg:y1="10.574cm" svg:x2="11.406cm" svg:y2="10.574cm">
          <text:p/>
        </draw:line>
        <draw:line draw:style-name="gr1" draw:text-style-name="P1" draw:layer="layout" svg:x1="11.402cm" svg:y1="11.591cm" svg:x2="11.406cm" svg:y2="11.591cm">
          <text:p/>
        </draw:line>
        <draw:line draw:style-name="gr1" draw:text-style-name="P1" draw:layer="layout" svg:x1="11.406cm" svg:y1="10.923cm" svg:x2="11.402cm" svg:y2="10.923cm">
          <text:p/>
        </draw:line>
        <draw:line draw:style-name="gr1" draw:text-style-name="P1" draw:layer="layout" svg:x1="11.402cm" svg:y1="12.149cm" svg:x2="11.401cm" svg:y2="12.149cm">
          <text:p/>
        </draw:line>
        <draw:line draw:style-name="gr1" draw:text-style-name="P1" draw:layer="layout" svg:x1="11.401cm" svg:y1="10.574cm" svg:x2="11.402cm" svg:y2="10.574cm">
          <text:p/>
        </draw:line>
        <draw:line draw:style-name="gr1" draw:text-style-name="P1" draw:layer="layout" svg:x1="11.401cm" svg:y1="11.591cm" svg:x2="11.402cm" svg:y2="11.591cm">
          <text:p/>
        </draw:line>
        <draw:line draw:style-name="gr1" draw:text-style-name="P1" draw:layer="layout" svg:x1="11.402cm" svg:y1="10.923cm" svg:x2="11.401cm" svg:y2="10.923cm">
          <text:p/>
        </draw:line>
        <draw:line draw:style-name="gr1" draw:text-style-name="P1" draw:layer="layout" svg:x1="11.401cm" svg:y1="13.015cm" svg:x2="11.401cm" svg:y2="13.398cm">
          <text:p/>
        </draw:line>
        <draw:line draw:style-name="gr1" draw:text-style-name="P1" draw:layer="layout" svg:x1="11.401cm" svg:y1="13.747cm" svg:x2="11.401cm" svg:y2="14.227cm">
          <text:p/>
        </draw:line>
        <draw:line draw:style-name="gr1" draw:text-style-name="P1" draw:layer="layout" svg:x1="11.401cm" svg:y1="14.576cm" svg:x2="11.401cm" svg:y2="14.952cm">
          <text:p/>
        </draw:line>
        <draw:line draw:style-name="gr1" draw:text-style-name="P1" draw:layer="layout" svg:x1="11.401cm" svg:y1="10.31cm" svg:x2="11.401cm" svg:y2="10.574cm">
          <text:p/>
        </draw:line>
        <draw:line draw:style-name="gr1" draw:text-style-name="P1" draw:layer="layout" svg:x1="11.401cm" svg:y1="10.923cm" svg:x2="11.401cm" svg:y2="11.591cm">
          <text:p/>
        </draw:line>
        <draw:line draw:style-name="gr1" draw:text-style-name="P1" draw:layer="layout" svg:x1="11.401cm" svg:y1="12.149cm" svg:x2="11.401cm" svg:y2="12.388cm">
          <text:p/>
        </draw:line>
        <draw:line draw:style-name="gr1" draw:text-style-name="P1" draw:layer="layout" svg:x1="11.454cm" svg:y1="12.149cm" svg:x2="11.452cm" svg:y2="12.149cm">
          <text:p/>
        </draw:line>
        <draw:line draw:style-name="gr1" draw:text-style-name="P1" draw:layer="layout" svg:x1="11.452cm" svg:y1="10.574cm" svg:x2="11.454cm" svg:y2="10.574cm">
          <text:p/>
        </draw:line>
        <draw:line draw:style-name="gr1" draw:text-style-name="P1" draw:layer="layout" svg:x1="11.452cm" svg:y1="11.591cm" svg:x2="11.454cm" svg:y2="11.591cm">
          <text:p/>
        </draw:line>
        <draw:line draw:style-name="gr1" draw:text-style-name="P1" draw:layer="layout" svg:x1="11.454cm" svg:y1="10.923cm" svg:x2="11.452cm" svg:y2="10.923cm">
          <text:p/>
        </draw:line>
        <draw:line draw:style-name="gr1" draw:text-style-name="P1" draw:layer="layout" svg:x1="11.452cm" svg:y1="12.149cm" svg:x2="11.449cm" svg:y2="12.149cm">
          <text:p/>
        </draw:line>
        <draw:line draw:style-name="gr1" draw:text-style-name="P1" draw:layer="layout" svg:x1="11.449cm" svg:y1="10.574cm" svg:x2="11.452cm" svg:y2="10.574cm">
          <text:p/>
        </draw:line>
        <draw:line draw:style-name="gr1" draw:text-style-name="P1" draw:layer="layout" svg:x1="11.449cm" svg:y1="11.591cm" svg:x2="11.452cm" svg:y2="11.591cm">
          <text:p/>
        </draw:line>
        <draw:line draw:style-name="gr1" draw:text-style-name="P1" draw:layer="layout" svg:x1="11.452cm" svg:y1="10.923cm" svg:x2="11.449cm" svg:y2="10.923cm">
          <text:p/>
        </draw:line>
        <draw:line draw:style-name="gr1" draw:text-style-name="P1" draw:layer="layout" svg:x1="11.454cm" svg:y1="14.576cm" svg:x2="11.452cm" svg:y2="14.576cm">
          <text:p/>
        </draw:line>
        <draw:line draw:style-name="gr1" draw:text-style-name="P1" draw:layer="layout" svg:x1="11.452cm" svg:y1="13.398cm" svg:x2="11.454cm" svg:y2="13.398cm">
          <text:p/>
        </draw:line>
        <draw:line draw:style-name="gr1" draw:text-style-name="P1" draw:layer="layout" svg:x1="11.454cm" svg:y1="13.747cm" svg:x2="11.452cm" svg:y2="13.747cm">
          <text:p/>
        </draw:line>
        <draw:line draw:style-name="gr1" draw:text-style-name="P1" draw:layer="layout" svg:x1="11.452cm" svg:y1="14.227cm" svg:x2="11.454cm" svg:y2="14.227cm">
          <text:p/>
        </draw:line>
        <draw:line draw:style-name="gr1" draw:text-style-name="P1" draw:layer="layout" svg:x1="11.452cm" svg:y1="14.576cm" svg:x2="11.449cm" svg:y2="14.576cm">
          <text:p/>
        </draw:line>
        <draw:line draw:style-name="gr1" draw:text-style-name="P1" draw:layer="layout" svg:x1="11.449cm" svg:y1="13.398cm" svg:x2="11.452cm" svg:y2="13.398cm">
          <text:p/>
        </draw:line>
        <draw:line draw:style-name="gr1" draw:text-style-name="P1" draw:layer="layout" svg:x1="11.452cm" svg:y1="13.747cm" svg:x2="11.449cm" svg:y2="13.747cm">
          <text:p/>
        </draw:line>
        <draw:line draw:style-name="gr1" draw:text-style-name="P1" draw:layer="layout" svg:x1="11.449cm" svg:y1="14.227cm" svg:x2="11.452cm" svg:y2="14.227cm">
          <text:p/>
        </draw:line>
        <draw:line draw:style-name="gr1" draw:text-style-name="P1" draw:layer="layout" svg:x1="11.454cm" svg:y1="13.398cm" svg:x2="11.454cm" svg:y2="13.128cm">
          <text:p/>
        </draw:line>
        <draw:line draw:style-name="gr1" draw:text-style-name="P1" draw:layer="layout" svg:x1="11.454cm" svg:y1="14.149cm" svg:x2="11.454cm" svg:y2="13.747cm">
          <text:p/>
        </draw:line>
        <draw:line draw:style-name="gr1" draw:text-style-name="P1" draw:layer="layout" svg:x1="11.454cm" svg:y1="14.227cm" svg:x2="11.454cm" svg:y2="14.192cm">
          <text:p/>
        </draw:line>
        <draw:line draw:style-name="gr1" draw:text-style-name="P1" draw:layer="layout" svg:x1="11.454cm" svg:y1="11.307cm" svg:x2="11.454cm" svg:y2="10.923cm">
          <text:p/>
        </draw:line>
        <draw:line draw:style-name="gr1" draw:text-style-name="P1" draw:layer="layout" svg:x1="11.454cm" svg:y1="11.591cm" svg:x2="11.454cm" svg:y2="11.358cm">
          <text:p/>
        </draw:line>
        <draw:line draw:style-name="gr1" draw:text-style-name="P1" draw:layer="layout" svg:x1="11.454cm" svg:y1="14.847cm" svg:x2="11.454cm" svg:y2="14.576cm">
          <text:p/>
        </draw:line>
        <draw:line draw:style-name="gr1" draw:text-style-name="P1" draw:layer="layout" svg:x1="11.454cm" svg:y1="14.952cm" svg:x2="11.454cm" svg:y2="14.884cm">
          <text:p/>
        </draw:line>
        <draw:line draw:style-name="gr1" draw:text-style-name="P1" draw:layer="layout" svg:x1="11.454cm" svg:y1="12.332cm" svg:x2="11.454cm" svg:y2="12.149cm">
          <text:p/>
        </draw:line>
        <draw:polyline draw:style-name="gr1" draw:text-style-name="P1" draw:layer="layout" svg:width="0.352cm" svg:height="0.216cm" svg:x="11.454cm" svg:y="10.358cm" svg:viewBox="0 0 353 217" draw:points="0,217 0,0 353,0">
          <text:p/>
        </draw:polyline>
        <draw:line draw:style-name="gr1" draw:text-style-name="P1" draw:layer="layout" svg:x1="17.593cm" svg:y1="19.902cm" svg:x2="17.787cm" svg:y2="19.902cm">
          <text:p/>
        </draw:line>
        <draw:polyline draw:style-name="gr1" draw:text-style-name="P2" draw:layer="layout" svg:width="0.008cm" svg:height="0.691cm" svg:x="10.531cm" svg:y="27.136cm" svg:viewBox="0 0 9 692" draw:points="0,0 0,692 9,685">
          <text:p/>
        </draw:polyline>
        <draw:polyline draw:style-name="gr1" draw:text-style-name="P2" draw:layer="layout" svg:width="0.035cm" svg:height="0.666cm" svg:x="10.548cm" svg:y="27.146cm" svg:viewBox="0 0 36 667" draw:points="0,667 33,640 36,637 36,0">
          <text:p/>
        </draw:polyline>
        <draw:line draw:style-name="gr1" draw:text-style-name="P2" draw:layer="layout" svg:x1="10.531cm" svg:y1="26.942cm" svg:x2="10.531cm" svg:y2="27.136cm">
          <text:p/>
        </draw:line>
        <draw:line draw:style-name="gr1" draw:text-style-name="P2" draw:layer="layout" svg:x1="10.583cm" svg:y1="26.942cm" svg:x2="10.583cm" svg:y2="27.125cm">
          <text:p/>
        </draw:line>
        <draw:polygon draw:style-name="gr1" draw:text-style-name="P2" draw:layer="layout" svg:width="0.091cm" svg:height="0.022cm" svg:x="10.531cm" svg:y="26.92cm" svg:viewBox="0 0 92 23" draw:points="0,0 0,23 8,23 8,18 17,18 17,23 92,23 92,0">
          <text:p/>
        </draw:polygon>
        <draw:polygon draw:style-name="gr1" draw:text-style-name="P2" draw:layer="layout" svg:width="0.01cm" svg:height="0.191cm" svg:x="10.539cm" svg:y="26.942cm" svg:viewBox="0 0 11 192" draw:points="11,192 11,0 0,0 0,192">
          <text:p/>
        </draw:polygon>
        <draw:polygon draw:style-name="gr1" draw:text-style-name="P2" draw:layer="layout" svg:width="0.01cm" svg:height="0.707cm" svg:x="10.539cm" svg:y="27.138cm" svg:viewBox="0 0 11 708" draw:points="11,708 11,0 0,0 0,708">
          <text:p/>
        </draw:polygon>
        <draw:line draw:style-name="gr1" draw:text-style-name="P1" draw:layer="layout" svg:x1="15.166cm" svg:y1="15.487cm" svg:x2="15.165cm" svg:y2="15.487cm">
          <text:p/>
        </draw:line>
        <draw:line draw:style-name="gr1" draw:text-style-name="P1" draw:layer="layout" svg:x1="15.165cm" svg:y1="15.086cm" svg:x2="15.166cm" svg:y2="15.086cm">
          <text:p/>
        </draw:line>
        <draw:line draw:style-name="gr1" draw:text-style-name="P1" draw:layer="layout" svg:x1="15.165cm" svg:y1="15.487cm" svg:x2="15.161cm" svg:y2="15.487cm">
          <text:p/>
        </draw:line>
        <draw:line draw:style-name="gr1" draw:text-style-name="P1" draw:layer="layout" svg:x1="15.161cm" svg:y1="15.086cm" svg:x2="15.165cm" svg:y2="15.086cm">
          <text:p/>
        </draw:line>
        <draw:line draw:style-name="gr1" draw:text-style-name="P1" draw:layer="layout" svg:x1="15.166cm" svg:y1="15.566cm" svg:x2="15.166cm" svg:y2="15.487cm">
          <text:p/>
        </draw:line>
        <draw:line draw:style-name="gr1" draw:text-style-name="P1" draw:layer="layout" svg:x1="15.166cm" svg:y1="15.086cm" svg:x2="15.166cm" svg:y2="15.048cm">
          <text:p/>
        </draw:line>
        <draw:line draw:style-name="gr1" draw:text-style-name="P1" draw:layer="layout" svg:x1="15.119cm" svg:y1="15.487cm" svg:x2="15.115cm" svg:y2="15.487cm">
          <text:p/>
        </draw:line>
        <draw:line draw:style-name="gr1" draw:text-style-name="P1" draw:layer="layout" svg:x1="15.115cm" svg:y1="15.086cm" svg:x2="15.119cm" svg:y2="15.086cm">
          <text:p/>
        </draw:line>
        <draw:line draw:style-name="gr1" draw:text-style-name="P1" draw:layer="layout" svg:x1="15.115cm" svg:y1="15.487cm" svg:x2="15.114cm" svg:y2="15.487cm">
          <text:p/>
        </draw:line>
        <draw:polyline draw:style-name="gr1" draw:text-style-name="P1" draw:layer="layout" svg:width="0.001cm" svg:height="0.038cm" svg:x="15.114cm" svg:y="15.048cm" svg:viewBox="0 0 2 39" draw:points="0,0 0,39 2,39">
          <text:p/>
        </draw:polyline>
        <draw:line draw:style-name="gr1" draw:text-style-name="P1" draw:layer="layout" svg:x1="15.114cm" svg:y1="15.487cm" svg:x2="15.114cm" svg:y2="15.618cm">
          <text:p/>
        </draw:line>
        <draw:line draw:style-name="gr1" draw:text-style-name="P1" draw:layer="layout" svg:x1="15.428cm" svg:y1="16.615cm" svg:x2="15.27cm" svg:y2="16.615cm">
          <text:p/>
        </draw:line>
        <draw:line draw:style-name="gr1" draw:text-style-name="P1" draw:layer="layout" svg:x1="15.114cm" svg:y1="16.87cm" svg:x2="15.428cm" svg:y2="16.87cm">
          <text:p/>
        </draw:line>
        <draw:polyline draw:style-name="gr1" draw:text-style-name="P1" draw:layer="layout" svg:width="0.104cm" svg:height="0.202cm" svg:x="15.166cm" svg:y="16.615cm" svg:viewBox="0 0 105 203" draw:points="105,0 105,203 0,203">
          <text:p/>
        </draw:polyline>
        <draw:path draw:style-name="gr1" draw:text-style-name="P1" draw:layer="layout" svg:width="0.187cm" svg:height="0.076cm" svg:x="14.934cm" svg:y="16.485cm" svg:viewBox="0 0 188 77" svg:d="M188 0c-71-1-139 28-188 77">
          <text:p/>
        </draw:path>
        <draw:polygon draw:style-name="gr1" draw:text-style-name="P1" draw:layer="layout" svg:width="0.195cm" svg:height="0.195cm" svg:x="14.934cm" svg:y="16.551cm" svg:viewBox="0 0 196 196" draw:points="0,10 10,0 196,185 186,196">
          <text:p/>
        </draw:polygon>
        <draw:line draw:style-name="gr1" draw:text-style-name="P1" draw:layer="layout" svg:x1="15.161cm" svg:y1="16.467cm" svg:x2="15.119cm" svg:y2="16.467cm">
          <text:p/>
        </draw:line>
        <draw:polyline draw:style-name="gr1" draw:text-style-name="P1" draw:layer="layout" svg:width="0.042cm" svg:height="0.018cm" svg:x="15.119cm" svg:y="16.467cm" svg:viewBox="0 0 43 19" draw:points="0,0 0,19 43,19 43,0">
          <text:p/>
        </draw:polyline>
        <draw:polyline draw:style-name="gr1" draw:text-style-name="P1" draw:layer="layout" svg:width="0.042cm" svg:height="0.017cm" svg:x="15.119cm" svg:y="16.746cm" svg:viewBox="0 0 43 18" draw:points="43,0 0,0 0,18">
          <text:p/>
        </draw:polyline>
        <draw:line draw:style-name="gr1" draw:text-style-name="P1" draw:layer="layout" svg:x1="15.119cm" svg:y1="16.764cm" svg:x2="15.161cm" svg:y2="16.764cm">
          <text:p/>
        </draw:line>
        <draw:line draw:style-name="gr1" draw:text-style-name="P1" draw:layer="layout" svg:x1="15.161cm" svg:y1="16.764cm" svg:x2="15.161cm" svg:y2="16.746cm">
          <text:p/>
        </draw:line>
        <draw:line draw:style-name="gr1" draw:text-style-name="P1" draw:layer="layout" svg:x1="15.428cm" svg:y1="16.237cm" svg:x2="15.114cm" svg:y2="16.237cm">
          <text:p/>
        </draw:line>
        <draw:line draw:style-name="gr1" draw:text-style-name="P1" draw:layer="layout" svg:x1="15.166cm" svg:y1="16.29cm" svg:x2="15.428cm" svg:y2="16.29cm">
          <text:p/>
        </draw:line>
        <draw:path draw:style-name="gr1" draw:text-style-name="P1" draw:layer="layout" svg:width="0.262cm" svg:height="0.107cm" svg:x="15.158cm" svg:y="15.362cm" svg:viewBox="0 0 263 108" svg:d="M0 108c98 1 193-38 263-108">
          <text:p/>
        </draw:path>
        <draw:polygon draw:style-name="gr1" draw:text-style-name="P1" draw:layer="layout" svg:width="0.27cm" svg:height="0.27cm" svg:x="15.15cm" svg:y="15.103cm" svg:viewBox="0 0 271 271" draw:points="271,260 260,271 0,11 11,0">
          <text:p/>
        </draw:polygon>
        <draw:line draw:style-name="gr1" draw:text-style-name="P1" draw:layer="layout" svg:x1="15.119cm" svg:y1="15.487cm" svg:x2="15.161cm" svg:y2="15.487cm">
          <text:p/>
        </draw:line>
        <draw:polyline draw:style-name="gr1" draw:text-style-name="P1" draw:layer="layout" svg:width="0.042cm" svg:height="0.018cm" svg:x="15.119cm" svg:y="15.469cm" svg:viewBox="0 0 43 19" draw:points="43,19 43,0 0,0 0,19">
          <text:p/>
        </draw:polyline>
        <draw:polyline draw:style-name="gr1" draw:text-style-name="P1" draw:layer="layout" svg:width="0.042cm" svg:height="0.017cm" svg:x="15.119cm" svg:y="15.086cm" svg:viewBox="0 0 43 18" draw:points="0,18 43,18 43,0">
          <text:p/>
        </draw:polyline>
        <draw:line draw:style-name="gr1" draw:text-style-name="P1" draw:layer="layout" svg:x1="15.161cm" svg:y1="15.086cm" svg:x2="15.119cm" svg:y2="15.086cm">
          <text:p/>
        </draw:line>
        <draw:line draw:style-name="gr1" draw:text-style-name="P1" draw:layer="layout" svg:x1="15.119cm" svg:y1="15.086cm" svg:x2="15.119cm" svg:y2="15.103cm">
          <text:p/>
        </draw:line>
        <draw:line draw:style-name="gr1" draw:text-style-name="P1" draw:layer="layout" svg:x1="15.166cm" svg:y1="16.764cm" svg:x2="15.165cm" svg:y2="16.764cm">
          <text:p/>
        </draw:line>
        <draw:line draw:style-name="gr1" draw:text-style-name="P1" draw:layer="layout" svg:x1="15.165cm" svg:y1="16.467cm" svg:x2="15.166cm" svg:y2="16.467cm">
          <text:p/>
        </draw:line>
        <draw:line draw:style-name="gr1" draw:text-style-name="P1" draw:layer="layout" svg:x1="15.165cm" svg:y1="16.764cm" svg:x2="15.161cm" svg:y2="16.764cm">
          <text:p/>
        </draw:line>
        <draw:line draw:style-name="gr1" draw:text-style-name="P1" draw:layer="layout" svg:x1="15.161cm" svg:y1="16.467cm" svg:x2="15.165cm" svg:y2="16.467cm">
          <text:p/>
        </draw:line>
        <draw:line draw:style-name="gr1" draw:text-style-name="P1" draw:layer="layout" svg:x1="15.166cm" svg:y1="16.467cm" svg:x2="15.166cm" svg:y2="16.29cm">
          <text:p/>
        </draw:line>
        <draw:line draw:style-name="gr1" draw:text-style-name="P1" draw:layer="layout" svg:x1="15.166cm" svg:y1="16.817cm" svg:x2="15.166cm" svg:y2="16.764cm">
          <text:p/>
        </draw:line>
        <draw:line draw:style-name="gr1" draw:text-style-name="P1" draw:layer="layout" svg:x1="15.119cm" svg:y1="16.764cm" svg:x2="15.115cm" svg:y2="16.764cm">
          <text:p/>
        </draw:line>
        <draw:line draw:style-name="gr1" draw:text-style-name="P1" draw:layer="layout" svg:x1="15.115cm" svg:y1="16.467cm" svg:x2="15.119cm" svg:y2="16.467cm">
          <text:p/>
        </draw:line>
        <draw:line draw:style-name="gr1" draw:text-style-name="P1" draw:layer="layout" svg:x1="15.115cm" svg:y1="16.764cm" svg:x2="15.114cm" svg:y2="16.764cm">
          <text:p/>
        </draw:line>
        <draw:polyline draw:style-name="gr1" draw:text-style-name="P1" draw:layer="layout" svg:width="0.001cm" svg:height="0.23cm" svg:x="15.114cm" svg:y="16.237cm" svg:viewBox="0 0 2 231" draw:points="0,0 0,231 2,231">
          <text:p/>
        </draw:polyline>
        <draw:line draw:style-name="gr1" draw:text-style-name="P1" draw:layer="layout" svg:x1="15.114cm" svg:y1="16.764cm" svg:x2="15.114cm" svg:y2="16.87cm">
          <text:p/>
        </draw:line>
        <draw:line draw:style-name="gr1" draw:text-style-name="P1" draw:layer="layout" svg:x1="15.114cm" svg:y1="15.618cm" svg:x2="15.428cm" svg:y2="15.618cm">
          <text:p/>
        </draw:line>
        <draw:polyline draw:style-name="gr1" draw:text-style-name="P1" draw:layer="layout" svg:width="0.314cm" svg:height="2.132cm" svg:x="15.166cm" svg:y="15.566cm" svg:viewBox="0 0 315 2133" draw:points="315,2133 315,0 0,0">
          <text:p/>
        </draw:polyline>
        <draw:line draw:style-name="gr1" draw:text-style-name="P1" draw:layer="layout" svg:x1="15.428cm" svg:y1="16.29cm" svg:x2="15.428cm" svg:y2="16.615cm">
          <text:p/>
        </draw:line>
        <draw:line draw:style-name="gr1" draw:text-style-name="P1" draw:layer="layout" svg:x1="15.428cm" svg:y1="15.618cm" svg:x2="15.428cm" svg:y2="16.237cm">
          <text:p/>
        </draw:line>
        <draw:line draw:style-name="gr1" draw:text-style-name="P1" draw:layer="layout" svg:x1="15.428cm" svg:y1="16.87cm" svg:x2="15.428cm" svg:y2="17.646cm">
          <text:p/>
        </draw:line>
        <draw:line draw:style-name="gr1" draw:text-style-name="P1" draw:layer="layout" svg:x1="15.161cm" svg:y1="17.732cm" svg:x2="15.165cm" svg:y2="17.732cm">
          <text:p/>
        </draw:line>
        <draw:line draw:style-name="gr1" draw:text-style-name="P1" draw:layer="layout" svg:x1="15.165cm" svg:y1="18.695cm" svg:x2="15.161cm" svg:y2="18.695cm">
          <text:p/>
        </draw:line>
        <draw:line draw:style-name="gr1" draw:text-style-name="P1" draw:layer="layout" svg:x1="15.165cm" svg:y1="18.133cm" svg:x2="15.161cm" svg:y2="18.133cm">
          <text:p/>
        </draw:line>
        <draw:line draw:style-name="gr1" draw:text-style-name="P1" draw:layer="layout" svg:x1="15.161cm" svg:y1="18.398cm" svg:x2="15.165cm" svg:y2="18.398cm">
          <text:p/>
        </draw:line>
        <draw:line draw:style-name="gr1" draw:text-style-name="P1" draw:layer="layout" svg:x1="15.165cm" svg:y1="17.732cm" svg:x2="15.166cm" svg:y2="17.732cm">
          <text:p/>
        </draw:line>
        <draw:line draw:style-name="gr1" draw:text-style-name="P1" draw:layer="layout" svg:x1="15.166cm" svg:y1="18.695cm" svg:x2="15.165cm" svg:y2="18.695cm">
          <text:p/>
        </draw:line>
        <draw:line draw:style-name="gr1" draw:text-style-name="P1" draw:layer="layout" svg:x1="15.166cm" svg:y1="18.133cm" svg:x2="15.165cm" svg:y2="18.133cm">
          <text:p/>
        </draw:line>
        <draw:line draw:style-name="gr1" draw:text-style-name="P1" draw:layer="layout" svg:x1="15.165cm" svg:y1="18.398cm" svg:x2="15.166cm" svg:y2="18.398cm">
          <text:p/>
        </draw:line>
        <draw:line draw:style-name="gr1" draw:text-style-name="P1" draw:layer="layout" svg:x1="15.166cm" svg:y1="18.316cm" svg:x2="15.166cm" svg:y2="18.133cm">
          <text:p/>
        </draw:line>
        <draw:line draw:style-name="gr1" draw:text-style-name="P1" draw:layer="layout" svg:x1="15.166cm" svg:y1="18.398cm" svg:x2="15.166cm" svg:y2="18.369cm">
          <text:p/>
        </draw:line>
        <draw:line draw:style-name="gr1" draw:text-style-name="P1" draw:layer="layout" svg:x1="15.166cm" svg:y1="18.724cm" svg:x2="15.166cm" svg:y2="18.694cm">
          <text:p/>
        </draw:line>
        <draw:line draw:style-name="gr1" draw:text-style-name="P1" draw:layer="layout" svg:x1="15.166cm" svg:y1="17.732cm" svg:x2="15.166cm" svg:y2="17.698cm">
          <text:p/>
        </draw:line>
        <draw:line draw:style-name="gr1" draw:text-style-name="P1" draw:layer="layout" svg:x1="15.114cm" svg:y1="17.732cm" svg:x2="15.115cm" svg:y2="17.732cm">
          <text:p/>
        </draw:line>
        <draw:line draw:style-name="gr1" draw:text-style-name="P1" draw:layer="layout" svg:x1="15.115cm" svg:y1="18.695cm" svg:x2="15.114cm" svg:y2="18.695cm">
          <text:p/>
        </draw:line>
        <draw:line draw:style-name="gr1" draw:text-style-name="P1" draw:layer="layout" svg:x1="15.115cm" svg:y1="18.133cm" svg:x2="15.114cm" svg:y2="18.133cm">
          <text:p/>
        </draw:line>
        <draw:line draw:style-name="gr1" draw:text-style-name="P1" draw:layer="layout" svg:x1="15.114cm" svg:y1="18.398cm" svg:x2="15.115cm" svg:y2="18.398cm">
          <text:p/>
        </draw:line>
        <draw:line draw:style-name="gr1" draw:text-style-name="P1" draw:layer="layout" svg:x1="15.115cm" svg:y1="17.732cm" svg:x2="15.119cm" svg:y2="17.732cm">
          <text:p/>
        </draw:line>
        <draw:line draw:style-name="gr1" draw:text-style-name="P1" draw:layer="layout" svg:x1="15.119cm" svg:y1="18.695cm" svg:x2="15.115cm" svg:y2="18.695cm">
          <text:p/>
        </draw:line>
        <draw:line draw:style-name="gr1" draw:text-style-name="P1" draw:layer="layout" svg:x1="15.119cm" svg:y1="18.133cm" svg:x2="15.115cm" svg:y2="18.133cm">
          <text:p/>
        </draw:line>
        <draw:line draw:style-name="gr1" draw:text-style-name="P1" draw:layer="layout" svg:x1="15.115cm" svg:y1="18.398cm" svg:x2="15.119cm" svg:y2="18.398cm">
          <text:p/>
        </draw:line>
        <draw:line draw:style-name="gr1" draw:text-style-name="P1" draw:layer="layout" svg:x1="15.114cm" svg:y1="17.646cm" svg:x2="15.114cm" svg:y2="17.732cm">
          <text:p/>
        </draw:line>
        <draw:line draw:style-name="gr1" draw:text-style-name="P1" draw:layer="layout" svg:x1="15.114cm" svg:y1="18.133cm" svg:x2="15.114cm" svg:y2="18.398cm">
          <text:p/>
        </draw:line>
        <draw:line draw:style-name="gr1" draw:text-style-name="P1" draw:layer="layout" svg:x1="15.114cm" svg:y1="18.695cm" svg:x2="15.114cm" svg:y2="18.777cm">
          <text:p/>
        </draw:line>
        <draw:path draw:style-name="gr1" draw:text-style-name="P1" draw:layer="layout" svg:width="0.187cm" svg:height="0.077cm" svg:x="14.934cm" svg:y="21.299cm" svg:viewBox="0 0 188 78" svg:d="M188 0c-71 0-139 27-188 78">
          <text:p/>
        </draw:path>
        <draw:polygon draw:style-name="gr1" draw:text-style-name="P1" draw:layer="layout" svg:width="0.195cm" svg:height="0.196cm" svg:x="14.934cm" svg:y="21.365cm" svg:viewBox="0 0 196 197" draw:points="0,11 10,0 196,186 186,197">
          <text:p/>
        </draw:polygon>
        <draw:line draw:style-name="gr1" draw:text-style-name="P1" draw:layer="layout" svg:x1="15.161cm" svg:y1="21.282cm" svg:x2="15.119cm" svg:y2="21.282cm">
          <text:p/>
        </draw:line>
        <draw:polyline draw:style-name="gr1" draw:text-style-name="P1" draw:layer="layout" svg:width="0.042cm" svg:height="0.017cm" svg:x="15.119cm" svg:y="21.282cm" svg:viewBox="0 0 43 18" draw:points="0,0 0,18 43,18 43,0">
          <text:p/>
        </draw:polyline>
        <draw:polyline draw:style-name="gr1" draw:text-style-name="P1" draw:layer="layout" svg:width="0.042cm" svg:height="0.017cm" svg:x="15.119cm" svg:y="21.561cm" svg:viewBox="0 0 43 18" draw:points="43,0 0,0 0,18">
          <text:p/>
        </draw:polyline>
        <draw:line draw:style-name="gr1" draw:text-style-name="P1" draw:layer="layout" svg:x1="15.119cm" svg:y1="21.578cm" svg:x2="15.161cm" svg:y2="21.578cm">
          <text:p/>
        </draw:line>
        <draw:line draw:style-name="gr1" draw:text-style-name="P1" draw:layer="layout" svg:x1="15.161cm" svg:y1="21.578cm" svg:x2="15.161cm" svg:y2="21.561cm">
          <text:p/>
        </draw:line>
        <draw:line draw:style-name="gr1" draw:text-style-name="P1" draw:layer="layout" svg:x1="15.427cm" svg:y1="21.608cm" svg:x2="15.166cm" svg:y2="21.608cm">
          <text:p/>
        </draw:line>
        <draw:line draw:style-name="gr1" draw:text-style-name="P1" draw:layer="layout" svg:x1="15.114cm" svg:y1="21.66cm" svg:x2="15.427cm" svg:y2="21.66cm">
          <text:p/>
        </draw:line>
        <draw:line draw:style-name="gr1" draw:text-style-name="P1" draw:layer="layout" svg:x1="15.48cm" svg:y1="23.079cm" svg:x2="15.48cm" svg:y2="21.181cm">
          <text:p/>
        </draw:line>
        <draw:path draw:style-name="gr1" draw:text-style-name="P1" draw:layer="layout" svg:width="0.262cm" svg:height="0.107cm" svg:x="15.158cm" svg:y="20.873cm" svg:viewBox="0 0 263 108" svg:d="M0 108c98 2 193-38 263-108">
          <text:p/>
        </draw:path>
        <draw:polygon draw:style-name="gr1" draw:text-style-name="P1" draw:layer="layout" svg:width="0.27cm" svg:height="0.27cm" svg:x="15.15cm" svg:y="20.614cm" svg:viewBox="0 0 271 271" draw:points="271,260 260,271 0,11 11,0">
          <text:p/>
        </draw:polygon>
        <draw:line draw:style-name="gr1" draw:text-style-name="P1" draw:layer="layout" svg:x1="15.119cm" svg:y1="20.998cm" svg:x2="15.161cm" svg:y2="20.998cm">
          <text:p/>
        </draw:line>
        <draw:polyline draw:style-name="gr1" draw:text-style-name="P1" draw:layer="layout" svg:width="0.042cm" svg:height="0.019cm" svg:x="15.119cm" svg:y="20.98cm" svg:viewBox="0 0 43 20" draw:points="43,20 43,0 0,0 0,20">
          <text:p/>
        </draw:polyline>
        <draw:polyline draw:style-name="gr1" draw:text-style-name="P1" draw:layer="layout" svg:width="0.042cm" svg:height="0.017cm" svg:x="15.119cm" svg:y="20.597cm" svg:viewBox="0 0 43 18" draw:points="0,18 43,18 43,0">
          <text:p/>
        </draw:polyline>
        <draw:line draw:style-name="gr1" draw:text-style-name="P1" draw:layer="layout" svg:x1="15.166cm" svg:y1="20.597cm" svg:x2="15.119cm" svg:y2="20.597cm">
          <text:p/>
        </draw:line>
        <draw:line draw:style-name="gr1" draw:text-style-name="P1" draw:layer="layout" svg:x1="15.119cm" svg:y1="20.597cm" svg:x2="15.119cm" svg:y2="20.614cm">
          <text:p/>
        </draw:line>
        <draw:line draw:style-name="gr1" draw:text-style-name="P1" draw:layer="layout" svg:x1="15.166cm" svg:y1="21.578cm" svg:x2="15.165cm" svg:y2="21.578cm">
          <text:p/>
        </draw:line>
        <draw:line draw:style-name="gr1" draw:text-style-name="P1" draw:layer="layout" svg:x1="15.166cm" svg:y1="20.998cm" svg:x2="15.161cm" svg:y2="20.998cm">
          <text:p/>
        </draw:line>
        <draw:line draw:style-name="gr1" draw:text-style-name="P1" draw:layer="layout" svg:x1="15.165cm" svg:y1="21.282cm" svg:x2="15.166cm" svg:y2="21.282cm">
          <text:p/>
        </draw:line>
        <draw:line draw:style-name="gr1" draw:text-style-name="P1" draw:layer="layout" svg:x1="15.165cm" svg:y1="21.578cm" svg:x2="15.161cm" svg:y2="21.578cm">
          <text:p/>
        </draw:line>
        <draw:line draw:style-name="gr1" draw:text-style-name="P1" draw:layer="layout" svg:x1="15.161cm" svg:y1="21.282cm" svg:x2="15.165cm" svg:y2="21.282cm">
          <text:p/>
        </draw:line>
        <draw:line draw:style-name="gr1" draw:text-style-name="P1" draw:layer="layout" svg:x1="15.166cm" svg:y1="20.512cm" svg:x2="15.166cm" svg:y2="20.336cm">
          <text:p/>
        </draw:line>
        <draw:line draw:style-name="gr1" draw:text-style-name="P1" draw:layer="layout" svg:x1="15.166cm" svg:y1="20.597cm" svg:x2="15.166cm" svg:y2="20.564cm">
          <text:p/>
        </draw:line>
        <draw:line draw:style-name="gr1" draw:text-style-name="P1" draw:layer="layout" svg:x1="15.166cm" svg:y1="21.282cm" svg:x2="15.166cm" svg:y2="21.234cm">
          <text:p/>
        </draw:line>
        <draw:line draw:style-name="gr1" draw:text-style-name="P1" draw:layer="layout" svg:x1="15.166cm" svg:y1="21.181cm" svg:x2="15.166cm" svg:y2="20.998cm">
          <text:p/>
        </draw:line>
        <draw:line draw:style-name="gr1" draw:text-style-name="P1" draw:layer="layout" svg:x1="15.166cm" svg:y1="21.608cm" svg:x2="15.166cm" svg:y2="21.578cm">
          <text:p/>
        </draw:line>
        <draw:line draw:style-name="gr1" draw:text-style-name="P1" draw:layer="layout" svg:x1="15.119cm" svg:y1="21.578cm" svg:x2="15.115cm" svg:y2="21.578cm">
          <text:p/>
        </draw:line>
        <draw:line draw:style-name="gr1" draw:text-style-name="P1" draw:layer="layout" svg:x1="15.115cm" svg:y1="20.597cm" svg:x2="15.119cm" svg:y2="20.597cm">
          <text:p/>
        </draw:line>
        <draw:line draw:style-name="gr1" draw:text-style-name="P1" draw:layer="layout" svg:x1="15.119cm" svg:y1="20.998cm" svg:x2="15.115cm" svg:y2="20.998cm">
          <text:p/>
        </draw:line>
        <draw:line draw:style-name="gr1" draw:text-style-name="P1" draw:layer="layout" svg:x1="15.115cm" svg:y1="21.282cm" svg:x2="15.119cm" svg:y2="21.282cm">
          <text:p/>
        </draw:line>
        <draw:line draw:style-name="gr1" draw:text-style-name="P1" draw:layer="layout" svg:x1="15.115cm" svg:y1="21.578cm" svg:x2="15.114cm" svg:y2="21.578cm">
          <text:p/>
        </draw:line>
        <draw:line draw:style-name="gr1" draw:text-style-name="P1" draw:layer="layout" svg:x1="15.114cm" svg:y1="20.597cm" svg:x2="15.115cm" svg:y2="20.597cm">
          <text:p/>
        </draw:line>
        <draw:line draw:style-name="gr1" draw:text-style-name="P1" draw:layer="layout" svg:x1="15.115cm" svg:y1="20.998cm" svg:x2="15.114cm" svg:y2="20.998cm">
          <text:p/>
        </draw:line>
        <draw:line draw:style-name="gr1" draw:text-style-name="P1" draw:layer="layout" svg:x1="15.114cm" svg:y1="21.282cm" svg:x2="15.115cm" svg:y2="21.282cm">
          <text:p/>
        </draw:line>
        <draw:line draw:style-name="gr1" draw:text-style-name="P1" draw:layer="layout" svg:x1="15.114cm" svg:y1="20.336cm" svg:x2="15.114cm" svg:y2="20.597cm">
          <text:p/>
        </draw:line>
        <draw:line draw:style-name="gr1" draw:text-style-name="P1" draw:layer="layout" svg:x1="15.114cm" svg:y1="20.998cm" svg:x2="15.114cm" svg:y2="21.282cm">
          <text:p/>
        </draw:line>
        <draw:line draw:style-name="gr1" draw:text-style-name="P1" draw:layer="layout" svg:x1="15.114cm" svg:y1="21.578cm" svg:x2="15.114cm" svg:y2="21.661cm">
          <text:p/>
        </draw:line>
        <draw:line draw:style-name="gr1" draw:text-style-name="P1" draw:layer="layout" svg:x1="15.48cm" svg:y1="21.181cm" svg:x2="15.166cm" svg:y2="21.181cm">
          <text:p/>
        </draw:line>
        <draw:line draw:style-name="gr1" draw:text-style-name="P1" draw:layer="layout" svg:x1="15.166cm" svg:y1="21.234cm" svg:x2="15.427cm" svg:y2="21.234cm">
          <text:p/>
        </draw:line>
        <draw:line draw:style-name="gr1" draw:text-style-name="P1" draw:layer="layout" svg:x1="15.48cm" svg:y1="20.564cm" svg:x2="15.48cm" svg:y2="18.316cm">
          <text:p/>
        </draw:line>
        <draw:line draw:style-name="gr1" draw:text-style-name="P1" draw:layer="layout" svg:x1="15.428cm" svg:y1="18.777cm" svg:x2="15.428cm" svg:y2="19.708cm">
          <text:p/>
        </draw:line>
        <draw:line draw:style-name="gr1" draw:text-style-name="P1" draw:layer="layout" svg:x1="15.428cm" svg:y1="18.369cm" svg:x2="15.428cm" svg:y2="18.724cm">
          <text:p/>
        </draw:line>
        <draw:line draw:style-name="gr1" draw:text-style-name="P1" draw:layer="layout" svg:x1="15.428cm" svg:y1="19.893cm" svg:x2="15.428cm" svg:y2="20.284cm">
          <text:p/>
        </draw:line>
        <draw:line draw:style-name="gr1" draw:text-style-name="P1" draw:layer="layout" svg:x1="15.428cm" svg:y1="20.336cm" svg:x2="15.428cm" svg:y2="20.512cm">
          <text:p/>
        </draw:line>
        <draw:polyline draw:style-name="gr1" draw:text-style-name="P1" draw:layer="layout" svg:width="0.004cm" svg:height="0cm" svg:x="15.161cm" svg:y="23.03cm" svg:viewBox="0 0 5 0" draw:points="0,0 4,0 5,0">
          <text:p/>
        </draw:polyline>
        <draw:line draw:style-name="gr1" draw:text-style-name="P1" draw:layer="layout" svg:x1="15.161cm" svg:y1="23.112cm" svg:x2="15.165cm" svg:y2="23.112cm">
          <text:p/>
        </draw:line>
        <draw:line draw:style-name="gr1" draw:text-style-name="P1" draw:layer="layout" svg:x1="15.165cm" svg:y1="23.513cm" svg:x2="15.161cm" svg:y2="23.513cm">
          <text:p/>
        </draw:line>
        <draw:line draw:style-name="gr1" draw:text-style-name="P1" draw:layer="layout" svg:x1="15.165cm" svg:y1="23.112cm" svg:x2="15.166cm" svg:y2="23.112cm">
          <text:p/>
        </draw:line>
        <draw:line draw:style-name="gr1" draw:text-style-name="P1" draw:layer="layout" svg:x1="15.166cm" svg:y1="23.513cm" svg:x2="15.165cm" svg:y2="23.513cm">
          <text:p/>
        </draw:line>
        <draw:line draw:style-name="gr1" draw:text-style-name="P1" draw:layer="layout" svg:x1="15.166cm" svg:y1="24.142cm" svg:x2="15.166cm" svg:y2="24.095cm">
          <text:p/>
        </draw:line>
        <draw:line draw:style-name="gr1" draw:text-style-name="P1" draw:layer="layout" svg:x1="15.166cm" svg:y1="23.697cm" svg:x2="15.166cm" svg:y2="23.513cm">
          <text:p/>
        </draw:line>
        <draw:line draw:style-name="gr1" draw:text-style-name="P1" draw:layer="layout" svg:x1="15.166cm" svg:y1="23.798cm" svg:x2="15.166cm" svg:y2="23.749cm">
          <text:p/>
        </draw:line>
        <draw:line draw:style-name="gr1" draw:text-style-name="P1" draw:layer="layout" svg:x1="15.166cm" svg:y1="23.047cm" svg:x2="15.166cm" svg:y2="23.03cm">
          <text:p/>
        </draw:line>
        <draw:line draw:style-name="gr1" draw:text-style-name="P1" draw:layer="layout" svg:x1="15.166cm" svg:y1="23.112cm" svg:x2="15.166cm" svg:y2="23.079cm">
          <text:p/>
        </draw:line>
        <draw:polyline draw:style-name="gr1" draw:text-style-name="P1" draw:layer="layout" svg:width="0.004cm" svg:height="0cm" svg:x="15.114cm" svg:y="24.187cm" svg:viewBox="0 0 5 0" draw:points="5,0 1,0 0,0">
          <text:p/>
        </draw:polyline>
        <draw:line draw:style-name="gr1" draw:text-style-name="P1" draw:layer="layout" svg:x1="15.114cm" svg:y1="23.112cm" svg:x2="15.115cm" svg:y2="23.112cm">
          <text:p/>
        </draw:line>
        <draw:line draw:style-name="gr1" draw:text-style-name="P1" draw:layer="layout" svg:x1="15.115cm" svg:y1="23.513cm" svg:x2="15.114cm" svg:y2="23.513cm">
          <text:p/>
        </draw:line>
        <draw:line draw:style-name="gr1" draw:text-style-name="P1" draw:layer="layout" svg:x1="15.115cm" svg:y1="23.112cm" svg:x2="15.119cm" svg:y2="23.112cm">
          <text:p/>
        </draw:line>
        <draw:line draw:style-name="gr1" draw:text-style-name="P1" draw:layer="layout" svg:x1="15.119cm" svg:y1="23.513cm" svg:x2="15.115cm" svg:y2="23.513cm">
          <text:p/>
        </draw:line>
        <draw:line draw:style-name="gr1" draw:text-style-name="P1" draw:layer="layout" svg:x1="15.114cm" svg:y1="23.077cm" svg:x2="15.114cm" svg:y2="23.112cm">
          <text:p/>
        </draw:line>
        <draw:line draw:style-name="gr1" draw:text-style-name="P1" draw:layer="layout" svg:x1="15.114cm" svg:y1="23.513cm" svg:x2="15.114cm" svg:y2="23.798cm">
          <text:p/>
        </draw:line>
        <draw:line draw:style-name="gr1" draw:text-style-name="P1" draw:layer="layout" svg:x1="15.114cm" svg:y1="24.095cm" svg:x2="15.114cm" svg:y2="24.187cm">
          <text:p/>
        </draw:line>
        <draw:line draw:style-name="gr1" draw:text-style-name="P1" draw:layer="layout" svg:x1="18.008cm" svg:y1="18.261cm" svg:x2="18.008cm" svg:y2="18.76cm">
          <text:p/>
        </draw:line>
        <draw:line draw:style-name="gr1" draw:text-style-name="P1" draw:layer="layout" svg:x1="17.943cm" svg:y1="18.261cm" svg:x2="17.943cm" svg:y2="18.76cm">
          <text:p/>
        </draw:line>
        <draw:line draw:style-name="gr1" draw:text-style-name="P1" draw:layer="layout" svg:x1="18.008cm" svg:y1="21.921cm" svg:x2="18.008cm" svg:y2="22.42cm">
          <text:p/>
        </draw:line>
        <draw:line draw:style-name="gr1" draw:text-style-name="P1" draw:layer="layout" svg:x1="17.943cm" svg:y1="21.921cm" svg:x2="17.943cm" svg:y2="22.42cm">
          <text:p/>
        </draw:line>
        <draw:line draw:style-name="gr1" draw:text-style-name="P1" draw:layer="layout" svg:x1="18.008cm" svg:y1="18.782cm" svg:x2="18.008cm" svg:y2="19.283cm">
          <text:p/>
        </draw:line>
        <draw:line draw:style-name="gr1" draw:text-style-name="P1" draw:layer="layout" svg:x1="17.943cm" svg:y1="18.782cm" svg:x2="17.943cm" svg:y2="19.283cm">
          <text:p/>
        </draw:line>
        <draw:line draw:style-name="gr1" draw:text-style-name="P1" draw:layer="layout" svg:x1="18.008cm" svg:y1="19.305cm" svg:x2="18.008cm" svg:y2="19.806cm">
          <text:p/>
        </draw:line>
        <draw:line draw:style-name="gr1" draw:text-style-name="P1" draw:layer="layout" svg:x1="17.943cm" svg:y1="19.305cm" svg:x2="17.943cm" svg:y2="19.806cm">
          <text:p/>
        </draw:line>
        <draw:line draw:style-name="gr1" draw:text-style-name="P1" draw:layer="layout" svg:x1="18.008cm" svg:y1="19.828cm" svg:x2="18.008cm" svg:y2="20.329cm">
          <text:p/>
        </draw:line>
        <draw:line draw:style-name="gr1" draw:text-style-name="P1" draw:layer="layout" svg:x1="17.943cm" svg:y1="19.828cm" svg:x2="17.943cm" svg:y2="20.329cm">
          <text:p/>
        </draw:line>
        <draw:line draw:style-name="gr1" draw:text-style-name="P1" draw:layer="layout" svg:x1="18.008cm" svg:y1="20.351cm" svg:x2="18.008cm" svg:y2="20.853cm">
          <text:p/>
        </draw:line>
        <draw:line draw:style-name="gr1" draw:text-style-name="P1" draw:layer="layout" svg:x1="17.943cm" svg:y1="20.351cm" svg:x2="17.943cm" svg:y2="20.853cm">
          <text:p/>
        </draw:line>
        <draw:line draw:style-name="gr1" draw:text-style-name="P1" draw:layer="layout" svg:x1="18.008cm" svg:y1="20.875cm" svg:x2="18.008cm" svg:y2="21.376cm">
          <text:p/>
        </draw:line>
        <draw:line draw:style-name="gr1" draw:text-style-name="P1" draw:layer="layout" svg:x1="17.943cm" svg:y1="20.875cm" svg:x2="17.943cm" svg:y2="21.376cm">
          <text:p/>
        </draw:line>
        <draw:line draw:style-name="gr1" draw:text-style-name="P1" draw:layer="layout" svg:x1="18.008cm" svg:y1="21.398cm" svg:x2="18.008cm" svg:y2="21.899cm">
          <text:p/>
        </draw:line>
        <draw:line draw:style-name="gr1" draw:text-style-name="P1" draw:layer="layout" svg:x1="17.943cm" svg:y1="21.398cm" svg:x2="17.943cm" svg:y2="21.899cm">
          <text:p/>
        </draw:line>
        <draw:polygon draw:style-name="gr1" draw:text-style-name="P1" draw:layer="layout" svg:width="0.065cm" svg:height="0.022cm" svg:x="17.943cm" svg:y="18.239cm" svg:viewBox="0 0 66 23" draw:points="57,23 66,23 66,0 0,0 0,23 49,23 49,18 57,18">
          <text:p/>
        </draw:polygon>
        <draw:polygon draw:style-name="gr1" draw:text-style-name="P1" draw:layer="layout" svg:width="0.065cm" svg:height="0.022cm" svg:x="17.943cm" svg:y="22.42cm" svg:viewBox="0 0 66 23" draw:points="66,0 57,0 57,6 49,6 49,0 0,0 0,23 66,23">
          <text:p/>
        </draw:polygon>
        <draw:polygon draw:style-name="gr1" draw:text-style-name="P1" draw:layer="layout" svg:width="0.008cm" svg:height="0.501cm" svg:x="17.991cm" svg:y="21.398cm" svg:viewBox="0 0 9 502" draw:points="9,502 9,0 0,0 0,502">
          <text:p/>
        </draw:polygon>
        <draw:polygon draw:style-name="gr1" draw:text-style-name="P1" draw:layer="layout" svg:width="0.008cm" svg:height="0.501cm" svg:x="17.991cm" svg:y="20.875cm" svg:viewBox="0 0 9 502" draw:points="9,502 9,0 0,0 0,502">
          <text:p/>
        </draw:polygon>
        <draw:polygon draw:style-name="gr1" draw:text-style-name="P1" draw:layer="layout" svg:width="0.008cm" svg:height="0.502cm" svg:x="17.991cm" svg:y="20.351cm" svg:viewBox="0 0 9 503" draw:points="9,503 9,0 0,0 0,503">
          <text:p/>
        </draw:polygon>
        <draw:polygon draw:style-name="gr1" draw:text-style-name="P1" draw:layer="layout" svg:width="0.008cm" svg:height="0.499cm" svg:x="17.991cm" svg:y="18.261cm" svg:viewBox="0 0 9 500" draw:points="9,500 9,0 0,0 0,500">
          <text:p/>
        </draw:polygon>
        <draw:polygon draw:style-name="gr1" draw:text-style-name="P1" draw:layer="layout" svg:width="0.008cm" svg:height="0.501cm" svg:x="17.991cm" svg:y="18.782cm" svg:viewBox="0 0 9 502" draw:points="9,502 9,0 0,0 0,502">
          <text:p/>
        </draw:polygon>
        <draw:polygon draw:style-name="gr1" draw:text-style-name="P1" draw:layer="layout" svg:width="0.008cm" svg:height="0.501cm" svg:x="17.991cm" svg:y="19.305cm" svg:viewBox="0 0 9 502" draw:points="9,502 9,0 0,0 0,502">
          <text:p/>
        </draw:polygon>
        <draw:polygon draw:style-name="gr1" draw:text-style-name="P1" draw:layer="layout" svg:width="0.008cm" svg:height="0.501cm" svg:x="17.991cm" svg:y="19.828cm" svg:viewBox="0 0 9 502" draw:points="9,502 9,0 0,0 0,502">
          <text:p/>
        </draw:polygon>
        <draw:polygon draw:style-name="gr1" draw:text-style-name="P1" draw:layer="layout" svg:width="0.008cm" svg:height="0.499cm" svg:x="17.991cm" svg:y="21.921cm" svg:viewBox="0 0 9 500" draw:points="9,500 9,0 0,0 0,500">
          <text:p/>
        </draw:polygon>
        <draw:polygon draw:style-name="gr1" draw:text-style-name="P2" draw:layer="layout" svg:width="0.008cm" svg:height="0.773cm" svg:x="17.926cm" svg:y="28.852cm" svg:viewBox="0 0 9 774" draw:points="9,774 9,0 0,0 0,774">
          <text:p/>
        </draw:polygon>
        <draw:line draw:style-name="gr1" draw:text-style-name="P1" draw:layer="layout" svg:x1="10.704cm" svg:y1="26.193cm" svg:x2="10.875cm" svg:y2="26.193cm">
          <text:p/>
        </draw:line>
        <draw:polyline draw:style-name="gr1" draw:text-style-name="P1" draw:layer="layout" svg:width="0.123cm" svg:height="0.167cm" svg:x="10.704cm" svg:y="14.86cm" svg:viewBox="0 0 124 168" draw:points="124,0 0,0 0,168 124,168">
          <text:p/>
        </draw:polyline>
        <draw:path draw:style-name="gr1" draw:text-style-name="P1" draw:layer="layout" svg:width="0.187cm" svg:height="0.076cm" svg:x="14.934cm" svg:y="24.001cm" svg:viewBox="0 0 188 77" svg:d="M0 0c49 50 117 78 188 77">
          <text:p/>
        </draw:path>
        <draw:polygon draw:style-name="gr1" draw:text-style-name="P1" draw:layer="layout" svg:width="0.195cm" svg:height="0.196cm" svg:x="14.934cm" svg:y="23.816cm" svg:viewBox="0 0 196 197" draw:points="0,186 10,197 196,11 186,0">
          <text:p/>
        </draw:polygon>
        <draw:polyline draw:style-name="gr1" draw:text-style-name="P1" draw:layer="layout" svg:width="0.042cm" svg:height="0.017cm" svg:x="15.119cm" svg:y="24.078cm" svg:viewBox="0 0 43 18" draw:points="43,18 43,0 0,0 0,18">
          <text:p/>
        </draw:polyline>
        <draw:line draw:style-name="gr1" draw:text-style-name="P1" draw:layer="layout" svg:x1="15.114cm" svg:y1="24.095cm" svg:x2="15.166cm" svg:y2="24.095cm">
          <text:p/>
        </draw:line>
        <draw:line draw:style-name="gr1" draw:text-style-name="P1" draw:layer="layout" svg:x1="15.161cm" svg:y1="23.816cm" svg:x2="15.161cm" svg:y2="23.798cm">
          <text:p/>
        </draw:line>
        <draw:line draw:style-name="gr1" draw:text-style-name="P1" draw:layer="layout" svg:x1="15.166cm" svg:y1="23.798cm" svg:x2="15.114cm" svg:y2="23.798cm">
          <text:p/>
        </draw:line>
        <draw:polyline draw:style-name="gr1" draw:text-style-name="P1" draw:layer="layout" svg:width="0.042cm" svg:height="0.018cm" svg:x="15.119cm" svg:y="23.798cm" svg:viewBox="0 0 43 19" draw:points="0,0 0,19 43,19">
          <text:p/>
        </draw:polyline>
        <draw:polyline draw:style-name="gr1" draw:text-style-name="P1" draw:layer="layout" svg:width="0.189cm" svg:height="0.15cm" svg:x="17.593cm" svg:y="26.02cm" svg:viewBox="0 0 190 151" draw:points="131,0 0,0 0,151 190,151">
          <text:p/>
        </draw:polyline>
        <draw:path draw:style-name="gr1" draw:text-style-name="P1" draw:layer="layout" svg:width="0.225cm" svg:height="0.092cm" svg:x="10.61cm" svg:y="25.345cm" svg:viewBox="0 0 226 93" svg:d="M0 0c61 60 142 93 226 93">
          <text:p/>
        </draw:path>
        <draw:polygon draw:style-name="gr1" draw:text-style-name="P1" draw:layer="layout" svg:width="0.233cm" svg:height="0.232cm" svg:x="10.61cm" svg:y="25.123cm" svg:viewBox="0 0 234 233" draw:points="0,223 11,233 234,11 223,0">
          <text:p/>
        </draw:polygon>
        <draw:polygon draw:style-name="gr1" draw:text-style-name="P1" draw:layer="layout" svg:width="0.005cm" svg:height="0.209cm" svg:x="10.851cm" svg:y="25.454cm" svg:viewBox="0 0 6 210" draw:points="6,210 6,0 0,0 0,210">
          <text:p/>
        </draw:polygon>
        <draw:polyline draw:style-name="gr1" draw:text-style-name="P1" draw:layer="layout" svg:width="0.043cm" svg:height="0.018cm" svg:x="10.832cm" svg:y="25.663cm" svg:viewBox="0 0 44 19" draw:points="44,19 44,0 0,0 0,19">
          <text:p/>
        </draw:polyline>
        <draw:line draw:style-name="gr1" draw:text-style-name="P1" draw:layer="layout" svg:x1="10.832cm" svg:y1="25.681cm" svg:x2="10.875cm" svg:y2="25.681cm">
          <text:p/>
        </draw:line>
        <draw:polygon draw:style-name="gr1" draw:text-style-name="P1" draw:layer="layout" svg:width="0.043cm" svg:height="0.017cm" svg:x="10.832cm" svg:y="25.437cm" svg:viewBox="0 0 44 18" draw:points="44,18 44,0 0,0 0,18">
          <text:p/>
        </draw:polygon>
        <draw:line draw:style-name="gr1" draw:text-style-name="P1" draw:layer="layout" svg:x1="10.875cm" svg:y1="25.123cm" svg:x2="10.875cm" svg:y2="25.106cm">
          <text:p/>
        </draw:line>
        <draw:line draw:style-name="gr1" draw:text-style-name="P1" draw:layer="layout" svg:x1="10.875cm" svg:y1="25.106cm" svg:x2="10.832cm" svg:y2="25.106cm">
          <text:p/>
        </draw:line>
        <draw:polyline draw:style-name="gr1" draw:text-style-name="P1" draw:layer="layout" svg:width="0.043cm" svg:height="0.017cm" svg:x="10.832cm" svg:y="25.106cm" svg:viewBox="0 0 44 18" draw:points="0,0 0,18 44,18">
          <text:p/>
        </draw:polyline>
        <draw:line draw:style-name="gr1" draw:text-style-name="P1" draw:layer="layout" svg:x1="10.875cm" svg:y1="25.454cm" svg:x2="10.875cm" svg:y2="25.663cm">
          <text:p/>
        </draw:line>
        <draw:line draw:style-name="gr1" draw:text-style-name="P1" draw:layer="layout" svg:x1="10.832cm" svg:y1="25.663cm" svg:x2="10.832cm" svg:y2="25.454cm">
          <text:p/>
        </draw:line>
        <draw:line draw:style-name="gr1" draw:text-style-name="P1" draw:layer="layout" svg:x1="15.166cm" svg:y1="20.564cm" svg:x2="15.48cm" svg:y2="20.564cm">
          <text:p/>
        </draw:line>
        <draw:line draw:style-name="gr1" draw:text-style-name="P1" draw:layer="layout" svg:x1="15.428cm" svg:y1="20.512cm" svg:x2="15.166cm" svg:y2="20.512cm">
          <text:p/>
        </draw:line>
        <draw:line draw:style-name="gr1" draw:text-style-name="P1" draw:layer="layout" svg:x1="15.427cm" svg:y1="22.751cm" svg:x2="15.114cm" svg:y2="22.751cm">
          <text:p/>
        </draw:line>
        <draw:line draw:style-name="gr1" draw:text-style-name="P1" draw:layer="layout" svg:x1="15.428cm" svg:y1="24.142cm" svg:x2="15.166cm" svg:y2="24.142cm">
          <text:p/>
        </draw:line>
        <draw:polyline draw:style-name="gr1" draw:text-style-name="P1" draw:layer="layout" svg:width="0.267cm" svg:height="0.006cm" svg:x="15.161cm" svg:y="24.189cm" svg:viewBox="0 0 268 7" draw:points="268,7 0,7 0,5 0,0">
          <text:p/>
        </draw:polyline>
        <draw:line draw:style-name="gr1" draw:text-style-name="P1" draw:layer="layout" svg:x1="9.214cm" svg:y1="26.183cm" svg:x2="9.472cm" svg:y2="26.183cm">
          <text:p/>
        </draw:line>
        <draw:path draw:style-name="gr1" draw:text-style-name="P1" draw:layer="layout" svg:width="0.187cm" svg:height="0.076cm" svg:x="14.934cm" svg:y="18.416cm" svg:viewBox="0 0 188 77" svg:d="M188 0c-71-1-139 27-188 77">
          <text:p/>
        </draw:path>
        <draw:polygon draw:style-name="gr1" draw:text-style-name="P1" draw:layer="layout" svg:width="0.195cm" svg:height="0.196cm" svg:x="14.934cm" svg:y="18.481cm" svg:viewBox="0 0 196 197" draw:points="0,11 10,0 196,186 186,197">
          <text:p/>
        </draw:polygon>
        <draw:line draw:style-name="gr1" draw:text-style-name="P1" draw:layer="layout" svg:x1="15.161cm" svg:y1="18.398cm" svg:x2="15.119cm" svg:y2="18.398cm">
          <text:p/>
        </draw:line>
        <draw:polyline draw:style-name="gr1" draw:text-style-name="P1" draw:layer="layout" svg:width="0.042cm" svg:height="0.017cm" svg:x="15.119cm" svg:y="18.398cm" svg:viewBox="0 0 43 18" draw:points="0,0 0,18 43,18 43,0">
          <text:p/>
        </draw:polyline>
        <draw:polyline draw:style-name="gr1" draw:text-style-name="P1" draw:layer="layout" svg:width="0.042cm" svg:height="0.017cm" svg:x="15.119cm" svg:y="18.677cm" svg:viewBox="0 0 43 18" draw:points="43,0 0,0 0,18">
          <text:p/>
        </draw:polyline>
        <draw:line draw:style-name="gr1" draw:text-style-name="P1" draw:layer="layout" svg:x1="15.119cm" svg:y1="18.695cm" svg:x2="15.161cm" svg:y2="18.695cm">
          <text:p/>
        </draw:line>
        <draw:line draw:style-name="gr1" draw:text-style-name="P1" draw:layer="layout" svg:x1="15.161cm" svg:y1="18.695cm" svg:x2="15.161cm" svg:y2="18.677cm">
          <text:p/>
        </draw:line>
        <draw:line draw:style-name="gr1" draw:text-style-name="P1" draw:layer="layout" svg:x1="15.428cm" svg:y1="18.724cm" svg:x2="15.166cm" svg:y2="18.724cm">
          <text:p/>
        </draw:line>
        <draw:line draw:style-name="gr1" draw:text-style-name="P1" draw:layer="layout" svg:x1="15.114cm" svg:y1="18.777cm" svg:x2="15.428cm" svg:y2="18.777cm">
          <text:p/>
        </draw:line>
        <draw:polyline draw:style-name="gr1" draw:text-style-name="P1" draw:layer="layout" svg:width="1.341cm" svg:height="0.008cm" svg:x="16.434cm" svg:y="26.321cm" svg:viewBox="0 0 1342 9" draw:points="0,0 1342,0 1342,9 0,9">
          <text:p/>
        </draw:polyline>
        <draw:polyline draw:style-name="gr1" draw:text-style-name="P1" draw:layer="layout" svg:width="1.341cm" svg:height="0.014cm" svg:x="16.434cm" svg:y="26.305cm" svg:viewBox="0 0 1342 15" draw:points="0,15 1342,15 1342,0 0,0">
          <text:p/>
        </draw:polyline>
        <draw:line draw:style-name="gr1" draw:text-style-name="P1" draw:layer="layout" svg:x1="17.869cm" svg:y1="22.876cm" svg:x2="17.593cm" svg:y2="22.876cm">
          <text:p/>
        </draw:line>
        <draw:line draw:style-name="gr1" draw:text-style-name="P1" draw:layer="layout" svg:x1="17.938cm" svg:y1="19.791cm" svg:x2="17.787cm" svg:y2="19.791cm">
          <text:p/>
        </draw:line>
        <draw:line draw:style-name="gr1" draw:text-style-name="P1" draw:layer="layout" svg:x1="17.787cm" svg:y1="19.843cm" svg:x2="17.938cm" svg:y2="19.843cm">
          <text:p/>
        </draw:line>
        <draw:line draw:style-name="gr1" draw:text-style-name="P1" draw:layer="layout" svg:x1="17.787cm" svg:y1="19.732cm" svg:x2="17.593cm" svg:y2="19.732cm">
          <text:p/>
        </draw:line>
        <draw:line draw:style-name="gr1" draw:text-style-name="P1" draw:layer="layout" svg:x1="17.593cm" svg:y1="19.843cm" svg:x2="17.593cm" svg:y2="19.902cm">
          <text:p/>
        </draw:line>
        <draw:line draw:style-name="gr1" draw:text-style-name="P1" draw:layer="layout" svg:x1="17.593cm" svg:y1="19.732cm" svg:x2="17.593cm" svg:y2="19.791cm">
          <text:p/>
        </draw:line>
        <draw:line draw:style-name="gr1" draw:text-style-name="P1" draw:layer="layout" svg:x1="17.938cm" svg:y1="18.745cm" svg:x2="16.565cm" svg:y2="18.745cm">
          <text:p/>
        </draw:line>
        <draw:line draw:style-name="gr1" draw:text-style-name="P1" draw:layer="layout" svg:x1="16.565cm" svg:y1="18.797cm" svg:x2="17.938cm" svg:y2="18.797cm">
          <text:p/>
        </draw:line>
        <draw:line draw:style-name="gr1" draw:text-style-name="P1" draw:layer="layout" svg:x1="17.938cm" svg:y1="20.838cm" svg:x2="16.565cm" svg:y2="20.838cm">
          <text:p/>
        </draw:line>
        <draw:line draw:style-name="gr1" draw:text-style-name="P1" draw:layer="layout" svg:x1="16.565cm" svg:y1="20.89cm" svg:x2="17.938cm" svg:y2="20.89cm">
          <text:p/>
        </draw:line>
        <draw:line draw:style-name="gr1" draw:text-style-name="P1" draw:layer="layout" svg:x1="17.931cm" svg:y1="21.884cm" svg:x2="16.565cm" svg:y2="21.884cm">
          <text:p/>
        </draw:line>
        <draw:line draw:style-name="gr1" draw:text-style-name="P1" draw:layer="layout" svg:x1="16.565cm" svg:y1="21.936cm" svg:x2="17.931cm" svg:y2="21.936cm">
          <text:p/>
        </draw:line>
        <draw:line draw:style-name="gr1" draw:text-style-name="P1" draw:layer="layout" svg:x1="17.593cm" svg:y1="22.876cm" svg:x2="17.593cm" svg:y2="23.027cm">
          <text:p/>
        </draw:line>
        <draw:line draw:style-name="gr1" draw:text-style-name="P1" draw:layer="layout" svg:x1="16.565cm" svg:y1="23.079cm" svg:x2="17.724cm" svg:y2="23.079cm">
          <text:p/>
        </draw:line>
        <draw:line draw:style-name="gr1" draw:text-style-name="P1" draw:layer="layout" svg:x1="17.593cm" svg:y1="23.027cm" svg:x2="16.565cm" svg:y2="23.027cm">
          <text:p/>
        </draw:line>
        <draw:path draw:style-name="gr1" draw:text-style-name="P1" draw:layer="layout" svg:width="0.108cm" svg:height="0.262cm" svg:x="14.7cm" svg:y="22.771cm" svg:viewBox="0 0 109 263" svg:d="M109 0c-70 69-109 165-109 263">
          <text:p/>
        </draw:path>
        <draw:polygon draw:style-name="gr1" draw:text-style-name="P1" draw:layer="layout" svg:width="0.269cm" svg:height="0.269cm" svg:x="14.797cm" svg:y="22.771cm" svg:viewBox="0 0 270 270" draw:points="10,0 0,10 259,270 270,260">
          <text:p/>
        </draw:polygon>
        <draw:polyline draw:style-name="gr1" draw:text-style-name="P1" draw:layer="layout" svg:width="0.017cm" svg:height="0.042cm" svg:x="14.683cm" svg:y="23.03cm" svg:viewBox="0 0 18 43" draw:points="0,43 18,43 18,0 0,0">
          <text:p/>
        </draw:polyline>
        <draw:line draw:style-name="gr1" draw:text-style-name="P1" draw:layer="layout" svg:x1="14.683cm" svg:y1="23.03cm" svg:x2="14.683cm" svg:y2="23.072cm">
          <text:p/>
        </draw:line>
        <draw:line draw:style-name="gr1" draw:text-style-name="P1" draw:layer="layout" svg:x1="15.066cm" svg:y1="23.072cm" svg:x2="15.084cm" svg:y2="23.072cm">
          <text:p/>
        </draw:line>
        <draw:line draw:style-name="gr1" draw:text-style-name="P1" draw:layer="layout" svg:x1="15.084cm" svg:y1="23.072cm" svg:x2="15.084cm" svg:y2="23.03cm">
          <text:p/>
        </draw:line>
        <draw:polyline draw:style-name="gr1" draw:text-style-name="P1" draw:layer="layout" svg:width="0.018cm" svg:height="0.042cm" svg:x="15.066cm" svg:y="23.03cm" svg:viewBox="0 0 19 43" draw:points="19,0 0,0 0,43">
          <text:p/>
        </draw:polyline>
        <draw:line draw:style-name="gr1" draw:text-style-name="P2" draw:layer="layout" svg:x1="10.901cm" svg:y1="27.889cm" svg:x2="10.899cm" svg:y2="27.894cm">
          <text:p/>
        </draw:line>
        <draw:polyline draw:style-name="gr1" draw:text-style-name="P2" draw:layer="layout" svg:width="0.005cm" svg:height="0.018cm" svg:x="10.562cm" svg:y="27.839cm" svg:viewBox="0 0 6 19" draw:points="0,19 3,11 3,10 5,1 6,0">
          <text:p/>
        </draw:polyline>
        <draw:line draw:style-name="gr1" draw:text-style-name="P2" draw:layer="layout" svg:x1="10.9cm" svg:y1="27.889cm" svg:x2="10.899cm" svg:y2="27.889cm">
          <text:p/>
        </draw:line>
        <draw:line draw:style-name="gr1" draw:text-style-name="P2" draw:layer="layout" svg:x1="10.878cm" svg:y1="27.884cm" svg:x2="10.602cm" svg:y2="27.809cm">
          <text:p/>
        </draw:line>
        <draw:polyline draw:style-name="gr1" draw:text-style-name="P2" draw:layer="layout" svg:width="0cm" svg:height="0cm" svg:x="10.899cm" svg:y="27.893cm" svg:viewBox="0 0 0 0" draw:points="0,0">
          <text:p/>
        </draw:polyline>
        <draw:line draw:style-name="gr1" draw:text-style-name="P2" draw:layer="layout" svg:x1="10.878cm" svg:y1="27.888cm" svg:x2="10.598cm" svg:y2="27.812cm">
          <text:p/>
        </draw:line>
        <draw:line draw:style-name="gr1" draw:text-style-name="P2" draw:layer="layout" svg:x1="10.567cm" svg:y1="27.84cm" svg:x2="10.566cm" svg:y2="27.84cm">
          <text:p/>
        </draw:line>
        <draw:line draw:style-name="gr1" draw:text-style-name="P2" draw:layer="layout" svg:x1="10.565cm" svg:y1="27.848cm" svg:x2="10.564cm" svg:y2="27.848cm">
          <text:p/>
        </draw:line>
        <draw:line draw:style-name="gr1" draw:text-style-name="P2" draw:layer="layout" svg:x1="10.565cm" svg:y1="27.849cm" svg:x2="10.564cm" svg:y2="27.849cm">
          <text:p/>
        </draw:line>
        <draw:line draw:style-name="gr1" draw:text-style-name="P2" draw:layer="layout" svg:x1="10.565cm" svg:y1="27.858cm" svg:x2="10.562cm" svg:y2="27.857cm">
          <text:p/>
        </draw:line>
        <draw:line draw:style-name="gr1" draw:text-style-name="P2" draw:layer="layout" svg:x1="11.457cm" svg:y1="28.038cm" svg:x2="11.455cm" svg:y2="28.043cm">
          <text:p/>
        </draw:line>
        <draw:line draw:style-name="gr1" draw:text-style-name="P2" draw:layer="layout" svg:x1="10.899cm" svg:y1="27.894cm" svg:x2="10.901cm" svg:y2="27.889cm">
          <text:p/>
        </draw:line>
        <draw:line draw:style-name="gr1" draw:text-style-name="P2" draw:layer="layout" svg:x1="11.456cm" svg:y1="28.038cm" svg:x2="11.455cm" svg:y2="28.038cm">
          <text:p/>
        </draw:line>
        <draw:line draw:style-name="gr1" draw:text-style-name="P2" draw:layer="layout" svg:x1="11.434cm" svg:y1="28.033cm" svg:x2="10.9cm" svg:y2="27.889cm">
          <text:p/>
        </draw:line>
        <draw:polyline draw:style-name="gr1" draw:text-style-name="P2" draw:layer="layout" svg:width="0cm" svg:height="0cm" svg:x="11.455cm" svg:y="28.042cm" svg:viewBox="0 0 0 0" draw:points="0,0">
          <text:p/>
        </draw:polyline>
        <draw:line draw:style-name="gr1" draw:text-style-name="P2" draw:layer="layout" svg:x1="11.434cm" svg:y1="28.037cm" svg:x2="10.899cm" svg:y2="27.893cm">
          <text:p/>
        </draw:line>
        <draw:polyline draw:style-name="gr1" draw:text-style-name="P2" draw:layer="layout" svg:width="0.001cm" svg:height="0.004cm" svg:x="12.012cm" svg:y="28.188cm" svg:viewBox="0 0 2 5" draw:points="2,0 0,4 0,5">
          <text:p/>
        </draw:polyline>
        <draw:line draw:style-name="gr1" draw:text-style-name="P2" draw:layer="layout" svg:x1="11.455cm" svg:y1="28.043cm" svg:x2="11.457cm" svg:y2="28.038cm">
          <text:p/>
        </draw:line>
        <draw:line draw:style-name="gr1" draw:text-style-name="P2" draw:layer="layout" svg:x1="12.013cm" svg:y1="28.188cm" svg:x2="12.011cm" svg:y2="28.187cm">
          <text:p/>
        </draw:line>
        <draw:line draw:style-name="gr1" draw:text-style-name="P2" draw:layer="layout" svg:x1="11.991cm" svg:y1="28.182cm" svg:x2="11.456cm" svg:y2="28.038cm">
          <text:p/>
        </draw:line>
        <draw:polyline draw:style-name="gr1" draw:text-style-name="P2" draw:layer="layout" svg:width="0cm" svg:height="0cm" svg:x="12.012cm" svg:y="28.191cm" svg:viewBox="0 0 0 0" draw:points="0,0">
          <text:p/>
        </draw:polyline>
        <draw:line draw:style-name="gr1" draw:text-style-name="P2" draw:layer="layout" svg:x1="11.991cm" svg:y1="28.186cm" svg:x2="11.455cm" svg:y2="28.042cm">
          <text:p/>
        </draw:line>
        <draw:polyline draw:style-name="gr1" draw:text-style-name="P2" draw:layer="layout" svg:width="0.001cm" svg:height="0.004cm" svg:x="12.568cm" svg:y="28.337cm" svg:viewBox="0 0 2 5" draw:points="2,0 0,4 0,5">
          <text:p/>
        </draw:polyline>
        <draw:polyline draw:style-name="gr1" draw:text-style-name="P2" draw:layer="layout" svg:width="0.001cm" svg:height="0.004cm" svg:x="12.012cm" svg:y="28.188cm" svg:viewBox="0 0 2 5" draw:points="0,5 0,4 2,0">
          <text:p/>
        </draw:polyline>
        <draw:line draw:style-name="gr1" draw:text-style-name="P2" draw:layer="layout" svg:x1="12.569cm" svg:y1="28.337cm" svg:x2="12.568cm" svg:y2="28.336cm">
          <text:p/>
        </draw:line>
        <draw:line draw:style-name="gr1" draw:text-style-name="P2" draw:layer="layout" svg:x1="12.547cm" svg:y1="28.331cm" svg:x2="12.013cm" svg:y2="28.188cm">
          <text:p/>
        </draw:line>
        <draw:polyline draw:style-name="gr1" draw:text-style-name="P2" draw:layer="layout" svg:width="0cm" svg:height="0cm" svg:x="12.568cm" svg:y="28.34cm" svg:viewBox="0 0 0 0" draw:points="0,0">
          <text:p/>
        </draw:polyline>
        <draw:line draw:style-name="gr1" draw:text-style-name="P2" draw:layer="layout" svg:x1="12.547cm" svg:y1="28.335cm" svg:x2="12.012cm" svg:y2="28.191cm">
          <text:p/>
        </draw:line>
        <draw:polyline draw:style-name="gr1" draw:text-style-name="P2" draw:layer="layout" svg:width="0.001cm" svg:height="0.004cm" svg:x="13.124cm" svg:y="28.486cm" svg:viewBox="0 0 2 5" draw:points="2,0 2,3 0,5">
          <text:p/>
        </draw:polyline>
        <draw:polyline draw:style-name="gr1" draw:text-style-name="P2" draw:layer="layout" svg:width="0.001cm" svg:height="0.004cm" svg:x="12.568cm" svg:y="28.337cm" svg:viewBox="0 0 2 5" draw:points="0,5 0,4 2,0">
          <text:p/>
        </draw:polyline>
        <draw:line draw:style-name="gr1" draw:text-style-name="P2" draw:layer="layout" svg:x1="13.125cm" svg:y1="28.486cm" svg:x2="13.124cm" svg:y2="28.486cm">
          <text:p/>
        </draw:line>
        <draw:line draw:style-name="gr1" draw:text-style-name="P2" draw:layer="layout" svg:x1="13.104cm" svg:y1="28.481cm" svg:x2="12.569cm" svg:y2="28.337cm">
          <text:p/>
        </draw:line>
        <draw:line draw:style-name="gr1" draw:text-style-name="P2" draw:layer="layout" svg:x1="13.125cm" svg:y1="28.489cm" svg:x2="13.124cm" svg:y2="28.489cm">
          <text:p/>
        </draw:line>
        <draw:line draw:style-name="gr1" draw:text-style-name="P2" draw:layer="layout" svg:x1="13.104cm" svg:y1="28.484cm" svg:x2="12.568cm" svg:y2="28.34cm">
          <text:p/>
        </draw:line>
        <draw:line draw:style-name="gr1" draw:text-style-name="P2" draw:layer="layout" svg:x1="13.683cm" svg:y1="28.635cm" svg:x2="13.681cm" svg:y2="28.64cm">
          <text:p/>
        </draw:line>
        <draw:polyline draw:style-name="gr1" draw:text-style-name="P2" draw:layer="layout" svg:width="0.001cm" svg:height="0.006cm" svg:x="13.124cm" svg:y="28.485cm" svg:viewBox="0 0 2 7" draw:points="0,7 2,5 2,0">
          <text:p/>
        </draw:polyline>
        <draw:line draw:style-name="gr1" draw:text-style-name="P2" draw:layer="layout" svg:x1="13.682cm" svg:y1="28.635cm" svg:x2="13.681cm" svg:y2="28.634cm">
          <text:p/>
        </draw:line>
        <draw:line draw:style-name="gr1" draw:text-style-name="P2" draw:layer="layout" svg:x1="13.66cm" svg:y1="28.63cm" svg:x2="13.125cm" svg:y2="28.486cm">
          <text:p/>
        </draw:line>
        <draw:polyline draw:style-name="gr1" draw:text-style-name="P2" draw:layer="layout" svg:width="0cm" svg:height="0cm" svg:x="13.681cm" svg:y="28.639cm" svg:viewBox="0 0 0 0" draw:points="0,0">
          <text:p/>
        </draw:polyline>
        <draw:line draw:style-name="gr1" draw:text-style-name="P2" draw:layer="layout" svg:x1="13.66cm" svg:y1="28.634cm" svg:x2="13.125cm" svg:y2="28.489cm">
          <text:p/>
        </draw:line>
        <draw:polyline draw:style-name="gr1" draw:text-style-name="P2" draw:layer="layout" svg:width="0.001cm" svg:height="0.004cm" svg:x="14.237cm" svg:y="28.784cm" svg:viewBox="0 0 2 5" draw:points="2,0 2,5 0,5">
          <text:p/>
        </draw:polyline>
        <draw:line draw:style-name="gr1" draw:text-style-name="P2" draw:layer="layout" svg:x1="13.681cm" svg:y1="28.64cm" svg:x2="13.683cm" svg:y2="28.635cm">
          <text:p/>
        </draw:line>
        <draw:line draw:style-name="gr1" draw:text-style-name="P2" draw:layer="layout" svg:x1="14.238cm" svg:y1="28.784cm" svg:x2="14.237cm" svg:y2="28.783cm">
          <text:p/>
        </draw:line>
        <draw:line draw:style-name="gr1" draw:text-style-name="P2" draw:layer="layout" svg:x1="14.217cm" svg:y1="28.779cm" svg:x2="13.682cm" svg:y2="28.635cm">
          <text:p/>
        </draw:line>
        <draw:line draw:style-name="gr1" draw:text-style-name="P2" draw:layer="layout" svg:x1="14.238cm" svg:y1="28.787cm" svg:x2="14.237cm" svg:y2="28.787cm">
          <text:p/>
        </draw:line>
        <draw:line draw:style-name="gr1" draw:text-style-name="P2" draw:layer="layout" svg:x1="14.217cm" svg:y1="28.783cm" svg:x2="13.681cm" svg:y2="28.639cm">
          <text:p/>
        </draw:line>
        <draw:line draw:style-name="gr1" draw:text-style-name="P2" draw:layer="layout" svg:x1="14.796cm" svg:y1="28.933cm" svg:x2="14.794cm" svg:y2="28.938cm">
          <text:p/>
        </draw:line>
        <draw:polyline draw:style-name="gr1" draw:text-style-name="P2" draw:layer="layout" svg:width="0.001cm" svg:height="0.004cm" svg:x="14.237cm" svg:y="28.784cm" svg:viewBox="0 0 2 5" draw:points="0,5 2,5 2,0">
          <text:p/>
        </draw:polyline>
        <draw:line draw:style-name="gr1" draw:text-style-name="P2" draw:layer="layout" svg:x1="14.795cm" svg:y1="28.933cm" svg:x2="14.794cm" svg:y2="28.933cm">
          <text:p/>
        </draw:line>
        <draw:line draw:style-name="gr1" draw:text-style-name="P2" draw:layer="layout" svg:x1="14.773cm" svg:y1="28.928cm" svg:x2="14.238cm" svg:y2="28.784cm">
          <text:p/>
        </draw:line>
        <draw:line draw:style-name="gr1" draw:text-style-name="P2" draw:layer="layout" svg:x1="14.794cm" svg:y1="28.937cm" svg:x2="14.794cm" svg:y2="28.936cm">
          <text:p/>
        </draw:line>
        <draw:line draw:style-name="gr1" draw:text-style-name="P2" draw:layer="layout" svg:x1="14.773cm" svg:y1="28.932cm" svg:x2="14.238cm" svg:y2="28.788cm">
          <text:p/>
        </draw:line>
        <draw:line draw:style-name="gr1" draw:text-style-name="P2" draw:layer="layout" svg:x1="15.352cm" svg:y1="29.082cm" svg:x2="15.35cm" svg:y2="29.087cm">
          <text:p/>
        </draw:line>
        <draw:line draw:style-name="gr1" draw:text-style-name="P2" draw:layer="layout" svg:x1="14.794cm" svg:y1="28.938cm" svg:x2="14.796cm" svg:y2="28.933cm">
          <text:p/>
        </draw:line>
        <draw:line draw:style-name="gr1" draw:text-style-name="P2" draw:layer="layout" svg:x1="15.351cm" svg:y1="29.082cm" svg:x2="15.35cm" svg:y2="29.082cm">
          <text:p/>
        </draw:line>
        <draw:line draw:style-name="gr1" draw:text-style-name="P2" draw:layer="layout" svg:x1="15.329cm" svg:y1="29.077cm" svg:x2="14.795cm" svg:y2="28.933cm">
          <text:p/>
        </draw:line>
        <draw:polyline draw:style-name="gr1" draw:text-style-name="P2" draw:layer="layout" svg:width="0cm" svg:height="0cm" svg:x="15.35cm" svg:y="29.086cm" svg:viewBox="0 0 0 0" draw:points="0,0">
          <text:p/>
        </draw:polyline>
        <draw:line draw:style-name="gr1" draw:text-style-name="P2" draw:layer="layout" svg:x1="15.329cm" svg:y1="29.081cm" svg:x2="14.794cm" svg:y2="28.937cm">
          <text:p/>
        </draw:line>
        <draw:line draw:style-name="gr1" draw:text-style-name="P2" draw:layer="layout" svg:x1="15.908cm" svg:y1="29.231cm" svg:x2="15.907cm" svg:y2="29.235cm">
          <text:p/>
        </draw:line>
        <draw:line draw:style-name="gr1" draw:text-style-name="P2" draw:layer="layout" svg:x1="15.35cm" svg:y1="29.087cm" svg:x2="15.352cm" svg:y2="29.082cm">
          <text:p/>
        </draw:line>
        <draw:line draw:style-name="gr1" draw:text-style-name="P2" draw:layer="layout" svg:x1="15.908cm" svg:y1="29.231cm" svg:x2="15.907cm" svg:y2="29.231cm">
          <text:p/>
        </draw:line>
        <draw:line draw:style-name="gr1" draw:text-style-name="P2" draw:layer="layout" svg:x1="15.886cm" svg:y1="29.226cm" svg:x2="15.351cm" svg:y2="29.082cm">
          <text:p/>
        </draw:line>
        <draw:polyline draw:style-name="gr1" draw:text-style-name="P2" draw:layer="layout" svg:width="0cm" svg:height="0cm" svg:x="15.907cm" svg:y="29.235cm" svg:viewBox="0 0 0 0" draw:points="0,0">
          <text:p/>
        </draw:polyline>
        <draw:line draw:style-name="gr1" draw:text-style-name="P2" draw:layer="layout" svg:x1="15.886cm" svg:y1="29.23cm" svg:x2="15.35cm" svg:y2="29.086cm">
          <text:p/>
        </draw:line>
        <draw:line draw:style-name="gr1" draw:text-style-name="P2" draw:layer="layout" svg:x1="16.465cm" svg:y1="29.38cm" svg:x2="16.463cm" svg:y2="29.385cm">
          <text:p/>
        </draw:line>
        <draw:line draw:style-name="gr1" draw:text-style-name="P2" draw:layer="layout" svg:x1="15.907cm" svg:y1="29.235cm" svg:x2="15.908cm" svg:y2="29.231cm">
          <text:p/>
        </draw:line>
        <draw:line draw:style-name="gr1" draw:text-style-name="P2" draw:layer="layout" svg:x1="16.464cm" svg:y1="29.38cm" svg:x2="16.463cm" svg:y2="29.38cm">
          <text:p/>
        </draw:line>
        <draw:line draw:style-name="gr1" draw:text-style-name="P2" draw:layer="layout" svg:x1="16.442cm" svg:y1="29.375cm" svg:x2="15.908cm" svg:y2="29.231cm">
          <text:p/>
        </draw:line>
        <draw:polyline draw:style-name="gr1" draw:text-style-name="P2" draw:layer="layout" svg:width="0cm" svg:height="0cm" svg:x="16.463cm" svg:y="29.384cm" svg:viewBox="0 0 0 0" draw:points="0,0">
          <text:p/>
        </draw:polyline>
        <draw:line draw:style-name="gr1" draw:text-style-name="P2" draw:layer="layout" svg:x1="16.442cm" svg:y1="29.379cm" svg:x2="15.907cm" svg:y2="29.235cm">
          <text:p/>
        </draw:line>
        <draw:line draw:style-name="gr1" draw:text-style-name="P2" draw:layer="layout" svg:x1="17.022cm" svg:y1="29.329cm" svg:x2="17.02cm" svg:y2="29.334cm">
          <text:p/>
        </draw:line>
        <draw:line draw:style-name="gr1" draw:text-style-name="P2" draw:layer="layout" svg:x1="16.463cm" svg:y1="29.385cm" svg:x2="16.465cm" svg:y2="29.38cm">
          <text:p/>
        </draw:line>
        <draw:line draw:style-name="gr1" draw:text-style-name="P2" draw:layer="layout" svg:x1="17.021cm" svg:y1="29.329cm" svg:x2="17.02cm" svg:y2="29.329cm">
          <text:p/>
        </draw:line>
        <draw:line draw:style-name="gr1" draw:text-style-name="P2" draw:layer="layout" svg:x1="16.999cm" svg:y1="29.324cm" svg:x2="16.464cm" svg:y2="29.18cm">
          <text:p/>
        </draw:line>
        <draw:polyline draw:style-name="gr1" draw:text-style-name="P2" draw:layer="layout" svg:width="0cm" svg:height="0cm" svg:x="17.02cm" svg:y="29.333cm" svg:viewBox="0 0 0 0" draw:points="0,0">
          <text:p/>
        </draw:polyline>
        <draw:line draw:style-name="gr1" draw:text-style-name="P2" draw:layer="layout" svg:x1="16.999cm" svg:y1="29.328cm" svg:x2="16.463cm" svg:y2="29.184cm">
          <text:p/>
        </draw:line>
        <draw:polyline draw:style-name="gr1" draw:text-style-name="P2" draw:layer="layout" svg:width="0.001cm" svg:height="0.005cm" svg:x="17.576cm" svg:y="29.478cm" svg:viewBox="0 0 2 6" draw:points="2,0 0,5 0,6">
          <text:p/>
        </draw:polyline>
        <draw:line draw:style-name="gr1" draw:text-style-name="P2" draw:layer="layout" svg:x1="17.02cm" svg:y1="29.334cm" svg:x2="17.022cm" svg:y2="29.329cm">
          <text:p/>
        </draw:line>
        <draw:line draw:style-name="gr1" draw:text-style-name="P2" draw:layer="layout" svg:x1="17.577cm" svg:y1="29.478cm" svg:x2="17.576cm" svg:y2="29.478cm">
          <text:p/>
        </draw:line>
        <draw:line draw:style-name="gr1" draw:text-style-name="P2" draw:layer="layout" svg:x1="17.555cm" svg:y1="29.473cm" svg:x2="17.021cm" svg:y2="29.329cm">
          <text:p/>
        </draw:line>
        <draw:polyline draw:style-name="gr1" draw:text-style-name="P2" draw:layer="layout" svg:width="0cm" svg:height="0cm" svg:x="17.576cm" svg:y="29.482cm" svg:viewBox="0 0 0 0" draw:points="0,0">
          <text:p/>
        </draw:polyline>
        <draw:line draw:style-name="gr1" draw:text-style-name="P2" draw:layer="layout" svg:x1="17.555cm" svg:y1="29.477cm" svg:x2="17.02cm" svg:y2="29.333cm">
          <text:p/>
        </draw:line>
        <draw:polyline draw:style-name="gr1" draw:text-style-name="P2" draw:layer="layout" svg:width="0.001cm" svg:height="0.004cm" svg:x="10.899cm" svg:y="27.821cm" svg:viewBox="0 0 2 5" draw:points="0,0 2,0 0,5">
          <text:p/>
        </draw:polyline>
        <draw:line draw:style-name="gr1" draw:text-style-name="P2" draw:layer="layout" svg:x1="10.878cm" svg:y1="27.816cm" svg:x2="10.61cm" svg:y2="27.744cm">
          <text:p/>
        </draw:line>
        <draw:polyline draw:style-name="gr1" draw:text-style-name="P2" draw:layer="layout" svg:width="0cm" svg:height="0cm" svg:x="10.899cm" svg:y="27.825cm" svg:viewBox="0 0 0 0" draw:points="0,0">
          <text:p/>
        </draw:polyline>
        <draw:line draw:style-name="gr1" draw:text-style-name="P2" draw:layer="layout" svg:x1="10.878cm" svg:y1="27.82cm" svg:x2="10.61cm" svg:y2="27.748cm">
          <text:p/>
        </draw:line>
        <draw:polyline draw:style-name="gr1" draw:text-style-name="P2" draw:layer="layout" svg:width="0.001cm" svg:height="0.004cm" svg:x="11.455cm" svg:y="27.971cm" svg:viewBox="0 0 2 5" draw:points="2,0 0,4 0,5">
          <text:p/>
        </draw:polyline>
        <draw:line draw:style-name="gr1" draw:text-style-name="P2" draw:layer="layout" svg:x1="10.899cm" svg:y1="27.826cm" svg:x2="10.901cm" svg:y2="27.821cm">
          <text:p/>
        </draw:line>
        <draw:line draw:style-name="gr1" draw:text-style-name="P2" draw:layer="layout" svg:x1="11.456cm" svg:y1="27.971cm" svg:x2="11.455cm" svg:y2="27.97cm">
          <text:p/>
        </draw:line>
        <draw:line draw:style-name="gr1" draw:text-style-name="P2" draw:layer="layout" svg:x1="11.434cm" svg:y1="27.965cm" svg:x2="10.9cm" svg:y2="27.821cm">
          <text:p/>
        </draw:line>
        <draw:polyline draw:style-name="gr1" draw:text-style-name="P2" draw:layer="layout" svg:width="0cm" svg:height="0cm" svg:x="11.455cm" svg:y="27.974cm" svg:viewBox="0 0 0 0" draw:points="0,0">
          <text:p/>
        </draw:polyline>
        <draw:line draw:style-name="gr1" draw:text-style-name="P2" draw:layer="layout" svg:x1="11.434cm" svg:y1="27.969cm" svg:x2="10.899cm" svg:y2="27.825cm">
          <text:p/>
        </draw:line>
        <draw:polyline draw:style-name="gr1" draw:text-style-name="P2" draw:layer="layout" svg:width="0.001cm" svg:height="0.004cm" svg:x="12.012cm" svg:y="28.12cm" svg:viewBox="0 0 2 5" draw:points="2,0 0,4 0,5">
          <text:p/>
        </draw:polyline>
        <draw:polyline draw:style-name="gr1" draw:text-style-name="P2" draw:layer="layout" svg:width="0.001cm" svg:height="0.004cm" svg:x="11.455cm" svg:y="27.971cm" svg:viewBox="0 0 2 5" draw:points="0,5 0,4 2,0">
          <text:p/>
        </draw:polyline>
        <draw:line draw:style-name="gr1" draw:text-style-name="P2" draw:layer="layout" svg:x1="12.013cm" svg:y1="28.12cm" svg:x2="12.012cm" svg:y2="28.119cm">
          <text:p/>
        </draw:line>
        <draw:line draw:style-name="gr1" draw:text-style-name="P2" draw:layer="layout" svg:x1="11.991cm" svg:y1="28.114cm" svg:x2="11.456cm" svg:y2="27.971cm">
          <text:p/>
        </draw:line>
        <draw:polyline draw:style-name="gr1" draw:text-style-name="P2" draw:layer="layout" svg:width="0cm" svg:height="0cm" svg:x="12.012cm" svg:y="28.123cm" svg:viewBox="0 0 0 0" draw:points="0,0">
          <text:p/>
        </draw:polyline>
        <draw:line draw:style-name="gr1" draw:text-style-name="P2" draw:layer="layout" svg:x1="11.991cm" svg:y1="28.118cm" svg:x2="11.455cm" svg:y2="27.974cm">
          <text:p/>
        </draw:line>
        <draw:polyline draw:style-name="gr1" draw:text-style-name="P2" draw:layer="layout" svg:width="0.001cm" svg:height="0.004cm" svg:x="12.568cm" svg:y="28.269cm" svg:viewBox="0 0 2 5" draw:points="2,0 0,4 0,5">
          <text:p/>
        </draw:polyline>
        <draw:polyline draw:style-name="gr1" draw:text-style-name="P2" draw:layer="layout" svg:width="0.001cm" svg:height="0.004cm" svg:x="12.012cm" svg:y="28.12cm" svg:viewBox="0 0 2 5" draw:points="0,5 0,4 2,0">
          <text:p/>
        </draw:polyline>
        <draw:line draw:style-name="gr1" draw:text-style-name="P2" draw:layer="layout" svg:x1="12.569cm" svg:y1="28.269cm" svg:x2="12.568cm" svg:y2="28.269cm">
          <text:p/>
        </draw:line>
        <draw:line draw:style-name="gr1" draw:text-style-name="P2" draw:layer="layout" svg:x1="12.547cm" svg:y1="28.264cm" svg:x2="12.013cm" svg:y2="28.12cm">
          <text:p/>
        </draw:line>
        <draw:polyline draw:style-name="gr1" draw:text-style-name="P2" draw:layer="layout" svg:width="0cm" svg:height="0cm" svg:x="12.568cm" svg:y="28.272cm" svg:viewBox="0 0 0 0" draw:points="0,0">
          <text:p/>
        </draw:polyline>
        <draw:line draw:style-name="gr1" draw:text-style-name="P2" draw:layer="layout" svg:x1="12.547cm" svg:y1="28.267cm" svg:x2="12.012cm" svg:y2="28.123cm">
          <text:p/>
        </draw:line>
        <draw:polyline draw:style-name="gr1" draw:text-style-name="P2" draw:layer="layout" svg:width="0.001cm" svg:height="0.004cm" svg:x="13.124cm" svg:y="28.418cm" svg:viewBox="0 0 2 5" draw:points="2,0 2,5 0,5">
          <text:p/>
        </draw:polyline>
        <draw:polyline draw:style-name="gr1" draw:text-style-name="P2" draw:layer="layout" svg:width="0.001cm" svg:height="0.004cm" svg:x="12.568cm" svg:y="28.269cm" svg:viewBox="0 0 2 5" draw:points="0,5 0,4 2,0">
          <text:p/>
        </draw:polyline>
        <draw:line draw:style-name="gr1" draw:text-style-name="P2" draw:layer="layout" svg:x1="13.125cm" svg:y1="28.418cm" svg:x2="13.124cm" svg:y2="28.418cm">
          <text:p/>
        </draw:line>
        <draw:line draw:style-name="gr1" draw:text-style-name="P2" draw:layer="layout" svg:x1="13.104cm" svg:y1="28.413cm" svg:x2="12.569cm" svg:y2="28.269cm">
          <text:p/>
        </draw:line>
        <draw:line draw:style-name="gr1" draw:text-style-name="P2" draw:layer="layout" svg:x1="13.125cm" svg:y1="28.422cm" svg:x2="13.124cm" svg:y2="28.422cm">
          <text:p/>
        </draw:line>
        <draw:line draw:style-name="gr1" draw:text-style-name="P2" draw:layer="layout" svg:x1="13.104cm" svg:y1="28.417cm" svg:x2="12.568cm" svg:y2="28.272cm">
          <text:p/>
        </draw:line>
        <draw:line draw:style-name="gr1" draw:text-style-name="P2" draw:layer="layout" svg:x1="13.683cm" svg:y1="28.567cm" svg:x2="13.681cm" svg:y2="28.572cm">
          <text:p/>
        </draw:line>
        <draw:polyline draw:style-name="gr1" draw:text-style-name="P2" draw:layer="layout" svg:width="0.001cm" svg:height="0.004cm" svg:x="13.124cm" svg:y="28.418cm" svg:viewBox="0 0 2 5" draw:points="0,5 2,5 2,0">
          <text:p/>
        </draw:polyline>
        <draw:line draw:style-name="gr1" draw:text-style-name="P2" draw:layer="layout" svg:x1="13.682cm" svg:y1="28.567cm" svg:x2="13.681cm" svg:y2="28.566cm">
          <text:p/>
        </draw:line>
        <draw:line draw:style-name="gr1" draw:text-style-name="P2" draw:layer="layout" svg:x1="13.66cm" svg:y1="28.562cm" svg:x2="13.125cm" svg:y2="28.418cm">
          <text:p/>
        </draw:line>
        <draw:polyline draw:style-name="gr1" draw:text-style-name="P2" draw:layer="layout" svg:width="0cm" svg:height="0cm" svg:x="13.681cm" svg:y="28.571cm" svg:viewBox="0 0 0 0" draw:points="0,0">
          <text:p/>
        </draw:polyline>
        <draw:line draw:style-name="gr1" draw:text-style-name="P2" draw:layer="layout" svg:x1="13.66cm" svg:y1="28.566cm" svg:x2="13.125cm" svg:y2="28.422cm">
          <text:p/>
        </draw:line>
        <draw:polyline draw:style-name="gr1" draw:text-style-name="P2" draw:layer="layout" svg:width="0.001cm" svg:height="0.004cm" svg:x="14.237cm" svg:y="28.716cm" svg:viewBox="0 0 2 5" draw:points="2,0 2,5 0,5">
          <text:p/>
        </draw:polyline>
        <draw:line draw:style-name="gr1" draw:text-style-name="P2" draw:layer="layout" svg:x1="13.681cm" svg:y1="28.572cm" svg:x2="13.683cm" svg:y2="28.567cm">
          <text:p/>
        </draw:line>
        <draw:line draw:style-name="gr1" draw:text-style-name="P2" draw:layer="layout" svg:x1="14.238cm" svg:y1="28.716cm" svg:x2="14.237cm" svg:y2="28.716cm">
          <text:p/>
        </draw:line>
        <draw:line draw:style-name="gr1" draw:text-style-name="P2" draw:layer="layout" svg:x1="14.217cm" svg:y1="28.711cm" svg:x2="13.682cm" svg:y2="28.567cm">
          <text:p/>
        </draw:line>
        <draw:line draw:style-name="gr1" draw:text-style-name="P2" draw:layer="layout" svg:x1="14.238cm" svg:y1="28.72cm" svg:x2="14.237cm" svg:y2="28.72cm">
          <text:p/>
        </draw:line>
        <draw:line draw:style-name="gr1" draw:text-style-name="P2" draw:layer="layout" svg:x1="14.217cm" svg:y1="28.715cm" svg:x2="13.681cm" svg:y2="28.571cm">
          <text:p/>
        </draw:line>
        <draw:line draw:style-name="gr1" draw:text-style-name="P2" draw:layer="layout" svg:x1="14.796cm" svg:y1="28.865cm" svg:x2="14.794cm" svg:y2="28.87cm">
          <text:p/>
        </draw:line>
        <draw:polyline draw:style-name="gr1" draw:text-style-name="P2" draw:layer="layout" svg:width="0.001cm" svg:height="0.004cm" svg:x="14.237cm" svg:y="28.716cm" svg:viewBox="0 0 2 5" draw:points="0,5 2,5 2,0">
          <text:p/>
        </draw:polyline>
        <draw:line draw:style-name="gr1" draw:text-style-name="P2" draw:layer="layout" svg:x1="14.795cm" svg:y1="28.865cm" svg:x2="14.794cm" svg:y2="28.865cm">
          <text:p/>
        </draw:line>
        <draw:line draw:style-name="gr1" draw:text-style-name="P2" draw:layer="layout" svg:x1="14.773cm" svg:y1="28.86cm" svg:x2="14.238cm" svg:y2="28.716cm">
          <text:p/>
        </draw:line>
        <draw:polyline draw:style-name="gr1" draw:text-style-name="P2" draw:layer="layout" svg:width="0cm" svg:height="0cm" svg:x="14.794cm" svg:y="28.869cm" svg:viewBox="0 0 0 0" draw:points="0,0">
          <text:p/>
        </draw:polyline>
        <draw:line draw:style-name="gr1" draw:text-style-name="P2" draw:layer="layout" svg:x1="14.773cm" svg:y1="28.864cm" svg:x2="14.238cm" svg:y2="28.72cm">
          <text:p/>
        </draw:line>
        <draw:polyline draw:style-name="gr1" draw:text-style-name="P2" draw:layer="layout" svg:width="0.001cm" svg:height="0.005cm" svg:x="15.35cm" svg:y="29.014cm" svg:viewBox="0 0 2 6" draw:points="2,0 0,5 0,6">
          <text:p/>
        </draw:polyline>
        <draw:line draw:style-name="gr1" draw:text-style-name="P2" draw:layer="layout" svg:x1="14.794cm" svg:y1="28.87cm" svg:x2="14.796cm" svg:y2="28.865cm">
          <text:p/>
        </draw:line>
        <draw:line draw:style-name="gr1" draw:text-style-name="P2" draw:layer="layout" svg:x1="15.351cm" svg:y1="29.014cm" svg:x2="15.35cm" svg:y2="29.014cm">
          <text:p/>
        </draw:line>
        <draw:line draw:style-name="gr1" draw:text-style-name="P2" draw:layer="layout" svg:x1="15.329cm" svg:y1="29.009cm" svg:x2="14.795cm" svg:y2="28.865cm">
          <text:p/>
        </draw:line>
        <draw:polyline draw:style-name="gr1" draw:text-style-name="P2" draw:layer="layout" svg:width="0cm" svg:height="0cm" svg:x="15.35cm" svg:y="29.018cm" svg:viewBox="0 0 0 0" draw:points="0,0">
          <text:p/>
        </draw:polyline>
        <draw:line draw:style-name="gr1" draw:text-style-name="P2" draw:layer="layout" svg:x1="15.329cm" svg:y1="29.013cm" svg:x2="14.794cm" svg:y2="28.869cm">
          <text:p/>
        </draw:line>
        <draw:line draw:style-name="gr1" draw:text-style-name="P2" draw:layer="layout" svg:x1="15.909cm" svg:y1="29.163cm" svg:x2="15.907cm" svg:y2="29.168cm">
          <text:p/>
        </draw:line>
        <draw:polyline draw:style-name="gr1" draw:text-style-name="P2" draw:layer="layout" svg:width="0.001cm" svg:height="0.005cm" svg:x="15.35cm" svg:y="29.014cm" svg:viewBox="0 0 2 6" draw:points="0,6 0,5 2,0">
          <text:p/>
        </draw:polyline>
        <draw:line draw:style-name="gr1" draw:text-style-name="P2" draw:layer="layout" svg:x1="15.908cm" svg:y1="29.163cm" svg:x2="15.907cm" svg:y2="29.163cm">
          <text:p/>
        </draw:line>
        <draw:line draw:style-name="gr1" draw:text-style-name="P2" draw:layer="layout" svg:x1="15.886cm" svg:y1="29.158cm" svg:x2="15.351cm" svg:y2="29.014cm">
          <text:p/>
        </draw:line>
        <draw:polyline draw:style-name="gr1" draw:text-style-name="P2" draw:layer="layout" svg:width="0cm" svg:height="0cm" svg:x="15.907cm" svg:y="29.167cm" svg:viewBox="0 0 0 0" draw:points="0,0">
          <text:p/>
        </draw:polyline>
        <draw:line draw:style-name="gr1" draw:text-style-name="P2" draw:layer="layout" svg:x1="15.886cm" svg:y1="29.162cm" svg:x2="15.35cm" svg:y2="29.018cm">
          <text:p/>
        </draw:line>
        <draw:line draw:style-name="gr1" draw:text-style-name="P2" draw:layer="layout" svg:x1="16.465cm" svg:y1="29.312cm" svg:x2="16.463cm" svg:y2="29.317cm">
          <text:p/>
        </draw:line>
        <draw:line draw:style-name="gr1" draw:text-style-name="P2" draw:layer="layout" svg:x1="15.907cm" svg:y1="29.168cm" svg:x2="15.909cm" svg:y2="29.163cm">
          <text:p/>
        </draw:line>
        <draw:line draw:style-name="gr1" draw:text-style-name="P2" draw:layer="layout" svg:x1="16.464cm" svg:y1="29.312cm" svg:x2="16.463cm" svg:y2="29.312cm">
          <text:p/>
        </draw:line>
        <draw:line draw:style-name="gr1" draw:text-style-name="P2" draw:layer="layout" svg:x1="16.442cm" svg:y1="29.307cm" svg:x2="15.908cm" svg:y2="29.163cm">
          <text:p/>
        </draw:line>
        <draw:polyline draw:style-name="gr1" draw:text-style-name="P2" draw:layer="layout" svg:width="0cm" svg:height="0cm" svg:x="16.463cm" svg:y="29.316cm" svg:viewBox="0 0 0 0" draw:points="0,0">
          <text:p/>
        </draw:polyline>
        <draw:line draw:style-name="gr1" draw:text-style-name="P2" draw:layer="layout" svg:x1="16.442cm" svg:y1="29.311cm" svg:x2="15.907cm" svg:y2="29.167cm">
          <text:p/>
        </draw:line>
        <draw:polyline draw:style-name="gr1" draw:text-style-name="P2" draw:layer="layout" svg:width="0.001cm" svg:height="0.006cm" svg:x="17.02cm" svg:y="29.261cm" svg:viewBox="0 0 2 7" draw:points="2,0 0,5 0,7">
          <text:p/>
        </draw:polyline>
        <draw:line draw:style-name="gr1" draw:text-style-name="P2" draw:layer="layout" svg:x1="16.463cm" svg:y1="29.317cm" svg:x2="16.465cm" svg:y2="29.312cm">
          <text:p/>
        </draw:line>
        <draw:line draw:style-name="gr1" draw:text-style-name="P2" draw:layer="layout" svg:x1="17.021cm" svg:y1="29.261cm" svg:x2="17.02cm" svg:y2="29.261cm">
          <text:p/>
        </draw:line>
        <draw:line draw:style-name="gr1" draw:text-style-name="P2" draw:layer="layout" svg:x1="16.999cm" svg:y1="29.256cm" svg:x2="16.464cm" svg:y2="29.112cm">
          <text:p/>
        </draw:line>
        <draw:polyline draw:style-name="gr1" draw:text-style-name="P2" draw:layer="layout" svg:width="0cm" svg:height="0cm" svg:x="17.02cm" svg:y="29.265cm" svg:viewBox="0 0 0 0" draw:points="0,0">
          <text:p/>
        </draw:polyline>
        <draw:line draw:style-name="gr1" draw:text-style-name="P2" draw:layer="layout" svg:x1="16.999cm" svg:y1="29.261cm" svg:x2="16.463cm" svg:y2="29.116cm">
          <text:p/>
        </draw:line>
        <draw:polyline draw:style-name="gr1" draw:text-style-name="P2" draw:layer="layout" svg:width="0.001cm" svg:height="0.004cm" svg:x="17.576cm" svg:y="29.411cm" svg:viewBox="0 0 2 5" draw:points="2,0 0,4 0,5">
          <text:p/>
        </draw:polyline>
        <draw:polyline draw:style-name="gr1" draw:text-style-name="P2" draw:layer="layout" svg:width="0.001cm" svg:height="0.006cm" svg:x="17.02cm" svg:y="29.261cm" svg:viewBox="0 0 2 7" draw:points="0,7 0,5 2,0">
          <text:p/>
        </draw:polyline>
        <draw:line draw:style-name="gr1" draw:text-style-name="P2" draw:layer="layout" svg:x1="17.577cm" svg:y1="29.411cm" svg:x2="17.576cm" svg:y2="29.41cm">
          <text:p/>
        </draw:line>
        <draw:line draw:style-name="gr1" draw:text-style-name="P2" draw:layer="layout" svg:x1="17.555cm" svg:y1="29.405cm" svg:x2="17.021cm" svg:y2="29.261cm">
          <text:p/>
        </draw:line>
        <draw:polyline draw:style-name="gr1" draw:text-style-name="P2" draw:layer="layout" svg:width="0cm" svg:height="0cm" svg:x="17.576cm" svg:y="29.414cm" svg:viewBox="0 0 0 0" draw:points="0,0">
          <text:p/>
        </draw:polyline>
        <draw:line draw:style-name="gr1" draw:text-style-name="P2" draw:layer="layout" svg:x1="17.555cm" svg:y1="29.409cm" svg:x2="17.02cm" svg:y2="29.265cm">
          <text:p/>
        </draw:line>
        <draw:polyline draw:style-name="gr1" draw:text-style-name="P2" draw:layer="layout" svg:width="0.001cm" svg:height="0.006cm" svg:x="10.899cm" svg:y="27.753cm" svg:viewBox="0 0 2 7" draw:points="0,0 2,2 0,5 0,7">
          <text:p/>
        </draw:polyline>
        <draw:line draw:style-name="gr1" draw:text-style-name="P2" draw:layer="layout" svg:x1="10.878cm" svg:y1="27.748cm" svg:x2="10.827cm" svg:y2="27.734cm">
          <text:p/>
        </draw:line>
        <draw:line draw:style-name="gr1" draw:text-style-name="P2" draw:layer="layout" svg:x1="10.741cm" svg:y1="27.712cm" svg:x2="10.61cm" svg:y2="27.676cm">
          <text:p/>
        </draw:line>
        <draw:polyline draw:style-name="gr1" draw:text-style-name="P2" draw:layer="layout" svg:width="0cm" svg:height="0cm" svg:x="10.899cm" svg:y="27.757cm" svg:viewBox="0 0 0 0" draw:points="0,0">
          <text:p/>
        </draw:polyline>
        <draw:line draw:style-name="gr1" draw:text-style-name="P2" draw:layer="layout" svg:x1="10.878cm" svg:y1="27.752cm" svg:x2="10.827cm" svg:y2="27.738cm">
          <text:p/>
        </draw:line>
        <draw:line draw:style-name="gr1" draw:text-style-name="P2" draw:layer="layout" svg:x1="10.741cm" svg:y1="27.716cm" svg:x2="10.61cm" svg:y2="27.68cm">
          <text:p/>
        </draw:line>
        <draw:line draw:style-name="gr1" draw:text-style-name="P2" draw:layer="layout" svg:x1="11.457cm" svg:y1="27.903cm" svg:x2="11.455cm" svg:y2="27.908cm">
          <text:p/>
        </draw:line>
        <draw:polyline draw:style-name="gr1" draw:text-style-name="P2" draw:layer="layout" svg:width="0.001cm" svg:height="0.004cm" svg:x="10.899cm" svg:y="27.754cm" svg:viewBox="0 0 2 5" draw:points="0,5 0,3 2,0">
          <text:p/>
        </draw:polyline>
        <draw:line draw:style-name="gr1" draw:text-style-name="P2" draw:layer="layout" svg:x1="11.456cm" svg:y1="27.903cm" svg:x2="11.455cm" svg:y2="27.903cm">
          <text:p/>
        </draw:line>
        <draw:line draw:style-name="gr1" draw:text-style-name="P2" draw:layer="layout" svg:x1="11.434cm" svg:y1="27.898cm" svg:x2="10.9cm" svg:y2="27.754cm">
          <text:p/>
        </draw:line>
        <draw:polyline draw:style-name="gr1" draw:text-style-name="P2" draw:layer="layout" svg:width="0cm" svg:height="0cm" svg:x="11.455cm" svg:y="27.907cm" svg:viewBox="0 0 0 0" draw:points="0,0">
          <text:p/>
        </draw:polyline>
        <draw:line draw:style-name="gr1" draw:text-style-name="P2" draw:layer="layout" svg:x1="11.434cm" svg:y1="27.902cm" svg:x2="10.899cm" svg:y2="27.757cm">
          <text:p/>
        </draw:line>
        <draw:line draw:style-name="gr1" draw:text-style-name="P2" draw:layer="layout" svg:x1="12.014cm" svg:y1="28.052cm" svg:x2="12.012cm" svg:y2="28.057cm">
          <text:p/>
        </draw:line>
        <draw:line draw:style-name="gr1" draw:text-style-name="P2" draw:layer="layout" svg:x1="11.455cm" svg:y1="27.908cm" svg:x2="11.457cm" svg:y2="27.903cm">
          <text:p/>
        </draw:line>
        <draw:line draw:style-name="gr1" draw:text-style-name="P2" draw:layer="layout" svg:x1="12.013cm" svg:y1="28.052cm" svg:x2="12.012cm" svg:y2="28.052cm">
          <text:p/>
        </draw:line>
        <draw:line draw:style-name="gr1" draw:text-style-name="P2" draw:layer="layout" svg:x1="11.991cm" svg:y1="28.047cm" svg:x2="11.456cm" svg:y2="27.903cm">
          <text:p/>
        </draw:line>
        <draw:polyline draw:style-name="gr1" draw:text-style-name="P2" draw:layer="layout" svg:width="0cm" svg:height="0cm" svg:x="12.012cm" svg:y="28.056cm" svg:viewBox="0 0 0 0" draw:points="0,0">
          <text:p/>
        </draw:polyline>
        <draw:line draw:style-name="gr1" draw:text-style-name="P2" draw:layer="layout" svg:x1="11.991cm" svg:y1="28.051cm" svg:x2="11.455cm" svg:y2="27.907cm">
          <text:p/>
        </draw:line>
        <draw:line draw:style-name="gr1" draw:text-style-name="P2" draw:layer="layout" svg:x1="12.57cm" svg:y1="28.201cm" svg:x2="12.568cm" svg:y2="28.206cm">
          <text:p/>
        </draw:line>
        <draw:line draw:style-name="gr1" draw:text-style-name="P2" draw:layer="layout" svg:x1="12.012cm" svg:y1="28.057cm" svg:x2="12.014cm" svg:y2="28.052cm">
          <text:p/>
        </draw:line>
        <draw:line draw:style-name="gr1" draw:text-style-name="P2" draw:layer="layout" svg:x1="12.569cm" svg:y1="28.201cm" svg:x2="12.568cm" svg:y2="28.201cm">
          <text:p/>
        </draw:line>
        <draw:line draw:style-name="gr1" draw:text-style-name="P2" draw:layer="layout" svg:x1="12.547cm" svg:y1="28.196cm" svg:x2="12.013cm" svg:y2="28.052cm">
          <text:p/>
        </draw:line>
        <draw:polyline draw:style-name="gr1" draw:text-style-name="P2" draw:layer="layout" svg:width="0cm" svg:height="0cm" svg:x="12.568cm" svg:y="28.205cm" svg:viewBox="0 0 0 0" draw:points="0,0">
          <text:p/>
        </draw:polyline>
        <draw:line draw:style-name="gr1" draw:text-style-name="P2" draw:layer="layout" svg:x1="12.547cm" svg:y1="28.2cm" svg:x2="12.012cm" svg:y2="28.056cm">
          <text:p/>
        </draw:line>
        <draw:polyline draw:style-name="gr1" draw:text-style-name="P2" draw:layer="layout" svg:width="0.474cm" svg:height="0.127cm" svg:x="12.568cm" svg:y="28.201cm" svg:viewBox="0 0 475 128" draw:points="0,4 1,0 475,128">
          <text:p/>
        </draw:polyline>
        <draw:line draw:style-name="gr1" draw:text-style-name="P2" draw:layer="layout" svg:x1="13.043cm" svg:y1="28.333cm" svg:x2="12.568cm" svg:y2="28.205cm">
          <text:p/>
        </draw:line>
        <draw:polyline draw:style-name="gr1" draw:text-style-name="P2" draw:layer="layout" svg:width="0.001cm" svg:height="0.004cm" svg:x="13.681cm" svg:y="28.499cm" svg:viewBox="0 0 2 5" draw:points="0,0 2,0 0,5">
          <text:p/>
        </draw:polyline>
        <draw:line draw:style-name="gr1" draw:text-style-name="P2" draw:layer="layout" svg:x1="13.66cm" svg:y1="28.494cm" svg:x2="13.13cm" svg:y2="28.351cm">
          <text:p/>
        </draw:line>
        <draw:polyline draw:style-name="gr1" draw:text-style-name="P2" draw:layer="layout" svg:width="0cm" svg:height="0cm" svg:x="13.681cm" svg:y="28.503cm" svg:viewBox="0 0 0 0" draw:points="0,0">
          <text:p/>
        </draw:polyline>
        <draw:line draw:style-name="gr1" draw:text-style-name="P2" draw:layer="layout" svg:x1="13.66cm" svg:y1="28.498cm" svg:x2="13.13cm" svg:y2="28.355cm">
          <text:p/>
        </draw:line>
        <draw:polyline draw:style-name="gr1" draw:text-style-name="P2" draw:layer="layout" svg:width="0.001cm" svg:height="0.005cm" svg:x="14.237cm" svg:y="28.648cm" svg:viewBox="0 0 2 6" draw:points="2,0 2,5 0,6">
          <text:p/>
        </draw:polyline>
        <draw:line draw:style-name="gr1" draw:text-style-name="P2" draw:layer="layout" svg:x1="13.681cm" svg:y1="28.504cm" svg:x2="13.683cm" svg:y2="28.499cm">
          <text:p/>
        </draw:line>
        <draw:line draw:style-name="gr1" draw:text-style-name="P2" draw:layer="layout" svg:x1="14.238cm" svg:y1="28.648cm" svg:x2="14.237cm" svg:y2="28.648cm">
          <text:p/>
        </draw:line>
        <draw:line draw:style-name="gr1" draw:text-style-name="P2" draw:layer="layout" svg:x1="14.217cm" svg:y1="28.643cm" svg:x2="13.682cm" svg:y2="28.499cm">
          <text:p/>
        </draw:line>
        <draw:line draw:style-name="gr1" draw:text-style-name="P2" draw:layer="layout" svg:x1="14.238cm" svg:y1="28.652cm" svg:x2="14.237cm" svg:y2="28.652cm">
          <text:p/>
        </draw:line>
        <draw:line draw:style-name="gr1" draw:text-style-name="P2" draw:layer="layout" svg:x1="14.217cm" svg:y1="28.647cm" svg:x2="13.681cm" svg:y2="28.503cm">
          <text:p/>
        </draw:line>
        <draw:polyline draw:style-name="gr1" draw:text-style-name="P2" draw:layer="layout" svg:width="0.001cm" svg:height="0.006cm" svg:x="14.794cm" svg:y="28.797cm" svg:viewBox="0 0 2 7" draw:points="2,0 0,5 0,7">
          <text:p/>
        </draw:polyline>
        <draw:polyline draw:style-name="gr1" draw:text-style-name="P2" draw:layer="layout" svg:width="0.001cm" svg:height="0.005cm" svg:x="14.237cm" svg:y="28.648cm" svg:viewBox="0 0 2 6" draw:points="0,6 2,5 2,0">
          <text:p/>
        </draw:polyline>
        <draw:line draw:style-name="gr1" draw:text-style-name="P2" draw:layer="layout" svg:x1="14.795cm" svg:y1="28.797cm" svg:x2="14.794cm" svg:y2="28.797cm">
          <text:p/>
        </draw:line>
        <draw:line draw:style-name="gr1" draw:text-style-name="P2" draw:layer="layout" svg:x1="14.773cm" svg:y1="28.792cm" svg:x2="14.238cm" svg:y2="28.648cm">
          <text:p/>
        </draw:line>
        <draw:polyline draw:style-name="gr1" draw:text-style-name="P2" draw:layer="layout" svg:width="0cm" svg:height="0cm" svg:x="14.794cm" svg:y="28.801cm" svg:viewBox="0 0 0 0" draw:points="0,0">
          <text:p/>
        </draw:polyline>
        <draw:line draw:style-name="gr1" draw:text-style-name="P2" draw:layer="layout" svg:x1="14.773cm" svg:y1="28.796cm" svg:x2="14.238cm" svg:y2="28.652cm">
          <text:p/>
        </draw:line>
        <draw:polyline draw:style-name="gr1" draw:text-style-name="P2" draw:layer="layout" svg:width="0.534cm" svg:height="0.143cm" svg:x="14.794cm" svg:y="28.797cm" svg:viewBox="0 0 535 144" draw:points="0,5 0,4 1,0 535,144">
          <text:p/>
        </draw:polyline>
        <draw:line draw:style-name="gr1" draw:text-style-name="P2" draw:layer="layout" svg:x1="15.329cm" svg:y1="28.945cm" svg:x2="14.794cm" svg:y2="28.801cm">
          <text:p/>
        </draw:line>
        <draw:polyline draw:style-name="gr1" draw:text-style-name="P2" draw:layer="layout" svg:width="0.001cm" svg:height="0.005cm" svg:x="15.907cm" svg:y="29.095cm" svg:viewBox="0 0 2 6" draw:points="0,0 2,1 0,5 0,6">
          <text:p/>
        </draw:polyline>
        <draw:line draw:style-name="gr1" draw:text-style-name="P2" draw:layer="layout" svg:x1="15.886cm" svg:y1="29.09cm" svg:x2="15.431cm" svg:y2="28.968cm">
          <text:p/>
        </draw:line>
        <draw:polyline draw:style-name="gr1" draw:text-style-name="P2" draw:layer="layout" svg:width="0cm" svg:height="0cm" svg:x="15.907cm" svg:y="29.099cm" svg:viewBox="0 0 0 0" draw:points="0,0">
          <text:p/>
        </draw:polyline>
        <draw:line draw:style-name="gr1" draw:text-style-name="P2" draw:layer="layout" svg:x1="15.886cm" svg:y1="29.095cm" svg:x2="15.431cm" svg:y2="28.972cm">
          <text:p/>
        </draw:line>
        <draw:polyline draw:style-name="gr1" draw:text-style-name="P2" draw:layer="layout" svg:width="0.001cm" svg:height="0.004cm" svg:x="16.463cm" svg:y="29.245cm" svg:viewBox="0 0 2 5" draw:points="2,0 0,4 0,5">
          <text:p/>
        </draw:polyline>
        <draw:polyline draw:style-name="gr1" draw:text-style-name="P2" draw:layer="layout" svg:width="0.001cm" svg:height="0.004cm" svg:x="15.907cm" svg:y="29.096cm" svg:viewBox="0 0 2 5" draw:points="0,5 0,4 2,0">
          <text:p/>
        </draw:polyline>
        <draw:line draw:style-name="gr1" draw:text-style-name="P2" draw:layer="layout" svg:x1="16.464cm" svg:y1="29.245cm" svg:x2="16.463cm" svg:y2="29.244cm">
          <text:p/>
        </draw:line>
        <draw:line draw:style-name="gr1" draw:text-style-name="P2" draw:layer="layout" svg:x1="16.442cm" svg:y1="29.239cm" svg:x2="15.908cm" svg:y2="29.096cm">
          <text:p/>
        </draw:line>
        <draw:polyline draw:style-name="gr1" draw:text-style-name="P2" draw:layer="layout" svg:width="0cm" svg:height="0cm" svg:x="16.463cm" svg:y="29.248cm" svg:viewBox="0 0 0 0" draw:points="0,0">
          <text:p/>
        </draw:polyline>
        <draw:line draw:style-name="gr1" draw:text-style-name="P2" draw:layer="layout" svg:x1="16.442cm" svg:y1="29.244cm" svg:x2="15.907cm" svg:y2="29.099cm">
          <text:p/>
        </draw:line>
        <draw:polyline draw:style-name="gr1" draw:text-style-name="P2" draw:layer="layout" svg:width="0.001cm" svg:height="0.004cm" svg:x="17.02cm" svg:y="29.394cm" svg:viewBox="0 0 2 5" draw:points="2,0 0,3 0,5">
          <text:p/>
        </draw:polyline>
        <draw:polyline draw:style-name="gr1" draw:text-style-name="P2" draw:layer="layout" svg:width="0.001cm" svg:height="0.004cm" svg:x="16.463cm" svg:y="29.245cm" svg:viewBox="0 0 2 5" draw:points="0,5 0,4 2,0">
          <text:p/>
        </draw:polyline>
        <draw:line draw:style-name="gr1" draw:text-style-name="P2" draw:layer="layout" svg:x1="17.021cm" svg:y1="29.394cm" svg:x2="17.02cm" svg:y2="29.394cm">
          <text:p/>
        </draw:line>
        <draw:line draw:style-name="gr1" draw:text-style-name="P2" draw:layer="layout" svg:x1="16.999cm" svg:y1="29.389cm" svg:x2="16.464cm" svg:y2="29.245cm">
          <text:p/>
        </draw:line>
        <draw:polyline draw:style-name="gr1" draw:text-style-name="P2" draw:layer="layout" svg:width="0cm" svg:height="0cm" svg:x="17.02cm" svg:y="29.397cm" svg:viewBox="0 0 0 0" draw:points="0,0">
          <text:p/>
        </draw:polyline>
        <draw:line draw:style-name="gr1" draw:text-style-name="P2" draw:layer="layout" svg:x1="16.999cm" svg:y1="29.392cm" svg:x2="16.463cm" svg:y2="29.248cm">
          <text:p/>
        </draw:line>
        <draw:line draw:style-name="gr1" draw:text-style-name="P2" draw:layer="layout" svg:x1="17.578cm" svg:y1="29.343cm" svg:x2="17.576cm" svg:y2="29.348cm">
          <text:p/>
        </draw:line>
        <draw:polyline draw:style-name="gr1" draw:text-style-name="P2" draw:layer="layout" svg:width="0.001cm" svg:height="0.004cm" svg:x="17.02cm" svg:y="29.394cm" svg:viewBox="0 0 2 5" draw:points="0,5 0,3 2,0">
          <text:p/>
        </draw:polyline>
        <draw:line draw:style-name="gr1" draw:text-style-name="P2" draw:layer="layout" svg:x1="17.577cm" svg:y1="29.343cm" svg:x2="17.576cm" svg:y2="29.343cm">
          <text:p/>
        </draw:line>
        <draw:line draw:style-name="gr1" draw:text-style-name="P2" draw:layer="layout" svg:x1="17.555cm" svg:y1="29.338cm" svg:x2="17.021cm" svg:y2="29.194cm">
          <text:p/>
        </draw:line>
        <draw:polyline draw:style-name="gr1" draw:text-style-name="P2" draw:layer="layout" svg:width="0cm" svg:height="0cm" svg:x="17.576cm" svg:y="29.347cm" svg:viewBox="0 0 0 0" draw:points="0,0">
          <text:p/>
        </draw:polyline>
        <draw:line draw:style-name="gr1" draw:text-style-name="P2" draw:layer="layout" svg:x1="17.555cm" svg:y1="29.342cm" svg:x2="17.02cm" svg:y2="29.197cm">
          <text:p/>
        </draw:line>
        <draw:polyline draw:style-name="gr1" draw:text-style-name="P2" draw:layer="layout" svg:width="0.001cm" svg:height="0.004cm" svg:x="10.899cm" svg:y="27.686cm" svg:viewBox="0 0 2 5" draw:points="0,0 2,0 0,5">
          <text:p/>
        </draw:polyline>
        <draw:line draw:style-name="gr1" draw:text-style-name="P2" draw:layer="layout" svg:x1="10.878cm" svg:y1="27.681cm" svg:x2="10.827cm" svg:y2="27.666cm">
          <text:p/>
        </draw:line>
        <draw:line draw:style-name="gr1" draw:text-style-name="P2" draw:layer="layout" svg:x1="10.741cm" svg:y1="27.644cm" svg:x2="10.61cm" svg:y2="27.608cm">
          <text:p/>
        </draw:line>
        <draw:polyline draw:style-name="gr1" draw:text-style-name="P2" draw:layer="layout" svg:width="0cm" svg:height="0cm" svg:x="10.899cm" svg:y="27.69cm" svg:viewBox="0 0 0 0" draw:points="0,0">
          <text:p/>
        </draw:polyline>
        <draw:line draw:style-name="gr1" draw:text-style-name="P2" draw:layer="layout" svg:x1="10.878cm" svg:y1="27.685cm" svg:x2="10.827cm" svg:y2="27.67cm">
          <text:p/>
        </draw:line>
        <draw:line draw:style-name="gr1" draw:text-style-name="P2" draw:layer="layout" svg:x1="10.741cm" svg:y1="27.648cm" svg:x2="10.61cm" svg:y2="27.612cm">
          <text:p/>
        </draw:line>
        <draw:line draw:style-name="gr1" draw:text-style-name="P2" draw:layer="layout" svg:x1="10.878cm" svg:y1="27.721cm" svg:x2="10.827cm" svg:y2="27.707cm">
          <text:p/>
        </draw:line>
        <draw:line draw:style-name="gr1" draw:text-style-name="P2" draw:layer="layout" svg:x1="10.741cm" svg:y1="27.685cm" svg:x2="10.61cm" svg:y2="27.649cm">
          <text:p/>
        </draw:line>
        <draw:line draw:style-name="gr1" draw:text-style-name="P2" draw:layer="layout" svg:x1="10.878cm" svg:y1="27.729cm" svg:x2="10.827cm" svg:y2="27.715cm">
          <text:p/>
        </draw:line>
        <draw:line draw:style-name="gr1" draw:text-style-name="P2" draw:layer="layout" svg:x1="10.741cm" svg:y1="27.693cm" svg:x2="10.61cm" svg:y2="27.657cm">
          <text:p/>
        </draw:line>
        <draw:line draw:style-name="gr1" draw:text-style-name="P2" draw:layer="layout" svg:x1="10.878cm" svg:y1="27.731cm" svg:x2="10.827cm" svg:y2="27.716cm">
          <text:p/>
        </draw:line>
        <draw:line draw:style-name="gr1" draw:text-style-name="P2" draw:layer="layout" svg:x1="10.741cm" svg:y1="27.694cm" svg:x2="10.61cm" svg:y2="27.658cm">
          <text:p/>
        </draw:line>
        <draw:line draw:style-name="gr1" draw:text-style-name="P2" draw:layer="layout" svg:x1="10.878cm" svg:y1="27.74cm" svg:x2="10.827cm" svg:y2="27.726cm">
          <text:p/>
        </draw:line>
        <draw:line draw:style-name="gr1" draw:text-style-name="P2" draw:layer="layout" svg:x1="10.741cm" svg:y1="27.703cm" svg:x2="10.61cm" svg:y2="27.667cm">
          <text:p/>
        </draw:line>
        <draw:line draw:style-name="gr1" draw:text-style-name="P2" draw:layer="layout" svg:x1="11.457cm" svg:y1="27.835cm" svg:x2="11.455cm" svg:y2="27.84cm">
          <text:p/>
        </draw:line>
        <draw:line draw:style-name="gr1" draw:text-style-name="P2" draw:layer="layout" svg:x1="10.899cm" svg:y1="27.691cm" svg:x2="10.901cm" svg:y2="27.686cm">
          <text:p/>
        </draw:line>
        <draw:line draw:style-name="gr1" draw:text-style-name="P2" draw:layer="layout" svg:x1="11.456cm" svg:y1="27.835cm" svg:x2="11.455cm" svg:y2="27.835cm">
          <text:p/>
        </draw:line>
        <draw:line draw:style-name="gr1" draw:text-style-name="P2" draw:layer="layout" svg:x1="11.434cm" svg:y1="27.83cm" svg:x2="10.9cm" svg:y2="27.686cm">
          <text:p/>
        </draw:line>
        <draw:polyline draw:style-name="gr1" draw:text-style-name="P2" draw:layer="layout" svg:width="0cm" svg:height="0cm" svg:x="11.455cm" svg:y="27.839cm" svg:viewBox="0 0 0 0" draw:points="0,0">
          <text:p/>
        </draw:polyline>
        <draw:line draw:style-name="gr1" draw:text-style-name="P2" draw:layer="layout" svg:x1="11.434cm" svg:y1="27.834cm" svg:x2="10.899cm" svg:y2="27.69cm">
          <text:p/>
        </draw:line>
        <draw:line draw:style-name="gr1" draw:text-style-name="P2" draw:layer="layout" svg:x1="12.014cm" svg:y1="27.984cm" svg:x2="12.012cm" svg:y2="27.989cm">
          <text:p/>
        </draw:line>
        <draw:line draw:style-name="gr1" draw:text-style-name="P2" draw:layer="layout" svg:x1="11.455cm" svg:y1="27.84cm" svg:x2="11.457cm" svg:y2="27.835cm">
          <text:p/>
        </draw:line>
        <draw:line draw:style-name="gr1" draw:text-style-name="P2" draw:layer="layout" svg:x1="12.013cm" svg:y1="27.984cm" svg:x2="12.012cm" svg:y2="27.984cm">
          <text:p/>
        </draw:line>
        <draw:line draw:style-name="gr1" draw:text-style-name="P2" draw:layer="layout" svg:x1="11.991cm" svg:y1="27.979cm" svg:x2="11.456cm" svg:y2="27.835cm">
          <text:p/>
        </draw:line>
        <draw:polyline draw:style-name="gr1" draw:text-style-name="P2" draw:layer="layout" svg:width="0cm" svg:height="0cm" svg:x="12.012cm" svg:y="27.988cm" svg:viewBox="0 0 0 0" draw:points="0,0">
          <text:p/>
        </draw:polyline>
        <draw:line draw:style-name="gr1" draw:text-style-name="P2" draw:layer="layout" svg:x1="11.991cm" svg:y1="27.983cm" svg:x2="11.455cm" svg:y2="27.839cm">
          <text:p/>
        </draw:line>
        <draw:line draw:style-name="gr1" draw:text-style-name="P2" draw:layer="layout" svg:x1="12.57cm" svg:y1="28.133cm" svg:x2="12.568cm" svg:y2="28.138cm">
          <text:p/>
        </draw:line>
        <draw:line draw:style-name="gr1" draw:text-style-name="P2" draw:layer="layout" svg:x1="12.012cm" svg:y1="27.989cm" svg:x2="12.014cm" svg:y2="27.984cm">
          <text:p/>
        </draw:line>
        <draw:line draw:style-name="gr1" draw:text-style-name="P2" draw:layer="layout" svg:x1="12.569cm" svg:y1="28.133cm" svg:x2="12.568cm" svg:y2="28.133cm">
          <text:p/>
        </draw:line>
        <draw:line draw:style-name="gr1" draw:text-style-name="P2" draw:layer="layout" svg:x1="12.547cm" svg:y1="28.128cm" svg:x2="12.013cm" svg:y2="27.984cm">
          <text:p/>
        </draw:line>
        <draw:polyline draw:style-name="gr1" draw:text-style-name="P2" draw:layer="layout" svg:width="0cm" svg:height="0cm" svg:x="12.568cm" svg:y="28.137cm" svg:viewBox="0 0 0 0" draw:points="0,0">
          <text:p/>
        </draw:polyline>
        <draw:line draw:style-name="gr1" draw:text-style-name="P2" draw:layer="layout" svg:x1="12.547cm" svg:y1="28.132cm" svg:x2="12.012cm" svg:y2="27.988cm">
          <text:p/>
        </draw:line>
        <draw:polyline draw:style-name="gr1" draw:text-style-name="P2" draw:layer="layout" svg:width="0.474cm" svg:height="0.127cm" svg:x="12.568cm" svg:y="28.133cm" svg:viewBox="0 0 475 128" draw:points="0,4 1,0 475,128">
          <text:p/>
        </draw:polyline>
        <draw:line draw:style-name="gr1" draw:text-style-name="P2" draw:layer="layout" svg:x1="13.043cm" svg:y1="28.265cm" svg:x2="12.568cm" svg:y2="28.137cm">
          <text:p/>
        </draw:line>
        <draw:polyline draw:style-name="gr1" draw:text-style-name="P2" draw:layer="layout" svg:width="0.001cm" svg:height="0.005cm" svg:x="13.681cm" svg:y="28.431cm" svg:viewBox="0 0 2 6" draw:points="0,0 2,1 0,5 0,6">
          <text:p/>
        </draw:polyline>
        <draw:line draw:style-name="gr1" draw:text-style-name="P2" draw:layer="layout" svg:x1="13.66cm" svg:y1="28.426cm" svg:x2="13.13cm" svg:y2="28.283cm">
          <text:p/>
        </draw:line>
        <draw:polyline draw:style-name="gr1" draw:text-style-name="P2" draw:layer="layout" svg:width="0cm" svg:height="0cm" svg:x="13.681cm" svg:y="28.435cm" svg:viewBox="0 0 0 0" draw:points="0,0">
          <text:p/>
        </draw:polyline>
        <draw:line draw:style-name="gr1" draw:text-style-name="P2" draw:layer="layout" svg:x1="13.66cm" svg:y1="28.43cm" svg:x2="13.13cm" svg:y2="28.287cm">
          <text:p/>
        </draw:line>
        <draw:polyline draw:style-name="gr1" draw:text-style-name="P2" draw:layer="layout" svg:width="0.001cm" svg:height="0.004cm" svg:x="14.237cm" svg:y="28.581cm" svg:viewBox="0 0 2 5" draw:points="2,0 2,4 0,5">
          <text:p/>
        </draw:polyline>
        <draw:polyline draw:style-name="gr1" draw:text-style-name="P2" draw:layer="layout" svg:width="0.001cm" svg:height="0.004cm" svg:x="13.681cm" svg:y="28.432cm" svg:viewBox="0 0 2 5" draw:points="0,5 0,4 2,0">
          <text:p/>
        </draw:polyline>
        <draw:line draw:style-name="gr1" draw:text-style-name="P2" draw:layer="layout" svg:x1="14.238cm" svg:y1="28.581cm" svg:x2="14.237cm" svg:y2="28.58cm">
          <text:p/>
        </draw:line>
        <draw:line draw:style-name="gr1" draw:text-style-name="P2" draw:layer="layout" svg:x1="14.217cm" svg:y1="28.575cm" svg:x2="13.682cm" svg:y2="28.432cm">
          <text:p/>
        </draw:line>
        <draw:line draw:style-name="gr1" draw:text-style-name="P2" draw:layer="layout" svg:x1="14.238cm" svg:y1="28.584cm" svg:x2="14.237cm" svg:y2="28.584cm">
          <text:p/>
        </draw:line>
        <draw:line draw:style-name="gr1" draw:text-style-name="P2" draw:layer="layout" svg:x1="14.217cm" svg:y1="28.579cm" svg:x2="13.681cm" svg:y2="28.435cm">
          <text:p/>
        </draw:line>
        <draw:line draw:style-name="gr1" draw:text-style-name="P2" draw:layer="layout" svg:x1="14.796cm" svg:y1="28.729cm" svg:x2="14.794cm" svg:y2="28.736cm">
          <text:p/>
        </draw:line>
        <draw:polyline draw:style-name="gr1" draw:text-style-name="P2" draw:layer="layout" svg:width="0.001cm" svg:height="0.004cm" svg:x="14.237cm" svg:y="28.581cm" svg:viewBox="0 0 2 5" draw:points="0,5 2,4 2,0">
          <text:p/>
        </draw:polyline>
        <draw:line draw:style-name="gr1" draw:text-style-name="P2" draw:layer="layout" svg:x1="14.795cm" svg:y1="28.729cm" svg:x2="14.794cm" svg:y2="28.729cm">
          <text:p/>
        </draw:line>
        <draw:line draw:style-name="gr1" draw:text-style-name="P2" draw:layer="layout" svg:x1="14.773cm" svg:y1="28.725cm" svg:x2="14.238cm" svg:y2="28.581cm">
          <text:p/>
        </draw:line>
        <draw:line draw:style-name="gr1" draw:text-style-name="P2" draw:layer="layout" svg:x1="14.794cm" svg:y1="28.734cm" svg:x2="14.794cm" svg:y2="28.733cm">
          <text:p/>
        </draw:line>
        <draw:line draw:style-name="gr1" draw:text-style-name="P2" draw:layer="layout" svg:x1="14.773cm" svg:y1="28.729cm" svg:x2="14.238cm" svg:y2="28.584cm">
          <text:p/>
        </draw:line>
        <draw:polyline draw:style-name="gr1" draw:text-style-name="P2" draw:layer="layout" svg:width="0.534cm" svg:height="0.144cm" svg:x="14.794cm" svg:y="28.729cm" svg:viewBox="0 0 535 145" draw:points="0,5 1,0 535,145">
          <text:p/>
        </draw:polyline>
        <draw:line draw:style-name="gr1" draw:text-style-name="P2" draw:layer="layout" svg:x1="15.329cm" svg:y1="28.878cm" svg:x2="14.794cm" svg:y2="28.734cm">
          <text:p/>
        </draw:line>
        <draw:polyline draw:style-name="gr1" draw:text-style-name="P2" draw:layer="layout" svg:width="0.001cm" svg:height="0.005cm" svg:x="15.907cm" svg:y="29.027cm" svg:viewBox="0 0 2 6" draw:points="0,0 2,1 0,5 0,6">
          <text:p/>
        </draw:polyline>
        <draw:line draw:style-name="gr1" draw:text-style-name="P2" draw:layer="layout" svg:x1="15.886cm" svg:y1="29.023cm" svg:x2="15.431cm" svg:y2="28.9cm">
          <text:p/>
        </draw:line>
        <draw:polyline draw:style-name="gr1" draw:text-style-name="P2" draw:layer="layout" svg:width="0cm" svg:height="0cm" svg:x="15.907cm" svg:y="29.031cm" svg:viewBox="0 0 0 0" draw:points="0,0">
          <text:p/>
        </draw:polyline>
        <draw:line draw:style-name="gr1" draw:text-style-name="P2" draw:layer="layout" svg:x1="15.886cm" svg:y1="29.027cm" svg:x2="15.431cm" svg:y2="28.904cm">
          <text:p/>
        </draw:line>
        <draw:line draw:style-name="gr1" draw:text-style-name="P2" draw:layer="layout" svg:x1="16.465cm" svg:y1="29.177cm" svg:x2="16.463cm" svg:y2="29.182cm">
          <text:p/>
        </draw:line>
        <draw:polyline draw:style-name="gr1" draw:text-style-name="P2" draw:layer="layout" svg:width="0.001cm" svg:height="0.004cm" svg:x="15.907cm" svg:y="29.028cm" svg:viewBox="0 0 2 5" draw:points="0,5 0,4 2,0">
          <text:p/>
        </draw:polyline>
        <draw:line draw:style-name="gr1" draw:text-style-name="P2" draw:layer="layout" svg:x1="16.464cm" svg:y1="29.177cm" svg:x2="16.463cm" svg:y2="29.177cm">
          <text:p/>
        </draw:line>
        <draw:line draw:style-name="gr1" draw:text-style-name="P2" draw:layer="layout" svg:x1="16.442cm" svg:y1="29.172cm" svg:x2="15.908cm" svg:y2="29.028cm">
          <text:p/>
        </draw:line>
        <draw:polyline draw:style-name="gr1" draw:text-style-name="P2" draw:layer="layout" svg:width="0cm" svg:height="0cm" svg:x="16.463cm" svg:y="29.181cm" svg:viewBox="0 0 0 0" draw:points="0,0">
          <text:p/>
        </draw:polyline>
        <draw:line draw:style-name="gr1" draw:text-style-name="P2" draw:layer="layout" svg:x1="16.442cm" svg:y1="29.176cm" svg:x2="15.907cm" svg:y2="29.031cm">
          <text:p/>
        </draw:line>
        <draw:line draw:style-name="gr1" draw:text-style-name="P2" draw:layer="layout" svg:x1="17.022cm" svg:y1="29.326cm" svg:x2="17.02cm" svg:y2="29.331cm">
          <text:p/>
        </draw:line>
        <draw:line draw:style-name="gr1" draw:text-style-name="P2" draw:layer="layout" svg:x1="16.463cm" svg:y1="29.182cm" svg:x2="16.465cm" svg:y2="29.177cm">
          <text:p/>
        </draw:line>
        <draw:line draw:style-name="gr1" draw:text-style-name="P2" draw:layer="layout" svg:x1="17.021cm" svg:y1="29.326cm" svg:x2="17.02cm" svg:y2="29.326cm">
          <text:p/>
        </draw:line>
        <draw:line draw:style-name="gr1" draw:text-style-name="P2" draw:layer="layout" svg:x1="16.999cm" svg:y1="29.321cm" svg:x2="16.464cm" svg:y2="29.177cm">
          <text:p/>
        </draw:line>
        <draw:polyline draw:style-name="gr1" draw:text-style-name="P2" draw:layer="layout" svg:width="0cm" svg:height="0cm" svg:x="17.02cm" svg:y="29.33cm" svg:viewBox="0 0 0 0" draw:points="0,0">
          <text:p/>
        </draw:polyline>
        <draw:line draw:style-name="gr1" draw:text-style-name="P2" draw:layer="layout" svg:x1="16.999cm" svg:y1="29.325cm" svg:x2="16.463cm" svg:y2="29.181cm">
          <text:p/>
        </draw:line>
        <draw:line draw:style-name="gr1" draw:text-style-name="P2" draw:layer="layout" svg:x1="17.578cm" svg:y1="29.275cm" svg:x2="17.576cm" svg:y2="29.28cm">
          <text:p/>
        </draw:line>
        <draw:line draw:style-name="gr1" draw:text-style-name="P2" draw:layer="layout" svg:x1="17.02cm" svg:y1="29.331cm" svg:x2="17.022cm" svg:y2="29.326cm">
          <text:p/>
        </draw:line>
        <draw:line draw:style-name="gr1" draw:text-style-name="P2" draw:layer="layout" svg:x1="17.577cm" svg:y1="29.275cm" svg:x2="17.576cm" svg:y2="29.275cm">
          <text:p/>
        </draw:line>
        <draw:line draw:style-name="gr1" draw:text-style-name="P2" draw:layer="layout" svg:x1="17.555cm" svg:y1="29.27cm" svg:x2="17.021cm" svg:y2="29.126cm">
          <text:p/>
        </draw:line>
        <draw:polyline draw:style-name="gr1" draw:text-style-name="P2" draw:layer="layout" svg:width="0cm" svg:height="0cm" svg:x="17.576cm" svg:y="29.279cm" svg:viewBox="0 0 0 0" draw:points="0,0">
          <text:p/>
        </draw:polyline>
        <draw:line draw:style-name="gr1" draw:text-style-name="P2" draw:layer="layout" svg:x1="17.555cm" svg:y1="29.274cm" svg:x2="17.02cm" svg:y2="29.13cm">
          <text:p/>
        </draw:line>
        <draw:polyline draw:style-name="gr1" draw:text-style-name="P2" draw:layer="layout" svg:width="0.325cm" svg:height="0.101cm" svg:x="10.565cm" svg:y="27.848cm" svg:viewBox="0 0 326 102" draw:points="0,0 0,14 324,102 326,93 2,6 0,14">
          <text:p/>
        </draw:polyline>
        <draw:polyline draw:style-name="gr1" draw:text-style-name="P2" draw:layer="layout" svg:width="0cm" svg:height="0cm" svg:x="10.89cm" svg:y="27.94cm" svg:viewBox="0 0 0 0" draw:points="0,0">
          <text:p/>
        </draw:polyline>
        <draw:line draw:style-name="gr1" draw:text-style-name="P2" draw:layer="layout" svg:x1="10.567cm" svg:y1="27.84cm" svg:x2="10.567cm" svg:y2="27.854cm">
          <text:p/>
        </draw:line>
        <draw:line draw:style-name="gr1" draw:text-style-name="P2" draw:layer="layout" svg:x1="10.565cm" svg:y1="27.847cm" svg:x2="10.565cm" svg:y2="27.841cm">
          <text:p/>
        </draw:line>
        <draw:line draw:style-name="gr1" draw:text-style-name="P2" draw:layer="layout" svg:x1="10.878cm" svg:y1="27.651cm" svg:x2="10.827cm" svg:y2="27.638cm">
          <text:p/>
        </draw:line>
        <draw:line draw:style-name="gr1" draw:text-style-name="P2" draw:layer="layout" svg:x1="10.741cm" svg:y1="27.615cm" svg:x2="10.61cm" svg:y2="27.579cm">
          <text:p/>
        </draw:line>
        <draw:polygon draw:style-name="gr1" draw:text-style-name="P2" draw:layer="layout" svg:width="0.559cm" svg:height="0.158cm" svg:x="10.888cm" svg:y="27.94cm" svg:viewBox="0 0 560 159" draw:points="0,9 557,159 560,151 2,0">
          <text:p/>
        </draw:polygon>
        <draw:polyline draw:style-name="gr1" draw:text-style-name="P2" draw:layer="layout" svg:width="0cm" svg:height="0cm" svg:x="11.447cm" svg:y="28.09cm" svg:viewBox="0 0 0 0" draw:points="0,0">
          <text:p/>
        </draw:polyline>
        <draw:polyline draw:style-name="gr1" draw:text-style-name="P2" draw:layer="layout" svg:width="0cm" svg:height="0cm" svg:x="10.89cm" svg:y="27.94cm" svg:viewBox="0 0 0 0" draw:points="0,0">
          <text:p/>
        </draw:polyline>
        <draw:line draw:style-name="gr1" draw:text-style-name="P2" draw:layer="layout" svg:x1="11.434cm" svg:y1="27.801cm" svg:x2="10.899cm" svg:y2="27.656cm">
          <text:p/>
        </draw:line>
        <draw:polygon draw:style-name="gr1" draw:text-style-name="P2" draw:layer="layout" svg:width="0.559cm" svg:height="0.157cm" svg:x="11.444cm" svg:y="28.09cm" svg:viewBox="0 0 560 158" draw:points="0,8 558,158 560,150 3,0">
          <text:p/>
        </draw:polygon>
        <draw:polyline draw:style-name="gr1" draw:text-style-name="P2" draw:layer="layout" svg:width="0cm" svg:height="0cm" svg:x="12.003cm" svg:y="28.239cm" svg:viewBox="0 0 0 0" draw:points="0,0">
          <text:p/>
        </draw:polyline>
        <draw:polyline draw:style-name="gr1" draw:text-style-name="P2" draw:layer="layout" svg:width="0cm" svg:height="0cm" svg:x="11.447cm" svg:y="28.09cm" svg:viewBox="0 0 0 0" draw:points="0,0">
          <text:p/>
        </draw:polyline>
        <draw:line draw:style-name="gr1" draw:text-style-name="P2" draw:layer="layout" svg:x1="11.991cm" svg:y1="27.95cm" svg:x2="11.455cm" svg:y2="27.806cm">
          <text:p/>
        </draw:line>
        <draw:polygon draw:style-name="gr1" draw:text-style-name="P2" draw:layer="layout" svg:width="0.559cm" svg:height="0.157cm" svg:x="12.001cm" svg:y="28.239cm" svg:viewBox="0 0 560 158" draw:points="0,8 557,158 560,150 2,0">
          <text:p/>
        </draw:polygon>
        <draw:polyline draw:style-name="gr1" draw:text-style-name="P2" draw:layer="layout" svg:width="0cm" svg:height="0cm" svg:x="12.56cm" svg:y="28.388cm" svg:viewBox="0 0 0 0" draw:points="0,0">
          <text:p/>
        </draw:polyline>
        <draw:polyline draw:style-name="gr1" draw:text-style-name="P2" draw:layer="layout" svg:width="0cm" svg:height="0cm" svg:x="12.003cm" svg:y="28.239cm" svg:viewBox="0 0 0 0" draw:points="0,0">
          <text:p/>
        </draw:polyline>
        <draw:line draw:style-name="gr1" draw:text-style-name="P2" draw:layer="layout" svg:x1="12.547cm" svg:y1="28.099cm" svg:x2="12.012cm" svg:y2="27.955cm">
          <text:p/>
        </draw:line>
        <draw:polygon draw:style-name="gr1" draw:text-style-name="P2" draw:layer="layout" svg:width="0.559cm" svg:height="0.157cm" svg:x="12.557cm" svg:y="28.388cm" svg:viewBox="0 0 560 158" draw:points="0,8 558,158 560,150 3,0">
          <text:p/>
        </draw:polygon>
        <draw:polyline draw:style-name="gr1" draw:text-style-name="P2" draw:layer="layout" svg:width="0cm" svg:height="0cm" svg:x="13.116cm" svg:y="28.537cm" svg:viewBox="0 0 0 0" draw:points="0,0">
          <text:p/>
        </draw:polyline>
        <draw:polyline draw:style-name="gr1" draw:text-style-name="P2" draw:layer="layout" svg:width="0cm" svg:height="0cm" svg:x="12.56cm" svg:y="28.388cm" svg:viewBox="0 0 0 0" draw:points="0,0">
          <text:p/>
        </draw:polyline>
        <draw:line draw:style-name="gr1" draw:text-style-name="P2" draw:layer="layout" svg:x1="13.043cm" svg:y1="28.232cm" svg:x2="12.568cm" svg:y2="28.104cm">
          <text:p/>
        </draw:line>
        <draw:polygon draw:style-name="gr1" draw:text-style-name="P2" draw:layer="layout" svg:width="0.559cm" svg:height="0.158cm" svg:x="13.114cm" svg:y="28.537cm" svg:viewBox="0 0 560 159" draw:points="0,8 556,159 560,150 2,0">
          <text:p/>
        </draw:polygon>
        <draw:polyline draw:style-name="gr1" draw:text-style-name="P2" draw:layer="layout" svg:width="0cm" svg:height="0cm" svg:x="13.673cm" svg:y="28.686cm" svg:viewBox="0 0 0 0" draw:points="0,0">
          <text:p/>
        </draw:polyline>
        <draw:polyline draw:style-name="gr1" draw:text-style-name="P2" draw:layer="layout" svg:width="0cm" svg:height="0cm" svg:x="13.116cm" svg:y="28.537cm" svg:viewBox="0 0 0 0" draw:points="0,0">
          <text:p/>
        </draw:polyline>
        <draw:line draw:style-name="gr1" draw:text-style-name="P2" draw:layer="layout" svg:x1="13.66cm" svg:y1="28.397cm" svg:x2="13.13cm" svg:y2="28.254cm">
          <text:p/>
        </draw:line>
        <draw:polygon draw:style-name="gr1" draw:text-style-name="P2" draw:layer="layout" svg:width="0.56cm" svg:height="0.158cm" svg:x="13.67cm" svg:y="28.686cm" svg:viewBox="0 0 561 159" draw:points="0,9 558,159 561,150 4,0">
          <text:p/>
        </draw:polygon>
        <draw:polyline draw:style-name="gr1" draw:text-style-name="P2" draw:layer="layout" svg:width="0cm" svg:height="0cm" svg:x="14.229cm" svg:y="28.835cm" svg:viewBox="0 0 0 0" draw:points="0,0">
          <text:p/>
        </draw:polyline>
        <draw:polyline draw:style-name="gr1" draw:text-style-name="P2" draw:layer="layout" svg:width="0cm" svg:height="0cm" svg:x="13.673cm" svg:y="28.686cm" svg:viewBox="0 0 0 0" draw:points="0,0">
          <text:p/>
        </draw:polyline>
        <draw:line draw:style-name="gr1" draw:text-style-name="P2" draw:layer="layout" svg:x1="14.217cm" svg:y1="28.546cm" svg:x2="13.681cm" svg:y2="28.402cm">
          <text:p/>
        </draw:line>
        <draw:polygon draw:style-name="gr1" draw:text-style-name="P2" draw:layer="layout" svg:width="0.558cm" svg:height="0.158cm" svg:x="14.227cm" svg:y="28.835cm" svg:viewBox="0 0 559 159" draw:points="0,9 557,159 559,150 3,0">
          <text:p/>
        </draw:polygon>
        <draw:polyline draw:style-name="gr1" draw:text-style-name="P2" draw:layer="layout" svg:width="0cm" svg:height="0cm" svg:x="14.785cm" svg:y="28.984cm" svg:viewBox="0 0 0 0" draw:points="0,0">
          <text:p/>
        </draw:polyline>
        <draw:polyline draw:style-name="gr1" draw:text-style-name="P2" draw:layer="layout" svg:width="0cm" svg:height="0cm" svg:x="14.229cm" svg:y="28.835cm" svg:viewBox="0 0 0 0" draw:points="0,0">
          <text:p/>
        </draw:polyline>
        <draw:line draw:style-name="gr1" draw:text-style-name="P2" draw:layer="layout" svg:x1="14.773cm" svg:y1="28.695cm" svg:x2="14.238cm" svg:y2="28.551cm">
          <text:p/>
        </draw:line>
        <draw:polygon draw:style-name="gr1" draw:text-style-name="P2" draw:layer="layout" svg:width="0.559cm" svg:height="0.158cm" svg:x="14.783cm" svg:y="28.984cm" svg:viewBox="0 0 560 159" draw:points="0,9 558,159 560,150 2,0">
          <text:p/>
        </draw:polygon>
        <draw:polyline draw:style-name="gr1" draw:text-style-name="P2" draw:layer="layout" svg:width="0cm" svg:height="0cm" svg:x="15.342cm" svg:y="29.133cm" svg:viewBox="0 0 0 0" draw:points="0,0">
          <text:p/>
        </draw:polyline>
        <draw:polyline draw:style-name="gr1" draw:text-style-name="P2" draw:layer="layout" svg:width="0cm" svg:height="0cm" svg:x="14.785cm" svg:y="28.984cm" svg:viewBox="0 0 0 0" draw:points="0,0">
          <text:p/>
        </draw:polyline>
        <draw:line draw:style-name="gr1" draw:text-style-name="P2" draw:layer="layout" svg:x1="15.329cm" svg:y1="28.844cm" svg:x2="14.794cm" svg:y2="28.7cm">
          <text:p/>
        </draw:line>
        <draw:polygon draw:style-name="gr1" draw:text-style-name="P2" draw:layer="layout" svg:width="0.558cm" svg:height="0.158cm" svg:x="15.34cm" svg:y="29.133cm" svg:viewBox="0 0 559 159" draw:points="0,9 557,159 559,150 2,0">
          <text:p/>
        </draw:polygon>
        <draw:polyline draw:style-name="gr1" draw:text-style-name="P2" draw:layer="layout" svg:width="0cm" svg:height="0cm" svg:x="15.898cm" svg:y="29.282cm" svg:viewBox="0 0 0 0" draw:points="0,0">
          <text:p/>
        </draw:polyline>
        <draw:polyline draw:style-name="gr1" draw:text-style-name="P2" draw:layer="layout" svg:width="0cm" svg:height="0cm" svg:x="15.342cm" svg:y="29.133cm" svg:viewBox="0 0 0 0" draw:points="0,0">
          <text:p/>
        </draw:polyline>
        <draw:line draw:style-name="gr1" draw:text-style-name="P2" draw:layer="layout" svg:x1="15.886cm" svg:y1="28.994cm" svg:x2="15.431cm" svg:y2="28.871cm">
          <text:p/>
        </draw:line>
        <draw:polygon draw:style-name="gr1" draw:text-style-name="P2" draw:layer="layout" svg:width="0.559cm" svg:height="0.158cm" svg:x="15.896cm" svg:y="29.282cm" svg:viewBox="0 0 560 159" draw:points="0,9 558,159 560,150 2,0">
          <text:p/>
        </draw:polygon>
        <draw:polyline draw:style-name="gr1" draw:text-style-name="P2" draw:layer="layout" svg:width="0cm" svg:height="0cm" svg:x="16.455cm" svg:y="29.431cm" svg:viewBox="0 0 0 0" draw:points="0,0">
          <text:p/>
        </draw:polyline>
        <draw:polyline draw:style-name="gr1" draw:text-style-name="P2" draw:layer="layout" svg:width="0cm" svg:height="0cm" svg:x="15.898cm" svg:y="29.282cm" svg:viewBox="0 0 0 0" draw:points="0,0">
          <text:p/>
        </draw:polyline>
        <draw:line draw:style-name="gr1" draw:text-style-name="P2" draw:layer="layout" svg:x1="16.442cm" svg:y1="29.143cm" svg:x2="15.907cm" svg:y2="28.999cm">
          <text:p/>
        </draw:line>
        <draw:polygon draw:style-name="gr1" draw:text-style-name="P2" draw:layer="layout" svg:width="0.558cm" svg:height="0.158cm" svg:x="16.453cm" svg:y="29.231cm" svg:viewBox="0 0 559 159" draw:points="0,9 557,159 559,151 2,0">
          <text:p/>
        </draw:polygon>
        <draw:line draw:style-name="gr1" draw:text-style-name="P2" draw:layer="layout" svg:x1="17.011cm" svg:y1="29.381cm" svg:x2="17.011cm" svg:y2="29.38cm">
          <text:p/>
        </draw:line>
        <draw:polyline draw:style-name="gr1" draw:text-style-name="P2" draw:layer="layout" svg:width="0cm" svg:height="0cm" svg:x="16.455cm" svg:y="29.431cm" svg:viewBox="0 0 0 0" draw:points="0,0">
          <text:p/>
        </draw:polyline>
        <draw:line draw:style-name="gr1" draw:text-style-name="P2" draw:layer="layout" svg:x1="16.999cm" svg:y1="29.292cm" svg:x2="16.463cm" svg:y2="29.148cm">
          <text:p/>
        </draw:line>
        <draw:polygon draw:style-name="gr1" draw:text-style-name="P2" draw:layer="layout" svg:width="0.559cm" svg:height="0.157cm" svg:x="17.009cm" svg:y="29.381cm" svg:viewBox="0 0 560 158" draw:points="0,8 558,158 560,150 2,0">
          <text:p/>
        </draw:polygon>
        <draw:polyline draw:style-name="gr1" draw:text-style-name="P2" draw:layer="layout" svg:width="0cm" svg:height="0cm" svg:x="17.568cm" svg:y="29.53cm" svg:viewBox="0 0 0 0" draw:points="0,0">
          <text:p/>
        </draw:polyline>
        <draw:line draw:style-name="gr1" draw:text-style-name="P2" draw:layer="layout" svg:x1="17.011cm" svg:y1="29.38cm" svg:x2="17.011cm" svg:y2="29.381cm">
          <text:p/>
        </draw:line>
        <draw:line draw:style-name="gr1" draw:text-style-name="P2" draw:layer="layout" svg:x1="17.555cm" svg:y1="29.441cm" svg:x2="17.02cm" svg:y2="29.297cm">
          <text:p/>
        </draw:line>
        <draw:polyline draw:style-name="gr1" draw:text-style-name="P2" draw:layer="layout" svg:width="0cm" svg:height="0cm" svg:x="17.9cm" svg:y="29.569cm" svg:viewBox="0 0 0 0" draw:points="0,0">
          <text:p/>
        </draw:polyline>
        <draw:line draw:style-name="gr1" draw:text-style-name="P2" draw:layer="layout" svg:x1="17.9cm" svg:y1="29.569cm" svg:x2="17.9cm" svg:y2="29.57cm">
          <text:p/>
        </draw:line>
        <draw:polyline draw:style-name="gr1" draw:text-style-name="P2" draw:layer="layout" svg:width="0.294cm" svg:height="0.079cm" svg:x="17.576cm" svg:y="29.478cm" svg:viewBox="0 0 295 80" draw:points="0,5 0,4 1,0 295,80">
          <text:p/>
        </draw:polyline>
        <draw:line draw:style-name="gr1" draw:text-style-name="P2" draw:layer="layout" svg:x1="17.9cm" svg:y1="29.569cm" svg:x2="17.897cm" svg:y2="29.568cm">
          <text:p/>
        </draw:line>
        <draw:line draw:style-name="gr1" draw:text-style-name="P2" draw:layer="layout" svg:x1="17.871cm" svg:y1="29.562cm" svg:x2="17.576cm" svg:y2="29.482cm">
          <text:p/>
        </draw:line>
        <draw:polyline draw:style-name="gr1" draw:text-style-name="P2" draw:layer="layout" svg:width="0.294cm" svg:height="0.078cm" svg:x="17.576cm" svg:y="29.411cm" svg:viewBox="0 0 295 79" draw:points="0,4 0,3 1,0 295,79">
          <text:p/>
        </draw:polyline>
        <draw:line draw:style-name="gr1" draw:text-style-name="P2" draw:layer="layout" svg:x1="17.871cm" svg:y1="29.494cm" svg:x2="17.576cm" svg:y2="29.414cm">
          <text:p/>
        </draw:line>
        <draw:line draw:style-name="gr1" draw:text-style-name="P2" draw:layer="layout" svg:x1="17.576cm" svg:y1="29.348cm" svg:x2="17.578cm" svg:y2="29.343cm">
          <text:p/>
        </draw:line>
        <draw:line draw:style-name="gr1" draw:text-style-name="P2" draw:layer="layout" svg:x1="17.871cm" svg:y1="29.422cm" svg:x2="17.733cm" svg:y2="29.385cm">
          <text:p/>
        </draw:line>
        <draw:line draw:style-name="gr1" draw:text-style-name="P2" draw:layer="layout" svg:x1="17.648cm" svg:y1="29.363cm" svg:x2="17.577cm" svg:y2="29.343cm">
          <text:p/>
        </draw:line>
        <draw:line draw:style-name="gr1" draw:text-style-name="P2" draw:layer="layout" svg:x1="17.871cm" svg:y1="29.426cm" svg:x2="17.733cm" svg:y2="29.389cm">
          <text:p/>
        </draw:line>
        <draw:line draw:style-name="gr1" draw:text-style-name="P2" draw:layer="layout" svg:x1="17.647cm" svg:y1="29.366cm" svg:x2="17.576cm" svg:y2="29.347cm">
          <text:p/>
        </draw:line>
        <draw:line draw:style-name="gr1" draw:text-style-name="P2" draw:layer="layout" svg:x1="17.576cm" svg:y1="29.28cm" svg:x2="17.578cm" svg:y2="29.275cm">
          <text:p/>
        </draw:line>
        <draw:line draw:style-name="gr1" draw:text-style-name="P2" draw:layer="layout" svg:x1="17.871cm" svg:y1="29.355cm" svg:x2="17.733cm" svg:y2="29.317cm">
          <text:p/>
        </draw:line>
        <draw:line draw:style-name="gr1" draw:text-style-name="P2" draw:layer="layout" svg:x1="17.648cm" svg:y1="29.295cm" svg:x2="17.577cm" svg:y2="29.275cm">
          <text:p/>
        </draw:line>
        <draw:line draw:style-name="gr1" draw:text-style-name="P2" draw:layer="layout" svg:x1="17.871cm" svg:y1="29.359cm" svg:x2="17.733cm" svg:y2="29.321cm">
          <text:p/>
        </draw:line>
        <draw:line draw:style-name="gr1" draw:text-style-name="P2" draw:layer="layout" svg:x1="17.647cm" svg:y1="29.299cm" svg:x2="17.576cm" svg:y2="29.279cm">
          <text:p/>
        </draw:line>
        <draw:line draw:style-name="gr1" draw:text-style-name="P2" draw:layer="layout" svg:x1="17.865cm" svg:y1="29.324cm" svg:x2="17.733cm" svg:y2="29.288cm">
          <text:p/>
        </draw:line>
        <draw:line draw:style-name="gr1" draw:text-style-name="P2" draw:layer="layout" svg:x1="17.647cm" svg:y1="29.266cm" svg:x2="17.576cm" svg:y2="29.246cm">
          <text:p/>
        </draw:line>
        <draw:polygon draw:style-name="gr1" draw:text-style-name="P2" draw:layer="layout" svg:width="0.326cm" svg:height="0.095cm" svg:x="17.566cm" svg:y="29.53cm" svg:viewBox="0 0 327 96" draw:points="0,8 324,96 327,88 2,0">
          <text:p/>
        </draw:polygon>
        <draw:line draw:style-name="gr1" draw:text-style-name="P2" draw:layer="layout" svg:x1="17.892cm" svg:y1="29.617cm" svg:x2="17.892cm" svg:y2="29.605cm">
          <text:p/>
        </draw:line>
        <draw:polyline draw:style-name="gr1" draw:text-style-name="P2" draw:layer="layout" svg:width="0cm" svg:height="0cm" svg:x="17.568cm" svg:y="29.53cm" svg:viewBox="0 0 0 0" draw:points="0,0">
          <text:p/>
        </draw:polyline>
        <draw:line draw:style-name="gr1" draw:text-style-name="P1" draw:layer="layout" svg:x1="11.401cm" svg:y1="14.952cm" svg:x2="11.401cm" svg:y2="25.66cm">
          <text:p/>
        </draw:line>
        <draw:line draw:style-name="gr1" draw:text-style-name="P1" draw:layer="layout" svg:x1="11.454cm" svg:y1="15.01cm" svg:x2="11.454cm" svg:y2="14.952cm">
          <text:p/>
        </draw:line>
        <draw:line draw:style-name="gr1" draw:text-style-name="P1" draw:layer="layout" svg:x1="11.454cm" svg:y1="20.284cm" svg:x2="11.454cm" svg:y2="15.048cm">
          <text:p/>
        </draw:line>
        <draw:line draw:style-name="gr1" draw:text-style-name="P1" draw:layer="layout" svg:x1="11.454cm" svg:y1="23.024cm" svg:x2="11.454cm" svg:y2="20.336cm">
          <text:p/>
        </draw:line>
        <draw:polygon draw:style-name="gr1" draw:text-style-name="P1" draw:layer="layout" svg:width="0.017cm" svg:height="0.548cm" svg:x="11.465cm" svg:y="24.236cm" svg:viewBox="0 0 18 549" draw:points="18,0 7,7 6,8 0,8 0,549 18,549">
          <text:p/>
        </draw:polygon>
        <draw:line draw:style-name="gr1" draw:text-style-name="P1" draw:layer="layout" svg:x1="11.862cm" svg:y1="23.99cm" svg:x2="11.848cm" svg:y2="23.999cm">
          <text:p/>
        </draw:line>
        <draw:line draw:style-name="gr1" draw:text-style-name="P1" draw:layer="layout" svg:x1="11.888cm" svg:y1="23.982cm" svg:x2="11.874cm" svg:y2="23.982cm">
          <text:p/>
        </draw:line>
        <draw:polyline draw:style-name="gr1" draw:text-style-name="P1" draw:layer="layout" svg:width="0.013cm" svg:height="0.794cm" svg:x="11.848cm" svg:y="23.99cm" svg:viewBox="0 0 14 795" draw:points="14,0 14,795 0,795 0,8">
          <text:p/>
        </draw:polyline>
        <draw:polyline draw:style-name="gr1" draw:text-style-name="P1" draw:layer="layout" svg:width="0.014cm" svg:height="0.802cm" svg:x="11.874cm" svg:y="23.982cm" svg:viewBox="0 0 15 803" draw:points="15,0 15,803 0,803 0,0">
          <text:p/>
        </draw:polyline>
        <draw:polyline draw:style-name="gr1" draw:text-style-name="P1" draw:layer="layout" svg:width="0.076cm" svg:height="0.113cm" svg:x="11.588cm" svg:y="24.896cm" svg:viewBox="0 0 77 114" draw:points="0,0 0,81 5,97 16,109 32,114 43,114 59,109 70,97 77,81 77,0">
          <text:p/>
        </draw:polyline>
        <draw:polyline draw:style-name="gr1" draw:text-style-name="P1" draw:layer="layout" svg:width="0.075cm" svg:height="0.113cm" svg:x="11.707cm" svg:y="24.896cm" svg:viewBox="0 0 76 114" draw:points="0,114 0,0 49,0 65,5 71,10 76,21 76,37 71,48 65,54 49,59 0,59">
          <text:p/>
        </draw:polyline>
        <draw:line draw:style-name="gr1" draw:text-style-name="P1" draw:layer="layout" svg:x1="11.484cm" svg:y1="24.235cm" svg:x2="11.484cm" svg:y2="23.633cm">
          <text:p/>
        </draw:line>
        <draw:polyline draw:style-name="gr1" draw:text-style-name="P1" draw:layer="layout" svg:width="0.868cm" svg:height="1.613cm" svg:x="11.466cm" svg:y="23.171cm" svg:viewBox="0 0 869 1614" draw:points="0,1073 0,462 0,0 869,0 869,367 869,1614 851,1614">
          <text:p/>
        </draw:polyline>
        <draw:line draw:style-name="gr1" draw:text-style-name="P1" draw:layer="layout" svg:x1="11.484cm" svg:y1="24.784cm" svg:x2="11.466cm" svg:y2="24.784cm">
          <text:p/>
        </draw:line>
        <draw:polyline draw:style-name="gr1" draw:text-style-name="P1" draw:layer="layout" svg:width="0.832cm" svg:height="1.595cm" svg:x="11.484cm" svg:y="23.189cm" svg:viewBox="0 0 833 1596" draw:points="0,444 0,0 833,0 833,349 833,1596">
          <text:p/>
        </draw:polyline>
        <draw:polygon draw:style-name="gr1" draw:text-style-name="P1" draw:layer="layout" svg:width="0.075cm" svg:height="0.113cm" svg:x="12.053cm" svg:y="24.904cm" svg:viewBox="0 0 76 114" draw:points="0,114 0,0 37,0 54,5 65,16 71,27 76,43 76,70 71,86 65,98 54,109 37,114">
          <text:p/>
        </draw:polygon>
        <draw:polyline draw:style-name="gr1" draw:text-style-name="P1" draw:layer="layout" svg:width="0.076cm" svg:height="0.113cm" svg:x="12.166cm" svg:y="24.904cm" svg:viewBox="0 0 77 114" draw:points="0,114 0,0 77,114 77,0">
          <text:p/>
        </draw:polyline>
        <draw:polygon draw:style-name="gr1" draw:text-style-name="P1" draw:layer="layout" svg:width="0.017cm" svg:height="0.184cm" svg:x="14.987cm" svg:y="11.976cm" svg:viewBox="0 0 18 185" draw:points="18,0 18,185 0,185 0,0">
          <text:p/>
        </draw:polygon>
        <draw:polygon draw:style-name="gr1" draw:text-style-name="P1" draw:layer="layout" svg:width="0.017cm" svg:height="0.184cm" svg:x="14.987cm" svg:y="12.162cm" svg:viewBox="0 0 18 185" draw:points="18,0 18,185 0,185 0,0">
          <text:p/>
        </draw:polygon>
        <draw:polygon draw:style-name="gr1" draw:text-style-name="P1" draw:layer="layout" svg:width="0.017cm" svg:height="0.184cm" svg:x="14.987cm" svg:y="12.865cm" svg:viewBox="0 0 18 185" draw:points="18,0 18,185 0,185 0,0">
          <text:p/>
        </draw:polygon>
        <draw:polygon draw:style-name="gr1" draw:text-style-name="P1" draw:layer="layout" svg:width="0.017cm" svg:height="0.184cm" svg:x="14.987cm" svg:y="13.052cm" svg:viewBox="0 0 18 185" draw:points="18,0 18,185 0,185 0,0">
          <text:p/>
        </draw:polygon>
        <draw:path draw:style-name="gr1" draw:text-style-name="P1" draw:layer="layout" svg:width="0.262cm" svg:height="0.107cm" svg:x="15.158cm" svg:y="23.389cm" svg:viewBox="0 0 263 108" svg:d="M0 108c98 1 193-38 263-108">
          <text:p/>
        </draw:path>
        <draw:polygon draw:style-name="gr1" draw:text-style-name="P1" draw:layer="layout" svg:width="0.27cm" svg:height="0.27cm" svg:x="15.15cm" svg:y="23.13cm" svg:viewBox="0 0 271 271" draw:points="271,260 260,271 0,11 11,0">
          <text:p/>
        </draw:polygon>
        <draw:line draw:style-name="gr1" draw:text-style-name="P1" draw:layer="layout" svg:x1="15.119cm" svg:y1="23.513cm" svg:x2="15.161cm" svg:y2="23.513cm">
          <text:p/>
        </draw:line>
        <draw:polyline draw:style-name="gr1" draw:text-style-name="P1" draw:layer="layout" svg:width="0.042cm" svg:height="0.017cm" svg:x="15.119cm" svg:y="23.496cm" svg:viewBox="0 0 43 18" draw:points="43,18 43,0 0,0 0,18">
          <text:p/>
        </draw:polyline>
        <draw:polyline draw:style-name="gr1" draw:text-style-name="P1" draw:layer="layout" svg:width="0.042cm" svg:height="0.018cm" svg:x="15.119cm" svg:y="23.112cm" svg:viewBox="0 0 43 19" draw:points="0,19 43,19 43,0">
          <text:p/>
        </draw:polyline>
        <draw:line draw:style-name="gr1" draw:text-style-name="P1" draw:layer="layout" svg:x1="15.161cm" svg:y1="23.112cm" svg:x2="15.119cm" svg:y2="23.112cm">
          <text:p/>
        </draw:line>
        <draw:line draw:style-name="gr1" draw:text-style-name="P1" draw:layer="layout" svg:x1="15.119cm" svg:y1="23.112cm" svg:x2="15.119cm" svg:y2="23.13cm">
          <text:p/>
        </draw:line>
        <draw:path draw:style-name="gr1" draw:text-style-name="P1" draw:layer="layout" svg:width="0.262cm" svg:height="0.107cm" svg:x="15.158cm" svg:y="18.008cm" svg:viewBox="0 0 263 108" svg:d="M0 108c98 1 193-39 263-108">
          <text:p/>
        </draw:path>
        <draw:polygon draw:style-name="gr1" draw:text-style-name="P1" draw:layer="layout" svg:width="0.27cm" svg:height="0.27cm" svg:x="15.15cm" svg:y="17.749cm" svg:viewBox="0 0 271 271" draw:points="271,260 260,271 0,11 11,0">
          <text:p/>
        </draw:polygon>
        <draw:line draw:style-name="gr1" draw:text-style-name="P1" draw:layer="layout" svg:x1="15.119cm" svg:y1="18.133cm" svg:x2="15.161cm" svg:y2="18.133cm">
          <text:p/>
        </draw:line>
        <draw:polyline draw:style-name="gr1" draw:text-style-name="P1" draw:layer="layout" svg:width="0.042cm" svg:height="0.018cm" svg:x="15.119cm" svg:y="18.115cm" svg:viewBox="0 0 43 19" draw:points="43,19 43,0 0,0 0,19">
          <text:p/>
        </draw:polyline>
        <draw:polyline draw:style-name="gr1" draw:text-style-name="P1" draw:layer="layout" svg:width="0.042cm" svg:height="0.017cm" svg:x="15.119cm" svg:y="17.732cm" svg:viewBox="0 0 43 18" draw:points="0,18 43,18 43,0">
          <text:p/>
        </draw:polyline>
        <draw:line draw:style-name="gr1" draw:text-style-name="P1" draw:layer="layout" svg:x1="15.161cm" svg:y1="17.732cm" svg:x2="15.119cm" svg:y2="17.732cm">
          <text:p/>
        </draw:line>
        <draw:line draw:style-name="gr1" draw:text-style-name="P1" draw:layer="layout" svg:x1="15.119cm" svg:y1="17.732cm" svg:x2="15.119cm" svg:y2="17.749cm">
          <text:p/>
        </draw:line>
        <draw:line draw:style-name="gr1" draw:text-style-name="P1" draw:layer="layout" svg:x1="15.48cm" svg:y1="18.316cm" svg:x2="15.166cm" svg:y2="18.316cm">
          <text:p/>
        </draw:line>
        <draw:line draw:style-name="gr1" draw:text-style-name="P1" draw:layer="layout" svg:x1="15.166cm" svg:y1="18.369cm" svg:x2="15.428cm" svg:y2="18.369cm">
          <text:p/>
        </draw:line>
        <draw:line draw:style-name="gr1" draw:text-style-name="P1" draw:layer="layout" svg:x1="15.166cm" svg:y1="23.079cm" svg:x2="15.48cm" svg:y2="23.079cm">
          <text:p/>
        </draw:line>
        <draw:polyline draw:style-name="gr1" draw:text-style-name="P1" draw:layer="layout" svg:width="0.123cm" svg:height="0.195cm" svg:x="10.704cm" svg:y="25.998cm" svg:viewBox="0 0 124 196" draw:points="124,0 0,0 0,196">
          <text:p/>
        </draw:polyline>
        <draw:polyline draw:style-name="gr1" draw:text-style-name="P1" draw:layer="layout" svg:width="0.258cm" svg:height="0.21cm" svg:x="9.214cm" svg:y="25.973cm" svg:viewBox="0 0 259 211" draw:points="259,211 259,0 0,0">
          <text:p/>
        </draw:polyline>
        <draw:polyline draw:style-name="gr1" draw:text-style-name="P1" draw:layer="layout" svg:width="0.123cm" svg:height="0.065cm" svg:x="10.704cm" svg:y="22.983cm" svg:viewBox="0 0 124 66" draw:points="0,0 0,66 124,66">
          <text:p/>
        </draw:polyline>
        <draw:polyline draw:style-name="gr1" draw:text-style-name="P1" draw:layer="layout" svg:width="0.123cm" svg:height="0.066cm" svg:x="10.704cm" svg:y="22.864cm" svg:viewBox="0 0 124 67" draw:points="124,0 0,0 0,67">
          <text:p/>
        </draw:polyline>
        <draw:line draw:style-name="gr1" draw:text-style-name="P1" draw:layer="layout" svg:x1="9.214cm" svg:y1="23.044cm" svg:x2="9.472cm" svg:y2="23.044cm">
          <text:p/>
        </draw:line>
        <draw:line draw:style-name="gr1" draw:text-style-name="P1" draw:layer="layout" svg:x1="9.472cm" svg:y1="22.93cm" svg:x2="9.472cm" svg:y2="22.869cm">
          <text:p/>
        </draw:line>
        <draw:line draw:style-name="gr1" draw:text-style-name="P1" draw:layer="layout" svg:x1="9.472cm" svg:y1="23.044cm" svg:x2="9.472cm" svg:y2="22.983cm">
          <text:p/>
        </draw:line>
        <draw:line draw:style-name="gr1" draw:text-style-name="P1" draw:layer="layout" svg:x1="9.472cm" svg:y1="22.869cm" svg:x2="9.214cm" svg:y2="22.869cm">
          <text:p/>
        </draw:line>
        <draw:polyline draw:style-name="gr1" draw:text-style-name="P1" draw:layer="layout" svg:width="0.123cm" svg:height="0.067cm" svg:x="10.704cm" svg:y="19.843cm" svg:viewBox="0 0 124 68" draw:points="0,0 0,68 124,68">
          <text:p/>
        </draw:polyline>
        <draw:polyline draw:style-name="gr1" draw:text-style-name="P1" draw:layer="layout" svg:width="0.123cm" svg:height="0.066cm" svg:x="10.704cm" svg:y="19.725cm" svg:viewBox="0 0 124 67" draw:points="124,0 0,0 0,67">
          <text:p/>
        </draw:polyline>
        <draw:line draw:style-name="gr1" draw:text-style-name="P1" draw:layer="layout" svg:x1="9.214cm" svg:y1="19.905cm" svg:x2="9.472cm" svg:y2="19.905cm">
          <text:p/>
        </draw:line>
        <draw:line draw:style-name="gr1" draw:text-style-name="P1" draw:layer="layout" svg:x1="9.472cm" svg:y1="19.791cm" svg:x2="9.472cm" svg:y2="19.729cm">
          <text:p/>
        </draw:line>
        <draw:line draw:style-name="gr1" draw:text-style-name="P1" draw:layer="layout" svg:x1="9.472cm" svg:y1="19.905cm" svg:x2="9.472cm" svg:y2="19.843cm">
          <text:p/>
        </draw:line>
        <draw:line draw:style-name="gr1" draw:text-style-name="P1" draw:layer="layout" svg:x1="9.472cm" svg:y1="19.729cm" svg:x2="9.214cm" svg:y2="19.729cm">
          <text:p/>
        </draw:line>
        <draw:polyline draw:style-name="gr1" draw:text-style-name="P1" draw:layer="layout" svg:width="0.123cm" svg:height="0.066cm" svg:x="10.704cm" svg:y="16.704cm" svg:viewBox="0 0 124 67" draw:points="0,0 0,67 124,67">
          <text:p/>
        </draw:polyline>
        <draw:polyline draw:style-name="gr1" draw:text-style-name="P1" draw:layer="layout" svg:width="0.123cm" svg:height="0.066cm" svg:x="10.704cm" svg:y="16.586cm" svg:viewBox="0 0 124 67" draw:points="124,0 0,0 0,67">
          <text:p/>
        </draw:polyline>
        <draw:line draw:style-name="gr1" draw:text-style-name="P1" draw:layer="layout" svg:x1="9.214cm" svg:y1="16.766cm" svg:x2="9.472cm" svg:y2="16.766cm">
          <text:p/>
        </draw:line>
        <draw:line draw:style-name="gr1" draw:text-style-name="P1" draw:layer="layout" svg:x1="9.472cm" svg:y1="16.652cm" svg:x2="9.472cm" svg:y2="16.591cm">
          <text:p/>
        </draw:line>
        <draw:line draw:style-name="gr1" draw:text-style-name="P1" draw:layer="layout" svg:x1="9.472cm" svg:y1="16.766cm" svg:x2="9.472cm" svg:y2="16.704cm">
          <text:p/>
        </draw:line>
        <draw:line draw:style-name="gr1" draw:text-style-name="P1" draw:layer="layout" svg:x1="9.472cm" svg:y1="16.591cm" svg:x2="9.214cm" svg:y2="16.591cm">
          <text:p/>
        </draw:line>
        <draw:polyline draw:style-name="gr1" draw:text-style-name="P1" draw:layer="layout" svg:width="0.123cm" svg:height="0.066cm" svg:x="10.704cm" svg:y="13.565cm" svg:viewBox="0 0 124 67" draw:points="0,0 0,67 124,67">
          <text:p/>
        </draw:polyline>
        <draw:polyline draw:style-name="gr1" draw:text-style-name="P1" draw:layer="layout" svg:width="0.123cm" svg:height="0.066cm" svg:x="10.704cm" svg:y="13.447cm" svg:viewBox="0 0 124 67" draw:points="124,0 0,0 0,67">
          <text:p/>
        </draw:polyline>
        <draw:polyline draw:style-name="gr1" draw:text-style-name="P1" draw:layer="layout" svg:width="0.253cm" svg:height="0.005cm" svg:x="9.214cm" svg:y="13.622cm" svg:viewBox="0 0 254 6" draw:points="254,0 254,5 254,6 0,6">
          <text:p/>
        </draw:polyline>
        <draw:polyline draw:style-name="gr1" draw:text-style-name="P1" draw:layer="layout" svg:width="0.253cm" svg:height="0.005cm" svg:x="9.214cm" svg:y="13.451cm" svg:viewBox="0 0 254 6" draw:points="0,0 254,0 254,1 254,6">
          <text:p/>
        </draw:polyline>
        <draw:line draw:style-name="gr1" draw:text-style-name="P1" draw:layer="layout" svg:x1="14.683cm" svg:y1="23.03cm" svg:x2="14.683cm" svg:y2="23.026cm">
          <text:p/>
        </draw:line>
        <draw:line draw:style-name="gr1" draw:text-style-name="P1" draw:layer="layout" svg:x1="15.084cm" svg:y1="23.026cm" svg:x2="15.084cm" svg:y2="23.03cm">
          <text:p/>
        </draw:line>
        <draw:line draw:style-name="gr1" draw:text-style-name="P1" draw:layer="layout" svg:x1="14.683cm" svg:y1="23.026cm" svg:x2="14.683cm" svg:y2="23.024cm">
          <text:p/>
        </draw:line>
        <draw:polyline draw:style-name="gr1" draw:text-style-name="P1" draw:layer="layout" svg:width="0.03cm" svg:height="0.003cm" svg:x="15.084cm" svg:y="23.024cm" svg:viewBox="0 0 31 4" draw:points="31,0 0,0 0,4">
          <text:p/>
        </draw:polyline>
        <draw:line draw:style-name="gr1" draw:text-style-name="P1" draw:layer="layout" svg:x1="14.683cm" svg:y1="23.024cm" svg:x2="11.454cm" svg:y2="23.024cm">
          <text:p/>
        </draw:line>
        <draw:line draw:style-name="gr1" draw:text-style-name="P1" draw:layer="layout" svg:x1="14.683cm" svg:y1="23.077cm" svg:x2="14.683cm" svg:y2="23.076cm">
          <text:p/>
        </draw:line>
        <draw:line draw:style-name="gr1" draw:text-style-name="P1" draw:layer="layout" svg:x1="15.084cm" svg:y1="23.076cm" svg:x2="15.084cm" svg:y2="23.077cm">
          <text:p/>
        </draw:line>
        <draw:line draw:style-name="gr1" draw:text-style-name="P1" draw:layer="layout" svg:x1="14.683cm" svg:y1="23.076cm" svg:x2="14.683cm" svg:y2="23.072cm">
          <text:p/>
        </draw:line>
        <draw:line draw:style-name="gr1" draw:text-style-name="P1" draw:layer="layout" svg:x1="15.084cm" svg:y1="23.072cm" svg:x2="15.084cm" svg:y2="23.076cm">
          <text:p/>
        </draw:line>
        <draw:line draw:style-name="gr1" draw:text-style-name="P1" draw:layer="layout" svg:x1="12.394cm" svg:y1="23.077cm" svg:x2="14.683cm" svg:y2="23.077cm">
          <text:p/>
        </draw:line>
        <draw:line draw:style-name="gr1" draw:text-style-name="P1" draw:layer="layout" svg:x1="15.084cm" svg:y1="23.077cm" svg:x2="15.114cm" svg:y2="23.077cm">
          <text:p/>
        </draw:line>
        <draw:polyline draw:style-name="gr1" draw:text-style-name="P1" draw:layer="layout" svg:width="0.005cm" svg:height="2.346cm" svg:x="15.475cm" svg:y="23.697cm" svg:viewBox="0 0 6 2347" draw:points="6,0 6,2347 5,2347 0,2347">
          <text:p/>
        </draw:polyline>
        <draw:line draw:style-name="gr1" draw:text-style-name="P1" draw:layer="layout" svg:x1="15.428cm" svg:y1="24.194cm" svg:x2="15.428cm" svg:y2="26.026cm">
          <text:p/>
        </draw:line>
        <draw:line draw:style-name="gr1" draw:text-style-name="P1" draw:layer="layout" svg:x1="15.428cm" svg:y1="23.749cm" svg:x2="15.428cm" svg:y2="24.142cm">
          <text:p/>
        </draw:line>
        <draw:line draw:style-name="gr1" draw:text-style-name="P1" draw:layer="layout" svg:x1="15.48cm" svg:y1="23.697cm" svg:x2="15.166cm" svg:y2="23.697cm">
          <text:p/>
        </draw:line>
        <draw:line draw:style-name="gr1" draw:text-style-name="P1" draw:layer="layout" svg:x1="15.166cm" svg:y1="23.749cm" svg:x2="15.428cm" svg:y2="23.749cm">
          <text:p/>
        </draw:line>
        <draw:line draw:style-name="gr1" draw:text-style-name="P1" draw:layer="layout" svg:x1="15.428cm" svg:y1="17.646cm" svg:x2="15.114cm" svg:y2="17.646cm">
          <text:p/>
        </draw:line>
        <draw:line draw:style-name="gr1" draw:text-style-name="P1" draw:layer="layout" svg:x1="15.166cm" svg:y1="17.698cm" svg:x2="15.48cm" svg:y2="17.698cm">
          <text:p/>
        </draw:line>
        <draw:line draw:style-name="gr1" draw:text-style-name="P1" draw:layer="layout" svg:x1="10.827cm" svg:y1="25.023cm" svg:x2="9.214cm" svg:y2="25.023cm">
          <text:p/>
        </draw:line>
        <draw:line draw:style-name="gr1" draw:text-style-name="P1" draw:layer="layout" svg:x1="9.214cm" svg:y1="25.076cm" svg:x2="10.827cm" svg:y2="25.076cm">
          <text:p/>
        </draw:line>
        <draw:line draw:style-name="gr1" draw:text-style-name="P1" draw:layer="layout" svg:x1="10.827cm" svg:y1="23.977cm" svg:x2="9.214cm" svg:y2="23.977cm">
          <text:p/>
        </draw:line>
        <draw:line draw:style-name="gr1" draw:text-style-name="P1" draw:layer="layout" svg:x1="9.214cm" svg:y1="24.029cm" svg:x2="10.827cm" svg:y2="24.029cm">
          <text:p/>
        </draw:line>
        <draw:line draw:style-name="gr1" draw:text-style-name="P1" draw:layer="layout" svg:x1="10.704cm" svg:y1="22.93cm" svg:x2="9.472cm" svg:y2="22.93cm">
          <text:p/>
        </draw:line>
        <draw:line draw:style-name="gr1" draw:text-style-name="P1" draw:layer="layout" svg:x1="9.472cm" svg:y1="22.983cm" svg:x2="10.704cm" svg:y2="22.983cm">
          <text:p/>
        </draw:line>
        <draw:line draw:style-name="gr1" draw:text-style-name="P1" draw:layer="layout" svg:x1="10.827cm" svg:y1="21.884cm" svg:x2="9.214cm" svg:y2="21.884cm">
          <text:p/>
        </draw:line>
        <draw:line draw:style-name="gr1" draw:text-style-name="P1" draw:layer="layout" svg:x1="9.214cm" svg:y1="21.936cm" svg:x2="10.827cm" svg:y2="21.936cm">
          <text:p/>
        </draw:line>
        <draw:line draw:style-name="gr1" draw:text-style-name="P1" draw:layer="layout" svg:x1="10.827cm" svg:y1="20.838cm" svg:x2="9.214cm" svg:y2="20.838cm">
          <text:p/>
        </draw:line>
        <draw:line draw:style-name="gr1" draw:text-style-name="P1" draw:layer="layout" svg:x1="9.214cm" svg:y1="20.89cm" svg:x2="10.827cm" svg:y2="20.89cm">
          <text:p/>
        </draw:line>
        <draw:line draw:style-name="gr1" draw:text-style-name="P1" draw:layer="layout" svg:x1="10.704cm" svg:y1="19.791cm" svg:x2="9.472cm" svg:y2="19.791cm">
          <text:p/>
        </draw:line>
        <draw:line draw:style-name="gr1" draw:text-style-name="P1" draw:layer="layout" svg:x1="9.472cm" svg:y1="19.843cm" svg:x2="10.704cm" svg:y2="19.843cm">
          <text:p/>
        </draw:line>
        <draw:line draw:style-name="gr1" draw:text-style-name="P1" draw:layer="layout" svg:x1="10.827cm" svg:y1="18.745cm" svg:x2="9.214cm" svg:y2="18.745cm">
          <text:p/>
        </draw:line>
        <draw:line draw:style-name="gr1" draw:text-style-name="P1" draw:layer="layout" svg:x1="9.214cm" svg:y1="18.797cm" svg:x2="10.827cm" svg:y2="18.797cm">
          <text:p/>
        </draw:line>
        <draw:line draw:style-name="gr1" draw:text-style-name="P1" draw:layer="layout" svg:x1="10.827cm" svg:y1="17.698cm" svg:x2="9.214cm" svg:y2="17.698cm">
          <text:p/>
        </draw:line>
        <draw:line draw:style-name="gr1" draw:text-style-name="P1" draw:layer="layout" svg:x1="9.214cm" svg:y1="17.751cm" svg:x2="10.827cm" svg:y2="17.751cm">
          <text:p/>
        </draw:line>
        <draw:line draw:style-name="gr1" draw:text-style-name="P1" draw:layer="layout" svg:x1="10.704cm" svg:y1="16.652cm" svg:x2="9.472cm" svg:y2="16.652cm">
          <text:p/>
        </draw:line>
        <draw:line draw:style-name="gr1" draw:text-style-name="P1" draw:layer="layout" svg:x1="9.472cm" svg:y1="16.704cm" svg:x2="10.704cm" svg:y2="16.704cm">
          <text:p/>
        </draw:line>
        <draw:line draw:style-name="gr1" draw:text-style-name="P1" draw:layer="layout" svg:x1="10.827cm" svg:y1="15.605cm" svg:x2="9.214cm" svg:y2="15.605cm">
          <text:p/>
        </draw:line>
        <draw:line draw:style-name="gr1" draw:text-style-name="P1" draw:layer="layout" svg:x1="9.214cm" svg:y1="15.658cm" svg:x2="10.827cm" svg:y2="15.658cm">
          <text:p/>
        </draw:line>
        <draw:line draw:style-name="gr1" draw:text-style-name="P1" draw:layer="layout" svg:x1="10.827cm" svg:y1="14.559cm" svg:x2="9.214cm" svg:y2="14.559cm">
          <text:p/>
        </draw:line>
        <draw:line draw:style-name="gr1" draw:text-style-name="P1" draw:layer="layout" svg:x1="9.214cm" svg:y1="14.611cm" svg:x2="10.827cm" svg:y2="14.611cm">
          <text:p/>
        </draw:line>
        <draw:line draw:style-name="gr1" draw:text-style-name="P1" draw:layer="layout" svg:x1="10.704cm" svg:y1="13.513cm" svg:x2="9.467cm" svg:y2="13.513cm">
          <text:p/>
        </draw:line>
        <draw:line draw:style-name="gr1" draw:text-style-name="P1" draw:layer="layout" svg:x1="9.467cm" svg:y1="13.565cm" svg:x2="10.704cm" svg:y2="13.565cm">
          <text:p/>
        </draw:line>
        <draw:line draw:style-name="gr1" draw:text-style-name="P1" draw:layer="layout" svg:x1="10.827cm" svg:y1="12.466cm" svg:x2="9.214cm" svg:y2="12.466cm">
          <text:p/>
        </draw:line>
        <draw:line draw:style-name="gr1" draw:text-style-name="P1" draw:layer="layout" svg:x1="9.214cm" svg:y1="12.519cm" svg:x2="10.827cm" svg:y2="12.519cm">
          <text:p/>
        </draw:line>
        <draw:line draw:style-name="gr1" draw:text-style-name="P1" draw:layer="layout" svg:x1="10.827cm" svg:y1="11.42cm" svg:x2="9.214cm" svg:y2="11.42cm">
          <text:p/>
        </draw:line>
        <draw:line draw:style-name="gr1" draw:text-style-name="P1" draw:layer="layout" svg:x1="9.214cm" svg:y1="11.472cm" svg:x2="10.827cm" svg:y2="11.472cm">
          <text:p/>
        </draw:line>
        <draw:line draw:style-name="gr1" draw:text-style-name="P1" draw:layer="layout" svg:x1="10.704cm" svg:y1="10.374cm" svg:x2="9.467cm" svg:y2="10.374cm">
          <text:p/>
        </draw:line>
        <draw:line draw:style-name="gr1" draw:text-style-name="P1" draw:layer="layout" svg:x1="9.467cm" svg:y1="10.426cm" svg:x2="10.704cm" svg:y2="10.426cm">
          <text:p/>
        </draw:line>
        <draw:line draw:style-name="gr1" draw:text-style-name="P1" draw:layer="layout" svg:x1="25.455cm" svg:y1="7.296cm" svg:x2="24.789cm" svg:y2="7.296cm">
          <text:p/>
        </draw:line>
        <draw:line draw:style-name="gr1" draw:text-style-name="P2" draw:layer="layout" svg:x1="37.611cm" svg:y1="8.659cm" svg:x2="37.658cm" svg:y2="8.33cm">
          <text:p/>
        </draw:line>
        <draw:line draw:style-name="gr1" draw:text-style-name="P1" draw:layer="layout" svg:x1="15.08cm" svg:y1="13.256cm" svg:x2="15.08cm" svg:y2="13.234cm">
          <text:p/>
        </draw:line>
        <draw:line draw:style-name="gr1" draw:text-style-name="P1" draw:layer="layout" svg:x1="11.454cm" svg:y1="25.66cm" svg:x2="11.401cm" svg:y2="25.66cm">
          <text:p/>
        </draw:line>
        <draw:polygon draw:style-name="gr1" draw:text-style-name="P1" draw:layer="layout" svg:width="0.087cm" svg:height="0.113cm" svg:x="16.834cm" svg:y="11.174cm" svg:viewBox="0 0 88 114" draw:points="33,0 22,5 11,16 6,27 0,44 0,71 6,87 11,98 22,109 33,114 54,114 66,109 77,98 82,87 88,71 88,44 82,27 77,16 66,5 54,0">
          <text:p/>
        </draw:polygon>
        <draw:line draw:style-name="gr1" draw:text-style-name="P1" draw:layer="layout" svg:x1="16.98cm" svg:y1="11.174cm" svg:x2="16.98cm" svg:y2="11.287cm">
          <text:p/>
        </draw:line>
        <draw:line draw:style-name="gr1" draw:text-style-name="P1" draw:layer="layout" svg:x1="16.942cm" svg:y1="11.174cm" svg:x2="17.018cm" svg:y2="11.174cm">
          <text:p/>
        </draw:line>
        <draw:polyline draw:style-name="gr1" draw:text-style-name="P1" draw:layer="layout" svg:width="0.075cm" svg:height="0.113cm" svg:x="17.045cm" svg:y="11.174cm" svg:viewBox="0 0 76 114" draw:points="50,55 66,60 71,66 76,77 76,93 71,104 66,109 50,114 0,114 0,0 50,0 66,5 71,11 76,22 76,32 71,44 66,50 50,55 0,55">
          <text:p/>
        </draw:polyline>
        <draw:line draw:style-name="gr1" draw:text-style-name="P1" draw:layer="layout" svg:x1="28.109cm" svg:y1="10.344cm" svg:x2="28.077cm" svg:y2="10.344cm">
          <text:p/>
        </draw:line>
        <draw:polyline draw:style-name="gr1" draw:text-style-name="P1" draw:layer="layout" svg:width="0.076cm" svg:height="0.113cm" svg:x="21.454cm" svg:y="10.744cm" svg:viewBox="0 0 77 114" draw:points="0,0 0,82 5,98 16,109 32,114 44,114 60,109 71,98 77,82 77,0">
          <text:p/>
        </draw:polyline>
        <draw:polyline draw:style-name="gr1" draw:text-style-name="P1" draw:layer="layout" svg:width="0.075cm" svg:height="0.113cm" svg:x="21.573cm" svg:y="10.744cm" svg:viewBox="0 0 76 114" draw:points="0,114 0,0 48,0 64,5 71,11 76,22 76,39 71,49 64,55 48,60 0,60">
          <text:p/>
        </draw:polyline>
        <draw:line draw:style-name="gr1" draw:text-style-name="P1" draw:layer="layout" svg:x1="15.004cm" svg:y1="12.606cm" svg:x2="14.727cm" svg:y2="12.606cm">
          <text:p/>
        </draw:line>
        <draw:line draw:style-name="gr1" draw:text-style-name="P1" draw:layer="layout" svg:x1="14.557cm" svg:y1="12.607cm" svg:x2="14.281cm" svg:y2="12.607cm">
          <text:p/>
        </draw:line>
        <draw:line draw:style-name="gr1" draw:text-style-name="P1" draw:layer="layout" svg:x1="11.637cm" svg:y1="23.852cm" svg:x2="11.67cm" svg:y2="23.886cm">
          <text:p/>
        </draw:line>
        <draw:polygon draw:style-name="gr1" draw:text-style-name="P2" draw:layer="layout" svg:width="0.087cm" svg:height="0.114cm" svg:x="14.584cm" svg:y="27.572cm" svg:viewBox="0 0 88 115" draw:points="33,0 22,6 11,16 6,27 0,44 0,71 6,88 11,98 22,109 33,115 54,115 65,109 76,98 82,88 88,71 88,44 82,27 76,16 65,6 54,0">
          <text:p/>
        </draw:polygon>
        <draw:line draw:style-name="gr1" draw:text-style-name="P2" draw:layer="layout" svg:x1="14.73cm" svg:y1="27.572cm" svg:x2="14.73cm" svg:y2="27.686cm">
          <text:p/>
        </draw:line>
        <draw:line draw:style-name="gr1" draw:text-style-name="P2" draw:layer="layout" svg:x1="14.692cm" svg:y1="27.572cm" svg:x2="14.768cm" svg:y2="27.572cm">
          <text:p/>
        </draw:line>
        <draw:polyline draw:style-name="gr1" draw:text-style-name="P2" draw:layer="layout" svg:width="0.076cm" svg:height="0.114cm" svg:x="14.795cm" svg:y="27.572cm" svg:viewBox="0 0 77 115" draw:points="50,55 66,61 71,66 77,77 77,93 71,104 66,109 50,115 0,115 0,0 50,0 66,6 71,11 77,22 77,34 71,44 66,50 50,55 0,55">
          <text:p/>
        </draw:polyline>
        <draw:line draw:style-name="gr1" draw:text-style-name="P1" draw:layer="layout" svg:x1="35.701cm" svg:y1="12.189cm" svg:x2="35.666cm" svg:y2="12.154cm">
          <text:p/>
        </draw:line>
        <draw:line draw:style-name="gr1" draw:text-style-name="P1" draw:layer="layout" svg:x1="35.437cm" svg:y1="11.154cm" svg:x2="35.454cm" svg:y2="11.154cm">
          <text:p/>
        </draw:line>
        <draw:line draw:style-name="gr1" draw:text-style-name="P1" draw:layer="layout" svg:x1="17.868cm" svg:y1="6.466cm" svg:x2="17.901cm" svg:y2="6.466cm">
          <text:p/>
        </draw:line>
        <draw:line draw:style-name="gr1" draw:text-style-name="P2" draw:layer="layout" svg:x1="36.682cm" svg:y1="10.297cm" svg:x2="36.682cm" svg:y2="10.309cm">
          <text:p/>
        </draw:line>
        <draw:line draw:style-name="gr1" draw:text-style-name="P1" draw:layer="layout" svg:x1="15.146cm" svg:y1="22.783cm" svg:x2="15.449cm" svg:y2="23.048cm">
          <text:p/>
        </draw:line>
        <draw:line draw:style-name="gr1" draw:text-style-name="P1" draw:layer="layout" svg:x1="15.449cm" svg:y1="22.783cm" svg:x2="15.166cm" svg:y2="23.031cm">
          <text:p/>
        </draw:line>
        <draw:line draw:style-name="gr1" draw:text-style-name="P1" draw:layer="layout" svg:x1="9.284cm" svg:y1="4.917cm" svg:x2="9.284cm" svg:y2="5.021cm">
          <text:p/>
        </draw:line>
        <draw:line draw:style-name="gr1" draw:text-style-name="P1" draw:layer="layout" svg:x1="9.249cm" svg:y1="5.021cm" svg:x2="9.319cm" svg:y2="5.021cm">
          <text:p/>
        </draw:line>
        <draw:line draw:style-name="gr1" draw:text-style-name="P1" draw:layer="layout" svg:x1="9.249cm" svg:y1="4.917cm" svg:x2="9.319cm" svg:y2="4.917cm">
          <text:p/>
        </draw:line>
        <draw:line draw:style-name="gr1" draw:text-style-name="P1" draw:layer="layout" svg:x1="13.086cm" svg:y1="4.917cm" svg:x2="13.086cm" svg:y2="5.022cm">
          <text:p/>
        </draw:line>
        <draw:line draw:style-name="gr1" draw:text-style-name="P1" draw:layer="layout" svg:x1="13.051cm" svg:y1="5.022cm" svg:x2="13.121cm" svg:y2="5.022cm">
          <text:p/>
        </draw:line>
        <draw:line draw:style-name="gr1" draw:text-style-name="P1" draw:layer="layout" svg:x1="13.051cm" svg:y1="4.917cm" svg:x2="13.121cm" svg:y2="4.917cm">
          <text:p/>
        </draw:line>
        <draw:line draw:style-name="gr1" draw:text-style-name="P1" draw:layer="layout" svg:x1="9.232cm" svg:y1="7.26cm" svg:x2="9.336cm" svg:y2="7.26cm">
          <text:p/>
        </draw:line>
        <draw:line draw:style-name="gr1" draw:text-style-name="P1" draw:layer="layout" svg:x1="9.336cm" svg:y1="7.296cm" svg:x2="9.336cm" svg:y2="7.226cm">
          <text:p/>
        </draw:line>
        <draw:line draw:style-name="gr1" draw:text-style-name="P1" draw:layer="layout" svg:x1="9.232cm" svg:y1="7.296cm" svg:x2="9.232cm" svg:y2="7.226cm">
          <text:p/>
        </draw:line>
        <draw:line draw:style-name="gr1" draw:text-style-name="P1" draw:layer="layout" svg:x1="15.388cm" svg:y1="7.208cm" svg:x2="15.388cm" svg:y2="7.313cm">
          <text:p/>
        </draw:line>
        <draw:line draw:style-name="gr1" draw:text-style-name="P1" draw:layer="layout" svg:x1="15.336cm" svg:y1="7.313cm" svg:x2="15.44cm" svg:y2="7.313cm">
          <text:p/>
        </draw:line>
        <draw:line draw:style-name="gr1" draw:text-style-name="P1" draw:layer="layout" svg:x1="15.336cm" svg:y1="7.208cm" svg:x2="15.44cm" svg:y2="7.208cm">
          <text:p/>
        </draw:line>
        <draw:line draw:style-name="gr1" draw:text-style-name="P1" draw:layer="layout" svg:x1="17.637cm" svg:y1="16.678cm" svg:x2="17.743cm" svg:y2="16.678cm">
          <text:p/>
        </draw:line>
        <draw:line draw:style-name="gr1" draw:text-style-name="P1" draw:layer="layout" svg:x1="17.743cm" svg:y1="16.713cm" svg:x2="17.743cm" svg:y2="16.643cm">
          <text:p/>
        </draw:line>
        <draw:line draw:style-name="gr1" draw:text-style-name="P1" draw:layer="layout" svg:x1="17.637cm" svg:y1="16.713cm" svg:x2="17.637cm" svg:y2="16.643cm">
          <text:p/>
        </draw:line>
        <draw:line draw:style-name="gr1" draw:text-style-name="P1" draw:layer="layout" svg:x1="18.109cm" svg:y1="10.347cm" svg:x2="18.109cm" svg:y2="10.453cm">
          <text:p/>
        </draw:line>
        <draw:line draw:style-name="gr1" draw:text-style-name="P1" draw:layer="layout" svg:x1="18.065cm" svg:y1="10.453cm" svg:x2="18.152cm" svg:y2="10.453cm">
          <text:p/>
        </draw:line>
        <draw:line draw:style-name="gr1" draw:text-style-name="P1" draw:layer="layout" svg:x1="18.065cm" svg:y1="10.347cm" svg:x2="18.152cm" svg:y2="10.347cm">
          <text:p/>
        </draw:line>
        <draw:line draw:style-name="gr1" draw:text-style-name="P1" draw:layer="layout" svg:x1="24.701cm" svg:y1="5.743cm" svg:x2="24.701cm" svg:y2="5.848cm">
          <text:p/>
        </draw:line>
        <draw:line draw:style-name="gr1" draw:text-style-name="P1" draw:layer="layout" svg:x1="24.666cm" svg:y1="5.848cm" svg:x2="24.735cm" svg:y2="5.848cm">
          <text:p/>
        </draw:line>
        <draw:line draw:style-name="gr1" draw:text-style-name="P1" draw:layer="layout" svg:x1="24.666cm" svg:y1="5.743cm" svg:x2="24.735cm" svg:y2="5.743cm">
          <text:p/>
        </draw:line>
        <draw:line draw:style-name="gr1" draw:text-style-name="P1" draw:layer="layout" svg:x1="26.898cm" svg:y1="5.743cm" svg:x2="26.898cm" svg:y2="5.848cm">
          <text:p/>
        </draw:line>
        <draw:line draw:style-name="gr1" draw:text-style-name="P1" draw:layer="layout" svg:x1="26.863cm" svg:y1="5.848cm" svg:x2="26.933cm" svg:y2="5.848cm">
          <text:p/>
        </draw:line>
        <draw:line draw:style-name="gr1" draw:text-style-name="P1" draw:layer="layout" svg:x1="26.863cm" svg:y1="5.743cm" svg:x2="26.933cm" svg:y2="5.743cm">
          <text:p/>
        </draw:line>
        <draw:line draw:style-name="gr1" draw:text-style-name="P1" draw:layer="layout" svg:x1="29.095cm" svg:y1="7.208cm" svg:x2="29.095cm" svg:y2="7.313cm">
          <text:p/>
        </draw:line>
        <draw:line draw:style-name="gr1" draw:text-style-name="P1" draw:layer="layout" svg:x1="29.061cm" svg:y1="7.313cm" svg:x2="29.13cm" svg:y2="7.313cm">
          <text:p/>
        </draw:line>
        <draw:line draw:style-name="gr1" draw:text-style-name="P1" draw:layer="layout" svg:x1="29.061cm" svg:y1="7.208cm" svg:x2="29.13cm" svg:y2="7.208cm">
          <text:p/>
        </draw:line>
        <draw:line draw:style-name="gr1" draw:text-style-name="P1" draw:layer="layout" svg:x1="31.293cm" svg:y1="7.208cm" svg:x2="31.293cm" svg:y2="7.313cm">
          <text:p/>
        </draw:line>
        <draw:line draw:style-name="gr1" draw:text-style-name="P1" draw:layer="layout" svg:x1="31.258cm" svg:y1="7.313cm" svg:x2="31.328cm" svg:y2="7.313cm">
          <text:p/>
        </draw:line>
        <draw:line draw:style-name="gr1" draw:text-style-name="P1" draw:layer="layout" svg:x1="31.258cm" svg:y1="7.208cm" svg:x2="31.328cm" svg:y2="7.208cm">
          <text:p/>
        </draw:line>
        <draw:line draw:style-name="gr1" draw:text-style-name="P1" draw:layer="layout" svg:x1="33.49cm" svg:y1="7.208cm" svg:x2="33.49cm" svg:y2="7.313cm">
          <text:p/>
        </draw:line>
        <draw:line draw:style-name="gr1" draw:text-style-name="P1" draw:layer="layout" svg:x1="33.455cm" svg:y1="7.313cm" svg:x2="33.525cm" svg:y2="7.313cm">
          <text:p/>
        </draw:line>
        <draw:line draw:style-name="gr1" draw:text-style-name="P1" draw:layer="layout" svg:x1="33.455cm" svg:y1="7.208cm" svg:x2="33.525cm" svg:y2="7.208cm">
          <text:p/>
        </draw:line>
        <draw:line draw:style-name="gr1" draw:text-style-name="P1" draw:layer="layout" svg:x1="35.687cm" svg:y1="7.208cm" svg:x2="35.687cm" svg:y2="7.313cm">
          <text:p/>
        </draw:line>
        <draw:line draw:style-name="gr1" draw:text-style-name="P1" draw:layer="layout" svg:x1="35.653cm" svg:y1="7.313cm" svg:x2="35.723cm" svg:y2="7.313cm">
          <text:p/>
        </draw:line>
        <draw:line draw:style-name="gr1" draw:text-style-name="P1" draw:layer="layout" svg:x1="35.653cm" svg:y1="7.208cm" svg:x2="35.723cm" svg:y2="7.208cm">
          <text:p/>
        </draw:line>
        <draw:line draw:style-name="gr1" draw:text-style-name="P1" draw:layer="layout" svg:x1="35.374cm" svg:y1="10.347cm" svg:x2="35.374cm" svg:y2="10.452cm">
          <text:p/>
        </draw:line>
        <draw:line draw:style-name="gr1" draw:text-style-name="P1" draw:layer="layout" svg:x1="35.338cm" svg:y1="10.452cm" svg:x2="35.409cm" svg:y2="10.452cm">
          <text:p/>
        </draw:line>
        <draw:line draw:style-name="gr1" draw:text-style-name="P1" draw:layer="layout" svg:x1="35.338cm" svg:y1="10.347cm" svg:x2="35.409cm" svg:y2="10.347cm">
          <text:p/>
        </draw:line>
        <draw:line draw:style-name="gr1" draw:text-style-name="P1" draw:layer="layout" svg:x1="35.687cm" svg:y1="15.946cm" svg:x2="35.687cm" svg:y2="16.05cm">
          <text:p/>
        </draw:line>
        <draw:line draw:style-name="gr1" draw:text-style-name="P1" draw:layer="layout" svg:x1="35.653cm" svg:y1="16.05cm" svg:x2="35.723cm" svg:y2="16.05cm">
          <text:p/>
        </draw:line>
        <draw:line draw:style-name="gr1" draw:text-style-name="P1" draw:layer="layout" svg:x1="35.653cm" svg:y1="15.946cm" svg:x2="35.723cm" svg:y2="15.946cm">
          <text:p/>
        </draw:line>
        <draw:line draw:style-name="gr1" draw:text-style-name="P1" draw:layer="layout" svg:x1="33.49cm" svg:y1="15.946cm" svg:x2="33.49cm" svg:y2="16.05cm">
          <text:p/>
        </draw:line>
        <draw:line draw:style-name="gr1" draw:text-style-name="P1" draw:layer="layout" svg:x1="33.455cm" svg:y1="16.05cm" svg:x2="33.525cm" svg:y2="16.05cm">
          <text:p/>
        </draw:line>
        <draw:line draw:style-name="gr1" draw:text-style-name="P1" draw:layer="layout" svg:x1="33.455cm" svg:y1="15.946cm" svg:x2="33.525cm" svg:y2="15.946cm">
          <text:p/>
        </draw:line>
        <draw:line draw:style-name="gr1" draw:text-style-name="P1" draw:layer="layout" svg:x1="31.293cm" svg:y1="15.946cm" svg:x2="31.293cm" svg:y2="16.05cm">
          <text:p/>
        </draw:line>
        <draw:line draw:style-name="gr1" draw:text-style-name="P1" draw:layer="layout" svg:x1="31.258cm" svg:y1="16.05cm" svg:x2="31.328cm" svg:y2="16.05cm">
          <text:p/>
        </draw:line>
        <draw:line draw:style-name="gr1" draw:text-style-name="P1" draw:layer="layout" svg:x1="31.258cm" svg:y1="15.946cm" svg:x2="31.328cm" svg:y2="15.946cm">
          <text:p/>
        </draw:line>
        <draw:polygon draw:style-name="gr1" draw:text-style-name="P1" draw:layer="layout" svg:width="0.026cm" svg:height="0.081cm" svg:x="17.871cm" svg:y="6.475cm" svg:viewBox="0 0 27 82" draw:points="0,0 0,82 27,82 27,0">
          <text:p/>
        </draw:polygon>
        <draw:line draw:style-name="gr1" draw:text-style-name="P1" draw:layer="layout" svg:x1="29.095cm" svg:y1="15.946cm" svg:x2="29.095cm" svg:y2="16.05cm">
          <text:p/>
        </draw:line>
        <draw:line draw:style-name="gr1" draw:text-style-name="P1" draw:layer="layout" svg:x1="29.06cm" svg:y1="16.05cm" svg:x2="29.13cm" svg:y2="16.05cm">
          <text:p/>
        </draw:line>
        <draw:line draw:style-name="gr1" draw:text-style-name="P1" draw:layer="layout" svg:x1="29.06cm" svg:y1="15.946cm" svg:x2="29.13cm" svg:y2="15.946cm">
          <text:p/>
        </draw:line>
        <draw:line draw:style-name="gr1" draw:text-style-name="P1" draw:layer="layout" svg:x1="29.095cm" svg:y1="13.486cm" svg:x2="29.095cm" svg:y2="13.592cm">
          <text:p/>
        </draw:line>
        <draw:line draw:style-name="gr1" draw:text-style-name="P1" draw:layer="layout" svg:x1="29.052cm" svg:y1="13.592cm" svg:x2="29.139cm" svg:y2="13.592cm">
          <text:p/>
        </draw:line>
        <draw:line draw:style-name="gr1" draw:text-style-name="P1" draw:layer="layout" svg:x1="29.052cm" svg:y1="13.486cm" svg:x2="29.139cm" svg:y2="13.486cm">
          <text:p/>
        </draw:line>
        <draw:line draw:style-name="gr1" draw:text-style-name="P1" draw:layer="layout" svg:x1="29.095cm" svg:y1="10.337cm" svg:x2="29.095cm" svg:y2="10.462cm">
          <text:p/>
        </draw:line>
        <draw:line draw:style-name="gr1" draw:text-style-name="P1" draw:layer="layout" svg:x1="29.032cm" svg:y1="10.462cm" svg:x2="29.159cm" svg:y2="10.462cm">
          <text:p/>
        </draw:line>
        <draw:line draw:style-name="gr1" draw:text-style-name="P1" draw:layer="layout" svg:x1="29.032cm" svg:y1="10.337cm" svg:x2="29.159cm" svg:y2="10.337cm">
          <text:p/>
        </draw:line>
        <draw:line draw:style-name="gr1" draw:text-style-name="P1" draw:layer="layout" svg:x1="26.898cm" svg:y1="10.337cm" svg:x2="26.898cm" svg:y2="10.462cm">
          <text:p/>
        </draw:line>
        <draw:line draw:style-name="gr1" draw:text-style-name="P1" draw:layer="layout" svg:x1="26.834cm" svg:y1="10.462cm" svg:x2="26.962cm" svg:y2="10.462cm">
          <text:p/>
        </draw:line>
        <draw:line draw:style-name="gr1" draw:text-style-name="P1" draw:layer="layout" svg:x1="26.834cm" svg:y1="10.337cm" svg:x2="26.962cm" svg:y2="10.337cm">
          <text:p/>
        </draw:line>
        <draw:line draw:style-name="gr1" draw:text-style-name="P1" draw:layer="layout" svg:x1="26.898cm" svg:y1="13.478cm" svg:x2="26.898cm" svg:y2="13.6cm">
          <text:p/>
        </draw:line>
        <draw:line draw:style-name="gr1" draw:text-style-name="P1" draw:layer="layout" svg:x1="26.855cm" svg:y1="13.6cm" svg:x2="26.941cm" svg:y2="13.6cm">
          <text:p/>
        </draw:line>
        <draw:line draw:style-name="gr1" draw:text-style-name="P1" draw:layer="layout" svg:x1="26.855cm" svg:y1="13.478cm" svg:x2="26.941cm" svg:y2="13.478cm">
          <text:p/>
        </draw:line>
        <draw:line draw:style-name="gr1" draw:text-style-name="P1" draw:layer="layout" svg:x1="26.898cm" svg:y1="15.946cm" svg:x2="26.898cm" svg:y2="16.05cm">
          <text:p/>
        </draw:line>
        <draw:line draw:style-name="gr1" draw:text-style-name="P1" draw:layer="layout" svg:x1="26.863cm" svg:y1="16.05cm" svg:x2="26.933cm" svg:y2="16.05cm">
          <text:p/>
        </draw:line>
        <draw:line draw:style-name="gr1" draw:text-style-name="P1" draw:layer="layout" svg:x1="26.863cm" svg:y1="15.946cm" svg:x2="26.933cm" svg:y2="15.946cm">
          <text:p/>
        </draw:line>
        <draw:line draw:style-name="gr1" draw:text-style-name="P1" draw:layer="layout" svg:x1="24.701cm" svg:y1="15.946cm" svg:x2="24.701cm" svg:y2="16.05cm">
          <text:p/>
        </draw:line>
        <draw:line draw:style-name="gr1" draw:text-style-name="P1" draw:layer="layout" svg:x1="24.666cm" svg:y1="16.05cm" svg:x2="24.736cm" svg:y2="16.05cm">
          <text:p/>
        </draw:line>
        <draw:line draw:style-name="gr1" draw:text-style-name="P1" draw:layer="layout" svg:x1="24.666cm" svg:y1="15.946cm" svg:x2="24.736cm" svg:y2="15.946cm">
          <text:p/>
        </draw:line>
        <draw:line draw:style-name="gr1" draw:text-style-name="P1" draw:layer="layout" svg:x1="24.701cm" svg:y1="13.486cm" svg:x2="24.701cm" svg:y2="13.592cm">
          <text:p/>
        </draw:line>
        <draw:line draw:style-name="gr1" draw:text-style-name="P1" draw:layer="layout" svg:x1="24.648cm" svg:y1="13.592cm" svg:x2="24.753cm" svg:y2="13.592cm">
          <text:p/>
        </draw:line>
        <draw:line draw:style-name="gr1" draw:text-style-name="P1" draw:layer="layout" svg:x1="24.648cm" svg:y1="13.486cm" svg:x2="24.753cm" svg:y2="13.486cm">
          <text:p/>
        </draw:line>
        <draw:line draw:style-name="gr1" draw:text-style-name="P1" draw:layer="layout" svg:x1="24.701cm" svg:y1="10.347cm" svg:x2="24.701cm" svg:y2="10.453cm">
          <text:p/>
        </draw:line>
        <draw:line draw:style-name="gr1" draw:text-style-name="P1" draw:layer="layout" svg:x1="24.657cm" svg:y1="10.453cm" svg:x2="24.744cm" svg:y2="10.453cm">
          <text:p/>
        </draw:line>
        <draw:line draw:style-name="gr1" draw:text-style-name="P1" draw:layer="layout" svg:x1="24.657cm" svg:y1="10.347cm" svg:x2="24.744cm" svg:y2="10.347cm">
          <text:p/>
        </draw:line>
        <draw:line draw:style-name="gr1" draw:text-style-name="P1" draw:layer="layout" svg:x1="22.503cm" svg:y1="10.347cm" svg:x2="22.503cm" svg:y2="10.453cm">
          <text:p/>
        </draw:line>
        <draw:line draw:style-name="gr1" draw:text-style-name="P1" draw:layer="layout" svg:x1="22.451cm" svg:y1="10.453cm" svg:x2="22.556cm" svg:y2="10.453cm">
          <text:p/>
        </draw:line>
        <draw:line draw:style-name="gr1" draw:text-style-name="P1" draw:layer="layout" svg:x1="22.451cm" svg:y1="10.347cm" svg:x2="22.556cm" svg:y2="10.347cm">
          <text:p/>
        </draw:line>
        <draw:line draw:style-name="gr1" draw:text-style-name="P1" draw:layer="layout" svg:x1="22.503cm" svg:y1="13.486cm" svg:x2="22.503cm" svg:y2="13.592cm">
          <text:p/>
        </draw:line>
        <draw:line draw:style-name="gr1" draw:text-style-name="P1" draw:layer="layout" svg:x1="22.451cm" svg:y1="13.592cm" svg:x2="22.556cm" svg:y2="13.592cm">
          <text:p/>
        </draw:line>
        <draw:line draw:style-name="gr1" draw:text-style-name="P1" draw:layer="layout" svg:x1="22.451cm" svg:y1="13.486cm" svg:x2="22.556cm" svg:y2="13.486cm">
          <text:p/>
        </draw:line>
        <draw:line draw:style-name="gr1" draw:text-style-name="P1" draw:layer="layout" svg:x1="22.503cm" svg:y1="15.946cm" svg:x2="22.503cm" svg:y2="16.05cm">
          <text:p/>
        </draw:line>
        <draw:line draw:style-name="gr1" draw:text-style-name="P1" draw:layer="layout" svg:x1="22.468cm" svg:y1="16.05cm" svg:x2="22.538cm" svg:y2="16.05cm">
          <text:p/>
        </draw:line>
        <draw:line draw:style-name="gr1" draw:text-style-name="P1" draw:layer="layout" svg:x1="22.468cm" svg:y1="15.946cm" svg:x2="22.538cm" svg:y2="15.946cm">
          <text:p/>
        </draw:line>
        <draw:line draw:style-name="gr1" draw:text-style-name="P1" draw:layer="layout" svg:x1="20.306cm" svg:y1="15.945cm" svg:x2="20.306cm" svg:y2="16.051cm">
          <text:p/>
        </draw:line>
        <draw:line draw:style-name="gr1" draw:text-style-name="P1" draw:layer="layout" svg:x1="20.271cm" svg:y1="16.051cm" svg:x2="20.341cm" svg:y2="16.051cm">
          <text:p/>
        </draw:line>
        <draw:line draw:style-name="gr1" draw:text-style-name="P1" draw:layer="layout" svg:x1="20.271cm" svg:y1="15.945cm" svg:x2="20.341cm" svg:y2="15.945cm">
          <text:p/>
        </draw:line>
        <draw:line draw:style-name="gr1" draw:text-style-name="P1" draw:layer="layout" svg:x1="20.306cm" svg:y1="13.486cm" svg:x2="20.306cm" svg:y2="13.592cm">
          <text:p/>
        </draw:line>
        <draw:line draw:style-name="gr1" draw:text-style-name="P1" draw:layer="layout" svg:x1="20.262cm" svg:y1="13.592cm" svg:x2="20.349cm" svg:y2="13.592cm">
          <text:p/>
        </draw:line>
        <draw:line draw:style-name="gr1" draw:text-style-name="P1" draw:layer="layout" svg:x1="20.262cm" svg:y1="13.486cm" svg:x2="20.349cm" svg:y2="13.486cm">
          <text:p/>
        </draw:line>
        <draw:line draw:style-name="gr1" draw:text-style-name="P1" draw:layer="layout" svg:x1="20.306cm" svg:y1="10.347cm" svg:x2="20.306cm" svg:y2="10.453cm">
          <text:p/>
        </draw:line>
        <draw:line draw:style-name="gr1" draw:text-style-name="P1" draw:layer="layout" svg:x1="20.262cm" svg:y1="10.453cm" svg:x2="20.349cm" svg:y2="10.453cm">
          <text:p/>
        </draw:line>
        <draw:line draw:style-name="gr1" draw:text-style-name="P1" draw:layer="layout" svg:x1="20.262cm" svg:y1="10.347cm" svg:x2="20.349cm" svg:y2="10.347cm">
          <text:p/>
        </draw:line>
        <draw:line draw:style-name="gr1" draw:text-style-name="P1" draw:layer="layout" svg:x1="15.388cm" svg:y1="4.917cm" svg:x2="15.388cm" svg:y2="5.022cm">
          <text:p/>
        </draw:line>
        <draw:line draw:style-name="gr1" draw:text-style-name="P1" draw:layer="layout" svg:x1="15.344cm" svg:y1="5.022cm" svg:x2="15.431cm" svg:y2="5.022cm">
          <text:p/>
        </draw:line>
        <draw:line draw:style-name="gr1" draw:text-style-name="P1" draw:layer="layout" svg:x1="15.344cm" svg:y1="4.917cm" svg:x2="15.431cm" svg:y2="4.917cm">
          <text:p/>
        </draw:line>
        <draw:line draw:style-name="gr1" draw:text-style-name="P1" draw:layer="layout" svg:x1="10.784cm" svg:y1="4.917cm" svg:x2="10.784cm" svg:y2="5.022cm">
          <text:p/>
        </draw:line>
        <draw:line draw:style-name="gr1" draw:text-style-name="P1" draw:layer="layout" svg:x1="10.74cm" svg:y1="5.022cm" svg:x2="10.827cm" svg:y2="5.022cm">
          <text:p/>
        </draw:line>
        <draw:line draw:style-name="gr1" draw:text-style-name="P1" draw:layer="layout" svg:x1="10.74cm" svg:y1="4.917cm" svg:x2="10.827cm" svg:y2="4.917cm">
          <text:p/>
        </draw:line>
        <draw:line draw:style-name="gr1" draw:text-style-name="P1" draw:layer="layout" svg:x1="18.109cm" svg:y1="8.551cm" svg:x2="18.109cm" svg:y2="8.656cm">
          <text:p/>
        </draw:line>
        <draw:line draw:style-name="gr1" draw:text-style-name="P1" draw:layer="layout" svg:x1="18.056cm" svg:y1="8.656cm" svg:x2="18.161cm" svg:y2="8.656cm">
          <text:p/>
        </draw:line>
        <draw:line draw:style-name="gr1" draw:text-style-name="P1" draw:layer="layout" svg:x1="18.056cm" svg:y1="8.551cm" svg:x2="18.161cm" svg:y2="8.551cm">
          <text:p/>
        </draw:line>
        <draw:line draw:style-name="gr1" draw:text-style-name="P1" draw:layer="layout" svg:x1="18.056cm" svg:y1="6.528cm" svg:x2="18.161cm" svg:y2="6.528cm">
          <text:p/>
        </draw:line>
        <draw:line draw:style-name="gr1" draw:text-style-name="P1" draw:layer="layout" svg:x1="18.161cm" svg:y1="6.58cm" svg:x2="18.161cm" svg:y2="6.476cm">
          <text:p/>
        </draw:line>
        <draw:line draw:style-name="gr1" draw:text-style-name="P1" draw:layer="layout" svg:x1="18.056cm" svg:y1="6.58cm" svg:x2="18.056cm" svg:y2="6.476cm">
          <text:p/>
        </draw:line>
        <draw:line draw:style-name="gr1" draw:text-style-name="P1" draw:layer="layout" svg:x1="18.109cm" svg:y1="5.74cm" svg:x2="18.109cm" svg:y2="5.851cm">
          <text:p/>
        </draw:line>
        <draw:line draw:style-name="gr1" draw:text-style-name="P1" draw:layer="layout" svg:x1="18.055cm" svg:y1="5.851cm" svg:x2="18.161cm" svg:y2="5.851cm">
          <text:p/>
        </draw:line>
        <draw:line draw:style-name="gr1" draw:text-style-name="P1" draw:layer="layout" svg:x1="18.055cm" svg:y1="5.74cm" svg:x2="18.161cm" svg:y2="5.74cm">
          <text:p/>
        </draw:line>
        <draw:line draw:style-name="gr1" draw:text-style-name="P1" draw:layer="layout" svg:x1="10.784cm" svg:y1="7.208cm" svg:x2="10.784cm" svg:y2="7.313cm">
          <text:p/>
        </draw:line>
        <draw:line draw:style-name="gr1" draw:text-style-name="P1" draw:layer="layout" svg:x1="10.731cm" svg:y1="7.313cm" svg:x2="10.836cm" svg:y2="7.313cm">
          <text:p/>
        </draw:line>
        <draw:line draw:style-name="gr1" draw:text-style-name="P1" draw:layer="layout" svg:x1="10.731cm" svg:y1="7.208cm" svg:x2="10.836cm" svg:y2="7.208cm">
          <text:p/>
        </draw:line>
        <draw:line draw:style-name="gr1" draw:text-style-name="P1" draw:layer="layout" svg:x1="17.638cm" svg:y1="7.26cm" svg:x2="17.743cm" svg:y2="7.26cm">
          <text:p/>
        </draw:line>
        <draw:line draw:style-name="gr1" draw:text-style-name="P1" draw:layer="layout" svg:x1="17.743cm" svg:y1="7.313cm" svg:x2="17.743cm" svg:y2="7.208cm">
          <text:p/>
        </draw:line>
        <draw:line draw:style-name="gr1" draw:text-style-name="P1" draw:layer="layout" svg:x1="17.638cm" svg:y1="7.313cm" svg:x2="17.638cm" svg:y2="7.208cm">
          <text:p/>
        </draw:line>
        <draw:line draw:style-name="gr1" draw:text-style-name="P1" draw:layer="layout" svg:x1="18.109cm" svg:y1="15.944cm" svg:x2="18.109cm" svg:y2="16.052cm">
          <text:p/>
        </draw:line>
        <draw:line draw:style-name="gr1" draw:text-style-name="P1" draw:layer="layout" svg:x1="18.08cm" svg:y1="16.052cm" svg:x2="18.137cm" svg:y2="16.052cm">
          <text:p/>
        </draw:line>
        <draw:line draw:style-name="gr1" draw:text-style-name="P1" draw:layer="layout" svg:x1="18.08cm" svg:y1="15.944cm" svg:x2="18.137cm" svg:y2="15.944cm">
          <text:p/>
        </draw:line>
        <draw:line draw:style-name="gr1" draw:text-style-name="P1" draw:layer="layout" svg:x1="18.109cm" svg:y1="13.486cm" svg:x2="18.109cm" svg:y2="13.592cm">
          <text:p/>
        </draw:line>
        <draw:line draw:style-name="gr1" draw:text-style-name="P1" draw:layer="layout" svg:x1="18.073cm" svg:y1="13.592cm" svg:x2="18.144cm" svg:y2="13.592cm">
          <text:p/>
        </draw:line>
        <draw:line draw:style-name="gr1" draw:text-style-name="P1" draw:layer="layout" svg:x1="18.073cm" svg:y1="13.486cm" svg:x2="18.144cm" svg:y2="13.486cm">
          <text:p/>
        </draw:line>
        <draw:line draw:style-name="gr1" draw:text-style-name="P1" draw:layer="layout" svg:x1="19.573cm" svg:y1="5.742cm" svg:x2="19.573cm" svg:y2="5.849cm">
          <text:p/>
        </draw:line>
        <draw:line draw:style-name="gr1" draw:text-style-name="P1" draw:layer="layout" svg:x1="19.521cm" svg:y1="5.849cm" svg:x2="19.626cm" svg:y2="5.849cm">
          <text:p/>
        </draw:line>
        <draw:line draw:style-name="gr1" draw:text-style-name="P1" draw:layer="layout" svg:x1="19.521cm" svg:y1="5.742cm" svg:x2="19.626cm" svg:y2="5.742cm">
          <text:p/>
        </draw:line>
        <draw:line draw:style-name="gr1" draw:text-style-name="P1" draw:layer="layout" svg:x1="20.306cm" svg:y1="5.743cm" svg:x2="20.306cm" svg:y2="5.848cm">
          <text:p/>
        </draw:line>
        <draw:line draw:style-name="gr1" draw:text-style-name="P1" draw:layer="layout" svg:x1="20.254cm" svg:y1="5.848cm" svg:x2="20.358cm" svg:y2="5.848cm">
          <text:p/>
        </draw:line>
        <draw:line draw:style-name="gr1" draw:text-style-name="P1" draw:layer="layout" svg:x1="20.254cm" svg:y1="5.743cm" svg:x2="20.358cm" svg:y2="5.743cm">
          <text:p/>
        </draw:line>
        <draw:line draw:style-name="gr1" draw:text-style-name="P1" draw:layer="layout" svg:x1="22.503cm" svg:y1="5.743cm" svg:x2="22.503cm" svg:y2="5.848cm">
          <text:p/>
        </draw:line>
        <draw:line draw:style-name="gr1" draw:text-style-name="P1" draw:layer="layout" svg:x1="22.468cm" svg:y1="5.848cm" svg:x2="22.538cm" svg:y2="5.848cm">
          <text:p/>
        </draw:line>
        <draw:line draw:style-name="gr1" draw:text-style-name="P1" draw:layer="layout" svg:x1="22.468cm" svg:y1="5.743cm" svg:x2="22.538cm" svg:y2="5.743cm">
          <text:p/>
        </draw:line>
        <draw:line draw:style-name="gr1" draw:text-style-name="P1" draw:layer="layout" svg:x1="35.687cm" svg:y1="5.743cm" svg:x2="35.687cm" svg:y2="5.848cm">
          <text:p/>
        </draw:line>
        <draw:line draw:style-name="gr1" draw:text-style-name="P1" draw:layer="layout" svg:x1="35.652cm" svg:y1="5.848cm" svg:x2="35.723cm" svg:y2="5.848cm">
          <text:p/>
        </draw:line>
        <draw:line draw:style-name="gr1" draw:text-style-name="P1" draw:layer="layout" svg:x1="35.652cm" svg:y1="5.743cm" svg:x2="35.723cm" svg:y2="5.743cm">
          <text:p/>
        </draw:line>
        <draw:line draw:style-name="gr1" draw:text-style-name="P2" draw:layer="layout" svg:x1="37.885cm" svg:y1="5.742cm" svg:x2="37.885cm" svg:y2="5.849cm">
          <text:p/>
        </draw:line>
        <draw:line draw:style-name="gr1" draw:text-style-name="P2" draw:layer="layout" svg:x1="37.832cm" svg:y1="5.849cm" svg:x2="37.937cm" svg:y2="5.849cm">
          <text:p/>
        </draw:line>
        <draw:line draw:style-name="gr1" draw:text-style-name="P2" draw:layer="layout" svg:x1="37.832cm" svg:y1="5.742cm" svg:x2="37.937cm" svg:y2="5.742cm">
          <text:p/>
        </draw:line>
        <draw:line draw:style-name="gr1" draw:text-style-name="P2" draw:layer="layout" svg:x1="37.627cm" svg:y1="7.26cm" svg:x2="37.732cm" svg:y2="7.26cm">
          <text:p/>
        </draw:line>
        <draw:line draw:style-name="gr1" draw:text-style-name="P2" draw:layer="layout" svg:x1="37.732cm" svg:y1="7.296cm" svg:x2="37.732cm" svg:y2="7.225cm">
          <text:p/>
        </draw:line>
        <draw:line draw:style-name="gr1" draw:text-style-name="P2" draw:layer="layout" svg:x1="37.627cm" svg:y1="7.296cm" svg:x2="37.627cm" svg:y2="7.225cm">
          <text:p/>
        </draw:line>
        <draw:line draw:style-name="gr1" draw:text-style-name="P1" draw:layer="layout" svg:x1="24.701cm" svg:y1="7.208cm" svg:x2="24.701cm" svg:y2="7.313cm">
          <text:p/>
        </draw:line>
        <draw:line draw:style-name="gr1" draw:text-style-name="P1" draw:layer="layout" svg:x1="24.666cm" svg:y1="7.313cm" svg:x2="24.736cm" svg:y2="7.313cm">
          <text:p/>
        </draw:line>
        <draw:line draw:style-name="gr1" draw:text-style-name="P1" draw:layer="layout" svg:x1="24.666cm" svg:y1="7.208cm" svg:x2="24.736cm" svg:y2="7.208cm">
          <text:p/>
        </draw:line>
        <draw:line draw:style-name="gr1" draw:text-style-name="P1" draw:layer="layout" svg:x1="22.503cm" svg:y1="7.207cm" svg:x2="22.503cm" svg:y2="7.314cm">
          <text:p/>
        </draw:line>
        <draw:line draw:style-name="gr1" draw:text-style-name="P1" draw:layer="layout" svg:x1="22.468cm" svg:y1="7.314cm" svg:x2="22.538cm" svg:y2="7.314cm">
          <text:p/>
        </draw:line>
        <draw:line draw:style-name="gr1" draw:text-style-name="P1" draw:layer="layout" svg:x1="22.468cm" svg:y1="7.207cm" svg:x2="22.538cm" svg:y2="7.207cm">
          <text:p/>
        </draw:line>
        <draw:line draw:style-name="gr1" draw:text-style-name="P1" draw:layer="layout" svg:x1="17.638cm" svg:y1="10.4cm" svg:x2="17.742cm" svg:y2="10.4cm">
          <text:p/>
        </draw:line>
        <draw:line draw:style-name="gr1" draw:text-style-name="P1" draw:layer="layout" svg:x1="17.742cm" svg:y1="10.435cm" svg:x2="17.742cm" svg:y2="10.365cm">
          <text:p/>
        </draw:line>
        <draw:line draw:style-name="gr1" draw:text-style-name="P1" draw:layer="layout" svg:x1="17.638cm" svg:y1="10.435cm" svg:x2="17.638cm" svg:y2="10.365cm">
          <text:p/>
        </draw:line>
        <draw:line draw:style-name="gr1" draw:text-style-name="P1" draw:layer="layout" svg:x1="17.638cm" svg:y1="13.539cm" svg:x2="17.742cm" svg:y2="13.539cm">
          <text:p/>
        </draw:line>
        <draw:line draw:style-name="gr1" draw:text-style-name="P1" draw:layer="layout" svg:x1="17.742cm" svg:y1="13.574cm" svg:x2="17.742cm" svg:y2="13.504cm">
          <text:p/>
        </draw:line>
        <draw:line draw:style-name="gr1" draw:text-style-name="P1" draw:layer="layout" svg:x1="17.638cm" svg:y1="13.574cm" svg:x2="17.638cm" svg:y2="13.504cm">
          <text:p/>
        </draw:line>
        <draw:line draw:style-name="gr1" draw:text-style-name="P2" draw:layer="layout" svg:x1="36.473cm" svg:y1="13.478cm" svg:x2="36.473cm" svg:y2="13.599cm">
          <text:p/>
        </draw:line>
        <draw:line draw:style-name="gr1" draw:text-style-name="P2" draw:layer="layout" svg:x1="36.429cm" svg:y1="13.599cm" svg:x2="36.516cm" svg:y2="13.599cm">
          <text:p/>
        </draw:line>
        <draw:line draw:style-name="gr1" draw:text-style-name="P2" draw:layer="layout" svg:x1="36.429cm" svg:y1="13.478cm" svg:x2="36.516cm" svg:y2="13.478cm">
          <text:p/>
        </draw:line>
        <draw:line draw:style-name="gr1" draw:text-style-name="P1" draw:layer="layout" svg:x1="20.306cm" svg:y1="7.208cm" svg:x2="20.306cm" svg:y2="7.313cm">
          <text:p/>
        </draw:line>
        <draw:line draw:style-name="gr1" draw:text-style-name="P1" draw:layer="layout" svg:x1="20.271cm" svg:y1="7.313cm" svg:x2="20.341cm" svg:y2="7.313cm">
          <text:p/>
        </draw:line>
        <draw:line draw:style-name="gr1" draw:text-style-name="P1" draw:layer="layout" svg:x1="20.271cm" svg:y1="7.208cm" svg:x2="20.341cm" svg:y2="7.208cm">
          <text:p/>
        </draw:line>
        <draw:line draw:style-name="gr1" draw:text-style-name="P2" draw:layer="layout" svg:x1="37.385cm" svg:y1="9.3cm" svg:x2="37.385cm" svg:y2="9.407cm">
          <text:p/>
        </draw:line>
        <draw:line draw:style-name="gr1" draw:text-style-name="P2" draw:layer="layout" svg:x1="37.35cm" svg:y1="9.407cm" svg:x2="37.42cm" svg:y2="9.407cm">
          <text:p/>
        </draw:line>
        <draw:line draw:style-name="gr1" draw:text-style-name="P2" draw:layer="layout" svg:x1="37.35cm" svg:y1="9.3cm" svg:x2="37.42cm" svg:y2="9.3cm">
          <text:p/>
        </draw:line>
        <draw:line draw:style-name="gr1" draw:text-style-name="P2" draw:layer="layout" svg:x1="36.838cm" svg:y1="9.299cm" svg:x2="36.838cm" svg:y2="9.407cm">
          <text:p/>
        </draw:line>
        <draw:line draw:style-name="gr1" draw:text-style-name="P2" draw:layer="layout" svg:x1="36.81cm" svg:y1="9.407cm" svg:x2="36.867cm" svg:y2="9.407cm">
          <text:p/>
        </draw:line>
        <draw:line draw:style-name="gr1" draw:text-style-name="P2" draw:layer="layout" svg:x1="36.81cm" svg:y1="9.299cm" svg:x2="36.867cm" svg:y2="9.299cm">
          <text:p/>
        </draw:line>
        <draw:line draw:style-name="gr1" draw:text-style-name="P1" draw:layer="layout" svg:x1="33.49cm" svg:y1="10.339cm" svg:x2="33.49cm" svg:y2="10.461cm">
          <text:p/>
        </draw:line>
        <draw:line draw:style-name="gr1" draw:text-style-name="P1" draw:layer="layout" svg:x1="33.427cm" svg:y1="10.461cm" svg:x2="33.553cm" svg:y2="10.461cm">
          <text:p/>
        </draw:line>
        <draw:line draw:style-name="gr1" draw:text-style-name="P1" draw:layer="layout" svg:x1="33.427cm" svg:y1="10.339cm" svg:x2="33.553cm" svg:y2="10.339cm">
          <text:p/>
        </draw:line>
        <draw:line draw:style-name="gr1" draw:text-style-name="P1" draw:layer="layout" svg:x1="31.293cm" svg:y1="10.347cm" svg:x2="31.293cm" svg:y2="10.453cm">
          <text:p/>
        </draw:line>
        <draw:line draw:style-name="gr1" draw:text-style-name="P1" draw:layer="layout" svg:x1="31.24cm" svg:y1="10.453cm" svg:x2="31.345cm" svg:y2="10.453cm">
          <text:p/>
        </draw:line>
        <draw:line draw:style-name="gr1" draw:text-style-name="P1" draw:layer="layout" svg:x1="31.24cm" svg:y1="10.347cm" svg:x2="31.345cm" svg:y2="10.347cm">
          <text:p/>
        </draw:line>
        <draw:line draw:style-name="gr1" draw:text-style-name="P2" draw:layer="layout" svg:x1="36.473cm" svg:y1="10.339cm" svg:x2="36.473cm" svg:y2="10.461cm">
          <text:p/>
        </draw:line>
        <draw:line draw:style-name="gr1" draw:text-style-name="P2" draw:layer="layout" svg:x1="36.429cm" svg:y1="10.461cm" svg:x2="36.516cm" svg:y2="10.461cm">
          <text:p/>
        </draw:line>
        <draw:line draw:style-name="gr1" draw:text-style-name="P2" draw:layer="layout" svg:x1="36.429cm" svg:y1="10.339cm" svg:x2="36.516cm" svg:y2="10.339cm">
          <text:p/>
        </draw:line>
        <draw:line draw:style-name="gr1" draw:text-style-name="P1" draw:layer="layout" svg:x1="35.374cm" svg:y1="13.486cm" svg:x2="35.374cm" svg:y2="13.592cm">
          <text:p/>
        </draw:line>
        <draw:line draw:style-name="gr1" draw:text-style-name="P1" draw:layer="layout" svg:x1="35.33cm" svg:y1="13.592cm" svg:x2="35.417cm" svg:y2="13.592cm">
          <text:p/>
        </draw:line>
        <draw:line draw:style-name="gr1" draw:text-style-name="P1" draw:layer="layout" svg:x1="35.33cm" svg:y1="13.486cm" svg:x2="35.417cm" svg:y2="13.486cm">
          <text:p/>
        </draw:line>
        <draw:line draw:style-name="gr1" draw:text-style-name="P1" draw:layer="layout" svg:x1="33.49cm" svg:y1="13.486cm" svg:x2="33.49cm" svg:y2="13.592cm">
          <text:p/>
        </draw:line>
        <draw:line draw:style-name="gr1" draw:text-style-name="P1" draw:layer="layout" svg:x1="33.438cm" svg:y1="13.592cm" svg:x2="33.542cm" svg:y2="13.592cm">
          <text:p/>
        </draw:line>
        <draw:line draw:style-name="gr1" draw:text-style-name="P1" draw:layer="layout" svg:x1="33.438cm" svg:y1="13.486cm" svg:x2="33.542cm" svg:y2="13.486cm">
          <text:p/>
        </draw:line>
        <draw:line draw:style-name="gr1" draw:text-style-name="P1" draw:layer="layout" svg:x1="31.293cm" svg:y1="13.486cm" svg:x2="31.293cm" svg:y2="13.592cm">
          <text:p/>
        </draw:line>
        <draw:line draw:style-name="gr1" draw:text-style-name="P1" draw:layer="layout" svg:x1="31.24cm" svg:y1="13.592cm" svg:x2="31.345cm" svg:y2="13.592cm">
          <text:p/>
        </draw:line>
        <draw:line draw:style-name="gr1" draw:text-style-name="P1" draw:layer="layout" svg:x1="31.24cm" svg:y1="13.486cm" svg:x2="31.345cm" svg:y2="13.486cm">
          <text:p/>
        </draw:line>
        <draw:polygon draw:style-name="gr1" draw:text-style-name="P2" draw:layer="layout" svg:width="0.087cm" svg:height="0.14cm" svg:x="10.74cm" svg:y="27.604cm" svg:viewBox="0 0 88 141" draw:points="0,0 0,118 88,141 88,0">
          <text:p/>
        </draw:polygon>
        <draw:line draw:style-name="gr1" draw:text-style-name="P2" draw:layer="layout" svg:x1="10.827cm" svg:y1="27.256cm" svg:x2="10.74cm" svg:y2="27.256cm">
          <text:p/>
        </draw:line>
        <draw:line draw:style-name="gr1" draw:text-style-name="P2" draw:layer="layout" svg:x1="10.827cm" svg:y1="26.927cm" svg:x2="10.792cm" svg:y2="26.927cm">
          <text:p/>
        </draw:line>
        <draw:line draw:style-name="gr1" draw:text-style-name="P2" draw:layer="layout" svg:x1="10.74cm" svg:y1="27.247cm" svg:x2="10.827cm" svg:y2="27.247cm">
          <text:p/>
        </draw:line>
        <draw:polyline draw:style-name="gr1" draw:text-style-name="P2" draw:layer="layout" svg:width="0cm" svg:height="0.642cm" svg:x="10.827cm" svg:y="26.961cm" svg:viewBox="0 0 0 643" draw:points="0,0 0,286 0,295 0,643">
          <text:p/>
        </draw:polyline>
        <draw:polyline draw:style-name="gr1" draw:text-style-name="P2" draw:layer="layout" svg:width="0cm" svg:height="0.646cm" svg:x="10.74cm" svg:y="26.957cm" svg:viewBox="0 0 0 647" draw:points="0,647 0,299 0,290 0,0">
          <text:p/>
        </draw:polyline>
        <draw:polygon draw:style-name="gr1" draw:text-style-name="P2" draw:layer="layout" svg:width="0.087cm" svg:height="0.139cm" svg:x="17.646cm" svg:y="29.255cm" svg:viewBox="0 0 88 140" draw:points="0,0 0,117 88,140 88,0">
          <text:p/>
        </draw:polygon>
        <draw:line draw:style-name="gr1" draw:text-style-name="P2" draw:layer="layout" svg:x1="17.733cm" svg:y1="29.107cm" svg:x2="17.646cm" svg:y2="29.107cm">
          <text:p/>
        </draw:line>
        <draw:line draw:style-name="gr1" draw:text-style-name="P2" draw:layer="layout" svg:x1="17.733cm" svg:y1="28.778cm" svg:x2="17.646cm" svg:y2="28.778cm">
          <text:p/>
        </draw:line>
        <draw:line draw:style-name="gr1" draw:text-style-name="P2" draw:layer="layout" svg:x1="17.646cm" svg:y1="29.098cm" svg:x2="17.733cm" svg:y2="29.098cm">
          <text:p/>
        </draw:line>
        <draw:polyline draw:style-name="gr1" draw:text-style-name="P2" draw:layer="layout" svg:width="0cm" svg:height="0.676cm" svg:x="17.733cm" svg:y="28.578cm" svg:viewBox="0 0 0 677" draw:points="0,0 0,320 0,329 0,677">
          <text:p/>
        </draw:polyline>
        <draw:polyline draw:style-name="gr1" draw:text-style-name="P2" draw:layer="layout" svg:width="0cm" svg:height="0.676cm" svg:x="17.646cm" svg:y="28.578cm" svg:viewBox="0 0 0 677" draw:points="0,677 0,329 0,320 0,0">
          <text:p/>
        </draw:polyline>
        <draw:polygon draw:style-name="gr1" draw:text-style-name="P2" draw:layer="layout" svg:width="0.088cm" svg:height="0.14cm" svg:x="13.042cm" svg:y="28.221cm" svg:viewBox="0 0 89 141" draw:points="0,0 0,117 89,141 89,0">
          <text:p/>
        </draw:polygon>
        <draw:line draw:style-name="gr1" draw:text-style-name="P2" draw:layer="layout" svg:x1="13.13cm" svg:y1="27.873cm" svg:x2="13.042cm" svg:y2="27.873cm">
          <text:p/>
        </draw:line>
        <draw:line draw:style-name="gr1" draw:text-style-name="P2" draw:layer="layout" svg:x1="13.13cm" svg:y1="27.544cm" svg:x2="13.042cm" svg:y2="27.544cm">
          <text:p/>
        </draw:line>
        <draw:line draw:style-name="gr1" draw:text-style-name="P2" draw:layer="layout" svg:x1="13.042cm" svg:y1="27.864cm" svg:x2="13.13cm" svg:y2="27.864cm">
          <text:p/>
        </draw:line>
        <draw:polyline draw:style-name="gr1" draw:text-style-name="P2" draw:layer="layout" svg:width="0cm" svg:height="0.676cm" svg:x="13.13cm" svg:y="27.544cm" svg:viewBox="0 0 0 677" draw:points="0,0 0,320 0,329 0,677">
          <text:p/>
        </draw:polyline>
        <draw:polyline draw:style-name="gr1" draw:text-style-name="P2" draw:layer="layout" svg:width="0cm" svg:height="0.676cm" svg:x="13.042cm" svg:y="27.544cm" svg:viewBox="0 0 0 677" draw:points="0,677 0,329 0,320 0,0">
          <text:p/>
        </draw:polyline>
        <draw:line draw:style-name="gr1" draw:text-style-name="P1" draw:layer="layout" svg:x1="10.784cm" svg:y1="13.486cm" svg:x2="10.784cm" svg:y2="13.592cm">
          <text:p/>
        </draw:line>
        <draw:line draw:style-name="gr1" draw:text-style-name="P1" draw:layer="layout" svg:x1="10.74cm" svg:y1="13.592cm" svg:x2="10.827cm" svg:y2="13.592cm">
          <text:p/>
        </draw:line>
        <draw:line draw:style-name="gr1" draw:text-style-name="P1" draw:layer="layout" svg:x1="10.74cm" svg:y1="13.486cm" svg:x2="10.827cm" svg:y2="13.486cm">
          <text:p/>
        </draw:line>
        <draw:line draw:style-name="gr1" draw:text-style-name="P1" draw:layer="layout" svg:x1="17.632cm" svg:y1="22.956cm" svg:x2="17.749cm" svg:y2="22.956cm">
          <text:p/>
        </draw:line>
        <draw:line draw:style-name="gr1" draw:text-style-name="P1" draw:layer="layout" svg:x1="17.749cm" svg:y1="23.01cm" svg:x2="17.749cm" svg:y2="22.902cm">
          <text:p/>
        </draw:line>
        <draw:line draw:style-name="gr1" draw:text-style-name="P1" draw:layer="layout" svg:x1="17.632cm" svg:y1="23.01cm" svg:x2="17.632cm" svg:y2="22.902cm">
          <text:p/>
        </draw:line>
        <draw:line draw:style-name="gr1" draw:text-style-name="P1" draw:layer="layout" svg:x1="15.388cm" svg:y1="26.043cm" svg:x2="15.388cm" svg:y2="26.148cm">
          <text:p/>
        </draw:line>
        <draw:line draw:style-name="gr1" draw:text-style-name="P1" draw:layer="layout" svg:x1="15.353cm" svg:y1="26.148cm" svg:x2="15.423cm" svg:y2="26.148cm">
          <text:p/>
        </draw:line>
        <draw:line draw:style-name="gr1" draw:text-style-name="P1" draw:layer="layout" svg:x1="15.353cm" svg:y1="26.043cm" svg:x2="15.423cm" svg:y2="26.043cm">
          <text:p/>
        </draw:line>
        <draw:line draw:style-name="gr1" draw:text-style-name="P1" draw:layer="layout" svg:x1="15.388cm" svg:y1="22.904cm" svg:x2="15.388cm" svg:y2="23.009cm">
          <text:p/>
        </draw:line>
        <draw:line draw:style-name="gr1" draw:text-style-name="P1" draw:layer="layout" svg:x1="15.344cm" svg:y1="23.009cm" svg:x2="15.431cm" svg:y2="23.009cm">
          <text:p/>
        </draw:line>
        <draw:line draw:style-name="gr1" draw:text-style-name="P1" draw:layer="layout" svg:x1="15.344cm" svg:y1="22.904cm" svg:x2="15.431cm" svg:y2="22.904cm">
          <text:p/>
        </draw:line>
        <draw:line draw:style-name="gr1" draw:text-style-name="P1" draw:layer="layout" svg:x1="15.335cm" svg:y1="19.817cm" svg:x2="15.44cm" svg:y2="19.817cm">
          <text:p/>
        </draw:line>
        <draw:line draw:style-name="gr1" draw:text-style-name="P1" draw:layer="layout" svg:x1="15.44cm" svg:y1="19.861cm" svg:x2="15.44cm" svg:y2="19.774cm">
          <text:p/>
        </draw:line>
        <draw:line draw:style-name="gr1" draw:text-style-name="P1" draw:layer="layout" svg:x1="15.335cm" svg:y1="19.861cm" svg:x2="15.335cm" svg:y2="19.774cm">
          <text:p/>
        </draw:line>
        <draw:line draw:style-name="gr1" draw:text-style-name="P1" draw:layer="layout" svg:x1="15.388cm" svg:y1="16.626cm" svg:x2="15.388cm" svg:y2="16.731cm">
          <text:p/>
        </draw:line>
        <draw:line draw:style-name="gr1" draw:text-style-name="P1" draw:layer="layout" svg:x1="15.344cm" svg:y1="16.731cm" svg:x2="15.431cm" svg:y2="16.731cm">
          <text:p/>
        </draw:line>
        <draw:line draw:style-name="gr1" draw:text-style-name="P1" draw:layer="layout" svg:x1="15.344cm" svg:y1="16.626cm" svg:x2="15.431cm" svg:y2="16.626cm">
          <text:p/>
        </draw:line>
        <draw:line draw:style-name="gr1" draw:text-style-name="P1" draw:layer="layout" svg:x1="13.086cm" svg:y1="14.899cm" svg:x2="13.086cm" svg:y2="15.004cm">
          <text:p/>
        </draw:line>
        <draw:line draw:style-name="gr1" draw:text-style-name="P1" draw:layer="layout" svg:x1="13.042cm" svg:y1="15.004cm" svg:x2="13.13cm" svg:y2="15.004cm">
          <text:p/>
        </draw:line>
        <draw:line draw:style-name="gr1" draw:text-style-name="P1" draw:layer="layout" svg:x1="13.042cm" svg:y1="14.899cm" svg:x2="13.13cm" svg:y2="14.899cm">
          <text:p/>
        </draw:line>
        <draw:line draw:style-name="gr1" draw:text-style-name="P1" draw:layer="layout" svg:x1="15.388cm" svg:y1="14.899cm" svg:x2="15.388cm" svg:y2="15.004cm">
          <text:p/>
        </draw:line>
        <draw:line draw:style-name="gr1" draw:text-style-name="P1" draw:layer="layout" svg:x1="15.344cm" svg:y1="15.004cm" svg:x2="15.431cm" svg:y2="15.004cm">
          <text:p/>
        </draw:line>
        <draw:line draw:style-name="gr1" draw:text-style-name="P1" draw:layer="layout" svg:x1="15.344cm" svg:y1="14.899cm" svg:x2="15.431cm" svg:y2="14.899cm">
          <text:p/>
        </draw:line>
        <draw:line draw:style-name="gr1" draw:text-style-name="P1" draw:layer="layout" svg:x1="15.388cm" svg:y1="13.486cm" svg:x2="15.388cm" svg:y2="13.592cm">
          <text:p/>
        </draw:line>
        <draw:line draw:style-name="gr1" draw:text-style-name="P1" draw:layer="layout" svg:x1="15.344cm" svg:y1="13.592cm" svg:x2="15.431cm" svg:y2="13.592cm">
          <text:p/>
        </draw:line>
        <draw:line draw:style-name="gr1" draw:text-style-name="P1" draw:layer="layout" svg:x1="15.344cm" svg:y1="13.486cm" svg:x2="15.431cm" svg:y2="13.486cm">
          <text:p/>
        </draw:line>
        <draw:line draw:style-name="gr1" draw:text-style-name="P1" draw:layer="layout" svg:x1="13.086cm" svg:y1="13.478cm" svg:x2="13.086cm" svg:y2="13.6cm">
          <text:p/>
        </draw:line>
        <draw:line draw:style-name="gr1" draw:text-style-name="P1" draw:layer="layout" svg:x1="13.042cm" svg:y1="13.6cm" svg:x2="13.13cm" svg:y2="13.6cm">
          <text:p/>
        </draw:line>
        <draw:line draw:style-name="gr1" draw:text-style-name="P1" draw:layer="layout" svg:x1="13.042cm" svg:y1="13.478cm" svg:x2="13.13cm" svg:y2="13.478cm">
          <text:p/>
        </draw:line>
        <draw:line draw:style-name="gr1" draw:text-style-name="P1" draw:layer="layout" svg:x1="13.086cm" svg:y1="10.339cm" svg:x2="13.086cm" svg:y2="10.461cm">
          <text:p/>
        </draw:line>
        <draw:line draw:style-name="gr1" draw:text-style-name="P1" draw:layer="layout" svg:x1="13.023cm" svg:y1="10.461cm" svg:x2="13.149cm" svg:y2="10.461cm">
          <text:p/>
        </draw:line>
        <draw:line draw:style-name="gr1" draw:text-style-name="P1" draw:layer="layout" svg:x1="13.023cm" svg:y1="10.339cm" svg:x2="13.149cm" svg:y2="10.339cm">
          <text:p/>
        </draw:line>
        <draw:line draw:style-name="gr1" draw:text-style-name="P1" draw:layer="layout" svg:x1="15.388cm" svg:y1="10.339cm" svg:x2="15.388cm" svg:y2="10.461cm">
          <text:p/>
        </draw:line>
        <draw:line draw:style-name="gr1" draw:text-style-name="P1" draw:layer="layout" svg:x1="15.324cm" svg:y1="10.461cm" svg:x2="15.451cm" svg:y2="10.461cm">
          <text:p/>
        </draw:line>
        <draw:line draw:style-name="gr1" draw:text-style-name="P1" draw:layer="layout" svg:x1="15.324cm" svg:y1="10.339cm" svg:x2="15.451cm" svg:y2="10.339cm">
          <text:p/>
        </draw:line>
        <draw:line draw:style-name="gr1" draw:text-style-name="P1" draw:layer="layout" svg:x1="9.232cm" svg:y1="26.096cm" svg:x2="9.336cm" svg:y2="26.096cm">
          <text:p/>
        </draw:line>
        <draw:line draw:style-name="gr1" draw:text-style-name="P1" draw:layer="layout" svg:x1="9.336cm" svg:y1="26.131cm" svg:x2="9.336cm" svg:y2="26.061cm">
          <text:p/>
        </draw:line>
        <draw:line draw:style-name="gr1" draw:text-style-name="P1" draw:layer="layout" svg:x1="9.232cm" svg:y1="26.131cm" svg:x2="9.232cm" svg:y2="26.061cm">
          <text:p/>
        </draw:line>
        <draw:line draw:style-name="gr1" draw:text-style-name="P1" draw:layer="layout" svg:x1="10.784cm" svg:y1="22.904cm" svg:x2="10.784cm" svg:y2="23.009cm">
          <text:p/>
        </draw:line>
        <draw:line draw:style-name="gr1" draw:text-style-name="P1" draw:layer="layout" svg:x1="10.74cm" svg:y1="23.009cm" svg:x2="10.827cm" svg:y2="23.009cm">
          <text:p/>
        </draw:line>
        <draw:line draw:style-name="gr1" draw:text-style-name="P1" draw:layer="layout" svg:x1="10.74cm" svg:y1="22.904cm" svg:x2="10.827cm" svg:y2="22.904cm">
          <text:p/>
        </draw:line>
        <draw:line draw:style-name="gr1" draw:text-style-name="P1" draw:layer="layout" svg:x1="10.784cm" svg:y1="19.765cm" svg:x2="10.784cm" svg:y2="19.87cm">
          <text:p/>
        </draw:line>
        <draw:line draw:style-name="gr1" draw:text-style-name="P1" draw:layer="layout" svg:x1="10.74cm" svg:y1="19.87cm" svg:x2="10.827cm" svg:y2="19.87cm">
          <text:p/>
        </draw:line>
        <draw:line draw:style-name="gr1" draw:text-style-name="P1" draw:layer="layout" svg:x1="10.74cm" svg:y1="19.765cm" svg:x2="10.827cm" svg:y2="19.765cm">
          <text:p/>
        </draw:line>
        <draw:line draw:style-name="gr1" draw:text-style-name="P1" draw:layer="layout" svg:x1="10.784cm" svg:y1="16.625cm" svg:x2="10.784cm" svg:y2="16.731cm">
          <text:p/>
        </draw:line>
        <draw:line draw:style-name="gr1" draw:text-style-name="P1" draw:layer="layout" svg:x1="10.749cm" svg:y1="16.731cm" svg:x2="10.819cm" svg:y2="16.731cm">
          <text:p/>
        </draw:line>
        <draw:line draw:style-name="gr1" draw:text-style-name="P1" draw:layer="layout" svg:x1="10.749cm" svg:y1="16.625cm" svg:x2="10.819cm" svg:y2="16.625cm">
          <text:p/>
        </draw:line>
        <draw:line draw:style-name="gr1" draw:text-style-name="P1" draw:layer="layout" svg:x1="10.784cm" svg:y1="14.899cm" svg:x2="10.784cm" svg:y2="15.004cm">
          <text:p/>
        </draw:line>
        <draw:line draw:style-name="gr1" draw:text-style-name="P1" draw:layer="layout" svg:x1="10.74cm" svg:y1="15.004cm" svg:x2="10.827cm" svg:y2="15.004cm">
          <text:p/>
        </draw:line>
        <draw:line draw:style-name="gr1" draw:text-style-name="P1" draw:layer="layout" svg:x1="10.74cm" svg:y1="14.899cm" svg:x2="10.827cm" svg:y2="14.899cm">
          <text:p/>
        </draw:line>
        <draw:line draw:style-name="gr1" draw:text-style-name="P1" draw:layer="layout" svg:x1="10.784cm" svg:y1="10.462cm" svg:x2="10.784cm" svg:y2="10.338cm">
          <text:p/>
        </draw:line>
        <draw:line draw:style-name="gr1" draw:text-style-name="P1" draw:layer="layout" svg:x1="10.847cm" svg:y1="10.338cm" svg:x2="10.72cm" svg:y2="10.338cm">
          <text:p/>
        </draw:line>
        <draw:line draw:style-name="gr1" draw:text-style-name="P1" draw:layer="layout" svg:x1="10.847cm" svg:y1="10.462cm" svg:x2="10.72cm" svg:y2="10.462cm">
          <text:p/>
        </draw:line>
        <draw:line draw:style-name="gr1" draw:text-style-name="P1" draw:layer="layout" svg:x1="17.634cm" svg:y1="19.817cm" svg:x2="17.747cm" svg:y2="19.817cm">
          <text:p/>
        </draw:line>
        <draw:line draw:style-name="gr1" draw:text-style-name="P1" draw:layer="layout" svg:x1="17.747cm" svg:y1="19.87cm" svg:x2="17.747cm" svg:y2="19.764cm">
          <text:p/>
        </draw:line>
        <draw:line draw:style-name="gr1" draw:text-style-name="P1" draw:layer="layout" svg:x1="17.634cm" svg:y1="19.87cm" svg:x2="17.634cm" svg:y2="19.764cm">
          <text:p/>
        </draw:line>
        <draw:line draw:style-name="gr1" draw:text-style-name="P1" draw:layer="layout" svg:x1="13.086cm" svg:y1="26.043cm" svg:x2="13.086cm" svg:y2="26.148cm">
          <text:p/>
        </draw:line>
        <draw:line draw:style-name="gr1" draw:text-style-name="P1" draw:layer="layout" svg:x1="13.042cm" svg:y1="26.148cm" svg:x2="13.13cm" svg:y2="26.148cm">
          <text:p/>
        </draw:line>
        <draw:line draw:style-name="gr1" draw:text-style-name="P1" draw:layer="layout" svg:x1="13.042cm" svg:y1="26.043cm" svg:x2="13.13cm" svg:y2="26.043cm">
          <text:p/>
        </draw:line>
        <draw:line draw:style-name="gr1" draw:text-style-name="P1" draw:layer="layout" svg:x1="10.784cm" svg:y1="26.035cm" svg:x2="10.784cm" svg:y2="26.156cm">
          <text:p/>
        </draw:line>
        <draw:line draw:style-name="gr1" draw:text-style-name="P1" draw:layer="layout" svg:x1="10.74cm" svg:y1="26.156cm" svg:x2="10.827cm" svg:y2="26.156cm">
          <text:p/>
        </draw:line>
        <draw:line draw:style-name="gr1" draw:text-style-name="P1" draw:layer="layout" svg:x1="10.74cm" svg:y1="26.035cm" svg:x2="10.827cm" svg:y2="26.035cm">
          <text:p/>
        </draw:line>
        <draw:line draw:style-name="gr1" draw:text-style-name="P1" draw:layer="layout" svg:x1="9.232cm" svg:y1="22.956cm" svg:x2="9.336cm" svg:y2="22.956cm">
          <text:p/>
        </draw:line>
        <draw:line draw:style-name="gr1" draw:text-style-name="P1" draw:layer="layout" svg:x1="9.336cm" svg:y1="22.991cm" svg:x2="9.336cm" svg:y2="22.922cm">
          <text:p/>
        </draw:line>
        <draw:line draw:style-name="gr1" draw:text-style-name="P1" draw:layer="layout" svg:x1="9.232cm" svg:y1="22.991cm" svg:x2="9.232cm" svg:y2="22.922cm">
          <text:p/>
        </draw:line>
        <draw:polygon draw:style-name="gr1" draw:text-style-name="P2" draw:layer="layout" svg:width="0.087cm" svg:height="0.139cm" svg:x="15.344cm" svg:y="28.838cm" svg:viewBox="0 0 88 140" draw:points="0,0 0,117 88,140 88,0">
          <text:p/>
        </draw:polygon>
        <draw:line draw:style-name="gr1" draw:text-style-name="P2" draw:layer="layout" svg:x1="15.431cm" svg:y1="28.49cm" svg:x2="15.344cm" svg:y2="28.49cm">
          <text:p/>
        </draw:line>
        <draw:line draw:style-name="gr1" draw:text-style-name="P2" draw:layer="layout" svg:x1="15.431cm" svg:y1="28.161cm" svg:x2="15.344cm" svg:y2="28.161cm">
          <text:p/>
        </draw:line>
        <draw:line draw:style-name="gr1" draw:text-style-name="P2" draw:layer="layout" svg:x1="15.344cm" svg:y1="28.481cm" svg:x2="15.431cm" svg:y2="28.481cm">
          <text:p/>
        </draw:line>
        <draw:polyline draw:style-name="gr1" draw:text-style-name="P2" draw:layer="layout" svg:width="0cm" svg:height="0.676cm" svg:x="15.431cm" svg:y="28.161cm" svg:viewBox="0 0 0 677" draw:points="0,0 0,320 0,329 0,677">
          <text:p/>
        </draw:polyline>
        <draw:polyline draw:style-name="gr1" draw:text-style-name="P2" draw:layer="layout" svg:width="0cm" svg:height="0.676cm" svg:x="15.344cm" svg:y="28.161cm" svg:viewBox="0 0 0 677" draw:points="0,677 0,329 0,320 0,0">
          <text:p/>
        </draw:polyline>
        <draw:line draw:style-name="gr1" draw:text-style-name="P1" draw:layer="layout" svg:x1="17.638cm" svg:y1="26.096cm" svg:x2="17.742cm" svg:y2="26.096cm">
          <text:p/>
        </draw:line>
        <draw:line draw:style-name="gr1" draw:text-style-name="P1" draw:layer="layout" svg:x1="17.742cm" svg:y1="26.131cm" svg:x2="17.742cm" svg:y2="26.061cm">
          <text:p/>
        </draw:line>
        <draw:line draw:style-name="gr1" draw:text-style-name="P1" draw:layer="layout" svg:x1="17.638cm" svg:y1="26.131cm" svg:x2="17.638cm" svg:y2="26.061cm">
          <text:p/>
        </draw:line>
        <draw:line draw:style-name="gr1" draw:text-style-name="P1" draw:layer="layout" svg:x1="9.232cm" svg:y1="19.817cm" svg:x2="9.336cm" svg:y2="19.817cm">
          <text:p/>
        </draw:line>
        <draw:line draw:style-name="gr1" draw:text-style-name="P1" draw:layer="layout" svg:x1="9.336cm" svg:y1="19.852cm" svg:x2="9.336cm" svg:y2="19.782cm">
          <text:p/>
        </draw:line>
        <draw:line draw:style-name="gr1" draw:text-style-name="P1" draw:layer="layout" svg:x1="9.232cm" svg:y1="19.852cm" svg:x2="9.232cm" svg:y2="19.782cm">
          <text:p/>
        </draw:line>
        <draw:line draw:style-name="gr1" draw:text-style-name="P1" draw:layer="layout" svg:x1="9.232cm" svg:y1="16.678cm" svg:x2="9.336cm" svg:y2="16.678cm">
          <text:p/>
        </draw:line>
        <draw:line draw:style-name="gr1" draw:text-style-name="P1" draw:layer="layout" svg:x1="9.336cm" svg:y1="16.713cm" svg:x2="9.336cm" svg:y2="16.643cm">
          <text:p/>
        </draw:line>
        <draw:line draw:style-name="gr1" draw:text-style-name="P1" draw:layer="layout" svg:x1="9.232cm" svg:y1="16.713cm" svg:x2="9.232cm" svg:y2="16.643cm">
          <text:p/>
        </draw:line>
        <draw:line draw:style-name="gr1" draw:text-style-name="P1" draw:layer="layout" svg:x1="9.231cm" svg:y1="13.539cm" svg:x2="9.336cm" svg:y2="13.539cm">
          <text:p/>
        </draw:line>
        <draw:line draw:style-name="gr1" draw:text-style-name="P1" draw:layer="layout" svg:x1="9.336cm" svg:y1="13.574cm" svg:x2="9.336cm" svg:y2="13.504cm">
          <text:p/>
        </draw:line>
        <draw:line draw:style-name="gr1" draw:text-style-name="P1" draw:layer="layout" svg:x1="9.231cm" svg:y1="13.574cm" svg:x2="9.231cm" svg:y2="13.504cm">
          <text:p/>
        </draw:line>
        <draw:line draw:style-name="gr1" draw:text-style-name="P1" draw:layer="layout" svg:x1="9.231cm" svg:y1="10.4cm" svg:x2="9.336cm" svg:y2="10.4cm">
          <text:p/>
        </draw:line>
        <draw:line draw:style-name="gr1" draw:text-style-name="P1" draw:layer="layout" svg:x1="9.336cm" svg:y1="10.435cm" svg:x2="9.336cm" svg:y2="10.365cm">
          <text:p/>
        </draw:line>
        <draw:line draw:style-name="gr1" draw:text-style-name="P1" draw:layer="layout" svg:x1="9.231cm" svg:y1="10.435cm" svg:x2="9.231cm" svg:y2="10.365cm">
          <text:p/>
        </draw:line>
        <draw:line draw:style-name="gr1" draw:text-style-name="P1" draw:layer="layout" svg:x1="16.434cm" svg:y1="25.084cm" svg:x2="16.434cm" svg:y2="24.677cm">
          <text:p/>
        </draw:line>
        <draw:line draw:style-name="gr1" draw:text-style-name="P1" draw:layer="layout" svg:x1="16.434cm" svg:y1="24.507cm" svg:x2="16.434cm" svg:y2="24.167cm">
          <text:p/>
        </draw:line>
        <draw:line draw:style-name="gr1" draw:text-style-name="P1" draw:layer="layout" svg:x1="16.434cm" svg:y1="23.997cm" svg:x2="16.434cm" svg:y2="23.657cm">
          <text:p/>
        </draw:line>
        <draw:polyline draw:style-name="gr1" draw:text-style-name="P1" draw:layer="layout" svg:width="0.131cm" svg:height="0.408cm" svg:x="16.434cm" svg:y="23.079cm" svg:viewBox="0 0 132 409" draw:points="0,409 0,0 132,0">
          <text:p/>
        </draw:polyline>
        <draw:polygon draw:style-name="gr1" draw:text-style-name="P1" draw:layer="layout" svg:width="0.7cm" svg:height="0.28cm" svg:x="16.52cm" svg:y="23.758cm" svg:viewBox="0 0 701 281" draw:points="0,281 701,281 701,0 0,0">
          <text:p/>
        </draw:polygon>
        <draw:polyline draw:style-name="gr1" draw:text-style-name="P1" draw:layer="layout" svg:width="0.119cm" svg:height="0.18cm" svg:x="16.64cm" svg:y="23.808cm" svg:viewBox="0 0 120 181" draw:points="17,0 112,0 59,70 86,70 103,78 112,87 120,113 120,130 112,155 94,172 68,181 42,181 17,172 8,164 0,147">
          <text:p/>
        </draw:polyline>
        <draw:polygon draw:style-name="gr1" draw:text-style-name="P1" draw:layer="layout" svg:width="0.12cm" svg:height="0.18cm" svg:x="16.81cm" svg:y="23.808cm" svg:viewBox="0 0 121 181" draw:points="53,0 26,9 9,36 0,78 0,104 9,147 26,172 53,181 70,181 95,172 112,147 121,104 121,78 112,36 95,9 70,0">
          <text:p/>
        </draw:polygon>
        <draw:polygon draw:style-name="gr1" draw:text-style-name="P1" draw:layer="layout" svg:width="0.12cm" svg:height="0.18cm" svg:x="16.981cm" svg:y="23.808cm" svg:viewBox="0 0 121 181" draw:points="52,0 26,9 9,36 0,78 0,104 9,147 26,172 52,181 69,181 94,172 112,147 121,104 121,78 112,36 94,9 69,0">
          <text:p/>
        </draw:polygon>
        <draw:polygon draw:style-name="gr1" draw:text-style-name="P1" draw:layer="layout" svg:width="0.7cm" svg:height="0.28cm" svg:x="13.005cm" svg:y="24.42cm" svg:viewBox="0 0 701 281" draw:points="0,281 701,281 701,0 0,0">
          <text:p/>
        </draw:polygon>
        <draw:polyline draw:style-name="gr1" draw:text-style-name="P1" draw:layer="layout" svg:width="0.12cm" svg:height="0.18cm" svg:x="13.15cm" svg:y="24.47cm" svg:viewBox="0 0 121 181" draw:points="17,0 111,0 60,69 86,69 103,77 111,87 121,112 121,129 111,155 94,172 69,181 43,181 17,172 9,164 0,147">
          <text:p/>
        </draw:polyline>
        <draw:polygon draw:style-name="gr1" draw:text-style-name="P1" draw:layer="layout" svg:width="0.119cm" svg:height="0.18cm" svg:x="13.321cm" svg:y="24.47cm" svg:viewBox="0 0 120 181" draw:points="51,0 25,9 8,34 0,77 0,104 8,147 25,172 51,181 69,181 95,172 112,147 120,104 120,77 112,34 95,9 69,0">
          <text:p/>
        </draw:polygon>
        <draw:polyline draw:style-name="gr1" draw:text-style-name="P1" draw:layer="layout" svg:width="0.043cm" svg:height="0.18cm" svg:x="13.517cm" svg:y="24.47cm" svg:viewBox="0 0 44 181" draw:points="0,34 17,26 44,0 44,181">
          <text:p/>
        </draw:polyline>
        <draw:polygon draw:style-name="gr1" draw:text-style-name="P1" draw:layer="layout" svg:width="0.7cm" svg:height="0.28cm" svg:x="9.671cm" svg:y="25.808cm" svg:viewBox="0 0 701 281" draw:points="0,281 701,281 701,0 0,0">
          <text:p/>
        </draw:polygon>
        <draw:polyline draw:style-name="gr1" draw:text-style-name="P1" draw:layer="layout" svg:width="0.12cm" svg:height="0.18cm" svg:x="9.79cm" svg:y="25.858cm" svg:viewBox="0 0 121 181" draw:points="17,0 112,0 61,68 87,68 104,77 112,86 121,111 121,129 112,155 95,172 70,181 44,181 17,172 9,163 0,146">
          <text:p/>
        </draw:polyline>
        <draw:polyline draw:style-name="gr1" draw:text-style-name="P1" draw:layer="layout" svg:width="0.119cm" svg:height="0.18cm" svg:x="9.961cm" svg:y="25.858cm" svg:viewBox="0 0 120 181" draw:points="17,0 112,0 60,68 85,68 103,77 112,86 120,111 120,129 112,155 94,172 68,181 43,181 17,172 8,163 0,146">
          <text:p/>
        </draw:polyline>
        <draw:polyline draw:style-name="gr1" draw:text-style-name="P1" draw:layer="layout" svg:width="0.119cm" svg:height="0.18cm" svg:x="10.132cm" svg:y="25.858cm" svg:viewBox="0 0 120 181" draw:points="34,181 120,0 0,0">
          <text:p/>
        </draw:polyline>
        <draw:polygon draw:style-name="gr1" draw:text-style-name="P1" draw:layer="layout" svg:width="0.7cm" svg:height="0.28cm" svg:x="9.671cm" svg:y="24.386cm" svg:viewBox="0 0 701 281" draw:points="0,281 701,281 701,0 0,0">
          <text:p/>
        </draw:polygon>
        <draw:polyline draw:style-name="gr1" draw:text-style-name="P1" draw:layer="layout" svg:width="0.12cm" svg:height="0.18cm" svg:x="9.79cm" svg:y="24.436cm" svg:viewBox="0 0 121 181" draw:points="18,0 112,0 61,69 87,69 104,77 112,86 121,111 121,129 112,155 95,172 70,181 44,181 18,172 9,164 0,146">
          <text:p/>
        </draw:polyline>
        <draw:polyline draw:style-name="gr1" draw:text-style-name="P1" draw:layer="layout" svg:width="0.12cm" svg:height="0.18cm" svg:x="9.961cm" svg:y="24.436cm" svg:viewBox="0 0 121 181" draw:points="17,0 112,0 60,69 85,69 103,77 112,86 121,111 121,129 112,155 94,172 68,181 43,181 17,172 8,164 0,146">
          <text:p/>
        </draw:polyline>
        <draw:polyline draw:style-name="gr1" draw:text-style-name="P1" draw:layer="layout" svg:width="0.111cm" svg:height="0.18cm" svg:x="10.14cm" svg:y="24.436cm" svg:viewBox="0 0 112 181" draw:points="104,26 95,9 70,0 53,0 26,9 9,34 0,77 0,121 9,155 26,172 53,181 61,181 87,172 104,155 112,129 112,121 104,94 87,77 61,69 53,69 26,77 9,94 0,121">
          <text:p/>
        </draw:polyline>
        <draw:polygon draw:style-name="gr1" draw:text-style-name="P1" draw:layer="layout" svg:width="0.7cm" svg:height="0.28cm" svg:x="9.671cm" svg:y="23.34cm" svg:viewBox="0 0 701 281" draw:points="0,281 701,281 701,0 0,0">
          <text:p/>
        </draw:polygon>
        <draw:polyline draw:style-name="gr1" draw:text-style-name="P1" draw:layer="layout" svg:width="0.12cm" svg:height="0.179cm" svg:x="9.79cm" svg:y="23.39cm" svg:viewBox="0 0 121 180" draw:points="18,0 112,0 61,68 87,68 104,77 112,85 121,112 121,129 112,155 95,172 70,180 44,180 18,172 9,163 0,146">
          <text:p/>
        </draw:polyline>
        <draw:polyline draw:style-name="gr1" draw:text-style-name="P1" draw:layer="layout" svg:width="0.12cm" svg:height="0.179cm" svg:x="9.961cm" svg:y="23.39cm" svg:viewBox="0 0 121 180" draw:points="17,0 112,0 60,68 85,68 103,77 112,85 121,112 121,129 112,155 94,172 68,180 43,180 17,172 8,163 0,146">
          <text:p/>
        </draw:polyline>
        <draw:polyline draw:style-name="gr1" draw:text-style-name="P1" draw:layer="layout" svg:width="0.119cm" svg:height="0.179cm" svg:x="10.132cm" svg:y="23.39cm" svg:viewBox="0 0 120 180" draw:points="103,0 17,0 8,77 17,68 44,60 69,60 95,68 112,85 120,112 120,129 112,155 95,172 69,180 44,180 17,172 8,163 0,146">
          <text:p/>
        </draw:polyline>
        <draw:polygon draw:style-name="gr1" draw:text-style-name="P1" draw:layer="layout" svg:width="0.7cm" svg:height="0.28cm" svg:x="9.671cm" svg:y="22.293cm" svg:viewBox="0 0 701 281" draw:points="0,281 701,281 701,0 0,0">
          <text:p/>
        </draw:polygon>
        <draw:polyline draw:style-name="gr1" draw:text-style-name="P1" draw:layer="layout" svg:width="0.12cm" svg:height="0.179cm" svg:x="9.786cm" svg:y="22.344cm" svg:viewBox="0 0 121 180" draw:points="17,0 112,0 61,69 87,69 104,77 112,86 121,111 121,129 112,154 95,171 69,180 44,180 17,171 9,163 0,146">
          <text:p/>
        </draw:polyline>
        <draw:polyline draw:style-name="gr1" draw:text-style-name="P1" draw:layer="layout" svg:width="0.119cm" svg:height="0.179cm" svg:x="9.957cm" svg:y="22.344cm" svg:viewBox="0 0 120 180" draw:points="17,0 112,0 59,69 85,69 103,77 112,86 120,111 120,129 112,154 94,171 68,180 42,180 17,171 8,163 0,146">
          <text:p/>
        </draw:polyline>
        <draw:polyline draw:style-name="gr1" draw:text-style-name="P1" draw:layer="layout" svg:width="0.128cm" svg:height="0.179cm" svg:x="10.128cm" svg:y="22.344cm" svg:viewBox="0 0 129 180" draw:points="85,180 85,0 0,120 129,120">
          <text:p/>
        </draw:polyline>
        <draw:polygon draw:style-name="gr1" draw:text-style-name="P1" draw:layer="layout" svg:width="0.7cm" svg:height="0.28cm" svg:x="9.671cm" svg:y="21.247cm" svg:viewBox="0 0 701 281" draw:points="0,281 701,281 701,0 0,0">
          <text:p/>
        </draw:polygon>
        <draw:polyline draw:style-name="gr1" draw:text-style-name="P1" draw:layer="layout" svg:width="0.12cm" svg:height="0.179cm" svg:x="9.79cm" svg:y="21.297cm" svg:viewBox="0 0 121 180" draw:points="18,0 112,0 61,70 87,70 104,78 112,87 121,112 121,129 112,155 95,172 70,180 44,180 18,172 9,163 0,146">
          <text:p/>
        </draw:polyline>
        <draw:polyline draw:style-name="gr1" draw:text-style-name="P1" draw:layer="layout" svg:width="0.12cm" svg:height="0.179cm" svg:x="9.961cm" svg:y="21.297cm" svg:viewBox="0 0 121 180" draw:points="17,0 112,0 60,70 85,70 103,78 112,87 121,112 121,129 112,155 94,172 68,180 43,180 17,172 8,163 0,146">
          <text:p/>
        </draw:polyline>
        <draw:polyline draw:style-name="gr1" draw:text-style-name="P1" draw:layer="layout" svg:width="0.119cm" svg:height="0.179cm" svg:x="10.132cm" svg:y="21.297cm" svg:viewBox="0 0 120 180" draw:points="17,0 112,0 61,70 86,70 103,78 112,87 120,112 120,129 112,155 95,172 69,180 44,180 17,172 8,163 0,146">
          <text:p/>
        </draw:polyline>
        <draw:polygon draw:style-name="gr1" draw:text-style-name="P1" draw:layer="layout" svg:width="0.7cm" svg:height="0.281cm" svg:x="9.671cm" svg:y="20.2cm" svg:viewBox="0 0 701 282" draw:points="0,282 701,282 701,0 0,0">
          <text:p/>
        </draw:polygon>
        <draw:polyline draw:style-name="gr1" draw:text-style-name="P1" draw:layer="layout" svg:width="0.12cm" svg:height="0.179cm" svg:x="9.79cm" svg:y="20.251cm" svg:viewBox="0 0 121 180" draw:points="18,0 112,0 61,69 87,69 104,78 112,86 121,112 121,129 112,154 95,171 70,180 44,180 18,171 9,163 0,146">
          <text:p/>
        </draw:polyline>
        <draw:polyline draw:style-name="gr1" draw:text-style-name="P1" draw:layer="layout" svg:width="0.12cm" svg:height="0.179cm" svg:x="9.961cm" svg:y="20.251cm" svg:viewBox="0 0 121 180" draw:points="17,0 112,0 60,69 85,69 103,78 112,86 121,112 121,129 112,154 94,171 68,180 43,180 17,171 8,163 0,146">
          <text:p/>
        </draw:polyline>
        <draw:polyline draw:style-name="gr1" draw:text-style-name="P1" draw:layer="layout" svg:width="0.119cm" svg:height="0.179cm" svg:x="10.132cm" svg:y="20.251cm" svg:viewBox="0 0 120 180" draw:points="8,44 8,35 17,18 25,10 44,0 78,0 95,10 103,18 112,35 112,52 103,69 86,95 0,180 120,180">
          <text:p/>
        </draw:polyline>
        <draw:polygon draw:style-name="gr1" draw:text-style-name="P1" draw:layer="layout" svg:width="0.7cm" svg:height="0.28cm" svg:x="9.671cm" svg:y="19.154cm" svg:viewBox="0 0 701 281" draw:points="0,281 701,281 701,0 0,0">
          <text:p/>
        </draw:polygon>
        <draw:polyline draw:style-name="gr1" draw:text-style-name="P1" draw:layer="layout" svg:width="0.119cm" svg:height="0.179cm" svg:x="9.816cm" svg:y="19.205cm" svg:viewBox="0 0 120 180" draw:points="18,0 112,0 61,68 86,68 103,76 112,85 120,110 120,127 112,153 95,171 69,180 44,180 18,171 10,163 0,144">
          <text:p/>
        </draw:polyline>
        <draw:polyline draw:style-name="gr1" draw:text-style-name="P1" draw:layer="layout" svg:width="0.12cm" svg:height="0.179cm" svg:x="9.986cm" svg:y="19.205cm" svg:viewBox="0 0 121 180" draw:points="18,0 113,0 60,68 87,68 104,76 113,85 121,110 121,127 113,153 96,171 69,180 43,180 18,171 9,163 0,144">
          <text:p/>
        </draw:polyline>
        <draw:polyline draw:style-name="gr1" draw:text-style-name="P1" draw:layer="layout" svg:width="0.043cm" svg:height="0.179cm" svg:x="10.183cm" svg:y="19.205cm" svg:viewBox="0 0 44 180" draw:points="0,34 18,25 44,0 44,180">
          <text:p/>
        </draw:polyline>
        <draw:polygon draw:style-name="gr1" draw:text-style-name="P1" draw:layer="layout" svg:width="0.7cm" svg:height="0.28cm" svg:x="9.671cm" svg:y="18.108cm" svg:viewBox="0 0 701 281" draw:points="0,281 701,281 701,0 0,0">
          <text:p/>
        </draw:polygon>
        <draw:polyline draw:style-name="gr1" draw:text-style-name="P1" draw:layer="layout" svg:width="0.12cm" svg:height="0.179cm" svg:x="9.79cm" svg:y="18.158cm" svg:viewBox="0 0 121 180" draw:points="17,0 112,0 61,68 87,68 104,77 112,86 121,111 121,128 112,155 95,172 70,180 44,180 17,172 9,163 0,146">
          <text:p/>
        </draw:polyline>
        <draw:polyline draw:style-name="gr1" draw:text-style-name="P1" draw:layer="layout" svg:width="0.119cm" svg:height="0.179cm" svg:x="9.961cm" svg:y="18.158cm" svg:viewBox="0 0 120 180" draw:points="17,0 112,0 60,68 85,68 103,77 112,86 120,111 120,128 112,155 94,172 68,180 43,180 17,172 8,163 0,146">
          <text:p/>
        </draw:polyline>
        <draw:polygon draw:style-name="gr1" draw:text-style-name="P1" draw:layer="layout" svg:width="0.119cm" svg:height="0.179cm" svg:x="10.132cm" svg:y="18.158cm" svg:viewBox="0 0 120 180" draw:points="52,0 25,9 8,34 0,77 0,103 8,146 25,172 52,180 69,180 95,172 112,146 120,103 120,77 112,34 95,9 69,0">
          <text:p/>
        </draw:polygon>
        <draw:polygon draw:style-name="gr1" draw:text-style-name="P1" draw:layer="layout" svg:width="0.7cm" svg:height="0.28cm" svg:x="9.671cm" svg:y="17.061cm" svg:viewBox="0 0 701 281" draw:points="0,281 701,281 701,0 0,0">
          <text:p/>
        </draw:polygon>
        <draw:polyline draw:style-name="gr1" draw:text-style-name="P1" draw:layer="layout" svg:width="0.119cm" svg:height="0.179cm" svg:x="9.795cm" svg:y="17.112cm" svg:viewBox="0 0 120 180" draw:points="17,0 112,0 60,68 86,68 103,77 112,85 120,112 120,129 112,154 95,171 69,180 43,180 17,171 8,163 0,146">
          <text:p/>
        </draw:polyline>
        <draw:polyline draw:style-name="gr1" draw:text-style-name="P1" draw:layer="layout" svg:width="0.12cm" svg:height="0.179cm" svg:x="9.965cm" svg:y="17.112cm" svg:viewBox="0 0 121 180" draw:points="9,42 9,34 17,17 26,8 43,0 77,0 95,8 104,17 112,34 112,51 104,68 86,94 0,180 121,180">
          <text:p/>
        </draw:polyline>
        <draw:polyline draw:style-name="gr1" draw:text-style-name="P1" draw:layer="layout" svg:width="0.111cm" svg:height="0.179cm" svg:x="10.136cm" svg:y="17.112cm" svg:viewBox="0 0 112 180" draw:points="112,60 104,85 86,102 61,112 52,112 27,102 9,85 0,60 0,51 9,25 27,8 52,0 61,0 86,8 104,25 112,60 112,102 104,146 86,171 61,180 44,180 17,171 9,154">
          <text:p/>
        </draw:polyline>
        <draw:polygon draw:style-name="gr1" draw:text-style-name="P1" draw:layer="layout" svg:width="0.7cm" svg:height="0.28cm" svg:x="9.671cm" svg:y="16.015cm" svg:viewBox="0 0 701 281" draw:points="0,281 701,281 701,0 0,0">
          <text:p/>
        </draw:polygon>
        <draw:polyline draw:style-name="gr1" draw:text-style-name="P1" draw:layer="layout" svg:width="0.12cm" svg:height="0.18cm" svg:x="9.79cm" svg:y="16.065cm" svg:viewBox="0 0 121 181" draw:points="17,0 112,0 61,69 87,69 104,78 112,87 121,112 121,129 112,155 95,172 70,181 44,181 17,172 9,164 0,147">
          <text:p/>
        </draw:polyline>
        <draw:polyline draw:style-name="gr1" draw:text-style-name="P1" draw:layer="layout" svg:width="0.119cm" svg:height="0.18cm" svg:x="9.961cm" svg:y="16.065cm" svg:viewBox="0 0 120 181" draw:points="8,43 8,34 17,17 25,9 43,0 77,0 94,9 103,17 112,34 112,52 103,69 85,95 0,181 120,181">
          <text:p/>
        </draw:polyline>
        <draw:polygon draw:style-name="gr1" draw:text-style-name="P1" draw:layer="layout" svg:width="0.119cm" svg:height="0.18cm" svg:x="10.132cm" svg:y="16.065cm" svg:viewBox="0 0 120 181" draw:points="42,0 17,9 8,26 8,43 17,60 34,69 69,78 95,87 112,104 120,121 120,147 112,164 103,172 78,181 42,181 17,172 8,164 0,147 0,121 8,104 25,87 52,78 86,69 103,60 112,43 112,26 103,9 78,0">
          <text:p/>
        </draw:polygon>
        <draw:polygon draw:style-name="gr1" draw:text-style-name="P1" draw:layer="layout" svg:width="0.7cm" svg:height="0.28cm" svg:x="9.671cm" svg:y="14.969cm" svg:viewBox="0 0 701 281" draw:points="0,281 701,281 701,0 0,0">
          <text:p/>
        </draw:polygon>
        <draw:polyline draw:style-name="gr1" draw:text-style-name="P1" draw:layer="layout" svg:width="0.12cm" svg:height="0.179cm" svg:x="9.79cm" svg:y="15.019cm" svg:viewBox="0 0 121 180" draw:points="17,0 112,0 61,69 87,69 104,78 112,86 121,112 121,129 112,155 95,172 70,180 44,180 17,172 9,163 0,146">
          <text:p/>
        </draw:polyline>
        <draw:polyline draw:style-name="gr1" draw:text-style-name="P1" draw:layer="layout" svg:width="0.119cm" svg:height="0.179cm" svg:x="9.961cm" svg:y="15.019cm" svg:viewBox="0 0 120 180" draw:points="8,43 8,34 17,17 25,8 43,0 77,0 94,8 103,17 112,34 112,52 103,69 85,95 0,180 120,180">
          <text:p/>
        </draw:polyline>
        <draw:polyline draw:style-name="gr1" draw:text-style-name="P1" draw:layer="layout" svg:width="0.119cm" svg:height="0.179cm" svg:x="10.132cm" svg:y="15.019cm" svg:viewBox="0 0 120 180" draw:points="34,180 120,0 0,0">
          <text:p/>
        </draw:polyline>
        <draw:polygon draw:style-name="gr1" draw:text-style-name="P1" draw:layer="layout" svg:width="0.7cm" svg:height="0.281cm" svg:x="13.108cm" svg:y="21.54cm" svg:viewBox="0 0 701 282" draw:points="0,282 701,282 701,0 0,0">
          <text:p/>
        </draw:polygon>
        <draw:polyline draw:style-name="gr1" draw:text-style-name="P1" draw:layer="layout" svg:width="0.119cm" svg:height="0.179cm" svg:x="13.142cm" svg:y="21.591cm" svg:viewBox="0 0 120 180" draw:points="18,0 112,0 61,68 86,68 103,76 112,85 120,112 120,129 112,154 95,171 69,180 44,180 18,171 10,163 0,146">
          <text:p/>
        </draw:polyline>
        <draw:polygon draw:style-name="gr1" draw:text-style-name="P1" draw:layer="layout" svg:width="0.12cm" svg:height="0.179cm" svg:x="13.312cm" svg:y="21.591cm" svg:viewBox="0 0 121 180" draw:points="52,0 26,8 9,34 0,76 0,103 9,146 26,171 52,180 69,180 95,171 113,146 121,103 121,76 113,34 95,8 69,0">
          <text:p/>
        </draw:polygon>
        <draw:polyline draw:style-name="gr1" draw:text-style-name="P1" draw:layer="layout" svg:width="0.043cm" svg:height="0.179cm" svg:x="13.509cm" svg:y="21.591cm" svg:viewBox="0 0 44 180" draw:points="0,34 17,25 44,0 44,180">
          <text:p/>
        </draw:polyline>
        <draw:polyline draw:style-name="gr1" draw:text-style-name="P1" draw:layer="layout" svg:width="0.136cm" svg:height="0.179cm" svg:x="13.637cm" svg:y="21.591cm" svg:viewBox="0 0 137 180" draw:points="0,180 69,0 137,180">
          <text:p/>
        </draw:polyline>
        <draw:line draw:style-name="gr1" draw:text-style-name="P1" draw:layer="layout" svg:x1="13.663cm" svg:y1="21.71cm" svg:x2="13.748cm" svg:y2="21.71cm">
          <text:p/>
        </draw:line>
        <draw:polygon draw:style-name="gr1" draw:text-style-name="P1" draw:layer="layout" svg:width="1.036cm" svg:height="0.28cm" svg:x="14.165cm" svg:y="24.356cm" svg:viewBox="0 0 1037 281" draw:points="0,281 1037,281 1037,0 0,0">
          <text:p/>
        </draw:polygon>
        <draw:polyline draw:style-name="gr1" draw:text-style-name="P1" draw:layer="layout" svg:width="0.119cm" svg:height="0.179cm" svg:x="14.282cm" svg:y="24.406cm" svg:viewBox="0 0 120 180" draw:points="17,0 112,0 61,68 86,68 103,77 112,85 120,111 120,128 112,155 95,172 69,180 43,180 17,172 8,163 0,145">
          <text:p/>
        </draw:polyline>
        <draw:polygon draw:style-name="gr1" draw:text-style-name="P1" draw:layer="layout" svg:width="0.12cm" svg:height="0.179cm" svg:x="14.452cm" svg:y="24.406cm" svg:viewBox="0 0 121 180" draw:points="53,0 27,9 10,34 0,77 0,103 10,145 27,172 53,180 70,180 95,172 112,145 121,103 121,77 112,34 95,9 70,0">
          <text:p/>
        </draw:polygon>
        <draw:polyline draw:style-name="gr1" draw:text-style-name="P1" draw:layer="layout" svg:width="0.043cm" svg:height="0.179cm" svg:x="14.649cm" svg:y="24.406cm" svg:viewBox="0 0 44 180" draw:points="0,34 17,26 44,0 44,180">
          <text:p/>
        </draw:polyline>
        <draw:line draw:style-name="gr1" draw:text-style-name="P1" draw:layer="layout" svg:x1="14.802cm" svg:y1="24.509cm" svg:x2="14.956cm" svg:y2="24.509cm">
          <text:p/>
        </draw:line>
        <draw:polyline draw:style-name="gr1" draw:text-style-name="P1" draw:layer="layout" svg:width="0.043cm" svg:height="0.179cm" svg:x="15.041cm" svg:y="24.406cm" svg:viewBox="0 0 44 180" draw:points="0,34 19,26 44,0 44,180">
          <text:p/>
        </draw:polyline>
        <draw:line draw:style-name="gr1" draw:text-style-name="P1" draw:layer="layout" svg:x1="15.201cm" svg:y1="24.357cm" svg:x2="15.33cm" svg:y2="23.995cm">
          <text:p/>
        </draw:line>
        <draw:polygon draw:style-name="gr1" draw:text-style-name="P1" draw:layer="layout" svg:width="0.7cm" svg:height="0.28cm" svg:x="11.567cm" svg:y="24.987cm" svg:viewBox="0 0 701 281" draw:points="0,281 701,281 701,0 0,0">
          <text:p/>
        </draw:polygon>
        <draw:polyline draw:style-name="gr1" draw:text-style-name="P1" draw:layer="layout" svg:width="0.119cm" svg:height="0.179cm" svg:x="11.601cm" svg:y="25.037cm" svg:viewBox="0 0 120 180" draw:points="120,26 103,9 78,0 44,0 18,9 0,26 0,43 10,61 18,70 35,78 86,95 103,104 112,112 120,129 120,155 103,172 78,180 44,180 18,172 0,155">
          <text:p/>
        </draw:polyline>
        <draw:polyline draw:style-name="gr1" draw:text-style-name="P1" draw:layer="layout" svg:width="0.119cm" svg:height="0.179cm" svg:x="11.772cm" svg:y="25.037cm" svg:viewBox="0 0 120 180" draw:points="17,0 112,0 59,70 86,70 103,78 112,87 120,112 120,129 112,155 95,172 68,180 42,180 17,172 8,163 0,146">
          <text:p/>
        </draw:polyline>
        <draw:polyline draw:style-name="gr1" draw:text-style-name="P1" draw:layer="layout" svg:width="0.12cm" svg:height="0.179cm" svg:x="11.942cm" svg:y="25.037cm" svg:viewBox="0 0 121 180" draw:points="19,0 112,0 61,70 87,70 104,78 112,87 121,112 121,129 112,155 95,172 70,180 44,180 19,172 9,163 0,146">
          <text:p/>
        </draw:polyline>
        <draw:polyline draw:style-name="gr1" draw:text-style-name="P1" draw:layer="layout" svg:width="0.12cm" svg:height="0.179cm" svg:x="12.113cm" svg:y="25.037cm" svg:viewBox="0 0 121 180" draw:points="34,180 121,0 0,0">
          <text:p/>
        </draw:polyline>
        <draw:polygon draw:style-name="gr1" draw:text-style-name="P1" draw:layer="layout" svg:width="0.7cm" svg:height="0.28cm" svg:x="11.55cm" svg:y="25.576cm" svg:viewBox="0 0 701 281" draw:points="0,281 701,281 701,0 0,0">
          <text:p/>
        </draw:polygon>
        <draw:polyline draw:style-name="gr1" draw:text-style-name="P1" draw:layer="layout" svg:width="0.128cm" svg:height="0.179cm" svg:x="11.58cm" svg:y="25.626cm" svg:viewBox="0 0 129 180" draw:points="129,44 120,26 103,9 86,0 52,0 35,9 18,26 10,44 0,69 0,112 10,138 18,155 35,172 52,180 86,180 103,172 120,155 129,138">
          <text:p/>
        </draw:polyline>
        <draw:polyline draw:style-name="gr1" draw:text-style-name="P1" draw:layer="layout" svg:width="0.12cm" svg:height="0.179cm" svg:x="11.759cm" svg:y="25.626cm" svg:viewBox="0 0 121 180" draw:points="17,0 112,0 60,69 86,69 103,78 112,86 121,112 121,129 112,155 95,172 68,180 43,180 17,172 8,163 0,146">
          <text:p/>
        </draw:polyline>
        <draw:polyline draw:style-name="gr1" draw:text-style-name="P1" draw:layer="layout" svg:width="0.119cm" svg:height="0.179cm" svg:x="11.93cm" svg:y="25.626cm" svg:viewBox="0 0 120 180" draw:points="17,0 112,0 61,69 86,69 103,78 112,86 120,112 120,129 112,155 95,172 69,180 44,180 17,172 8,163 0,146">
          <text:p/>
        </draw:polyline>
        <draw:polyline draw:style-name="gr1" draw:text-style-name="P1" draw:layer="layout" svg:width="0.12cm" svg:height="0.179cm" svg:x="12.1cm" svg:y="25.626cm" svg:viewBox="0 0 121 180" draw:points="34,180 121,0 0,0">
          <text:p/>
        </draw:polyline>
        <draw:polygon draw:style-name="gr1" draw:text-style-name="P1" draw:layer="layout" svg:width="1.036cm" svg:height="0.28cm" svg:x="14.146cm" svg:y="21.722cm" svg:viewBox="0 0 1037 281" draw:points="0,281 1037,281 1037,0 0,0">
          <text:p/>
        </draw:polygon>
        <draw:polyline draw:style-name="gr1" draw:text-style-name="P1" draw:layer="layout" svg:width="0.119cm" svg:height="0.179cm" svg:x="14.272cm" svg:y="21.773cm" svg:viewBox="0 0 120 180" draw:points="17,0 112,0 60,68 86,68 103,77 112,85 120,112 120,129 112,154 95,172 69,180 42,180 17,172 8,163 0,146">
          <text:p/>
        </draw:polyline>
        <draw:polygon draw:style-name="gr1" draw:text-style-name="P1" draw:layer="layout" svg:width="0.12cm" svg:height="0.179cm" svg:x="14.442cm" svg:y="21.773cm" svg:viewBox="0 0 121 180" draw:points="52,0 27,8 9,34 0,77 0,103 9,146 27,172 52,180 70,180 95,172 112,146 121,103 121,77 112,34 95,8 70,0">
          <text:p/>
        </draw:polygon>
        <draw:polyline draw:style-name="gr1" draw:text-style-name="P1" draw:layer="layout" svg:width="0.042cm" svg:height="0.179cm" svg:x="14.639cm" svg:y="21.773cm" svg:viewBox="0 0 43 180" draw:points="0,34 17,25 43,0 43,180">
          <text:p/>
        </draw:polyline>
        <draw:polyline draw:style-name="gr1" draw:text-style-name="P1" draw:layer="layout" svg:width="0.136cm" svg:height="0.179cm" svg:x="14.767cm" svg:y="21.773cm" svg:viewBox="0 0 137 180" draw:points="0,180 68,0 137,180">
          <text:p/>
        </draw:polyline>
        <draw:line draw:style-name="gr1" draw:text-style-name="P1" draw:layer="layout" svg:x1="14.793cm" svg:y1="21.892cm" svg:x2="14.878cm" svg:y2="21.892cm">
          <text:p/>
        </draw:line>
        <draw:polyline draw:style-name="gr1" draw:text-style-name="P1" draw:layer="layout" svg:width="0.137cm" svg:height="0.179cm" svg:x="14.92cm" svg:y="21.773cm" svg:viewBox="0 0 138 180" draw:points="0,180 69,0 138,180">
          <text:p/>
        </draw:polyline>
        <draw:line draw:style-name="gr1" draw:text-style-name="P1" draw:layer="layout" svg:x1="14.946cm" svg:y1="21.892cm" svg:x2="15.031cm" svg:y2="21.892cm">
          <text:p/>
        </draw:line>
        <draw:line draw:style-name="gr1" draw:text-style-name="P1" draw:layer="layout" svg:x1="15.182cm" svg:y1="21.723cm" svg:x2="15.305cm" svg:y2="21.503cm">
          <text:p/>
        </draw:line>
        <draw:polyline draw:style-name="gr1" draw:text-style-name="P1" draw:layer="layout" svg:width="0.063cm" svg:height="0.102cm" svg:x="15.056cm" svg:y="25.018cm" svg:viewBox="0 0 64 103" draw:points="58,103 64,99 6,0 0,3">
          <text:p/>
        </draw:polyline>
        <draw:polyline draw:style-name="gr1" draw:text-style-name="P1" draw:layer="layout" svg:width="0.308cm" svg:height="0.15cm" svg:x="15.113cm" svg:y="24.989cm" svg:viewBox="0 0 309 151" draw:points="0,151 0,132 7,132 7,144 309,144 309,0 7,0 7,17 0,17">
          <text:p/>
        </draw:polyline>
        <draw:line draw:style-name="gr1" draw:text-style-name="P1" draw:layer="layout" svg:x1="15.114cm" svg:y1="25.121cm" svg:x2="15.056cm" svg:y2="25.021cm">
          <text:p/>
        </draw:line>
        <draw:polyline draw:style-name="gr1" draw:text-style-name="P1" draw:layer="layout" svg:width="0.314cm" svg:height="0.157cm" svg:x="15.113cm" svg:y="24.982cm" svg:viewBox="0 0 315 158" draw:points="0,158 315,158 315,0 0,0 0,24">
          <text:p/>
        </draw:polyline>
        <draw:path draw:style-name="gr1" draw:text-style-name="P1" draw:layer="layout" svg:width="0.057cm" svg:height="0.015cm" svg:x="15.056cm" svg:y="25.007cm" svg:viewBox="0 0 58 16" svg:d="M58 0c-20-1-40 5-58 16">
          <text:p/>
        </draw:path>
        <draw:polyline draw:style-name="gr1" draw:text-style-name="P1" draw:layer="layout" svg:width="0.063cm" svg:height="0.101cm" svg:x="15.056cm" svg:y="24.861cm" svg:viewBox="0 0 64 102" draw:points="58,102 64,98 6,0 0,4">
          <text:p/>
        </draw:polyline>
        <draw:polyline draw:style-name="gr1" draw:text-style-name="P1" draw:layer="layout" svg:width="0.308cm" svg:height="0.15cm" svg:x="15.113cm" svg:y="24.832cm" svg:viewBox="0 0 309 151" draw:points="0,151 0,131 7,131 7,145 309,145 309,0 7,0 7,17 0,17">
          <text:p/>
        </draw:polyline>
        <draw:line draw:style-name="gr1" draw:text-style-name="P1" draw:layer="layout" svg:x1="15.114cm" svg:y1="24.963cm" svg:x2="15.056cm" svg:y2="24.865cm">
          <text:p/>
        </draw:line>
        <draw:polyline draw:style-name="gr1" draw:text-style-name="P1" draw:layer="layout" svg:width="0.314cm" svg:height="0.157cm" svg:x="15.113cm" svg:y="24.825cm" svg:viewBox="0 0 315 158" draw:points="0,158 315,158 315,0 0,0 0,25">
          <text:p/>
        </draw:polyline>
        <draw:path draw:style-name="gr1" draw:text-style-name="P1" draw:layer="layout" svg:width="0.057cm" svg:height="0.014cm" svg:x="15.056cm" svg:y="24.85cm" svg:viewBox="0 0 58 15" svg:d="M58 0c-20-1-40 4-58 15">
          <text:p/>
        </draw:path>
        <draw:polyline draw:style-name="gr1" draw:text-style-name="P1" draw:layer="layout" svg:width="0.063cm" svg:height="0.102cm" svg:x="15.056cm" svg:y="24.704cm" svg:viewBox="0 0 64 103" draw:points="58,103 64,99 6,0 0,3">
          <text:p/>
        </draw:polyline>
        <draw:polyline draw:style-name="gr1" draw:text-style-name="P1" draw:layer="layout" svg:width="0.308cm" svg:height="0.15cm" svg:x="15.113cm" svg:y="24.675cm" svg:viewBox="0 0 309 151" draw:points="0,151 0,132 7,132 7,145 309,145 309,0 7,0 7,17 0,17">
          <text:p/>
        </draw:polyline>
        <draw:line draw:style-name="gr1" draw:text-style-name="P1" draw:layer="layout" svg:x1="15.114cm" svg:y1="24.807cm" svg:x2="15.056cm" svg:y2="24.707cm">
          <text:p/>
        </draw:line>
        <draw:polyline draw:style-name="gr1" draw:text-style-name="P1" draw:layer="layout" svg:width="0.314cm" svg:height="0.157cm" svg:x="15.113cm" svg:y="24.668cm" svg:viewBox="0 0 315 158" draw:points="0,158 315,158 315,0 0,0 0,24">
          <text:p/>
        </draw:polyline>
        <draw:path draw:style-name="gr1" draw:text-style-name="P1" draw:layer="layout" svg:width="0.057cm" svg:height="0.014cm" svg:x="15.056cm" svg:y="24.693cm" svg:viewBox="0 0 58 15" svg:d="M58 0c-20-2-40 4-58 15">
          <text:p/>
        </draw:path>
        <draw:polyline draw:style-name="gr1" draw:text-style-name="P1" draw:layer="layout" svg:width="0.063cm" svg:height="0.102cm" svg:x="15.056cm" svg:y="24.547cm" svg:viewBox="0 0 64 103" draw:points="58,103 64,99 6,0 0,3">
          <text:p/>
        </draw:polyline>
        <draw:polyline draw:style-name="gr1" draw:text-style-name="P1" draw:layer="layout" svg:width="0.308cm" svg:height="0.15cm" svg:x="15.113cm" svg:y="24.518cm" svg:viewBox="0 0 309 151" draw:points="0,151 0,132 7,132 7,145 309,145 309,0 7,0 7,17 0,17">
          <text:p/>
        </draw:polyline>
        <draw:line draw:style-name="gr1" draw:text-style-name="P1" draw:layer="layout" svg:x1="15.114cm" svg:y1="24.65cm" svg:x2="15.056cm" svg:y2="24.55cm">
          <text:p/>
        </draw:line>
        <draw:polyline draw:style-name="gr1" draw:text-style-name="P1" draw:layer="layout" svg:width="0.314cm" svg:height="0.156cm" svg:x="15.113cm" svg:y="24.512cm" svg:viewBox="0 0 315 157" draw:points="0,157 315,157 315,0 0,0 0,24">
          <text:p/>
        </draw:polyline>
        <draw:path draw:style-name="gr1" draw:text-style-name="P1" draw:layer="layout" svg:width="0.057cm" svg:height="0.015cm" svg:x="15.056cm" svg:y="24.536cm" svg:viewBox="0 0 58 16" svg:d="M58 0c-20 0-40 6-58 16">
          <text:p/>
        </draw:path>
        <draw:polyline draw:style-name="gr1" draw:text-style-name="P1" draw:layer="layout" svg:width="0.063cm" svg:height="0.102cm" svg:x="15.056cm" svg:y="24.39cm" svg:viewBox="0 0 64 103" draw:points="58,103 64,100 6,0 0,4">
          <text:p/>
        </draw:polyline>
        <draw:polyline draw:style-name="gr1" draw:text-style-name="P1" draw:layer="layout" svg:width="0.308cm" svg:height="0.151cm" svg:x="15.113cm" svg:y="24.361cm" svg:viewBox="0 0 309 152" draw:points="0,152 0,132 7,132 7,145 309,145 309,0 7,0 7,17 0,17">
          <text:p/>
        </draw:polyline>
        <draw:line draw:style-name="gr1" draw:text-style-name="P1" draw:layer="layout" svg:x1="15.114cm" svg:y1="24.493cm" svg:x2="15.056cm" svg:y2="24.394cm">
          <text:p/>
        </draw:line>
        <draw:polyline draw:style-name="gr1" draw:text-style-name="P1" draw:layer="layout" svg:width="0.314cm" svg:height="0.158cm" svg:x="15.113cm" svg:y="24.354cm" svg:viewBox="0 0 315 159" draw:points="0,159 315,159 315,0 0,0 0,24">
          <text:p/>
        </draw:polyline>
        <draw:path draw:style-name="gr1" draw:text-style-name="P1" draw:layer="layout" svg:width="0.057cm" svg:height="0.015cm" svg:x="15.056cm" svg:y="24.379cm" svg:viewBox="0 0 58 16" svg:d="M58 0c-20-1-40 5-58 16">
          <text:p/>
        </draw:path>
        <draw:polyline draw:style-name="gr1" draw:text-style-name="P1" draw:layer="layout" svg:width="0.063cm" svg:height="0.102cm" svg:x="15.056cm" svg:y="24.233cm" svg:viewBox="0 0 64 103" draw:points="58,103 64,100 6,0 0,4">
          <text:p/>
        </draw:polyline>
        <draw:polyline draw:style-name="gr1" draw:text-style-name="P1" draw:layer="layout" svg:width="0.308cm" svg:height="0.15cm" svg:x="15.113cm" svg:y="24.204cm" svg:viewBox="0 0 309 151" draw:points="0,151 0,132 7,132 7,145 309,145 309,0 7,0 7,17 0,17">
          <text:p/>
        </draw:polyline>
        <draw:line draw:style-name="gr1" draw:text-style-name="P1" draw:layer="layout" svg:x1="15.114cm" svg:y1="24.336cm" svg:x2="15.056cm" svg:y2="24.237cm">
          <text:p/>
        </draw:line>
        <draw:polyline draw:style-name="gr1" draw:text-style-name="P1" draw:layer="layout" svg:width="0.314cm" svg:height="0.157cm" svg:x="15.113cm" svg:y="24.197cm" svg:viewBox="0 0 315 158" draw:points="0,158 315,158 315,0 0,0 0,24">
          <text:p/>
        </draw:polyline>
        <draw:path draw:style-name="gr1" draw:text-style-name="P1" draw:layer="layout" svg:width="0.057cm" svg:height="0.014cm" svg:x="15.056cm" svg:y="24.222cm" svg:viewBox="0 0 58 15" svg:d="M58 0c-20-1-40 4-58 15">
          <text:p/>
        </draw:path>
        <draw:polyline draw:style-name="gr1" draw:text-style-name="P1" draw:layer="layout" svg:width="0.063cm" svg:height="0.101cm" svg:x="15.056cm" svg:y="25.173cm" svg:viewBox="0 0 64 102" draw:points="58,102 64,99 6,0 0,3">
          <text:p/>
        </draw:polyline>
        <draw:polyline draw:style-name="gr1" draw:text-style-name="P1" draw:layer="layout" svg:width="0.308cm" svg:height="0.15cm" svg:x="15.113cm" svg:y="25.144cm" svg:viewBox="0 0 309 151" draw:points="0,151 0,131 7,131 7,144 309,144 309,0 7,0 7,17 0,17">
          <text:p/>
        </draw:polyline>
        <draw:line draw:style-name="gr1" draw:text-style-name="P1" draw:layer="layout" svg:x1="15.114cm" svg:y1="25.275cm" svg:x2="15.056cm" svg:y2="25.176cm">
          <text:p/>
        </draw:line>
        <draw:polyline draw:style-name="gr1" draw:text-style-name="P1" draw:layer="layout" svg:width="0.314cm" svg:height="0.157cm" svg:x="15.113cm" svg:y="25.137cm" svg:viewBox="0 0 315 158" draw:points="0,158 315,158 315,0 0,0 0,24">
          <text:p/>
        </draw:polyline>
        <draw:path draw:style-name="gr1" draw:text-style-name="P1" draw:layer="layout" svg:width="0.057cm" svg:height="0.015cm" svg:x="15.056cm" svg:y="25.161cm" svg:viewBox="0 0 58 16" svg:d="M58 0c-20 0-40 5-58 16">
          <text:p/>
        </draw:path>
        <draw:polyline draw:style-name="gr1" draw:text-style-name="P1" draw:layer="layout" svg:width="0.063cm" svg:height="0.101cm" svg:x="15.056cm" svg:y="19.439cm" svg:viewBox="0 0 64 102" draw:points="58,102 64,99 6,0 0,3">
          <text:p/>
        </draw:polyline>
        <draw:polyline draw:style-name="gr1" draw:text-style-name="P1" draw:layer="layout" svg:width="0.308cm" svg:height="0.15cm" svg:x="15.113cm" svg:y="19.409cm" svg:viewBox="0 0 309 151" draw:points="0,151 0,132 7,132 7,145 309,145 309,0 7,0 7,17 0,17">
          <text:p/>
        </draw:polyline>
        <draw:line draw:style-name="gr1" draw:text-style-name="P1" draw:layer="layout" svg:x1="15.114cm" svg:y1="19.541cm" svg:x2="15.056cm" svg:y2="19.442cm">
          <text:p/>
        </draw:line>
        <draw:polyline draw:style-name="gr1" draw:text-style-name="P1" draw:layer="layout" svg:width="0.314cm" svg:height="0.157cm" svg:x="15.113cm" svg:y="19.402cm" svg:viewBox="0 0 315 158" draw:points="0,158 315,158 315,0 0,0 0,24">
          <text:p/>
        </draw:polyline>
        <draw:path draw:style-name="gr1" draw:text-style-name="P1" draw:layer="layout" svg:width="0.057cm" svg:height="0.015cm" svg:x="15.056cm" svg:y="19.427cm" svg:viewBox="0 0 58 16" svg:d="M58 0c-20 0-40 6-58 16">
          <text:p/>
        </draw:path>
        <draw:polyline draw:style-name="gr1" draw:text-style-name="P1" draw:layer="layout" svg:width="0.063cm" svg:height="0.102cm" svg:x="15.056cm" svg:y="19.281cm" svg:viewBox="0 0 64 103" draw:points="58,103 64,100 6,0 0,4">
          <text:p/>
        </draw:polyline>
        <draw:polyline draw:style-name="gr1" draw:text-style-name="P1" draw:layer="layout" svg:width="0.308cm" svg:height="0.15cm" svg:x="15.113cm" svg:y="19.252cm" svg:viewBox="0 0 309 151" draw:points="0,151 0,132 7,132 7,145 309,145 309,0 7,0 7,18 0,18">
          <text:p/>
        </draw:polyline>
        <draw:line draw:style-name="gr1" draw:text-style-name="P1" draw:layer="layout" svg:x1="15.114cm" svg:y1="19.384cm" svg:x2="15.056cm" svg:y2="19.285cm">
          <text:p/>
        </draw:line>
        <draw:polyline draw:style-name="gr1" draw:text-style-name="P1" draw:layer="layout" svg:width="0.314cm" svg:height="0.156cm" svg:x="15.113cm" svg:y="19.246cm" svg:viewBox="0 0 315 157" draw:points="0,157 315,157 315,0 0,0 0,24">
          <text:p/>
        </draw:polyline>
        <draw:path draw:style-name="gr1" draw:text-style-name="P1" draw:layer="layout" svg:width="0.057cm" svg:height="0.015cm" svg:x="15.056cm" svg:y="19.27cm" svg:viewBox="0 0 58 16" svg:d="M58 0c-20 0-40 6-58 16">
          <text:p/>
        </draw:path>
        <draw:polyline draw:style-name="gr1" draw:text-style-name="P1" draw:layer="layout" svg:width="0.063cm" svg:height="0.102cm" svg:x="15.056cm" svg:y="19.124cm" svg:viewBox="0 0 64 103" draw:points="58,103 64,100 6,0 0,4">
          <text:p/>
        </draw:polyline>
        <draw:polyline draw:style-name="gr1" draw:text-style-name="P1" draw:layer="layout" svg:width="0.308cm" svg:height="0.151cm" svg:x="15.113cm" svg:y="19.095cm" svg:viewBox="0 0 309 152" draw:points="0,152 0,132 7,132 7,145 309,145 309,0 7,0 7,18 0,18">
          <text:p/>
        </draw:polyline>
        <draw:line draw:style-name="gr1" draw:text-style-name="P1" draw:layer="layout" svg:x1="15.114cm" svg:y1="19.227cm" svg:x2="15.056cm" svg:y2="19.128cm">
          <text:p/>
        </draw:line>
        <draw:polyline draw:style-name="gr1" draw:text-style-name="P1" draw:layer="layout" svg:width="0.314cm" svg:height="0.157cm" svg:x="15.113cm" svg:y="19.089cm" svg:viewBox="0 0 315 158" draw:points="0,158 315,158 315,0 0,0 0,24">
          <text:p/>
        </draw:polyline>
        <draw:path draw:style-name="gr1" draw:text-style-name="P1" draw:layer="layout" svg:width="0.057cm" svg:height="0.015cm" svg:x="15.056cm" svg:y="19.113cm" svg:viewBox="0 0 58 16" svg:d="M58 0c-20 0-40 5-58 16">
          <text:p/>
        </draw:path>
        <draw:polyline draw:style-name="gr1" draw:text-style-name="P1" draw:layer="layout" svg:width="0.063cm" svg:height="0.101cm" svg:x="15.056cm" svg:y="18.968cm" svg:viewBox="0 0 64 102" draw:points="58,102 64,99 6,0 0,3">
          <text:p/>
        </draw:polyline>
        <draw:polyline draw:style-name="gr1" draw:text-style-name="P1" draw:layer="layout" svg:width="0.308cm" svg:height="0.151cm" svg:x="15.113cm" svg:y="18.938cm" svg:viewBox="0 0 309 152" draw:points="0,152 0,131 7,131 7,145 309,145 309,0 7,0 7,17 0,17">
          <text:p/>
        </draw:polyline>
        <draw:line draw:style-name="gr1" draw:text-style-name="P1" draw:layer="layout" svg:x1="15.114cm" svg:y1="19.07cm" svg:x2="15.056cm" svg:y2="18.971cm">
          <text:p/>
        </draw:line>
        <draw:polyline draw:style-name="gr1" draw:text-style-name="P1" draw:layer="layout" svg:width="0.314cm" svg:height="0.157cm" svg:x="15.113cm" svg:y="18.932cm" svg:viewBox="0 0 315 158" draw:points="0,158 315,158 315,0 0,0 0,23">
          <text:p/>
        </draw:polyline>
        <draw:path draw:style-name="gr1" draw:text-style-name="P1" draw:layer="layout" svg:width="0.057cm" svg:height="0.015cm" svg:x="15.056cm" svg:y="18.956cm" svg:viewBox="0 0 58 16" svg:d="M58 0c-20 0-40 5-58 16">
          <text:p/>
        </draw:path>
        <draw:polyline draw:style-name="gr1" draw:text-style-name="P1" draw:layer="layout" svg:width="0.063cm" svg:height="0.101cm" svg:x="15.056cm" svg:y="18.811cm" svg:viewBox="0 0 64 102" draw:points="58,102 64,99 6,0 0,3">
          <text:p/>
        </draw:polyline>
        <draw:polyline draw:style-name="gr1" draw:text-style-name="P1" draw:layer="layout" svg:width="0.308cm" svg:height="0.151cm" svg:x="15.113cm" svg:y="18.781cm" svg:viewBox="0 0 309 152" draw:points="0,152 0,131 7,131 7,144 309,144 309,0 7,0 7,18 0,18">
          <text:p/>
        </draw:polyline>
        <draw:line draw:style-name="gr1" draw:text-style-name="P1" draw:layer="layout" svg:x1="15.114cm" svg:y1="18.913cm" svg:x2="15.056cm" svg:y2="18.814cm">
          <text:p/>
        </draw:line>
        <draw:polyline draw:style-name="gr1" draw:text-style-name="P1" draw:layer="layout" svg:width="0.314cm" svg:height="0.157cm" svg:x="15.113cm" svg:y="18.775cm" svg:viewBox="0 0 315 158" draw:points="0,158 315,158 315,0 0,0 0,24">
          <text:p/>
        </draw:polyline>
        <draw:path draw:style-name="gr1" draw:text-style-name="P1" draw:layer="layout" svg:width="0.057cm" svg:height="0.015cm" svg:x="15.056cm" svg:y="18.799cm" svg:viewBox="0 0 58 16" svg:d="M58 0c-20 0-40 5-58 16">
          <text:p/>
        </draw:path>
        <draw:polyline draw:style-name="gr1" draw:text-style-name="P1" draw:layer="layout" svg:width="0.063cm" svg:height="0.102cm" svg:x="15.056cm" svg:y="19.595cm" svg:viewBox="0 0 64 103" draw:points="58,103 64,100 6,0 0,4">
          <text:p/>
        </draw:polyline>
        <draw:polyline draw:style-name="gr1" draw:text-style-name="P1" draw:layer="layout" svg:width="0.308cm" svg:height="0.151cm" svg:x="15.113cm" svg:y="19.566cm" svg:viewBox="0 0 309 152" draw:points="0,152 0,132 7,132 7,145 309,145 309,0 7,0 7,17 0,17">
          <text:p/>
        </draw:polyline>
        <draw:line draw:style-name="gr1" draw:text-style-name="P1" draw:layer="layout" svg:x1="15.114cm" svg:y1="19.698cm" svg:x2="15.056cm" svg:y2="19.599cm">
          <text:p/>
        </draw:line>
        <draw:polyline draw:style-name="gr1" draw:text-style-name="P1" draw:layer="layout" svg:width="0.314cm" svg:height="0.158cm" svg:x="15.113cm" svg:y="19.559cm" svg:viewBox="0 0 315 159" draw:points="0,159 315,159 315,0 0,0 0,24">
          <text:p/>
        </draw:polyline>
        <draw:path draw:style-name="gr1" draw:text-style-name="P1" draw:layer="layout" svg:width="0.057cm" svg:height="0.015cm" svg:x="15.056cm" svg:y="19.584cm" svg:viewBox="0 0 58 16" svg:d="M58 0c-20 0-40 5-58 16">
          <text:p/>
        </draw:path>
        <draw:polyline draw:style-name="gr1" draw:text-style-name="P1" draw:layer="layout" svg:width="0.063cm" svg:height="0.102cm" svg:x="15.056cm" svg:y="21.696cm" svg:viewBox="0 0 64 103" draw:points="58,103 64,100 6,0 0,4">
          <text:p/>
        </draw:polyline>
        <draw:polyline draw:style-name="gr1" draw:text-style-name="P1" draw:layer="layout" svg:width="0.308cm" svg:height="0.151cm" svg:x="15.113cm" svg:y="21.667cm" svg:viewBox="0 0 309 152" draw:points="0,152 0,132 7,132 7,145 309,145 309,0 7,0 7,18 0,18">
          <text:p/>
        </draw:polyline>
        <draw:line draw:style-name="gr1" draw:text-style-name="P1" draw:layer="layout" svg:x1="15.114cm" svg:y1="21.799cm" svg:x2="15.056cm" svg:y2="21.7cm">
          <text:p/>
        </draw:line>
        <draw:polyline draw:style-name="gr1" draw:text-style-name="P1" draw:layer="layout" svg:width="0.314cm" svg:height="0.158cm" svg:x="15.113cm" svg:y="21.66cm" svg:viewBox="0 0 315 159" draw:points="0,159 315,159 315,0 0,0 0,26">
          <text:p/>
        </draw:polyline>
        <draw:path draw:style-name="gr1" draw:text-style-name="P1" draw:layer="layout" svg:width="0.057cm" svg:height="0.015cm" svg:x="15.056cm" svg:y="21.685cm" svg:viewBox="0 0 58 16" svg:d="M58 0c-20 0-40 5-58 16">
          <text:p/>
        </draw:path>
        <draw:polyline draw:style-name="gr1" draw:text-style-name="P1" draw:layer="layout" svg:width="0.063cm" svg:height="0.102cm" svg:x="15.056cm" svg:y="21.853cm" svg:viewBox="0 0 64 103" draw:points="58,103 64,99 6,0 0,4">
          <text:p/>
        </draw:polyline>
        <draw:polyline draw:style-name="gr1" draw:text-style-name="P1" draw:layer="layout" svg:width="0.308cm" svg:height="0.15cm" svg:x="15.113cm" svg:y="21.824cm" svg:viewBox="0 0 309 151" draw:points="0,151 0,132 7,132 7,145 309,145 309,0 7,0 7,17 0,17">
          <text:p/>
        </draw:polyline>
        <draw:line draw:style-name="gr1" draw:text-style-name="P1" draw:layer="layout" svg:x1="15.114cm" svg:y1="21.956cm" svg:x2="15.056cm" svg:y2="21.857cm">
          <text:p/>
        </draw:line>
        <draw:polyline draw:style-name="gr1" draw:text-style-name="P1" draw:layer="layout" svg:width="0.314cm" svg:height="0.156cm" svg:x="15.113cm" svg:y="21.818cm" svg:viewBox="0 0 315 157" draw:points="0,157 315,157 315,0 0,0 0,23">
          <text:p/>
        </draw:polyline>
        <draw:path draw:style-name="gr1" draw:text-style-name="P1" draw:layer="layout" svg:width="0.057cm" svg:height="0.015cm" svg:x="15.056cm" svg:y="21.842cm" svg:viewBox="0 0 58 16" svg:d="M58 0c-20 0-40 5-58 16">
          <text:p/>
        </draw:path>
        <draw:polyline draw:style-name="gr1" draw:text-style-name="P1" draw:layer="layout" svg:width="0.063cm" svg:height="0.102cm" svg:x="15.056cm" svg:y="22.01cm" svg:viewBox="0 0 64 103" draw:points="58,103 64,100 6,0 0,3">
          <text:p/>
        </draw:polyline>
        <draw:polyline draw:style-name="gr1" draw:text-style-name="P1" draw:layer="layout" svg:width="0.308cm" svg:height="0.15cm" svg:x="15.113cm" svg:y="21.981cm" svg:viewBox="0 0 309 151" draw:points="0,151 0,132 7,132 7,145 309,145 309,0 7,0 7,17 0,17">
          <text:p/>
        </draw:polyline>
        <draw:line draw:style-name="gr1" draw:text-style-name="P1" draw:layer="layout" svg:x1="15.114cm" svg:y1="22.113cm" svg:x2="15.056cm" svg:y2="22.013cm">
          <text:p/>
        </draw:line>
        <draw:polyline draw:style-name="gr1" draw:text-style-name="P1" draw:layer="layout" svg:width="0.314cm" svg:height="0.157cm" svg:x="15.113cm" svg:y="21.974cm" svg:viewBox="0 0 315 158" draw:points="0,158 315,158 315,0 0,0 0,25">
          <text:p/>
        </draw:polyline>
        <draw:path draw:style-name="gr1" draw:text-style-name="P1" draw:layer="layout" svg:width="0.057cm" svg:height="0.014cm" svg:x="15.056cm" svg:y="21.999cm" svg:viewBox="0 0 58 15" svg:d="M58 0c-20-1-40 4-58 15">
          <text:p/>
        </draw:path>
        <draw:polyline draw:style-name="gr1" draw:text-style-name="P1" draw:layer="layout" svg:width="0.063cm" svg:height="0.102cm" svg:x="15.056cm" svg:y="22.167cm" svg:viewBox="0 0 64 103" draw:points="58,103 64,100 6,0 0,4">
          <text:p/>
        </draw:polyline>
        <draw:polyline draw:style-name="gr1" draw:text-style-name="P1" draw:layer="layout" svg:width="0.308cm" svg:height="0.15cm" svg:x="15.113cm" svg:y="22.138cm" svg:viewBox="0 0 309 151" draw:points="0,151 0,132 7,132 7,145 309,145 309,0 7,0 7,17 0,17">
          <text:p/>
        </draw:polyline>
        <draw:line draw:style-name="gr1" draw:text-style-name="P1" draw:layer="layout" svg:x1="15.114cm" svg:y1="22.27cm" svg:x2="15.056cm" svg:y2="22.171cm">
          <text:p/>
        </draw:line>
        <draw:polyline draw:style-name="gr1" draw:text-style-name="P1" draw:layer="layout" svg:width="0.314cm" svg:height="0.157cm" svg:x="15.113cm" svg:y="22.131cm" svg:viewBox="0 0 315 158" draw:points="0,158 315,158 315,0 0,0 0,24">
          <text:p/>
        </draw:polyline>
        <draw:path draw:style-name="gr1" draw:text-style-name="P1" draw:layer="layout" svg:width="0.057cm" svg:height="0.015cm" svg:x="15.056cm" svg:y="22.156cm" svg:viewBox="0 0 58 16" svg:d="M58 0c-20-1-40 6-58 16">
          <text:p/>
        </draw:path>
        <draw:polyline draw:style-name="gr1" draw:text-style-name="P1" draw:layer="layout" svg:width="0.063cm" svg:height="0.102cm" svg:x="15.056cm" svg:y="22.324cm" svg:viewBox="0 0 64 103" draw:points="58,103 64,99 6,0 0,3">
          <text:p/>
        </draw:polyline>
        <draw:polyline draw:style-name="gr1" draw:text-style-name="P1" draw:layer="layout" svg:width="0.308cm" svg:height="0.15cm" svg:x="15.113cm" svg:y="22.295cm" svg:viewBox="0 0 309 151" draw:points="0,151 0,132 7,132 7,145 309,145 309,0 7,0 7,17 0,17">
          <text:p/>
        </draw:polyline>
        <draw:line draw:style-name="gr1" draw:text-style-name="P1" draw:layer="layout" svg:x1="15.114cm" svg:y1="22.427cm" svg:x2="15.056cm" svg:y2="22.327cm">
          <text:p/>
        </draw:line>
        <draw:polyline draw:style-name="gr1" draw:text-style-name="P1" draw:layer="layout" svg:width="0.314cm" svg:height="0.157cm" svg:x="15.113cm" svg:y="22.288cm" svg:viewBox="0 0 315 158" draw:points="0,158 315,158 315,0 0,0 0,25">
          <text:p/>
        </draw:polyline>
        <draw:path draw:style-name="gr1" draw:text-style-name="P1" draw:layer="layout" svg:width="0.057cm" svg:height="0.015cm" svg:x="15.056cm" svg:y="22.313cm" svg:viewBox="0 0 58 16" svg:d="M58 0c-20 0-40 5-58 16">
          <text:p/>
        </draw:path>
        <draw:polyline draw:style-name="gr1" draw:text-style-name="P1" draw:layer="layout" svg:width="0.063cm" svg:height="0.102cm" svg:x="15.056cm" svg:y="22.481cm" svg:viewBox="0 0 64 103" draw:points="58,103 64,99 6,0 0,3">
          <text:p/>
        </draw:polyline>
        <draw:polyline draw:style-name="gr1" draw:text-style-name="P1" draw:layer="layout" svg:width="0.308cm" svg:height="0.15cm" svg:x="15.113cm" svg:y="22.452cm" svg:viewBox="0 0 309 151" draw:points="0,151 0,132 7,132 7,145 309,145 309,0 7,0 7,17 0,17">
          <text:p/>
        </draw:polyline>
        <draw:line draw:style-name="gr1" draw:text-style-name="P1" draw:layer="layout" svg:x1="15.114cm" svg:y1="22.584cm" svg:x2="15.056cm" svg:y2="22.484cm">
          <text:p/>
        </draw:line>
        <draw:polyline draw:style-name="gr1" draw:text-style-name="P1" draw:layer="layout" svg:width="0.314cm" svg:height="0.157cm" svg:x="15.113cm" svg:y="22.445cm" svg:viewBox="0 0 315 158" draw:points="0,158 315,158 315,0 0,0 0,25">
          <text:p/>
        </draw:polyline>
        <draw:path draw:style-name="gr1" draw:text-style-name="P1" draw:layer="layout" svg:width="0.057cm" svg:height="0.014cm" svg:x="15.056cm" svg:y="22.47cm" svg:viewBox="0 0 58 15" svg:d="M58 0c-20-1-40 4-58 15">
          <text:p/>
        </draw:path>
        <draw:polyline draw:style-name="gr1" draw:text-style-name="P1" draw:layer="layout" svg:width="0.063cm" svg:height="0.101cm" svg:x="15.056cm" svg:y="22.638cm" svg:viewBox="0 0 64 102" draw:points="58,102 64,98 6,0 0,4">
          <text:p/>
        </draw:polyline>
        <draw:polyline draw:style-name="gr1" draw:text-style-name="P1" draw:layer="layout" svg:width="0.308cm" svg:height="0.15cm" svg:x="15.113cm" svg:y="22.609cm" svg:viewBox="0 0 309 151" draw:points="0,151 0,131 7,131 7,145 309,145 309,0 7,0 7,17 0,17">
          <text:p/>
        </draw:polyline>
        <draw:line draw:style-name="gr1" draw:text-style-name="P1" draw:layer="layout" svg:x1="15.114cm" svg:y1="22.74cm" svg:x2="15.056cm" svg:y2="22.642cm">
          <text:p/>
        </draw:line>
        <draw:polyline draw:style-name="gr1" draw:text-style-name="P1" draw:layer="layout" svg:width="0.314cm" svg:height="0.157cm" svg:x="15.113cm" svg:y="22.602cm" svg:viewBox="0 0 315 158" draw:points="0,158 315,158 315,0 0,0 0,24">
          <text:p/>
        </draw:polyline>
        <draw:path draw:style-name="gr1" draw:text-style-name="P1" draw:layer="layout" svg:width="0.057cm" svg:height="0.014cm" svg:x="15.056cm" svg:y="22.627cm" svg:viewBox="0 0 58 15" svg:d="M58 0c-20-1-40 4-58 15">
          <text:p/>
        </draw:path>
        <draw:polyline draw:style-name="gr1" draw:text-style-name="P1" draw:layer="layout" svg:width="0.063cm" svg:height="0.102cm" svg:x="15.056cm" svg:y="15.654cm" svg:viewBox="0 0 64 103" draw:points="58,103 64,99 6,0 0,3">
          <text:p/>
        </draw:polyline>
        <draw:polyline draw:style-name="gr1" draw:text-style-name="P1" draw:layer="layout" svg:width="0.308cm" svg:height="0.15cm" svg:x="15.113cm" svg:y="15.625cm" svg:viewBox="0 0 309 151" draw:points="0,151 0,131 7,131 7,143 309,143 309,0 7,0 7,17 0,17">
          <text:p/>
        </draw:polyline>
        <draw:line draw:style-name="gr1" draw:text-style-name="P1" draw:layer="layout" svg:x1="15.114cm" svg:y1="15.757cm" svg:x2="15.056cm" svg:y2="15.657cm">
          <text:p/>
        </draw:line>
        <draw:polyline draw:style-name="gr1" draw:text-style-name="P1" draw:layer="layout" svg:width="0.314cm" svg:height="0.157cm" svg:x="15.113cm" svg:y="15.618cm" svg:viewBox="0 0 315 158" draw:points="0,158 315,158 315,0 0,0 0,24">
          <text:p/>
        </draw:polyline>
        <draw:path draw:style-name="gr1" draw:text-style-name="P1" draw:layer="layout" svg:width="0.057cm" svg:height="0.015cm" svg:x="15.056cm" svg:y="15.642cm" svg:viewBox="0 0 58 16" svg:d="M58 0c-20 0-40 5-58 16">
          <text:p/>
        </draw:path>
        <draw:polyline draw:style-name="gr1" draw:text-style-name="P1" draw:layer="layout" svg:width="0.063cm" svg:height="0.101cm" svg:x="15.056cm" svg:y="15.811cm" svg:viewBox="0 0 64 102" draw:points="58,102 64,99 6,0 0,3">
          <text:p/>
        </draw:polyline>
        <draw:polyline draw:style-name="gr1" draw:text-style-name="P1" draw:layer="layout" svg:width="0.308cm" svg:height="0.15cm" svg:x="15.113cm" svg:y="15.782cm" svg:viewBox="0 0 309 151" draw:points="0,151 0,130 7,130 7,145 309,145 309,0 7,0 7,17 0,17">
          <text:p/>
        </draw:polyline>
        <draw:line draw:style-name="gr1" draw:text-style-name="P1" draw:layer="layout" svg:x1="15.114cm" svg:y1="15.913cm" svg:x2="15.056cm" svg:y2="15.814cm">
          <text:p/>
        </draw:line>
        <draw:polyline draw:style-name="gr1" draw:text-style-name="P1" draw:layer="layout" svg:width="0.314cm" svg:height="0.157cm" svg:x="15.113cm" svg:y="15.775cm" svg:viewBox="0 0 315 158" draw:points="0,158 315,158 315,0 0,0 0,25">
          <text:p/>
        </draw:polyline>
        <draw:path draw:style-name="gr1" draw:text-style-name="P1" draw:layer="layout" svg:width="0.057cm" svg:height="0.014cm" svg:x="15.056cm" svg:y="15.8cm" svg:viewBox="0 0 58 15" svg:d="M58 0c-20-1-40 5-58 15">
          <text:p/>
        </draw:path>
        <draw:polyline draw:style-name="gr1" draw:text-style-name="P1" draw:layer="layout" svg:width="0.063cm" svg:height="0.101cm" svg:x="15.056cm" svg:y="15.968cm" svg:viewBox="0 0 64 102" draw:points="58,102 64,99 6,0 0,3">
          <text:p/>
        </draw:polyline>
        <draw:polyline draw:style-name="gr1" draw:text-style-name="P1" draw:layer="layout" svg:width="0.308cm" svg:height="0.151cm" svg:x="15.113cm" svg:y="15.938cm" svg:viewBox="0 0 309 152" draw:points="0,152 0,131 7,131 7,145 309,145 309,0 7,0 7,18 0,18">
          <text:p/>
        </draw:polyline>
        <draw:line draw:style-name="gr1" draw:text-style-name="P1" draw:layer="layout" svg:x1="15.114cm" svg:y1="16.07cm" svg:x2="15.056cm" svg:y2="15.971cm">
          <text:p/>
        </draw:line>
        <draw:polyline draw:style-name="gr1" draw:text-style-name="P1" draw:layer="layout" svg:width="0.314cm" svg:height="0.157cm" svg:x="15.113cm" svg:y="15.932cm" svg:viewBox="0 0 315 158" draw:points="0,158 315,158 315,0 0,0 0,24">
          <text:p/>
        </draw:polyline>
        <draw:path draw:style-name="gr1" draw:text-style-name="P1" draw:layer="layout" svg:width="0.057cm" svg:height="0.014cm" svg:x="15.056cm" svg:y="15.957cm" svg:viewBox="0 0 58 15" svg:d="M58 0c-20-2-40 4-58 15">
          <text:p/>
        </draw:path>
        <draw:polyline draw:style-name="gr1" draw:text-style-name="P1" draw:layer="layout" svg:width="0.063cm" svg:height="0.101cm" svg:x="15.056cm" svg:y="16.125cm" svg:viewBox="0 0 64 102" draw:points="58,102 64,99 6,0 0,3">
          <text:p/>
        </draw:polyline>
        <draw:polyline draw:style-name="gr1" draw:text-style-name="P1" draw:layer="layout" svg:width="0.308cm" svg:height="0.15cm" svg:x="15.113cm" svg:y="16.096cm" svg:viewBox="0 0 309 151" draw:points="0,151 0,131 7,131 7,144 309,144 309,0 7,0 7,17 0,17">
          <text:p/>
        </draw:polyline>
        <draw:line draw:style-name="gr1" draw:text-style-name="P1" draw:layer="layout" svg:x1="15.114cm" svg:y1="16.227cm" svg:x2="15.056cm" svg:y2="16.128cm">
          <text:p/>
        </draw:line>
        <draw:polyline draw:style-name="gr1" draw:text-style-name="P1" draw:layer="layout" svg:width="0.314cm" svg:height="0.157cm" svg:x="15.113cm" svg:y="16.089cm" svg:viewBox="0 0 315 158" draw:points="0,158 315,158 315,0 0,0 0,24">
          <text:p/>
        </draw:polyline>
        <draw:path draw:style-name="gr1" draw:text-style-name="P1" draw:layer="layout" svg:width="0.057cm" svg:height="0.015cm" svg:x="15.056cm" svg:y="16.113cm" svg:viewBox="0 0 58 16" svg:d="M58 0c-20 0-40 5-58 16">
          <text:p/>
        </draw:path>
        <draw:polyline draw:style-name="gr1" draw:text-style-name="P1" draw:layer="layout" svg:width="0.063cm" svg:height="0.101cm" svg:x="15.056cm" svg:y="16.907cm" svg:viewBox="0 0 64 102" draw:points="58,102 64,99 6,0 0,3">
          <text:p/>
        </draw:polyline>
        <draw:polyline draw:style-name="gr1" draw:text-style-name="P1" draw:layer="layout" svg:width="0.308cm" svg:height="0.15cm" svg:x="15.113cm" svg:y="16.878cm" svg:viewBox="0 0 309 151" draw:points="0,151 0,131 7,131 7,145 309,145 309,0 7,0 7,17 0,17">
          <text:p/>
        </draw:polyline>
        <draw:line draw:style-name="gr1" draw:text-style-name="P1" draw:layer="layout" svg:x1="15.114cm" svg:y1="17.009cm" svg:x2="15.056cm" svg:y2="16.91cm">
          <text:p/>
        </draw:line>
        <draw:polyline draw:style-name="gr1" draw:text-style-name="P1" draw:layer="layout" svg:width="0.314cm" svg:height="0.157cm" svg:x="15.113cm" svg:y="16.871cm" svg:viewBox="0 0 315 158" draw:points="0,158 315,158 315,0 0,0 0,25">
          <text:p/>
        </draw:polyline>
        <draw:path draw:style-name="gr1" draw:text-style-name="P1" draw:layer="layout" svg:width="0.057cm" svg:height="0.015cm" svg:x="15.056cm" svg:y="16.895cm" svg:viewBox="0 0 58 16" svg:d="M58 0c-20 0-40 5-58 16">
          <text:p/>
        </draw:path>
        <draw:polyline draw:style-name="gr1" draw:text-style-name="P1" draw:layer="layout" svg:width="0.063cm" svg:height="0.101cm" svg:x="15.056cm" svg:y="17.064cm" svg:viewBox="0 0 64 102" draw:points="58,102 64,99 6,0 0,3">
          <text:p/>
        </draw:polyline>
        <draw:polyline draw:style-name="gr1" draw:text-style-name="P1" draw:layer="layout" svg:width="0.308cm" svg:height="0.151cm" svg:x="15.113cm" svg:y="17.034cm" svg:viewBox="0 0 309 152" draw:points="0,152 0,132 7,132 7,145 309,145 309,0 7,0 7,18 0,18">
          <text:p/>
        </draw:polyline>
        <draw:line draw:style-name="gr1" draw:text-style-name="P1" draw:layer="layout" svg:x1="15.114cm" svg:y1="17.166cm" svg:x2="15.056cm" svg:y2="17.067cm">
          <text:p/>
        </draw:line>
        <draw:polyline draw:style-name="gr1" draw:text-style-name="P1" draw:layer="layout" svg:width="0.314cm" svg:height="0.157cm" svg:x="15.113cm" svg:y="17.028cm" svg:viewBox="0 0 315 158" draw:points="0,158 315,158 315,0 0,0 0,24">
          <text:p/>
        </draw:polyline>
        <draw:path draw:style-name="gr1" draw:text-style-name="P1" draw:layer="layout" svg:width="0.057cm" svg:height="0.014cm" svg:x="15.056cm" svg:y="17.053cm" svg:viewBox="0 0 58 15" svg:d="M58 0c-20-1-40 4-58 15">
          <text:p/>
        </draw:path>
        <draw:polyline draw:style-name="gr1" draw:text-style-name="P1" draw:layer="layout" svg:width="0.063cm" svg:height="0.101cm" svg:x="15.056cm" svg:y="17.221cm" svg:viewBox="0 0 64 102" draw:points="58,102 64,99 6,0 0,3">
          <text:p/>
        </draw:polyline>
        <draw:polyline draw:style-name="gr1" draw:text-style-name="P1" draw:layer="layout" svg:width="0.308cm" svg:height="0.15cm" svg:x="15.113cm" svg:y="17.192cm" svg:viewBox="0 0 309 151" draw:points="0,151 0,131 7,131 7,144 309,144 309,0 7,0 7,17 0,17">
          <text:p/>
        </draw:polyline>
        <draw:line draw:style-name="gr1" draw:text-style-name="P1" draw:layer="layout" svg:x1="15.114cm" svg:y1="17.323cm" svg:x2="15.056cm" svg:y2="17.224cm">
          <text:p/>
        </draw:line>
        <draw:polyline draw:style-name="gr1" draw:text-style-name="P1" draw:layer="layout" svg:width="0.314cm" svg:height="0.157cm" svg:x="15.113cm" svg:y="17.185cm" svg:viewBox="0 0 315 158" draw:points="0,158 315,158 315,0 0,0 0,24">
          <text:p/>
        </draw:polyline>
        <draw:path draw:style-name="gr1" draw:text-style-name="P1" draw:layer="layout" svg:width="0.057cm" svg:height="0.015cm" svg:x="15.056cm" svg:y="17.209cm" svg:viewBox="0 0 58 16" svg:d="M58 0c-20 0-40 5-58 16">
          <text:p/>
        </draw:path>
        <draw:polyline draw:style-name="gr1" draw:text-style-name="P1" draw:layer="layout" svg:width="0.063cm" svg:height="0.101cm" svg:x="15.056cm" svg:y="17.378cm" svg:viewBox="0 0 64 102" draw:points="58,102 64,99 6,0 0,3">
          <text:p/>
        </draw:polyline>
        <draw:polyline draw:style-name="gr1" draw:text-style-name="P1" draw:layer="layout" svg:width="0.308cm" svg:height="0.151cm" svg:x="15.113cm" svg:y="17.348cm" svg:viewBox="0 0 309 152" draw:points="0,152 0,132 7,132 7,145 309,145 309,0 7,0 7,18 0,18">
          <text:p/>
        </draw:polyline>
        <draw:line draw:style-name="gr1" draw:text-style-name="P1" draw:layer="layout" svg:x1="15.114cm" svg:y1="17.48cm" svg:x2="15.056cm" svg:y2="17.381cm">
          <text:p/>
        </draw:line>
        <draw:polyline draw:style-name="gr1" draw:text-style-name="P1" draw:layer="layout" svg:width="0.314cm" svg:height="0.157cm" svg:x="15.113cm" svg:y="17.342cm" svg:viewBox="0 0 315 158" draw:points="0,158 315,158 315,0 0,0 0,25">
          <text:p/>
        </draw:polyline>
        <draw:path draw:style-name="gr1" draw:text-style-name="P1" draw:layer="layout" svg:width="0.057cm" svg:height="0.015cm" svg:x="15.056cm" svg:y="17.366cm" svg:viewBox="0 0 58 16" svg:d="M58 0c-20 0-40 5-58 16">
          <text:p/>
        </draw:path>
        <draw:polyline draw:style-name="gr1" draw:text-style-name="P1" draw:layer="layout" svg:width="0.063cm" svg:height="0.101cm" svg:x="15.056cm" svg:y="17.535cm" svg:viewBox="0 0 64 102" draw:points="58,102 64,99 6,0 0,3">
          <text:p/>
        </draw:polyline>
        <draw:polyline draw:style-name="gr1" draw:text-style-name="P1" draw:layer="layout" svg:width="0.308cm" svg:height="0.151cm" svg:x="15.113cm" svg:y="17.505cm" svg:viewBox="0 0 309 152" draw:points="0,152 0,132 7,132 7,145 309,145 309,0 7,0 7,18 0,18">
          <text:p/>
        </draw:polyline>
        <draw:line draw:style-name="gr1" draw:text-style-name="P1" draw:layer="layout" svg:x1="15.114cm" svg:y1="17.637cm" svg:x2="15.056cm" svg:y2="17.538cm">
          <text:p/>
        </draw:line>
        <draw:polyline draw:style-name="gr1" draw:text-style-name="P1" draw:layer="layout" svg:width="0.314cm" svg:height="0.157cm" svg:x="15.113cm" svg:y="17.499cm" svg:viewBox="0 0 315 158" draw:points="0,158 315,158 315,0 0,0 0,24">
          <text:p/>
        </draw:polyline>
        <draw:path draw:style-name="gr1" draw:text-style-name="P1" draw:layer="layout" svg:width="0.057cm" svg:height="0.014cm" svg:x="15.056cm" svg:y="17.524cm" svg:viewBox="0 0 58 15" svg:d="M58 0c-20-1-40 5-58 15">
          <text:p/>
        </draw:path>
        <draw:polyline draw:style-name="gr1" draw:text-style-name="P1" draw:layer="layout" svg:width="0.063cm" svg:height="0.102cm" svg:x="15.056cm" svg:y="19.929cm" svg:viewBox="0 0 64 103" draw:points="58,103 64,99 6,0 0,4">
          <text:p/>
        </draw:polyline>
        <draw:polyline draw:style-name="gr1" draw:text-style-name="P1" draw:layer="layout" svg:width="0.308cm" svg:height="0.15cm" svg:x="15.113cm" svg:y="19.9cm" svg:viewBox="0 0 309 151" draw:points="0,151 0,132 7,132 7,145 309,145 309,0 7,0 7,18 0,18">
          <text:p/>
        </draw:polyline>
        <draw:line draw:style-name="gr1" draw:text-style-name="P1" draw:layer="layout" svg:x1="15.114cm" svg:y1="20.032cm" svg:x2="15.056cm" svg:y2="19.933cm">
          <text:p/>
        </draw:line>
        <draw:polyline draw:style-name="gr1" draw:text-style-name="P1" draw:layer="layout" svg:width="0.314cm" svg:height="0.156cm" svg:x="15.113cm" svg:y="19.894cm" svg:viewBox="0 0 315 157" draw:points="0,157 315,157 315,0 0,0 0,24">
          <text:p/>
        </draw:polyline>
        <draw:path draw:style-name="gr1" draw:text-style-name="P1" draw:layer="layout" svg:width="0.057cm" svg:height="0.016cm" svg:x="15.056cm" svg:y="19.918cm" svg:viewBox="0 0 58 17" svg:d="M58 0c-20 0-40 6-58 17">
          <text:p/>
        </draw:path>
        <draw:polyline draw:style-name="gr1" draw:text-style-name="P1" draw:layer="layout" svg:width="0.063cm" svg:height="0.101cm" svg:x="15.056cm" svg:y="20.087cm" svg:viewBox="0 0 64 102" draw:points="58,102 64,99 6,0 0,3">
          <text:p/>
        </draw:polyline>
        <draw:polyline draw:style-name="gr1" draw:text-style-name="P1" draw:layer="layout" svg:width="0.308cm" svg:height="0.15cm" svg:x="15.113cm" svg:y="20.057cm" svg:viewBox="0 0 309 151" draw:points="0,151 0,132 7,132 7,145 309,145 309,0 7,0 7,17 0,17">
          <text:p/>
        </draw:polyline>
        <draw:line draw:style-name="gr1" draw:text-style-name="P1" draw:layer="layout" svg:x1="15.114cm" svg:y1="20.189cm" svg:x2="15.056cm" svg:y2="20.09cm">
          <text:p/>
        </draw:line>
        <draw:polyline draw:style-name="gr1" draw:text-style-name="P1" draw:layer="layout" svg:width="0.314cm" svg:height="0.157cm" svg:x="15.113cm" svg:y="20.05cm" svg:viewBox="0 0 315 158" draw:points="0,158 315,158 315,0 0,0 0,24">
          <text:p/>
        </draw:polyline>
        <draw:path draw:style-name="gr1" draw:text-style-name="P1" draw:layer="layout" svg:width="0.057cm" svg:height="0.015cm" svg:x="15.056cm" svg:y="20.075cm" svg:viewBox="0 0 58 16" svg:d="M58 0c-20 0-40 5-58 16">
          <text:p/>
        </draw:path>
        <draw:line draw:style-name="gr1" draw:text-style-name="P1" draw:layer="layout" svg:x1="15.108cm" svg:y1="17.656cm" svg:x2="14.896cm" svg:y2="17.656cm">
          <text:p/>
        </draw:line>
        <draw:line draw:style-name="gr1" draw:text-style-name="P1" draw:layer="layout" svg:x1="14.726cm" svg:y1="17.656cm" svg:x2="14.386cm" svg:y2="17.656cm">
          <text:p/>
        </draw:line>
        <draw:line draw:style-name="gr1" draw:text-style-name="P1" draw:layer="layout" svg:x1="14.216cm" svg:y1="17.656cm" svg:x2="13.876cm" svg:y2="17.656cm">
          <text:p/>
        </draw:line>
        <draw:line draw:style-name="gr1" draw:text-style-name="P1" draw:layer="layout" svg:x1="13.706cm" svg:y1="17.656cm" svg:x2="13.366cm" svg:y2="17.656cm">
          <text:p/>
        </draw:line>
        <draw:line draw:style-name="gr1" draw:text-style-name="P1" draw:layer="layout" svg:x1="13.196cm" svg:y1="17.656cm" svg:x2="12.856cm" svg:y2="17.656cm">
          <text:p/>
        </draw:line>
        <draw:line draw:style-name="gr1" draw:text-style-name="P1" draw:layer="layout" svg:x1="12.686cm" svg:y1="17.656cm" svg:x2="12.345cm" svg:y2="17.656cm">
          <text:p/>
        </draw:line>
        <draw:line draw:style-name="gr1" draw:text-style-name="P1" draw:layer="layout" svg:x1="12.175cm" svg:y1="17.656cm" svg:x2="11.835cm" svg:y2="17.656cm">
          <text:p/>
        </draw:line>
        <draw:line draw:style-name="gr1" draw:text-style-name="P1" draw:layer="layout" svg:x1="11.665cm" svg:y1="17.656cm" svg:x2="11.454cm" svg:y2="17.656cm">
          <text:p/>
        </draw:line>
        <draw:line draw:style-name="gr1" draw:text-style-name="P1" draw:layer="layout" svg:x1="15.113cm" svg:y1="17.746cm" svg:x2="14.899cm" svg:y2="17.746cm">
          <text:p/>
        </draw:line>
        <draw:line draw:style-name="gr1" draw:text-style-name="P1" draw:layer="layout" svg:x1="14.729cm" svg:y1="17.746cm" svg:x2="14.388cm" svg:y2="17.746cm">
          <text:p/>
        </draw:line>
        <draw:line draw:style-name="gr1" draw:text-style-name="P1" draw:layer="layout" svg:x1="14.218cm" svg:y1="17.746cm" svg:x2="13.878cm" svg:y2="17.746cm">
          <text:p/>
        </draw:line>
        <draw:line draw:style-name="gr1" draw:text-style-name="P1" draw:layer="layout" svg:x1="13.708cm" svg:y1="17.746cm" svg:x2="13.368cm" svg:y2="17.746cm">
          <text:p/>
        </draw:line>
        <draw:line draw:style-name="gr1" draw:text-style-name="P1" draw:layer="layout" svg:x1="13.198cm" svg:y1="17.746cm" svg:x2="12.858cm" svg:y2="17.746cm">
          <text:p/>
        </draw:line>
        <draw:line draw:style-name="gr1" draw:text-style-name="P1" draw:layer="layout" svg:x1="12.688cm" svg:y1="17.746cm" svg:x2="12.348cm" svg:y2="17.746cm">
          <text:p/>
        </draw:line>
        <draw:line draw:style-name="gr1" draw:text-style-name="P1" draw:layer="layout" svg:x1="12.178cm" svg:y1="17.746cm" svg:x2="11.838cm" svg:y2="17.746cm">
          <text:p/>
        </draw:line>
        <draw:line draw:style-name="gr1" draw:text-style-name="P1" draw:layer="layout" svg:x1="11.668cm" svg:y1="17.746cm" svg:x2="11.454cm" svg:y2="17.746cm">
          <text:p/>
        </draw:line>
        <draw:polygon draw:style-name="gr1" draw:text-style-name="P1" draw:layer="layout" svg:width="0.7cm" svg:height="0.281cm" svg:x="16.872cm" svg:y="22.341cm" svg:viewBox="0 0 701 282" draw:points="0,282 701,282 701,0 0,0">
          <text:p/>
        </draw:polygon>
        <draw:polyline draw:style-name="gr1" draw:text-style-name="P1" draw:layer="layout" svg:width="0.12cm" svg:height="0.179cm" svg:x="16.991cm" svg:y="22.392cm" svg:viewBox="0 0 121 180" draw:points="17,0 112,0 60,69 85,69 103,78 112,86 121,112 121,129 112,154 95,171 68,180 43,180 17,171 9,163 0,146">
          <text:p/>
        </draw:polyline>
        <draw:polygon draw:style-name="gr1" draw:text-style-name="P1" draw:layer="layout" svg:width="0.119cm" svg:height="0.179cm" svg:x="17.162cm" svg:y="22.392cm" svg:viewBox="0 0 120 180" draw:points="52,0 25,9 8,35 0,78 0,103 8,146 25,171 52,180 69,180 95,171 112,146 120,103 120,78 112,35 95,9 69,0">
          <text:p/>
        </draw:polygon>
        <draw:polyline draw:style-name="gr1" draw:text-style-name="P1" draw:layer="layout" svg:width="0.119cm" svg:height="0.179cm" svg:x="17.333cm" svg:y="22.392cm" svg:viewBox="0 0 120 180" draw:points="8,44 8,35 17,18 25,9 42,0 77,0 94,9 103,18 112,35 112,52 103,69 85,95 0,180 120,180">
          <text:p/>
        </draw:polyline>
        <draw:polygon draw:style-name="gr1" draw:text-style-name="P1" draw:layer="layout" svg:width="0.7cm" svg:height="0.28cm" svg:x="16.872cm" svg:y="21.247cm" svg:viewBox="0 0 701 281" draw:points="0,281 701,281 701,0 0,0">
          <text:p/>
        </draw:polygon>
        <draw:polyline draw:style-name="gr1" draw:text-style-name="P1" draw:layer="layout" svg:width="0.12cm" svg:height="0.179cm" svg:x="16.991cm" svg:y="21.297cm" svg:viewBox="0 0 121 180" draw:points="17,0 112,0 60,70 85,70 103,78 112,87 121,112 121,129 112,155 95,172 68,180 43,180 17,172 9,163 0,146">
          <text:p/>
        </draw:polyline>
        <draw:polygon draw:style-name="gr1" draw:text-style-name="P1" draw:layer="layout" svg:width="0.119cm" svg:height="0.179cm" svg:x="17.162cm" svg:y="21.297cm" svg:viewBox="0 0 120 180" draw:points="52,0 25,9 8,34 0,78 0,104 8,146 25,172 52,180 69,180 95,172 112,146 120,104 120,78 112,34 95,9 69,0">
          <text:p/>
        </draw:polygon>
        <draw:polyline draw:style-name="gr1" draw:text-style-name="P1" draw:layer="layout" svg:width="0.119cm" svg:height="0.179cm" svg:x="17.333cm" svg:y="21.297cm" svg:viewBox="0 0 120 180" draw:points="17,0 112,0 60,70 85,70 103,78 112,87 120,112 120,129 112,155 94,172 68,180 42,180 17,172 8,163 0,146">
          <text:p/>
        </draw:polyline>
        <draw:polygon draw:style-name="gr1" draw:text-style-name="P1" draw:layer="layout" svg:width="0.701cm" svg:height="0.281cm" svg:x="16.875cm" svg:y="20.2cm" svg:viewBox="0 0 702 282" draw:points="0,282 702,282 702,0 0,0">
          <text:p/>
        </draw:polygon>
        <draw:polyline draw:style-name="gr1" draw:text-style-name="P1" draw:layer="layout" svg:width="0.119cm" svg:height="0.179cm" svg:x="16.991cm" svg:y="20.251cm" svg:viewBox="0 0 120 180" draw:points="17,0 112,0 59,69 85,69 103,78 112,86 120,112 120,129 112,154 95,171 68,180 42,180 17,171 8,163 0,146">
          <text:p/>
        </draw:polyline>
        <draw:polygon draw:style-name="gr1" draw:text-style-name="P1" draw:layer="layout" svg:width="0.119cm" svg:height="0.179cm" svg:x="17.162cm" svg:y="20.251cm" svg:viewBox="0 0 120 180" draw:points="52,0 25,10 8,35 0,78 0,103 8,146 25,171 52,180 69,180 94,171 111,146 120,103 120,78 111,35 94,10 69,0">
          <text:p/>
        </draw:polygon>
        <draw:polyline draw:style-name="gr1" draw:text-style-name="P1" draw:layer="layout" svg:width="0.128cm" svg:height="0.179cm" svg:x="17.332cm" svg:y="20.251cm" svg:viewBox="0 0 129 180" draw:points="86,180 86,0 0,120 129,120">
          <text:p/>
        </draw:polyline>
        <draw:polygon draw:style-name="gr1" draw:text-style-name="P1" draw:layer="layout" svg:width="0.701cm" svg:height="0.28cm" svg:x="16.875cm" svg:y="19.154cm" svg:viewBox="0 0 702 281" draw:points="0,281 702,281 702,0 0,0">
          <text:p/>
        </draw:polygon>
        <draw:polyline draw:style-name="gr1" draw:text-style-name="P1" draw:layer="layout" svg:width="0.12cm" svg:height="0.179cm" svg:x="16.995cm" svg:y="19.205cm" svg:viewBox="0 0 121 180" draw:points="17,0 112,0 60,68 86,68 103,76 112,85 121,110 121,127 112,153 95,171 68,180 43,180 17,171 8,163 0,144">
          <text:p/>
        </draw:polyline>
        <draw:polygon draw:style-name="gr1" draw:text-style-name="P1" draw:layer="layout" svg:width="0.119cm" svg:height="0.179cm" svg:x="17.166cm" svg:y="19.205cm" svg:viewBox="0 0 120 180" draw:points="52,0 25,8 8,34 0,76 0,102 8,144 25,171 52,180 69,180 94,171 111,144 120,102 120,76 111,34 94,8 69,0">
          <text:p/>
        </draw:polygon>
        <draw:polyline draw:style-name="gr1" draw:text-style-name="P1" draw:layer="layout" svg:width="0.12cm" svg:height="0.179cm" svg:x="17.336cm" svg:y="19.205cm" svg:viewBox="0 0 121 180" draw:points="104,0 17,0 9,76 17,68 43,59 69,59 94,68 112,85 121,110 121,127 112,153 94,171 69,180 43,180 17,171 9,163 0,144">
          <text:p/>
        </draw:polyline>
        <draw:polygon draw:style-name="gr1" draw:text-style-name="P1" draw:layer="layout" svg:width="0.701cm" svg:height="0.279cm" svg:x="16.875cm" svg:y="18.082cm" svg:viewBox="0 0 702 280" draw:points="0,280 702,280 702,0 0,0">
          <text:p/>
        </draw:polygon>
        <draw:polyline draw:style-name="gr1" draw:text-style-name="P1" draw:layer="layout" svg:width="0.12cm" svg:height="0.179cm" svg:x="16.995cm" svg:y="18.132cm" svg:viewBox="0 0 121 180" draw:points="17,0 112,0 60,68 86,68 103,77 112,85 121,111 121,128 112,154 95,172 68,180 43,180 17,172 8,163 0,145">
          <text:p/>
        </draw:polyline>
        <draw:polygon draw:style-name="gr1" draw:text-style-name="P1" draw:layer="layout" svg:width="0.119cm" svg:height="0.179cm" svg:x="17.166cm" svg:y="18.132cm" svg:viewBox="0 0 120 180" draw:points="52,0 25,8 8,34 0,77 0,102 8,145 25,172 52,180 69,180 94,172 111,145 120,102 120,77 111,34 94,8 69,0">
          <text:p/>
        </draw:polygon>
        <draw:polyline draw:style-name="gr1" draw:text-style-name="P1" draw:layer="layout" svg:width="0.111cm" svg:height="0.179cm" svg:x="17.345cm" svg:y="18.132cm" svg:viewBox="0 0 112 180" draw:points="103,25 95,8 68,0 51,0 25,8 8,34 0,77 0,119 8,154 25,172 51,180 60,180 85,172 103,154 112,128 112,119 103,94 85,77 60,68 51,68 25,77 8,94 0,119">
          <text:p/>
        </draw:polyline>
        <draw:polygon draw:style-name="gr1" draw:text-style-name="P1" draw:layer="layout" svg:width="0.701cm" svg:height="0.279cm" svg:x="16.637cm" svg:y="14.609cm" svg:viewBox="0 0 702 280" draw:points="0,280 702,280 702,0 0,0">
          <text:p/>
        </draw:polygon>
        <draw:polyline draw:style-name="gr1" draw:text-style-name="P1" draw:layer="layout" svg:width="0.119cm" svg:height="0.179cm" svg:x="16.672cm" svg:y="14.659cm" svg:viewBox="0 0 120 180" draw:points="120,25 103,8 78,0 43,0 17,8 0,25 0,43 8,61 17,69 34,78 86,95 103,103 112,112 120,129 120,155 103,172 78,180 43,180 17,172 0,155">
          <text:p/>
        </draw:polyline>
        <draw:polyline draw:style-name="gr1" draw:text-style-name="P1" draw:layer="layout" svg:width="0.119cm" svg:height="0.179cm" svg:x="16.843cm" svg:y="14.659cm" svg:viewBox="0 0 120 180" draw:points="17,0 110,0 59,69 85,69 102,78 110,86 120,112 120,129 110,155 93,172 68,180 42,180 17,172 8,163 0,146">
          <text:p/>
        </draw:polyline>
        <draw:polygon draw:style-name="gr1" draw:text-style-name="P1" draw:layer="layout" svg:width="0.12cm" svg:height="0.179cm" svg:x="17.013cm" svg:y="14.659cm" svg:viewBox="0 0 121 180" draw:points="51,0 26,8 9,34 0,78 0,103 9,146 26,172 51,180 70,180 95,172 112,146 121,103 121,78 112,34 95,8 70,0">
          <text:p/>
        </draw:polygon>
        <draw:polygon draw:style-name="gr1" draw:text-style-name="P1" draw:layer="layout" svg:width="0.119cm" svg:height="0.179cm" svg:x="17.184cm" svg:y="14.659cm" svg:viewBox="0 0 120 180" draw:points="44,0 18,8 9,25 9,43 18,61 35,69 69,78 95,86 112,103 120,120 120,146 112,163 103,172 78,180 44,180 18,172 9,163 0,146 0,120 9,103 27,86 52,78 86,69 103,61 112,43 112,25 103,8 78,0">
          <text:p/>
        </draw:polygon>
        <draw:polygon draw:style-name="gr1" draw:text-style-name="P1" draw:layer="layout" svg:width="0.7cm" svg:height="0.28cm" svg:x="13.108cm" svg:y="18.875cm" svg:viewBox="0 0 701 281" draw:points="0,281 701,281 701,0 0,0">
          <text:p/>
        </draw:polygon>
        <draw:polyline draw:style-name="gr1" draw:text-style-name="P1" draw:layer="layout" svg:width="0.119cm" svg:height="0.179cm" svg:x="13.138cm" svg:y="18.926cm" svg:viewBox="0 0 120 180" draw:points="18,0 112,0 61,68 86,68 103,76 112,86 120,111 120,128 112,154 95,171 69,180 44,180 18,171 9,162 0,145">
          <text:p/>
        </draw:polyline>
        <draw:polygon draw:style-name="gr1" draw:text-style-name="P1" draw:layer="layout" svg:width="0.119cm" svg:height="0.179cm" svg:x="13.309cm" svg:y="18.926cm" svg:viewBox="0 0 120 180" draw:points="51,0 25,8 8,34 0,76 0,103 8,145 25,171 51,180 68,180 95,171 112,145 120,103 120,76 112,34 95,8 68,0">
          <text:p/>
        </draw:polygon>
        <draw:polyline draw:style-name="gr1" draw:text-style-name="P1" draw:layer="layout" svg:width="0.043cm" svg:height="0.179cm" svg:x="13.505cm" svg:y="18.926cm" svg:viewBox="0 0 44 180" draw:points="0,34 17,25 44,0 44,180">
          <text:p/>
        </draw:polyline>
        <draw:polyline draw:style-name="gr1" draw:text-style-name="P1" draw:layer="layout" svg:width="0.12cm" svg:height="0.179cm" svg:x="13.658cm" svg:y="18.926cm" svg:viewBox="0 0 121 180" draw:points="77,86 104,94 113,103 121,120 121,145 113,162 104,171 77,180 0,180 0,0 77,0 104,8 113,17 121,34 121,51 113,68 104,76 77,86 0,86">
          <text:p/>
        </draw:polyline>
        <draw:polygon draw:style-name="gr1" draw:text-style-name="P1" draw:layer="layout" svg:width="0.7cm" svg:height="0.28cm" svg:x="13.108cm" svg:y="16.212cm" svg:viewBox="0 0 701 281" draw:points="0,281 701,281 701,0 0,0">
          <text:p/>
        </draw:polygon>
        <draw:polyline draw:style-name="gr1" draw:text-style-name="P1" draw:layer="layout" svg:width="0.119cm" svg:height="0.179cm" svg:x="13.138cm" svg:y="16.262cm" svg:viewBox="0 0 120 180" draw:points="18,0 112,0 61,69 86,69 103,78 112,86 120,112 120,129 112,155 95,172 69,180 44,180 18,172 9,163 0,146">
          <text:p/>
        </draw:polyline>
        <draw:polygon draw:style-name="gr1" draw:text-style-name="P1" draw:layer="layout" svg:width="0.119cm" svg:height="0.179cm" svg:x="13.309cm" svg:y="16.262cm" svg:viewBox="0 0 120 180" draw:points="51,0 25,8 8,34 0,78 0,103 8,146 25,172 51,180 68,180 95,172 112,146 120,103 120,78 112,34 95,8 68,0">
          <text:p/>
        </draw:polygon>
        <draw:polyline draw:style-name="gr1" draw:text-style-name="P1" draw:layer="layout" svg:width="0.043cm" svg:height="0.179cm" svg:x="13.505cm" svg:y="16.262cm" svg:viewBox="0 0 44 180" draw:points="0,34 17,26 44,0 44,180">
          <text:p/>
        </draw:polyline>
        <draw:polyline draw:style-name="gr1" draw:text-style-name="P1" draw:layer="layout" svg:width="0.128cm" svg:height="0.179cm" svg:x="13.65cm" svg:y="16.262cm" svg:viewBox="0 0 129 180" draw:points="129,43 121,26 102,8 85,0 51,0 34,8 17,26 8,43 0,69 0,112 8,138 17,155 34,172 51,180 85,180 102,172 121,155 129,138">
          <text:p/>
        </draw:polyline>
        <draw:polygon draw:style-name="gr1" draw:text-style-name="P1" draw:layer="layout" svg:width="0.7cm" svg:height="0.28cm" svg:x="9.671cm" svg:y="13.922cm" svg:viewBox="0 0 701 281" draw:points="0,281 701,281 701,0 0,0">
          <text:p/>
        </draw:polygon>
        <draw:polyline draw:style-name="gr1" draw:text-style-name="P1" draw:layer="layout" svg:width="0.12cm" svg:height="0.18cm" svg:x="9.79cm" svg:y="13.972cm" svg:viewBox="0 0 121 181" draw:points="17,0 112,0 61,70 87,70 104,78 112,87 121,113 121,130 112,155 95,172 70,181 44,181 17,172 9,164 0,147">
          <text:p/>
        </draw:polyline>
        <draw:polyline draw:style-name="gr1" draw:text-style-name="P1" draw:layer="layout" svg:width="0.119cm" svg:height="0.18cm" svg:x="9.961cm" svg:y="13.972cm" svg:viewBox="0 0 120 181" draw:points="8,44 8,36 17,18 25,9 43,0 77,0 94,9 103,18 112,36 112,53 103,70 85,95 0,181 120,181">
          <text:p/>
        </draw:polyline>
        <draw:polyline draw:style-name="gr1" draw:text-style-name="P1" draw:layer="layout" svg:width="0.111cm" svg:height="0.18cm" svg:x="10.14cm" svg:y="13.972cm" svg:viewBox="0 0 112 181" draw:points="104,27 95,9 70,0 53,0 26,9 9,36 0,78 0,121 9,155 26,172 53,181 61,181 87,172 104,155 112,130 112,121 104,95 87,78 61,70 53,70 26,78 9,95 0,121">
          <text:p/>
        </draw:polyline>
        <draw:polygon draw:style-name="gr1" draw:text-style-name="P1" draw:layer="layout" svg:width="0.7cm" svg:height="0.28cm" svg:x="9.671cm" svg:y="12.876cm" svg:viewBox="0 0 701 281" draw:points="0,281 701,281 701,0 0,0">
          <text:p/>
        </draw:polygon>
        <draw:polyline draw:style-name="gr1" draw:text-style-name="P1" draw:layer="layout" svg:width="0.12cm" svg:height="0.179cm" svg:x="9.79cm" svg:y="12.926cm" svg:viewBox="0 0 121 180" draw:points="17,0 112,0 61,68 87,68 104,77 112,85 121,111 121,128 112,154 95,171 70,180 44,180 17,171 9,162 0,145">
          <text:p/>
        </draw:polyline>
        <draw:polyline draw:style-name="gr1" draw:text-style-name="P1" draw:layer="layout" svg:width="0.119cm" svg:height="0.179cm" svg:x="9.961cm" svg:y="12.926cm" svg:viewBox="0 0 120 180" draw:points="8,43 8,34 17,17 25,9 43,0 77,0 94,9 103,17 112,34 112,51 103,68 85,94 0,180 120,180">
          <text:p/>
        </draw:polyline>
        <draw:polyline draw:style-name="gr1" draw:text-style-name="P1" draw:layer="layout" svg:width="0.119cm" svg:height="0.179cm" svg:x="10.132cm" svg:y="12.926cm" svg:viewBox="0 0 120 180" draw:points="17,0 112,0 61,68 86,68 103,77 112,85 120,111 120,128 112,154 95,171 69,180 42,180 17,171 8,162 0,145">
          <text:p/>
        </draw:polyline>
        <draw:polygon draw:style-name="gr1" draw:text-style-name="P1" draw:layer="layout" svg:width="0.7cm" svg:height="0.28cm" svg:x="9.671cm" svg:y="11.829cm" svg:viewBox="0 0 701 281" draw:points="0,281 701,281 701,0 0,0">
          <text:p/>
        </draw:polygon>
        <draw:polyline draw:style-name="gr1" draw:text-style-name="P1" draw:layer="layout" svg:width="0.119cm" svg:height="0.179cm" svg:x="9.816cm" svg:y="11.88cm" svg:viewBox="0 0 120 180" draw:points="18,0 112,0 61,68 86,68 103,76 112,85 120,111 120,128 112,154 95,171 69,180 44,180 18,171 10,163 0,146">
          <text:p/>
        </draw:polyline>
        <draw:polyline draw:style-name="gr1" draw:text-style-name="P1" draw:layer="layout" svg:width="0.12cm" svg:height="0.179cm" svg:x="9.986cm" svg:y="11.88cm" svg:viewBox="0 0 121 180" draw:points="9,42 9,34 18,17 26,8 43,0 78,0 95,8 104,17 113,34 113,51 104,68 87,94 0,180 121,180">
          <text:p/>
        </draw:polyline>
        <draw:polyline draw:style-name="gr1" draw:text-style-name="P1" draw:layer="layout" svg:width="0.043cm" svg:height="0.179cm" svg:x="10.183cm" svg:y="11.88cm" svg:viewBox="0 0 44 180" draw:points="0,34 18,25 44,0 44,180">
          <text:p/>
        </draw:polyline>
        <draw:polygon draw:style-name="gr1" draw:text-style-name="P1" draw:layer="layout" svg:width="0.701cm" svg:height="0.28cm" svg:x="9.67cm" svg:y="10.783cm" svg:viewBox="0 0 702 281" draw:points="0,281 702,281 702,0 0,0">
          <text:p/>
        </draw:polygon>
        <draw:polyline draw:style-name="gr1" draw:text-style-name="P1" draw:layer="layout" svg:width="0.119cm" svg:height="0.18cm" svg:x="9.795cm" svg:y="10.833cm" svg:viewBox="0 0 120 181" draw:points="17,0 112,0 60,69 86,69 103,77 112,86 120,111 120,129 112,155 95,172 69,181 43,181 17,172 8,164 0,146">
          <text:p/>
        </draw:polyline>
        <draw:polyline draw:style-name="gr1" draw:text-style-name="P1" draw:layer="layout" svg:width="0.042cm" svg:height="0.18cm" svg:x="9.991cm" svg:y="10.833cm" svg:viewBox="0 0 43 181" draw:points="0,34 17,26 43,0 43,181">
          <text:p/>
        </draw:polyline>
        <draw:polyline draw:style-name="gr1" draw:text-style-name="P1" draw:layer="layout" svg:width="0.111cm" svg:height="0.18cm" svg:x="10.136cm" svg:y="10.833cm" svg:viewBox="0 0 112 181" draw:points="112,60 103,86 86,103 61,111 52,111 27,103 8,86 0,60 0,51 8,26 27,9 52,0 61,0 86,9 103,26 112,60 112,103 103,146 86,172 61,181 44,181 17,172 8,155">
          <text:p/>
        </draw:polyline>
        <draw:polygon draw:style-name="gr1" draw:text-style-name="P1" draw:layer="layout" svg:width="0.701cm" svg:height="0.279cm" svg:x="9.67cm" svg:y="9.737cm" svg:viewBox="0 0 702 280" draw:points="0,280 702,280 702,0 0,0">
          <text:p/>
        </draw:polygon>
        <draw:polyline draw:style-name="gr1" draw:text-style-name="P1" draw:layer="layout" svg:width="0.12cm" svg:height="0.179cm" svg:x="9.79cm" svg:y="9.787cm" svg:viewBox="0 0 121 180" draw:points="17,0 112,0 61,68 87,68 104,77 112,85 121,112 121,129 112,155 95,172 70,180 44,180 17,172 9,163 0,146">
          <text:p/>
        </draw:polyline>
        <draw:polyline draw:style-name="gr1" draw:text-style-name="P1" draw:layer="layout" svg:width="0.043cm" svg:height="0.179cm" svg:x="9.986cm" svg:y="9.787cm" svg:viewBox="0 0 44 180" draw:points="0,34 17,25 44,0 44,180">
          <text:p/>
        </draw:polyline>
        <draw:polygon draw:style-name="gr1" draw:text-style-name="P1" draw:layer="layout" svg:width="0.119cm" svg:height="0.179cm" svg:x="10.132cm" svg:y="9.787cm" svg:viewBox="0 0 120 180" draw:points="42,0 17,8 8,25 8,42 17,60 34,68 69,77 95,85 112,103 120,120 120,146 112,163 103,172 78,180 42,180 17,172 8,163 0,146 0,120 8,103 25,85 52,77 86,68 103,60 112,42 112,25 103,8 78,0">
          <text:p/>
        </draw:polygon>
        <draw:polygon draw:style-name="gr1" draw:text-style-name="P1" draw:layer="layout" svg:width="0.701cm" svg:height="0.28cm" svg:x="9.67cm" svg:y="7.644cm" svg:viewBox="0 0 702 281" draw:points="0,281 702,281 702,0 0,0">
          <text:p/>
        </draw:polygon>
        <draw:polyline draw:style-name="gr1" draw:text-style-name="P1" draw:layer="layout" svg:width="0.12cm" svg:height="0.179cm" svg:x="9.79cm" svg:y="7.694cm" svg:viewBox="0 0 121 180" draw:points="17,0 112,0 61,69 87,69 104,78 112,86 121,112 121,129 112,155 95,172 70,180 44,180 17,172 9,163 0,146">
          <text:p/>
        </draw:polyline>
        <draw:polyline draw:style-name="gr1" draw:text-style-name="P1" draw:layer="layout" svg:width="0.043cm" svg:height="0.179cm" svg:x="9.986cm" svg:y="7.694cm" svg:viewBox="0 0 44 180" draw:points="0,35 17,26 44,0 44,180">
          <text:p/>
        </draw:polyline>
        <draw:polyline draw:style-name="gr1" draw:text-style-name="P1" draw:layer="layout" svg:width="0.111cm" svg:height="0.179cm" svg:x="10.14cm" svg:y="7.694cm" svg:viewBox="0 0 112 180" draw:points="104,26 95,9 70,0 52,0 26,9 9,35 0,78 0,121 9,155 26,172 52,180 61,180 87,172 104,155 112,129 112,121 104,95 87,78 61,69 52,69 26,78 9,95 0,121">
          <text:p/>
        </draw:polyline>
        <draw:polygon draw:style-name="gr1" draw:text-style-name="P1" draw:layer="layout" svg:width="0.701cm" svg:height="0.281cm" svg:x="9.67cm" svg:y="6.597cm" svg:viewBox="0 0 702 282" draw:points="0,282 702,282 702,0 0,0">
          <text:p/>
        </draw:polygon>
        <draw:polyline draw:style-name="gr1" draw:text-style-name="P1" draw:layer="layout" svg:width="0.12cm" svg:height="0.179cm" svg:x="9.79cm" svg:y="6.648cm" svg:viewBox="0 0 121 180" draw:points="17,0 112,0 61,69 87,69 104,77 112,86 121,112 121,129 112,154 95,171 70,180 44,180 17,171 9,163 0,146">
          <text:p/>
        </draw:polyline>
        <draw:polyline draw:style-name="gr1" draw:text-style-name="P1" draw:layer="layout" svg:width="0.043cm" svg:height="0.179cm" svg:x="9.986cm" svg:y="6.648cm" svg:viewBox="0 0 44 180" draw:points="0,35 17,26 44,0 44,180">
          <text:p/>
        </draw:polyline>
        <draw:polyline draw:style-name="gr1" draw:text-style-name="P1" draw:layer="layout" svg:width="0.119cm" svg:height="0.179cm" svg:x="10.132cm" svg:y="6.648cm" svg:viewBox="0 0 120 180" draw:points="103,0 17,0 8,77 17,69 42,60 69,60 95,69 112,86 120,112 120,129 112,154 95,171 69,180 42,180 17,171 8,163 0,146">
          <text:p/>
        </draw:polyline>
        <draw:polygon draw:style-name="gr1" draw:text-style-name="P1" draw:layer="layout" svg:width="0.7cm" svg:height="0.28cm" svg:x="10.579cm" svg:y="5.067cm" svg:viewBox="0 0 701 281" draw:points="0,281 701,281 701,0 0,0">
          <text:p/>
        </draw:polygon>
        <draw:polyline draw:style-name="gr1" draw:text-style-name="P1" draw:layer="layout" svg:width="0.119cm" svg:height="0.18cm" svg:x="10.695cm" svg:y="5.117cm" svg:viewBox="0 0 120 181" draw:points="17,0 112,0 59,69 86,69 103,77 112,86 120,112 120,130 112,155 95,172 68,181 42,181 17,172 8,164 0,147">
          <text:p/>
        </draw:polyline>
        <draw:polyline draw:style-name="gr1" draw:text-style-name="P1" draw:layer="layout" svg:width="0.042cm" svg:height="0.18cm" svg:x="10.891cm" svg:y="5.117cm" svg:viewBox="0 0 43 181" draw:points="0,35 18,26 43,0 43,181">
          <text:p/>
        </draw:polyline>
        <draw:polyline draw:style-name="gr1" draw:text-style-name="P1" draw:layer="layout" svg:width="0.128cm" svg:height="0.18cm" svg:x="11.036cm" svg:y="5.117cm" svg:viewBox="0 0 129 181" draw:points="86,181 86,0 0,121 129,121">
          <text:p/>
        </draw:polyline>
        <draw:polygon draw:style-name="gr1" draw:text-style-name="P1" draw:layer="layout" svg:width="0.7cm" svg:height="0.281cm" svg:x="11.811cm" svg:y="5.219cm" svg:viewBox="0 0 701 282" draw:points="0,282 701,282 701,0 0,0">
          <text:p/>
        </draw:polygon>
        <draw:polyline draw:style-name="gr1" draw:text-style-name="P1" draw:layer="layout" svg:width="0.12cm" svg:height="0.179cm" svg:x="11.93cm" svg:y="5.27cm" svg:viewBox="0 0 121 180" draw:points="17,0 112,0 61,68 87,68 104,76 112,85 121,111 121,128 112,154 95,171 70,180 44,180 17,171 9,163 0,146">
          <text:p/>
        </draw:polyline>
        <draw:polyline draw:style-name="gr1" draw:text-style-name="P1" draw:layer="layout" svg:width="0.043cm" svg:height="0.179cm" svg:x="12.127cm" svg:y="5.27cm" svg:viewBox="0 0 44 180" draw:points="0,34 17,25 44,0 44,180">
          <text:p/>
        </draw:polyline>
        <draw:polyline draw:style-name="gr1" draw:text-style-name="P1" draw:layer="layout" svg:width="0.119cm" svg:height="0.179cm" svg:x="12.272cm" svg:y="5.27cm" svg:viewBox="0 0 120 180" draw:points="17,0 112,0 61,68 86,68 103,76 112,85 120,111 120,128 112,154 95,171 69,180 42,180 17,171 8,163 0,146">
          <text:p/>
        </draw:polyline>
        <draw:polygon draw:style-name="gr1" draw:text-style-name="P1" draw:layer="layout" svg:width="0.701cm" svg:height="0.281cm" svg:x="13.407cm" svg:y="5.267cm" svg:viewBox="0 0 702 282" draw:points="0,282 702,282 702,0 0,0">
          <text:p/>
        </draw:polygon>
        <draw:polyline draw:style-name="gr1" draw:text-style-name="P1" draw:layer="layout" svg:width="0.12cm" svg:height="0.179cm" svg:x="13.527cm" svg:y="5.318cm" svg:viewBox="0 0 121 180" draw:points="17,0 112,0 60,68 86,68 104,78 112,86 121,112 121,129 112,154 94,171 69,180 43,180 17,171 9,163 0,146">
          <text:p/>
        </draw:polyline>
        <draw:polyline draw:style-name="gr1" draw:text-style-name="P1" draw:layer="layout" svg:width="0.042cm" svg:height="0.179cm" svg:x="13.724cm" svg:y="5.318cm" svg:viewBox="0 0 43 180" draw:points="0,34 17,26 43,0 43,180">
          <text:p/>
        </draw:polyline>
        <draw:polyline draw:style-name="gr1" draw:text-style-name="P1" draw:layer="layout" svg:width="0.119cm" svg:height="0.179cm" svg:x="13.869cm" svg:y="5.318cm" svg:viewBox="0 0 120 180" draw:points="8,43 8,34 17,17 25,9 42,0 77,0 94,9 102,17 111,34 111,51 102,68 85,95 0,180 120,180">
          <text:p/>
        </draw:polyline>
        <draw:polygon draw:style-name="gr1" draw:text-style-name="P1" draw:layer="layout" svg:width="0.7cm" svg:height="0.28cm" svg:x="15.062cm" svg:y="5.268cm" svg:viewBox="0 0 701 281" draw:points="0,281 701,281 701,0 0,0">
          <text:p/>
        </draw:polygon>
        <draw:polyline draw:style-name="gr1" draw:text-style-name="P1" draw:layer="layout" svg:width="0.119cm" svg:height="0.179cm" svg:x="15.207cm" svg:y="5.318cm" svg:viewBox="0 0 120 180" draw:points="17,0 112,0 60,68 86,68 103,77 112,86 120,112 120,129 112,155 95,172 68,180 43,180 17,172 8,163 0,146">
          <text:p/>
        </draw:polyline>
        <draw:polyline draw:style-name="gr1" draw:text-style-name="P1" draw:layer="layout" svg:width="0.043cm" svg:height="0.179cm" svg:x="15.403cm" svg:y="5.318cm" svg:viewBox="0 0 44 180" draw:points="0,34 17,26 44,0 44,180">
          <text:p/>
        </draw:polyline>
        <draw:polyline draw:style-name="gr1" draw:text-style-name="P1" draw:layer="layout" svg:width="0.043cm" svg:height="0.179cm" svg:x="15.574cm" svg:y="5.318cm" svg:viewBox="0 0 44 180" draw:points="0,34 17,26 44,0 44,180">
          <text:p/>
        </draw:polyline>
        <draw:polygon draw:style-name="gr1" draw:text-style-name="P1" draw:layer="layout" svg:width="0.7cm" svg:height="0.279cm" svg:x="13.112cm" svg:y="7.947cm" svg:viewBox="0 0 701 280" draw:points="0,280 701,280 701,0 0,0">
          <text:p/>
        </draw:polygon>
        <draw:polyline draw:style-name="gr1" draw:text-style-name="P1" draw:layer="layout" svg:width="0.119cm" svg:height="0.179cm" svg:x="13.236cm" svg:y="7.997cm" svg:viewBox="0 0 120 180" draw:points="17,0 112,0 60,68 86,68 103,77 112,85 120,112 120,129 112,155 95,172 69,180 43,180 17,172 8,163 0,146">
          <text:p/>
        </draw:polyline>
        <draw:polygon draw:style-name="gr1" draw:text-style-name="P1" draw:layer="layout" svg:width="0.119cm" svg:height="0.179cm" svg:x="13.407cm" svg:y="7.997cm" svg:viewBox="0 0 120 180" draw:points="51,0 25,8 8,34 0,77 0,103 8,146 25,172 51,180 68,180 94,172 112,146 120,103 120,77 112,34 94,8 68,0">
          <text:p/>
        </draw:polygon>
        <draw:polyline draw:style-name="gr1" draw:text-style-name="P1" draw:layer="layout" svg:width="0.11cm" svg:height="0.179cm" svg:x="13.578cm" svg:y="7.997cm" svg:viewBox="0 0 111 180" draw:points="111,60 103,85 86,103 60,112 52,112 26,103 9,85 0,60 0,51 9,25 26,8 52,0 60,0 86,8 103,25 111,60 111,103 103,146 86,172 60,180 43,180 18,172 9,155">
          <text:p/>
        </draw:polyline>
        <draw:polygon draw:style-name="gr1" draw:text-style-name="P1" draw:layer="layout" svg:width="0.7cm" svg:height="0.279cm" svg:x="19.752cm" svg:y="8.036cm" svg:viewBox="0 0 701 280" draw:points="0,280 701,280 701,0 0,0">
          <text:p/>
        </draw:polygon>
        <draw:polyline draw:style-name="gr1" draw:text-style-name="P1" draw:layer="layout" svg:width="0.12cm" svg:height="0.179cm" svg:x="19.786cm" svg:y="8.086cm" svg:viewBox="0 0 121 180" draw:points="17,0 112,0 61,68 86,68 104,77 112,85 121,111 121,128 112,154 95,171 69,180 44,180 17,171 9,162 0,145">
          <text:p/>
        </draw:polyline>
        <draw:polyline draw:style-name="gr1" draw:text-style-name="P1" draw:layer="layout" svg:width="0.119cm" svg:height="0.179cm" svg:x="19.957cm" svg:y="8.086cm" svg:viewBox="0 0 120 180" draw:points="17,0 112,0 60,68 85,68 103,77 112,85 120,111 120,128 112,154 94,171 68,180 43,180 17,171 8,162 0,145">
          <text:p/>
        </draw:polyline>
        <draw:polygon draw:style-name="gr1" draw:text-style-name="P1" draw:layer="layout" svg:width="0.119cm" svg:height="0.179cm" svg:x="20.128cm" svg:y="8.086cm" svg:viewBox="0 0 120 180" draw:points="42,0 17,8 8,25 8,43 17,60 34,68 69,77 94,85 111,102 120,119 120,145 111,162 103,171 77,180 42,180 17,171 8,162 0,145 0,119 8,102 25,85 52,77 86,68 103,60 111,43 111,25 103,8 77,0">
          <text:p/>
        </draw:polygon>
        <draw:polyline draw:style-name="gr1" draw:text-style-name="P1" draw:layer="layout" svg:width="0.137cm" svg:height="0.179cm" svg:x="20.281cm" svg:y="8.086cm" svg:viewBox="0 0 138 180" draw:points="0,180 70,0 138,180">
          <text:p/>
        </draw:polyline>
        <draw:line draw:style-name="gr1" draw:text-style-name="P1" draw:layer="layout" svg:x1="20.307cm" svg:y1="8.205cm" svg:x2="20.392cm" svg:y2="8.205cm">
          <text:p/>
        </draw:line>
        <draw:polygon draw:style-name="gr1" draw:text-style-name="P1" draw:layer="layout" svg:width="0.701cm" svg:height="0.28cm" svg:x="20.507cm" svg:y="6.337cm" svg:viewBox="0 0 702 281" draw:points="0,281 702,281 702,0 0,0">
          <text:p/>
        </draw:polygon>
        <draw:polyline draw:style-name="gr1" draw:text-style-name="P1" draw:layer="layout" svg:width="0.12cm" svg:height="0.179cm" svg:x="20.537cm" svg:y="6.388cm" svg:viewBox="0 0 121 180" draw:points="17,0 112,0 60,68 86,68 103,77 112,85 121,112 121,129 112,155 94,172 69,180 43,180 17,172 9,163 0,146">
          <text:p/>
        </draw:polyline>
        <draw:polyline draw:style-name="gr1" draw:text-style-name="P1" draw:layer="layout" svg:width="0.12cm" svg:height="0.179cm" svg:x="20.708cm" svg:y="6.388cm" svg:viewBox="0 0 121 180" draw:points="17,0 112,0 61,68 87,68 104,77 112,85 121,112 121,129 112,155 95,172 70,180 43,180 17,172 9,163 0,146">
          <text:p/>
        </draw:polyline>
        <draw:polygon draw:style-name="gr1" draw:text-style-name="P1" draw:layer="layout" svg:width="0.119cm" svg:height="0.179cm" svg:x="20.879cm" svg:y="6.388cm" svg:viewBox="0 0 120 180" draw:points="43,0 18,8 9,25 9,43 18,60 35,68 69,77 95,85 112,103 120,120 120,146 112,163 103,172 78,180 43,180 18,172 9,163 0,146 0,120 9,103 26,85 52,77 86,68 103,60 112,43 112,25 103,8 78,0">
          <text:p/>
        </draw:polygon>
        <draw:polyline draw:style-name="gr1" draw:text-style-name="P1" draw:layer="layout" svg:width="0.12cm" svg:height="0.179cm" svg:x="21.058cm" svg:y="6.388cm" svg:viewBox="0 0 121 180" draw:points="78,85 104,95 112,103 121,120 121,146 112,163 104,172 78,180 0,180 0,0 78,0 104,8 112,17 121,34 121,51 112,68 104,77 78,85 0,85">
          <text:p/>
        </draw:polyline>
        <draw:polygon draw:style-name="gr1" draw:text-style-name="P1" draw:layer="layout" svg:width="0.7cm" svg:height="0.28cm" svg:x="21.665cm" svg:y="6.337cm" svg:viewBox="0 0 701 281" draw:points="0,281 701,281 701,0 0,0">
          <text:p/>
        </draw:polygon>
        <draw:polyline draw:style-name="gr1" draw:text-style-name="P1" draw:layer="layout" svg:width="0.12cm" svg:height="0.179cm" svg:x="21.695cm" svg:y="6.388cm" svg:viewBox="0 0 121 180" draw:points="17,0 112,0 61,68 87,68 104,77 112,85 121,112 121,129 112,155 95,172 70,180 44,180 17,172 9,163 0,146">
          <text:p/>
        </draw:polyline>
        <draw:polyline draw:style-name="gr1" draw:text-style-name="P1" draw:layer="layout" svg:width="0.119cm" svg:height="0.179cm" svg:x="21.866cm" svg:y="6.388cm" svg:viewBox="0 0 120 180" draw:points="17,0 112,0 60,68 85,68 103,77 112,85 120,112 120,129 112,155 95,172 68,180 43,180 17,172 8,163 0,146">
          <text:p/>
        </draw:polyline>
        <draw:polygon draw:style-name="gr1" draw:text-style-name="P1" draw:layer="layout" svg:width="0.119cm" svg:height="0.179cm" svg:x="22.037cm" svg:y="6.388cm" svg:viewBox="0 0 120 180" draw:points="44,0 17,8 8,25 8,43 17,60 34,68 69,77 95,85 112,103 120,120 120,146 112,163 103,172 78,180 44,180 17,172 8,163 0,146 0,120 8,103 25,85 52,77 86,68 103,60 112,43 112,25 103,8 78,0">
          <text:p/>
        </draw:polygon>
        <draw:polyline draw:style-name="gr1" draw:text-style-name="P1" draw:layer="layout" svg:width="0.128cm" svg:height="0.179cm" svg:x="22.207cm" svg:y="6.388cm" svg:viewBox="0 0 129 180" draw:points="129,43 121,25 104,8 87,0 51,0 34,8 17,25 9,43 0,68 0,112 9,138 17,155 34,172 51,180 87,180 104,172 121,155 129,138">
          <text:p/>
        </draw:polyline>
        <draw:polygon draw:style-name="gr1" draw:text-style-name="P1" draw:layer="layout" svg:width="0.7cm" svg:height="0.28cm" svg:x="22.764cm" svg:y="6.337cm" svg:viewBox="0 0 701 281" draw:points="0,281 701,281 701,0 0,0">
          <text:p/>
        </draw:polygon>
        <draw:polyline draw:style-name="gr1" draw:text-style-name="P1" draw:layer="layout" svg:width="0.119cm" svg:height="0.179cm" svg:x="22.794cm" svg:y="6.388cm" svg:viewBox="0 0 120 180" draw:points="17,0 111,0 60,68 85,68 102,77 111,85 120,112 120,129 111,155 94,172 68,180 43,180 17,172 9,163 0,146">
          <text:p/>
        </draw:polyline>
        <draw:polyline draw:style-name="gr1" draw:text-style-name="P1" draw:layer="layout" svg:width="0.119cm" svg:height="0.179cm" svg:x="22.965cm" svg:y="6.388cm" svg:viewBox="0 0 120 180" draw:points="17,0 112,0 59,68 86,68 103,77 112,85 120,112 120,129 112,155 95,172 69,180 42,180 17,172 8,163 0,146">
          <text:p/>
        </draw:polyline>
        <draw:polygon draw:style-name="gr1" draw:text-style-name="P1" draw:layer="layout" svg:width="0.119cm" svg:height="0.179cm" svg:x="23.136cm" svg:y="6.388cm" svg:viewBox="0 0 120 180" draw:points="43,0 18,8 8,25 8,43 18,60 35,68 69,77 94,85 111,103 120,120 120,146 111,163 103,172 77,180 43,180 18,172 8,163 0,146 0,120 8,103 26,85 52,77 86,68 103,60 111,43 111,25 103,8 77,0">
          <text:p/>
        </draw:polygon>
        <draw:polygon draw:style-name="gr1" draw:text-style-name="P1" draw:layer="layout" svg:width="0.119cm" svg:height="0.179cm" svg:x="23.315cm" svg:y="6.388cm" svg:viewBox="0 0 120 180" draw:points="0,180 0,0 59,0 86,8 103,25 112,43 120,68 120,112 112,138 103,155 86,172 59,180">
          <text:p/>
        </draw:polygon>
        <draw:polygon draw:style-name="gr1" draw:text-style-name="P1" draw:layer="layout" svg:width="0.7cm" svg:height="0.28cm" svg:x="23.863cm" svg:y="6.337cm" svg:viewBox="0 0 701 281" draw:points="0,281 701,281 701,0 0,0">
          <text:p/>
        </draw:polygon>
        <draw:polyline draw:style-name="gr1" draw:text-style-name="P1" draw:layer="layout" svg:width="0.119cm" svg:height="0.179cm" svg:x="23.897cm" svg:y="6.388cm" svg:viewBox="0 0 120 180" draw:points="17,0 112,0 60,68 86,68 103,77 112,85 120,112 120,129 112,155 95,172 68,180 43,180 17,172 9,163 0,146">
          <text:p/>
        </draw:polyline>
        <draw:polyline draw:style-name="gr1" draw:text-style-name="P1" draw:layer="layout" svg:width="0.119cm" svg:height="0.179cm" svg:x="24.068cm" svg:y="6.388cm" svg:viewBox="0 0 120 180" draw:points="17,0 112,0 60,68 86,68 103,77 112,85 120,112 120,129 112,155 95,172 69,180 43,180 17,172 8,163 0,146">
          <text:p/>
        </draw:polyline>
        <draw:polygon draw:style-name="gr1" draw:text-style-name="P1" draw:layer="layout" svg:width="0.119cm" svg:height="0.179cm" svg:x="24.239cm" svg:y="6.388cm" svg:viewBox="0 0 120 180" draw:points="42,0 17,8 8,25 8,43 17,60 34,68 68,77 93,85 111,103 120,120 120,146 111,163 103,172 76,180 42,180 17,172 8,163 0,146 0,120 8,103 25,85 51,77 85,68 103,60 111,43 111,25 103,8 76,0">
          <text:p/>
        </draw:polygon>
        <draw:polyline draw:style-name="gr1" draw:text-style-name="P1" draw:layer="layout" svg:width="0.111cm" svg:height="0.179cm" svg:x="24.418cm" svg:y="6.388cm" svg:viewBox="0 0 112 180" draw:points="0,180 0,0 112,0">
          <text:p/>
        </draw:polyline>
        <draw:line draw:style-name="gr1" draw:text-style-name="P1" draw:layer="layout" svg:x1="24.418cm" svg:y1="6.473cm" svg:x2="24.486cm" svg:y2="6.473cm">
          <text:p/>
        </draw:line>
        <draw:line draw:style-name="gr1" draw:text-style-name="P1" draw:layer="layout" svg:x1="24.418cm" svg:y1="6.567cm" svg:x2="24.529cm" svg:y2="6.567cm">
          <text:p/>
        </draw:line>
        <draw:polygon draw:style-name="gr1" draw:text-style-name="P1" draw:layer="layout" svg:width="0.7cm" svg:height="0.28cm" svg:x="24.962cm" svg:y="6.337cm" svg:viewBox="0 0 701 281" draw:points="0,281 701,281 701,0 0,0">
          <text:p/>
        </draw:polygon>
        <draw:polyline draw:style-name="gr1" draw:text-style-name="P1" draw:layer="layout" svg:width="0.119cm" svg:height="0.179cm" svg:x="24.996cm" svg:y="6.388cm" svg:viewBox="0 0 120 180" draw:points="17,0 112,0 60,68 86,68 103,77 112,85 120,112 120,129 112,155 95,172 69,180 42,180 17,172 8,163 0,146">
          <text:p/>
        </draw:polyline>
        <draw:polyline draw:style-name="gr1" draw:text-style-name="P1" draw:layer="layout" svg:width="0.12cm" svg:height="0.179cm" svg:x="25.166cm" svg:y="6.388cm" svg:viewBox="0 0 121 180" draw:points="18,0 112,0 61,68 87,68 104,77 112,85 121,112 121,129 112,155 95,172 70,180 44,180 18,172 10,163 0,146">
          <text:p/>
        </draw:polyline>
        <draw:polygon draw:style-name="gr1" draw:text-style-name="P1" draw:layer="layout" svg:width="0.12cm" svg:height="0.179cm" svg:x="25.337cm" svg:y="6.388cm" svg:viewBox="0 0 121 180" draw:points="43,0 17,8 9,25 9,43 17,60 34,68 69,77 95,85 112,103 121,120 121,146 112,163 104,172 78,180 43,180 17,172 9,163 0,146 0,120 9,103 26,85 51,77 87,68 104,60 112,43 112,25 104,8 78,0">
          <text:p/>
        </draw:polygon>
        <draw:polyline draw:style-name="gr1" draw:text-style-name="P1" draw:layer="layout" svg:width="0.111cm" svg:height="0.179cm" svg:x="25.516cm" svg:y="6.388cm" svg:viewBox="0 0 112 180" draw:points="0,180 0,0 112,0">
          <text:p/>
        </draw:polyline>
        <draw:line draw:style-name="gr1" draw:text-style-name="P1" draw:layer="layout" svg:x1="25.516cm" svg:y1="6.473cm" svg:x2="25.585cm" svg:y2="6.473cm">
          <text:p/>
        </draw:line>
        <draw:polygon draw:style-name="gr1" draw:text-style-name="P1" draw:layer="layout" svg:width="0.7cm" svg:height="0.28cm" svg:x="26.06cm" svg:y="6.337cm" svg:viewBox="0 0 701 281" draw:points="0,281 701,281 701,0 0,0">
          <text:p/>
        </draw:polygon>
        <draw:polyline draw:style-name="gr1" draw:text-style-name="P1" draw:layer="layout" svg:width="0.12cm" svg:height="0.179cm" svg:x="26.09cm" svg:y="6.388cm" svg:viewBox="0 0 121 180" draw:points="17,0 112,0 61,68 86,68 103,77 112,85 121,112 121,129 112,155 95,172 69,180 44,180 17,172 9,163 0,146">
          <text:p/>
        </draw:polyline>
        <draw:polyline draw:style-name="gr1" draw:text-style-name="P1" draw:layer="layout" svg:width="0.119cm" svg:height="0.179cm" svg:x="26.261cm" svg:y="6.388cm" svg:viewBox="0 0 120 180" draw:points="17,0 112,0 60,68 85,68 103,77 112,85 120,112 120,129 112,155 94,172 68,180 42,180 17,172 8,163 0,146">
          <text:p/>
        </draw:polyline>
        <draw:polygon draw:style-name="gr1" draw:text-style-name="P1" draw:layer="layout" svg:width="0.119cm" svg:height="0.179cm" svg:x="26.432cm" svg:y="6.388cm" svg:viewBox="0 0 120 180" draw:points="42,0 17,8 8,25 8,43 17,60 34,68 69,77 95,85 112,103 120,120 120,146 112,163 103,172 78,180 42,180 17,172 8,163 0,146 0,120 8,103 25,85 52,77 86,68 103,60 112,43 112,25 103,8 78,0">
          <text:p/>
        </draw:polygon>
        <draw:polyline draw:style-name="gr1" draw:text-style-name="P1" draw:layer="layout" svg:width="0.128cm" svg:height="0.179cm" svg:x="26.602cm" svg:y="6.388cm" svg:viewBox="0 0 129 180" draw:points="129,43 121,25 104,8 87,0 52,0 35,8 18,25 10,43 0,68 0,112 10,138 18,155 35,172 52,180 87,180 104,172 121,155 129,138 129,112 87,112">
          <text:p/>
        </draw:polyline>
        <draw:polygon draw:style-name="gr1" draw:text-style-name="P1" draw:layer="layout" svg:width="0.701cm" svg:height="0.28cm" svg:x="27.152cm" svg:y="6.337cm" svg:viewBox="0 0 702 281" draw:points="0,281 702,281 702,0 0,0">
          <text:p/>
        </draw:polygon>
        <draw:polyline draw:style-name="gr1" draw:text-style-name="P1" draw:layer="layout" svg:width="0.12cm" svg:height="0.179cm" svg:x="27.182cm" svg:y="6.388cm" svg:viewBox="0 0 121 180" draw:points="18,0 112,0 61,68 87,68 104,77 112,85 121,112 121,129 112,155 95,172 69,180 44,180 18,172 9,163 0,146">
          <text:p/>
        </draw:polyline>
        <draw:polyline draw:style-name="gr1" draw:text-style-name="P1" draw:layer="layout" svg:width="0.12cm" svg:height="0.179cm" svg:x="27.353cm" svg:y="6.388cm" svg:viewBox="0 0 121 180" draw:points="17,0 112,0 60,68 86,68 104,77 112,85 121,112 121,129 112,155 95,172 68,180 43,180 17,172 9,163 0,146">
          <text:p/>
        </draw:polyline>
        <draw:polygon draw:style-name="gr1" draw:text-style-name="P1" draw:layer="layout" svg:width="0.119cm" svg:height="0.179cm" svg:x="27.524cm" svg:y="6.388cm" svg:viewBox="0 0 120 180" draw:points="43,0 17,8 8,25 8,43 17,60 35,68 69,77 94,85 112,103 120,120 120,146 112,163 103,172 77,180 43,180 17,172 8,163 0,146 0,120 8,103 26,85 52,77 86,68 103,60 112,43 112,25 103,8 77,0">
          <text:p/>
        </draw:polygon>
        <draw:line draw:style-name="gr1" draw:text-style-name="P1" draw:layer="layout" svg:x1="27.703cm" svg:y1="6.388cm" svg:x2="27.703cm" svg:y2="6.567cm">
          <text:p/>
        </draw:line>
        <draw:line draw:style-name="gr1" draw:text-style-name="P1" draw:layer="layout" svg:x1="27.823cm" svg:y1="6.388cm" svg:x2="27.823cm" svg:y2="6.567cm">
          <text:p/>
        </draw:line>
        <draw:line draw:style-name="gr1" draw:text-style-name="P1" draw:layer="layout" svg:x1="27.703cm" svg:y1="6.473cm" svg:x2="27.823cm" svg:y2="6.473cm">
          <text:p/>
        </draw:line>
        <draw:polygon draw:style-name="gr1" draw:text-style-name="P1" draw:layer="layout" svg:width="0.7cm" svg:height="0.28cm" svg:x="28.258cm" svg:y="6.337cm" svg:viewBox="0 0 701 281" draw:points="0,281 701,281 701,0 0,0">
          <text:p/>
        </draw:polygon>
        <draw:polyline draw:style-name="gr1" draw:text-style-name="P1" draw:layer="layout" svg:width="0.12cm" svg:height="0.179cm" svg:x="28.347cm" svg:y="6.388cm" svg:viewBox="0 0 121 180" draw:points="18,0 112,0 61,68 87,68 104,77 112,85 121,112 121,129 112,155 95,172 70,180 44,180 18,172 9,163 0,146">
          <text:p/>
        </draw:polyline>
        <draw:polyline draw:style-name="gr1" draw:text-style-name="P1" draw:layer="layout" svg:width="0.12cm" svg:height="0.179cm" svg:x="28.518cm" svg:y="6.388cm" svg:viewBox="0 0 121 180" draw:points="17,0 112,0 60,68 85,68 103,77 112,85 121,112 121,129 112,155 94,172 68,180 43,180 17,172 8,163 0,146">
          <text:p/>
        </draw:polyline>
        <draw:polygon draw:style-name="gr1" draw:text-style-name="P1" draw:layer="layout" svg:width="0.119cm" svg:height="0.179cm" svg:x="28.689cm" svg:y="6.388cm" svg:viewBox="0 0 120 180" draw:points="43,0 17,8 8,25 8,43 17,60 34,68 69,77 95,85 112,103 120,120 120,146 112,163 103,172 78,180 43,180 17,172 8,163 0,146 0,120 8,103 25,85 52,77 86,68 103,60 112,43 112,25 103,8 78,0">
          <text:p/>
        </draw:polygon>
        <draw:line draw:style-name="gr1" draw:text-style-name="P1" draw:layer="layout" svg:x1="28.868cm" svg:y1="6.388cm" svg:x2="28.868cm" svg:y2="6.567cm">
          <text:p/>
        </draw:line>
        <draw:polygon draw:style-name="gr1" draw:text-style-name="P1" draw:layer="layout" svg:width="0.7cm" svg:height="0.28cm" svg:x="29.356cm" svg:y="6.337cm" svg:viewBox="0 0 701 281" draw:points="0,281 701,281 701,0 0,0">
          <text:p/>
        </draw:polygon>
        <draw:polyline draw:style-name="gr1" draw:text-style-name="P1" draw:layer="layout" svg:width="0.119cm" svg:height="0.179cm" svg:x="29.412cm" svg:y="6.388cm" svg:viewBox="0 0 120 180" draw:points="17,0 112,0 61,68 86,68 103,77 112,85 120,112 120,129 112,155 95,172 69,180 44,180 17,172 9,163 0,146">
          <text:p/>
        </draw:polyline>
        <draw:polyline draw:style-name="gr1" draw:text-style-name="P1" draw:layer="layout" svg:width="0.12cm" svg:height="0.179cm" svg:x="29.582cm" svg:y="6.388cm" svg:viewBox="0 0 121 180" draw:points="17,0 112,0 60,68 86,68 103,77 112,85 121,112 121,129 112,155 94,172 69,180 43,180 17,172 9,163 0,146">
          <text:p/>
        </draw:polyline>
        <draw:polygon draw:style-name="gr1" draw:text-style-name="P1" draw:layer="layout" svg:width="0.12cm" svg:height="0.179cm" svg:x="29.753cm" svg:y="6.388cm" svg:viewBox="0 0 121 180" draw:points="43,0 17,8 9,25 9,43 17,60 34,68 70,77 95,85 112,103 121,120 121,146 112,163 104,172 78,180 43,180 17,172 9,163 0,146 0,120 9,103 26,85 52,77 87,68 104,60 112,43 112,25 104,8 78,0">
          <text:p/>
        </draw:polygon>
        <draw:polyline draw:style-name="gr1" draw:text-style-name="P1" draw:layer="layout" svg:width="0.085cm" svg:height="0.179cm" svg:x="29.916cm" svg:y="6.388cm" svg:viewBox="0 0 86 180" draw:points="86,0 86,138 77,163 69,172 52,180 34,180 17,172 8,163 0,138 0,120">
          <text:p/>
        </draw:polyline>
        <draw:polygon draw:style-name="gr1" draw:text-style-name="P1" draw:layer="layout" svg:width="0.7cm" svg:height="0.28cm" svg:x="30.455cm" svg:y="6.337cm" svg:viewBox="0 0 701 281" draw:points="0,281 701,281 701,0 0,0">
          <text:p/>
        </draw:polygon>
        <draw:polyline draw:style-name="gr1" draw:text-style-name="P1" draw:layer="layout" svg:width="0.119cm" svg:height="0.179cm" svg:x="30.485cm" svg:y="6.388cm" svg:viewBox="0 0 120 180" draw:points="17,0 112,0 61,68 86,68 103,77 112,85 120,112 120,129 112,155 95,172 69,180 44,180 17,172 9,163 0,146">
          <text:p/>
        </draw:polyline>
        <draw:polyline draw:style-name="gr1" draw:text-style-name="P1" draw:layer="layout" svg:width="0.119cm" svg:height="0.179cm" svg:x="30.656cm" svg:y="6.388cm" svg:viewBox="0 0 120 180" draw:points="17,0 112,0 59,68 85,68 102,77 112,85 120,112 120,129 112,155 93,172 68,180 42,180 17,172 8,163 0,146">
          <text:p/>
        </draw:polyline>
        <draw:polygon draw:style-name="gr1" draw:text-style-name="P1" draw:layer="layout" svg:width="0.12cm" svg:height="0.179cm" svg:x="30.826cm" svg:y="6.388cm" svg:viewBox="0 0 121 180" draw:points="43,0 17,8 9,25 9,43 17,60 35,68 70,77 95,85 112,103 121,120 121,146 112,163 104,172 78,180 43,180 17,172 9,163 0,146 0,120 9,103 26,85 52,77 87,68 104,60 112,43 112,25 104,8 78,0">
          <text:p/>
        </draw:polygon>
        <draw:line draw:style-name="gr1" draw:text-style-name="P1" draw:layer="layout" svg:x1="31.006cm" svg:y1="6.388cm" svg:x2="31.006cm" svg:y2="6.567cm">
          <text:p/>
        </draw:line>
        <draw:line draw:style-name="gr1" draw:text-style-name="P1" draw:layer="layout" svg:x1="31.126cm" svg:y1="6.388cm" svg:x2="31.006cm" svg:y2="6.508cm">
          <text:p/>
        </draw:line>
        <draw:line draw:style-name="gr1" draw:text-style-name="P1" draw:layer="layout" svg:x1="31.048cm" svg:y1="6.465cm" svg:x2="31.126cm" svg:y2="6.568cm">
          <text:p/>
        </draw:line>
        <draw:polygon draw:style-name="gr1" draw:text-style-name="P1" draw:layer="layout" svg:width="0.7cm" svg:height="0.28cm" svg:x="31.554cm" svg:y="6.337cm" svg:viewBox="0 0 701 281" draw:points="0,281 701,281 701,0 0,0">
          <text:p/>
        </draw:polygon>
        <draw:polyline draw:style-name="gr1" draw:text-style-name="P1" draw:layer="layout" svg:width="0.12cm" svg:height="0.179cm" svg:x="31.592cm" svg:y="6.388cm" svg:viewBox="0 0 121 180" draw:points="18,0 112,0 61,68 87,68 104,77 112,85 121,112 121,129 112,155 95,172 70,180 44,180 18,172 10,163 0,146">
          <text:p/>
        </draw:polyline>
        <draw:polyline draw:style-name="gr1" draw:text-style-name="P1" draw:layer="layout" svg:width="0.119cm" svg:height="0.179cm" svg:x="31.763cm" svg:y="6.388cm" svg:viewBox="0 0 120 180" draw:points="17,0 112,0 59,68 86,68 103,77 112,85 120,112 120,129 112,155 95,172 68,180 42,180 17,172 8,163 0,146">
          <text:p/>
        </draw:polyline>
        <draw:polygon draw:style-name="gr1" draw:text-style-name="P1" draw:layer="layout" svg:width="0.119cm" svg:height="0.179cm" svg:x="31.934cm" svg:y="6.388cm" svg:viewBox="0 0 120 180" draw:points="43,0 17,8 8,25 8,43 17,60 35,68 69,77 95,85 112,103 120,120 120,146 112,163 103,172 77,180 43,180 17,172 8,163 0,146 0,120 8,103 26,85 52,77 86,68 103,60 112,43 112,25 103,8 77,0">
          <text:p/>
        </draw:polygon>
        <draw:polyline draw:style-name="gr1" draw:text-style-name="P1" draw:layer="layout" svg:width="0.102cm" svg:height="0.179cm" svg:x="32.113cm" svg:y="6.388cm" svg:viewBox="0 0 103 180" draw:points="0,0 0,180 103,180">
          <text:p/>
        </draw:polyline>
        <draw:polygon draw:style-name="gr1" draw:text-style-name="P1" draw:layer="layout" svg:width="0.7cm" svg:height="0.28cm" svg:x="32.652cm" svg:y="6.337cm" svg:viewBox="0 0 701 281" draw:points="0,281 701,281 701,0 0,0">
          <text:p/>
        </draw:polygon>
        <draw:polyline draw:style-name="gr1" draw:text-style-name="P1" draw:layer="layout" svg:width="0.119cm" svg:height="0.179cm" svg:x="32.674cm" svg:y="6.388cm" svg:viewBox="0 0 120 180" draw:points="17,0 112,0 60,68 85,68 102,77 112,85 120,112 120,129 112,155 94,172 68,180 43,180 17,172 8,163 0,146">
          <text:p/>
        </draw:polyline>
        <draw:polyline draw:style-name="gr1" draw:text-style-name="P1" draw:layer="layout" svg:width="0.119cm" svg:height="0.179cm" svg:x="32.845cm" svg:y="6.388cm" svg:viewBox="0 0 120 180" draw:points="17,0 111,0 60,68 86,68 103,77 111,85 120,112 120,129 111,155 94,172 69,180 42,180 17,172 8,163 0,146">
          <text:p/>
        </draw:polyline>
        <draw:polygon draw:style-name="gr1" draw:text-style-name="P1" draw:layer="layout" svg:width="0.12cm" svg:height="0.179cm" svg:x="33.015cm" svg:y="6.388cm" svg:viewBox="0 0 121 180" draw:points="44,0 18,8 10,25 10,43 18,60 35,68 70,77 95,85 112,103 121,120 121,146 112,163 104,172 78,180 44,180 18,172 10,163 0,146 0,120 10,103 27,85 52,77 87,68 104,60 112,43 112,25 104,8 78,0">
          <text:p/>
        </draw:polygon>
        <draw:polyline draw:style-name="gr1" draw:text-style-name="P1" draw:layer="layout" svg:width="0.136cm" svg:height="0.179cm" svg:x="33.195cm" svg:y="6.388cm" svg:viewBox="0 0 137 180" draw:points="0,180 0,0 69,180 137,0 137,180">
          <text:p/>
        </draw:polyline>
        <draw:polygon draw:style-name="gr1" draw:text-style-name="P1" draw:layer="layout" svg:width="0.7cm" svg:height="0.28cm" svg:x="33.751cm" svg:y="6.337cm" svg:viewBox="0 0 701 281" draw:points="0,281 701,281 701,0 0,0">
          <text:p/>
        </draw:polygon>
        <draw:polyline draw:style-name="gr1" draw:text-style-name="P1" draw:layer="layout" svg:width="0.12cm" svg:height="0.179cm" svg:x="33.781cm" svg:y="6.388cm" svg:viewBox="0 0 121 180" draw:points="17,0 112,0 60,68 87,68 104,77 112,85 121,112 121,129 112,155 95,172 68,180 43,180 17,172 9,163 0,146">
          <text:p/>
        </draw:polyline>
        <draw:polyline draw:style-name="gr1" draw:text-style-name="P1" draw:layer="layout" svg:width="0.119cm" svg:height="0.179cm" svg:x="33.952cm" svg:y="6.388cm" svg:viewBox="0 0 120 180" draw:points="17,0 112,0 60,68 86,68 103,77 112,85 120,112 120,129 112,155 94,172 69,180 43,180 17,172 8,163 0,146">
          <text:p/>
        </draw:polyline>
        <draw:polygon draw:style-name="gr1" draw:text-style-name="P1" draw:layer="layout" svg:width="0.12cm" svg:height="0.179cm" svg:x="34.122cm" svg:y="6.388cm" svg:viewBox="0 0 121 180" draw:points="43,0 17,8 9,25 9,43 17,60 35,68 69,77 95,85 112,103 121,120 121,146 112,163 104,172 77,180 43,180 17,172 9,163 0,146 0,120 9,103 26,85 52,77 86,68 104,60 112,43 112,25 104,8 77,0">
          <text:p/>
        </draw:polygon>
        <draw:polyline draw:style-name="gr1" draw:text-style-name="P1" draw:layer="layout" svg:width="0.119cm" svg:height="0.179cm" svg:x="34.302cm" svg:y="6.388cm" svg:viewBox="0 0 120 180" draw:points="0,180 0,0 120,180 120,0">
          <text:p/>
        </draw:polyline>
        <draw:polygon draw:style-name="gr1" draw:text-style-name="P1" draw:layer="layout" svg:width="0.7cm" svg:height="0.28cm" svg:x="34.849cm" svg:y="6.337cm" svg:viewBox="0 0 701 281" draw:points="0,281 701,281 701,0 0,0">
          <text:p/>
        </draw:polygon>
        <draw:polyline draw:style-name="gr1" draw:text-style-name="P1" draw:layer="layout" svg:width="0.119cm" svg:height="0.179cm" svg:x="34.875cm" svg:y="6.388cm" svg:viewBox="0 0 120 180" draw:points="17,0 112,0 60,68 86,68 103,77 112,85 120,112 120,129 112,155 95,172 69,180 42,180 17,172 8,163 0,146">
          <text:p/>
        </draw:polyline>
        <draw:polyline draw:style-name="gr1" draw:text-style-name="P1" draw:layer="layout" svg:width="0.119cm" svg:height="0.179cm" svg:x="35.046cm" svg:y="6.388cm" svg:viewBox="0 0 120 180" draw:points="17,0 111,0 59,68 85,68 102,77 111,85 120,112 120,129 111,155 94,172 68,180 42,180 17,172 8,163 0,146">
          <text:p/>
        </draw:polyline>
        <draw:polygon draw:style-name="gr1" draw:text-style-name="P1" draw:layer="layout" svg:width="0.12cm" svg:height="0.179cm" svg:x="35.216cm" svg:y="6.388cm" svg:viewBox="0 0 121 180" draw:points="43,0 17,8 9,25 9,43 17,60 34,68 70,77 95,85 112,103 121,120 121,146 112,163 104,172 78,180 43,180 17,172 9,163 0,146 0,120 9,103 26,85 51,77 87,68 104,60 112,43 112,25 104,8 78,0">
          <text:p/>
        </draw:polygon>
        <draw:polygon draw:style-name="gr1" draw:text-style-name="P1" draw:layer="layout" svg:width="0.137cm" svg:height="0.179cm" svg:x="35.387cm" svg:y="6.388cm" svg:viewBox="0 0 138 180" draw:points="52,0 34,8 17,25 8,43 0,68 0,112 8,138 17,155 34,172 52,180 86,180 103,172 121,155 129,138 138,112 138,68 129,43 121,25 103,8 86,0">
          <text:p/>
        </draw:polygon>
        <draw:polygon draw:style-name="gr1" draw:text-style-name="P2" draw:layer="layout" svg:width="0.7cm" svg:height="0.28cm" svg:x="36.482cm" svg:y="6.337cm" svg:viewBox="0 0 701 281" draw:points="0,281 701,281 701,0 0,0">
          <text:p/>
        </draw:polygon>
        <draw:polyline draw:style-name="gr1" draw:text-style-name="P2" draw:layer="layout" svg:width="0.119cm" svg:height="0.179cm" svg:x="36.512cm" svg:y="6.388cm" svg:viewBox="0 0 120 180" draw:points="17,0 112,0 60,68 86,68 103,77 112,85 120,112 120,129 112,155 95,172 68,180 43,180 17,172 8,163 0,146">
          <text:p/>
        </draw:polyline>
        <draw:polyline draw:style-name="gr1" draw:text-style-name="P2" draw:layer="layout" svg:width="0.12cm" svg:height="0.179cm" svg:x="36.682cm" svg:y="6.388cm" svg:viewBox="0 0 121 180" draw:points="17,0 112,0 61,68 87,68 104,77 112,85 121,112 121,129 112,155 95,172 70,180 44,180 17,172 9,163 0,146">
          <text:p/>
        </draw:polyline>
        <draw:polygon draw:style-name="gr1" draw:text-style-name="P2" draw:layer="layout" svg:width="0.12cm" svg:height="0.179cm" svg:x="36.853cm" svg:y="6.388cm" svg:viewBox="0 0 121 180" draw:points="43,0 17,8 9,25 9,43 17,60 34,68 68,77 94,85 112,103 121,120 121,146 112,163 104,172 77,180 43,180 17,172 9,163 0,146 0,120 9,103 26,85 51,77 86,68 104,60 112,43 112,25 104,8 77,0">
          <text:p/>
        </draw:polygon>
        <draw:polyline draw:style-name="gr1" draw:text-style-name="P2" draw:layer="layout" svg:width="0.119cm" svg:height="0.179cm" svg:x="37.033cm" svg:y="6.388cm" svg:viewBox="0 0 120 180" draw:points="0,180 0,0 77,0 103,8 111,17 120,34 120,60 111,77 103,85 77,95 0,95">
          <text:p/>
        </draw:polyline>
        <draw:polygon draw:style-name="gr1" draw:text-style-name="P2" draw:layer="layout" svg:width="0.7cm" svg:height="0.281cm" svg:x="36.171cm" svg:y="8.586cm" svg:viewBox="0 0 701 282" draw:points="0,282 701,282 701,0 0,0">
          <text:p/>
        </draw:polygon>
        <draw:polyline draw:style-name="gr1" draw:text-style-name="P2" draw:layer="layout" svg:width="0.12cm" svg:height="0.179cm" svg:x="36.201cm" svg:y="8.637cm" svg:viewBox="0 0 121 180" draw:points="17,0 112,0 61,68 87,68 104,77 112,85 121,111 121,128 112,153 95,171 69,180 44,180 17,171 9,162 0,145">
          <text:p/>
        </draw:polyline>
        <draw:polyline draw:style-name="gr1" draw:text-style-name="P2" draw:layer="layout" svg:width="0.119cm" svg:height="0.179cm" svg:x="36.372cm" svg:y="8.637cm" svg:viewBox="0 0 120 180" draw:points="17,0 112,0 59,68 85,68 103,77 112,85 120,111 120,128 112,153 94,171 68,180 42,180 17,171 8,162 0,145">
          <text:p/>
        </draw:polyline>
        <draw:polygon draw:style-name="gr1" draw:text-style-name="P2" draw:layer="layout" svg:width="0.12cm" svg:height="0.179cm" svg:x="36.542cm" svg:y="8.637cm" svg:viewBox="0 0 121 180" draw:points="43,0 18,8 9,25 9,42 18,60 35,68 70,77 95,85 113,102 121,119 121,145 113,162 104,171 78,180 43,180 18,171 9,162 0,145 0,119 9,102 26,85 53,77 87,68 104,60 113,42 113,25 104,8 78,0">
          <text:p/>
        </draw:polygon>
        <draw:polyline draw:style-name="gr1" draw:text-style-name="P2" draw:layer="layout" svg:width="0.119cm" svg:height="0.179cm" svg:x="36.722cm" svg:y="8.637cm" svg:viewBox="0 0 120 180" draw:points="0,180 0,0 77,0 102,8 112,17 120,34 120,51 112,68 102,77 77,85 0,85">
          <text:p/>
        </draw:polyline>
        <draw:line draw:style-name="gr1" draw:text-style-name="P2" draw:layer="layout" svg:x1="36.782cm" svg:y1="8.722cm" svg:x2="36.842cm" svg:y2="8.817cm">
          <text:p/>
        </draw:line>
        <draw:line draw:style-name="gr1" draw:text-style-name="P1" draw:layer="layout" svg:x1="34.375cm" svg:y1="7.856cm" svg:x2="34.753cm" svg:y2="7.856cm">
          <text:p/>
        </draw:line>
        <draw:line draw:style-name="gr1" draw:text-style-name="P1" draw:layer="layout" svg:x1="34.923cm" svg:y1="7.856cm" svg:x2="35.3cm" svg:y2="7.856cm">
          <text:p/>
        </draw:line>
        <draw:polygon draw:style-name="gr1" draw:text-style-name="P1" draw:layer="layout" svg:width="0.104cm" svg:height="0.77cm" svg:x="30.553cm" svg:y="8.332cm" svg:viewBox="0 0 105 771" draw:points="105,771 0,771 0,0 105,0">
          <text:p/>
        </draw:polygon>
        <draw:polyline draw:style-name="gr1" draw:text-style-name="P1" draw:layer="layout" svg:width="0.048cm" svg:height="0.105cm" svg:x="30.609cm" svg:y="9.102cm" svg:viewBox="0 0 49 106" draw:points="49,0 49,106 0,106 0,0">
          <text:p/>
        </draw:polyline>
        <draw:line draw:style-name="gr1" draw:text-style-name="P1" draw:layer="layout" svg:x1="30.609cm" svg:y1="8.029cm" svg:x2="30.657cm" svg:y2="8.029cm">
          <text:p/>
        </draw:line>
        <draw:polyline draw:style-name="gr1" draw:text-style-name="P1" draw:layer="layout" svg:width="0.048cm" svg:height="0.014cm" svg:x="30.609cm" svg:y="8.019cm" svg:viewBox="0 0 49 15" draw:points="49,15 49,0 0,0">
          <text:p/>
        </draw:polyline>
        <draw:line draw:style-name="gr1" draw:text-style-name="P1" draw:layer="layout" svg:x1="30.575cm" svg:y1="7.966cm" svg:x2="30.575cm" svg:y2="8.332cm">
          <text:p/>
        </draw:line>
        <draw:polyline draw:style-name="gr1" draw:text-style-name="P1" draw:layer="layout" svg:width="0.885cm" svg:height="0.337cm" svg:x="30.657cm" svg:y="9.207cm" svg:viewBox="0 0 886 338" draw:points="0,0 0,338 886,338">
          <text:p/>
        </draw:polyline>
        <draw:polyline draw:style-name="gr1" draw:text-style-name="P1" draw:layer="layout" svg:width="0.933cm" svg:height="1.318cm" svg:x="30.609cm" svg:y="8.017cm" svg:viewBox="0 0 934 1319" draw:points="934,1319 262,1319 262,16 0,16 0,0">
          <text:p/>
        </draw:polyline>
        <draw:line draw:style-name="gr1" draw:text-style-name="P1" draw:layer="layout" svg:x1="30.609cm" svg:y1="7.966cm" svg:x2="30.575cm" svg:y2="7.966cm">
          <text:p/>
        </draw:line>
        <draw:line draw:style-name="gr1" draw:text-style-name="P1" draw:layer="layout" svg:x1="29.273cm" svg:y1="7.856cm" svg:x2="29.599cm" svg:y2="7.856cm">
          <text:p/>
        </draw:line>
        <draw:line draw:style-name="gr1" draw:text-style-name="P1" draw:layer="layout" svg:x1="29.769cm" svg:y1="7.856cm" svg:x2="30.109cm" svg:y2="7.856cm">
          <text:p/>
        </draw:line>
        <draw:line draw:style-name="gr1" draw:text-style-name="P1" draw:layer="layout" svg:x1="30.279cm" svg:y1="7.856cm" svg:x2="30.605cm" svg:y2="7.856cm">
          <text:p/>
        </draw:line>
        <draw:line draw:style-name="gr1" draw:text-style-name="P1" draw:layer="layout" svg:x1="30.605cm" svg:y1="8.022cm" svg:x2="30.605cm" svg:y2="8.283cm">
          <text:p/>
        </draw:line>
        <draw:line draw:style-name="gr1" draw:text-style-name="P1" draw:layer="layout" svg:x1="30.605cm" svg:y1="8.453cm" svg:x2="30.605cm" svg:y2="8.793cm">
          <text:p/>
        </draw:line>
        <draw:line draw:style-name="gr1" draw:text-style-name="P1" draw:layer="layout" svg:x1="30.605cm" svg:y1="8.963cm" svg:x2="30.605cm" svg:y2="9.225cm">
          <text:p/>
        </draw:line>
        <draw:polygon draw:style-name="gr1" draw:text-style-name="P1" draw:layer="layout" svg:width="0.701cm" svg:height="0.28cm" svg:x="34.123cm" svg:y="8.412cm" svg:viewBox="0 0 702 281" draw:points="0,281 702,281 702,0 0,0">
          <text:p/>
        </draw:polygon>
        <draw:polyline draw:style-name="gr1" draw:text-style-name="P1" draw:layer="layout" svg:width="0.12cm" svg:height="0.179cm" svg:x="34.157cm" svg:y="8.463cm" svg:viewBox="0 0 121 180" draw:points="17,0 112,0 61,68 87,68 104,76 112,85 121,110 121,127 112,153 95,171 70,180 43,180 17,171 9,163 0,145">
          <text:p/>
        </draw:polyline>
        <draw:polyline draw:style-name="gr1" draw:text-style-name="P1" draw:layer="layout" svg:width="0.12cm" svg:height="0.179cm" svg:x="34.328cm" svg:y="8.463cm" svg:viewBox="0 0 121 180" draw:points="18,0 112,0 61,68 87,68 104,76 112,85 121,110 121,127 112,153 95,171 70,180 44,180 18,171 10,163 0,145">
          <text:p/>
        </draw:polyline>
        <draw:polygon draw:style-name="gr1" draw:text-style-name="P1" draw:layer="layout" svg:width="0.119cm" svg:height="0.179cm" svg:x="34.499cm" svg:y="8.463cm" svg:viewBox="0 0 120 180" draw:points="43,0 17,8 9,25 9,42 17,59 34,68 68,76 95,85 112,102 120,119 120,145 112,163 103,171 78,180 43,180 17,171 9,163 0,145 0,119 9,102 26,85 51,76 86,68 103,59 112,42 112,25 103,8 78,0">
          <text:p/>
        </draw:polygon>
        <draw:polyline draw:style-name="gr1" draw:text-style-name="P1" draw:layer="layout" svg:width="0.119cm" svg:height="0.179cm" svg:x="34.67cm" svg:y="8.463cm" svg:viewBox="0 0 120 180" draw:points="120,25 103,8 77,0 43,0 17,8 0,25 0,42 8,59 17,68 35,76 86,93 103,102 112,110 120,127 120,153 103,171 77,180 43,180 17,171 0,153">
          <text:p/>
        </draw:polyline>
        <draw:polygon draw:style-name="gr1" draw:text-style-name="P1" draw:layer="layout" svg:width="0.701cm" svg:height="0.281cm" svg:x="32.304cm" svg:y="8.586cm" svg:viewBox="0 0 702 282" draw:points="0,282 702,282 702,0 0,0">
          <text:p/>
        </draw:polygon>
        <draw:polyline draw:style-name="gr1" draw:text-style-name="P1" draw:layer="layout" svg:width="0.12cm" svg:height="0.179cm" svg:x="32.334cm" svg:y="8.637cm" svg:viewBox="0 0 121 180" draw:points="18,0 113,0 60,68 86,68 104,77 113,85 121,111 121,128 113,153 95,171 69,180 43,180 18,171 9,162 0,145">
          <text:p/>
        </draw:polyline>
        <draw:polyline draw:style-name="gr1" draw:text-style-name="P1" draw:layer="layout" svg:width="0.12cm" svg:height="0.179cm" svg:x="32.505cm" svg:y="8.637cm" svg:viewBox="0 0 121 180" draw:points="18,0 112,0 61,68 87,68 104,77 112,85 121,111 121,128 112,153 95,171 70,180 44,180 18,171 9,162 0,145">
          <text:p/>
        </draw:polyline>
        <draw:polygon draw:style-name="gr1" draw:text-style-name="P1" draw:layer="layout" svg:width="0.119cm" svg:height="0.179cm" svg:x="32.676cm" svg:y="8.637cm" svg:viewBox="0 0 120 180" draw:points="43,0 17,8 8,25 8,42 17,60 34,68 68,77 94,85 112,102 120,119 120,145 112,162 102,171 77,180 43,180 17,171 8,162 0,145 0,119 8,102 25,85 51,77 85,68 102,60 112,42 112,25 102,8 77,0">
          <text:p/>
        </draw:polygon>
        <draw:polyline draw:style-name="gr1" draw:text-style-name="P1" draw:layer="layout" svg:width="0.12cm" svg:height="0.179cm" svg:x="32.855cm" svg:y="8.637cm" svg:viewBox="0 0 121 180" draw:points="0,0 0,128 9,153 26,171 53,180 70,180 95,171 112,153 121,128 121,0">
          <text:p/>
        </draw:polyline>
        <draw:polygon draw:style-name="gr1" draw:text-style-name="P1" draw:layer="layout" svg:width="0.7cm" svg:height="0.281cm" svg:x="30.74cm" svg:y="8.586cm" svg:viewBox="0 0 701 282" draw:points="0,282 701,282 701,0 0,0">
          <text:p/>
        </draw:polygon>
        <draw:polyline draw:style-name="gr1" draw:text-style-name="P1" draw:layer="layout" svg:width="0.12cm" svg:height="0.179cm" svg:x="30.774cm" svg:y="8.637cm" svg:viewBox="0 0 121 180" draw:points="17,0 112,0 60,68 86,68 103,77 112,85 121,111 121,128 112,153 94,171 69,180 43,180 17,171 9,162 0,145">
          <text:p/>
        </draw:polyline>
        <draw:polyline draw:style-name="gr1" draw:text-style-name="P1" draw:layer="layout" svg:width="0.119cm" svg:height="0.179cm" svg:x="30.945cm" svg:y="8.637cm" svg:viewBox="0 0 120 180" draw:points="17,0 112,0 61,68 86,68 103,77 112,85 120,111 120,128 112,153 95,171 69,180 42,180 17,171 8,162 0,145">
          <text:p/>
        </draw:polyline>
        <draw:polygon draw:style-name="gr1" draw:text-style-name="P1" draw:layer="layout" svg:width="0.119cm" svg:height="0.179cm" svg:x="31.116cm" svg:y="8.637cm" svg:viewBox="0 0 120 180" draw:points="43,0 18,8 9,25 9,42 18,60 35,68 69,77 95,85 112,102 120,119 120,145 112,162 103,171 78,180 43,180 18,171 9,162 0,145 0,119 9,102 26,85 52,77 86,68 103,60 112,42 112,25 103,8 78,0">
          <text:p/>
        </draw:polygon>
        <draw:polyline draw:style-name="gr1" draw:text-style-name="P1" draw:layer="layout" svg:width="0.137cm" svg:height="0.179cm" svg:x="31.269cm" svg:y="8.637cm" svg:viewBox="0 0 138 180" draw:points="0,0 68,180 138,0">
          <text:p/>
        </draw:polyline>
        <draw:polygon draw:style-name="gr1" draw:text-style-name="P1" draw:layer="layout" svg:width="0.7cm" svg:height="0.28cm" svg:x="32.618cm" svg:y="7.438cm" svg:viewBox="0 0 701 281" draw:points="0,281 701,281 701,0 0,0">
          <text:p/>
        </draw:polygon>
        <draw:polyline draw:style-name="gr1" draw:text-style-name="P1" draw:layer="layout" svg:width="0.119cm" svg:height="0.179cm" svg:x="32.661cm" svg:y="7.488cm" svg:viewBox="0 0 120 180" draw:points="18,0 112,0 60,70 86,70 103,78 112,87 120,112 120,129 112,155 95,172 69,180 43,180 18,172 9,163 0,146">
          <text:p/>
        </draw:polyline>
        <draw:polyline draw:style-name="gr1" draw:text-style-name="P1" draw:layer="layout" svg:width="0.12cm" svg:height="0.179cm" svg:x="32.831cm" svg:y="7.488cm" svg:viewBox="0 0 121 180" draw:points="18,0 112,0 60,70 87,70 104,78 112,87 121,112 121,129 112,155 95,172 69,180 43,180 18,172 9,163 0,146">
          <text:p/>
        </draw:polyline>
        <draw:polygon draw:style-name="gr1" draw:text-style-name="P1" draw:layer="layout" svg:width="0.12cm" svg:height="0.179cm" svg:x="33.002cm" svg:y="7.488cm" svg:viewBox="0 0 121 180" draw:points="44,0 17,9 9,26 9,43 17,60 35,70 69,78 95,87 112,104 121,121 121,146 112,163 103,172 78,180 44,180 17,172 9,163 0,146 0,121 9,104 27,87 52,78 86,70 103,60 112,43 112,26 103,9 78,0">
          <text:p/>
        </draw:polygon>
        <draw:line draw:style-name="gr1" draw:text-style-name="P1" draw:layer="layout" svg:x1="33.216cm" svg:y1="7.488cm" svg:x2="33.216cm" svg:y2="7.667cm">
          <text:p/>
        </draw:line>
        <draw:line draw:style-name="gr1" draw:text-style-name="P1" draw:layer="layout" svg:x1="33.156cm" svg:y1="7.488cm" svg:x2="33.275cm" svg:y2="7.488cm">
          <text:p/>
        </draw:line>
        <draw:line draw:style-name="gr1" draw:text-style-name="P1" draw:layer="layout" svg:x1="33.318cm" svg:y1="7.718cm" svg:x2="33.397cm" svg:y2="8.026cm">
          <text:p/>
        </draw:line>
        <draw:polygon draw:style-name="gr1" draw:text-style-name="P1" draw:layer="layout" svg:width="0.7cm" svg:height="0.28cm" svg:x="29.553cm" svg:y="8.417cm" svg:viewBox="0 0 701 281" draw:points="0,281 701,281 701,0 0,0">
          <text:p/>
        </draw:polygon>
        <draw:polyline draw:style-name="gr1" draw:text-style-name="P1" draw:layer="layout" svg:width="0.12cm" svg:height="0.179cm" svg:x="29.566cm" svg:y="8.467cm" svg:viewBox="0 0 121 180" draw:points="18,0 112,0 61,68 87,68 104,77 112,85 121,111 121,128 112,154 95,172 70,180 44,180 18,172 10,163 0,145">
          <text:p/>
        </draw:polyline>
        <draw:polyline draw:style-name="gr1" draw:text-style-name="P1" draw:layer="layout" svg:width="0.119cm" svg:height="0.179cm" svg:x="29.737cm" svg:y="8.467cm" svg:viewBox="0 0 120 180" draw:points="17,0 112,0 59,68 86,68 103,77 112,85 120,111 120,128 112,154 95,172 68,180 42,180 17,172 8,163 0,145">
          <text:p/>
        </draw:polyline>
        <draw:polygon draw:style-name="gr1" draw:text-style-name="P1" draw:layer="layout" svg:width="0.119cm" svg:height="0.179cm" svg:x="29.908cm" svg:y="8.467cm" svg:viewBox="0 0 120 180" draw:points="43,0 17,8 8,25 8,42 17,60 35,68 69,77 95,85 112,102 120,119 120,145 112,163 103,172 77,180 43,180 17,172 8,163 0,145 0,119 8,102 26,85 52,77 86,68 103,60 112,42 112,25 103,8 77,0">
          <text:p/>
        </draw:polygon>
        <draw:polyline draw:style-name="gr1" draw:text-style-name="P1" draw:layer="layout" svg:width="0.17cm" svg:height="0.179cm" svg:x="30.07cm" svg:y="8.467cm" svg:viewBox="0 0 171 180" draw:points="0,0 43,180 85,0 129,180 171,0">
          <text:p/>
        </draw:polyline>
        <draw:polygon draw:style-name="gr1" draw:text-style-name="P1" draw:layer="layout" svg:width="0.7cm" svg:height="0.281cm" svg:x="28.273cm" svg:y="8.586cm" svg:viewBox="0 0 701 282" draw:points="0,282 701,282 701,0 0,0">
          <text:p/>
        </draw:polygon>
        <draw:polyline draw:style-name="gr1" draw:text-style-name="P1" draw:layer="layout" svg:width="0.12cm" svg:height="0.179cm" svg:x="28.307cm" svg:y="8.637cm" svg:viewBox="0 0 121 180" draw:points="17,0 112,0 60,68 86,68 103,77 112,85 121,111 121,128 112,153 95,171 68,180 43,180 17,171 8,162 0,145">
          <text:p/>
        </draw:polyline>
        <draw:polyline draw:style-name="gr1" draw:text-style-name="P1" draw:layer="layout" svg:width="0.119cm" svg:height="0.179cm" svg:x="28.478cm" svg:y="8.637cm" svg:viewBox="0 0 120 180" draw:points="17,0 111,0 60,68 86,68 103,77 111,85 120,111 120,128 111,153 94,171 69,180 43,180 17,171 8,162 0,145">
          <text:p/>
        </draw:polyline>
        <draw:polygon draw:style-name="gr1" draw:text-style-name="P1" draw:layer="layout" svg:width="0.12cm" svg:height="0.179cm" svg:x="28.648cm" svg:y="8.637cm" svg:viewBox="0 0 121 180" draw:points="43,0 17,8 9,25 9,42 17,60 34,68 69,77 95,85 112,102 121,119 121,145 112,162 104,171 77,180 43,180 17,171 9,162 0,145 0,119 9,102 26,85 52,77 86,68 104,60 112,42 112,25 104,8 77,0">
          <text:p/>
        </draw:polygon>
        <draw:line draw:style-name="gr1" draw:text-style-name="P1" draw:layer="layout" svg:x1="28.819cm" svg:y1="8.637cm" svg:x2="28.94cm" svg:y2="8.817cm">
          <text:p/>
        </draw:line>
        <draw:line draw:style-name="gr1" draw:text-style-name="P1" draw:layer="layout" svg:x1="28.94cm" svg:y1="8.637cm" svg:x2="28.819cm" svg:y2="8.817cm">
          <text:p/>
        </draw:line>
        <draw:polygon draw:style-name="gr1" draw:text-style-name="P1" draw:layer="layout" svg:width="0.7cm" svg:height="0.281cm" svg:x="26.277cm" svg:y="8.586cm" svg:viewBox="0 0 701 282" draw:points="0,282 701,282 701,0 0,0">
          <text:p/>
        </draw:polygon>
        <draw:polyline draw:style-name="gr1" draw:text-style-name="P1" draw:layer="layout" svg:width="0.119cm" svg:height="0.179cm" svg:x="26.312cm" svg:y="8.637cm" svg:viewBox="0 0 120 180" draw:points="17,0 111,0 60,68 86,68 103,77 111,85 120,111 120,128 111,153 94,171 69,180 42,180 17,171 8,162 0,145">
          <text:p/>
        </draw:polyline>
        <draw:polyline draw:style-name="gr1" draw:text-style-name="P1" draw:layer="layout" svg:width="0.12cm" svg:height="0.179cm" svg:x="26.482cm" svg:y="8.637cm" svg:viewBox="0 0 121 180" draw:points="17,0 111,0 60,68 86,68 103,77 111,85 121,111 121,128 111,153 94,171 68,180 43,180 17,171 9,162 0,145">
          <text:p/>
        </draw:polyline>
        <draw:polygon draw:style-name="gr1" draw:text-style-name="P1" draw:layer="layout" svg:width="0.119cm" svg:height="0.179cm" svg:x="26.653cm" svg:y="8.637cm" svg:viewBox="0 0 120 180" draw:points="43,0 17,8 9,25 9,42 17,60 34,68 69,77 95,85 112,102 120,119 120,145 112,162 103,171 78,180 43,180 17,171 9,162 0,145 0,119 9,102 26,85 51,77 86,68 103,60 112,42 112,25 103,8 78,0">
          <text:p/>
        </draw:polygon>
        <draw:polyline draw:style-name="gr1" draw:text-style-name="P1" draw:layer="layout" svg:width="0.069cm" svg:height="0.179cm" svg:x="26.806cm" svg:y="8.637cm" svg:viewBox="0 0 70 180" draw:points="0,0 70,85 70,180">
          <text:p/>
        </draw:polyline>
        <draw:line draw:style-name="gr1" draw:text-style-name="P1" draw:layer="layout" svg:x1="26.944cm" svg:y1="8.637cm" svg:x2="26.875cm" svg:y2="8.723cm">
          <text:p/>
        </draw:line>
        <draw:polygon draw:style-name="gr1" draw:text-style-name="P1" draw:layer="layout" svg:width="0.7cm" svg:height="0.281cm" svg:x="23.524cm" svg:y="8.586cm" svg:viewBox="0 0 701 282" draw:points="0,282 701,282 701,0 0,0">
          <text:p/>
        </draw:polygon>
        <draw:polyline draw:style-name="gr1" draw:text-style-name="P1" draw:layer="layout" svg:width="0.119cm" svg:height="0.179cm" svg:x="23.558cm" svg:y="8.637cm" svg:viewBox="0 0 120 180" draw:points="17,0 112,0 60,68 86,68 103,77 112,85 120,111 120,128 112,153 95,171 69,180 43,180 17,171 9,162 0,145">
          <text:p/>
        </draw:polyline>
        <draw:polyline draw:style-name="gr1" draw:text-style-name="P1" draw:layer="layout" svg:width="0.119cm" svg:height="0.179cm" svg:x="23.729cm" svg:y="8.637cm" svg:viewBox="0 0 120 180" draw:points="18,0 112,0 60,68 86,68 103,77 112,85 120,111 120,128 112,153 94,171 69,180 43,180 18,171 8,162 0,145">
          <text:p/>
        </draw:polyline>
        <draw:polygon draw:style-name="gr1" draw:text-style-name="P1" draw:layer="layout" svg:width="0.12cm" svg:height="0.179cm" svg:x="23.899cm" svg:y="8.637cm" svg:viewBox="0 0 121 180" draw:points="43,0 17,8 9,25 9,42 17,60 35,68 69,77 95,85 112,102 121,119 121,145 112,162 104,171 77,180 43,180 17,171 9,162 0,145 0,119 9,102 26,85 52,77 87,68 104,60 112,42 112,25 104,8 77,0">
          <text:p/>
        </draw:polygon>
        <draw:polyline draw:style-name="gr1" draw:text-style-name="P1" draw:layer="layout" svg:width="0.119cm" svg:height="0.179cm" svg:x="24.07cm" svg:y="8.637cm" svg:viewBox="0 0 120 180" draw:points="120,180 0,180 120,0 0,0">
          <text:p/>
        </draw:polyline>
        <draw:line draw:style-name="gr1" draw:text-style-name="P1" draw:layer="layout" svg:x1="22.476cm" svg:y1="7.962cm" svg:x2="22.069cm" svg:y2="7.962cm">
          <text:p/>
        </draw:line>
        <draw:line draw:style-name="gr1" draw:text-style-name="P1" draw:layer="layout" svg:x1="21.899cm" svg:y1="7.962cm" svg:x2="21.492cm" svg:y2="7.962cm">
          <text:p/>
        </draw:line>
        <draw:polygon draw:style-name="gr1" draw:text-style-name="P1" draw:layer="layout" svg:width="0.7cm" svg:height="0.28cm" svg:x="21.634cm" svg:y="8.464cm" svg:viewBox="0 0 701 281" draw:points="0,281 701,281 701,0 0,0">
          <text:p/>
        </draw:polygon>
        <draw:polyline draw:style-name="gr1" draw:text-style-name="P1" draw:layer="layout" svg:width="0.12cm" svg:height="0.179cm" svg:x="21.753cm" svg:y="8.515cm" svg:viewBox="0 0 121 180" draw:points="18,0 112,0 60,68 87,68 104,77 112,85 121,112 121,129 112,154 95,171 69,180 43,180 18,171 9,163 0,146">
          <text:p/>
        </draw:polyline>
        <draw:polyline draw:style-name="gr1" draw:text-style-name="P1" draw:layer="layout" svg:width="0.12cm" svg:height="0.179cm" svg:x="21.924cm" svg:y="8.515cm" svg:viewBox="0 0 121 180" draw:points="17,0 112,0 61,68 86,68 103,77 112,85 121,112 121,129 112,154 95,171 69,180 44,180 17,171 8,163 0,146">
          <text:p/>
        </draw:polyline>
        <draw:polygon draw:style-name="gr1" draw:text-style-name="P1" draw:layer="layout" svg:width="0.119cm" svg:height="0.179cm" svg:x="22.095cm" svg:y="8.515cm" svg:viewBox="0 0 120 180" draw:points="43,0 17,8 8,25 8,42 17,60 34,68 68,77 94,85 112,102 120,120 120,146 112,163 103,171 77,180 43,180 17,171 8,163 0,146 0,120 8,102 25,85 51,77 85,68 103,60 112,42 112,25 103,8 77,0">
          <text:p/>
        </draw:polygon>
        <draw:polygon draw:style-name="gr1" draw:text-style-name="P1" draw:layer="layout" svg:width="0.7cm" svg:height="0.28cm" svg:x="20.666cm" svg:y="9.2cm" svg:viewBox="0 0 701 281" draw:points="0,281 701,281 701,0 0,0">
          <text:p/>
        </draw:polygon>
        <draw:polyline draw:style-name="gr1" draw:text-style-name="P1" draw:layer="layout" svg:width="0.12cm" svg:height="0.18cm" svg:x="20.7cm" svg:y="9.25cm" svg:viewBox="0 0 121 181" draw:points="17,0 112,0 60,69 87,69 104,77 112,86 121,112 121,130 112,155 95,172 70,181 43,181 17,172 9,164 0,147">
          <text:p/>
        </draw:polyline>
        <draw:polyline draw:style-name="gr1" draw:text-style-name="P1" draw:layer="layout" svg:width="0.12cm" svg:height="0.18cm" svg:x="20.871cm" svg:y="9.25cm" svg:viewBox="0 0 121 181" draw:points="18,0 112,0 61,69 87,69 104,77 112,86 121,112 121,130 112,155 95,172 69,181 44,181 18,172 9,164 0,147">
          <text:p/>
        </draw:polyline>
        <draw:polyline draw:style-name="gr1" draw:text-style-name="P1" draw:layer="layout" svg:width="0.111cm" svg:height="0.179cm" svg:x="21.042cm" svg:y="9.25cm" svg:viewBox="0 0 112 180" draw:points="112,60 102,86 85,104 60,112 51,112 25,104 8,86 0,60 0,52 8,26 25,9 51,0 60,0 85,9 102,26 112,60 112,104 102,146 85,172 60,180 42,180 17,172 8,155">
          <text:p/>
        </draw:polyline>
        <draw:polyline draw:style-name="gr1" draw:text-style-name="P1" draw:layer="layout" svg:width="0.111cm" svg:height="0.18cm" svg:x="21.221cm" svg:y="9.25cm" svg:viewBox="0 0 112 181" draw:points="0,181 0,0 112,0">
          <text:p/>
        </draw:polyline>
        <draw:line draw:style-name="gr1" draw:text-style-name="P1" draw:layer="layout" svg:x1="21.221cm" svg:y1="9.336cm" svg:x2="21.289cm" svg:y2="9.336cm">
          <text:p/>
        </draw:line>
        <draw:polygon draw:style-name="gr1" draw:text-style-name="P1" draw:layer="layout" svg:width="1.036cm" svg:height="0.28cm" svg:x="20.498cm" svg:y="8.409cm" svg:viewBox="0 0 1037 281" draw:points="0,281 1037,281 1037,0 0,0">
          <text:p/>
        </draw:polygon>
        <draw:polyline draw:style-name="gr1" draw:text-style-name="P1" draw:layer="layout" svg:width="0.119cm" svg:height="0.179cm" svg:x="20.624cm" svg:y="8.459cm" svg:viewBox="0 0 120 180" draw:points="17,0 111,0 60,68 86,68 103,77 111,85 120,111 120,128 111,155 94,172 69,180 43,180 17,172 8,163 0,146">
          <text:p/>
        </draw:polyline>
        <draw:polyline draw:style-name="gr1" draw:text-style-name="P1" draw:layer="layout" svg:width="0.12cm" svg:height="0.179cm" svg:x="20.794cm" svg:y="8.459cm" svg:viewBox="0 0 121 180" draw:points="17,0 112,0 60,68 86,68 104,77 112,85 121,111 121,128 112,155 95,172 69,180 43,180 17,172 9,163 0,146">
          <text:p/>
        </draw:polyline>
        <draw:polygon draw:style-name="gr1" draw:text-style-name="P1" draw:layer="layout" svg:width="0.119cm" svg:height="0.179cm" svg:x="20.965cm" svg:y="8.459cm" svg:viewBox="0 0 120 180" draw:points="44,0 17,9 9,26 9,43 17,60 34,68 69,77 95,85 112,103 120,120 120,146 112,163 103,172 78,180 44,180 17,172 9,163 0,146 0,120 9,103 26,85 52,77 86,68 103,60 112,43 112,26 103,9 78,0">
          <text:p/>
        </draw:polygon>
        <draw:polyline draw:style-name="gr1" draw:text-style-name="P1" draw:layer="layout" svg:width="0.137cm" svg:height="0.179cm" svg:x="21.118cm" svg:y="8.459cm" svg:viewBox="0 0 138 180" draw:points="0,180 70,0 138,180">
          <text:p/>
        </draw:polyline>
        <draw:line draw:style-name="gr1" draw:text-style-name="P1" draw:layer="layout" svg:x1="21.144cm" svg:y1="8.579cm" svg:x2="21.23cm" svg:y2="8.579cm">
          <text:p/>
        </draw:line>
        <draw:polyline draw:style-name="gr1" draw:text-style-name="P1" draw:layer="layout" svg:width="0.137cm" svg:height="0.179cm" svg:x="21.272cm" svg:y="8.459cm" svg:viewBox="0 0 138 180" draw:points="0,180 70,0 138,180">
          <text:p/>
        </draw:polyline>
        <draw:line draw:style-name="gr1" draw:text-style-name="P1" draw:layer="layout" svg:x1="21.298cm" svg:y1="8.579cm" svg:x2="21.383cm" svg:y2="8.579cm">
          <text:p/>
        </draw:line>
        <draw:line draw:style-name="gr1" draw:text-style-name="P1" draw:layer="layout" svg:x1="27.92cm" svg:y1="14.696cm" svg:x2="28.085cm" svg:y2="15.833cm">
          <text:p/>
        </draw:line>
        <draw:line draw:style-name="gr1" draw:text-style-name="P1" draw:layer="layout" svg:x1="28.085cm" svg:y1="14.696cm" svg:x2="27.92cm" svg:y2="15.833cm">
          <text:p/>
        </draw:line>
        <draw:line draw:style-name="gr1" draw:text-style-name="P1" draw:layer="layout" svg:x1="34.661cm" svg:y1="14.336cm" svg:x2="35.015cm" svg:y2="14.336cm">
          <text:p/>
        </draw:line>
        <draw:polyline draw:style-name="gr1" draw:text-style-name="P1" draw:layer="layout" svg:width="0.355cm" svg:height="0.263cm" svg:x="35.185cm" svg:y="14.073cm" svg:viewBox="0 0 356 264" draw:points="0,264 356,264 356,0">
          <text:p/>
        </draw:polyline>
        <draw:line draw:style-name="gr1" draw:text-style-name="P1" draw:layer="layout" svg:x1="35.54cm" svg:y1="13.903cm" svg:x2="35.54cm" svg:y2="13.639cm">
          <text:p/>
        </draw:line>
        <draw:polygon draw:style-name="gr1" draw:text-style-name="P1" draw:layer="layout" svg:width="0.7cm" svg:height="0.28cm" svg:x="21.883cm" svg:y="10.9cm" svg:viewBox="0 0 701 281" draw:points="0,281 701,281 701,0 0,0">
          <text:p/>
        </draw:polygon>
        <draw:polyline draw:style-name="gr1" draw:text-style-name="P1" draw:layer="layout" svg:width="0.12cm" svg:height="0.179cm" svg:x="22.007cm" svg:y="10.951cm" svg:viewBox="0 0 121 180" draw:points="17,0 112,0 60,68 86,68 103,76 112,85 121,111 121,128 112,154 95,171 69,180 43,180 17,171 9,163 0,146">
          <text:p/>
        </draw:polyline>
        <draw:polyline draw:style-name="gr1" draw:text-style-name="P1" draw:layer="layout" svg:width="0.119cm" svg:height="0.179cm" svg:x="22.178cm" svg:y="10.951cm" svg:viewBox="0 0 120 180" draw:points="18,0 112,0 61,68 86,68 103,76 112,85 120,111 120,128 112,154 95,171 69,180 44,180 18,171 8,163 0,146">
          <text:p/>
        </draw:polyline>
        <draw:polyline draw:style-name="gr1" draw:text-style-name="P1" draw:layer="layout" svg:width="0.111cm" svg:height="0.179cm" svg:x="22.349cm" svg:y="10.951cm" svg:viewBox="0 0 112 180" draw:points="112,59 103,85 86,102 61,111 52,111 25,102 8,85 0,59 0,51 8,25 25,8 52,0 61,0 86,8 103,25 112,59 112,102 103,146 86,171 61,180 43,180 17,171 8,154">
          <text:p/>
        </draw:polyline>
        <draw:polygon draw:style-name="gr1" draw:text-style-name="P1" draw:layer="layout" svg:width="0.7cm" svg:height="0.28cm" svg:x="25.386cm" svg:y="11.829cm" svg:viewBox="0 0 701 281" draw:points="0,281 701,281 701,0 0,0">
          <text:p/>
        </draw:polygon>
        <draw:polyline draw:style-name="gr1" draw:text-style-name="P1" draw:layer="layout" svg:width="0.12cm" svg:height="0.179cm" svg:x="25.42cm" svg:y="11.88cm" svg:viewBox="0 0 121 180" draw:points="17,0 112,0 60,68 86,68 103,76 112,85 121,111 121,128 112,154 94,171 68,180 43,180 17,171 9,163 0,146">
          <text:p/>
        </draw:polyline>
        <draw:polyline draw:style-name="gr1" draw:text-style-name="P1" draw:layer="layout" svg:width="0.119cm" svg:height="0.179cm" svg:x="25.591cm" svg:y="11.88cm" svg:viewBox="0 0 120 180" draw:points="17,0 112,0 61,68 86,68 103,76 112,85 120,111 120,128 112,154 95,171 69,180 43,180 17,171 9,163 0,146">
          <text:p/>
        </draw:polyline>
        <draw:polyline draw:style-name="gr1" draw:text-style-name="P1" draw:layer="layout" svg:width="0.111cm" svg:height="0.179cm" svg:x="25.762cm" svg:y="11.88cm" svg:viewBox="0 0 112 180" draw:points="112,59 103,85 86,102 60,111 52,111 25,102 8,85 0,59 0,51 8,25 25,8 52,0 60,0 86,8 103,25 112,59 112,102 103,146 86,171 60,180 42,180 17,171 8,154">
          <text:p/>
        </draw:polyline>
        <draw:polyline draw:style-name="gr1" draw:text-style-name="P1" draw:layer="layout" svg:width="0.137cm" svg:height="0.179cm" svg:x="25.915cm" svg:y="11.88cm" svg:viewBox="0 0 138 180" draw:points="0,180 69,0 138,180">
          <text:p/>
        </draw:polyline>
        <draw:line draw:style-name="gr1" draw:text-style-name="P1" draw:layer="layout" svg:x1="25.941cm" svg:y1="11.999cm" svg:x2="26.026cm" svg:y2="11.999cm">
          <text:p/>
        </draw:line>
        <draw:polygon draw:style-name="gr1" draw:text-style-name="P1" draw:layer="layout" svg:width="0.7cm" svg:height="0.28cm" svg:x="23.919cm" svg:y="12.418cm" svg:viewBox="0 0 701 281" draw:points="0,281 701,281 701,0 0,0">
          <text:p/>
        </draw:polygon>
        <draw:polyline draw:style-name="gr1" draw:text-style-name="P1" draw:layer="layout" svg:width="0.119cm" svg:height="0.179cm" svg:x="23.949cm" svg:y="12.468cm" svg:viewBox="0 0 120 180" draw:points="17,0 112,0 61,68 86,68 103,77 112,85 120,112 120,129 112,155 95,172 69,180 44,180 17,172 8,163 0,146">
          <text:p/>
        </draw:polyline>
        <draw:polyline draw:style-name="gr1" draw:text-style-name="P1" draw:layer="layout" svg:width="0.119cm" svg:height="0.179cm" svg:x="24.12cm" svg:y="12.468cm" svg:viewBox="0 0 120 180" draw:points="17,0 111,0 59,68 85,68 103,77 111,85 120,112 120,129 111,155 93,172 68,180 42,180 17,172 8,163 0,146">
          <text:p/>
        </draw:polyline>
        <draw:polyline draw:style-name="gr1" draw:text-style-name="P1" draw:layer="layout" svg:width="0.111cm" svg:height="0.179cm" svg:x="24.29cm" svg:y="12.468cm" svg:viewBox="0 0 112 180" draw:points="112,60 104,85 87,103 60,112 51,112 26,103 9,85 0,60 0,51 9,26 26,8 51,0 60,0 87,8 104,26 112,60 112,103 104,146 87,172 60,180 43,180 17,172 9,155">
          <text:p/>
        </draw:polyline>
        <draw:polyline draw:style-name="gr1" draw:text-style-name="P1" draw:layer="layout" svg:width="0.119cm" svg:height="0.179cm" svg:x="24.47cm" svg:y="12.468cm" svg:viewBox="0 0 120 180" draw:points="77,85 102,95 112,103 120,121 120,146 112,163 102,172 77,180 0,180 0,0 77,0 102,8 112,17 120,34 120,51 112,68 102,77 77,85 0,85">
          <text:p/>
        </draw:polyline>
        <draw:polygon draw:style-name="gr1" draw:text-style-name="P1" draw:layer="layout" svg:width="0.7cm" svg:height="0.28cm" svg:x="21.951cm" svg:y="12.414cm" svg:viewBox="0 0 701 281" draw:points="0,281 701,281 701,0 0,0">
          <text:p/>
        </draw:polygon>
        <draw:polyline draw:style-name="gr1" draw:text-style-name="P1" draw:layer="layout" svg:width="0.119cm" svg:height="0.18cm" svg:x="21.981cm" svg:y="12.464cm" svg:viewBox="0 0 120 181" draw:points="17,0 112,0 59,69 85,69 103,77 112,86 120,112 120,129 112,155 93,172 68,181 42,181 17,172 8,164 0,146">
          <text:p/>
        </draw:polyline>
        <draw:polyline draw:style-name="gr1" draw:text-style-name="P1" draw:layer="layout" svg:width="0.12cm" svg:height="0.18cm" svg:x="22.151cm" svg:y="12.464cm" svg:viewBox="0 0 121 181" draw:points="17,0 112,0 61,69 87,69 104,77 112,86 121,112 121,129 112,155 95,172 70,181 44,181 17,172 9,164 0,146">
          <text:p/>
        </draw:polyline>
        <draw:polyline draw:style-name="gr1" draw:text-style-name="P1" draw:layer="layout" svg:width="0.111cm" svg:height="0.18cm" svg:x="22.322cm" svg:y="12.464cm" svg:viewBox="0 0 112 181" draw:points="112,60 103,86 86,104 60,112 51,112 26,104 9,86 0,60 0,51 9,26 26,9 51,0 60,0 86,9 103,26 112,60 112,104 103,146 86,172 60,181 43,181 17,172 9,155">
          <text:p/>
        </draw:polyline>
        <draw:polyline draw:style-name="gr1" draw:text-style-name="P1" draw:layer="layout" svg:width="0.128cm" svg:height="0.18cm" svg:x="22.493cm" svg:y="12.464cm" svg:viewBox="0 0 129 181" draw:points="129,43 120,26 103,9 86,0 52,0 34,9 17,26 8,43 0,69 0,112 8,138 17,155 34,172 52,181 86,181 103,172 120,155 129,138">
          <text:p/>
        </draw:polyline>
        <draw:polygon draw:style-name="gr1" draw:text-style-name="P1" draw:layer="layout" svg:width="0.7cm" svg:height="0.28cm" svg:x="19.913cm" svg:y="12.352cm" svg:viewBox="0 0 701 281" draw:points="0,281 701,281 701,0 0,0">
          <text:p/>
        </draw:polygon>
        <draw:polyline draw:style-name="gr1" draw:text-style-name="P1" draw:layer="layout" svg:width="0.119cm" svg:height="0.179cm" svg:x="19.943cm" svg:y="12.402cm" svg:viewBox="0 0 120 180" draw:points="17,0 112,0 60,69 85,69 102,77 112,86 120,111 120,128 112,154 94,172 68,180 42,180 17,172 8,163 0,145">
          <text:p/>
        </draw:polyline>
        <draw:polyline draw:style-name="gr1" draw:text-style-name="P1" draw:layer="layout" svg:width="0.12cm" svg:height="0.179cm" svg:x="20.113cm" svg:y="12.402cm" svg:viewBox="0 0 121 180" draw:points="17,0 112,0 61,69 87,69 104,77 112,86 121,111 121,128 112,154 95,172 69,180 43,180 17,172 9,163 0,145">
          <text:p/>
        </draw:polyline>
        <draw:polyline draw:style-name="gr1" draw:text-style-name="P1" draw:layer="layout" svg:width="0.111cm" svg:height="0.179cm" svg:x="20.284cm" svg:y="12.402cm" svg:viewBox="0 0 112 180" draw:points="112,60 104,86 87,103 61,111 52,111 27,103 9,86 0,60 0,51 9,26 27,9 52,0 61,0 87,9 104,26 112,60 112,103 104,145 87,172 61,180 44,180 18,172 9,154">
          <text:p/>
        </draw:polyline>
        <draw:polygon draw:style-name="gr1" draw:text-style-name="P1" draw:layer="layout" svg:width="0.12cm" svg:height="0.179cm" svg:x="20.463cm" svg:y="12.402cm" svg:viewBox="0 0 121 180" draw:points="0,180 0,0 60,0 87,9 104,26 112,43 121,69 121,111 112,137 104,154 87,172 60,180">
          <text:p/>
        </draw:polygon>
        <draw:polygon draw:style-name="gr1" draw:text-style-name="P1" draw:layer="layout" svg:width="0.7cm" svg:height="0.28cm" svg:x="18.37cm" svg:y="11.852cm" svg:viewBox="0 0 701 281" draw:points="0,281 701,281 701,0 0,0">
          <text:p/>
        </draw:polygon>
        <draw:polyline draw:style-name="gr1" draw:text-style-name="P1" draw:layer="layout" svg:width="0.12cm" svg:height="0.179cm" svg:x="18.404cm" svg:y="11.902cm" svg:viewBox="0 0 121 180" draw:points="17,0 112,0 60,68 85,68 104,77 112,85 121,111 121,129 112,155 94,172 68,180 43,180 17,172 9,163 0,146">
          <text:p/>
        </draw:polyline>
        <draw:polyline draw:style-name="gr1" draw:text-style-name="P1" draw:layer="layout" svg:width="0.119cm" svg:height="0.179cm" svg:x="18.575cm" svg:y="11.902cm" svg:viewBox="0 0 120 180" draw:points="17,0 112,0 61,68 86,68 103,77 112,85 120,111 120,129 112,155 95,172 69,180 43,180 17,172 8,163 0,146">
          <text:p/>
        </draw:polyline>
        <draw:polyline draw:style-name="gr1" draw:text-style-name="P1" draw:layer="layout" svg:width="0.111cm" svg:height="0.179cm" svg:x="18.745cm" svg:y="11.902cm" svg:viewBox="0 0 112 180" draw:points="112,60 104,85 87,102 61,111 53,111 27,102 9,85 0,60 0,51 9,26 27,9 53,0 61,0 87,9 104,26 112,60 112,102 104,146 87,172 61,180 44,180 18,172 9,155">
          <text:p/>
        </draw:polyline>
        <draw:polyline draw:style-name="gr1" draw:text-style-name="P1" draw:layer="layout" svg:width="0.111cm" svg:height="0.179cm" svg:x="18.925cm" svg:y="11.902cm" svg:viewBox="0 0 112 180" draw:points="0,180 0,0 112,0">
          <text:p/>
        </draw:polyline>
        <draw:line draw:style-name="gr1" draw:text-style-name="P1" draw:layer="layout" svg:x1="18.925cm" svg:y1="11.987cm" svg:x2="18.993cm" svg:y2="11.987cm">
          <text:p/>
        </draw:line>
        <draw:line draw:style-name="gr1" draw:text-style-name="P1" draw:layer="layout" svg:x1="18.925cm" svg:y1="12.081cm" svg:x2="19.036cm" svg:y2="12.081cm">
          <text:p/>
        </draw:line>
        <draw:polygon draw:style-name="gr1" draw:text-style-name="P1" draw:layer="layout" svg:width="0.7cm" svg:height="0.28cm" svg:x="29.363cm" svg:y="11.907cm" svg:viewBox="0 0 701 281" draw:points="0,281 701,281 701,0 0,0">
          <text:p/>
        </draw:polygon>
        <draw:polyline draw:style-name="gr1" draw:text-style-name="P1" draw:layer="layout" svg:width="0.12cm" svg:height="0.179cm" svg:x="29.482cm" svg:y="11.957cm" svg:viewBox="0 0 121 180" draw:points="17,0 112,0 60,69 85,69 104,78 112,86 121,112 121,129 112,155 95,172 68,180 43,180 17,172 9,163 0,146">
          <text:p/>
        </draw:polyline>
        <draw:polyline draw:style-name="gr1" draw:text-style-name="P1" draw:layer="layout" svg:width="0.128cm" svg:height="0.179cm" svg:x="29.653cm" svg:y="11.957cm" svg:viewBox="0 0 129 180" draw:points="85,180 85,0 0,121 129,121">
          <text:p/>
        </draw:polyline>
        <draw:polygon draw:style-name="gr1" draw:text-style-name="P1" draw:layer="layout" svg:width="0.12cm" svg:height="0.179cm" svg:x="29.823cm" svg:y="11.957cm" svg:viewBox="0 0 121 180" draw:points="52,0 26,9 9,34 0,78 0,103 9,146 26,172 52,180 69,180 94,172 112,146 121,103 121,78 112,34 94,9 69,0">
          <text:p/>
        </draw:polygon>
        <draw:polygon draw:style-name="gr1" draw:text-style-name="P1" draw:layer="layout" svg:width="0.7cm" svg:height="0.28cm" svg:x="32.619cm" svg:y="11.907cm" svg:viewBox="0 0 701 281" draw:points="0,281 701,281 701,0 0,0">
          <text:p/>
        </draw:polygon>
        <draw:polyline draw:style-name="gr1" draw:text-style-name="P1" draw:layer="layout" svg:width="0.119cm" svg:height="0.179cm" svg:x="32.764cm" svg:y="11.957cm" svg:viewBox="0 0 120 180" draw:points="17,0 112,0 60,69 86,69 103,78 112,86 120,112 120,129 112,155 94,172 69,180 43,180 17,172 8,163 0,146">
          <text:p/>
        </draw:polyline>
        <draw:polyline draw:style-name="gr1" draw:text-style-name="P1" draw:layer="layout" svg:width="0.129cm" svg:height="0.179cm" svg:x="32.934cm" svg:y="11.957cm" svg:viewBox="0 0 130 180" draw:points="87,180 87,0 0,121 130,121">
          <text:p/>
        </draw:polyline>
        <draw:polyline draw:style-name="gr1" draw:text-style-name="P1" draw:layer="layout" svg:width="0.042cm" svg:height="0.179cm" svg:x="33.131cm" svg:y="11.957cm" svg:viewBox="0 0 43 180" draw:points="0,34 17,26 43,0 43,180">
          <text:p/>
        </draw:polyline>
        <draw:polygon draw:style-name="gr1" draw:text-style-name="P2" draw:layer="layout" svg:width="0.701cm" svg:height="0.28cm" svg:x="35.508cm" svg:y="10.573cm" svg:viewBox="0 0 702 281" draw:points="0,281 702,281 702,0 0,0">
          <text:p/>
        </draw:polygon>
        <draw:polyline draw:style-name="gr1" draw:text-style-name="P1" draw:layer="layout" svg:width="0.12cm" svg:height="0.179cm" svg:x="35.568cm" svg:y="10.624cm" svg:viewBox="0 0 121 180" draw:points="121,25 104,8 78,0 43,0 17,8 0,25 0,42 9,59 17,68 34,76 86,94 104,102 112,112 121,129 121,154 104,171 78,180 43,180 17,171 0,154">
          <text:p/>
        </draw:polyline>
        <draw:polyline draw:style-name="gr1" draw:text-style-name="P1" draw:layer="layout" svg:width="0.12cm" svg:height="0.179cm" svg:x="35.739cm" svg:y="10.624cm" svg:viewBox="0 0 121 180" draw:points="17,0 112,0 61,68 86,68 103,76 112,85 121,112 121,129 112,154 95,171 69,180 44,180 17,171 8,163 0,146">
          <text:p/>
        </draw:polyline>
        <draw:polyline draw:style-name="gr1" draw:text-style-name="P1" draw:layer="layout" svg:width="0.128cm" svg:height="0.179cm" svg:x="35.91cm" svg:y="10.624cm" svg:viewBox="0 0 129 180" draw:points="85,180 85,0 0,120 129,120">
          <text:p/>
        </draw:polyline>
        <draw:polyline draw:style-name="gr1" draw:text-style-name="P1" draw:layer="layout" svg:width="0.043cm" svg:height="0.179cm" svg:x="36.106cm" svg:y="10.624cm" svg:viewBox="0 0 44 180" draw:points="0,34 17,25 44,0 44,180">
          <text:p/>
        </draw:polyline>
        <draw:polygon draw:style-name="gr1" draw:text-style-name="P2" draw:layer="layout" svg:width="0.7cm" svg:height="0.28cm" svg:x="35.582cm" svg:y="14.125cm" svg:viewBox="0 0 701 281" draw:points="0,281 701,281 701,0 0,0">
          <text:p/>
        </draw:polygon>
        <draw:polyline draw:style-name="gr1" draw:text-style-name="P1" draw:layer="layout" svg:width="0.12cm" svg:height="0.179cm" svg:x="35.701cm" svg:y="14.175cm" svg:viewBox="0 0 121 180" draw:points="17,0 112,0 61,68 86,68 104,77 112,85 121,111 121,128 112,154 95,171 69,180 43,180 17,171 9,162 0,145">
          <text:p/>
        </draw:polyline>
        <draw:polyline draw:style-name="gr1" draw:text-style-name="P1" draw:layer="layout" svg:width="0.128cm" svg:height="0.179cm" svg:x="35.872cm" svg:y="14.175cm" svg:viewBox="0 0 129 180" draw:points="86,180 86,0 0,120 129,120">
          <text:p/>
        </draw:polyline>
        <draw:polyline draw:style-name="gr1" draw:text-style-name="P1" draw:layer="layout" svg:width="0.119cm" svg:height="0.179cm" svg:x="36.043cm" svg:y="14.175cm" svg:viewBox="0 0 120 180" draw:points="8,43 8,34 17,17 25,9 42,0 77,0 94,9 103,17 112,34 112,51 103,68 86,94 0,180 120,180">
          <text:p/>
        </draw:polyline>
        <draw:polygon draw:style-name="gr1" draw:text-style-name="P1" draw:layer="layout" svg:width="0.7cm" svg:height="0.28cm" svg:x="33.71cm" svg:y="15.078cm" svg:viewBox="0 0 701 281" draw:points="0,281 701,281 701,0 0,0">
          <text:p/>
        </draw:polygon>
        <draw:polyline draw:style-name="gr1" draw:text-style-name="P1" draw:layer="layout" svg:width="0.119cm" svg:height="0.18cm" svg:x="33.83cm" svg:y="15.128cm" svg:viewBox="0 0 120 181" draw:points="17,0 111,0 60,69 86,69 103,77 111,86 120,111 120,129 111,155 94,172 69,181 43,181 17,172 8,164 0,146">
          <text:p/>
        </draw:polyline>
        <draw:polyline draw:style-name="gr1" draw:text-style-name="P1" draw:layer="layout" svg:width="0.128cm" svg:height="0.18cm" svg:x="34cm" svg:y="15.128cm" svg:viewBox="0 0 129 181" draw:points="85,181 85,0 0,121 129,121">
          <text:p/>
        </draw:polyline>
        <draw:polyline draw:style-name="gr1" draw:text-style-name="P1" draw:layer="layout" svg:width="0.12cm" svg:height="0.18cm" svg:x="34.171cm" svg:y="15.128cm" svg:viewBox="0 0 121 181" draw:points="17,0 112,0 61,69 86,69 103,77 112,86 121,111 121,129 112,155 95,172 69,181 44,181 17,172 8,164 0,146">
          <text:p/>
        </draw:polyline>
        <draw:polyline draw:style-name="gr1" draw:text-style-name="P1" draw:layer="layout" svg:width="0.12cm" svg:height="0.18cm" svg:x="32.706cm" svg:y="15.128cm" svg:viewBox="0 0 121 181" draw:points="17,0 112,0 60,69 86,69 104,77 112,86 121,111 121,129 112,155 95,172 68,181 43,181 17,172 9,164 0,146">
          <text:p/>
        </draw:polyline>
        <draw:polyline draw:style-name="gr1" draw:text-style-name="P1" draw:layer="layout" svg:width="0.128cm" svg:height="0.18cm" svg:x="32.877cm" svg:y="15.128cm" svg:viewBox="0 0 129 181" draw:points="86,181 86,0 0,121 129,121">
          <text:p/>
        </draw:polyline>
        <draw:polyline draw:style-name="gr1" draw:text-style-name="P1" draw:layer="layout" svg:width="0.129cm" svg:height="0.18cm" svg:x="33.047cm" svg:y="15.128cm" svg:viewBox="0 0 130 181" draw:points="87,181 87,0 0,121 130,121">
          <text:p/>
        </draw:polyline>
        <draw:polygon draw:style-name="gr1" draw:text-style-name="P1" draw:layer="layout" svg:width="0.7cm" svg:height="0.28cm" svg:x="31.492cm" svg:y="15.078cm" svg:viewBox="0 0 701 281" draw:points="0,281 701,281 701,0 0,0">
          <text:p/>
        </draw:polygon>
        <draw:polyline draw:style-name="gr1" draw:text-style-name="P1" draw:layer="layout" svg:width="0.119cm" svg:height="0.18cm" svg:x="31.612cm" svg:y="15.128cm" svg:viewBox="0 0 120 181" draw:points="17,0 112,0 59,69 85,69 103,77 112,86 120,111 120,129 112,155 94,172 68,181 42,181 17,172 8,164 0,146">
          <text:p/>
        </draw:polyline>
        <draw:polyline draw:style-name="gr1" draw:text-style-name="P1" draw:layer="layout" svg:width="0.128cm" svg:height="0.18cm" svg:x="31.782cm" svg:y="15.128cm" svg:viewBox="0 0 129 181" draw:points="87,181 87,0 0,121 129,121">
          <text:p/>
        </draw:polyline>
        <draw:polyline draw:style-name="gr1" draw:text-style-name="P1" draw:layer="layout" svg:width="0.12cm" svg:height="0.18cm" svg:x="31.953cm" svg:y="15.128cm" svg:viewBox="0 0 121 181" draw:points="102,0 17,0 8,77 17,69 43,60 68,60 94,69 111,86 121,111 121,129 111,155 94,172 68,181 43,181 17,172 8,164 0,146">
          <text:p/>
        </draw:polyline>
        <draw:polygon draw:style-name="gr1" draw:text-style-name="P1" draw:layer="layout" svg:width="0.701cm" svg:height="0.28cm" svg:x="30.393cm" svg:y="15.078cm" svg:viewBox="0 0 702 281" draw:points="0,281 702,281 702,0 0,0">
          <text:p/>
        </draw:polygon>
        <draw:polyline draw:style-name="gr1" draw:text-style-name="P1" draw:layer="layout" svg:width="0.12cm" svg:height="0.18cm" svg:x="30.513cm" svg:y="15.128cm" svg:viewBox="0 0 121 181" draw:points="18,0 112,0 61,69 86,69 103,77 112,86 121,111 121,129 112,155 95,172 69,181 44,181 18,172 8,164 0,146">
          <text:p/>
        </draw:polyline>
        <draw:polyline draw:style-name="gr1" draw:text-style-name="P1" draw:layer="layout" svg:width="0.128cm" svg:height="0.18cm" svg:x="30.684cm" svg:y="15.128cm" svg:viewBox="0 0 129 181" draw:points="85,181 85,0 0,121 129,121">
          <text:p/>
        </draw:polyline>
        <draw:polyline draw:style-name="gr1" draw:text-style-name="P1" draw:layer="layout" svg:width="0.111cm" svg:height="0.18cm" svg:x="30.863cm" svg:y="15.128cm" svg:viewBox="0 0 112 181" draw:points="103,26 94,9 68,0 51,0 25,9 8,34 0,77 0,121 8,155 25,172 51,181 60,181 85,172 103,155 112,129 112,121 103,94 85,77 60,69 51,69 25,77 8,94 0,121">
          <text:p/>
        </draw:polyline>
        <draw:polygon draw:style-name="gr1" draw:text-style-name="P1" draw:layer="layout" svg:width="0.7cm" svg:height="0.28cm" svg:x="29.295cm" svg:y="15.078cm" svg:viewBox="0 0 701 281" draw:points="0,281 701,281 701,0 0,0">
          <text:p/>
        </draw:polygon>
        <draw:polyline draw:style-name="gr1" draw:text-style-name="P1" draw:layer="layout" svg:width="0.12cm" svg:height="0.18cm" svg:x="29.414cm" svg:y="15.128cm" svg:viewBox="0 0 121 181" draw:points="17,0 112,0 61,69 87,69 104,77 112,86 121,111 121,129 112,155 95,172 70,181 44,181 17,172 9,164 0,146">
          <text:p/>
        </draw:polyline>
        <draw:polyline draw:style-name="gr1" draw:text-style-name="P1" draw:layer="layout" svg:width="0.128cm" svg:height="0.18cm" svg:x="29.585cm" svg:y="15.128cm" svg:viewBox="0 0 129 181" draw:points="86,181 86,0 0,121 129,121">
          <text:p/>
        </draw:polyline>
        <draw:polyline draw:style-name="gr1" draw:text-style-name="P1" draw:layer="layout" svg:width="0.119cm" svg:height="0.18cm" svg:x="29.756cm" svg:y="15.128cm" svg:viewBox="0 0 120 181" draw:points="34,181 120,0 0,0">
          <text:p/>
        </draw:polyline>
        <draw:polygon draw:style-name="gr1" draw:text-style-name="P1" draw:layer="layout" svg:width="0.7cm" svg:height="0.28cm" svg:x="28.265cm" svg:y="15.078cm" svg:viewBox="0 0 701 281" draw:points="0,281 701,281 701,0 0,0">
          <text:p/>
        </draw:polygon>
        <draw:polyline draw:style-name="gr1" draw:text-style-name="P1" draw:layer="layout" svg:width="0.12cm" svg:height="0.18cm" svg:x="28.384cm" svg:y="15.128cm" svg:viewBox="0 0 121 181" draw:points="17,0 111,0 60,69 86,69 103,77 111,86 121,111 121,129 111,155 94,172 69,181 43,181 17,172 9,164 0,146">
          <text:p/>
        </draw:polyline>
        <draw:polyline draw:style-name="gr1" draw:text-style-name="P1" draw:layer="layout" svg:width="0.128cm" svg:height="0.18cm" svg:x="28.555cm" svg:y="15.128cm" svg:viewBox="0 0 129 181" draw:points="87,181 87,0 0,121 129,121">
          <text:p/>
        </draw:polyline>
        <draw:polygon draw:style-name="gr1" draw:text-style-name="P1" draw:layer="layout" svg:width="0.119cm" svg:height="0.18cm" svg:x="28.726cm" svg:y="15.128cm" svg:viewBox="0 0 120 181" draw:points="44,0 18,9 9,26 9,43 18,60 35,69 69,77 95,86 112,103 120,121 120,146 112,164 103,172 78,181 44,181 18,172 9,164 0,146 0,121 9,103 27,86 52,77 86,69 103,60 112,43 112,26 103,9 78,0">
          <text:p/>
        </draw:polygon>
        <draw:polygon draw:style-name="gr1" draw:text-style-name="P1" draw:layer="layout" svg:width="0.7cm" svg:height="0.28cm" svg:x="26.041cm" svg:y="15.078cm" svg:viewBox="0 0 701 281" draw:points="0,281 701,281 701,0 0,0">
          <text:p/>
        </draw:polygon>
        <draw:polyline draw:style-name="gr1" draw:text-style-name="P1" draw:layer="layout" svg:width="0.12cm" svg:height="0.18cm" svg:x="26.165cm" svg:y="15.128cm" svg:viewBox="0 0 121 181" draw:points="17,0 112,0 60,69 86,69 103,77 112,86 121,111 121,129 112,155 95,172 68,181 43,181 17,172 8,164 0,146">
          <text:p/>
        </draw:polyline>
        <draw:polyline draw:style-name="gr1" draw:text-style-name="P1" draw:layer="layout" svg:width="0.128cm" svg:height="0.18cm" svg:x="26.336cm" svg:y="15.128cm" svg:viewBox="0 0 129 181" draw:points="85,181 85,0 0,121 129,121">
          <text:p/>
        </draw:polyline>
        <draw:polyline draw:style-name="gr1" draw:text-style-name="P1" draw:layer="layout" svg:width="0.111cm" svg:height="0.18cm" svg:x="26.506cm" svg:y="15.128cm" svg:viewBox="0 0 112 181" draw:points="112,60 104,86 87,103 61,111 52,111 26,103 9,86 0,60 0,51 9,26 26,9 52,0 61,0 87,9 104,26 112,60 112,103 104,146 87,172 61,181 43,181 17,172 9,155">
          <text:p/>
        </draw:polyline>
        <draw:polygon draw:style-name="gr1" draw:text-style-name="P1" draw:layer="layout" svg:width="0.7cm" svg:height="0.28cm" svg:x="24.9cm" svg:y="15.078cm" svg:viewBox="0 0 701 281" draw:points="0,281 701,281 701,0 0,0">
          <text:p/>
        </draw:polygon>
        <draw:polyline draw:style-name="gr1" draw:text-style-name="P1" draw:layer="layout" svg:width="0.12cm" svg:height="0.18cm" svg:x="25.019cm" svg:y="15.128cm" svg:viewBox="0 0 121 181" draw:points="17,0 112,0 61,69 87,69 104,77 112,86 121,111 121,129 112,155 95,172 69,181 44,181 17,172 9,164 0,146">
          <text:p/>
        </draw:polyline>
        <draw:polyline draw:style-name="gr1" draw:text-style-name="P1" draw:layer="layout" svg:width="0.119cm" svg:height="0.18cm" svg:x="25.19cm" svg:y="15.128cm" svg:viewBox="0 0 120 181" draw:points="103,0 17,0 9,77 17,69 43,60 68,60 94,69 112,86 120,111 120,129 112,155 94,172 68,181 43,181 17,172 9,164 0,146">
          <text:p/>
        </draw:polyline>
        <draw:polygon draw:style-name="gr1" draw:text-style-name="P1" draw:layer="layout" svg:width="0.12cm" svg:height="0.18cm" svg:x="25.36cm" svg:y="15.128cm" svg:viewBox="0 0 121 181" draw:points="53,0 26,9 9,34 0,77 0,103 9,146 26,172 53,181 70,181 95,172 113,146 121,103 121,77 113,34 95,9 70,0">
          <text:p/>
        </draw:polygon>
        <draw:polygon draw:style-name="gr1" draw:text-style-name="P1" draw:layer="layout" svg:width="0.7cm" svg:height="0.28cm" svg:x="23.801cm" svg:y="15.078cm" svg:viewBox="0 0 701 281" draw:points="0,281 701,281 701,0 0,0">
          <text:p/>
        </draw:polygon>
        <draw:polyline draw:style-name="gr1" draw:text-style-name="P1" draw:layer="layout" svg:width="0.12cm" svg:height="0.18cm" svg:x="23.946cm" svg:y="15.128cm" svg:viewBox="0 0 121 181" draw:points="18,0 112,0 61,69 87,69 104,77 112,86 121,111 121,129 112,155 95,172 70,181 44,181 18,172 9,164 0,146">
          <text:p/>
        </draw:polyline>
        <draw:polyline draw:style-name="gr1" draw:text-style-name="P1" draw:layer="layout" svg:width="0.12cm" svg:height="0.18cm" svg:x="24.117cm" svg:y="15.128cm" svg:viewBox="0 0 121 181" draw:points="103,0 17,0 9,77 17,69 43,60 68,60 94,69 112,86 121,111 121,129 112,155 94,172 68,181 43,181 17,172 9,164 0,146">
          <text:p/>
        </draw:polyline>
        <draw:polyline draw:style-name="gr1" draw:text-style-name="P1" draw:layer="layout" svg:width="0.043cm" svg:height="0.18cm" svg:x="24.313cm" svg:y="15.128cm" svg:viewBox="0 0 44 181" draw:points="0,34 18,26 44,0 44,181">
          <text:p/>
        </draw:polyline>
        <draw:polygon draw:style-name="gr1" draw:text-style-name="P1" draw:layer="layout" svg:width="0.7cm" svg:height="0.28cm" svg:x="22.702cm" svg:y="15.069cm" svg:viewBox="0 0 701 281" draw:points="0,281 701,281 701,0 0,0">
          <text:p/>
        </draw:polygon>
        <draw:polyline draw:style-name="gr1" draw:text-style-name="P1" draw:layer="layout" svg:width="0.12cm" svg:height="0.18cm" svg:x="22.822cm" svg:y="15.119cm" svg:viewBox="0 0 121 181" draw:points="17,0 112,0 60,69 87,69 104,77 112,86 121,111 121,130 112,155 95,172 68,181 43,181 17,172 9,164 0,147">
          <text:p/>
        </draw:polyline>
        <draw:polyline draw:style-name="gr1" draw:text-style-name="P1" draw:layer="layout" svg:width="0.119cm" svg:height="0.18cm" svg:x="22.993cm" svg:y="15.119cm" svg:viewBox="0 0 120 181" draw:points="103,0 17,0 8,77 17,69 43,60 69,60 95,69 112,86 120,111 120,130 112,155 95,172 69,181 43,181 17,172 8,164 0,147">
          <text:p/>
        </draw:polyline>
        <draw:polyline draw:style-name="gr1" draw:text-style-name="P1" draw:layer="layout" svg:width="0.12cm" svg:height="0.18cm" svg:x="23.163cm" svg:y="15.119cm" svg:viewBox="0 0 121 181" draw:points="9,43 9,35 18,17 26,9 43,0 77,0 94,9 104,17 113,35 113,52 104,69 86,94 0,181 121,181">
          <text:p/>
        </draw:polyline>
        <draw:polygon draw:style-name="gr1" draw:text-style-name="P1" draw:layer="layout" svg:width="0.7cm" svg:height="0.28cm" svg:x="21.604cm" svg:y="15.078cm" svg:viewBox="0 0 701 281" draw:points="0,281 701,281 701,0 0,0">
          <text:p/>
        </draw:polygon>
        <draw:polyline draw:style-name="gr1" draw:text-style-name="P1" draw:layer="layout" svg:width="0.12cm" svg:height="0.18cm" svg:x="21.723cm" svg:y="15.128cm" svg:viewBox="0 0 121 181" draw:points="18,0 111,0 60,69 86,69 103,77 111,86 121,111 121,129 111,155 94,172 69,181 43,181 18,172 9,164 0,146">
          <text:p/>
        </draw:polyline>
        <draw:polyline draw:style-name="gr1" draw:text-style-name="P1" draw:layer="layout" svg:width="0.12cm" svg:height="0.18cm" svg:x="21.894cm" svg:y="15.128cm" svg:viewBox="0 0 121 181" draw:points="103,0 17,0 9,77 17,69 43,60 69,60 95,69 112,86 121,111 121,129 112,155 95,172 69,181 43,181 17,172 9,164 0,146">
          <text:p/>
        </draw:polyline>
        <draw:polyline draw:style-name="gr1" draw:text-style-name="P1" draw:layer="layout" svg:width="0.119cm" svg:height="0.18cm" svg:x="22.065cm" svg:y="15.128cm" svg:viewBox="0 0 120 181" draw:points="18,0 112,0 61,69 86,69 103,77 112,86 120,111 120,129 112,155 95,172 69,181 44,181 18,172 8,164 0,146">
          <text:p/>
        </draw:polyline>
        <draw:polygon draw:style-name="gr1" draw:text-style-name="P1" draw:layer="layout" svg:width="0.7cm" svg:height="0.28cm" svg:x="20.505cm" svg:y="15.078cm" svg:viewBox="0 0 701 281" draw:points="0,281 701,281 701,0 0,0">
          <text:p/>
        </draw:polygon>
        <draw:polyline draw:style-name="gr1" draw:text-style-name="P1" draw:layer="layout" svg:width="0.12cm" svg:height="0.18cm" svg:x="20.62cm" svg:y="15.128cm" svg:viewBox="0 0 121 181" draw:points="18,0 112,0 61,69 87,69 104,77 112,86 121,111 121,129 112,155 95,172 70,181 44,181 18,172 9,164 0,146">
          <text:p/>
        </draw:polyline>
        <draw:polyline draw:style-name="gr1" draw:text-style-name="P1" draw:layer="layout" svg:width="0.12cm" svg:height="0.18cm" svg:x="20.791cm" svg:y="15.128cm" svg:viewBox="0 0 121 181" draw:points="103,0 17,0 9,77 17,69 43,60 68,60 95,69 112,86 121,111 121,129 112,155 95,172 68,181 43,181 17,172 9,164 0,146">
          <text:p/>
        </draw:polyline>
        <draw:polyline draw:style-name="gr1" draw:text-style-name="P1" draw:layer="layout" svg:width="0.128cm" svg:height="0.18cm" svg:x="20.962cm" svg:y="15.128cm" svg:viewBox="0 0 129 181" draw:points="85,181 85,0 0,121 129,121">
          <text:p/>
        </draw:polyline>
        <draw:polygon draw:style-name="gr1" draw:text-style-name="P1" draw:layer="layout" svg:width="0.701cm" svg:height="0.28cm" svg:x="19.397cm" svg:y="15.078cm" svg:viewBox="0 0 702 281" draw:points="0,281 702,281 702,0 0,0">
          <text:p/>
        </draw:polygon>
        <draw:polyline draw:style-name="gr1" draw:text-style-name="P1" draw:layer="layout" svg:width="0.12cm" svg:height="0.18cm" svg:x="19.517cm" svg:y="15.128cm" svg:viewBox="0 0 121 181" draw:points="17,0 112,0 61,69 87,69 104,77 112,86 121,111 121,129 112,155 95,172 70,181 43,181 17,172 9,164 0,146">
          <text:p/>
        </draw:polyline>
        <draw:polyline draw:style-name="gr1" draw:text-style-name="P1" draw:layer="layout" svg:width="0.119cm" svg:height="0.18cm" svg:x="19.688cm" svg:y="15.128cm" svg:viewBox="0 0 120 181" draw:points="103,0 18,0 10,77 18,69 44,60 69,60 95,69 112,86 120,111 120,129 112,155 95,172 69,181 44,181 18,172 10,164 0,146">
          <text:p/>
        </draw:polyline>
        <draw:polyline draw:style-name="gr1" draw:text-style-name="P1" draw:layer="layout" svg:width="0.119cm" svg:height="0.18cm" svg:x="19.859cm" svg:y="15.128cm" svg:viewBox="0 0 120 181" draw:points="103,0 17,0 8,77 17,69 42,60 68,60 95,69 112,86 120,111 120,129 112,155 95,172 68,181 42,181 17,172 8,164 0,146">
          <text:p/>
        </draw:polyline>
        <draw:polygon draw:style-name="gr1" draw:text-style-name="P1" draw:layer="layout" svg:width="0.7cm" svg:height="0.28cm" svg:x="18.055cm" svg:y="15.078cm" svg:viewBox="0 0 701 281" draw:points="0,281 701,281 701,0 0,0">
          <text:p/>
        </draw:polygon>
        <draw:polyline draw:style-name="gr1" draw:text-style-name="P1" draw:layer="layout" svg:width="0.119cm" svg:height="0.18cm" svg:x="18.175cm" svg:y="15.128cm" svg:viewBox="0 0 120 181" draw:points="17,0 112,0 60,69 85,69 103,77 112,86 120,111 120,129 112,155 95,172 68,181 42,181 17,172 8,164 0,146">
          <text:p/>
        </draw:polyline>
        <draw:polyline draw:style-name="gr1" draw:text-style-name="P1" draw:layer="layout" svg:width="0.12cm" svg:height="0.18cm" svg:x="18.345cm" svg:y="15.128cm" svg:viewBox="0 0 121 181" draw:points="104,0 17,0 9,77 17,69 44,60 70,60 95,69 112,86 121,111 121,129 112,155 95,172 70,181 44,181 17,172 9,164 0,146">
          <text:p/>
        </draw:polyline>
        <draw:polyline draw:style-name="gr1" draw:text-style-name="P1" draw:layer="layout" svg:width="0.111cm" svg:height="0.18cm" svg:x="18.525cm" svg:y="15.128cm" svg:viewBox="0 0 112 181" draw:points="103,26 95,9 69,0 52,0 26,9 8,34 0,77 0,121 8,155 26,172 52,181 60,181 86,172 103,155 112,129 112,121 103,94 86,77 60,69 52,69 26,77 8,94 0,121">
          <text:p/>
        </draw:polyline>
        <draw:line draw:style-name="gr1" draw:text-style-name="P1" draw:layer="layout" svg:x1="34.671cm" svg:y1="13.64cm" svg:x2="34.888cm" svg:y2="13.64cm">
          <text:p/>
        </draw:line>
        <draw:line draw:style-name="gr1" draw:text-style-name="P1" draw:layer="layout" svg:x1="35.058cm" svg:y1="13.64cm" svg:x2="35.276cm" svg:y2="13.639cm">
          <text:p/>
        </draw:line>
        <draw:line draw:style-name="gr1" draw:text-style-name="P1" draw:layer="layout" svg:x1="34.671cm" svg:y1="10.299cm" svg:x2="34.892cm" svg:y2="10.299cm">
          <text:p/>
        </draw:line>
        <draw:line draw:style-name="gr1" draw:text-style-name="P1" draw:layer="layout" svg:x1="35.062cm" svg:y1="10.299cm" svg:x2="35.283cm" svg:y2="10.3cm">
          <text:p/>
        </draw:line>
        <draw:polygon draw:style-name="gr1" draw:text-style-name="P1" draw:layer="layout" svg:width="0.7cm" svg:height="0.28cm" svg:x="26.116cm" svg:y="13.853cm" svg:viewBox="0 0 701 281" draw:points="0,281 701,281 701,0 0,0">
          <text:p/>
        </draw:polygon>
        <draw:polyline draw:style-name="gr1" draw:text-style-name="P1" draw:layer="layout" svg:width="0.128cm" svg:height="0.179cm" svg:x="26.146cm" svg:y="13.903cm" svg:viewBox="0 0 129 180" draw:points="129,43 120,26 103,8 86,0 52,0 35,8 17,26 8,43 0,68 0,112 8,138 17,155 35,172 52,180 86,180 103,172 120,155 129,138">
          <text:p/>
        </draw:polyline>
        <draw:polyline draw:style-name="gr1" draw:text-style-name="P1" draw:layer="layout" svg:width="0.12cm" svg:height="0.179cm" svg:x="26.325cm" svg:y="13.903cm" svg:viewBox="0 0 121 180" draw:points="17,0 112,0 61,68 86,68 103,77 112,85 121,112 121,129 112,155 95,172 69,180 44,180 17,172 8,163 0,146">
          <text:p/>
        </draw:polyline>
        <draw:polyline draw:style-name="gr1" draw:text-style-name="P1" draw:layer="layout" svg:width="0.128cm" svg:height="0.179cm" svg:x="26.496cm" svg:y="13.903cm" svg:viewBox="0 0 129 180" draw:points="86,180 86,0 0,121 129,121">
          <text:p/>
        </draw:polyline>
        <draw:polyline draw:style-name="gr1" draw:text-style-name="P1" draw:layer="layout" svg:width="0.12cm" svg:height="0.179cm" svg:x="26.666cm" svg:y="13.903cm" svg:viewBox="0 0 121 180" draw:points="9,43 9,34 17,17 26,8 43,0 78,0 95,8 104,17 112,34 112,51 104,68 87,95 0,180 121,180">
          <text:p/>
        </draw:polyline>
        <draw:polygon draw:style-name="gr1" draw:text-style-name="P1" draw:layer="layout" svg:width="0.7cm" svg:height="0.28cm" svg:x="34.697cm" svg:y="12.861cm" svg:viewBox="0 0 701 281" draw:points="0,281 701,281 701,0 0,0">
          <text:p/>
        </draw:polygon>
        <draw:polyline draw:style-name="gr1" draw:text-style-name="P1" draw:layer="layout" svg:width="0.128cm" svg:height="0.179cm" svg:x="34.752cm" svg:y="12.911cm" svg:viewBox="0 0 129 180" draw:points="129,44 120,27 103,10 86,0 52,0 35,10 18,27 9,44 0,70 0,112 9,138 18,155 35,172 52,180 86,180 103,172 120,155 129,138">
          <text:p/>
        </draw:polyline>
        <draw:polyline draw:style-name="gr1" draw:text-style-name="P1" draw:layer="layout" svg:width="0.12cm" svg:height="0.179cm" svg:x="34.931cm" svg:y="12.911cm" svg:viewBox="0 0 121 180" draw:points="17,0 111,0 60,70 86,70 103,78 111,87 121,112 121,129 111,155 94,172 69,180 43,180 17,172 9,163 0,146">
          <text:p/>
        </draw:polyline>
        <draw:polyline draw:style-name="gr1" draw:text-style-name="P1" draw:layer="layout" svg:width="0.128cm" svg:height="0.179cm" svg:x="35.102cm" svg:y="12.911cm" svg:viewBox="0 0 129 180" draw:points="87,180 87,0 0,121 129,121">
          <text:p/>
        </draw:polyline>
        <draw:polyline draw:style-name="gr1" draw:text-style-name="P1" draw:layer="layout" svg:width="0.042cm" svg:height="0.179cm" svg:x="35.299cm" svg:y="12.911cm" svg:viewBox="0 0 43 180" draw:points="0,35 18,27 43,0 43,180">
          <text:p/>
        </draw:polyline>
        <draw:polygon draw:style-name="gr1" draw:text-style-name="P1" draw:layer="layout" svg:width="0.7cm" svg:height="0.28cm" svg:x="27.451cm" svg:y="9.807cm" svg:viewBox="0 0 701 281" draw:points="0,281 701,281 701,0 0,0">
          <text:p/>
        </draw:polygon>
        <draw:polyline draw:style-name="gr1" draw:text-style-name="P1" draw:layer="layout" svg:width="0.128cm" svg:height="0.179cm" svg:x="27.481cm" svg:y="9.858cm" svg:viewBox="0 0 129 180" draw:points="129,43 120,26 103,8 86,0 52,0 35,8 18,26 8,43 0,69 0,111 8,137 18,154 35,171 52,180 86,180 103,171 120,154 129,137">
          <text:p/>
        </draw:polyline>
        <draw:polyline draw:style-name="gr1" draw:text-style-name="P1" draw:layer="layout" svg:width="0.119cm" svg:height="0.179cm" svg:x="27.66cm" svg:y="9.858cm" svg:viewBox="0 0 120 180" draw:points="18,0 112,0 60,69 86,69 103,77 112,86 120,111 120,128 112,154 95,171 69,180 43,180 18,171 9,163 0,145">
          <text:p/>
        </draw:polyline>
        <draw:polyline draw:style-name="gr1" draw:text-style-name="P1" draw:layer="layout" svg:width="0.128cm" svg:height="0.179cm" svg:x="27.831cm" svg:y="9.858cm" svg:viewBox="0 0 129 180" draw:points="86,180 86,0 0,120 129,120">
          <text:p/>
        </draw:polyline>
        <draw:polygon draw:style-name="gr1" draw:text-style-name="P1" draw:layer="layout" svg:width="0.12cm" svg:height="0.179cm" svg:x="28.001cm" svg:y="9.858cm" svg:viewBox="0 0 121 180" draw:points="53,0 27,8 9,35 0,77 0,103 9,145 27,171 53,180 70,180 95,171 112,145 121,103 121,77 112,35 95,8 70,0">
          <text:p/>
        </draw:polygon>
        <draw:line draw:style-name="gr1" draw:text-style-name="P1" draw:layer="layout" svg:x1="16.26cm" svg:y1="25.084cm" svg:x2="15.955cm" svg:y2="25.084cm">
          <text:p/>
        </draw:line>
        <draw:line draw:style-name="gr1" draw:text-style-name="P1" draw:layer="layout" svg:x1="15.785cm" svg:y1="25.084cm" svg:x2="15.48cm" svg:y2="25.084cm">
          <text:p/>
        </draw:line>
        <draw:line draw:style-name="gr1" draw:text-style-name="P1" draw:layer="layout" svg:x1="11.414cm" svg:y1="9.679cm" svg:x2="11.232cm" svg:y2="9.679cm">
          <text:p/>
        </draw:line>
        <draw:line draw:style-name="gr1" draw:text-style-name="P1" draw:layer="layout" svg:x1="11.062cm" svg:y1="9.679cm" svg:x2="10.88cm" svg:y2="9.679cm">
          <text:p/>
        </draw:line>
        <draw:line draw:style-name="gr1" draw:text-style-name="P1" draw:layer="layout" svg:x1="12.004cm" svg:y1="10.308cm" svg:x2="11.961cm" svg:y2="10.308cm">
          <text:p/>
        </draw:line>
        <draw:line draw:style-name="gr1" draw:text-style-name="P1" draw:layer="layout" svg:x1="12.004cm" svg:y1="10.308cm" svg:x2="12.004cm" svg:y2="10.31cm">
          <text:p/>
        </draw:line>
        <draw:line draw:style-name="gr1" draw:text-style-name="P1" draw:layer="layout" svg:x1="11.961cm" svg:y1="10.308cm" svg:x2="11.961cm" svg:y2="10.31cm">
          <text:p/>
        </draw:line>
        <draw:polygon draw:style-name="gr1" draw:text-style-name="P1" draw:layer="layout" svg:width="0.7cm" svg:height="0.28cm" svg:x="12.632cm" svg:y="26.4cm" svg:viewBox="0 0 701 281" draw:points="0,281 701,281 701,0 0,0">
          <text:p/>
        </draw:polygon>
        <draw:polyline draw:style-name="gr1" draw:text-style-name="P1" draw:layer="layout" svg:width="0.129cm" svg:height="0.18cm" svg:x="12.687cm" svg:y="26.45cm" svg:viewBox="0 0 130 181" draw:points="130,43 121,26 104,9 87,0 53,0 35,9 18,26 9,43 0,69 0,112 9,138 18,155 35,172 53,181 87,181 104,172 121,155 130,138">
          <text:p/>
        </draw:polyline>
        <draw:polyline draw:style-name="gr1" draw:text-style-name="P1" draw:layer="layout" svg:width="0.119cm" svg:height="0.18cm" svg:x="12.867cm" svg:y="26.45cm" svg:viewBox="0 0 120 181" draw:points="17,0 112,0 61,69 86,69 103,78 112,87 120,112 120,129 112,155 95,172 69,181 43,181 17,172 8,164 0,146">
          <text:p/>
        </draw:polyline>
        <draw:polygon draw:style-name="gr1" draw:text-style-name="P1" draw:layer="layout" svg:width="0.12cm" svg:height="0.18cm" svg:x="13.037cm" svg:y="26.45cm" svg:viewBox="0 0 121 181" draw:points="52,0 26,9 9,34 0,78 0,104 9,146 26,172 52,181 69,181 94,172 111,146 121,104 121,78 111,34 94,9 69,0">
          <text:p/>
        </draw:polygon>
        <draw:polyline draw:style-name="gr1" draw:text-style-name="P1" draw:layer="layout" svg:width="0.043cm" svg:height="0.18cm" svg:x="13.234cm" svg:y="26.45cm" svg:viewBox="0 0 44 181" draw:points="0,34 17,26 44,0 44,181">
          <text:p/>
        </draw:polyline>
        <draw:polygon draw:style-name="gr1" draw:text-style-name="P1" draw:layer="layout" svg:width="0.701cm" svg:height="0.281cm" svg:x="12.986cm" svg:y="6.089cm" svg:viewBox="0 0 702 282" draw:points="0,282 702,282 702,0 0,0">
          <text:p/>
        </draw:polygon>
        <draw:polyline draw:style-name="gr1" draw:text-style-name="P1" draw:layer="layout" svg:width="0.128cm" svg:height="0.179cm" svg:x="13.042cm" svg:y="6.14cm" svg:viewBox="0 0 129 180" draw:points="129,43 120,25 102,8 85,0 51,0 34,8 17,25 8,43 0,68 0,111 8,136 17,153 34,171 51,180 85,180 102,171 120,153 129,136">
          <text:p/>
        </draw:polyline>
        <draw:polyline draw:style-name="gr1" draw:text-style-name="P1" draw:layer="layout" svg:width="0.12cm" svg:height="0.179cm" svg:x="13.221cm" svg:y="6.14cm" svg:viewBox="0 0 121 180" draw:points="17,0 112,0 61,68 87,68 104,77 112,85 121,111 121,128 112,153 95,172 69,180 43,180 17,172 9,163 0,145">
          <text:p/>
        </draw:polyline>
        <draw:polyline draw:style-name="gr1" draw:text-style-name="P1" draw:layer="layout" svg:width="0.043cm" svg:height="0.179cm" svg:x="13.417cm" svg:y="6.14cm" svg:viewBox="0 0 44 180" draw:points="0,34 18,25 44,0 44,180">
          <text:p/>
        </draw:polyline>
        <draw:polyline draw:style-name="gr1" draw:text-style-name="P1" draw:layer="layout" svg:width="0.043cm" svg:height="0.179cm" svg:x="13.588cm" svg:y="6.14cm" svg:viewBox="0 0 44 180" draw:points="0,34 17,25 44,0 44,180">
          <text:p/>
        </draw:polyline>
        <draw:polygon draw:style-name="gr1" draw:text-style-name="P1" draw:layer="layout" svg:width="0.7cm" svg:height="0.28cm" svg:x="10.754cm" svg:y="16.233cm" svg:viewBox="0 0 701 281" draw:points="0,281 701,281 701,0 0,0">
          <text:p/>
        </draw:polygon>
        <draw:polyline draw:style-name="gr1" draw:text-style-name="P1" draw:layer="layout" svg:width="0.128cm" svg:height="0.18cm" svg:x="10.784cm" svg:y="16.283cm" svg:viewBox="0 0 129 181" draw:points="129,44 120,26 103,9 86,0 51,0 34,9 17,26 8,44 0,70 0,113 8,138 17,155 34,172 51,181 86,181 103,172 120,155 129,138">
          <text:p/>
        </draw:polyline>
        <draw:polyline draw:style-name="gr1" draw:text-style-name="P1" draw:layer="layout" svg:width="0.119cm" svg:height="0.18cm" svg:x="10.963cm" svg:y="16.283cm" svg:viewBox="0 0 120 181" draw:points="17,0 112,0 61,70 86,70 103,78 112,87 120,113 120,130 112,155 95,172 69,181 43,181 17,172 9,164 0,147">
          <text:p/>
        </draw:polyline>
        <draw:polyline draw:style-name="gr1" draw:text-style-name="P1" draw:layer="layout" svg:width="0.119cm" svg:height="0.18cm" svg:x="11.134cm" svg:y="16.283cm" svg:viewBox="0 0 120 181" draw:points="8,44 8,35 17,18 25,9 42,0 76,0 94,9 102,18 111,35 111,53 102,70 85,95 0,181 120,181">
          <text:p/>
        </draw:polyline>
        <draw:polygon draw:style-name="gr1" draw:text-style-name="P1" draw:layer="layout" svg:width="0.12cm" svg:height="0.18cm" svg:x="11.304cm" svg:y="16.283cm" svg:viewBox="0 0 121 181" draw:points="43,0 18,9 9,26 9,44 18,61 35,70 70,78 95,87 112,104 121,121 121,147 112,164 104,172 78,181 43,181 18,172 9,164 0,147 0,121 9,104 26,87 52,78 87,70 104,61 112,44 112,26 104,9 78,0">
          <text:p/>
        </draw:polygon>
        <draw:line draw:style-name="gr1" draw:text-style-name="P1" draw:layer="layout" svg:x1="16.298cm" svg:y1="13.626cm" svg:x2="15.972cm" svg:y2="13.626cm">
          <text:p/>
        </draw:line>
        <draw:line draw:style-name="gr1" draw:text-style-name="P1" draw:layer="layout" svg:x1="15.802cm" svg:y1="13.626cm" svg:x2="15.475cm" svg:y2="13.626cm">
          <text:p/>
        </draw:line>
        <draw:line draw:style-name="gr1" draw:text-style-name="P1" draw:layer="layout" svg:x1="13.461cm" svg:y1="11.019cm" svg:x2="13.461cm" svg:y2="11.229cm">
          <text:p/>
        </draw:line>
        <draw:line draw:style-name="gr1" draw:text-style-name="P1" draw:layer="layout" svg:x1="13.503cm" svg:y1="11.334cm" svg:x2="13.503cm" svg:y2="11.082cm">
          <text:p/>
        </draw:line>
        <draw:polygon draw:style-name="gr1" draw:text-style-name="P1" draw:layer="layout" svg:width="0.7cm" svg:height="0.281cm" svg:x="15.676cm" svg:y="16.948cm" svg:viewBox="0 0 701 282" draw:points="0,282 701,282 701,0 0,0">
          <text:p/>
        </draw:polygon>
        <draw:polyline draw:style-name="gr1" draw:text-style-name="P1" draw:layer="layout" svg:width="0.128cm" svg:height="0.179cm" svg:x="15.706cm" svg:y="16.999cm" svg:viewBox="0 0 129 180" draw:points="129,43 120,25 102,8 85,0 51,0 34,8 17,25 8,43 0,69 0,112 8,137 17,154 34,171 51,180 85,180 102,171 120,154 129,137">
          <text:p/>
        </draw:polyline>
        <draw:polyline draw:style-name="gr1" draw:text-style-name="P1" draw:layer="layout" svg:width="0.12cm" svg:height="0.179cm" svg:x="15.885cm" svg:y="16.999cm" svg:viewBox="0 0 121 180" draw:points="18,0 112,0 61,69 87,69 104,77 112,86 121,112 121,129 112,154 95,171 69,180 44,180 18,171 10,163 0,146">
          <text:p/>
        </draw:polyline>
        <draw:polygon draw:style-name="gr1" draw:text-style-name="P1" draw:layer="layout" svg:width="0.119cm" svg:height="0.179cm" svg:x="16.056cm" svg:y="16.999cm" svg:viewBox="0 0 120 180" draw:points="51,0 25,8 8,34 0,77 0,103 8,146 25,171 51,180 68,180 94,171 112,146 120,103 120,77 112,34 94,8 68,0">
          <text:p/>
        </draw:polygon>
        <draw:polyline draw:style-name="gr1" draw:text-style-name="P1" draw:layer="layout" svg:width="0.12cm" svg:height="0.179cm" svg:x="16.226cm" svg:y="16.999cm" svg:viewBox="0 0 121 180" draw:points="9,43 9,34 19,17 27,8 44,0 78,0 95,8 104,17 113,34 113,52 104,69 87,94 0,180 121,180">
          <text:p/>
        </draw:polyline>
        <draw:polygon draw:style-name="gr1" draw:text-style-name="P1" draw:layer="layout" svg:width="1.037cm" svg:height="0.281cm" svg:x="13.994cm" svg:y="18.767cm" svg:viewBox="0 0 1038 282" draw:points="0,282 1038,282 1038,0 0,0">
          <text:p/>
        </draw:polygon>
        <draw:polyline draw:style-name="gr1" draw:text-style-name="P1" draw:layer="layout" svg:width="0.12cm" svg:height="0.179cm" svg:x="14.103cm" svg:y="18.818cm" svg:viewBox="0 0 121 180" draw:points="17,0 111,0 60,69 85,69 102,77 111,86 121,112 121,129 111,154 94,171 68,180 43,180 17,171 8,163 0,146">
          <text:p/>
        </draw:polyline>
        <draw:polygon draw:style-name="gr1" draw:text-style-name="P1" draw:layer="layout" svg:width="0.119cm" svg:height="0.179cm" svg:x="14.274cm" svg:y="18.818cm" svg:viewBox="0 0 120 180" draw:points="51,0 25,9 8,35 0,77 0,103 8,146 25,171 51,180 69,180 94,171 111,146 120,103 120,77 111,35 94,9 69,0">
          <text:p/>
        </draw:polygon>
        <draw:polyline draw:style-name="gr1" draw:text-style-name="P1" draw:layer="layout" svg:width="0.043cm" svg:height="0.179cm" svg:x="14.47cm" svg:y="18.818cm" svg:viewBox="0 0 44 180" draw:points="0,35 17,26 44,0 44,180">
          <text:p/>
        </draw:polyline>
        <draw:polyline draw:style-name="gr1" draw:text-style-name="P1" draw:layer="layout" svg:width="0.119cm" svg:height="0.179cm" svg:x="14.624cm" svg:y="18.818cm" svg:viewBox="0 0 120 180" draw:points="77,86 103,94 111,103 120,120 120,146 111,163 103,171 77,180 0,180 0,0 77,0 103,9 111,18 120,35 120,52 111,69 103,77 77,86 0,86">
          <text:p/>
        </draw:polyline>
        <draw:polyline draw:style-name="gr1" draw:text-style-name="P1" draw:layer="layout" svg:width="0.119cm" svg:height="0.179cm" svg:x="14.803cm" svg:y="18.818cm" svg:viewBox="0 0 120 180" draw:points="78,86 103,94 112,103 120,120 120,146 112,163 103,171 78,180 0,180 0,0 78,0 103,9 112,18 120,35 120,52 112,69 103,77 78,86 0,86">
          <text:p/>
        </draw:polyline>
        <draw:line draw:style-name="gr1" draw:text-style-name="P1" draw:layer="layout" svg:x1="15.031cm" svg:y1="18.768cm" svg:x2="15.251cm" svg:y2="18.586cm">
          <text:p/>
        </draw:line>
        <draw:polygon draw:style-name="gr1" draw:text-style-name="P1" draw:layer="layout" svg:width="1.036cm" svg:height="0.281cm" svg:x="13.968cm" svg:y="16.351cm" svg:viewBox="0 0 1037 282" draw:points="0,282 1037,282 1037,0 0,0">
          <text:p/>
        </draw:polygon>
        <draw:polyline draw:style-name="gr1" draw:text-style-name="P1" draw:layer="layout" svg:width="0.12cm" svg:height="0.179cm" svg:x="14.076cm" svg:y="16.402cm" svg:viewBox="0 0 121 180" draw:points="17,0 112,0 61,68 87,68 104,77 112,85 121,112 121,129 112,154 95,171 70,180 44,180 17,171 9,163 0,146">
          <text:p/>
        </draw:polyline>
        <draw:polygon draw:style-name="gr1" draw:text-style-name="P1" draw:layer="layout" svg:width="0.119cm" svg:height="0.179cm" svg:x="14.247cm" svg:y="16.402cm" svg:viewBox="0 0 120 180" draw:points="51,0 25,9 8,34 0,77 0,103 8,146 25,171 51,180 68,180 95,171 112,146 120,103 120,77 112,34 95,9 68,0">
          <text:p/>
        </draw:polygon>
        <draw:polyline draw:style-name="gr1" draw:text-style-name="P1" draw:layer="layout" svg:width="0.043cm" svg:height="0.179cm" svg:x="14.443cm" svg:y="16.402cm" svg:viewBox="0 0 44 180" draw:points="0,34 17,26 44,0 44,180">
          <text:p/>
        </draw:polyline>
        <draw:polyline draw:style-name="gr1" draw:text-style-name="P1" draw:layer="layout" svg:width="0.128cm" svg:height="0.179cm" svg:x="14.588cm" svg:y="16.402cm" svg:viewBox="0 0 129 180" draw:points="129,43 121,26 104,9 86,0 51,0 34,9 17,26 9,43 0,68 0,112 9,137 17,154 34,171 51,180 86,180 104,171 121,154 129,137">
          <text:p/>
        </draw:polyline>
        <draw:polyline draw:style-name="gr1" draw:text-style-name="P1" draw:layer="layout" svg:width="0.129cm" svg:height="0.179cm" svg:x="14.767cm" svg:y="16.402cm" svg:viewBox="0 0 130 180" draw:points="130,43 121,26 104,9 87,0 53,0 36,9 19,26 9,43 0,68 0,112 9,137 19,154 36,171 53,180 87,180 104,171 121,154 130,137">
          <text:p/>
        </draw:polyline>
        <draw:line draw:style-name="gr1" draw:text-style-name="P1" draw:layer="layout" svg:x1="15.004cm" svg:y1="16.491cm" svg:x2="15.242cm" svg:y2="16.57cm">
          <text:p/>
        </draw:line>
        <draw:polygon draw:style-name="gr1" draw:text-style-name="P1" draw:layer="layout" svg:width="0.7cm" svg:height="0.28cm" svg:x="11.892cm" svg:y="13.49cm" svg:viewBox="0 0 701 281" draw:points="0,281 701,281 701,0 0,0">
          <text:p/>
        </draw:polygon>
        <draw:polyline draw:style-name="gr1" draw:text-style-name="P1" draw:layer="layout" svg:width="0.119cm" svg:height="0.18cm" svg:x="12.008cm" svg:y="13.54cm" svg:viewBox="0 0 120 181" draw:points="17,0 112,0 60,69 86,69 103,77 112,86 120,112 120,130 112,155 95,172 68,181 42,181 17,172 8,164 0,147">
          <text:p/>
        </draw:polyline>
        <draw:polyline draw:style-name="gr1" draw:text-style-name="P1" draw:layer="layout" svg:width="0.12cm" svg:height="0.18cm" svg:x="12.178cm" svg:y="13.54cm" svg:viewBox="0 0 121 181" draw:points="9,43 9,34 17,17 27,9 44,0 78,0 95,9 104,17 112,34 112,52 104,69 87,94 0,181 121,181">
          <text:p/>
        </draw:polyline>
        <draw:polyline draw:style-name="gr1" draw:text-style-name="P1" draw:layer="layout" svg:width="0.128cm" svg:height="0.18cm" svg:x="12.349cm" svg:y="13.54cm" svg:viewBox="0 0 129 181" draw:points="87,181 87,0 0,121 129,121">
          <text:p/>
        </draw:polyline>
        <draw:polygon draw:style-name="gr1" draw:text-style-name="P1" draw:layer="layout" svg:width="0.701cm" svg:height="0.28cm" svg:x="13.295cm" svg:y="14.231cm" svg:viewBox="0 0 702 281" draw:points="0,281 702,281 702,0 0,0">
          <text:p/>
        </draw:polygon>
        <draw:polyline draw:style-name="gr1" draw:text-style-name="P1" draw:layer="layout" svg:width="0.12cm" svg:height="0.179cm" svg:x="13.415cm" svg:y="14.282cm" svg:viewBox="0 0 121 180" draw:points="17,0 112,0 60,68 86,68 104,77 112,86 121,112 121,129 112,154 95,171 68,180 43,180 17,171 9,163 0,146">
          <text:p/>
        </draw:polyline>
        <draw:polyline draw:style-name="gr1" draw:text-style-name="P1" draw:layer="layout" svg:width="0.119cm" svg:height="0.179cm" svg:x="13.586cm" svg:y="14.282cm" svg:viewBox="0 0 120 180" draw:points="9,42 9,34 17,17 26,8 44,0 78,0 95,8 103,17 112,34 112,51 103,68 86,95 0,180 120,180">
          <text:p/>
        </draw:polyline>
        <draw:polyline draw:style-name="gr1" draw:text-style-name="P1" draw:layer="layout" svg:width="0.12cm" svg:height="0.179cm" svg:x="13.756cm" svg:y="14.282cm" svg:viewBox="0 0 121 180" draw:points="103,0 17,0 9,77 17,68 43,59 69,59 94,68 112,86 121,112 121,129 112,154 94,171 69,180 43,180 17,171 9,163 0,146">
          <text:p/>
        </draw:polyline>
        <draw:polygon draw:style-name="gr1" draw:text-style-name="P1" draw:layer="layout" svg:width="0.7cm" svg:height="0.279cm" svg:x="13.355cm" svg:y="13.334cm" svg:viewBox="0 0 701 280" draw:points="0,280 701,280 701,0 0,0">
          <text:p/>
        </draw:polygon>
        <draw:polyline draw:style-name="gr1" draw:text-style-name="P1" draw:layer="layout" svg:width="0.119cm" svg:height="0.179cm" svg:x="13.389cm" svg:y="13.384cm" svg:viewBox="0 0 120 180" draw:points="17,0 111,0 60,68 85,68 102,78 111,86 120,112 120,129 111,155 94,172 68,180 43,180 17,172 8,163 0,146">
          <text:p/>
        </draw:polyline>
        <draw:polyline draw:style-name="gr1" draw:text-style-name="P1" draw:layer="layout" svg:width="0.119cm" svg:height="0.179cm" svg:x="13.56cm" svg:y="13.384cm" svg:viewBox="0 0 120 180" draw:points="8,42 8,34 17,17 25,8 42,0 78,0 95,8 103,17 112,34 112,51 103,68 86,95 0,180 120,180">
          <text:p/>
        </draw:polyline>
        <draw:polyline draw:style-name="gr1" draw:text-style-name="P1" draw:layer="layout" svg:width="0.119cm" svg:height="0.179cm" svg:x="13.731cm" svg:y="13.384cm" svg:viewBox="0 0 120 180" draw:points="103,0 18,0 8,78 18,68 43,60 69,60 94,68 111,86 120,112 120,129 111,155 94,172 69,180 43,180 18,172 8,163 0,146">
          <text:p/>
        </draw:polyline>
        <draw:polyline draw:style-name="gr1" draw:text-style-name="P1" draw:layer="layout" svg:width="0.137cm" svg:height="0.179cm" svg:x="13.884cm" svg:y="13.384cm" svg:viewBox="0 0 138 180" draw:points="0,180 69,0 138,180">
          <text:p/>
        </draw:polyline>
        <draw:line draw:style-name="gr1" draw:text-style-name="P1" draw:layer="layout" svg:x1="13.91cm" svg:y1="13.503cm" svg:x2="13.995cm" svg:y2="13.503cm">
          <text:p/>
        </draw:line>
        <draw:polygon draw:style-name="gr1" draw:text-style-name="P1" draw:layer="layout" svg:width="0.701cm" svg:height="0.279cm" svg:x="14.27cm" svg:y="12.913cm" svg:viewBox="0 0 702 280" draw:points="0,280 702,280 702,0 0,0">
          <text:p/>
        </draw:polygon>
        <draw:polyline draw:style-name="gr1" draw:text-style-name="P1" draw:layer="layout" svg:width="0.111cm" svg:height="0.179cm" svg:x="14.313cm" svg:y="12.963cm" svg:viewBox="0 0 112 180" draw:points="0,180 0,0 112,0">
          <text:p/>
        </draw:polyline>
        <draw:line draw:style-name="gr1" draw:text-style-name="P1" draw:layer="layout" svg:x1="14.313cm" svg:y1="13.048cm" svg:x2="14.381cm" svg:y2="13.048cm">
          <text:p/>
        </draw:line>
        <draw:line draw:style-name="gr1" draw:text-style-name="P1" draw:layer="layout" svg:x1="14.313cm" svg:y1="13.142cm" svg:x2="14.424cm" svg:y2="13.142cm">
          <text:p/>
        </draw:line>
        <draw:polyline draw:style-name="gr1" draw:text-style-name="P1" draw:layer="layout" svg:width="0.119cm" svg:height="0.179cm" svg:x="14.467cm" svg:y="12.963cm" svg:viewBox="0 0 120 180" draw:points="17,0 112,0 60,68 85,68 102,77 112,85 120,111 120,128 112,155 94,172 68,180 42,180 17,172 8,163 0,146">
          <text:p/>
        </draw:polyline>
        <draw:polygon draw:style-name="gr1" draw:text-style-name="P1" draw:layer="layout" svg:width="0.119cm" svg:height="0.179cm" svg:x="14.638cm" svg:y="12.963cm" svg:viewBox="0 0 120 180" draw:points="51,0 25,8 8,34 0,77 0,102 8,146 25,172 51,180 69,180 95,172 112,146 120,102 120,77 112,34 95,8 69,0">
          <text:p/>
        </draw:polygon>
        <draw:polyline draw:style-name="gr1" draw:text-style-name="P1" draw:layer="layout" svg:width="0.12cm" svg:height="0.179cm" svg:x="14.808cm" svg:y="12.963cm" svg:viewBox="0 0 121 180" draw:points="10,42 10,34 18,17 27,8 44,0 78,0 95,8 104,17 112,34 112,51 104,68 87,94 0,180 121,180">
          <text:p/>
        </draw:polyline>
        <draw:polygon draw:style-name="gr1" draw:text-style-name="P1" draw:layer="layout" svg:width="0.701cm" svg:height="0.28cm" svg:x="14.27cm" svg:y="12.024cm" svg:viewBox="0 0 702 281" draw:points="0,281 702,281 702,0 0,0">
          <text:p/>
        </draw:polygon>
        <draw:polyline draw:style-name="gr1" draw:text-style-name="P1" draw:layer="layout" svg:width="0.111cm" svg:height="0.18cm" svg:x="14.339cm" svg:y="12.074cm" svg:viewBox="0 0 112 181" draw:points="0,181 0,0 112,0">
          <text:p/>
        </draw:polyline>
        <draw:line draw:style-name="gr1" draw:text-style-name="P1" draw:layer="layout" svg:x1="14.339cm" svg:y1="12.16cm" svg:x2="14.407cm" svg:y2="12.16cm">
          <text:p/>
        </draw:line>
        <draw:line draw:style-name="gr1" draw:text-style-name="P1" draw:layer="layout" svg:x1="14.339cm" svg:y1="12.254cm" svg:x2="14.45cm" svg:y2="12.254cm">
          <text:p/>
        </draw:line>
        <draw:polyline draw:style-name="gr1" draw:text-style-name="P1" draw:layer="layout" svg:width="0.12cm" svg:height="0.18cm" svg:x="14.492cm" svg:y="12.074cm" svg:viewBox="0 0 121 181" draw:points="17,0 112,0 60,69 87,69 104,77 112,86 121,111 121,128 112,155 95,172 69,181 43,181 17,172 9,164 0,147">
          <text:p/>
        </draw:polyline>
        <draw:polygon draw:style-name="gr1" draw:text-style-name="P1" draw:layer="layout" svg:width="0.12cm" svg:height="0.18cm" svg:x="14.663cm" svg:y="12.074cm" svg:viewBox="0 0 121 181" draw:points="53,0 26,9 9,34 0,77 0,103 9,147 26,172 53,181 70,181 95,172 112,147 121,103 121,77 112,34 95,9 70,0">
          <text:p/>
        </draw:polygon>
        <draw:polyline draw:style-name="gr1" draw:text-style-name="P1" draw:layer="layout" svg:width="0.043cm" svg:height="0.18cm" svg:x="14.859cm" svg:y="12.074cm" svg:viewBox="0 0 44 181" draw:points="0,34 17,26 44,0 44,181">
          <text:p/>
        </draw:polyline>
        <draw:polygon draw:style-name="gr1" draw:text-style-name="P1" draw:layer="layout" svg:width="0.701cm" svg:height="0.28cm" svg:x="13.356cm" svg:y="12.04cm" svg:viewBox="0 0 702 281" draw:points="0,281 702,281 702,0 0,0">
          <text:p/>
        </draw:polygon>
        <draw:polyline draw:style-name="gr1" draw:text-style-name="P1" draw:layer="layout" svg:width="0.12cm" svg:height="0.179cm" svg:x="13.476cm" svg:y="12.091cm" svg:viewBox="0 0 121 180" draw:points="17,0 112,0 61,68 86,68 104,76 112,85 121,110 121,129 112,154 95,171 69,180 44,180 17,171 9,163 0,146">
          <text:p/>
        </draw:polyline>
        <draw:polygon draw:style-name="gr1" draw:text-style-name="P1" draw:layer="layout" svg:width="0.119cm" svg:height="0.179cm" svg:x="13.647cm" svg:y="12.091cm" svg:viewBox="0 0 120 180" draw:points="51,0 26,8 8,34 0,76 0,102 8,146 26,171 51,180 68,180 94,171 112,146 120,102 120,76 112,34 94,8 68,0">
          <text:p/>
        </draw:polygon>
        <draw:polygon draw:style-name="gr1" draw:text-style-name="P1" draw:layer="layout" svg:width="0.12cm" svg:height="0.179cm" svg:x="13.817cm" svg:y="12.091cm" svg:viewBox="0 0 121 180" draw:points="43,0 17,8 9,25 9,42 17,59 35,68 70,76 95,85 112,102 121,120 121,146 112,163 104,171 78,180 43,180 17,171 9,163 0,146 0,120 9,102 26,85 53,76 87,68 104,59 112,42 112,25 104,8 78,0">
          <text:p/>
        </draw:polygon>
        <draw:polygon draw:style-name="gr1" draw:text-style-name="P1" draw:layer="layout" svg:width="0.7cm" svg:height="0.281cm" svg:x="12.022cm" svg:y="11.638cm" svg:viewBox="0 0 701 282" draw:points="0,282 701,282 701,0 0,0">
          <text:p/>
        </draw:polygon>
        <draw:polyline draw:style-name="gr1" draw:text-style-name="P1" draw:layer="layout" svg:width="0.12cm" svg:height="0.179cm" svg:x="12.141cm" svg:y="11.689cm" svg:viewBox="0 0 121 180" draw:points="17,0 112,0 61,68 87,68 104,77 112,85 121,111 121,128 112,154 95,172 69,180 43,180 17,172 9,163 0,145">
          <text:p/>
        </draw:polyline>
        <draw:polygon draw:style-name="gr1" draw:text-style-name="P1" draw:layer="layout" svg:width="0.12cm" svg:height="0.179cm" svg:x="12.312cm" svg:y="11.689cm" svg:viewBox="0 0 121 180" draw:points="52,0 27,9 10,34 0,77 0,102 10,145 27,172 52,180 69,180 95,172 112,145 121,102 121,77 112,34 95,9 69,0">
          <text:p/>
        </draw:polygon>
        <draw:polyline draw:style-name="gr1" draw:text-style-name="P1" draw:layer="layout" svg:width="0.119cm" svg:height="0.179cm" svg:x="12.483cm" svg:y="11.689cm" svg:viewBox="0 0 120 180" draw:points="34,180 120,0 0,0">
          <text:p/>
        </draw:polyline>
        <draw:polygon draw:style-name="gr1" draw:text-style-name="P1" draw:layer="layout" svg:width="0.7cm" svg:height="0.28cm" svg:x="10.837cm" svg:y="12.077cm" svg:viewBox="0 0 701 281" draw:points="0,281 701,281 701,0 0,0">
          <text:p/>
        </draw:polygon>
        <draw:polyline draw:style-name="gr1" draw:text-style-name="P1" draw:layer="layout" svg:width="0.119cm" svg:height="0.179cm" svg:x="10.957cm" svg:y="12.127cm" svg:viewBox="0 0 120 180" draw:points="17,0 112,0 61,69 86,69 103,78 112,87 120,112 120,129 112,155 95,172 69,180 42,180 17,172 8,163 0,146">
          <text:p/>
        </draw:polyline>
        <draw:polyline draw:style-name="gr1" draw:text-style-name="P1" draw:layer="layout" svg:width="0.119cm" svg:height="0.179cm" svg:x="11.128cm" svg:y="12.127cm" svg:viewBox="0 0 120 180" draw:points="8,43 8,34 17,17 25,9 42,0 76,0 93,9 102,17 110,34 110,51 102,68 85,95 0,180 120,180">
          <text:p/>
        </draw:polyline>
        <draw:polyline draw:style-name="gr1" draw:text-style-name="P1" draw:layer="layout" svg:width="0.12cm" svg:height="0.179cm" svg:x="11.298cm" svg:y="12.127cm" svg:viewBox="0 0 121 180" draw:points="9,43 9,34 17,17 26,9 43,0 78,0 95,9 104,17 112,34 112,51 104,68 87,95 0,180 121,180">
          <text:p/>
        </draw:polyline>
        <draw:line draw:style-name="gr1" draw:text-style-name="P1" draw:layer="layout" svg:x1="11.537cm" svg:y1="12.078cm" svg:x2="11.663cm" svg:y2="11.933cm">
          <text:p/>
        </draw:line>
        <draw:polygon draw:style-name="gr1" draw:text-style-name="P1" draw:layer="layout" svg:width="0.7cm" svg:height="0.28cm" svg:x="10.796cm" svg:y="10.34cm" svg:viewBox="0 0 701 281" draw:points="0,281 701,281 701,0 0,0">
          <text:p/>
        </draw:polygon>
        <draw:polyline draw:style-name="gr1" draw:text-style-name="P1" draw:layer="layout" svg:width="0.12cm" svg:height="0.179cm" svg:x="10.916cm" svg:y="10.391cm" svg:viewBox="0 0 121 180" draw:points="17,0 112,0 60,69 85,69 103,78 112,86 121,112 121,129 112,154 95,172 68,180 43,180 17,172 8,163 0,146">
          <text:p/>
        </draw:polyline>
        <draw:polyline draw:style-name="gr1" draw:text-style-name="P1" draw:layer="layout" svg:width="0.119cm" svg:height="0.179cm" svg:x="11.087cm" svg:y="10.391cm" svg:viewBox="0 0 120 180" draw:points="8,43 8,35 17,17 25,8 43,0 77,0 94,8 103,17 111,35 111,52 103,69 86,95 0,180 120,180">
          <text:p/>
        </draw:polyline>
        <draw:polygon draw:style-name="gr1" draw:text-style-name="P1" draw:layer="layout" svg:width="0.12cm" svg:height="0.179cm" svg:x="11.257cm" svg:y="10.391cm" svg:viewBox="0 0 121 180" draw:points="52,0 26,8 9,35 0,78 0,103 9,146 26,172 52,180 69,180 94,172 112,146 121,103 121,78 112,35 94,8 69,0">
          <text:p/>
        </draw:polygon>
        <draw:line draw:style-name="gr1" draw:text-style-name="P1" draw:layer="layout" svg:x1="11.496cm" svg:y1="10.48cm" svg:x2="11.71cm" svg:y2="10.712cm">
          <text:p/>
        </draw:line>
        <draw:polygon draw:style-name="gr1" draw:text-style-name="P1" draw:layer="layout" svg:width="0.7cm" svg:height="0.28cm" svg:x="16.155cm" svg:y="9.429cm" svg:viewBox="0 0 701 281" draw:points="0,281 701,281 701,0 0,0">
          <text:p/>
        </draw:polygon>
        <draw:polyline draw:style-name="gr1" draw:text-style-name="P1" draw:layer="layout" svg:width="0.128cm" svg:height="0.18cm" svg:x="16.189cm" svg:y="9.479cm" svg:viewBox="0 0 129 181" draw:points="129,44 120,26 103,9 86,0 52,0 35,9 18,26 10,44 0,70 0,112 10,138 18,155 35,172 52,181 86,181 103,172 120,155 129,138">
          <text:p/>
        </draw:polyline>
        <draw:polyline draw:style-name="gr1" draw:text-style-name="P1" draw:layer="layout" svg:width="0.12cm" svg:height="0.18cm" svg:x="16.368cm" svg:y="9.479cm" svg:viewBox="0 0 121 181" draw:points="17,0 111,0 60,70 85,70 103,78 111,87 121,112 121,129 111,155 94,172 68,181 43,181 17,172 9,164 0,146">
          <text:p/>
        </draw:polyline>
        <draw:polygon draw:style-name="gr1" draw:text-style-name="P1" draw:layer="layout" svg:width="0.119cm" svg:height="0.18cm" svg:x="16.539cm" svg:y="9.479cm" svg:viewBox="0 0 120 181" draw:points="51,0 26,9 8,34 0,78 0,104 8,146 26,172 51,181 69,181 95,172 112,146 120,104 120,78 112,34 95,9 69,0">
          <text:p/>
        </draw:polygon>
        <draw:polyline draw:style-name="gr1" draw:text-style-name="P1" draw:layer="layout" svg:width="0.111cm" svg:height="0.18cm" svg:x="16.709cm" svg:y="9.479cm" svg:viewBox="0 0 112 181" draw:points="112,61 104,87 87,104 60,112 52,112 26,104 9,87 0,61 0,52 9,26 26,9 52,0 60,0 87,9 104,26 112,61 112,104 104,146 87,172 60,181 43,181 17,172 9,155">
          <text:p/>
        </draw:polyline>
        <draw:polygon draw:style-name="gr1" draw:text-style-name="P1" draw:layer="layout" svg:width="0.701cm" svg:height="0.28cm" svg:x="16.745cm" svg:y="7.388cm" svg:viewBox="0 0 702 281" draw:points="0,281 702,281 702,0 0,0">
          <text:p/>
        </draw:polygon>
        <draw:polyline draw:style-name="gr1" draw:text-style-name="P1" draw:layer="layout" svg:width="0.119cm" svg:height="0.18cm" svg:x="16.865cm" svg:y="7.438cm" svg:viewBox="0 0 120 181" draw:points="17,0 112,0 60,69 85,69 103,77 112,86 120,113 120,130 112,155 95,172 68,181 43,181 17,172 9,164 0,147">
          <text:p/>
        </draw:polyline>
        <draw:polyline draw:style-name="gr1" draw:text-style-name="P1" draw:layer="layout" svg:width="0.043cm" svg:height="0.18cm" svg:x="17.061cm" svg:y="7.438cm" svg:viewBox="0 0 44 181" draw:points="0,35 18,26 44,0 44,181">
          <text:p/>
        </draw:polyline>
        <draw:polygon draw:style-name="gr1" draw:text-style-name="P1" draw:layer="layout" svg:width="0.119cm" svg:height="0.18cm" svg:x="17.207cm" svg:y="7.438cm" svg:viewBox="0 0 120 181" draw:points="51,0 25,9 8,35 0,77 0,103 8,147 25,172 51,181 68,181 93,172 111,147 120,103 120,77 111,35 93,9 68,0">
          <text:p/>
        </draw:polygon>
        <draw:polygon draw:style-name="gr1" draw:text-style-name="P1" draw:layer="layout" svg:width="0.7cm" svg:height="0.28cm" svg:x="24.899cm" svg:y="7.433cm" svg:viewBox="0 0 701 281" draw:points="0,281 701,281 701,0 0,0">
          <text:p/>
        </draw:polygon>
        <draw:polyline draw:style-name="gr1" draw:text-style-name="P1" draw:layer="layout" svg:width="0.128cm" svg:height="0.179cm" svg:x="24.929cm" svg:y="7.484cm" svg:viewBox="0 0 129 180" draw:points="129,43 120,25 103,8 86,0 52,0 35,8 17,25 9,43 0,69 0,112 9,137 17,154 35,171 52,180 86,180 103,171 120,154 129,137">
          <text:p/>
        </draw:polyline>
        <draw:polyline draw:style-name="gr1" draw:text-style-name="P1" draw:layer="layout" svg:width="0.12cm" svg:height="0.179cm" svg:x="25.108cm" svg:y="7.484cm" svg:viewBox="0 0 121 180" draw:points="17,0 112,0 60,69 87,69 104,78 112,86 121,112 121,129 112,155 95,172 70,180 43,180 17,172 9,163 0,146">
          <text:p/>
        </draw:polyline>
        <draw:polyline draw:style-name="gr1" draw:text-style-name="P1" draw:layer="layout" svg:width="0.12cm" svg:height="0.179cm" svg:x="25.279cm" svg:y="7.484cm" svg:viewBox="0 0 121 180" draw:points="18,0 112,0 61,69 87,69 104,78 112,86 121,112 121,129 112,155 95,172 70,180 44,180 18,172 10,163 0,146">
          <text:p/>
        </draw:polyline>
        <draw:polygon draw:style-name="gr1" draw:text-style-name="P1" draw:layer="layout" svg:width="0.119cm" svg:height="0.179cm" svg:x="25.45cm" svg:y="7.484cm" svg:viewBox="0 0 120 180" draw:points="42,0 17,8 8,25 8,43 17,60 34,69 68,78 95,86 112,103 120,120 120,146 112,163 103,172 77,180 42,180 17,172 8,163 0,146 0,120 8,103 25,86 51,78 86,69 103,60 112,43 112,25 103,8 77,0">
          <text:p/>
        </draw:polygon>
        <draw:line draw:style-name="gr1" draw:text-style-name="P1" draw:layer="layout" svg:x1="27.875cm" svg:y1="15.824cm" svg:x2="27.02cm" svg:y2="15.824cm">
          <text:p/>
        </draw:line>
        <draw:polygon draw:style-name="gr1" draw:text-style-name="P1" draw:layer="layout" svg:width="0.7cm" svg:height="0.28cm" svg:x="27.095cm" svg:y="15.12cm" svg:viewBox="0 0 701 281" draw:points="0,281 701,281 701,0 0,0">
          <text:p/>
        </draw:polygon>
        <draw:polyline draw:style-name="gr1" draw:text-style-name="P1" draw:layer="layout" svg:width="0.111cm" svg:height="0.18cm" svg:x="27.138cm" svg:y="15.17cm" svg:viewBox="0 0 112 181" draw:points="0,181 0,0 112,0">
          <text:p/>
        </draw:polyline>
        <draw:line draw:style-name="gr1" draw:text-style-name="P1" draw:layer="layout" svg:x1="27.138cm" svg:y1="15.256cm" svg:x2="27.206cm" svg:y2="15.256cm">
          <text:p/>
        </draw:line>
        <draw:line draw:style-name="gr1" draw:text-style-name="P1" draw:layer="layout" svg:x1="27.138cm" svg:y1="15.35cm" svg:x2="27.249cm" svg:y2="15.35cm">
          <text:p/>
        </draw:line>
        <draw:polyline draw:style-name="gr1" draw:text-style-name="P1" draw:layer="layout" svg:width="0.12cm" svg:height="0.18cm" svg:x="27.291cm" svg:y="15.17cm" svg:viewBox="0 0 121 181" draw:points="18,0 113,0 61,69 87,69 104,78 113,87 121,112 121,129 113,155 95,172 70,181 44,181 18,172 9,164 0,147">
          <text:p/>
        </draw:polyline>
        <draw:polygon draw:style-name="gr1" draw:text-style-name="P1" draw:layer="layout" svg:width="0.12cm" svg:height="0.18cm" svg:x="27.462cm" svg:y="15.17cm" svg:viewBox="0 0 121 181" draw:points="52,0 26,9 9,34 0,78 0,104 9,147 26,172 52,181 69,181 95,172 112,147 121,104 121,78 112,34 95,9 69,0">
          <text:p/>
        </draw:polygon>
        <draw:polyline draw:style-name="gr1" draw:text-style-name="P1" draw:layer="layout" svg:width="0.119cm" svg:height="0.18cm" svg:x="27.633cm" svg:y="15.17cm" svg:viewBox="0 0 120 181" draw:points="17,0 112,0 61,69 86,69 103,78 112,87 120,112 120,129 112,155 95,172 69,181 44,181 17,172 8,164 0,147">
          <text:p/>
        </draw:polyline>
        <draw:polyline draw:style-name="gr1" draw:text-style-name="P1" draw:layer="layout" svg:width="0.21cm" svg:height="0.209cm" svg:x="21.282cm" svg:y="16.781cm" svg:viewBox="0 0 211 210" draw:points="0,210 0,0 211,0 211,210">
          <text:p/>
        </draw:polyline>
        <draw:path draw:style-name="gr1" draw:text-style-name="P1" draw:layer="layout" svg:width="0.07cm" svg:height="0.07cm" svg:x="21.352cm" svg:y="16.851cm" svg:viewBox="0 0 71 71" svg:d="M71 35c0-13-7-24-17-30-11-7-24-7-35 0-11 6-19 17-19 30 0 12 8 24 19 31 11 6 24 6 35 0 10-7 17-19 17-31z">
          <text:p/>
        </draw:path>
        <draw:line draw:style-name="gr1" draw:text-style-name="P1" draw:layer="layout" svg:x1="21.282cm" svg:y1="16.99cm" svg:x2="21.492cm" svg:y2="16.99cm">
          <text:p/>
        </draw:line>
        <draw:polyline draw:style-name="gr1" draw:text-style-name="P1" draw:layer="layout" svg:width="0.209cm" svg:height="0.209cm" svg:x="27.875cm" svg:y="16.781cm" svg:viewBox="0 0 210 210" draw:points="0,210 0,0 210,0 210,210">
          <text:p/>
        </draw:polyline>
        <draw:path draw:style-name="gr1" draw:text-style-name="P1" draw:layer="layout" svg:width="0.069cm" svg:height="0.07cm" svg:x="27.945cm" svg:y="16.851cm" svg:viewBox="0 0 70 71" svg:d="M70 35c0-13-7-24-17-30-11-7-25-7-36 0-11 6-17 17-17 30 0 12 6 24 17 31 11 6 25 6 36 0 10-7 17-19 17-31z">
          <text:p/>
        </draw:path>
        <draw:line draw:style-name="gr1" draw:text-style-name="P1" draw:layer="layout" svg:x1="27.875cm" svg:y1="16.99cm" svg:x2="28.084cm" svg:y2="16.99cm">
          <text:p/>
        </draw:line>
        <draw:polyline draw:style-name="gr1" draw:text-style-name="P1" draw:layer="layout" svg:width="0.21cm" svg:height="0.209cm" svg:x="32.269cm" svg:y="16.781cm" svg:viewBox="0 0 211 210" draw:points="0,210 0,0 211,0 211,210">
          <text:p/>
        </draw:polyline>
        <draw:path draw:style-name="gr1" draw:text-style-name="P1" draw:layer="layout" svg:width="0.07cm" svg:height="0.07cm" svg:x="32.339cm" svg:y="16.851cm" svg:viewBox="0 0 71 71" svg:d="M71 35c0-13-7-24-19-30-10-7-24-7-34 0-11 6-18 17-18 30 0 12 7 24 18 31 10 6 24 6 34 0 12-7 19-19 19-31z">
          <text:p/>
        </draw:path>
        <draw:line draw:style-name="gr1" draw:text-style-name="P1" draw:layer="layout" svg:x1="32.269cm" svg:y1="16.99cm" svg:x2="32.479cm" svg:y2="16.99cm">
          <text:p/>
        </draw:line>
        <draw:polyline draw:style-name="gr1" draw:text-style-name="P1" draw:layer="layout" svg:width="0.101cm" svg:height="0.062cm" svg:x="34.375cm" svg:y="13.217cm" svg:viewBox="0 0 102 63" draw:points="0,56 3,63 102,5 99,0">
          <text:p/>
        </draw:polyline>
        <draw:polyline draw:style-name="gr1" draw:text-style-name="P1" draw:layer="layout" svg:width="0.15cm" svg:height="0.308cm" svg:x="34.355cm" svg:y="13.273cm" svg:viewBox="0 0 151 309" draw:points="0,0 20,0 20,7 7,7 7,309 151,309 151,7 134,7 134,0">
          <text:p/>
        </draw:polyline>
        <draw:line draw:style-name="gr1" draw:text-style-name="P1" draw:layer="layout" svg:x1="34.375cm" svg:y1="13.274cm" svg:x2="34.474cm" svg:y2="13.217cm">
          <text:p/>
        </draw:line>
        <draw:polyline draw:style-name="gr1" draw:text-style-name="P1" draw:layer="layout" svg:width="0.157cm" svg:height="0.315cm" svg:x="34.355cm" svg:y="13.273cm" svg:viewBox="0 0 158 316" draw:points="0,0 0,316 158,316 158,0 134,0">
          <text:p/>
        </draw:polyline>
        <draw:path draw:style-name="gr1" draw:text-style-name="P1" draw:layer="layout" svg:width="0.015cm" svg:height="0.057cm" svg:x="34.473cm" svg:y="13.217cm" svg:viewBox="0 0 16 58" svg:d="M16 58c0-20-5-41-16-58">
          <text:p/>
        </draw:path>
        <draw:polyline draw:style-name="gr1" draw:text-style-name="P1" draw:layer="layout" svg:width="0.101cm" svg:height="0.062cm" svg:x="34.218cm" svg:y="13.217cm" svg:viewBox="0 0 102 63" draw:points="0,56 3,63 102,5 99,0">
          <text:p/>
        </draw:polyline>
        <draw:polyline draw:style-name="gr1" draw:text-style-name="P1" draw:layer="layout" svg:width="0.151cm" svg:height="0.308cm" svg:x="34.198cm" svg:y="13.273cm" svg:viewBox="0 0 152 309" draw:points="0,0 20,0 20,7 7,7 7,309 152,309 152,7 134,7 134,0">
          <text:p/>
        </draw:polyline>
        <draw:line draw:style-name="gr1" draw:text-style-name="P1" draw:layer="layout" svg:x1="34.218cm" svg:y1="13.274cm" svg:x2="34.317cm" svg:y2="13.217cm">
          <text:p/>
        </draw:line>
        <draw:polyline draw:style-name="gr1" draw:text-style-name="P1" draw:layer="layout" svg:width="0.157cm" svg:height="0.315cm" svg:x="34.198cm" svg:y="13.273cm" svg:viewBox="0 0 158 316" draw:points="0,0 0,316 158,316 158,0 134,0">
          <text:p/>
        </draw:polyline>
        <draw:path draw:style-name="gr1" draw:text-style-name="P1" draw:layer="layout" svg:width="0.014cm" svg:height="0.057cm" svg:x="34.316cm" svg:y="13.217cm" svg:viewBox="0 0 15 58" svg:d="M15 58c1-20-4-41-15-58">
          <text:p/>
        </draw:path>
        <draw:polyline draw:style-name="gr1" draw:text-style-name="P1" draw:layer="layout" svg:width="0.101cm" svg:height="0.062cm" svg:x="34.061cm" svg:y="13.217cm" svg:viewBox="0 0 102 63" draw:points="0,56 3,63 102,5 99,0">
          <text:p/>
        </draw:polyline>
        <draw:polyline draw:style-name="gr1" draw:text-style-name="P1" draw:layer="layout" svg:width="0.15cm" svg:height="0.308cm" svg:x="34.041cm" svg:y="13.273cm" svg:viewBox="0 0 151 309" draw:points="0,0 20,0 20,7 7,7 7,309 151,309 151,7 134,7 134,0">
          <text:p/>
        </draw:polyline>
        <draw:line draw:style-name="gr1" draw:text-style-name="P1" draw:layer="layout" svg:x1="34.061cm" svg:y1="13.274cm" svg:x2="34.16cm" svg:y2="13.217cm">
          <text:p/>
        </draw:line>
        <draw:polyline draw:style-name="gr1" draw:text-style-name="P1" draw:layer="layout" svg:width="0.157cm" svg:height="0.315cm" svg:x="34.041cm" svg:y="13.273cm" svg:viewBox="0 0 158 316" draw:points="0,0 0,316 158,316 158,0 134,0">
          <text:p/>
        </draw:polyline>
        <draw:path draw:style-name="gr1" draw:text-style-name="P1" draw:layer="layout" svg:width="0.015cm" svg:height="0.057cm" svg:x="34.159cm" svg:y="13.217cm" svg:viewBox="0 0 16 58" svg:d="M16 58c0-20-5-41-16-58">
          <text:p/>
        </draw:path>
        <draw:polyline draw:style-name="gr1" draw:text-style-name="P1" draw:layer="layout" svg:width="0.101cm" svg:height="0.062cm" svg:x="33.904cm" svg:y="13.217cm" svg:viewBox="0 0 102 63" draw:points="0,56 3,63 102,5 99,0">
          <text:p/>
        </draw:polyline>
        <draw:polyline draw:style-name="gr1" draw:text-style-name="P1" draw:layer="layout" svg:width="0.151cm" svg:height="0.308cm" svg:x="33.884cm" svg:y="13.273cm" svg:viewBox="0 0 152 309" draw:points="0,0 20,0 20,7 7,7 7,309 152,309 152,7 134,7 134,0">
          <text:p/>
        </draw:polyline>
        <draw:line draw:style-name="gr1" draw:text-style-name="P1" draw:layer="layout" svg:x1="33.904cm" svg:y1="13.274cm" svg:x2="34.003cm" svg:y2="13.217cm">
          <text:p/>
        </draw:line>
        <draw:polyline draw:style-name="gr1" draw:text-style-name="P1" draw:layer="layout" svg:width="0.157cm" svg:height="0.315cm" svg:x="33.884cm" svg:y="13.273cm" svg:viewBox="0 0 158 316" draw:points="0,0 0,316 158,316 158,0 134,0">
          <text:p/>
        </draw:polyline>
        <draw:path draw:style-name="gr1" draw:text-style-name="P1" draw:layer="layout" svg:width="0.015cm" svg:height="0.057cm" svg:x="34.002cm" svg:y="13.217cm" svg:viewBox="0 0 16 58" svg:d="M16 58c0-20-6-41-16-58">
          <text:p/>
        </draw:path>
        <draw:polyline draw:style-name="gr1" draw:text-style-name="P1" draw:layer="layout" svg:width="0.101cm" svg:height="0.062cm" svg:x="33.747cm" svg:y="13.217cm" svg:viewBox="0 0 102 63" draw:points="0,56 3,63 102,5 99,0">
          <text:p/>
        </draw:polyline>
        <draw:polyline draw:style-name="gr1" draw:text-style-name="P1" draw:layer="layout" svg:width="0.151cm" svg:height="0.308cm" svg:x="33.727cm" svg:y="13.273cm" svg:viewBox="0 0 152 309" draw:points="0,0 20,0 20,7 7,7 7,309 152,309 152,7 134,7 134,0">
          <text:p/>
        </draw:polyline>
        <draw:line draw:style-name="gr1" draw:text-style-name="P1" draw:layer="layout" svg:x1="33.747cm" svg:y1="13.274cm" svg:x2="33.846cm" svg:y2="13.217cm">
          <text:p/>
        </draw:line>
        <draw:polyline draw:style-name="gr1" draw:text-style-name="P1" draw:layer="layout" svg:width="0.157cm" svg:height="0.315cm" svg:x="33.727cm" svg:y="13.273cm" svg:viewBox="0 0 158 316" draw:points="0,0 0,316 158,316 158,0 134,0">
          <text:p/>
        </draw:polyline>
        <draw:path draw:style-name="gr1" draw:text-style-name="P1" draw:layer="layout" svg:width="0.015cm" svg:height="0.057cm" svg:x="33.845cm" svg:y="13.217cm" svg:viewBox="0 0 16 58" svg:d="M16 58c0-20-6-41-16-58">
          <text:p/>
        </draw:path>
        <draw:polyline draw:style-name="gr1" draw:text-style-name="P1" draw:layer="layout" svg:width="0.101cm" svg:height="0.062cm" svg:x="33.59cm" svg:y="13.217cm" svg:viewBox="0 0 102 63" draw:points="0,56 3,63 102,5 99,0">
          <text:p/>
        </draw:polyline>
        <draw:polyline draw:style-name="gr1" draw:text-style-name="P1" draw:layer="layout" svg:width="0.151cm" svg:height="0.308cm" svg:x="33.57cm" svg:y="13.273cm" svg:viewBox="0 0 152 309" draw:points="0,0 20,0 20,7 7,7 7,309 152,309 152,7 134,7 134,0">
          <text:p/>
        </draw:polyline>
        <draw:line draw:style-name="gr1" draw:text-style-name="P1" draw:layer="layout" svg:x1="33.59cm" svg:y1="13.274cm" svg:x2="33.689cm" svg:y2="13.217cm">
          <text:p/>
        </draw:line>
        <draw:polyline draw:style-name="gr1" draw:text-style-name="P1" draw:layer="layout" svg:width="0.157cm" svg:height="0.315cm" svg:x="33.57cm" svg:y="13.273cm" svg:viewBox="0 0 158 316" draw:points="0,0 0,316 158,316 158,0 134,0">
          <text:p/>
        </draw:polyline>
        <draw:path draw:style-name="gr1" draw:text-style-name="P1" draw:layer="layout" svg:width="0.015cm" svg:height="0.057cm" svg:x="33.688cm" svg:y="13.217cm" svg:viewBox="0 0 16 58" svg:d="M16 58c0-20-5-41-16-58">
          <text:p/>
        </draw:path>
        <draw:polyline draw:style-name="gr1" draw:text-style-name="P1" draw:layer="layout" svg:width="2.712cm" svg:height="0.051cm" svg:x="21.151cm" svg:y="11.481cm" svg:viewBox="0 0 2713 52" draw:points="0,0 0,52 2713,52">
          <text:p/>
        </draw:polyline>
        <draw:polyline draw:style-name="gr1" draw:text-style-name="P1" draw:layer="layout" svg:width="0.037cm" svg:height="0.074cm" svg:x="21.885cm" svg:y="10.74cm" svg:viewBox="0 0 38 75" draw:points="0,0 38,38 0,75">
          <text:p/>
        </draw:polyline>
        <draw:line draw:style-name="gr1" draw:text-style-name="P1" draw:layer="layout" svg:x1="21.713cm" svg:y1="10.777cm" svg:x2="21.922cm" svg:y2="10.777cm">
          <text:p/>
        </draw:line>
        <draw:polyline draw:style-name="gr1" draw:text-style-name="P1" draw:layer="layout" svg:width="0.201cm" svg:height="0.623cm" svg:x="35.283cm" svg:y="12.755cm" svg:viewBox="0 0 202 624" draw:points="202,0 0,0 0,624">
          <text:p/>
        </draw:polyline>
        <draw:path draw:style-name="gr1" draw:text-style-name="P1" draw:layer="layout" svg:width="0.069cm" svg:height="0.139cm" svg:x="35.388cm" svg:y="12.999cm" svg:viewBox="0 0 70 140" svg:d="M0 140c24 0 48-13 61-34 12-22 12-48 0-70-13-22-37-36-61-36">
          <text:p/>
        </draw:path>
        <draw:path draw:style-name="gr1" draw:text-style-name="P1" draw:layer="layout" svg:width="0.07cm" svg:height="0.139cm" svg:x="35.318cm" svg:y="12.999cm" svg:viewBox="0 0 71 140" svg:d="M71 0c-25 0-49 14-62 36-12 22-12 48 0 70 13 21 37 34 62 34">
          <text:p/>
        </draw:path>
        <draw:path draw:style-name="gr1" draw:text-style-name="P1" draw:layer="layout" svg:width="0.069cm" svg:height="0.139cm" svg:x="35.388cm" svg:y="12.808cm" svg:viewBox="0 0 70 140" svg:d="M0 140c24 0 48-14 61-35 12-22 12-49 0-71-13-21-37-34-61-34">
          <text:p/>
        </draw:path>
        <draw:path draw:style-name="gr1" draw:text-style-name="P1" draw:layer="layout" svg:width="0.07cm" svg:height="0.139cm" svg:x="35.318cm" svg:y="12.808cm" svg:viewBox="0 0 71 140" svg:d="M71 0c-25 0-49 13-62 34-12 22-12 49 0 71 13 21 37 35 62 35">
          <text:p/>
        </draw:path>
        <draw:path draw:style-name="gr1" draw:text-style-name="P1" draw:layer="layout" svg:width="0.069cm" svg:height="0.139cm" svg:x="35.388cm" svg:y="13.191cm" svg:viewBox="0 0 70 140" svg:d="M0 140c24 0 48-13 61-34 12-23 12-49 0-71-13-21-37-35-61-35">
          <text:p/>
        </draw:path>
        <draw:path draw:style-name="gr1" draw:text-style-name="P1" draw:layer="layout" svg:width="0.07cm" svg:height="0.139cm" svg:x="35.318cm" svg:y="13.191cm" svg:viewBox="0 0 71 140" svg:d="M71 0c-25 0-49 14-62 35-12 22-12 48 0 71 13 21 37 34 62 34">
          <text:p/>
        </draw:path>
        <draw:path draw:style-name="gr1" draw:text-style-name="P1" draw:layer="layout" svg:width="0.313cm" svg:height="0.157cm" svg:x="34.909cm" svg:y="15.068cm" svg:viewBox="0 0 314 158" svg:d="M314 158c0-56-31-109-79-137-49-28-109-28-157 0-49 28-78 81-78 137">
          <text:p/>
        </draw:path>
        <draw:path draw:style-name="gr1" draw:text-style-name="P1" draw:layer="layout" svg:width="0.313cm" svg:height="0.157cm" svg:x="34.909cm" svg:y="15.225cm" svg:viewBox="0 0 314 158" svg:d="M0 0c0 56 29 109 78 137 48 28 108 28 157 0 48-28 79-81 79-137">
          <text:p/>
        </draw:path>
        <draw:path draw:style-name="gr1" draw:text-style-name="P1" draw:layer="layout" svg:width="0.143cm" svg:height="0.284cm" svg:x="35.065cm" svg:y="15.083cm" svg:viewBox="0 0 144 285" svg:d="M0 285c51 0 99-27 125-71 25-44 25-99 0-143-26-44-74-71-125-71">
          <text:p/>
        </draw:path>
        <draw:path draw:style-name="gr1" draw:text-style-name="P1" draw:layer="layout" svg:width="0.142cm" svg:height="0.284cm" svg:x="34.923cm" svg:y="15.083cm" svg:viewBox="0 0 143 285" svg:d="M143 0c-51 0-99 27-124 71s-25 99 0 143 73 71 124 71">
          <text:p/>
        </draw:path>
        <draw:polyline draw:style-name="gr1" draw:text-style-name="P1" draw:layer="layout" svg:width="0.096cm" svg:height="0.033cm" svg:x="35.065cm" svg:y="15.068cm" svg:viewBox="0 0 97 34" draw:points="97,34 93,31 87,27 82,24 77,21 76,20 71,18 65,15 60,12 54,10 52,10 52,9 48,7 42,6 36,4 29,3 27,3 27,2 22,2 16,1 10,0 4,0 0,0">
          <text:p/>
        </draw:polyline>
        <draw:polyline draw:style-name="gr1" draw:text-style-name="P1" draw:layer="layout" svg:width="0cm" svg:height="0cm" svg:x="35.161cm" svg:y="15.101cm" svg:viewBox="0 0 0 0" draw:points="0,0">
          <text:p/>
        </draw:polyline>
        <draw:polyline draw:style-name="gr1" draw:text-style-name="P1" draw:layer="layout" svg:width="0.253cm" svg:height="0.281cm" svg:x="34.969cm" svg:y="15.101cm" svg:viewBox="0 0 254 282" draw:points="0,249 5,253 10,256 15,260 21,263 22,263 26,266 32,268 38,271 43,273 45,273 46,274 50,275 56,277 62,278 68,280 70,280 71,280 75,281 81,281 88,282 94,282 97,282 104,282 110,281 116,281 122,280 123,280 128,279 135,278 141,276 146,274 148,274 148,273 152,272 158,270 164,267 170,264 172,263 175,261 180,258 186,255 191,251 193,249 194,249 196,247 201,243 205,239 210,234 212,232 213,231 214,230 218,225 222,220 226,214 229,210 229,209 233,204 236,198 238,192 241,187 243,181 246,175 247,169 249,163 251,157 252,151 253,145 254,138 254,137 254,132 254,126 254,120 254,113 254,112 254,111 253,107 253,101 251,95 250,89 249,86 249,85 248,82 247,76 245,70 243,65 241,62 241,61 240,59 237,53 234,48 231,42 229,39 229,38 228,37 224,32 220,27 216,22 213,18 212,17 208,13 203,8 199,4 194,0 193,0">
          <text:p/>
        </draw:polyline>
        <draw:polyline draw:style-name="gr1" draw:text-style-name="P1" draw:layer="layout" svg:width="0cm" svg:height="0cm" svg:x="34.969cm" svg:y="15.349cm" svg:viewBox="0 0 0 0" draw:points="0,0">
          <text:p/>
        </draw:polyline>
        <draw:polyline draw:style-name="gr1" draw:text-style-name="P1" draw:layer="layout" svg:width="0.061cm" svg:height="0.162cm" svg:x="34.908cm" svg:y="15.187cm" svg:viewBox="0 0 62 163" draw:points="5,0 4,5 2,11 2,18 1,24 1,25 1,30 0,37 0,43 1,49 1,51 1,55 2,61 3,68 4,74 5,76 5,77 6,80 8,86 10,92 12,99 13,102 14,103 15,104 17,110 20,116 23,121 26,125 27,126 30,131 34,137 38,141 43,145 43,146 48,151 52,155 57,159 62,163">
          <text:p/>
        </draw:polyline>
        <draw:polyline draw:style-name="gr1" draw:text-style-name="P1" draw:layer="layout" svg:width="0cm" svg:height="0cm" svg:x="34.913cm" svg:y="15.187cm" svg:viewBox="0 0 0 0" draw:points="0,0">
          <text:p/>
        </draw:polyline>
        <draw:polyline draw:style-name="gr1" draw:text-style-name="P1" draw:layer="layout" svg:width="0.152cm" svg:height="0.119cm" svg:x="34.913cm" svg:y="15.068cm" svg:viewBox="0 0 153 120" draw:points="153,0 147,0 141,1 134,1 128,2 127,2 121,3 115,5 109,6 103,8 101,8 101,9 97,10 91,13 85,15 80,18 78,20 77,20 74,22 69,25 64,29 58,32 56,34 55,35 54,36 49,40 44,44 40,49 37,52 35,53 31,58 27,63 24,68 21,72 20,73 17,79 14,84 11,90 9,95 8,96 6,101 4,107 2,113 0,119 0,120">
          <text:p/>
        </draw:polyline>
        <draw:path draw:style-name="gr1" draw:text-style-name="P1" draw:layer="layout" svg:width="0.209cm" svg:height="0.105cm" svg:x="35.489cm" svg:y="15.624cm" svg:viewBox="0 0 210 106" svg:d="M210 106c0-39-19-73-52-92s-73-19-105 0c-33 19-53 53-53 92">
          <text:p/>
        </draw:path>
        <draw:path draw:style-name="gr1" draw:text-style-name="P1" draw:layer="layout" svg:width="0.21cm" svg:height="0.104cm" svg:x="35.489cm" svg:y="15.729cm" svg:viewBox="0 0 211 105" svg:d="M0 0c0 37 20 71 53 91 32 19 72 19 105 0 33-20 53-54 53-91">
          <text:p/>
        </draw:path>
        <draw:path draw:style-name="gr1" draw:text-style-name="P1" draw:layer="layout" svg:width="0.091cm" svg:height="0.181cm" svg:x="35.594cm" svg:y="15.638cm" svg:viewBox="0 0 92 182" svg:d="M0 182c33 0 63-17 79-45 17-28 17-63 0-91-16-28-46-46-79-46">
          <text:p/>
        </draw:path>
        <draw:path draw:style-name="gr1" draw:text-style-name="P1" draw:layer="layout" svg:width="0.09cm" svg:height="0.181cm" svg:x="35.504cm" svg:y="15.638cm" svg:viewBox="0 0 91 182" svg:d="M91 0c-32 0-62 18-78 46-17 28-17 63 0 91 16 28 46 45 78 45">
          <text:p/>
        </draw:path>
        <draw:polyline draw:style-name="gr1" draw:text-style-name="P1" draw:layer="layout" svg:width="0.074cm" svg:height="0.032cm" svg:x="35.594cm" svg:y="15.624cm" svg:viewBox="0 0 75 33" draw:points="75,33 74,31 71,28 68,26 64,23 61,21 58,19 58,18 57,18 54,16 50,14 46,12 43,10 40,9 39,8 35,7 31,6 27,5 23,4 20,3 19,3 15,2 10,0 6,0 2,0 0,0">
          <text:p/>
        </draw:polyline>
        <draw:polyline draw:style-name="gr1" draw:text-style-name="P1" draw:layer="layout" svg:width="0cm" svg:height="0cm" svg:x="35.668cm" svg:y="15.655cm" svg:viewBox="0 0 0 0" draw:points="0,0">
          <text:p/>
        </draw:polyline>
        <draw:polyline draw:style-name="gr1" draw:text-style-name="P1" draw:layer="layout" svg:width="0.013cm" svg:height="0.015cm" svg:x="35.668cm" svg:y="15.655cm" svg:viewBox="0 0 14 16" draw:points="14,16 12,13 9,9 6,6 3,2 0,0">
          <text:p/>
        </draw:polyline>
        <draw:polyline draw:style-name="gr1" draw:text-style-name="P1" draw:layer="layout" svg:width="0cm" svg:height="0cm" svg:x="35.681cm" svg:y="15.67cm" svg:viewBox="0 0 0 0" draw:points="0,0">
          <text:p/>
        </draw:polyline>
        <draw:polyline draw:style-name="gr1" draw:text-style-name="P1" draw:layer="layout" svg:width="0.084cm" svg:height="0.161cm" svg:x="35.614cm" svg:y="15.67cm" svg:viewBox="0 0 85 162" draw:points="0,162 1,162 5,161 9,160 13,159 16,157 20,156 21,156 24,154 28,152 32,150 35,148 38,147 38,146 39,146 42,143 47,141 50,138 53,135 54,133 55,133 56,132 59,129 61,126 64,123 67,119 68,118 69,116 71,112 73,108 75,104 77,100 77,99 77,98 78,97 80,93 81,88 82,84 83,80 83,79 84,76 84,72 85,68 85,64 85,60 85,59 85,58 85,56 85,51 85,47 84,43 84,39 83,38 83,35 82,31 80,27 79,23 78,19 77,19 77,18 76,15 74,11 72,8 70,4 68,0">
          <text:p/>
        </draw:polyline>
        <draw:polyline draw:style-name="gr1" draw:text-style-name="P1" draw:layer="layout" svg:width="0cm" svg:height="0cm" svg:x="35.614cm" svg:y="15.831cm" svg:viewBox="0 0 0 0" draw:points="0,0">
          <text:p/>
        </draw:polyline>
        <draw:polyline draw:style-name="gr1" draw:text-style-name="P1" draw:layer="layout" svg:width="0.107cm" svg:height="0.046cm" svg:x="35.507cm" svg:y="15.787cm" svg:viewBox="0 0 108 47" draw:points="0,0 2,3 5,7 7,10 10,13 13,15 13,16 16,19 19,21 23,24 26,27 28,28 29,28 29,29 33,31 37,33 40,36 44,38 47,39 48,40 52,41 56,42 60,43 64,45 66,45 67,45 68,45 73,46 77,47 81,47 86,47 88,47 92,47 96,47 100,46 105,46 108,45">
          <text:p/>
        </draw:polyline>
        <draw:polyline draw:style-name="gr1" draw:text-style-name="P1" draw:layer="layout" svg:width="0cm" svg:height="0cm" svg:x="35.507cm" svg:y="15.787cm" svg:viewBox="0 0 0 0" draw:points="0,0">
          <text:p/>
        </draw:polyline>
        <draw:polyline draw:style-name="gr1" draw:text-style-name="P1" draw:layer="layout" svg:width="0.01cm" svg:height="0.02cm" svg:x="35.497cm" svg:y="15.768cm" svg:viewBox="0 0 11 21" draw:points="0,0 2,5 3,9 6,13 8,16 11,21">
          <text:p/>
        </draw:polyline>
        <draw:polyline draw:style-name="gr1" draw:text-style-name="P1" draw:layer="layout" svg:width="0cm" svg:height="0cm" svg:x="35.497cm" svg:y="15.768cm" svg:viewBox="0 0 0 0" draw:points="0,0">
          <text:p/>
        </draw:polyline>
        <draw:polyline draw:style-name="gr1" draw:text-style-name="P1" draw:layer="layout" svg:width="0.008cm" svg:height="0.039cm" svg:x="35.489cm" svg:y="15.729cm" svg:viewBox="0 0 9 40" draw:points="0,0 0,2 0,8 1,12 1,16 2,20 2,21 3,24 4,28 6,32 8,36 9,40">
          <text:p/>
        </draw:polyline>
        <draw:polyline draw:style-name="gr1" draw:text-style-name="P1" draw:layer="layout" svg:width="0cm" svg:height="0cm" svg:x="35.489cm" svg:y="15.729cm" svg:viewBox="0 0 0 0" draw:points="0,0">
          <text:p/>
        </draw:polyline>
        <draw:polyline draw:style-name="gr1" draw:text-style-name="P1" draw:layer="layout" svg:width="0.105cm" svg:height="0.105cm" svg:x="35.489cm" svg:y="15.624cm" svg:viewBox="0 0 106 106" draw:points="106,0 101,0 97,0 93,1 89,1 86,2 85,2 81,3 77,4 73,5 69,7 66,8 65,8 61,10 57,12 54,14 50,16 48,17 47,18 43,21 40,23 37,26 34,29 32,30 32,31 31,32 28,35 24,38 21,41 19,45 18,46 17,48 15,52 12,55 11,59 9,63 8,64 8,65 7,66 6,71 4,75 3,79 3,83 2,84 2,87 1,92 1,96 0,100 0,104 0,106">
          <text:p/>
        </draw:polyline>
        <draw:path draw:style-name="gr1" draw:text-style-name="P1" draw:layer="layout" svg:width="0.21cm" svg:height="0.104cm" svg:x="35.476cm" svg:y="14.609cm" svg:viewBox="0 0 211 105" svg:d="M211 105c0-37-20-72-54-91-32-19-72-19-104 0-33 19-53 54-53 91">
          <text:p/>
        </draw:path>
        <draw:path draw:style-name="gr1" draw:text-style-name="P1" draw:layer="layout" svg:width="0.21cm" svg:height="0.105cm" svg:x="35.476cm" svg:y="14.713cm" svg:viewBox="0 0 211 106" svg:d="M0 0c0 38 20 73 53 92 32 19 72 19 104 0 34-19 54-54 54-92">
          <text:p/>
        </draw:path>
        <draw:path draw:style-name="gr1" draw:text-style-name="P1" draw:layer="layout" svg:width="0.09cm" svg:height="0.181cm" svg:x="35.581cm" svg:y="14.623cm" svg:viewBox="0 0 91 182" svg:d="M0 182c33 0 63-17 79-46 16-28 16-63 0-91s-46-45-79-45">
          <text:p/>
        </draw:path>
        <draw:path draw:style-name="gr1" draw:text-style-name="P1" draw:layer="layout" svg:width="0.09cm" svg:height="0.181cm" svg:x="35.491cm" svg:y="14.623cm" svg:viewBox="0 0 91 182" svg:d="M91 0c-32 0-62 17-79 45-16 28-16 63 0 91 17 29 47 46 79 46">
          <text:p/>
        </draw:path>
        <draw:polyline draw:style-name="gr1" draw:text-style-name="P1" draw:layer="layout" svg:width="0.087cm" svg:height="0.046cm" svg:x="35.581cm" svg:y="14.609cm" svg:viewBox="0 0 88 47" draw:points="88,47 86,44 83,41 80,37 78,35 75,32 72,29 69,26 65,23 62,20 59,19 59,18 55,15 51,13 48,11 43,9 40,8 39,8 35,6 31,5 27,4 23,2 21,2 20,2 19,2 15,1 11,1 7,0 2,0 0,0">
          <text:p/>
        </draw:polyline>
        <draw:polyline draw:style-name="gr1" draw:text-style-name="P1" draw:layer="layout" svg:width="0cm" svg:height="0cm" svg:x="35.668cm" svg:y="14.655cm" svg:viewBox="0 0 0 0" draw:points="0,0">
          <text:p/>
        </draw:polyline>
        <draw:polyline draw:style-name="gr1" draw:text-style-name="P1" draw:layer="layout" svg:width="0.01cm" svg:height="0.019cm" svg:x="35.668cm" svg:y="14.655cm" svg:viewBox="0 0 11 20" draw:points="11,20 9,15 7,11 5,7 2,4 0,0">
          <text:p/>
        </draw:polyline>
        <draw:polyline draw:style-name="gr1" draw:text-style-name="P1" draw:layer="layout" svg:width="0cm" svg:height="0cm" svg:x="35.678cm" svg:y="14.674cm" svg:viewBox="0 0 0 0" draw:points="0,0">
          <text:p/>
        </draw:polyline>
        <draw:polyline draw:style-name="gr1" draw:text-style-name="P1" draw:layer="layout" svg:width="0.163cm" svg:height="0.144cm" svg:x="35.523cm" svg:y="14.674cm" svg:viewBox="0 0 164 145" draw:points="0,128 1,128 4,130 8,133 11,134 15,136 18,137 19,138 23,139 27,141 31,142 35,143 39,143 40,144 44,144 49,145 53,145 57,145 59,145 63,145 67,145 72,145 76,144 79,143 80,143 84,142 88,141 92,140 96,138 99,137 100,137 104,135 107,134 111,131 115,129 117,128 118,127 121,125 125,122 128,119 131,117 133,115 133,114 134,114 137,110 140,107 142,104 145,101 146,99 147,97 149,94 151,90 153,86 155,83 156,81 156,80 157,79 158,74 159,71 160,67 161,63 162,61 162,59 163,54 163,50 164,46 164,41 164,40 164,39 164,37 164,32 163,28 162,24 162,20 162,19 161,16 160,12 159,8 157,4 156,0">
          <text:p/>
        </draw:polyline>
        <draw:polyline draw:style-name="gr1" draw:text-style-name="P1" draw:layer="layout" svg:width="0cm" svg:height="0cm" svg:x="35.523cm" svg:y="14.801cm" svg:viewBox="0 0 0 0" draw:points="0,0">
          <text:p/>
        </draw:polyline>
        <draw:polyline draw:style-name="gr1" draw:text-style-name="P1" draw:layer="layout" svg:width="0.029cm" svg:height="0.029cm" svg:x="35.494cm" svg:y="14.772cm" svg:viewBox="0 0 30 30" draw:points="0,0 2,4 5,8 7,11 10,14 13,16 13,17 16,20 20,23 23,25 27,28 30,30">
          <text:p/>
        </draw:polyline>
        <draw:polyline draw:style-name="gr1" draw:text-style-name="P1" draw:layer="layout" svg:width="0cm" svg:height="0cm" svg:x="35.494cm" svg:y="14.772cm" svg:viewBox="0 0 0 0" draw:points="0,0">
          <text:p/>
        </draw:polyline>
        <draw:polyline draw:style-name="gr1" draw:text-style-name="P1" draw:layer="layout" svg:width="0.01cm" svg:height="0.018cm" svg:x="35.484cm" svg:y="14.754cm" svg:viewBox="0 0 11 19" draw:points="0,0 2,3 4,8 6,12 9,15 11,19">
          <text:p/>
        </draw:polyline>
        <draw:polyline draw:style-name="gr1" draw:text-style-name="P1" draw:layer="layout" svg:width="0cm" svg:height="0cm" svg:x="35.484cm" svg:y="14.754cm" svg:viewBox="0 0 0 0" draw:points="0,0">
          <text:p/>
        </draw:polyline>
        <draw:polyline draw:style-name="gr1" draw:text-style-name="P1" draw:layer="layout" svg:width="0.047cm" svg:height="0.127cm" svg:x="35.476cm" svg:y="14.627cm" svg:viewBox="0 0 48 128" draw:points="48,0 47,0 43,3 40,5 37,8 34,11 32,13 31,14 28,17 25,20 23,23 20,27 19,28 19,29 18,30 16,34 14,37 11,41 9,45 8,47 7,49 6,53 5,57 4,62 3,66 3,67 3,68 2,70 1,74 1,78 1,82 0,86 0,87 0,88 0,91 1,95 1,99 1,103 2,107 3,108 3,112 4,116 6,120 7,123 8,127 8,128">
          <text:p/>
        </draw:polyline>
        <draw:polyline draw:style-name="gr1" draw:text-style-name="P1" draw:layer="layout" svg:width="0cm" svg:height="0cm" svg:x="35.523cm" svg:y="14.627cm" svg:viewBox="0 0 0 0" draw:points="0,0">
          <text:p/>
        </draw:polyline>
        <draw:polyline draw:style-name="gr1" draw:text-style-name="P1" draw:layer="layout" svg:width="0.018cm" svg:height="0.01cm" svg:x="35.523cm" svg:y="14.617cm" svg:viewBox="0 0 19 11" draw:points="19,0 17,0 14,2 10,4 6,7 3,9 0,11">
          <text:p/>
        </draw:polyline>
        <draw:polyline draw:style-name="gr1" draw:text-style-name="P1" draw:layer="layout" svg:width="0cm" svg:height="0cm" svg:x="35.541cm" svg:y="14.617cm" svg:viewBox="0 0 0 0" draw:points="0,0">
          <text:p/>
        </draw:polyline>
        <draw:polyline draw:style-name="gr1" draw:text-style-name="P1" draw:layer="layout" svg:width="0.02cm" svg:height="0.006cm" svg:x="35.541cm" svg:y="14.611cm" svg:viewBox="0 0 21 7" draw:points="21,0 20,0 15,1 11,3 7,4 3,6 0,7">
          <text:p/>
        </draw:polyline>
        <draw:polyline draw:style-name="gr1" draw:text-style-name="P1" draw:layer="layout" svg:width="0cm" svg:height="0cm" svg:x="35.561cm" svg:y="14.611cm" svg:viewBox="0 0 0 0" draw:points="0,0">
          <text:p/>
        </draw:polyline>
        <draw:polyline draw:style-name="gr1" draw:text-style-name="P1" draw:layer="layout" svg:width="0.02cm" svg:height="0.002cm" svg:x="35.561cm" svg:y="14.609cm" svg:viewBox="0 0 21 3" draw:points="21,0 17,0 13,0 7,1 3,1 0,3">
          <text:p/>
        </draw:polyline>
        <draw:polyline draw:style-name="gr1" draw:text-style-name="P1" draw:layer="layout" svg:width="0.195cm" svg:height="0.218cm" svg:x="35.486cm" svg:y="15.327cm" svg:viewBox="0 0 196 219" draw:points="0,176 196,176 153,176 153,0 196,0 196,219 0,219">
          <text:p/>
        </draw:polyline>
        <draw:line draw:style-name="gr1" draw:text-style-name="P1" draw:layer="layout" svg:x1="35.681cm" svg:y1="15.545cm" svg:x2="35.681cm" svg:y2="15.502cm">
          <text:p/>
        </draw:line>
        <draw:polygon draw:style-name="gr1" draw:text-style-name="P1" draw:layer="layout" svg:width="0.266cm" svg:height="0.044cm" svg:x="35.415cm" svg:y="15.283cm" svg:viewBox="0 0 267 45" draw:points="267,45 0,45 0,0 267,0">
          <text:p/>
        </draw:polygon>
        <draw:polyline draw:style-name="gr1" draw:text-style-name="P1" draw:layer="layout" svg:width="0.266cm" svg:height="0.262cm" svg:x="35.415cm" svg:y="15.283cm" svg:viewBox="0 0 267 263" draw:points="0,167 0,0 267,0 267,263 71,263">
          <text:p/>
        </draw:polyline>
        <draw:path draw:style-name="gr1" draw:text-style-name="P1" draw:layer="layout" svg:width="0.004cm" svg:height="0.008cm" svg:x="35.682cm" svg:y="15.312cm" svg:viewBox="0 0 5 9" svg:d="M5 0c-2 0-4 1-5 2 0 1 0 4 0 5 1 1 3 2 5 2">
          <text:p/>
        </draw:path>
        <draw:path draw:style-name="gr1" draw:text-style-name="P1" draw:layer="layout" svg:width="0.003cm" svg:height="0.008cm" svg:x="35.686cm" svg:y="15.312cm" svg:viewBox="0 0 4 9" svg:d="M0 9c2 0 3-1 4-2 0-1 0-4 0-5-1-1-2-2-4-2">
          <text:p/>
        </draw:path>
        <draw:path draw:style-name="gr1" draw:text-style-name="P1" draw:layer="layout" svg:width="0.003cm" svg:height="0.007cm" svg:x="35.686cm" svg:y="15.509cm" svg:viewBox="0 0 4 8" svg:d="M0 8c2 0 3-1 4-2 0-1 0-3 0-5-1-1-2-1-4-1">
          <text:p/>
        </draw:path>
        <draw:path draw:style-name="gr1" draw:text-style-name="P1" draw:layer="layout" svg:width="0.004cm" svg:height="0.007cm" svg:x="35.682cm" svg:y="15.509cm" svg:viewBox="0 0 5 8" svg:d="M5 0c-2 0-4 0-5 1 0 2 0 4 0 5 1 1 3 2 5 2">
          <text:p/>
        </draw:path>
        <draw:path draw:style-name="gr1" draw:text-style-name="P1" draw:layer="layout" svg:width="0.148cm" svg:height="0.148cm" svg:x="35.341cm" svg:y="15.449cm" svg:viewBox="0 0 149 149" svg:d="M149 74c0-26-14-50-37-64-23-13-51-13-74 0-22 14-38 38-38 64 0 28 16 52 38 65 23 14 51 14 74 0 23-13 37-37 37-65z">
          <text:p/>
        </draw:path>
        <draw:polyline draw:style-name="gr1" draw:text-style-name="P1" draw:layer="layout" svg:width="0.043cm" svg:height="0.218cm" svg:x="35.638cm" svg:y="14.967cm" svg:viewBox="0 0 44 219" draw:points="44,219 44,0 0,0 0,174 44,174">
          <text:p/>
        </draw:polyline>
        <draw:polyline draw:style-name="gr1" draw:text-style-name="P1" draw:layer="layout" svg:width="0.195cm" svg:height="0.044cm" svg:x="35.486cm" svg:y="14.923cm" svg:viewBox="0 0 196 45" draw:points="0,0 196,0 196,45 0,45">
          <text:p/>
        </draw:polyline>
        <draw:line draw:style-name="gr1" draw:text-style-name="P1" draw:layer="layout" svg:x1="35.681cm" svg:y1="15.141cm" svg:x2="35.415cm" svg:y2="15.141cm">
          <text:p/>
        </draw:line>
        <draw:line draw:style-name="gr1" draw:text-style-name="P1" draw:layer="layout" svg:x1="35.681cm" svg:y1="15.185cm" svg:x2="35.415cm" svg:y2="15.185cm">
          <text:p/>
        </draw:line>
        <draw:polyline draw:style-name="gr1" draw:text-style-name="P1" draw:layer="layout" svg:width="0.266cm" svg:height="0.262cm" svg:x="35.415cm" svg:y="14.923cm" svg:viewBox="0 0 267 263" draw:points="0,96 0,263 267,263 267,0 71,0">
          <text:p/>
        </draw:polyline>
        <draw:path draw:style-name="gr1" draw:text-style-name="P1" draw:layer="layout" svg:width="0.003cm" svg:height="0.007cm" svg:x="35.686cm" svg:y="15.149cm" svg:viewBox="0 0 4 8" svg:d="M0 8c2 0 3-2 4-3 0-1 0-2 0-4-1-1-2-1-4-1">
          <text:p/>
        </draw:path>
        <draw:path draw:style-name="gr1" draw:text-style-name="P1" draw:layer="layout" svg:width="0.004cm" svg:height="0.007cm" svg:x="35.682cm" svg:y="15.149cm" svg:viewBox="0 0 5 8" svg:d="M5 0c-2 0-4 0-5 1 0 2 0 3 0 4 1 1 3 3 5 3">
          <text:p/>
        </draw:path>
        <draw:path draw:style-name="gr1" draw:text-style-name="P1" draw:layer="layout" svg:width="0.004cm" svg:height="0.009cm" svg:x="35.682cm" svg:y="14.952cm" svg:viewBox="0 0 5 10" svg:d="M5 0c-2 0-4 2-5 3 0 1 0 3 0 4 1 1 3 3 5 3">
          <text:p/>
        </draw:path>
        <draw:path draw:style-name="gr1" draw:text-style-name="P1" draw:layer="layout" svg:width="0.003cm" svg:height="0.009cm" svg:x="35.686cm" svg:y="14.952cm" svg:viewBox="0 0 4 10" svg:d="M0 10c2 0 3-2 4-3 0-1 0-3 0-4-1-1-2-3-4-3">
          <text:p/>
        </draw:path>
        <draw:path draw:style-name="gr1" draw:text-style-name="P1" draw:layer="layout" svg:width="0.148cm" svg:height="0.148cm" svg:x="35.341cm" svg:y="14.871cm" svg:viewBox="0 0 149 149" svg:d="M149 74c0-27-14-51-37-64s-51-13-74 0c-22 13-38 37-38 64s16 52 38 65c23 13 51 13 74 0s37-38 37-65z">
          <text:p/>
        </draw:path>
        <draw:polyline draw:style-name="gr1" draw:text-style-name="P1" draw:layer="layout" svg:width="0.218cm" svg:height="0.044cm" svg:x="35.114cm" svg:y="15.902cm" svg:viewBox="0 0 219 45" draw:points="0,45 219,45 219,0 43,0 43,45">
          <text:p/>
        </draw:polyline>
        <draw:polyline draw:style-name="gr1" draw:text-style-name="P1" draw:layer="layout" svg:width="0.043cm" svg:height="0.195cm" svg:x="35.332cm" svg:y="15.75cm" svg:viewBox="0 0 44 196" draw:points="44,0 44,196 0,196 0,0">
          <text:p/>
        </draw:polyline>
        <draw:line draw:style-name="gr1" draw:text-style-name="P1" draw:layer="layout" svg:x1="35.157cm" svg:y1="15.946cm" svg:x2="35.157cm" svg:y2="15.68cm">
          <text:p/>
        </draw:line>
        <draw:line draw:style-name="gr1" draw:text-style-name="P1" draw:layer="layout" svg:x1="35.114cm" svg:y1="15.946cm" svg:x2="35.114cm" svg:y2="15.68cm">
          <text:p/>
        </draw:line>
        <draw:polyline draw:style-name="gr1" draw:text-style-name="P1" draw:layer="layout" svg:width="0.261cm" svg:height="0.266cm" svg:x="35.114cm" svg:y="15.68cm" svg:viewBox="0 0 262 267" draw:points="165,0 0,0 0,267 262,267 262,70">
          <text:p/>
        </draw:polyline>
        <draw:path draw:style-name="gr1" draw:text-style-name="P1" draw:layer="layout" svg:width="0.007cm" svg:height="0.005cm" svg:x="35.143cm" svg:y="15.95cm" svg:viewBox="0 0 8 6" svg:d="M0 0c0 2 0 3 2 4 2 2 3 2 4 0 1-1 2-2 2-4">
          <text:p/>
        </draw:path>
        <draw:path draw:style-name="gr1" draw:text-style-name="P1" draw:layer="layout" svg:width="0.007cm" svg:height="0.004cm" svg:x="35.143cm" svg:y="15.946cm" svg:viewBox="0 0 8 5" svg:d="M8 5c0-1-1-4-2-4-1-1-2-1-4 0-2 0-2 3-2 4">
          <text:p/>
        </draw:path>
        <draw:path draw:style-name="gr1" draw:text-style-name="P1" draw:layer="layout" svg:width="0.007cm" svg:height="0.004cm" svg:x="35.339cm" svg:y="15.946cm" svg:viewBox="0 0 8 5" svg:d="M8 5c0-1 0-4-2-4-1-1-2-1-3 0-1 0-3 3-3 4">
          <text:p/>
        </draw:path>
        <draw:path draw:style-name="gr1" draw:text-style-name="P1" draw:layer="layout" svg:width="0.007cm" svg:height="0.005cm" svg:x="35.339cm" svg:y="15.95cm" svg:viewBox="0 0 8 6" svg:d="M0 0c0 2 2 3 3 4 1 2 2 2 3 0 2-1 2-2 2-4">
          <text:p/>
        </draw:path>
        <draw:path draw:style-name="gr1" draw:text-style-name="P1" draw:layer="layout" svg:width="0.148cm" svg:height="0.148cm" svg:x="35.28cm" svg:y="15.606cm" svg:viewBox="0 0 149 149" svg:d="M149 74c0-27-15-51-37-64-23-13-52-13-75 0s-37 37-37 64 14 52 37 65 52 13 75 0c22-13 37-38 37-65z">
          <text:p/>
        </draw:path>
        <draw:polyline draw:style-name="gr1" draw:text-style-name="P1" draw:layer="layout" svg:width="0.218cm" svg:height="0.044cm" svg:x="34.753cm" svg:y="15.902cm" svg:viewBox="0 0 219 45" draw:points="0,45 219,45 219,0 45,0 45,45">
          <text:p/>
        </draw:polyline>
        <draw:polyline draw:style-name="gr1" draw:text-style-name="P1" draw:layer="layout" svg:width="0.044cm" svg:height="0.195cm" svg:x="34.971cm" svg:y="15.75cm" svg:viewBox="0 0 45 196" draw:points="45,0 45,196 0,196 0,0">
          <text:p/>
        </draw:polyline>
        <draw:line draw:style-name="gr1" draw:text-style-name="P1" draw:layer="layout" svg:x1="34.797cm" svg:y1="15.946cm" svg:x2="34.797cm" svg:y2="15.68cm">
          <text:p/>
        </draw:line>
        <draw:line draw:style-name="gr1" draw:text-style-name="P1" draw:layer="layout" svg:x1="34.753cm" svg:y1="15.946cm" svg:x2="34.753cm" svg:y2="15.68cm">
          <text:p/>
        </draw:line>
        <draw:polyline draw:style-name="gr1" draw:text-style-name="P1" draw:layer="layout" svg:width="0.262cm" svg:height="0.266cm" svg:x="34.753cm" svg:y="15.68cm" svg:viewBox="0 0 263 267" draw:points="167,0 0,0 0,267 263,267 263,70">
          <text:p/>
        </draw:polyline>
        <draw:path draw:style-name="gr1" draw:text-style-name="P1" draw:layer="layout" svg:width="0.007cm" svg:height="0.005cm" svg:x="34.783cm" svg:y="15.95cm" svg:viewBox="0 0 8 6" svg:d="M0 0c0 2 0 3 1 4 2 2 4 2 5 0 1-1 2-2 2-4">
          <text:p/>
        </draw:path>
        <draw:path draw:style-name="gr1" draw:text-style-name="P1" draw:layer="layout" svg:width="0.007cm" svg:height="0.004cm" svg:x="34.783cm" svg:y="15.946cm" svg:viewBox="0 0 8 5" svg:d="M8 5c0-1-1-4-2-4-1-1-3-1-5 0-1 0-1 3-1 4">
          <text:p/>
        </draw:path>
        <draw:path draw:style-name="gr1" draw:text-style-name="P1" draw:layer="layout" svg:width="0.008cm" svg:height="0.004cm" svg:x="34.978cm" svg:y="15.946cm" svg:viewBox="0 0 9 5" svg:d="M9 5c0-1-1-4-2-4-1-1-4-1-5 0-1 0-2 3-2 4">
          <text:p/>
        </draw:path>
        <draw:path draw:style-name="gr1" draw:text-style-name="P1" draw:layer="layout" svg:width="0.008cm" svg:height="0.005cm" svg:x="34.978cm" svg:y="15.95cm" svg:viewBox="0 0 9 6" svg:d="M0 0c0 2 1 3 2 4 1 2 4 2 5 0 1-1 2-2 2-4">
          <text:p/>
        </draw:path>
        <draw:path draw:style-name="gr1" draw:text-style-name="P1" draw:layer="layout" svg:width="0.148cm" svg:height="0.148cm" svg:x="34.919cm" svg:y="15.606cm" svg:viewBox="0 0 149 149" svg:d="M149 74c0-27-15-51-38-64s-51-13-74 0-37 37-37 64 14 52 37 65 51 13 74 0 38-38 38-65z">
          <text:p/>
        </draw:path>
        <draw:polyline draw:style-name="gr1" draw:text-style-name="P1" draw:layer="layout" svg:width="0.218cm" svg:height="0.044cm" svg:x="35.157cm" svg:y="14.574cm" svg:viewBox="0 0 219 45" draw:points="219,0 0,0 0,45 176,45 176,0">
          <text:p/>
        </draw:polyline>
        <draw:polyline draw:style-name="gr1" draw:text-style-name="P1" draw:layer="layout" svg:width="0.043cm" svg:height="0.195cm" svg:x="35.114cm" svg:y="14.574cm" svg:viewBox="0 0 44 196" draw:points="0,196 0,0 44,0 44,196">
          <text:p/>
        </draw:polyline>
        <draw:line draw:style-name="gr1" draw:text-style-name="P1" draw:layer="layout" svg:x1="35.332cm" svg:y1="14.574cm" svg:x2="35.332cm" svg:y2="14.84cm">
          <text:p/>
        </draw:line>
        <draw:line draw:style-name="gr1" draw:text-style-name="P1" draw:layer="layout" svg:x1="35.375cm" svg:y1="14.574cm" svg:x2="35.375cm" svg:y2="14.84cm">
          <text:p/>
        </draw:line>
        <draw:polyline draw:style-name="gr1" draw:text-style-name="P1" draw:layer="layout" svg:width="0.261cm" svg:height="0.266cm" svg:x="35.114cm" svg:y="14.574cm" svg:viewBox="0 0 262 267" draw:points="95,267 262,267 262,0 0,0 0,196">
          <text:p/>
        </draw:polyline>
        <draw:path draw:style-name="gr1" draw:text-style-name="P1" draw:layer="layout" svg:width="0.007cm" svg:height="0.004cm" svg:x="35.339cm" svg:y="14.566cm" svg:viewBox="0 0 8 5" svg:d="M8 5c0-2 0-4-2-5-1 0-2 0-3 0-1 1-3 3-3 5">
          <text:p/>
        </draw:path>
        <draw:path draw:style-name="gr1" draw:text-style-name="P1" draw:layer="layout" svg:width="0.007cm" svg:height="0.005cm" svg:x="35.339cm" svg:y="14.57cm" svg:viewBox="0 0 8 6" svg:d="M0 0c0 2 2 3 3 4 1 2 2 2 3 0 2-1 2-2 2-4">
          <text:p/>
        </draw:path>
        <draw:path draw:style-name="gr1" draw:text-style-name="P1" draw:layer="layout" svg:width="0.007cm" svg:height="0.005cm" svg:x="35.143cm" svg:y="14.57cm" svg:viewBox="0 0 8 6" svg:d="M0 0c0 2 0 3 2 4 2 2 3 2 4 0 1-1 2-2 2-4">
          <text:p/>
        </draw:path>
        <draw:path draw:style-name="gr1" draw:text-style-name="P1" draw:layer="layout" svg:width="0.007cm" svg:height="0.004cm" svg:x="35.143cm" svg:y="14.566cm" svg:viewBox="0 0 8 5" svg:d="M8 5c0-2-1-4-2-5-1 0-2 0-4 0-2 1-2 3-2 5">
          <text:p/>
        </draw:path>
        <draw:path draw:style-name="gr1" draw:text-style-name="P1" draw:layer="layout" svg:width="0.147cm" svg:height="0.148cm" svg:x="35.062cm" svg:y="14.766cm" svg:viewBox="0 0 148 149" svg:d="M148 75c0-26-15-52-38-65-22-13-51-13-73 0-23 13-37 39-37 65 0 27 14 51 37 64 22 14 51 14 73 0 23-13 38-37 38-64z">
          <text:p/>
        </draw:path>
        <draw:polygon draw:style-name="gr1" draw:text-style-name="P1" draw:layer="layout" svg:width="1.517cm" svg:height="0.366cm" svg:x="25.281cm" svg:y="12.89cm" svg:viewBox="0 0 1518 367" draw:points="0,367 1518,367 1518,0 0,0">
          <text:p/>
        </draw:polygon>
        <draw:polygon draw:style-name="gr1" draw:text-style-name="P1" draw:layer="layout" svg:width="1.517cm" svg:height="0.366cm" svg:x="25.281cm" svg:y="12.157cm" svg:viewBox="0 0 1518 367" draw:points="0,367 1518,367 1518,0 0,0">
          <text:p/>
        </draw:polygon>
        <draw:polygon draw:style-name="gr1" draw:text-style-name="P1" draw:layer="layout" svg:width="1.517cm" svg:height="0.367cm" svg:x="25.281cm" svg:y="11.424cm" svg:viewBox="0 0 1518 368" draw:points="0,368 1518,368 1518,0 0,0">
          <text:p/>
        </draw:polygon>
        <draw:polygon draw:style-name="gr1" draw:text-style-name="P1" draw:layer="layout" svg:width="1.517cm" svg:height="0.367cm" svg:x="25.281cm" svg:y="10.692cm" svg:viewBox="0 0 1518 368" draw:points="0,368 1518,368 1518,0 0,0">
          <text:p/>
        </draw:polygon>
        <draw:polygon draw:style-name="gr1" draw:text-style-name="P1" draw:layer="layout" svg:width="0.366cm" svg:height="1.508cm" svg:x="20.953cm" svg:y="11.943cm" svg:viewBox="0 0 367 1509" draw:points="0,0 367,0 367,1509 0,1509">
          <text:p/>
        </draw:polygon>
        <draw:polygon draw:style-name="gr1" draw:text-style-name="P1" draw:layer="layout" svg:width="0.366cm" svg:height="1.508cm" svg:x="21.685cm" svg:y="11.943cm" svg:viewBox="0 0 367 1509" draw:points="0,0 367,0 367,1509 0,1509">
          <text:p/>
        </draw:polygon>
        <draw:polygon draw:style-name="gr1" draw:text-style-name="P1" draw:layer="layout" svg:width="0.366cm" svg:height="1.508cm" svg:x="22.418cm" svg:y="11.943cm" svg:viewBox="0 0 367 1509" draw:points="0,0 367,0 367,1509 0,1509">
          <text:p/>
        </draw:polygon>
        <draw:polygon draw:style-name="gr1" draw:text-style-name="P1" draw:layer="layout" svg:width="0.366cm" svg:height="1.508cm" svg:x="23.15cm" svg:y="11.943cm" svg:viewBox="0 0 367 1509" draw:points="0,0 367,0 367,1509 0,1509">
          <text:p/>
        </draw:polygon>
        <draw:polygon draw:style-name="gr1" draw:text-style-name="P1" draw:layer="layout" svg:width="1.517cm" svg:height="0.367cm" svg:x="17.642cm" svg:y="10.692cm" svg:viewBox="0 0 1518 368" draw:points="1518,368 0,368 0,0 1518,0">
          <text:p/>
        </draw:polygon>
        <draw:polygon draw:style-name="gr1" draw:text-style-name="P1" draw:layer="layout" svg:width="1.512cm" svg:height="0.367cm" svg:x="17.647cm" svg:y="11.424cm" svg:viewBox="0 0 1513 368" draw:points="1513,368 0,368 0,0 1513,0">
          <text:p/>
        </draw:polygon>
        <draw:polygon draw:style-name="gr1" draw:text-style-name="P1" draw:layer="layout" svg:width="1.517cm" svg:height="0.366cm" svg:x="17.642cm" svg:y="12.157cm" svg:viewBox="0 0 1518 367" draw:points="1518,367 0,367 0,0 1518,0">
          <text:p/>
        </draw:polygon>
        <draw:polygon draw:style-name="gr1" draw:text-style-name="P1" draw:layer="layout" svg:width="1.517cm" svg:height="0.366cm" svg:x="17.642cm" svg:y="12.89cm" svg:viewBox="0 0 1518 367" draw:points="1518,367 0,367 0,0 1518,0">
          <text:p/>
        </draw:polygon>
        <draw:line draw:style-name="gr1" draw:text-style-name="P1" draw:layer="layout" svg:x1="18.717cm" svg:y1="6.974cm" svg:x2="18.678cm" svg:y2="6.974cm">
          <text:p/>
        </draw:line>
        <draw:line draw:style-name="gr1" draw:text-style-name="P1" draw:layer="layout" svg:x1="18.717cm" svg:y1="6.787cm" svg:x2="18.679cm" svg:y2="6.787cm">
          <text:p/>
        </draw:line>
        <draw:path draw:style-name="gr1" draw:text-style-name="P1" draw:layer="layout" svg:width="0.01cm" svg:height="0.011cm" svg:x="18.595cm" svg:y="6.963cm" svg:viewBox="0 0 11 12" svg:d="M11 0c-4 0-6 1-8 4-2 2-3 5-3 8">
          <text:p/>
        </draw:path>
        <draw:line draw:style-name="gr1" draw:text-style-name="P1" draw:layer="layout" svg:x1="18.594cm" svg:y1="6.974cm" svg:x2="18.594cm" svg:y2="6.98cm">
          <text:p/>
        </draw:line>
        <draw:path draw:style-name="gr1" draw:text-style-name="P1" draw:layer="layout" svg:width="0.009cm" svg:height="0.009cm" svg:x="18.594cm" svg:y="6.98cm" svg:viewBox="0 0 10 10" svg:d="M0 0c0 3 1 6 4 8 2 1 4 2 6 2">
          <text:p/>
        </draw:path>
        <draw:line draw:style-name="gr1" draw:text-style-name="P1" draw:layer="layout" svg:x1="18.603cm" svg:y1="6.99cm" svg:x2="18.669cm" svg:y2="6.99cm">
          <text:p/>
        </draw:line>
        <draw:path draw:style-name="gr1" draw:text-style-name="P1" draw:layer="layout" svg:width="0.009cm" svg:height="0.009cm" svg:x="18.669cm" svg:y="6.98cm" svg:viewBox="0 0 10 10" svg:d="M0 10c3 0 5-1 8-2 1-2 2-5 2-8">
          <text:p/>
        </draw:path>
        <draw:line draw:style-name="gr1" draw:text-style-name="P1" draw:layer="layout" svg:x1="18.678cm" svg:y1="6.98cm" svg:x2="18.678cm" svg:y2="6.974cm">
          <text:p/>
        </draw:line>
        <draw:path draw:style-name="gr1" draw:text-style-name="P1" draw:layer="layout" svg:width="0.011cm" svg:height="0.011cm" svg:x="18.667cm" svg:y="6.963cm" svg:viewBox="0 0 12 12" svg:d="M12 12c0-3-1-6-3-8-3-3-6-4-9-4">
          <text:p/>
        </draw:path>
        <draw:line draw:style-name="gr1" draw:text-style-name="P1" draw:layer="layout" svg:x1="18.667cm" svg:y1="6.963cm" svg:x2="18.605cm" svg:y2="6.963cm">
          <text:p/>
        </draw:line>
        <draw:line draw:style-name="gr1" draw:text-style-name="P1" draw:layer="layout" svg:x1="18.595cm" svg:y1="6.78cm" svg:x2="18.595cm" svg:y2="6.786cm">
          <text:p/>
        </draw:line>
        <draw:path draw:style-name="gr1" draw:text-style-name="P1" draw:layer="layout" svg:width="0.011cm" svg:height="0.011cm" svg:x="18.595cm" svg:y="6.786cm" svg:viewBox="0 0 12 12" svg:d="M0 0c0 3 1 6 3 8 2 3 5 4 9 4">
          <text:p/>
        </draw:path>
        <draw:path draw:style-name="gr1" draw:text-style-name="P1" draw:layer="layout" svg:width="0.01cm" svg:height="0.009cm" svg:x="18.595cm" svg:y="6.771cm" svg:viewBox="0 0 11 10" svg:d="M11 0c-4 0-6 1-7 3-2 1-4 5-4 7">
          <text:p/>
        </draw:path>
        <draw:path draw:style-name="gr1" draw:text-style-name="P1" draw:layer="layout" svg:width="0.011cm" svg:height="0.01cm" svg:x="18.667cm" svg:y="6.787cm" svg:viewBox="0 0 12 11" svg:d="M0 11c3 0 6-1 9-4 2-2 3-5 3-7">
          <text:p/>
        </draw:path>
        <draw:path draw:style-name="gr1" draw:text-style-name="P1" draw:layer="layout" svg:width="0.009cm" svg:height="0.009cm" svg:x="18.669cm" svg:y="6.771cm" svg:viewBox="0 0 10 10" svg:d="M10 10c0-2-1-6-2-7-3-2-5-3-8-3">
          <text:p/>
        </draw:path>
        <draw:line draw:style-name="gr1" draw:text-style-name="P1" draw:layer="layout" svg:x1="18.679cm" svg:y1="6.787cm" svg:x2="18.679cm" svg:y2="6.78cm">
          <text:p/>
        </draw:line>
        <draw:line draw:style-name="gr1" draw:text-style-name="P1" draw:layer="layout" svg:x1="18.669cm" svg:y1="6.771cm" svg:x2="18.604cm" svg:y2="6.771cm">
          <text:p/>
        </draw:line>
        <draw:line draw:style-name="gr1" draw:text-style-name="P1" draw:layer="layout" svg:x1="18.606cm" svg:y1="6.797cm" svg:x2="18.667cm" svg:y2="6.798cm">
          <text:p/>
        </draw:line>
        <draw:path draw:style-name="gr1" draw:text-style-name="P1" draw:layer="layout" svg:width="0.008cm" svg:height="0.009cm" svg:x="18.537cm" svg:y="6.965cm" svg:viewBox="0 0 9 10" svg:d="M0 0c0 2 1 6 2 7 3 2 5 3 7 3">
          <text:p/>
        </draw:path>
        <draw:path draw:style-name="gr1" draw:text-style-name="P1" draw:layer="layout" svg:width="0.008cm" svg:height="0.008cm" svg:x="18.537cm" svg:y="6.787cm" svg:viewBox="0 0 9 9" svg:d="M9 0c-2 0-4 0-7 2-1 2-2 5-2 7">
          <text:p/>
        </draw:path>
        <draw:line draw:style-name="gr1" draw:text-style-name="P1" draw:layer="layout" svg:x1="18.594cm" svg:y1="6.974cm" svg:x2="18.545cm" svg:y2="6.974cm">
          <text:p/>
        </draw:line>
        <draw:line draw:style-name="gr1" draw:text-style-name="P1" draw:layer="layout" svg:x1="18.537cm" svg:y1="6.795cm" svg:x2="18.537cm" svg:y2="6.965cm">
          <text:p/>
        </draw:line>
        <draw:line draw:style-name="gr1" draw:text-style-name="P1" draw:layer="layout" svg:x1="18.595cm" svg:y1="6.786cm" svg:x2="18.545cm" svg:y2="6.786cm">
          <text:p/>
        </draw:line>
        <draw:line draw:style-name="gr1" draw:text-style-name="P1" draw:layer="layout" svg:x1="18.717cm" svg:y1="6.787cm" svg:x2="18.717cm" svg:y2="6.974cm">
          <text:p/>
        </draw:line>
        <draw:path draw:style-name="gr1" draw:text-style-name="P1" draw:layer="layout" svg:width="0.008cm" svg:height="0.008cm" svg:x="18.536cm" svg:y="6.963cm" svg:viewBox="0 0 9 9" svg:d="M0 0c0 2 1 4 2 7 3 2 5 2 7 2">
          <text:p/>
        </draw:path>
        <draw:path draw:style-name="gr1" draw:text-style-name="P1" draw:layer="layout" svg:width="0.008cm" svg:height="0.008cm" svg:x="18.536cm" svg:y="6.789cm" svg:viewBox="0 0 9 9" svg:d="M9 0c-2 0-4 1-7 2-1 3-2 5-2 7">
          <text:p/>
        </draw:path>
        <draw:path draw:style-name="gr1" draw:text-style-name="P1" draw:layer="layout" svg:width="0.017cm" svg:height="0.018cm" svg:x="18.56cm" svg:y="6.954cm" svg:viewBox="0 0 18 19" svg:d="M0 19c4 0 9-2 12-5 4-4 6-8 6-14">
          <text:p/>
        </draw:path>
        <draw:path draw:style-name="gr1" draw:text-style-name="P1" draw:layer="layout" svg:width="0.017cm" svg:height="0.017cm" svg:x="18.56cm" svg:y="6.789cm" svg:viewBox="0 0 18 18" svg:d="M18 18c0-5-2-10-6-13-3-3-8-5-12-5">
          <text:p/>
        </draw:path>
        <draw:line draw:style-name="gr1" draw:text-style-name="P1" draw:layer="layout" svg:x1="18.544cm" svg:y1="6.972cm" svg:x2="18.56cm" svg:y2="6.972cm">
          <text:p/>
        </draw:line>
        <draw:line draw:style-name="gr1" draw:text-style-name="P1" draw:layer="layout" svg:x1="18.577cm" svg:y1="6.806cm" svg:x2="18.577cm" svg:y2="6.954cm">
          <text:p/>
        </draw:line>
        <draw:line draw:style-name="gr1" draw:text-style-name="P1" draw:layer="layout" svg:x1="18.544cm" svg:y1="6.788cm" svg:x2="18.56cm" svg:y2="6.788cm">
          <text:p/>
        </draw:line>
        <draw:line draw:style-name="gr1" draw:text-style-name="P1" draw:layer="layout" svg:x1="18.535cm" svg:y1="6.797cm" svg:x2="18.535cm" svg:y2="6.963cm">
          <text:p/>
        </draw:line>
        <draw:line draw:style-name="gr1" draw:text-style-name="P1" draw:layer="layout" svg:x1="18.717cm" svg:y1="7.262cm" svg:x2="18.678cm" svg:y2="7.262cm">
          <text:p/>
        </draw:line>
        <draw:line draw:style-name="gr1" draw:text-style-name="P1" draw:layer="layout" svg:x1="18.717cm" svg:y1="7.074cm" svg:x2="18.679cm" svg:y2="7.074cm">
          <text:p/>
        </draw:line>
        <draw:path draw:style-name="gr1" draw:text-style-name="P1" draw:layer="layout" svg:width="0.01cm" svg:height="0.011cm" svg:x="18.595cm" svg:y="7.251cm" svg:viewBox="0 0 11 12" svg:d="M11 0c-4 0-6 1-8 3-2 3-3 6-3 9">
          <text:p/>
        </draw:path>
        <draw:line draw:style-name="gr1" draw:text-style-name="P1" draw:layer="layout" svg:x1="18.594cm" svg:y1="7.262cm" svg:x2="18.594cm" svg:y2="7.268cm">
          <text:p/>
        </draw:line>
        <draw:path draw:style-name="gr1" draw:text-style-name="P1" draw:layer="layout" svg:width="0.009cm" svg:height="0.009cm" svg:x="18.594cm" svg:y="7.268cm" svg:viewBox="0 0 10 10" svg:d="M0 0c0 2 1 5 4 7 2 2 4 3 6 3">
          <text:p/>
        </draw:path>
        <draw:line draw:style-name="gr1" draw:text-style-name="P1" draw:layer="layout" svg:x1="18.603cm" svg:y1="7.277cm" svg:x2="18.669cm" svg:y2="7.277cm">
          <text:p/>
        </draw:line>
        <draw:path draw:style-name="gr1" draw:text-style-name="P1" draw:layer="layout" svg:width="0.009cm" svg:height="0.009cm" svg:x="18.669cm" svg:y="7.268cm" svg:viewBox="0 0 10 10" svg:d="M0 10c3 0 5-1 8-3 1-1 2-4 2-7">
          <text:p/>
        </draw:path>
        <draw:line draw:style-name="gr1" draw:text-style-name="P1" draw:layer="layout" svg:x1="18.678cm" svg:y1="7.268cm" svg:x2="18.678cm" svg:y2="7.262cm">
          <text:p/>
        </draw:line>
        <draw:path draw:style-name="gr1" draw:text-style-name="P1" draw:layer="layout" svg:width="0.011cm" svg:height="0.011cm" svg:x="18.667cm" svg:y="7.251cm" svg:viewBox="0 0 12 12" svg:d="M12 12c0-3-1-6-3-9-3-2-6-3-9-3">
          <text:p/>
        </draw:path>
        <draw:line draw:style-name="gr1" draw:text-style-name="P1" draw:layer="layout" svg:x1="18.667cm" svg:y1="7.25cm" svg:x2="18.605cm" svg:y2="7.25cm">
          <text:p/>
        </draw:line>
        <draw:line draw:style-name="gr1" draw:text-style-name="P1" draw:layer="layout" svg:x1="18.595cm" svg:y1="7.068cm" svg:x2="18.595cm" svg:y2="7.074cm">
          <text:p/>
        </draw:line>
        <draw:path draw:style-name="gr1" draw:text-style-name="P1" draw:layer="layout" svg:width="0.011cm" svg:height="0.012cm" svg:x="18.595cm" svg:y="7.074cm" svg:viewBox="0 0 12 13" svg:d="M0 0c0 4 1 7 3 9s5 4 9 4">
          <text:p/>
        </draw:path>
        <draw:path draw:style-name="gr1" draw:text-style-name="P1" draw:layer="layout" svg:width="0.01cm" svg:height="0.009cm" svg:x="18.595cm" svg:y="7.059cm" svg:viewBox="0 0 11 10" svg:d="M11 0c-4 0-6 1-7 3-2 1-4 5-4 7">
          <text:p/>
        </draw:path>
        <draw:path draw:style-name="gr1" draw:text-style-name="P1" draw:layer="layout" svg:width="0.011cm" svg:height="0.012cm" svg:x="18.667cm" svg:y="7.074cm" svg:viewBox="0 0 12 13" svg:d="M0 13c3 0 6-2 9-4 2-2 3-5 3-9">
          <text:p/>
        </draw:path>
        <draw:path draw:style-name="gr1" draw:text-style-name="P1" draw:layer="layout" svg:width="0.009cm" svg:height="0.009cm" svg:x="18.669cm" svg:y="7.059cm" svg:viewBox="0 0 10 10" svg:d="M10 10c0-3-1-6-2-8-3-1-5-2-8-2">
          <text:p/>
        </draw:path>
        <draw:line draw:style-name="gr1" draw:text-style-name="P1" draw:layer="layout" svg:x1="18.679cm" svg:y1="7.074cm" svg:x2="18.679cm" svg:y2="7.068cm">
          <text:p/>
        </draw:line>
        <draw:line draw:style-name="gr1" draw:text-style-name="P1" draw:layer="layout" svg:x1="18.669cm" svg:y1="7.059cm" svg:x2="18.604cm" svg:y2="7.059cm">
          <text:p/>
        </draw:line>
        <draw:line draw:style-name="gr1" draw:text-style-name="P1" draw:layer="layout" svg:x1="18.606cm" svg:y1="7.085cm" svg:x2="18.667cm" svg:y2="7.085cm">
          <text:p/>
        </draw:line>
        <draw:path draw:style-name="gr1" draw:text-style-name="P1" draw:layer="layout" svg:width="0.008cm" svg:height="0.008cm" svg:x="18.537cm" svg:y="7.253cm" svg:viewBox="0 0 9 9" svg:d="M0 0c0 2 1 5 2 7 3 1 5 2 7 2">
          <text:p/>
        </draw:path>
        <draw:path draw:style-name="gr1" draw:text-style-name="P1" draw:layer="layout" svg:width="0.008cm" svg:height="0.009cm" svg:x="18.537cm" svg:y="7.074cm" svg:viewBox="0 0 9 10" svg:d="M9 0c-2 0-4 1-7 3-1 1-2 4-2 7">
          <text:p/>
        </draw:path>
        <draw:line draw:style-name="gr1" draw:text-style-name="P1" draw:layer="layout" svg:x1="18.594cm" svg:y1="7.262cm" svg:x2="18.545cm" svg:y2="7.262cm">
          <text:p/>
        </draw:line>
        <draw:line draw:style-name="gr1" draw:text-style-name="P1" draw:layer="layout" svg:x1="18.537cm" svg:y1="7.083cm" svg:x2="18.537cm" svg:y2="7.253cm">
          <text:p/>
        </draw:line>
        <draw:line draw:style-name="gr1" draw:text-style-name="P1" draw:layer="layout" svg:x1="18.595cm" svg:y1="7.074cm" svg:x2="18.545cm" svg:y2="7.074cm">
          <text:p/>
        </draw:line>
        <draw:line draw:style-name="gr1" draw:text-style-name="P1" draw:layer="layout" svg:x1="18.717cm" svg:y1="7.074cm" svg:x2="18.717cm" svg:y2="7.262cm">
          <text:p/>
        </draw:line>
        <draw:path draw:style-name="gr1" draw:text-style-name="P1" draw:layer="layout" svg:width="0.008cm" svg:height="0.008cm" svg:x="18.536cm" svg:y="7.251cm" svg:viewBox="0 0 9 9" svg:d="M0 0c0 2 1 4 2 7 3 1 5 2 7 2">
          <text:p/>
        </draw:path>
        <draw:path draw:style-name="gr1" draw:text-style-name="P1" draw:layer="layout" svg:width="0.008cm" svg:height="0.009cm" svg:x="18.536cm" svg:y="7.076cm" svg:viewBox="0 0 9 10" svg:d="M9 0c-2 0-4 1-7 3-1 2-2 5-2 7">
          <text:p/>
        </draw:path>
        <draw:path draw:style-name="gr1" draw:text-style-name="P1" draw:layer="layout" svg:width="0.017cm" svg:height="0.017cm" svg:x="18.56cm" svg:y="7.242cm" svg:viewBox="0 0 18 18" svg:d="M0 18c4 0 9-1 12-5 4-3 6-7 6-13">
          <text:p/>
        </draw:path>
        <draw:path draw:style-name="gr1" draw:text-style-name="P1" draw:layer="layout" svg:width="0.017cm" svg:height="0.018cm" svg:x="18.56cm" svg:y="7.076cm" svg:viewBox="0 0 18 19" svg:d="M18 19c0-6-2-10-6-14-3-3-8-5-12-5">
          <text:p/>
        </draw:path>
        <draw:line draw:style-name="gr1" draw:text-style-name="P1" draw:layer="layout" svg:x1="18.544cm" svg:y1="7.259cm" svg:x2="18.56cm" svg:y2="7.259cm">
          <text:p/>
        </draw:line>
        <draw:line draw:style-name="gr1" draw:text-style-name="P1" draw:layer="layout" svg:x1="18.577cm" svg:y1="7.094cm" svg:x2="18.577cm" svg:y2="7.242cm">
          <text:p/>
        </draw:line>
        <draw:line draw:style-name="gr1" draw:text-style-name="P1" draw:layer="layout" svg:x1="18.544cm" svg:y1="7.076cm" svg:x2="18.56cm" svg:y2="7.076cm">
          <text:p/>
        </draw:line>
        <draw:line draw:style-name="gr1" draw:text-style-name="P1" draw:layer="layout" svg:x1="18.535cm" svg:y1="7.085cm" svg:x2="18.535cm" svg:y2="7.251cm">
          <text:p/>
        </draw:line>
        <draw:line draw:style-name="gr1" draw:text-style-name="P1" draw:layer="layout" svg:x1="18.717cm" svg:y1="7.362cm" svg:x2="18.678cm" svg:y2="7.362cm">
          <text:p/>
        </draw:line>
        <draw:line draw:style-name="gr1" draw:text-style-name="P1" draw:layer="layout" svg:x1="18.717cm" svg:y1="7.55cm" svg:x2="18.678cm" svg:y2="7.55cm">
          <text:p/>
        </draw:line>
        <draw:path draw:style-name="gr1" draw:text-style-name="P1" draw:layer="layout" svg:width="0.012cm" svg:height="0.01cm" svg:x="18.594cm" svg:y="7.362cm" svg:viewBox="0 0 13 11" svg:d="M0 0c0 4 2 6 4 8s5 3 9 3">
          <text:p/>
        </draw:path>
        <draw:line draw:style-name="gr1" draw:text-style-name="P1" draw:layer="layout" svg:x1="18.594cm" svg:y1="7.362cm" svg:x2="18.594cm" svg:y2="7.355cm">
          <text:p/>
        </draw:line>
        <draw:path draw:style-name="gr1" draw:text-style-name="P1" draw:layer="layout" svg:width="0.009cm" svg:height="0.008cm" svg:x="18.594cm" svg:y="7.347cm" svg:viewBox="0 0 10 9" svg:d="M10 0c-2 0-5 1-6 2-3 2-4 5-4 7">
          <text:p/>
        </draw:path>
        <draw:line draw:style-name="gr1" draw:text-style-name="P1" draw:layer="layout" svg:x1="18.603cm" svg:y1="7.346cm" svg:x2="18.669cm" svg:y2="7.347cm">
          <text:p/>
        </draw:line>
        <draw:path draw:style-name="gr1" draw:text-style-name="P1" draw:layer="layout" svg:width="0.009cm" svg:height="0.008cm" svg:x="18.669cm" svg:y="7.347cm" svg:viewBox="0 0 10 9" svg:d="M10 9c0-2-1-5-2-7-3-1-5-2-8-2">
          <text:p/>
        </draw:path>
        <draw:line draw:style-name="gr1" draw:text-style-name="P1" draw:layer="layout" svg:x1="18.678cm" svg:y1="7.355cm" svg:x2="18.678cm" svg:y2="7.362cm">
          <text:p/>
        </draw:line>
        <draw:path draw:style-name="gr1" draw:text-style-name="P1" draw:layer="layout" svg:width="0.011cm" svg:height="0.011cm" svg:x="18.667cm" svg:y="7.362cm" svg:viewBox="0 0 12 12" svg:d="M0 12c3 0 6-1 9-3 2-2 3-5 3-9">
          <text:p/>
        </draw:path>
        <draw:line draw:style-name="gr1" draw:text-style-name="P1" draw:layer="layout" svg:x1="18.667cm" svg:y1="7.373cm" svg:x2="18.605cm" svg:y2="7.373cm">
          <text:p/>
        </draw:line>
        <draw:line draw:style-name="gr1" draw:text-style-name="P1" draw:layer="layout" svg:x1="18.594cm" svg:y1="7.556cm" svg:x2="18.594cm" svg:y2="7.55cm">
          <text:p/>
        </draw:line>
        <draw:path draw:style-name="gr1" draw:text-style-name="P1" draw:layer="layout" svg:width="0.01cm" svg:height="0.011cm" svg:x="18.595cm" svg:y="7.539cm" svg:viewBox="0 0 11 12" svg:d="M11 0c-4 0-6 1-8 3s-3 6-3 9">
          <text:p/>
        </draw:path>
        <draw:path draw:style-name="gr1" draw:text-style-name="P1" draw:layer="layout" svg:width="0.008cm" svg:height="0.009cm" svg:x="18.595cm" svg:y="7.556cm" svg:viewBox="0 0 9 10" svg:d="M0 0c0 2 2 5 3 7 2 2 4 3 6 3">
          <text:p/>
        </draw:path>
        <draw:path draw:style-name="gr1" draw:text-style-name="P1" draw:layer="layout" svg:width="0.011cm" svg:height="0.011cm" svg:x="18.667cm" svg:y="7.539cm" svg:viewBox="0 0 12 12" svg:d="M12 12c0-3-1-7-3-9-3-2-6-3-9-3">
          <text:p/>
        </draw:path>
        <draw:path draw:style-name="gr1" draw:text-style-name="P1" draw:layer="layout" svg:width="0.009cm" svg:height="0.009cm" svg:x="18.669cm" svg:y="7.556cm" svg:viewBox="0 0 10 10" svg:d="M0 10c2 0 5-1 6-3 3-2 4-5 4-7">
          <text:p/>
        </draw:path>
        <draw:line draw:style-name="gr1" draw:text-style-name="P1" draw:layer="layout" svg:x1="18.678cm" svg:y1="7.55cm" svg:x2="18.678cm" svg:y2="7.556cm">
          <text:p/>
        </draw:line>
        <draw:line draw:style-name="gr1" draw:text-style-name="P1" draw:layer="layout" svg:x1="18.669cm" svg:y1="7.565cm" svg:x2="18.603cm" svg:y2="7.565cm">
          <text:p/>
        </draw:line>
        <draw:line draw:style-name="gr1" draw:text-style-name="P1" draw:layer="layout" svg:x1="18.605cm" svg:y1="7.538cm" svg:x2="18.667cm" svg:y2="7.538cm">
          <text:p/>
        </draw:line>
        <draw:path draw:style-name="gr1" draw:text-style-name="P1" draw:layer="layout" svg:width="0.008cm" svg:height="0.009cm" svg:x="18.537cm" svg:y="7.362cm" svg:viewBox="0 0 9 10" svg:d="M9 0c-2 0-4 1-7 3-1 1-2 4-2 7">
          <text:p/>
        </draw:path>
        <draw:path draw:style-name="gr1" draw:text-style-name="P1" draw:layer="layout" svg:width="0.008cm" svg:height="0.008cm" svg:x="18.537cm" svg:y="7.541cm" svg:viewBox="0 0 9 9" svg:d="M0 0c0 2 0 5 2 7 3 1 5 2 7 2">
          <text:p/>
        </draw:path>
        <draw:line draw:style-name="gr1" draw:text-style-name="P1" draw:layer="layout" svg:x1="18.594cm" svg:y1="7.362cm" svg:x2="18.545cm" svg:y2="7.362cm">
          <text:p/>
        </draw:line>
        <draw:line draw:style-name="gr1" draw:text-style-name="P1" draw:layer="layout" svg:x1="18.537cm" svg:y1="7.541cm" svg:x2="18.537cm" svg:y2="7.371cm">
          <text:p/>
        </draw:line>
        <draw:line draw:style-name="gr1" draw:text-style-name="P1" draw:layer="layout" svg:x1="18.594cm" svg:y1="7.55cm" svg:x2="18.545cm" svg:y2="7.55cm">
          <text:p/>
        </draw:line>
        <draw:line draw:style-name="gr1" draw:text-style-name="P1" draw:layer="layout" svg:x1="18.717cm" svg:y1="7.55cm" svg:x2="18.717cm" svg:y2="7.362cm">
          <text:p/>
        </draw:line>
        <draw:path draw:style-name="gr1" draw:text-style-name="P1" draw:layer="layout" svg:width="0.009cm" svg:height="0.009cm" svg:x="18.535cm" svg:y="7.364cm" svg:viewBox="0 0 10 10" svg:d="M10 0c-2 0-4 1-7 3-2 2-3 5-3 7">
          <text:p/>
        </draw:path>
        <draw:path draw:style-name="gr1" draw:text-style-name="P1" draw:layer="layout" svg:width="0.009cm" svg:height="0.009cm" svg:x="18.535cm" svg:y="7.538cm" svg:viewBox="0 0 10 10" svg:d="M0 0c0 3 1 5 3 7 3 2 5 3 7 3">
          <text:p/>
        </draw:path>
        <draw:path draw:style-name="gr1" draw:text-style-name="P1" draw:layer="layout" svg:width="0.017cm" svg:height="0.017cm" svg:x="18.56cm" svg:y="7.364cm" svg:viewBox="0 0 18 18" svg:d="M18 18c0-5-2-10-6-13-3-3-8-5-12-5">
          <text:p/>
        </draw:path>
        <draw:path draw:style-name="gr1" draw:text-style-name="P1" draw:layer="layout" svg:width="0.018cm" svg:height="0.017cm" svg:x="18.559cm" svg:y="7.53cm" svg:viewBox="0 0 19 18" svg:d="M0 18c5 0 10-2 13-5 4-3 6-7 6-13">
          <text:p/>
        </draw:path>
        <draw:line draw:style-name="gr1" draw:text-style-name="P1" draw:layer="layout" svg:x1="18.544cm" svg:y1="7.364cm" svg:x2="18.559cm" svg:y2="7.364cm">
          <text:p/>
        </draw:line>
        <draw:line draw:style-name="gr1" draw:text-style-name="P1" draw:layer="layout" svg:x1="18.577cm" svg:y1="7.53cm" svg:x2="18.577cm" svg:y2="7.381cm">
          <text:p/>
        </draw:line>
        <draw:line draw:style-name="gr1" draw:text-style-name="P1" draw:layer="layout" svg:x1="18.544cm" svg:y1="7.547cm" svg:x2="18.559cm" svg:y2="7.547cm">
          <text:p/>
        </draw:line>
        <draw:line draw:style-name="gr1" draw:text-style-name="P1" draw:layer="layout" svg:x1="18.535cm" svg:y1="7.538cm" svg:x2="18.535cm" svg:y2="7.373cm">
          <text:p/>
        </draw:line>
        <draw:line draw:style-name="gr1" draw:text-style-name="P1" draw:layer="layout" svg:x1="18.717cm" svg:y1="7.811cm" svg:x2="18.678cm" svg:y2="7.811cm">
          <text:p/>
        </draw:line>
        <draw:line draw:style-name="gr1" draw:text-style-name="P1" draw:layer="layout" svg:x1="18.717cm" svg:y1="7.623cm" svg:x2="18.679cm" svg:y2="7.623cm">
          <text:p/>
        </draw:line>
        <draw:path draw:style-name="gr1" draw:text-style-name="P1" draw:layer="layout" svg:width="0.01cm" svg:height="0.011cm" svg:x="18.595cm" svg:y="7.8cm" svg:viewBox="0 0 11 12" svg:d="M11 0c-4 0-6 1-8 3-2 3-3 6-3 9">
          <text:p/>
        </draw:path>
        <draw:line draw:style-name="gr1" draw:text-style-name="P1" draw:layer="layout" svg:x1="18.594cm" svg:y1="7.811cm" svg:x2="18.594cm" svg:y2="7.817cm">
          <text:p/>
        </draw:line>
        <draw:path draw:style-name="gr1" draw:text-style-name="P1" draw:layer="layout" svg:width="0.009cm" svg:height="0.009cm" svg:x="18.594cm" svg:y="7.817cm" svg:viewBox="0 0 10 10" svg:d="M0 0c0 3 1 5 4 6 2 3 4 4 6 4">
          <text:p/>
        </draw:path>
        <draw:line draw:style-name="gr1" draw:text-style-name="P1" draw:layer="layout" svg:x1="18.603cm" svg:y1="7.826cm" svg:x2="18.669cm" svg:y2="7.826cm">
          <text:p/>
        </draw:line>
        <draw:path draw:style-name="gr1" draw:text-style-name="P1" draw:layer="layout" svg:width="0.009cm" svg:height="0.008cm" svg:x="18.669cm" svg:y="7.818cm" svg:viewBox="0 0 10 9" svg:d="M0 9c3 0 5-1 8-2 1-3 2-5 2-7">
          <text:p/>
        </draw:path>
        <draw:line draw:style-name="gr1" draw:text-style-name="P1" draw:layer="layout" svg:x1="18.678cm" svg:y1="7.818cm" svg:x2="18.678cm" svg:y2="7.811cm">
          <text:p/>
        </draw:line>
        <draw:path draw:style-name="gr1" draw:text-style-name="P1" draw:layer="layout" svg:width="0.011cm" svg:height="0.011cm" svg:x="18.667cm" svg:y="7.8cm" svg:viewBox="0 0 12 12" svg:d="M12 12c0-3-1-6-3-9-3-2-6-3-9-3">
          <text:p/>
        </draw:path>
        <draw:line draw:style-name="gr1" draw:text-style-name="P1" draw:layer="layout" svg:x1="18.667cm" svg:y1="7.8cm" svg:x2="18.605cm" svg:y2="7.8cm">
          <text:p/>
        </draw:line>
        <draw:line draw:style-name="gr1" draw:text-style-name="P1" draw:layer="layout" svg:x1="18.595cm" svg:y1="7.617cm" svg:x2="18.595cm" svg:y2="7.623cm">
          <text:p/>
        </draw:line>
        <draw:path draw:style-name="gr1" draw:text-style-name="P1" draw:layer="layout" svg:width="0.011cm" svg:height="0.011cm" svg:x="18.595cm" svg:y="7.623cm" svg:viewBox="0 0 12 12" svg:d="M0 0c0 4 1 7 3 9s5 3 9 3">
          <text:p/>
        </draw:path>
        <draw:path draw:style-name="gr1" draw:text-style-name="P1" draw:layer="layout" svg:width="0.01cm" svg:height="0.009cm" svg:x="18.595cm" svg:y="7.608cm" svg:viewBox="0 0 11 10" svg:d="M11 0c-4 0-6 1-7 3-2 2-4 4-4 7">
          <text:p/>
        </draw:path>
        <draw:path draw:style-name="gr1" draw:text-style-name="P1" draw:layer="layout" svg:width="0.011cm" svg:height="0.011cm" svg:x="18.667cm" svg:y="7.623cm" svg:viewBox="0 0 12 12" svg:d="M0 12c3 0 6-1 9-3 2-2 3-5 3-9">
          <text:p/>
        </draw:path>
        <draw:path draw:style-name="gr1" draw:text-style-name="P1" draw:layer="layout" svg:width="0.009cm" svg:height="0.009cm" svg:x="18.669cm" svg:y="7.608cm" svg:viewBox="0 0 10 10" svg:d="M10 10c0-3-1-5-2-7-3-2-5-3-8-3">
          <text:p/>
        </draw:path>
        <draw:line draw:style-name="gr1" draw:text-style-name="P1" draw:layer="layout" svg:x1="18.679cm" svg:y1="7.623cm" svg:x2="18.679cm" svg:y2="7.617cm">
          <text:p/>
        </draw:line>
        <draw:line draw:style-name="gr1" draw:text-style-name="P1" draw:layer="layout" svg:x1="18.669cm" svg:y1="7.608cm" svg:x2="18.604cm" svg:y2="7.608cm">
          <text:p/>
        </draw:line>
        <draw:line draw:style-name="gr1" draw:text-style-name="P1" draw:layer="layout" svg:x1="18.606cm" svg:y1="7.635cm" svg:x2="18.667cm" svg:y2="7.635cm">
          <text:p/>
        </draw:line>
        <draw:path draw:style-name="gr1" draw:text-style-name="P1" draw:layer="layout" svg:width="0.008cm" svg:height="0.009cm" svg:x="18.537cm" svg:y="7.802cm" svg:viewBox="0 0 9 10" svg:d="M0 0c0 3 1 5 2 7 3 2 5 3 7 3">
          <text:p/>
        </draw:path>
        <draw:path draw:style-name="gr1" draw:text-style-name="P1" draw:layer="layout" svg:width="0.008cm" svg:height="0.008cm" svg:x="18.537cm" svg:y="7.624cm" svg:viewBox="0 0 9 9" svg:d="M9 0c-2 0-4 1-7 2-1 2-2 4-2 7">
          <text:p/>
        </draw:path>
        <draw:line draw:style-name="gr1" draw:text-style-name="P1" draw:layer="layout" svg:x1="18.594cm" svg:y1="7.811cm" svg:x2="18.545cm" svg:y2="7.811cm">
          <text:p/>
        </draw:line>
        <draw:line draw:style-name="gr1" draw:text-style-name="P1" draw:layer="layout" svg:x1="18.537cm" svg:y1="7.632cm" svg:x2="18.537cm" svg:y2="7.802cm">
          <text:p/>
        </draw:line>
        <draw:line draw:style-name="gr1" draw:text-style-name="P1" draw:layer="layout" svg:x1="18.595cm" svg:y1="7.623cm" svg:x2="18.545cm" svg:y2="7.623cm">
          <text:p/>
        </draw:line>
        <draw:line draw:style-name="gr1" draw:text-style-name="P1" draw:layer="layout" svg:x1="18.717cm" svg:y1="7.623cm" svg:x2="18.717cm" svg:y2="7.811cm">
          <text:p/>
        </draw:line>
        <draw:path draw:style-name="gr1" draw:text-style-name="P1" draw:layer="layout" svg:width="0.008cm" svg:height="0.009cm" svg:x="18.536cm" svg:y="7.8cm" svg:viewBox="0 0 9 10" svg:d="M0 0c0 2 1 5 2 6 3 3 5 4 7 4">
          <text:p/>
        </draw:path>
        <draw:path draw:style-name="gr1" draw:text-style-name="P1" draw:layer="layout" svg:width="0.008cm" svg:height="0.009cm" svg:x="18.536cm" svg:y="7.626cm" svg:viewBox="0 0 9 10" svg:d="M9 0c-2 0-4 1-7 3-1 1-2 4-2 7">
          <text:p/>
        </draw:path>
        <draw:path draw:style-name="gr1" draw:text-style-name="P1" draw:layer="layout" svg:width="0.017cm" svg:height="0.018cm" svg:x="18.56cm" svg:y="7.791cm" svg:viewBox="0 0 18 19" svg:d="M0 19c4 0 9-2 12-6 4-4 6-8 6-13">
          <text:p/>
        </draw:path>
        <draw:path draw:style-name="gr1" draw:text-style-name="P1" draw:layer="layout" svg:width="0.017cm" svg:height="0.017cm" svg:x="18.56cm" svg:y="7.626cm" svg:viewBox="0 0 18 18" svg:d="M18 18c0-5-2-10-6-13-3-4-8-5-12-5">
          <text:p/>
        </draw:path>
        <draw:line draw:style-name="gr1" draw:text-style-name="P1" draw:layer="layout" svg:x1="18.544cm" svg:y1="7.809cm" svg:x2="18.56cm" svg:y2="7.809cm">
          <text:p/>
        </draw:line>
        <draw:line draw:style-name="gr1" draw:text-style-name="P1" draw:layer="layout" svg:x1="18.577cm" svg:y1="7.643cm" svg:x2="18.577cm" svg:y2="7.791cm">
          <text:p/>
        </draw:line>
        <draw:line draw:style-name="gr1" draw:text-style-name="P1" draw:layer="layout" svg:x1="18.544cm" svg:y1="7.626cm" svg:x2="18.56cm" svg:y2="7.626cm">
          <text:p/>
        </draw:line>
        <draw:line draw:style-name="gr1" draw:text-style-name="P1" draw:layer="layout" svg:x1="18.535cm" svg:y1="7.635cm" svg:x2="18.535cm" svg:y2="7.8cm">
          <text:p/>
        </draw:line>
        <draw:line draw:style-name="gr1" draw:text-style-name="P1" draw:layer="layout" svg:x1="18.717cm" svg:y1="8.099cm" svg:x2="18.678cm" svg:y2="8.099cm">
          <text:p/>
        </draw:line>
        <draw:line draw:style-name="gr1" draw:text-style-name="P1" draw:layer="layout" svg:x1="18.717cm" svg:y1="7.911cm" svg:x2="18.679cm" svg:y2="7.911cm">
          <text:p/>
        </draw:line>
        <draw:path draw:style-name="gr1" draw:text-style-name="P1" draw:layer="layout" svg:width="0.01cm" svg:height="0.011cm" svg:x="18.595cm" svg:y="8.088cm" svg:viewBox="0 0 11 12" svg:d="M11 0c-4 0-6 1-8 3s-3 6-3 9">
          <text:p/>
        </draw:path>
        <draw:line draw:style-name="gr1" draw:text-style-name="P1" draw:layer="layout" svg:x1="18.594cm" svg:y1="8.099cm" svg:x2="18.594cm" svg:y2="8.105cm">
          <text:p/>
        </draw:line>
        <draw:path draw:style-name="gr1" draw:text-style-name="P1" draw:layer="layout" svg:width="0.009cm" svg:height="0.009cm" svg:x="18.594cm" svg:y="8.105cm" svg:viewBox="0 0 10 10" svg:d="M0 0c0 2 1 5 4 6 2 3 4 4 6 4">
          <text:p/>
        </draw:path>
        <draw:line draw:style-name="gr1" draw:text-style-name="P1" draw:layer="layout" svg:x1="18.603cm" svg:y1="8.114cm" svg:x2="18.669cm" svg:y2="8.114cm">
          <text:p/>
        </draw:line>
        <draw:path draw:style-name="gr1" draw:text-style-name="P1" draw:layer="layout" svg:width="0.009cm" svg:height="0.009cm" svg:x="18.669cm" svg:y="8.105cm" svg:viewBox="0 0 10 10" svg:d="M0 10c3 0 5-1 8-2 1-3 2-5 2-8">
          <text:p/>
        </draw:path>
        <draw:line draw:style-name="gr1" draw:text-style-name="P1" draw:layer="layout" svg:x1="18.678cm" svg:y1="8.105cm" svg:x2="18.678cm" svg:y2="8.099cm">
          <text:p/>
        </draw:line>
        <draw:path draw:style-name="gr1" draw:text-style-name="P1" draw:layer="layout" svg:width="0.011cm" svg:height="0.011cm" svg:x="18.667cm" svg:y="8.088cm" svg:viewBox="0 0 12 12" svg:d="M12 12c0-3-1-7-3-9-3-2-6-3-9-3">
          <text:p/>
        </draw:path>
        <draw:line draw:style-name="gr1" draw:text-style-name="P1" draw:layer="layout" svg:x1="18.667cm" svg:y1="8.088cm" svg:x2="18.605cm" svg:y2="8.088cm">
          <text:p/>
        </draw:line>
        <draw:line draw:style-name="gr1" draw:text-style-name="P1" draw:layer="layout" svg:x1="18.595cm" svg:y1="7.905cm" svg:x2="18.595cm" svg:y2="7.911cm">
          <text:p/>
        </draw:line>
        <draw:path draw:style-name="gr1" draw:text-style-name="P1" draw:layer="layout" svg:width="0.011cm" svg:height="0.011cm" svg:x="18.595cm" svg:y="7.911cm" svg:viewBox="0 0 12 12" svg:d="M0 0c0 3 1 7 3 9s5 3 9 3">
          <text:p/>
        </draw:path>
        <draw:path draw:style-name="gr1" draw:text-style-name="P1" draw:layer="layout" svg:width="0.01cm" svg:height="0.009cm" svg:x="18.595cm" svg:y="7.896cm" svg:viewBox="0 0 11 10" svg:d="M11 0c-4 0-6 1-7 3-2 2-4 4-4 7">
          <text:p/>
        </draw:path>
        <draw:path draw:style-name="gr1" draw:text-style-name="P1" draw:layer="layout" svg:width="0.011cm" svg:height="0.011cm" svg:x="18.667cm" svg:y="7.911cm" svg:viewBox="0 0 12 12" svg:d="M0 12c3 0 6-1 9-3 2-2 3-6 3-9">
          <text:p/>
        </draw:path>
        <draw:path draw:style-name="gr1" draw:text-style-name="P1" draw:layer="layout" svg:width="0.009cm" svg:height="0.009cm" svg:x="18.669cm" svg:y="7.896cm" svg:viewBox="0 0 10 10" svg:d="M10 10c0-4-1-6-2-8-3-1-5-2-8-2">
          <text:p/>
        </draw:path>
        <draw:line draw:style-name="gr1" draw:text-style-name="P1" draw:layer="layout" svg:x1="18.679cm" svg:y1="7.911cm" svg:x2="18.679cm" svg:y2="7.905cm">
          <text:p/>
        </draw:line>
        <draw:line draw:style-name="gr1" draw:text-style-name="P1" draw:layer="layout" svg:x1="18.669cm" svg:y1="7.896cm" svg:x2="18.604cm" svg:y2="7.896cm">
          <text:p/>
        </draw:line>
        <draw:line draw:style-name="gr1" draw:text-style-name="P1" draw:layer="layout" svg:x1="18.606cm" svg:y1="7.922cm" svg:x2="18.667cm" svg:y2="7.922cm">
          <text:p/>
        </draw:line>
        <draw:path draw:style-name="gr1" draw:text-style-name="P1" draw:layer="layout" svg:width="0.008cm" svg:height="0.008cm" svg:x="18.537cm" svg:y="8.09cm" svg:viewBox="0 0 9 9" svg:d="M0 0c0 2 1 4 2 7 3 2 5 2 7 2">
          <text:p/>
        </draw:path>
        <draw:path draw:style-name="gr1" draw:text-style-name="P1" draw:layer="layout" svg:width="0.008cm" svg:height="0.01cm" svg:x="18.537cm" svg:y="7.911cm" svg:viewBox="0 0 9 11" svg:d="M9 0c-2 0-4 2-7 4-1 1-2 4-2 7">
          <text:p/>
        </draw:path>
        <draw:line draw:style-name="gr1" draw:text-style-name="P1" draw:layer="layout" svg:x1="18.594cm" svg:y1="8.099cm" svg:x2="18.545cm" svg:y2="8.099cm">
          <text:p/>
        </draw:line>
        <draw:line draw:style-name="gr1" draw:text-style-name="P1" draw:layer="layout" svg:x1="18.537cm" svg:y1="7.92cm" svg:x2="18.537cm" svg:y2="8.09cm">
          <text:p/>
        </draw:line>
        <draw:line draw:style-name="gr1" draw:text-style-name="P1" draw:layer="layout" svg:x1="18.595cm" svg:y1="7.911cm" svg:x2="18.545cm" svg:y2="7.911cm">
          <text:p/>
        </draw:line>
        <draw:line draw:style-name="gr1" draw:text-style-name="P1" draw:layer="layout" svg:x1="18.717cm" svg:y1="7.911cm" svg:x2="18.717cm" svg:y2="8.099cm">
          <text:p/>
        </draw:line>
        <draw:path draw:style-name="gr1" draw:text-style-name="P1" draw:layer="layout" svg:width="0.008cm" svg:height="0.008cm" svg:x="18.536cm" svg:y="8.088cm" svg:viewBox="0 0 9 9" svg:d="M0 0c0 2 1 4 2 6 3 1 5 3 7 3">
          <text:p/>
        </draw:path>
        <draw:path draw:style-name="gr1" draw:text-style-name="P1" draw:layer="layout" svg:width="0.008cm" svg:height="0.008cm" svg:x="18.536cm" svg:y="7.914cm" svg:viewBox="0 0 9 9" svg:d="M9 0c-2 0-4 1-7 2-1 2-2 5-2 7">
          <text:p/>
        </draw:path>
        <draw:path draw:style-name="gr1" draw:text-style-name="P1" draw:layer="layout" svg:width="0.017cm" svg:height="0.018cm" svg:x="18.56cm" svg:y="8.079cm" svg:viewBox="0 0 18 19" svg:d="M0 19c4 0 9-2 12-6 4-4 6-8 6-13">
          <text:p/>
        </draw:path>
        <draw:path draw:style-name="gr1" draw:text-style-name="P1" draw:layer="layout" svg:width="0.017cm" svg:height="0.017cm" svg:x="18.56cm" svg:y="7.914cm" svg:viewBox="0 0 18 18" svg:d="M18 18c0-5-2-10-6-13-3-4-8-5-12-5">
          <text:p/>
        </draw:path>
        <draw:line draw:style-name="gr1" draw:text-style-name="P1" draw:layer="layout" svg:x1="18.544cm" svg:y1="8.097cm" svg:x2="18.56cm" svg:y2="8.097cm">
          <text:p/>
        </draw:line>
        <draw:line draw:style-name="gr1" draw:text-style-name="P1" draw:layer="layout" svg:x1="18.577cm" svg:y1="7.931cm" svg:x2="18.577cm" svg:y2="8.079cm">
          <text:p/>
        </draw:line>
        <draw:line draw:style-name="gr1" draw:text-style-name="P1" draw:layer="layout" svg:x1="18.544cm" svg:y1="7.913cm" svg:x2="18.56cm" svg:y2="7.913cm">
          <text:p/>
        </draw:line>
        <draw:line draw:style-name="gr1" draw:text-style-name="P1" draw:layer="layout" svg:x1="18.535cm" svg:y1="7.922cm" svg:x2="18.535cm" svg:y2="8.088cm">
          <text:p/>
        </draw:line>
        <draw:line draw:style-name="gr1" draw:text-style-name="P1" draw:layer="layout" svg:x1="18.717cm" svg:y1="8.199cm" svg:x2="18.678cm" svg:y2="8.199cm">
          <text:p/>
        </draw:line>
        <draw:line draw:style-name="gr1" draw:text-style-name="P1" draw:layer="layout" svg:x1="18.717cm" svg:y1="8.386cm" svg:x2="18.678cm" svg:y2="8.386cm">
          <text:p/>
        </draw:line>
        <draw:path draw:style-name="gr1" draw:text-style-name="P1" draw:layer="layout" svg:width="0.012cm" svg:height="0.011cm" svg:x="18.594cm" svg:y="8.199cm" svg:viewBox="0 0 13 12" svg:d="M0 0c0 3 2 7 4 9s5 3 9 3">
          <text:p/>
        </draw:path>
        <draw:line draw:style-name="gr1" draw:text-style-name="P1" draw:layer="layout" svg:x1="18.594cm" svg:y1="8.199cm" svg:x2="18.594cm" svg:y2="8.193cm">
          <text:p/>
        </draw:line>
        <draw:path draw:style-name="gr1" draw:text-style-name="P1" draw:layer="layout" svg:width="0.009cm" svg:height="0.009cm" svg:x="18.594cm" svg:y="8.184cm" svg:viewBox="0 0 10 10" svg:d="M10 0c-2 0-5 1-6 2-3 2-4 4-4 8">
          <text:p/>
        </draw:path>
        <draw:line draw:style-name="gr1" draw:text-style-name="P1" draw:layer="layout" svg:x1="18.603cm" svg:y1="8.183cm" svg:x2="18.669cm" svg:y2="8.183cm">
          <text:p/>
        </draw:line>
        <draw:path draw:style-name="gr1" draw:text-style-name="P1" draw:layer="layout" svg:width="0.009cm" svg:height="0.009cm" svg:x="18.669cm" svg:y="8.184cm" svg:viewBox="0 0 10 10" svg:d="M10 10c0-4-1-6-2-8-3-1-5-2-8-2">
          <text:p/>
        </draw:path>
        <draw:line draw:style-name="gr1" draw:text-style-name="P1" draw:layer="layout" svg:x1="18.678cm" svg:y1="8.193cm" svg:x2="18.678cm" svg:y2="8.199cm">
          <text:p/>
        </draw:line>
        <draw:path draw:style-name="gr1" draw:text-style-name="P1" draw:layer="layout" svg:width="0.011cm" svg:height="0.011cm" svg:x="18.667cm" svg:y="8.199cm" svg:viewBox="0 0 12 12" svg:d="M0 12c3 0 6-1 9-3 2-2 3-6 3-9">
          <text:p/>
        </draw:path>
        <draw:line draw:style-name="gr1" draw:text-style-name="P1" draw:layer="layout" svg:x1="18.667cm" svg:y1="8.21cm" svg:x2="18.605cm" svg:y2="8.21cm">
          <text:p/>
        </draw:line>
        <draw:line draw:style-name="gr1" draw:text-style-name="P1" draw:layer="layout" svg:x1="18.594cm" svg:y1="8.393cm" svg:x2="18.594cm" svg:y2="8.386cm">
          <text:p/>
        </draw:line>
        <draw:path draw:style-name="gr1" draw:text-style-name="P1" draw:layer="layout" svg:width="0.01cm" svg:height="0.01cm" svg:x="18.595cm" svg:y="8.376cm" svg:viewBox="0 0 11 11" svg:d="M11 0c-4 0-6 1-8 3s-3 5-3 8">
          <text:p/>
        </draw:path>
        <draw:path draw:style-name="gr1" draw:text-style-name="P1" draw:layer="layout" svg:width="0.008cm" svg:height="0.009cm" svg:x="18.595cm" svg:y="8.393cm" svg:viewBox="0 0 9 10" svg:d="M0 0c0 2 2 4 3 6 2 3 4 4 6 4">
          <text:p/>
        </draw:path>
        <draw:path draw:style-name="gr1" draw:text-style-name="P1" draw:layer="layout" svg:width="0.011cm" svg:height="0.01cm" svg:x="18.667cm" svg:y="8.376cm" svg:viewBox="0 0 12 11" svg:d="M12 11c0-3-1-6-3-8-3-2-6-3-9-3">
          <text:p/>
        </draw:path>
        <draw:path draw:style-name="gr1" draw:text-style-name="P1" draw:layer="layout" svg:width="0.009cm" svg:height="0.009cm" svg:x="18.669cm" svg:y="8.393cm" svg:viewBox="0 0 10 10" svg:d="M0 10c2 0 5-1 6-4 3-1 4-4 4-6">
          <text:p/>
        </draw:path>
        <draw:line draw:style-name="gr1" draw:text-style-name="P1" draw:layer="layout" svg:x1="18.678cm" svg:y1="8.386cm" svg:x2="18.678cm" svg:y2="8.393cm">
          <text:p/>
        </draw:line>
        <draw:line draw:style-name="gr1" draw:text-style-name="P1" draw:layer="layout" svg:x1="18.669cm" svg:y1="8.402cm" svg:x2="18.603cm" svg:y2="8.402cm">
          <text:p/>
        </draw:line>
        <draw:line draw:style-name="gr1" draw:text-style-name="P1" draw:layer="layout" svg:x1="18.605cm" svg:y1="8.375cm" svg:x2="18.667cm" svg:y2="8.375cm">
          <text:p/>
        </draw:line>
        <draw:path draw:style-name="gr1" draw:text-style-name="P1" draw:layer="layout" svg:width="0.008cm" svg:height="0.01cm" svg:x="18.537cm" svg:y="8.199cm" svg:viewBox="0 0 9 11" svg:d="M9 0c-2 0-4 2-7 4-1 1-2 4-2 7">
          <text:p/>
        </draw:path>
        <draw:path draw:style-name="gr1" draw:text-style-name="P1" draw:layer="layout" svg:width="0.008cm" svg:height="0.008cm" svg:x="18.537cm" svg:y="8.378cm" svg:viewBox="0 0 9 9" svg:d="M0 0c0 2 0 4 2 7 3 1 5 2 7 2">
          <text:p/>
        </draw:path>
        <draw:line draw:style-name="gr1" draw:text-style-name="P1" draw:layer="layout" svg:x1="18.594cm" svg:y1="8.199cm" svg:x2="18.545cm" svg:y2="8.199cm">
          <text:p/>
        </draw:line>
        <draw:line draw:style-name="gr1" draw:text-style-name="P1" draw:layer="layout" svg:x1="18.537cm" svg:y1="8.378cm" svg:x2="18.537cm" svg:y2="8.208cm">
          <text:p/>
        </draw:line>
        <draw:line draw:style-name="gr1" draw:text-style-name="P1" draw:layer="layout" svg:x1="18.594cm" svg:y1="8.386cm" svg:x2="18.545cm" svg:y2="8.386cm">
          <text:p/>
        </draw:line>
        <draw:line draw:style-name="gr1" draw:text-style-name="P1" draw:layer="layout" svg:x1="18.717cm" svg:y1="8.386cm" svg:x2="18.717cm" svg:y2="8.199cm">
          <text:p/>
        </draw:line>
        <draw:path draw:style-name="gr1" draw:text-style-name="P1" draw:layer="layout" svg:width="0.009cm" svg:height="0.008cm" svg:x="18.535cm" svg:y="8.202cm" svg:viewBox="0 0 10 9" svg:d="M10 0c-2 0-4 0-7 2-2 2-3 5-3 7">
          <text:p/>
        </draw:path>
        <draw:path draw:style-name="gr1" draw:text-style-name="P1" draw:layer="layout" svg:width="0.009cm" svg:height="0.008cm" svg:x="18.535cm" svg:y="8.376cm" svg:viewBox="0 0 10 9" svg:d="M0 0c0 2 1 4 3 6 3 1 5 3 7 3">
          <text:p/>
        </draw:path>
        <draw:path draw:style-name="gr1" draw:text-style-name="P1" draw:layer="layout" svg:width="0.017cm" svg:height="0.018cm" svg:x="18.56cm" svg:y="8.201cm" svg:viewBox="0 0 18 19" svg:d="M18 19c0-5-2-10-6-14-3-3-8-5-12-5">
          <text:p/>
        </draw:path>
        <draw:path draw:style-name="gr1" draw:text-style-name="P1" draw:layer="layout" svg:width="0.018cm" svg:height="0.017cm" svg:x="18.559cm" svg:y="8.367cm" svg:viewBox="0 0 19 18" svg:d="M0 18c5 0 10-3 13-6 4-3 6-8 6-12">
          <text:p/>
        </draw:path>
        <draw:line draw:style-name="gr1" draw:text-style-name="P1" draw:layer="layout" svg:x1="18.544cm" svg:y1="8.201cm" svg:x2="18.559cm" svg:y2="8.201cm">
          <text:p/>
        </draw:line>
        <draw:line draw:style-name="gr1" draw:text-style-name="P1" draw:layer="layout" svg:x1="18.577cm" svg:y1="8.367cm" svg:x2="18.577cm" svg:y2="8.219cm">
          <text:p/>
        </draw:line>
        <draw:line draw:style-name="gr1" draw:text-style-name="P1" draw:layer="layout" svg:x1="18.544cm" svg:y1="8.384cm" svg:x2="18.559cm" svg:y2="8.384cm">
          <text:p/>
        </draw:line>
        <draw:line draw:style-name="gr1" draw:text-style-name="P1" draw:layer="layout" svg:x1="18.535cm" svg:y1="8.376cm" svg:x2="18.535cm" svg:y2="8.21cm">
          <text:p/>
        </draw:line>
        <draw:line draw:style-name="gr1" draw:text-style-name="P1" draw:layer="layout" svg:x1="18.961cm" svg:y1="8.758cm" svg:x2="18.961cm" svg:y2="8.797cm">
          <text:p/>
        </draw:line>
        <draw:line draw:style-name="gr1" draw:text-style-name="P1" draw:layer="layout" svg:x1="18.773cm" svg:y1="8.758cm" svg:x2="18.773cm" svg:y2="8.797cm">
          <text:p/>
        </draw:line>
        <draw:path draw:style-name="gr1" draw:text-style-name="P1" draw:layer="layout" svg:width="0.011cm" svg:height="0.011cm" svg:x="18.95cm" svg:y="8.87cm" svg:viewBox="0 0 12 12" svg:d="M0 0c0 3 1 6 3 8 3 2 6 4 9 4">
          <text:p/>
        </draw:path>
        <draw:line draw:style-name="gr1" draw:text-style-name="P1" draw:layer="layout" svg:x1="18.961cm" svg:y1="8.881cm" svg:x2="18.967cm" svg:y2="8.881cm">
          <text:p/>
        </draw:line>
        <draw:path draw:style-name="gr1" draw:text-style-name="P1" draw:layer="layout" svg:width="0.009cm" svg:height="0.009cm" svg:x="18.967cm" svg:y="8.872cm" svg:viewBox="0 0 10 10" svg:d="M0 10c3 0 6-1 7-4 2-2 3-4 3-6">
          <text:p/>
        </draw:path>
        <draw:line draw:style-name="gr1" draw:text-style-name="P1" draw:layer="layout" svg:x1="18.976cm" svg:y1="8.872cm" svg:x2="18.976cm" svg:y2="8.806cm">
          <text:p/>
        </draw:line>
        <draw:path draw:style-name="gr1" draw:text-style-name="P1" draw:layer="layout" svg:width="0.009cm" svg:height="0.009cm" svg:x="18.967cm" svg:y="8.797cm" svg:viewBox="0 0 10 10" svg:d="M10 10c0-2-1-5-3-6-1-3-4-4-7-4">
          <text:p/>
        </draw:path>
        <draw:line draw:style-name="gr1" draw:text-style-name="P1" draw:layer="layout" svg:x1="18.967cm" svg:y1="8.797cm" svg:x2="18.961cm" svg:y2="8.797cm">
          <text:p/>
        </draw:line>
        <draw:path draw:style-name="gr1" draw:text-style-name="P1" draw:layer="layout" svg:width="0.011cm" svg:height="0.011cm" svg:x="18.95cm" svg:y="8.797cm" svg:viewBox="0 0 12 12" svg:d="M12 0c-3 0-6 1-9 3-2 2-3 6-3 9">
          <text:p/>
        </draw:path>
        <draw:line draw:style-name="gr1" draw:text-style-name="P1" draw:layer="layout" svg:x1="18.95cm" svg:y1="8.808cm" svg:x2="18.95cm" svg:y2="8.87cm">
          <text:p/>
        </draw:line>
        <draw:line draw:style-name="gr1" draw:text-style-name="P1" draw:layer="layout" svg:x1="18.767cm" svg:y1="8.881cm" svg:x2="18.773cm" svg:y2="8.881cm">
          <text:p/>
        </draw:line>
        <draw:path draw:style-name="gr1" draw:text-style-name="P1" draw:layer="layout" svg:width="0.011cm" svg:height="0.01cm" svg:x="18.773cm" svg:y="8.87cm" svg:viewBox="0 0 12 11" svg:d="M0 11c4 0 7-1 9-3s3-6 3-8">
          <text:p/>
        </draw:path>
        <draw:path draw:style-name="gr1" draw:text-style-name="P1" draw:layer="layout" svg:width="0.009cm" svg:height="0.01cm" svg:x="18.758cm" svg:y="8.871cm" svg:viewBox="0 0 10 11" svg:d="M0 0c0 4 1 6 3 8 1 1 5 3 7 3">
          <text:p/>
        </draw:path>
        <draw:path draw:style-name="gr1" draw:text-style-name="P1" draw:layer="layout" svg:width="0.011cm" svg:height="0.011cm" svg:x="18.773cm" svg:y="8.797cm" svg:viewBox="0 0 12 12" svg:d="M12 12c0-3-1-7-3-9s-5-3-9-3">
          <text:p/>
        </draw:path>
        <draw:path draw:style-name="gr1" draw:text-style-name="P1" draw:layer="layout" svg:width="0.009cm" svg:height="0.009cm" svg:x="18.758cm" svg:y="8.797cm" svg:viewBox="0 0 10 10" svg:d="M10 0c-3 0-6 1-7 2-2 3-3 5-3 8">
          <text:p/>
        </draw:path>
        <draw:line draw:style-name="gr1" draw:text-style-name="P1" draw:layer="layout" svg:x1="18.773cm" svg:y1="8.797cm" svg:x2="18.767cm" svg:y2="8.797cm">
          <text:p/>
        </draw:line>
        <draw:line draw:style-name="gr1" draw:text-style-name="P1" draw:layer="layout" svg:x1="18.758cm" svg:y1="8.806cm" svg:x2="18.758cm" svg:y2="8.871cm">
          <text:p/>
        </draw:line>
        <draw:line draw:style-name="gr1" draw:text-style-name="P1" draw:layer="layout" svg:x1="18.784cm" svg:y1="8.87cm" svg:x2="18.784cm" svg:y2="8.808cm">
          <text:p/>
        </draw:line>
        <draw:path draw:style-name="gr1" draw:text-style-name="P1" draw:layer="layout" svg:width="0.009cm" svg:height="0.008cm" svg:x="18.952cm" svg:y="8.93cm" svg:viewBox="0 0 10 9" svg:d="M0 9c2 0 5-1 7-2 2-3 3-5 3-7">
          <text:p/>
        </draw:path>
        <draw:path draw:style-name="gr1" draw:text-style-name="P1" draw:layer="layout" svg:width="0.008cm" svg:height="0.009cm" svg:x="18.774cm" svg:y="8.929cm" svg:viewBox="0 0 9 10" svg:d="M0 0c0 3 0 5 2 6 2 3 5 4 7 4">
          <text:p/>
        </draw:path>
        <draw:line draw:style-name="gr1" draw:text-style-name="P1" draw:layer="layout" svg:x1="18.961cm" svg:y1="8.881cm" svg:x2="18.961cm" svg:y2="8.93cm">
          <text:p/>
        </draw:line>
        <draw:line draw:style-name="gr1" draw:text-style-name="P1" draw:layer="layout" svg:x1="18.782cm" svg:y1="8.938cm" svg:x2="18.952cm" svg:y2="8.938cm">
          <text:p/>
        </draw:line>
        <draw:line draw:style-name="gr1" draw:text-style-name="P1" draw:layer="layout" svg:x1="18.773cm" svg:y1="8.881cm" svg:x2="18.773cm" svg:y2="8.929cm">
          <text:p/>
        </draw:line>
        <draw:line draw:style-name="gr1" draw:text-style-name="P1" draw:layer="layout" svg:x1="18.773cm" svg:y1="8.758cm" svg:x2="18.961cm" svg:y2="8.758cm">
          <text:p/>
        </draw:line>
        <draw:path draw:style-name="gr1" draw:text-style-name="P1" draw:layer="layout" svg:width="0.008cm" svg:height="0.008cm" svg:x="18.95cm" svg:y="8.931cm" svg:viewBox="0 0 9 9" svg:d="M0 9c2 0 4-1 7-2 1-3 2-5 2-7">
          <text:p/>
        </draw:path>
        <draw:path draw:style-name="gr1" draw:text-style-name="P1" draw:layer="layout" svg:width="0.008cm" svg:height="0.008cm" svg:x="18.776cm" svg:y="8.931cm" svg:viewBox="0 0 9 9" svg:d="M0 0c0 2 1 4 2 7 3 1 5 2 7 2">
          <text:p/>
        </draw:path>
        <draw:path draw:style-name="gr1" draw:text-style-name="P1" draw:layer="layout" svg:width="0.017cm" svg:height="0.017cm" svg:x="18.941cm" svg:y="8.898cm" svg:viewBox="0 0 18 18" svg:d="M18 18c0-4-2-10-5-13s-8-5-13-5">
          <text:p/>
        </draw:path>
        <draw:path draw:style-name="gr1" draw:text-style-name="P1" draw:layer="layout" svg:width="0.018cm" svg:height="0.017cm" svg:x="18.775cm" svg:y="8.898cm" svg:viewBox="0 0 19 18" svg:d="M19 0c-5 0-9 2-13 5-3 3-6 9-6 13">
          <text:p/>
        </draw:path>
        <draw:line draw:style-name="gr1" draw:text-style-name="P1" draw:layer="layout" svg:x1="18.959cm" svg:y1="8.931cm" svg:x2="18.959cm" svg:y2="8.915cm">
          <text:p/>
        </draw:line>
        <draw:line draw:style-name="gr1" draw:text-style-name="P1" draw:layer="layout" svg:x1="18.793cm" svg:y1="8.898cm" svg:x2="18.941cm" svg:y2="8.898cm">
          <text:p/>
        </draw:line>
        <draw:line draw:style-name="gr1" draw:text-style-name="P1" draw:layer="layout" svg:x1="18.775cm" svg:y1="8.931cm" svg:x2="18.775cm" svg:y2="8.915cm">
          <text:p/>
        </draw:line>
        <draw:line draw:style-name="gr1" draw:text-style-name="P1" draw:layer="layout" svg:x1="18.784cm" svg:y1="8.939cm" svg:x2="18.95cm" svg:y2="8.94cm">
          <text:p/>
        </draw:line>
        <draw:line draw:style-name="gr1" draw:text-style-name="P1" draw:layer="layout" svg:x1="19.248cm" svg:y1="8.758cm" svg:x2="19.248cm" svg:y2="8.797cm">
          <text:p/>
        </draw:line>
        <draw:line draw:style-name="gr1" draw:text-style-name="P1" draw:layer="layout" svg:x1="19.061cm" svg:y1="8.758cm" svg:x2="19.061cm" svg:y2="8.797cm">
          <text:p/>
        </draw:line>
        <draw:path draw:style-name="gr1" draw:text-style-name="P1" draw:layer="layout" svg:width="0.01cm" svg:height="0.011cm" svg:x="19.238cm" svg:y="8.87cm" svg:viewBox="0 0 11 12" svg:d="M0 0c0 3 1 6 3 8s6 4 8 4">
          <text:p/>
        </draw:path>
        <draw:line draw:style-name="gr1" draw:text-style-name="P1" draw:layer="layout" svg:x1="19.248cm" svg:y1="8.881cm" svg:x2="19.255cm" svg:y2="8.881cm">
          <text:p/>
        </draw:line>
        <draw:path draw:style-name="gr1" draw:text-style-name="P1" draw:layer="layout" svg:width="0.009cm" svg:height="0.009cm" svg:x="19.255cm" svg:y="8.872cm" svg:viewBox="0 0 10 10" svg:d="M0 10c2 0 4-1 7-4 2-2 3-4 3-6">
          <text:p/>
        </draw:path>
        <draw:line draw:style-name="gr1" draw:text-style-name="P1" draw:layer="layout" svg:x1="19.264cm" svg:y1="8.872cm" svg:x2="19.264cm" svg:y2="8.806cm">
          <text:p/>
        </draw:line>
        <draw:path draw:style-name="gr1" draw:text-style-name="P1" draw:layer="layout" svg:width="0.009cm" svg:height="0.009cm" svg:x="19.255cm" svg:y="8.797cm" svg:viewBox="0 0 10 10" svg:d="M10 10c0-2-1-5-3-6-1-3-5-4-7-4">
          <text:p/>
        </draw:path>
        <draw:line draw:style-name="gr1" draw:text-style-name="P1" draw:layer="layout" svg:x1="19.255cm" svg:y1="8.797cm" svg:x2="19.248cm" svg:y2="8.797cm">
          <text:p/>
        </draw:line>
        <draw:path draw:style-name="gr1" draw:text-style-name="P1" draw:layer="layout" svg:width="0.01cm" svg:height="0.011cm" svg:x="19.238cm" svg:y="8.797cm" svg:viewBox="0 0 11 12" svg:d="M11 0c-2 0-6 1-8 3s-3 6-3 9">
          <text:p/>
        </draw:path>
        <draw:line draw:style-name="gr1" draw:text-style-name="P1" draw:layer="layout" svg:x1="19.237cm" svg:y1="8.808cm" svg:x2="19.237cm" svg:y2="8.87cm">
          <text:p/>
        </draw:line>
        <draw:line draw:style-name="gr1" draw:text-style-name="P1" draw:layer="layout" svg:x1="19.055cm" svg:y1="8.881cm" svg:x2="19.061cm" svg:y2="8.881cm">
          <text:p/>
        </draw:line>
        <draw:path draw:style-name="gr1" draw:text-style-name="P1" draw:layer="layout" svg:width="0.011cm" svg:height="0.01cm" svg:x="19.061cm" svg:y="8.87cm" svg:viewBox="0 0 12 11" svg:d="M0 11c3 0 7-1 9-3s3-6 3-8">
          <text:p/>
        </draw:path>
        <draw:path draw:style-name="gr1" draw:text-style-name="P1" draw:layer="layout" svg:width="0.009cm" svg:height="0.01cm" svg:x="19.046cm" svg:y="8.871cm" svg:viewBox="0 0 10 11" svg:d="M0 0c0 4 1 6 3 8 1 1 4 3 7 3">
          <text:p/>
        </draw:path>
        <draw:path draw:style-name="gr1" draw:text-style-name="P1" draw:layer="layout" svg:width="0.011cm" svg:height="0.011cm" svg:x="19.061cm" svg:y="8.797cm" svg:viewBox="0 0 12 12" svg:d="M12 12c0-3-1-7-3-9s-6-3-9-3">
          <text:p/>
        </draw:path>
        <draw:path draw:style-name="gr1" draw:text-style-name="P1" draw:layer="layout" svg:width="0.008cm" svg:height="0.009cm" svg:x="19.046cm" svg:y="8.797cm" svg:viewBox="0 0 9 10" svg:d="M9 0c-2 0-5 1-7 2-1 3-2 5-2 8">
          <text:p/>
        </draw:path>
        <draw:line draw:style-name="gr1" draw:text-style-name="P1" draw:layer="layout" svg:x1="19.061cm" svg:y1="8.797cm" svg:x2="19.054cm" svg:y2="8.797cm">
          <text:p/>
        </draw:line>
        <draw:line draw:style-name="gr1" draw:text-style-name="P1" draw:layer="layout" svg:x1="19.046cm" svg:y1="8.806cm" svg:x2="19.046cm" svg:y2="8.871cm">
          <text:p/>
        </draw:line>
        <draw:line draw:style-name="gr1" draw:text-style-name="P1" draw:layer="layout" svg:x1="19.072cm" svg:y1="8.87cm" svg:x2="19.072cm" svg:y2="8.808cm">
          <text:p/>
        </draw:line>
        <draw:path draw:style-name="gr1" draw:text-style-name="P1" draw:layer="layout" svg:width="0.008cm" svg:height="0.008cm" svg:x="19.24cm" svg:y="8.93cm" svg:viewBox="0 0 9 9" svg:d="M0 9c2 0 5-1 7-2 1-3 2-5 2-7">
          <text:p/>
        </draw:path>
        <draw:path draw:style-name="gr1" draw:text-style-name="P1" draw:layer="layout" svg:width="0.009cm" svg:height="0.009cm" svg:x="19.061cm" svg:y="8.929cm" svg:viewBox="0 0 10 10" svg:d="M0 0c0 3 1 5 3 6 1 3 3 4 7 4">
          <text:p/>
        </draw:path>
        <draw:line draw:style-name="gr1" draw:text-style-name="P1" draw:layer="layout" svg:x1="19.248cm" svg:y1="8.881cm" svg:x2="19.248cm" svg:y2="8.93cm">
          <text:p/>
        </draw:line>
        <draw:line draw:style-name="gr1" draw:text-style-name="P1" draw:layer="layout" svg:x1="19.07cm" svg:y1="8.938cm" svg:x2="19.24cm" svg:y2="8.938cm">
          <text:p/>
        </draw:line>
        <draw:line draw:style-name="gr1" draw:text-style-name="P1" draw:layer="layout" svg:x1="19.061cm" svg:y1="8.881cm" svg:x2="19.061cm" svg:y2="8.929cm">
          <text:p/>
        </draw:line>
        <draw:line draw:style-name="gr1" draw:text-style-name="P1" draw:layer="layout" svg:x1="19.061cm" svg:y1="8.758cm" svg:x2="19.248cm" svg:y2="8.758cm">
          <text:p/>
        </draw:line>
        <draw:path draw:style-name="gr1" draw:text-style-name="P1" draw:layer="layout" svg:width="0.009cm" svg:height="0.008cm" svg:x="19.237cm" svg:y="8.931cm" svg:viewBox="0 0 10 9" svg:d="M0 9c3 0 5-1 6-2 3-3 4-5 4-7">
          <text:p/>
        </draw:path>
        <draw:path draw:style-name="gr1" draw:text-style-name="P1" draw:layer="layout" svg:width="0.009cm" svg:height="0.008cm" svg:x="19.063cm" svg:y="8.931cm" svg:viewBox="0 0 10 9" svg:d="M0 0c0 2 1 4 3 7 1 1 5 2 7 2">
          <text:p/>
        </draw:path>
        <draw:path draw:style-name="gr1" draw:text-style-name="P1" draw:layer="layout" svg:width="0.017cm" svg:height="0.017cm" svg:x="19.229cm" svg:y="8.898cm" svg:viewBox="0 0 18 18" svg:d="M18 18c0-4-2-10-5-13s-8-5-13-5">
          <text:p/>
        </draw:path>
        <draw:path draw:style-name="gr1" draw:text-style-name="P1" draw:layer="layout" svg:width="0.018cm" svg:height="0.017cm" svg:x="19.063cm" svg:y="8.898cm" svg:viewBox="0 0 19 18" svg:d="M19 0c-5 0-9 2-13 5s-6 9-6 13">
          <text:p/>
        </draw:path>
        <draw:line draw:style-name="gr1" draw:text-style-name="P1" draw:layer="layout" svg:x1="19.246cm" svg:y1="8.931cm" svg:x2="19.246cm" svg:y2="8.915cm">
          <text:p/>
        </draw:line>
        <draw:line draw:style-name="gr1" draw:text-style-name="P1" draw:layer="layout" svg:x1="19.081cm" svg:y1="8.898cm" svg:x2="19.229cm" svg:y2="8.898cm">
          <text:p/>
        </draw:line>
        <draw:line draw:style-name="gr1" draw:text-style-name="P1" draw:layer="layout" svg:x1="19.063cm" svg:y1="8.931cm" svg:x2="19.063cm" svg:y2="8.915cm">
          <text:p/>
        </draw:line>
        <draw:line draw:style-name="gr1" draw:text-style-name="P1" draw:layer="layout" svg:x1="19.072cm" svg:y1="8.939cm" svg:x2="19.237cm" svg:y2="8.94cm">
          <text:p/>
        </draw:line>
        <draw:line draw:style-name="gr1" draw:text-style-name="P1" draw:layer="layout" svg:x1="19.349cm" svg:y1="8.758cm" svg:x2="19.349cm" svg:y2="8.797cm">
          <text:p/>
        </draw:line>
        <draw:line draw:style-name="gr1" draw:text-style-name="P1" draw:layer="layout" svg:x1="19.536cm" svg:y1="8.758cm" svg:x2="19.536cm" svg:y2="8.797cm">
          <text:p/>
        </draw:line>
        <draw:path draw:style-name="gr1" draw:text-style-name="P1" draw:layer="layout" svg:width="0.01cm" svg:height="0.011cm" svg:x="19.349cm" svg:y="8.87cm" svg:viewBox="0 0 11 12" svg:d="M0 12c3 0 5-1 8-3 2-2 3-6 3-9">
          <text:p/>
        </draw:path>
        <draw:line draw:style-name="gr1" draw:text-style-name="P1" draw:layer="layout" svg:x1="19.349cm" svg:y1="8.881cm" svg:x2="19.342cm" svg:y2="8.881cm">
          <text:p/>
        </draw:line>
        <draw:path draw:style-name="gr1" draw:text-style-name="P1" draw:layer="layout" svg:width="0.008cm" svg:height="0.009cm" svg:x="19.334cm" svg:y="8.872cm" svg:viewBox="0 0 9 10" svg:d="M0 0c0 2 0 5 2 6 2 3 5 4 7 4">
          <text:p/>
        </draw:path>
        <draw:line draw:style-name="gr1" draw:text-style-name="P1" draw:layer="layout" svg:x1="19.333cm" svg:y1="8.872cm" svg:x2="19.333cm" svg:y2="8.806cm">
          <text:p/>
        </draw:line>
        <draw:path draw:style-name="gr1" draw:text-style-name="P1" draw:layer="layout" svg:width="0.009cm" svg:height="0.009cm" svg:x="19.333cm" svg:y="8.797cm" svg:viewBox="0 0 10 10" svg:d="M10 0c-2 0-5 1-7 4-2 1-3 4-3 6">
          <text:p/>
        </draw:path>
        <draw:line draw:style-name="gr1" draw:text-style-name="P1" draw:layer="layout" svg:x1="19.342cm" svg:y1="8.797cm" svg:x2="19.349cm" svg:y2="8.797cm">
          <text:p/>
        </draw:line>
        <draw:path draw:style-name="gr1" draw:text-style-name="P1" draw:layer="layout" svg:width="0.01cm" svg:height="0.011cm" svg:x="19.349cm" svg:y="8.797cm" svg:viewBox="0 0 11 12" svg:d="M11 12c0-3-1-6-3-8-3-2-5-4-8-4">
          <text:p/>
        </draw:path>
        <draw:line draw:style-name="gr1" draw:text-style-name="P1" draw:layer="layout" svg:x1="19.36cm" svg:y1="8.808cm" svg:x2="19.36cm" svg:y2="8.87cm">
          <text:p/>
        </draw:line>
        <draw:line draw:style-name="gr1" draw:text-style-name="P1" draw:layer="layout" svg:x1="19.542cm" svg:y1="8.881cm" svg:x2="19.536cm" svg:y2="8.881cm">
          <text:p/>
        </draw:line>
        <draw:path draw:style-name="gr1" draw:text-style-name="P1" draw:layer="layout" svg:width="0.011cm" svg:height="0.011cm" svg:x="19.525cm" svg:y="8.87cm" svg:viewBox="0 0 12 12" svg:d="M0 0c0 3 1 6 3 8 3 2 5 4 9 4">
          <text:p/>
        </draw:path>
        <draw:path draw:style-name="gr1" draw:text-style-name="P1" draw:layer="layout" svg:width="0.009cm" svg:height="0.009cm" svg:x="19.542cm" svg:y="8.872cm" svg:viewBox="0 0 10 10" svg:d="M0 10c3 0 5-1 8-4 1-2 2-4 2-6">
          <text:p/>
        </draw:path>
        <draw:path draw:style-name="gr1" draw:text-style-name="P1" draw:layer="layout" svg:width="0.01cm" svg:height="0.011cm" svg:x="19.526cm" svg:y="8.797cm" svg:viewBox="0 0 11 12" svg:d="M11 0c-3 0-6 2-8 4s-3 5-3 8">
          <text:p/>
        </draw:path>
        <draw:path draw:style-name="gr1" draw:text-style-name="P1" draw:layer="layout" svg:width="0.009cm" svg:height="0.009cm" svg:x="19.543cm" svg:y="8.797cm" svg:viewBox="0 0 10 10" svg:d="M10 10c0-2-1-5-3-6-3-3-5-4-7-4">
          <text:p/>
        </draw:path>
        <draw:line draw:style-name="gr1" draw:text-style-name="P1" draw:layer="layout" svg:x1="19.536cm" svg:y1="8.797cm" svg:x2="19.543cm" svg:y2="8.797cm">
          <text:p/>
        </draw:line>
        <draw:line draw:style-name="gr1" draw:text-style-name="P1" draw:layer="layout" svg:x1="19.552cm" svg:y1="8.806cm" svg:x2="19.552cm" svg:y2="8.872cm">
          <text:p/>
        </draw:line>
        <draw:line draw:style-name="gr1" draw:text-style-name="P1" draw:layer="layout" svg:x1="19.525cm" svg:y1="8.87cm" svg:x2="19.525cm" svg:y2="8.808cm">
          <text:p/>
        </draw:line>
        <draw:path draw:style-name="gr1" draw:text-style-name="P1" draw:layer="layout" svg:width="0.009cm" svg:height="0.008cm" svg:x="19.349cm" svg:y="8.93cm" svg:viewBox="0 0 10 9" svg:d="M0 0c0 2 1 4 3 7 1 1 3 2 7 2">
          <text:p/>
        </draw:path>
        <draw:path draw:style-name="gr1" draw:text-style-name="P1" draw:layer="layout" svg:width="0.008cm" svg:height="0.008cm" svg:x="19.528cm" svg:y="8.93cm" svg:viewBox="0 0 9 9" svg:d="M0 9c2 0 5-1 7-2 1-3 2-5 2-7">
          <text:p/>
        </draw:path>
        <draw:line draw:style-name="gr1" draw:text-style-name="P1" draw:layer="layout" svg:x1="19.349cm" svg:y1="8.881cm" svg:x2="19.349cm" svg:y2="8.93cm">
          <text:p/>
        </draw:line>
        <draw:line draw:style-name="gr1" draw:text-style-name="P1" draw:layer="layout" svg:x1="19.528cm" svg:y1="8.939cm" svg:x2="19.358cm" svg:y2="8.939cm">
          <text:p/>
        </draw:line>
        <draw:line draw:style-name="gr1" draw:text-style-name="P1" draw:layer="layout" svg:x1="19.536cm" svg:y1="8.881cm" svg:x2="19.536cm" svg:y2="8.93cm">
          <text:p/>
        </draw:line>
        <draw:line draw:style-name="gr1" draw:text-style-name="P1" draw:layer="layout" svg:x1="19.536cm" svg:y1="8.758cm" svg:x2="19.349cm" svg:y2="8.758cm">
          <text:p/>
        </draw:line>
        <draw:path draw:style-name="gr1" draw:text-style-name="P1" draw:layer="layout" svg:width="0.009cm" svg:height="0.009cm" svg:x="19.351cm" svg:y="8.931cm" svg:viewBox="0 0 10 10" svg:d="M0 0c0 2 1 6 3 7 1 2 4 3 7 3">
          <text:p/>
        </draw:path>
        <draw:path draw:style-name="gr1" draw:text-style-name="P1" draw:layer="layout" svg:width="0.009cm" svg:height="0.009cm" svg:x="19.525cm" svg:y="8.931cm" svg:viewBox="0 0 10 10" svg:d="M0 10c3 0 5-1 6-3 3-1 4-5 4-7">
          <text:p/>
        </draw:path>
        <draw:path draw:style-name="gr1" draw:text-style-name="P1" draw:layer="layout" svg:width="0.017cm" svg:height="0.017cm" svg:x="19.351cm" svg:y="8.898cm" svg:viewBox="0 0 18 18" svg:d="M18 0c-4 0-9 2-12 5-4 3-6 9-6 13">
          <text:p/>
        </draw:path>
        <draw:path draw:style-name="gr1" draw:text-style-name="P1" draw:layer="layout" svg:width="0.018cm" svg:height="0.018cm" svg:x="19.516cm" svg:y="8.898cm" svg:viewBox="0 0 19 19" svg:d="M19 19c0-5-2-10-5-14-3-3-9-5-14-5">
          <text:p/>
        </draw:path>
        <draw:line draw:style-name="gr1" draw:text-style-name="P1" draw:layer="layout" svg:x1="19.351cm" svg:y1="8.931cm" svg:x2="19.351cm" svg:y2="8.915cm">
          <text:p/>
        </draw:line>
        <draw:line draw:style-name="gr1" draw:text-style-name="P1" draw:layer="layout" svg:x1="19.516cm" svg:y1="8.898cm" svg:x2="19.368cm" svg:y2="8.898cm">
          <text:p/>
        </draw:line>
        <draw:line draw:style-name="gr1" draw:text-style-name="P1" draw:layer="layout" svg:x1="19.534cm" svg:y1="8.931cm" svg:x2="19.534cm" svg:y2="8.916cm">
          <text:p/>
        </draw:line>
        <draw:line draw:style-name="gr1" draw:text-style-name="P1" draw:layer="layout" svg:x1="19.525cm" svg:y1="8.94cm" svg:x2="19.36cm" svg:y2="8.94cm">
          <text:p/>
        </draw:line>
        <draw:line draw:style-name="gr1" draw:text-style-name="P1" draw:layer="layout" svg:x1="18.717cm" svg:y1="8.487cm" svg:x2="18.678cm" svg:y2="8.487cm">
          <text:p/>
        </draw:line>
        <draw:line draw:style-name="gr1" draw:text-style-name="P1" draw:layer="layout" svg:x1="18.717cm" svg:y1="8.674cm" svg:x2="18.678cm" svg:y2="8.674cm">
          <text:p/>
        </draw:line>
        <draw:path draw:style-name="gr1" draw:text-style-name="P1" draw:layer="layout" svg:width="0.012cm" svg:height="0.011cm" svg:x="18.594cm" svg:y="8.487cm" svg:viewBox="0 0 13 12" svg:d="M0 0c0 3 2 5 4 9 2 2 5 3 9 3">
          <text:p/>
        </draw:path>
        <draw:line draw:style-name="gr1" draw:text-style-name="P1" draw:layer="layout" svg:x1="18.594cm" svg:y1="8.487cm" svg:x2="18.594cm" svg:y2="8.481cm">
          <text:p/>
        </draw:line>
        <draw:path draw:style-name="gr1" draw:text-style-name="P1" draw:layer="layout" svg:width="0.009cm" svg:height="0.009cm" svg:x="18.594cm" svg:y="8.472cm" svg:viewBox="0 0 10 10" svg:d="M10 0c-2 0-5 1-6 2-3 2-4 4-4 8">
          <text:p/>
        </draw:path>
        <draw:line draw:style-name="gr1" draw:text-style-name="P1" draw:layer="layout" svg:x1="18.603cm" svg:y1="8.471cm" svg:x2="18.669cm" svg:y2="8.471cm">
          <text:p/>
        </draw:line>
        <draw:path draw:style-name="gr1" draw:text-style-name="P1" draw:layer="layout" svg:width="0.009cm" svg:height="0.01cm" svg:x="18.669cm" svg:y="8.471cm" svg:viewBox="0 0 10 11" svg:d="M10 11c0-3-1-5-2-7-3-2-5-4-8-4">
          <text:p/>
        </draw:path>
        <draw:line draw:style-name="gr1" draw:text-style-name="P1" draw:layer="layout" svg:x1="18.678cm" svg:y1="8.48cm" svg:x2="18.678cm" svg:y2="8.487cm">
          <text:p/>
        </draw:line>
        <draw:path draw:style-name="gr1" draw:text-style-name="P1" draw:layer="layout" svg:width="0.011cm" svg:height="0.011cm" svg:x="18.667cm" svg:y="8.487cm" svg:viewBox="0 0 12 12" svg:d="M0 12c3 0 6-1 9-3 2-3 3-6 3-9">
          <text:p/>
        </draw:path>
        <draw:line draw:style-name="gr1" draw:text-style-name="P1" draw:layer="layout" svg:x1="18.667cm" svg:y1="8.498cm" svg:x2="18.605cm" svg:y2="8.498cm">
          <text:p/>
        </draw:line>
        <draw:line draw:style-name="gr1" draw:text-style-name="P1" draw:layer="layout" svg:x1="18.594cm" svg:y1="8.681cm" svg:x2="18.594cm" svg:y2="8.674cm">
          <text:p/>
        </draw:line>
        <draw:path draw:style-name="gr1" draw:text-style-name="P1" draw:layer="layout" svg:width="0.01cm" svg:height="0.01cm" svg:x="18.595cm" svg:y="8.664cm" svg:viewBox="0 0 11 11" svg:d="M11 0c-4 0-6 2-8 4s-3 4-3 7">
          <text:p/>
        </draw:path>
        <draw:path draw:style-name="gr1" draw:text-style-name="P1" draw:layer="layout" svg:width="0.008cm" svg:height="0.009cm" svg:x="18.595cm" svg:y="8.681cm" svg:viewBox="0 0 9 10" svg:d="M0 0c0 2 2 4 3 6 2 3 4 4 6 4">
          <text:p/>
        </draw:path>
        <draw:path draw:style-name="gr1" draw:text-style-name="P1" draw:layer="layout" svg:width="0.011cm" svg:height="0.01cm" svg:x="18.667cm" svg:y="8.664cm" svg:viewBox="0 0 12 11" svg:d="M12 11c0-3-1-5-3-7-3-2-6-4-9-4">
          <text:p/>
        </draw:path>
        <draw:path draw:style-name="gr1" draw:text-style-name="P1" draw:layer="layout" svg:width="0.009cm" svg:height="0.009cm" svg:x="18.669cm" svg:y="8.681cm" svg:viewBox="0 0 10 10" svg:d="M0 10c2 0 5-1 6-4 3-1 4-4 4-6">
          <text:p/>
        </draw:path>
        <draw:line draw:style-name="gr1" draw:text-style-name="P1" draw:layer="layout" svg:x1="18.678cm" svg:y1="8.674cm" svg:x2="18.678cm" svg:y2="8.681cm">
          <text:p/>
        </draw:line>
        <draw:line draw:style-name="gr1" draw:text-style-name="P1" draw:layer="layout" svg:x1="18.669cm" svg:y1="8.69cm" svg:x2="18.603cm" svg:y2="8.69cm">
          <text:p/>
        </draw:line>
        <draw:line draw:style-name="gr1" draw:text-style-name="P1" draw:layer="layout" svg:x1="18.605cm" svg:y1="8.663cm" svg:x2="18.667cm" svg:y2="8.663cm">
          <text:p/>
        </draw:line>
        <draw:path draw:style-name="gr1" draw:text-style-name="P1" draw:layer="layout" svg:width="0.008cm" svg:height="0.008cm" svg:x="18.537cm" svg:y="8.487cm" svg:viewBox="0 0 9 9" svg:d="M9 0c-2 0-4 2-7 3-1 2-2 4-2 6">
          <text:p/>
        </draw:path>
        <draw:path draw:style-name="gr1" draw:text-style-name="P1" draw:layer="layout" svg:width="0.008cm" svg:height="0.009cm" svg:x="18.537cm" svg:y="8.665cm" svg:viewBox="0 0 9 10" svg:d="M0 0c0 3 0 5 2 6 3 3 5 4 7 4">
          <text:p/>
        </draw:path>
        <draw:line draw:style-name="gr1" draw:text-style-name="P1" draw:layer="layout" svg:x1="18.594cm" svg:y1="8.487cm" svg:x2="18.545cm" svg:y2="8.487cm">
          <text:p/>
        </draw:line>
        <draw:line draw:style-name="gr1" draw:text-style-name="P1" draw:layer="layout" svg:x1="18.537cm" svg:y1="8.665cm" svg:x2="18.537cm" svg:y2="8.495cm">
          <text:p/>
        </draw:line>
        <draw:line draw:style-name="gr1" draw:text-style-name="P1" draw:layer="layout" svg:x1="18.594cm" svg:y1="8.674cm" svg:x2="18.545cm" svg:y2="8.674cm">
          <text:p/>
        </draw:line>
        <draw:line draw:style-name="gr1" draw:text-style-name="P1" draw:layer="layout" svg:x1="18.717cm" svg:y1="8.674cm" svg:x2="18.717cm" svg:y2="8.487cm">
          <text:p/>
        </draw:line>
        <draw:path draw:style-name="gr1" draw:text-style-name="P1" draw:layer="layout" svg:width="0.009cm" svg:height="0.009cm" svg:x="18.535cm" svg:y="8.489cm" svg:viewBox="0 0 10 10" svg:d="M10 0c-2 0-4 1-7 3-2 1-3 3-3 7">
          <text:p/>
        </draw:path>
        <draw:path draw:style-name="gr1" draw:text-style-name="P1" draw:layer="layout" svg:width="0.009cm" svg:height="0.01cm" svg:x="18.535cm" svg:y="8.663cm" svg:viewBox="0 0 10 11" svg:d="M0 0c0 3 1 6 3 7 3 2 5 4 7 4">
          <text:p/>
        </draw:path>
        <draw:path draw:style-name="gr1" draw:text-style-name="P1" draw:layer="layout" svg:width="0.017cm" svg:height="0.018cm" svg:x="18.56cm" svg:y="8.489cm" svg:viewBox="0 0 18 19" svg:d="M18 19c0-6-2-11-6-14-3-3-8-5-12-5">
          <text:p/>
        </draw:path>
        <draw:path draw:style-name="gr1" draw:text-style-name="P1" draw:layer="layout" svg:width="0.018cm" svg:height="0.017cm" svg:x="18.559cm" svg:y="8.655cm" svg:viewBox="0 0 19 18" svg:d="M0 18c5 0 10-2 13-5 4-3 6-8 6-13">
          <text:p/>
        </draw:path>
        <draw:line draw:style-name="gr1" draw:text-style-name="P1" draw:layer="layout" svg:x1="18.544cm" svg:y1="8.489cm" svg:x2="18.559cm" svg:y2="8.489cm">
          <text:p/>
        </draw:line>
        <draw:line draw:style-name="gr1" draw:text-style-name="P1" draw:layer="layout" svg:x1="18.577cm" svg:y1="8.655cm" svg:x2="18.577cm" svg:y2="8.507cm">
          <text:p/>
        </draw:line>
        <draw:line draw:style-name="gr1" draw:text-style-name="P1" draw:layer="layout" svg:x1="18.544cm" svg:y1="8.672cm" svg:x2="18.559cm" svg:y2="8.672cm">
          <text:p/>
        </draw:line>
        <draw:line draw:style-name="gr1" draw:text-style-name="P1" draw:layer="layout" svg:x1="18.535cm" svg:y1="8.663cm" svg:x2="18.535cm" svg:y2="8.498cm">
          <text:p/>
        </draw:line>
        <draw:line draw:style-name="gr1" draw:text-style-name="P1" draw:layer="layout" svg:x1="19.592cm" svg:y1="8.487cm" svg:x2="19.631cm" svg:y2="8.487cm">
          <text:p/>
        </draw:line>
        <draw:line draw:style-name="gr1" draw:text-style-name="P1" draw:layer="layout" svg:x1="19.593cm" svg:y1="8.674cm" svg:x2="19.631cm" svg:y2="8.674cm">
          <text:p/>
        </draw:line>
        <draw:path draw:style-name="gr1" draw:text-style-name="P1" draw:layer="layout" svg:width="0.01cm" svg:height="0.011cm" svg:x="19.705cm" svg:y="8.487cm" svg:viewBox="0 0 11 12" svg:d="M0 12c2 0 5-1 7-3 2-3 4-6 4-9">
          <text:p/>
        </draw:path>
        <draw:line draw:style-name="gr1" draw:text-style-name="P1" draw:layer="layout" svg:x1="19.716cm" svg:y1="8.487cm" svg:x2="19.716cm" svg:y2="8.481cm">
          <text:p/>
        </draw:line>
        <draw:path draw:style-name="gr1" draw:text-style-name="P1" draw:layer="layout" svg:width="0.009cm" svg:height="0.009cm" svg:x="19.706cm" svg:y="8.472cm" svg:viewBox="0 0 10 10" svg:d="M10 10c0-4-1-6-2-8-2-1-4-2-8-2">
          <text:p/>
        </draw:path>
        <draw:line draw:style-name="gr1" draw:text-style-name="P1" draw:layer="layout" svg:x1="19.706cm" svg:y1="8.471cm" svg:x2="19.64cm" svg:y2="8.471cm">
          <text:p/>
        </draw:line>
        <draw:path draw:style-name="gr1" draw:text-style-name="P1" draw:layer="layout" svg:width="0.009cm" svg:height="0.01cm" svg:x="19.631cm" svg:y="8.471cm" svg:viewBox="0 0 10 11" svg:d="M10 0c-2 0-4 2-7 4-2 2-3 4-3 7">
          <text:p/>
        </draw:path>
        <draw:line draw:style-name="gr1" draw:text-style-name="P1" draw:layer="layout" svg:x1="19.631cm" svg:y1="8.48cm" svg:x2="19.631cm" svg:y2="8.487cm">
          <text:p/>
        </draw:line>
        <draw:path draw:style-name="gr1" draw:text-style-name="P1" draw:layer="layout" svg:width="0.011cm" svg:height="0.011cm" svg:x="19.632cm" svg:y="8.487cm" svg:viewBox="0 0 12 12" svg:d="M0 0c0 3 1 6 4 9 2 2 5 3 8 3">
          <text:p/>
        </draw:path>
        <draw:line draw:style-name="gr1" draw:text-style-name="P1" draw:layer="layout" svg:x1="19.643cm" svg:y1="8.498cm" svg:x2="19.705cm" svg:y2="8.498cm">
          <text:p/>
        </draw:line>
        <draw:line draw:style-name="gr1" draw:text-style-name="P1" draw:layer="layout" svg:x1="19.715cm" svg:y1="8.681cm" svg:x2="19.715cm" svg:y2="8.674cm">
          <text:p/>
        </draw:line>
        <draw:path draw:style-name="gr1" draw:text-style-name="P1" draw:layer="layout" svg:width="0.012cm" svg:height="0.01cm" svg:x="19.704cm" svg:y="8.664cm" svg:viewBox="0 0 13 11" svg:d="M13 11c0-3-2-5-4-7s-5-4-9-4">
          <text:p/>
        </draw:path>
        <draw:path draw:style-name="gr1" draw:text-style-name="P1" draw:layer="layout" svg:width="0.009cm" svg:height="0.008cm" svg:x="19.706cm" svg:y="8.681cm" svg:viewBox="0 0 10 9" svg:d="M0 9c3 0 6 0 7-3 2-2 3-4 3-6">
          <text:p/>
        </draw:path>
        <draw:path draw:style-name="gr1" draw:text-style-name="P1" draw:layer="layout" svg:width="0.011cm" svg:height="0.01cm" svg:x="19.632cm" svg:y="8.664cm" svg:viewBox="0 0 12 11" svg:d="M12 0c-3 0-6 2-8 4-3 2-4 4-4 7">
          <text:p/>
        </draw:path>
        <draw:path draw:style-name="gr1" draw:text-style-name="P1" draw:layer="layout" svg:width="0.009cm" svg:height="0.009cm" svg:x="19.632cm" svg:y="8.681cm" svg:viewBox="0 0 10 10" svg:d="M0 0c0 2 1 5 2 6 3 3 5 4 8 4">
          <text:p/>
        </draw:path>
        <draw:line draw:style-name="gr1" draw:text-style-name="P1" draw:layer="layout" svg:x1="19.631cm" svg:y1="8.674cm" svg:x2="19.631cm" svg:y2="8.681cm">
          <text:p/>
        </draw:line>
        <draw:line draw:style-name="gr1" draw:text-style-name="P1" draw:layer="layout" svg:x1="19.641cm" svg:y1="8.69cm" svg:x2="19.706cm" svg:y2="8.69cm">
          <text:p/>
        </draw:line>
        <draw:line draw:style-name="gr1" draw:text-style-name="P1" draw:layer="layout" svg:x1="19.704cm" svg:y1="8.663cm" svg:x2="19.643cm" svg:y2="8.663cm">
          <text:p/>
        </draw:line>
        <draw:path draw:style-name="gr1" draw:text-style-name="P1" draw:layer="layout" svg:width="0.009cm" svg:height="0.008cm" svg:x="19.764cm" svg:y="8.487cm" svg:viewBox="0 0 10 9" svg:d="M10 9c0-2-1-4-4-6-1-1-4-3-6-3">
          <text:p/>
        </draw:path>
        <draw:path draw:style-name="gr1" draw:text-style-name="P1" draw:layer="layout" svg:width="0.009cm" svg:height="0.009cm" svg:x="19.764cm" svg:y="8.665cm" svg:viewBox="0 0 10 10" svg:d="M0 10c2 0 5-1 6-4 3-1 4-3 4-6">
          <text:p/>
        </draw:path>
        <draw:line draw:style-name="gr1" draw:text-style-name="P1" draw:layer="layout" svg:x1="19.716cm" svg:y1="8.487cm" svg:x2="19.764cm" svg:y2="8.487cm">
          <text:p/>
        </draw:line>
        <draw:line draw:style-name="gr1" draw:text-style-name="P1" draw:layer="layout" svg:x1="19.773cm" svg:y1="8.665cm" svg:x2="19.773cm" svg:y2="8.495cm">
          <text:p/>
        </draw:line>
        <draw:line draw:style-name="gr1" draw:text-style-name="P1" draw:layer="layout" svg:x1="19.715cm" svg:y1="8.674cm" svg:x2="19.764cm" svg:y2="8.674cm">
          <text:p/>
        </draw:line>
        <draw:line draw:style-name="gr1" draw:text-style-name="P1" draw:layer="layout" svg:x1="19.593cm" svg:y1="8.674cm" svg:x2="19.592cm" svg:y2="8.487cm">
          <text:p/>
        </draw:line>
        <draw:path draw:style-name="gr1" draw:text-style-name="P1" draw:layer="layout" svg:width="0.008cm" svg:height="0.009cm" svg:x="19.766cm" svg:y="8.489cm" svg:viewBox="0 0 9 10" svg:d="M9 10c0-4-1-6-2-7-3-2-5-3-7-3">
          <text:p/>
        </draw:path>
        <draw:path draw:style-name="gr1" draw:text-style-name="P1" draw:layer="layout" svg:width="0.008cm" svg:height="0.01cm" svg:x="19.766cm" svg:y="8.663cm" svg:viewBox="0 0 9 11" svg:d="M0 11c2 0 4-2 7-4 1-1 2-3 2-7">
          <text:p/>
        </draw:path>
        <draw:path draw:style-name="gr1" draw:text-style-name="P1" draw:layer="layout" svg:width="0.017cm" svg:height="0.018cm" svg:x="19.733cm" svg:y="8.489cm" svg:viewBox="0 0 18 19" svg:d="M18 0c-6 0-10 2-13 5-3 4-5 8-5 14">
          <text:p/>
        </draw:path>
        <draw:path draw:style-name="gr1" draw:text-style-name="P1" draw:layer="layout" svg:width="0.017cm" svg:height="0.017cm" svg:x="19.733cm" svg:y="8.655cm" svg:viewBox="0 0 18 18" svg:d="M0 0c0 5 2 10 5 13s7 5 13 5">
          <text:p/>
        </draw:path>
        <draw:line draw:style-name="gr1" draw:text-style-name="P1" draw:layer="layout" svg:x1="19.766cm" svg:y1="8.489cm" svg:x2="19.75cm" svg:y2="8.489cm">
          <text:p/>
        </draw:line>
        <draw:line draw:style-name="gr1" draw:text-style-name="P1" draw:layer="layout" svg:x1="19.733cm" svg:y1="8.655cm" svg:x2="19.732cm" svg:y2="8.507cm">
          <text:p/>
        </draw:line>
        <draw:line draw:style-name="gr1" draw:text-style-name="P1" draw:layer="layout" svg:x1="19.766cm" svg:y1="8.672cm" svg:x2="19.75cm" svg:y2="8.672cm">
          <text:p/>
        </draw:line>
        <draw:line draw:style-name="gr1" draw:text-style-name="P1" draw:layer="layout" svg:x1="19.774cm" svg:y1="8.663cm" svg:x2="19.774cm" svg:y2="8.498cm">
          <text:p/>
        </draw:line>
        <draw:line draw:style-name="gr1" draw:text-style-name="P1" draw:layer="layout" svg:x1="18.961cm" svg:y1="6.407cm" svg:x2="18.961cm" svg:y2="6.369cm">
          <text:p/>
        </draw:line>
        <draw:line draw:style-name="gr1" draw:text-style-name="P1" draw:layer="layout" svg:x1="18.773cm" svg:y1="6.407cm" svg:x2="18.773cm" svg:y2="6.369cm">
          <text:p/>
        </draw:line>
        <draw:path draw:style-name="gr1" draw:text-style-name="P1" draw:layer="layout" svg:width="0.011cm" svg:height="0.01cm" svg:x="18.95cm" svg:y="6.285cm" svg:viewBox="0 0 12 11" svg:d="M12 0c-3 0-6 1-9 3-2 2-3 4-3 8">
          <text:p/>
        </draw:path>
        <draw:line draw:style-name="gr1" draw:text-style-name="P1" draw:layer="layout" svg:x1="18.961cm" svg:y1="6.284cm" svg:x2="18.967cm" svg:y2="6.284cm">
          <text:p/>
        </draw:line>
        <draw:path draw:style-name="gr1" draw:text-style-name="P1" draw:layer="layout" svg:width="0.009cm" svg:height="0.008cm" svg:x="18.967cm" svg:y="6.285cm" svg:viewBox="0 0 10 9" svg:d="M10 9c0-2-1-4-3-7-1-1-4-2-7-2">
          <text:p/>
        </draw:path>
        <draw:line draw:style-name="gr1" draw:text-style-name="P1" draw:layer="layout" svg:x1="18.976cm" svg:y1="6.293cm" svg:x2="18.976cm" svg:y2="6.359cm">
          <text:p/>
        </draw:line>
        <draw:path draw:style-name="gr1" draw:text-style-name="P1" draw:layer="layout" svg:width="0.009cm" svg:height="0.01cm" svg:x="18.967cm" svg:y="6.359cm" svg:viewBox="0 0 10 11" svg:d="M0 11c3 0 6-2 7-3 2-2 3-4 3-8">
          <text:p/>
        </draw:path>
        <draw:line draw:style-name="gr1" draw:text-style-name="P1" draw:layer="layout" svg:x1="18.967cm" svg:y1="6.369cm" svg:x2="18.961cm" svg:y2="6.369cm">
          <text:p/>
        </draw:line>
        <draw:path draw:style-name="gr1" draw:text-style-name="P1" draw:layer="layout" svg:width="0.011cm" svg:height="0.011cm" svg:x="18.95cm" svg:y="6.357cm" svg:viewBox="0 0 12 12" svg:d="M0 0c0 3 1 6 3 9 3 2 6 3 9 3">
          <text:p/>
        </draw:path>
        <draw:line draw:style-name="gr1" draw:text-style-name="P1" draw:layer="layout" svg:x1="18.95cm" svg:y1="6.357cm" svg:x2="18.95cm" svg:y2="6.295cm">
          <text:p/>
        </draw:line>
        <draw:line draw:style-name="gr1" draw:text-style-name="P1" draw:layer="layout" svg:x1="18.767cm" svg:y1="6.285cm" svg:x2="18.773cm" svg:y2="6.285cm">
          <text:p/>
        </draw:line>
        <draw:path draw:style-name="gr1" draw:text-style-name="P1" draw:layer="layout" svg:width="0.011cm" svg:height="0.011cm" svg:x="18.773cm" svg:y="6.285cm" svg:viewBox="0 0 12 12" svg:d="M12 12c0-4-1-7-3-9s-5-3-9-3">
          <text:p/>
        </draw:path>
        <draw:path draw:style-name="gr1" draw:text-style-name="P1" draw:layer="layout" svg:width="0.009cm" svg:height="0.009cm" svg:x="18.758cm" svg:y="6.285cm" svg:viewBox="0 0 10 10" svg:d="M10 0c-3 0-6 1-7 4-2 1-3 4-3 6">
          <text:p/>
        </draw:path>
        <draw:path draw:style-name="gr1" draw:text-style-name="P1" draw:layer="layout" svg:width="0.011cm" svg:height="0.011cm" svg:x="18.773cm" svg:y="6.357cm" svg:viewBox="0 0 12 12" svg:d="M0 12c4 0 7-1 9-3 2-3 3-6 3-9">
          <text:p/>
        </draw:path>
        <draw:path draw:style-name="gr1" draw:text-style-name="P1" draw:layer="layout" svg:width="0.009cm" svg:height="0.01cm" svg:x="18.758cm" svg:y="6.359cm" svg:viewBox="0 0 10 11" svg:d="M0 0c0 4 1 6 3 8 1 1 5 3 7 3">
          <text:p/>
        </draw:path>
        <draw:line draw:style-name="gr1" draw:text-style-name="P1" draw:layer="layout" svg:x1="18.773cm" svg:y1="6.369cm" svg:x2="18.767cm" svg:y2="6.369cm">
          <text:p/>
        </draw:line>
        <draw:line draw:style-name="gr1" draw:text-style-name="P1" draw:layer="layout" svg:x1="18.758cm" svg:y1="6.359cm" svg:x2="18.758cm" svg:y2="6.294cm">
          <text:p/>
        </draw:line>
        <draw:line draw:style-name="gr1" draw:text-style-name="P1" draw:layer="layout" svg:x1="18.784cm" svg:y1="6.296cm" svg:x2="18.784cm" svg:y2="6.357cm">
          <text:p/>
        </draw:line>
        <draw:path draw:style-name="gr1" draw:text-style-name="P1" draw:layer="layout" svg:width="0.009cm" svg:height="0.008cm" svg:x="18.952cm" svg:y="6.227cm" svg:viewBox="0 0 10 9" svg:d="M10 9c0-2-1-5-3-7-2-1-5-2-7-2">
          <text:p/>
        </draw:path>
        <draw:path draw:style-name="gr1" draw:text-style-name="P1" draw:layer="layout" svg:width="0.008cm" svg:height="0.008cm" svg:x="18.774cm" svg:y="6.227cm" svg:viewBox="0 0 9 9" svg:d="M9 0c-2 0-5 1-7 2-2 2-2 5-2 7">
          <text:p/>
        </draw:path>
        <draw:line draw:style-name="gr1" draw:text-style-name="P1" draw:layer="layout" svg:x1="18.961cm" svg:y1="6.284cm" svg:x2="18.961cm" svg:y2="6.235cm">
          <text:p/>
        </draw:line>
        <draw:line draw:style-name="gr1" draw:text-style-name="P1" draw:layer="layout" svg:x1="18.782cm" svg:y1="6.227cm" svg:x2="18.952cm" svg:y2="6.227cm">
          <text:p/>
        </draw:line>
        <draw:line draw:style-name="gr1" draw:text-style-name="P1" draw:layer="layout" svg:x1="18.773cm" svg:y1="6.285cm" svg:x2="18.773cm" svg:y2="6.235cm">
          <text:p/>
        </draw:line>
        <draw:line draw:style-name="gr1" draw:text-style-name="P1" draw:layer="layout" svg:x1="18.773cm" svg:y1="6.407cm" svg:x2="18.961cm" svg:y2="6.407cm">
          <text:p/>
        </draw:line>
        <draw:path draw:style-name="gr1" draw:text-style-name="P1" draw:layer="layout" svg:width="0.008cm" svg:height="0.008cm" svg:x="18.95cm" svg:y="6.226cm" svg:viewBox="0 0 9 9" svg:d="M9 9c0-2-1-5-2-7-3-1-5-2-7-2">
          <text:p/>
        </draw:path>
        <draw:path draw:style-name="gr1" draw:text-style-name="P1" draw:layer="layout" svg:width="0.008cm" svg:height="0.008cm" svg:x="18.776cm" svg:y="6.226cm" svg:viewBox="0 0 9 9" svg:d="M9 0c-2 0-4 1-7 2-1 2-2 5-2 7">
          <text:p/>
        </draw:path>
        <draw:path draw:style-name="gr1" draw:text-style-name="P1" draw:layer="layout" svg:width="0.017cm" svg:height="0.017cm" svg:x="18.941cm" svg:y="6.25cm" svg:viewBox="0 0 18 18" svg:d="M0 18c5 0 10-2 13-5s5-9 5-13">
          <text:p/>
        </draw:path>
        <draw:path draw:style-name="gr1" draw:text-style-name="P1" draw:layer="layout" svg:width="0.018cm" svg:height="0.017cm" svg:x="18.775cm" svg:y="6.25cm" svg:viewBox="0 0 19 18" svg:d="M0 0c0 5 3 10 6 13 4 3 8 5 13 5">
          <text:p/>
        </draw:path>
        <draw:line draw:style-name="gr1" draw:text-style-name="P1" draw:layer="layout" svg:x1="18.959cm" svg:y1="6.234cm" svg:x2="18.959cm" svg:y2="6.25cm">
          <text:p/>
        </draw:line>
        <draw:line draw:style-name="gr1" draw:text-style-name="P1" draw:layer="layout" svg:x1="18.793cm" svg:y1="6.267cm" svg:x2="18.941cm" svg:y2="6.267cm">
          <text:p/>
        </draw:line>
        <draw:line draw:style-name="gr1" draw:text-style-name="P1" draw:layer="layout" svg:x1="18.775cm" svg:y1="6.234cm" svg:x2="18.775cm" svg:y2="6.25cm">
          <text:p/>
        </draw:line>
        <draw:line draw:style-name="gr1" draw:text-style-name="P1" draw:layer="layout" svg:x1="18.784cm" svg:y1="6.225cm" svg:x2="18.95cm" svg:y2="6.225cm">
          <text:p/>
        </draw:line>
        <draw:line draw:style-name="gr1" draw:text-style-name="P1" draw:layer="layout" svg:x1="19.248cm" svg:y1="6.407cm" svg:x2="19.248cm" svg:y2="6.369cm">
          <text:p/>
        </draw:line>
        <draw:line draw:style-name="gr1" draw:text-style-name="P1" draw:layer="layout" svg:x1="19.061cm" svg:y1="6.407cm" svg:x2="19.061cm" svg:y2="6.369cm">
          <text:p/>
        </draw:line>
        <draw:path draw:style-name="gr1" draw:text-style-name="P1" draw:layer="layout" svg:width="0.01cm" svg:height="0.01cm" svg:x="19.238cm" svg:y="6.285cm" svg:viewBox="0 0 11 11" svg:d="M11 0c-2 0-6 1-8 3s-3 4-3 8">
          <text:p/>
        </draw:path>
        <draw:line draw:style-name="gr1" draw:text-style-name="P1" draw:layer="layout" svg:x1="19.248cm" svg:y1="6.284cm" svg:x2="19.255cm" svg:y2="6.284cm">
          <text:p/>
        </draw:line>
        <draw:path draw:style-name="gr1" draw:text-style-name="P1" draw:layer="layout" svg:width="0.009cm" svg:height="0.008cm" svg:x="19.255cm" svg:y="6.285cm" svg:viewBox="0 0 10 9" svg:d="M10 9c0-2-1-4-3-7-3-1-5-2-7-2">
          <text:p/>
        </draw:path>
        <draw:line draw:style-name="gr1" draw:text-style-name="P1" draw:layer="layout" svg:x1="19.264cm" svg:y1="6.293cm" svg:x2="19.264cm" svg:y2="6.359cm">
          <text:p/>
        </draw:line>
        <draw:path draw:style-name="gr1" draw:text-style-name="P1" draw:layer="layout" svg:width="0.009cm" svg:height="0.01cm" svg:x="19.255cm" svg:y="6.359cm" svg:viewBox="0 0 10 11" svg:d="M0 11c3 0 6-2 7-3 2-2 3-4 3-8">
          <text:p/>
        </draw:path>
        <draw:line draw:style-name="gr1" draw:text-style-name="P1" draw:layer="layout" svg:x1="19.255cm" svg:y1="6.369cm" svg:x2="19.248cm" svg:y2="6.369cm">
          <text:p/>
        </draw:line>
        <draw:path draw:style-name="gr1" draw:text-style-name="P1" draw:layer="layout" svg:width="0.01cm" svg:height="0.011cm" svg:x="19.238cm" svg:y="6.357cm" svg:viewBox="0 0 11 12" svg:d="M0 0c0 3 1 6 3 9 2 2 6 3 8 3">
          <text:p/>
        </draw:path>
        <draw:line draw:style-name="gr1" draw:text-style-name="P1" draw:layer="layout" svg:x1="19.237cm" svg:y1="6.357cm" svg:x2="19.237cm" svg:y2="6.295cm">
          <text:p/>
        </draw:line>
        <draw:line draw:style-name="gr1" draw:text-style-name="P1" draw:layer="layout" svg:x1="19.055cm" svg:y1="6.285cm" svg:x2="19.061cm" svg:y2="6.285cm">
          <text:p/>
        </draw:line>
        <draw:path draw:style-name="gr1" draw:text-style-name="P1" draw:layer="layout" svg:width="0.011cm" svg:height="0.011cm" svg:x="19.061cm" svg:y="6.285cm" svg:viewBox="0 0 12 12" svg:d="M12 12c0-4-1-7-3-9s-6-3-9-3">
          <text:p/>
        </draw:path>
        <draw:path draw:style-name="gr1" draw:text-style-name="P1" draw:layer="layout" svg:width="0.009cm" svg:height="0.009cm" svg:x="19.046cm" svg:y="6.285cm" svg:viewBox="0 0 10 10" svg:d="M10 0c-3 0-6 1-7 4-2 1-3 4-3 6">
          <text:p/>
        </draw:path>
        <draw:path draw:style-name="gr1" draw:text-style-name="P1" draw:layer="layout" svg:width="0.011cm" svg:height="0.011cm" svg:x="19.061cm" svg:y="6.357cm" svg:viewBox="0 0 12 12" svg:d="M0 12c3 0 7-1 9-3 2-3 3-6 3-9">
          <text:p/>
        </draw:path>
        <draw:path draw:style-name="gr1" draw:text-style-name="P1" draw:layer="layout" svg:width="0.008cm" svg:height="0.01cm" svg:x="19.046cm" svg:y="6.359cm" svg:viewBox="0 0 9 11" svg:d="M0 0c0 4 1 6 2 8 2 1 5 3 7 3">
          <text:p/>
        </draw:path>
        <draw:line draw:style-name="gr1" draw:text-style-name="P1" draw:layer="layout" svg:x1="19.061cm" svg:y1="6.369cm" svg:x2="19.054cm" svg:y2="6.369cm">
          <text:p/>
        </draw:line>
        <draw:line draw:style-name="gr1" draw:text-style-name="P1" draw:layer="layout" svg:x1="19.046cm" svg:y1="6.359cm" svg:x2="19.046cm" svg:y2="6.294cm">
          <text:p/>
        </draw:line>
        <draw:line draw:style-name="gr1" draw:text-style-name="P1" draw:layer="layout" svg:x1="19.072cm" svg:y1="6.296cm" svg:x2="19.072cm" svg:y2="6.357cm">
          <text:p/>
        </draw:line>
        <draw:path draw:style-name="gr1" draw:text-style-name="P1" draw:layer="layout" svg:width="0.008cm" svg:height="0.008cm" svg:x="19.24cm" svg:y="6.227cm" svg:viewBox="0 0 9 9" svg:d="M9 9c0-2-1-5-2-7-2-1-5-2-7-2">
          <text:p/>
        </draw:path>
        <draw:path draw:style-name="gr1" draw:text-style-name="P1" draw:layer="layout" svg:width="0.009cm" svg:height="0.008cm" svg:x="19.061cm" svg:y="6.227cm" svg:viewBox="0 0 10 9" svg:d="M10 0c-4 0-6 1-7 2-2 2-3 5-3 7">
          <text:p/>
        </draw:path>
        <draw:line draw:style-name="gr1" draw:text-style-name="P1" draw:layer="layout" svg:x1="19.248cm" svg:y1="6.284cm" svg:x2="19.248cm" svg:y2="6.235cm">
          <text:p/>
        </draw:line>
        <draw:line draw:style-name="gr1" draw:text-style-name="P1" draw:layer="layout" svg:x1="19.07cm" svg:y1="6.227cm" svg:x2="19.24cm" svg:y2="6.227cm">
          <text:p/>
        </draw:line>
        <draw:line draw:style-name="gr1" draw:text-style-name="P1" draw:layer="layout" svg:x1="19.061cm" svg:y1="6.285cm" svg:x2="19.061cm" svg:y2="6.235cm">
          <text:p/>
        </draw:line>
        <draw:line draw:style-name="gr1" draw:text-style-name="P1" draw:layer="layout" svg:x1="19.061cm" svg:y1="6.407cm" svg:x2="19.248cm" svg:y2="6.407cm">
          <text:p/>
        </draw:line>
        <draw:path draw:style-name="gr1" draw:text-style-name="P1" draw:layer="layout" svg:width="0.009cm" svg:height="0.008cm" svg:x="19.237cm" svg:y="6.226cm" svg:viewBox="0 0 10 9" svg:d="M10 9c0-2-1-5-4-7-1-1-3-2-6-2">
          <text:p/>
        </draw:path>
        <draw:path draw:style-name="gr1" draw:text-style-name="P1" draw:layer="layout" svg:width="0.009cm" svg:height="0.008cm" svg:x="19.063cm" svg:y="6.226cm" svg:viewBox="0 0 10 9" svg:d="M10 0c-2 0-6 1-7 2-2 2-3 5-3 7">
          <text:p/>
        </draw:path>
        <draw:path draw:style-name="gr1" draw:text-style-name="P1" draw:layer="layout" svg:width="0.017cm" svg:height="0.017cm" svg:x="19.229cm" svg:y="6.25cm" svg:viewBox="0 0 18 18" svg:d="M0 18c5 0 10-2 13-5s5-9 5-13">
          <text:p/>
        </draw:path>
        <draw:path draw:style-name="gr1" draw:text-style-name="P1" draw:layer="layout" svg:width="0.018cm" svg:height="0.017cm" svg:x="19.063cm" svg:y="6.25cm" svg:viewBox="0 0 19 18" svg:d="M0 0c0 5 2 10 6 13s8 5 13 5">
          <text:p/>
        </draw:path>
        <draw:line draw:style-name="gr1" draw:text-style-name="P1" draw:layer="layout" svg:x1="19.246cm" svg:y1="6.234cm" svg:x2="19.246cm" svg:y2="6.25cm">
          <text:p/>
        </draw:line>
        <draw:line draw:style-name="gr1" draw:text-style-name="P1" draw:layer="layout" svg:x1="19.081cm" svg:y1="6.267cm" svg:x2="19.229cm" svg:y2="6.267cm">
          <text:p/>
        </draw:line>
        <draw:line draw:style-name="gr1" draw:text-style-name="P1" draw:layer="layout" svg:x1="19.063cm" svg:y1="6.234cm" svg:x2="19.063cm" svg:y2="6.25cm">
          <text:p/>
        </draw:line>
        <draw:line draw:style-name="gr1" draw:text-style-name="P1" draw:layer="layout" svg:x1="19.072cm" svg:y1="6.225cm" svg:x2="19.237cm" svg:y2="6.225cm">
          <text:p/>
        </draw:line>
        <draw:line draw:style-name="gr1" draw:text-style-name="P1" draw:layer="layout" svg:x1="19.349cm" svg:y1="6.407cm" svg:x2="19.349cm" svg:y2="6.368cm">
          <text:p/>
        </draw:line>
        <draw:line draw:style-name="gr1" draw:text-style-name="P1" draw:layer="layout" svg:x1="19.536cm" svg:y1="6.407cm" svg:x2="19.536cm" svg:y2="6.368cm">
          <text:p/>
        </draw:line>
        <draw:path draw:style-name="gr1" draw:text-style-name="P1" draw:layer="layout" svg:width="0.01cm" svg:height="0.012cm" svg:x="19.349cm" svg:y="6.284cm" svg:viewBox="0 0 11 13" svg:d="M11 13c0-4-1-7-3-9-3-2-5-4-8-4">
          <text:p/>
        </draw:path>
        <draw:line draw:style-name="gr1" draw:text-style-name="P1" draw:layer="layout" svg:x1="19.349cm" svg:y1="6.284cm" svg:x2="19.342cm" svg:y2="6.284cm">
          <text:p/>
        </draw:line>
        <draw:path draw:style-name="gr1" draw:text-style-name="P1" draw:layer="layout" svg:width="0.008cm" svg:height="0.009cm" svg:x="19.334cm" svg:y="6.284cm" svg:viewBox="0 0 9 10" svg:d="M9 0c-2 0-5 1-7 3-2 3-2 5-2 7">
          <text:p/>
        </draw:path>
        <draw:line draw:style-name="gr1" draw:text-style-name="P1" draw:layer="layout" svg:x1="19.333cm" svg:y1="6.293cm" svg:x2="19.333cm" svg:y2="6.359cm">
          <text:p/>
        </draw:line>
        <draw:path draw:style-name="gr1" draw:text-style-name="P1" draw:layer="layout" svg:width="0.008cm" svg:height="0.01cm" svg:x="19.334cm" svg:y="6.359cm" svg:viewBox="0 0 9 11" svg:d="M0 0c0 4 0 6 2 8 2 1 5 3 7 3">
          <text:p/>
        </draw:path>
        <draw:line draw:style-name="gr1" draw:text-style-name="P1" draw:layer="layout" svg:x1="19.342cm" svg:y1="6.368cm" svg:x2="19.349cm" svg:y2="6.368cm">
          <text:p/>
        </draw:line>
        <draw:path draw:style-name="gr1" draw:text-style-name="P1" draw:layer="layout" svg:width="0.01cm" svg:height="0.011cm" svg:x="19.349cm" svg:y="6.357cm" svg:viewBox="0 0 11 12" svg:d="M0 12c3 0 5-1 8-3 2-3 3-6 3-9">
          <text:p/>
        </draw:path>
        <draw:line draw:style-name="gr1" draw:text-style-name="P1" draw:layer="layout" svg:x1="19.36cm" svg:y1="6.357cm" svg:x2="19.36cm" svg:y2="6.295cm">
          <text:p/>
        </draw:line>
        <draw:line draw:style-name="gr1" draw:text-style-name="P1" draw:layer="layout" svg:x1="19.542cm" svg:y1="6.284cm" svg:x2="19.536cm" svg:y2="6.284cm">
          <text:p/>
        </draw:line>
        <draw:path draw:style-name="gr1" draw:text-style-name="P1" draw:layer="layout" svg:width="0.011cm" svg:height="0.01cm" svg:x="19.525cm" svg:y="6.285cm" svg:viewBox="0 0 12 11" svg:d="M12 0c-4 0-7 1-9 3s-3 4-3 8">
          <text:p/>
        </draw:path>
        <draw:path draw:style-name="gr1" draw:text-style-name="P1" draw:layer="layout" svg:width="0.009cm" svg:height="0.008cm" svg:x="19.542cm" svg:y="6.285cm" svg:viewBox="0 0 10 9" svg:d="M10 9c0-2-1-4-2-7-3-1-5-2-8-2">
          <text:p/>
        </draw:path>
        <draw:path draw:style-name="gr1" draw:text-style-name="P1" draw:layer="layout" svg:width="0.01cm" svg:height="0.011cm" svg:x="19.526cm" svg:y="6.357cm" svg:viewBox="0 0 11 12" svg:d="M0 0c0 3 1 6 3 9 2 2 5 3 8 3">
          <text:p/>
        </draw:path>
        <draw:path draw:style-name="gr1" draw:text-style-name="P1" draw:layer="layout" svg:width="0.009cm" svg:height="0.01cm" svg:x="19.543cm" svg:y="6.359cm" svg:viewBox="0 0 10 11" svg:d="M0 11c2 0 4-2 7-3 2-2 3-4 3-8">
          <text:p/>
        </draw:path>
        <draw:line draw:style-name="gr1" draw:text-style-name="P1" draw:layer="layout" svg:x1="19.536cm" svg:y1="6.368cm" svg:x2="19.543cm" svg:y2="6.368cm">
          <text:p/>
        </draw:line>
        <draw:line draw:style-name="gr1" draw:text-style-name="P1" draw:layer="layout" svg:x1="19.552cm" svg:y1="6.359cm" svg:x2="19.552cm" svg:y2="6.293cm">
          <text:p/>
        </draw:line>
        <draw:line draw:style-name="gr1" draw:text-style-name="P1" draw:layer="layout" svg:x1="19.525cm" svg:y1="6.295cm" svg:x2="19.525cm" svg:y2="6.357cm">
          <text:p/>
        </draw:line>
        <draw:path draw:style-name="gr1" draw:text-style-name="P1" draw:layer="layout" svg:width="0.009cm" svg:height="0.008cm" svg:x="19.349cm" svg:y="6.227cm" svg:viewBox="0 0 10 9" svg:d="M10 0c-4 0-6 1-7 2-2 2-3 5-3 7">
          <text:p/>
        </draw:path>
        <draw:path draw:style-name="gr1" draw:text-style-name="P1" draw:layer="layout" svg:width="0.008cm" svg:height="0.008cm" svg:x="19.528cm" svg:y="6.227cm" svg:viewBox="0 0 9 9" svg:d="M9 9c0-2-1-5-2-7-2-1-5-2-7-2">
          <text:p/>
        </draw:path>
        <draw:line draw:style-name="gr1" draw:text-style-name="P1" draw:layer="layout" svg:x1="19.349cm" svg:y1="6.284cm" svg:x2="19.349cm" svg:y2="6.235cm">
          <text:p/>
        </draw:line>
        <draw:line draw:style-name="gr1" draw:text-style-name="P1" draw:layer="layout" svg:x1="19.528cm" svg:y1="6.227cm" svg:x2="19.358cm" svg:y2="6.227cm">
          <text:p/>
        </draw:line>
        <draw:line draw:style-name="gr1" draw:text-style-name="P1" draw:layer="layout" svg:x1="19.536cm" svg:y1="6.284cm" svg:x2="19.536cm" svg:y2="6.235cm">
          <text:p/>
        </draw:line>
        <draw:line draw:style-name="gr1" draw:text-style-name="P1" draw:layer="layout" svg:x1="19.536cm" svg:y1="6.407cm" svg:x2="19.349cm" svg:y2="6.407cm">
          <text:p/>
        </draw:line>
        <draw:path draw:style-name="gr1" draw:text-style-name="P1" draw:layer="layout" svg:width="0.009cm" svg:height="0.009cm" svg:x="19.351cm" svg:y="6.225cm" svg:viewBox="0 0 10 10" svg:d="M10 0c-3 0-6 1-7 3-2 2-3 5-3 7">
          <text:p/>
        </draw:path>
        <draw:path draw:style-name="gr1" draw:text-style-name="P1" draw:layer="layout" svg:width="0.009cm" svg:height="0.009cm" svg:x="19.525cm" svg:y="6.225cm" svg:viewBox="0 0 10 10" svg:d="M10 10c0-2-1-5-4-7-1-2-3-3-6-3">
          <text:p/>
        </draw:path>
        <draw:path draw:style-name="gr1" draw:text-style-name="P1" draw:layer="layout" svg:width="0.017cm" svg:height="0.017cm" svg:x="19.351cm" svg:y="6.25cm" svg:viewBox="0 0 18 18" svg:d="M0 0c0 4 2 10 6 13 3 3 8 5 12 5">
          <text:p/>
        </draw:path>
        <draw:path draw:style-name="gr1" draw:text-style-name="P1" draw:layer="layout" svg:width="0.018cm" svg:height="0.018cm" svg:x="19.516cm" svg:y="6.249cm" svg:viewBox="0 0 19 19" svg:d="M0 19c5 0 11-2 14-5s5-9 5-14">
          <text:p/>
        </draw:path>
        <draw:line draw:style-name="gr1" draw:text-style-name="P1" draw:layer="layout" svg:x1="19.351cm" svg:y1="6.234cm" svg:x2="19.351cm" svg:y2="6.25cm">
          <text:p/>
        </draw:line>
        <draw:line draw:style-name="gr1" draw:text-style-name="P1" draw:layer="layout" svg:x1="19.516cm" svg:y1="6.267cm" svg:x2="19.368cm" svg:y2="6.267cm">
          <text:p/>
        </draw:line>
        <draw:line draw:style-name="gr1" draw:text-style-name="P1" draw:layer="layout" svg:x1="19.534cm" svg:y1="6.234cm" svg:x2="19.534cm" svg:y2="6.25cm">
          <text:p/>
        </draw:line>
        <draw:line draw:style-name="gr1" draw:text-style-name="P1" draw:layer="layout" svg:x1="19.525cm" svg:y1="6.225cm" svg:x2="19.36cm" svg:y2="6.225cm">
          <text:p/>
        </draw:line>
        <draw:line draw:style-name="gr1" draw:text-style-name="P1" draw:layer="layout" svg:x1="18.717cm" svg:y1="6.688cm" svg:x2="18.678cm" svg:y2="6.688cm">
          <text:p/>
        </draw:line>
        <draw:line draw:style-name="gr1" draw:text-style-name="P1" draw:layer="layout" svg:x1="18.717cm" svg:y1="6.5cm" svg:x2="18.678cm" svg:y2="6.5cm">
          <text:p/>
        </draw:line>
        <draw:path draw:style-name="gr1" draw:text-style-name="P1" draw:layer="layout" svg:width="0.012cm" svg:height="0.011cm" svg:x="18.594cm" svg:y="6.677cm" svg:viewBox="0 0 13 12" svg:d="M13 0c-4 0-7 1-9 3s-4 6-4 9">
          <text:p/>
        </draw:path>
        <draw:line draw:style-name="gr1" draw:text-style-name="P1" draw:layer="layout" svg:x1="18.594cm" svg:y1="6.688cm" svg:x2="18.594cm" svg:y2="6.694cm">
          <text:p/>
        </draw:line>
        <draw:path draw:style-name="gr1" draw:text-style-name="P1" draw:layer="layout" svg:width="0.009cm" svg:height="0.009cm" svg:x="18.594cm" svg:y="6.694cm" svg:viewBox="0 0 10 10" svg:d="M0 0c0 3 1 5 4 7 2 2 4 3 6 3">
          <text:p/>
        </draw:path>
        <draw:line draw:style-name="gr1" draw:text-style-name="P1" draw:layer="layout" svg:x1="18.603cm" svg:y1="6.703cm" svg:x2="18.669cm" svg:y2="6.703cm">
          <text:p/>
        </draw:line>
        <draw:path draw:style-name="gr1" draw:text-style-name="P1" draw:layer="layout" svg:width="0.009cm" svg:height="0.009cm" svg:x="18.669cm" svg:y="6.694cm" svg:viewBox="0 0 10 10" svg:d="M0 10c3 0 5-1 8-3 1-1 2-3 2-7">
          <text:p/>
        </draw:path>
        <draw:line draw:style-name="gr1" draw:text-style-name="P1" draw:layer="layout" svg:x1="18.678cm" svg:y1="6.694cm" svg:x2="18.678cm" svg:y2="6.688cm">
          <text:p/>
        </draw:line>
        <draw:path draw:style-name="gr1" draw:text-style-name="P1" draw:layer="layout" svg:width="0.011cm" svg:height="0.011cm" svg:x="18.667cm" svg:y="6.677cm" svg:viewBox="0 0 12 12" svg:d="M12 12c0-3-1-7-3-9-3-2-6-3-9-3">
          <text:p/>
        </draw:path>
        <draw:line draw:style-name="gr1" draw:text-style-name="P1" draw:layer="layout" svg:x1="18.667cm" svg:y1="6.676cm" svg:x2="18.605cm" svg:y2="6.676cm">
          <text:p/>
        </draw:line>
        <draw:line draw:style-name="gr1" draw:text-style-name="P1" draw:layer="layout" svg:x1="18.594cm" svg:y1="6.494cm" svg:x2="18.594cm" svg:y2="6.5cm">
          <text:p/>
        </draw:line>
        <draw:path draw:style-name="gr1" draw:text-style-name="P1" draw:layer="layout" svg:width="0.01cm" svg:height="0.011cm" svg:x="18.595cm" svg:y="6.5cm" svg:viewBox="0 0 11 12" svg:d="M0 0c0 3 1 7 3 9s4 3 8 3">
          <text:p/>
        </draw:path>
        <draw:path draw:style-name="gr1" draw:text-style-name="P1" draw:layer="layout" svg:width="0.008cm" svg:height="0.009cm" svg:x="18.595cm" svg:y="6.485cm" svg:viewBox="0 0 9 10" svg:d="M9 0c-2 0-4 1-6 4-1 1-3 3-3 6">
          <text:p/>
        </draw:path>
        <draw:path draw:style-name="gr1" draw:text-style-name="P1" draw:layer="layout" svg:width="0.011cm" svg:height="0.011cm" svg:x="18.667cm" svg:y="6.5cm" svg:viewBox="0 0 12 12" svg:d="M0 12c3 0 6-1 9-3 2-2 3-6 3-9">
          <text:p/>
        </draw:path>
        <draw:path draw:style-name="gr1" draw:text-style-name="P1" draw:layer="layout" svg:width="0.009cm" svg:height="0.008cm" svg:x="18.669cm" svg:y="6.485cm" svg:viewBox="0 0 10 9" svg:d="M10 9c0-2-1-4-4-7-1-1-4-2-6-2">
          <text:p/>
        </draw:path>
        <draw:line draw:style-name="gr1" draw:text-style-name="P1" draw:layer="layout" svg:x1="18.678cm" svg:y1="6.5cm" svg:x2="18.678cm" svg:y2="6.493cm">
          <text:p/>
        </draw:line>
        <draw:line draw:style-name="gr1" draw:text-style-name="P1" draw:layer="layout" svg:x1="18.669cm" svg:y1="6.485cm" svg:x2="18.603cm" svg:y2="6.485cm">
          <text:p/>
        </draw:line>
        <draw:line draw:style-name="gr1" draw:text-style-name="P1" draw:layer="layout" svg:x1="18.605cm" svg:y1="6.511cm" svg:x2="18.667cm" svg:y2="6.511cm">
          <text:p/>
        </draw:line>
        <draw:path draw:style-name="gr1" draw:text-style-name="P1" draw:layer="layout" svg:width="0.008cm" svg:height="0.008cm" svg:x="18.537cm" svg:y="6.679cm" svg:viewBox="0 0 9 9" svg:d="M0 0c0 3 1 5 2 7 3 1 5 2 7 2">
          <text:p/>
        </draw:path>
        <draw:path draw:style-name="gr1" draw:text-style-name="P1" draw:layer="layout" svg:width="0.008cm" svg:height="0.009cm" svg:x="18.537cm" svg:y="6.5cm" svg:viewBox="0 0 9 10" svg:d="M9 0c-2 0-4 1-7 3-2 2-2 4-2 7">
          <text:p/>
        </draw:path>
        <draw:line draw:style-name="gr1" draw:text-style-name="P1" draw:layer="layout" svg:x1="18.594cm" svg:y1="6.688cm" svg:x2="18.545cm" svg:y2="6.688cm">
          <text:p/>
        </draw:line>
        <draw:line draw:style-name="gr1" draw:text-style-name="P1" draw:layer="layout" svg:x1="18.537cm" svg:y1="6.509cm" svg:x2="18.537cm" svg:y2="6.679cm">
          <text:p/>
        </draw:line>
        <draw:line draw:style-name="gr1" draw:text-style-name="P1" draw:layer="layout" svg:x1="18.594cm" svg:y1="6.5cm" svg:x2="18.545cm" svg:y2="6.5cm">
          <text:p/>
        </draw:line>
        <draw:line draw:style-name="gr1" draw:text-style-name="P1" draw:layer="layout" svg:x1="18.717cm" svg:y1="6.5cm" svg:x2="18.717cm" svg:y2="6.688cm">
          <text:p/>
        </draw:line>
        <draw:path draw:style-name="gr1" draw:text-style-name="P1" draw:layer="layout" svg:width="0.009cm" svg:height="0.008cm" svg:x="18.535cm" svg:y="6.677cm" svg:viewBox="0 0 10 9" svg:d="M0 0c0 2 1 5 3 7 3 1 5 2 7 2">
          <text:p/>
        </draw:path>
        <draw:path draw:style-name="gr1" draw:text-style-name="P1" draw:layer="layout" svg:width="0.009cm" svg:height="0.009cm" svg:x="18.535cm" svg:y="6.502cm" svg:viewBox="0 0 10 10" svg:d="M10 0c-2 0-4 1-7 4-2 1-3 4-3 6">
          <text:p/>
        </draw:path>
        <draw:path draw:style-name="gr1" draw:text-style-name="P1" draw:layer="layout" svg:width="0.018cm" svg:height="0.017cm" svg:x="18.559cm" svg:y="6.668cm" svg:viewBox="0 0 19 18" svg:d="M0 18c5 0 10-3 13-6 4-3 6-7 6-12">
          <text:p/>
        </draw:path>
        <draw:path draw:style-name="gr1" draw:text-style-name="P1" draw:layer="layout" svg:width="0.018cm" svg:height="0.018cm" svg:x="18.559cm" svg:y="6.502cm" svg:viewBox="0 0 19 19" svg:d="M19 19c0-5-2-10-6-14-3-3-8-5-13-5">
          <text:p/>
        </draw:path>
        <draw:line draw:style-name="gr1" draw:text-style-name="P1" draw:layer="layout" svg:x1="18.544cm" svg:y1="6.685cm" svg:x2="18.559cm" svg:y2="6.685cm">
          <text:p/>
        </draw:line>
        <draw:line draw:style-name="gr1" draw:text-style-name="P1" draw:layer="layout" svg:x1="18.577cm" svg:y1="6.52cm" svg:x2="18.577cm" svg:y2="6.668cm">
          <text:p/>
        </draw:line>
        <draw:line draw:style-name="gr1" draw:text-style-name="P1" draw:layer="layout" svg:x1="18.544cm" svg:y1="6.502cm" svg:x2="18.559cm" svg:y2="6.502cm">
          <text:p/>
        </draw:line>
        <draw:line draw:style-name="gr1" draw:text-style-name="P1" draw:layer="layout" svg:x1="18.535cm" svg:y1="6.511cm" svg:x2="18.535cm" svg:y2="6.677cm">
          <text:p/>
        </draw:line>
        <draw:line draw:style-name="gr1" draw:text-style-name="P1" draw:layer="layout" svg:x1="19.592cm" svg:y1="6.688cm" svg:x2="19.631cm" svg:y2="6.688cm">
          <text:p/>
        </draw:line>
        <draw:line draw:style-name="gr1" draw:text-style-name="P1" draw:layer="layout" svg:x1="19.593cm" svg:y1="6.5cm" svg:x2="19.631cm" svg:y2="6.5cm">
          <text:p/>
        </draw:line>
        <draw:path draw:style-name="gr1" draw:text-style-name="P1" draw:layer="layout" svg:width="0.01cm" svg:height="0.011cm" svg:x="19.705cm" svg:y="6.677cm" svg:viewBox="0 0 11 12" svg:d="M11 12c0-3-2-7-4-9s-5-3-7-3">
          <text:p/>
        </draw:path>
        <draw:line draw:style-name="gr1" draw:text-style-name="P1" draw:layer="layout" svg:x1="19.716cm" svg:y1="6.688cm" svg:x2="19.716cm" svg:y2="6.694cm">
          <text:p/>
        </draw:line>
        <draw:path draw:style-name="gr1" draw:text-style-name="P1" draw:layer="layout" svg:width="0.009cm" svg:height="0.009cm" svg:x="19.706cm" svg:y="6.694cm" svg:viewBox="0 0 10 10" svg:d="M0 10c4 0 6-1 8-3 1-2 2-4 2-7">
          <text:p/>
        </draw:path>
        <draw:line draw:style-name="gr1" draw:text-style-name="P1" draw:layer="layout" svg:x1="19.706cm" svg:y1="6.703cm" svg:x2="19.64cm" svg:y2="6.703cm">
          <text:p/>
        </draw:line>
        <draw:path draw:style-name="gr1" draw:text-style-name="P1" draw:layer="layout" svg:width="0.009cm" svg:height="0.009cm" svg:x="19.631cm" svg:y="6.694cm" svg:viewBox="0 0 10 10" svg:d="M0 0c0 4 1 6 3 7 3 2 5 3 7 3">
          <text:p/>
        </draw:path>
        <draw:line draw:style-name="gr1" draw:text-style-name="P1" draw:layer="layout" svg:x1="19.631cm" svg:y1="6.694cm" svg:x2="19.631cm" svg:y2="6.688cm">
          <text:p/>
        </draw:line>
        <draw:path draw:style-name="gr1" draw:text-style-name="P1" draw:layer="layout" svg:width="0.011cm" svg:height="0.011cm" svg:x="19.632cm" svg:y="6.677cm" svg:viewBox="0 0 12 12" svg:d="M12 0c-3 0-6 1-8 3-3 2-4 6-4 9">
          <text:p/>
        </draw:path>
        <draw:line draw:style-name="gr1" draw:text-style-name="P1" draw:layer="layout" svg:x1="19.643cm" svg:y1="6.676cm" svg:x2="19.705cm" svg:y2="6.676cm">
          <text:p/>
        </draw:line>
        <draw:line draw:style-name="gr1" draw:text-style-name="P1" draw:layer="layout" svg:x1="19.715cm" svg:y1="6.494cm" svg:x2="19.715cm" svg:y2="6.5cm">
          <text:p/>
        </draw:line>
        <draw:path draw:style-name="gr1" draw:text-style-name="P1" draw:layer="layout" svg:width="0.012cm" svg:height="0.011cm" svg:x="19.704cm" svg:y="6.5cm" svg:viewBox="0 0 13 12" svg:d="M0 12c4 0 7-1 9-3s4-6 4-9">
          <text:p/>
        </draw:path>
        <draw:path draw:style-name="gr1" draw:text-style-name="P1" draw:layer="layout" svg:width="0.009cm" svg:height="0.009cm" svg:x="19.706cm" svg:y="6.485cm" svg:viewBox="0 0 10 10" svg:d="M10 10c0-3-1-5-3-6-1-3-4-4-7-4">
          <text:p/>
        </draw:path>
        <draw:path draw:style-name="gr1" draw:text-style-name="P1" draw:layer="layout" svg:width="0.011cm" svg:height="0.011cm" svg:x="19.632cm" svg:y="6.5cm" svg:viewBox="0 0 12 12" svg:d="M0 0c0 3 1 7 4 9 2 2 5 3 8 3">
          <text:p/>
        </draw:path>
        <draw:path draw:style-name="gr1" draw:text-style-name="P1" draw:layer="layout" svg:width="0.009cm" svg:height="0.008cm" svg:x="19.632cm" svg:y="6.485cm" svg:viewBox="0 0 10 9" svg:d="M10 0c-3 0-5 1-8 2-1 3-2 5-2 7">
          <text:p/>
        </draw:path>
        <draw:line draw:style-name="gr1" draw:text-style-name="P1" draw:layer="layout" svg:x1="19.631cm" svg:y1="6.5cm" svg:x2="19.631cm" svg:y2="6.493cm">
          <text:p/>
        </draw:line>
        <draw:line draw:style-name="gr1" draw:text-style-name="P1" draw:layer="layout" svg:x1="19.641cm" svg:y1="6.485cm" svg:x2="19.706cm" svg:y2="6.485cm">
          <text:p/>
        </draw:line>
        <draw:line draw:style-name="gr1" draw:text-style-name="P1" draw:layer="layout" svg:x1="19.704cm" svg:y1="6.511cm" svg:x2="19.643cm" svg:y2="6.511cm">
          <text:p/>
        </draw:line>
        <draw:path draw:style-name="gr1" draw:text-style-name="P1" draw:layer="layout" svg:width="0.009cm" svg:height="0.008cm" svg:x="19.764cm" svg:y="6.679cm" svg:viewBox="0 0 10 9" svg:d="M0 9c2 0 5-1 6-2 3-2 4-4 4-7">
          <text:p/>
        </draw:path>
        <draw:path draw:style-name="gr1" draw:text-style-name="P1" draw:layer="layout" svg:width="0.009cm" svg:height="0.009cm" svg:x="19.764cm" svg:y="6.5cm" svg:viewBox="0 0 10 10" svg:d="M10 10c0-3-1-5-4-7-1-2-4-3-6-3">
          <text:p/>
        </draw:path>
        <draw:line draw:style-name="gr1" draw:text-style-name="P1" draw:layer="layout" svg:x1="19.716cm" svg:y1="6.688cm" svg:x2="19.764cm" svg:y2="6.688cm">
          <text:p/>
        </draw:line>
        <draw:line draw:style-name="gr1" draw:text-style-name="P1" draw:layer="layout" svg:x1="19.773cm" svg:y1="6.509cm" svg:x2="19.773cm" svg:y2="6.679cm">
          <text:p/>
        </draw:line>
        <draw:line draw:style-name="gr1" draw:text-style-name="P1" draw:layer="layout" svg:x1="19.715cm" svg:y1="6.5cm" svg:x2="19.764cm" svg:y2="6.5cm">
          <text:p/>
        </draw:line>
        <draw:line draw:style-name="gr1" draw:text-style-name="P1" draw:layer="layout" svg:x1="19.593cm" svg:y1="6.5cm" svg:x2="19.592cm" svg:y2="6.688cm">
          <text:p/>
        </draw:line>
        <draw:path draw:style-name="gr1" draw:text-style-name="P1" draw:layer="layout" svg:width="0.008cm" svg:height="0.008cm" svg:x="19.766cm" svg:y="6.677cm" svg:viewBox="0 0 9 9" svg:d="M0 9c2 0 4-1 7-2 1-2 2-5 2-7">
          <text:p/>
        </draw:path>
        <draw:path draw:style-name="gr1" draw:text-style-name="P1" draw:layer="layout" svg:width="0.008cm" svg:height="0.009cm" svg:x="19.766cm" svg:y="6.502cm" svg:viewBox="0 0 9 10" svg:d="M9 10c0-2-1-5-2-6-3-3-5-4-7-4">
          <text:p/>
        </draw:path>
        <draw:path draw:style-name="gr1" draw:text-style-name="P1" draw:layer="layout" svg:width="0.017cm" svg:height="0.017cm" svg:x="19.733cm" svg:y="6.668cm" svg:viewBox="0 0 18 18" svg:d="M0 0c0 5 2 9 5 12s7 6 13 6">
          <text:p/>
        </draw:path>
        <draw:path draw:style-name="gr1" draw:text-style-name="P1" draw:layer="layout" svg:width="0.017cm" svg:height="0.018cm" svg:x="19.733cm" svg:y="6.502cm" svg:viewBox="0 0 18 19" svg:d="M18 0c-6 0-10 2-13 5-3 4-5 9-5 14">
          <text:p/>
        </draw:path>
        <draw:line draw:style-name="gr1" draw:text-style-name="P1" draw:layer="layout" svg:x1="19.766cm" svg:y1="6.685cm" svg:x2="19.75cm" svg:y2="6.685cm">
          <text:p/>
        </draw:line>
        <draw:line draw:style-name="gr1" draw:text-style-name="P1" draw:layer="layout" svg:x1="19.733cm" svg:y1="6.52cm" svg:x2="19.732cm" svg:y2="6.668cm">
          <text:p/>
        </draw:line>
        <draw:line draw:style-name="gr1" draw:text-style-name="P1" draw:layer="layout" svg:x1="19.766cm" svg:y1="6.502cm" svg:x2="19.75cm" svg:y2="6.502cm">
          <text:p/>
        </draw:line>
        <draw:line draw:style-name="gr1" draw:text-style-name="P1" draw:layer="layout" svg:x1="19.774cm" svg:y1="6.511cm" svg:x2="19.774cm" svg:y2="6.677cm">
          <text:p/>
        </draw:line>
        <draw:line draw:style-name="gr1" draw:text-style-name="P1" draw:layer="layout" svg:x1="19.592cm" svg:y1="6.974cm" svg:x2="19.631cm" svg:y2="6.974cm">
          <text:p/>
        </draw:line>
        <draw:line draw:style-name="gr1" draw:text-style-name="P1" draw:layer="layout" svg:x1="19.592cm" svg:y1="6.787cm" svg:x2="19.631cm" svg:y2="6.787cm">
          <text:p/>
        </draw:line>
        <draw:path draw:style-name="gr1" draw:text-style-name="P1" draw:layer="layout" svg:width="0.012cm" svg:height="0.011cm" svg:x="19.704cm" svg:y="6.963cm" svg:viewBox="0 0 13 12" svg:d="M13 12c0-3-2-6-4-8-2-3-5-4-9-4">
          <text:p/>
        </draw:path>
        <draw:line draw:style-name="gr1" draw:text-style-name="P1" draw:layer="layout" svg:x1="19.715cm" svg:y1="6.974cm" svg:x2="19.715cm" svg:y2="6.98cm">
          <text:p/>
        </draw:line>
        <draw:path draw:style-name="gr1" draw:text-style-name="P1" draw:layer="layout" svg:width="0.009cm" svg:height="0.009cm" svg:x="19.706cm" svg:y="6.98cm" svg:viewBox="0 0 10 10" svg:d="M0 10c3 0 6-1 7-2 2-2 3-5 3-8">
          <text:p/>
        </draw:path>
        <draw:line draw:style-name="gr1" draw:text-style-name="P1" draw:layer="layout" svg:x1="19.706cm" svg:y1="6.99cm" svg:x2="19.64cm" svg:y2="6.99cm">
          <text:p/>
        </draw:line>
        <draw:path draw:style-name="gr1" draw:text-style-name="P1" draw:layer="layout" svg:width="0.009cm" svg:height="0.009cm" svg:x="19.631cm" svg:y="6.98cm" svg:viewBox="0 0 10 10" svg:d="M0 0c0 3 1 6 3 8 3 1 5 2 7 2">
          <text:p/>
        </draw:path>
        <draw:line draw:style-name="gr1" draw:text-style-name="P1" draw:layer="layout" svg:x1="19.631cm" svg:y1="6.98cm" svg:x2="19.631cm" svg:y2="6.974cm">
          <text:p/>
        </draw:line>
        <draw:path draw:style-name="gr1" draw:text-style-name="P1" draw:layer="layout" svg:width="0.011cm" svg:height="0.011cm" svg:x="19.631cm" svg:y="6.963cm" svg:viewBox="0 0 12 12" svg:d="M12 0c-3 0-5 1-7 4-3 2-5 5-5 8">
          <text:p/>
        </draw:path>
        <draw:line draw:style-name="gr1" draw:text-style-name="P1" draw:layer="layout" svg:x1="19.642cm" svg:y1="6.963cm" svg:x2="19.704cm" svg:y2="6.963cm">
          <text:p/>
        </draw:line>
        <draw:line draw:style-name="gr1" draw:text-style-name="P1" draw:layer="layout" svg:x1="19.715cm" svg:y1="6.78cm" svg:x2="19.715cm" svg:y2="6.786cm">
          <text:p/>
        </draw:line>
        <draw:path draw:style-name="gr1" draw:text-style-name="P1" draw:layer="layout" svg:width="0.012cm" svg:height="0.011cm" svg:x="19.704cm" svg:y="6.786cm" svg:viewBox="0 0 13 12" svg:d="M0 12c4 0 6-1 8-4 2-2 5-5 5-8">
          <text:p/>
        </draw:path>
        <draw:path draw:style-name="gr1" draw:text-style-name="P1" draw:layer="layout" svg:width="0.009cm" svg:height="0.009cm" svg:x="19.706cm" svg:y="6.771cm" svg:viewBox="0 0 10 10" svg:d="M10 10c0-2-1-6-3-7-2-2-4-3-7-3">
          <text:p/>
        </draw:path>
        <draw:path draw:style-name="gr1" draw:text-style-name="P1" draw:layer="layout" svg:width="0.011cm" svg:height="0.01cm" svg:x="19.631cm" svg:y="6.787cm" svg:viewBox="0 0 12 11" svg:d="M0 0c0 2 2 5 5 7 2 3 4 4 7 4">
          <text:p/>
        </draw:path>
        <draw:path draw:style-name="gr1" draw:text-style-name="P1" draw:layer="layout" svg:width="0.009cm" svg:height="0.009cm" svg:x="19.631cm" svg:y="6.771cm" svg:viewBox="0 0 10 10" svg:d="M10 0c-2 0-4 1-7 3-2 1-3 5-3 7">
          <text:p/>
        </draw:path>
        <draw:line draw:style-name="gr1" draw:text-style-name="P1" draw:layer="layout" svg:x1="19.631cm" svg:y1="6.787cm" svg:x2="19.631cm" svg:y2="6.78cm">
          <text:p/>
        </draw:line>
        <draw:line draw:style-name="gr1" draw:text-style-name="P1" draw:layer="layout" svg:x1="19.64cm" svg:y1="6.771cm" svg:x2="19.706cm" svg:y2="6.771cm">
          <text:p/>
        </draw:line>
        <draw:line draw:style-name="gr1" draw:text-style-name="P1" draw:layer="layout" svg:x1="19.704cm" svg:y1="6.797cm" svg:x2="19.642cm" svg:y2="6.798cm">
          <text:p/>
        </draw:line>
        <draw:path draw:style-name="gr1" draw:text-style-name="P1" draw:layer="layout" svg:width="0.009cm" svg:height="0.009cm" svg:x="19.764cm" svg:y="6.965cm" svg:viewBox="0 0 10 10" svg:d="M0 10c2 0 5-1 6-3 3-1 4-5 4-7">
          <text:p/>
        </draw:path>
        <draw:path draw:style-name="gr1" draw:text-style-name="P1" draw:layer="layout" svg:width="0.009cm" svg:height="0.008cm" svg:x="19.764cm" svg:y="6.787cm" svg:viewBox="0 0 10 9" svg:d="M10 9c0-2-1-5-4-7-1-2-4-2-6-2">
          <text:p/>
        </draw:path>
        <draw:line draw:style-name="gr1" draw:text-style-name="P1" draw:layer="layout" svg:x1="19.715cm" svg:y1="6.974cm" svg:x2="19.764cm" svg:y2="6.974cm">
          <text:p/>
        </draw:line>
        <draw:line draw:style-name="gr1" draw:text-style-name="P1" draw:layer="layout" svg:x1="19.773cm" svg:y1="6.795cm" svg:x2="19.773cm" svg:y2="6.965cm">
          <text:p/>
        </draw:line>
        <draw:line draw:style-name="gr1" draw:text-style-name="P1" draw:layer="layout" svg:x1="19.715cm" svg:y1="6.786cm" svg:x2="19.764cm" svg:y2="6.786cm">
          <text:p/>
        </draw:line>
        <draw:line draw:style-name="gr1" draw:text-style-name="P1" draw:layer="layout" svg:x1="19.592cm" svg:y1="6.787cm" svg:x2="19.592cm" svg:y2="6.974cm">
          <text:p/>
        </draw:line>
        <draw:path draw:style-name="gr1" draw:text-style-name="P1" draw:layer="layout" svg:width="0.009cm" svg:height="0.008cm" svg:x="19.765cm" svg:y="6.963cm" svg:viewBox="0 0 10 9" svg:d="M0 9c3 0 5 0 6-2 3-3 4-5 4-7">
          <text:p/>
        </draw:path>
        <draw:path draw:style-name="gr1" draw:text-style-name="P1" draw:layer="layout" svg:width="0.009cm" svg:height="0.008cm" svg:x="19.765cm" svg:y="6.789cm" svg:viewBox="0 0 10 9" svg:d="M10 9c0-2-1-4-4-7-1-1-3-2-6-2">
          <text:p/>
        </draw:path>
        <draw:path draw:style-name="gr1" draw:text-style-name="P1" draw:layer="layout" svg:width="0.018cm" svg:height="0.018cm" svg:x="19.732cm" svg:y="6.954cm" svg:viewBox="0 0 19 19" svg:d="M0 0c0 6 2 10 5 14 4 3 8 5 14 5">
          <text:p/>
        </draw:path>
        <draw:path draw:style-name="gr1" draw:text-style-name="P1" draw:layer="layout" svg:width="0.018cm" svg:height="0.017cm" svg:x="19.732cm" svg:y="6.789cm" svg:viewBox="0 0 19 18" svg:d="M19 0c-6 0-10 2-14 5-3 3-5 8-5 13">
          <text:p/>
        </draw:path>
        <draw:line draw:style-name="gr1" draw:text-style-name="P1" draw:layer="layout" svg:x1="19.765cm" svg:y1="6.972cm" svg:x2="19.75cm" svg:y2="6.972cm">
          <text:p/>
        </draw:line>
        <draw:line draw:style-name="gr1" draw:text-style-name="P1" draw:layer="layout" svg:x1="19.732cm" svg:y1="6.806cm" svg:x2="19.732cm" svg:y2="6.954cm">
          <text:p/>
        </draw:line>
        <draw:line draw:style-name="gr1" draw:text-style-name="P1" draw:layer="layout" svg:x1="19.765cm" svg:y1="6.788cm" svg:x2="19.75cm" svg:y2="6.788cm">
          <text:p/>
        </draw:line>
        <draw:line draw:style-name="gr1" draw:text-style-name="P1" draw:layer="layout" svg:x1="19.774cm" svg:y1="6.797cm" svg:x2="19.774cm" svg:y2="6.963cm">
          <text:p/>
        </draw:line>
        <draw:line draw:style-name="gr1" draw:text-style-name="P1" draw:layer="layout" svg:x1="19.592cm" svg:y1="7.262cm" svg:x2="19.631cm" svg:y2="7.262cm">
          <text:p/>
        </draw:line>
        <draw:line draw:style-name="gr1" draw:text-style-name="P1" draw:layer="layout" svg:x1="19.592cm" svg:y1="7.074cm" svg:x2="19.631cm" svg:y2="7.074cm">
          <text:p/>
        </draw:line>
        <draw:path draw:style-name="gr1" draw:text-style-name="P1" draw:layer="layout" svg:width="0.012cm" svg:height="0.011cm" svg:x="19.704cm" svg:y="7.251cm" svg:viewBox="0 0 13 12" svg:d="M13 12c0-3-2-6-4-9-2-2-5-3-9-3">
          <text:p/>
        </draw:path>
        <draw:line draw:style-name="gr1" draw:text-style-name="P1" draw:layer="layout" svg:x1="19.715cm" svg:y1="7.262cm" svg:x2="19.715cm" svg:y2="7.268cm">
          <text:p/>
        </draw:line>
        <draw:path draw:style-name="gr1" draw:text-style-name="P1" draw:layer="layout" svg:width="0.009cm" svg:height="0.009cm" svg:x="19.706cm" svg:y="7.268cm" svg:viewBox="0 0 10 10" svg:d="M0 10c3 0 6-1 7-3 2-2 3-5 3-7">
          <text:p/>
        </draw:path>
        <draw:line draw:style-name="gr1" draw:text-style-name="P1" draw:layer="layout" svg:x1="19.706cm" svg:y1="7.277cm" svg:x2="19.64cm" svg:y2="7.277cm">
          <text:p/>
        </draw:line>
        <draw:path draw:style-name="gr1" draw:text-style-name="P1" draw:layer="layout" svg:width="0.009cm" svg:height="0.009cm" svg:x="19.631cm" svg:y="7.268cm" svg:viewBox="0 0 10 10" svg:d="M0 0c0 3 1 6 3 8 3 1 5 2 7 2">
          <text:p/>
        </draw:path>
        <draw:line draw:style-name="gr1" draw:text-style-name="P1" draw:layer="layout" svg:x1="19.631cm" svg:y1="7.268cm" svg:x2="19.631cm" svg:y2="7.262cm">
          <text:p/>
        </draw:line>
        <draw:path draw:style-name="gr1" draw:text-style-name="P1" draw:layer="layout" svg:width="0.011cm" svg:height="0.011cm" svg:x="19.631cm" svg:y="7.251cm" svg:viewBox="0 0 12 12" svg:d="M12 0c-3 0-5 1-7 3-3 3-5 6-5 9">
          <text:p/>
        </draw:path>
        <draw:line draw:style-name="gr1" draw:text-style-name="P1" draw:layer="layout" svg:x1="19.642cm" svg:y1="7.25cm" svg:x2="19.704cm" svg:y2="7.25cm">
          <text:p/>
        </draw:line>
        <draw:line draw:style-name="gr1" draw:text-style-name="P1" draw:layer="layout" svg:x1="19.715cm" svg:y1="7.068cm" svg:x2="19.715cm" svg:y2="7.074cm">
          <text:p/>
        </draw:line>
        <draw:path draw:style-name="gr1" draw:text-style-name="P1" draw:layer="layout" svg:width="0.012cm" svg:height="0.012cm" svg:x="19.704cm" svg:y="7.074cm" svg:viewBox="0 0 13 13" svg:d="M0 13c4 0 6-2 8-4s5-5 5-9">
          <text:p/>
        </draw:path>
        <draw:path draw:style-name="gr1" draw:text-style-name="P1" draw:layer="layout" svg:width="0.009cm" svg:height="0.009cm" svg:x="19.706cm" svg:y="7.059cm" svg:viewBox="0 0 10 10" svg:d="M10 10c0-2-1-6-3-7-2-2-4-3-7-3">
          <text:p/>
        </draw:path>
        <draw:path draw:style-name="gr1" draw:text-style-name="P1" draw:layer="layout" svg:width="0.011cm" svg:height="0.012cm" svg:x="19.631cm" svg:y="7.074cm" svg:viewBox="0 0 12 13" svg:d="M0 0c0 4 2 7 5 9 2 2 4 4 7 4">
          <text:p/>
        </draw:path>
        <draw:path draw:style-name="gr1" draw:text-style-name="P1" draw:layer="layout" svg:width="0.009cm" svg:height="0.009cm" svg:x="19.631cm" svg:y="7.059cm" svg:viewBox="0 0 10 10" svg:d="M10 0c-2 0-4 1-7 2-2 2-3 5-3 8">
          <text:p/>
        </draw:path>
        <draw:line draw:style-name="gr1" draw:text-style-name="P1" draw:layer="layout" svg:x1="19.631cm" svg:y1="7.074cm" svg:x2="19.631cm" svg:y2="7.068cm">
          <text:p/>
        </draw:line>
        <draw:line draw:style-name="gr1" draw:text-style-name="P1" draw:layer="layout" svg:x1="19.64cm" svg:y1="7.059cm" svg:x2="19.706cm" svg:y2="7.059cm">
          <text:p/>
        </draw:line>
        <draw:line draw:style-name="gr1" draw:text-style-name="P1" draw:layer="layout" svg:x1="19.704cm" svg:y1="7.085cm" svg:x2="19.642cm" svg:y2="7.085cm">
          <text:p/>
        </draw:line>
        <draw:path draw:style-name="gr1" draw:text-style-name="P1" draw:layer="layout" svg:width="0.009cm" svg:height="0.008cm" svg:x="19.764cm" svg:y="7.253cm" svg:viewBox="0 0 10 9" svg:d="M0 9c2 0 5-1 6-2 3-2 4-5 4-7">
          <text:p/>
        </draw:path>
        <draw:path draw:style-name="gr1" draw:text-style-name="P1" draw:layer="layout" svg:width="0.009cm" svg:height="0.009cm" svg:x="19.764cm" svg:y="7.074cm" svg:viewBox="0 0 10 10" svg:d="M10 10c0-3-1-6-4-7-1-2-4-3-6-3">
          <text:p/>
        </draw:path>
        <draw:line draw:style-name="gr1" draw:text-style-name="P1" draw:layer="layout" svg:x1="19.715cm" svg:y1="7.262cm" svg:x2="19.764cm" svg:y2="7.262cm">
          <text:p/>
        </draw:line>
        <draw:line draw:style-name="gr1" draw:text-style-name="P1" draw:layer="layout" svg:x1="19.773cm" svg:y1="7.083cm" svg:x2="19.773cm" svg:y2="7.253cm">
          <text:p/>
        </draw:line>
        <draw:line draw:style-name="gr1" draw:text-style-name="P1" draw:layer="layout" svg:x1="19.715cm" svg:y1="7.074cm" svg:x2="19.764cm" svg:y2="7.074cm">
          <text:p/>
        </draw:line>
        <draw:line draw:style-name="gr1" draw:text-style-name="P1" draw:layer="layout" svg:x1="19.592cm" svg:y1="7.074cm" svg:x2="19.592cm" svg:y2="7.262cm">
          <text:p/>
        </draw:line>
        <draw:path draw:style-name="gr1" draw:text-style-name="P1" draw:layer="layout" svg:width="0.009cm" svg:height="0.008cm" svg:x="19.765cm" svg:y="7.251cm" svg:viewBox="0 0 10 9" svg:d="M0 9c3 0 5-1 6-2 3-3 4-5 4-7">
          <text:p/>
        </draw:path>
        <draw:path draw:style-name="gr1" draw:text-style-name="P1" draw:layer="layout" svg:width="0.009cm" svg:height="0.009cm" svg:x="19.765cm" svg:y="7.076cm" svg:viewBox="0 0 10 10" svg:d="M10 10c0-2-1-5-4-7-1-2-3-3-6-3">
          <text:p/>
        </draw:path>
        <draw:path draw:style-name="gr1" draw:text-style-name="P1" draw:layer="layout" svg:width="0.018cm" svg:height="0.017cm" svg:x="19.732cm" svg:y="7.242cm" svg:viewBox="0 0 19 18" svg:d="M0 0c0 6 2 10 5 13 4 4 8 5 14 5">
          <text:p/>
        </draw:path>
        <draw:path draw:style-name="gr1" draw:text-style-name="P1" draw:layer="layout" svg:width="0.018cm" svg:height="0.018cm" svg:x="19.732cm" svg:y="7.076cm" svg:viewBox="0 0 19 19" svg:d="M19 0c-6 0-10 2-14 5-3 4-5 8-5 14">
          <text:p/>
        </draw:path>
        <draw:line draw:style-name="gr1" draw:text-style-name="P1" draw:layer="layout" svg:x1="19.765cm" svg:y1="7.259cm" svg:x2="19.75cm" svg:y2="7.259cm">
          <text:p/>
        </draw:line>
        <draw:line draw:style-name="gr1" draw:text-style-name="P1" draw:layer="layout" svg:x1="19.732cm" svg:y1="7.094cm" svg:x2="19.732cm" svg:y2="7.242cm">
          <text:p/>
        </draw:line>
        <draw:line draw:style-name="gr1" draw:text-style-name="P1" draw:layer="layout" svg:x1="19.765cm" svg:y1="7.076cm" svg:x2="19.75cm" svg:y2="7.076cm">
          <text:p/>
        </draw:line>
        <draw:line draw:style-name="gr1" draw:text-style-name="P1" draw:layer="layout" svg:x1="19.774cm" svg:y1="7.085cm" svg:x2="19.774cm" svg:y2="7.251cm">
          <text:p/>
        </draw:line>
        <draw:line draw:style-name="gr1" draw:text-style-name="P1" draw:layer="layout" svg:x1="19.592cm" svg:y1="7.362cm" svg:x2="19.631cm" svg:y2="7.362cm">
          <text:p/>
        </draw:line>
        <draw:line draw:style-name="gr1" draw:text-style-name="P1" draw:layer="layout" svg:x1="19.593cm" svg:y1="7.55cm" svg:x2="19.631cm" svg:y2="7.55cm">
          <text:p/>
        </draw:line>
        <draw:path draw:style-name="gr1" draw:text-style-name="P1" draw:layer="layout" svg:width="0.01cm" svg:height="0.01cm" svg:x="19.705cm" svg:y="7.362cm" svg:viewBox="0 0 11 11" svg:d="M0 11c2 0 5-1 7-3s4-4 4-8">
          <text:p/>
        </draw:path>
        <draw:line draw:style-name="gr1" draw:text-style-name="P1" draw:layer="layout" svg:x1="19.716cm" svg:y1="7.362cm" svg:x2="19.716cm" svg:y2="7.355cm">
          <text:p/>
        </draw:line>
        <draw:path draw:style-name="gr1" draw:text-style-name="P1" draw:layer="layout" svg:width="0.009cm" svg:height="0.008cm" svg:x="19.706cm" svg:y="7.347cm" svg:viewBox="0 0 10 9" svg:d="M10 9c0-2-1-5-2-7-2-1-4-2-8-2">
          <text:p/>
        </draw:path>
        <draw:line draw:style-name="gr1" draw:text-style-name="P1" draw:layer="layout" svg:x1="19.706cm" svg:y1="7.346cm" svg:x2="19.64cm" svg:y2="7.347cm">
          <text:p/>
        </draw:line>
        <draw:path draw:style-name="gr1" draw:text-style-name="P1" draw:layer="layout" svg:width="0.009cm" svg:height="0.008cm" svg:x="19.631cm" svg:y="7.347cm" svg:viewBox="0 0 10 9" svg:d="M10 0c-2 0-4 1-7 2-2 2-3 5-3 7">
          <text:p/>
        </draw:path>
        <draw:line draw:style-name="gr1" draw:text-style-name="P1" draw:layer="layout" svg:x1="19.631cm" svg:y1="7.355cm" svg:x2="19.631cm" svg:y2="7.362cm">
          <text:p/>
        </draw:line>
        <draw:path draw:style-name="gr1" draw:text-style-name="P1" draw:layer="layout" svg:width="0.011cm" svg:height="0.011cm" svg:x="19.632cm" svg:y="7.362cm" svg:viewBox="0 0 12 12" svg:d="M0 0c0 4 1 7 4 9 2 2 5 3 8 3">
          <text:p/>
        </draw:path>
        <draw:line draw:style-name="gr1" draw:text-style-name="P1" draw:layer="layout" svg:x1="19.643cm" svg:y1="7.373cm" svg:x2="19.705cm" svg:y2="7.373cm">
          <text:p/>
        </draw:line>
        <draw:line draw:style-name="gr1" draw:text-style-name="P1" draw:layer="layout" svg:x1="19.715cm" svg:y1="7.556cm" svg:x2="19.715cm" svg:y2="7.55cm">
          <text:p/>
        </draw:line>
        <draw:path draw:style-name="gr1" draw:text-style-name="P1" draw:layer="layout" svg:width="0.012cm" svg:height="0.011cm" svg:x="19.704cm" svg:y="7.539cm" svg:viewBox="0 0 13 12" svg:d="M13 12c0-3-2-7-4-9s-5-3-9-3">
          <text:p/>
        </draw:path>
        <draw:path draw:style-name="gr1" draw:text-style-name="P1" draw:layer="layout" svg:width="0.009cm" svg:height="0.009cm" svg:x="19.706cm" svg:y="7.556cm" svg:viewBox="0 0 10 10" svg:d="M0 10c3 0 6-1 7-3 2-2 3-5 3-7">
          <text:p/>
        </draw:path>
        <draw:path draw:style-name="gr1" draw:text-style-name="P1" draw:layer="layout" svg:width="0.011cm" svg:height="0.011cm" svg:x="19.632cm" svg:y="7.539cm" svg:viewBox="0 0 12 12" svg:d="M12 0c-3 0-6 1-8 3-3 2-4 6-4 9">
          <text:p/>
        </draw:path>
        <draw:path draw:style-name="gr1" draw:text-style-name="P1" draw:layer="layout" svg:width="0.009cm" svg:height="0.009cm" svg:x="19.632cm" svg:y="7.556cm" svg:viewBox="0 0 10 10" svg:d="M0 0c0 2 1 5 2 7 3 2 5 3 8 3">
          <text:p/>
        </draw:path>
        <draw:line draw:style-name="gr1" draw:text-style-name="P1" draw:layer="layout" svg:x1="19.631cm" svg:y1="7.55cm" svg:x2="19.631cm" svg:y2="7.556cm">
          <text:p/>
        </draw:line>
        <draw:line draw:style-name="gr1" draw:text-style-name="P1" draw:layer="layout" svg:x1="19.641cm" svg:y1="7.565cm" svg:x2="19.706cm" svg:y2="7.565cm">
          <text:p/>
        </draw:line>
        <draw:line draw:style-name="gr1" draw:text-style-name="P1" draw:layer="layout" svg:x1="19.704cm" svg:y1="7.538cm" svg:x2="19.643cm" svg:y2="7.538cm">
          <text:p/>
        </draw:line>
        <draw:path draw:style-name="gr1" draw:text-style-name="P1" draw:layer="layout" svg:width="0.009cm" svg:height="0.009cm" svg:x="19.764cm" svg:y="7.362cm" svg:viewBox="0 0 10 10" svg:d="M10 10c0-3-1-6-4-7-1-2-4-3-6-3">
          <text:p/>
        </draw:path>
        <draw:path draw:style-name="gr1" draw:text-style-name="P1" draw:layer="layout" svg:width="0.009cm" svg:height="0.008cm" svg:x="19.764cm" svg:y="7.541cm" svg:viewBox="0 0 10 9" svg:d="M0 9c2 0 5-1 6-2 3-2 4-5 4-7">
          <text:p/>
        </draw:path>
        <draw:line draw:style-name="gr1" draw:text-style-name="P1" draw:layer="layout" svg:x1="19.716cm" svg:y1="7.362cm" svg:x2="19.764cm" svg:y2="7.362cm">
          <text:p/>
        </draw:line>
        <draw:line draw:style-name="gr1" draw:text-style-name="P1" draw:layer="layout" svg:x1="19.773cm" svg:y1="7.541cm" svg:x2="19.773cm" svg:y2="7.371cm">
          <text:p/>
        </draw:line>
        <draw:line draw:style-name="gr1" draw:text-style-name="P1" draw:layer="layout" svg:x1="19.715cm" svg:y1="7.55cm" svg:x2="19.764cm" svg:y2="7.55cm">
          <text:p/>
        </draw:line>
        <draw:line draw:style-name="gr1" draw:text-style-name="P1" draw:layer="layout" svg:x1="19.593cm" svg:y1="7.55cm" svg:x2="19.592cm" svg:y2="7.362cm">
          <text:p/>
        </draw:line>
        <draw:path draw:style-name="gr1" draw:text-style-name="P1" draw:layer="layout" svg:width="0.008cm" svg:height="0.009cm" svg:x="19.766cm" svg:y="7.364cm" svg:viewBox="0 0 9 10" svg:d="M9 10c0-2-1-5-2-7-3-2-5-3-7-3">
          <text:p/>
        </draw:path>
        <draw:path draw:style-name="gr1" draw:text-style-name="P1" draw:layer="layout" svg:width="0.008cm" svg:height="0.009cm" svg:x="19.766cm" svg:y="7.538cm" svg:viewBox="0 0 9 10" svg:d="M0 10c2 0 4-1 7-3 1-2 2-4 2-7">
          <text:p/>
        </draw:path>
        <draw:path draw:style-name="gr1" draw:text-style-name="P1" draw:layer="layout" svg:width="0.017cm" svg:height="0.017cm" svg:x="19.733cm" svg:y="7.364cm" svg:viewBox="0 0 18 18" svg:d="M18 0c-6 0-10 2-13 5s-5 8-5 13">
          <text:p/>
        </draw:path>
        <draw:path draw:style-name="gr1" draw:text-style-name="P1" draw:layer="layout" svg:width="0.017cm" svg:height="0.017cm" svg:x="19.733cm" svg:y="7.53cm" svg:viewBox="0 0 18 18" svg:d="M0 0c0 6 2 10 5 13s7 5 13 5">
          <text:p/>
        </draw:path>
        <draw:line draw:style-name="gr1" draw:text-style-name="P1" draw:layer="layout" svg:x1="19.766cm" svg:y1="7.364cm" svg:x2="19.75cm" svg:y2="7.364cm">
          <text:p/>
        </draw:line>
        <draw:line draw:style-name="gr1" draw:text-style-name="P1" draw:layer="layout" svg:x1="19.733cm" svg:y1="7.53cm" svg:x2="19.732cm" svg:y2="7.381cm">
          <text:p/>
        </draw:line>
        <draw:line draw:style-name="gr1" draw:text-style-name="P1" draw:layer="layout" svg:x1="19.766cm" svg:y1="7.547cm" svg:x2="19.75cm" svg:y2="7.547cm">
          <text:p/>
        </draw:line>
        <draw:line draw:style-name="gr1" draw:text-style-name="P1" draw:layer="layout" svg:x1="19.774cm" svg:y1="7.538cm" svg:x2="19.774cm" svg:y2="7.373cm">
          <text:p/>
        </draw:line>
        <draw:line draw:style-name="gr1" draw:text-style-name="P1" draw:layer="layout" svg:x1="19.592cm" svg:y1="7.811cm" svg:x2="19.631cm" svg:y2="7.811cm">
          <text:p/>
        </draw:line>
        <draw:line draw:style-name="gr1" draw:text-style-name="P1" draw:layer="layout" svg:x1="19.592cm" svg:y1="7.623cm" svg:x2="19.631cm" svg:y2="7.623cm">
          <text:p/>
        </draw:line>
        <draw:path draw:style-name="gr1" draw:text-style-name="P1" draw:layer="layout" svg:width="0.012cm" svg:height="0.011cm" svg:x="19.704cm" svg:y="7.8cm" svg:viewBox="0 0 13 12" svg:d="M13 12c0-3-2-6-4-9-2-2-5-3-9-3">
          <text:p/>
        </draw:path>
        <draw:line draw:style-name="gr1" draw:text-style-name="P1" draw:layer="layout" svg:x1="19.715cm" svg:y1="7.811cm" svg:x2="19.715cm" svg:y2="7.817cm">
          <text:p/>
        </draw:line>
        <draw:path draw:style-name="gr1" draw:text-style-name="P1" draw:layer="layout" svg:width="0.009cm" svg:height="0.009cm" svg:x="19.706cm" svg:y="7.817cm" svg:viewBox="0 0 10 10" svg:d="M0 10c3 0 6-1 7-4 2-1 3-4 3-6">
          <text:p/>
        </draw:path>
        <draw:line draw:style-name="gr1" draw:text-style-name="P1" draw:layer="layout" svg:x1="19.706cm" svg:y1="7.826cm" svg:x2="19.64cm" svg:y2="7.826cm">
          <text:p/>
        </draw:line>
        <draw:path draw:style-name="gr1" draw:text-style-name="P1" draw:layer="layout" svg:width="0.009cm" svg:height="0.008cm" svg:x="19.631cm" svg:y="7.818cm" svg:viewBox="0 0 10 9" svg:d="M0 0c0 2 1 4 3 7 3 1 5 2 7 2">
          <text:p/>
        </draw:path>
        <draw:line draw:style-name="gr1" draw:text-style-name="P1" draw:layer="layout" svg:x1="19.631cm" svg:y1="7.818cm" svg:x2="19.631cm" svg:y2="7.811cm">
          <text:p/>
        </draw:line>
        <draw:path draw:style-name="gr1" draw:text-style-name="P1" draw:layer="layout" svg:width="0.011cm" svg:height="0.011cm" svg:x="19.631cm" svg:y="7.8cm" svg:viewBox="0 0 12 12" svg:d="M12 0c-3 0-5 1-7 3-3 3-5 6-5 9">
          <text:p/>
        </draw:path>
        <draw:line draw:style-name="gr1" draw:text-style-name="P1" draw:layer="layout" svg:x1="19.642cm" svg:y1="7.8cm" svg:x2="19.704cm" svg:y2="7.8cm">
          <text:p/>
        </draw:line>
        <draw:line draw:style-name="gr1" draw:text-style-name="P1" draw:layer="layout" svg:x1="19.715cm" svg:y1="7.617cm" svg:x2="19.715cm" svg:y2="7.623cm">
          <text:p/>
        </draw:line>
        <draw:path draw:style-name="gr1" draw:text-style-name="P1" draw:layer="layout" svg:width="0.012cm" svg:height="0.011cm" svg:x="19.704cm" svg:y="7.623cm" svg:viewBox="0 0 13 12" svg:d="M0 12c4 0 6-1 8-3s5-5 5-9">
          <text:p/>
        </draw:path>
        <draw:path draw:style-name="gr1" draw:text-style-name="P1" draw:layer="layout" svg:width="0.009cm" svg:height="0.009cm" svg:x="19.706cm" svg:y="7.608cm" svg:viewBox="0 0 10 10" svg:d="M10 10c0-3-1-5-3-7s-4-3-7-3">
          <text:p/>
        </draw:path>
        <draw:path draw:style-name="gr1" draw:text-style-name="P1" draw:layer="layout" svg:width="0.011cm" svg:height="0.011cm" svg:x="19.631cm" svg:y="7.623cm" svg:viewBox="0 0 12 12" svg:d="M0 0c0 4 2 7 5 9 2 2 4 3 7 3">
          <text:p/>
        </draw:path>
        <draw:path draw:style-name="gr1" draw:text-style-name="P1" draw:layer="layout" svg:width="0.009cm" svg:height="0.009cm" svg:x="19.631cm" svg:y="7.608cm" svg:viewBox="0 0 10 10" svg:d="M10 0c-2 0-4 1-7 3-2 2-3 4-3 7">
          <text:p/>
        </draw:path>
        <draw:line draw:style-name="gr1" draw:text-style-name="P1" draw:layer="layout" svg:x1="19.631cm" svg:y1="7.623cm" svg:x2="19.631cm" svg:y2="7.617cm">
          <text:p/>
        </draw:line>
        <draw:line draw:style-name="gr1" draw:text-style-name="P1" draw:layer="layout" svg:x1="19.64cm" svg:y1="7.608cm" svg:x2="19.706cm" svg:y2="7.608cm">
          <text:p/>
        </draw:line>
        <draw:line draw:style-name="gr1" draw:text-style-name="P1" draw:layer="layout" svg:x1="19.704cm" svg:y1="7.635cm" svg:x2="19.642cm" svg:y2="7.635cm">
          <text:p/>
        </draw:line>
        <draw:path draw:style-name="gr1" draw:text-style-name="P1" draw:layer="layout" svg:width="0.009cm" svg:height="0.009cm" svg:x="19.764cm" svg:y="7.802cm" svg:viewBox="0 0 10 10" svg:d="M0 10c2 0 5-1 6-3 3-2 4-4 4-7">
          <text:p/>
        </draw:path>
        <draw:path draw:style-name="gr1" draw:text-style-name="P1" draw:layer="layout" svg:width="0.009cm" svg:height="0.008cm" svg:x="19.764cm" svg:y="7.624cm" svg:viewBox="0 0 10 9" svg:d="M10 9c0-3-1-5-4-7-1-1-4-2-6-2">
          <text:p/>
        </draw:path>
        <draw:line draw:style-name="gr1" draw:text-style-name="P1" draw:layer="layout" svg:x1="19.715cm" svg:y1="7.811cm" svg:x2="19.764cm" svg:y2="7.811cm">
          <text:p/>
        </draw:line>
        <draw:line draw:style-name="gr1" draw:text-style-name="P1" draw:layer="layout" svg:x1="19.773cm" svg:y1="7.632cm" svg:x2="19.773cm" svg:y2="7.802cm">
          <text:p/>
        </draw:line>
        <draw:line draw:style-name="gr1" draw:text-style-name="P1" draw:layer="layout" svg:x1="19.715cm" svg:y1="7.623cm" svg:x2="19.764cm" svg:y2="7.623cm">
          <text:p/>
        </draw:line>
        <draw:line draw:style-name="gr1" draw:text-style-name="P1" draw:layer="layout" svg:x1="19.592cm" svg:y1="7.623cm" svg:x2="19.592cm" svg:y2="7.811cm">
          <text:p/>
        </draw:line>
        <draw:path draw:style-name="gr1" draw:text-style-name="P1" draw:layer="layout" svg:width="0.009cm" svg:height="0.009cm" svg:x="19.765cm" svg:y="7.8cm" svg:viewBox="0 0 10 10" svg:d="M0 10c3 0 5-1 6-4 3-1 4-4 4-6">
          <text:p/>
        </draw:path>
        <draw:path draw:style-name="gr1" draw:text-style-name="P1" draw:layer="layout" svg:width="0.009cm" svg:height="0.009cm" svg:x="19.765cm" svg:y="7.626cm" svg:viewBox="0 0 10 10" svg:d="M10 10c0-3-1-6-4-7-1-2-3-3-6-3">
          <text:p/>
        </draw:path>
        <draw:path draw:style-name="gr1" draw:text-style-name="P1" draw:layer="layout" svg:width="0.018cm" svg:height="0.018cm" svg:x="19.732cm" svg:y="7.791cm" svg:viewBox="0 0 19 19" svg:d="M0 0c0 5 2 9 5 13 4 4 8 6 14 6">
          <text:p/>
        </draw:path>
        <draw:path draw:style-name="gr1" draw:text-style-name="P1" draw:layer="layout" svg:width="0.018cm" svg:height="0.017cm" svg:x="19.732cm" svg:y="7.626cm" svg:viewBox="0 0 19 18" svg:d="M19 0c-6 0-10 2-14 5-3 3-5 8-5 13">
          <text:p/>
        </draw:path>
        <draw:line draw:style-name="gr1" draw:text-style-name="P1" draw:layer="layout" svg:x1="19.765cm" svg:y1="7.809cm" svg:x2="19.75cm" svg:y2="7.809cm">
          <text:p/>
        </draw:line>
        <draw:line draw:style-name="gr1" draw:text-style-name="P1" draw:layer="layout" svg:x1="19.732cm" svg:y1="7.643cm" svg:x2="19.732cm" svg:y2="7.791cm">
          <text:p/>
        </draw:line>
        <draw:line draw:style-name="gr1" draw:text-style-name="P1" draw:layer="layout" svg:x1="19.765cm" svg:y1="7.626cm" svg:x2="19.75cm" svg:y2="7.626cm">
          <text:p/>
        </draw:line>
        <draw:line draw:style-name="gr1" draw:text-style-name="P1" draw:layer="layout" svg:x1="19.774cm" svg:y1="7.635cm" svg:x2="19.774cm" svg:y2="7.8cm">
          <text:p/>
        </draw:line>
        <draw:line draw:style-name="gr1" draw:text-style-name="P1" draw:layer="layout" svg:x1="19.592cm" svg:y1="8.099cm" svg:x2="19.631cm" svg:y2="8.099cm">
          <text:p/>
        </draw:line>
        <draw:line draw:style-name="gr1" draw:text-style-name="P1" draw:layer="layout" svg:x1="19.592cm" svg:y1="7.911cm" svg:x2="19.631cm" svg:y2="7.911cm">
          <text:p/>
        </draw:line>
        <draw:path draw:style-name="gr1" draw:text-style-name="P1" draw:layer="layout" svg:width="0.012cm" svg:height="0.011cm" svg:x="19.704cm" svg:y="8.088cm" svg:viewBox="0 0 13 12" svg:d="M13 12c0-3-2-7-4-9s-5-3-9-3">
          <text:p/>
        </draw:path>
        <draw:line draw:style-name="gr1" draw:text-style-name="P1" draw:layer="layout" svg:x1="19.715cm" svg:y1="8.099cm" svg:x2="19.715cm" svg:y2="8.105cm">
          <text:p/>
        </draw:line>
        <draw:path draw:style-name="gr1" draw:text-style-name="P1" draw:layer="layout" svg:width="0.009cm" svg:height="0.009cm" svg:x="19.706cm" svg:y="8.105cm" svg:viewBox="0 0 10 10" svg:d="M0 10c3 0 6-1 7-4 2-1 3-4 3-6">
          <text:p/>
        </draw:path>
        <draw:line draw:style-name="gr1" draw:text-style-name="P1" draw:layer="layout" svg:x1="19.706cm" svg:y1="8.114cm" svg:x2="19.64cm" svg:y2="8.114cm">
          <text:p/>
        </draw:line>
        <draw:path draw:style-name="gr1" draw:text-style-name="P1" draw:layer="layout" svg:width="0.009cm" svg:height="0.009cm" svg:x="19.631cm" svg:y="8.105cm" svg:viewBox="0 0 10 10" svg:d="M0 0c0 3 1 5 3 8 3 1 5 2 7 2">
          <text:p/>
        </draw:path>
        <draw:line draw:style-name="gr1" draw:text-style-name="P1" draw:layer="layout" svg:x1="19.631cm" svg:y1="8.105cm" svg:x2="19.631cm" svg:y2="8.099cm">
          <text:p/>
        </draw:line>
        <draw:path draw:style-name="gr1" draw:text-style-name="P1" draw:layer="layout" svg:width="0.011cm" svg:height="0.011cm" svg:x="19.631cm" svg:y="8.088cm" svg:viewBox="0 0 12 12" svg:d="M12 0c-3 0-5 1-7 3-3 2-5 6-5 9">
          <text:p/>
        </draw:path>
        <draw:line draw:style-name="gr1" draw:text-style-name="P1" draw:layer="layout" svg:x1="19.642cm" svg:y1="8.088cm" svg:x2="19.704cm" svg:y2="8.088cm">
          <text:p/>
        </draw:line>
        <draw:line draw:style-name="gr1" draw:text-style-name="P1" draw:layer="layout" svg:x1="19.715cm" svg:y1="7.905cm" svg:x2="19.715cm" svg:y2="7.911cm">
          <text:p/>
        </draw:line>
        <draw:path draw:style-name="gr1" draw:text-style-name="P1" draw:layer="layout" svg:width="0.012cm" svg:height="0.011cm" svg:x="19.704cm" svg:y="7.911cm" svg:viewBox="0 0 13 12" svg:d="M0 12c4 0 6-1 8-3s5-6 5-9">
          <text:p/>
        </draw:path>
        <draw:path draw:style-name="gr1" draw:text-style-name="P1" draw:layer="layout" svg:width="0.009cm" svg:height="0.009cm" svg:x="19.706cm" svg:y="7.896cm" svg:viewBox="0 0 10 10" svg:d="M10 10c0-3-1-6-3-7-2-2-4-3-7-3">
          <text:p/>
        </draw:path>
        <draw:path draw:style-name="gr1" draw:text-style-name="P1" draw:layer="layout" svg:width="0.011cm" svg:height="0.011cm" svg:x="19.631cm" svg:y="7.911cm" svg:viewBox="0 0 12 12" svg:d="M0 0c0 3 2 7 5 9 2 2 4 3 7 3">
          <text:p/>
        </draw:path>
        <draw:path draw:style-name="gr1" draw:text-style-name="P1" draw:layer="layout" svg:width="0.009cm" svg:height="0.009cm" svg:x="19.631cm" svg:y="7.896cm" svg:viewBox="0 0 10 10" svg:d="M10 0c-2 0-4 1-7 2-2 2-3 4-3 8">
          <text:p/>
        </draw:path>
        <draw:line draw:style-name="gr1" draw:text-style-name="P1" draw:layer="layout" svg:x1="19.631cm" svg:y1="7.911cm" svg:x2="19.631cm" svg:y2="7.905cm">
          <text:p/>
        </draw:line>
        <draw:line draw:style-name="gr1" draw:text-style-name="P1" draw:layer="layout" svg:x1="19.64cm" svg:y1="7.896cm" svg:x2="19.706cm" svg:y2="7.896cm">
          <text:p/>
        </draw:line>
        <draw:line draw:style-name="gr1" draw:text-style-name="P1" draw:layer="layout" svg:x1="19.704cm" svg:y1="7.922cm" svg:x2="19.642cm" svg:y2="7.922cm">
          <text:p/>
        </draw:line>
        <draw:path draw:style-name="gr1" draw:text-style-name="P1" draw:layer="layout" svg:width="0.009cm" svg:height="0.008cm" svg:x="19.764cm" svg:y="8.09cm" svg:viewBox="0 0 10 9" svg:d="M0 9c2 0 5 0 6-2 3-3 4-5 4-7">
          <text:p/>
        </draw:path>
        <draw:path draw:style-name="gr1" draw:text-style-name="P1" draw:layer="layout" svg:width="0.009cm" svg:height="0.01cm" svg:x="19.764cm" svg:y="7.911cm" svg:viewBox="0 0 10 11" svg:d="M10 11c0-3-1-6-4-7-1-2-4-4-6-4">
          <text:p/>
        </draw:path>
        <draw:line draw:style-name="gr1" draw:text-style-name="P1" draw:layer="layout" svg:x1="19.715cm" svg:y1="8.099cm" svg:x2="19.764cm" svg:y2="8.099cm">
          <text:p/>
        </draw:line>
        <draw:line draw:style-name="gr1" draw:text-style-name="P1" draw:layer="layout" svg:x1="19.773cm" svg:y1="7.92cm" svg:x2="19.773cm" svg:y2="8.09cm">
          <text:p/>
        </draw:line>
        <draw:line draw:style-name="gr1" draw:text-style-name="P1" draw:layer="layout" svg:x1="19.715cm" svg:y1="7.911cm" svg:x2="19.764cm" svg:y2="7.911cm">
          <text:p/>
        </draw:line>
        <draw:line draw:style-name="gr1" draw:text-style-name="P1" draw:layer="layout" svg:x1="19.592cm" svg:y1="7.911cm" svg:x2="19.592cm" svg:y2="8.099cm">
          <text:p/>
        </draw:line>
        <draw:path draw:style-name="gr1" draw:text-style-name="P1" draw:layer="layout" svg:width="0.009cm" svg:height="0.008cm" svg:x="19.765cm" svg:y="8.088cm" svg:viewBox="0 0 10 9" svg:d="M0 9c3 0 5-2 6-3 3-2 4-4 4-6">
          <text:p/>
        </draw:path>
        <draw:path draw:style-name="gr1" draw:text-style-name="P1" draw:layer="layout" svg:width="0.009cm" svg:height="0.008cm" svg:x="19.765cm" svg:y="7.914cm" svg:viewBox="0 0 10 9" svg:d="M10 9c0-2-1-5-4-7-1-2-3-2-6-2">
          <text:p/>
        </draw:path>
        <draw:path draw:style-name="gr1" draw:text-style-name="P1" draw:layer="layout" svg:width="0.018cm" svg:height="0.018cm" svg:x="19.732cm" svg:y="8.079cm" svg:viewBox="0 0 19 19" svg:d="M0 0c0 5 2 9 5 13 4 4 8 6 14 6">
          <text:p/>
        </draw:path>
        <draw:path draw:style-name="gr1" draw:text-style-name="P1" draw:layer="layout" svg:width="0.018cm" svg:height="0.017cm" svg:x="19.732cm" svg:y="7.914cm" svg:viewBox="0 0 19 18" svg:d="M19 0c-6 0-10 1-14 5-3 3-5 8-5 13">
          <text:p/>
        </draw:path>
        <draw:line draw:style-name="gr1" draw:text-style-name="P1" draw:layer="layout" svg:x1="19.765cm" svg:y1="8.097cm" svg:x2="19.75cm" svg:y2="8.097cm">
          <text:p/>
        </draw:line>
        <draw:line draw:style-name="gr1" draw:text-style-name="P1" draw:layer="layout" svg:x1="19.732cm" svg:y1="7.931cm" svg:x2="19.732cm" svg:y2="8.079cm">
          <text:p/>
        </draw:line>
        <draw:line draw:style-name="gr1" draw:text-style-name="P1" draw:layer="layout" svg:x1="19.765cm" svg:y1="7.913cm" svg:x2="19.75cm" svg:y2="7.913cm">
          <text:p/>
        </draw:line>
        <draw:line draw:style-name="gr1" draw:text-style-name="P1" draw:layer="layout" svg:x1="19.774cm" svg:y1="7.922cm" svg:x2="19.774cm" svg:y2="8.088cm">
          <text:p/>
        </draw:line>
        <draw:line draw:style-name="gr1" draw:text-style-name="P1" draw:layer="layout" svg:x1="19.592cm" svg:y1="8.199cm" svg:x2="19.631cm" svg:y2="8.199cm">
          <text:p/>
        </draw:line>
        <draw:line draw:style-name="gr1" draw:text-style-name="P1" draw:layer="layout" svg:x1="19.593cm" svg:y1="8.386cm" svg:x2="19.631cm" svg:y2="8.386cm">
          <text:p/>
        </draw:line>
        <draw:path draw:style-name="gr1" draw:text-style-name="P1" draw:layer="layout" svg:width="0.01cm" svg:height="0.011cm" svg:x="19.705cm" svg:y="8.199cm" svg:viewBox="0 0 11 12" svg:d="M0 12c2 0 5-1 7-3s4-6 4-9">
          <text:p/>
        </draw:path>
        <draw:line draw:style-name="gr1" draw:text-style-name="P1" draw:layer="layout" svg:x1="19.716cm" svg:y1="8.199cm" svg:x2="19.716cm" svg:y2="8.193cm">
          <text:p/>
        </draw:line>
        <draw:path draw:style-name="gr1" draw:text-style-name="P1" draw:layer="layout" svg:width="0.009cm" svg:height="0.009cm" svg:x="19.706cm" svg:y="8.184cm" svg:viewBox="0 0 10 10" svg:d="M10 10c0-4-1-6-2-8-2-1-4-2-8-2">
          <text:p/>
        </draw:path>
        <draw:line draw:style-name="gr1" draw:text-style-name="P1" draw:layer="layout" svg:x1="19.706cm" svg:y1="8.183cm" svg:x2="19.64cm" svg:y2="8.183cm">
          <text:p/>
        </draw:line>
        <draw:path draw:style-name="gr1" draw:text-style-name="P1" draw:layer="layout" svg:width="0.009cm" svg:height="0.009cm" svg:x="19.631cm" svg:y="8.184cm" svg:viewBox="0 0 10 10" svg:d="M10 0c-2 0-4 1-7 2-2 2-3 4-3 8">
          <text:p/>
        </draw:path>
        <draw:line draw:style-name="gr1" draw:text-style-name="P1" draw:layer="layout" svg:x1="19.631cm" svg:y1="8.193cm" svg:x2="19.631cm" svg:y2="8.199cm">
          <text:p/>
        </draw:line>
        <draw:path draw:style-name="gr1" draw:text-style-name="P1" draw:layer="layout" svg:width="0.011cm" svg:height="0.011cm" svg:x="19.632cm" svg:y="8.199cm" svg:viewBox="0 0 12 12" svg:d="M0 0c0 3 1 7 4 9 2 2 5 3 8 3">
          <text:p/>
        </draw:path>
        <draw:line draw:style-name="gr1" draw:text-style-name="P1" draw:layer="layout" svg:x1="19.643cm" svg:y1="8.21cm" svg:x2="19.705cm" svg:y2="8.21cm">
          <text:p/>
        </draw:line>
        <draw:line draw:style-name="gr1" draw:text-style-name="P1" draw:layer="layout" svg:x1="19.715cm" svg:y1="8.393cm" svg:x2="19.715cm" svg:y2="8.386cm">
          <text:p/>
        </draw:line>
        <draw:path draw:style-name="gr1" draw:text-style-name="P1" draw:layer="layout" svg:width="0.012cm" svg:height="0.01cm" svg:x="19.704cm" svg:y="8.376cm" svg:viewBox="0 0 13 11" svg:d="M13 11c0-3-2-6-4-8s-5-3-9-3">
          <text:p/>
        </draw:path>
        <draw:path draw:style-name="gr1" draw:text-style-name="P1" draw:layer="layout" svg:width="0.009cm" svg:height="0.009cm" svg:x="19.706cm" svg:y="8.393cm" svg:viewBox="0 0 10 10" svg:d="M0 10c3 0 6-1 7-4 2-2 3-4 3-6">
          <text:p/>
        </draw:path>
        <draw:path draw:style-name="gr1" draw:text-style-name="P1" draw:layer="layout" svg:width="0.011cm" svg:height="0.01cm" svg:x="19.632cm" svg:y="8.376cm" svg:viewBox="0 0 12 11" svg:d="M12 0c-3 0-6 1-8 3-3 2-4 5-4 8">
          <text:p/>
        </draw:path>
        <draw:path draw:style-name="gr1" draw:text-style-name="P1" draw:layer="layout" svg:width="0.009cm" svg:height="0.009cm" svg:x="19.632cm" svg:y="8.393cm" svg:viewBox="0 0 10 10" svg:d="M0 0c0 2 1 5 2 6 3 3 5 4 8 4">
          <text:p/>
        </draw:path>
        <draw:line draw:style-name="gr1" draw:text-style-name="P1" draw:layer="layout" svg:x1="19.631cm" svg:y1="8.386cm" svg:x2="19.631cm" svg:y2="8.393cm">
          <text:p/>
        </draw:line>
        <draw:line draw:style-name="gr1" draw:text-style-name="P1" draw:layer="layout" svg:x1="19.641cm" svg:y1="8.402cm" svg:x2="19.706cm" svg:y2="8.402cm">
          <text:p/>
        </draw:line>
        <draw:line draw:style-name="gr1" draw:text-style-name="P1" draw:layer="layout" svg:x1="19.704cm" svg:y1="8.375cm" svg:x2="19.643cm" svg:y2="8.375cm">
          <text:p/>
        </draw:line>
        <draw:path draw:style-name="gr1" draw:text-style-name="P1" draw:layer="layout" svg:width="0.009cm" svg:height="0.01cm" svg:x="19.764cm" svg:y="8.199cm" svg:viewBox="0 0 10 11" svg:d="M10 11c0-3-1-6-4-7-1-2-4-4-6-4">
          <text:p/>
        </draw:path>
        <draw:path draw:style-name="gr1" draw:text-style-name="P1" draw:layer="layout" svg:width="0.009cm" svg:height="0.008cm" svg:x="19.764cm" svg:y="8.378cm" svg:viewBox="0 0 10 9" svg:d="M0 9c2 0 5 0 6-2 3-3 4-5 4-7">
          <text:p/>
        </draw:path>
        <draw:line draw:style-name="gr1" draw:text-style-name="P1" draw:layer="layout" svg:x1="19.716cm" svg:y1="8.199cm" svg:x2="19.764cm" svg:y2="8.199cm">
          <text:p/>
        </draw:line>
        <draw:line draw:style-name="gr1" draw:text-style-name="P1" draw:layer="layout" svg:x1="19.773cm" svg:y1="8.378cm" svg:x2="19.773cm" svg:y2="8.208cm">
          <text:p/>
        </draw:line>
        <draw:line draw:style-name="gr1" draw:text-style-name="P1" draw:layer="layout" svg:x1="19.715cm" svg:y1="8.386cm" svg:x2="19.764cm" svg:y2="8.386cm">
          <text:p/>
        </draw:line>
        <draw:line draw:style-name="gr1" draw:text-style-name="P1" draw:layer="layout" svg:x1="19.593cm" svg:y1="8.386cm" svg:x2="19.592cm" svg:y2="8.199cm">
          <text:p/>
        </draw:line>
        <draw:path draw:style-name="gr1" draw:text-style-name="P1" draw:layer="layout" svg:width="0.008cm" svg:height="0.008cm" svg:x="19.766cm" svg:y="8.202cm" svg:viewBox="0 0 9 9" svg:d="M9 9c0-2-1-5-2-7-3-2-5-2-7-2">
          <text:p/>
        </draw:path>
        <draw:path draw:style-name="gr1" draw:text-style-name="P1" draw:layer="layout" svg:width="0.008cm" svg:height="0.008cm" svg:x="19.766cm" svg:y="8.376cm" svg:viewBox="0 0 9 9" svg:d="M0 9c2 0 4-2 7-3 1-2 2-4 2-6">
          <text:p/>
        </draw:path>
        <draw:path draw:style-name="gr1" draw:text-style-name="P1" draw:layer="layout" svg:width="0.017cm" svg:height="0.018cm" svg:x="19.733cm" svg:y="8.201cm" svg:viewBox="0 0 18 19" svg:d="M18 0c-6 0-10 2-13 5-3 4-5 9-5 14">
          <text:p/>
        </draw:path>
        <draw:path draw:style-name="gr1" draw:text-style-name="P1" draw:layer="layout" svg:width="0.017cm" svg:height="0.017cm" svg:x="19.733cm" svg:y="8.367cm" svg:viewBox="0 0 18 18" svg:d="M0 0c0 4 2 9 5 12s7 6 13 6">
          <text:p/>
        </draw:path>
        <draw:line draw:style-name="gr1" draw:text-style-name="P1" draw:layer="layout" svg:x1="19.766cm" svg:y1="8.201cm" svg:x2="19.75cm" svg:y2="8.201cm">
          <text:p/>
        </draw:line>
        <draw:line draw:style-name="gr1" draw:text-style-name="P1" draw:layer="layout" svg:x1="19.733cm" svg:y1="8.367cm" svg:x2="19.732cm" svg:y2="8.219cm">
          <text:p/>
        </draw:line>
        <draw:line draw:style-name="gr1" draw:text-style-name="P1" draw:layer="layout" svg:x1="19.766cm" svg:y1="8.384cm" svg:x2="19.75cm" svg:y2="8.384cm">
          <text:p/>
        </draw:line>
        <draw:line draw:style-name="gr1" draw:text-style-name="P1" draw:layer="layout" svg:x1="19.774cm" svg:y1="8.376cm" svg:x2="19.774cm" svg:y2="8.21cm">
          <text:p/>
        </draw:line>
        <draw:line draw:style-name="gr1" draw:text-style-name="P1" draw:layer="layout" svg:x1="18.77cm" svg:y1="8.469cm" svg:x2="19.555cm" svg:y2="8.469cm">
          <text:p/>
        </draw:line>
        <draw:line draw:style-name="gr1" draw:text-style-name="P1" draw:layer="layout" svg:x1="18.77cm" svg:y1="8.731cm" svg:x2="19.555cm" svg:y2="8.731cm">
          <text:p/>
        </draw:line>
        <draw:polygon draw:style-name="gr1" draw:text-style-name="P1" draw:layer="layout" svg:width="0.785cm" svg:height="0.855cm" svg:x="18.77cm" svg:y="7.876cm" svg:viewBox="0 0 786 856" draw:points="786,594 0,594 0,0 261,0 261,594 0,594 0,856 786,856">
          <text:p/>
        </draw:polygon>
        <draw:polygon draw:style-name="gr1" draw:text-style-name="P1" draw:layer="layout" svg:width="0.261cm" svg:height="1.186cm" svg:x="18.77cm" svg:y="7.283cm" svg:viewBox="0 0 262 1187" draw:points="0,594 0,0 262,0 262,594 262,1187 262,594 0,594 0,1187 262,1187 262,594">
          <text:p/>
        </draw:polygon>
        <draw:polygon draw:style-name="gr1" draw:text-style-name="P1" draw:layer="layout" svg:width="0.261cm" svg:height="1.186cm" svg:x="18.77cm" svg:y="6.69cm" svg:viewBox="0 0 262 1187" draw:points="0,593 0,0 262,0 262,593 262,1187 262,593 0,593 0,1187 262,1187 262,593">
          <text:p/>
        </draw:polygon>
        <draw:polygon draw:style-name="gr1" draw:text-style-name="P1" draw:layer="layout" svg:width="0.261cm" svg:height="0.593cm" svg:x="18.77cm" svg:y="6.69cm" svg:viewBox="0 0 262 594" draw:points="262,0 262,594 262,0 0,0 0,594 262,594">
          <text:p/>
        </draw:polygon>
        <draw:line draw:style-name="gr1" draw:text-style-name="P1" draw:layer="layout" svg:x1="18.77cm" svg:y1="6.428cm" svg:x2="19.555cm" svg:y2="6.428cm">
          <text:p/>
        </draw:line>
        <draw:line draw:style-name="gr1" draw:text-style-name="P1" draw:layer="layout" svg:x1="18.77cm" svg:y1="6.69cm" svg:x2="19.555cm" svg:y2="6.69cm">
          <text:p/>
        </draw:line>
        <draw:polygon draw:style-name="gr1" draw:text-style-name="P1" draw:layer="layout" svg:width="0.785cm" svg:height="0.262cm" svg:x="18.77cm" svg:y="6.428cm" svg:viewBox="0 0 786 263" draw:points="786,0 0,0 0,263 786,263">
          <text:p/>
        </draw:polygon>
        <draw:polygon draw:style-name="gr1" draw:text-style-name="P1" draw:layer="layout" svg:width="0.262cm" svg:height="0.593cm" svg:x="19.293cm" svg:y="7.876cm" svg:viewBox="0 0 263 594" draw:points="0,594 263,594 263,0 0,0">
          <text:p/>
        </draw:polygon>
        <draw:polygon draw:style-name="gr1" draw:text-style-name="P1" draw:layer="layout" svg:width="0.262cm" svg:height="1.186cm" svg:x="19.293cm" svg:y="7.283cm" svg:viewBox="0 0 263 1187" draw:points="0,594 0,0 263,0 263,594 263,1187 263,594 0,594 0,1187 263,1187 263,594">
          <text:p/>
        </draw:polygon>
        <draw:polygon draw:style-name="gr1" draw:text-style-name="P1" draw:layer="layout" svg:width="0.262cm" svg:height="1.186cm" svg:x="19.293cm" svg:y="6.69cm" svg:viewBox="0 0 263 1187" draw:points="0,593 0,0 263,0 263,593 263,1187 263,593 0,593 0,1187 263,1187 263,593">
          <text:p/>
        </draw:polygon>
        <draw:polygon draw:style-name="gr1" draw:text-style-name="P1" draw:layer="layout" svg:width="0.262cm" svg:height="0.593cm" svg:x="19.293cm" svg:y="6.69cm" svg:viewBox="0 0 263 594" draw:points="263,0 263,594 263,0 0,0 0,594 263,594">
          <text:p/>
        </draw:polygon>
        <draw:line draw:style-name="gr1" draw:text-style-name="P1" draw:layer="layout" svg:x1="21.439cm" svg:y1="5.769cm" svg:x2="20.394cm" svg:y2="5.769cm">
          <text:p/>
        </draw:line>
        <draw:line draw:style-name="gr1" draw:text-style-name="P1" draw:layer="layout" svg:x1="20.224cm" svg:y1="5.769cm" svg:x2="19.835cm" svg:y2="5.769cm">
          <text:p/>
        </draw:line>
        <draw:line draw:style-name="gr1" draw:text-style-name="P1" draw:layer="layout" svg:x1="23.637cm" svg:y1="5.769cm" svg:x2="22.7cm" svg:y2="5.769cm">
          <text:p/>
        </draw:line>
        <draw:line draw:style-name="gr1" draw:text-style-name="P1" draw:layer="layout" svg:x1="24.62cm" svg:y1="5.769cm" svg:x2="23.689cm" svg:y2="5.769cm">
          <text:p/>
        </draw:line>
        <draw:line draw:style-name="gr1" draw:text-style-name="P1" draw:layer="layout" svg:x1="25.834cm" svg:y1="5.769cm" svg:x2="24.897cm" svg:y2="5.769cm">
          <text:p/>
        </draw:line>
        <draw:line draw:style-name="gr1" draw:text-style-name="P1" draw:layer="layout" svg:x1="26.818cm" svg:y1="5.769cm" svg:x2="25.886cm" svg:y2="5.769cm">
          <text:p/>
        </draw:line>
        <draw:line draw:style-name="gr1" draw:text-style-name="P1" draw:layer="layout" svg:x1="28.031cm" svg:y1="5.769cm" svg:x2="27.095cm" svg:y2="5.769cm">
          <text:p/>
        </draw:line>
        <draw:line draw:style-name="gr1" draw:text-style-name="P1" draw:layer="layout" svg:x1="29.015cm" svg:y1="5.769cm" svg:x2="28.084cm" svg:y2="5.769cm">
          <text:p/>
        </draw:line>
        <draw:line draw:style-name="gr1" draw:text-style-name="P1" draw:layer="layout" svg:x1="30.229cm" svg:y1="5.769cm" svg:x2="29.292cm" svg:y2="5.769cm">
          <text:p/>
        </draw:line>
        <draw:line draw:style-name="gr1" draw:text-style-name="P1" draw:layer="layout" svg:x1="31.213cm" svg:y1="5.769cm" svg:x2="30.281cm" svg:y2="5.769cm">
          <text:p/>
        </draw:line>
        <draw:line draw:style-name="gr1" draw:text-style-name="P1" draw:layer="layout" svg:x1="32.426cm" svg:y1="5.769cm" svg:x2="31.489cm" svg:y2="5.769cm">
          <text:p/>
        </draw:line>
        <draw:line draw:style-name="gr1" draw:text-style-name="P1" draw:layer="layout" svg:x1="33.41cm" svg:y1="5.769cm" svg:x2="32.479cm" svg:y2="5.769cm">
          <text:p/>
        </draw:line>
        <draw:line draw:style-name="gr1" draw:text-style-name="P1" draw:layer="layout" svg:x1="34.624cm" svg:y1="5.769cm" svg:x2="33.687cm" svg:y2="5.769cm">
          <text:p/>
        </draw:line>
        <draw:line draw:style-name="gr1" draw:text-style-name="P1" draw:layer="layout" svg:x1="35.608cm" svg:y1="5.769cm" svg:x2="34.676cm" svg:y2="5.769cm">
          <text:p/>
        </draw:line>
        <draw:line draw:style-name="gr1" draw:text-style-name="P2" draw:layer="layout" svg:x1="37.805cm" svg:y1="5.769cm" svg:x2="35.884cm" svg:y2="5.769cm">
          <text:p/>
        </draw:line>
        <draw:line draw:style-name="gr1" draw:text-style-name="P1" draw:layer="layout" svg:x1="24.7cm" svg:y1="7.207cm" svg:x2="24.7cm" svg:y2="7.313cm">
          <text:p/>
        </draw:line>
        <draw:line draw:style-name="gr1" draw:text-style-name="P1" draw:layer="layout" svg:x1="24.665cm" svg:y1="7.313cm" svg:x2="24.736cm" svg:y2="7.313cm">
          <text:p/>
        </draw:line>
        <draw:line draw:style-name="gr1" draw:text-style-name="P1" draw:layer="layout" svg:x1="24.665cm" svg:y1="7.207cm" svg:x2="24.736cm" svg:y2="7.207cm">
          <text:p/>
        </draw:line>
        <draw:line draw:style-name="gr1" draw:text-style-name="P1" draw:layer="layout" svg:x1="16.314cm" svg:y1="6.563cm" svg:x2="16.401cm" svg:y2="6.563cm">
          <text:p/>
        </draw:line>
        <draw:line draw:style-name="gr1" draw:text-style-name="P1" draw:layer="layout" svg:x1="14.53cm" svg:y1="4.973cm" svg:x2="13.166cm" svg:y2="4.973cm">
          <text:p/>
        </draw:line>
        <draw:line draw:style-name="gr1" draw:text-style-name="P1" draw:layer="layout" svg:x1="12.933cm" svg:y1="4.973cm" svg:x2="11.717cm" svg:y2="4.973cm">
          <text:p/>
        </draw:line>
        <draw:line draw:style-name="gr1" draw:text-style-name="P1" draw:layer="layout" svg:x1="9.287cm" svg:y1="6.24cm" svg:x2="9.287cm" svg:y2="7.173cm">
          <text:p/>
        </draw:line>
        <draw:line draw:style-name="gr1" draw:text-style-name="P1" draw:layer="layout" svg:x1="9.287cm" svg:y1="7.348cm" svg:x2="9.287cm" svg:y2="8.281cm">
          <text:p/>
        </draw:line>
        <draw:line draw:style-name="gr1" draw:text-style-name="P1" draw:layer="layout" svg:x1="9.287cm" svg:y1="8.333cm" svg:x2="9.287cm" svg:y2="9.327cm">
          <text:p/>
        </draw:line>
        <draw:line draw:style-name="gr1" draw:text-style-name="P1" draw:layer="layout" svg:x1="9.287cm" svg:y1="9.38cm" svg:x2="9.287cm" svg:y2="10.312cm">
          <text:p/>
        </draw:line>
        <draw:line draw:style-name="gr1" draw:text-style-name="P1" draw:layer="layout" svg:x1="9.287cm" svg:y1="10.487cm" svg:x2="9.287cm" svg:y2="11.42cm">
          <text:p/>
        </draw:line>
        <draw:line draw:style-name="gr1" draw:text-style-name="P1" draw:layer="layout" svg:x1="9.287cm" svg:y1="11.472cm" svg:x2="9.287cm" svg:y2="12.466cm">
          <text:p/>
        </draw:line>
        <draw:line draw:style-name="gr1" draw:text-style-name="P1" draw:layer="layout" svg:x1="9.287cm" svg:y1="12.519cm" svg:x2="9.287cm" svg:y2="13.451cm">
          <text:p/>
        </draw:line>
        <draw:line draw:style-name="gr1" draw:text-style-name="P1" draw:layer="layout" svg:x1="9.287cm" svg:y1="13.627cm" svg:x2="9.287cm" svg:y2="14.559cm">
          <text:p/>
        </draw:line>
        <draw:line draw:style-name="gr1" draw:text-style-name="P1" draw:layer="layout" svg:x1="9.287cm" svg:y1="14.611cm" svg:x2="9.287cm" svg:y2="15.605cm">
          <text:p/>
        </draw:line>
        <draw:line draw:style-name="gr1" draw:text-style-name="P1" draw:layer="layout" svg:x1="9.287cm" svg:y1="15.658cm" svg:x2="9.287cm" svg:y2="16.591cm">
          <text:p/>
        </draw:line>
        <draw:line draw:style-name="gr1" draw:text-style-name="P1" draw:layer="layout" svg:x1="9.287cm" svg:y1="16.766cm" svg:x2="9.287cm" svg:y2="17.698cm">
          <text:p/>
        </draw:line>
        <draw:line draw:style-name="gr1" draw:text-style-name="P1" draw:layer="layout" svg:x1="9.287cm" svg:y1="17.751cm" svg:x2="9.287cm" svg:y2="18.745cm">
          <text:p/>
        </draw:line>
        <draw:line draw:style-name="gr1" draw:text-style-name="P1" draw:layer="layout" svg:x1="9.287cm" svg:y1="18.797cm" svg:x2="9.287cm" svg:y2="19.73cm">
          <text:p/>
        </draw:line>
        <draw:line draw:style-name="gr1" draw:text-style-name="P1" draw:layer="layout" svg:x1="9.287cm" svg:y1="19.905cm" svg:x2="9.287cm" svg:y2="20.838cm">
          <text:p/>
        </draw:line>
        <draw:line draw:style-name="gr1" draw:text-style-name="P1" draw:layer="layout" svg:x1="9.287cm" svg:y1="20.89cm" svg:x2="9.287cm" svg:y2="21.884cm">
          <text:p/>
        </draw:line>
        <draw:line draw:style-name="gr1" draw:text-style-name="P1" draw:layer="layout" svg:x1="9.287cm" svg:y1="21.936cm" svg:x2="9.287cm" svg:y2="22.869cm">
          <text:p/>
        </draw:line>
        <draw:line draw:style-name="gr1" draw:text-style-name="P1" draw:layer="layout" svg:x1="9.287cm" svg:y1="23.044cm" svg:x2="9.287cm" svg:y2="23.977cm">
          <text:p/>
        </draw:line>
        <draw:line draw:style-name="gr1" draw:text-style-name="P1" draw:layer="layout" svg:x1="9.287cm" svg:y1="24.029cm" svg:x2="9.287cm" svg:y2="25.023cm">
          <text:p/>
        </draw:line>
        <draw:polyline draw:style-name="gr1" draw:text-style-name="P1" draw:layer="layout" svg:width="0.123cm" svg:height="0.066cm" svg:x="10.704cm" svg:y="10.308cm" svg:viewBox="0 0 124 67" draw:points="0,67 0,0 124,0">
          <text:p/>
        </draw:polyline>
        <draw:polyline draw:style-name="gr1" draw:text-style-name="P1" draw:layer="layout" svg:width="0.123cm" svg:height="0.066cm" svg:x="10.704cm" svg:y="10.426cm" svg:viewBox="0 0 124 67" draw:points="0,0 0,67 124,67">
          <text:p/>
        </draw:polyline>
        <draw:polygon draw:style-name="gr1" draw:text-style-name="P1" draw:layer="layout" svg:width="0.096cm" svg:height="0.138cm" svg:x="10.736cm" svg:y="10.331cm" svg:viewBox="0 0 97 139" draw:points="97,139 0,139 0,0 97,0">
          <text:p/>
        </draw:polygon>
        <draw:polyline draw:style-name="gr1" draw:text-style-name="P1" draw:layer="layout" svg:width="0.445cm" svg:height="0.26cm" svg:x="35.443cm" svg:y="11.827cm" svg:viewBox="0 0 446 261" draw:points="446,0 295,88 275,221 170,39 150,173 0,261">
          <text:p/>
        </draw:polyline>
        <draw:polyline draw:style-name="gr1" draw:text-style-name="P1" draw:layer="layout" svg:width="0.55cm" svg:height="0.321cm" svg:x="17.027cm" svg:y="15.579cm" svg:viewBox="0 0 551 322" draw:points="551,0 337,125 317,258 211,77 191,210 0,322">
          <text:p/>
        </draw:polyline>
        <draw:polyline draw:style-name="gr1" draw:text-style-name="P1" draw:layer="layout" svg:width="0.198cm" svg:height="0.146cm" svg:x="17.027cm" svg:y="15.9cm" svg:viewBox="0 0 199 147" draw:points="0,0 0,147 199,147">
          <text:p/>
        </draw:polyline>
        <draw:line draw:style-name="gr1" draw:text-style-name="P1" draw:layer="layout" svg:x1="17.395cm" svg:y1="16.046cm" svg:x2="17.593cm" svg:y2="16.046cm">
          <text:p/>
        </draw:line>
        <draw:line draw:style-name="gr1" draw:text-style-name="P2" draw:layer="layout" svg:x1="36.392cm" svg:y1="13.615cm" svg:x2="35.98cm" svg:y2="13.615cm">
          <text:p/>
        </draw:line>
        <draw:line draw:style-name="gr1" draw:text-style-name="P1" draw:layer="layout" svg:x1="35.632cm" svg:y1="13.615cm" svg:x2="35.54cm" svg:y2="13.615cm">
          <text:p/>
        </draw:line>
        <draw:line draw:style-name="gr1" draw:text-style-name="P2" draw:layer="layout" svg:x1="36.392cm" svg:y1="13.589cm" svg:x2="35.98cm" svg:y2="13.589cm">
          <text:p/>
        </draw:line>
        <draw:line draw:style-name="gr1" draw:text-style-name="P1" draw:layer="layout" svg:x1="35.632cm" svg:y1="13.589cm" svg:x2="35.54cm" svg:y2="13.589cm">
          <text:p/>
        </draw:line>
        <draw:line draw:style-name="gr1" draw:text-style-name="P1" draw:layer="layout" svg:x1="35.632cm" svg:y1="13.625cm" svg:x2="35.632cm" svg:y2="13.577cm">
          <text:p/>
        </draw:line>
        <draw:line draw:style-name="gr1" draw:text-style-name="P1" draw:layer="layout" svg:x1="35.98cm" svg:y1="13.577cm" svg:x2="35.98cm" svg:y2="13.625cm">
          <text:p/>
        </draw:line>
        <draw:path draw:style-name="gr1" draw:text-style-name="P1" draw:layer="layout" svg:width="0.092cm" svg:height="0.225cm" svg:x="35.871cm" svg:y="13.355cm" svg:viewBox="0 0 93 226" svg:d="M93 226c1-85-33-167-93-226">
          <text:p/>
        </draw:path>
        <draw:polygon draw:style-name="gr1" draw:text-style-name="P1" draw:layer="layout" svg:width="0.232cm" svg:height="0.233cm" svg:x="35.649cm" svg:y="13.355cm" svg:viewBox="0 0 233 234" draw:points="223,0 233,11 11,234 0,223">
          <text:p/>
        </draw:polygon>
        <draw:polyline draw:style-name="gr1" draw:text-style-name="P1" draw:layer="layout" svg:width="0.017cm" svg:height="0.048cm" svg:x="35.963cm" svg:y="13.577cm" svg:viewBox="0 0 18 49" draw:points="18,0 0,0 0,49 18,49">
          <text:p/>
        </draw:polyline>
        <draw:polyline draw:style-name="gr1" draw:text-style-name="P1" draw:layer="layout" svg:width="0.017cm" svg:height="0.048cm" svg:x="35.632cm" svg:y="13.577cm" svg:viewBox="0 0 18 49" draw:points="0,49 18,49 18,0 0,0">
          <text:p/>
        </draw:polyline>
        <draw:line draw:style-name="gr1" draw:text-style-name="P1" draw:layer="layout" svg:x1="35.632cm" svg:y1="13.603cm" svg:x2="35.54cm" svg:y2="13.603cm">
          <text:p/>
        </draw:line>
        <draw:polygon draw:style-name="gr1" draw:text-style-name="P2" draw:layer="layout" svg:width="0.7cm" svg:height="0.28cm" svg:x="35.743cm" svg:y="13.03cm" svg:viewBox="0 0 701 281" draw:points="0,281 701,281 701,0 0,0">
          <text:p/>
        </draw:polygon>
        <draw:polyline draw:style-name="gr1" draw:text-style-name="P1" draw:layer="layout" svg:width="0.119cm" svg:height="0.18cm" svg:x="35.778cm" svg:y="13.08cm" svg:viewBox="0 0 120 181" draw:points="17,0 111,0 59,70 85,70 103,78 111,87 120,112 120,129 111,155 93,172 68,181 42,181 17,172 8,164 0,147">
          <text:p/>
        </draw:polyline>
        <draw:polyline draw:style-name="gr1" draw:text-style-name="P1" draw:layer="layout" svg:width="0.128cm" svg:height="0.18cm" svg:x="35.948cm" svg:y="13.08cm" svg:viewBox="0 0 129 181" draw:points="86,181 86,0 0,121 129,121">
          <text:p/>
        </draw:polyline>
        <draw:polyline draw:style-name="gr1" draw:text-style-name="P2" draw:layer="layout" svg:width="0.12cm" svg:height="0.18cm" svg:x="36.119cm" svg:y="13.08cm" svg:viewBox="0 0 121 181" draw:points="8,44 8,35 17,17 26,9 43,0 77,0 94,9 102,17 111,35 111,53 102,70 85,95 0,181 121,181">
          <text:p/>
        </draw:polyline>
        <draw:polyline draw:style-name="gr1" draw:text-style-name="P2" draw:layer="layout" svg:width="0.136cm" svg:height="0.18cm" svg:x="36.273cm" svg:y="13.08cm" svg:viewBox="0 0 137 181" draw:points="0,181 68,0 137,181">
          <text:p/>
        </draw:polyline>
        <draw:line draw:style-name="gr1" draw:text-style-name="P2" draw:layer="layout" svg:x1="36.298cm" svg:y1="13.2cm" svg:x2="36.383cm" svg:y2="13.2cm">
          <text:p/>
        </draw:line>
        <draw:line draw:style-name="gr1" draw:text-style-name="P1" draw:layer="layout" svg:x1="10.827cm" svg:y1="5.915cm" svg:x2="10.827cm" svg:y2="5.552cm">
          <text:p/>
        </draw:line>
        <draw:line draw:style-name="gr1" draw:text-style-name="P1" draw:layer="layout" svg:x1="10.104cm" svg:y1="5.552cm" svg:x2="10.381cm" svg:y2="5.552cm">
          <text:p/>
        </draw:line>
        <draw:line draw:style-name="gr1" draw:text-style-name="P1" draw:layer="layout" svg:x1="10.551cm" svg:y1="5.552cm" svg:x2="10.827cm" svg:y2="5.552cm">
          <text:p/>
        </draw:line>
        <draw:line draw:style-name="gr1" draw:text-style-name="P1" draw:layer="layout" svg:x1="10.086cm" svg:y1="5.552cm" svg:x2="10.086cm" svg:y2="5.375cm">
          <text:p/>
        </draw:line>
        <draw:polyline draw:style-name="gr1" draw:text-style-name="P1" draw:layer="layout" svg:width="0.082cm" svg:height="0.177cm" svg:x="10.004cm" svg:y="5.028cm" svg:viewBox="0 0 83 178" draw:points="83,178 83,0 0,0">
          <text:p/>
        </draw:polyline>
        <draw:line draw:style-name="gr1" draw:text-style-name="P1" draw:layer="layout" svg:x1="10.086cm" svg:y1="5.028cm" svg:x2="10.086cm" svg:y2="4.847cm">
          <text:p/>
        </draw:line>
        <draw:line draw:style-name="gr1" draw:text-style-name="P1" draw:layer="layout" svg:x1="10.086cm" svg:y1="4.677cm" svg:x2="10.086cm" svg:y2="4.495cm">
          <text:p/>
        </draw:line>
        <draw:polygon draw:style-name="gr1" draw:text-style-name="P1" draw:layer="layout" svg:width="0.7cm" svg:height="0.28cm" svg:x="9.337cm" svg:y="4.504cm" svg:viewBox="0 0 701 281" draw:points="0,281 701,281 701,0 0,0">
          <text:p/>
        </draw:polygon>
        <draw:polyline draw:style-name="gr1" draw:text-style-name="P1" draw:layer="layout" svg:width="0.119cm" svg:height="0.179cm" svg:x="9.371cm" svg:y="4.555cm" svg:viewBox="0 0 120 180" draw:points="17,0 112,0 60,68 85,68 103,77 112,85 120,111 120,128 112,154 95,171 68,180 43,180 17,171 9,163 0,146">
          <text:p/>
        </draw:polyline>
        <draw:polyline draw:style-name="gr1" draw:text-style-name="P1" draw:layer="layout" svg:width="0.043cm" svg:height="0.179cm" svg:x="9.567cm" svg:y="4.555cm" svg:viewBox="0 0 44 180" draw:points="0,34 17,25 44,0 44,180">
          <text:p/>
        </draw:polyline>
        <draw:polyline draw:style-name="gr1" draw:text-style-name="P1" draw:layer="layout" svg:width="0.128cm" svg:height="0.179cm" svg:x="9.712cm" svg:y="4.555cm" svg:viewBox="0 0 129 180" draw:points="87,180 87,0 0,119 129,119">
          <text:p/>
        </draw:polyline>
        <draw:polyline draw:style-name="gr1" draw:text-style-name="P1" draw:layer="layout" svg:width="0.136cm" svg:height="0.179cm" svg:x="9.866cm" svg:y="4.555cm" svg:viewBox="0 0 137 180" draw:points="0,180 68,0 137,180">
          <text:p/>
        </draw:polyline>
        <draw:line draw:style-name="gr1" draw:text-style-name="P1" draw:layer="layout" svg:x1="9.891cm" svg:y1="4.674cm" svg:x2="9.977cm" svg:y2="4.674cm">
          <text:p/>
        </draw:line>
        <draw:polygon draw:style-name="gr1" draw:text-style-name="P1" draw:layer="layout" svg:width="0.7cm" svg:height="0.28cm" svg:x="9.337cm" svg:y="5.468cm" svg:viewBox="0 0 701 281" draw:points="0,281 701,281 701,0 0,0">
          <text:p/>
        </draw:polygon>
        <draw:polyline draw:style-name="gr1" draw:text-style-name="P1" draw:layer="layout" svg:width="0.119cm" svg:height="0.18cm" svg:x="9.367cm" svg:y="5.518cm" svg:viewBox="0 0 120 181" draw:points="17,0 111,0 59,70 85,70 103,78 111,87 120,113 120,130 111,155 93,172 68,181 42,181 17,172 8,164 0,147">
          <text:p/>
        </draw:polyline>
        <draw:polyline draw:style-name="gr1" draw:text-style-name="P1" draw:layer="layout" svg:width="0.043cm" svg:height="0.18cm" svg:x="9.563cm" svg:y="5.518cm" svg:viewBox="0 0 44 181" draw:points="0,35 17,26 44,0 44,181">
          <text:p/>
        </draw:polyline>
        <draw:polyline draw:style-name="gr1" draw:text-style-name="P1" draw:layer="layout" svg:width="0.128cm" svg:height="0.18cm" svg:x="9.708cm" svg:y="5.518cm" svg:viewBox="0 0 129 181" draw:points="87,181 87,0 0,121 129,121">
          <text:p/>
        </draw:polyline>
        <draw:polyline draw:style-name="gr1" draw:text-style-name="P1" draw:layer="layout" svg:width="0.12cm" svg:height="0.18cm" svg:x="9.887cm" svg:y="5.518cm" svg:viewBox="0 0 121 181" draw:points="78,87 104,95 112,104 121,121 121,147 112,164 104,172 78,181 0,181 0,0 78,0 104,9 112,18 121,35 121,52 112,70 104,78 78,87 0,87">
          <text:p/>
        </draw:polyline>
        <draw:polygon draw:style-name="gr1" draw:text-style-name="P1" draw:layer="layout" svg:width="0.701cm" svg:height="0.28cm" svg:x="10.115cm" svg:y="5.73cm" svg:viewBox="0 0 702 281" draw:points="0,281 702,281 702,0 0,0">
          <text:p/>
        </draw:polygon>
        <draw:polyline draw:style-name="gr1" draw:text-style-name="P1" draw:layer="layout" svg:width="0.12cm" svg:height="0.179cm" svg:x="10.145cm" svg:y="5.78cm" svg:viewBox="0 0 121 180" draw:points="17,0 112,0 61,68 87,68 104,77 112,85 121,111 121,128 112,154 95,172 70,180 44,180 17,172 9,163 0,145">
          <text:p/>
        </draw:polyline>
        <draw:polyline draw:style-name="gr1" draw:text-style-name="P1" draw:layer="layout" svg:width="0.042cm" svg:height="0.179cm" svg:x="10.342cm" svg:y="5.78cm" svg:viewBox="0 0 43 180" draw:points="0,34 18,26 43,0 43,180">
          <text:p/>
        </draw:polyline>
        <draw:polyline draw:style-name="gr1" draw:text-style-name="P1" draw:layer="layout" svg:width="0.128cm" svg:height="0.179cm" svg:x="10.487cm" svg:y="5.78cm" svg:viewBox="0 0 129 180" draw:points="85,180 85,0 0,119 129,119">
          <text:p/>
        </draw:polyline>
        <draw:polyline draw:style-name="gr1" draw:text-style-name="P1" draw:layer="layout" svg:width="0.129cm" svg:height="0.179cm" svg:x="10.657cm" svg:y="5.78cm" svg:viewBox="0 0 130 180" draw:points="130,43 121,26 104,9 87,0 53,0 36,9 18,26 9,43 0,68 0,111 9,137 18,154 36,172 53,180 87,180 104,172 121,154 130,137">
          <text:p/>
        </draw:polyline>
        <draw:polygon draw:style-name="gr1" draw:text-style-name="P1" draw:layer="layout" svg:width="0.021cm" svg:height="0.12cm" svg:x="14.848cm" svg:y="26.219cm" svg:viewBox="0 0 22 121" draw:points="0,121 22,121 22,0 0,0">
          <text:p/>
        </draw:polygon>
        <draw:polygon draw:style-name="gr1" draw:text-style-name="P1" draw:layer="layout" svg:width="0.142cm" svg:height="0.151cm" svg:x="14.695cm" svg:y="26.203cm" svg:viewBox="0 0 143 152" draw:points="143,28 143,125 143,126 143,127 143,128 142,129 142,130 141,131 141,132 140,133 139,134 138,135 137,136 136,136 135,137 134,137 133,138 132,138 131,138 130,138 129,138 32,152 31,152 30,152 29,152 28,152 27,152 25,152 24,152 22,152 21,151 20,151 18,151 17,150 16,150 15,150 14,149 13,148 12,148 11,148 11,147 10,147 9,146 8,146 7,145 7,144 6,143 5,143 5,142 4,141 3,140 3,139 3,138 2,137 1,136 1,135 1,134 1,133 0,132 0,131 0,130 0,129 0,24 0,23 0,22 0,21 0,20 1,19 1,18 1,17 2,16 2,15 3,14 3,13 4,12 4,11 5,10 6,9 7,8 8,7 9,7 10,6 11,6 11,5 12,4 13,4 14,3 15,3 16,3 17,2 18,2 20,1 21,1 22,1 24,1 25,1 25,0 27,0 28,0 29,0 30,0 31,1 32,1 129,14 130,14 131,14 132,14 133,15 134,15 134,16 135,16 136,16 136,17 137,17 138,17 138,18 139,18 139,19 140,19 140,20 141,21 141,22 142,22 142,23 142,24 143,24 143,25 143,26 143,27">
          <text:p/>
        </draw:polygon>
        <draw:polygon draw:style-name="gr1" draw:text-style-name="P1" draw:layer="layout" svg:width="0.022cm" svg:height="0.12cm" svg:x="14.011cm" svg:y="26.219cm" svg:viewBox="0 0 23 121" draw:points="0,121 23,121 23,0 0,0">
          <text:p/>
        </draw:polygon>
        <draw:polygon draw:style-name="gr1" draw:text-style-name="P1" draw:layer="layout" svg:width="0.142cm" svg:height="0.151cm" svg:x="13.858cm" svg:y="26.203cm" svg:viewBox="0 0 143 152" draw:points="143,28 143,125 143,126 143,127 142,128 142,129 142,130 141,131 140,132 140,133 139,134 138,135 137,135 137,136 136,136 135,137 134,137 133,137 133,138 132,138 131,138 130,138 129,138 32,152 30,152 29,152 27,152 26,152 24,152 23,152 22,152 22,151 20,151 19,151 17,151 17,150 16,150 15,150 14,149 13,148 12,148 11,148 10,147 9,146 8,146 7,145 7,144 6,143 5,143 5,142 4,141 3,140 3,139 2,138 2,137 1,136 1,135 1,134 0,133 0,132 0,131 0,130 0,129 0,24 0,23 0,22 0,21 0,20 0,19 1,18 1,17 2,16 2,15 2,14 3,14 3,13 4,12 4,11 5,10 6,9 7,8 8,7 9,7 10,6 11,5 12,4 13,4 14,3 15,3 16,3 17,2 19,2 19,1 20,1 22,1 23,1 24,1 26,0 27,0 29,0 30,0 32,1 129,14 130,14 131,14 132,14 133,15 134,16 135,16 136,16 136,17 137,17 138,18 139,18 139,19 140,19 140,20 140,21 141,21 141,22 142,22 142,23 142,24 142,25 143,25 143,26 143,27">
          <text:p/>
        </draw:polygon>
        <draw:polygon draw:style-name="gr1" draw:text-style-name="P1" draw:layer="layout" svg:width="0.022cm" svg:height="0.12cm" svg:x="13.173cm" svg:y="26.219cm" svg:viewBox="0 0 23 121" draw:points="0,121 23,121 23,0 0,0">
          <text:p/>
        </draw:polygon>
        <draw:polygon draw:style-name="gr1" draw:text-style-name="P1" draw:layer="layout" svg:width="0.142cm" svg:height="0.151cm" svg:x="13.021cm" svg:y="26.203cm" svg:viewBox="0 0 143 152" draw:points="143,28 143,125 143,126 142,126 142,127 142,128 142,129 142,130 141,130 141,131 140,132 140,133 139,133 139,134 138,134 138,135 137,135 137,136 136,136 135,136 135,137 134,137 133,138 132,138 131,138 129,138 33,152 32,152 30,152 29,152 27,152 26,152 25,152 24,152 23,152 21,151 20,151 19,151 18,151 17,151 16,150 15,150 14,149 13,148 12,148 11,148 10,147 9,147 9,146 8,146 7,145 6,144 6,143 5,143 5,142 4,141 3,140 3,139 2,138 2,137 1,137 1,136 1,135 1,134 1,133 0,132 0,131 0,130 0,129 0,24 0,23 0,22 0,21 0,20 1,19 1,18 1,17 1,16 2,15 2,14 3,14 3,13 4,12 4,11 5,10 6,9 6,8 7,8 8,7 9,7 9,6 10,6 11,5 12,4 13,4 14,3 15,3 16,2 17,2 18,2 19,1 20,1 21,1 23,1 24,1 25,1 26,0 27,0 29,0 30,0 32,1 33,1 129,14 131,14 132,14 133,15 134,15 134,16 135,16 136,17 137,17 138,18 139,19 140,20 140,21 141,21 141,22 142,23 142,24 142,25 142,26 143,27">
          <text:p/>
        </draw:polygon>
        <draw:polygon draw:style-name="gr1" draw:text-style-name="P1" draw:layer="layout" svg:width="0.022cm" svg:height="0.12cm" svg:x="12.336cm" svg:y="26.219cm" svg:viewBox="0 0 23 121" draw:points="0,121 23,121 23,0 0,0">
          <text:p/>
        </draw:polygon>
        <draw:polygon draw:style-name="gr1" draw:text-style-name="P1" draw:layer="layout" svg:width="0.142cm" svg:height="0.151cm" svg:x="12.184cm" svg:y="26.203cm" svg:viewBox="0 0 143 152" draw:points="143,28 143,125 143,126 142,127 142,128 142,129 141,130 141,131 140,132 140,133 139,133 139,134 138,134 138,135 137,135 137,136 136,136 135,137 134,137 133,137 133,138 132,138 131,138 130,138 129,138 32,152 31,152 30,152 29,152 28,152 27,152 26,152 25,152 24,152 23,152 22,151 21,151 20,151 19,151 18,151 17,150 16,150 15,150 15,149 14,148 12,148 11,148 10,147 9,147 8,146 7,145 7,144 6,143 5,143 5,142 4,141 3,140 3,139 2,138 2,137 1,137 1,136 1,135 0,134 0,133 0,132 0,131 0,130 0,129 0,24 0,23 0,22 0,21 0,20 0,19 0,18 1,18 1,17 1,16 2,15 2,14 3,14 3,13 4,12 4,11 5,10 6,9 7,8 8,7 9,6 10,6 11,5 12,4 14,4 15,3 16,3 17,2 18,2 19,2 20,1 21,1 22,1 23,1 24,1 25,1 26,0 27,0 28,0 29,0 30,0 31,1 32,1 129,14 130,14 131,14 132,14 133,15 134,16 135,16 136,16 136,17 137,17 138,18 139,19 140,20 140,21 141,21 141,22 141,23 142,24 142,25 143,26 143,27">
          <text:p/>
        </draw:polygon>
        <draw:polygon draw:style-name="gr1" draw:text-style-name="P1" draw:layer="layout" svg:width="0.021cm" svg:height="0.12cm" svg:x="11.696cm" svg:y="26.219cm" svg:viewBox="0 0 22 121" draw:points="22,121 0,121 0,0 22,0">
          <text:p/>
        </draw:polygon>
        <draw:polygon draw:style-name="gr1" draw:text-style-name="P1" draw:layer="layout" svg:width="0.142cm" svg:height="0.151cm" svg:x="11.728cm" svg:y="26.203cm" svg:viewBox="0 0 143 152" draw:points="0,28 0,125 0,126 0,127 1,128 1,129 1,130 2,131 2,132 3,133 4,133 4,134 5,135 6,136 7,136 8,137 9,137 10,138 11,138 12,138 13,138 14,138 111,152 112,152 113,152 114,152 115,152 117,152 118,152 119,152 121,152 121,151 122,151 124,151 125,151 127,150 128,150 129,149 130,148 131,148 132,148 132,147 133,147 134,146 135,146 135,145 136,144 137,143 138,143 138,142 139,141 140,140 140,139 141,138 141,137 142,136 142,135 142,134 142,133 143,132 143,131 143,130 143,129 143,24 143,23 143,22 143,21 143,20 142,19 142,18 142,17 141,16 141,15 141,14 140,14 140,13 139,12 139,11 138,10 137,9 136,8 135,8 135,7 134,7 133,6 132,6 132,5 131,4 130,4 129,3 128,3 127,3 127,2 125,2 124,2 124,1 122,1 121,1 119,1 118,1 118,0 117,0 115,0 114,0 113,0 112,1 111,1 14,14 13,14 12,14 11,14 10,15 9,15 9,16 8,16 7,16 7,17 6,17 5,17 5,18 4,18 4,19 3,20 2,21 2,22 1,22 1,23 1,24 1,25 0,25 0,26 0,27">
          <text:p/>
        </draw:polygon>
        <draw:polygon draw:style-name="gr1" draw:text-style-name="P1" draw:layer="layout" svg:width="0.314cm" svg:height="0.262cm" svg:x="11.87cm" svg:y="26.148cm" svg:viewBox="0 0 315 263" draw:points="0,263 0,0 315,0 315,263">
          <text:p/>
        </draw:polygon>
        <draw:polygon draw:style-name="gr1" draw:text-style-name="P1" draw:layer="layout" svg:width="0.021cm" svg:height="0.12cm" svg:x="12.533cm" svg:y="26.219cm" svg:viewBox="0 0 22 121" draw:points="22,121 0,121 0,0 22,0">
          <text:p/>
        </draw:polygon>
        <draw:polygon draw:style-name="gr1" draw:text-style-name="P1" draw:layer="layout" svg:width="0.142cm" svg:height="0.151cm" svg:x="12.565cm" svg:y="26.203cm" svg:viewBox="0 0 143 152" draw:points="0,28 0,125 0,126 0,127 0,128 1,128 1,129 1,130 2,130 2,131 3,132 3,133 4,134 5,135 6,135 6,136 7,136 8,137 9,137 10,137 10,138 11,138 12,138 13,138 14,138 112,152 113,152 115,152 116,152 118,152 119,152 120,152 122,151 123,151 124,151 125,151 126,151 126,150 127,150 128,150 129,149 130,148 131,148 132,148 133,147 134,146 135,146 136,145 136,144 137,143 138,142 139,141 140,140 140,139 141,138 141,137 142,137 142,136 142,135 142,134 143,133 143,132 143,131 143,130 143,129 143,24 143,23 143,22 143,21 143,20 143,19 142,18 142,17 142,16 141,15 141,14 140,14 140,13 139,12 139,11 138,10 137,10 137,9 136,8 135,7 134,7 133,6 132,5 131,4 130,4 129,3 128,3 127,3 126,2 125,2 124,1 123,1 122,1 120,1 119,1 118,0 116,0 115,0 113,0 112,1 14,14 13,14 12,14 11,14 10,15 9,16 8,16 7,16 7,17 6,17 5,18 4,18 4,19 3,19 3,20 3,21 2,21 2,22 1,23 1,24 0,25 0,26 0,27">
          <text:p/>
        </draw:polygon>
        <draw:polygon draw:style-name="gr1" draw:text-style-name="P1" draw:layer="layout" svg:width="0.314cm" svg:height="0.262cm" svg:x="12.707cm" svg:y="26.148cm" svg:viewBox="0 0 315 263" draw:points="0,263 0,0 315,0 315,263">
          <text:p/>
        </draw:polygon>
        <draw:polygon draw:style-name="gr1" draw:text-style-name="P1" draw:layer="layout" svg:width="0.022cm" svg:height="0.12cm" svg:x="13.37cm" svg:y="26.219cm" svg:viewBox="0 0 23 121" draw:points="23,121 0,121 0,0 23,0">
          <text:p/>
        </draw:polygon>
        <draw:polygon draw:style-name="gr1" draw:text-style-name="P1" draw:layer="layout" svg:width="0.142cm" svg:height="0.151cm" svg:x="13.402cm" svg:y="26.203cm" svg:viewBox="0 0 143 152" draw:points="0,28 0,125 0,126 1,126 1,127 1,128 1,129 1,130 2,130 2,131 3,132 3,133 4,133 4,134 5,134 5,135 6,135 6,136 7,136 8,136 8,137 9,137 10,137 10,138 11,138 12,138 13,138 14,138 111,152 113,152 114,152 115,152 116,152 117,152 118,152 119,152 120,152 121,152 122,151 123,151 124,151 125,151 126,151 127,150 128,150 129,149 130,148 131,148 132,148 133,147 134,147 134,146 135,146 136,145 137,144 137,143 138,143 138,142 139,141 140,141 140,140 140,139 141,138 141,137 142,136 142,135 143,134 143,133 143,132 143,131 143,130 143,129 143,24 143,23 143,22 143,21 143,20 143,19 143,18 142,18 142,17 141,16 141,15 141,14 140,14 140,13 140,12 139,11 138,10 137,9 137,8 136,8 135,7 134,7 134,6 133,6 132,5 131,4 130,4 129,3 128,3 127,2 126,2 125,2 124,1 123,1 122,1 121,1 120,1 119,1 118,0 117,0 116,0 115,0 114,0 113,1 111,1 14,14 13,14 12,14 11,14 10,15 9,16 8,16 7,17 6,17 5,18 4,19 3,20 3,21 2,21 2,22 1,23 1,24 1,25 1,26 0,27">
          <text:p/>
        </draw:polygon>
        <draw:polygon draw:style-name="gr1" draw:text-style-name="P1" draw:layer="layout" svg:width="0.314cm" svg:height="0.262cm" svg:x="13.544cm" svg:y="26.148cm" svg:viewBox="0 0 315 263" draw:points="0,263 0,0 315,0 315,263">
          <text:p/>
        </draw:polygon>
        <draw:polygon draw:style-name="gr1" draw:text-style-name="P1" draw:layer="layout" svg:width="0.021cm" svg:height="0.12cm" svg:x="14.207cm" svg:y="26.219cm" svg:viewBox="0 0 22 121" draw:points="22,121 0,121 0,0 22,0">
          <text:p/>
        </draw:polygon>
        <draw:polygon draw:style-name="gr1" draw:text-style-name="P1" draw:layer="layout" svg:width="0.141cm" svg:height="0.151cm" svg:x="14.24cm" svg:y="26.203cm" svg:viewBox="0 0 142 152" draw:points="0,28 0,125 0,126 0,127 0,128 0,129 1,130 1,131 2,132 2,133 3,133 3,134 4,134 4,135 5,135 5,136 6,136 7,136 7,137 8,137 9,137 10,138 11,138 12,138 13,138 111,152 112,152 113,152 114,152 115,152 116,152 117,152 118,152 119,152 120,152 121,151 122,151 123,151 124,151 125,151 126,150 127,150 128,150 128,149 129,148 130,148 131,148 132,147 133,147 133,146 134,146 135,145 135,144 136,143 137,143 137,142 138,141 139,140 140,139 140,138 140,137 141,137 141,136 141,135 141,134 142,133 142,132 142,131 142,130 142,129 142,24 142,23 142,22 142,21 142,20 142,19 141,18 141,17 141,16 140,15 140,14 139,13 138,12 138,11 137,10 136,9 135,8 134,7 133,7 133,6 132,6 131,5 130,4 129,4 128,3 127,3 126,2 125,2 124,2 123,1 122,1 121,1 120,1 119,1 118,1 117,0 116,0 115,0 114,0 113,0 112,1 111,1 13,14 12,14 11,14 10,14 10,15 9,15 8,16 7,16 6,17 5,17 4,18 3,19 2,20 2,21 1,21 1,22 1,23 0,24 0,25 0,26 0,27">
          <text:p/>
        </draw:polygon>
        <draw:polygon draw:style-name="gr1" draw:text-style-name="P1" draw:layer="layout" svg:width="0.314cm" svg:height="0.262cm" svg:x="14.381cm" svg:y="26.148cm" svg:viewBox="0 0 315 263" draw:points="0,263 0,0 315,0 315,263">
          <text:p/>
        </draw:polygon>
        <draw:polygon draw:style-name="gr1" draw:text-style-name="P1" draw:layer="layout" svg:width="0.209cm" svg:height="0.733cm" svg:x="17.515cm" svg:y="24.753cm" svg:viewBox="0 0 210 734" draw:points="0,734 0,0 210,0 210,734">
          <text:p/>
        </draw:polygon>
        <draw:polygon draw:style-name="gr1" draw:text-style-name="P1" draw:layer="layout" svg:width="0.68cm" svg:height="0.209cm" svg:x="16.417cm" svg:y="23.079cm" svg:viewBox="0 0 681 210" draw:points="681,210 0,210 0,0 681,0">
          <text:p/>
        </draw:polygon>
        <draw:polygon draw:style-name="gr1" draw:text-style-name="P1" draw:layer="layout" svg:width="0.121cm" svg:height="0.022cm" svg:x="16.561cm" svg:y="23.441cm" svg:viewBox="0 0 122 23" draw:points="122,0 122,23 0,23 0,0">
          <text:p/>
        </draw:polygon>
        <draw:polygon draw:style-name="gr1" draw:text-style-name="P1" draw:layer="layout" svg:width="0.151cm" svg:height="0.142cm" svg:x="16.546cm" svg:y="23.288cm" svg:viewBox="0 0 152 143" draw:points="27,143 125,143 126,143 127,143 128,143 129,142 130,142 131,141 132,141 132,140 133,140 133,139 134,139 135,139 135,138 136,137 136,136 137,135 137,134 137,133 138,132 138,131 138,130 139,129 152,32 152,31 152,30 152,29 152,28 152,27 152,26 152,25 152,24 152,23 152,22 151,21 151,20 151,19 150,18 150,17 150,16 149,15 149,14 149,13 148,12 147,11 146,10 146,9 145,8 144,8 144,7 143,6 142,5 141,4 140,4 139,3 138,3 137,2 136,2 136,1 135,1 134,1 133,1 132,1 131,0 130,0 129,0 23,0 22,0 21,0 20,1 19,1 18,1 17,1 16,2 15,2 14,3 13,3 13,4 12,4 11,4 10,5 10,6 9,6 8,7 7,8 6,9 6,10 5,11 4,12 4,13 3,14 3,15 3,16 2,17 2,18 2,19 1,20 1,21 1,22 1,23 0,24 0,25 0,26 0,27 0,28 0,29 0,30 0,31 0,32 14,129 14,130 14,131 14,132 14,133 15,134 16,135 16,136 16,137 17,137 17,138 18,139 19,139 19,140 20,140 20,141 21,141 22,142 23,142 24,143 25,143 26,143">
          <text:p/>
        </draw:polygon>
        <draw:polygon draw:style-name="gr1" draw:text-style-name="P1" draw:layer="layout" svg:width="0.12cm" svg:height="0.022cm" svg:x="16.832cm" svg:y="23.441cm" svg:viewBox="0 0 121 23" draw:points="121,0 121,23 0,23 0,0">
          <text:p/>
        </draw:polygon>
        <draw:polygon draw:style-name="gr1" draw:text-style-name="P1" draw:layer="layout" svg:width="0.15cm" svg:height="0.142cm" svg:x="16.817cm" svg:y="23.288cm" svg:viewBox="0 0 151 143" draw:points="27,143 124,143 125,143 126,143 127,143 128,142 129,142 130,141 131,141 132,140 133,139 134,139 134,138 135,137 136,136 136,135 136,134 137,134 137,133 137,132 137,131 138,130 138,129 151,32 151,31 151,30 151,29 151,28 151,27 151,26 151,25 151,24 151,23 151,22 150,21 150,20 150,19 150,18 149,17 149,16 148,15 148,14 148,13 147,12 147,11 146,11 146,10 145,9 144,8 143,7 143,6 142,6 141,5 140,4 139,4 138,3 137,3 137,2 136,2 135,1 134,1 133,1 132,1 131,1 131,0 130,0 129,0 128,0 23,0 22,0 21,0 20,0 19,1 18,1 17,1 16,1 15,2 14,2 13,3 12,4 11,4 10,4 10,5 9,6 8,6 7,7 7,8 6,8 6,9 5,10 4,11 4,12 3,13 3,14 2,15 2,16 2,17 1,18 1,19 1,20 0,21 0,22 0,23 0,24 0,25 0,26 0,27 0,28 0,29 0,30 0,31 0,32 13,129 13,130 13,131 14,132 14,133 14,134 15,135 15,136 16,137 17,138 17,139 18,139 19,140 20,141 21,141 21,142 22,142 23,142 23,143 24,143 25,143 26,143">
          <text:p/>
        </draw:polygon>
        <draw:polygon draw:style-name="gr1" draw:text-style-name="P1" draw:layer="layout" svg:width="0.121cm" svg:height="0.022cm" svg:x="17.202cm" svg:y="23.441cm" svg:viewBox="0 0 122 23" draw:points="122,0 122,23 0,23 0,0">
          <text:p/>
        </draw:polygon>
        <draw:polygon draw:style-name="gr1" draw:text-style-name="P1" draw:layer="layout" svg:width="0.151cm" svg:height="0.142cm" svg:x="17.187cm" svg:y="23.288cm" svg:viewBox="0 0 152 143" draw:points="27,143 123,143 124,143 125,143 126,143 127,143 128,142 129,142 129,141 130,141 131,141 131,140 132,140 132,139 133,139 134,138 134,137 135,137 135,136 136,135 136,134 136,133 137,132 137,131 137,130 139,129 151,32 151,31 152,30 152,29 152,28 152,27 152,26 152,25 151,24 151,23 151,22 151,21 151,20 151,19 150,18 150,17 150,16 149,15 149,14 148,13 148,12 147,11 146,10 146,9 145,8 144,8 144,7 143,6 142,5 141,4 140,4 139,3 137,3 136,2 135,2 135,1 134,1 133,1 132,1 131,1 130,0 129,0 128,0 23,0 21,0 20,1 19,1 18,1 17,1 16,2 15,2 14,3 13,3 13,4 12,4 11,4 10,5 10,6 9,6 8,7 7,8 6,9 6,10 5,11 4,12 4,13 3,14 3,15 3,16 2,17 2,18 2,19 1,20 1,21 1,22 0,23 0,24 0,25 0,26 0,27 0,28 0,29 0,30 0,31 0,32 14,129 14,130 14,131 14,132 14,133 15,134 16,135 16,136 16,137 17,137 17,138 18,139 19,139 19,140 20,140 20,141 21,141 22,142 23,142 24,143 25,143 26,143">
          <text:p/>
        </draw:polygon>
        <draw:polygon draw:style-name="gr1" draw:text-style-name="P1" draw:layer="layout" svg:width="0.627cm" svg:height="0.209cm" svg:x="17.097cm" svg:y="23.079cm" svg:viewBox="0 0 628 210" draw:points="628,210 0,210 0,0 628,0">
          <text:p/>
        </draw:polygon>
        <draw:polygon draw:style-name="gr1" draw:text-style-name="P1" draw:layer="layout" svg:width="0.627cm" svg:height="0.314cm" svg:x="16.888cm" svg:y="24.597cm" svg:viewBox="0 0 628 315" draw:points="628,315 0,315 0,0 628,0">
          <text:p/>
        </draw:polygon>
        <draw:polygon draw:style-name="gr1" draw:text-style-name="P1" draw:layer="layout" svg:width="0.209cm" svg:height="1.465cm" svg:x="17.515cm" svg:y="23.288cm" svg:viewBox="0 0 210 1466" draw:points="0,1466 210,1466 210,734 0,734 0,0 210,0 210,734 0,734">
          <text:p/>
        </draw:polygon>
        <draw:polygon draw:style-name="gr1" draw:text-style-name="P1" draw:layer="layout" svg:width="0.209cm" svg:height="0.549cm" svg:x="17.515cm" svg:y="25.486cm" svg:viewBox="0 0 210 550" draw:points="0,550 0,0 210,0 210,550">
          <text:p/>
        </draw:polygon>
        <draw:polygon draw:style-name="gr1" draw:text-style-name="P1" draw:layer="layout" svg:width="0.121cm" svg:height="0.022cm" svg:x="17.272cm" svg:y="24.422cm" svg:viewBox="0 0 122 23" draw:points="122,23 122,0 0,0 0,23">
          <text:p/>
        </draw:polygon>
        <draw:polygon draw:style-name="gr1" draw:text-style-name="P1" draw:layer="layout" svg:width="0.151cm" svg:height="0.142cm" svg:x="17.257cm" svg:y="24.455cm" svg:viewBox="0 0 152 143" draw:points="27,0 124,0 125,0 126,0 127,0 128,1 129,1 130,1 130,2 131,2 131,3 132,3 133,4 134,4 134,5 135,6 135,7 136,7 136,8 137,9 137,10 137,11 138,12 138,13 138,14 151,111 151,112 151,113 152,114 152,116 152,117 151,119 151,120 151,121 151,123 151,124 150,124 150,126 149,127 149,128 148,129 148,130 148,131 147,132 147,133 146,133 145,134 145,135 144,135 144,136 143,137 142,137 141,138 141,139 140,139 139,140 138,140 138,141 137,141 136,141 135,142 134,142 133,143 132,143 131,143 130,143 129,143 128,143 23,143 22,143 21,143 19,143 18,142 17,142 16,142 15,141 14,141 13,140 12,140 11,139 10,138 9,137 8,136 7,135 6,134 5,133 4,132 4,131 4,130 3,129 2,128 2,127 2,126 1,126 1,124 1,123 1,121 0,120 0,119 0,117 0,116 0,114 0,113 0,112 0,111 14,14 14,13 14,12 14,11 14,10 15,10 15,9 15,8 16,7 17,6 17,5 18,4 19,3 20,3 21,2 22,1 23,1 24,1 24,0 25,0 26,0">
          <text:p/>
        </draw:polygon>
        <draw:polygon draw:style-name="gr1" draw:text-style-name="P1" draw:layer="layout" svg:width="0.121cm" svg:height="0.022cm" svg:x="17.01cm" svg:y="24.422cm" svg:viewBox="0 0 122 23" draw:points="122,23 122,0 0,0 0,23">
          <text:p/>
        </draw:polygon>
        <draw:polygon draw:style-name="gr1" draw:text-style-name="P1" draw:layer="layout" svg:width="0.151cm" svg:height="0.142cm" svg:x="16.995cm" svg:y="24.455cm" svg:viewBox="0 0 152 143" draw:points="28,0 125,0 126,0 127,0 128,0 128,1 129,1 130,1 131,2 132,3 133,3 134,4 135,5 135,6 136,7 137,8 137,9 137,10 138,10 138,11 138,12 138,13 139,14 152,111 152,112 152,113 152,114 152,116 152,117 152,119 152,120 151,121 151,123 151,124 151,126 150,126 150,127 149,128 149,129 149,130 148,131 148,132 147,133 146,133 146,134 145,135 144,136 144,137 143,137 142,138 141,139 140,140 139,140 138,141 137,141 136,141 136,142 135,142 134,142 133,143 132,143 131,143 130,143 129,143 23,143 22,143 21,143 20,143 19,143 18,142 17,142 16,141 15,141 14,141 13,140 12,139 11,139 11,138 10,137 9,137 8,136 8,135 7,135 6,134 6,133 5,133 5,132 4,131 4,130 4,129 3,128 3,127 2,126 2,124 1,124 1,123 1,121 1,120 1,119 1,117 1,116 0,116 1,114 1,113 1,112 1,111 14,14 14,13 14,12 15,11 15,10 15,9 16,8 16,7 17,6 18,5 18,4 19,4 19,3 20,3 21,3 21,2 22,2 22,1 23,1 24,1 25,0 26,0 27,0">
          <text:p/>
        </draw:polygon>
        <draw:polygon draw:style-name="gr1" draw:text-style-name="P1" draw:layer="layout" svg:width="0.121cm" svg:height="0.022cm" svg:x="17.01cm" svg:y="25.063cm" svg:viewBox="0 0 122 23" draw:points="122,0 122,23 0,23 0,0">
          <text:p/>
        </draw:polygon>
        <draw:polygon draw:style-name="gr1" draw:text-style-name="P1" draw:layer="layout" svg:width="0.151cm" svg:height="0.142cm" svg:x="16.995cm" svg:y="24.911cm" svg:viewBox="0 0 152 143" draw:points="28,143 125,143 126,142 127,142 128,142 129,142 130,141 131,141 131,140 132,140 133,139 134,139 134,138 135,138 135,137 136,136 136,135 137,135 137,134 137,133 138,133 138,132 138,131 138,130 138,129 139,129 152,33 152,31 152,30 152,29 152,28 152,27 152,26 152,25 152,24 152,23 151,22 151,21 151,20 151,19 151,18 150,17 150,16 149,16 149,14 148,13 148,12 147,11 146,9 145,8 145,7 144,6 143,5 142,5 141,4 141,3 140,3 139,3 138,2 137,2 136,1 135,1 134,0 133,0 132,0 131,0 130,0 129,0 23,0 22,0 21,0 20,0 19,0 18,0 18,1 17,1 16,1 15,2 14,2 13,3 12,3 11,4 11,5 10,5 9,6 8,6 8,7 7,8 6,9 5,11 5,12 4,13 4,14 3,16 2,17 2,18 2,19 1,20 1,21 1,22 1,23 1,24 1,25 1,26 1,27 0,28 1,29 1,30 1,31 1,33 14,129 14,130 14,131 15,132 15,133 15,134 16,135 16,136 17,137 18,138 19,139 20,140 21,140 22,141 23,142 24,142 25,142 26,142 27,143">
          <text:p/>
        </draw:polygon>
        <draw:polygon draw:style-name="gr1" draw:text-style-name="P1" draw:layer="layout" svg:width="0.121cm" svg:height="0.022cm" svg:x="17.272cm" svg:y="25.063cm" svg:viewBox="0 0 122 23" draw:points="122,0 122,23 0,23 0,0">
          <text:p/>
        </draw:polygon>
        <draw:polygon draw:style-name="gr1" draw:text-style-name="P1" draw:layer="layout" svg:width="0.151cm" svg:height="0.142cm" svg:x="17.257cm" svg:y="24.911cm" svg:viewBox="0 0 152 143" draw:points="27,143 124,143 125,143 126,142 127,142 128,142 129,142 130,141 131,140 132,140 132,139 133,139 134,138 135,137 135,136 136,135 137,134 137,133 137,132 138,131 138,130 138,129 151,33 151,31 151,30 152,29 152,28 152,27 152,26 151,25 151,24 151,23 151,22 151,21 151,20 150,19 150,18 150,17 149,16 148,14 148,13 147,12 147,11 146,9 145,9 145,8 144,7 144,6 143,6 142,5 141,5 141,4 140,3 139,3 138,3 138,2 137,2 136,1 135,1 134,1 134,0 133,0 132,0 131,0 130,0 129,0 128,0 23,0 22,0 21,0 19,0 18,0 17,1 16,1 15,1 15,2 14,2 13,3 12,3 11,3 11,4 10,5 9,5 9,6 8,6 7,7 7,8 6,9 5,9 5,11 4,12 4,13 4,14 3,14 2,16 2,17 1,18 1,19 1,20 1,21 1,22 0,23 0,24 0,25 0,26 0,27 0,28 0,29 0,30 0,31 0,33 14,129 14,130 14,131 14,132 14,133 15,133 15,134 15,135 16,135 16,136 17,137 17,138 18,138 18,139 19,139 19,140 20,140 21,140 21,141 22,141 22,142 23,142 24,142 25,142 26,142 26,143">
          <text:p/>
        </draw:polygon>
        <draw:polygon draw:style-name="gr1" draw:text-style-name="P1" draw:layer="layout" svg:width="0.022cm" svg:height="0.121cm" svg:x="17.341cm" svg:y="23.555cm" svg:viewBox="0 0 23 122" draw:points="23,122 0,122 0,0 23,0">
          <text:p/>
        </draw:polygon>
        <draw:polygon draw:style-name="gr1" draw:text-style-name="P1" draw:layer="layout" svg:width="0.141cm" svg:height="0.151cm" svg:x="17.374cm" svg:y="23.54cm" svg:viewBox="0 0 142 152" draw:points="0,27 0,125 0,126 0,127 0,128 0,129 1,129 1,130 2,131 2,132 3,133 4,134 5,135 6,135 6,136 7,136 8,137 9,137 10,137 11,138 12,138 13,138 111,152 112,152 113,152 114,152 115,152 116,152 117,152 118,152 119,152 120,151 121,151 122,151 123,151 124,150 125,150 126,150 127,149 128,149 129,149 129,148 130,148 131,147 132,147 133,146 134,146 134,145 135,144 136,144 136,143 137,142 138,141 139,140 139,139 140,139 140,138 140,137 141,136 141,135 142,135 142,134 142,133 142,132 142,131 142,130 142,129 142,23 142,22 142,20 142,19 142,18 142,17 141,16 140,15 140,14 140,13 139,12 138,11 137,10 137,9 136,9 136,8 135,8 134,7 134,6 133,6 132,5 131,5 130,4 129,3 128,3 127,2 126,2 125,2 124,1 123,1 122,1 121,0 120,0 119,0 118,0 117,0 116,0 115,0 114,0 113,0 112,0 111,0 13,13 13,14 12,14 11,14 10,14 10,15 9,15 8,15 7,15 7,16 6,16 5,17 4,17 4,18 3,19 2,20 2,21 1,21 1,22 1,23 0,23 0,24 0,25 0,26">
          <text:p/>
        </draw:polygon>
        <draw:polygon draw:style-name="gr1" draw:text-style-name="P1" draw:layer="layout" svg:width="0.022cm" svg:height="0.121cm" svg:x="17.341cm" svg:y="23.825cm" svg:viewBox="0 0 23 122" draw:points="23,122 0,122 0,0 23,0">
          <text:p/>
        </draw:polygon>
        <draw:polygon draw:style-name="gr1" draw:text-style-name="P1" draw:layer="layout" svg:width="0.141cm" svg:height="0.151cm" svg:x="17.374cm" svg:y="23.81cm" svg:viewBox="0 0 142 152" draw:points="0,28 0,125 0,126 0,127 0,128 0,129 1,130 1,131 2,131 2,132 2,133 3,133 3,134 4,134 4,135 5,135 6,135 6,136 7,136 7,137 8,137 9,137 10,138 11,138 12,138 13,138 111,152 112,152 113,152 114,152 115,152 116,152 117,152 118,152 119,152 120,152 121,151 122,151 123,151 124,151 125,150 126,150 127,150 128,150 129,149 129,148 130,148 131,148 132,147 133,147 134,146 134,145 135,145 136,144 136,143 137,143 137,142 138,141 139,140 140,139 140,138 140,137 141,137 141,136 142,135 142,134 142,133 142,132 142,131 142,130 142,129 142,24 142,22 142,21 142,20 142,19 142,18 141,17 141,16 140,15 140,14 140,13 139,12 138,11 137,10 136,9 136,8 135,8 134,7 133,6 132,5 131,5 130,4 129,4 129,3 128,3 127,3 126,2 125,2 124,2 123,1 122,1 121,1 120,1 119,1 118,0 117,0 116,0 115,0 114,0 113,0 112,1 111,1 13,14 12,14 11,14 10,14 10,15 9,15 8,15 7,16 6,17 5,17 4,18 3,19 2,20 2,21 1,22 1,23 0,24 0,25 0,26 0,27">
          <text:p/>
        </draw:polygon>
        <draw:polygon draw:style-name="gr1" draw:text-style-name="P1" draw:layer="layout" svg:width="0.022cm" svg:height="0.12cm" svg:x="17.341cm" svg:y="24.096cm" svg:viewBox="0 0 23 121" draw:points="23,121 0,121 0,0 23,0">
          <text:p/>
        </draw:polygon>
        <draw:polygon draw:style-name="gr1" draw:text-style-name="P1" draw:layer="layout" svg:width="0.141cm" svg:height="0.15cm" svg:x="17.374cm" svg:y="24.081cm" svg:viewBox="0 0 142 151" draw:points="0,27 0,124 0,125 0,126 0,127 0,128 1,129 1,130 2,131 2,132 3,132 3,133 4,134 5,134 6,135 7,136 8,136 9,137 10,137 11,137 12,138 13,138 111,151 112,151 113,151 114,151 115,151 116,151 117,151 118,151 119,151 120,151 121,151 122,151 123,150 124,150 125,150 126,149 127,149 128,149 129,148 130,147 131,147 132,146 133,146 134,145 135,144 136,143 137,142 137,141 138,141 139,140 139,139 140,138 140,137 141,136 141,135 142,134 142,133 142,132 142,131 142,130 142,129 142,128 142,23 142,22 142,21 142,20 142,19 142,18 142,17 141,16 141,15 140,14 140,13 139,12 139,11 138,11 137,10 137,9 136,8 135,7 134,7 134,6 133,5 132,5 131,4 130,4 129,3 128,2 127,2 126,2 125,1 124,1 123,1 122,0 121,0 120,0 119,0 118,0 117,0 116,0 115,0 114,0 113,0 112,0 111,0 13,13 12,14 11,14 10,14 9,14 8,15 7,15 6,16 5,17 4,17 4,18 3,18 3,19 2,19 2,20 1,21 1,22 0,23 0,24 0,25 0,26">
          <text:p/>
        </draw:polygon>
        <draw:polygon draw:style-name="gr1" draw:text-style-name="P1" draw:layer="layout" svg:width="0.022cm" svg:height="0.121cm" svg:x="17.341cm" svg:y="25.29cm" svg:viewBox="0 0 23 122" draw:points="23,122 0,122 0,0 23,0">
          <text:p/>
        </draw:polygon>
        <draw:polygon draw:style-name="gr1" draw:text-style-name="P1" draw:layer="layout" svg:width="0.141cm" svg:height="0.151cm" svg:x="17.374cm" svg:y="25.275cm" svg:viewBox="0 0 142 152" draw:points="0,28 0,125 0,126 0,127 0,128 0,129 1,129 1,130 1,131 2,131 2,132 3,133 3,134 4,134 4,135 5,135 6,135 6,136 7,136 8,137 9,137 10,138 11,138 12,138 13,138 111,152 112,152 113,152 114,152 115,152 116,152 117,152 118,152 119,152 120,152 121,151 122,151 123,151 124,151 125,151 126,150 127,150 128,149 129,149 129,148 130,148 131,148 132,147 133,146 134,146 134,145 135,145 136,144 136,143 137,143 137,142 138,141 139,141 139,140 140,139 140,138 140,137 141,136 142,135 142,134 142,133 142,132 142,131 142,130 142,129 142,23 142,22 142,21 142,20 142,19 142,18 141,16 140,15 140,14 139,13 139,12 138,11 137,11 137,10 136,9 136,8 135,8 134,7 134,6 133,6 132,5 131,5 130,4 129,4 128,3 127,2 126,2 125,2 124,2 123,1 122,1 121,1 120,1 119,1 118,1 117,0 116,0 115,0 114,0 113,1 112,1 111,1 13,14 12,14 11,14 10,15 9,15 8,15 7,16 6,16 6,17 5,17 4,18 3,19 2,20 2,21 1,22 1,23 0,23 0,24 0,25 0,26 0,27">
          <text:p/>
        </draw:polygon>
        <draw:polygon draw:style-name="gr1" draw:text-style-name="P1" draw:layer="layout" svg:width="0.022cm" svg:height="0.12cm" svg:x="17.341cm" svg:y="25.561cm" svg:viewBox="0 0 23 121" draw:points="23,121 0,121 0,0 23,0">
          <text:p/>
        </draw:polygon>
        <draw:polygon draw:style-name="gr1" draw:text-style-name="P1" draw:layer="layout" svg:width="0.141cm" svg:height="0.15cm" svg:x="17.374cm" svg:y="25.546cm" svg:viewBox="0 0 142 151" draw:points="0,27 0,123 0,124 0,125 0,126 0,127 1,128 1,130 2,131 2,132 3,132 3,133 4,133 4,134 5,134 6,135 7,136 8,136 9,137 10,137 11,138 12,138 13,138 111,151 112,151 113,151 114,151 115,151 116,151 117,151 118,151 119,151 120,151 121,151 122,150 123,150 124,150 125,150 126,149 127,149 128,149 129,148 130,147 131,147 132,146 133,146 134,145 135,144 136,143 137,142 137,141 138,140 139,140 139,139 140,138 140,136 141,136 141,135 142,134 142,133 142,132 142,131 142,130 142,128 142,127 142,23 142,22 142,21 142,20 142,19 142,18 142,17 141,16 141,15 140,14 140,13 139,12 139,11 138,10 137,10 137,9 136,8 135,7 134,6 133,5 132,5 131,4 130,3 129,3 128,2 127,2 126,2 125,1 124,1 123,1 122,1 121,0 120,0 119,0 118,0 117,0 116,0 115,0 114,0 113,0 112,0 111,0 13,13 12,13 11,13 10,14 9,14 8,15 7,15 6,16 5,16 4,17 4,18 3,18 3,19 2,19 2,20 1,21 1,22 0,23 0,24 0,25 0,26">
          <text:p/>
        </draw:polygon>
        <draw:polygon draw:style-name="gr1" draw:text-style-name="P1" draw:layer="layout" svg:width="0.022cm" svg:height="0.121cm" svg:x="17.341cm" svg:y="25.831cm" svg:viewBox="0 0 23 122" draw:points="23,122 0,122 0,0 23,0">
          <text:p/>
        </draw:polygon>
        <draw:polygon draw:style-name="gr1" draw:text-style-name="P1" draw:layer="layout" svg:width="0.141cm" svg:height="0.15cm" svg:x="17.374cm" svg:y="25.816cm" svg:viewBox="0 0 142 151" draw:points="0,28 0,124 0,125 0,126 0,127 0,128 1,129 1,130 2,131 2,132 3,133 4,134 5,135 6,135 6,136 7,136 8,137 9,137 10,137 11,138 12,138 13,138 111,151 112,151 113,151 114,151 115,151 116,151 117,151 118,151 119,151 120,151 121,151 122,151 123,151 124,150 125,150 126,150 127,149 128,149 129,148 130,148 131,147 132,147 133,146 134,146 134,145 135,144 136,144 136,143 137,142 137,141 138,141 139,140 139,139 140,138 140,137 141,136 141,135 142,134 142,133 142,132 142,131 142,130 142,129 142,128 142,24 142,23 142,22 142,21 142,20 142,19 142,18 141,17 141,16 140,16 140,15 140,14 139,13 139,12 138,12 137,11 137,10 136,8 135,7 134,7 134,6 133,6 132,5 131,4 130,4 129,3 128,3 127,2 126,2 125,1 124,1 123,1 122,1 121,0 120,0 119,0 118,0 117,0 116,0 115,0 114,0 113,0 112,0 111,0 13,14 13,15 12,15 11,15 10,15 9,16 8,16 7,16 6,17 6,18 5,18 4,18 4,19 3,19 3,20 2,21 2,22 1,22 1,23 1,24 0,24 0,25 0,26 0,27">
          <text:p/>
        </draw:polygon>
        <draw:polygon draw:style-name="gr1" draw:text-style-name="P1" draw:layer="layout" svg:width="1.465cm" svg:height="0.174cm" svg:x="16.404cm" svg:y="17.454cm" svg:viewBox="0 0 1466 175" draw:points="1466,175 1466,0 733,0 733,175 0,175 0,0 733,0 733,175">
          <text:p/>
        </draw:polygon>
        <draw:polygon draw:style-name="gr1" draw:text-style-name="P1" draw:layer="layout" svg:width="0.12cm" svg:height="0.022cm" svg:x="17.547cm" svg:y="17.28cm" svg:viewBox="0 0 121 23" draw:points="121,23 121,0 0,0 0,23">
          <text:p/>
        </draw:polygon>
        <draw:polygon draw:style-name="gr1" draw:text-style-name="P1" draw:layer="layout" svg:width="0.15cm" svg:height="0.142cm" svg:x="17.532cm" svg:y="17.312cm" svg:viewBox="0 0 151 143" draw:points="27,0 124,0 125,0 126,0 127,1 128,1 129,2 130,2 131,2 131,3 132,3 133,4 134,5 135,6 135,7 136,8 136,9 137,9 137,10 137,11 138,12 138,13 138,14 151,111 151,112 151,113 151,114 151,116 151,117 151,118 151,119 151,121 151,122 150,123 150,124 149,126 149,127 148,128 148,129 147,130 147,131 146,132 145,133 145,134 144,135 143,137 142,137 141,138 141,139 139,140 138,140 138,141 137,141 135,142 134,142 132,143 131,143 130,143 129,143 128,143 23,143 22,143 21,143 19,143 18,143 18,142 17,142 15,142 14,141 12,140 11,140 11,139 10,138 9,137 8,137 7,135 6,134 5,133 5,132 4,131 4,130 3,129 2,128 2,127 1,126 1,124 1,123 1,122 0,121 0,119 0,118 0,117 0,116 0,114 0,113 0,112 0,111 13,14 13,13 14,12 14,11 14,10 14,9 15,9 15,8 16,7 16,6 17,5 18,5 18,4 19,3 20,2 21,2 22,2 23,1 24,1 25,0 26,0">
          <text:p/>
        </draw:polygon>
        <draw:polygon draw:style-name="gr1" draw:text-style-name="P1" draw:layer="layout" svg:width="0.12cm" svg:height="0.022cm" svg:x="17.233cm" svg:y="17.28cm" svg:viewBox="0 0 121 23" draw:points="121,23 121,0 0,0 0,23">
          <text:p/>
        </draw:polygon>
        <draw:polygon draw:style-name="gr1" draw:text-style-name="P1" draw:layer="layout" svg:width="0.151cm" svg:height="0.142cm" svg:x="17.218cm" svg:y="17.312cm" svg:viewBox="0 0 152 143" draw:points="27,0 124,0 125,0 126,0 127,1 128,1 129,1 129,2 130,2 131,2 132,3 133,4 133,5 134,5 135,6 135,7 136,8 136,9 137,9 137,10 137,11 137,12 138,13 138,14 151,111 151,112 152,113 152,114 152,116 152,117 151,118 151,119 151,121 151,122 150,123 150,124 150,126 149,127 149,128 148,129 147,130 147,131 146,132 146,133 145,134 144,135 143,137 142,137 142,138 140,139 140,140 139,140 138,141 137,141 136,142 135,142 134,142 133,143 132,143 130,143 129,143 128,143 23,143 22,143 21,143 20,143 19,143 17,142 16,142 14,141 13,141 13,140 12,140 11,139 10,138 9,137 8,137 7,135 6,134 6,133 5,132 4,131 4,130 3,129 3,128 2,127 2,126 1,124 1,123 0,122 0,121 0,119 0,118 0,117 0,116 0,114 0,113 0,112 0,111 13,14 13,13 14,12 14,11 14,10 14,9 15,9 15,8 16,7 16,6 17,5 18,4 19,3 20,3 20,2 21,2 22,2 23,1 24,1 25,0 26,0">
          <text:p/>
        </draw:polygon>
        <draw:polygon draw:style-name="gr1" draw:text-style-name="P1" draw:layer="layout" svg:width="0.121cm" svg:height="0.022cm" svg:x="16.919cm" svg:y="17.28cm" svg:viewBox="0 0 122 23" draw:points="122,23 122,0 0,0 0,23">
          <text:p/>
        </draw:polygon>
        <draw:polygon draw:style-name="gr1" draw:text-style-name="P1" draw:layer="layout" svg:width="0.15cm" svg:height="0.142cm" svg:x="16.904cm" svg:y="17.312cm" svg:viewBox="0 0 151 143" draw:points="27,0 124,0 125,0 126,0 127,1 128,1 130,2 131,2 132,3 133,4 134,5 135,6 135,7 136,8 136,9 137,9 137,10 137,11 138,12 138,13 138,14 151,111 151,112 151,113 151,114 151,116 151,117 151,118 151,119 151,121 151,122 150,123 150,124 149,126 149,127 149,128 148,129 148,130 147,131 146,132 145,133 145,134 144,135 143,137 142,137 142,138 141,139 140,140 139,140 138,141 137,141 136,142 135,142 134,142 132,143 131,143 130,143 128,143 23,143 22,143 21,143 20,143 19,143 18,142 17,142 15,142 15,141 14,141 12,140 11,139 10,138 9,137 8,137 7,135 7,134 6,133 5,132 4,131 4,130 3,129 2,128 2,127 2,126 1,124 1,123 1,122 0,121 0,119 0,118 0,117 0,116 0,114 0,113 0,112 0,111 13,14 14,13 14,12 14,11 14,10 15,9 15,8 16,7 17,6 17,5 18,5 18,4 19,3 20,3 21,2 22,2 23,1 24,1 25,1 25,0 26,0">
          <text:p/>
        </draw:polygon>
        <draw:polygon draw:style-name="gr1" draw:text-style-name="P1" draw:layer="layout" svg:width="0.12cm" svg:height="0.022cm" svg:x="16.605cm" svg:y="17.28cm" svg:viewBox="0 0 121 23" draw:points="121,23 121,0 0,0 0,23">
          <text:p/>
        </draw:polygon>
        <draw:polygon draw:style-name="gr1" draw:text-style-name="P1" draw:layer="layout" svg:width="0.151cm" svg:height="0.142cm" svg:x="16.59cm" svg:y="17.312cm" svg:viewBox="0 0 152 143" draw:points="27,0 124,0 125,0 126,1 127,1 128,1 128,2 129,2 130,2 131,3 132,4 133,5 134,5 134,6 136,7 136,8 136,9 137,9 137,10 137,11 138,12 138,13 138,14 151,111 152,112 152,113 152,114 152,116 152,117 152,118 151,119 151,121 151,122 150,123 150,124 150,126 149,127 149,128 148,129 148,130 147,131 146,132 146,133 145,134 144,135 143,137 142,138 141,139 140,140 139,140 138,141 137,141 136,142 134,142 133,142 132,143 131,143 129,143 128,143 23,143 22,143 21,143 20,143 19,143 18,142 17,142 16,142 14,141 13,140 12,140 11,139 10,138 9,137 8,137 7,135 7,134 6,133 5,132 4,131 4,130 3,129 3,128 2,127 2,126 2,124 1,123 1,122 0,121 0,119 0,118 0,117 0,116 0,114 0,113 0,112 0,111 13,14 13,13 14,12 14,11 14,10 15,9 16,8 16,7 17,6 17,5 18,5 19,4 19,3 20,3 20,2 22,2 23,1 24,1 26,0">
          <text:p/>
        </draw:polygon>
        <draw:line draw:style-name="gr1" draw:text-style-name="P1" draw:layer="layout" svg:x1="16.321cm" svg:y1="17.661cm" svg:x2="16.53cm" svg:y2="17.661cm">
          <text:p/>
        </draw:line>
        <draw:line draw:style-name="gr1" draw:text-style-name="P1" draw:layer="layout" svg:x1="16.53cm" svg:y1="17.628cm" svg:x2="16.321cm" svg:y2="17.628cm">
          <text:p/>
        </draw:line>
        <draw:line draw:style-name="gr1" draw:text-style-name="P1" draw:layer="layout" svg:x1="16.321cm" svg:y1="17.661cm" svg:x2="16.321cm" svg:y2="17.628cm">
          <text:p/>
        </draw:line>
        <draw:polygon draw:style-name="gr1" draw:text-style-name="P1" draw:layer="layout" svg:width="0.12cm" svg:height="0.022cm" svg:x="35.924cm" svg:y="15.893cm" svg:viewBox="0 0 121 23" draw:points="0,23 0,0 121,0 121,23">
          <text:p/>
        </draw:polygon>
        <draw:polygon draw:style-name="gr1" draw:text-style-name="P1" draw:layer="layout" svg:width="0.15cm" svg:height="0.142cm" svg:x="35.909cm" svg:y="15.926cm" svg:viewBox="0 0 151 143" draw:points="124,0 28,0 27,0 26,0 24,0 24,1 23,1 22,2 21,2 20,3 19,4 18,5 17,6 17,7 15,8 15,9 14,10 13,11 13,12 13,14 0,110 0,113 0,114 0,116 0,118 0,119 0,121 1,123 1,124 1,125 2,127 2,128 3,130 4,131 5,132 6,134 7,135 8,136 9,137 10,138 11,139 12,140 13,140 15,141 17,141 19,142 20,142 21,142 23,142 24,143 128,143 129,142 131,142 132,142 134,142 135,141 136,141 138,140 139,140 140,139 141,138 142,137 144,136 144,135 145,134 146,132 147,131 148,130 149,128 149,127 150,125 150,124 151,123 151,121 151,119 151,118 151,116 151,114 151,113 151,110 138,14 138,12 137,11 137,10 136,9 136,8 135,7 135,6 134,5 133,4 132,3 131,2 129,1 128,1 128,0 127,0 125,0">
          <text:p/>
        </draw:polygon>
        <draw:polygon draw:style-name="gr1" draw:text-style-name="P2" draw:layer="layout" svg:width="0.21cm" svg:height="0.785cm" svg:x="36.437cm" svg:y="13.639cm" svg:viewBox="0 0 211 786" draw:points="0,786 0,0 211,0 211,786">
          <text:p/>
        </draw:polygon>
        <draw:polygon draw:style-name="gr1" draw:text-style-name="P2" draw:layer="layout" svg:width="0.21cm" svg:height="0.807cm" svg:x="36.437cm" svg:y="15.261cm" svg:viewBox="0 0 211 808" draw:points="0,808 0,0 211,0 211,808">
          <text:p/>
        </draw:polygon>
        <draw:polygon draw:style-name="gr1" draw:text-style-name="P2" draw:layer="layout" svg:width="0.82cm" svg:height="0.209cm" svg:x="35.827cm" svg:y="16.068cm" svg:viewBox="0 0 821 210" draw:points="821,210 0,210 0,0 821,0">
          <text:p/>
        </draw:polygon>
        <draw:polygon draw:style-name="gr1" draw:text-style-name="P2" draw:layer="layout" svg:width="0.21cm" svg:height="0.837cm" svg:x="36.437cm" svg:y="14.424cm" svg:viewBox="0 0 211 838" draw:points="0,838 0,0 211,0 211,838">
          <text:p/>
        </draw:polygon>
        <draw:polygon draw:style-name="gr1" draw:text-style-name="P2" draw:layer="layout" svg:width="0.022cm" svg:height="0.121cm" svg:x="36.263cm" svg:y="13.715cm" svg:viewBox="0 0 23 122" draw:points="23,122 0,122 0,0 23,0">
          <text:p/>
        </draw:polygon>
        <draw:polygon draw:style-name="gr1" draw:text-style-name="P2" draw:layer="layout" svg:width="0.141cm" svg:height="0.151cm" svg:x="36.296cm" svg:y="13.7cm" svg:viewBox="0 0 142 152" draw:points="0,27 0,124 0,126 0,127 0,128 1,129 1,130 2,131 2,132 3,133 4,134 5,134 5,135 6,136 8,137 9,137 10,137 11,138 13,138 15,138 111,151 112,152 114,152 116,152 117,152 119,151 121,151 122,151 124,151 125,150 127,150 128,149 129,148 131,147 132,147 134,146 135,145 136,144 137,143 138,142 139,140 139,139 140,138 141,137 141,136 142,134 142,133 142,131 142,130 142,128 142,23 142,22 142,21 142,19 142,18 141,17 141,15 140,14 139,13 139,11 138,10 137,9 136,8 135,7 134,6 132,5 131,4 129,4 128,3 127,2 125,2 124,1 122,1 121,1 119,0 117,0 116,0 114,0 112,0 111,0 15,14 13,14 11,14 10,14 9,15 8,15 6,16 5,17 4,18 3,19 2,20 2,21 1,22 1,23 0,24 0,25 0,26">
          <text:p/>
        </draw:polygon>
        <draw:polygon draw:style-name="gr1" draw:text-style-name="P2" draw:layer="layout" svg:width="0.022cm" svg:height="0.121cm" svg:x="36.263cm" svg:y="13.981cm" svg:viewBox="0 0 23 122" draw:points="23,122 0,122 0,0 23,0">
          <text:p/>
        </draw:polygon>
        <draw:polygon draw:style-name="gr1" draw:text-style-name="P2" draw:layer="layout" svg:width="0.141cm" svg:height="0.151cm" svg:x="36.296cm" svg:y="13.966cm" svg:viewBox="0 0 142 152" draw:points="0,28 0,125 0,126 0,127 0,128 1,129 1,130 2,131 2,132 3,133 4,133 5,135 6,136 8,136 9,137 10,137 11,138 13,138 15,138 111,152 112,152 114,152 116,152 117,152 119,152 121,151 122,151 124,150 125,150 127,150 128,149 129,148 131,147 132,147 134,146 135,145 136,144 137,143 138,142 139,140 139,139 140,138 141,137 141,135 142,134 142,133 142,131 142,130 142,129 142,24 142,23 142,21 142,20 142,19 141,17 141,16 140,15 139,14 139,13 138,11 137,10 136,8 135,7 134,6 132,5 131,5 129,3 128,3 127,2 125,2 124,1 122,1 121,0 119,0 117,0 116,0 114,0 112,0 111,0 15,14 13,15 11,15 10,16 9,16 8,16 6,17 5,18 4,19 3,20 2,21 2,22 1,23 1,24 0,25 0,26 0,27">
          <text:p/>
        </draw:polygon>
        <draw:polygon draw:style-name="gr1" draw:text-style-name="P2" draw:layer="layout" svg:width="0.022cm" svg:height="0.121cm" svg:x="36.263cm" svg:y="14.247cm" svg:viewBox="0 0 23 122" draw:points="23,122 0,122 0,0 23,0">
          <text:p/>
        </draw:polygon>
        <draw:polygon draw:style-name="gr1" draw:text-style-name="P2" draw:layer="layout" svg:width="0.141cm" svg:height="0.151cm" svg:x="36.296cm" svg:y="14.232cm" svg:viewBox="0 0 142 152" draw:points="0,27 0,125 0,126 0,127 0,128 1,129 1,130 2,131 2,132 3,133 4,134 5,134 5,135 6,136 8,137 9,137 10,137 11,138 13,138 15,138 111,151 112,152 114,152 116,152 117,152 119,151 121,151 122,151 124,151 125,150 127,149 128,149 129,148 131,147 132,146 134,146 135,145 136,144 137,143 138,142 139,140 139,139 140,138 141,137 141,135 142,134 142,133 142,131 142,130 142,128 142,23 142,22 142,21 142,19 142,18 141,16 141,15 140,14 139,12 139,11 138,10 137,9 136,8 135,7 134,6 132,5 131,4 129,4 128,3 127,2 125,2 124,1 122,1 121,1 119,0 117,0 116,0 114,0 112,0 111,0 15,14 13,14 11,14 10,14 9,15 8,15 6,16 5,16 5,17 4,18 3,19 2,20 2,21 1,22 1,23 0,24 0,25 0,26">
          <text:p/>
        </draw:polygon>
        <draw:polygon draw:style-name="gr1" draw:text-style-name="P2" draw:layer="layout" svg:width="0.022cm" svg:height="0.121cm" svg:x="36.263cm" svg:y="14.513cm" svg:viewBox="0 0 23 122" draw:points="23,122 0,122 0,0 23,0">
          <text:p/>
        </draw:polygon>
        <draw:polygon draw:style-name="gr1" draw:text-style-name="P2" draw:layer="layout" svg:width="0.141cm" svg:height="0.151cm" svg:x="36.296cm" svg:y="14.498cm" svg:viewBox="0 0 142 152" draw:points="0,27 0,124 0,126 0,127 0,128 1,129 1,130 2,131 2,132 3,133 4,133 5,134 5,135 6,136 8,136 9,137 10,137 11,138 13,138 15,138 111,151 112,151 114,151 116,152 117,151 119,151 121,151 122,151 124,150 125,150 127,150 128,149 129,148 131,147 132,147 134,146 135,145 136,144 137,143 138,141 139,140 139,139 140,138 141,137 141,135 142,134 142,133 142,131 142,130 142,129 142,23 142,22 142,20 142,19 142,18 141,16 141,15 140,14 139,13 139,11 138,10 137,9 136,8 135,7 134,6 132,5 131,4 129,4 128,3 127,2 125,1 124,1 122,1 121,0 119,0 117,0 116,0 114,0 112,0 111,0 15,13 13,14 11,14 10,14 9,15 8,15 6,16 5,17 4,18 3,19 2,20 2,21 1,22 1,23 0,24 0,25 0,26">
          <text:p/>
        </draw:polygon>
        <draw:polygon draw:style-name="gr1" draw:text-style-name="P2" draw:layer="layout" svg:width="0.022cm" svg:height="0.12cm" svg:x="36.263cm" svg:y="14.779cm" svg:viewBox="0 0 23 121" draw:points="23,121 0,121 0,0 23,0">
          <text:p/>
        </draw:polygon>
        <draw:polygon draw:style-name="gr1" draw:text-style-name="P2" draw:layer="layout" svg:width="0.141cm" svg:height="0.151cm" svg:x="36.296cm" svg:y="14.764cm" svg:viewBox="0 0 142 152" draw:points="0,27 0,125 0,126 0,128 1,129 1,130 2,131 2,132 3,133 4,133 5,134 5,135 6,136 8,136 9,137 10,137 11,138 13,138 15,138 111,151 112,152 114,152 116,152 117,152 119,151 121,151 122,151 124,150 125,150 127,149 128,149 129,148 131,147 132,146 134,146 135,145 136,143 137,143 138,142 139,140 139,139 140,138 141,136 141,135 142,134 142,133 142,131 142,130 142,128 142,23 142,22 142,20 142,19 142,18 141,16 141,15 140,14 139,12 139,11 138,10 137,9 136,8 135,7 134,6 132,5 131,4 129,3 128,3 127,2 125,2 124,1 122,1 121,1 119,0 117,0 116,0 114,0 112,0 111,0 15,13 13,13 11,14 10,14 9,15 8,15 6,16 5,16 5,17 4,18 3,19 2,20 2,21 1,22 1,23 0,24 0,25 0,26">
          <text:p/>
        </draw:polygon>
        <draw:polygon draw:style-name="gr1" draw:text-style-name="P2" draw:layer="layout" svg:width="0.022cm" svg:height="0.121cm" svg:x="36.263cm" svg:y="15.045cm" svg:viewBox="0 0 23 122" draw:points="23,122 0,122 0,0 23,0">
          <text:p/>
        </draw:polygon>
        <draw:polygon draw:style-name="gr1" draw:text-style-name="P2" draw:layer="layout" svg:width="0.141cm" svg:height="0.151cm" svg:x="36.296cm" svg:y="15.03cm" svg:viewBox="0 0 142 152" draw:points="0,27 0,123 0,124 0,126 0,127 1,128 1,129 2,130 2,131 3,132 4,132 5,133 5,134 6,134 8,135 9,136 10,136 11,137 13,137 15,137 111,151 112,151 114,151 116,152 117,151 119,151 121,151 122,151 124,150 125,150 127,150 128,149 129,148 131,147 132,147 134,144 135,144 136,143 137,141 138,140 139,139 139,138 140,137 141,136 141,134 142,133 142,132 142,130 142,129 142,127 142,23 142,22 142,20 142,19 142,18 141,16 141,15 140,14 139,12 139,11 138,10 137,9 136,8 135,7 134,6 132,5 131,4 129,4 128,3 127,2 125,1 124,1 122,1 121,0 119,0 117,0 116,0 114,0 112,0 111,0 15,13 13,14 11,14 10,14 9,15 8,15 6,16 5,17 4,18 3,19 2,20 2,21 1,22 1,23 0,24 0,25 0,26">
          <text:p/>
        </draw:polygon>
        <draw:polygon draw:style-name="gr1" draw:text-style-name="P2" draw:layer="layout" svg:width="0.022cm" svg:height="0.12cm" svg:x="36.263cm" svg:y="15.311cm" svg:viewBox="0 0 23 121" draw:points="23,121 0,121 0,0 23,0">
          <text:p/>
        </draw:polygon>
        <draw:polygon draw:style-name="gr1" draw:text-style-name="P2" draw:layer="layout" svg:width="0.141cm" svg:height="0.151cm" svg:x="36.296cm" svg:y="15.296cm" svg:viewBox="0 0 142 152" draw:points="0,27 0,125 0,126 0,127 1,129 1,130 2,131 2,132 3,133 4,133 5,134 5,135 6,136 8,136 9,137 10,137 11,137 13,138 15,138 111,151 112,152 114,152 116,152 117,152 119,151 121,151 122,151 124,150 125,150 127,149 128,149 129,148 131,147 132,146 134,146 135,144 136,144 137,143 138,142 139,140 139,139 140,138 141,136 141,135 142,134 142,133 142,131 142,130 142,128 142,23 142,22 142,20 142,19 142,17 141,16 141,15 140,14 139,12 139,11 138,10 137,9 136,8 135,7 134,6 132,5 131,4 129,3 128,3 127,2 125,2 124,1 122,1 121,0 119,0 117,0 116,0 114,0 112,0 111,0 15,13 13,13 11,14 10,14 9,15 8,15 6,16 5,16 5,17 4,18 3,19 2,20 2,21 1,22 1,23 0,24 0,25 0,26">
          <text:p/>
        </draw:polygon>
        <draw:polygon draw:style-name="gr1" draw:text-style-name="P2" draw:layer="layout" svg:width="0.022cm" svg:height="0.12cm" svg:x="36.263cm" svg:y="15.577cm" svg:viewBox="0 0 23 121" draw:points="23,121 0,121 0,0 23,0">
          <text:p/>
        </draw:polygon>
        <draw:polygon draw:style-name="gr1" draw:text-style-name="P2" draw:layer="layout" svg:width="0.141cm" svg:height="0.151cm" svg:x="36.296cm" svg:y="15.562cm" svg:viewBox="0 0 142 152" draw:points="0,27 0,124 0,125 0,126 0,128 1,129 2,131 2,132 3,132 4,133 5,134 5,135 6,135 8,136 9,137 10,137 11,138 13,138 15,138 111,151 112,151 114,152 116,152 117,151 119,151 121,151 122,151 124,150 125,150 127,149 128,149 129,148 131,147 132,146 134,145 135,145 136,143 137,142 138,141 139,140 139,139 140,138 141,136 141,135 142,134 142,132 142,131 142,130 142,128 142,23 142,22 142,20 142,19 142,18 141,16 141,15 140,13 139,12 139,11 138,10 137,9 136,8 135,7 134,6 132,5 131,4 129,4 128,3 127,2 125,2 124,1 122,1 121,0 119,0 117,0 116,0 114,0 112,0 111,0 15,13 13,13 11,14 10,14 9,15 8,15 6,16 5,16 5,17 4,18 3,19 2,20 2,21 1,22 1,23 0,24 0,25 0,26">
          <text:p/>
        </draw:polygon>
        <draw:polygon draw:style-name="gr1" draw:text-style-name="P2" draw:layer="layout" svg:width="0.022cm" svg:height="0.12cm" svg:x="36.263cm" svg:y="15.843cm" svg:viewBox="0 0 23 121" draw:points="23,121 0,121 0,0 23,0">
          <text:p/>
        </draw:polygon>
        <draw:polygon draw:style-name="gr1" draw:text-style-name="P2" draw:layer="layout" svg:width="0.141cm" svg:height="0.15cm" svg:x="36.296cm" svg:y="15.828cm" svg:viewBox="0 0 142 151" draw:points="0,27 0,124 0,126 0,127 1,128 1,130 2,131 3,133 4,133 5,134 5,135 6,136 8,136 9,137 10,137 11,137 13,138 15,138 111,151 112,151 114,151 116,151 117,151 119,151 121,151 122,151 124,150 125,150 127,149 128,148 129,148 131,147 132,146 134,145 135,144 136,144 137,143 138,141 139,140 139,139 140,138 141,136 141,135 142,134 142,133 142,131 142,130 142,128 142,23 142,22 142,20 142,19 142,17 141,16 141,15 140,14 139,12 139,11 138,10 137,9 136,8 135,7 134,6 132,5 131,4 129,3 128,3 127,2 125,1 124,1 122,1 121,0 119,0 117,0 116,0 114,0 112,0 111,0 15,13 13,13 11,14 10,14 9,15 8,15 6,16 5,16 5,17 4,18 3,19 2,20 2,21 1,22 0,24 0,25 0,26">
          <text:p/>
        </draw:polygon>
        <draw:custom-shape draw:style-name="gr2" draw:text-style-name="P4" draw:layer="layout" svg:width="2.158cm" svg:height="2.159cm" svg:x="10.342cm" svg:y="6.075cm">
          <text:p text:style-name="P3"><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158cm" svg:height="2.159cm" svg:x="10.342cm" svg:y="13.344cm">
          <text:p text:style-name="P3"><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158cm" svg:height="2.159cm" svg:x="10.342cm" svg:y="17.398cm">
          <text:p text:style-name="P3"><text:span text:style-name="T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158cm" svg:height="2.159cm" svg:x="10.342cm" svg:y="22.539cm">
          <text:p text:style-name="P3"><text:span text:style-name="T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2.157cm" svg:height="2.158cm" svg:x="15.15cm" svg:y="18.275cm">
          <text:p text:style-name="P3"><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2.158cm" svg:height="2.159cm" svg:x="24.295cm" svg:y="6.637cm">
          <text:p text:style-name="P3"><text:span text:style-name="T3">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157cm" svg:height="2.159cm" svg:x="33.035cm" svg:y="6.737cm">
          <text:p text:style-name="P3"><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2.158cm" svg:height="2.159cm" svg:x="29.027cm" svg:y="8.92cm">
          <text:p text:style-name="P3"><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157cm" svg:height="2.159cm" svg:x="22.001cm" svg:y="8.92cm">
          <text:p text:style-name="P3"><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2.158cm" svg:height="2.159cm" svg:x="18.733cm" svg:y="13.074cm">
          <text:p text:style-name="P3"><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157cm" svg:height="2.159cm" svg:x="26.666cm" svg:y="13.174cm">
          <text:p text:style-name="P3"><text:span text:style-name="T3">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2.158cm" svg:height="2.159cm" svg:x="32.117cm" svg:y="13.174cm">
          <text:p text:style-name="P3"><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measure draw:style-name="gr5" draw:text-style-name="P7" draw:layer="measurelines" svg:x1="7.928cm" svg:y1="4.081cm" svg:x2="7.928cm" svg:y2="29.735cm">
          <text:p text:style-name="P7"><text:span text:style-name="T4">88m</text:span></text:p>
        </draw:measure>
        <draw:measure draw:style-name="gr5" draw:text-style-name="P7" draw:layer="measurelines" svg:x1="9.017cm" svg:y1="3.829cm" svg:x2="38.1cm" svg:y2="4.083cm">
          <text:p text:style-name="P7"><text:span text:style-name="T4">112m</text:span></text:p>
        </draw:measure>
        <draw:measure draw:style-name="gr6" draw:text-style-name="P8" draw:layer="measurelines" svg:x1="17.615cm" svg:y1="17.724cm" svg:x2="17.615cm" svg:y2="29.535cm">
          <text:p text:style-name="P8"/>
        </draw:measure>
        <draw:frame draw:style-name="gr7" draw:text-style-name="P9" draw:layer="layout" svg:width="4.375cm" svg:height="2.414cm" draw:transform="rotate (1.57184352434609) translate (18.468cm 25.736cm)">
          <draw:text-box>
            <text:p text:style-name="P3"><text:span text:style-name="T4">46m</text:span></text:p>
          </draw:text-box>
        </draw:frame>
        <draw:measure draw:style-name="gr6" draw:text-style-name="P10" draw:layer="measurelines" svg:x1="18.669cm" svg:y1="19.226cm" svg:x2="36.703cm" svg:y2="19.226cm">
          <text:p text:style-name="P10"/>
        </draw:measure>
        <draw:frame draw:style-name="gr8" draw:text-style-name="P9" draw:layer="layout" svg:width="5.684cm" svg:height="4.827cm" svg:x="23.712cm" svg:y="18.393cm">
          <draw:text-box>
            <text:p text:style-name="P3"><text:span text:style-name="T4">70m</text:span></text:p>
          </draw:text-box>
        </draw:frame>
        <draw:custom-shape draw:style-name="gr9" draw:text-style-name="P11" draw:layer="layout" svg:width="1.651cm" svg:height="1.651cm" svg:x="27.21cm" svg:y="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1" draw:layer="layout" svg:width="1.651cm" svg:height="1.651cm" svg:x="13.21cm" svg:y="7.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1" draw:layer="layout" svg:width="1.651cm" svg:height="1.651cm" svg:x="13.21cm" svg:y="17.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6" draw:layer="layout" svg:width="1.425cm" svg:height="1.426cm" svg:x="24.796cm" svg:y="21.906cm">
          <text:p text:style-name="P3"><text:span text:style-name="T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15cm" svg:height="1.215cm" svg:x="24.901cm" svg:y="24.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12.192cm" svg:height="7.112cm" svg:x="23.717cm" svg:y="21.398cm">
          <text:p/>
          <draw:enhanced-geometry svg:viewBox="0 0 21600 21600" draw:type="rectangle" draw:enhanced-path="M 0 0 L 21600 0 21600 21600 0 21600 0 0 Z N"/>
        </draw:custom-shape>
        <draw:frame draw:style-name="gr13" draw:text-style-name="P13" draw:layer="layout" svg:width="8.077cm" svg:height="1.614cm" svg:x="26.943cm" svg:y="21.717cm">
          <draw:text-box>
            <text:p><text:span text:style-name="T4">Access Point</text:span></text:p>
          </draw:text-box>
        </draw:frame>
        <draw:frame draw:style-name="gr14" draw:text-style-name="P13" draw:layer="layout" svg:width="8.134cm" svg:height="1.825cm" svg:x="26.943cm" svg:y="24.018cm">
          <draw:text-box>
            <text:p><text:span text:style-name="T4">Smartphone</text:span></text:p>
          </draw:text-box>
        </draw:frame>
        <draw:custom-shape draw:style-name="gr15" draw:text-style-name="P14" draw:layer="layout" svg:width="1.651cm" svg:height="1.35cm" svg:x="24.683cm" svg:y="26.355cm">
          <text:p/>
          <draw:enhanced-geometry svg:viewBox="0 0 21600 21600" draw:type="rectangle" draw:enhanced-path="M 0 0 L 21600 0 21600 21600 0 21600 0 0 Z N"/>
        </draw:custom-shape>
        <draw:custom-shape draw:style-name="gr16" draw:text-style-name="P14" draw:layer="layout" svg:width="2.163cm" svg:height="2.4cm" svg:x="34.671cm" svg:y="13.662cm">
          <text:p/>
          <draw:enhanced-geometry svg:viewBox="0 0 21600 21600" draw:type="rectangle" draw:enhanced-path="M 0 0 L 21600 0 21600 21600 0 21600 0 0 Z N"/>
        </draw:custom-shape>
        <draw:custom-shape draw:style-name="gr17" draw:text-style-name="P14" draw:layer="layout" svg:width="1.778cm" svg:height="2.413cm" svg:x="16.383cm" svg:y="6.423cm">
          <text:p/>
          <draw:enhanced-geometry svg:viewBox="0 0 21600 21600" draw:type="rectangle" draw:enhanced-path="M 0 0 L 21600 0 21600 21600 0 21600 0 0 Z N"/>
        </draw:custom-shape>
        <draw:custom-shape draw:style-name="gr18" draw:text-style-name="P14" draw:layer="layout" svg:width="4.699cm" svg:height="0.683cm" svg:x="10.795cm" svg:y="26.06cm">
          <text:p/>
          <draw:enhanced-geometry svg:viewBox="0 0 21600 21600" draw:type="rectangle" draw:enhanced-path="M 0 0 L 21600 0 21600 21600 0 21600 0 0 Z N"/>
        </draw:custom-shape>
        <draw:frame draw:style-name="gr14" draw:text-style-name="P13" draw:layer="layout" svg:width="8.134cm" svg:height="1.825cm" svg:x="26.943cm" svg:y="26.118cm">
          <draw:text-box>
            <text:p><text:span text:style-name="T4">Public Area</text:span></text:p>
          </draw:text-box>
        </draw:frame>
        <draw:custom-shape draw:style-name="gr19" draw:text-style-name="P14" draw:layer="layout" svg:width="2.34cm" svg:height="4.788cm" svg:x="15.494cm" svg:y="21.955cm">
          <text:p/>
          <draw:enhanced-geometry svg:viewBox="0 0 21600 21600" draw:type="rectangle" draw:enhanced-path="M 0 0 L 21600 0 21600 21600 0 21600 0 0 Z N"/>
        </draw:custom-shape>
        <draw:custom-shape draw:style-name="gr20" draw:text-style-name="P14" draw:layer="layout" svg:width="1.524cm" svg:height="0.683cm" svg:x="16.383cm" svg:y="16.86cm">
          <text:p/>
          <draw:enhanced-geometry svg:viewBox="0 0 21600 21600" draw:type="rectangle" draw:enhanced-path="M 0 0 L 21600 0 21600 21600 0 21600 0 0 Z N"/>
        </draw:custom-shape>
        <draw:custom-shape draw:style-name="gr21" draw:text-style-name="P14" draw:layer="layout" svg:width="2.032cm" svg:height="3.675cm" svg:x="18.161cm" svg:y="5.923cm">
          <text:p/>
          <draw:enhanced-geometry svg:viewBox="0 0 21600 21600" draw:type="rectangle" draw:enhanced-path="M 0 0 L 21600 0 21600 21600 0 21600 0 0 Z N"/>
        </draw:custom-shape>
        <draw:custom-shape draw:style-name="gr22" draw:text-style-name="P6" draw:layer="layout" svg:width="2.159cm" svg:height="2.159cm" svg:x="19.581cm" svg:y="6.637cm">
          <text:p text:style-name="P3"><text:span text:style-name="T3">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2.157cm" svg:height="2.16cm" svg:x="14.95cm" svg:y="8.438cm">
          <text:p text:style-name="P3"><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Utopia1" svg:font-family="Utopia"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2cm" fo:margin-bottom="1cm" fo:margin-left="0cm" fo:margin-right="0cm" fo:page-width="50.8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3_5f_" style:display-name="master-page3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06T16:15:30.732160532</dc:date>
    <meta:editing-duration>P5DT6H52M20S</meta:editing-duration>
    <meta:editing-cycles>46</meta:editing-cycles>
    <meta:generator>LibreOffice/4.4.0.3$Linux_X86_64 LibreOffice_project/40m0$Build-3</meta:generator>
    <meta:document-statistic meta:object-count="8072"/>
  </office:meta>
</office:document-meta>
</file>